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hodinger1" table:style-name="ta1">
        <table:shapes>
          <draw:frame draw:z-index="0" draw:style-name="gr1" draw:text-style-name="P1" svg:width="15.999cm" svg:height="8.999cm" svg:x="17.917cm" svg:y="5.067cm">
            <draw:object draw:notify-on-update-of-ranges="schodinger1.A2:schodinger1.GS2 schodinger1.A3:schodinger1.GS3 schodinger1.A4:schodinger1.GS4 schodinger1.A5:schodinger1.GS5 schodinger1.A6:schodinger1.GS6 schodinger1.A7:schodinger1.GS7 schodinger1.A8:schodinger1.GS8 schodinger1.A9:schodinger1.GS9 schodinger1.A10:schodinger1.GS10 schodinger1.A11:schodinger1.GS11 schodinger1.A12:schodinger1.GS12 schodinger1.A13:schodinger1.GS13 schodinger1.A14:schodinger1.GS14 schodinger1.A15:schodinger1.GS15 schodinger1.A16:schodinger1.GS16 schodinger1.A17:schodinger1.GS17 schodinger1.A18:schodinger1.GS18 schodinger1.A19:schodinger1.GS19 schodinger1.A20:schodinger1.GS20 schodinger1.A21:schodinger1.GS21 schodinger1.A22:schodinger1.GS22 schodinger1.A23:schodinger1.GS23 schodinger1.A24:schodinger1.GS24 schodinger1.A25:schodinger1.GS25 schodinger1.A26:schodinger1.GS26 schodinger1.A27:schodinger1.GS27 schodinger1.A28:schodinger1.GS28 schodinger1.A29:schodinger1.GS29 schodinger1.A30:schodinger1.GS30 schodinger1.A31:schodinger1.GS31 schodinger1.A32:schodinger1.GS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6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11" table:default-cell-style-name="Default"/>
        <table:table-column table:style-name="co1" table:number-columns-repeated="27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53" table:default-cell-style-name="Default"/>
        <table:table-column table:style-name="co2" table:default-cell-style-name="Default"/>
        <table:table-column table:style-name="co1" table:number-columns-repeated="3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float" office:value="-10" calcext:value-type="float">
            <text:p>-10</text:p>
          </table:table-cell>
          <table:table-cell office:value-type="float" office:value="-9.75" calcext:value-type="float">
            <text:p>-9.75</text:p>
          </table:table-cell>
          <table:table-cell office:value-type="float" office:value="-9.5" calcext:value-type="float">
            <text:p>-9.5</text:p>
          </table:table-cell>
          <table:table-cell office:value-type="float" office:value="-9.25" calcext:value-type="float">
            <text:p>-9.25</text:p>
          </table:table-cell>
          <table:table-cell office:value-type="float" office:value="-9" calcext:value-type="float">
            <text:p>-9</text:p>
          </table:table-cell>
          <table:table-cell office:value-type="float" office:value="-8.75" calcext:value-type="float">
            <text:p>-8.75</text:p>
          </table:table-cell>
          <table:table-cell office:value-type="float" office:value="-8.5" calcext:value-type="float">
            <text:p>-8.5</text:p>
          </table:table-cell>
          <table:table-cell office:value-type="float" office:value="-8.25" calcext:value-type="float">
            <text:p>-8.25</text:p>
          </table:table-cell>
          <table:table-cell office:value-type="float" office:value="-8" calcext:value-type="float">
            <text:p>-8</text:p>
          </table:table-cell>
          <table:table-cell office:value-type="float" office:value="-7.75" calcext:value-type="float">
            <text:p>-7.75</text:p>
          </table:table-cell>
          <table:table-cell office:value-type="float" office:value="-7.5" calcext:value-type="float">
            <text:p>-7.5</text:p>
          </table:table-cell>
          <table:table-cell office:value-type="float" office:value="-7.25" calcext:value-type="float">
            <text:p>-7.25</text:p>
          </table:table-cell>
          <table:table-cell office:value-type="float" office:value="-7" calcext:value-type="float">
            <text:p>-7</text:p>
          </table:table-cell>
          <table:table-cell office:value-type="float" office:value="-6.75" calcext:value-type="float">
            <text:p>-6.75</text:p>
          </table:table-cell>
          <table:table-cell office:value-type="float" office:value="-6.5" calcext:value-type="float">
            <text:p>-6.5</text:p>
          </table:table-cell>
          <table:table-cell office:value-type="float" office:value="-6.25" calcext:value-type="float">
            <text:p>-6.25</text:p>
          </table:table-cell>
          <table:table-cell office:value-type="float" office:value="-6" calcext:value-type="float">
            <text:p>-6</text:p>
          </table:table-cell>
          <table:table-cell office:value-type="float" office:value="-5.75" calcext:value-type="float">
            <text:p>-5.75</text:p>
          </table:table-cell>
          <table:table-cell office:value-type="float" office:value="-5.5" calcext:value-type="float">
            <text:p>-5.5</text:p>
          </table:table-cell>
          <table:table-cell office:value-type="float" office:value="-5.25" calcext:value-type="float">
            <text:p>-5.25</text:p>
          </table:table-cell>
          <table:table-cell office:value-type="float" office:value="-5" calcext:value-type="float">
            <text:p>-5</text:p>
          </table:table-cell>
          <table:table-cell office:value-type="float" office:value="-4.75" calcext:value-type="float">
            <text:p>-4.75</text:p>
          </table:table-cell>
          <table:table-cell office:value-type="float" office:value="-4.5" calcext:value-type="float">
            <text:p>-4.5</text:p>
          </table:table-cell>
          <table:table-cell office:value-type="float" office:value="-4.25" calcext:value-type="float">
            <text:p>-4.25</text:p>
          </table:table-cell>
          <table:table-cell office:value-type="float" office:value="-4" calcext:value-type="float">
            <text:p>-4</text:p>
          </table:table-cell>
          <table:table-cell office:value-type="float" office:value="-3.75" calcext:value-type="float">
            <text:p>-3.75</text:p>
          </table:table-cell>
          <table:table-cell office:value-type="float" office:value="-3.5" calcext:value-type="float">
            <text:p>-3.5</text:p>
          </table:table-cell>
          <table:table-cell office:value-type="float" office:value="-3.25" calcext:value-type="float">
            <text:p>-3.25</text:p>
          </table:table-cell>
          <table:table-cell office:value-type="float" office:value="-3" calcext:value-type="float">
            <text:p>-3</text:p>
          </table:table-cell>
          <table:table-cell office:value-type="float" office:value="-2.75" calcext:value-type="float">
            <text:p>-2.75</text:p>
          </table:table-cell>
          <table:table-cell office:value-type="float" office:value="-2.5" calcext:value-type="float">
            <text:p>-2.5</text:p>
          </table:table-cell>
          <table:table-cell office:value-type="float" office:value="-2.25" calcext:value-type="float">
            <text:p>-2.25</text:p>
          </table:table-cell>
          <table:table-cell office:value-type="float" office:value="-2" calcext:value-type="float">
            <text:p>-2</text:p>
          </table:table-cell>
          <table:table-cell office:value-type="float" office:value="-1.75" calcext:value-type="float">
            <text:p>-1.75</text:p>
          </table:table-cell>
          <table:table-cell office:value-type="float" office:value="-1.5" calcext:value-type="float">
            <text:p>-1.5</text:p>
          </table:table-cell>
          <table:table-cell office:value-type="float" office:value="-1.25" calcext:value-type="float">
            <text:p>-1.25</text:p>
          </table:table-cell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3.5" calcext:value-type="float">
            <text:p>3.5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office:value-type="float" office:value="4.25" calcext:value-type="float">
            <text:p>4.25</text:p>
          </table:table-cell>
          <table:table-cell office:value-type="float" office:value="4.5" calcext:value-type="float">
            <text:p>4.5</text:p>
          </table:table-cell>
          <table:table-cell office:value-type="float" office:value="4.75" calcext:value-type="float">
            <text:p>4.75</text:p>
          </table:table-cell>
          <table:table-cell office:value-type="float" office:value="5" calcext:value-type="float">
            <text:p>5</text:p>
          </table:table-cell>
          <table:table-cell office:value-type="float" office:value="5.25" calcext:value-type="float">
            <text:p>5.25</text:p>
          </table:table-cell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office:value-type="float" office:value="6.25" calcext:value-type="float">
            <text:p>6.25</text:p>
          </table:table-cell>
          <table:table-cell office:value-type="float" office:value="6.5" calcext:value-type="float">
            <text:p>6.5</text:p>
          </table:table-cell>
          <table:table-cell office:value-type="float" office:value="6.75" calcext:value-type="float">
            <text:p>6.75</text:p>
          </table:table-cell>
          <table:table-cell office:value-type="float" office:value="7" calcext:value-type="float">
            <text:p>7</text:p>
          </table:table-cell>
          <table:table-cell office:value-type="float" office:value="7.25" calcext:value-type="float">
            <text:p>7.25</text:p>
          </table:table-cell>
          <table:table-cell office:value-type="float" office:value="7.5" calcext:value-type="float">
            <text:p>7.5</text:p>
          </table:table-cell>
          <table:table-cell office:value-type="float" office:value="7.75" calcext:value-type="float">
            <text:p>7.75</text:p>
          </table:table-cell>
          <table:table-cell office:value-type="float" office:value="8" calcext:value-type="float">
            <text:p>8</text:p>
          </table:table-cell>
          <table:table-cell office:value-type="float" office:value="8.25" calcext:value-type="float">
            <text:p>8.25</text:p>
          </table:table-cell>
          <table:table-cell office:value-type="float" office:value="8.5" calcext:value-type="float">
            <text:p>8.5</text:p>
          </table:table-cell>
          <table:table-cell office:value-type="float" office:value="8.75" calcext:value-type="float">
            <text:p>8.75</text:p>
          </table:table-cell>
          <table:table-cell office:value-type="float" office:value="9" calcext:value-type="float">
            <text:p>9</text:p>
          </table:table-cell>
          <table:table-cell office:value-type="float" office:value="9.25" calcext:value-type="float">
            <text:p>9.25</text:p>
          </table:table-cell>
          <table:table-cell office:value-type="float" office:value="9.5" calcext:value-type="float">
            <text:p>9.5</text:p>
          </table:table-cell>
          <table:table-cell office:value-type="float" office:value="9.75" calcext:value-type="float">
            <text:p>9.75</text:p>
          </table:table-cell>
          <table:table-cell office:value-type="float" office:value="10" calcext:value-type="float">
            <text:p>10</text:p>
          </table:table-cell>
          <table:table-cell office:value-type="float" office:value="10.25" calcext:value-type="float">
            <text:p>10.25</text:p>
          </table:table-cell>
          <table:table-cell office:value-type="float" office:value="10.5" calcext:value-type="float">
            <text:p>10.5</text:p>
          </table:table-cell>
          <table:table-cell office:value-type="float" office:value="10.75" calcext:value-type="float">
            <text:p>10.75</text:p>
          </table:table-cell>
          <table:table-cell office:value-type="float" office:value="11" calcext:value-type="float">
            <text:p>11</text:p>
          </table:table-cell>
          <table:table-cell office:value-type="float" office:value="11.25" calcext:value-type="float">
            <text:p>11.25</text:p>
          </table:table-cell>
          <table:table-cell office:value-type="float" office:value="11.5" calcext:value-type="float">
            <text:p>11.5</text:p>
          </table:table-cell>
          <table:table-cell office:value-type="float" office:value="11.75" calcext:value-type="float">
            <text:p>11.75</text:p>
          </table:table-cell>
          <table:table-cell office:value-type="float" office:value="12" calcext:value-type="float">
            <text:p>12</text:p>
          </table:table-cell>
          <table:table-cell office:value-type="float" office:value="12.25" calcext:value-type="float">
            <text:p>12.25</text:p>
          </table:table-cell>
          <table:table-cell office:value-type="float" office:value="12.5" calcext:value-type="float">
            <text:p>12.5</text:p>
          </table:table-cell>
          <table:table-cell office:value-type="float" office:value="12.75" calcext:value-type="float">
            <text:p>12.75</text:p>
          </table:table-cell>
          <table:table-cell office:value-type="float" office:value="13" calcext:value-type="float">
            <text:p>13</text:p>
          </table:table-cell>
          <table:table-cell office:value-type="float" office:value="13.25" calcext:value-type="float">
            <text:p>13.25</text:p>
          </table:table-cell>
          <table:table-cell office:value-type="float" office:value="13.5" calcext:value-type="float">
            <text:p>13.5</text:p>
          </table:table-cell>
          <table:table-cell office:value-type="float" office:value="13.75" calcext:value-type="float">
            <text:p>13.75</text:p>
          </table:table-cell>
          <table:table-cell office:value-type="float" office:value="14" calcext:value-type="float">
            <text:p>14</text:p>
          </table:table-cell>
          <table:table-cell office:value-type="float" office:value="14.25" calcext:value-type="float">
            <text:p>14.25</text:p>
          </table:table-cell>
          <table:table-cell office:value-type="float" office:value="14.5" calcext:value-type="float">
            <text:p>14.5</text:p>
          </table:table-cell>
          <table:table-cell office:value-type="float" office:value="14.75" calcext:value-type="float">
            <text:p>14.75</text:p>
          </table:table-cell>
          <table:table-cell office:value-type="float" office:value="15" calcext:value-type="float">
            <text:p>15</text:p>
          </table:table-cell>
          <table:table-cell office:value-type="float" office:value="15.25" calcext:value-type="float">
            <text:p>15.25</text:p>
          </table:table-cell>
          <table:table-cell office:value-type="float" office:value="15.5" calcext:value-type="float">
            <text:p>15.5</text:p>
          </table:table-cell>
          <table:table-cell office:value-type="float" office:value="15.75" calcext:value-type="float">
            <text:p>15.75</text:p>
          </table:table-cell>
          <table:table-cell office:value-type="float" office:value="16" calcext:value-type="float">
            <text:p>16</text:p>
          </table:table-cell>
          <table:table-cell office:value-type="float" office:value="16.25" calcext:value-type="float">
            <text:p>16.25</text:p>
          </table:table-cell>
          <table:table-cell office:value-type="float" office:value="16.5" calcext:value-type="float">
            <text:p>16.5</text:p>
          </table:table-cell>
          <table:table-cell office:value-type="float" office:value="16.75" calcext:value-type="float">
            <text:p>16.75</text:p>
          </table:table-cell>
          <table:table-cell office:value-type="float" office:value="17" calcext:value-type="float">
            <text:p>17</text:p>
          </table:table-cell>
          <table:table-cell office:value-type="float" office:value="17.25" calcext:value-type="float">
            <text:p>17.25</text:p>
          </table:table-cell>
          <table:table-cell office:value-type="float" office:value="17.5" calcext:value-type="float">
            <text:p>17.5</text:p>
          </table:table-cell>
          <table:table-cell office:value-type="float" office:value="17.75" calcext:value-type="float">
            <text:p>17.75</text:p>
          </table:table-cell>
          <table:table-cell office:value-type="float" office:value="18" calcext:value-type="float">
            <text:p>18</text:p>
          </table:table-cell>
          <table:table-cell office:value-type="float" office:value="18.25" calcext:value-type="float">
            <text:p>18.25</text:p>
          </table:table-cell>
          <table:table-cell office:value-type="float" office:value="18.5" calcext:value-type="float">
            <text:p>18.5</text:p>
          </table:table-cell>
          <table:table-cell office:value-type="float" office:value="18.75" calcext:value-type="float">
            <text:p>18.75</text:p>
          </table:table-cell>
          <table:table-cell office:value-type="float" office:value="19" calcext:value-type="float">
            <text:p>19</text:p>
          </table:table-cell>
          <table:table-cell office:value-type="float" office:value="19.25" calcext:value-type="float">
            <text:p>19.25</text:p>
          </table:table-cell>
          <table:table-cell office:value-type="float" office:value="19.5" calcext:value-type="float">
            <text:p>19.5</text:p>
          </table:table-cell>
          <table:table-cell office:value-type="float" office:value="19.75" calcext:value-type="float">
            <text:p>19.75</text:p>
          </table:table-cell>
          <table:table-cell office:value-type="float" office:value="20" calcext:value-type="float">
            <text:p>20</text:p>
          </table:table-cell>
          <table:table-cell office:value-type="float" office:value="20.25" calcext:value-type="float">
            <text:p>20.25</text:p>
          </table:table-cell>
          <table:table-cell office:value-type="float" office:value="20.5" calcext:value-type="float">
            <text:p>20.5</text:p>
          </table:table-cell>
          <table:table-cell office:value-type="float" office:value="20.75" calcext:value-type="float">
            <text:p>20.75</text:p>
          </table:table-cell>
          <table:table-cell office:value-type="float" office:value="21" calcext:value-type="float">
            <text:p>21</text:p>
          </table:table-cell>
          <table:table-cell office:value-type="float" office:value="21.25" calcext:value-type="float">
            <text:p>21.25</text:p>
          </table:table-cell>
          <table:table-cell office:value-type="float" office:value="21.5" calcext:value-type="float">
            <text:p>21.5</text:p>
          </table:table-cell>
          <table:table-cell office:value-type="float" office:value="21.75" calcext:value-type="float">
            <text:p>21.75</text:p>
          </table:table-cell>
          <table:table-cell office:value-type="float" office:value="22" calcext:value-type="float">
            <text:p>22</text:p>
          </table:table-cell>
          <table:table-cell office:value-type="float" office:value="22.25" calcext:value-type="float">
            <text:p>22.25</text:p>
          </table:table-cell>
          <table:table-cell office:value-type="float" office:value="22.5" calcext:value-type="float">
            <text:p>22.5</text:p>
          </table:table-cell>
          <table:table-cell office:value-type="float" office:value="22.75" calcext:value-type="float">
            <text:p>22.75</text:p>
          </table:table-cell>
          <table:table-cell office:value-type="float" office:value="23" calcext:value-type="float">
            <text:p>23</text:p>
          </table:table-cell>
          <table:table-cell office:value-type="float" office:value="23.25" calcext:value-type="float">
            <text:p>23.25</text:p>
          </table:table-cell>
          <table:table-cell office:value-type="float" office:value="23.5" calcext:value-type="float">
            <text:p>23.5</text:p>
          </table:table-cell>
          <table:table-cell office:value-type="float" office:value="23.75" calcext:value-type="float">
            <text:p>23.75</text:p>
          </table:table-cell>
          <table:table-cell office:value-type="float" office:value="24" calcext:value-type="float">
            <text:p>24</text:p>
          </table:table-cell>
          <table:table-cell office:value-type="float" office:value="24.25" calcext:value-type="float">
            <text:p>24.25</text:p>
          </table:table-cell>
          <table:table-cell office:value-type="float" office:value="24.5" calcext:value-type="float">
            <text:p>24.5</text:p>
          </table:table-cell>
          <table:table-cell office:value-type="float" office:value="24.75" calcext:value-type="float">
            <text:p>24.75</text:p>
          </table:table-cell>
          <table:table-cell office:value-type="float" office:value="25" calcext:value-type="float">
            <text:p>25</text:p>
          </table:table-cell>
          <table:table-cell office:value-type="float" office:value="25.25" calcext:value-type="float">
            <text:p>25.25</text:p>
          </table:table-cell>
          <table:table-cell office:value-type="float" office:value="25.5" calcext:value-type="float">
            <text:p>25.5</text:p>
          </table:table-cell>
          <table:table-cell office:value-type="float" office:value="25.75" calcext:value-type="float">
            <text:p>25.75</text:p>
          </table:table-cell>
          <table:table-cell office:value-type="float" office:value="26" calcext:value-type="float">
            <text:p>26</text:p>
          </table:table-cell>
          <table:table-cell office:value-type="float" office:value="26.25" calcext:value-type="float">
            <text:p>26.25</text:p>
          </table:table-cell>
          <table:table-cell office:value-type="float" office:value="26.5" calcext:value-type="float">
            <text:p>26.5</text:p>
          </table:table-cell>
          <table:table-cell office:value-type="float" office:value="26.75" calcext:value-type="float">
            <text:p>26.75</text:p>
          </table:table-cell>
          <table:table-cell office:value-type="float" office:value="27" calcext:value-type="float">
            <text:p>27</text:p>
          </table:table-cell>
          <table:table-cell office:value-type="float" office:value="27.25" calcext:value-type="float">
            <text:p>27.25</text:p>
          </table:table-cell>
          <table:table-cell office:value-type="float" office:value="27.5" calcext:value-type="float">
            <text:p>27.5</text:p>
          </table:table-cell>
          <table:table-cell office:value-type="float" office:value="27.75" calcext:value-type="float">
            <text:p>27.75</text:p>
          </table:table-cell>
          <table:table-cell office:value-type="float" office:value="28" calcext:value-type="float">
            <text:p>28</text:p>
          </table:table-cell>
          <table:table-cell office:value-type="float" office:value="28.25" calcext:value-type="float">
            <text:p>28.25</text:p>
          </table:table-cell>
          <table:table-cell office:value-type="float" office:value="28.5" calcext:value-type="float">
            <text:p>28.5</text:p>
          </table:table-cell>
          <table:table-cell office:value-type="float" office:value="28.75" calcext:value-type="float">
            <text:p>28.75</text:p>
          </table:table-cell>
          <table:table-cell office:value-type="float" office:value="29" calcext:value-type="float">
            <text:p>29</text:p>
          </table:table-cell>
          <table:table-cell office:value-type="float" office:value="29.25" calcext:value-type="float">
            <text:p>29.25</text:p>
          </table:table-cell>
          <table:table-cell office:value-type="float" office:value="29.5" calcext:value-type="float">
            <text:p>29.5</text:p>
          </table:table-cell>
          <table:table-cell office:value-type="float" office:value="29.75" calcext:value-type="float">
            <text:p>29.75</text:p>
          </table:table-cell>
          <table:table-cell office:value-type="float" office:value="30" calcext:value-type="float">
            <text:p>30</text:p>
          </table:table-cell>
          <table:table-cell office:value-type="float" office:value="30.25" calcext:value-type="float">
            <text:p>30.25</text:p>
          </table:table-cell>
          <table:table-cell office:value-type="float" office:value="30.5" calcext:value-type="float">
            <text:p>30.5</text:p>
          </table:table-cell>
          <table:table-cell office:value-type="float" office:value="30.75" calcext:value-type="float">
            <text:p>30.75</text:p>
          </table:table-cell>
          <table:table-cell office:value-type="float" office:value="31" calcext:value-type="float">
            <text:p>31</text:p>
          </table:table-cell>
          <table:table-cell office:value-type="float" office:value="31.25" calcext:value-type="float">
            <text:p>31.25</text:p>
          </table:table-cell>
          <table:table-cell office:value-type="float" office:value="31.5" calcext:value-type="float">
            <text:p>31.5</text:p>
          </table:table-cell>
          <table:table-cell office:value-type="float" office:value="31.75" calcext:value-type="float">
            <text:p>31.75</text:p>
          </table:table-cell>
          <table:table-cell office:value-type="float" office:value="32" calcext:value-type="float">
            <text:p>32</text:p>
          </table:table-cell>
          <table:table-cell office:value-type="float" office:value="32.25" calcext:value-type="float">
            <text:p>32.25</text:p>
          </table:table-cell>
          <table:table-cell office:value-type="float" office:value="32.5" calcext:value-type="float">
            <text:p>32.5</text:p>
          </table:table-cell>
          <table:table-cell office:value-type="float" office:value="32.75" calcext:value-type="float">
            <text:p>32.75</text:p>
          </table:table-cell>
          <table:table-cell office:value-type="float" office:value="33" calcext:value-type="float">
            <text:p>33</text:p>
          </table:table-cell>
          <table:table-cell office:value-type="float" office:value="33.25" calcext:value-type="float">
            <text:p>33.25</text:p>
          </table:table-cell>
          <table:table-cell office:value-type="float" office:value="33.5" calcext:value-type="float">
            <text:p>33.5</text:p>
          </table:table-cell>
          <table:table-cell office:value-type="float" office:value="33.75" calcext:value-type="float">
            <text:p>33.75</text:p>
          </table:table-cell>
          <table:table-cell office:value-type="float" office:value="34" calcext:value-type="float">
            <text:p>34</text:p>
          </table:table-cell>
          <table:table-cell office:value-type="float" office:value="34.25" calcext:value-type="float">
            <text:p>34.25</text:p>
          </table:table-cell>
          <table:table-cell office:value-type="float" office:value="34.5" calcext:value-type="float">
            <text:p>34.5</text:p>
          </table:table-cell>
          <table:table-cell office:value-type="float" office:value="34.75" calcext:value-type="float">
            <text:p>34.75</text:p>
          </table:table-cell>
          <table:table-cell office:value-type="float" office:value="35" calcext:value-type="float">
            <text:p>35</text:p>
          </table:table-cell>
          <table:table-cell office:value-type="float" office:value="35.25" calcext:value-type="float">
            <text:p>35.25</text:p>
          </table:table-cell>
          <table:table-cell office:value-type="float" office:value="35.5" calcext:value-type="float">
            <text:p>35.5</text:p>
          </table:table-cell>
          <table:table-cell office:value-type="float" office:value="35.75" calcext:value-type="float">
            <text:p>35.75</text:p>
          </table:table-cell>
          <table:table-cell office:value-type="float" office:value="36" calcext:value-type="float">
            <text:p>36</text:p>
          </table:table-cell>
          <table:table-cell office:value-type="float" office:value="36.25" calcext:value-type="float">
            <text:p>36.25</text:p>
          </table:table-cell>
          <table:table-cell office:value-type="float" office:value="36.5" calcext:value-type="float">
            <text:p>36.5</text:p>
          </table:table-cell>
          <table:table-cell office:value-type="float" office:value="36.75" calcext:value-type="float">
            <text:p>36.75</text:p>
          </table:table-cell>
          <table:table-cell office:value-type="float" office:value="37" calcext:value-type="float">
            <text:p>37</text:p>
          </table:table-cell>
          <table:table-cell office:value-type="float" office:value="37.25" calcext:value-type="float">
            <text:p>37.25</text:p>
          </table:table-cell>
          <table:table-cell office:value-type="float" office:value="37.5" calcext:value-type="float">
            <text:p>37.5</text:p>
          </table:table-cell>
          <table:table-cell office:value-type="float" office:value="37.75" calcext:value-type="float">
            <text:p>37.75</text:p>
          </table:table-cell>
          <table:table-cell office:value-type="float" office:value="38" calcext:value-type="float">
            <text:p>38</text:p>
          </table:table-cell>
          <table:table-cell office:value-type="float" office:value="38.25" calcext:value-type="float">
            <text:p>38.25</text:p>
          </table:table-cell>
          <table:table-cell office:value-type="float" office:value="38.5" calcext:value-type="float">
            <text:p>38.5</text:p>
          </table:table-cell>
          <table:table-cell office:value-type="float" office:value="38.75" calcext:value-type="float">
            <text:p>38.75</text:p>
          </table:table-cell>
          <table:table-cell office:value-type="float" office:value="39" calcext:value-type="float">
            <text:p>39</text:p>
          </table:table-cell>
          <table:table-cell office:value-type="float" office:value="39.25" calcext:value-type="float">
            <text:p>39.25</text:p>
          </table:table-cell>
          <table:table-cell office:value-type="float" office:value="39.5" calcext:value-type="float">
            <text:p>39.5</text:p>
          </table:table-cell>
          <table:table-cell office:value-type="float" office:value="39.75" calcext:value-type="float">
            <text:p>39.7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270558" calcext:value-type="float">
            <text:p>2.70558E-08</text:p>
          </table:table-cell>
          <table:table-cell office:value-type="float" office:value="0.0000000447531" calcext:value-type="float">
            <text:p>4.47531E-08</text:p>
          </table:table-cell>
          <table:table-cell office:value-type="float" office:value="0.0000000737448" calcext:value-type="float">
            <text:p>7.37448E-08</text:p>
          </table:table-cell>
          <table:table-cell office:value-type="float" office:value="0.000000121586" calcext:value-type="float">
            <text:p>1.21586E-07</text:p>
          </table:table-cell>
          <table:table-cell office:value-type="float" office:value="0.000000200462" calcext:value-type="float">
            <text:p>2.00462E-07</text:p>
          </table:table-cell>
          <table:table-cell office:value-type="float" office:value="0.000000330505" calcext:value-type="float">
            <text:p>3.30505E-07</text:p>
          </table:table-cell>
          <table:table-cell office:value-type="float" office:value="0.000000544911" calcext:value-type="float">
            <text:p>5.44911E-07</text:p>
          </table:table-cell>
          <table:table-cell office:value-type="float" office:value="0.000000898406" calcext:value-type="float">
            <text:p>8.98406E-07</text:p>
          </table:table-cell>
          <table:table-cell office:value-type="float" office:value="0.00000148122" calcext:value-type="float">
            <text:p>1.48122E-06</text:p>
          </table:table-cell>
          <table:table-cell office:value-type="float" office:value="0.00000244212" calcext:value-type="float">
            <text:p>2.44212E-06</text:p>
          </table:table-cell>
          <table:table-cell office:value-type="float" office:value="0.00000402637" calcext:value-type="float">
            <text:p>4.02637E-06</text:p>
          </table:table-cell>
          <table:table-cell office:value-type="float" office:value="0.00000663836" calcext:value-type="float">
            <text:p>6.63836E-06</text:p>
          </table:table-cell>
          <table:table-cell office:value-type="float" office:value="0.0000109448" calcext:value-type="float">
            <text:p>1.09448E-05</text:p>
          </table:table-cell>
          <table:table-cell office:value-type="float" office:value="0.0000180449" calcext:value-type="float">
            <text:p>1.80449E-05</text:p>
          </table:table-cell>
          <table:table-cell office:value-type="float" office:value="0.0000297509" calcext:value-type="float">
            <text:p>2.97509E-05</text:p>
          </table:table-cell>
          <table:table-cell office:value-type="float" office:value="0.0000490507" calcext:value-type="float">
            <text:p>4.90507E-05</text:p>
          </table:table-cell>
          <table:table-cell office:value-type="float" office:value="0.0000808703" calcext:value-type="float">
            <text:p>8.08703E-05</text:p>
          </table:table-cell>
          <table:table-cell office:value-type="float" office:value="0.000133331" calcext:value-type="float">
            <text:p>0.000133331</text:p>
          </table:table-cell>
          <table:table-cell office:value-type="float" office:value="0.000219821" calcext:value-type="float">
            <text:p>0.000219821</text:p>
          </table:table-cell>
          <table:table-cell office:value-type="float" office:value="0.00036241" calcext:value-type="float">
            <text:p>0.00036241</text:p>
          </table:table-cell>
          <table:table-cell office:value-type="float" office:value="0.000597478" calcext:value-type="float">
            <text:p>0.000597478</text:p>
          </table:table-cell>
          <table:table-cell office:value-type="float" office:value="0.00098498" calcext:value-type="float">
            <text:p>0.00098498</text:p>
          </table:table-cell>
          <table:table-cell office:value-type="float" office:value="0.0016237" calcext:value-type="float">
            <text:p>0.0016237</text:p>
          </table:table-cell>
          <table:table-cell office:value-type="float" office:value="0.00267632" calcext:value-type="float">
            <text:p>0.00267632</text:p>
          </table:table-cell>
          <table:table-cell office:value-type="float" office:value="0.00441059" calcext:value-type="float">
            <text:p>0.00441059</text:p>
          </table:table-cell>
          <table:table-cell office:value-type="float" office:value="0.00726663" calcext:value-type="float">
            <text:p>0.00726663</text:p>
          </table:table-cell>
          <table:table-cell office:value-type="float" office:value="0.0119665" calcext:value-type="float">
            <text:p>0.0119665</text:p>
          </table:table-cell>
          <table:table-cell office:value-type="float" office:value="0.0196912" calcext:value-type="float">
            <text:p>0.0196912</text:p>
          </table:table-cell>
          <table:table-cell office:value-type="float" office:value="0.0323616" calcext:value-type="float">
            <text:p>0.0323616</text:p>
          </table:table-cell>
          <table:table-cell office:value-type="float" office:value="0.0530751" calcext:value-type="float">
            <text:p>0.0530751</text:p>
          </table:table-cell>
          <table:table-cell office:value-type="float" office:value="0.0867527" calcext:value-type="float">
            <text:p>0.0867527</text:p>
          </table:table-cell>
          <table:table-cell office:value-type="float" office:value="0.141018" calcext:value-type="float">
            <text:p>0.141018</text:p>
          </table:table-cell>
          <table:table-cell office:value-type="float" office:value="0.227178" calcext:value-type="float">
            <text:p>0.227178</text:p>
          </table:table-cell>
          <table:table-cell office:value-type="float" office:value="0.360731" calcext:value-type="float">
            <text:p>0.360731</text:p>
          </table:table-cell>
          <table:table-cell office:value-type="float" office:value="0.559838" calcext:value-type="float">
            <text:p>0.559838</text:p>
          </table:table-cell>
          <table:table-cell office:value-type="float" office:value="0.838616" calcext:value-type="float">
            <text:p>0.838616</text:p>
          </table:table-cell>
          <table:table-cell office:value-type="float" office:value="1.19159" calcext:value-type="float">
            <text:p>1.19159</text:p>
          </table:table-cell>
          <table:table-cell office:value-type="float" office:value="1.57139" calcext:value-type="float">
            <text:p>1.57139</text:p>
          </table:table-cell>
          <table:table-cell office:value-type="float" office:value="1.87908" calcext:value-type="float">
            <text:p>1.87908</text:p>
          </table:table-cell>
          <table:table-cell office:value-type="float" office:value="2" calcext:value-type="float">
            <text:p>2</text:p>
          </table:table-cell>
          <table:table-cell office:value-type="float" office:value="1.88098" calcext:value-type="float">
            <text:p>1.88098</text:p>
          </table:table-cell>
          <table:table-cell office:value-type="float" office:value="1.57441" calcext:value-type="float">
            <text:p>1.57441</text:p>
          </table:table-cell>
          <table:table-cell office:value-type="float" office:value="1.19475" calcext:value-type="float">
            <text:p>1.19475</text:p>
          </table:table-cell>
          <table:table-cell office:value-type="float" office:value="0.841283" calcext:value-type="float">
            <text:p>0.841283</text:p>
          </table:table-cell>
          <table:table-cell office:value-type="float" office:value="0.561823" calcext:value-type="float">
            <text:p>0.561823</text:p>
          </table:table-cell>
          <table:table-cell office:value-type="float" office:value="0.362096" calcext:value-type="float">
            <text:p>0.362096</text:p>
          </table:table-cell>
          <table:table-cell office:value-type="float" office:value="0.228072" calcext:value-type="float">
            <text:p>0.228072</text:p>
          </table:table-cell>
          <table:table-cell office:value-type="float" office:value="0.141586" calcext:value-type="float">
            <text:p>0.141586</text:p>
          </table:table-cell>
          <table:table-cell office:value-type="float" office:value="0.0871073" calcext:value-type="float">
            <text:p>0.0871073</text:p>
          </table:table-cell>
          <table:table-cell office:value-type="float" office:value="0.053294" calcext:value-type="float">
            <text:p>0.053294</text:p>
          </table:table-cell>
          <table:table-cell office:value-type="float" office:value="0.0324957" calcext:value-type="float">
            <text:p>0.0324957</text:p>
          </table:table-cell>
          <table:table-cell office:value-type="float" office:value="0.019773" calcext:value-type="float">
            <text:p>0.019773</text:p>
          </table:table-cell>
          <table:table-cell office:value-type="float" office:value="0.0120164" calcext:value-type="float">
            <text:p>0.0120164</text:p>
          </table:table-cell>
          <table:table-cell office:value-type="float" office:value="0.00729694" calcext:value-type="float">
            <text:p>0.00729694</text:p>
          </table:table-cell>
          <table:table-cell office:value-type="float" office:value="0.004429" calcext:value-type="float">
            <text:p>0.004429</text:p>
          </table:table-cell>
          <table:table-cell office:value-type="float" office:value="0.00268749" calcext:value-type="float">
            <text:p>0.00268749</text:p>
          </table:table-cell>
          <table:table-cell office:value-type="float" office:value="0.00163048" calcext:value-type="float">
            <text:p>0.00163048</text:p>
          </table:table-cell>
          <table:table-cell office:value-type="float" office:value="0.000989094" calcext:value-type="float">
            <text:p>0.000989094</text:p>
          </table:table-cell>
          <table:table-cell office:value-type="float" office:value="0.000599974" calcext:value-type="float">
            <text:p>0.000599974</text:p>
          </table:table-cell>
          <table:table-cell office:value-type="float" office:value="0.000363924" calcext:value-type="float">
            <text:p>0.000363924</text:p>
          </table:table-cell>
          <table:table-cell office:value-type="float" office:value="0.000220739" calcext:value-type="float">
            <text:p>0.000220739</text:p>
          </table:table-cell>
          <table:table-cell office:value-type="float" office:value="0.000133888" calcext:value-type="float">
            <text:p>0.000133888</text:p>
          </table:table-cell>
          <table:table-cell office:value-type="float" office:value="0.0000812082" calcext:value-type="float">
            <text:p>8.12082E-05</text:p>
          </table:table-cell>
          <table:table-cell office:value-type="float" office:value="0.0000492557" calcext:value-type="float">
            <text:p>4.92557E-05</text:p>
          </table:table-cell>
          <table:table-cell office:value-type="float" office:value="0.0000298752" calcext:value-type="float">
            <text:p>2.98752E-05</text:p>
          </table:table-cell>
          <table:table-cell office:value-type="float" office:value="0.0000181203" calcext:value-type="float">
            <text:p>1.81203E-05</text:p>
          </table:table-cell>
          <table:table-cell office:value-type="float" office:value="0.0000109905" calcext:value-type="float">
            <text:p>1.09905E-05</text:p>
          </table:table-cell>
          <table:table-cell office:value-type="float" office:value="0.0000066661" calcext:value-type="float">
            <text:p>6.6661E-06</text:p>
          </table:table-cell>
          <table:table-cell office:value-type="float" office:value="0.0000040432" calcext:value-type="float">
            <text:p>4.0432E-06</text:p>
          </table:table-cell>
          <table:table-cell office:value-type="float" office:value="0.00000245232" calcext:value-type="float">
            <text:p>2.45232E-06</text:p>
          </table:table-cell>
          <table:table-cell office:value-type="float" office:value="0.00000148741" calcext:value-type="float">
            <text:p>1.48741E-06</text:p>
          </table:table-cell>
          <table:table-cell office:value-type="float" office:value="0.00000090216" calcext:value-type="float">
            <text:p>9.0216E-07</text:p>
          </table:table-cell>
          <table:table-cell office:value-type="float" office:value="0.000000547188" calcext:value-type="float">
            <text:p>5.47188E-07</text:p>
          </table:table-cell>
          <table:table-cell office:value-type="float" office:value="0.000000331886" calcext:value-type="float">
            <text:p>3.31886E-07</text:p>
          </table:table-cell>
          <table:table-cell office:value-type="float" office:value="0.000000201299" calcext:value-type="float">
            <text:p>2.01299E-07</text:p>
          </table:table-cell>
          <table:table-cell office:value-type="float" office:value="0.000000122094" calcext:value-type="float">
            <text:p>1.22094E-07</text:p>
          </table:table-cell>
          <table:table-cell office:value-type="float" office:value="0.0000000740538" calcext:value-type="float">
            <text:p>7.40538E-08</text:p>
          </table:table-cell>
          <table:table-cell office:value-type="float" office:value="0.0000000449159" calcext:value-type="float">
            <text:p>4.49159E-08</text:p>
          </table:table-cell>
          <table:table-cell office:value-type="float" office:value="0.0000000272429" calcext:value-type="float">
            <text:p>2.72429E-08</text:p>
          </table:table-cell>
          <table:table-cell office:value-type="float" office:value="0.0000000165236" calcext:value-type="float">
            <text:p>1.65236E-08</text:p>
          </table:table-cell>
          <table:table-cell office:value-type="float" office:value="0.0000000100221" calcext:value-type="float">
            <text:p>1.00221E-08</text:p>
          </table:table-cell>
          <table:table-cell office:value-type="float" office:value="0.00000000607871" calcext:value-type="float">
            <text:p>6.07871E-09</text:p>
          </table:table-cell>
          <table:table-cell office:value-type="float" office:value="0.00000000368692" calcext:value-type="float">
            <text:p>3.68692E-09</text:p>
          </table:table-cell>
          <table:table-cell office:value-type="float" office:value="0.00000000223623" calcext:value-type="float">
            <text:p>2.23623E-09</text:p>
          </table:table-cell>
          <table:table-cell office:value-type="float" office:value="0.00000000135634" calcext:value-type="float">
            <text:p>1.35634E-09</text:p>
          </table:table-cell>
          <table:table-cell office:value-type="float" office:value="0.000000000822663" calcext:value-type="float">
            <text:p>8.22663E-10</text:p>
          </table:table-cell>
          <table:table-cell office:value-type="float" office:value="0.000000000498971" calcext:value-type="float">
            <text:p>4.98971E-10</text:p>
          </table:table-cell>
          <table:table-cell office:value-type="float" office:value="0.000000000302641" calcext:value-type="float">
            <text:p>3.02641E-10</text:p>
          </table:table-cell>
          <table:table-cell office:value-type="float" office:value="0.000000000183561" calcext:value-type="float">
            <text:p>1.83561E-10</text:p>
          </table:table-cell>
          <table:table-cell office:value-type="float" office:value="0.000000000111335" calcext:value-type="float">
            <text:p>1.11335E-10</text:p>
          </table:table-cell>
          <table:table-cell office:value-type="float" office:value="0.0000000000675283" calcext:value-type="float">
            <text:p>6.75283E-11</text:p>
          </table:table-cell>
          <table:table-cell office:value-type="float" office:value="0.000000000040958" calcext:value-type="float">
            <text:p>4.0958E-11</text:p>
          </table:table-cell>
          <table:table-cell office:value-type="float" office:value="0.0000000000248423" calcext:value-type="float">
            <text:p>2.48423E-11</text:p>
          </table:table-cell>
          <table:table-cell office:value-type="float" office:value="0.0000000000150676" calcext:value-type="float">
            <text:p>1.50676E-11</text:p>
          </table:table-cell>
          <table:table-cell office:value-type="float" office:value="0.00000000000913897" calcext:value-type="float">
            <text:p>9.13897E-12</text:p>
          </table:table-cell>
          <table:table-cell office:value-type="float" office:value="0.00000000000554306" calcext:value-type="float">
            <text:p>5.54306E-12</text:p>
          </table:table-cell>
          <table:table-cell office:value-type="float" office:value="0.00000000000336204" calcext:value-type="float">
            <text:p>3.36204E-12</text:p>
          </table:table-cell>
          <table:table-cell office:value-type="float" office:value="0.00000000000203918" calcext:value-type="float">
            <text:p>2.03918E-12</text:p>
          </table:table-cell>
          <table:table-cell office:value-type="float" office:value="0.00000000000123682" calcext:value-type="float">
            <text:p>1.23682E-12</text:p>
          </table:table-cell>
          <table:table-cell office:value-type="float" office:value="0.000000000000750172" calcext:value-type="float">
            <text:p>7.50172E-13</text:p>
          </table:table-cell>
          <table:table-cell office:value-type="float" office:value="0.000000000000455002" calcext:value-type="float">
            <text:p>4.55002E-13</text:p>
          </table:table-cell>
          <table:table-cell office:value-type="float" office:value="0.000000000000275973" calcext:value-type="float">
            <text:p>2.75973E-13</text:p>
          </table:table-cell>
          <table:table-cell office:value-type="float" office:value="0.000000000000167386" calcext:value-type="float">
            <text:p>1.67386E-13</text:p>
          </table:table-cell>
          <table:table-cell office:value-type="float" office:value="0.000000000000101525" calcext:value-type="float">
            <text:p>1.01525E-13</text:p>
          </table:table-cell>
          <table:table-cell office:value-type="float" office:value="0.0000000000000615779" calcext:value-type="float">
            <text:p>6.15779E-14</text:p>
          </table:table-cell>
          <table:table-cell office:value-type="float" office:value="0.0000000000000373489" calcext:value-type="float">
            <text:p>3.73489E-14</text:p>
          </table:table-cell>
          <table:table-cell office:value-type="float" office:value="0.0000000000000226532" calcext:value-type="float">
            <text:p>2.26532E-14</text:p>
          </table:table-cell>
          <table:table-cell office:value-type="float" office:value="0.0000000000000137399" calcext:value-type="float">
            <text:p>1.37399E-14</text:p>
          </table:table-cell>
          <table:table-cell office:value-type="float" office:value="8.33366E-015" calcext:value-type="float">
            <text:p>8.33366E-15</text:p>
          </table:table-cell>
          <table:table-cell office:value-type="float" office:value="5.05462E-015" calcext:value-type="float">
            <text:p>5.05462E-15</text:p>
          </table:table-cell>
          <table:table-cell office:value-type="float" office:value="3.06578E-015" calcext:value-type="float">
            <text:p>3.06578E-15</text:p>
          </table:table-cell>
          <table:table-cell office:value-type="float" office:value="1.85949E-015" calcext:value-type="float">
            <text:p>1.85949E-15</text:p>
          </table:table-cell>
          <table:table-cell office:value-type="float" office:value="1.12784E-015" calcext:value-type="float">
            <text:p>1.12784E-15</text:p>
          </table:table-cell>
          <table:table-cell office:value-type="float" office:value="6.84068E-016" calcext:value-type="float">
            <text:p>6.84068E-16</text:p>
          </table:table-cell>
          <table:table-cell office:value-type="float" office:value="4.14908E-016" calcext:value-type="float">
            <text:p>4.14908E-16</text:p>
          </table:table-cell>
          <table:table-cell office:value-type="float" office:value="2.51655E-016" calcext:value-type="float">
            <text:p>2.51655E-16</text:p>
          </table:table-cell>
          <table:table-cell office:value-type="float" office:value="1.52636E-016" calcext:value-type="float">
            <text:p>1.52636E-16</text:p>
          </table:table-cell>
          <table:table-cell office:value-type="float" office:value="9.25786E-017" calcext:value-type="float">
            <text:p>9.25786E-17</text:p>
          </table:table-cell>
          <table:table-cell office:value-type="float" office:value="5.61517E-017" calcext:value-type="float">
            <text:p>5.61517E-17</text:p>
          </table:table-cell>
          <table:table-cell office:value-type="float" office:value="3.40578E-017" calcext:value-type="float">
            <text:p>3.40578E-17</text:p>
          </table:table-cell>
          <table:table-cell office:value-type="float" office:value="2.06571E-017" calcext:value-type="float">
            <text:p>2.06571E-17</text:p>
          </table:table-cell>
          <table:table-cell office:value-type="float" office:value="1.25291E-017" calcext:value-type="float">
            <text:p>1.25291E-17</text:p>
          </table:table-cell>
          <table:table-cell office:value-type="float" office:value="7.59931E-018" calcext:value-type="float">
            <text:p>7.59931E-18</text:p>
          </table:table-cell>
          <table:table-cell office:value-type="float" office:value="4.60922E-018" calcext:value-type="float">
            <text:p>4.60922E-18</text:p>
          </table:table-cell>
          <table:table-cell office:value-type="float" office:value="2.79563E-018" calcext:value-type="float">
            <text:p>2.79563E-18</text:p>
          </table:table-cell>
          <table:table-cell office:value-type="float" office:value="1.69564E-018" calcext:value-type="float">
            <text:p>1.69564E-18</text:p>
          </table:table-cell>
          <table:table-cell office:value-type="float" office:value="1.02846E-018" calcext:value-type="float">
            <text:p>1.02846E-18</text:p>
          </table:table-cell>
          <table:table-cell office:value-type="float" office:value="6.2379E-019" calcext:value-type="float">
            <text:p>6.2379E-19</text:p>
          </table:table-cell>
          <table:table-cell office:value-type="float" office:value="3.78347E-019" calcext:value-type="float">
            <text:p>3.78347E-19</text:p>
          </table:table-cell>
          <table:table-cell office:value-type="float" office:value="2.29479E-019" calcext:value-type="float">
            <text:p>2.29479E-19</text:p>
          </table:table-cell>
          <table:table-cell office:value-type="float" office:value="1.39186E-019" calcext:value-type="float">
            <text:p>1.39186E-19</text:p>
          </table:table-cell>
          <table:table-cell office:value-type="float" office:value="8.44207E-020" calcext:value-type="float">
            <text:p>8.44207E-20</text:p>
          </table:table-cell>
          <table:table-cell office:value-type="float" office:value="5.12038E-020" calcext:value-type="float">
            <text:p>5.12038E-20</text:p>
          </table:table-cell>
          <table:table-cell office:value-type="float" office:value="3.10567E-020" calcext:value-type="float">
            <text:p>3.10567E-20</text:p>
          </table:table-cell>
          <table:table-cell office:value-type="float" office:value="1.88368E-020" calcext:value-type="float">
            <text:p>1.88368E-20</text:p>
          </table:table-cell>
          <table:table-cell office:value-type="float" office:value="1.14251E-020" calcext:value-type="float">
            <text:p>1.14251E-20</text:p>
          </table:table-cell>
          <table:table-cell office:value-type="float" office:value="6.92968E-021" calcext:value-type="float">
            <text:p>6.92968E-21</text:p>
          </table:table-cell>
          <table:table-cell office:value-type="float" office:value="4.20306E-021" calcext:value-type="float">
            <text:p>4.20306E-21</text:p>
          </table:table-cell>
          <table:table-cell office:value-type="float" office:value="2.54929E-021" calcext:value-type="float">
            <text:p>2.54929E-21</text:p>
          </table:table-cell>
          <table:table-cell office:value-type="float" office:value="1.54622E-021" calcext:value-type="float">
            <text:p>1.54622E-21</text:p>
          </table:table-cell>
          <table:table-cell office:value-type="float" office:value="9.3783E-022" calcext:value-type="float">
            <text:p>9.3783E-22</text:p>
          </table:table-cell>
          <table:table-cell office:value-type="float" office:value="5.68822E-022" calcext:value-type="float">
            <text:p>5.68822E-22</text:p>
          </table:table-cell>
          <table:table-cell office:value-type="float" office:value="3.45008E-022" calcext:value-type="float">
            <text:p>3.45008E-22</text:p>
          </table:table-cell>
          <table:table-cell office:value-type="float" office:value="2.09258E-022" calcext:value-type="float">
            <text:p>2.09258E-22</text:p>
          </table:table-cell>
          <table:table-cell office:value-type="float" office:value="1.26921E-022" calcext:value-type="float">
            <text:p>1.26921E-22</text:p>
          </table:table-cell>
          <table:table-cell office:value-type="float" office:value="7.69817E-023" calcext:value-type="float">
            <text:p>7.69817E-23</text:p>
          </table:table-cell>
          <table:table-cell office:value-type="float" office:value="4.66918E-023" calcext:value-type="float">
            <text:p>4.66918E-23</text:p>
          </table:table-cell>
          <table:table-cell office:value-type="float" office:value="2.832E-023" calcext:value-type="float">
            <text:p>2.832E-23</text:p>
          </table:table-cell>
          <table:table-cell office:value-type="float" office:value="1.71769E-023" calcext:value-type="float">
            <text:p>1.71769E-23</text:p>
          </table:table-cell>
          <table:table-cell office:value-type="float" office:value="1.04183E-023" calcext:value-type="float">
            <text:p>1.04183E-23</text:p>
          </table:table-cell>
          <table:table-cell office:value-type="float" office:value="6.31905E-024" calcext:value-type="float">
            <text:p>6.31905E-24</text:p>
          </table:table-cell>
          <table:table-cell office:value-type="float" office:value="3.8327E-024" calcext:value-type="float">
            <text:p>3.8327E-24</text:p>
          </table:table-cell>
          <table:table-cell office:value-type="float" office:value="2.32465E-024" calcext:value-type="float">
            <text:p>2.32465E-24</text:p>
          </table:table-cell>
          <table:table-cell office:value-type="float" office:value="1.40997E-024" calcext:value-type="float">
            <text:p>1.40997E-24</text:p>
          </table:table-cell>
          <table:table-cell office:value-type="float" office:value="8.5519E-025" calcext:value-type="float">
            <text:p>8.5519E-25</text:p>
          </table:table-cell>
          <table:table-cell office:value-type="float" office:value="5.18699E-025" calcext:value-type="float">
            <text:p>5.18699E-25</text:p>
          </table:table-cell>
          <table:table-cell office:value-type="float" office:value="3.14607E-025" calcext:value-type="float">
            <text:p>3.14607E-25</text:p>
          </table:table-cell>
          <table:table-cell office:value-type="float" office:value="1.90819E-025" calcext:value-type="float">
            <text:p>1.90819E-25</text:p>
          </table:table-cell>
          <table:table-cell office:value-type="float" office:value="1.15737E-025" calcext:value-type="float">
            <text:p>1.15737E-25</text:p>
          </table:table-cell>
          <table:table-cell office:value-type="float" office:value="7.01983E-026" calcext:value-type="float">
            <text:p>7.01983E-26</text:p>
          </table:table-cell>
          <table:table-cell office:value-type="float" office:value="4.25774E-026" calcext:value-type="float">
            <text:p>4.25774E-26</text:p>
          </table:table-cell>
          <table:table-cell office:value-type="float" office:value="2.58245E-026" calcext:value-type="float">
            <text:p>2.58245E-26</text:p>
          </table:table-cell>
          <table:table-cell office:value-type="float" office:value="1.56633E-026" calcext:value-type="float">
            <text:p>1.56633E-26</text:p>
          </table:table-cell>
          <table:table-cell office:value-type="float" office:value="9.5003E-027" calcext:value-type="float">
            <text:p>9.5003E-27</text:p>
          </table:table-cell>
          <table:table-cell office:value-type="float" office:value="5.76222E-027" calcext:value-type="float">
            <text:p>5.76222E-27</text:p>
          </table:table-cell>
          <table:table-cell office:value-type="float" office:value="3.49497E-027" calcext:value-type="float">
            <text:p>3.49497E-27</text:p>
          </table:table-cell>
          <table:table-cell office:value-type="float" office:value="2.1198E-027" calcext:value-type="float">
            <text:p>2.1198E-27</text:p>
          </table:table-cell>
          <table:table-cell office:value-type="float" office:value="1.28573E-027" calcext:value-type="float">
            <text:p>1.28573E-27</text:p>
          </table:table-cell>
          <table:table-cell office:value-type="float" office:value="7.79832E-028" calcext:value-type="float">
            <text:p>7.79832E-28</text:p>
          </table:table-cell>
          <table:table-cell office:value-type="float" office:value="4.72992E-028" calcext:value-type="float">
            <text:p>4.72992E-28</text:p>
          </table:table-cell>
          <table:table-cell office:value-type="float" office:value="2.86884E-028" calcext:value-type="float">
            <text:p>2.86884E-28</text:p>
          </table:table-cell>
          <table:table-cell office:value-type="float" office:value="1.74004E-028" calcext:value-type="float">
            <text:p>1.74004E-28</text:p>
          </table:table-cell>
          <table:table-cell office:value-type="float" office:value="1.05539E-028" calcext:value-type="float">
            <text:p>1.05539E-28</text:p>
          </table:table-cell>
          <table:table-cell office:value-type="float" office:value="6.40125E-029" calcext:value-type="float">
            <text:p>6.40125E-29</text:p>
          </table:table-cell>
          <table:table-cell office:value-type="float" office:value="3.88256E-029" calcext:value-type="float">
            <text:p>3.88256E-29</text:p>
          </table:table-cell>
          <table:table-cell office:value-type="float" office:value="2.35489E-029" calcext:value-type="float">
            <text:p>2.35489E-29</text:p>
          </table:table-cell>
          <table:table-cell office:value-type="float" office:value="1.42831E-029" calcext:value-type="float">
            <text:p>1.42831E-29</text:p>
          </table:table-cell>
          <table:table-cell office:value-type="float" office:value="8.66315E-030" calcext:value-type="float">
            <text:p>8.66315E-30</text:p>
          </table:table-cell>
          <table:table-cell office:value-type="float" office:value="5.25447E-030" calcext:value-type="float">
            <text:p>5.25447E-30</text:p>
          </table:table-cell>
          <table:table-cell office:value-type="float" office:value="3.187E-030" calcext:value-type="float">
            <text:p>3.187E-30</text:p>
          </table:table-cell>
          <table:table-cell office:value-type="float" office:value="1.93301E-030" calcext:value-type="float">
            <text:p>1.93301E-30</text:p>
          </table:table-cell>
          <table:table-cell office:value-type="float" office:value="1.17243E-030" calcext:value-type="float">
            <text:p>1.17243E-30</text:p>
          </table:table-cell>
          <table:table-cell office:value-type="float" office:value="7.11115E-031" calcext:value-type="float">
            <text:p>7.11115E-31</text:p>
          </table:table-cell>
          <table:table-cell office:value-type="float" office:value="4.31313E-031" calcext:value-type="float">
            <text:p>4.31313E-31</text:p>
          </table:table-cell>
          <table:table-cell office:value-type="float" office:value="2.61605E-031" calcext:value-type="float">
            <text:p>2.61605E-31</text:p>
          </table:table-cell>
          <table:table-cell office:value-type="float" office:value="1.58671E-031" calcext:value-type="float">
            <text:p>1.58671E-31</text:p>
          </table:table-cell>
          <table:table-cell office:value-type="float" office:value="9.62389E-032" calcext:value-type="float">
            <text:p>9.62389E-32</text:p>
          </table:table-cell>
          <table:table-cell office:value-type="float" office:value="5.83719E-032" calcext:value-type="float">
            <text:p>5.83719E-32</text:p>
          </table:table-cell>
          <table:table-cell office:value-type="float" office:value="3.54043E-032" calcext:value-type="float">
            <text:p>3.54043E-32</text:p>
          </table:table-cell>
          <table:table-cell office:value-type="float" office:value="2.14738E-032" calcext:value-type="float">
            <text:p>2.14738E-32</text:p>
          </table:table-cell>
          <table:table-cell office:value-type="float" office:value="1.30245E-032" calcext:value-type="float">
            <text:p>1.30245E-32</text:p>
          </table:table-cell>
          <table:table-cell office:value-type="float" office:value="7.89977E-033" calcext:value-type="float">
            <text:p>7.89977E-33</text:p>
          </table:table-cell>
          <table:table-cell office:value-type="float" office:value="4.79145E-033" calcext:value-type="float">
            <text:p>4.79145E-33</text:p>
          </table:table-cell>
          <table:table-cell office:value-type="float" office:value="2.90616E-033" calcext:value-type="float">
            <text:p>2.90616E-33</text:p>
          </table:table-cell>
          <table:table-cell office:value-type="float" office:value="1.76268E-033" calcext:value-type="float">
            <text:p>1.76268E-33</text:p>
          </table:table-cell>
          <table:table-cell office:value-type="float" office:value="1.06912E-033" calcext:value-type="float">
            <text:p>1.06912E-33</text:p>
          </table:table-cell>
          <table:table-cell office:value-type="float" office:value="6.48448E-034" calcext:value-type="float">
            <text:p>6.48448E-34</text:p>
          </table:table-cell>
          <table:table-cell office:value-type="float" office:value="3.93154E-034" calcext:value-type="float">
            <text:p>3.93154E-34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0502872" calcext:value-type="float">
            <text:p>5.02872E-10</text:p>
          </table:table-cell>
          <table:table-cell office:value-type="float" office:value="0.00000000171524" calcext:value-type="float">
            <text:p>1.71524E-09</text:p>
          </table:table-cell>
          <table:table-cell office:value-type="float" office:value="0.00000000418342" calcext:value-type="float">
            <text:p>4.18342E-09</text:p>
          </table:table-cell>
          <table:table-cell office:value-type="float" office:value="0.00000000951675" calcext:value-type="float">
            <text:p>9.51675E-09</text:p>
          </table:table-cell>
          <table:table-cell office:value-type="float" office:value="0.0000000187728" calcext:value-type="float">
            <text:p>1.87728E-08</text:p>
          </table:table-cell>
          <table:table-cell office:value-type="float" office:value="0.0000000355586" calcext:value-type="float">
            <text:p>3.55586E-08</text:p>
          </table:table-cell>
          <table:table-cell office:value-type="float" office:value="0.0000000562125" calcext:value-type="float">
            <text:p>5.62125E-08</text:p>
          </table:table-cell>
          <table:table-cell office:value-type="float" office:value="0.0000000865959" calcext:value-type="float">
            <text:p>8.65959E-08</text:p>
          </table:table-cell>
          <table:table-cell office:value-type="float" office:value="0.000000154814" calcext:value-type="float">
            <text:p>1.54814E-07</text:p>
          </table:table-cell>
          <table:table-cell office:value-type="float" office:value="0.000000300182" calcext:value-type="float">
            <text:p>3.00182E-07</text:p>
          </table:table-cell>
          <table:table-cell office:value-type="float" office:value="0.000000537131" calcext:value-type="float">
            <text:p>5.37131E-07</text:p>
          </table:table-cell>
          <table:table-cell office:value-type="float" office:value="0.000000863612" calcext:value-type="float">
            <text:p>8.63612E-07</text:p>
          </table:table-cell>
          <table:table-cell office:value-type="float" office:value="0.00000136579" calcext:value-type="float">
            <text:p>1.36579E-06</text:p>
          </table:table-cell>
          <table:table-cell office:value-type="float" office:value="0.00000227113" calcext:value-type="float">
            <text:p>2.27113E-06</text:p>
          </table:table-cell>
          <table:table-cell office:value-type="float" office:value="0.00000389918" calcext:value-type="float">
            <text:p>3.89918E-06</text:p>
          </table:table-cell>
          <table:table-cell office:value-type="float" office:value="0.00000661989" calcext:value-type="float">
            <text:p>6.61989E-06</text:p>
          </table:table-cell>
          <table:table-cell office:value-type="float" office:value="0.0000110569" calcext:value-type="float">
            <text:p>1.10569E-05</text:p>
          </table:table-cell>
          <table:table-cell office:value-type="float" office:value="0.0000183175" calcext:value-type="float">
            <text:p>1.83175E-05</text:p>
          </table:table-cell>
          <table:table-cell office:value-type="float" office:value="0.0000300803" calcext:value-type="float">
            <text:p>3.00803E-05</text:p>
          </table:table-cell>
          <table:table-cell office:value-type="float" office:value="0.0000488929" calcext:value-type="float">
            <text:p>4.88929E-05</text:p>
          </table:table-cell>
          <table:table-cell office:value-type="float" office:value="0.0000794927" calcext:value-type="float">
            <text:p>7.94927E-05</text:p>
          </table:table-cell>
          <table:table-cell office:value-type="float" office:value="0.000130588" calcext:value-type="float">
            <text:p>0.000130588</text:p>
          </table:table-cell>
          <table:table-cell office:value-type="float" office:value="0.000216023" calcext:value-type="float">
            <text:p>0.000216023</text:p>
          </table:table-cell>
          <table:table-cell office:value-type="float" office:value="0.000357305" calcext:value-type="float">
            <text:p>0.000357305</text:p>
          </table:table-cell>
          <table:table-cell office:value-type="float" office:value="0.000590002" calcext:value-type="float">
            <text:p>0.000590002</text:p>
          </table:table-cell>
          <table:table-cell office:value-type="float" office:value="0.000975006" calcext:value-type="float">
            <text:p>0.000975006</text:p>
          </table:table-cell>
          <table:table-cell office:value-type="float" office:value="0.00161131" calcext:value-type="float">
            <text:p>0.00161131</text:p>
          </table:table-cell>
          <table:table-cell office:value-type="float" office:value="0.00265628" calcext:value-type="float">
            <text:p>0.00265628</text:p>
          </table:table-cell>
          <table:table-cell office:value-type="float" office:value="0.00436999" calcext:value-type="float">
            <text:p>0.00436999</text:p>
          </table:table-cell>
          <table:table-cell office:value-type="float" office:value="0.0071885" calcext:value-type="float">
            <text:p>0.0071885</text:p>
          </table:table-cell>
          <table:table-cell office:value-type="float" office:value="0.0118298" calcext:value-type="float">
            <text:p>0.0118298</text:p>
          </table:table-cell>
          <table:table-cell office:value-type="float" office:value="0.0194547" calcext:value-type="float">
            <text:p>0.0194547</text:p>
          </table:table-cell>
          <table:table-cell office:value-type="float" office:value="0.0319507" calcext:value-type="float">
            <text:p>0.0319507</text:p>
          </table:table-cell>
          <table:table-cell office:value-type="float" office:value="0.0523942" calcext:value-type="float">
            <text:p>0.0523942</text:p>
          </table:table-cell>
          <table:table-cell office:value-type="float" office:value="0.0856767" calcext:value-type="float">
            <text:p>0.0856767</text:p>
          </table:table-cell>
          <table:table-cell office:value-type="float" office:value="0.139326" calcext:value-type="float">
            <text:p>0.139326</text:p>
          </table:table-cell>
          <table:table-cell office:value-type="float" office:value="0.224505" calcext:value-type="float">
            <text:p>0.224505</text:p>
          </table:table-cell>
          <table:table-cell office:value-type="float" office:value="0.356648" calcext:value-type="float">
            <text:p>0.356648</text:p>
          </table:table-cell>
          <table:table-cell office:value-type="float" office:value="0.554051" calcext:value-type="float">
            <text:p>0.554051</text:p>
          </table:table-cell>
          <table:table-cell office:value-type="float" office:value="0.83118" calcext:value-type="float">
            <text:p>0.83118</text:p>
          </table:table-cell>
          <table:table-cell office:value-type="float" office:value="1.18329" calcext:value-type="float">
            <text:p>1.18329</text:p>
          </table:table-cell>
          <table:table-cell office:value-type="float" office:value="1.56434" calcext:value-type="float">
            <text:p>1.56434</text:p>
          </table:table-cell>
          <table:table-cell office:value-type="float" office:value="1.87627" calcext:value-type="float">
            <text:p>1.87627</text:p>
          </table:table-cell>
          <table:table-cell office:value-type="float" office:value="2.00281" calcext:value-type="float">
            <text:p>2.00281</text:p>
          </table:table-cell>
          <table:table-cell office:value-type="float" office:value="1.88783" calcext:value-type="float">
            <text:p>1.88783</text:p>
          </table:table-cell>
          <table:table-cell office:value-type="float" office:value="1.5825" calcext:value-type="float">
            <text:p>1.5825</text:p>
          </table:table-cell>
          <table:table-cell office:value-type="float" office:value="1.20209" calcext:value-type="float">
            <text:p>1.20209</text:p>
          </table:table-cell>
          <table:table-cell office:value-type="float" office:value="0.847012" calcext:value-type="float">
            <text:p>0.847012</text:p>
          </table:table-cell>
          <table:table-cell office:value-type="float" office:value="0.56588" calcext:value-type="float">
            <text:p>0.56588</text:p>
          </table:table-cell>
          <table:table-cell office:value-type="float" office:value="0.364797" calcext:value-type="float">
            <text:p>0.364797</text:p>
          </table:table-cell>
          <table:table-cell office:value-type="float" office:value="0.229803" calcext:value-type="float">
            <text:p>0.229803</text:p>
          </table:table-cell>
          <table:table-cell office:value-type="float" office:value="0.142678" calcext:value-type="float">
            <text:p>0.142678</text:p>
          </table:table-cell>
          <table:table-cell office:value-type="float" office:value="0.087799" calcext:value-type="float">
            <text:p>0.087799</text:p>
          </table:table-cell>
          <table:table-cell office:value-type="float" office:value="0.0537447" calcext:value-type="float">
            <text:p>0.0537447</text:p>
          </table:table-cell>
          <table:table-cell office:value-type="float" office:value="0.0328035" calcext:value-type="float">
            <text:p>0.0328035</text:p>
          </table:table-cell>
          <table:table-cell office:value-type="float" office:value="0.0199947" calcext:value-type="float">
            <text:p>0.0199947</text:p>
          </table:table-cell>
          <table:table-cell office:value-type="float" office:value="0.0121826" calcext:value-type="float">
            <text:p>0.0121826</text:p>
          </table:table-cell>
          <table:table-cell office:value-type="float" office:value="0.00742337" calcext:value-type="float">
            <text:p>0.00742337</text:p>
          </table:table-cell>
          <table:table-cell office:value-type="float" office:value="0.00452322" calcext:value-type="float">
            <text:p>0.00452322</text:p>
          </table:table-cell>
          <table:table-cell office:value-type="float" office:value="0.0027538" calcext:value-type="float">
            <text:p>0.0027538</text:p>
          </table:table-cell>
          <table:table-cell office:value-type="float" office:value="0.00167263" calcext:value-type="float">
            <text:p>0.00167263</text:p>
          </table:table-cell>
          <table:table-cell office:value-type="float" office:value="0.00101162" calcext:value-type="float">
            <text:p>0.00101162</text:p>
          </table:table-cell>
          <table:table-cell office:value-type="float" office:value="0.000608292" calcext:value-type="float">
            <text:p>0.000608292</text:p>
          </table:table-cell>
          <table:table-cell office:value-type="float" office:value="0.000363749" calcext:value-type="float">
            <text:p>0.000363749</text:p>
          </table:table-cell>
          <table:table-cell office:value-type="float" office:value="0.000217136" calcext:value-type="float">
            <text:p>0.000217136</text:p>
          </table:table-cell>
          <table:table-cell office:value-type="float" office:value="0.000130442" calcext:value-type="float">
            <text:p>0.000130442</text:p>
          </table:table-cell>
          <table:table-cell office:value-type="float" office:value="0.0000796643" calcext:value-type="float">
            <text:p>7.96643E-05</text:p>
          </table:table-cell>
          <table:table-cell office:value-type="float" office:value="0.0000496982" calcext:value-type="float">
            <text:p>4.96982E-05</text:p>
          </table:table-cell>
          <table:table-cell office:value-type="float" office:value="0.0000314001" calcext:value-type="float">
            <text:p>3.14001E-05</text:p>
          </table:table-cell>
          <table:table-cell office:value-type="float" office:value="0.0000196381" calcext:value-type="float">
            <text:p>1.96381E-05</text:p>
          </table:table-cell>
          <table:table-cell office:value-type="float" office:value="0.0000118252" calcext:value-type="float">
            <text:p>1.18252E-05</text:p>
          </table:table-cell>
          <table:table-cell office:value-type="float" office:value="0.0000067607" calcext:value-type="float">
            <text:p>6.7607E-06</text:p>
          </table:table-cell>
          <table:table-cell office:value-type="float" office:value="0.00000375392" calcext:value-type="float">
            <text:p>3.75392E-06</text:p>
          </table:table-cell>
          <table:table-cell office:value-type="float" office:value="0.0000021853" calcext:value-type="float">
            <text:p>2.1853E-06</text:p>
          </table:table-cell>
          <table:table-cell office:value-type="float" office:value="0.0000014363" calcext:value-type="float">
            <text:p>1.4363E-06</text:p>
          </table:table-cell>
          <table:table-cell office:value-type="float" office:value="0.00000100904" calcext:value-type="float">
            <text:p>1.00904E-06</text:p>
          </table:table-cell>
          <table:table-cell office:value-type="float" office:value="0.000000659089" calcext:value-type="float">
            <text:p>6.59089E-07</text:p>
          </table:table-cell>
          <table:table-cell office:value-type="float" office:value="0.000000363509" calcext:value-type="float">
            <text:p>3.63509E-07</text:p>
          </table:table-cell>
          <table:table-cell office:value-type="float" office:value="0.000000172775" calcext:value-type="float">
            <text:p>1.72775E-07</text:p>
          </table:table-cell>
          <table:table-cell office:value-type="float" office:value="0.0000000962899" calcext:value-type="float">
            <text:p>9.62899E-08</text:p>
          </table:table-cell>
          <table:table-cell office:value-type="float" office:value="0.0000000785543" calcext:value-type="float">
            <text:p>7.85543E-08</text:p>
          </table:table-cell>
          <table:table-cell office:value-type="float" office:value="0.0000000595403" calcext:value-type="float">
            <text:p>5.95403E-08</text:p>
          </table:table-cell>
          <table:table-cell office:value-type="float" office:value="0.000000031053" calcext:value-type="float">
            <text:p>3.1053E-08</text:p>
          </table:table-cell>
          <table:table-cell office:value-type="float" office:value="0.000000012993" calcext:value-type="float">
            <text:p>1.2993E-08</text:p>
          </table:table-cell>
          <table:table-cell office:value-type="float" office:value="0.00000000861895" calcext:value-type="float">
            <text:p>8.61895E-09</text:p>
          </table:table-cell>
          <table:table-cell office:value-type="float" office:value="0.00000000721947" calcext:value-type="float">
            <text:p>7.21947E-09</text:p>
          </table:table-cell>
          <table:table-cell office:value-type="float" office:value="0.00000000435282" calcext:value-type="float">
            <text:p>4.35282E-09</text:p>
          </table:table-cell>
          <table:table-cell office:value-type="float" office:value="0.00000000207162" calcext:value-type="float">
            <text:p>2.07162E-09</text:p>
          </table:table-cell>
          <table:table-cell office:value-type="float" office:value="0.00000000122082" calcext:value-type="float">
            <text:p>1.22082E-09</text:p>
          </table:table-cell>
          <table:table-cell office:value-type="float" office:value="0.000000000872541" calcext:value-type="float">
            <text:p>8.72541E-10</text:p>
          </table:table-cell>
          <table:table-cell office:value-type="float" office:value="0.000000000540267" calcext:value-type="float">
            <text:p>5.40267E-10</text:p>
          </table:table-cell>
          <table:table-cell office:value-type="float" office:value="0.000000000299503" calcext:value-type="float">
            <text:p>2.99503E-10</text:p>
          </table:table-cell>
          <table:table-cell office:value-type="float" office:value="0.000000000178979" calcext:value-type="float">
            <text:p>1.78979E-10</text:p>
          </table:table-cell>
          <table:table-cell office:value-type="float" office:value="0.00000000011379" calcext:value-type="float">
            <text:p>1.1379E-10</text:p>
          </table:table-cell>
          <table:table-cell office:value-type="float" office:value="0.0000000000694438" calcext:value-type="float">
            <text:p>6.94438E-11</text:p>
          </table:table-cell>
          <table:table-cell office:value-type="float" office:value="0.000000000041223" calcext:value-type="float">
            <text:p>4.1223E-11</text:p>
          </table:table-cell>
          <table:table-cell office:value-type="float" office:value="0.0000000000249494" calcext:value-type="float">
            <text:p>2.49494E-11</text:p>
          </table:table-cell>
          <table:table-cell office:value-type="float" office:value="0.0000000000152711" calcext:value-type="float">
            <text:p>1.52711E-11</text:p>
          </table:table-cell>
          <table:table-cell office:value-type="float" office:value="0.00000000000926615" calcext:value-type="float">
            <text:p>9.26615E-12</text:p>
          </table:table-cell>
          <table:table-cell office:value-type="float" office:value="0.0000000000056006" calcext:value-type="float">
            <text:p>5.6006E-12</text:p>
          </table:table-cell>
          <table:table-cell office:value-type="float" office:value="0.00000000000339715" calcext:value-type="float">
            <text:p>3.39715E-12</text:p>
          </table:table-cell>
          <table:table-cell office:value-type="float" office:value="0.000000000002063" calcext:value-type="float">
            <text:p>2.063E-12</text:p>
          </table:table-cell>
          <table:table-cell office:value-type="float" office:value="0.00000000000125113" calcext:value-type="float">
            <text:p>1.25113E-12</text:p>
          </table:table-cell>
          <table:table-cell office:value-type="float" office:value="0.000000000000758556" calcext:value-type="float">
            <text:p>7.58556E-13</text:p>
          </table:table-cell>
          <table:table-cell office:value-type="float" office:value="0.000000000000460118" calcext:value-type="float">
            <text:p>4.60118E-13</text:p>
          </table:table-cell>
          <table:table-cell office:value-type="float" office:value="0.000000000000279107" calcext:value-type="float">
            <text:p>2.79107E-13</text:p>
          </table:table-cell>
          <table:table-cell office:value-type="float" office:value="0.000000000000169282" calcext:value-type="float">
            <text:p>1.69282E-13</text:p>
          </table:table-cell>
          <table:table-cell office:value-type="float" office:value="0.000000000000102672" calcext:value-type="float">
            <text:p>1.02672E-13</text:p>
          </table:table-cell>
          <table:table-cell office:value-type="float" office:value="0.0000000000000622742" calcext:value-type="float">
            <text:p>6.22742E-14</text:p>
          </table:table-cell>
          <table:table-cell office:value-type="float" office:value="0.0000000000000377715" calcext:value-type="float">
            <text:p>3.77715E-14</text:p>
          </table:table-cell>
          <table:table-cell office:value-type="float" office:value="0.0000000000000229095" calcext:value-type="float">
            <text:p>2.29095E-14</text:p>
          </table:table-cell>
          <table:table-cell office:value-type="float" office:value="0.0000000000000138953" calcext:value-type="float">
            <text:p>1.38953E-14</text:p>
          </table:table-cell>
          <table:table-cell office:value-type="float" office:value="8.42792E-015" calcext:value-type="float">
            <text:p>8.42792E-15</text:p>
          </table:table-cell>
          <table:table-cell office:value-type="float" office:value="5.11179E-015" calcext:value-type="float">
            <text:p>5.11179E-15</text:p>
          </table:table-cell>
          <table:table-cell office:value-type="float" office:value="3.10046E-015" calcext:value-type="float">
            <text:p>3.10046E-15</text:p>
          </table:table-cell>
          <table:table-cell office:value-type="float" office:value="1.88052E-015" calcext:value-type="float">
            <text:p>1.88052E-15</text:p>
          </table:table-cell>
          <table:table-cell office:value-type="float" office:value="1.1406E-015" calcext:value-type="float">
            <text:p>1.1406E-15</text:p>
          </table:table-cell>
          <table:table-cell office:value-type="float" office:value="6.91806E-016" calcext:value-type="float">
            <text:p>6.91806E-16</text:p>
          </table:table-cell>
          <table:table-cell office:value-type="float" office:value="4.19602E-016" calcext:value-type="float">
            <text:p>4.19602E-16</text:p>
          </table:table-cell>
          <table:table-cell office:value-type="float" office:value="2.54501E-016" calcext:value-type="float">
            <text:p>2.54501E-16</text:p>
          </table:table-cell>
          <table:table-cell office:value-type="float" office:value="1.54363E-016" calcext:value-type="float">
            <text:p>1.54363E-16</text:p>
          </table:table-cell>
          <table:table-cell office:value-type="float" office:value="9.36258E-017" calcext:value-type="float">
            <text:p>9.36258E-17</text:p>
          </table:table-cell>
          <table:table-cell office:value-type="float" office:value="5.67869E-017" calcext:value-type="float">
            <text:p>5.67869E-17</text:p>
          </table:table-cell>
          <table:table-cell office:value-type="float" office:value="3.4443E-017" calcext:value-type="float">
            <text:p>3.4443E-17</text:p>
          </table:table-cell>
          <table:table-cell office:value-type="float" office:value="2.08907E-017" calcext:value-type="float">
            <text:p>2.08907E-17</text:p>
          </table:table-cell>
          <table:table-cell office:value-type="float" office:value="1.26709E-017" calcext:value-type="float">
            <text:p>1.26709E-17</text:p>
          </table:table-cell>
          <table:table-cell office:value-type="float" office:value="7.68527E-018" calcext:value-type="float">
            <text:p>7.68527E-18</text:p>
          </table:table-cell>
          <table:table-cell office:value-type="float" office:value="4.66135E-018" calcext:value-type="float">
            <text:p>4.66135E-18</text:p>
          </table:table-cell>
          <table:table-cell office:value-type="float" office:value="2.82725E-018" calcext:value-type="float">
            <text:p>2.82725E-18</text:p>
          </table:table-cell>
          <table:table-cell office:value-type="float" office:value="1.71482E-018" calcext:value-type="float">
            <text:p>1.71482E-18</text:p>
          </table:table-cell>
          <table:table-cell office:value-type="float" office:value="1.04009E-018" calcext:value-type="float">
            <text:p>1.04009E-18</text:p>
          </table:table-cell>
          <table:table-cell office:value-type="float" office:value="6.30845E-019" calcext:value-type="float">
            <text:p>6.30845E-19</text:p>
          </table:table-cell>
          <table:table-cell office:value-type="float" office:value="3.82627E-019" calcext:value-type="float">
            <text:p>3.82627E-19</text:p>
          </table:table-cell>
          <table:table-cell office:value-type="float" office:value="2.32075E-019" calcext:value-type="float">
            <text:p>2.32075E-19</text:p>
          </table:table-cell>
          <table:table-cell office:value-type="float" office:value="1.40761E-019" calcext:value-type="float">
            <text:p>1.40761E-19</text:p>
          </table:table-cell>
          <table:table-cell office:value-type="float" office:value="8.53757E-020" calcext:value-type="float">
            <text:p>8.53757E-20</text:p>
          </table:table-cell>
          <table:table-cell office:value-type="float" office:value="5.17829E-020" calcext:value-type="float">
            <text:p>5.17829E-20</text:p>
          </table:table-cell>
          <table:table-cell office:value-type="float" office:value="3.14079E-020" calcext:value-type="float">
            <text:p>3.14079E-20</text:p>
          </table:table-cell>
          <table:table-cell office:value-type="float" office:value="1.90499E-020" calcext:value-type="float">
            <text:p>1.90499E-20</text:p>
          </table:table-cell>
          <table:table-cell office:value-type="float" office:value="1.15543E-020" calcext:value-type="float">
            <text:p>1.15543E-20</text:p>
          </table:table-cell>
          <table:table-cell office:value-type="float" office:value="7.00806E-021" calcext:value-type="float">
            <text:p>7.00806E-21</text:p>
          </table:table-cell>
          <table:table-cell office:value-type="float" office:value="4.2506E-021" calcext:value-type="float">
            <text:p>4.2506E-21</text:p>
          </table:table-cell>
          <table:table-cell office:value-type="float" office:value="2.57812E-021" calcext:value-type="float">
            <text:p>2.57812E-21</text:p>
          </table:table-cell>
          <table:table-cell office:value-type="float" office:value="1.56371E-021" calcext:value-type="float">
            <text:p>1.56371E-21</text:p>
          </table:table-cell>
          <table:table-cell office:value-type="float" office:value="9.48438E-022" calcext:value-type="float">
            <text:p>9.48438E-22</text:p>
          </table:table-cell>
          <table:table-cell office:value-type="float" office:value="5.75257E-022" calcext:value-type="float">
            <text:p>5.75257E-22</text:p>
          </table:table-cell>
          <table:table-cell office:value-type="float" office:value="3.48911E-022" calcext:value-type="float">
            <text:p>3.48911E-22</text:p>
          </table:table-cell>
          <table:table-cell office:value-type="float" office:value="2.11625E-022" calcext:value-type="float">
            <text:p>2.11625E-22</text:p>
          </table:table-cell>
          <table:table-cell office:value-type="float" office:value="1.28357E-022" calcext:value-type="float">
            <text:p>1.28357E-22</text:p>
          </table:table-cell>
          <table:table-cell office:value-type="float" office:value="7.78525E-023" calcext:value-type="float">
            <text:p>7.78525E-23</text:p>
          </table:table-cell>
          <table:table-cell office:value-type="float" office:value="4.72199E-023" calcext:value-type="float">
            <text:p>4.72199E-23</text:p>
          </table:table-cell>
          <table:table-cell office:value-type="float" office:value="2.86403E-023" calcext:value-type="float">
            <text:p>2.86403E-23</text:p>
          </table:table-cell>
          <table:table-cell office:value-type="float" office:value="1.73712E-023" calcext:value-type="float">
            <text:p>1.73712E-23</text:p>
          </table:table-cell>
          <table:table-cell office:value-type="float" office:value="1.05362E-023" calcext:value-type="float">
            <text:p>1.05362E-23</text:p>
          </table:table-cell>
          <table:table-cell office:value-type="float" office:value="6.39052E-024" calcext:value-type="float">
            <text:p>6.39052E-24</text:p>
          </table:table-cell>
          <table:table-cell office:value-type="float" office:value="3.87605E-024" calcext:value-type="float">
            <text:p>3.87605E-24</text:p>
          </table:table-cell>
          <table:table-cell office:value-type="float" office:value="2.35094E-024" calcext:value-type="float">
            <text:p>2.35094E-24</text:p>
          </table:table-cell>
          <table:table-cell office:value-type="float" office:value="1.42592E-024" calcext:value-type="float">
            <text:p>1.42592E-24</text:p>
          </table:table-cell>
          <table:table-cell office:value-type="float" office:value="8.64863E-025" calcext:value-type="float">
            <text:p>8.64863E-25</text:p>
          </table:table-cell>
          <table:table-cell office:value-type="float" office:value="5.24566E-025" calcext:value-type="float">
            <text:p>5.24566E-25</text:p>
          </table:table-cell>
          <table:table-cell office:value-type="float" office:value="3.18165E-025" calcext:value-type="float">
            <text:p>3.18165E-25</text:p>
          </table:table-cell>
          <table:table-cell office:value-type="float" office:value="1.92977E-025" calcext:value-type="float">
            <text:p>1.92977E-25</text:p>
          </table:table-cell>
          <table:table-cell office:value-type="float" office:value="1.17047E-025" calcext:value-type="float">
            <text:p>1.17047E-25</text:p>
          </table:table-cell>
          <table:table-cell office:value-type="float" office:value="7.09923E-026" calcext:value-type="float">
            <text:p>7.09923E-26</text:p>
          </table:table-cell>
          <table:table-cell office:value-type="float" office:value="4.30589E-026" calcext:value-type="float">
            <text:p>4.30589E-26</text:p>
          </table:table-cell>
          <table:table-cell office:value-type="float" office:value="2.61166E-026" calcext:value-type="float">
            <text:p>2.61166E-26</text:p>
          </table:table-cell>
          <table:table-cell office:value-type="float" office:value="1.58406E-026" calcext:value-type="float">
            <text:p>1.58406E-26</text:p>
          </table:table-cell>
          <table:table-cell office:value-type="float" office:value="9.60781E-027" calcext:value-type="float">
            <text:p>9.60781E-27</text:p>
          </table:table-cell>
          <table:table-cell office:value-type="float" office:value="5.8274E-027" calcext:value-type="float">
            <text:p>5.8274E-27</text:p>
          </table:table-cell>
          <table:table-cell office:value-type="float" office:value="3.53447E-027" calcext:value-type="float">
            <text:p>3.53447E-27</text:p>
          </table:table-cell>
          <table:table-cell office:value-type="float" office:value="2.14376E-027" calcext:value-type="float">
            <text:p>2.14376E-27</text:p>
          </table:table-cell>
          <table:table-cell office:value-type="float" office:value="1.30027E-027" calcext:value-type="float">
            <text:p>1.30027E-27</text:p>
          </table:table-cell>
          <table:table-cell office:value-type="float" office:value="7.88673E-028" calcext:value-type="float">
            <text:p>7.88673E-28</text:p>
          </table:table-cell>
          <table:table-cell office:value-type="float" office:value="4.78358E-028" calcext:value-type="float">
            <text:p>4.78358E-28</text:p>
          </table:table-cell>
          <table:table-cell office:value-type="float" office:value="2.90132E-028" calcext:value-type="float">
            <text:p>2.90132E-28</text:p>
          </table:table-cell>
          <table:table-cell office:value-type="float" office:value="1.75963E-028" calcext:value-type="float">
            <text:p>1.75963E-28</text:p>
          </table:table-cell>
          <table:table-cell office:value-type="float" office:value="1.06721E-028" calcext:value-type="float">
            <text:p>1.06721E-28</text:p>
          </table:table-cell>
          <table:table-cell office:value-type="float" office:value="6.473E-029" calcext:value-type="float">
            <text:p>6.473E-29</text:p>
          </table:table-cell>
          <table:table-cell office:value-type="float" office:value="3.92653E-029" calcext:value-type="float">
            <text:p>3.92653E-29</text:p>
          </table:table-cell>
          <table:table-cell office:value-type="float" office:value="2.38211E-029" calcext:value-type="float">
            <text:p>2.38211E-29</text:p>
          </table:table-cell>
          <table:table-cell office:value-type="float" office:value="1.44515E-029" calcext:value-type="float">
            <text:p>1.44515E-29</text:p>
          </table:table-cell>
          <table:table-cell office:value-type="float" office:value="8.76576E-030" calcext:value-type="float">
            <text:p>8.76576E-30</text:p>
          </table:table-cell>
          <table:table-cell office:value-type="float" office:value="5.31473E-030" calcext:value-type="float">
            <text:p>5.31473E-30</text:p>
          </table:table-cell>
          <table:table-cell office:value-type="float" office:value="3.2207E-030" calcext:value-type="float">
            <text:p>3.2207E-30</text:p>
          </table:table-cell>
          <table:table-cell office:value-type="float" office:value="1.95078E-030" calcext:value-type="float">
            <text:p>1.95078E-30</text:p>
          </table:table-cell>
          <table:table-cell office:value-type="float" office:value="1.18161E-030" calcext:value-type="float">
            <text:p>1.18161E-30</text:p>
          </table:table-cell>
          <table:table-cell office:value-type="float" office:value="7.16306E-031" calcext:value-type="float">
            <text:p>7.16306E-31</text:p>
          </table:table-cell>
          <table:table-cell office:value-type="float" office:value="4.35194E-031" calcext:value-type="float">
            <text:p>4.35194E-31</text:p>
          </table:table-cell>
          <table:table-cell office:value-type="float" office:value="2.65371E-031" calcext:value-type="float">
            <text:p>2.65371E-31</text:p>
          </table:table-cell>
          <table:table-cell office:value-type="float" office:value="1.62646E-031" calcext:value-type="float">
            <text:p>1.62646E-31</text:p>
          </table:table-cell>
          <table:table-cell office:value-type="float" office:value="1.00225E-031" calcext:value-type="float">
            <text:p>1.00225E-31</text:p>
          </table:table-cell>
          <table:table-cell office:value-type="float" office:value="6.20036E-032" calcext:value-type="float">
            <text:p>6.20036E-32</text:p>
          </table:table-cell>
          <table:table-cell office:value-type="float" office:value="3.83109E-032" calcext:value-type="float">
            <text:p>3.83109E-32</text:p>
          </table:table-cell>
          <table:table-cell office:value-type="float" office:value="2.34035E-032" calcext:value-type="float">
            <text:p>2.34035E-32</text:p>
          </table:table-cell>
          <table:table-cell office:value-type="float" office:value="1.38729E-032" calcext:value-type="float">
            <text:p>1.38729E-32</text:p>
          </table:table-cell>
          <table:table-cell office:value-type="float" office:value="7.72235E-033" calcext:value-type="float">
            <text:p>7.72235E-33</text:p>
          </table:table-cell>
          <table:table-cell office:value-type="float" office:value="3.78614E-033" calcext:value-type="float">
            <text:p>3.78614E-33</text:p>
          </table:table-cell>
          <table:table-cell office:value-type="float" office:value="1.40565E-033" calcext:value-type="float">
            <text:p>1.40565E-33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0906708" calcext:value-type="float">
            <text:p>9.06708E-10</text:p>
          </table:table-cell>
          <table:table-cell office:value-type="float" office:value="0.00000000222387" calcext:value-type="float">
            <text:p>2.22387E-09</text:p>
          </table:table-cell>
          <table:table-cell office:value-type="float" office:value="0.0000000020544" calcext:value-type="float">
            <text:p>2.0544E-09</text:p>
          </table:table-cell>
          <table:table-cell office:value-type="float" office:value="0.00000000107265" calcext:value-type="float">
            <text:p>1.07265E-09</text:p>
          </table:table-cell>
          <table:table-cell office:value-type="float" office:value="0.00000000261284" calcext:value-type="float">
            <text:p>2.61284E-09</text:p>
          </table:table-cell>
          <table:table-cell office:value-type="float" office:value="0.00000000910228" calcext:value-type="float">
            <text:p>9.10228E-09</text:p>
          </table:table-cell>
          <table:table-cell office:value-type="float" office:value="0.0000000190049" calcext:value-type="float">
            <text:p>1.90049E-08</text:p>
          </table:table-cell>
          <table:table-cell office:value-type="float" office:value="0.0000000294442" calcext:value-type="float">
            <text:p>2.94442E-08</text:p>
          </table:table-cell>
          <table:table-cell office:value-type="float" office:value="0.0000000401623" calcext:value-type="float">
            <text:p>4.01623E-08</text:p>
          </table:table-cell>
          <table:table-cell office:value-type="float" office:value="0.0000000542438" calcext:value-type="float">
            <text:p>5.42438E-08</text:p>
          </table:table-cell>
          <table:table-cell office:value-type="float" office:value="0.000000077175" calcext:value-type="float">
            <text:p>7.7175E-08</text:p>
          </table:table-cell>
          <table:table-cell office:value-type="float" office:value="0.000000116963" calcext:value-type="float">
            <text:p>1.16963E-07</text:p>
          </table:table-cell>
          <table:table-cell office:value-type="float" office:value="0.000000184167" calcext:value-type="float">
            <text:p>1.84167E-07</text:p>
          </table:table-cell>
          <table:table-cell office:value-type="float" office:value="0.000000296539" calcext:value-type="float">
            <text:p>2.96539E-07</text:p>
          </table:table-cell>
          <table:table-cell office:value-type="float" office:value="0.000000485476" calcext:value-type="float">
            <text:p>4.85476E-07</text:p>
          </table:table-cell>
          <table:table-cell office:value-type="float" office:value="0.000000807679" calcext:value-type="float">
            <text:p>8.07679E-07</text:p>
          </table:table-cell>
          <table:table-cell office:value-type="float" office:value="0.00000135682" calcext:value-type="float">
            <text:p>1.35682E-06</text:p>
          </table:table-cell>
          <table:table-cell office:value-type="float" office:value="0.0000022897" calcext:value-type="float">
            <text:p>2.2897E-06</text:p>
          </table:table-cell>
          <table:table-cell office:value-type="float" office:value="0.00000386968" calcext:value-type="float">
            <text:p>3.86968E-06</text:p>
          </table:table-cell>
          <table:table-cell office:value-type="float" office:value="0.00000654085" calcext:value-type="float">
            <text:p>6.54085E-06</text:p>
          </table:table-cell>
          <table:table-cell office:value-type="float" office:value="0.000011001" calcext:value-type="float">
            <text:p>1.1001E-05</text:p>
          </table:table-cell>
          <table:table-cell office:value-type="float" office:value="0.000018306" calcext:value-type="float">
            <text:p>1.8306E-05</text:p>
          </table:table-cell>
          <table:table-cell office:value-type="float" office:value="0.0000301394" calcext:value-type="float">
            <text:p>3.01394E-05</text:p>
          </table:table-cell>
          <table:table-cell office:value-type="float" office:value="0.000049331" calcext:value-type="float">
            <text:p>4.9331E-05</text:p>
          </table:table-cell>
          <table:table-cell office:value-type="float" office:value="0.0000807005" calcext:value-type="float">
            <text:p>8.07005E-05</text:p>
          </table:table-cell>
          <table:table-cell office:value-type="float" office:value="0.000132239" calcext:value-type="float">
            <text:p>0.000132239</text:p>
          </table:table-cell>
          <table:table-cell office:value-type="float" office:value="0.000217173" calcext:value-type="float">
            <text:p>0.000217173</text:p>
          </table:table-cell>
          <table:table-cell office:value-type="float" office:value="0.000357299" calcext:value-type="float">
            <text:p>0.000357299</text:p>
          </table:table-cell>
          <table:table-cell office:value-type="float" office:value="0.000588453" calcext:value-type="float">
            <text:p>0.000588453</text:p>
          </table:table-cell>
          <table:table-cell office:value-type="float" office:value="0.000969204" calcext:value-type="float">
            <text:p>0.000969204</text:p>
          </table:table-cell>
          <table:table-cell office:value-type="float" office:value="0.00159608" calcext:value-type="float">
            <text:p>0.00159608</text:p>
          </table:table-cell>
          <table:table-cell office:value-type="float" office:value="0.00262932" calcext:value-type="float">
            <text:p>0.00262932</text:p>
          </table:table-cell>
          <table:table-cell office:value-type="float" office:value="0.00433392" calcext:value-type="float">
            <text:p>0.00433392</text:p>
          </table:table-cell>
          <table:table-cell office:value-type="float" office:value="0.00714517" calcext:value-type="float">
            <text:p>0.00714517</text:p>
          </table:table-cell>
          <table:table-cell office:value-type="float" office:value="0.0117745" calcext:value-type="float">
            <text:p>0.0117745</text:p>
          </table:table-cell>
          <table:table-cell office:value-type="float" office:value="0.0193864" calcext:value-type="float">
            <text:p>0.0193864</text:p>
          </table:table-cell>
          <table:table-cell office:value-type="float" office:value="0.0318796" calcext:value-type="float">
            <text:p>0.0318796</text:p>
          </table:table-cell>
          <table:table-cell office:value-type="float" office:value="0.0523197" calcext:value-type="float">
            <text:p>0.0523197</text:p>
          </table:table-cell>
          <table:table-cell office:value-type="float" office:value="0.0855801" calcext:value-type="float">
            <text:p>0.0855801</text:p>
          </table:table-cell>
          <table:table-cell office:value-type="float" office:value="0.139217" calcext:value-type="float">
            <text:p>0.139217</text:p>
          </table:table-cell>
          <table:table-cell office:value-type="float" office:value="0.224461" calcext:value-type="float">
            <text:p>0.224461</text:p>
          </table:table-cell>
          <table:table-cell office:value-type="float" office:value="0.356747" calcext:value-type="float">
            <text:p>0.356747</text:p>
          </table:table-cell>
          <table:table-cell office:value-type="float" office:value="0.554275" calcext:value-type="float">
            <text:p>0.554275</text:p>
          </table:table-cell>
          <table:table-cell office:value-type="float" office:value="0.831514" calcext:value-type="float">
            <text:p>0.831514</text:p>
          </table:table-cell>
          <table:table-cell office:value-type="float" office:value="1.18389" calcext:value-type="float">
            <text:p>1.18389</text:p>
          </table:table-cell>
          <table:table-cell office:value-type="float" office:value="1.56527" calcext:value-type="float">
            <text:p>1.56527</text:p>
          </table:table-cell>
          <table:table-cell office:value-type="float" office:value="1.87721" calcext:value-type="float">
            <text:p>1.87721</text:p>
          </table:table-cell>
          <table:table-cell office:value-type="float" office:value="2.00344" calcext:value-type="float">
            <text:p>2.00344</text:p>
          </table:table-cell>
          <table:table-cell office:value-type="float" office:value="1.8881" calcext:value-type="float">
            <text:p>1.8881</text:p>
          </table:table-cell>
          <table:table-cell office:value-type="float" office:value="1.58246" calcext:value-type="float">
            <text:p>1.58246</text:p>
          </table:table-cell>
          <table:table-cell office:value-type="float" office:value="1.20179" calcext:value-type="float">
            <text:p>1.20179</text:p>
          </table:table-cell>
          <table:table-cell office:value-type="float" office:value="0.846599" calcext:value-type="float">
            <text:p>0.846599</text:p>
          </table:table-cell>
          <table:table-cell office:value-type="float" office:value="0.565484" calcext:value-type="float">
            <text:p>0.565484</text:p>
          </table:table-cell>
          <table:table-cell office:value-type="float" office:value="0.364449" calcext:value-type="float">
            <text:p>0.364449</text:p>
          </table:table-cell>
          <table:table-cell office:value-type="float" office:value="0.229491" calcext:value-type="float">
            <text:p>0.229491</text:p>
          </table:table-cell>
          <table:table-cell office:value-type="float" office:value="0.142394" calcext:value-type="float">
            <text:p>0.142394</text:p>
          </table:table-cell>
          <table:table-cell office:value-type="float" office:value="0.0875502" calcext:value-type="float">
            <text:p>0.0875502</text:p>
          </table:table-cell>
          <table:table-cell office:value-type="float" office:value="0.0535314" calcext:value-type="float">
            <text:p>0.0535314</text:p>
          </table:table-cell>
          <table:table-cell office:value-type="float" office:value="0.0326146" calcext:value-type="float">
            <text:p>0.0326146</text:p>
          </table:table-cell>
          <table:table-cell office:value-type="float" office:value="0.0198254" calcext:value-type="float">
            <text:p>0.0198254</text:p>
          </table:table-cell>
          <table:table-cell office:value-type="float" office:value="0.0120365" calcext:value-type="float">
            <text:p>0.0120365</text:p>
          </table:table-cell>
          <table:table-cell office:value-type="float" office:value="0.00730341" calcext:value-type="float">
            <text:p>0.00730341</text:p>
          </table:table-cell>
          <table:table-cell office:value-type="float" office:value="0.00442877" calcext:value-type="float">
            <text:p>0.00442877</text:p>
          </table:table-cell>
          <table:table-cell office:value-type="float" office:value="0.00268407" calcext:value-type="float">
            <text:p>0.00268407</text:p>
          </table:table-cell>
          <table:table-cell office:value-type="float" office:value="0.00162873" calcext:value-type="float">
            <text:p>0.00162873</text:p>
          </table:table-cell>
          <table:table-cell office:value-type="float" office:value="0.000991663" calcext:value-type="float">
            <text:p>0.000991663</text:p>
          </table:table-cell>
          <table:table-cell office:value-type="float" office:value="0.00060533" calcext:value-type="float">
            <text:p>0.00060533</text:p>
          </table:table-cell>
          <table:table-cell office:value-type="float" office:value="0.000369978" calcext:value-type="float">
            <text:p>0.000369978</text:p>
          </table:table-cell>
          <table:table-cell office:value-type="float" office:value="0.000226914" calcext:value-type="float">
            <text:p>0.000226914</text:p>
          </table:table-cell>
          <table:table-cell office:value-type="float" office:value="0.000140125" calcext:value-type="float">
            <text:p>0.000140125</text:p>
          </table:table-cell>
          <table:table-cell office:value-type="float" office:value="0.0000869036" calcext:value-type="float">
            <text:p>8.69036E-05</text:p>
          </table:table-cell>
          <table:table-cell office:value-type="float" office:value="0.0000537172" calcext:value-type="float">
            <text:p>5.37172E-05</text:p>
          </table:table-cell>
          <table:table-cell office:value-type="float" office:value="0.000033186" calcext:value-type="float">
            <text:p>3.3186E-05</text:p>
          </table:table-cell>
          <table:table-cell office:value-type="float" office:value="0.0000206275" calcext:value-type="float">
            <text:p>2.06275E-05</text:p>
          </table:table-cell>
          <table:table-cell office:value-type="float" office:value="0.0000125938" calcext:value-type="float">
            <text:p>1.25938E-05</text:p>
          </table:table-cell>
          <table:table-cell office:value-type="float" office:value="0.00000725221" calcext:value-type="float">
            <text:p>7.25221E-06</text:p>
          </table:table-cell>
          <table:table-cell office:value-type="float" office:value="0.00000393908" calcext:value-type="float">
            <text:p>3.93908E-06</text:p>
          </table:table-cell>
          <table:table-cell office:value-type="float" office:value="0.0000021266" calcext:value-type="float">
            <text:p>2.1266E-06</text:p>
          </table:table-cell>
          <table:table-cell office:value-type="float" office:value="0.00000116194" calcext:value-type="float">
            <text:p>1.16194E-06</text:p>
          </table:table-cell>
          <table:table-cell office:value-type="float" office:value="0.000000581346" calcext:value-type="float">
            <text:p>5.81346E-07</text:p>
          </table:table-cell>
          <table:table-cell office:value-type="float" office:value="0.000000266502" calcext:value-type="float">
            <text:p>2.66502E-07</text:p>
          </table:table-cell>
          <table:table-cell office:value-type="float" office:value="0.000000198463" calcext:value-type="float">
            <text:p>1.98463E-07</text:p>
          </table:table-cell>
          <table:table-cell office:value-type="float" office:value="0.000000230062" calcext:value-type="float">
            <text:p>2.30062E-07</text:p>
          </table:table-cell>
          <table:table-cell office:value-type="float" office:value="0.000000218631" calcext:value-type="float">
            <text:p>2.18631E-07</text:p>
          </table:table-cell>
          <table:table-cell office:value-type="float" office:value="0.00000017217" calcext:value-type="float">
            <text:p>1.7217E-07</text:p>
          </table:table-cell>
          <table:table-cell office:value-type="float" office:value="0.000000140531" calcext:value-type="float">
            <text:p>1.40531E-07</text:p>
          </table:table-cell>
          <table:table-cell office:value-type="float" office:value="0.000000113779" calcext:value-type="float">
            <text:p>1.13779E-07</text:p>
          </table:table-cell>
          <table:table-cell office:value-type="float" office:value="0.0000000739573" calcext:value-type="float">
            <text:p>7.39573E-08</text:p>
          </table:table-cell>
          <table:table-cell office:value-type="float" office:value="0.0000000352569" calcext:value-type="float">
            <text:p>3.52569E-08</text:p>
          </table:table-cell>
          <table:table-cell office:value-type="float" office:value="0.0000000134282" calcext:value-type="float">
            <text:p>1.34282E-08</text:p>
          </table:table-cell>
          <table:table-cell office:value-type="float" office:value="0.00000000728978" calcext:value-type="float">
            <text:p>7.28978E-09</text:p>
          </table:table-cell>
          <table:table-cell office:value-type="float" office:value="0.00000000989016" calcext:value-type="float">
            <text:p>9.89016E-09</text:p>
          </table:table-cell>
          <table:table-cell office:value-type="float" office:value="0.0000000158642" calcext:value-type="float">
            <text:p>1.58642E-08</text:p>
          </table:table-cell>
          <table:table-cell office:value-type="float" office:value="0.000000020687" calcext:value-type="float">
            <text:p>2.0687E-08</text:p>
          </table:table-cell>
          <table:table-cell office:value-type="float" office:value="0.0000000216863" calcext:value-type="float">
            <text:p>2.16863E-08</text:p>
          </table:table-cell>
          <table:table-cell office:value-type="float" office:value="0.0000000192596" calcext:value-type="float">
            <text:p>1.92596E-08</text:p>
          </table:table-cell>
          <table:table-cell office:value-type="float" office:value="0.0000000153951" calcext:value-type="float">
            <text:p>1.53951E-08</text:p>
          </table:table-cell>
          <table:table-cell office:value-type="float" office:value="0.0000000119023" calcext:value-type="float">
            <text:p>1.19023E-08</text:p>
          </table:table-cell>
          <table:table-cell office:value-type="float" office:value="0.0000000097318" calcext:value-type="float">
            <text:p>9.7318E-09</text:p>
          </table:table-cell>
          <table:table-cell office:value-type="float" office:value="0.00000000888807" calcext:value-type="float">
            <text:p>8.88807E-09</text:p>
          </table:table-cell>
          <table:table-cell office:value-type="float" office:value="0.00000000873935" calcext:value-type="float">
            <text:p>8.73935E-09</text:p>
          </table:table-cell>
          <table:table-cell office:value-type="float" office:value="0.00000000856424" calcext:value-type="float">
            <text:p>8.56424E-09</text:p>
          </table:table-cell>
          <table:table-cell office:value-type="float" office:value="0.0000000080099" calcext:value-type="float">
            <text:p>8.0099E-09</text:p>
          </table:table-cell>
          <table:table-cell office:value-type="float" office:value="0.00000000714169" calcext:value-type="float">
            <text:p>7.14169E-09</text:p>
          </table:table-cell>
          <table:table-cell office:value-type="float" office:value="0.0000000061915" calcext:value-type="float">
            <text:p>6.1915E-09</text:p>
          </table:table-cell>
          <table:table-cell office:value-type="float" office:value="0.0000000053623" calcext:value-type="float">
            <text:p>5.3623E-09</text:p>
          </table:table-cell>
          <table:table-cell office:value-type="float" office:value="0.00000000474865" calcext:value-type="float">
            <text:p>4.74865E-09</text:p>
          </table:table-cell>
          <table:table-cell office:value-type="float" office:value="0.00000000431854" calcext:value-type="float">
            <text:p>4.31854E-09</text:p>
          </table:table-cell>
          <table:table-cell office:value-type="float" office:value="0.00000000396007" calcext:value-type="float">
            <text:p>3.96007E-09</text:p>
          </table:table-cell>
          <table:table-cell office:value-type="float" office:value="0.00000000356812" calcext:value-type="float">
            <text:p>3.56812E-09</text:p>
          </table:table-cell>
          <table:table-cell office:value-type="float" office:value="0.0000000031238" calcext:value-type="float">
            <text:p>3.1238E-09</text:p>
          </table:table-cell>
          <table:table-cell office:value-type="float" office:value="0.00000000269405" calcext:value-type="float">
            <text:p>2.69405E-09</text:p>
          </table:table-cell>
          <table:table-cell office:value-type="float" office:value="0.00000000234791" calcext:value-type="float">
            <text:p>2.34791E-09</text:p>
          </table:table-cell>
          <table:table-cell office:value-type="float" office:value="0.00000000209011" calcext:value-type="float">
            <text:p>2.09011E-09</text:p>
          </table:table-cell>
          <table:table-cell office:value-type="float" office:value="0.00000000187105" calcext:value-type="float">
            <text:p>1.87105E-09</text:p>
          </table:table-cell>
          <table:table-cell office:value-type="float" office:value="0.00000000164232" calcext:value-type="float">
            <text:p>1.64232E-09</text:p>
          </table:table-cell>
          <table:table-cell office:value-type="float" office:value="0.00000000139884" calcext:value-type="float">
            <text:p>1.39884E-09</text:p>
          </table:table-cell>
          <table:table-cell office:value-type="float" office:value="0.00000000117117" calcext:value-type="float">
            <text:p>1.17117E-09</text:p>
          </table:table-cell>
          <table:table-cell office:value-type="float" office:value="0.000000000988391" calcext:value-type="float">
            <text:p>9.88391E-10</text:p>
          </table:table-cell>
          <table:table-cell office:value-type="float" office:value="0.00000000085508" calcext:value-type="float">
            <text:p>8.5508E-10</text:p>
          </table:table-cell>
          <table:table-cell office:value-type="float" office:value="0.000000000754618" calcext:value-type="float">
            <text:p>7.54618E-10</text:p>
          </table:table-cell>
          <table:table-cell office:value-type="float" office:value="0.000000000664999" calcext:value-type="float">
            <text:p>6.64999E-10</text:p>
          </table:table-cell>
          <table:table-cell office:value-type="float" office:value="0.000000000571962" calcext:value-type="float">
            <text:p>5.71962E-10</text:p>
          </table:table-cell>
          <table:table-cell office:value-type="float" office:value="0.000000000472011" calcext:value-type="float">
            <text:p>4.72011E-10</text:p>
          </table:table-cell>
          <table:table-cell office:value-type="float" office:value="0.000000000369102" calcext:value-type="float">
            <text:p>3.69102E-10</text:p>
          </table:table-cell>
          <table:table-cell office:value-type="float" office:value="0.000000000271278" calcext:value-type="float">
            <text:p>2.71278E-10</text:p>
          </table:table-cell>
          <table:table-cell office:value-type="float" office:value="0.000000000187097" calcext:value-type="float">
            <text:p>1.87097E-10</text:p>
          </table:table-cell>
          <table:table-cell office:value-type="float" office:value="0.000000000121539" calcext:value-type="float">
            <text:p>1.21539E-10</text:p>
          </table:table-cell>
          <table:table-cell office:value-type="float" office:value="0.0000000000746264" calcext:value-type="float">
            <text:p>7.46264E-11</text:p>
          </table:table-cell>
          <table:table-cell office:value-type="float" office:value="0.0000000000433297" calcext:value-type="float">
            <text:p>4.33297E-11</text:p>
          </table:table-cell>
          <table:table-cell office:value-type="float" office:value="0.0000000000238105" calcext:value-type="float">
            <text:p>2.38105E-11</text:p>
          </table:table-cell>
          <table:table-cell office:value-type="float" office:value="0.0000000000124414" calcext:value-type="float">
            <text:p>1.24414E-11</text:p>
          </table:table-cell>
          <table:table-cell office:value-type="float" office:value="0.00000000000621151" calcext:value-type="float">
            <text:p>6.21151E-12</text:p>
          </table:table-cell>
          <table:table-cell office:value-type="float" office:value="0.00000000000296335" calcext:value-type="float">
            <text:p>2.96335E-12</text:p>
          </table:table-cell>
          <table:table-cell office:value-type="float" office:value="0.00000000000134927" calcext:value-type="float">
            <text:p>1.34927E-12</text:p>
          </table:table-cell>
          <table:table-cell office:value-type="float" office:value="0.00000000000058897" calcext:value-type="float">
            <text:p>5.8897E-13</text:p>
          </table:table-cell>
          <table:table-cell office:value-type="float" office:value="0.000000000000248058" calcext:value-type="float">
            <text:p>2.48058E-13</text:p>
          </table:table-cell>
          <table:table-cell office:value-type="float" office:value="0.00000000000010061" calcext:value-type="float">
            <text:p>1.0061E-13</text:p>
          </table:table-cell>
          <table:table-cell office:value-type="float" office:value="0.0000000000000390785" calcext:value-type="float">
            <text:p>3.90785E-14</text:p>
          </table:table-cell>
          <table:table-cell office:value-type="float" office:value="0.0000000000000146336" calcext:value-type="float">
            <text:p>1.46336E-14</text:p>
          </table:table-cell>
          <table:table-cell office:value-type="float" office:value="5.34928E-015" calcext:value-type="float">
            <text:p>5.34928E-15</text:p>
          </table:table-cell>
          <table:table-cell office:value-type="float" office:value="1.89348E-015" calcext:value-type="float">
            <text:p>1.89348E-15</text:p>
          </table:table-cell>
          <table:table-cell office:value-type="float" office:value="6.37664E-016" calcext:value-type="float">
            <text:p>6.37664E-16</text:p>
          </table:table-cell>
          <table:table-cell office:value-type="float" office:value="2.08046E-016" calcext:value-type="float">
            <text:p>2.08046E-16</text:p>
          </table:table-cell>
          <table:table-cell office:value-type="float" office:value="6.80548E-017" calcext:value-type="float">
            <text:p>6.80548E-17</text:p>
          </table:table-cell>
          <table:table-cell office:value-type="float" office:value="2.15498E-017" calcext:value-type="float">
            <text:p>2.15498E-17</text:p>
          </table:table-cell>
          <table:table-cell office:value-type="float" office:value="6.22805E-018" calcext:value-type="float">
            <text:p>6.22805E-18</text:p>
          </table:table-cell>
          <table:table-cell office:value-type="float" office:value="1.7742E-018" calcext:value-type="float">
            <text:p>1.7742E-18</text:p>
          </table:table-cell>
          <table:table-cell office:value-type="float" office:value="5.60382E-019" calcext:value-type="float">
            <text:p>5.60382E-19</text:p>
          </table:table-cell>
          <table:table-cell office:value-type="float" office:value="1.63354E-019" calcext:value-type="float">
            <text:p>1.63354E-19</text:p>
          </table:table-cell>
          <table:table-cell office:value-type="float" office:value="3.54702E-020" calcext:value-type="float">
            <text:p>3.54702E-20</text:p>
          </table:table-cell>
          <table:table-cell office:value-type="float" office:value="8.89049E-021" calcext:value-type="float">
            <text:p>8.89049E-21</text:p>
          </table:table-cell>
          <table:table-cell office:value-type="float" office:value="3.83599E-021" calcext:value-type="float">
            <text:p>3.83599E-21</text:p>
          </table:table-cell>
          <table:table-cell office:value-type="float" office:value="1.02148E-021" calcext:value-type="float">
            <text:p>1.02148E-21</text:p>
          </table:table-cell>
          <table:table-cell office:value-type="float" office:value="5.86918E-023" calcext:value-type="float">
            <text:p>5.86918E-23</text:p>
          </table:table-cell>
          <table:table-cell office:value-type="float" office:value="4.38647E-023" calcext:value-type="float">
            <text:p>4.38647E-23</text:p>
          </table:table-cell>
          <table:table-cell office:value-type="float" office:value="5.19038E-023" calcext:value-type="float">
            <text:p>5.19038E-23</text:p>
          </table:table-cell>
          <table:table-cell office:value-type="float" office:value="1.47248E-023" calcext:value-type="float">
            <text:p>1.47248E-23</text:p>
          </table:table-cell>
          <table:table-cell office:value-type="float" office:value="3.3273E-024" calcext:value-type="float">
            <text:p>3.3273E-24</text:p>
          </table:table-cell>
          <table:table-cell office:value-type="float" office:value="3.97644E-024" calcext:value-type="float">
            <text:p>3.97644E-24</text:p>
          </table:table-cell>
          <table:table-cell office:value-type="float" office:value="2.84748E-024" calcext:value-type="float">
            <text:p>2.84748E-24</text:p>
          </table:table-cell>
          <table:table-cell office:value-type="float" office:value="1.39767E-024" calcext:value-type="float">
            <text:p>1.39767E-24</text:p>
          </table:table-cell>
          <table:table-cell office:value-type="float" office:value="8.08274E-025" calcext:value-type="float">
            <text:p>8.08274E-25</text:p>
          </table:table-cell>
          <table:table-cell office:value-type="float" office:value="5.33203E-025" calcext:value-type="float">
            <text:p>5.33203E-25</text:p>
          </table:table-cell>
          <table:table-cell office:value-type="float" office:value="3.24583E-025" calcext:value-type="float">
            <text:p>3.24583E-25</text:p>
          </table:table-cell>
          <table:table-cell office:value-type="float" office:value="1.91472E-025" calcext:value-type="float">
            <text:p>1.91472E-25</text:p>
          </table:table-cell>
          <table:table-cell office:value-type="float" office:value="1.16406E-025" calcext:value-type="float">
            <text:p>1.16406E-25</text:p>
          </table:table-cell>
          <table:table-cell office:value-type="float" office:value="7.12107E-026" calcext:value-type="float">
            <text:p>7.12107E-26</text:p>
          </table:table-cell>
          <table:table-cell office:value-type="float" office:value="4.31105E-026" calcext:value-type="float">
            <text:p>4.31105E-26</text:p>
          </table:table-cell>
          <table:table-cell office:value-type="float" office:value="2.60857E-026" calcext:value-type="float">
            <text:p>2.60857E-26</text:p>
          </table:table-cell>
          <table:table-cell office:value-type="float" office:value="1.5836E-026" calcext:value-type="float">
            <text:p>1.5836E-26</text:p>
          </table:table-cell>
          <table:table-cell office:value-type="float" office:value="9.61073E-027" calcext:value-type="float">
            <text:p>9.61073E-27</text:p>
          </table:table-cell>
          <table:table-cell office:value-type="float" office:value="5.82736E-027" calcext:value-type="float">
            <text:p>5.82736E-27</text:p>
          </table:table-cell>
          <table:table-cell office:value-type="float" office:value="3.53414E-027" calcext:value-type="float">
            <text:p>3.53414E-27</text:p>
          </table:table-cell>
          <table:table-cell office:value-type="float" office:value="2.14383E-027" calcext:value-type="float">
            <text:p>2.14383E-27</text:p>
          </table:table-cell>
          <table:table-cell office:value-type="float" office:value="1.30031E-027" calcext:value-type="float">
            <text:p>1.30031E-27</text:p>
          </table:table-cell>
          <table:table-cell office:value-type="float" office:value="7.88612E-028" calcext:value-type="float">
            <text:p>7.88612E-28</text:p>
          </table:table-cell>
          <table:table-cell office:value-type="float" office:value="4.78265E-028" calcext:value-type="float">
            <text:p>4.78265E-28</text:p>
          </table:table-cell>
          <table:table-cell office:value-type="float" office:value="2.90035E-028" calcext:value-type="float">
            <text:p>2.90035E-28</text:p>
          </table:table-cell>
          <table:table-cell office:value-type="float" office:value="1.75874E-028" calcext:value-type="float">
            <text:p>1.75874E-28</text:p>
          </table:table-cell>
          <table:table-cell office:value-type="float" office:value="1.06647E-028" calcext:value-type="float">
            <text:p>1.06647E-28</text:p>
          </table:table-cell>
          <table:table-cell office:value-type="float" office:value="6.46729E-029" calcext:value-type="float">
            <text:p>6.46729E-29</text:p>
          </table:table-cell>
          <table:table-cell office:value-type="float" office:value="3.92273E-029" calcext:value-type="float">
            <text:p>3.92273E-29</text:p>
          </table:table-cell>
          <table:table-cell office:value-type="float" office:value="2.38033E-029" calcext:value-type="float">
            <text:p>2.38033E-29</text:p>
          </table:table-cell>
          <table:table-cell office:value-type="float" office:value="1.44543E-029" calcext:value-type="float">
            <text:p>1.44543E-29</text:p>
          </table:table-cell>
          <table:table-cell office:value-type="float" office:value="8.78658E-030" calcext:value-type="float">
            <text:p>8.78658E-30</text:p>
          </table:table-cell>
          <table:table-cell office:value-type="float" office:value="5.3492E-030" calcext:value-type="float">
            <text:p>5.3492E-30</text:p>
          </table:table-cell>
          <table:table-cell office:value-type="float" office:value="3.26244E-030" calcext:value-type="float">
            <text:p>3.26244E-30</text:p>
          </table:table-cell>
          <table:table-cell office:value-type="float" office:value="1.99354E-030" calcext:value-type="float">
            <text:p>1.99354E-30</text:p>
          </table:table-cell>
          <table:table-cell office:value-type="float" office:value="1.21985E-030" calcext:value-type="float">
            <text:p>1.21985E-30</text:p>
          </table:table-cell>
          <table:table-cell office:value-type="float" office:value="7.46242E-031" calcext:value-type="float">
            <text:p>7.46242E-31</text:p>
          </table:table-cell>
          <table:table-cell office:value-type="float" office:value="4.5468E-031" calcext:value-type="float">
            <text:p>4.5468E-31</text:p>
          </table:table-cell>
          <table:table-cell office:value-type="float" office:value="2.73945E-031" calcext:value-type="float">
            <text:p>2.73945E-31</text:p>
          </table:table-cell>
          <table:table-cell office:value-type="float" office:value="1.61081E-031" calcext:value-type="float">
            <text:p>1.61081E-31</text:p>
          </table:table-cell>
          <table:table-cell office:value-type="float" office:value="9.02763E-032" calcext:value-type="float">
            <text:p>9.02763E-32</text:p>
          </table:table-cell>
          <table:table-cell office:value-type="float" office:value="4.60885E-032" calcext:value-type="float">
            <text:p>4.60885E-32</text:p>
          </table:table-cell>
          <table:table-cell office:value-type="float" office:value="1.94074E-032" calcext:value-type="float">
            <text:p>1.94074E-32</text:p>
          </table:table-cell>
          <table:table-cell office:value-type="float" office:value="5.04771E-033" calcext:value-type="float">
            <text:p>5.04771E-33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108548" calcext:value-type="float">
            <text:p>1.08548E-09</text:p>
          </table:table-cell>
          <table:table-cell office:value-type="float" office:value="0.00000000378278" calcext:value-type="float">
            <text:p>3.78278E-09</text:p>
          </table:table-cell>
          <table:table-cell office:value-type="float" office:value="0.00000000671559" calcext:value-type="float">
            <text:p>6.71559E-09</text:p>
          </table:table-cell>
          <table:table-cell office:value-type="float" office:value="0.0000000084067" calcext:value-type="float">
            <text:p>8.4067E-09</text:p>
          </table:table-cell>
          <table:table-cell office:value-type="float" office:value="0.00000000814606" calcext:value-type="float">
            <text:p>8.14606E-09</text:p>
          </table:table-cell>
          <table:table-cell office:value-type="float" office:value="0.00000000623544" calcext:value-type="float">
            <text:p>6.23544E-09</text:p>
          </table:table-cell>
          <table:table-cell office:value-type="float" office:value="0.00000000377581" calcext:value-type="float">
            <text:p>3.77581E-09</text:p>
          </table:table-cell>
          <table:table-cell office:value-type="float" office:value="0.00000000190234" calcext:value-type="float">
            <text:p>1.90234E-09</text:p>
          </table:table-cell>
          <table:table-cell office:value-type="float" office:value="0.00000000133989" calcext:value-type="float">
            <text:p>1.33989E-09</text:p>
          </table:table-cell>
          <table:table-cell office:value-type="float" office:value="0.00000000218081" calcext:value-type="float">
            <text:p>2.18081E-09</text:p>
          </table:table-cell>
          <table:table-cell office:value-type="float" office:value="0.00000000460416" calcext:value-type="float">
            <text:p>4.60416E-09</text:p>
          </table:table-cell>
          <table:table-cell office:value-type="float" office:value="0.00000000971711" calcext:value-type="float">
            <text:p>9.71711E-09</text:p>
          </table:table-cell>
          <table:table-cell office:value-type="float" office:value="0.0000000207157" calcext:value-type="float">
            <text:p>2.07157E-08</text:p>
          </table:table-cell>
          <table:table-cell office:value-type="float" office:value="0.00000004324" calcext:value-type="float">
            <text:p>4.324E-08</text:p>
          </table:table-cell>
          <table:table-cell office:value-type="float" office:value="0.0000000855642" calcext:value-type="float">
            <text:p>8.55642E-08</text:p>
          </table:table-cell>
          <table:table-cell office:value-type="float" office:value="0.000000158179" calcext:value-type="float">
            <text:p>1.58179E-07</text:p>
          </table:table-cell>
          <table:table-cell office:value-type="float" office:value="0.000000273593" calcext:value-type="float">
            <text:p>2.73593E-07</text:p>
          </table:table-cell>
          <table:table-cell office:value-type="float" office:value="0.000000449736" calcext:value-type="float">
            <text:p>4.49736E-07</text:p>
          </table:table-cell>
          <table:table-cell office:value-type="float" office:value="0.000000712278" calcext:value-type="float">
            <text:p>7.12278E-07</text:p>
          </table:table-cell>
          <table:table-cell office:value-type="float" office:value="0.0000011052" calcext:value-type="float">
            <text:p>1.1052E-06</text:p>
          </table:table-cell>
          <table:table-cell office:value-type="float" office:value="0.00000170074" calcext:value-type="float">
            <text:p>1.70074E-06</text:p>
          </table:table-cell>
          <table:table-cell office:value-type="float" office:value="0.00000262951" calcext:value-type="float">
            <text:p>2.62951E-06</text:p>
          </table:table-cell>
          <table:table-cell office:value-type="float" office:value="0.00000411282" calcext:value-type="float">
            <text:p>4.11282E-06</text:p>
          </table:table-cell>
          <table:table-cell office:value-type="float" office:value="0.00000653279" calcext:value-type="float">
            <text:p>6.53279E-06</text:p>
          </table:table-cell>
          <table:table-cell office:value-type="float" office:value="0.0000105294" calcext:value-type="float">
            <text:p>1.05294E-05</text:p>
          </table:table-cell>
          <table:table-cell office:value-type="float" office:value="0.0000171792" calcext:value-type="float">
            <text:p>1.71792E-05</text:p>
          </table:table-cell>
          <table:table-cell office:value-type="float" office:value="0.0000282706" calcext:value-type="float">
            <text:p>2.82706E-05</text:p>
          </table:table-cell>
          <table:table-cell office:value-type="float" office:value="0.0000467383" calcext:value-type="float">
            <text:p>4.67383E-05</text:p>
          </table:table-cell>
          <table:table-cell office:value-type="float" office:value="0.0000774126" calcext:value-type="float">
            <text:p>7.74126E-05</text:p>
          </table:table-cell>
          <table:table-cell office:value-type="float" office:value="0.000128209" calcext:value-type="float">
            <text:p>0.000128209</text:p>
          </table:table-cell>
          <table:table-cell office:value-type="float" office:value="0.000212223" calcext:value-type="float">
            <text:p>0.000212223</text:p>
          </table:table-cell>
          <table:table-cell office:value-type="float" office:value="0.000350996" calcext:value-type="float">
            <text:p>0.000350996</text:p>
          </table:table-cell>
          <table:table-cell office:value-type="float" office:value="0.000580238" calcext:value-type="float">
            <text:p>0.000580238</text:p>
          </table:table-cell>
          <table:table-cell office:value-type="float" office:value="0.000958905" calcext:value-type="float">
            <text:p>0.000958905</text:p>
          </table:table-cell>
          <table:table-cell office:value-type="float" office:value="0.00158468" calcext:value-type="float">
            <text:p>0.00158468</text:p>
          </table:table-cell>
          <table:table-cell office:value-type="float" office:value="0.0026185" calcext:value-type="float">
            <text:p>0.0026185</text:p>
          </table:table-cell>
          <table:table-cell office:value-type="float" office:value="0.00432546" calcext:value-type="float">
            <text:p>0.00432546</text:p>
          </table:table-cell>
          <table:table-cell office:value-type="float" office:value="0.00714098" calcext:value-type="float">
            <text:p>0.00714098</text:p>
          </table:table-cell>
          <table:table-cell office:value-type="float" office:value="0.0117793" calcext:value-type="float">
            <text:p>0.0117793</text:p>
          </table:table-cell>
          <table:table-cell office:value-type="float" office:value="0.0194078" calcext:value-type="float">
            <text:p>0.0194078</text:p>
          </table:table-cell>
          <table:table-cell office:value-type="float" office:value="0.0319257" calcext:value-type="float">
            <text:p>0.0319257</text:p>
          </table:table-cell>
          <table:table-cell office:value-type="float" office:value="0.0523974" calcext:value-type="float">
            <text:p>0.0523974</text:p>
          </table:table-cell>
          <table:table-cell office:value-type="float" office:value="0.0856964" calcext:value-type="float">
            <text:p>0.0856964</text:p>
          </table:table-cell>
          <table:table-cell office:value-type="float" office:value="0.139385" calcext:value-type="float">
            <text:p>0.139385</text:p>
          </table:table-cell>
          <table:table-cell office:value-type="float" office:value="0.224696" calcext:value-type="float">
            <text:p>0.224696</text:p>
          </table:table-cell>
          <table:table-cell office:value-type="float" office:value="0.357074" calcext:value-type="float">
            <text:p>0.357074</text:p>
          </table:table-cell>
          <table:table-cell office:value-type="float" office:value="0.554721" calcext:value-type="float">
            <text:p>0.554721</text:p>
          </table:table-cell>
          <table:table-cell office:value-type="float" office:value="0.832079" calcext:value-type="float">
            <text:p>0.832079</text:p>
          </table:table-cell>
          <table:table-cell office:value-type="float" office:value="1.18449" calcext:value-type="float">
            <text:p>1.18449</text:p>
          </table:table-cell>
          <table:table-cell office:value-type="float" office:value="1.56575" calcext:value-type="float">
            <text:p>1.56575</text:p>
          </table:table-cell>
          <table:table-cell office:value-type="float" office:value="1.8774" calcext:value-type="float">
            <text:p>1.8774</text:p>
          </table:table-cell>
          <table:table-cell office:value-type="float" office:value="2.00327" calcext:value-type="float">
            <text:p>2.00327</text:p>
          </table:table-cell>
          <table:table-cell office:value-type="float" office:value="1.88762" calcext:value-type="float">
            <text:p>1.88762</text:p>
          </table:table-cell>
          <table:table-cell office:value-type="float" office:value="1.58183" calcext:value-type="float">
            <text:p>1.58183</text:p>
          </table:table-cell>
          <table:table-cell office:value-type="float" office:value="1.20121" calcext:value-type="float">
            <text:p>1.20121</text:p>
          </table:table-cell>
          <table:table-cell office:value-type="float" office:value="0.846158" calcext:value-type="float">
            <text:p>0.846158</text:p>
          </table:table-cell>
          <table:table-cell office:value-type="float" office:value="0.565165" calcext:value-type="float">
            <text:p>0.565165</text:p>
          </table:table-cell>
          <table:table-cell office:value-type="float" office:value="0.364233" calcext:value-type="float">
            <text:p>0.364233</text:p>
          </table:table-cell>
          <table:table-cell office:value-type="float" office:value="0.229368" calcext:value-type="float">
            <text:p>0.229368</text:p>
          </table:table-cell>
          <table:table-cell office:value-type="float" office:value="0.142342" calcext:value-type="float">
            <text:p>0.142342</text:p>
          </table:table-cell>
          <table:table-cell office:value-type="float" office:value="0.0875311" calcext:value-type="float">
            <text:p>0.0875311</text:p>
          </table:table-cell>
          <table:table-cell office:value-type="float" office:value="0.0535181" calcext:value-type="float">
            <text:p>0.0535181</text:p>
          </table:table-cell>
          <table:table-cell office:value-type="float" office:value="0.0326028" calcext:value-type="float">
            <text:p>0.0326028</text:p>
          </table:table-cell>
          <table:table-cell office:value-type="float" office:value="0.0198154" calcext:value-type="float">
            <text:p>0.0198154</text:p>
          </table:table-cell>
          <table:table-cell office:value-type="float" office:value="0.0120254" calcext:value-type="float">
            <text:p>0.0120254</text:p>
          </table:table-cell>
          <table:table-cell office:value-type="float" office:value="0.00729042" calcext:value-type="float">
            <text:p>0.00729042</text:p>
          </table:table-cell>
          <table:table-cell office:value-type="float" office:value="0.00441634" calcext:value-type="float">
            <text:p>0.00441634</text:p>
          </table:table-cell>
          <table:table-cell office:value-type="float" office:value="0.00267298" calcext:value-type="float">
            <text:p>0.00267298</text:p>
          </table:table-cell>
          <table:table-cell office:value-type="float" office:value="0.00161587" calcext:value-type="float">
            <text:p>0.00161587</text:p>
          </table:table-cell>
          <table:table-cell office:value-type="float" office:value="0.000975167" calcext:value-type="float">
            <text:p>0.000975167</text:p>
          </table:table-cell>
          <table:table-cell office:value-type="float" office:value="0.000587617" calcext:value-type="float">
            <text:p>0.000587617</text:p>
          </table:table-cell>
          <table:table-cell office:value-type="float" office:value="0.000353932" calcext:value-type="float">
            <text:p>0.000353932</text:p>
          </table:table-cell>
          <table:table-cell office:value-type="float" office:value="0.00021325" calcext:value-type="float">
            <text:p>0.00021325</text:p>
          </table:table-cell>
          <table:table-cell office:value-type="float" office:value="0.000128553" calcext:value-type="float">
            <text:p>0.000128553</text:p>
          </table:table-cell>
          <table:table-cell office:value-type="float" office:value="0.0000775559" calcext:value-type="float">
            <text:p>7.75559E-05</text:p>
          </table:table-cell>
          <table:table-cell office:value-type="float" office:value="0.0000469881" calcext:value-type="float">
            <text:p>4.69881E-05</text:p>
          </table:table-cell>
          <table:table-cell office:value-type="float" office:value="0.0000287451" calcext:value-type="float">
            <text:p>2.87451E-05</text:p>
          </table:table-cell>
          <table:table-cell office:value-type="float" office:value="0.0000177897" calcext:value-type="float">
            <text:p>1.77897E-05</text:p>
          </table:table-cell>
          <table:table-cell office:value-type="float" office:value="0.0000111478" calcext:value-type="float">
            <text:p>1.11478E-05</text:p>
          </table:table-cell>
          <table:table-cell office:value-type="float" office:value="0.00000708334" calcext:value-type="float">
            <text:p>7.08334E-06</text:p>
          </table:table-cell>
          <table:table-cell office:value-type="float" office:value="0.00000458228" calcext:value-type="float">
            <text:p>4.58228E-06</text:p>
          </table:table-cell>
          <table:table-cell office:value-type="float" office:value="0.00000302958" calcext:value-type="float">
            <text:p>3.02958E-06</text:p>
          </table:table-cell>
          <table:table-cell office:value-type="float" office:value="0.00000204495" calcext:value-type="float">
            <text:p>2.04495E-06</text:p>
          </table:table-cell>
          <table:table-cell office:value-type="float" office:value="0.00000141117" calcext:value-type="float">
            <text:p>1.41117E-06</text:p>
          </table:table-cell>
          <table:table-cell office:value-type="float" office:value="0.000000981744" calcext:value-type="float">
            <text:p>9.81744E-07</text:p>
          </table:table-cell>
          <table:table-cell office:value-type="float" office:value="0.000000667506" calcext:value-type="float">
            <text:p>6.67506E-07</text:p>
          </table:table-cell>
          <table:table-cell office:value-type="float" office:value="0.000000433359" calcext:value-type="float">
            <text:p>4.33359E-07</text:p>
          </table:table-cell>
          <table:table-cell office:value-type="float" office:value="0.00000026556" calcext:value-type="float">
            <text:p>2.6556E-07</text:p>
          </table:table-cell>
          <table:table-cell office:value-type="float" office:value="0.000000153794" calcext:value-type="float">
            <text:p>1.53794E-07</text:p>
          </table:table-cell>
          <table:table-cell office:value-type="float" office:value="0.0000000817643" calcext:value-type="float">
            <text:p>8.17643E-08</text:p>
          </table:table-cell>
          <table:table-cell office:value-type="float" office:value="0.0000000370886" calcext:value-type="float">
            <text:p>3.70886E-08</text:p>
          </table:table-cell>
          <table:table-cell office:value-type="float" office:value="0.0000000153019" calcext:value-type="float">
            <text:p>1.53019E-08</text:p>
          </table:table-cell>
          <table:table-cell office:value-type="float" office:value="0.0000000094536" calcext:value-type="float">
            <text:p>9.4536E-09</text:p>
          </table:table-cell>
          <table:table-cell office:value-type="float" office:value="0.0000000116192" calcext:value-type="float">
            <text:p>1.16192E-08</text:p>
          </table:table-cell>
          <table:table-cell office:value-type="float" office:value="0.0000000179219" calcext:value-type="float">
            <text:p>1.79219E-08</text:p>
          </table:table-cell>
          <table:table-cell office:value-type="float" office:value="0.0000000267425" calcext:value-type="float">
            <text:p>2.67425E-08</text:p>
          </table:table-cell>
          <table:table-cell office:value-type="float" office:value="0.0000000345805" calcext:value-type="float">
            <text:p>3.45805E-08</text:p>
          </table:table-cell>
          <table:table-cell office:value-type="float" office:value="0.0000000374707" calcext:value-type="float">
            <text:p>3.74707E-08</text:p>
          </table:table-cell>
          <table:table-cell office:value-type="float" office:value="0.0000000367888" calcext:value-type="float">
            <text:p>3.67888E-08</text:p>
          </table:table-cell>
          <table:table-cell office:value-type="float" office:value="0.0000000366294" calcext:value-type="float">
            <text:p>3.66294E-08</text:p>
          </table:table-cell>
          <table:table-cell office:value-type="float" office:value="0.0000000374582" calcext:value-type="float">
            <text:p>3.74582E-08</text:p>
          </table:table-cell>
          <table:table-cell office:value-type="float" office:value="0.0000000373275" calcext:value-type="float">
            <text:p>3.73275E-08</text:p>
          </table:table-cell>
          <table:table-cell office:value-type="float" office:value="0.0000000348842" calcext:value-type="float">
            <text:p>3.48842E-08</text:p>
          </table:table-cell>
          <table:table-cell office:value-type="float" office:value="0.0000000297332" calcext:value-type="float">
            <text:p>2.97332E-08</text:p>
          </table:table-cell>
          <table:table-cell office:value-type="float" office:value="0.0000000232919" calcext:value-type="float">
            <text:p>2.32919E-08</text:p>
          </table:table-cell>
          <table:table-cell office:value-type="float" office:value="0.0000000186948" calcext:value-type="float">
            <text:p>1.86948E-08</text:p>
          </table:table-cell>
          <table:table-cell office:value-type="float" office:value="0.0000000178719" calcext:value-type="float">
            <text:p>1.78719E-08</text:p>
          </table:table-cell>
          <table:table-cell office:value-type="float" office:value="0.0000000194994" calcext:value-type="float">
            <text:p>1.94994E-08</text:p>
          </table:table-cell>
          <table:table-cell office:value-type="float" office:value="0.0000000207951" calcext:value-type="float">
            <text:p>2.07951E-08</text:p>
          </table:table-cell>
          <table:table-cell office:value-type="float" office:value="0.0000000202304" calcext:value-type="float">
            <text:p>2.02304E-08</text:p>
          </table:table-cell>
          <table:table-cell office:value-type="float" office:value="0.0000000179701" calcext:value-type="float">
            <text:p>1.79701E-08</text:p>
          </table:table-cell>
          <table:table-cell office:value-type="float" office:value="0.0000000153377" calcext:value-type="float">
            <text:p>1.53377E-08</text:p>
          </table:table-cell>
          <table:table-cell office:value-type="float" office:value="0.0000000144092" calcext:value-type="float">
            <text:p>1.44092E-08</text:p>
          </table:table-cell>
          <table:table-cell office:value-type="float" office:value="0.0000000164893" calcext:value-type="float">
            <text:p>1.64893E-08</text:p>
          </table:table-cell>
          <table:table-cell office:value-type="float" office:value="0.0000000202882" calcext:value-type="float">
            <text:p>2.02882E-08</text:p>
          </table:table-cell>
          <table:table-cell office:value-type="float" office:value="0.0000000225412" calcext:value-type="float">
            <text:p>2.25412E-08</text:p>
          </table:table-cell>
          <table:table-cell office:value-type="float" office:value="0.0000000209234" calcext:value-type="float">
            <text:p>2.09234E-08</text:p>
          </table:table-cell>
          <table:table-cell office:value-type="float" office:value="0.0000000159953" calcext:value-type="float">
            <text:p>1.59953E-08</text:p>
          </table:table-cell>
          <table:table-cell office:value-type="float" office:value="0.0000000103117" calcext:value-type="float">
            <text:p>1.03117E-08</text:p>
          </table:table-cell>
          <table:table-cell office:value-type="float" office:value="0.00000000632664" calcext:value-type="float">
            <text:p>6.32664E-09</text:p>
          </table:table-cell>
          <table:table-cell office:value-type="float" office:value="0.00000000533837" calcext:value-type="float">
            <text:p>5.33837E-09</text:p>
          </table:table-cell>
          <table:table-cell office:value-type="float" office:value="0.00000000744968" calcext:value-type="float">
            <text:p>7.44968E-09</text:p>
          </table:table-cell>
          <table:table-cell office:value-type="float" office:value="0.0000000114782" calcext:value-type="float">
            <text:p>1.14782E-08</text:p>
          </table:table-cell>
          <table:table-cell office:value-type="float" office:value="0.000000015084" calcext:value-type="float">
            <text:p>1.5084E-08</text:p>
          </table:table-cell>
          <table:table-cell office:value-type="float" office:value="0.000000015959" calcext:value-type="float">
            <text:p>1.5959E-08</text:p>
          </table:table-cell>
          <table:table-cell office:value-type="float" office:value="0.00000001347" calcext:value-type="float">
            <text:p>1.347E-08</text:p>
          </table:table-cell>
          <table:table-cell office:value-type="float" office:value="0.0000000091307" calcext:value-type="float">
            <text:p>9.1307E-09</text:p>
          </table:table-cell>
          <table:table-cell office:value-type="float" office:value="0.00000000538128" calcext:value-type="float">
            <text:p>5.38128E-09</text:p>
          </table:table-cell>
          <table:table-cell office:value-type="float" office:value="0.0000000038344" calcext:value-type="float">
            <text:p>3.8344E-09</text:p>
          </table:table-cell>
          <table:table-cell office:value-type="float" office:value="0.00000000442937" calcext:value-type="float">
            <text:p>4.42937E-09</text:p>
          </table:table-cell>
          <table:table-cell office:value-type="float" office:value="0.00000000589901" calcext:value-type="float">
            <text:p>5.89901E-09</text:p>
          </table:table-cell>
          <table:table-cell office:value-type="float" office:value="0.00000000689541" calcext:value-type="float">
            <text:p>6.89541E-09</text:p>
          </table:table-cell>
          <table:table-cell office:value-type="float" office:value="0.00000000683792" calcext:value-type="float">
            <text:p>6.83792E-09</text:p>
          </table:table-cell>
          <table:table-cell office:value-type="float" office:value="0.0000000059897" calcext:value-type="float">
            <text:p>5.9897E-09</text:p>
          </table:table-cell>
          <table:table-cell office:value-type="float" office:value="0.00000000495621" calcext:value-type="float">
            <text:p>4.95621E-09</text:p>
          </table:table-cell>
          <table:table-cell office:value-type="float" office:value="0.00000000416876" calcext:value-type="float">
            <text:p>4.16876E-09</text:p>
          </table:table-cell>
          <table:table-cell office:value-type="float" office:value="0.00000000372506" calcext:value-type="float">
            <text:p>3.72506E-09</text:p>
          </table:table-cell>
          <table:table-cell office:value-type="float" office:value="0.0000000035216" calcext:value-type="float">
            <text:p>3.5216E-09</text:p>
          </table:table-cell>
          <table:table-cell office:value-type="float" office:value="0.00000000341765" calcext:value-type="float">
            <text:p>3.41765E-09</text:p>
          </table:table-cell>
          <table:table-cell office:value-type="float" office:value="0.00000000330531" calcext:value-type="float">
            <text:p>3.30531E-09</text:p>
          </table:table-cell>
          <table:table-cell office:value-type="float" office:value="0.00000000312742" calcext:value-type="float">
            <text:p>3.12742E-09</text:p>
          </table:table-cell>
          <table:table-cell office:value-type="float" office:value="0.00000000288802" calcext:value-type="float">
            <text:p>2.88802E-09</text:p>
          </table:table-cell>
          <table:table-cell office:value-type="float" office:value="0.00000000263701" calcext:value-type="float">
            <text:p>2.63701E-09</text:p>
          </table:table-cell>
          <table:table-cell office:value-type="float" office:value="0.00000000242083" calcext:value-type="float">
            <text:p>2.42083E-09</text:p>
          </table:table-cell>
          <table:table-cell office:value-type="float" office:value="0.00000000224346" calcext:value-type="float">
            <text:p>2.24346E-09</text:p>
          </table:table-cell>
          <table:table-cell office:value-type="float" office:value="0.00000000207757" calcext:value-type="float">
            <text:p>2.07757E-09</text:p>
          </table:table-cell>
          <table:table-cell office:value-type="float" office:value="0.00000000190525" calcext:value-type="float">
            <text:p>1.90525E-09</text:p>
          </table:table-cell>
          <table:table-cell office:value-type="float" office:value="0.00000000173746" calcext:value-type="float">
            <text:p>1.73746E-09</text:p>
          </table:table-cell>
          <table:table-cell office:value-type="float" office:value="0.00000000159484" calcext:value-type="float">
            <text:p>1.59484E-09</text:p>
          </table:table-cell>
          <table:table-cell office:value-type="float" office:value="0.00000000147971" calcext:value-type="float">
            <text:p>1.47971E-09</text:p>
          </table:table-cell>
          <table:table-cell office:value-type="float" office:value="0.0000000013731" calcext:value-type="float">
            <text:p>1.3731E-09</text:p>
          </table:table-cell>
          <table:table-cell office:value-type="float" office:value="0.00000000125629" calcext:value-type="float">
            <text:p>1.25629E-09</text:p>
          </table:table-cell>
          <table:table-cell office:value-type="float" office:value="0.00000000113001" calcext:value-type="float">
            <text:p>1.13001E-09</text:p>
          </table:table-cell>
          <table:table-cell office:value-type="float" office:value="0.00000000101188" calcext:value-type="float">
            <text:p>1.01188E-09</text:p>
          </table:table-cell>
          <table:table-cell office:value-type="float" office:value="0.000000000918014" calcext:value-type="float">
            <text:p>9.18014E-10</text:p>
          </table:table-cell>
          <table:table-cell office:value-type="float" office:value="0.000000000848385" calcext:value-type="float">
            <text:p>8.48385E-10</text:p>
          </table:table-cell>
          <table:table-cell office:value-type="float" office:value="0.000000000788178" calcext:value-type="float">
            <text:p>7.88178E-10</text:p>
          </table:table-cell>
          <table:table-cell office:value-type="float" office:value="0.000000000721059" calcext:value-type="float">
            <text:p>7.21059E-10</text:p>
          </table:table-cell>
          <table:table-cell office:value-type="float" office:value="0.000000000641442" calcext:value-type="float">
            <text:p>6.41442E-10</text:p>
          </table:table-cell>
          <table:table-cell office:value-type="float" office:value="0.000000000556826" calcext:value-type="float">
            <text:p>5.56826E-10</text:p>
          </table:table-cell>
          <table:table-cell office:value-type="float" office:value="0.000000000480773" calcext:value-type="float">
            <text:p>4.80773E-10</text:p>
          </table:table-cell>
          <table:table-cell office:value-type="float" office:value="0.000000000423422" calcext:value-type="float">
            <text:p>4.23422E-10</text:p>
          </table:table-cell>
          <table:table-cell office:value-type="float" office:value="0.00000000038608" calcext:value-type="float">
            <text:p>3.8608E-10</text:p>
          </table:table-cell>
          <table:table-cell office:value-type="float" office:value="0.000000000361984" calcext:value-type="float">
            <text:p>3.61984E-10</text:p>
          </table:table-cell>
          <table:table-cell office:value-type="float" office:value="0.000000000341044" calcext:value-type="float">
            <text:p>3.41044E-10</text:p>
          </table:table-cell>
          <table:table-cell office:value-type="float" office:value="0.000000000314948" calcext:value-type="float">
            <text:p>3.14948E-10</text:p>
          </table:table-cell>
          <table:table-cell office:value-type="float" office:value="0.000000000280042" calcext:value-type="float">
            <text:p>2.80042E-10</text:p>
          </table:table-cell>
          <table:table-cell office:value-type="float" office:value="0.000000000237413" calcext:value-type="float">
            <text:p>2.37413E-10</text:p>
          </table:table-cell>
          <table:table-cell office:value-type="float" office:value="0.000000000191136" calcext:value-type="float">
            <text:p>1.91136E-10</text:p>
          </table:table-cell>
          <table:table-cell office:value-type="float" office:value="0.000000000146038" calcext:value-type="float">
            <text:p>1.46038E-10</text:p>
          </table:table-cell>
          <table:table-cell office:value-type="float" office:value="0.000000000106017" calcext:value-type="float">
            <text:p>1.06017E-10</text:p>
          </table:table-cell>
          <table:table-cell office:value-type="float" office:value="0.0000000000732677" calcext:value-type="float">
            <text:p>7.32677E-11</text:p>
          </table:table-cell>
          <table:table-cell office:value-type="float" office:value="0.0000000000483117" calcext:value-type="float">
            <text:p>4.83117E-11</text:p>
          </table:table-cell>
          <table:table-cell office:value-type="float" office:value="0.0000000000304637" calcext:value-type="float">
            <text:p>3.04637E-11</text:p>
          </table:table-cell>
          <table:table-cell office:value-type="float" office:value="0.00000000001841" calcext:value-type="float">
            <text:p>1.841E-11</text:p>
          </table:table-cell>
          <table:table-cell office:value-type="float" office:value="0.0000000000106845" calcext:value-type="float">
            <text:p>1.06845E-11</text:p>
          </table:table-cell>
          <table:table-cell office:value-type="float" office:value="0.00000000000596622" calcext:value-type="float">
            <text:p>5.96622E-12</text:p>
          </table:table-cell>
          <table:table-cell office:value-type="float" office:value="0.00000000000321102" calcext:value-type="float">
            <text:p>3.21102E-12</text:p>
          </table:table-cell>
          <table:table-cell office:value-type="float" office:value="0.00000000000166829" calcext:value-type="float">
            <text:p>1.66829E-12</text:p>
          </table:table-cell>
          <table:table-cell office:value-type="float" office:value="0.00000000000083793" calcext:value-type="float">
            <text:p>8.3793E-13</text:p>
          </table:table-cell>
          <table:table-cell office:value-type="float" office:value="0.000000000000407407" calcext:value-type="float">
            <text:p>4.07407E-13</text:p>
          </table:table-cell>
          <table:table-cell office:value-type="float" office:value="0.000000000000191982" calcext:value-type="float">
            <text:p>1.91982E-13</text:p>
          </table:table-cell>
          <table:table-cell office:value-type="float" office:value="0.0000000000000877779" calcext:value-type="float">
            <text:p>8.77779E-14</text:p>
          </table:table-cell>
          <table:table-cell office:value-type="float" office:value="0.0000000000000389807" calcext:value-type="float">
            <text:p>3.89807E-14</text:p>
          </table:table-cell>
          <table:table-cell office:value-type="float" office:value="0.0000000000000168293" calcext:value-type="float">
            <text:p>1.68293E-14</text:p>
          </table:table-cell>
          <table:table-cell office:value-type="float" office:value="7.06997E-015" calcext:value-type="float">
            <text:p>7.06997E-15</text:p>
          </table:table-cell>
          <table:table-cell office:value-type="float" office:value="2.89239E-015" calcext:value-type="float">
            <text:p>2.89239E-15</text:p>
          </table:table-cell>
          <table:table-cell office:value-type="float" office:value="1.15324E-015" calcext:value-type="float">
            <text:p>1.15324E-15</text:p>
          </table:table-cell>
          <table:table-cell office:value-type="float" office:value="4.4845E-016" calcext:value-type="float">
            <text:p>4.4845E-16</text:p>
          </table:table-cell>
          <table:table-cell office:value-type="float" office:value="1.70177E-016" calcext:value-type="float">
            <text:p>1.70177E-16</text:p>
          </table:table-cell>
          <table:table-cell office:value-type="float" office:value="6.30807E-017" calcext:value-type="float">
            <text:p>6.30807E-17</text:p>
          </table:table-cell>
          <table:table-cell office:value-type="float" office:value="2.28275E-017" calcext:value-type="float">
            <text:p>2.28275E-17</text:p>
          </table:table-cell>
          <table:table-cell office:value-type="float" office:value="8.09558E-018" calcext:value-type="float">
            <text:p>8.09558E-18</text:p>
          </table:table-cell>
          <table:table-cell office:value-type="float" office:value="2.79445E-018" calcext:value-type="float">
            <text:p>2.79445E-18</text:p>
          </table:table-cell>
          <table:table-cell office:value-type="float" office:value="9.48431E-019" calcext:value-type="float">
            <text:p>9.48431E-19</text:p>
          </table:table-cell>
          <table:table-cell office:value-type="float" office:value="3.23118E-019" calcext:value-type="float">
            <text:p>3.23118E-19</text:p>
          </table:table-cell>
          <table:table-cell office:value-type="float" office:value="8.87151E-020" calcext:value-type="float">
            <text:p>8.87151E-20</text:p>
          </table:table-cell>
          <table:table-cell office:value-type="float" office:value="5.47147E-020" calcext:value-type="float">
            <text:p>5.47147E-20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0494245" calcext:value-type="float">
            <text:p>4.94245E-10</text:p>
          </table:table-cell>
          <table:table-cell office:value-type="float" office:value="0.00000000178285" calcext:value-type="float">
            <text:p>1.78285E-09</text:p>
          </table:table-cell>
          <table:table-cell office:value-type="float" office:value="0.0000000033617" calcext:value-type="float">
            <text:p>3.3617E-09</text:p>
          </table:table-cell>
          <table:table-cell office:value-type="float" office:value="0.00000000464574" calcext:value-type="float">
            <text:p>4.64574E-09</text:p>
          </table:table-cell>
          <table:table-cell office:value-type="float" office:value="0.00000000502767" calcext:value-type="float">
            <text:p>5.02767E-09</text:p>
          </table:table-cell>
          <table:table-cell office:value-type="float" office:value="0.00000000443545" calcext:value-type="float">
            <text:p>4.43545E-09</text:p>
          </table:table-cell>
          <table:table-cell office:value-type="float" office:value="0.00000000296627" calcext:value-type="float">
            <text:p>2.96627E-09</text:p>
          </table:table-cell>
          <table:table-cell office:value-type="float" office:value="0.00000000138464" calcext:value-type="float">
            <text:p>1.38464E-09</text:p>
          </table:table-cell>
          <table:table-cell office:value-type="float" office:value="0.000000000526694" calcext:value-type="float">
            <text:p>5.26694E-10</text:p>
          </table:table-cell>
          <table:table-cell office:value-type="float" office:value="0.00000000135711" calcext:value-type="float">
            <text:p>1.35711E-09</text:p>
          </table:table-cell>
          <table:table-cell office:value-type="float" office:value="0.00000000460786" calcext:value-type="float">
            <text:p>4.60786E-09</text:p>
          </table:table-cell>
          <table:table-cell office:value-type="float" office:value="0.0000000105613" calcext:value-type="float">
            <text:p>1.05613E-08</text:p>
          </table:table-cell>
          <table:table-cell office:value-type="float" office:value="0.0000000191588" calcext:value-type="float">
            <text:p>1.91588E-08</text:p>
          </table:table-cell>
          <table:table-cell office:value-type="float" office:value="0.0000000299015" calcext:value-type="float">
            <text:p>2.99015E-08</text:p>
          </table:table-cell>
          <table:table-cell office:value-type="float" office:value="0.000000042295" calcext:value-type="float">
            <text:p>4.2295E-08</text:p>
          </table:table-cell>
          <table:table-cell office:value-type="float" office:value="0.000000056024" calcext:value-type="float">
            <text:p>5.6024E-08</text:p>
          </table:table-cell>
          <table:table-cell office:value-type="float" office:value="0.000000071399" calcext:value-type="float">
            <text:p>7.1399E-08</text:p>
          </table:table-cell>
          <table:table-cell office:value-type="float" office:value="0.0000000898674" calcext:value-type="float">
            <text:p>8.98674E-08</text:p>
          </table:table-cell>
          <table:table-cell office:value-type="float" office:value="0.000000114106" calcext:value-type="float">
            <text:p>1.14106E-07</text:p>
          </table:table-cell>
          <table:table-cell office:value-type="float" office:value="0.000000149975" calcext:value-type="float">
            <text:p>1.49975E-07</text:p>
          </table:table-cell>
          <table:table-cell office:value-type="float" office:value="0.00000020638" calcext:value-type="float">
            <text:p>2.0638E-07</text:p>
          </table:table-cell>
          <table:table-cell office:value-type="float" office:value="0.000000300885" calcext:value-type="float">
            <text:p>3.00885E-07</text:p>
          </table:table-cell>
          <table:table-cell office:value-type="float" office:value="0.000000461408" calcext:value-type="float">
            <text:p>4.61408E-07</text:p>
          </table:table-cell>
          <table:table-cell office:value-type="float" office:value="0.000000739613" calcext:value-type="float">
            <text:p>7.39613E-07</text:p>
          </table:table-cell>
          <table:table-cell office:value-type="float" office:value="0.00000122042" calcext:value-type="float">
            <text:p>1.22042E-06</text:p>
          </table:table-cell>
          <table:table-cell office:value-type="float" office:value="0.0000020516" calcext:value-type="float">
            <text:p>2.0516E-06</text:p>
          </table:table-cell>
          <table:table-cell office:value-type="float" office:value="0.00000347527" calcext:value-type="float">
            <text:p>3.47527E-06</text:p>
          </table:table-cell>
          <table:table-cell office:value-type="float" office:value="0.00000589871" calcext:value-type="float">
            <text:p>5.89871E-06</text:p>
          </table:table-cell>
          <table:table-cell office:value-type="float" office:value="0.0000099842" calcext:value-type="float">
            <text:p>9.9842E-06</text:p>
          </table:table-cell>
          <table:table-cell office:value-type="float" office:value="0.0000168308" calcext:value-type="float">
            <text:p>1.68308E-05</text:p>
          </table:table-cell>
          <table:table-cell office:value-type="float" office:value="0.0000282242" calcext:value-type="float">
            <text:p>2.82242E-05</text:p>
          </table:table-cell>
          <table:table-cell office:value-type="float" office:value="0.0000471185" calcext:value-type="float">
            <text:p>4.71185E-05</text:p>
          </table:table-cell>
          <table:table-cell office:value-type="float" office:value="0.0000783488" calcext:value-type="float">
            <text:p>7.83488E-05</text:p>
          </table:table-cell>
          <table:table-cell office:value-type="float" office:value="0.000129907" calcext:value-type="float">
            <text:p>0.000129907</text:p>
          </table:table-cell>
          <table:table-cell office:value-type="float" office:value="0.000214956" calcext:value-type="float">
            <text:p>0.000214956</text:p>
          </table:table-cell>
          <table:table-cell office:value-type="float" office:value="0.000355239" calcext:value-type="float">
            <text:p>0.000355239</text:p>
          </table:table-cell>
          <table:table-cell office:value-type="float" office:value="0.000586669" calcext:value-type="float">
            <text:p>0.000586669</text:p>
          </table:table-cell>
          <table:table-cell office:value-type="float" office:value="0.000968499" calcext:value-type="float">
            <text:p>0.000968499</text:p>
          </table:table-cell>
          <table:table-cell office:value-type="float" office:value="0.00159853" calcext:value-type="float">
            <text:p>0.00159853</text:p>
          </table:table-cell>
          <table:table-cell office:value-type="float" office:value="0.00263782" calcext:value-type="float">
            <text:p>0.00263782</text:p>
          </table:table-cell>
          <table:table-cell office:value-type="float" office:value="0.00435171" calcext:value-type="float">
            <text:p>0.00435171</text:p>
          </table:table-cell>
          <table:table-cell office:value-type="float" office:value="0.00717603" calcext:value-type="float">
            <text:p>0.00717603</text:p>
          </table:table-cell>
          <table:table-cell office:value-type="float" office:value="0.0118262" calcext:value-type="float">
            <text:p>0.0118262</text:p>
          </table:table-cell>
          <table:table-cell office:value-type="float" office:value="0.0194712" calcext:value-type="float">
            <text:p>0.0194712</text:p>
          </table:table-cell>
          <table:table-cell office:value-type="float" office:value="0.0320139" calcext:value-type="float">
            <text:p>0.0320139</text:p>
          </table:table-cell>
          <table:table-cell office:value-type="float" office:value="0.0525222" calcext:value-type="float">
            <text:p>0.0525222</text:p>
          </table:table-cell>
          <table:table-cell office:value-type="float" office:value="0.0858735" calcext:value-type="float">
            <text:p>0.0858735</text:p>
          </table:table-cell>
          <table:table-cell office:value-type="float" office:value="0.13963" calcext:value-type="float">
            <text:p>0.13963</text:p>
          </table:table-cell>
          <table:table-cell office:value-type="float" office:value="0.225025" calcext:value-type="float">
            <text:p>0.225025</text:p>
          </table:table-cell>
          <table:table-cell office:value-type="float" office:value="0.357498" calcext:value-type="float">
            <text:p>0.357498</text:p>
          </table:table-cell>
          <table:table-cell office:value-type="float" office:value="0.555242" calcext:value-type="float">
            <text:p>0.555242</text:p>
          </table:table-cell>
          <table:table-cell office:value-type="float" office:value="0.832669" calcext:value-type="float">
            <text:p>0.832669</text:p>
          </table:table-cell>
          <table:table-cell office:value-type="float" office:value="1.18507" calcext:value-type="float">
            <text:p>1.18507</text:p>
          </table:table-cell>
          <table:table-cell office:value-type="float" office:value="1.56616" calcext:value-type="float">
            <text:p>1.56616</text:p>
          </table:table-cell>
          <table:table-cell office:value-type="float" office:value="1.87746" calcext:value-type="float">
            <text:p>1.87746</text:p>
          </table:table-cell>
          <table:table-cell office:value-type="float" office:value="2.00283" calcext:value-type="float">
            <text:p>2.00283</text:p>
          </table:table-cell>
          <table:table-cell office:value-type="float" office:value="1.88676" calcext:value-type="float">
            <text:p>1.88676</text:p>
          </table:table-cell>
          <table:table-cell office:value-type="float" office:value="1.58083" calcext:value-type="float">
            <text:p>1.58083</text:p>
          </table:table-cell>
          <table:table-cell office:value-type="float" office:value="1.20034" calcext:value-type="float">
            <text:p>1.20034</text:p>
          </table:table-cell>
          <table:table-cell office:value-type="float" office:value="0.845557" calcext:value-type="float">
            <text:p>0.845557</text:p>
          </table:table-cell>
          <table:table-cell office:value-type="float" office:value="0.564835" calcext:value-type="float">
            <text:p>0.564835</text:p>
          </table:table-cell>
          <table:table-cell office:value-type="float" office:value="0.364106" calcext:value-type="float">
            <text:p>0.364106</text:p>
          </table:table-cell>
          <table:table-cell office:value-type="float" office:value="0.229362" calcext:value-type="float">
            <text:p>0.229362</text:p>
          </table:table-cell>
          <table:table-cell office:value-type="float" office:value="0.142392" calcext:value-type="float">
            <text:p>0.142392</text:p>
          </table:table-cell>
          <table:table-cell office:value-type="float" office:value="0.0875991" calcext:value-type="float">
            <text:p>0.0875991</text:p>
          </table:table-cell>
          <table:table-cell office:value-type="float" office:value="0.0535872" calcext:value-type="float">
            <text:p>0.0535872</text:p>
          </table:table-cell>
          <table:table-cell office:value-type="float" office:value="0.0326662" calcext:value-type="float">
            <text:p>0.0326662</text:p>
          </table:table-cell>
          <table:table-cell office:value-type="float" office:value="0.0198695" calcext:value-type="float">
            <text:p>0.0198695</text:p>
          </table:table-cell>
          <table:table-cell office:value-type="float" office:value="0.0120695" calcext:value-type="float">
            <text:p>0.0120695</text:p>
          </table:table-cell>
          <table:table-cell office:value-type="float" office:value="0.00732514" calcext:value-type="float">
            <text:p>0.00732514</text:p>
          </table:table-cell>
          <table:table-cell office:value-type="float" office:value="0.00444301" calcext:value-type="float">
            <text:p>0.00444301</text:p>
          </table:table-cell>
          <table:table-cell office:value-type="float" office:value="0.00269315" calcext:value-type="float">
            <text:p>0.00269315</text:p>
          </table:table-cell>
          <table:table-cell office:value-type="float" office:value="0.00163097" calcext:value-type="float">
            <text:p>0.00163097</text:p>
          </table:table-cell>
          <table:table-cell office:value-type="float" office:value="0.000986435" calcext:value-type="float">
            <text:p>0.000986435</text:p>
          </table:table-cell>
          <table:table-cell office:value-type="float" office:value="0.000595576" calcext:value-type="float">
            <text:p>0.000595576</text:p>
          </table:table-cell>
          <table:table-cell office:value-type="float" office:value="0.000358889" calcext:value-type="float">
            <text:p>0.000358889</text:p>
          </table:table-cell>
          <table:table-cell office:value-type="float" office:value="0.000215845" calcext:value-type="float">
            <text:p>0.000215845</text:p>
          </table:table-cell>
          <table:table-cell office:value-type="float" office:value="0.000129602" calcext:value-type="float">
            <text:p>0.000129602</text:p>
          </table:table-cell>
          <table:table-cell office:value-type="float" office:value="0.0000776915" calcext:value-type="float">
            <text:p>7.76915E-05</text:p>
          </table:table-cell>
          <table:table-cell office:value-type="float" office:value="0.0000464335" calcext:value-type="float">
            <text:p>4.64335E-05</text:p>
          </table:table-cell>
          <table:table-cell office:value-type="float" office:value="0.0000275995" calcext:value-type="float">
            <text:p>2.75995E-05</text:p>
          </table:table-cell>
          <table:table-cell office:value-type="float" office:value="0.0000162555" calcext:value-type="float">
            <text:p>1.62555E-05</text:p>
          </table:table-cell>
          <table:table-cell office:value-type="float" office:value="0.00000946454" calcext:value-type="float">
            <text:p>9.46454E-06</text:p>
          </table:table-cell>
          <table:table-cell office:value-type="float" office:value="0.00000544913" calcext:value-type="float">
            <text:p>5.44913E-06</text:p>
          </table:table-cell>
          <table:table-cell office:value-type="float" office:value="0.0000031177" calcext:value-type="float">
            <text:p>3.1177E-06</text:p>
          </table:table-cell>
          <table:table-cell office:value-type="float" office:value="0.00000179789" calcext:value-type="float">
            <text:p>1.79789E-06</text:p>
          </table:table-cell>
          <table:table-cell office:value-type="float" office:value="0.00000106317" calcext:value-type="float">
            <text:p>1.06317E-06</text:p>
          </table:table-cell>
          <table:table-cell office:value-type="float" office:value="0.000000656945" calcext:value-type="float">
            <text:p>6.56945E-07</text:p>
          </table:table-cell>
          <table:table-cell office:value-type="float" office:value="0.000000430958" calcext:value-type="float">
            <text:p>4.30958E-07</text:p>
          </table:table-cell>
          <table:table-cell office:value-type="float" office:value="0.000000307295" calcext:value-type="float">
            <text:p>3.07295E-07</text:p>
          </table:table-cell>
          <table:table-cell office:value-type="float" office:value="0.000000243552" calcext:value-type="float">
            <text:p>2.43552E-07</text:p>
          </table:table-cell>
          <table:table-cell office:value-type="float" office:value="0.00000021021" calcext:value-type="float">
            <text:p>2.1021E-07</text:p>
          </table:table-cell>
          <table:table-cell office:value-type="float" office:value="0.000000189155" calcext:value-type="float">
            <text:p>1.89155E-07</text:p>
          </table:table-cell>
          <table:table-cell office:value-type="float" office:value="0.000000168897" calcext:value-type="float">
            <text:p>1.68897E-07</text:p>
          </table:table-cell>
          <table:table-cell office:value-type="float" office:value="0.000000145752" calcext:value-type="float">
            <text:p>1.45752E-07</text:p>
          </table:table-cell>
          <table:table-cell office:value-type="float" office:value="0.000000120349" calcext:value-type="float">
            <text:p>1.20349E-07</text:p>
          </table:table-cell>
          <table:table-cell office:value-type="float" office:value="0.0000000947771" calcext:value-type="float">
            <text:p>9.47771E-08</text:p>
          </table:table-cell>
          <table:table-cell office:value-type="float" office:value="0.0000000733581" calcext:value-type="float">
            <text:p>7.33581E-08</text:p>
          </table:table-cell>
          <table:table-cell office:value-type="float" office:value="0.0000000579096" calcext:value-type="float">
            <text:p>5.79096E-08</text:p>
          </table:table-cell>
          <table:table-cell office:value-type="float" office:value="0.0000000478303" calcext:value-type="float">
            <text:p>4.78303E-08</text:p>
          </table:table-cell>
          <table:table-cell office:value-type="float" office:value="0.0000000418043" calcext:value-type="float">
            <text:p>4.18043E-08</text:p>
          </table:table-cell>
          <table:table-cell office:value-type="float" office:value="0.0000000376412" calcext:value-type="float">
            <text:p>3.76412E-08</text:p>
          </table:table-cell>
          <table:table-cell office:value-type="float" office:value="0.0000000344936" calcext:value-type="float">
            <text:p>3.44936E-08</text:p>
          </table:table-cell>
          <table:table-cell office:value-type="float" office:value="0.0000000326377" calcext:value-type="float">
            <text:p>3.26377E-08</text:p>
          </table:table-cell>
          <table:table-cell office:value-type="float" office:value="0.0000000315883" calcext:value-type="float">
            <text:p>3.15883E-08</text:p>
          </table:table-cell>
          <table:table-cell office:value-type="float" office:value="0.0000000310524" calcext:value-type="float">
            <text:p>3.10524E-08</text:p>
          </table:table-cell>
          <table:table-cell office:value-type="float" office:value="0.0000000311633" calcext:value-type="float">
            <text:p>3.11633E-08</text:p>
          </table:table-cell>
          <table:table-cell office:value-type="float" office:value="0.0000000313866" calcext:value-type="float">
            <text:p>3.13866E-08</text:p>
          </table:table-cell>
          <table:table-cell office:value-type="float" office:value="0.000000031775" calcext:value-type="float">
            <text:p>3.1775E-08</text:p>
          </table:table-cell>
          <table:table-cell office:value-type="float" office:value="0.0000000329917" calcext:value-type="float">
            <text:p>3.29917E-08</text:p>
          </table:table-cell>
          <table:table-cell office:value-type="float" office:value="0.0000000342157" calcext:value-type="float">
            <text:p>3.42157E-08</text:p>
          </table:table-cell>
          <table:table-cell office:value-type="float" office:value="0.0000000342113" calcext:value-type="float">
            <text:p>3.42113E-08</text:p>
          </table:table-cell>
          <table:table-cell office:value-type="float" office:value="0.000000032765" calcext:value-type="float">
            <text:p>3.2765E-08</text:p>
          </table:table-cell>
          <table:table-cell office:value-type="float" office:value="0.0000000298261" calcext:value-type="float">
            <text:p>2.98261E-08</text:p>
          </table:table-cell>
          <table:table-cell office:value-type="float" office:value="0.0000000261137" calcext:value-type="float">
            <text:p>2.61137E-08</text:p>
          </table:table-cell>
          <table:table-cell office:value-type="float" office:value="0.0000000233038" calcext:value-type="float">
            <text:p>2.33038E-08</text:p>
          </table:table-cell>
          <table:table-cell office:value-type="float" office:value="0.0000000219008" calcext:value-type="float">
            <text:p>2.19008E-08</text:p>
          </table:table-cell>
          <table:table-cell office:value-type="float" office:value="0.0000000211761" calcext:value-type="float">
            <text:p>2.11761E-08</text:p>
          </table:table-cell>
          <table:table-cell office:value-type="float" office:value="0.0000000207388" calcext:value-type="float">
            <text:p>2.07388E-08</text:p>
          </table:table-cell>
          <table:table-cell office:value-type="float" office:value="0.0000000203008" calcext:value-type="float">
            <text:p>2.03008E-08</text:p>
          </table:table-cell>
          <table:table-cell office:value-type="float" office:value="0.0000000196074" calcext:value-type="float">
            <text:p>1.96074E-08</text:p>
          </table:table-cell>
          <table:table-cell office:value-type="float" office:value="0.0000000191951" calcext:value-type="float">
            <text:p>1.91951E-08</text:p>
          </table:table-cell>
          <table:table-cell office:value-type="float" office:value="0.0000000194324" calcext:value-type="float">
            <text:p>1.94324E-08</text:p>
          </table:table-cell>
          <table:table-cell office:value-type="float" office:value="0.0000000196507" calcext:value-type="float">
            <text:p>1.96507E-08</text:p>
          </table:table-cell>
          <table:table-cell office:value-type="float" office:value="0.0000000194709" calcext:value-type="float">
            <text:p>1.94709E-08</text:p>
          </table:table-cell>
          <table:table-cell office:value-type="float" office:value="0.0000000193282" calcext:value-type="float">
            <text:p>1.93282E-08</text:p>
          </table:table-cell>
          <table:table-cell office:value-type="float" office:value="0.0000000193139" calcext:value-type="float">
            <text:p>1.93139E-08</text:p>
          </table:table-cell>
          <table:table-cell office:value-type="float" office:value="0.0000000192759" calcext:value-type="float">
            <text:p>1.92759E-08</text:p>
          </table:table-cell>
          <table:table-cell office:value-type="float" office:value="0.00000001949" calcext:value-type="float">
            <text:p>1.949E-08</text:p>
          </table:table-cell>
          <table:table-cell office:value-type="float" office:value="0.0000000197312" calcext:value-type="float">
            <text:p>1.97312E-08</text:p>
          </table:table-cell>
          <table:table-cell office:value-type="float" office:value="0.0000000189187" calcext:value-type="float">
            <text:p>1.89187E-08</text:p>
          </table:table-cell>
          <table:table-cell office:value-type="float" office:value="0.0000000167576" calcext:value-type="float">
            <text:p>1.67576E-08</text:p>
          </table:table-cell>
          <table:table-cell office:value-type="float" office:value="0.0000000143423" calcext:value-type="float">
            <text:p>1.43423E-08</text:p>
          </table:table-cell>
          <table:table-cell office:value-type="float" office:value="0.0000000126768" calcext:value-type="float">
            <text:p>1.26768E-08</text:p>
          </table:table-cell>
          <table:table-cell office:value-type="float" office:value="0.0000000119135" calcext:value-type="float">
            <text:p>1.19135E-08</text:p>
          </table:table-cell>
          <table:table-cell office:value-type="float" office:value="0.0000000118773" calcext:value-type="float">
            <text:p>1.18773E-08</text:p>
          </table:table-cell>
          <table:table-cell office:value-type="float" office:value="0.0000000120707" calcext:value-type="float">
            <text:p>1.20707E-08</text:p>
          </table:table-cell>
          <table:table-cell office:value-type="float" office:value="0.000000011603" calcext:value-type="float">
            <text:p>1.1603E-08</text:p>
          </table:table-cell>
          <table:table-cell office:value-type="float" office:value="0.0000000101912" calcext:value-type="float">
            <text:p>1.01912E-08</text:p>
          </table:table-cell>
          <table:table-cell office:value-type="float" office:value="0.00000000877135" calcext:value-type="float">
            <text:p>8.77135E-09</text:p>
          </table:table-cell>
          <table:table-cell office:value-type="float" office:value="0.00000000842865" calcext:value-type="float">
            <text:p>8.42865E-09</text:p>
          </table:table-cell>
          <table:table-cell office:value-type="float" office:value="0.00000000925276" calcext:value-type="float">
            <text:p>9.25276E-09</text:p>
          </table:table-cell>
          <table:table-cell office:value-type="float" office:value="0.0000000106265" calcext:value-type="float">
            <text:p>1.06265E-08</text:p>
          </table:table-cell>
          <table:table-cell office:value-type="float" office:value="0.0000000119382" calcext:value-type="float">
            <text:p>1.19382E-08</text:p>
          </table:table-cell>
          <table:table-cell office:value-type="float" office:value="0.0000000125965" calcext:value-type="float">
            <text:p>1.25965E-08</text:p>
          </table:table-cell>
          <table:table-cell office:value-type="float" office:value="0.0000000120261" calcext:value-type="float">
            <text:p>1.20261E-08</text:p>
          </table:table-cell>
          <table:table-cell office:value-type="float" office:value="0.0000000102665" calcext:value-type="float">
            <text:p>1.02665E-08</text:p>
          </table:table-cell>
          <table:table-cell office:value-type="float" office:value="0.00000000828003" calcext:value-type="float">
            <text:p>8.28003E-09</text:p>
          </table:table-cell>
          <table:table-cell office:value-type="float" office:value="0.00000000717419" calcext:value-type="float">
            <text:p>7.17419E-09</text:p>
          </table:table-cell>
          <table:table-cell office:value-type="float" office:value="0.00000000718929" calcext:value-type="float">
            <text:p>7.18929E-09</text:p>
          </table:table-cell>
          <table:table-cell office:value-type="float" office:value="0.00000000769066" calcext:value-type="float">
            <text:p>7.69066E-09</text:p>
          </table:table-cell>
          <table:table-cell office:value-type="float" office:value="0.00000000795729" calcext:value-type="float">
            <text:p>7.95729E-09</text:p>
          </table:table-cell>
          <table:table-cell office:value-type="float" office:value="0.00000000763808" calcext:value-type="float">
            <text:p>7.63808E-09</text:p>
          </table:table-cell>
          <table:table-cell office:value-type="float" office:value="0.00000000661103" calcext:value-type="float">
            <text:p>6.61103E-09</text:p>
          </table:table-cell>
          <table:table-cell office:value-type="float" office:value="0.00000000494835" calcext:value-type="float">
            <text:p>4.94835E-09</text:p>
          </table:table-cell>
          <table:table-cell office:value-type="float" office:value="0.00000000320252" calcext:value-type="float">
            <text:p>3.20252E-09</text:p>
          </table:table-cell>
          <table:table-cell office:value-type="float" office:value="0.00000000234799" calcext:value-type="float">
            <text:p>2.34799E-09</text:p>
          </table:table-cell>
          <table:table-cell office:value-type="float" office:value="0.00000000306582" calcext:value-type="float">
            <text:p>3.06582E-09</text:p>
          </table:table-cell>
          <table:table-cell office:value-type="float" office:value="0.00000000510016" calcext:value-type="float">
            <text:p>5.10016E-09</text:p>
          </table:table-cell>
          <table:table-cell office:value-type="float" office:value="0.00000000743623" calcext:value-type="float">
            <text:p>7.43623E-09</text:p>
          </table:table-cell>
          <table:table-cell office:value-type="float" office:value="0.00000000905296" calcext:value-type="float">
            <text:p>9.05296E-09</text:p>
          </table:table-cell>
          <table:table-cell office:value-type="float" office:value="0.00000000945698" calcext:value-type="float">
            <text:p>9.45698E-09</text:p>
          </table:table-cell>
          <table:table-cell office:value-type="float" office:value="0.00000000863043" calcext:value-type="float">
            <text:p>8.63043E-09</text:p>
          </table:table-cell>
          <table:table-cell office:value-type="float" office:value="0.00000000684846" calcext:value-type="float">
            <text:p>6.84846E-09</text:p>
          </table:table-cell>
          <table:table-cell office:value-type="float" office:value="0.00000000452637" calcext:value-type="float">
            <text:p>4.52637E-09</text:p>
          </table:table-cell>
          <table:table-cell office:value-type="float" office:value="0.00000000233629" calcext:value-type="float">
            <text:p>2.33629E-09</text:p>
          </table:table-cell>
          <table:table-cell office:value-type="float" office:value="0.000000000947788" calcext:value-type="float">
            <text:p>9.47788E-10</text:p>
          </table:table-cell>
          <table:table-cell office:value-type="float" office:value="0.000000000834074" calcext:value-type="float">
            <text:p>8.34074E-10</text:p>
          </table:table-cell>
          <table:table-cell office:value-type="float" office:value="0.00000000192219" calcext:value-type="float">
            <text:p>1.92219E-09</text:p>
          </table:table-cell>
          <table:table-cell office:value-type="float" office:value="0.00000000349471" calcext:value-type="float">
            <text:p>3.49471E-09</text:p>
          </table:table-cell>
          <table:table-cell office:value-type="float" office:value="0.00000000488267" calcext:value-type="float">
            <text:p>4.88267E-09</text:p>
          </table:table-cell>
          <table:table-cell office:value-type="float" office:value="0.00000000514818" calcext:value-type="float">
            <text:p>5.14818E-09</text:p>
          </table:table-cell>
          <table:table-cell office:value-type="float" office:value="0.00000000472492" calcext:value-type="float">
            <text:p>4.72492E-09</text:p>
          </table:table-cell>
          <table:table-cell office:value-type="float" office:value="0.00000000337698" calcext:value-type="float">
            <text:p>3.37698E-09</text:p>
          </table:table-cell>
          <table:table-cell office:value-type="float" office:value="0.000000002421" calcext:value-type="float">
            <text:p>2.421E-09</text:p>
          </table:table-cell>
          <table:table-cell office:value-type="float" office:value="0.0000000015073" calcext:value-type="float">
            <text:p>1.5073E-09</text:p>
          </table:table-cell>
          <table:table-cell office:value-type="float" office:value="0.00000000127131" calcext:value-type="float">
            <text:p>1.27131E-09</text:p>
          </table:table-cell>
          <table:table-cell office:value-type="float" office:value="0.00000000143603" calcext:value-type="float">
            <text:p>1.43603E-09</text:p>
          </table:table-cell>
          <table:table-cell office:value-type="float" office:value="0.00000000131021" calcext:value-type="float">
            <text:p>1.31021E-09</text:p>
          </table:table-cell>
          <table:table-cell office:value-type="float" office:value="0.00000000206671" calcext:value-type="float">
            <text:p>2.06671E-09</text:p>
          </table:table-cell>
          <table:table-cell office:value-type="float" office:value="0.00000000128919" calcext:value-type="float">
            <text:p>1.28919E-09</text:p>
          </table:table-cell>
          <table:table-cell office:value-type="float" office:value="0.00000000230665" calcext:value-type="float">
            <text:p>2.30665E-09</text:p>
          </table:table-cell>
          <table:table-cell office:value-type="float" office:value="0.000000000947328" calcext:value-type="float">
            <text:p>9.47328E-10</text:p>
          </table:table-cell>
          <table:table-cell office:value-type="float" office:value="0.00000000206067" calcext:value-type="float">
            <text:p>2.06067E-09</text:p>
          </table:table-cell>
          <table:table-cell office:value-type="float" office:value="0.000000000818268" calcext:value-type="float">
            <text:p>8.18268E-10</text:p>
          </table:table-cell>
          <table:table-cell office:value-type="float" office:value="0.00000000161776" calcext:value-type="float">
            <text:p>1.61776E-09</text:p>
          </table:table-cell>
          <table:table-cell office:value-type="float" office:value="0.00000000113061" calcext:value-type="float">
            <text:p>1.13061E-09</text:p>
          </table:table-cell>
          <table:table-cell office:value-type="float" office:value="0.00000000101598" calcext:value-type="float">
            <text:p>1.01598E-09</text:p>
          </table:table-cell>
          <table:table-cell office:value-type="float" office:value="0.0000000015784" calcext:value-type="float">
            <text:p>1.5784E-09</text:p>
          </table:table-cell>
          <table:table-cell office:value-type="float" office:value="0.000000000400176" calcext:value-type="float">
            <text:p>4.00176E-10</text:p>
          </table:table-cell>
          <table:table-cell office:value-type="float" office:value="0.00000000185082" calcext:value-type="float">
            <text:p>1.85082E-09</text:p>
          </table:table-cell>
          <table:table-cell office:value-type="float" office:value="0.000000000160404" calcext:value-type="float">
            <text:p>1.60404E-10</text:p>
          </table:table-cell>
          <table:table-cell office:value-type="float" office:value="0.00000000170174" calcext:value-type="float">
            <text:p>1.70174E-09</text:p>
          </table:table-cell>
          <table:table-cell office:value-type="float" office:value="0.000000000456734" calcext:value-type="float">
            <text:p>4.56734E-10</text:p>
          </table:table-cell>
          <table:table-cell office:value-type="float" office:value="0.00000000109157" calcext:value-type="float">
            <text:p>1.09157E-09</text:p>
          </table:table-cell>
          <table:table-cell office:value-type="float" office:value="0.00000000110933" calcext:value-type="float">
            <text:p>1.10933E-09</text:p>
          </table:table-cell>
          <table:table-cell office:value-type="float" office:value="0.00000000037592" calcext:value-type="float">
            <text:p>3.7592E-10</text:p>
          </table:table-cell>
          <table:table-cell office:value-type="float" office:value="0.00000000171971" calcext:value-type="float">
            <text:p>1.71971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0445116" calcext:value-type="float">
            <text:p>4.45116E-10</text:p>
          </table:table-cell>
          <table:table-cell office:value-type="float" office:value="0.00000000168209" calcext:value-type="float">
            <text:p>1.68209E-09</text:p>
          </table:table-cell>
          <table:table-cell office:value-type="float" office:value="0.00000000344624" calcext:value-type="float">
            <text:p>3.44624E-09</text:p>
          </table:table-cell>
          <table:table-cell office:value-type="float" office:value="0.00000000543285" calcext:value-type="float">
            <text:p>5.43285E-09</text:p>
          </table:table-cell>
          <table:table-cell office:value-type="float" office:value="0.00000000711486" calcext:value-type="float">
            <text:p>7.11486E-09</text:p>
          </table:table-cell>
          <table:table-cell office:value-type="float" office:value="0.00000000836998" calcext:value-type="float">
            <text:p>8.36998E-09</text:p>
          </table:table-cell>
          <table:table-cell office:value-type="float" office:value="0.00000000870781" calcext:value-type="float">
            <text:p>8.70781E-09</text:p>
          </table:table-cell>
          <table:table-cell office:value-type="float" office:value="0.0000000084073" calcext:value-type="float">
            <text:p>8.4073E-09</text:p>
          </table:table-cell>
          <table:table-cell office:value-type="float" office:value="0.00000000731806" calcext:value-type="float">
            <text:p>7.31806E-09</text:p>
          </table:table-cell>
          <table:table-cell office:value-type="float" office:value="0.00000000598452" calcext:value-type="float">
            <text:p>5.98452E-09</text:p>
          </table:table-cell>
          <table:table-cell office:value-type="float" office:value="0.00000000462254" calcext:value-type="float">
            <text:p>4.62254E-09</text:p>
          </table:table-cell>
          <table:table-cell office:value-type="float" office:value="0.00000000367971" calcext:value-type="float">
            <text:p>3.67971E-09</text:p>
          </table:table-cell>
          <table:table-cell office:value-type="float" office:value="0.00000000342302" calcext:value-type="float">
            <text:p>3.42302E-09</text:p>
          </table:table-cell>
          <table:table-cell office:value-type="float" office:value="0.00000000389593" calcext:value-type="float">
            <text:p>3.89593E-09</text:p>
          </table:table-cell>
          <table:table-cell office:value-type="float" office:value="0.0000000050542" calcext:value-type="float">
            <text:p>5.0542E-09</text:p>
          </table:table-cell>
          <table:table-cell office:value-type="float" office:value="0.0000000065071" calcext:value-type="float">
            <text:p>6.5071E-09</text:p>
          </table:table-cell>
          <table:table-cell office:value-type="float" office:value="0.00000000791013" calcext:value-type="float">
            <text:p>7.91013E-09</text:p>
          </table:table-cell>
          <table:table-cell office:value-type="float" office:value="0.00000000880644" calcext:value-type="float">
            <text:p>8.80644E-09</text:p>
          </table:table-cell>
          <table:table-cell office:value-type="float" office:value="0.00000000914756" calcext:value-type="float">
            <text:p>9.14756E-09</text:p>
          </table:table-cell>
          <table:table-cell office:value-type="float" office:value="0.0000000092789" calcext:value-type="float">
            <text:p>9.2789E-09</text:p>
          </table:table-cell>
          <table:table-cell office:value-type="float" office:value="0.0000000106175" calcext:value-type="float">
            <text:p>1.06175E-08</text:p>
          </table:table-cell>
          <table:table-cell office:value-type="float" office:value="0.0000000159151" calcext:value-type="float">
            <text:p>1.59151E-08</text:p>
          </table:table-cell>
          <table:table-cell office:value-type="float" office:value="0.0000000301888" calcext:value-type="float">
            <text:p>3.01888E-08</text:p>
          </table:table-cell>
          <table:table-cell office:value-type="float" office:value="0.0000000616914" calcext:value-type="float">
            <text:p>6.16914E-08</text:p>
          </table:table-cell>
          <table:table-cell office:value-type="float" office:value="0.000000124044" calcext:value-type="float">
            <text:p>1.24044E-07</text:p>
          </table:table-cell>
          <table:table-cell office:value-type="float" office:value="0.000000238399" calcext:value-type="float">
            <text:p>2.38399E-07</text:p>
          </table:table-cell>
          <table:table-cell office:value-type="float" office:value="0.000000440213" calcext:value-type="float">
            <text:p>4.40213E-07</text:p>
          </table:table-cell>
          <table:table-cell office:value-type="float" office:value="0.000000784129" calcext:value-type="float">
            <text:p>7.84129E-07</text:p>
          </table:table-cell>
          <table:table-cell office:value-type="float" office:value="0.00000136297" calcext:value-type="float">
            <text:p>1.36297E-06</text:p>
          </table:table-cell>
          <table:table-cell office:value-type="float" office:value="0.00000232327" calcext:value-type="float">
            <text:p>2.32327E-06</text:p>
          </table:table-cell>
          <table:table-cell office:value-type="float" office:value="0.00000391172" calcext:value-type="float">
            <text:p>3.91172E-06</text:p>
          </table:table-cell>
          <table:table-cell office:value-type="float" office:value="0.00000652867" calcext:value-type="float">
            <text:p>6.52867E-06</text:p>
          </table:table-cell>
          <table:table-cell office:value-type="float" office:value="0.0000108389" calcext:value-type="float">
            <text:p>1.08389E-05</text:p>
          </table:table-cell>
          <table:table-cell office:value-type="float" office:value="0.000017937" calcext:value-type="float">
            <text:p>1.7937E-05</text:p>
          </table:table-cell>
          <table:table-cell office:value-type="float" office:value="0.0000296287" calcext:value-type="float">
            <text:p>2.96287E-05</text:p>
          </table:table-cell>
          <table:table-cell office:value-type="float" office:value="0.0000488962" calcext:value-type="float">
            <text:p>4.88962E-05</text:p>
          </table:table-cell>
          <table:table-cell office:value-type="float" office:value="0.0000806504" calcext:value-type="float">
            <text:p>8.06504E-05</text:p>
          </table:table-cell>
          <table:table-cell office:value-type="float" office:value="0.000132992" calcext:value-type="float">
            <text:p>0.000132992</text:p>
          </table:table-cell>
          <table:table-cell office:value-type="float" office:value="0.000219255" calcext:value-type="float">
            <text:p>0.000219255</text:p>
          </table:table-cell>
          <table:table-cell office:value-type="float" office:value="0.000361413" calcext:value-type="float">
            <text:p>0.000361413</text:p>
          </table:table-cell>
          <table:table-cell office:value-type="float" office:value="0.000595622" calcext:value-type="float">
            <text:p>0.000595622</text:p>
          </table:table-cell>
          <table:table-cell office:value-type="float" office:value="0.000981445" calcext:value-type="float">
            <text:p>0.000981445</text:p>
          </table:table-cell>
          <table:table-cell office:value-type="float" office:value="0.00161685" calcext:value-type="float">
            <text:p>0.00161685</text:p>
          </table:table-cell>
          <table:table-cell office:value-type="float" office:value="0.00266321" calcext:value-type="float">
            <text:p>0.00266321</text:p>
          </table:table-cell>
          <table:table-cell office:value-type="float" office:value="0.00438576" calcext:value-type="float">
            <text:p>0.00438576</text:p>
          </table:table-cell>
          <table:table-cell office:value-type="float" office:value="0.00722064" calcext:value-type="float">
            <text:p>0.00722064</text:p>
          </table:table-cell>
          <table:table-cell office:value-type="float" office:value="0.0118831" calcext:value-type="float">
            <text:p>0.0118831</text:p>
          </table:table-cell>
          <table:table-cell office:value-type="float" office:value="0.0195433" calcext:value-type="float">
            <text:p>0.0195433</text:p>
          </table:table-cell>
          <table:table-cell office:value-type="float" office:value="0.0321051" calcext:value-type="float">
            <text:p>0.0321051</text:p>
          </table:table-cell>
          <table:table-cell office:value-type="float" office:value="0.0526394" calcext:value-type="float">
            <text:p>0.0526394</text:p>
          </table:table-cell>
          <table:table-cell office:value-type="float" office:value="0.0860277" calcext:value-type="float">
            <text:p>0.0860277</text:p>
          </table:table-cell>
          <table:table-cell office:value-type="float" office:value="0.139838" calcext:value-type="float">
            <text:p>0.139838</text:p>
          </table:table-cell>
          <table:table-cell office:value-type="float" office:value="0.22531" calcext:value-type="float">
            <text:p>0.22531</text:p>
          </table:table-cell>
          <table:table-cell office:value-type="float" office:value="0.357882" calcext:value-type="float">
            <text:p>0.357882</text:p>
          </table:table-cell>
          <table:table-cell office:value-type="float" office:value="0.555735" calcext:value-type="float">
            <text:p>0.555735</text:p>
          </table:table-cell>
          <table:table-cell office:value-type="float" office:value="0.833244" calcext:value-type="float">
            <text:p>0.833244</text:p>
          </table:table-cell>
          <table:table-cell office:value-type="float" office:value="1.18563" calcext:value-type="float">
            <text:p>1.18563</text:p>
          </table:table-cell>
          <table:table-cell office:value-type="float" office:value="1.56653" calcext:value-type="float">
            <text:p>1.56653</text:p>
          </table:table-cell>
          <table:table-cell office:value-type="float" office:value="1.87744" calcext:value-type="float">
            <text:p>1.87744</text:p>
          </table:table-cell>
          <table:table-cell office:value-type="float" office:value="2.00235" calcext:value-type="float">
            <text:p>2.00235</text:p>
          </table:table-cell>
          <table:table-cell office:value-type="float" office:value="1.88598" calcext:value-type="float">
            <text:p>1.88598</text:p>
          </table:table-cell>
          <table:table-cell office:value-type="float" office:value="1.58" calcext:value-type="float">
            <text:p>1.58</text:p>
          </table:table-cell>
          <table:table-cell office:value-type="float" office:value="1.19966" calcext:value-type="float">
            <text:p>1.19966</text:p>
          </table:table-cell>
          <table:table-cell office:value-type="float" office:value="0.845081" calcext:value-type="float">
            <text:p>0.845081</text:p>
          </table:table-cell>
          <table:table-cell office:value-type="float" office:value="0.564546" calcext:value-type="float">
            <text:p>0.564546</text:p>
          </table:table-cell>
          <table:table-cell office:value-type="float" office:value="0.363951" calcext:value-type="float">
            <text:p>0.363951</text:p>
          </table:table-cell>
          <table:table-cell office:value-type="float" office:value="0.229292" calcext:value-type="float">
            <text:p>0.229292</text:p>
          </table:table-cell>
          <table:table-cell office:value-type="float" office:value="0.142372" calcext:value-type="float">
            <text:p>0.142372</text:p>
          </table:table-cell>
          <table:table-cell office:value-type="float" office:value="0.0876079" calcext:value-type="float">
            <text:p>0.0876079</text:p>
          </table:table-cell>
          <table:table-cell office:value-type="float" office:value="0.0536108" calcext:value-type="float">
            <text:p>0.0536108</text:p>
          </table:table-cell>
          <table:table-cell office:value-type="float" office:value="0.0326958" calcext:value-type="float">
            <text:p>0.0326958</text:p>
          </table:table-cell>
          <table:table-cell office:value-type="float" office:value="0.0198996" calcext:value-type="float">
            <text:p>0.0198996</text:p>
          </table:table-cell>
          <table:table-cell office:value-type="float" office:value="0.0120971" calcext:value-type="float">
            <text:p>0.0120971</text:p>
          </table:table-cell>
          <table:table-cell office:value-type="float" office:value="0.00734936" calcext:value-type="float">
            <text:p>0.00734936</text:p>
          </table:table-cell>
          <table:table-cell office:value-type="float" office:value="0.00446408" calcext:value-type="float">
            <text:p>0.00446408</text:p>
          </table:table-cell>
          <table:table-cell office:value-type="float" office:value="0.00271187" calcext:value-type="float">
            <text:p>0.00271187</text:p>
          </table:table-cell>
          <table:table-cell office:value-type="float" office:value="0.00164801" calcext:value-type="float">
            <text:p>0.00164801</text:p>
          </table:table-cell>
          <table:table-cell office:value-type="float" office:value="0.00100194" calcext:value-type="float">
            <text:p>0.00100194</text:p>
          </table:table-cell>
          <table:table-cell office:value-type="float" office:value="0.000609337" calcext:value-type="float">
            <text:p>0.000609337</text:p>
          </table:table-cell>
          <table:table-cell office:value-type="float" office:value="0.000370542" calcext:value-type="float">
            <text:p>0.000370542</text:p>
          </table:table-cell>
          <table:table-cell office:value-type="float" office:value="0.000225165" calcext:value-type="float">
            <text:p>0.000225165</text:p>
          </table:table-cell>
          <table:table-cell office:value-type="float" office:value="0.000136609" calcext:value-type="float">
            <text:p>0.000136609</text:p>
          </table:table-cell>
          <table:table-cell office:value-type="float" office:value="0.0000826782" calcext:value-type="float">
            <text:p>8.26782E-05</text:p>
          </table:table-cell>
          <table:table-cell office:value-type="float" office:value="0.0000498834" calcext:value-type="float">
            <text:p>4.98834E-05</text:p>
          </table:table-cell>
          <table:table-cell office:value-type="float" office:value="0.0000299899" calcext:value-type="float">
            <text:p>2.99899E-05</text:p>
          </table:table-cell>
          <table:table-cell office:value-type="float" office:value="0.0000179604" calcext:value-type="float">
            <text:p>1.79604E-05</text:p>
          </table:table-cell>
          <table:table-cell office:value-type="float" office:value="0.0000107038" calcext:value-type="float">
            <text:p>1.07038E-05</text:p>
          </table:table-cell>
          <table:table-cell office:value-type="float" office:value="0.00000633353" calcext:value-type="float">
            <text:p>6.33353E-06</text:p>
          </table:table-cell>
          <table:table-cell office:value-type="float" office:value="0.00000370239" calcext:value-type="float">
            <text:p>3.70239E-06</text:p>
          </table:table-cell>
          <table:table-cell office:value-type="float" office:value="0.00000212004" calcext:value-type="float">
            <text:p>2.12004E-06</text:p>
          </table:table-cell>
          <table:table-cell office:value-type="float" office:value="0.00000117469" calcext:value-type="float">
            <text:p>1.17469E-06</text:p>
          </table:table-cell>
          <table:table-cell office:value-type="float" office:value="0.000000619188" calcext:value-type="float">
            <text:p>6.19188E-07</text:p>
          </table:table-cell>
          <table:table-cell office:value-type="float" office:value="0.000000304608" calcext:value-type="float">
            <text:p>3.04608E-07</text:p>
          </table:table-cell>
          <table:table-cell office:value-type="float" office:value="0.000000136422" calcext:value-type="float">
            <text:p>1.36422E-07</text:p>
          </table:table-cell>
          <table:table-cell office:value-type="float" office:value="0.000000054315" calcext:value-type="float">
            <text:p>5.4315E-08</text:p>
          </table:table-cell>
          <table:table-cell office:value-type="float" office:value="0.0000000195574" calcext:value-type="float">
            <text:p>1.95574E-08</text:p>
          </table:table-cell>
          <table:table-cell office:value-type="float" office:value="0.00000000842084" calcext:value-type="float">
            <text:p>8.42084E-09</text:p>
          </table:table-cell>
          <table:table-cell office:value-type="float" office:value="0.00000000789835" calcext:value-type="float">
            <text:p>7.89835E-09</text:p>
          </table:table-cell>
          <table:table-cell office:value-type="float" office:value="0.0000000118042" calcext:value-type="float">
            <text:p>1.18042E-08</text:p>
          </table:table-cell>
          <table:table-cell office:value-type="float" office:value="0.000000018111" calcext:value-type="float">
            <text:p>1.8111E-08</text:p>
          </table:table-cell>
          <table:table-cell office:value-type="float" office:value="0.0000000259479" calcext:value-type="float">
            <text:p>2.59479E-08</text:p>
          </table:table-cell>
          <table:table-cell office:value-type="float" office:value="0.0000000347719" calcext:value-type="float">
            <text:p>3.47719E-08</text:p>
          </table:table-cell>
          <table:table-cell office:value-type="float" office:value="0.0000000432227" calcext:value-type="float">
            <text:p>4.32227E-08</text:p>
          </table:table-cell>
          <table:table-cell office:value-type="float" office:value="0.0000000500714" calcext:value-type="float">
            <text:p>5.00714E-08</text:p>
          </table:table-cell>
          <table:table-cell office:value-type="float" office:value="0.0000000544458" calcext:value-type="float">
            <text:p>5.44458E-08</text:p>
          </table:table-cell>
          <table:table-cell office:value-type="float" office:value="0.0000000555201" calcext:value-type="float">
            <text:p>5.55201E-08</text:p>
          </table:table-cell>
          <table:table-cell office:value-type="float" office:value="0.0000000538198" calcext:value-type="float">
            <text:p>5.38198E-08</text:p>
          </table:table-cell>
          <table:table-cell office:value-type="float" office:value="0.0000000500673" calcext:value-type="float">
            <text:p>5.00673E-08</text:p>
          </table:table-cell>
          <table:table-cell office:value-type="float" office:value="0.0000000452265" calcext:value-type="float">
            <text:p>4.52265E-08</text:p>
          </table:table-cell>
          <table:table-cell office:value-type="float" office:value="0.0000000407094" calcext:value-type="float">
            <text:p>4.07094E-08</text:p>
          </table:table-cell>
          <table:table-cell office:value-type="float" office:value="0.0000000368984" calcext:value-type="float">
            <text:p>3.68984E-08</text:p>
          </table:table-cell>
          <table:table-cell office:value-type="float" office:value="0.0000000340609" calcext:value-type="float">
            <text:p>3.40609E-08</text:p>
          </table:table-cell>
          <table:table-cell office:value-type="float" office:value="0.0000000324441" calcext:value-type="float">
            <text:p>3.24441E-08</text:p>
          </table:table-cell>
          <table:table-cell office:value-type="float" office:value="0.0000000315317" calcext:value-type="float">
            <text:p>3.15317E-08</text:p>
          </table:table-cell>
          <table:table-cell office:value-type="float" office:value="0.0000000311271" calcext:value-type="float">
            <text:p>3.11271E-08</text:p>
          </table:table-cell>
          <table:table-cell office:value-type="float" office:value="0.0000000309164" calcext:value-type="float">
            <text:p>3.09164E-08</text:p>
          </table:table-cell>
          <table:table-cell office:value-type="float" office:value="0.0000000301546" calcext:value-type="float">
            <text:p>3.01546E-08</text:p>
          </table:table-cell>
          <table:table-cell office:value-type="float" office:value="0.0000000288817" calcext:value-type="float">
            <text:p>2.88817E-08</text:p>
          </table:table-cell>
          <table:table-cell office:value-type="float" office:value="0.0000000272326" calcext:value-type="float">
            <text:p>2.72326E-08</text:p>
          </table:table-cell>
          <table:table-cell office:value-type="float" office:value="0.0000000252211" calcext:value-type="float">
            <text:p>2.52211E-08</text:p>
          </table:table-cell>
          <table:table-cell office:value-type="float" office:value="0.0000000235201" calcext:value-type="float">
            <text:p>2.35201E-08</text:p>
          </table:table-cell>
          <table:table-cell office:value-type="float" office:value="0.0000000223142" calcext:value-type="float">
            <text:p>2.23142E-08</text:p>
          </table:table-cell>
          <table:table-cell office:value-type="float" office:value="0.0000000215634" calcext:value-type="float">
            <text:p>2.15634E-08</text:p>
          </table:table-cell>
          <table:table-cell office:value-type="float" office:value="0.0000000218101" calcext:value-type="float">
            <text:p>2.18101E-08</text:p>
          </table:table-cell>
          <table:table-cell office:value-type="float" office:value="0.0000000227228" calcext:value-type="float">
            <text:p>2.27228E-08</text:p>
          </table:table-cell>
          <table:table-cell office:value-type="float" office:value="0.0000000239988" calcext:value-type="float">
            <text:p>2.39988E-08</text:p>
          </table:table-cell>
          <table:table-cell office:value-type="float" office:value="0.0000000257655" calcext:value-type="float">
            <text:p>2.57655E-08</text:p>
          </table:table-cell>
          <table:table-cell office:value-type="float" office:value="0.0000000266734" calcext:value-type="float">
            <text:p>2.66734E-08</text:p>
          </table:table-cell>
          <table:table-cell office:value-type="float" office:value="0.0000000270258" calcext:value-type="float">
            <text:p>2.70258E-08</text:p>
          </table:table-cell>
          <table:table-cell office:value-type="float" office:value="0.0000000269845" calcext:value-type="float">
            <text:p>2.69845E-08</text:p>
          </table:table-cell>
          <table:table-cell office:value-type="float" office:value="0.0000000253957" calcext:value-type="float">
            <text:p>2.53957E-08</text:p>
          </table:table-cell>
          <table:table-cell office:value-type="float" office:value="0.0000000247141" calcext:value-type="float">
            <text:p>2.47141E-08</text:p>
          </table:table-cell>
          <table:table-cell office:value-type="float" office:value="0.0000000231777" calcext:value-type="float">
            <text:p>2.31777E-08</text:p>
          </table:table-cell>
          <table:table-cell office:value-type="float" office:value="0.000000020931" calcext:value-type="float">
            <text:p>2.0931E-08</text:p>
          </table:table-cell>
          <table:table-cell office:value-type="float" office:value="0.0000000213087" calcext:value-type="float">
            <text:p>2.13087E-08</text:p>
          </table:table-cell>
          <table:table-cell office:value-type="float" office:value="0.0000000190346" calcext:value-type="float">
            <text:p>1.90346E-08</text:p>
          </table:table-cell>
          <table:table-cell office:value-type="float" office:value="0.000000018507" calcext:value-type="float">
            <text:p>1.8507E-08</text:p>
          </table:table-cell>
          <table:table-cell office:value-type="float" office:value="0.000000020667" calcext:value-type="float">
            <text:p>2.0667E-08</text:p>
          </table:table-cell>
          <table:table-cell office:value-type="float" office:value="0.0000000170346" calcext:value-type="float">
            <text:p>1.70346E-08</text:p>
          </table:table-cell>
          <table:table-cell office:value-type="float" office:value="0.0000000187948" calcext:value-type="float">
            <text:p>1.87948E-08</text:p>
          </table:table-cell>
          <table:table-cell office:value-type="float" office:value="0.0000000188252" calcext:value-type="float">
            <text:p>1.88252E-08</text:p>
          </table:table-cell>
          <table:table-cell office:value-type="float" office:value="0.0000000132814" calcext:value-type="float">
            <text:p>1.32814E-08</text:p>
          </table:table-cell>
          <table:table-cell office:value-type="float" office:value="0.0000000167097" calcext:value-type="float">
            <text:p>1.67097E-08</text:p>
          </table:table-cell>
          <table:table-cell office:value-type="float" office:value="0.0000000139092" calcext:value-type="float">
            <text:p>1.39092E-08</text:p>
          </table:table-cell>
          <table:table-cell office:value-type="float" office:value="0.0000000105504" calcext:value-type="float">
            <text:p>1.05504E-08</text:p>
          </table:table-cell>
          <table:table-cell office:value-type="float" office:value="0.0000000152104" calcext:value-type="float">
            <text:p>1.52104E-08</text:p>
          </table:table-cell>
          <table:table-cell office:value-type="float" office:value="0.0000000118886" calcext:value-type="float">
            <text:p>1.18886E-08</text:p>
          </table:table-cell>
          <table:table-cell office:value-type="float" office:value="0.0000000108886" calcext:value-type="float">
            <text:p>1.08886E-08</text:p>
          </table:table-cell>
          <table:table-cell office:value-type="float" office:value="0.0000000162091" calcext:value-type="float">
            <text:p>1.62091E-08</text:p>
          </table:table-cell>
          <table:table-cell office:value-type="float" office:value="0.0000000131333" calcext:value-type="float">
            <text:p>1.31333E-08</text:p>
          </table:table-cell>
          <table:table-cell office:value-type="float" office:value="0.0000000130786" calcext:value-type="float">
            <text:p>1.30786E-08</text:p>
          </table:table-cell>
          <table:table-cell office:value-type="float" office:value="0.0000000187876" calcext:value-type="float">
            <text:p>1.87876E-08</text:p>
          </table:table-cell>
          <table:table-cell office:value-type="float" office:value="0.0000000130246" calcext:value-type="float">
            <text:p>1.30246E-08</text:p>
          </table:table-cell>
          <table:table-cell office:value-type="float" office:value="0.0000000130085" calcext:value-type="float">
            <text:p>1.30085E-08</text:p>
          </table:table-cell>
          <table:table-cell office:value-type="float" office:value="0.0000000172289" calcext:value-type="float">
            <text:p>1.72289E-08</text:p>
          </table:table-cell>
          <table:table-cell office:value-type="float" office:value="0.00000000997123" calcext:value-type="float">
            <text:p>9.97123E-09</text:p>
          </table:table-cell>
          <table:table-cell office:value-type="float" office:value="0.0000000116458" calcext:value-type="float">
            <text:p>1.16458E-08</text:p>
          </table:table-cell>
          <table:table-cell office:value-type="float" office:value="0.0000000161868" calcext:value-type="float">
            <text:p>1.61868E-08</text:p>
          </table:table-cell>
          <table:table-cell office:value-type="float" office:value="0.000000009275" calcext:value-type="float">
            <text:p>9.275E-09</text:p>
          </table:table-cell>
          <table:table-cell office:value-type="float" office:value="0.0000000113258" calcext:value-type="float">
            <text:p>1.13258E-08</text:p>
          </table:table-cell>
          <table:table-cell office:value-type="float" office:value="0.000000015393" calcext:value-type="float">
            <text:p>1.5393E-08</text:p>
          </table:table-cell>
          <table:table-cell office:value-type="float" office:value="0.0000000070507" calcext:value-type="float">
            <text:p>7.0507E-09</text:p>
          </table:table-cell>
          <table:table-cell office:value-type="float" office:value="0.00000000916347" calcext:value-type="float">
            <text:p>9.16347E-09</text:p>
          </table:table-cell>
          <table:table-cell office:value-type="float" office:value="0.0000000125636" calcext:value-type="float">
            <text:p>1.25636E-08</text:p>
          </table:table-cell>
          <table:table-cell office:value-type="float" office:value="0.00000000516624" calcext:value-type="float">
            <text:p>5.16624E-09</text:p>
          </table:table-cell>
          <table:table-cell office:value-type="float" office:value="0.0000000073594" calcext:value-type="float">
            <text:p>7.3594E-09</text:p>
          </table:table-cell>
          <table:table-cell office:value-type="float" office:value="0.0000000109339" calcext:value-type="float">
            <text:p>1.09339E-08</text:p>
          </table:table-cell>
          <table:table-cell office:value-type="float" office:value="0.00000000422982" calcext:value-type="float">
            <text:p>4.22982E-09</text:p>
          </table:table-cell>
          <table:table-cell office:value-type="float" office:value="0.000000005783" calcext:value-type="float">
            <text:p>5.783E-09</text:p>
          </table:table-cell>
          <table:table-cell office:value-type="float" office:value="0.0000000107378" calcext:value-type="float">
            <text:p>1.07378E-08</text:p>
          </table:table-cell>
          <table:table-cell office:value-type="float" office:value="0.00000000493019" calcext:value-type="float">
            <text:p>4.93019E-09</text:p>
          </table:table-cell>
          <table:table-cell office:value-type="float" office:value="0.00000000565823" calcext:value-type="float">
            <text:p>5.65823E-09</text:p>
          </table:table-cell>
          <table:table-cell office:value-type="float" office:value="0.0000000139541" calcext:value-type="float">
            <text:p>1.39541E-08</text:p>
          </table:table-cell>
          <table:table-cell office:value-type="float" office:value="0.00000000554614" calcext:value-type="float">
            <text:p>5.54614E-09</text:p>
          </table:table-cell>
          <table:table-cell office:value-type="float" office:value="0.00000000634004" calcext:value-type="float">
            <text:p>6.34004E-09</text:p>
          </table:table-cell>
          <table:table-cell office:value-type="float" office:value="0.0000000139642" calcext:value-type="float">
            <text:p>1.39642E-08</text:p>
          </table:table-cell>
          <table:table-cell office:value-type="float" office:value="0.0000000035587" calcext:value-type="float">
            <text:p>3.5587E-09</text:p>
          </table:table-cell>
          <table:table-cell office:value-type="float" office:value="0.00000000634118" calcext:value-type="float">
            <text:p>6.34118E-09</text:p>
          </table:table-cell>
          <table:table-cell office:value-type="float" office:value="0.0000000110596" calcext:value-type="float">
            <text:p>1.10596E-08</text:p>
          </table:table-cell>
          <table:table-cell office:value-type="float" office:value="0.00000000576152" calcext:value-type="float">
            <text:p>5.76152E-09</text:p>
          </table:table-cell>
          <table:table-cell office:value-type="float" office:value="0.00000000508106" calcext:value-type="float">
            <text:p>5.08106E-09</text:p>
          </table:table-cell>
          <table:table-cell office:value-type="float" office:value="0.0000000118482" calcext:value-type="float">
            <text:p>1.18482E-08</text:p>
          </table:table-cell>
          <table:table-cell office:value-type="float" office:value="0.0000000073949" calcext:value-type="float">
            <text:p>7.3949E-09</text:p>
          </table:table-cell>
          <table:table-cell office:value-type="float" office:value="0.00000000181286" calcext:value-type="float">
            <text:p>1.81286E-09</text:p>
          </table:table-cell>
          <table:table-cell office:value-type="float" office:value="0.000000014731" calcext:value-type="float">
            <text:p>1.4731E-08</text:p>
          </table:table-cell>
          <table:table-cell office:value-type="float" office:value="0.00000000458693" calcext:value-type="float">
            <text:p>4.58693E-09</text:p>
          </table:table-cell>
          <table:table-cell office:value-type="float" office:value="0.00000000312273" calcext:value-type="float">
            <text:p>3.12273E-09</text:p>
          </table:table-cell>
          <table:table-cell office:value-type="float" office:value="0.0000000128797" calcext:value-type="float">
            <text:p>1.28797E-08</text:p>
          </table:table-cell>
          <table:table-cell office:value-type="float" office:value="0.00000000257708" calcext:value-type="float">
            <text:p>2.57708E-09</text:p>
          </table:table-cell>
          <table:table-cell office:value-type="float" office:value="0.00000000382745" calcext:value-type="float">
            <text:p>3.82745E-09</text:p>
          </table:table-cell>
          <table:table-cell office:value-type="float" office:value="0.00000000706704" calcext:value-type="float">
            <text:p>7.06704E-09</text:p>
          </table:table-cell>
          <table:table-cell office:value-type="float" office:value="0.00000000351568" calcext:value-type="float">
            <text:p>3.51568E-09</text:p>
          </table:table-cell>
          <table:table-cell office:value-type="float" office:value="0.00000000083201" calcext:value-type="float">
            <text:p>8.3201E-10</text:p>
          </table:table-cell>
          <table:table-cell office:value-type="float" office:value="0.00000000425105" calcext:value-type="float">
            <text:p>4.25105E-09</text:p>
          </table:table-cell>
          <table:table-cell office:value-type="float" office:value="0.00000000948173" calcext:value-type="float">
            <text:p>9.48173E-09</text:p>
          </table:table-cell>
          <table:table-cell office:value-type="float" office:value="0.000000000856535" calcext:value-type="float">
            <text:p>8.56535E-10</text:p>
          </table:table-cell>
          <table:table-cell office:value-type="float" office:value="0.0000000109186" calcext:value-type="float">
            <text:p>1.09186E-08</text:p>
          </table:table-cell>
          <table:table-cell office:value-type="float" office:value="0.0000000174684" calcext:value-type="float">
            <text:p>1.74684E-08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0371025" calcext:value-type="float">
            <text:p>3.71025E-10</text:p>
          </table:table-cell>
          <table:table-cell office:value-type="float" office:value="0.00000000142744" calcext:value-type="float">
            <text:p>1.42744E-09</text:p>
          </table:table-cell>
          <table:table-cell office:value-type="float" office:value="0.00000000301525" calcext:value-type="float">
            <text:p>3.01525E-09</text:p>
          </table:table-cell>
          <table:table-cell office:value-type="float" office:value="0.00000000496672" calcext:value-type="float">
            <text:p>4.96672E-09</text:p>
          </table:table-cell>
          <table:table-cell office:value-type="float" office:value="0.0000000068987" calcext:value-type="float">
            <text:p>6.8987E-09</text:p>
          </table:table-cell>
          <table:table-cell office:value-type="float" office:value="0.00000000874671" calcext:value-type="float">
            <text:p>8.74671E-09</text:p>
          </table:table-cell>
          <table:table-cell office:value-type="float" office:value="0.00000000999209" calcext:value-type="float">
            <text:p>9.99209E-09</text:p>
          </table:table-cell>
          <table:table-cell office:value-type="float" office:value="0.0000000108035" calcext:value-type="float">
            <text:p>1.08035E-08</text:p>
          </table:table-cell>
          <table:table-cell office:value-type="float" office:value="0.0000000107314" calcext:value-type="float">
            <text:p>1.07314E-08</text:p>
          </table:table-cell>
          <table:table-cell office:value-type="float" office:value="0.0000000101463" calcext:value-type="float">
            <text:p>1.01463E-08</text:p>
          </table:table-cell>
          <table:table-cell office:value-type="float" office:value="0.00000000884971" calcext:value-type="float">
            <text:p>8.84971E-09</text:p>
          </table:table-cell>
          <table:table-cell office:value-type="float" office:value="0.00000000726803" calcext:value-type="float">
            <text:p>7.26803E-09</text:p>
          </table:table-cell>
          <table:table-cell office:value-type="float" office:value="0.00000000548136" calcext:value-type="float">
            <text:p>5.48136E-09</text:p>
          </table:table-cell>
          <table:table-cell office:value-type="float" office:value="0.00000000380897" calcext:value-type="float">
            <text:p>3.80897E-09</text:p>
          </table:table-cell>
          <table:table-cell office:value-type="float" office:value="0.00000000246541" calcext:value-type="float">
            <text:p>2.46541E-09</text:p>
          </table:table-cell>
          <table:table-cell office:value-type="float" office:value="0.00000000155756" calcext:value-type="float">
            <text:p>1.55756E-09</text:p>
          </table:table-cell>
          <table:table-cell office:value-type="float" office:value="0.00000000124028" calcext:value-type="float">
            <text:p>1.24028E-09</text:p>
          </table:table-cell>
          <table:table-cell office:value-type="float" office:value="0.00000000139148" calcext:value-type="float">
            <text:p>1.39148E-09</text:p>
          </table:table-cell>
          <table:table-cell office:value-type="float" office:value="0.00000000202872" calcext:value-type="float">
            <text:p>2.02872E-09</text:p>
          </table:table-cell>
          <table:table-cell office:value-type="float" office:value="0.00000000291387" calcext:value-type="float">
            <text:p>2.91387E-09</text:p>
          </table:table-cell>
          <table:table-cell office:value-type="float" office:value="0.00000000406845" calcext:value-type="float">
            <text:p>4.06845E-09</text:p>
          </table:table-cell>
          <table:table-cell office:value-type="float" office:value="0.00000000547024" calcext:value-type="float">
            <text:p>5.47024E-09</text:p>
          </table:table-cell>
          <table:table-cell office:value-type="float" office:value="0.00000000756758" calcext:value-type="float">
            <text:p>7.56758E-09</text:p>
          </table:table-cell>
          <table:table-cell office:value-type="float" office:value="0.000000011256" calcext:value-type="float">
            <text:p>1.1256E-08</text:p>
          </table:table-cell>
          <table:table-cell office:value-type="float" office:value="0.0000000183349" calcext:value-type="float">
            <text:p>1.83349E-08</text:p>
          </table:table-cell>
          <table:table-cell office:value-type="float" office:value="0.0000000320526" calcext:value-type="float">
            <text:p>3.20526E-08</text:p>
          </table:table-cell>
          <table:table-cell office:value-type="float" office:value="0.0000000576976" calcext:value-type="float">
            <text:p>5.76976E-08</text:p>
          </table:table-cell>
          <table:table-cell office:value-type="float" office:value="0.000000104205" calcext:value-type="float">
            <text:p>1.04205E-07</text:p>
          </table:table-cell>
          <table:table-cell office:value-type="float" office:value="0.000000185596" calcext:value-type="float">
            <text:p>1.85596E-07</text:p>
          </table:table-cell>
          <table:table-cell office:value-type="float" office:value="0.000000325129" calcext:value-type="float">
            <text:p>3.25129E-07</text:p>
          </table:table-cell>
          <table:table-cell office:value-type="float" office:value="0.000000559049" calcext:value-type="float">
            <text:p>5.59049E-07</text:p>
          </table:table-cell>
          <table:table-cell office:value-type="float" office:value="0.000000947791" calcext:value-type="float">
            <text:p>9.47791E-07</text:p>
          </table:table-cell>
          <table:table-cell office:value-type="float" office:value="0.00000158589" calcext:value-type="float">
            <text:p>1.58589E-06</text:p>
          </table:table-cell>
          <table:table-cell office:value-type="float" office:value="0.0000026313" calcext:value-type="float">
            <text:p>2.6313E-06</text:p>
          </table:table-cell>
          <table:table-cell office:value-type="float" office:value="0.00000433477" calcext:value-type="float">
            <text:p>4.33477E-06</text:p>
          </table:table-cell>
          <table:table-cell office:value-type="float" office:value="0.00000711225" calcext:value-type="float">
            <text:p>7.11225E-06</text:p>
          </table:table-cell>
          <table:table-cell office:value-type="float" office:value="0.0000116365" calcext:value-type="float">
            <text:p>1.16365E-05</text:p>
          </table:table-cell>
          <table:table-cell office:value-type="float" office:value="0.0000190143" calcext:value-type="float">
            <text:p>1.90143E-05</text:p>
          </table:table-cell>
          <table:table-cell office:value-type="float" office:value="0.0000310595" calcext:value-type="float">
            <text:p>3.10595E-05</text:p>
          </table:table-cell>
          <table:table-cell office:value-type="float" office:value="0.0000507485" calcext:value-type="float">
            <text:p>5.07485E-05</text:p>
          </table:table-cell>
          <table:table-cell office:value-type="float" office:value="0.000082984" calcext:value-type="float">
            <text:p>8.2984E-05</text:p>
          </table:table-cell>
          <table:table-cell office:value-type="float" office:value="0.000135825" calcext:value-type="float">
            <text:p>0.000135825</text:p>
          </table:table-cell>
          <table:table-cell office:value-type="float" office:value="0.000222554" calcext:value-type="float">
            <text:p>0.000222554</text:p>
          </table:table-cell>
          <table:table-cell office:value-type="float" office:value="0.000365061" calcext:value-type="float">
            <text:p>0.000365061</text:p>
          </table:table-cell>
          <table:table-cell office:value-type="float" office:value="0.000599394" calcext:value-type="float">
            <text:p>0.000599394</text:p>
          </table:table-cell>
          <table:table-cell office:value-type="float" office:value="0.000985032" calcext:value-type="float">
            <text:p>0.000985032</text:p>
          </table:table-cell>
          <table:table-cell office:value-type="float" office:value="0.00161988" calcext:value-type="float">
            <text:p>0.00161988</text:p>
          </table:table-cell>
          <table:table-cell office:value-type="float" office:value="0.00266536" calcext:value-type="float">
            <text:p>0.00266536</text:p>
          </table:table-cell>
          <table:table-cell office:value-type="float" office:value="0.00438699" calcext:value-type="float">
            <text:p>0.00438699</text:p>
          </table:table-cell>
          <table:table-cell office:value-type="float" office:value="0.00722151" calcext:value-type="float">
            <text:p>0.00722151</text:p>
          </table:table-cell>
          <table:table-cell office:value-type="float" office:value="0.0118853" calcext:value-type="float">
            <text:p>0.0118853</text:p>
          </table:table-cell>
          <table:table-cell office:value-type="float" office:value="0.0195504" calcext:value-type="float">
            <text:p>0.0195504</text:p>
          </table:table-cell>
          <table:table-cell office:value-type="float" office:value="0.0321231" calcext:value-type="float">
            <text:p>0.0321231</text:p>
          </table:table-cell>
          <table:table-cell office:value-type="float" office:value="0.0526785" calcext:value-type="float">
            <text:p>0.0526785</text:p>
          </table:table-cell>
          <table:table-cell office:value-type="float" office:value="0.0861025" calcext:value-type="float">
            <text:p>0.0861025</text:p>
          </table:table-cell>
          <table:table-cell office:value-type="float" office:value="0.13997" calcext:value-type="float">
            <text:p>0.13997</text:p>
          </table:table-cell>
          <table:table-cell office:value-type="float" office:value="0.225524" calcext:value-type="float">
            <text:p>0.225524</text:p>
          </table:table-cell>
          <table:table-cell office:value-type="float" office:value="0.358208" calcext:value-type="float">
            <text:p>0.358208</text:p>
          </table:table-cell>
          <table:table-cell office:value-type="float" office:value="0.556195" calcext:value-type="float">
            <text:p>0.556195</text:p>
          </table:table-cell>
          <table:table-cell office:value-type="float" office:value="0.833832" calcext:value-type="float">
            <text:p>0.833832</text:p>
          </table:table-cell>
          <table:table-cell office:value-type="float" office:value="1.18628" calcext:value-type="float">
            <text:p>1.18628</text:p>
          </table:table-cell>
          <table:table-cell office:value-type="float" office:value="1.56709" calcext:value-type="float">
            <text:p>1.56709</text:p>
          </table:table-cell>
          <table:table-cell office:value-type="float" office:value="1.87771" calcext:value-type="float">
            <text:p>1.87771</text:p>
          </table:table-cell>
          <table:table-cell office:value-type="float" office:value="2.00222" calcext:value-type="float">
            <text:p>2.00222</text:p>
          </table:table-cell>
          <table:table-cell office:value-type="float" office:value="1.88549" calcext:value-type="float">
            <text:p>1.88549</text:p>
          </table:table-cell>
          <table:table-cell office:value-type="float" office:value="1.57935" calcext:value-type="float">
            <text:p>1.57935</text:p>
          </table:table-cell>
          <table:table-cell office:value-type="float" office:value="1.19904" calcext:value-type="float">
            <text:p>1.19904</text:p>
          </table:table-cell>
          <table:table-cell office:value-type="float" office:value="0.844593" calcext:value-type="float">
            <text:p>0.844593</text:p>
          </table:table-cell>
          <table:table-cell office:value-type="float" office:value="0.564198" calcext:value-type="float">
            <text:p>0.564198</text:p>
          </table:table-cell>
          <table:table-cell office:value-type="float" office:value="0.363715" calcext:value-type="float">
            <text:p>0.363715</text:p>
          </table:table-cell>
          <table:table-cell office:value-type="float" office:value="0.229134" calcext:value-type="float">
            <text:p>0.229134</text:p>
          </table:table-cell>
          <table:table-cell office:value-type="float" office:value="0.142267" calcext:value-type="float">
            <text:p>0.142267</text:p>
          </table:table-cell>
          <table:table-cell office:value-type="float" office:value="0.087538" calcext:value-type="float">
            <text:p>0.087538</text:p>
          </table:table-cell>
          <table:table-cell office:value-type="float" office:value="0.053565" calcext:value-type="float">
            <text:p>0.053565</text:p>
          </table:table-cell>
          <table:table-cell office:value-type="float" office:value="0.032667" calcext:value-type="float">
            <text:p>0.032667</text:p>
          </table:table-cell>
          <table:table-cell office:value-type="float" office:value="0.0198828" calcext:value-type="float">
            <text:p>0.0198828</text:p>
          </table:table-cell>
          <table:table-cell office:value-type="float" office:value="0.0120884" calcext:value-type="float">
            <text:p>0.0120884</text:p>
          </table:table-cell>
          <table:table-cell office:value-type="float" office:value="0.0073458" calcext:value-type="float">
            <text:p>0.0073458</text:p>
          </table:table-cell>
          <table:table-cell office:value-type="float" office:value="0.0044635" calcext:value-type="float">
            <text:p>0.0044635</text:p>
          </table:table-cell>
          <table:table-cell office:value-type="float" office:value="0.00271275" calcext:value-type="float">
            <text:p>0.00271275</text:p>
          </table:table-cell>
          <table:table-cell office:value-type="float" office:value="0.00164948" calcext:value-type="float">
            <text:p>0.00164948</text:p>
          </table:table-cell>
          <table:table-cell office:value-type="float" office:value="0.00100366" calcext:value-type="float">
            <text:p>0.00100366</text:p>
          </table:table-cell>
          <table:table-cell office:value-type="float" office:value="0.000611161" calcext:value-type="float">
            <text:p>0.000611161</text:p>
          </table:table-cell>
          <table:table-cell office:value-type="float" office:value="0.000372444" calcext:value-type="float">
            <text:p>0.000372444</text:p>
          </table:table-cell>
          <table:table-cell office:value-type="float" office:value="0.000227217" calcext:value-type="float">
            <text:p>0.000227217</text:p>
          </table:table-cell>
          <table:table-cell office:value-type="float" office:value="0.000138774" calcext:value-type="float">
            <text:p>0.000138774</text:p>
          </table:table-cell>
          <table:table-cell office:value-type="float" office:value="0.0000848305" calcext:value-type="float">
            <text:p>8.48305E-05</text:p>
          </table:table-cell>
          <table:table-cell office:value-type="float" office:value="0.0000519766" calcext:value-type="float">
            <text:p>5.19766E-05</text:p>
          </table:table-cell>
          <table:table-cell office:value-type="float" office:value="0.0000319724" calcext:value-type="float">
            <text:p>3.19724E-05</text:p>
          </table:table-cell>
          <table:table-cell office:value-type="float" office:value="0.0000197103" calcext:value-type="float">
            <text:p>1.97103E-05</text:p>
          </table:table-cell>
          <table:table-cell office:value-type="float" office:value="0.0000122053" calcext:value-type="float">
            <text:p>1.22053E-05</text:p>
          </table:table-cell>
          <table:table-cell office:value-type="float" office:value="0.0000076421" calcext:value-type="float">
            <text:p>7.6421E-06</text:p>
          </table:table-cell>
          <table:table-cell office:value-type="float" office:value="0.0000047934" calcext:value-type="float">
            <text:p>4.7934E-06</text:p>
          </table:table-cell>
          <table:table-cell office:value-type="float" office:value="0.00000298521" calcext:value-type="float">
            <text:p>2.98521E-06</text:p>
          </table:table-cell>
          <table:table-cell office:value-type="float" office:value="0.00000188373" calcext:value-type="float">
            <text:p>1.88373E-06</text:p>
          </table:table-cell>
          <table:table-cell office:value-type="float" office:value="0.0000011853" calcext:value-type="float">
            <text:p>1.1853E-06</text:p>
          </table:table-cell>
          <table:table-cell office:value-type="float" office:value="0.000000705802" calcext:value-type="float">
            <text:p>7.05802E-07</text:p>
          </table:table-cell>
          <table:table-cell office:value-type="float" office:value="0.000000420164" calcext:value-type="float">
            <text:p>4.20164E-07</text:p>
          </table:table-cell>
          <table:table-cell office:value-type="float" office:value="0.000000256819" calcext:value-type="float">
            <text:p>2.56819E-07</text:p>
          </table:table-cell>
          <table:table-cell office:value-type="float" office:value="0.000000137198" calcext:value-type="float">
            <text:p>1.37198E-07</text:p>
          </table:table-cell>
          <table:table-cell office:value-type="float" office:value="0.0000000701105" calcext:value-type="float">
            <text:p>7.01105E-08</text:p>
          </table:table-cell>
          <table:table-cell office:value-type="float" office:value="0.0000000441942" calcext:value-type="float">
            <text:p>4.41942E-08</text:p>
          </table:table-cell>
          <table:table-cell office:value-type="float" office:value="0.0000000235536" calcext:value-type="float">
            <text:p>2.35536E-08</text:p>
          </table:table-cell>
          <table:table-cell office:value-type="float" office:value="0.0000000121785" calcext:value-type="float">
            <text:p>1.21785E-08</text:p>
          </table:table-cell>
          <table:table-cell office:value-type="float" office:value="0.0000000137354" calcext:value-type="float">
            <text:p>1.37354E-08</text:p>
          </table:table-cell>
          <table:table-cell office:value-type="float" office:value="0.0000000136454" calcext:value-type="float">
            <text:p>1.36454E-08</text:p>
          </table:table-cell>
          <table:table-cell office:value-type="float" office:value="0.0000000122852" calcext:value-type="float">
            <text:p>1.22852E-08</text:p>
          </table:table-cell>
          <table:table-cell office:value-type="float" office:value="0.000000019036" calcext:value-type="float">
            <text:p>1.9036E-08</text:p>
          </table:table-cell>
          <table:table-cell office:value-type="float" office:value="0.0000000257163" calcext:value-type="float">
            <text:p>2.57163E-08</text:p>
          </table:table-cell>
          <table:table-cell office:value-type="float" office:value="0.0000000233927" calcext:value-type="float">
            <text:p>2.33927E-08</text:p>
          </table:table-cell>
          <table:table-cell office:value-type="float" office:value="0.0000000268823" calcext:value-type="float">
            <text:p>2.68823E-08</text:p>
          </table:table-cell>
          <table:table-cell office:value-type="float" office:value="0.0000000366596" calcext:value-type="float">
            <text:p>3.66596E-08</text:p>
          </table:table-cell>
          <table:table-cell office:value-type="float" office:value="0.0000000331162" calcext:value-type="float">
            <text:p>3.31162E-08</text:p>
          </table:table-cell>
          <table:table-cell office:value-type="float" office:value="0.0000000275539" calcext:value-type="float">
            <text:p>2.75539E-08</text:p>
          </table:table-cell>
          <table:table-cell office:value-type="float" office:value="0.0000000339198" calcext:value-type="float">
            <text:p>3.39198E-08</text:p>
          </table:table-cell>
          <table:table-cell office:value-type="float" office:value="0.0000000355105" calcext:value-type="float">
            <text:p>3.55105E-08</text:p>
          </table:table-cell>
          <table:table-cell office:value-type="float" office:value="0.0000000264928" calcext:value-type="float">
            <text:p>2.64928E-08</text:p>
          </table:table-cell>
          <table:table-cell office:value-type="float" office:value="0.0000000253601" calcext:value-type="float">
            <text:p>2.53601E-08</text:p>
          </table:table-cell>
          <table:table-cell office:value-type="float" office:value="0.0000000340828" calcext:value-type="float">
            <text:p>3.40828E-08</text:p>
          </table:table-cell>
          <table:table-cell office:value-type="float" office:value="0.0000000321713" calcext:value-type="float">
            <text:p>3.21713E-08</text:p>
          </table:table-cell>
          <table:table-cell office:value-type="float" office:value="0.0000000245598" calcext:value-type="float">
            <text:p>2.45598E-08</text:p>
          </table:table-cell>
          <table:table-cell office:value-type="float" office:value="0.0000000323479" calcext:value-type="float">
            <text:p>3.23479E-08</text:p>
          </table:table-cell>
          <table:table-cell office:value-type="float" office:value="0.0000000405234" calcext:value-type="float">
            <text:p>4.05234E-08</text:p>
          </table:table-cell>
          <table:table-cell office:value-type="float" office:value="0.0000000322207" calcext:value-type="float">
            <text:p>3.22207E-08</text:p>
          </table:table-cell>
          <table:table-cell office:value-type="float" office:value="0.0000000295903" calcext:value-type="float">
            <text:p>2.95903E-08</text:p>
          </table:table-cell>
          <table:table-cell office:value-type="float" office:value="0.0000000402551" calcext:value-type="float">
            <text:p>4.02551E-08</text:p>
          </table:table-cell>
          <table:table-cell office:value-type="float" office:value="0.0000000383047" calcext:value-type="float">
            <text:p>3.83047E-08</text:p>
          </table:table-cell>
          <table:table-cell office:value-type="float" office:value="0.000000026505" calcext:value-type="float">
            <text:p>2.6505E-08</text:p>
          </table:table-cell>
          <table:table-cell office:value-type="float" office:value="0.0000000280537" calcext:value-type="float">
            <text:p>2.80537E-08</text:p>
          </table:table-cell>
          <table:table-cell office:value-type="float" office:value="0.0000000351597" calcext:value-type="float">
            <text:p>3.51597E-08</text:p>
          </table:table-cell>
          <table:table-cell office:value-type="float" office:value="0.0000000264256" calcext:value-type="float">
            <text:p>2.64256E-08</text:p>
          </table:table-cell>
          <table:table-cell office:value-type="float" office:value="0.0000000150451" calcext:value-type="float">
            <text:p>1.50451E-08</text:p>
          </table:table-cell>
          <table:table-cell office:value-type="float" office:value="0.0000000256038" calcext:value-type="float">
            <text:p>2.56038E-08</text:p>
          </table:table-cell>
          <table:table-cell office:value-type="float" office:value="0.0000000293583" calcext:value-type="float">
            <text:p>2.93583E-08</text:p>
          </table:table-cell>
          <table:table-cell office:value-type="float" office:value="0.0000000132647" calcext:value-type="float">
            <text:p>1.32647E-08</text:p>
          </table:table-cell>
          <table:table-cell office:value-type="float" office:value="0.0000000176074" calcext:value-type="float">
            <text:p>1.76074E-08</text:p>
          </table:table-cell>
          <table:table-cell office:value-type="float" office:value="0.0000000284762" calcext:value-type="float">
            <text:p>2.84762E-08</text:p>
          </table:table-cell>
          <table:table-cell office:value-type="float" office:value="0.000000019786" calcext:value-type="float">
            <text:p>1.9786E-08</text:p>
          </table:table-cell>
          <table:table-cell office:value-type="float" office:value="0.0000000182439" calcext:value-type="float">
            <text:p>1.82439E-08</text:p>
          </table:table-cell>
          <table:table-cell office:value-type="float" office:value="0.0000000193277" calcext:value-type="float">
            <text:p>1.93277E-08</text:p>
          </table:table-cell>
          <table:table-cell office:value-type="float" office:value="0.0000000237404" calcext:value-type="float">
            <text:p>2.37404E-08</text:p>
          </table:table-cell>
          <table:table-cell office:value-type="float" office:value="0.0000000276895" calcext:value-type="float">
            <text:p>2.76895E-08</text:p>
          </table:table-cell>
          <table:table-cell office:value-type="float" office:value="0.000000010518" calcext:value-type="float">
            <text:p>1.0518E-08</text:p>
          </table:table-cell>
          <table:table-cell office:value-type="float" office:value="0.0000000197482" calcext:value-type="float">
            <text:p>1.97482E-08</text:p>
          </table:table-cell>
          <table:table-cell office:value-type="float" office:value="0.0000000356028" calcext:value-type="float">
            <text:p>3.56028E-08</text:p>
          </table:table-cell>
          <table:table-cell office:value-type="float" office:value="0.0000000120026" calcext:value-type="float">
            <text:p>1.20026E-08</text:p>
          </table:table-cell>
          <table:table-cell office:value-type="float" office:value="0.0000000104822" calcext:value-type="float">
            <text:p>1.04822E-08</text:p>
          </table:table-cell>
          <table:table-cell office:value-type="float" office:value="0.0000000329904" calcext:value-type="float">
            <text:p>3.29904E-08</text:p>
          </table:table-cell>
          <table:table-cell office:value-type="float" office:value="0.0000000211796" calcext:value-type="float">
            <text:p>2.11796E-08</text:p>
          </table:table-cell>
          <table:table-cell office:value-type="float" office:value="0.00000000870608" calcext:value-type="float">
            <text:p>8.70608E-09</text:p>
          </table:table-cell>
          <table:table-cell office:value-type="float" office:value="0.0000000238509" calcext:value-type="float">
            <text:p>2.38509E-08</text:p>
          </table:table-cell>
          <table:table-cell office:value-type="float" office:value="0.000000024525" calcext:value-type="float">
            <text:p>2.4525E-08</text:p>
          </table:table-cell>
          <table:table-cell office:value-type="float" office:value="0.0000000194808" calcext:value-type="float">
            <text:p>1.94808E-08</text:p>
          </table:table-cell>
          <table:table-cell office:value-type="float" office:value="0.0000000180524" calcext:value-type="float">
            <text:p>1.80524E-08</text:p>
          </table:table-cell>
          <table:table-cell office:value-type="float" office:value="0.0000000164399" calcext:value-type="float">
            <text:p>1.64399E-08</text:p>
          </table:table-cell>
          <table:table-cell office:value-type="float" office:value="0.0000000313404" calcext:value-type="float">
            <text:p>3.13404E-08</text:p>
          </table:table-cell>
          <table:table-cell office:value-type="float" office:value="0.0000000213076" calcext:value-type="float">
            <text:p>2.13076E-08</text:p>
          </table:table-cell>
          <table:table-cell office:value-type="float" office:value="0.00000000653019" calcext:value-type="float">
            <text:p>6.53019E-09</text:p>
          </table:table-cell>
          <table:table-cell office:value-type="float" office:value="0.0000000265508" calcext:value-type="float">
            <text:p>2.65508E-08</text:p>
          </table:table-cell>
          <table:table-cell office:value-type="float" office:value="0.0000000272504" calcext:value-type="float">
            <text:p>2.72504E-08</text:p>
          </table:table-cell>
          <table:table-cell office:value-type="float" office:value="0.00000000560241" calcext:value-type="float">
            <text:p>5.60241E-09</text:p>
          </table:table-cell>
          <table:table-cell office:value-type="float" office:value="0.0000000108118" calcext:value-type="float">
            <text:p>1.08118E-08</text:p>
          </table:table-cell>
          <table:table-cell office:value-type="float" office:value="0.0000000243738" calcext:value-type="float">
            <text:p>2.43738E-08</text:p>
          </table:table-cell>
          <table:table-cell office:value-type="float" office:value="0.0000000157438" calcext:value-type="float">
            <text:p>1.57438E-08</text:p>
          </table:table-cell>
          <table:table-cell office:value-type="float" office:value="0.00000000438379" calcext:value-type="float">
            <text:p>4.38379E-09</text:p>
          </table:table-cell>
          <table:table-cell office:value-type="float" office:value="0.0000000119836" calcext:value-type="float">
            <text:p>1.19836E-08</text:p>
          </table:table-cell>
          <table:table-cell office:value-type="float" office:value="0.000000025689" calcext:value-type="float">
            <text:p>2.5689E-08</text:p>
          </table:table-cell>
          <table:table-cell office:value-type="float" office:value="0.0000000135801" calcext:value-type="float">
            <text:p>1.35801E-08</text:p>
          </table:table-cell>
          <table:table-cell office:value-type="float" office:value="0.00000000303434" calcext:value-type="float">
            <text:p>3.03434E-09</text:p>
          </table:table-cell>
          <table:table-cell office:value-type="float" office:value="0.0000000194951" calcext:value-type="float">
            <text:p>1.94951E-08</text:p>
          </table:table-cell>
          <table:table-cell office:value-type="float" office:value="0.0000000218391" calcext:value-type="float">
            <text:p>2.18391E-08</text:p>
          </table:table-cell>
          <table:table-cell office:value-type="float" office:value="0.0000000055664" calcext:value-type="float">
            <text:p>5.5664E-09</text:p>
          </table:table-cell>
          <table:table-cell office:value-type="float" office:value="0.00000000587264" calcext:value-type="float">
            <text:p>5.87264E-09</text:p>
          </table:table-cell>
          <table:table-cell office:value-type="float" office:value="0.000000016528" calcext:value-type="float">
            <text:p>1.6528E-08</text:p>
          </table:table-cell>
          <table:table-cell office:value-type="float" office:value="0.0000000162548" calcext:value-type="float">
            <text:p>1.62548E-08</text:p>
          </table:table-cell>
          <table:table-cell office:value-type="float" office:value="0.00000000597512" calcext:value-type="float">
            <text:p>5.97512E-09</text:p>
          </table:table-cell>
          <table:table-cell office:value-type="float" office:value="0.0000000049006" calcext:value-type="float">
            <text:p>4.9006E-09</text:p>
          </table:table-cell>
          <table:table-cell office:value-type="float" office:value="0.0000000217545" calcext:value-type="float">
            <text:p>2.17545E-08</text:p>
          </table:table-cell>
          <table:table-cell office:value-type="float" office:value="0.000000020231" calcext:value-type="float">
            <text:p>2.0231E-08</text:p>
          </table:table-cell>
          <table:table-cell office:value-type="float" office:value="0.00000000324136" calcext:value-type="float">
            <text:p>3.24136E-09</text:p>
          </table:table-cell>
          <table:table-cell office:value-type="float" office:value="0.0000000119825" calcext:value-type="float">
            <text:p>1.19825E-08</text:p>
          </table:table-cell>
          <table:table-cell office:value-type="float" office:value="0.0000000275894" calcext:value-type="float">
            <text:p>2.75894E-08</text:p>
          </table:table-cell>
          <table:table-cell office:value-type="float" office:value="0.000000014375" calcext:value-type="float">
            <text:p>1.4375E-08</text:p>
          </table:table-cell>
          <table:table-cell office:value-type="float" office:value="0.00000000165298" calcext:value-type="float">
            <text:p>1.65298E-09</text:p>
          </table:table-cell>
          <table:table-cell office:value-type="float" office:value="0.0000000174389" calcext:value-type="float">
            <text:p>1.74389E-08</text:p>
          </table:table-cell>
          <table:table-cell office:value-type="float" office:value="0.0000000265588" calcext:value-type="float">
            <text:p>2.65588E-08</text:p>
          </table:table-cell>
          <table:table-cell office:value-type="float" office:value="0.00000000700393" calcext:value-type="float">
            <text:p>7.00393E-09</text:p>
          </table:table-cell>
          <table:table-cell office:value-type="float" office:value="0.00000000312536" calcext:value-type="float">
            <text:p>3.12536E-09</text:p>
          </table:table-cell>
          <table:table-cell office:value-type="float" office:value="0.0000000219854" calcext:value-type="float">
            <text:p>2.19854E-08</text:p>
          </table:table-cell>
          <table:table-cell office:value-type="float" office:value="0.0000000199995" calcext:value-type="float">
            <text:p>1.99995E-08</text:p>
          </table:table-cell>
          <table:table-cell office:value-type="float" office:value="0.0000000018961" calcext:value-type="float">
            <text:p>1.8961E-09</text:p>
          </table:table-cell>
          <table:table-cell office:value-type="float" office:value="0.00000000663782" calcext:value-type="float">
            <text:p>6.63782E-09</text:p>
          </table:table-cell>
          <table:table-cell office:value-type="float" office:value="0.0000000226999" calcext:value-type="float">
            <text:p>2.26999E-08</text:p>
          </table:table-cell>
          <table:table-cell office:value-type="float" office:value="0.0000000145967" calcext:value-type="float">
            <text:p>1.45967E-08</text:p>
          </table:table-cell>
          <table:table-cell office:value-type="float" office:value="0.000000000101991" calcext:value-type="float">
            <text:p>1.01991E-10</text:p>
          </table:table-cell>
          <table:table-cell office:value-type="float" office:value="0.0000000107597" calcext:value-type="float">
            <text:p>1.07597E-08</text:p>
          </table:table-cell>
          <table:table-cell office:value-type="float" office:value="0.000000019277" calcext:value-type="float">
            <text:p>1.9277E-08</text:p>
          </table:table-cell>
          <table:table-cell office:value-type="float" office:value="0.00000000830599" calcext:value-type="float">
            <text:p>8.30599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0295459" calcext:value-type="float">
            <text:p>2.95459E-10</text:p>
          </table:table-cell>
          <table:table-cell office:value-type="float" office:value="0.00000000115336" calcext:value-type="float">
            <text:p>1.15336E-09</text:p>
          </table:table-cell>
          <table:table-cell office:value-type="float" office:value="0.00000000248951" calcext:value-type="float">
            <text:p>2.48951E-09</text:p>
          </table:table-cell>
          <table:table-cell office:value-type="float" office:value="0.00000000415829" calcext:value-type="float">
            <text:p>4.15829E-09</text:p>
          </table:table-cell>
          <table:table-cell office:value-type="float" office:value="0.0000000060208" calcext:value-type="float">
            <text:p>6.0208E-09</text:p>
          </table:table-cell>
          <table:table-cell office:value-type="float" office:value="0.00000000783876" calcext:value-type="float">
            <text:p>7.83876E-09</text:p>
          </table:table-cell>
          <table:table-cell office:value-type="float" office:value="0.00000000951011" calcext:value-type="float">
            <text:p>9.51011E-09</text:p>
          </table:table-cell>
          <table:table-cell office:value-type="float" office:value="0.0000000107601" calcext:value-type="float">
            <text:p>1.07601E-08</text:p>
          </table:table-cell>
          <table:table-cell office:value-type="float" office:value="0.0000000116018" calcext:value-type="float">
            <text:p>1.16018E-08</text:p>
          </table:table-cell>
          <table:table-cell office:value-type="float" office:value="0.0000000117973" calcext:value-type="float">
            <text:p>1.17973E-08</text:p>
          </table:table-cell>
          <table:table-cell office:value-type="float" office:value="0.0000000115015" calcext:value-type="float">
            <text:p>1.15015E-08</text:p>
          </table:table-cell>
          <table:table-cell office:value-type="float" office:value="0.000000010584" calcext:value-type="float">
            <text:p>1.0584E-08</text:p>
          </table:table-cell>
          <table:table-cell office:value-type="float" office:value="0.00000000930013" calcext:value-type="float">
            <text:p>9.30013E-09</text:p>
          </table:table-cell>
          <table:table-cell office:value-type="float" office:value="0.00000000766838" calcext:value-type="float">
            <text:p>7.66838E-09</text:p>
          </table:table-cell>
          <table:table-cell office:value-type="float" office:value="0.00000000596071" calcext:value-type="float">
            <text:p>5.96071E-09</text:p>
          </table:table-cell>
          <table:table-cell office:value-type="float" office:value="0.00000000432875" calcext:value-type="float">
            <text:p>4.32875E-09</text:p>
          </table:table-cell>
          <table:table-cell office:value-type="float" office:value="0.00000000298925" calcext:value-type="float">
            <text:p>2.98925E-09</text:p>
          </table:table-cell>
          <table:table-cell office:value-type="float" office:value="0.00000000214518" calcext:value-type="float">
            <text:p>2.14518E-09</text:p>
          </table:table-cell>
          <table:table-cell office:value-type="float" office:value="0.00000000194787" calcext:value-type="float">
            <text:p>1.94787E-09</text:p>
          </table:table-cell>
          <table:table-cell office:value-type="float" office:value="0.00000000253935" calcext:value-type="float">
            <text:p>2.53935E-09</text:p>
          </table:table-cell>
          <table:table-cell office:value-type="float" office:value="0.00000000406314" calcext:value-type="float">
            <text:p>4.06314E-09</text:p>
          </table:table-cell>
          <table:table-cell office:value-type="float" office:value="0.00000000653886" calcext:value-type="float">
            <text:p>6.53886E-09</text:p>
          </table:table-cell>
          <table:table-cell office:value-type="float" office:value="0.0000000101965" calcext:value-type="float">
            <text:p>1.01965E-08</text:p>
          </table:table-cell>
          <table:table-cell office:value-type="float" office:value="0.000000015018" calcext:value-type="float">
            <text:p>1.5018E-08</text:p>
          </table:table-cell>
          <table:table-cell office:value-type="float" office:value="0.0000000214332" calcext:value-type="float">
            <text:p>2.14332E-08</text:p>
          </table:table-cell>
          <table:table-cell office:value-type="float" office:value="0.0000000296711" calcext:value-type="float">
            <text:p>2.96711E-08</text:p>
          </table:table-cell>
          <table:table-cell office:value-type="float" office:value="0.0000000405926" calcext:value-type="float">
            <text:p>4.05926E-08</text:p>
          </table:table-cell>
          <table:table-cell office:value-type="float" office:value="0.0000000552664" calcext:value-type="float">
            <text:p>5.52664E-08</text:p>
          </table:table-cell>
          <table:table-cell office:value-type="float" office:value="0.0000000755564" calcext:value-type="float">
            <text:p>7.55564E-08</text:p>
          </table:table-cell>
          <table:table-cell office:value-type="float" office:value="0.000000104549" calcext:value-type="float">
            <text:p>1.04549E-07</text:p>
          </table:table-cell>
          <table:table-cell office:value-type="float" office:value="0.000000147002" calcext:value-type="float">
            <text:p>1.47002E-07</text:p>
          </table:table-cell>
          <table:table-cell office:value-type="float" office:value="0.00000021073" calcext:value-type="float">
            <text:p>2.1073E-07</text:p>
          </table:table-cell>
          <table:table-cell office:value-type="float" office:value="0.000000308092" calcext:value-type="float">
            <text:p>3.08092E-07</text:p>
          </table:table-cell>
          <table:table-cell office:value-type="float" office:value="0.000000459663" calcext:value-type="float">
            <text:p>4.59663E-07</text:p>
          </table:table-cell>
          <table:table-cell office:value-type="float" office:value="0.000000699201" calcext:value-type="float">
            <text:p>6.99201E-07</text:p>
          </table:table-cell>
          <table:table-cell office:value-type="float" office:value="0.00000107929" calcext:value-type="float">
            <text:p>1.07929E-06</text:p>
          </table:table-cell>
          <table:table-cell office:value-type="float" office:value="0.00000169241" calcext:value-type="float">
            <text:p>1.69241E-06</text:p>
          </table:table-cell>
          <table:table-cell office:value-type="float" office:value="0.00000268543" calcext:value-type="float">
            <text:p>2.68543E-06</text:p>
          </table:table-cell>
          <table:table-cell office:value-type="float" office:value="0.00000430108" calcext:value-type="float">
            <text:p>4.30108E-06</text:p>
          </table:table-cell>
          <table:table-cell office:value-type="float" office:value="0.00000693652" calcext:value-type="float">
            <text:p>6.93652E-06</text:p>
          </table:table-cell>
          <table:table-cell office:value-type="float" office:value="0.0000112714" calcext:value-type="float">
            <text:p>1.12714E-05</text:p>
          </table:table-cell>
          <table:table-cell office:value-type="float" office:value="0.0000183821" calcext:value-type="float">
            <text:p>1.83821E-05</text:p>
          </table:table-cell>
          <table:table-cell office:value-type="float" office:value="0.0000300502" calcext:value-type="float">
            <text:p>3.00502E-05</text:p>
          </table:table-cell>
          <table:table-cell office:value-type="float" office:value="0.0000492955" calcext:value-type="float">
            <text:p>4.92955E-05</text:p>
          </table:table-cell>
          <table:table-cell office:value-type="float" office:value="0.0000810157" calcext:value-type="float">
            <text:p>8.10157E-05</text:p>
          </table:table-cell>
          <table:table-cell office:value-type="float" office:value="0.00013313" calcext:value-type="float">
            <text:p>0.00013313</text:p>
          </table:table-cell>
          <table:table-cell office:value-type="float" office:value="0.00021905" calcext:value-type="float">
            <text:p>0.00021905</text:p>
          </table:table-cell>
          <table:table-cell office:value-type="float" office:value="0.000360889" calcext:value-type="float">
            <text:p>0.000360889</text:p>
          </table:table-cell>
          <table:table-cell office:value-type="float" office:value="0.000594249" calcext:value-type="float">
            <text:p>0.000594249</text:p>
          </table:table-cell>
          <table:table-cell office:value-type="float" office:value="0.000978459" calcext:value-type="float">
            <text:p>0.000978459</text:p>
          </table:table-cell>
          <table:table-cell office:value-type="float" office:value="0.00161274" calcext:value-type="float">
            <text:p>0.00161274</text:p>
          </table:table-cell>
          <table:table-cell office:value-type="float" office:value="0.00265749" calcext:value-type="float">
            <text:p>0.00265749</text:p>
          </table:table-cell>
          <table:table-cell office:value-type="float" office:value="0.00437648" calcext:value-type="float">
            <text:p>0.00437648</text:p>
          </table:table-cell>
          <table:table-cell office:value-type="float" office:value="0.00720937" calcext:value-type="float">
            <text:p>0.00720937</text:p>
          </table:table-cell>
          <table:table-cell office:value-type="float" office:value="0.0118739" calcext:value-type="float">
            <text:p>0.0118739</text:p>
          </table:table-cell>
          <table:table-cell office:value-type="float" office:value="0.0195349" calcext:value-type="float">
            <text:p>0.0195349</text:p>
          </table:table-cell>
          <table:table-cell office:value-type="float" office:value="0.0321019" calcext:value-type="float">
            <text:p>0.0321019</text:p>
          </table:table-cell>
          <table:table-cell office:value-type="float" office:value="0.0526618" calcext:value-type="float">
            <text:p>0.0526618</text:p>
          </table:table-cell>
          <table:table-cell office:value-type="float" office:value="0.0860931" calcext:value-type="float">
            <text:p>0.0860931</text:p>
          </table:table-cell>
          <table:table-cell office:value-type="float" office:value="0.139964" calcext:value-type="float">
            <text:p>0.139964</text:p>
          </table:table-cell>
          <table:table-cell office:value-type="float" office:value="0.225551" calcext:value-type="float">
            <text:p>0.225551</text:p>
          </table:table-cell>
          <table:table-cell office:value-type="float" office:value="0.358321" calcext:value-type="float">
            <text:p>0.358321</text:p>
          </table:table-cell>
          <table:table-cell office:value-type="float" office:value="0.556433" calcext:value-type="float">
            <text:p>0.556433</text:p>
          </table:table-cell>
          <table:table-cell office:value-type="float" office:value="0.834237" calcext:value-type="float">
            <text:p>0.834237</text:p>
          </table:table-cell>
          <table:table-cell office:value-type="float" office:value="1.18692" calcext:value-type="float">
            <text:p>1.18692</text:p>
          </table:table-cell>
          <table:table-cell office:value-type="float" office:value="1.56795" calcext:value-type="float">
            <text:p>1.56795</text:p>
          </table:table-cell>
          <table:table-cell office:value-type="float" office:value="1.87855" calcext:value-type="float">
            <text:p>1.87855</text:p>
          </table:table-cell>
          <table:table-cell office:value-type="float" office:value="2.00273" calcext:value-type="float">
            <text:p>2.00273</text:p>
          </table:table-cell>
          <table:table-cell office:value-type="float" office:value="1.88558" calcext:value-type="float">
            <text:p>1.88558</text:p>
          </table:table-cell>
          <table:table-cell office:value-type="float" office:value="1.57905" calcext:value-type="float">
            <text:p>1.57905</text:p>
          </table:table-cell>
          <table:table-cell office:value-type="float" office:value="1.19846" calcext:value-type="float">
            <text:p>1.19846</text:p>
          </table:table-cell>
          <table:table-cell office:value-type="float" office:value="0.843946" calcext:value-type="float">
            <text:p>0.843946</text:p>
          </table:table-cell>
          <table:table-cell office:value-type="float" office:value="0.563646" calcext:value-type="float">
            <text:p>0.563646</text:p>
          </table:table-cell>
          <table:table-cell office:value-type="float" office:value="0.363287" calcext:value-type="float">
            <text:p>0.363287</text:p>
          </table:table-cell>
          <table:table-cell office:value-type="float" office:value="0.228803" calcext:value-type="float">
            <text:p>0.228803</text:p>
          </table:table-cell>
          <table:table-cell office:value-type="float" office:value="0.142022" calcext:value-type="float">
            <text:p>0.142022</text:p>
          </table:table-cell>
          <table:table-cell office:value-type="float" office:value="0.0873776" calcext:value-type="float">
            <text:p>0.0873776</text:p>
          </table:table-cell>
          <table:table-cell office:value-type="float" office:value="0.0534652" calcext:value-type="float">
            <text:p>0.0534652</text:p>
          </table:table-cell>
          <table:table-cell office:value-type="float" office:value="0.0325966" calcext:value-type="float">
            <text:p>0.0325966</text:p>
          </table:table-cell>
          <table:table-cell office:value-type="float" office:value="0.0198318" calcext:value-type="float">
            <text:p>0.0198318</text:p>
          </table:table-cell>
          <table:table-cell office:value-type="float" office:value="0.0120567" calcext:value-type="float">
            <text:p>0.0120567</text:p>
          </table:table-cell>
          <table:table-cell office:value-type="float" office:value="0.00732669" calcext:value-type="float">
            <text:p>0.00732669</text:p>
          </table:table-cell>
          <table:table-cell office:value-type="float" office:value="0.00444797" calcext:value-type="float">
            <text:p>0.00444797</text:p>
          </table:table-cell>
          <table:table-cell office:value-type="float" office:value="0.00269858" calcext:value-type="float">
            <text:p>0.00269858</text:p>
          </table:table-cell>
          <table:table-cell office:value-type="float" office:value="0.00163835" calcext:value-type="float">
            <text:p>0.00163835</text:p>
          </table:table-cell>
          <table:table-cell office:value-type="float" office:value="0.000995626" calcext:value-type="float">
            <text:p>0.000995626</text:p>
          </table:table-cell>
          <table:table-cell office:value-type="float" office:value="0.000604865" calcext:value-type="float">
            <text:p>0.000604865</text:p>
          </table:table-cell>
          <table:table-cell office:value-type="float" office:value="0.00036684" calcext:value-type="float">
            <text:p>0.00036684</text:p>
          </table:table-cell>
          <table:table-cell office:value-type="float" office:value="0.000222381" calcext:value-type="float">
            <text:p>0.000222381</text:p>
          </table:table-cell>
          <table:table-cell office:value-type="float" office:value="0.000135706" calcext:value-type="float">
            <text:p>0.000135706</text:p>
          </table:table-cell>
          <table:table-cell office:value-type="float" office:value="0.0000833564" calcext:value-type="float">
            <text:p>8.33564E-05</text:p>
          </table:table-cell>
          <table:table-cell office:value-type="float" office:value="0.0000507108" calcext:value-type="float">
            <text:p>5.07108E-05</text:p>
          </table:table-cell>
          <table:table-cell office:value-type="float" office:value="0.0000307595" calcext:value-type="float">
            <text:p>3.07595E-05</text:p>
          </table:table-cell>
          <table:table-cell office:value-type="float" office:value="0.0000192596" calcext:value-type="float">
            <text:p>1.92596E-05</text:p>
          </table:table-cell>
          <table:table-cell office:value-type="float" office:value="0.0000122257" calcext:value-type="float">
            <text:p>1.22257E-05</text:p>
          </table:table-cell>
          <table:table-cell office:value-type="float" office:value="0.00000754838" calcext:value-type="float">
            <text:p>7.54838E-06</text:p>
          </table:table-cell>
          <table:table-cell office:value-type="float" office:value="0.00000472261" calcext:value-type="float">
            <text:p>4.72261E-06</text:p>
          </table:table-cell>
          <table:table-cell office:value-type="float" office:value="0.00000308054" calcext:value-type="float">
            <text:p>3.08054E-06</text:p>
          </table:table-cell>
          <table:table-cell office:value-type="float" office:value="0.0000019811" calcext:value-type="float">
            <text:p>1.9811E-06</text:p>
          </table:table-cell>
          <table:table-cell office:value-type="float" office:value="0.0000013064" calcext:value-type="float">
            <text:p>1.3064E-06</text:p>
          </table:table-cell>
          <table:table-cell office:value-type="float" office:value="0.000000908573" calcext:value-type="float">
            <text:p>9.08573E-07</text:p>
          </table:table-cell>
          <table:table-cell office:value-type="float" office:value="0.000000569238" calcext:value-type="float">
            <text:p>5.69238E-07</text:p>
          </table:table-cell>
          <table:table-cell office:value-type="float" office:value="0.000000346703" calcext:value-type="float">
            <text:p>3.46703E-07</text:p>
          </table:table-cell>
          <table:table-cell office:value-type="float" office:value="0.000000291449" calcext:value-type="float">
            <text:p>2.91449E-07</text:p>
          </table:table-cell>
          <table:table-cell office:value-type="float" office:value="0.000000245761" calcext:value-type="float">
            <text:p>2.45761E-07</text:p>
          </table:table-cell>
          <table:table-cell office:value-type="float" office:value="0.000000139791" calcext:value-type="float">
            <text:p>1.39791E-07</text:p>
          </table:table-cell>
          <table:table-cell office:value-type="float" office:value="0.0000000813506" calcext:value-type="float">
            <text:p>8.13506E-08</text:p>
          </table:table-cell>
          <table:table-cell office:value-type="float" office:value="0.000000103079" calcext:value-type="float">
            <text:p>1.03079E-07</text:p>
          </table:table-cell>
          <table:table-cell office:value-type="float" office:value="0.0000000985686" calcext:value-type="float">
            <text:p>9.85686E-08</text:p>
          </table:table-cell>
          <table:table-cell office:value-type="float" office:value="0.000000050229" calcext:value-type="float">
            <text:p>5.0229E-08</text:p>
          </table:table-cell>
          <table:table-cell office:value-type="float" office:value="0.0000000408404" calcext:value-type="float">
            <text:p>4.08404E-08</text:p>
          </table:table-cell>
          <table:table-cell office:value-type="float" office:value="0.0000000534896" calcext:value-type="float">
            <text:p>5.34896E-08</text:p>
          </table:table-cell>
          <table:table-cell office:value-type="float" office:value="0.0000000447251" calcext:value-type="float">
            <text:p>4.47251E-08</text:p>
          </table:table-cell>
          <table:table-cell office:value-type="float" office:value="0.0000000374487" calcext:value-type="float">
            <text:p>3.74487E-08</text:p>
          </table:table-cell>
          <table:table-cell office:value-type="float" office:value="0.000000031282" calcext:value-type="float">
            <text:p>3.1282E-08</text:p>
          </table:table-cell>
          <table:table-cell office:value-type="float" office:value="0.0000000249009" calcext:value-type="float">
            <text:p>2.49009E-08</text:p>
          </table:table-cell>
          <table:table-cell office:value-type="float" office:value="0.0000000338926" calcext:value-type="float">
            <text:p>3.38926E-08</text:p>
          </table:table-cell>
          <table:table-cell office:value-type="float" office:value="0.0000000377402" calcext:value-type="float">
            <text:p>3.77402E-08</text:p>
          </table:table-cell>
          <table:table-cell office:value-type="float" office:value="0.0000000206811" calcext:value-type="float">
            <text:p>2.06811E-08</text:p>
          </table:table-cell>
          <table:table-cell office:value-type="float" office:value="0.0000000130011" calcext:value-type="float">
            <text:p>1.30011E-08</text:p>
          </table:table-cell>
          <table:table-cell office:value-type="float" office:value="0.0000000287125" calcext:value-type="float">
            <text:p>2.87125E-08</text:p>
          </table:table-cell>
          <table:table-cell office:value-type="float" office:value="0.0000000351613" calcext:value-type="float">
            <text:p>3.51613E-08</text:p>
          </table:table-cell>
          <table:table-cell office:value-type="float" office:value="0.0000000212535" calcext:value-type="float">
            <text:p>2.12535E-08</text:p>
          </table:table-cell>
          <table:table-cell office:value-type="float" office:value="0.0000000132137" calcext:value-type="float">
            <text:p>1.32137E-08</text:p>
          </table:table-cell>
          <table:table-cell office:value-type="float" office:value="0.0000000226814" calcext:value-type="float">
            <text:p>2.26814E-08</text:p>
          </table:table-cell>
          <table:table-cell office:value-type="float" office:value="0.0000000377776" calcext:value-type="float">
            <text:p>3.77776E-08</text:p>
          </table:table-cell>
          <table:table-cell office:value-type="float" office:value="0.0000000365461" calcext:value-type="float">
            <text:p>3.65461E-08</text:p>
          </table:table-cell>
          <table:table-cell office:value-type="float" office:value="0.0000000185623" calcext:value-type="float">
            <text:p>1.85623E-08</text:p>
          </table:table-cell>
          <table:table-cell office:value-type="float" office:value="0.0000000195251" calcext:value-type="float">
            <text:p>1.95251E-08</text:p>
          </table:table-cell>
          <table:table-cell office:value-type="float" office:value="0.0000000435619" calcext:value-type="float">
            <text:p>4.35619E-08</text:p>
          </table:table-cell>
          <table:table-cell office:value-type="float" office:value="0.0000000451625" calcext:value-type="float">
            <text:p>4.51625E-08</text:p>
          </table:table-cell>
          <table:table-cell office:value-type="float" office:value="0.0000000195738" calcext:value-type="float">
            <text:p>1.95738E-08</text:p>
          </table:table-cell>
          <table:table-cell office:value-type="float" office:value="0.0000000167429" calcext:value-type="float">
            <text:p>1.67429E-08</text:p>
          </table:table-cell>
          <table:table-cell office:value-type="float" office:value="0.0000000356864" calcext:value-type="float">
            <text:p>3.56864E-08</text:p>
          </table:table-cell>
          <table:table-cell office:value-type="float" office:value="0.0000000376472" calcext:value-type="float">
            <text:p>3.76472E-08</text:p>
          </table:table-cell>
          <table:table-cell office:value-type="float" office:value="0.0000000230659" calcext:value-type="float">
            <text:p>2.30659E-08</text:p>
          </table:table-cell>
          <table:table-cell office:value-type="float" office:value="0.000000013073" calcext:value-type="float">
            <text:p>1.3073E-08</text:p>
          </table:table-cell>
          <table:table-cell office:value-type="float" office:value="0.0000000210171" calcext:value-type="float">
            <text:p>2.10171E-08</text:p>
          </table:table-cell>
          <table:table-cell office:value-type="float" office:value="0.0000000349247" calcext:value-type="float">
            <text:p>3.49247E-08</text:p>
          </table:table-cell>
          <table:table-cell office:value-type="float" office:value="0.0000000324209" calcext:value-type="float">
            <text:p>3.24209E-08</text:p>
          </table:table-cell>
          <table:table-cell office:value-type="float" office:value="0.0000000165232" calcext:value-type="float">
            <text:p>1.65232E-08</text:p>
          </table:table-cell>
          <table:table-cell office:value-type="float" office:value="0.0000000157774" calcext:value-type="float">
            <text:p>1.57774E-08</text:p>
          </table:table-cell>
          <table:table-cell office:value-type="float" office:value="0.0000000344274" calcext:value-type="float">
            <text:p>3.44274E-08</text:p>
          </table:table-cell>
          <table:table-cell office:value-type="float" office:value="0.0000000411104" calcext:value-type="float">
            <text:p>4.11104E-08</text:p>
          </table:table-cell>
          <table:table-cell office:value-type="float" office:value="0.0000000259871" calcext:value-type="float">
            <text:p>2.59871E-08</text:p>
          </table:table-cell>
          <table:table-cell office:value-type="float" office:value="0.0000000138502" calcext:value-type="float">
            <text:p>1.38502E-08</text:p>
          </table:table-cell>
          <table:table-cell office:value-type="float" office:value="0.0000000273022" calcext:value-type="float">
            <text:p>2.73022E-08</text:p>
          </table:table-cell>
          <table:table-cell office:value-type="float" office:value="0.0000000434458" calcext:value-type="float">
            <text:p>4.34458E-08</text:p>
          </table:table-cell>
          <table:table-cell office:value-type="float" office:value="0.000000031544" calcext:value-type="float">
            <text:p>3.1544E-08</text:p>
          </table:table-cell>
          <table:table-cell office:value-type="float" office:value="0.0000000101975" calcext:value-type="float">
            <text:p>1.01975E-08</text:p>
          </table:table-cell>
          <table:table-cell office:value-type="float" office:value="0.0000000153418" calcext:value-type="float">
            <text:p>1.53418E-08</text:p>
          </table:table-cell>
          <table:table-cell office:value-type="float" office:value="0.0000000343428" calcext:value-type="float">
            <text:p>3.43428E-08</text:p>
          </table:table-cell>
          <table:table-cell office:value-type="float" office:value="0.0000000315647" calcext:value-type="float">
            <text:p>3.15647E-08</text:p>
          </table:table-cell>
          <table:table-cell office:value-type="float" office:value="0.0000000108735" calcext:value-type="float">
            <text:p>1.08735E-08</text:p>
          </table:table-cell>
          <table:table-cell office:value-type="float" office:value="0.00000000452222" calcext:value-type="float">
            <text:p>4.52222E-09</text:p>
          </table:table-cell>
          <table:table-cell office:value-type="float" office:value="0.0000000228613" calcext:value-type="float">
            <text:p>2.28613E-08</text:p>
          </table:table-cell>
          <table:table-cell office:value-type="float" office:value="0.0000000344815" calcext:value-type="float">
            <text:p>3.44815E-08</text:p>
          </table:table-cell>
          <table:table-cell office:value-type="float" office:value="0.0000000189294" calcext:value-type="float">
            <text:p>1.89294E-08</text:p>
          </table:table-cell>
          <table:table-cell office:value-type="float" office:value="0.0000000029002" calcext:value-type="float">
            <text:p>2.9002E-09</text:p>
          </table:table-cell>
          <table:table-cell office:value-type="float" office:value="0.000000015638" calcext:value-type="float">
            <text:p>1.5638E-08</text:p>
          </table:table-cell>
          <table:table-cell office:value-type="float" office:value="0.0000000350464" calcext:value-type="float">
            <text:p>3.50464E-08</text:p>
          </table:table-cell>
          <table:table-cell office:value-type="float" office:value="0.0000000283031" calcext:value-type="float">
            <text:p>2.83031E-08</text:p>
          </table:table-cell>
          <table:table-cell office:value-type="float" office:value="0.00000000838522" calcext:value-type="float">
            <text:p>8.38522E-09</text:p>
          </table:table-cell>
          <table:table-cell office:value-type="float" office:value="0.00000000865136" calcext:value-type="float">
            <text:p>8.65136E-09</text:p>
          </table:table-cell>
          <table:table-cell office:value-type="float" office:value="0.0000000288189" calcext:value-type="float">
            <text:p>2.88189E-08</text:p>
          </table:table-cell>
          <table:table-cell office:value-type="float" office:value="0.000000034441" calcext:value-type="float">
            <text:p>3.4441E-08</text:p>
          </table:table-cell>
          <table:table-cell office:value-type="float" office:value="0.000000015614" calcext:value-type="float">
            <text:p>1.5614E-08</text:p>
          </table:table-cell>
          <table:table-cell office:value-type="float" office:value="0.00000000357749" calcext:value-type="float">
            <text:p>3.57749E-09</text:p>
          </table:table-cell>
          <table:table-cell office:value-type="float" office:value="0.0000000181565" calcext:value-type="float">
            <text:p>1.81565E-08</text:p>
          </table:table-cell>
          <table:table-cell office:value-type="float" office:value="0.0000000329944" calcext:value-type="float">
            <text:p>3.29944E-08</text:p>
          </table:table-cell>
          <table:table-cell office:value-type="float" office:value="0.0000000235977" calcext:value-type="float">
            <text:p>2.35977E-08</text:p>
          </table:table-cell>
          <table:table-cell office:value-type="float" office:value="0.00000000483758" calcext:value-type="float">
            <text:p>4.83758E-09</text:p>
          </table:table-cell>
          <table:table-cell office:value-type="float" office:value="0.00000000792086" calcext:value-type="float">
            <text:p>7.92086E-09</text:p>
          </table:table-cell>
          <table:table-cell office:value-type="float" office:value="0.0000000281393" calcext:value-type="float">
            <text:p>2.81393E-08</text:p>
          </table:table-cell>
          <table:table-cell office:value-type="float" office:value="0.000000032841" calcext:value-type="float">
            <text:p>3.2841E-08</text:p>
          </table:table-cell>
          <table:table-cell office:value-type="float" office:value="0.0000000137826" calcext:value-type="float">
            <text:p>1.37826E-08</text:p>
          </table:table-cell>
          <table:table-cell office:value-type="float" office:value="0.00000000357006" calcext:value-type="float">
            <text:p>3.57006E-09</text:p>
          </table:table-cell>
          <table:table-cell office:value-type="float" office:value="0.0000000206884" calcext:value-type="float">
            <text:p>2.06884E-08</text:p>
          </table:table-cell>
          <table:table-cell office:value-type="float" office:value="0.0000000387009" calcext:value-type="float">
            <text:p>3.87009E-08</text:p>
          </table:table-cell>
          <table:table-cell office:value-type="float" office:value="0.0000000262183" calcext:value-type="float">
            <text:p>2.62183E-08</text:p>
          </table:table-cell>
          <table:table-cell office:value-type="float" office:value="0.00000000343013" calcext:value-type="float">
            <text:p>3.43013E-09</text:p>
          </table:table-cell>
          <table:table-cell office:value-type="float" office:value="0.0000000117202" calcext:value-type="float">
            <text:p>1.17202E-08</text:p>
          </table:table-cell>
          <table:table-cell office:value-type="float" office:value="0.0000000376525" calcext:value-type="float">
            <text:p>3.76525E-08</text:p>
          </table:table-cell>
          <table:table-cell office:value-type="float" office:value="0.0000000334292" calcext:value-type="float">
            <text:p>3.34292E-08</text:p>
          </table:table-cell>
          <table:table-cell office:value-type="float" office:value="0.00000000643064" calcext:value-type="float">
            <text:p>6.43064E-09</text:p>
          </table:table-cell>
          <table:table-cell office:value-type="float" office:value="0.00000000358521" calcext:value-type="float">
            <text:p>3.58521E-09</text:p>
          </table:table-cell>
          <table:table-cell office:value-type="float" office:value="0.0000000268378" calcext:value-type="float">
            <text:p>2.68378E-08</text:p>
          </table:table-cell>
          <table:table-cell office:value-type="float" office:value="0.0000000339968" calcext:value-type="float">
            <text:p>3.39968E-08</text:p>
          </table:table-cell>
          <table:table-cell office:value-type="float" office:value="0.0000000139465" calcext:value-type="float">
            <text:p>1.39465E-08</text:p>
          </table:table-cell>
          <table:table-cell office:value-type="float" office:value="0.00000000000198961" calcext:value-type="float">
            <text:p>1.98961E-12</text:p>
          </table:table-cell>
          <table:table-cell office:value-type="float" office:value="0.0000000134159" calcext:value-type="float">
            <text:p>1.34159E-08</text:p>
          </table:table-cell>
          <table:table-cell office:value-type="float" office:value="0.0000000307372" calcext:value-type="float">
            <text:p>3.07372E-08</text:p>
          </table:table-cell>
          <table:table-cell office:value-type="float" office:value="0.000000024311" calcext:value-type="float">
            <text:p>2.4311E-08</text:p>
          </table:table-cell>
          <table:table-cell office:value-type="float" office:value="0.00000000402385" calcext:value-type="float">
            <text:p>4.02385E-09</text:p>
          </table:table-cell>
          <table:table-cell office:value-type="float" office:value="0.00000000384092" calcext:value-type="float">
            <text:p>3.84092E-09</text:p>
          </table:table-cell>
          <table:table-cell office:value-type="float" office:value="0.0000000251956" calcext:value-type="float">
            <text:p>2.51956E-08</text:p>
          </table:table-cell>
          <table:table-cell office:value-type="float" office:value="0.0000000330823" calcext:value-type="float">
            <text:p>3.30823E-08</text:p>
          </table:table-cell>
          <table:table-cell office:value-type="float" office:value="0.0000000132308" calcext:value-type="float">
            <text:p>1.32308E-08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0333019" calcext:value-type="float">
            <text:p>3.33019E-10</text:p>
          </table:table-cell>
          <table:table-cell office:value-type="float" office:value="0.0000000010825" calcext:value-type="float">
            <text:p>1.0825E-09</text:p>
          </table:table-cell>
          <table:table-cell office:value-type="float" office:value="0.00000000171695" calcext:value-type="float">
            <text:p>1.71695E-09</text:p>
          </table:table-cell>
          <table:table-cell office:value-type="float" office:value="0.00000000331791" calcext:value-type="float">
            <text:p>3.31791E-09</text:p>
          </table:table-cell>
          <table:table-cell office:value-type="float" office:value="0.00000000586105" calcext:value-type="float">
            <text:p>5.86105E-09</text:p>
          </table:table-cell>
          <table:table-cell office:value-type="float" office:value="0.00000000680118" calcext:value-type="float">
            <text:p>6.80118E-09</text:p>
          </table:table-cell>
          <table:table-cell office:value-type="float" office:value="0.00000000748202" calcext:value-type="float">
            <text:p>7.48202E-09</text:p>
          </table:table-cell>
          <table:table-cell office:value-type="float" office:value="0.0000000105911" calcext:value-type="float">
            <text:p>1.05911E-08</text:p>
          </table:table-cell>
          <table:table-cell office:value-type="float" office:value="0.0000000127633" calcext:value-type="float">
            <text:p>1.27633E-08</text:p>
          </table:table-cell>
          <table:table-cell office:value-type="float" office:value="0.0000000111281" calcext:value-type="float">
            <text:p>1.11281E-08</text:p>
          </table:table-cell>
          <table:table-cell office:value-type="float" office:value="0.0000000114464" calcext:value-type="float">
            <text:p>1.14464E-08</text:p>
          </table:table-cell>
          <table:table-cell office:value-type="float" office:value="0.000000014392" calcext:value-type="float">
            <text:p>1.4392E-08</text:p>
          </table:table-cell>
          <table:table-cell office:value-type="float" office:value="0.000000013307" calcext:value-type="float">
            <text:p>1.3307E-08</text:p>
          </table:table-cell>
          <table:table-cell office:value-type="float" office:value="0.00000000957781" calcext:value-type="float">
            <text:p>9.57781E-09</text:p>
          </table:table-cell>
          <table:table-cell office:value-type="float" office:value="0.00000000964579" calcext:value-type="float">
            <text:p>9.64579E-09</text:p>
          </table:table-cell>
          <table:table-cell office:value-type="float" office:value="0.0000000105691" calcext:value-type="float">
            <text:p>1.05691E-08</text:p>
          </table:table-cell>
          <table:table-cell office:value-type="float" office:value="0.00000000791358" calcext:value-type="float">
            <text:p>7.91358E-09</text:p>
          </table:table-cell>
          <table:table-cell office:value-type="float" office:value="0.00000000472963" calcext:value-type="float">
            <text:p>4.72963E-09</text:p>
          </table:table-cell>
          <table:table-cell office:value-type="float" office:value="0.00000000412544" calcext:value-type="float">
            <text:p>4.12544E-09</text:p>
          </table:table-cell>
          <table:table-cell office:value-type="float" office:value="0.00000000465577" calcext:value-type="float">
            <text:p>4.65577E-09</text:p>
          </table:table-cell>
          <table:table-cell office:value-type="float" office:value="0.00000000445563" calcext:value-type="float">
            <text:p>4.45563E-09</text:p>
          </table:table-cell>
          <table:table-cell office:value-type="float" office:value="0.00000000358695" calcext:value-type="float">
            <text:p>3.58695E-09</text:p>
          </table:table-cell>
          <table:table-cell office:value-type="float" office:value="0.00000000326284" calcext:value-type="float">
            <text:p>3.26284E-09</text:p>
          </table:table-cell>
          <table:table-cell office:value-type="float" office:value="0.00000000575528" calcext:value-type="float">
            <text:p>5.75528E-09</text:p>
          </table:table-cell>
          <table:table-cell office:value-type="float" office:value="0.0000000106424" calcext:value-type="float">
            <text:p>1.06424E-08</text:p>
          </table:table-cell>
          <table:table-cell office:value-type="float" office:value="0.0000000135591" calcext:value-type="float">
            <text:p>1.35591E-08</text:p>
          </table:table-cell>
          <table:table-cell office:value-type="float" office:value="0.0000000140625" calcext:value-type="float">
            <text:p>1.40625E-08</text:p>
          </table:table-cell>
          <table:table-cell office:value-type="float" office:value="0.0000000198788" calcext:value-type="float">
            <text:p>1.98788E-08</text:p>
          </table:table-cell>
          <table:table-cell office:value-type="float" office:value="0.0000000316572" calcext:value-type="float">
            <text:p>3.16572E-08</text:p>
          </table:table-cell>
          <table:table-cell office:value-type="float" office:value="0.000000040509" calcext:value-type="float">
            <text:p>4.0509E-08</text:p>
          </table:table-cell>
          <table:table-cell office:value-type="float" office:value="0.0000000447075" calcext:value-type="float">
            <text:p>4.47075E-08</text:p>
          </table:table-cell>
          <table:table-cell office:value-type="float" office:value="0.0000000569709" calcext:value-type="float">
            <text:p>5.69709E-08</text:p>
          </table:table-cell>
          <table:table-cell office:value-type="float" office:value="0.0000000853555" calcext:value-type="float">
            <text:p>8.53555E-08</text:p>
          </table:table-cell>
          <table:table-cell office:value-type="float" office:value="0.000000115137" calcext:value-type="float">
            <text:p>1.15137E-07</text:p>
          </table:table-cell>
          <table:table-cell office:value-type="float" office:value="0.000000139495" calcext:value-type="float">
            <text:p>1.39495E-07</text:p>
          </table:table-cell>
          <table:table-cell office:value-type="float" office:value="0.000000192217" calcext:value-type="float">
            <text:p>1.92217E-07</text:p>
          </table:table-cell>
          <table:table-cell office:value-type="float" office:value="0.00000030066" calcext:value-type="float">
            <text:p>3.0066E-07</text:p>
          </table:table-cell>
          <table:table-cell office:value-type="float" office:value="0.000000443611" calcext:value-type="float">
            <text:p>4.43611E-07</text:p>
          </table:table-cell>
          <table:table-cell office:value-type="float" office:value="0.000000631886" calcext:value-type="float">
            <text:p>6.31886E-07</text:p>
          </table:table-cell>
          <table:table-cell office:value-type="float" office:value="0.000000973565" calcext:value-type="float">
            <text:p>9.73565E-07</text:p>
          </table:table-cell>
          <table:table-cell office:value-type="float" office:value="0.00000158032" calcext:value-type="float">
            <text:p>1.58032E-06</text:p>
          </table:table-cell>
          <table:table-cell office:value-type="float" office:value="0.00000252854" calcext:value-type="float">
            <text:p>2.52854E-06</text:p>
          </table:table-cell>
          <table:table-cell office:value-type="float" office:value="0.00000401129" calcext:value-type="float">
            <text:p>4.01129E-06</text:p>
          </table:table-cell>
          <table:table-cell office:value-type="float" office:value="0.00000647609" calcext:value-type="float">
            <text:p>6.47609E-06</text:p>
          </table:table-cell>
          <table:table-cell office:value-type="float" office:value="0.0000106392" calcext:value-type="float">
            <text:p>1.06392E-05</text:p>
          </table:table-cell>
          <table:table-cell office:value-type="float" office:value="0.0000176425" calcext:value-type="float">
            <text:p>1.76425E-05</text:p>
          </table:table-cell>
          <table:table-cell office:value-type="float" office:value="0.000029019" calcext:value-type="float">
            <text:p>2.9019E-05</text:p>
          </table:table-cell>
          <table:table-cell office:value-type="float" office:value="0.0000473304" calcext:value-type="float">
            <text:p>4.73304E-05</text:p>
          </table:table-cell>
          <table:table-cell office:value-type="float" office:value="0.0000782515" calcext:value-type="float">
            <text:p>7.82515E-05</text:p>
          </table:table-cell>
          <table:table-cell office:value-type="float" office:value="0.000130505" calcext:value-type="float">
            <text:p>0.000130505</text:p>
          </table:table-cell>
          <table:table-cell office:value-type="float" office:value="0.00021522" calcext:value-type="float">
            <text:p>0.00021522</text:p>
          </table:table-cell>
          <table:table-cell office:value-type="float" office:value="0.000353578" calcext:value-type="float">
            <text:p>0.000353578</text:p>
          </table:table-cell>
          <table:table-cell office:value-type="float" office:value="0.000585535" calcext:value-type="float">
            <text:p>0.000585535</text:p>
          </table:table-cell>
          <table:table-cell office:value-type="float" office:value="0.000969996" calcext:value-type="float">
            <text:p>0.000969996</text:p>
          </table:table-cell>
          <table:table-cell office:value-type="float" office:value="0.00159957" calcext:value-type="float">
            <text:p>0.00159957</text:p>
          </table:table-cell>
          <table:table-cell office:value-type="float" office:value="0.0026387" calcext:value-type="float">
            <text:p>0.0026387</text:p>
          </table:table-cell>
          <table:table-cell office:value-type="float" office:value="0.00435715" calcext:value-type="float">
            <text:p>0.00435715</text:p>
          </table:table-cell>
          <table:table-cell office:value-type="float" office:value="0.00718556" calcext:value-type="float">
            <text:p>0.00718556</text:p>
          </table:table-cell>
          <table:table-cell office:value-type="float" office:value="0.0118433" calcext:value-type="float">
            <text:p>0.0118433</text:p>
          </table:table-cell>
          <table:table-cell office:value-type="float" office:value="0.0195118" calcext:value-type="float">
            <text:p>0.0195118</text:p>
          </table:table-cell>
          <table:table-cell office:value-type="float" office:value="0.0320833" calcext:value-type="float">
            <text:p>0.0320833</text:p>
          </table:table-cell>
          <table:table-cell office:value-type="float" office:value="0.0526268" calcext:value-type="float">
            <text:p>0.0526268</text:p>
          </table:table-cell>
          <table:table-cell office:value-type="float" office:value="0.0860768" calcext:value-type="float">
            <text:p>0.0860768</text:p>
          </table:table-cell>
          <table:table-cell office:value-type="float" office:value="0.140032" calcext:value-type="float">
            <text:p>0.140032</text:p>
          </table:table-cell>
          <table:table-cell office:value-type="float" office:value="0.225674" calcext:value-type="float">
            <text:p>0.225674</text:p>
          </table:table-cell>
          <table:table-cell office:value-type="float" office:value="0.358448" calcext:value-type="float">
            <text:p>0.358448</text:p>
          </table:table-cell>
          <table:table-cell office:value-type="float" office:value="0.55671" calcext:value-type="float">
            <text:p>0.55671</text:p>
          </table:table-cell>
          <table:table-cell office:value-type="float" office:value="0.834834" calcext:value-type="float">
            <text:p>0.834834</text:p>
          </table:table-cell>
          <table:table-cell office:value-type="float" office:value="1.18767" calcext:value-type="float">
            <text:p>1.18767</text:p>
          </table:table-cell>
          <table:table-cell office:value-type="float" office:value="1.56862" calcext:value-type="float">
            <text:p>1.56862</text:p>
          </table:table-cell>
          <table:table-cell office:value-type="float" office:value="1.87915" calcext:value-type="float">
            <text:p>1.87915</text:p>
          </table:table-cell>
          <table:table-cell office:value-type="float" office:value="2.00315" calcext:value-type="float">
            <text:p>2.00315</text:p>
          </table:table-cell>
          <table:table-cell office:value-type="float" office:value="1.88553" calcext:value-type="float">
            <text:p>1.88553</text:p>
          </table:table-cell>
          <table:table-cell office:value-type="float" office:value="1.57861" calcext:value-type="float">
            <text:p>1.57861</text:p>
          </table:table-cell>
          <table:table-cell office:value-type="float" office:value="1.19791" calcext:value-type="float">
            <text:p>1.19791</text:p>
          </table:table-cell>
          <table:table-cell office:value-type="float" office:value="0.843426" calcext:value-type="float">
            <text:p>0.843426</text:p>
          </table:table-cell>
          <table:table-cell office:value-type="float" office:value="0.563205" calcext:value-type="float">
            <text:p>0.563205</text:p>
          </table:table-cell>
          <table:table-cell office:value-type="float" office:value="0.362961" calcext:value-type="float">
            <text:p>0.362961</text:p>
          </table:table-cell>
          <table:table-cell office:value-type="float" office:value="0.228562" calcext:value-type="float">
            <text:p>0.228562</text:p>
          </table:table-cell>
          <table:table-cell office:value-type="float" office:value="0.141823" calcext:value-type="float">
            <text:p>0.141823</text:p>
          </table:table-cell>
          <table:table-cell office:value-type="float" office:value="0.0872184" calcext:value-type="float">
            <text:p>0.0872184</text:p>
          </table:table-cell>
          <table:table-cell office:value-type="float" office:value="0.0533534" calcext:value-type="float">
            <text:p>0.0533534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197699" calcext:value-type="float">
            <text:p>0.0197699</text:p>
          </table:table-cell>
          <table:table-cell office:value-type="float" office:value="0.0119993" calcext:value-type="float">
            <text:p>0.0119993</text:p>
          </table:table-cell>
          <table:table-cell office:value-type="float" office:value="0.00727904" calcext:value-type="float">
            <text:p>0.00727904</text:p>
          </table:table-cell>
          <table:table-cell office:value-type="float" office:value="0.00441693" calcext:value-type="float">
            <text:p>0.00441693</text:p>
          </table:table-cell>
          <table:table-cell office:value-type="float" office:value="0.00268033" calcext:value-type="float">
            <text:p>0.00268033</text:p>
          </table:table-cell>
          <table:table-cell office:value-type="float" office:value="0.00162377" calcext:value-type="float">
            <text:p>0.00162377</text:p>
          </table:table-cell>
          <table:table-cell office:value-type="float" office:value="0.000981115" calcext:value-type="float">
            <text:p>0.000981115</text:p>
          </table:table-cell>
          <table:table-cell office:value-type="float" office:value="0.000593604" calcext:value-type="float">
            <text:p>0.000593604</text:p>
          </table:table-cell>
          <table:table-cell office:value-type="float" office:value="0.000361353" calcext:value-type="float">
            <text:p>0.000361353</text:p>
          </table:table-cell>
          <table:table-cell office:value-type="float" office:value="0.000220158" calcext:value-type="float">
            <text:p>0.000220158</text:p>
          </table:table-cell>
          <table:table-cell office:value-type="float" office:value="0.000132995" calcext:value-type="float">
            <text:p>0.000132995</text:p>
          </table:table-cell>
          <table:table-cell office:value-type="float" office:value="0.0000798371" calcext:value-type="float">
            <text:p>7.98371E-05</text:p>
          </table:table-cell>
          <table:table-cell office:value-type="float" office:value="0.0000482329" calcext:value-type="float">
            <text:p>4.82329E-05</text:p>
          </table:table-cell>
          <table:table-cell office:value-type="float" office:value="0.0000295742" calcext:value-type="float">
            <text:p>2.95742E-05</text:p>
          </table:table-cell>
          <table:table-cell office:value-type="float" office:value="0.0000182074" calcext:value-type="float">
            <text:p>1.82074E-05</text:p>
          </table:table-cell>
          <table:table-cell office:value-type="float" office:value="0.0000110182" calcext:value-type="float">
            <text:p>1.10182E-05</text:p>
          </table:table-cell>
          <table:table-cell office:value-type="float" office:value="0.00000651327" calcext:value-type="float">
            <text:p>6.51327E-06</text:p>
          </table:table-cell>
          <table:table-cell office:value-type="float" office:value="0.00000384861" calcext:value-type="float">
            <text:p>3.84861E-06</text:p>
          </table:table-cell>
          <table:table-cell office:value-type="float" office:value="0.00000239152" calcext:value-type="float">
            <text:p>2.39152E-06</text:p>
          </table:table-cell>
          <table:table-cell office:value-type="float" office:value="0.0000015759" calcext:value-type="float">
            <text:p>1.5759E-06</text:p>
          </table:table-cell>
          <table:table-cell office:value-type="float" office:value="0.00000103501" calcext:value-type="float">
            <text:p>1.03501E-06</text:p>
          </table:table-cell>
          <table:table-cell office:value-type="float" office:value="0.000000651229" calcext:value-type="float">
            <text:p>6.51229E-07</text:p>
          </table:table-cell>
          <table:table-cell office:value-type="float" office:value="0.000000401434" calcext:value-type="float">
            <text:p>4.01434E-07</text:p>
          </table:table-cell>
          <table:table-cell office:value-type="float" office:value="0.000000270863" calcext:value-type="float">
            <text:p>2.70863E-07</text:p>
          </table:table-cell>
          <table:table-cell office:value-type="float" office:value="0.000000222845" calcext:value-type="float">
            <text:p>2.22845E-07</text:p>
          </table:table-cell>
          <table:table-cell office:value-type="float" office:value="0.000000204041" calcext:value-type="float">
            <text:p>2.04041E-07</text:p>
          </table:table-cell>
          <table:table-cell office:value-type="float" office:value="0.000000174336" calcext:value-type="float">
            <text:p>1.74336E-07</text:p>
          </table:table-cell>
          <table:table-cell office:value-type="float" office:value="0.000000122272" calcext:value-type="float">
            <text:p>1.22272E-07</text:p>
          </table:table-cell>
          <table:table-cell office:value-type="float" office:value="0.0000000762552" calcext:value-type="float">
            <text:p>7.62552E-08</text:p>
          </table:table-cell>
          <table:table-cell office:value-type="float" office:value="0.0000000639971" calcext:value-type="float">
            <text:p>6.39971E-08</text:p>
          </table:table-cell>
          <table:table-cell office:value-type="float" office:value="0.0000000741973" calcext:value-type="float">
            <text:p>7.41973E-08</text:p>
          </table:table-cell>
          <table:table-cell office:value-type="float" office:value="0.0000000788703" calcext:value-type="float">
            <text:p>7.88703E-08</text:p>
          </table:table-cell>
          <table:table-cell office:value-type="float" office:value="0.0000000608982" calcext:value-type="float">
            <text:p>6.08982E-08</text:p>
          </table:table-cell>
          <table:table-cell office:value-type="float" office:value="0.000000032944" calcext:value-type="float">
            <text:p>3.2944E-08</text:p>
          </table:table-cell>
          <table:table-cell office:value-type="float" office:value="0.0000000219822" calcext:value-type="float">
            <text:p>2.19822E-08</text:p>
          </table:table-cell>
          <table:table-cell office:value-type="float" office:value="0.0000000371976" calcext:value-type="float">
            <text:p>3.71976E-08</text:p>
          </table:table-cell>
          <table:table-cell office:value-type="float" office:value="0.0000000564996" calcext:value-type="float">
            <text:p>5.64996E-08</text:p>
          </table:table-cell>
          <table:table-cell office:value-type="float" office:value="0.0000000489908" calcext:value-type="float">
            <text:p>4.89908E-08</text:p>
          </table:table-cell>
          <table:table-cell office:value-type="float" office:value="0.0000000231759" calcext:value-type="float">
            <text:p>2.31759E-08</text:p>
          </table:table-cell>
          <table:table-cell office:value-type="float" office:value="0.0000000159013" calcext:value-type="float">
            <text:p>1.59013E-08</text:p>
          </table:table-cell>
          <table:table-cell office:value-type="float" office:value="0.0000000381437" calcext:value-type="float">
            <text:p>3.81437E-08</text:p>
          </table:table-cell>
          <table:table-cell office:value-type="float" office:value="0.0000000582882" calcext:value-type="float">
            <text:p>5.82882E-08</text:p>
          </table:table-cell>
          <table:table-cell office:value-type="float" office:value="0.0000000472163" calcext:value-type="float">
            <text:p>4.72163E-08</text:p>
          </table:table-cell>
          <table:table-cell office:value-type="float" office:value="0.0000000220432" calcext:value-type="float">
            <text:p>2.20432E-08</text:p>
          </table:table-cell>
          <table:table-cell office:value-type="float" office:value="0.0000000177076" calcext:value-type="float">
            <text:p>1.77076E-08</text:p>
          </table:table-cell>
          <table:table-cell office:value-type="float" office:value="0.0000000392282" calcext:value-type="float">
            <text:p>3.92282E-08</text:p>
          </table:table-cell>
          <table:table-cell office:value-type="float" office:value="0.0000000539311" calcext:value-type="float">
            <text:p>5.39311E-08</text:p>
          </table:table-cell>
          <table:table-cell office:value-type="float" office:value="0.0000000403371" calcext:value-type="float">
            <text:p>4.03371E-08</text:p>
          </table:table-cell>
          <table:table-cell office:value-type="float" office:value="0.0000000168536" calcext:value-type="float">
            <text:p>1.68536E-08</text:p>
          </table:table-cell>
          <table:table-cell office:value-type="float" office:value="0.0000000122308" calcext:value-type="float">
            <text:p>1.22308E-08</text:p>
          </table:table-cell>
          <table:table-cell office:value-type="float" office:value="0.0000000286053" calcext:value-type="float">
            <text:p>2.86053E-08</text:p>
          </table:table-cell>
          <table:table-cell office:value-type="float" office:value="0.0000000407152" calcext:value-type="float">
            <text:p>4.07152E-08</text:p>
          </table:table-cell>
          <table:table-cell office:value-type="float" office:value="0.0000000320221" calcext:value-type="float">
            <text:p>3.20221E-08</text:p>
          </table:table-cell>
          <table:table-cell office:value-type="float" office:value="0.0000000124106" calcext:value-type="float">
            <text:p>1.24106E-08</text:p>
          </table:table-cell>
          <table:table-cell office:value-type="float" office:value="0.00000000592033" calcext:value-type="float">
            <text:p>5.92033E-09</text:p>
          </table:table-cell>
          <table:table-cell office:value-type="float" office:value="0.0000000194428" calcext:value-type="float">
            <text:p>1.94428E-08</text:p>
          </table:table-cell>
          <table:table-cell office:value-type="float" office:value="0.0000000351742" calcext:value-type="float">
            <text:p>3.51742E-08</text:p>
          </table:table-cell>
          <table:table-cell office:value-type="float" office:value="0.0000000336865" calcext:value-type="float">
            <text:p>3.36865E-08</text:p>
          </table:table-cell>
          <table:table-cell office:value-type="float" office:value="0.0000000171429" calcext:value-type="float">
            <text:p>1.71429E-08</text:p>
          </table:table-cell>
          <table:table-cell office:value-type="float" office:value="0.00000000781127" calcext:value-type="float">
            <text:p>7.81127E-09</text:p>
          </table:table-cell>
          <table:table-cell office:value-type="float" office:value="0.0000000187633" calcext:value-type="float">
            <text:p>1.87633E-08</text:p>
          </table:table-cell>
          <table:table-cell office:value-type="float" office:value="0.0000000386942" calcext:value-type="float">
            <text:p>3.86942E-08</text:p>
          </table:table-cell>
          <table:table-cell office:value-type="float" office:value="0.00000004283" calcext:value-type="float">
            <text:p>4.283E-08</text:p>
          </table:table-cell>
          <table:table-cell office:value-type="float" office:value="0.0000000259224" calcext:value-type="float">
            <text:p>2.59224E-08</text:p>
          </table:table-cell>
          <table:table-cell office:value-type="float" office:value="0.00000000995837" calcext:value-type="float">
            <text:p>9.95837E-09</text:p>
          </table:table-cell>
          <table:table-cell office:value-type="float" office:value="0.0000000182495" calcext:value-type="float">
            <text:p>1.82495E-08</text:p>
          </table:table-cell>
          <table:table-cell office:value-type="float" office:value="0.0000000417999" calcext:value-type="float">
            <text:p>4.17999E-08</text:p>
          </table:table-cell>
          <table:table-cell office:value-type="float" office:value="0.0000000484619" calcext:value-type="float">
            <text:p>4.84619E-08</text:p>
          </table:table-cell>
          <table:table-cell office:value-type="float" office:value="0.0000000269819" calcext:value-type="float">
            <text:p>2.69819E-08</text:p>
          </table:table-cell>
          <table:table-cell office:value-type="float" office:value="0.00000000580154" calcext:value-type="float">
            <text:p>5.80154E-09</text:p>
          </table:table-cell>
          <table:table-cell office:value-type="float" office:value="0.0000000150453" calcext:value-type="float">
            <text:p>1.50453E-08</text:p>
          </table:table-cell>
          <table:table-cell office:value-type="float" office:value="0.0000000410254" calcext:value-type="float">
            <text:p>4.10254E-08</text:p>
          </table:table-cell>
          <table:table-cell office:value-type="float" office:value="0.000000046942" calcext:value-type="float">
            <text:p>4.6942E-08</text:p>
          </table:table-cell>
          <table:table-cell office:value-type="float" office:value="0.0000000239854" calcext:value-type="float">
            <text:p>2.39854E-08</text:p>
          </table:table-cell>
          <table:table-cell office:value-type="float" office:value="0.00000000369829" calcext:value-type="float">
            <text:p>3.69829E-09</text:p>
          </table:table-cell>
          <table:table-cell office:value-type="float" office:value="0.0000000127569" calcext:value-type="float">
            <text:p>1.27569E-08</text:p>
          </table:table-cell>
          <table:table-cell office:value-type="float" office:value="0.0000000391544" calcext:value-type="float">
            <text:p>3.91544E-08</text:p>
          </table:table-cell>
          <table:table-cell office:value-type="float" office:value="0.0000000471041" calcext:value-type="float">
            <text:p>4.71041E-08</text:p>
          </table:table-cell>
          <table:table-cell office:value-type="float" office:value="0.000000026624" calcext:value-type="float">
            <text:p>2.6624E-08</text:p>
          </table:table-cell>
          <table:table-cell office:value-type="float" office:value="0.00000000535787" calcext:value-type="float">
            <text:p>5.35787E-09</text:p>
          </table:table-cell>
          <table:table-cell office:value-type="float" office:value="0.0000000128212" calcext:value-type="float">
            <text:p>1.28212E-08</text:p>
          </table:table-cell>
          <table:table-cell office:value-type="float" office:value="0.0000000396341" calcext:value-type="float">
            <text:p>3.96341E-08</text:p>
          </table:table-cell>
          <table:table-cell office:value-type="float" office:value="0.000000050034" calcext:value-type="float">
            <text:p>5.0034E-08</text:p>
          </table:table-cell>
          <table:table-cell office:value-type="float" office:value="0.0000000290742" calcext:value-type="float">
            <text:p>2.90742E-08</text:p>
          </table:table-cell>
          <table:table-cell office:value-type="float" office:value="0.00000000525316" calcext:value-type="float">
            <text:p>5.25316E-09</text:p>
          </table:table-cell>
          <table:table-cell office:value-type="float" office:value="0.0000000115141" calcext:value-type="float">
            <text:p>1.15141E-08</text:p>
          </table:table-cell>
          <table:table-cell office:value-type="float" office:value="0.0000000381209" calcext:value-type="float">
            <text:p>3.81209E-08</text:p>
          </table:table-cell>
          <table:table-cell office:value-type="float" office:value="0.0000000464122" calcext:value-type="float">
            <text:p>4.64122E-08</text:p>
          </table:table-cell>
          <table:table-cell office:value-type="float" office:value="0.0000000243284" calcext:value-type="float">
            <text:p>2.43284E-08</text:p>
          </table:table-cell>
          <table:table-cell office:value-type="float" office:value="0.0000000025017" calcext:value-type="float">
            <text:p>2.5017E-09</text:p>
          </table:table-cell>
          <table:table-cell office:value-type="float" office:value="0.00000000793554" calcext:value-type="float">
            <text:p>7.93554E-09</text:p>
          </table:table-cell>
          <table:table-cell office:value-type="float" office:value="0.0000000292572" calcext:value-type="float">
            <text:p>2.92572E-08</text:p>
          </table:table-cell>
          <table:table-cell office:value-type="float" office:value="0.0000000364624" calcext:value-type="float">
            <text:p>3.64624E-08</text:p>
          </table:table-cell>
          <table:table-cell office:value-type="float" office:value="0.000000021545" calcext:value-type="float">
            <text:p>2.1545E-08</text:p>
          </table:table-cell>
          <table:table-cell office:value-type="float" office:value="0.00000000336244" calcext:value-type="float">
            <text:p>3.36244E-09</text:p>
          </table:table-cell>
          <table:table-cell office:value-type="float" office:value="0.00000000327443" calcext:value-type="float">
            <text:p>3.27443E-09</text:p>
          </table:table-cell>
          <table:table-cell office:value-type="float" office:value="0.0000000202306" calcext:value-type="float">
            <text:p>2.02306E-08</text:p>
          </table:table-cell>
          <table:table-cell office:value-type="float" office:value="0.0000000341108" calcext:value-type="float">
            <text:p>3.41108E-08</text:p>
          </table:table-cell>
          <table:table-cell office:value-type="float" office:value="0.0000000281699" calcext:value-type="float">
            <text:p>2.81699E-08</text:p>
          </table:table-cell>
          <table:table-cell office:value-type="float" office:value="0.00000000931944" calcext:value-type="float">
            <text:p>9.31944E-09</text:p>
          </table:table-cell>
          <table:table-cell office:value-type="float" office:value="0.00000000157875" calcext:value-type="float">
            <text:p>1.57875E-09</text:p>
          </table:table-cell>
          <table:table-cell office:value-type="float" office:value="0.0000000184757" calcext:value-type="float">
            <text:p>1.84757E-08</text:p>
          </table:table-cell>
          <table:table-cell office:value-type="float" office:value="0.0000000412464" calcext:value-type="float">
            <text:p>4.12464E-08</text:p>
          </table:table-cell>
          <table:table-cell office:value-type="float" office:value="0.0000000392179" calcext:value-type="float">
            <text:p>3.92179E-08</text:p>
          </table:table-cell>
          <table:table-cell office:value-type="float" office:value="0.000000013414" calcext:value-type="float">
            <text:p>1.3414E-08</text:p>
          </table:table-cell>
          <table:table-cell office:value-type="float" office:value="0.00000000063359" calcext:value-type="float">
            <text:p>6.3359E-10</text:p>
          </table:table-cell>
          <table:table-cell office:value-type="float" office:value="0.000000021368" calcext:value-type="float">
            <text:p>2.1368E-08</text:p>
          </table:table-cell>
          <table:table-cell office:value-type="float" office:value="0.0000000473519" calcext:value-type="float">
            <text:p>4.73519E-08</text:p>
          </table:table-cell>
          <table:table-cell office:value-type="float" office:value="0.0000000416269" calcext:value-type="float">
            <text:p>4.16269E-08</text:p>
          </table:table-cell>
          <table:table-cell office:value-type="float" office:value="0.0000000124445" calcext:value-type="float">
            <text:p>1.24445E-08</text:p>
          </table:table-cell>
          <table:table-cell office:value-type="float" office:value="0.00000000048766" calcext:value-type="float">
            <text:p>4.8766E-10</text:p>
          </table:table-cell>
          <table:table-cell office:value-type="float" office:value="0.0000000208424" calcext:value-type="float">
            <text:p>2.08424E-08</text:p>
          </table:table-cell>
          <table:table-cell office:value-type="float" office:value="0.0000000444301" calcext:value-type="float">
            <text:p>4.44301E-08</text:p>
          </table:table-cell>
          <table:table-cell office:value-type="float" office:value="0.0000000396447" calcext:value-type="float">
            <text:p>3.96447E-08</text:p>
          </table:table-cell>
          <table:table-cell office:value-type="float" office:value="0.0000000134712" calcext:value-type="float">
            <text:p>1.34712E-08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0152806" calcext:value-type="float">
            <text:p>1.52806E-10</text:p>
          </table:table-cell>
          <table:table-cell office:value-type="float" office:value="0.000000000245084" calcext:value-type="float">
            <text:p>2.45084E-10</text:p>
          </table:table-cell>
          <table:table-cell office:value-type="float" office:value="0.00000000213414" calcext:value-type="float">
            <text:p>2.13414E-09</text:p>
          </table:table-cell>
          <table:table-cell office:value-type="float" office:value="0.00000000650906" calcext:value-type="float">
            <text:p>6.50906E-09</text:p>
          </table:table-cell>
          <table:table-cell office:value-type="float" office:value="0.00000000422612" calcext:value-type="float">
            <text:p>4.22612E-09</text:p>
          </table:table-cell>
          <table:table-cell office:value-type="float" office:value="0.00000000222014" calcext:value-type="float">
            <text:p>2.22014E-09</text:p>
          </table:table-cell>
          <table:table-cell office:value-type="float" office:value="0.00000000762972" calcext:value-type="float">
            <text:p>7.62972E-09</text:p>
          </table:table-cell>
          <table:table-cell office:value-type="float" office:value="0.0000000190024" calcext:value-type="float">
            <text:p>1.90024E-08</text:p>
          </table:table-cell>
          <table:table-cell office:value-type="float" office:value="0.0000000117179" calcext:value-type="float">
            <text:p>1.17179E-08</text:p>
          </table:table-cell>
          <table:table-cell office:value-type="float" office:value="0.00000000554361" calcext:value-type="float">
            <text:p>5.54361E-09</text:p>
          </table:table-cell>
          <table:table-cell office:value-type="float" office:value="0.0000000123292" calcext:value-type="float">
            <text:p>1.23292E-08</text:p>
          </table:table-cell>
          <table:table-cell office:value-type="float" office:value="0.0000000220976" calcext:value-type="float">
            <text:p>2.20976E-08</text:p>
          </table:table-cell>
          <table:table-cell office:value-type="float" office:value="0.0000000153056" calcext:value-type="float">
            <text:p>1.53056E-08</text:p>
          </table:table-cell>
          <table:table-cell office:value-type="float" office:value="0.00000000958682" calcext:value-type="float">
            <text:p>9.58682E-09</text:p>
          </table:table-cell>
          <table:table-cell office:value-type="float" office:value="0.0000000114523" calcext:value-type="float">
            <text:p>1.14523E-08</text:p>
          </table:table-cell>
          <table:table-cell office:value-type="float" office:value="0.0000000134018" calcext:value-type="float">
            <text:p>1.34018E-08</text:p>
          </table:table-cell>
          <table:table-cell office:value-type="float" office:value="0.0000000117698" calcext:value-type="float">
            <text:p>1.17698E-08</text:p>
          </table:table-cell>
          <table:table-cell office:value-type="float" office:value="0.000000011814" calcext:value-type="float">
            <text:p>1.1814E-08</text:p>
          </table:table-cell>
          <table:table-cell office:value-type="float" office:value="0.00000000952243" calcext:value-type="float">
            <text:p>9.52243E-09</text:p>
          </table:table-cell>
          <table:table-cell office:value-type="float" office:value="0.00000000551166" calcext:value-type="float">
            <text:p>5.51166E-09</text:p>
          </table:table-cell>
          <table:table-cell office:value-type="float" office:value="0.00000000359339" calcext:value-type="float">
            <text:p>3.59339E-09</text:p>
          </table:table-cell>
          <table:table-cell office:value-type="float" office:value="0.00000000820769" calcext:value-type="float">
            <text:p>8.20769E-09</text:p>
          </table:table-cell>
          <table:table-cell office:value-type="float" office:value="0.0000000103582" calcext:value-type="float">
            <text:p>1.03582E-08</text:p>
          </table:table-cell>
          <table:table-cell office:value-type="float" office:value="0.00000000778049" calcext:value-type="float">
            <text:p>7.78049E-09</text:p>
          </table:table-cell>
          <table:table-cell office:value-type="float" office:value="0.0000000010266" calcext:value-type="float">
            <text:p>1.0266E-09</text:p>
          </table:table-cell>
          <table:table-cell office:value-type="float" office:value="0.00000000237489" calcext:value-type="float">
            <text:p>2.37489E-09</text:p>
          </table:table-cell>
          <table:table-cell office:value-type="float" office:value="0.0000000110477" calcext:value-type="float">
            <text:p>1.10477E-08</text:p>
          </table:table-cell>
          <table:table-cell office:value-type="float" office:value="0.0000000147844" calcext:value-type="float">
            <text:p>1.47844E-08</text:p>
          </table:table-cell>
          <table:table-cell office:value-type="float" office:value="0.00000000846833" calcext:value-type="float">
            <text:p>8.46833E-09</text:p>
          </table:table-cell>
          <table:table-cell office:value-type="float" office:value="0.00000000455543" calcext:value-type="float">
            <text:p>4.55543E-09</text:p>
          </table:table-cell>
          <table:table-cell office:value-type="float" office:value="0.0000000110651" calcext:value-type="float">
            <text:p>1.10651E-08</text:p>
          </table:table-cell>
          <table:table-cell office:value-type="float" office:value="0.0000000182667" calcext:value-type="float">
            <text:p>1.82667E-08</text:p>
          </table:table-cell>
          <table:table-cell office:value-type="float" office:value="0.0000000197457" calcext:value-type="float">
            <text:p>1.97457E-08</text:p>
          </table:table-cell>
          <table:table-cell office:value-type="float" office:value="0.0000000185799" calcext:value-type="float">
            <text:p>1.85799E-08</text:p>
          </table:table-cell>
          <table:table-cell office:value-type="float" office:value="0.0000000192286" calcext:value-type="float">
            <text:p>1.92286E-08</text:p>
          </table:table-cell>
          <table:table-cell office:value-type="float" office:value="0.0000000225888" calcext:value-type="float">
            <text:p>2.25888E-08</text:p>
          </table:table-cell>
          <table:table-cell office:value-type="float" office:value="0.0000000364786" calcext:value-type="float">
            <text:p>3.64786E-08</text:p>
          </table:table-cell>
          <table:table-cell office:value-type="float" office:value="0.0000000560669" calcext:value-type="float">
            <text:p>5.60669E-08</text:p>
          </table:table-cell>
          <table:table-cell office:value-type="float" office:value="0.0000000624467" calcext:value-type="float">
            <text:p>6.24467E-08</text:p>
          </table:table-cell>
          <table:table-cell office:value-type="float" office:value="0.0000000849132" calcext:value-type="float">
            <text:p>8.49132E-08</text:p>
          </table:table-cell>
          <table:table-cell office:value-type="float" office:value="0.000000166703" calcext:value-type="float">
            <text:p>1.66703E-07</text:p>
          </table:table-cell>
          <table:table-cell office:value-type="float" office:value="0.000000298949" calcext:value-type="float">
            <text:p>2.98949E-07</text:p>
          </table:table-cell>
          <table:table-cell office:value-type="float" office:value="0.000000465502" calcext:value-type="float">
            <text:p>4.65502E-07</text:p>
          </table:table-cell>
          <table:table-cell office:value-type="float" office:value="0.000000734573" calcext:value-type="float">
            <text:p>7.34573E-07</text:p>
          </table:table-cell>
          <table:table-cell office:value-type="float" office:value="0.00000126016" calcext:value-type="float">
            <text:p>1.26016E-06</text:p>
          </table:table-cell>
          <table:table-cell office:value-type="float" office:value="0.00000220579" calcext:value-type="float">
            <text:p>2.20579E-06</text:p>
          </table:table-cell>
          <table:table-cell office:value-type="float" office:value="0.00000376245" calcext:value-type="float">
            <text:p>3.76245E-06</text:p>
          </table:table-cell>
          <table:table-cell office:value-type="float" office:value="0.00000622147" calcext:value-type="float">
            <text:p>6.22147E-06</text:p>
          </table:table-cell>
          <table:table-cell office:value-type="float" office:value="0.0000101402" calcext:value-type="float">
            <text:p>1.01402E-05</text:p>
          </table:table-cell>
          <table:table-cell office:value-type="float" office:value="0.0000168564" calcext:value-type="float">
            <text:p>1.68564E-05</text:p>
          </table:table-cell>
          <table:table-cell office:value-type="float" office:value="0.0000285468" calcext:value-type="float">
            <text:p>2.85468E-05</text:p>
          </table:table-cell>
          <table:table-cell office:value-type="float" office:value="0.0000477704" calcext:value-type="float">
            <text:p>4.77704E-05</text:p>
          </table:table-cell>
          <table:table-cell office:value-type="float" office:value="0.0000785074" calcext:value-type="float">
            <text:p>7.85074E-05</text:p>
          </table:table-cell>
          <table:table-cell office:value-type="float" office:value="0.000128931" calcext:value-type="float">
            <text:p>0.000128931</text:p>
          </table:table-cell>
          <table:table-cell office:value-type="float" office:value="0.000213646" calcext:value-type="float">
            <text:p>0.000213646</text:p>
          </table:table-cell>
          <table:table-cell office:value-type="float" office:value="0.000355315" calcext:value-type="float">
            <text:p>0.000355315</text:p>
          </table:table-cell>
          <table:table-cell office:value-type="float" office:value="0.000588275" calcext:value-type="float">
            <text:p>0.000588275</text:p>
          </table:table-cell>
          <table:table-cell office:value-type="float" office:value="0.000969529" calcext:value-type="float">
            <text:p>0.000969529</text:p>
          </table:table-cell>
          <table:table-cell office:value-type="float" office:value="0.00159761" calcext:value-type="float">
            <text:p>0.00159761</text:p>
          </table:table-cell>
          <table:table-cell office:value-type="float" office:value="0.00263755" calcext:value-type="float">
            <text:p>0.00263755</text:p>
          </table:table-cell>
          <table:table-cell office:value-type="float" office:value="0.00435855" calcext:value-type="float">
            <text:p>0.00435855</text:p>
          </table:table-cell>
          <table:table-cell office:value-type="float" office:value="0.00719408" calcext:value-type="float">
            <text:p>0.00719408</text:p>
          </table:table-cell>
          <table:table-cell office:value-type="float" office:value="0.0118522" calcext:value-type="float">
            <text:p>0.0118522</text:p>
          </table:table-cell>
          <table:table-cell office:value-type="float" office:value="0.019506" calcext:value-type="float">
            <text:p>0.019506</text:p>
          </table:table-cell>
          <table:table-cell office:value-type="float" office:value="0.0320773" calcext:value-type="float">
            <text:p>0.0320773</text:p>
          </table:table-cell>
          <table:table-cell office:value-type="float" office:value="0.0526597" calcext:value-type="float">
            <text:p>0.0526597</text:p>
          </table:table-cell>
          <table:table-cell office:value-type="float" office:value="0.0861444" calcext:value-type="float">
            <text:p>0.0861444</text:p>
          </table:table-cell>
          <table:table-cell office:value-type="float" office:value="0.140098" calcext:value-type="float">
            <text:p>0.140098</text:p>
          </table:table-cell>
          <table:table-cell office:value-type="float" office:value="0.22578" calcext:value-type="float">
            <text:p>0.22578</text:p>
          </table:table-cell>
          <table:table-cell office:value-type="float" office:value="0.358686" calcext:value-type="float">
            <text:p>0.358686</text:p>
          </table:table-cell>
          <table:table-cell office:value-type="float" office:value="0.557074" calcext:value-type="float">
            <text:p>0.557074</text:p>
          </table:table-cell>
          <table:table-cell office:value-type="float" office:value="0.835305" calcext:value-type="float">
            <text:p>0.835305</text:p>
          </table:table-cell>
          <table:table-cell office:value-type="float" office:value="1.18835" calcext:value-type="float">
            <text:p>1.18835</text:p>
          </table:table-cell>
          <table:table-cell office:value-type="float" office:value="1.56941" calcext:value-type="float">
            <text:p>1.56941</text:p>
          </table:table-cell>
          <table:table-cell office:value-type="float" office:value="1.87964" calcext:value-type="float">
            <text:p>1.87964</text:p>
          </table:table-cell>
          <table:table-cell office:value-type="float" office:value="2.00316" calcext:value-type="float">
            <text:p>2.00316</text:p>
          </table:table-cell>
          <table:table-cell office:value-type="float" office:value="1.88523" calcext:value-type="float">
            <text:p>1.88523</text:p>
          </table:table-cell>
          <table:table-cell office:value-type="float" office:value="1.57813" calcext:value-type="float">
            <text:p>1.57813</text:p>
          </table:table-cell>
          <table:table-cell office:value-type="float" office:value="1.19733" calcext:value-type="float">
            <text:p>1.19733</text:p>
          </table:table-cell>
          <table:table-cell office:value-type="float" office:value="0.842843" calcext:value-type="float">
            <text:p>0.842843</text:p>
          </table:table-cell>
          <table:table-cell office:value-type="float" office:value="0.562705" calcext:value-type="float">
            <text:p>0.562705</text:p>
          </table:table-cell>
          <table:table-cell office:value-type="float" office:value="0.362603" calcext:value-type="float">
            <text:p>0.362603</text:p>
          </table:table-cell>
          <table:table-cell office:value-type="float" office:value="0.22837" calcext:value-type="float">
            <text:p>0.22837</text:p>
          </table:table-cell>
          <table:table-cell office:value-type="float" office:value="0.141742" calcext:value-type="float">
            <text:p>0.141742</text:p>
          </table:table-cell>
          <table:table-cell office:value-type="float" office:value="0.0871539" calcext:value-type="float">
            <text:p>0.0871539</text:p>
          </table:table-cell>
          <table:table-cell office:value-type="float" office:value="0.0532781" calcext:value-type="float">
            <text:p>0.0532781</text:p>
          </table:table-cell>
          <table:table-cell office:value-type="float" office:value="0.0324662" calcext:value-type="float">
            <text:p>0.0324662</text:p>
          </table:table-cell>
          <table:table-cell office:value-type="float" office:value="0.0197538" calcext:value-type="float">
            <text:p>0.0197538</text:p>
          </table:table-cell>
          <table:table-cell office:value-type="float" office:value="0.0120055" calcext:value-type="float">
            <text:p>0.0120055</text:p>
          </table:table-cell>
          <table:table-cell office:value-type="float" office:value="0.00728333" calcext:value-type="float">
            <text:p>0.00728333</text:p>
          </table:table-cell>
          <table:table-cell office:value-type="float" office:value="0.00440923" calcext:value-type="float">
            <text:p>0.00440923</text:p>
          </table:table-cell>
          <table:table-cell office:value-type="float" office:value="0.00266701" calcext:value-type="float">
            <text:p>0.00266701</text:p>
          </table:table-cell>
          <table:table-cell office:value-type="float" office:value="0.00161519" calcext:value-type="float">
            <text:p>0.00161519</text:p>
          </table:table-cell>
          <table:table-cell office:value-type="float" office:value="0.000980031" calcext:value-type="float">
            <text:p>0.000980031</text:p>
          </table:table-cell>
          <table:table-cell office:value-type="float" office:value="0.000594066" calcext:value-type="float">
            <text:p>0.000594066</text:p>
          </table:table-cell>
          <table:table-cell office:value-type="float" office:value="0.000358288" calcext:value-type="float">
            <text:p>0.000358288</text:p>
          </table:table-cell>
          <table:table-cell office:value-type="float" office:value="0.000214749" calcext:value-type="float">
            <text:p>0.000214749</text:p>
          </table:table-cell>
          <table:table-cell office:value-type="float" office:value="0.000128478" calcext:value-type="float">
            <text:p>0.000128478</text:p>
          </table:table-cell>
          <table:table-cell office:value-type="float" office:value="0.0000773767" calcext:value-type="float">
            <text:p>7.73767E-05</text:p>
          </table:table-cell>
          <table:table-cell office:value-type="float" office:value="0.0000470418" calcext:value-type="float">
            <text:p>4.70418E-05</text:p>
          </table:table-cell>
          <table:table-cell office:value-type="float" office:value="0.0000285843" calcext:value-type="float">
            <text:p>2.85843E-05</text:p>
          </table:table-cell>
          <table:table-cell office:value-type="float" office:value="0.0000170404" calcext:value-type="float">
            <text:p>1.70404E-05</text:p>
          </table:table-cell>
          <table:table-cell office:value-type="float" office:value="0.00000987873" calcext:value-type="float">
            <text:p>9.87873E-06</text:p>
          </table:table-cell>
          <table:table-cell office:value-type="float" office:value="0.00000569167" calcext:value-type="float">
            <text:p>5.69167E-06</text:p>
          </table:table-cell>
          <table:table-cell office:value-type="float" office:value="0.00000339875" calcext:value-type="float">
            <text:p>3.39875E-06</text:p>
          </table:table-cell>
          <table:table-cell office:value-type="float" office:value="0.00000214239" calcext:value-type="float">
            <text:p>2.14239E-06</text:p>
          </table:table-cell>
          <table:table-cell office:value-type="float" office:value="0.00000136007" calcext:value-type="float">
            <text:p>1.36007E-06</text:p>
          </table:table-cell>
          <table:table-cell office:value-type="float" office:value="0.000000804934" calcext:value-type="float">
            <text:p>8.04934E-07</text:p>
          </table:table-cell>
          <table:table-cell office:value-type="float" office:value="0.000000425734" calcext:value-type="float">
            <text:p>4.25734E-07</text:p>
          </table:table-cell>
          <table:table-cell office:value-type="float" office:value="0.000000207584" calcext:value-type="float">
            <text:p>2.07584E-07</text:p>
          </table:table-cell>
          <table:table-cell office:value-type="float" office:value="0.000000111278" calcext:value-type="float">
            <text:p>1.11278E-07</text:p>
          </table:table-cell>
          <table:table-cell office:value-type="float" office:value="0.000000078307" calcext:value-type="float">
            <text:p>7.8307E-08</text:p>
          </table:table-cell>
          <table:table-cell office:value-type="float" office:value="0.0000000665977" calcext:value-type="float">
            <text:p>6.65977E-08</text:p>
          </table:table-cell>
          <table:table-cell office:value-type="float" office:value="0.0000000598419" calcext:value-type="float">
            <text:p>5.98419E-08</text:p>
          </table:table-cell>
          <table:table-cell office:value-type="float" office:value="0.00000005247" calcext:value-type="float">
            <text:p>5.247E-08</text:p>
          </table:table-cell>
          <table:table-cell office:value-type="float" office:value="0.0000000418833" calcext:value-type="float">
            <text:p>4.18833E-08</text:p>
          </table:table-cell>
          <table:table-cell office:value-type="float" office:value="0.0000000280059" calcext:value-type="float">
            <text:p>2.80059E-08</text:p>
          </table:table-cell>
          <table:table-cell office:value-type="float" office:value="0.0000000184626" calcext:value-type="float">
            <text:p>1.84626E-08</text:p>
          </table:table-cell>
          <table:table-cell office:value-type="float" office:value="0.0000000258969" calcext:value-type="float">
            <text:p>2.58969E-08</text:p>
          </table:table-cell>
          <table:table-cell office:value-type="float" office:value="0.0000000492231" calcext:value-type="float">
            <text:p>4.92231E-08</text:p>
          </table:table-cell>
          <table:table-cell office:value-type="float" office:value="0.0000000691271" calcext:value-type="float">
            <text:p>6.91271E-08</text:p>
          </table:table-cell>
          <table:table-cell office:value-type="float" office:value="0.0000000633239" calcext:value-type="float">
            <text:p>6.33239E-08</text:p>
          </table:table-cell>
          <table:table-cell office:value-type="float" office:value="0.0000000356923" calcext:value-type="float">
            <text:p>3.56923E-08</text:p>
          </table:table-cell>
          <table:table-cell office:value-type="float" office:value="0.0000000165013" calcext:value-type="float">
            <text:p>1.65013E-08</text:p>
          </table:table-cell>
          <table:table-cell office:value-type="float" office:value="0.0000000270422" calcext:value-type="float">
            <text:p>2.70422E-08</text:p>
          </table:table-cell>
          <table:table-cell office:value-type="float" office:value="0.0000000543085" calcext:value-type="float">
            <text:p>5.43085E-08</text:p>
          </table:table-cell>
          <table:table-cell office:value-type="float" office:value="0.0000000645273" calcext:value-type="float">
            <text:p>6.45273E-08</text:p>
          </table:table-cell>
          <table:table-cell office:value-type="float" office:value="0.000000045689" calcext:value-type="float">
            <text:p>4.5689E-08</text:p>
          </table:table-cell>
          <table:table-cell office:value-type="float" office:value="0.000000017678" calcext:value-type="float">
            <text:p>1.7678E-08</text:p>
          </table:table-cell>
          <table:table-cell office:value-type="float" office:value="0.00000000924599" calcext:value-type="float">
            <text:p>9.24599E-09</text:p>
          </table:table-cell>
          <table:table-cell office:value-type="float" office:value="0.0000000257206" calcext:value-type="float">
            <text:p>2.57206E-08</text:p>
          </table:table-cell>
          <table:table-cell office:value-type="float" office:value="0.0000000471697" calcext:value-type="float">
            <text:p>4.71697E-08</text:p>
          </table:table-cell>
          <table:table-cell office:value-type="float" office:value="0.0000000508004" calcext:value-type="float">
            <text:p>5.08004E-08</text:p>
          </table:table-cell>
          <table:table-cell office:value-type="float" office:value="0.0000000327411" calcext:value-type="float">
            <text:p>3.27411E-08</text:p>
          </table:table-cell>
          <table:table-cell office:value-type="float" office:value="0.0000000117844" calcext:value-type="float">
            <text:p>1.17844E-08</text:p>
          </table:table-cell>
          <table:table-cell office:value-type="float" office:value="0.0000000089919" calcext:value-type="float">
            <text:p>8.9919E-09</text:p>
          </table:table-cell>
          <table:table-cell office:value-type="float" office:value="0.0000000288704" calcext:value-type="float">
            <text:p>2.88704E-08</text:p>
          </table:table-cell>
          <table:table-cell office:value-type="float" office:value="0.0000000518073" calcext:value-type="float">
            <text:p>5.18073E-08</text:p>
          </table:table-cell>
          <table:table-cell office:value-type="float" office:value="0.0000000538031" calcext:value-type="float">
            <text:p>5.38031E-08</text:p>
          </table:table-cell>
          <table:table-cell office:value-type="float" office:value="0.0000000313254" calcext:value-type="float">
            <text:p>3.13254E-08</text:p>
          </table:table-cell>
          <table:table-cell office:value-type="float" office:value="0.0000000093707" calcext:value-type="float">
            <text:p>9.3707E-09</text:p>
          </table:table-cell>
          <table:table-cell office:value-type="float" office:value="0.0000000143792" calcext:value-type="float">
            <text:p>1.43792E-08</text:p>
          </table:table-cell>
          <table:table-cell office:value-type="float" office:value="0.0000000420157" calcext:value-type="float">
            <text:p>4.20157E-08</text:p>
          </table:table-cell>
          <table:table-cell office:value-type="float" office:value="0.0000000601958" calcext:value-type="float">
            <text:p>6.01958E-08</text:p>
          </table:table-cell>
          <table:table-cell office:value-type="float" office:value="0.0000000469356" calcext:value-type="float">
            <text:p>4.69356E-08</text:p>
          </table:table-cell>
          <table:table-cell office:value-type="float" office:value="0.0000000179348" calcext:value-type="float">
            <text:p>1.79348E-08</text:p>
          </table:table-cell>
          <table:table-cell office:value-type="float" office:value="0.00000000537426" calcext:value-type="float">
            <text:p>5.37426E-09</text:p>
          </table:table-cell>
          <table:table-cell office:value-type="float" office:value="0.0000000204587" calcext:value-type="float">
            <text:p>2.04587E-08</text:p>
          </table:table-cell>
          <table:table-cell office:value-type="float" office:value="0.0000000418316" calcext:value-type="float">
            <text:p>4.18316E-08</text:p>
          </table:table-cell>
          <table:table-cell office:value-type="float" office:value="0.0000000448553" calcext:value-type="float">
            <text:p>4.48553E-08</text:p>
          </table:table-cell>
          <table:table-cell office:value-type="float" office:value="0.0000000272621" calcext:value-type="float">
            <text:p>2.72621E-08</text:p>
          </table:table-cell>
          <table:table-cell office:value-type="float" office:value="0.00000000787465" calcext:value-type="float">
            <text:p>7.87465E-09</text:p>
          </table:table-cell>
          <table:table-cell office:value-type="float" office:value="0.00000000351452" calcext:value-type="float">
            <text:p>3.51452E-09</text:p>
          </table:table-cell>
          <table:table-cell office:value-type="float" office:value="0.0000000153096" calcext:value-type="float">
            <text:p>1.53096E-08</text:p>
          </table:table-cell>
          <table:table-cell office:value-type="float" office:value="0.0000000307386" calcext:value-type="float">
            <text:p>3.07386E-08</text:p>
          </table:table-cell>
          <table:table-cell office:value-type="float" office:value="0.0000000361036" calcext:value-type="float">
            <text:p>3.61036E-08</text:p>
          </table:table-cell>
          <table:table-cell office:value-type="float" office:value="0.0000000263497" calcext:value-type="float">
            <text:p>2.63497E-08</text:p>
          </table:table-cell>
          <table:table-cell office:value-type="float" office:value="0.00000000966888" calcext:value-type="float">
            <text:p>9.66888E-09</text:p>
          </table:table-cell>
          <table:table-cell office:value-type="float" office:value="0.00000000286757" calcext:value-type="float">
            <text:p>2.86757E-09</text:p>
          </table:table-cell>
          <table:table-cell office:value-type="float" office:value="0.0000000162193" calcext:value-type="float">
            <text:p>1.62193E-08</text:p>
          </table:table-cell>
          <table:table-cell office:value-type="float" office:value="0.0000000403145" calcext:value-type="float">
            <text:p>4.03145E-08</text:p>
          </table:table-cell>
          <table:table-cell office:value-type="float" office:value="0.0000000504775" calcext:value-type="float">
            <text:p>5.04775E-08</text:p>
          </table:table-cell>
          <table:table-cell office:value-type="float" office:value="0.0000000340361" calcext:value-type="float">
            <text:p>3.40361E-08</text:p>
          </table:table-cell>
          <table:table-cell office:value-type="float" office:value="0.00000000844746" calcext:value-type="float">
            <text:p>8.44746E-09</text:p>
          </table:table-cell>
          <table:table-cell office:value-type="float" office:value="0.00000000581411" calcext:value-type="float">
            <text:p>5.81411E-09</text:p>
          </table:table-cell>
          <table:table-cell office:value-type="float" office:value="0.0000000324461" calcext:value-type="float">
            <text:p>3.24461E-08</text:p>
          </table:table-cell>
          <table:table-cell office:value-type="float" office:value="0.0000000586562" calcext:value-type="float">
            <text:p>5.86562E-08</text:p>
          </table:table-cell>
          <table:table-cell office:value-type="float" office:value="0.0000000529039" calcext:value-type="float">
            <text:p>5.29039E-08</text:p>
          </table:table-cell>
          <table:table-cell office:value-type="float" office:value="0.0000000223497" calcext:value-type="float">
            <text:p>2.23497E-08</text:p>
          </table:table-cell>
          <table:table-cell office:value-type="float" office:value="0.00000000214711" calcext:value-type="float">
            <text:p>2.14711E-09</text:p>
          </table:table-cell>
          <table:table-cell office:value-type="float" office:value="0.00000001402" calcext:value-type="float">
            <text:p>1.402E-08</text:p>
          </table:table-cell>
          <table:table-cell office:value-type="float" office:value="0.0000000416564" calcext:value-type="float">
            <text:p>4.16564E-08</text:p>
          </table:table-cell>
          <table:table-cell office:value-type="float" office:value="0.0000000533872" calcext:value-type="float">
            <text:p>5.33872E-08</text:p>
          </table:table-cell>
          <table:table-cell office:value-type="float" office:value="0.0000000370382" calcext:value-type="float">
            <text:p>3.70382E-08</text:p>
          </table:table-cell>
          <table:table-cell office:value-type="float" office:value="0.000000010952" calcext:value-type="float">
            <text:p>1.0952E-08</text:p>
          </table:table-cell>
          <table:table-cell office:value-type="float" office:value="0.00000000109973" calcext:value-type="float">
            <text:p>1.09973E-09</text:p>
          </table:table-cell>
          <table:table-cell office:value-type="float" office:value="0.0000000161812" calcext:value-type="float">
            <text:p>1.61812E-08</text:p>
          </table:table-cell>
          <table:table-cell office:value-type="float" office:value="0.0000000402947" calcext:value-type="float">
            <text:p>4.02947E-08</text:p>
          </table:table-cell>
          <table:table-cell office:value-type="float" office:value="0.0000000492525" calcext:value-type="float">
            <text:p>4.92525E-08</text:p>
          </table:table-cell>
          <table:table-cell office:value-type="float" office:value="0.000000033202" calcext:value-type="float">
            <text:p>3.3202E-08</text:p>
          </table:table-cell>
          <table:table-cell office:value-type="float" office:value="0.00000000818954" calcext:value-type="float">
            <text:p>8.18954E-09</text:p>
          </table:table-cell>
          <table:table-cell office:value-type="float" office:value="0.00000000169253" calcext:value-type="float">
            <text:p>1.69253E-09</text:p>
          </table:table-cell>
          <table:table-cell office:value-type="float" office:value="0.0000000236829" calcext:value-type="float">
            <text:p>2.36829E-08</text:p>
          </table:table-cell>
          <table:table-cell office:value-type="float" office:value="0.0000000519367" calcext:value-type="float">
            <text:p>5.19367E-08</text:p>
          </table:table-cell>
          <table:table-cell office:value-type="float" office:value="0.0000000547388" calcext:value-type="float">
            <text:p>5.47388E-08</text:p>
          </table:table-cell>
          <table:table-cell office:value-type="float" office:value="0.0000000276885" calcext:value-type="float">
            <text:p>2.76885E-08</text:p>
          </table:table-cell>
          <table:table-cell office:value-type="float" office:value="0.00000000224752" calcext:value-type="float">
            <text:p>2.24752E-09</text:p>
          </table:table-cell>
          <table:table-cell office:value-type="float" office:value="0.00000000844189" calcext:value-type="float">
            <text:p>8.44189E-09</text:p>
          </table:table-cell>
          <table:table-cell office:value-type="float" office:value="0.0000000381828" calcext:value-type="float">
            <text:p>3.81828E-08</text:p>
          </table:table-cell>
          <table:table-cell office:value-type="float" office:value="0.0000000551169" calcext:value-type="float">
            <text:p>5.51169E-08</text:p>
          </table:table-cell>
          <table:table-cell office:value-type="float" office:value="0.0000000403652" calcext:value-type="float">
            <text:p>4.03652E-08</text:p>
          </table:table-cell>
          <table:table-cell office:value-type="float" office:value="0.0000000117378" calcext:value-type="float">
            <text:p>1.17378E-08</text:p>
          </table:table-cell>
          <table:table-cell office:value-type="float" office:value="0.000000000194003" calcext:value-type="float">
            <text:p>1.94003E-10</text:p>
          </table:table-cell>
          <table:table-cell office:value-type="float" office:value="0.0000000136078" calcext:value-type="float">
            <text:p>1.36078E-08</text:p>
          </table:table-cell>
          <table:table-cell office:value-type="float" office:value="0.0000000335186" calcext:value-type="float">
            <text:p>3.35186E-08</text:p>
          </table:table-cell>
          <table:table-cell office:value-type="float" office:value="0.0000000384082" calcext:value-type="float">
            <text:p>3.84082E-08</text:p>
          </table:table-cell>
          <table:table-cell office:value-type="float" office:value="0.0000000254236" calcext:value-type="float">
            <text:p>2.54236E-08</text:p>
          </table:table-cell>
          <table:table-cell office:value-type="float" office:value="0.00000000736101" calcext:value-type="float">
            <text:p>7.36101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0303037" calcext:value-type="float">
            <text:p>3.03037E-10</text:p>
          </table:table-cell>
          <table:table-cell office:value-type="float" office:value="0.000000000852216" calcext:value-type="float">
            <text:p>8.52216E-10</text:p>
          </table:table-cell>
          <table:table-cell office:value-type="float" office:value="0.00000000222137" calcext:value-type="float">
            <text:p>2.22137E-09</text:p>
          </table:table-cell>
          <table:table-cell office:value-type="float" office:value="0.00000000362881" calcext:value-type="float">
            <text:p>3.62881E-09</text:p>
          </table:table-cell>
          <table:table-cell office:value-type="float" office:value="0.00000000763005" calcext:value-type="float">
            <text:p>7.63005E-09</text:p>
          </table:table-cell>
          <table:table-cell office:value-type="float" office:value="0.00000000700398" calcext:value-type="float">
            <text:p>7.00398E-09</text:p>
          </table:table-cell>
          <table:table-cell office:value-type="float" office:value="0.00000000310545" calcext:value-type="float">
            <text:p>3.10545E-09</text:p>
          </table:table-cell>
          <table:table-cell office:value-type="float" office:value="0.00000000220326" calcext:value-type="float">
            <text:p>2.20326E-09</text:p>
          </table:table-cell>
          <table:table-cell office:value-type="float" office:value="0.000000017326" calcext:value-type="float">
            <text:p>1.7326E-08</text:p>
          </table:table-cell>
          <table:table-cell office:value-type="float" office:value="0.0000000291162" calcext:value-type="float">
            <text:p>2.91162E-08</text:p>
          </table:table-cell>
          <table:table-cell office:value-type="float" office:value="0.0000000114636" calcext:value-type="float">
            <text:p>1.14636E-08</text:p>
          </table:table-cell>
          <table:table-cell office:value-type="float" office:value="0.00000000161783" calcext:value-type="float">
            <text:p>1.61783E-09</text:p>
          </table:table-cell>
          <table:table-cell office:value-type="float" office:value="0.0000000070502" calcext:value-type="float">
            <text:p>7.0502E-09</text:p>
          </table:table-cell>
          <table:table-cell office:value-type="float" office:value="0.0000000283937" calcext:value-type="float">
            <text:p>2.83937E-08</text:p>
          </table:table-cell>
          <table:table-cell office:value-type="float" office:value="0.0000000287564" calcext:value-type="float">
            <text:p>2.87564E-08</text:p>
          </table:table-cell>
          <table:table-cell office:value-type="float" office:value="0.0000000112979" calcext:value-type="float">
            <text:p>1.12979E-08</text:p>
          </table:table-cell>
          <table:table-cell office:value-type="float" office:value="0.00000000502835" calcext:value-type="float">
            <text:p>5.02835E-09</text:p>
          </table:table-cell>
          <table:table-cell office:value-type="float" office:value="0.00000000677366" calcext:value-type="float">
            <text:p>6.77366E-09</text:p>
          </table:table-cell>
          <table:table-cell office:value-type="float" office:value="0.0000000148206" calcext:value-type="float">
            <text:p>1.48206E-08</text:p>
          </table:table-cell>
          <table:table-cell office:value-type="float" office:value="0.0000000211844" calcext:value-type="float">
            <text:p>2.11844E-08</text:p>
          </table:table-cell>
          <table:table-cell office:value-type="float" office:value="0.000000015538" calcext:value-type="float">
            <text:p>1.5538E-08</text:p>
          </table:table-cell>
          <table:table-cell office:value-type="float" office:value="0.0000000044139" calcext:value-type="float">
            <text:p>4.4139E-09</text:p>
          </table:table-cell>
          <table:table-cell office:value-type="float" office:value="0.000000000958486" calcext:value-type="float">
            <text:p>9.58486E-10</text:p>
          </table:table-cell>
          <table:table-cell office:value-type="float" office:value="0.00000000393242" calcext:value-type="float">
            <text:p>3.93242E-09</text:p>
          </table:table-cell>
          <table:table-cell office:value-type="float" office:value="0.0000000124101" calcext:value-type="float">
            <text:p>1.24101E-08</text:p>
          </table:table-cell>
          <table:table-cell office:value-type="float" office:value="0.0000000103165" calcext:value-type="float">
            <text:p>1.03165E-08</text:p>
          </table:table-cell>
          <table:table-cell office:value-type="float" office:value="0.00000000408464" calcext:value-type="float">
            <text:p>4.08464E-09</text:p>
          </table:table-cell>
          <table:table-cell office:value-type="float" office:value="0.00000000383818" calcext:value-type="float">
            <text:p>3.83818E-09</text:p>
          </table:table-cell>
          <table:table-cell office:value-type="float" office:value="0.00000000159441" calcext:value-type="float">
            <text:p>1.59441E-09</text:p>
          </table:table-cell>
          <table:table-cell office:value-type="float" office:value="0.0000000023059" calcext:value-type="float">
            <text:p>2.3059E-09</text:p>
          </table:table-cell>
          <table:table-cell office:value-type="float" office:value="0.00000000517835" calcext:value-type="float">
            <text:p>5.17835E-09</text:p>
          </table:table-cell>
          <table:table-cell office:value-type="float" office:value="0.00000000749554" calcext:value-type="float">
            <text:p>7.49554E-09</text:p>
          </table:table-cell>
          <table:table-cell office:value-type="float" office:value="0.00000000850361" calcext:value-type="float">
            <text:p>8.50361E-09</text:p>
          </table:table-cell>
          <table:table-cell office:value-type="float" office:value="0.00000000773068" calcext:value-type="float">
            <text:p>7.73068E-09</text:p>
          </table:table-cell>
          <table:table-cell office:value-type="float" office:value="0.0000000025206" calcext:value-type="float">
            <text:p>2.5206E-09</text:p>
          </table:table-cell>
          <table:table-cell office:value-type="float" office:value="0.00000000262865" calcext:value-type="float">
            <text:p>2.62865E-09</text:p>
          </table:table-cell>
          <table:table-cell office:value-type="float" office:value="0.00000000266748" calcext:value-type="float">
            <text:p>2.66748E-09</text:p>
          </table:table-cell>
          <table:table-cell office:value-type="float" office:value="0.00000000717072" calcext:value-type="float">
            <text:p>7.17072E-09</text:p>
          </table:table-cell>
          <table:table-cell office:value-type="float" office:value="0.00000000505014" calcext:value-type="float">
            <text:p>5.05014E-09</text:p>
          </table:table-cell>
          <table:table-cell office:value-type="float" office:value="0.00000000020052" calcext:value-type="float">
            <text:p>2.0052E-10</text:p>
          </table:table-cell>
          <table:table-cell office:value-type="float" office:value="0.00000000560063" calcext:value-type="float">
            <text:p>5.60063E-09</text:p>
          </table:table-cell>
          <table:table-cell office:value-type="float" office:value="0.0000000113277" calcext:value-type="float">
            <text:p>1.13277E-08</text:p>
          </table:table-cell>
          <table:table-cell office:value-type="float" office:value="0.0000000185962" calcext:value-type="float">
            <text:p>1.85962E-08</text:p>
          </table:table-cell>
          <table:table-cell office:value-type="float" office:value="0.0000000343148" calcext:value-type="float">
            <text:p>3.43148E-08</text:p>
          </table:table-cell>
          <table:table-cell office:value-type="float" office:value="0.0000000846834" calcext:value-type="float">
            <text:p>8.46834E-08</text:p>
          </table:table-cell>
          <table:table-cell office:value-type="float" office:value="0.000000214103" calcext:value-type="float">
            <text:p>2.14103E-07</text:p>
          </table:table-cell>
          <table:table-cell office:value-type="float" office:value="0.000000427671" calcext:value-type="float">
            <text:p>4.27671E-07</text:p>
          </table:table-cell>
          <table:table-cell office:value-type="float" office:value="0.000000716348" calcext:value-type="float">
            <text:p>7.16348E-07</text:p>
          </table:table-cell>
          <table:table-cell office:value-type="float" office:value="0.0000011638" calcext:value-type="float">
            <text:p>1.1638E-06</text:p>
          </table:table-cell>
          <table:table-cell office:value-type="float" office:value="0.00000200526" calcext:value-type="float">
            <text:p>2.00526E-06</text:p>
          </table:table-cell>
          <table:table-cell office:value-type="float" office:value="0.00000358816" calcext:value-type="float">
            <text:p>3.58816E-06</text:p>
          </table:table-cell>
          <table:table-cell office:value-type="float" office:value="0.00000626068" calcext:value-type="float">
            <text:p>6.26068E-06</text:p>
          </table:table-cell>
          <table:table-cell office:value-type="float" office:value="0.0000105448" calcext:value-type="float">
            <text:p>1.05448E-05</text:p>
          </table:table-cell>
          <table:table-cell office:value-type="float" office:value="0.0000174063" calcext:value-type="float">
            <text:p>1.74063E-05</text:p>
          </table:table-cell>
          <table:table-cell office:value-type="float" office:value="0.000028618" calcext:value-type="float">
            <text:p>2.8618E-05</text:p>
          </table:table-cell>
          <table:table-cell office:value-type="float" office:value="0.0000473976" calcext:value-type="float">
            <text:p>4.73976E-05</text:p>
          </table:table-cell>
          <table:table-cell office:value-type="float" office:value="0.0000791379" calcext:value-type="float">
            <text:p>7.91379E-05</text:p>
          </table:table-cell>
          <table:table-cell office:value-type="float" office:value="0.000132139" calcext:value-type="float">
            <text:p>0.000132139</text:p>
          </table:table-cell>
          <table:table-cell office:value-type="float" office:value="0.000218659" calcext:value-type="float">
            <text:p>0.000218659</text:p>
          </table:table-cell>
          <table:table-cell office:value-type="float" office:value="0.000359154" calcext:value-type="float">
            <text:p>0.000359154</text:p>
          </table:table-cell>
          <table:table-cell office:value-type="float" office:value="0.000590128" calcext:value-type="float">
            <text:p>0.000590128</text:p>
          </table:table-cell>
          <table:table-cell office:value-type="float" office:value="0.000973985" calcext:value-type="float">
            <text:p>0.000973985</text:p>
          </table:table-cell>
          <table:table-cell office:value-type="float" office:value="0.00161145" calcext:value-type="float">
            <text:p>0.00161145</text:p>
          </table:table-cell>
          <table:table-cell office:value-type="float" office:value="0.00266218" calcext:value-type="float">
            <text:p>0.00266218</text:p>
          </table:table-cell>
          <table:table-cell office:value-type="float" office:value="0.00438595" calcext:value-type="float">
            <text:p>0.00438595</text:p>
          </table:table-cell>
          <table:table-cell office:value-type="float" office:value="0.00721712" calcext:value-type="float">
            <text:p>0.00721712</text:p>
          </table:table-cell>
          <table:table-cell office:value-type="float" office:value="0.0118791" calcext:value-type="float">
            <text:p>0.0118791</text:p>
          </table:table-cell>
          <table:table-cell office:value-type="float" office:value="0.0195575" calcext:value-type="float">
            <text:p>0.0195575</text:p>
          </table:table-cell>
          <table:table-cell office:value-type="float" office:value="0.032169" calcext:value-type="float">
            <text:p>0.032169</text:p>
          </table:table-cell>
          <table:table-cell office:value-type="float" office:value="0.0527892" calcext:value-type="float">
            <text:p>0.0527892</text:p>
          </table:table-cell>
          <table:table-cell office:value-type="float" office:value="0.0862966" calcext:value-type="float">
            <text:p>0.0862966</text:p>
          </table:table-cell>
          <table:table-cell office:value-type="float" office:value="0.140267" calcext:value-type="float">
            <text:p>0.140267</text:p>
          </table:table-cell>
          <table:table-cell office:value-type="float" office:value="0.225999" calcext:value-type="float">
            <text:p>0.225999</text:p>
          </table:table-cell>
          <table:table-cell office:value-type="float" office:value="0.359027" calcext:value-type="float">
            <text:p>0.359027</text:p>
          </table:table-cell>
          <table:table-cell office:value-type="float" office:value="0.557567" calcext:value-type="float">
            <text:p>0.557567</text:p>
          </table:table-cell>
          <table:table-cell office:value-type="float" office:value="0.835874" calcext:value-type="float">
            <text:p>0.835874</text:p>
          </table:table-cell>
          <table:table-cell office:value-type="float" office:value="1.18886" calcext:value-type="float">
            <text:p>1.18886</text:p>
          </table:table-cell>
          <table:table-cell office:value-type="float" office:value="1.56974" calcext:value-type="float">
            <text:p>1.56974</text:p>
          </table:table-cell>
          <table:table-cell office:value-type="float" office:value="1.87966" calcext:value-type="float">
            <text:p>1.87966</text:p>
          </table:table-cell>
          <table:table-cell office:value-type="float" office:value="2.00283" calcext:value-type="float">
            <text:p>2.00283</text:p>
          </table:table-cell>
          <table:table-cell office:value-type="float" office:value="1.88465" calcext:value-type="float">
            <text:p>1.88465</text:p>
          </table:table-cell>
          <table:table-cell office:value-type="float" office:value="1.57747" calcext:value-type="float">
            <text:p>1.57747</text:p>
          </table:table-cell>
          <table:table-cell office:value-type="float" office:value="1.19673" calcext:value-type="float">
            <text:p>1.19673</text:p>
          </table:table-cell>
          <table:table-cell office:value-type="float" office:value="0.842391" calcext:value-type="float">
            <text:p>0.842391</text:p>
          </table:table-cell>
          <table:table-cell office:value-type="float" office:value="0.56241" calcext:value-type="float">
            <text:p>0.56241</text:p>
          </table:table-cell>
          <table:table-cell office:value-type="float" office:value="0.362414" calcext:value-type="float">
            <text:p>0.362414</text:p>
          </table:table-cell>
          <table:table-cell office:value-type="float" office:value="0.228258" calcext:value-type="float">
            <text:p>0.228258</text:p>
          </table:table-cell>
          <table:table-cell office:value-type="float" office:value="0.141697" calcext:value-type="float">
            <text:p>0.141697</text:p>
          </table:table-cell>
          <table:table-cell office:value-type="float" office:value="0.087157" calcext:value-type="float">
            <text:p>0.087157</text:p>
          </table:table-cell>
          <table:table-cell office:value-type="float" office:value="0.0532923" calcext:value-type="float">
            <text:p>0.0532923</text:p>
          </table:table-cell>
          <table:table-cell office:value-type="float" office:value="0.0324658" calcext:value-type="float">
            <text:p>0.0324658</text:p>
          </table:table-cell>
          <table:table-cell office:value-type="float" office:value="0.0197428" calcext:value-type="float">
            <text:p>0.01974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29254" calcext:value-type="float">
            <text:p>0.00729254</text:p>
          </table:table-cell>
          <table:table-cell office:value-type="float" office:value="0.00442746" calcext:value-type="float">
            <text:p>0.00442746</text:p>
          </table:table-cell>
          <table:table-cell office:value-type="float" office:value="0.00268227" calcext:value-type="float">
            <text:p>0.00268227</text:p>
          </table:table-cell>
          <table:table-cell office:value-type="float" office:value="0.00162164" calcext:value-type="float">
            <text:p>0.00162164</text:p>
          </table:table-cell>
          <table:table-cell office:value-type="float" office:value="0.000980352" calcext:value-type="float">
            <text:p>0.000980352</text:p>
          </table:table-cell>
          <table:table-cell office:value-type="float" office:value="0.000594498" calcext:value-type="float">
            <text:p>0.000594498</text:p>
          </table:table-cell>
          <table:table-cell office:value-type="float" office:value="0.000361893" calcext:value-type="float">
            <text:p>0.000361893</text:p>
          </table:table-cell>
          <table:table-cell office:value-type="float" office:value="0.000220315" calcext:value-type="float">
            <text:p>0.000220315</text:p>
          </table:table-cell>
          <table:table-cell office:value-type="float" office:value="0.000133232" calcext:value-type="float">
            <text:p>0.000133232</text:p>
          </table:table-cell>
          <table:table-cell office:value-type="float" office:value="0.000079646" calcext:value-type="float">
            <text:p>7.9646E-05</text:p>
          </table:table-cell>
          <table:table-cell office:value-type="float" office:value="0.0000472207" calcext:value-type="float">
            <text:p>4.72207E-05</text:p>
          </table:table-cell>
          <table:table-cell office:value-type="float" office:value="0.0000280811" calcext:value-type="float">
            <text:p>2.80811E-05</text:p>
          </table:table-cell>
          <table:table-cell office:value-type="float" office:value="0.0000169732" calcext:value-type="float">
            <text:p>1.69732E-05</text:p>
          </table:table-cell>
          <table:table-cell office:value-type="float" office:value="0.0000104145" calcext:value-type="float">
            <text:p>1.04145E-05</text:p>
          </table:table-cell>
          <table:table-cell office:value-type="float" office:value="0.0000063351" calcext:value-type="float">
            <text:p>6.3351E-06</text:p>
          </table:table-cell>
          <table:table-cell office:value-type="float" office:value="0.00000368395" calcext:value-type="float">
            <text:p>3.68395E-06</text:p>
          </table:table-cell>
          <table:table-cell office:value-type="float" office:value="0.00000198799" calcext:value-type="float">
            <text:p>1.98799E-06</text:p>
          </table:table-cell>
          <table:table-cell office:value-type="float" office:value="0.00000100911" calcext:value-type="float">
            <text:p>1.00911E-06</text:p>
          </table:table-cell>
          <table:table-cell office:value-type="float" office:value="0.000000526582" calcext:value-type="float">
            <text:p>5.26582E-07</text:p>
          </table:table-cell>
          <table:table-cell office:value-type="float" office:value="0.000000320915" calcext:value-type="float">
            <text:p>3.20915E-07</text:p>
          </table:table-cell>
          <table:table-cell office:value-type="float" office:value="0.000000219192" calcext:value-type="float">
            <text:p>2.19192E-07</text:p>
          </table:table-cell>
          <table:table-cell office:value-type="float" office:value="0.000000138476" calcext:value-type="float">
            <text:p>1.38476E-07</text:p>
          </table:table-cell>
          <table:table-cell office:value-type="float" office:value="0.0000000687534" calcext:value-type="float">
            <text:p>6.87534E-08</text:p>
          </table:table-cell>
          <table:table-cell office:value-type="float" office:value="0.0000000229914" calcext:value-type="float">
            <text:p>2.29914E-08</text:p>
          </table:table-cell>
          <table:table-cell office:value-type="float" office:value="0.0000000044614" calcext:value-type="float">
            <text:p>4.4614E-09</text:p>
          </table:table-cell>
          <table:table-cell office:value-type="float" office:value="0.00000000134891" calcext:value-type="float">
            <text:p>1.34891E-09</text:p>
          </table:table-cell>
          <table:table-cell office:value-type="float" office:value="0.00000000111244" calcext:value-type="float">
            <text:p>1.11244E-09</text:p>
          </table:table-cell>
          <table:table-cell office:value-type="float" office:value="0.000000000565392" calcext:value-type="float">
            <text:p>5.65392E-10</text:p>
          </table:table-cell>
          <table:table-cell office:value-type="float" office:value="0.00000000379487" calcext:value-type="float">
            <text:p>3.79487E-09</text:p>
          </table:table-cell>
          <table:table-cell office:value-type="float" office:value="0.0000000136166" calcext:value-type="float">
            <text:p>1.36166E-08</text:p>
          </table:table-cell>
          <table:table-cell office:value-type="float" office:value="0.0000000259287" calcext:value-type="float">
            <text:p>2.59287E-08</text:p>
          </table:table-cell>
          <table:table-cell office:value-type="float" office:value="0.0000000320059" calcext:value-type="float">
            <text:p>3.20059E-08</text:p>
          </table:table-cell>
          <table:table-cell office:value-type="float" office:value="0.0000000271447" calcext:value-type="float">
            <text:p>2.71447E-08</text:p>
          </table:table-cell>
          <table:table-cell office:value-type="float" office:value="0.0000000150003" calcext:value-type="float">
            <text:p>1.50003E-08</text:p>
          </table:table-cell>
          <table:table-cell office:value-type="float" office:value="0.00000000709386" calcext:value-type="float">
            <text:p>7.09386E-09</text:p>
          </table:table-cell>
          <table:table-cell office:value-type="float" office:value="0.0000000128178" calcext:value-type="float">
            <text:p>1.28178E-08</text:p>
          </table:table-cell>
          <table:table-cell office:value-type="float" office:value="0.0000000315745" calcext:value-type="float">
            <text:p>3.15745E-08</text:p>
          </table:table-cell>
          <table:table-cell office:value-type="float" office:value="0.0000000509591" calcext:value-type="float">
            <text:p>5.09591E-08</text:p>
          </table:table-cell>
          <table:table-cell office:value-type="float" office:value="0.0000000555925" calcext:value-type="float">
            <text:p>5.55925E-08</text:p>
          </table:table-cell>
          <table:table-cell office:value-type="float" office:value="0.0000000407772" calcext:value-type="float">
            <text:p>4.07772E-08</text:p>
          </table:table-cell>
          <table:table-cell office:value-type="float" office:value="0.0000000186979" calcext:value-type="float">
            <text:p>1.86979E-08</text:p>
          </table:table-cell>
          <table:table-cell office:value-type="float" office:value="0.0000000108359" calcext:value-type="float">
            <text:p>1.08359E-08</text:p>
          </table:table-cell>
          <table:table-cell office:value-type="float" office:value="0.0000000267863" calcext:value-type="float">
            <text:p>2.67863E-08</text:p>
          </table:table-cell>
          <table:table-cell office:value-type="float" office:value="0.0000000536664" calcext:value-type="float">
            <text:p>5.36664E-08</text:p>
          </table:table-cell>
          <table:table-cell office:value-type="float" office:value="0.0000000655651" calcext:value-type="float">
            <text:p>6.55651E-08</text:p>
          </table:table-cell>
          <table:table-cell office:value-type="float" office:value="0.000000050457" calcext:value-type="float">
            <text:p>5.0457E-08</text:p>
          </table:table-cell>
          <table:table-cell office:value-type="float" office:value="0.0000000214437" calcext:value-type="float">
            <text:p>2.14437E-08</text:p>
          </table:table-cell>
          <table:table-cell office:value-type="float" office:value="0.00000000544737" calcext:value-type="float">
            <text:p>5.44737E-09</text:p>
          </table:table-cell>
          <table:table-cell office:value-type="float" office:value="0.0000000159005" calcext:value-type="float">
            <text:p>1.59005E-08</text:p>
          </table:table-cell>
          <table:table-cell office:value-type="float" office:value="0.0000000412337" calcext:value-type="float">
            <text:p>4.12337E-08</text:p>
          </table:table-cell>
          <table:table-cell office:value-type="float" office:value="0.0000000569827" calcext:value-type="float">
            <text:p>5.69827E-08</text:p>
          </table:table-cell>
          <table:table-cell office:value-type="float" office:value="0.0000000491244" calcext:value-type="float">
            <text:p>4.91244E-08</text:p>
          </table:table-cell>
          <table:table-cell office:value-type="float" office:value="0.0000000252395" calcext:value-type="float">
            <text:p>2.52395E-08</text:p>
          </table:table-cell>
          <table:table-cell office:value-type="float" office:value="0.00000000554141" calcext:value-type="float">
            <text:p>5.54141E-09</text:p>
          </table:table-cell>
          <table:table-cell office:value-type="float" office:value="0.00000000588364" calcext:value-type="float">
            <text:p>5.88364E-09</text:p>
          </table:table-cell>
          <table:table-cell office:value-type="float" office:value="0.0000000248777" calcext:value-type="float">
            <text:p>2.48777E-08</text:p>
          </table:table-cell>
          <table:table-cell office:value-type="float" office:value="0.0000000466342" calcext:value-type="float">
            <text:p>4.66342E-08</text:p>
          </table:table-cell>
          <table:table-cell office:value-type="float" office:value="0.0000000529216" calcext:value-type="float">
            <text:p>5.29216E-08</text:p>
          </table:table-cell>
          <table:table-cell office:value-type="float" office:value="0.0000000387132" calcext:value-type="float">
            <text:p>3.87132E-08</text:p>
          </table:table-cell>
          <table:table-cell office:value-type="float" office:value="0.0000000153479" calcext:value-type="float">
            <text:p>1.53479E-08</text:p>
          </table:table-cell>
          <table:table-cell office:value-type="float" office:value="0.00000000347286" calcext:value-type="float">
            <text:p>3.47286E-09</text:p>
          </table:table-cell>
          <table:table-cell office:value-type="float" office:value="0.0000000149516" calcext:value-type="float">
            <text:p>1.49516E-08</text:p>
          </table:table-cell>
          <table:table-cell office:value-type="float" office:value="0.0000000418555" calcext:value-type="float">
            <text:p>4.18555E-08</text:p>
          </table:table-cell>
          <table:table-cell office:value-type="float" office:value="0.0000000605741" calcext:value-type="float">
            <text:p>6.05741E-08</text:p>
          </table:table-cell>
          <table:table-cell office:value-type="float" office:value="0.000000053573" calcext:value-type="float">
            <text:p>5.3573E-08</text:p>
          </table:table-cell>
          <table:table-cell office:value-type="float" office:value="0.0000000260688" calcext:value-type="float">
            <text:p>2.60688E-08</text:p>
          </table:table-cell>
          <table:table-cell office:value-type="float" office:value="0.000000003898" calcext:value-type="float">
            <text:p>3.898E-09</text:p>
          </table:table-cell>
          <table:table-cell office:value-type="float" office:value="0.00000000845979" calcext:value-type="float">
            <text:p>8.45979E-09</text:p>
          </table:table-cell>
          <table:table-cell office:value-type="float" office:value="0.0000000352468" calcext:value-type="float">
            <text:p>3.52468E-08</text:p>
          </table:table-cell>
          <table:table-cell office:value-type="float" office:value="0.0000000577304" calcext:value-type="float">
            <text:p>5.77304E-08</text:p>
          </table:table-cell>
          <table:table-cell office:value-type="float" office:value="0.0000000542191" calcext:value-type="float">
            <text:p>5.42191E-08</text:p>
          </table:table-cell>
          <table:table-cell office:value-type="float" office:value="0.0000000286146" calcext:value-type="float">
            <text:p>2.86146E-08</text:p>
          </table:table-cell>
          <table:table-cell office:value-type="float" office:value="0.00000000471303" calcext:value-type="float">
            <text:p>4.71303E-09</text:p>
          </table:table-cell>
          <table:table-cell office:value-type="float" office:value="0.00000000245886" calcext:value-type="float">
            <text:p>2.45886E-09</text:p>
          </table:table-cell>
          <table:table-cell office:value-type="float" office:value="0.0000000203069" calcext:value-type="float">
            <text:p>2.03069E-08</text:p>
          </table:table-cell>
          <table:table-cell office:value-type="float" office:value="0.0000000400549" calcext:value-type="float">
            <text:p>4.00549E-08</text:p>
          </table:table-cell>
          <table:table-cell office:value-type="float" office:value="0.0000000445294" calcext:value-type="float">
            <text:p>4.45294E-08</text:p>
          </table:table-cell>
          <table:table-cell office:value-type="float" office:value="0.0000000314006" calcext:value-type="float">
            <text:p>3.14006E-08</text:p>
          </table:table-cell>
          <table:table-cell office:value-type="float" office:value="0.0000000117009" calcext:value-type="float">
            <text:p>1.17009E-08</text:p>
          </table:table-cell>
          <table:table-cell office:value-type="float" office:value="0.00000000074294" calcext:value-type="float">
            <text:p>7.4294E-10</text:p>
          </table:table-cell>
          <table:table-cell office:value-type="float" office:value="0.00000000607932" calcext:value-type="float">
            <text:p>6.07932E-09</text:p>
          </table:table-cell>
          <table:table-cell office:value-type="float" office:value="0.0000000233919" calcext:value-type="float">
            <text:p>2.33919E-08</text:p>
          </table:table-cell>
          <table:table-cell office:value-type="float" office:value="0.0000000395986" calcext:value-type="float">
            <text:p>3.95986E-08</text:p>
          </table:table-cell>
          <table:table-cell office:value-type="float" office:value="0.0000000424172" calcext:value-type="float">
            <text:p>4.24172E-08</text:p>
          </table:table-cell>
          <table:table-cell office:value-type="float" office:value="0.0000000289273" calcext:value-type="float">
            <text:p>2.89273E-08</text:p>
          </table:table-cell>
          <table:table-cell office:value-type="float" office:value="0.00000000982174" calcext:value-type="float">
            <text:p>9.82174E-09</text:p>
          </table:table-cell>
          <table:table-cell office:value-type="float" office:value="0.0000000018975" calcext:value-type="float">
            <text:p>1.8975E-09</text:p>
          </table:table-cell>
          <table:table-cell office:value-type="float" office:value="0.0000000150382" calcext:value-type="float">
            <text:p>1.50382E-08</text:p>
          </table:table-cell>
          <table:table-cell office:value-type="float" office:value="0.0000000409205" calcext:value-type="float">
            <text:p>4.09205E-08</text:p>
          </table:table-cell>
          <table:table-cell office:value-type="float" office:value="0.0000000575621" calcext:value-type="float">
            <text:p>5.75621E-08</text:p>
          </table:table-cell>
          <table:table-cell office:value-type="float" office:value="0.000000048492" calcext:value-type="float">
            <text:p>4.8492E-08</text:p>
          </table:table-cell>
          <table:table-cell office:value-type="float" office:value="0.0000000210477" calcext:value-type="float">
            <text:p>2.10477E-08</text:p>
          </table:table-cell>
          <table:table-cell office:value-type="float" office:value="0.00000000151547" calcext:value-type="float">
            <text:p>1.51547E-09</text:p>
          </table:table-cell>
          <table:table-cell office:value-type="float" office:value="0.0000000101354" calcext:value-type="float">
            <text:p>1.01354E-08</text:p>
          </table:table-cell>
          <table:table-cell office:value-type="float" office:value="0.0000000394974" calcext:value-type="float">
            <text:p>3.94974E-08</text:p>
          </table:table-cell>
          <table:table-cell office:value-type="float" office:value="0.0000000613444" calcext:value-type="float">
            <text:p>6.13444E-08</text:p>
          </table:table-cell>
          <table:table-cell office:value-type="float" office:value="0.0000000546088" calcext:value-type="float">
            <text:p>5.46088E-08</text:p>
          </table:table-cell>
          <table:table-cell office:value-type="float" office:value="0.0000000262458" calcext:value-type="float">
            <text:p>2.62458E-08</text:p>
          </table:table-cell>
          <table:table-cell office:value-type="float" office:value="0.00000000277286" calcext:value-type="float">
            <text:p>2.77286E-09</text:p>
          </table:table-cell>
          <table:table-cell office:value-type="float" office:value="0.00000000436821" calcext:value-type="float">
            <text:p>4.36821E-09</text:p>
          </table:table-cell>
          <table:table-cell office:value-type="float" office:value="0.000000027133" calcext:value-type="float">
            <text:p>2.7133E-08</text:p>
          </table:table-cell>
          <table:table-cell office:value-type="float" office:value="0.0000000493282" calcext:value-type="float">
            <text:p>4.93282E-08</text:p>
          </table:table-cell>
          <table:table-cell office:value-type="float" office:value="0.0000000516298" calcext:value-type="float">
            <text:p>5.16298E-08</text:p>
          </table:table-cell>
          <table:table-cell office:value-type="float" office:value="0.0000000330813" calcext:value-type="float">
            <text:p>3.30813E-08</text:p>
          </table:table-cell>
          <table:table-cell office:value-type="float" office:value="0.00000000954829" calcext:value-type="float">
            <text:p>9.54829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242889" calcext:value-type="float">
            <text:p>2.42889E-09</text:p>
          </table:table-cell>
          <table:table-cell office:value-type="float" office:value="0.00000000211476" calcext:value-type="float">
            <text:p>2.11476E-09</text:p>
          </table:table-cell>
          <table:table-cell office:value-type="float" office:value="0.00000000081073" calcext:value-type="float">
            <text:p>8.1073E-10</text:p>
          </table:table-cell>
          <table:table-cell office:value-type="float" office:value="0.00000000645396" calcext:value-type="float">
            <text:p>6.45396E-09</text:p>
          </table:table-cell>
          <table:table-cell office:value-type="float" office:value="0.00000000848806" calcext:value-type="float">
            <text:p>8.48806E-09</text:p>
          </table:table-cell>
          <table:table-cell office:value-type="float" office:value="0.00000000501721" calcext:value-type="float">
            <text:p>5.01721E-09</text:p>
          </table:table-cell>
          <table:table-cell office:value-type="float" office:value="0.00000000423426" calcext:value-type="float">
            <text:p>4.23426E-09</text:p>
          </table:table-cell>
          <table:table-cell office:value-type="float" office:value="0.00000000445499" calcext:value-type="float">
            <text:p>4.45499E-09</text:p>
          </table:table-cell>
          <table:table-cell office:value-type="float" office:value="0.00000000576465" calcext:value-type="float">
            <text:p>5.76465E-09</text:p>
          </table:table-cell>
          <table:table-cell office:value-type="float" office:value="0.0000000170272" calcext:value-type="float">
            <text:p>1.70272E-08</text:p>
          </table:table-cell>
          <table:table-cell office:value-type="float" office:value="0.0000000242396" calcext:value-type="float">
            <text:p>2.42396E-08</text:p>
          </table:table-cell>
          <table:table-cell office:value-type="float" office:value="0.0000000146304" calcext:value-type="float">
            <text:p>1.46304E-08</text:p>
          </table:table-cell>
          <table:table-cell office:value-type="float" office:value="0.00000000575943" calcext:value-type="float">
            <text:p>5.75943E-09</text:p>
          </table:table-cell>
          <table:table-cell office:value-type="float" office:value="0.00000000540943" calcext:value-type="float">
            <text:p>5.40943E-09</text:p>
          </table:table-cell>
          <table:table-cell office:value-type="float" office:value="0.0000000136794" calcext:value-type="float">
            <text:p>1.36794E-08</text:p>
          </table:table-cell>
          <table:table-cell office:value-type="float" office:value="0.000000027522" calcext:value-type="float">
            <text:p>2.7522E-08</text:p>
          </table:table-cell>
          <table:table-cell office:value-type="float" office:value="0.0000000282881" calcext:value-type="float">
            <text:p>2.82881E-08</text:p>
          </table:table-cell>
          <table:table-cell office:value-type="float" office:value="0.0000000142407" calcext:value-type="float">
            <text:p>1.42407E-08</text:p>
          </table:table-cell>
          <table:table-cell office:value-type="float" office:value="0.00000000500652" calcext:value-type="float">
            <text:p>5.00652E-09</text:p>
          </table:table-cell>
          <table:table-cell office:value-type="float" office:value="0.00000000486478" calcext:value-type="float">
            <text:p>4.86478E-09</text:p>
          </table:table-cell>
          <table:table-cell office:value-type="float" office:value="0.0000000101365" calcext:value-type="float">
            <text:p>1.01365E-08</text:p>
          </table:table-cell>
          <table:table-cell office:value-type="float" office:value="0.000000027792" calcext:value-type="float">
            <text:p>2.7792E-08</text:p>
          </table:table-cell>
          <table:table-cell office:value-type="float" office:value="0.0000000272049" calcext:value-type="float">
            <text:p>2.72049E-08</text:p>
          </table:table-cell>
          <table:table-cell office:value-type="float" office:value="0.00000000619351" calcext:value-type="float">
            <text:p>6.19351E-09</text:p>
          </table:table-cell>
          <table:table-cell office:value-type="float" office:value="0.0000000000673551" calcext:value-type="float">
            <text:p>6.73551E-11</text:p>
          </table:table-cell>
          <table:table-cell office:value-type="float" office:value="0.0000000005968" calcext:value-type="float">
            <text:p>5.968E-10</text:p>
          </table:table-cell>
          <table:table-cell office:value-type="float" office:value="0.0000000078709" calcext:value-type="float">
            <text:p>7.8709E-09</text:p>
          </table:table-cell>
          <table:table-cell office:value-type="float" office:value="0.0000000142118" calcext:value-type="float">
            <text:p>1.42118E-08</text:p>
          </table:table-cell>
          <table:table-cell office:value-type="float" office:value="0.0000000104622" calcext:value-type="float">
            <text:p>1.04622E-08</text:p>
          </table:table-cell>
          <table:table-cell office:value-type="float" office:value="0.00000000593032" calcext:value-type="float">
            <text:p>5.93032E-09</text:p>
          </table:table-cell>
          <table:table-cell office:value-type="float" office:value="0.00000000234719" calcext:value-type="float">
            <text:p>2.34719E-09</text:p>
          </table:table-cell>
          <table:table-cell office:value-type="float" office:value="0.0000000011817" calcext:value-type="float">
            <text:p>1.1817E-09</text:p>
          </table:table-cell>
          <table:table-cell office:value-type="float" office:value="0.000000000447138" calcext:value-type="float">
            <text:p>4.47138E-10</text:p>
          </table:table-cell>
          <table:table-cell office:value-type="float" office:value="0.00000000680724" calcext:value-type="float">
            <text:p>6.80724E-09</text:p>
          </table:table-cell>
          <table:table-cell office:value-type="float" office:value="0.00000000878531" calcext:value-type="float">
            <text:p>8.78531E-09</text:p>
          </table:table-cell>
          <table:table-cell office:value-type="float" office:value="0.00000000621395" calcext:value-type="float">
            <text:p>6.21395E-09</text:p>
          </table:table-cell>
          <table:table-cell office:value-type="float" office:value="0.0000000157947" calcext:value-type="float">
            <text:p>1.57947E-08</text:p>
          </table:table-cell>
          <table:table-cell office:value-type="float" office:value="0.0000000109198" calcext:value-type="float">
            <text:p>1.09198E-08</text:p>
          </table:table-cell>
          <table:table-cell office:value-type="float" office:value="0.00000000127961" calcext:value-type="float">
            <text:p>1.27961E-09</text:p>
          </table:table-cell>
          <table:table-cell office:value-type="float" office:value="0.000000000192486" calcext:value-type="float">
            <text:p>1.92486E-10</text:p>
          </table:table-cell>
          <table:table-cell office:value-type="float" office:value="0.00000000376036" calcext:value-type="float">
            <text:p>3.76036E-09</text:p>
          </table:table-cell>
          <table:table-cell office:value-type="float" office:value="0.0000000121911" calcext:value-type="float">
            <text:p>1.21911E-08</text:p>
          </table:table-cell>
          <table:table-cell office:value-type="float" office:value="0.0000000201195" calcext:value-type="float">
            <text:p>2.01195E-08</text:p>
          </table:table-cell>
          <table:table-cell office:value-type="float" office:value="0.0000000329326" calcext:value-type="float">
            <text:p>3.29326E-08</text:p>
          </table:table-cell>
          <table:table-cell office:value-type="float" office:value="0.0000000317767" calcext:value-type="float">
            <text:p>3.17767E-08</text:p>
          </table:table-cell>
          <table:table-cell office:value-type="float" office:value="0.0000000211985" calcext:value-type="float">
            <text:p>2.11985E-08</text:p>
          </table:table-cell>
          <table:table-cell office:value-type="float" office:value="0.000000035636" calcext:value-type="float">
            <text:p>3.5636E-08</text:p>
          </table:table-cell>
          <table:table-cell office:value-type="float" office:value="0.0000000991996" calcext:value-type="float">
            <text:p>9.91996E-08</text:p>
          </table:table-cell>
          <table:table-cell office:value-type="float" office:value="0.000000206" calcext:value-type="float">
            <text:p>2.06E-07</text:p>
          </table:table-cell>
          <table:table-cell office:value-type="float" office:value="0.000000313491" calcext:value-type="float">
            <text:p>3.13491E-07</text:p>
          </table:table-cell>
          <table:table-cell office:value-type="float" office:value="0.000000502586" calcext:value-type="float">
            <text:p>5.02586E-07</text:p>
          </table:table-cell>
          <table:table-cell office:value-type="float" office:value="0.000000897581" calcext:value-type="float">
            <text:p>8.97581E-07</text:p>
          </table:table-cell>
          <table:table-cell office:value-type="float" office:value="0.00000148879" calcext:value-type="float">
            <text:p>1.48879E-06</text:p>
          </table:table-cell>
          <table:table-cell office:value-type="float" office:value="0.00000231573" calcext:value-type="float">
            <text:p>2.31573E-06</text:p>
          </table:table-cell>
          <table:table-cell office:value-type="float" office:value="0.00000374835" calcext:value-type="float">
            <text:p>3.74835E-06</text:p>
          </table:table-cell>
          <table:table-cell office:value-type="float" office:value="0.00000651306" calcext:value-type="float">
            <text:p>6.51306E-06</text:p>
          </table:table-cell>
          <table:table-cell office:value-type="float" office:value="0.0000112568" calcext:value-type="float">
            <text:p>1.12568E-05</text:p>
          </table:table-cell>
          <table:table-cell office:value-type="float" office:value="0.0000185233" calcext:value-type="float">
            <text:p>1.85233E-05</text:p>
          </table:table-cell>
          <table:table-cell office:value-type="float" office:value="0.0000298582" calcext:value-type="float">
            <text:p>2.98582E-05</text:p>
          </table:table-cell>
          <table:table-cell office:value-type="float" office:value="0.0000485511" calcext:value-type="float">
            <text:p>4.85511E-05</text:p>
          </table:table-cell>
          <table:table-cell office:value-type="float" office:value="0.0000800523" calcext:value-type="float">
            <text:p>8.00523E-05</text:p>
          </table:table-cell>
          <table:table-cell office:value-type="float" office:value="0.000132921" calcext:value-type="float">
            <text:p>0.000132921</text:p>
          </table:table-cell>
          <table:table-cell office:value-type="float" office:value="0.000220868" calcext:value-type="float">
            <text:p>0.000220868</text:p>
          </table:table-cell>
          <table:table-cell office:value-type="float" office:value="0.00036501" calcext:value-type="float">
            <text:p>0.00036501</text:p>
          </table:table-cell>
          <table:table-cell office:value-type="float" office:value="0.000599249" calcext:value-type="float">
            <text:p>0.000599249</text:p>
          </table:table-cell>
          <table:table-cell office:value-type="float" office:value="0.000982033" calcext:value-type="float">
            <text:p>0.000982033</text:p>
          </table:table-cell>
          <table:table-cell office:value-type="float" office:value="0.0016147" calcext:value-type="float">
            <text:p>0.0016147</text:p>
          </table:table-cell>
          <table:table-cell office:value-type="float" office:value="0.00266552" calcext:value-type="float">
            <text:p>0.00266552</text:p>
          </table:table-cell>
          <table:table-cell office:value-type="float" office:value="0.00440273" calcext:value-type="float">
            <text:p>0.00440273</text:p>
          </table:table-cell>
          <table:table-cell office:value-type="float" office:value="0.00725679" calcext:value-type="float">
            <text:p>0.00725679</text:p>
          </table:table-cell>
          <table:table-cell office:value-type="float" office:value="0.0119375" calcext:value-type="float">
            <text:p>0.0119375</text:p>
          </table:table-cell>
          <table:table-cell office:value-type="float" office:value="0.01962" calcext:value-type="float">
            <text:p>0.01962</text:p>
          </table:table-cell>
          <table:table-cell office:value-type="float" office:value="0.032225" calcext:value-type="float">
            <text:p>0.032225</text:p>
          </table:table-cell>
          <table:table-cell office:value-type="float" office:value="0.0528512" calcext:value-type="float">
            <text:p>0.0528512</text:p>
          </table:table-cell>
          <table:table-cell office:value-type="float" office:value="0.0864198" calcext:value-type="float">
            <text:p>0.0864198</text:p>
          </table:table-cell>
          <table:table-cell office:value-type="float" office:value="0.140526" calcext:value-type="float">
            <text:p>0.140526</text:p>
          </table:table-cell>
          <table:table-cell office:value-type="float" office:value="0.226406" calcext:value-type="float">
            <text:p>0.226406</text:p>
          </table:table-cell>
          <table:table-cell office:value-type="float" office:value="0.359512" calcext:value-type="float">
            <text:p>0.359512</text:p>
          </table:table-cell>
          <table:table-cell office:value-type="float" office:value="0.558056" calcext:value-type="float">
            <text:p>0.558056</text:p>
          </table:table-cell>
          <table:table-cell office:value-type="float" office:value="0.836332" calcext:value-type="float">
            <text:p>0.836332</text:p>
          </table:table-cell>
          <table:table-cell office:value-type="float" office:value="1.18928" calcext:value-type="float">
            <text:p>1.18928</text:p>
          </table:table-cell>
          <table:table-cell office:value-type="float" office:value="1.57012" calcext:value-type="float">
            <text:p>1.57012</text:p>
          </table:table-cell>
          <table:table-cell office:value-type="float" office:value="1.87994" calcext:value-type="float">
            <text:p>1.87994</text:p>
          </table:table-cell>
          <table:table-cell office:value-type="float" office:value="2.00265" calcext:value-type="float">
            <text:p>2.00265</text:p>
          </table:table-cell>
          <table:table-cell office:value-type="float" office:value="1.8838" calcext:value-type="float">
            <text:p>1.8838</text:p>
          </table:table-cell>
          <table:table-cell office:value-type="float" office:value="1.5763" calcext:value-type="float">
            <text:p>1.5763</text:p>
          </table:table-cell>
          <table:table-cell office:value-type="float" office:value="1.19581" calcext:value-type="float">
            <text:p>1.19581</text:p>
          </table:table-cell>
          <table:table-cell office:value-type="float" office:value="0.841934" calcext:value-type="float">
            <text:p>0.841934</text:p>
          </table:table-cell>
          <table:table-cell office:value-type="float" office:value="0.562291" calcext:value-type="float">
            <text:p>0.562291</text:p>
          </table:table-cell>
          <table:table-cell office:value-type="float" office:value="0.362404" calcext:value-type="float">
            <text:p>0.362404</text:p>
          </table:table-cell>
          <table:table-cell office:value-type="float" office:value="0.228215" calcext:value-type="float">
            <text:p>0.228215</text:p>
          </table:table-cell>
          <table:table-cell office:value-type="float" office:value="0.141622" calcext:value-type="float">
            <text:p>0.141622</text:p>
          </table:table-cell>
          <table:table-cell office:value-type="float" office:value="0.0871116" calcext:value-type="float">
            <text:p>0.0871116</text:p>
          </table:table-cell>
          <table:table-cell office:value-type="float" office:value="0.0533077" calcext:value-type="float">
            <text:p>0.0533077</text:p>
          </table:table-cell>
          <table:table-cell office:value-type="float" office:value="0.0325196" calcext:value-type="float">
            <text:p>0.0325196</text:p>
          </table:table-cell>
          <table:table-cell office:value-type="float" office:value="0.0197981" calcext:value-type="float">
            <text:p>0.0197981</text:p>
          </table:table-cell>
          <table:table-cell office:value-type="float" office:value="0.012037" calcext:value-type="float">
            <text:p>0.012037</text:p>
          </table:table-cell>
          <table:table-cell office:value-type="float" office:value="0.00730915" calcext:value-type="float">
            <text:p>0.00730915</text:p>
          </table:table-cell>
          <table:table-cell office:value-type="float" office:value="0.0044314" calcext:value-type="float">
            <text:p>0.0044314</text:p>
          </table:table-cell>
          <table:table-cell office:value-type="float" office:value="0.00268437" calcext:value-type="float">
            <text:p>0.00268437</text:p>
          </table:table-cell>
          <table:table-cell office:value-type="float" office:value="0.00162845" calcext:value-type="float">
            <text:p>0.00162845</text:p>
          </table:table-cell>
          <table:table-cell office:value-type="float" office:value="0.000990774" calcext:value-type="float">
            <text:p>0.000990774</text:p>
          </table:table-cell>
          <table:table-cell office:value-type="float" office:value="0.000603855" calcext:value-type="float">
            <text:p>0.000603855</text:p>
          </table:table-cell>
          <table:table-cell office:value-type="float" office:value="0.000367629" calcext:value-type="float">
            <text:p>0.000367629</text:p>
          </table:table-cell>
          <table:table-cell office:value-type="float" office:value="0.000223096" calcext:value-type="float">
            <text:p>0.000223096</text:p>
          </table:table-cell>
          <table:table-cell office:value-type="float" office:value="0.000134846" calcext:value-type="float">
            <text:p>0.000134846</text:p>
          </table:table-cell>
          <table:table-cell office:value-type="float" office:value="0.0000812082" calcext:value-type="float">
            <text:p>8.12082E-05</text:p>
          </table:table-cell>
          <table:table-cell office:value-type="float" office:value="0.0000489267" calcext:value-type="float">
            <text:p>4.89267E-05</text:p>
          </table:table-cell>
          <table:table-cell office:value-type="float" office:value="0.0000297844" calcext:value-type="float">
            <text:p>2.97844E-05</text:p>
          </table:table-cell>
          <table:table-cell office:value-type="float" office:value="0.0000185194" calcext:value-type="float">
            <text:p>1.85194E-05</text:p>
          </table:table-cell>
          <table:table-cell office:value-type="float" office:value="0.0000116711" calcext:value-type="float">
            <text:p>1.16711E-05</text:p>
          </table:table-cell>
          <table:table-cell office:value-type="float" office:value="0.00000724172" calcext:value-type="float">
            <text:p>7.24172E-06</text:p>
          </table:table-cell>
          <table:table-cell office:value-type="float" office:value="0.00000430431" calcext:value-type="float">
            <text:p>4.30431E-06</text:p>
          </table:table-cell>
          <table:table-cell office:value-type="float" office:value="0.00000243335" calcext:value-type="float">
            <text:p>2.43335E-06</text:p>
          </table:table-cell>
          <table:table-cell office:value-type="float" office:value="0.00000134148" calcext:value-type="float">
            <text:p>1.34148E-06</text:p>
          </table:table-cell>
          <table:table-cell office:value-type="float" office:value="0.000000782329" calcext:value-type="float">
            <text:p>7.82329E-07</text:p>
          </table:table-cell>
          <table:table-cell office:value-type="float" office:value="0.000000529663" calcext:value-type="float">
            <text:p>5.29663E-07</text:p>
          </table:table-cell>
          <table:table-cell office:value-type="float" office:value="0.00000038974" calcext:value-type="float">
            <text:p>3.8974E-07</text:p>
          </table:table-cell>
          <table:table-cell office:value-type="float" office:value="0.000000259406" calcext:value-type="float">
            <text:p>2.59406E-07</text:p>
          </table:table-cell>
          <table:table-cell office:value-type="float" office:value="0.000000135221" calcext:value-type="float">
            <text:p>1.35221E-07</text:p>
          </table:table-cell>
          <table:table-cell office:value-type="float" office:value="0.000000049083" calcext:value-type="float">
            <text:p>4.9083E-08</text:p>
          </table:table-cell>
          <table:table-cell office:value-type="float" office:value="0.0000000101479" calcext:value-type="float">
            <text:p>1.01479E-08</text:p>
          </table:table-cell>
          <table:table-cell office:value-type="float" office:value="0.000000010584" calcext:value-type="float">
            <text:p>1.0584E-08</text:p>
          </table:table-cell>
          <table:table-cell office:value-type="float" office:value="0.000000023432" calcext:value-type="float">
            <text:p>2.3432E-08</text:p>
          </table:table-cell>
          <table:table-cell office:value-type="float" office:value="0.0000000280101" calcext:value-type="float">
            <text:p>2.80101E-08</text:p>
          </table:table-cell>
          <table:table-cell office:value-type="float" office:value="0.000000021031" calcext:value-type="float">
            <text:p>2.1031E-08</text:p>
          </table:table-cell>
          <table:table-cell office:value-type="float" office:value="0.00000000684014" calcext:value-type="float">
            <text:p>6.84014E-09</text:p>
          </table:table-cell>
          <table:table-cell office:value-type="float" office:value="0.000000000133111" calcext:value-type="float">
            <text:p>1.33111E-10</text:p>
          </table:table-cell>
          <table:table-cell office:value-type="float" office:value="0.00000000625887" calcext:value-type="float">
            <text:p>6.25887E-09</text:p>
          </table:table-cell>
          <table:table-cell office:value-type="float" office:value="0.0000000205871" calcext:value-type="float">
            <text:p>2.05871E-08</text:p>
          </table:table-cell>
          <table:table-cell office:value-type="float" office:value="0.0000000346231" calcext:value-type="float">
            <text:p>3.46231E-08</text:p>
          </table:table-cell>
          <table:table-cell office:value-type="float" office:value="0.0000000365924" calcext:value-type="float">
            <text:p>3.65924E-08</text:p>
          </table:table-cell>
          <table:table-cell office:value-type="float" office:value="0.0000000259426" calcext:value-type="float">
            <text:p>2.59426E-08</text:p>
          </table:table-cell>
          <table:table-cell office:value-type="float" office:value="0.0000000108694" calcext:value-type="float">
            <text:p>1.08694E-08</text:p>
          </table:table-cell>
          <table:table-cell office:value-type="float" office:value="0.00000000103308" calcext:value-type="float">
            <text:p>1.03308E-09</text:p>
          </table:table-cell>
          <table:table-cell office:value-type="float" office:value="0.00000000641607" calcext:value-type="float">
            <text:p>6.41607E-09</text:p>
          </table:table-cell>
          <table:table-cell office:value-type="float" office:value="0.0000000259337" calcext:value-type="float">
            <text:p>2.59337E-08</text:p>
          </table:table-cell>
          <table:table-cell office:value-type="float" office:value="0.0000000482321" calcext:value-type="float">
            <text:p>4.82321E-08</text:p>
          </table:table-cell>
          <table:table-cell office:value-type="float" office:value="0.0000000572739" calcext:value-type="float">
            <text:p>5.72739E-08</text:p>
          </table:table-cell>
          <table:table-cell office:value-type="float" office:value="0.0000000444024" calcext:value-type="float">
            <text:p>4.44024E-08</text:p>
          </table:table-cell>
          <table:table-cell office:value-type="float" office:value="0.0000000196518" calcext:value-type="float">
            <text:p>1.96518E-08</text:p>
          </table:table-cell>
          <table:table-cell office:value-type="float" office:value="0.00000000348704" calcext:value-type="float">
            <text:p>3.48704E-09</text:p>
          </table:table-cell>
          <table:table-cell office:value-type="float" office:value="0.0000000111011" calcext:value-type="float">
            <text:p>1.11011E-08</text:p>
          </table:table-cell>
          <table:table-cell office:value-type="float" office:value="0.0000000383471" calcext:value-type="float">
            <text:p>3.83471E-08</text:p>
          </table:table-cell>
          <table:table-cell office:value-type="float" office:value="0.000000064024" calcext:value-type="float">
            <text:p>6.4024E-08</text:p>
          </table:table-cell>
          <table:table-cell office:value-type="float" office:value="0.0000000675741" calcext:value-type="float">
            <text:p>6.75741E-08</text:p>
          </table:table-cell>
          <table:table-cell office:value-type="float" office:value="0.0000000469901" calcext:value-type="float">
            <text:p>4.69901E-08</text:p>
          </table:table-cell>
          <table:table-cell office:value-type="float" office:value="0.0000000191482" calcext:value-type="float">
            <text:p>1.91482E-08</text:p>
          </table:table-cell>
          <table:table-cell office:value-type="float" office:value="0.00000000594774" calcext:value-type="float">
            <text:p>5.94774E-09</text:p>
          </table:table-cell>
          <table:table-cell office:value-type="float" office:value="0.0000000157107" calcext:value-type="float">
            <text:p>1.57107E-08</text:p>
          </table:table-cell>
          <table:table-cell office:value-type="float" office:value="0.0000000387337" calcext:value-type="float">
            <text:p>3.87337E-08</text:p>
          </table:table-cell>
          <table:table-cell office:value-type="float" office:value="0.000000056271" calcext:value-type="float">
            <text:p>5.6271E-08</text:p>
          </table:table-cell>
          <table:table-cell office:value-type="float" office:value="0.0000000560332" calcext:value-type="float">
            <text:p>5.60332E-08</text:p>
          </table:table-cell>
          <table:table-cell office:value-type="float" office:value="0.0000000390103" calcext:value-type="float">
            <text:p>3.90103E-08</text:p>
          </table:table-cell>
          <table:table-cell office:value-type="float" office:value="0.0000000173222" calcext:value-type="float">
            <text:p>1.73222E-08</text:p>
          </table:table-cell>
          <table:table-cell office:value-type="float" office:value="0.0000000047917" calcext:value-type="float">
            <text:p>4.7917E-09</text:p>
          </table:table-cell>
          <table:table-cell office:value-type="float" office:value="0.00000000833982" calcext:value-type="float">
            <text:p>8.33982E-09</text:p>
          </table:table-cell>
          <table:table-cell office:value-type="float" office:value="0.0000000245254" calcext:value-type="float">
            <text:p>2.45254E-08</text:p>
          </table:table-cell>
          <table:table-cell office:value-type="float" office:value="0.0000000422691" calcext:value-type="float">
            <text:p>4.22691E-08</text:p>
          </table:table-cell>
          <table:table-cell office:value-type="float" office:value="0.0000000494431" calcext:value-type="float">
            <text:p>4.94431E-08</text:p>
          </table:table-cell>
          <table:table-cell office:value-type="float" office:value="0.0000000407391" calcext:value-type="float">
            <text:p>4.07391E-08</text:p>
          </table:table-cell>
          <table:table-cell office:value-type="float" office:value="0.0000000213848" calcext:value-type="float">
            <text:p>2.13848E-08</text:p>
          </table:table-cell>
          <table:table-cell office:value-type="float" office:value="0.00000000441059" calcext:value-type="float">
            <text:p>4.41059E-09</text:p>
          </table:table-cell>
          <table:table-cell office:value-type="float" office:value="0.00000000265282" calcext:value-type="float">
            <text:p>2.65282E-09</text:p>
          </table:table-cell>
          <table:table-cell office:value-type="float" office:value="0.0000000190587" calcext:value-type="float">
            <text:p>1.90587E-08</text:p>
          </table:table-cell>
          <table:table-cell office:value-type="float" office:value="0.0000000432669" calcext:value-type="float">
            <text:p>4.32669E-08</text:p>
          </table:table-cell>
          <table:table-cell office:value-type="float" office:value="0.0000000577346" calcext:value-type="float">
            <text:p>5.77346E-08</text:p>
          </table:table-cell>
          <table:table-cell office:value-type="float" office:value="0.0000000509726" calcext:value-type="float">
            <text:p>5.09726E-08</text:p>
          </table:table-cell>
          <table:table-cell office:value-type="float" office:value="0.0000000272925" calcext:value-type="float">
            <text:p>2.72925E-08</text:p>
          </table:table-cell>
          <table:table-cell office:value-type="float" office:value="0.0000000052834" calcext:value-type="float">
            <text:p>5.2834E-09</text:p>
          </table:table-cell>
          <table:table-cell office:value-type="float" office:value="0.00000000290255" calcext:value-type="float">
            <text:p>2.90255E-09</text:p>
          </table:table-cell>
          <table:table-cell office:value-type="float" office:value="0.0000000227993" calcext:value-type="float">
            <text:p>2.27993E-08</text:p>
          </table:table-cell>
          <table:table-cell office:value-type="float" office:value="0.0000000493485" calcext:value-type="float">
            <text:p>4.93485E-08</text:p>
          </table:table-cell>
          <table:table-cell office:value-type="float" office:value="0.0000000616048" calcext:value-type="float">
            <text:p>6.16048E-08</text:p>
          </table:table-cell>
          <table:table-cell office:value-type="float" office:value="0.0000000501158" calcext:value-type="float">
            <text:p>5.01158E-08</text:p>
          </table:table-cell>
          <table:table-cell office:value-type="float" office:value="0.000000024408" calcext:value-type="float">
            <text:p>2.4408E-08</text:p>
          </table:table-cell>
          <table:table-cell office:value-type="float" office:value="0.00000000400745" calcext:value-type="float">
            <text:p>4.00745E-09</text:p>
          </table:table-cell>
          <table:table-cell office:value-type="float" office:value="0.00000000313238" calcext:value-type="float">
            <text:p>3.13238E-09</text:p>
          </table:table-cell>
          <table:table-cell office:value-type="float" office:value="0.0000000204201" calcext:value-type="float">
            <text:p>2.04201E-08</text:p>
          </table:table-cell>
          <table:table-cell office:value-type="float" office:value="0.0000000417584" calcext:value-type="float">
            <text:p>4.17584E-08</text:p>
          </table:table-cell>
          <table:table-cell office:value-type="float" office:value="0.0000000513847" calcext:value-type="float">
            <text:p>5.13847E-08</text:p>
          </table:table-cell>
          <table:table-cell office:value-type="float" office:value="0.0000000430655" calcext:value-type="float">
            <text:p>4.30655E-08</text:p>
          </table:table-cell>
          <table:table-cell office:value-type="float" office:value="0.0000000230265" calcext:value-type="float">
            <text:p>2.30265E-08</text:p>
          </table:table-cell>
          <table:table-cell office:value-type="float" office:value="0.00000000492361" calcext:value-type="float">
            <text:p>4.92361E-09</text:p>
          </table:table-cell>
          <table:table-cell office:value-type="float" office:value="0.00000000051889" calcext:value-type="float">
            <text:p>5.1889E-10</text:p>
          </table:table-cell>
          <table:table-cell office:value-type="float" office:value="0.0000000124352" calcext:value-type="float">
            <text:p>1.24352E-08</text:p>
          </table:table-cell>
          <table:table-cell office:value-type="float" office:value="0.0000000328327" calcext:value-type="float">
            <text:p>3.28327E-08</text:p>
          </table:table-cell>
          <table:table-cell office:value-type="float" office:value="0.0000000484434" calcext:value-type="float">
            <text:p>4.84434E-08</text:p>
          </table:table-cell>
          <table:table-cell office:value-type="float" office:value="0.0000000486043" calcext:value-type="float">
            <text:p>4.86043E-08</text:p>
          </table:table-cell>
          <table:table-cell office:value-type="float" office:value="0.00000003258" calcext:value-type="float">
            <text:p>3.258E-08</text:p>
          </table:table-cell>
          <table:table-cell office:value-type="float" office:value="0.0000000111272" calcext:value-type="float">
            <text:p>1.11272E-08</text:p>
          </table:table-cell>
          <table:table-cell office:value-type="float" office:value="0.000000000404501" calcext:value-type="float">
            <text:p>4.04501E-10</text:p>
          </table:table-cell>
          <table:table-cell office:value-type="float" office:value="0.0000000106353" calcext:value-type="float">
            <text:p>1.06353E-08</text:p>
          </table:table-cell>
          <table:table-cell office:value-type="float" office:value="0.0000000367989" calcext:value-type="float">
            <text:p>3.67989E-08</text:p>
          </table:table-cell>
          <table:table-cell office:value-type="float" office:value="0.0000000601323" calcext:value-type="float">
            <text:p>6.01323E-08</text:p>
          </table:table-cell>
          <table:table-cell office:value-type="float" office:value="0.0000000621064" calcext:value-type="float">
            <text:p>6.21064E-08</text:p>
          </table:table-cell>
          <table:table-cell office:value-type="float" office:value="0.0000000401519" calcext:value-type="float">
            <text:p>4.01519E-08</text:p>
          </table:table-cell>
          <table:table-cell office:value-type="float" office:value="0.0000000117496" calcext:value-type="float">
            <text:p>1.17496E-08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623056" calcext:value-type="float">
            <text:p>6.23056E-09</text:p>
          </table:table-cell>
          <table:table-cell office:value-type="float" office:value="0.0000000102224" calcext:value-type="float">
            <text:p>1.02224E-08</text:p>
          </table:table-cell>
          <table:table-cell office:value-type="float" office:value="0.00000000268216" calcext:value-type="float">
            <text:p>2.68216E-09</text:p>
          </table:table-cell>
          <table:table-cell office:value-type="float" office:value="0.00000000118667" calcext:value-type="float">
            <text:p>1.18667E-09</text:p>
          </table:table-cell>
          <table:table-cell office:value-type="float" office:value="0.00000000441483" calcext:value-type="float">
            <text:p>4.41483E-09</text:p>
          </table:table-cell>
          <table:table-cell office:value-type="float" office:value="0.00000000273021" calcext:value-type="float">
            <text:p>2.73021E-09</text:p>
          </table:table-cell>
          <table:table-cell office:value-type="float" office:value="0.00000000942957" calcext:value-type="float">
            <text:p>9.42957E-09</text:p>
          </table:table-cell>
          <table:table-cell office:value-type="float" office:value="0.0000000220186" calcext:value-type="float">
            <text:p>2.20186E-08</text:p>
          </table:table-cell>
          <table:table-cell office:value-type="float" office:value="0.0000000180858" calcext:value-type="float">
            <text:p>1.80858E-08</text:p>
          </table:table-cell>
          <table:table-cell office:value-type="float" office:value="0.00000000603295" calcext:value-type="float">
            <text:p>6.03295E-09</text:p>
          </table:table-cell>
          <table:table-cell office:value-type="float" office:value="0.00000000484199" calcext:value-type="float">
            <text:p>4.84199E-09</text:p>
          </table:table-cell>
          <table:table-cell office:value-type="float" office:value="0.00000000610753" calcext:value-type="float">
            <text:p>6.10753E-09</text:p>
          </table:table-cell>
          <table:table-cell office:value-type="float" office:value="0.0000000110514" calcext:value-type="float">
            <text:p>1.10514E-08</text:p>
          </table:table-cell>
          <table:table-cell office:value-type="float" office:value="0.0000000253707" calcext:value-type="float">
            <text:p>2.53707E-08</text:p>
          </table:table-cell>
          <table:table-cell office:value-type="float" office:value="0.0000000314619" calcext:value-type="float">
            <text:p>3.14619E-08</text:p>
          </table:table-cell>
          <table:table-cell office:value-type="float" office:value="0.0000000192961" calcext:value-type="float">
            <text:p>1.92961E-08</text:p>
          </table:table-cell>
          <table:table-cell office:value-type="float" office:value="0.00000000784779" calcext:value-type="float">
            <text:p>7.84779E-09</text:p>
          </table:table-cell>
          <table:table-cell office:value-type="float" office:value="0.00000000542991" calcext:value-type="float">
            <text:p>5.42991E-09</text:p>
          </table:table-cell>
          <table:table-cell office:value-type="float" office:value="0.0000000066469" calcext:value-type="float">
            <text:p>6.6469E-09</text:p>
          </table:table-cell>
          <table:table-cell office:value-type="float" office:value="0.000000017213" calcext:value-type="float">
            <text:p>1.7213E-08</text:p>
          </table:table-cell>
          <table:table-cell office:value-type="float" office:value="0.0000000305809" calcext:value-type="float">
            <text:p>3.05809E-08</text:p>
          </table:table-cell>
          <table:table-cell office:value-type="float" office:value="0.0000000267714" calcext:value-type="float">
            <text:p>2.67714E-08</text:p>
          </table:table-cell>
          <table:table-cell office:value-type="float" office:value="0.0000000117539" calcext:value-type="float">
            <text:p>1.17539E-08</text:p>
          </table:table-cell>
          <table:table-cell office:value-type="float" office:value="0.0000000026406" calcext:value-type="float">
            <text:p>2.6406E-09</text:p>
          </table:table-cell>
          <table:table-cell office:value-type="float" office:value="0.00000000139081" calcext:value-type="float">
            <text:p>1.39081E-09</text:p>
          </table:table-cell>
          <table:table-cell office:value-type="float" office:value="0.00000000432595" calcext:value-type="float">
            <text:p>4.32595E-09</text:p>
          </table:table-cell>
          <table:table-cell office:value-type="float" office:value="0.0000000133839" calcext:value-type="float">
            <text:p>1.33839E-08</text:p>
          </table:table-cell>
          <table:table-cell office:value-type="float" office:value="0.0000000221367" calcext:value-type="float">
            <text:p>2.21367E-08</text:p>
          </table:table-cell>
          <table:table-cell office:value-type="float" office:value="0.0000000159695" calcext:value-type="float">
            <text:p>1.59695E-08</text:p>
          </table:table-cell>
          <table:table-cell office:value-type="float" office:value="0.00000000394691" calcext:value-type="float">
            <text:p>3.94691E-09</text:p>
          </table:table-cell>
          <table:table-cell office:value-type="float" office:value="0.000000000826404" calcext:value-type="float">
            <text:p>8.26404E-10</text:p>
          </table:table-cell>
          <table:table-cell office:value-type="float" office:value="0.000000000412068" calcext:value-type="float">
            <text:p>4.12068E-10</text:p>
          </table:table-cell>
          <table:table-cell office:value-type="float" office:value="0.000000000686305" calcext:value-type="float">
            <text:p>6.86305E-10</text:p>
          </table:table-cell>
          <table:table-cell office:value-type="float" office:value="0.00000000762384" calcext:value-type="float">
            <text:p>7.62384E-09</text:p>
          </table:table-cell>
          <table:table-cell office:value-type="float" office:value="0.0000000134364" calcext:value-type="float">
            <text:p>1.34364E-08</text:p>
          </table:table-cell>
          <table:table-cell office:value-type="float" office:value="0.00000000925411" calcext:value-type="float">
            <text:p>9.25411E-09</text:p>
          </table:table-cell>
          <table:table-cell office:value-type="float" office:value="0.0000000065737" calcext:value-type="float">
            <text:p>6.5737E-09</text:p>
          </table:table-cell>
          <table:table-cell office:value-type="float" office:value="0.0000000123868" calcext:value-type="float">
            <text:p>1.23868E-08</text:p>
          </table:table-cell>
          <table:table-cell office:value-type="float" office:value="0.0000000089468" calcext:value-type="float">
            <text:p>8.9468E-09</text:p>
          </table:table-cell>
          <table:table-cell office:value-type="float" office:value="0.00000000270982" calcext:value-type="float">
            <text:p>2.70982E-09</text:p>
          </table:table-cell>
          <table:table-cell office:value-type="float" office:value="0.00000000540145" calcext:value-type="float">
            <text:p>5.40145E-09</text:p>
          </table:table-cell>
          <table:table-cell office:value-type="float" office:value="0.00000000761441" calcext:value-type="float">
            <text:p>7.61441E-09</text:p>
          </table:table-cell>
          <table:table-cell office:value-type="float" office:value="0.0000000164589" calcext:value-type="float">
            <text:p>1.64589E-08</text:p>
          </table:table-cell>
          <table:table-cell office:value-type="float" office:value="0.000000036839" calcext:value-type="float">
            <text:p>3.6839E-08</text:p>
          </table:table-cell>
          <table:table-cell office:value-type="float" office:value="0.0000000450532" calcext:value-type="float">
            <text:p>4.50532E-08</text:p>
          </table:table-cell>
          <table:table-cell office:value-type="float" office:value="0.0000000333664" calcext:value-type="float">
            <text:p>3.33664E-08</text:p>
          </table:table-cell>
          <table:table-cell office:value-type="float" office:value="0.0000000185296" calcext:value-type="float">
            <text:p>1.85296E-08</text:p>
          </table:table-cell>
          <table:table-cell office:value-type="float" office:value="0.0000000169347" calcext:value-type="float">
            <text:p>1.69347E-08</text:p>
          </table:table-cell>
          <table:table-cell office:value-type="float" office:value="0.0000000412465" calcext:value-type="float">
            <text:p>4.12465E-08</text:p>
          </table:table-cell>
          <table:table-cell office:value-type="float" office:value="0.000000112117" calcext:value-type="float">
            <text:p>1.12117E-07</text:p>
          </table:table-cell>
          <table:table-cell office:value-type="float" office:value="0.000000207002" calcext:value-type="float">
            <text:p>2.07002E-07</text:p>
          </table:table-cell>
          <table:table-cell office:value-type="float" office:value="0.00000026432" calcext:value-type="float">
            <text:p>2.6432E-07</text:p>
          </table:table-cell>
          <table:table-cell office:value-type="float" office:value="0.000000289594" calcext:value-type="float">
            <text:p>2.89594E-07</text:p>
          </table:table-cell>
          <table:table-cell office:value-type="float" office:value="0.000000360928" calcext:value-type="float">
            <text:p>3.60928E-07</text:p>
          </table:table-cell>
          <table:table-cell office:value-type="float" office:value="0.000000567744" calcext:value-type="float">
            <text:p>5.67744E-07</text:p>
          </table:table-cell>
          <table:table-cell office:value-type="float" office:value="0.00000102337" calcext:value-type="float">
            <text:p>1.02337E-06</text:p>
          </table:table-cell>
          <table:table-cell office:value-type="float" office:value="0.00000182561" calcext:value-type="float">
            <text:p>1.82561E-06</text:p>
          </table:table-cell>
          <table:table-cell office:value-type="float" office:value="0.00000301535" calcext:value-type="float">
            <text:p>3.01535E-06</text:p>
          </table:table-cell>
          <table:table-cell office:value-type="float" office:value="0.00000462335" calcext:value-type="float">
            <text:p>4.62335E-06</text:p>
          </table:table-cell>
          <table:table-cell office:value-type="float" office:value="0.00000698489" calcext:value-type="float">
            <text:p>6.98489E-06</text:p>
          </table:table-cell>
          <table:table-cell office:value-type="float" office:value="0.000011014" calcext:value-type="float">
            <text:p>1.1014E-05</text:p>
          </table:table-cell>
          <table:table-cell office:value-type="float" office:value="0.0000182185" calcext:value-type="float">
            <text:p>1.82185E-05</text:p>
          </table:table-cell>
          <table:table-cell office:value-type="float" office:value="0.0000305581" calcext:value-type="float">
            <text:p>3.05581E-05</text:p>
          </table:table-cell>
          <table:table-cell office:value-type="float" office:value="0.0000506192" calcext:value-type="float">
            <text:p>5.06192E-05</text:p>
          </table:table-cell>
          <table:table-cell office:value-type="float" office:value="0.0000828395" calcext:value-type="float">
            <text:p>8.28395E-05</text:p>
          </table:table-cell>
          <table:table-cell office:value-type="float" office:value="0.000135321" calcext:value-type="float">
            <text:p>0.000135321</text:p>
          </table:table-cell>
          <table:table-cell office:value-type="float" office:value="0.000221265" calcext:value-type="float">
            <text:p>0.000221265</text:p>
          </table:table-cell>
          <table:table-cell office:value-type="float" office:value="0.000362397" calcext:value-type="float">
            <text:p>0.000362397</text:p>
          </table:table-cell>
          <table:table-cell office:value-type="float" office:value="0.000595946" calcext:value-type="float">
            <text:p>0.000595946</text:p>
          </table:table-cell>
          <table:table-cell office:value-type="float" office:value="0.00098387" calcext:value-type="float">
            <text:p>0.00098387</text:p>
          </table:table-cell>
          <table:table-cell office:value-type="float" office:value="0.00162474" calcext:value-type="float">
            <text:p>0.00162474</text:p>
          </table:table-cell>
          <table:table-cell office:value-type="float" office:value="0.00267757" calcext:value-type="float">
            <text:p>0.00267757</text:p>
          </table:table-cell>
          <table:table-cell office:value-type="float" office:value="0.00440659" calcext:value-type="float">
            <text:p>0.00440659</text:p>
          </table:table-cell>
          <table:table-cell office:value-type="float" office:value="0.00725175" calcext:value-type="float">
            <text:p>0.00725175</text:p>
          </table:table-cell>
          <table:table-cell office:value-type="float" office:value="0.0119346" calcext:value-type="float">
            <text:p>0.0119346</text:p>
          </table:table-cell>
          <table:table-cell office:value-type="float" office:value="0.0196284" calcext:value-type="float">
            <text:p>0.0196284</text:p>
          </table:table-cell>
          <table:table-cell office:value-type="float" office:value="0.0322492" calcext:value-type="float">
            <text:p>0.0322492</text:p>
          </table:table-cell>
          <table:table-cell office:value-type="float" office:value="0.0529054" calcext:value-type="float">
            <text:p>0.0529054</text:p>
          </table:table-cell>
          <table:table-cell office:value-type="float" office:value="0.0865189" calcext:value-type="float">
            <text:p>0.0865189</text:p>
          </table:table-cell>
          <table:table-cell office:value-type="float" office:value="0.140667" calcext:value-type="float">
            <text:p>0.140667</text:p>
          </table:table-cell>
          <table:table-cell office:value-type="float" office:value="0.226592" calcext:value-type="float">
            <text:p>0.226592</text:p>
          </table:table-cell>
          <table:table-cell office:value-type="float" office:value="0.359776" calcext:value-type="float">
            <text:p>0.359776</text:p>
          </table:table-cell>
          <table:table-cell office:value-type="float" office:value="0.558431" calcext:value-type="float">
            <text:p>0.558431</text:p>
          </table:table-cell>
          <table:table-cell office:value-type="float" office:value="0.836854" calcext:value-type="float">
            <text:p>0.836854</text:p>
          </table:table-cell>
          <table:table-cell office:value-type="float" office:value="1.18997" calcext:value-type="float">
            <text:p>1.18997</text:p>
          </table:table-cell>
          <table:table-cell office:value-type="float" office:value="1.57089" calcext:value-type="float">
            <text:p>1.57089</text:p>
          </table:table-cell>
          <table:table-cell office:value-type="float" office:value="1.88045" calcext:value-type="float">
            <text:p>1.88045</text:p>
          </table:table-cell>
          <table:table-cell office:value-type="float" office:value="2.00258" calcext:value-type="float">
            <text:p>2.00258</text:p>
          </table:table-cell>
          <table:table-cell office:value-type="float" office:value="1.88317" calcext:value-type="float">
            <text:p>1.88317</text:p>
          </table:table-cell>
          <table:table-cell office:value-type="float" office:value="1.57551" calcext:value-type="float">
            <text:p>1.57551</text:p>
          </table:table-cell>
          <table:table-cell office:value-type="float" office:value="1.19517" calcext:value-type="float">
            <text:p>1.19517</text:p>
          </table:table-cell>
          <table:table-cell office:value-type="float" office:value="0.841439" calcext:value-type="float">
            <text:p>0.841439</text:p>
          </table:table-cell>
          <table:table-cell office:value-type="float" office:value="0.561855" calcext:value-type="float">
            <text:p>0.561855</text:p>
          </table:table-cell>
          <table:table-cell office:value-type="float" office:value="0.362073" calcext:value-type="float">
            <text:p>0.362073</text:p>
          </table:table-cell>
          <table:table-cell office:value-type="float" office:value="0.228047" calcext:value-type="float">
            <text:p>0.228047</text:p>
          </table:table-cell>
          <table:table-cell office:value-type="float" office:value="0.141565" calcext:value-type="float">
            <text:p>0.141565</text:p>
          </table:table-cell>
          <table:table-cell office:value-type="float" office:value="0.0870727" calcext:value-type="float">
            <text:p>0.0870727</text:p>
          </table:table-cell>
          <table:table-cell office:value-type="float" office:value="0.0532601" calcext:value-type="float">
            <text:p>0.0532601</text:p>
          </table:table-cell>
          <table:table-cell office:value-type="float" office:value="0.0324894" calcext:value-type="float">
            <text:p>0.0324894</text:p>
          </table:table-cell>
          <table:table-cell office:value-type="float" office:value="0.0197948" calcext:value-type="float">
            <text:p>0.0197948</text:p>
          </table:table-cell>
          <table:table-cell office:value-type="float" office:value="0.0120461" calcext:value-type="float">
            <text:p>0.0120461</text:p>
          </table:table-cell>
          <table:table-cell office:value-type="float" office:value="0.00732145" calcext:value-type="float">
            <text:p>0.00732145</text:p>
          </table:table-cell>
          <table:table-cell office:value-type="float" office:value="0.00444542" calcext:value-type="float">
            <text:p>0.00444542</text:p>
          </table:table-cell>
          <table:table-cell office:value-type="float" office:value="0.00269579" calcext:value-type="float">
            <text:p>0.00269579</text:p>
          </table:table-cell>
          <table:table-cell office:value-type="float" office:value="0.0016328" calcext:value-type="float">
            <text:p>0.0016328</text:p>
          </table:table-cell>
          <table:table-cell office:value-type="float" office:value="0.000990318" calcext:value-type="float">
            <text:p>0.000990318</text:p>
          </table:table-cell>
          <table:table-cell office:value-type="float" office:value="0.0006037" calcext:value-type="float">
            <text:p>0.0006037</text:p>
          </table:table-cell>
          <table:table-cell office:value-type="float" office:value="0.000369905" calcext:value-type="float">
            <text:p>0.000369905</text:p>
          </table:table-cell>
          <table:table-cell office:value-type="float" office:value="0.000226683" calcext:value-type="float">
            <text:p>0.000226683</text:p>
          </table:table-cell>
          <table:table-cell office:value-type="float" office:value="0.000138189" calcext:value-type="float">
            <text:p>0.000138189</text:p>
          </table:table-cell>
          <table:table-cell office:value-type="float" office:value="0.0000837718" calcext:value-type="float">
            <text:p>8.37718E-05</text:p>
          </table:table-cell>
          <table:table-cell office:value-type="float" office:value="0.0000505578" calcext:value-type="float">
            <text:p>5.05578E-05</text:p>
          </table:table-cell>
          <table:table-cell office:value-type="float" office:value="0.0000303827" calcext:value-type="float">
            <text:p>3.03827E-05</text:p>
          </table:table-cell>
          <table:table-cell office:value-type="float" office:value="0.0000183402" calcext:value-type="float">
            <text:p>1.83402E-05</text:p>
          </table:table-cell>
          <table:table-cell office:value-type="float" office:value="0.0000113847" calcext:value-type="float">
            <text:p>1.13847E-05</text:p>
          </table:table-cell>
          <table:table-cell office:value-type="float" office:value="0.0000073569" calcext:value-type="float">
            <text:p>7.3569E-06</text:p>
          </table:table-cell>
          <table:table-cell office:value-type="float" office:value="0.00000484688" calcext:value-type="float">
            <text:p>4.84688E-06</text:p>
          </table:table-cell>
          <table:table-cell office:value-type="float" office:value="0.00000315972" calcext:value-type="float">
            <text:p>3.15972E-06</text:p>
          </table:table-cell>
          <table:table-cell office:value-type="float" office:value="0.00000196114" calcext:value-type="float">
            <text:p>1.96114E-06</text:p>
          </table:table-cell>
          <table:table-cell office:value-type="float" office:value="0.00000109767" calcext:value-type="float">
            <text:p>1.09767E-06</text:p>
          </table:table-cell>
          <table:table-cell office:value-type="float" office:value="0.000000570404" calcext:value-type="float">
            <text:p>5.70404E-07</text:p>
          </table:table-cell>
          <table:table-cell office:value-type="float" office:value="0.000000345775" calcext:value-type="float">
            <text:p>3.45775E-07</text:p>
          </table:table-cell>
          <table:table-cell office:value-type="float" office:value="0.000000287668" calcext:value-type="float">
            <text:p>2.87668E-07</text:p>
          </table:table-cell>
          <table:table-cell office:value-type="float" office:value="0.000000263972" calcext:value-type="float">
            <text:p>2.63972E-07</text:p>
          </table:table-cell>
          <table:table-cell office:value-type="float" office:value="0.000000209821" calcext:value-type="float">
            <text:p>2.09821E-07</text:p>
          </table:table-cell>
          <table:table-cell office:value-type="float" office:value="0.000000151015" calcext:value-type="float">
            <text:p>1.51015E-07</text:p>
          </table:table-cell>
          <table:table-cell office:value-type="float" office:value="0.000000100739" calcext:value-type="float">
            <text:p>1.00739E-07</text:p>
          </table:table-cell>
          <table:table-cell office:value-type="float" office:value="0.0000000493073" calcext:value-type="float">
            <text:p>4.93073E-08</text:p>
          </table:table-cell>
          <table:table-cell office:value-type="float" office:value="0.0000000184052" calcext:value-type="float">
            <text:p>1.84052E-08</text:p>
          </table:table-cell>
          <table:table-cell office:value-type="float" office:value="0.0000000171904" calcext:value-type="float">
            <text:p>1.71904E-08</text:p>
          </table:table-cell>
          <table:table-cell office:value-type="float" office:value="0.0000000313423" calcext:value-type="float">
            <text:p>3.13423E-08</text:p>
          </table:table-cell>
          <table:table-cell office:value-type="float" office:value="0.0000000435915" calcext:value-type="float">
            <text:p>4.35915E-08</text:p>
          </table:table-cell>
          <table:table-cell office:value-type="float" office:value="0.000000048882" calcext:value-type="float">
            <text:p>4.8882E-08</text:p>
          </table:table-cell>
          <table:table-cell office:value-type="float" office:value="0.0000000438144" calcext:value-type="float">
            <text:p>4.38144E-08</text:p>
          </table:table-cell>
          <table:table-cell office:value-type="float" office:value="0.0000000242641" calcext:value-type="float">
            <text:p>2.42641E-08</text:p>
          </table:table-cell>
          <table:table-cell office:value-type="float" office:value="0.00000000575959" calcext:value-type="float">
            <text:p>5.75959E-09</text:p>
          </table:table-cell>
          <table:table-cell office:value-type="float" office:value="0.00000000174989" calcext:value-type="float">
            <text:p>1.74989E-09</text:p>
          </table:table-cell>
          <table:table-cell office:value-type="float" office:value="0.00000000874511" calcext:value-type="float">
            <text:p>8.74511E-09</text:p>
          </table:table-cell>
          <table:table-cell office:value-type="float" office:value="0.0000000282014" calcext:value-type="float">
            <text:p>2.82014E-08</text:p>
          </table:table-cell>
          <table:table-cell office:value-type="float" office:value="0.0000000449316" calcext:value-type="float">
            <text:p>4.49316E-08</text:p>
          </table:table-cell>
          <table:table-cell office:value-type="float" office:value="0.0000000403676" calcext:value-type="float">
            <text:p>4.03676E-08</text:p>
          </table:table-cell>
          <table:table-cell office:value-type="float" office:value="0.0000000298944" calcext:value-type="float">
            <text:p>2.98944E-08</text:p>
          </table:table-cell>
          <table:table-cell office:value-type="float" office:value="0.0000000193802" calcext:value-type="float">
            <text:p>1.93802E-08</text:p>
          </table:table-cell>
          <table:table-cell office:value-type="float" office:value="0.00000000486161" calcext:value-type="float">
            <text:p>4.86161E-09</text:p>
          </table:table-cell>
          <table:table-cell office:value-type="float" office:value="0.00000000163658" calcext:value-type="float">
            <text:p>1.63658E-09</text:p>
          </table:table-cell>
          <table:table-cell office:value-type="float" office:value="0.000000011863" calcext:value-type="float">
            <text:p>1.1863E-08</text:p>
          </table:table-cell>
          <table:table-cell office:value-type="float" office:value="0.0000000283992" calcext:value-type="float">
            <text:p>2.83992E-08</text:p>
          </table:table-cell>
          <table:table-cell office:value-type="float" office:value="0.000000047766" calcext:value-type="float">
            <text:p>4.7766E-08</text:p>
          </table:table-cell>
          <table:table-cell office:value-type="float" office:value="0.0000000543881" calcext:value-type="float">
            <text:p>5.43881E-08</text:p>
          </table:table-cell>
          <table:table-cell office:value-type="float" office:value="0.0000000401832" calcext:value-type="float">
            <text:p>4.01832E-08</text:p>
          </table:table-cell>
          <table:table-cell office:value-type="float" office:value="0.0000000187501" calcext:value-type="float">
            <text:p>1.87501E-08</text:p>
          </table:table-cell>
          <table:table-cell office:value-type="float" office:value="0.00000000400152" calcext:value-type="float">
            <text:p>4.00152E-09</text:p>
          </table:table-cell>
          <table:table-cell office:value-type="float" office:value="0.0000000040671" calcext:value-type="float">
            <text:p>4.0671E-09</text:p>
          </table:table-cell>
          <table:table-cell office:value-type="float" office:value="0.0000000226221" calcext:value-type="float">
            <text:p>2.26221E-08</text:p>
          </table:table-cell>
          <table:table-cell office:value-type="float" office:value="0.0000000465071" calcext:value-type="float">
            <text:p>4.65071E-08</text:p>
          </table:table-cell>
          <table:table-cell office:value-type="float" office:value="0.0000000619832" calcext:value-type="float">
            <text:p>6.19832E-08</text:p>
          </table:table-cell>
          <table:table-cell office:value-type="float" office:value="0.00000006091" calcext:value-type="float">
            <text:p>6.091E-08</text:p>
          </table:table-cell>
          <table:table-cell office:value-type="float" office:value="0.0000000408369" calcext:value-type="float">
            <text:p>4.08369E-08</text:p>
          </table:table-cell>
          <table:table-cell office:value-type="float" office:value="0.0000000165633" calcext:value-type="float">
            <text:p>1.65633E-08</text:p>
          </table:table-cell>
          <table:table-cell office:value-type="float" office:value="0.00000000430108" calcext:value-type="float">
            <text:p>4.30108E-09</text:p>
          </table:table-cell>
          <table:table-cell office:value-type="float" office:value="0.0000000112609" calcext:value-type="float">
            <text:p>1.12609E-08</text:p>
          </table:table-cell>
          <table:table-cell office:value-type="float" office:value="0.0000000334053" calcext:value-type="float">
            <text:p>3.34053E-08</text:p>
          </table:table-cell>
          <table:table-cell office:value-type="float" office:value="0.000000054548" calcext:value-type="float">
            <text:p>5.4548E-08</text:p>
          </table:table-cell>
          <table:table-cell office:value-type="float" office:value="0.0000000648633" calcext:value-type="float">
            <text:p>6.48633E-08</text:p>
          </table:table-cell>
          <table:table-cell office:value-type="float" office:value="0.000000057578" calcext:value-type="float">
            <text:p>5.7578E-08</text:p>
          </table:table-cell>
          <table:table-cell office:value-type="float" office:value="0.0000000322842" calcext:value-type="float">
            <text:p>3.22842E-08</text:p>
          </table:table-cell>
          <table:table-cell office:value-type="float" office:value="0.00000000850279" calcext:value-type="float">
            <text:p>8.50279E-09</text:p>
          </table:table-cell>
          <table:table-cell office:value-type="float" office:value="0.00000000114829" calcext:value-type="float">
            <text:p>1.14829E-09</text:p>
          </table:table-cell>
          <table:table-cell office:value-type="float" office:value="0.0000000131764" calcext:value-type="float">
            <text:p>1.31764E-08</text:p>
          </table:table-cell>
          <table:table-cell office:value-type="float" office:value="0.0000000387555" calcext:value-type="float">
            <text:p>3.87555E-08</text:p>
          </table:table-cell>
          <table:table-cell office:value-type="float" office:value="0.0000000582049" calcext:value-type="float">
            <text:p>5.82049E-08</text:p>
          </table:table-cell>
          <table:table-cell office:value-type="float" office:value="0.0000000605371" calcext:value-type="float">
            <text:p>6.05371E-08</text:p>
          </table:table-cell>
          <table:table-cell office:value-type="float" office:value="0.0000000470959" calcext:value-type="float">
            <text:p>4.70959E-08</text:p>
          </table:table-cell>
          <table:table-cell office:value-type="float" office:value="0.0000000224232" calcext:value-type="float">
            <text:p>2.24232E-08</text:p>
          </table:table-cell>
          <table:table-cell office:value-type="float" office:value="0.00000000302798" calcext:value-type="float">
            <text:p>3.02798E-09</text:p>
          </table:table-cell>
          <table:table-cell office:value-type="float" office:value="0.00000000199543" calcext:value-type="float">
            <text:p>1.99543E-09</text:p>
          </table:table-cell>
          <table:table-cell office:value-type="float" office:value="0.0000000184149" calcext:value-type="float">
            <text:p>1.84149E-08</text:p>
          </table:table-cell>
          <table:table-cell office:value-type="float" office:value="0.0000000433995" calcext:value-type="float">
            <text:p>4.33995E-08</text:p>
          </table:table-cell>
          <table:table-cell office:value-type="float" office:value="0.0000000603931" calcext:value-type="float">
            <text:p>6.03931E-08</text:p>
          </table:table-cell>
          <table:table-cell office:value-type="float" office:value="0.0000000579422" calcext:value-type="float">
            <text:p>5.79422E-08</text:p>
          </table:table-cell>
          <table:table-cell office:value-type="float" office:value="0.0000000390332" calcext:value-type="float">
            <text:p>3.90332E-08</text:p>
          </table:table-cell>
          <table:table-cell office:value-type="float" office:value="0.0000000148742" calcext:value-type="float">
            <text:p>1.48742E-08</text:p>
          </table:table-cell>
          <table:table-cell office:value-type="float" office:value="0.000000000667481" calcext:value-type="float">
            <text:p>6.67481E-10</text:p>
          </table:table-cell>
          <table:table-cell office:value-type="float" office:value="0.00000000577588" calcext:value-type="float">
            <text:p>5.77588E-09</text:p>
          </table:table-cell>
          <table:table-cell office:value-type="float" office:value="0.0000000260445" calcext:value-type="float">
            <text:p>2.60445E-08</text:p>
          </table:table-cell>
          <table:table-cell office:value-type="float" office:value="0.0000000480757" calcext:value-type="float">
            <text:p>4.80757E-08</text:p>
          </table:table-cell>
          <table:table-cell office:value-type="float" office:value="0.0000000577159" calcext:value-type="float">
            <text:p>5.77159E-08</text:p>
          </table:table-cell>
          <table:table-cell office:value-type="float" office:value="0.0000000489711" calcext:value-type="float">
            <text:p>4.89711E-08</text:p>
          </table:table-cell>
          <table:table-cell office:value-type="float" office:value="0.0000000281897" calcext:value-type="float">
            <text:p>2.81897E-08</text:p>
          </table:table-cell>
          <table:table-cell office:value-type="float" office:value="0.00000000837081" calcext:value-type="float">
            <text:p>8.37081E-09</text:p>
          </table:table-cell>
          <table:table-cell office:value-type="float" office:value="0.000000000838452" calcext:value-type="float">
            <text:p>8.38452E-10</text:p>
          </table:table-cell>
          <table:table-cell office:value-type="float" office:value="0.00000000891672" calcext:value-type="float">
            <text:p>8.91672E-09</text:p>
          </table:table-cell>
          <table:table-cell office:value-type="float" office:value="0.0000000267245" calcext:value-type="float">
            <text:p>2.67245E-08</text:p>
          </table:table-cell>
          <table:table-cell office:value-type="float" office:value="0.0000000432471" calcext:value-type="float">
            <text:p>4.32471E-08</text:p>
          </table:table-cell>
          <table:table-cell office:value-type="float" office:value="0.0000000488847" calcext:value-type="float">
            <text:p>4.88847E-08</text:p>
          </table:table-cell>
          <table:table-cell office:value-type="float" office:value="0.0000000403916" calcext:value-type="float">
            <text:p>4.03916E-08</text:p>
          </table:table-cell>
          <table:table-cell office:value-type="float" office:value="0.0000000227578" calcext:value-type="float">
            <text:p>2.27578E-08</text:p>
          </table:table-cell>
          <table:table-cell office:value-type="float" office:value="0.00000000616034" calcext:value-type="float">
            <text:p>6.16034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545667" calcext:value-type="float">
            <text:p>5.45667E-09</text:p>
          </table:table-cell>
          <table:table-cell office:value-type="float" office:value="0.0000000101354" calcext:value-type="float">
            <text:p>1.01354E-08</text:p>
          </table:table-cell>
          <table:table-cell office:value-type="float" office:value="0.00000000387012" calcext:value-type="float">
            <text:p>3.87012E-09</text:p>
          </table:table-cell>
          <table:table-cell office:value-type="float" office:value="0.00000000102776" calcext:value-type="float">
            <text:p>1.02776E-09</text:p>
          </table:table-cell>
          <table:table-cell office:value-type="float" office:value="0.00000000620373" calcext:value-type="float">
            <text:p>6.20373E-09</text:p>
          </table:table-cell>
          <table:table-cell office:value-type="float" office:value="0.00000000685232" calcext:value-type="float">
            <text:p>6.85232E-09</text:p>
          </table:table-cell>
          <table:table-cell office:value-type="float" office:value="0.00000000513349" calcext:value-type="float">
            <text:p>5.13349E-09</text:p>
          </table:table-cell>
          <table:table-cell office:value-type="float" office:value="0.0000000118287" calcext:value-type="float">
            <text:p>1.18287E-08</text:p>
          </table:table-cell>
          <table:table-cell office:value-type="float" office:value="0.0000000182146" calcext:value-type="float">
            <text:p>1.82146E-08</text:p>
          </table:table-cell>
          <table:table-cell office:value-type="float" office:value="0.0000000124385" calcext:value-type="float">
            <text:p>1.24385E-08</text:p>
          </table:table-cell>
          <table:table-cell office:value-type="float" office:value="0.00000000561027" calcext:value-type="float">
            <text:p>5.61027E-09</text:p>
          </table:table-cell>
          <table:table-cell office:value-type="float" office:value="0.00000000875585" calcext:value-type="float">
            <text:p>8.75585E-09</text:p>
          </table:table-cell>
          <table:table-cell office:value-type="float" office:value="0.0000000130402" calcext:value-type="float">
            <text:p>1.30402E-08</text:p>
          </table:table-cell>
          <table:table-cell office:value-type="float" office:value="0.0000000130232" calcext:value-type="float">
            <text:p>1.30232E-08</text:p>
          </table:table-cell>
          <table:table-cell office:value-type="float" office:value="0.0000000173165" calcext:value-type="float">
            <text:p>1.73165E-08</text:p>
          </table:table-cell>
          <table:table-cell office:value-type="float" office:value="0.000000026326" calcext:value-type="float">
            <text:p>2.6326E-08</text:p>
          </table:table-cell>
          <table:table-cell office:value-type="float" office:value="0.0000000243239" calcext:value-type="float">
            <text:p>2.43239E-08</text:p>
          </table:table-cell>
          <table:table-cell office:value-type="float" office:value="0.0000000129054" calcext:value-type="float">
            <text:p>1.29054E-08</text:p>
          </table:table-cell>
          <table:table-cell office:value-type="float" office:value="0.0000000100411" calcext:value-type="float">
            <text:p>1.00411E-08</text:p>
          </table:table-cell>
          <table:table-cell office:value-type="float" office:value="0.0000000138167" calcext:value-type="float">
            <text:p>1.38167E-08</text:p>
          </table:table-cell>
          <table:table-cell office:value-type="float" office:value="0.0000000129336" calcext:value-type="float">
            <text:p>1.29336E-08</text:p>
          </table:table-cell>
          <table:table-cell office:value-type="float" office:value="0.0000000170169" calcext:value-type="float">
            <text:p>1.70169E-08</text:p>
          </table:table-cell>
          <table:table-cell office:value-type="float" office:value="0.000000030843" calcext:value-type="float">
            <text:p>3.0843E-08</text:p>
          </table:table-cell>
          <table:table-cell office:value-type="float" office:value="0.0000000322372" calcext:value-type="float">
            <text:p>3.22372E-08</text:p>
          </table:table-cell>
          <table:table-cell office:value-type="float" office:value="0.0000000143402" calcext:value-type="float">
            <text:p>1.43402E-08</text:p>
          </table:table-cell>
          <table:table-cell office:value-type="float" office:value="0.00000000437696" calcext:value-type="float">
            <text:p>4.37696E-09</text:p>
          </table:table-cell>
          <table:table-cell office:value-type="float" office:value="0.00000000726357" calcext:value-type="float">
            <text:p>7.26357E-09</text:p>
          </table:table-cell>
          <table:table-cell office:value-type="float" office:value="0.00000000650648" calcext:value-type="float">
            <text:p>6.50648E-09</text:p>
          </table:table-cell>
          <table:table-cell office:value-type="float" office:value="0.0000000109331" calcext:value-type="float">
            <text:p>1.09331E-08</text:p>
          </table:table-cell>
          <table:table-cell office:value-type="float" office:value="0.0000000273985" calcext:value-type="float">
            <text:p>2.73985E-08</text:p>
          </table:table-cell>
          <table:table-cell office:value-type="float" office:value="0.0000000293515" calcext:value-type="float">
            <text:p>2.93515E-08</text:p>
          </table:table-cell>
          <table:table-cell office:value-type="float" office:value="0.0000000106259" calcext:value-type="float">
            <text:p>1.06259E-08</text:p>
          </table:table-cell>
          <table:table-cell office:value-type="float" office:value="0.0000000000374782" calcext:value-type="float">
            <text:p>3.74782E-11</text:p>
          </table:table-cell>
          <table:table-cell office:value-type="float" office:value="0.00000000258236" calcext:value-type="float">
            <text:p>2.58236E-09</text:p>
          </table:table-cell>
          <table:table-cell office:value-type="float" office:value="0.00000000123838" calcext:value-type="float">
            <text:p>1.23838E-09</text:p>
          </table:table-cell>
          <table:table-cell office:value-type="float" office:value="0.0000000030935" calcext:value-type="float">
            <text:p>3.0935E-09</text:p>
          </table:table-cell>
          <table:table-cell office:value-type="float" office:value="0.0000000169284" calcext:value-type="float">
            <text:p>1.69284E-08</text:p>
          </table:table-cell>
          <table:table-cell office:value-type="float" office:value="0.0000000224175" calcext:value-type="float">
            <text:p>2.24175E-08</text:p>
          </table:table-cell>
          <table:table-cell office:value-type="float" office:value="0.0000000115281" calcext:value-type="float">
            <text:p>1.15281E-08</text:p>
          </table:table-cell>
          <table:table-cell office:value-type="float" office:value="0.00000000503493" calcext:value-type="float">
            <text:p>5.03493E-09</text:p>
          </table:table-cell>
          <table:table-cell office:value-type="float" office:value="0.00000000791427" calcext:value-type="float">
            <text:p>7.91427E-09</text:p>
          </table:table-cell>
          <table:table-cell office:value-type="float" office:value="0.00000000616899" calcext:value-type="float">
            <text:p>6.16899E-09</text:p>
          </table:table-cell>
          <table:table-cell office:value-type="float" office:value="0.00000000366522" calcext:value-type="float">
            <text:p>3.66522E-09</text:p>
          </table:table-cell>
          <table:table-cell office:value-type="float" office:value="0.000000011776" calcext:value-type="float">
            <text:p>1.1776E-08</text:p>
          </table:table-cell>
          <table:table-cell office:value-type="float" office:value="0.0000000212439" calcext:value-type="float">
            <text:p>2.12439E-08</text:p>
          </table:table-cell>
          <table:table-cell office:value-type="float" office:value="0.0000000208792" calcext:value-type="float">
            <text:p>2.08792E-08</text:p>
          </table:table-cell>
          <table:table-cell office:value-type="float" office:value="0.0000000228521" calcext:value-type="float">
            <text:p>2.28521E-08</text:p>
          </table:table-cell>
          <table:table-cell office:value-type="float" office:value="0.0000000340929" calcext:value-type="float">
            <text:p>3.40929E-08</text:p>
          </table:table-cell>
          <table:table-cell office:value-type="float" office:value="0.0000000393548" calcext:value-type="float">
            <text:p>3.93548E-08</text:p>
          </table:table-cell>
          <table:table-cell office:value-type="float" office:value="0.0000000338185" calcext:value-type="float">
            <text:p>3.38185E-08</text:p>
          </table:table-cell>
          <table:table-cell office:value-type="float" office:value="0.0000000341911" calcext:value-type="float">
            <text:p>3.41911E-08</text:p>
          </table:table-cell>
          <table:table-cell office:value-type="float" office:value="0.000000048907" calcext:value-type="float">
            <text:p>4.8907E-08</text:p>
          </table:table-cell>
          <table:table-cell office:value-type="float" office:value="0.000000076936" calcext:value-type="float">
            <text:p>7.6936E-08</text:p>
          </table:table-cell>
          <table:table-cell office:value-type="float" office:value="0.000000124657" calcext:value-type="float">
            <text:p>1.24657E-07</text:p>
          </table:table-cell>
          <table:table-cell office:value-type="float" office:value="0.000000196278" calcext:value-type="float">
            <text:p>1.96278E-07</text:p>
          </table:table-cell>
          <table:table-cell office:value-type="float" office:value="0.000000267742" calcext:value-type="float">
            <text:p>2.67742E-07</text:p>
          </table:table-cell>
          <table:table-cell office:value-type="float" office:value="0.000000326072" calcext:value-type="float">
            <text:p>3.26072E-07</text:p>
          </table:table-cell>
          <table:table-cell office:value-type="float" office:value="0.000000418619" calcext:value-type="float">
            <text:p>4.18619E-07</text:p>
          </table:table-cell>
          <table:table-cell office:value-type="float" office:value="0.000000630184" calcext:value-type="float">
            <text:p>6.30184E-07</text:p>
          </table:table-cell>
          <table:table-cell office:value-type="float" office:value="0.00000106141" calcext:value-type="float">
            <text:p>1.06141E-06</text:p>
          </table:table-cell>
          <table:table-cell office:value-type="float" office:value="0.00000181936" calcext:value-type="float">
            <text:p>1.81936E-06</text:p>
          </table:table-cell>
          <table:table-cell office:value-type="float" office:value="0.00000298018" calcext:value-type="float">
            <text:p>2.98018E-06</text:p>
          </table:table-cell>
          <table:table-cell office:value-type="float" office:value="0.0000046561" calcext:value-type="float">
            <text:p>4.6561E-06</text:p>
          </table:table-cell>
          <table:table-cell office:value-type="float" office:value="0.00000716277" calcext:value-type="float">
            <text:p>7.16277E-06</text:p>
          </table:table-cell>
          <table:table-cell office:value-type="float" office:value="0.0000112052" calcext:value-type="float">
            <text:p>1.12052E-05</text:p>
          </table:table-cell>
          <table:table-cell office:value-type="float" office:value="0.0000180823" calcext:value-type="float">
            <text:p>1.80823E-05</text:p>
          </table:table-cell>
          <table:table-cell office:value-type="float" office:value="0.0000298988" calcext:value-type="float">
            <text:p>2.98988E-05</text:p>
          </table:table-cell>
          <table:table-cell office:value-type="float" office:value="0.0000498129" calcext:value-type="float">
            <text:p>4.98129E-05</text:p>
          </table:table-cell>
          <table:table-cell office:value-type="float" office:value="0.0000826499" calcext:value-type="float">
            <text:p>8.26499E-05</text:p>
          </table:table-cell>
          <table:table-cell office:value-type="float" office:value="0.000135811" calcext:value-type="float">
            <text:p>0.000135811</text:p>
          </table:table-cell>
          <table:table-cell office:value-type="float" office:value="0.000221676" calcext:value-type="float">
            <text:p>0.000221676</text:p>
          </table:table-cell>
          <table:table-cell office:value-type="float" office:value="0.000361871" calcext:value-type="float">
            <text:p>0.000361871</text:p>
          </table:table-cell>
          <table:table-cell office:value-type="float" office:value="0.000593275" calcext:value-type="float">
            <text:p>0.000593275</text:p>
          </table:table-cell>
          <table:table-cell office:value-type="float" office:value="0.000977435" calcext:value-type="float">
            <text:p>0.000977435</text:p>
          </table:table-cell>
          <table:table-cell office:value-type="float" office:value="0.00161545" calcext:value-type="float">
            <text:p>0.00161545</text:p>
          </table:table-cell>
          <table:table-cell office:value-type="float" office:value="0.00267082" calcext:value-type="float">
            <text:p>0.00267082</text:p>
          </table:table-cell>
          <table:table-cell office:value-type="float" office:value="0.00440778" calcext:value-type="float">
            <text:p>0.00440778</text:p>
          </table:table-cell>
          <table:table-cell office:value-type="float" office:value="0.00725746" calcext:value-type="float">
            <text:p>0.00725746</text:p>
          </table:table-cell>
          <table:table-cell office:value-type="float" office:value="0.0119315" calcext:value-type="float">
            <text:p>0.0119315</text:p>
          </table:table-cell>
          <table:table-cell office:value-type="float" office:value="0.019609" calcext:value-type="float">
            <text:p>0.019609</text:p>
          </table:table-cell>
          <table:table-cell office:value-type="float" office:value="0.032222" calcext:value-type="float">
            <text:p>0.032222</text:p>
          </table:table-cell>
          <table:table-cell office:value-type="float" office:value="0.0528792" calcext:value-type="float">
            <text:p>0.0528792</text:p>
          </table:table-cell>
          <table:table-cell office:value-type="float" office:value="0.0865025" calcext:value-type="float">
            <text:p>0.0865025</text:p>
          </table:table-cell>
          <table:table-cell office:value-type="float" office:value="0.140693" calcext:value-type="float">
            <text:p>0.140693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60019" calcext:value-type="float">
            <text:p>0.360019</text:p>
          </table:table-cell>
          <table:table-cell office:value-type="float" office:value="0.558783" calcext:value-type="float">
            <text:p>0.558783</text:p>
          </table:table-cell>
          <table:table-cell office:value-type="float" office:value="0.837311" calcext:value-type="float">
            <text:p>0.837311</text:p>
          </table:table-cell>
          <table:table-cell office:value-type="float" office:value="1.19055" calcext:value-type="float">
            <text:p>1.19055</text:p>
          </table:table-cell>
          <table:table-cell office:value-type="float" office:value="1.57149" calcext:value-type="float">
            <text:p>1.57149</text:p>
          </table:table-cell>
          <table:table-cell office:value-type="float" office:value="1.88092" calcext:value-type="float">
            <text:p>1.88092</text:p>
          </table:table-cell>
          <table:table-cell office:value-type="float" office:value="2.00292" calcext:value-type="float">
            <text:p>2.00292</text:p>
          </table:table-cell>
          <table:table-cell office:value-type="float" office:value="1.88341" calcext:value-type="float">
            <text:p>1.88341</text:p>
          </table:table-cell>
          <table:table-cell office:value-type="float" office:value="1.57541" calcext:value-type="float">
            <text:p>1.57541</text:p>
          </table:table-cell>
          <table:table-cell office:value-type="float" office:value="1.1946" calcext:value-type="float">
            <text:p>1.1946</text:p>
          </table:table-cell>
          <table:table-cell office:value-type="float" office:value="0.840662" calcext:value-type="float">
            <text:p>0.840662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361648" calcext:value-type="float">
            <text:p>0.361648</text:p>
          </table:table-cell>
          <table:table-cell office:value-type="float" office:value="0.227797" calcext:value-type="float">
            <text:p>0.227797</text:p>
          </table:table-cell>
          <table:table-cell office:value-type="float" office:value="0.141428" calcext:value-type="float">
            <text:p>0.141428</text:p>
          </table:table-cell>
          <table:table-cell office:value-type="float" office:value="0.0870081" calcext:value-type="float">
            <text:p>0.0870081</text:p>
          </table:table-cell>
          <table:table-cell office:value-type="float" office:value="0.0532104" calcext:value-type="float">
            <text:p>0.0532104</text:p>
          </table:table-cell>
          <table:table-cell office:value-type="float" office:value="0.0324152" calcext:value-type="float">
            <text:p>0.0324152</text:p>
          </table:table-cell>
          <table:table-cell office:value-type="float" office:value="0.0197071" calcext:value-type="float">
            <text:p>0.0197071</text:p>
          </table:table-cell>
          <table:table-cell office:value-type="float" office:value="0.0119779" calcext:value-type="float">
            <text:p>0.0119779</text:p>
          </table:table-cell>
          <table:table-cell office:value-type="float" office:value="0.00728498" calcext:value-type="float">
            <text:p>0.00728498</text:p>
          </table:table-cell>
          <table:table-cell office:value-type="float" office:value="0.00443174" calcext:value-type="float">
            <text:p>0.00443174</text:p>
          </table:table-cell>
          <table:table-cell office:value-type="float" office:value="0.00269418" calcext:value-type="float">
            <text:p>0.00269418</text:p>
          </table:table-cell>
          <table:table-cell office:value-type="float" office:value="0.00163663" calcext:value-type="float">
            <text:p>0.00163663</text:p>
          </table:table-cell>
          <table:table-cell office:value-type="float" office:value="0.00099306" calcext:value-type="float">
            <text:p>0.00099306</text:p>
          </table:table-cell>
          <table:table-cell office:value-type="float" office:value="0.000601148" calcext:value-type="float">
            <text:p>0.000601148</text:p>
          </table:table-cell>
          <table:table-cell office:value-type="float" office:value="0.000363525" calcext:value-type="float">
            <text:p>0.000363525</text:p>
          </table:table-cell>
          <table:table-cell office:value-type="float" office:value="0.000220664" calcext:value-type="float">
            <text:p>0.000220664</text:p>
          </table:table-cell>
          <table:table-cell office:value-type="float" office:value="0.000134828" calcext:value-type="float">
            <text:p>0.000134828</text:p>
          </table:table-cell>
          <table:table-cell office:value-type="float" office:value="0.0000826904" calcext:value-type="float">
            <text:p>8.26904E-05</text:p>
          </table:table-cell>
          <table:table-cell office:value-type="float" office:value="0.0000507948" calcext:value-type="float">
            <text:p>5.07948E-05</text:p>
          </table:table-cell>
          <table:table-cell office:value-type="float" office:value="0.0000314256" calcext:value-type="float">
            <text:p>3.14256E-05</text:p>
          </table:table-cell>
          <table:table-cell office:value-type="float" office:value="0.0000196578" calcext:value-type="float">
            <text:p>1.96578E-05</text:p>
          </table:table-cell>
          <table:table-cell office:value-type="float" office:value="0.0000121695" calcext:value-type="float">
            <text:p>1.21695E-05</text:p>
          </table:table-cell>
          <table:table-cell office:value-type="float" office:value="0.0000072406" calcext:value-type="float">
            <text:p>7.2406E-06</text:p>
          </table:table-cell>
          <table:table-cell office:value-type="float" office:value="0.00000419351" calcext:value-type="float">
            <text:p>4.19351E-06</text:p>
          </table:table-cell>
          <table:table-cell office:value-type="float" office:value="0.00000248205" calcext:value-type="float">
            <text:p>2.48205E-06</text:p>
          </table:table-cell>
          <table:table-cell office:value-type="float" office:value="0.00000155048" calcext:value-type="float">
            <text:p>1.55048E-06</text:p>
          </table:table-cell>
          <table:table-cell office:value-type="float" office:value="0.00000104795" calcext:value-type="float">
            <text:p>1.04795E-06</text:p>
          </table:table-cell>
          <table:table-cell office:value-type="float" office:value="0.000000787372" calcext:value-type="float">
            <text:p>7.87372E-07</text:p>
          </table:table-cell>
          <table:table-cell office:value-type="float" office:value="0.000000623859" calcext:value-type="float">
            <text:p>6.23859E-07</text:p>
          </table:table-cell>
          <table:table-cell office:value-type="float" office:value="0.00000044769" calcext:value-type="float">
            <text:p>4.4769E-07</text:p>
          </table:table-cell>
          <table:table-cell office:value-type="float" office:value="0.000000262687" calcext:value-type="float">
            <text:p>2.62687E-07</text:p>
          </table:table-cell>
          <table:table-cell office:value-type="float" office:value="0.000000149069" calcext:value-type="float">
            <text:p>1.49069E-07</text:p>
          </table:table-cell>
          <table:table-cell office:value-type="float" office:value="0.0000000982786" calcext:value-type="float">
            <text:p>9.82786E-08</text:p>
          </table:table-cell>
          <table:table-cell office:value-type="float" office:value="0.000000059914" calcext:value-type="float">
            <text:p>5.9914E-08</text:p>
          </table:table-cell>
          <table:table-cell office:value-type="float" office:value="0.0000000422526" calcext:value-type="float">
            <text:p>4.22526E-08</text:p>
          </table:table-cell>
          <table:table-cell office:value-type="float" office:value="0.0000000385518" calcext:value-type="float">
            <text:p>3.85518E-08</text:p>
          </table:table-cell>
          <table:table-cell office:value-type="float" office:value="0.0000000506598" calcext:value-type="float">
            <text:p>5.06598E-08</text:p>
          </table:table-cell>
          <table:table-cell office:value-type="float" office:value="0.0000000885979" calcext:value-type="float">
            <text:p>8.85979E-08</text:p>
          </table:table-cell>
          <table:table-cell office:value-type="float" office:value="0.0000000976984" calcext:value-type="float">
            <text:p>9.76984E-08</text:p>
          </table:table-cell>
          <table:table-cell office:value-type="float" office:value="0.0000000578179" calcext:value-type="float">
            <text:p>5.78179E-08</text:p>
          </table:table-cell>
          <table:table-cell office:value-type="float" office:value="0.0000000233089" calcext:value-type="float">
            <text:p>2.33089E-08</text:p>
          </table:table-cell>
          <table:table-cell office:value-type="float" office:value="0.0000000104692" calcext:value-type="float">
            <text:p>1.04692E-08</text:p>
          </table:table-cell>
          <table:table-cell office:value-type="float" office:value="0.00000000582554" calcext:value-type="float">
            <text:p>5.82554E-09</text:p>
          </table:table-cell>
          <table:table-cell office:value-type="float" office:value="0.0000000162709" calcext:value-type="float">
            <text:p>1.62709E-08</text:p>
          </table:table-cell>
          <table:table-cell office:value-type="float" office:value="0.0000000321539" calcext:value-type="float">
            <text:p>3.21539E-08</text:p>
          </table:table-cell>
          <table:table-cell office:value-type="float" office:value="0.0000000463201" calcext:value-type="float">
            <text:p>4.63201E-08</text:p>
          </table:table-cell>
          <table:table-cell office:value-type="float" office:value="0.0000000592259" calcext:value-type="float">
            <text:p>5.92259E-08</text:p>
          </table:table-cell>
          <table:table-cell office:value-type="float" office:value="0.0000000494719" calcext:value-type="float">
            <text:p>4.94719E-08</text:p>
          </table:table-cell>
          <table:table-cell office:value-type="float" office:value="0.0000000260881" calcext:value-type="float">
            <text:p>2.60881E-08</text:p>
          </table:table-cell>
          <table:table-cell office:value-type="float" office:value="0.0000000122649" calcext:value-type="float">
            <text:p>1.22649E-08</text:p>
          </table:table-cell>
          <table:table-cell office:value-type="float" office:value="0.00000000289939" calcext:value-type="float">
            <text:p>2.89939E-09</text:p>
          </table:table-cell>
          <table:table-cell office:value-type="float" office:value="0.00000000598654" calcext:value-type="float">
            <text:p>5.98654E-09</text:p>
          </table:table-cell>
          <table:table-cell office:value-type="float" office:value="0.0000000235532" calcext:value-type="float">
            <text:p>2.35532E-08</text:p>
          </table:table-cell>
          <table:table-cell office:value-type="float" office:value="0.0000000346606" calcext:value-type="float">
            <text:p>3.46606E-08</text:p>
          </table:table-cell>
          <table:table-cell office:value-type="float" office:value="0.0000000433015" calcext:value-type="float">
            <text:p>4.33015E-08</text:p>
          </table:table-cell>
          <table:table-cell office:value-type="float" office:value="0.0000000542986" calcext:value-type="float">
            <text:p>5.42986E-08</text:p>
          </table:table-cell>
          <table:table-cell office:value-type="float" office:value="0.0000000453173" calcext:value-type="float">
            <text:p>4.53173E-08</text:p>
          </table:table-cell>
          <table:table-cell office:value-type="float" office:value="0.0000000195389" calcext:value-type="float">
            <text:p>1.95389E-08</text:p>
          </table:table-cell>
          <table:table-cell office:value-type="float" office:value="0.000000003569" calcext:value-type="float">
            <text:p>3.569E-09</text:p>
          </table:table-cell>
          <table:table-cell office:value-type="float" office:value="0.000000000344886" calcext:value-type="float">
            <text:p>3.44886E-10</text:p>
          </table:table-cell>
          <table:table-cell office:value-type="float" office:value="0.00000000842222" calcext:value-type="float">
            <text:p>8.42222E-09</text:p>
          </table:table-cell>
          <table:table-cell office:value-type="float" office:value="0.0000000285919" calcext:value-type="float">
            <text:p>2.85919E-08</text:p>
          </table:table-cell>
          <table:table-cell office:value-type="float" office:value="0.0000000525593" calcext:value-type="float">
            <text:p>5.25593E-08</text:p>
          </table:table-cell>
          <table:table-cell office:value-type="float" office:value="0.0000000653295" calcext:value-type="float">
            <text:p>6.53295E-08</text:p>
          </table:table-cell>
          <table:table-cell office:value-type="float" office:value="0.0000000510394" calcext:value-type="float">
            <text:p>5.10394E-08</text:p>
          </table:table-cell>
          <table:table-cell office:value-type="float" office:value="0.0000000290601" calcext:value-type="float">
            <text:p>2.90601E-08</text:p>
          </table:table-cell>
          <table:table-cell office:value-type="float" office:value="0.0000000150128" calcext:value-type="float">
            <text:p>1.50128E-08</text:p>
          </table:table-cell>
          <table:table-cell office:value-type="float" office:value="0.00000000244306" calcext:value-type="float">
            <text:p>2.44306E-09</text:p>
          </table:table-cell>
          <table:table-cell office:value-type="float" office:value="0.0000000102923" calcext:value-type="float">
            <text:p>1.02923E-08</text:p>
          </table:table-cell>
          <table:table-cell office:value-type="float" office:value="0.0000000309687" calcext:value-type="float">
            <text:p>3.09687E-08</text:p>
          </table:table-cell>
          <table:table-cell office:value-type="float" office:value="0.0000000442179" calcext:value-type="float">
            <text:p>4.42179E-08</text:p>
          </table:table-cell>
          <table:table-cell office:value-type="float" office:value="0.0000000610905" calcext:value-type="float">
            <text:p>6.10905E-08</text:p>
          </table:table-cell>
          <table:table-cell office:value-type="float" office:value="0.0000000661547" calcext:value-type="float">
            <text:p>6.61547E-08</text:p>
          </table:table-cell>
          <table:table-cell office:value-type="float" office:value="0.0000000446698" calcext:value-type="float">
            <text:p>4.46698E-08</text:p>
          </table:table-cell>
          <table:table-cell office:value-type="float" office:value="0.0000000186908" calcext:value-type="float">
            <text:p>1.86908E-08</text:p>
          </table:table-cell>
          <table:table-cell office:value-type="float" office:value="0.00000000435026" calcext:value-type="float">
            <text:p>4.35026E-09</text:p>
          </table:table-cell>
          <table:table-cell office:value-type="float" office:value="0.0000000048721" calcext:value-type="float">
            <text:p>4.8721E-09</text:p>
          </table:table-cell>
          <table:table-cell office:value-type="float" office:value="0.0000000184201" calcext:value-type="float">
            <text:p>1.84201E-08</text:p>
          </table:table-cell>
          <table:table-cell office:value-type="float" office:value="0.0000000392979" calcext:value-type="float">
            <text:p>3.92979E-08</text:p>
          </table:table-cell>
          <table:table-cell office:value-type="float" office:value="0.0000000591641" calcext:value-type="float">
            <text:p>5.91641E-08</text:p>
          </table:table-cell>
          <table:table-cell office:value-type="float" office:value="0.0000000617241" calcext:value-type="float">
            <text:p>6.17241E-08</text:p>
          </table:table-cell>
          <table:table-cell office:value-type="float" office:value="0.0000000432006" calcext:value-type="float">
            <text:p>4.32006E-08</text:p>
          </table:table-cell>
          <table:table-cell office:value-type="float" office:value="0.0000000233298" calcext:value-type="float">
            <text:p>2.33298E-08</text:p>
          </table:table-cell>
          <table:table-cell office:value-type="float" office:value="0.00000000988151" calcext:value-type="float">
            <text:p>9.88151E-09</text:p>
          </table:table-cell>
          <table:table-cell office:value-type="float" office:value="0.00000000215524" calcext:value-type="float">
            <text:p>2.15524E-09</text:p>
          </table:table-cell>
          <table:table-cell office:value-type="float" office:value="0.0000000102763" calcext:value-type="float">
            <text:p>1.02763E-08</text:p>
          </table:table-cell>
          <table:table-cell office:value-type="float" office:value="0.0000000280508" calcext:value-type="float">
            <text:p>2.80508E-08</text:p>
          </table:table-cell>
          <table:table-cell office:value-type="float" office:value="0.0000000399624" calcext:value-type="float">
            <text:p>3.99624E-08</text:p>
          </table:table-cell>
          <table:table-cell office:value-type="float" office:value="0.0000000519863" calcext:value-type="float">
            <text:p>5.19863E-08</text:p>
          </table:table-cell>
          <table:table-cell office:value-type="float" office:value="0.0000000557857" calcext:value-type="float">
            <text:p>5.57857E-08</text:p>
          </table:table-cell>
          <table:table-cell office:value-type="float" office:value="0.0000000365776" calcext:value-type="float">
            <text:p>3.65776E-08</text:p>
          </table:table-cell>
          <table:table-cell office:value-type="float" office:value="0.0000000128292" calcext:value-type="float">
            <text:p>1.28292E-08</text:p>
          </table:table-cell>
          <table:table-cell office:value-type="float" office:value="0.00000000166306" calcext:value-type="float">
            <text:p>1.66306E-09</text:p>
          </table:table-cell>
          <table:table-cell office:value-type="float" office:value="0.00000000129492" calcext:value-type="float">
            <text:p>1.29492E-09</text:p>
          </table:table-cell>
          <table:table-cell office:value-type="float" office:value="0.0000000153176" calcext:value-type="float">
            <text:p>1.53176E-08</text:p>
          </table:table-cell>
          <table:table-cell office:value-type="float" office:value="0.0000000388816" calcext:value-type="float">
            <text:p>3.88816E-08</text:p>
          </table:table-cell>
          <table:table-cell office:value-type="float" office:value="0.0000000524287" calcext:value-type="float">
            <text:p>5.24287E-08</text:p>
          </table:table-cell>
          <table:table-cell office:value-type="float" office:value="0.0000000536258" calcext:value-type="float">
            <text:p>5.36258E-08</text:p>
          </table:table-cell>
          <table:table-cell office:value-type="float" office:value="0.0000000460175" calcext:value-type="float">
            <text:p>4.60175E-08</text:p>
          </table:table-cell>
          <table:table-cell office:value-type="float" office:value="0.0000000260565" calcext:value-type="float">
            <text:p>2.60565E-08</text:p>
          </table:table-cell>
          <table:table-cell office:value-type="float" office:value="0.0000000062848" calcext:value-type="float">
            <text:p>6.2848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952294" calcext:value-type="float">
            <text:p>9.52294E-09</text:p>
          </table:table-cell>
          <table:table-cell office:value-type="float" office:value="0.0000000198385" calcext:value-type="float">
            <text:p>1.98385E-08</text:p>
          </table:table-cell>
          <table:table-cell office:value-type="float" office:value="0.0000000110251" calcext:value-type="float">
            <text:p>1.10251E-08</text:p>
          </table:table-cell>
          <table:table-cell office:value-type="float" office:value="0.000000000601661" calcext:value-type="float">
            <text:p>6.01661E-10</text:p>
          </table:table-cell>
          <table:table-cell office:value-type="float" office:value="0.00000000348715" calcext:value-type="float">
            <text:p>3.48715E-09</text:p>
          </table:table-cell>
          <table:table-cell office:value-type="float" office:value="0.000000004855" calcext:value-type="float">
            <text:p>4.855E-09</text:p>
          </table:table-cell>
          <table:table-cell office:value-type="float" office:value="0.0000000000851378" calcext:value-type="float">
            <text:p>8.51378E-11</text:p>
          </table:table-cell>
          <table:table-cell office:value-type="float" office:value="0.00000000842527" calcext:value-type="float">
            <text:p>8.42527E-09</text:p>
          </table:table-cell>
          <table:table-cell office:value-type="float" office:value="0.0000000292098" calcext:value-type="float">
            <text:p>2.92098E-08</text:p>
          </table:table-cell>
          <table:table-cell office:value-type="float" office:value="0.0000000343691" calcext:value-type="float">
            <text:p>3.43691E-08</text:p>
          </table:table-cell>
          <table:table-cell office:value-type="float" office:value="0.0000000186105" calcext:value-type="float">
            <text:p>1.86105E-08</text:p>
          </table:table-cell>
          <table:table-cell office:value-type="float" office:value="0.00000000372726" calcext:value-type="float">
            <text:p>3.72726E-09</text:p>
          </table:table-cell>
          <table:table-cell office:value-type="float" office:value="0.000000000701587" calcext:value-type="float">
            <text:p>7.01587E-10</text:p>
          </table:table-cell>
          <table:table-cell office:value-type="float" office:value="0.000000000383022" calcext:value-type="float">
            <text:p>3.83022E-10</text:p>
          </table:table-cell>
          <table:table-cell office:value-type="float" office:value="0.00000000382752" calcext:value-type="float">
            <text:p>3.82752E-09</text:p>
          </table:table-cell>
          <table:table-cell office:value-type="float" office:value="0.0000000207217" calcext:value-type="float">
            <text:p>2.07217E-08</text:p>
          </table:table-cell>
          <table:table-cell office:value-type="float" office:value="0.000000040487" calcext:value-type="float">
            <text:p>4.0487E-08</text:p>
          </table:table-cell>
          <table:table-cell office:value-type="float" office:value="0.0000000409263" calcext:value-type="float">
            <text:p>4.09263E-08</text:p>
          </table:table-cell>
          <table:table-cell office:value-type="float" office:value="0.0000000225862" calcext:value-type="float">
            <text:p>2.25862E-08</text:p>
          </table:table-cell>
          <table:table-cell office:value-type="float" office:value="0.00000000633879" calcext:value-type="float">
            <text:p>6.33879E-09</text:p>
          </table:table-cell>
          <table:table-cell office:value-type="float" office:value="0.00000000204297" calcext:value-type="float">
            <text:p>2.04297E-09</text:p>
          </table:table-cell>
          <table:table-cell office:value-type="float" office:value="0.00000000204218" calcext:value-type="float">
            <text:p>2.04218E-09</text:p>
          </table:table-cell>
          <table:table-cell office:value-type="float" office:value="0.00000000665367" calcext:value-type="float">
            <text:p>6.65367E-09</text:p>
          </table:table-cell>
          <table:table-cell office:value-type="float" office:value="0.0000000222721" calcext:value-type="float">
            <text:p>2.22721E-08</text:p>
          </table:table-cell>
          <table:table-cell office:value-type="float" office:value="0.000000038325" calcext:value-type="float">
            <text:p>3.8325E-08</text:p>
          </table:table-cell>
          <table:table-cell office:value-type="float" office:value="0.0000000356888" calcext:value-type="float">
            <text:p>3.56888E-08</text:p>
          </table:table-cell>
          <table:table-cell office:value-type="float" office:value="0.0000000175361" calcext:value-type="float">
            <text:p>1.75361E-08</text:p>
          </table:table-cell>
          <table:table-cell office:value-type="float" office:value="0.00000000578254" calcext:value-type="float">
            <text:p>5.78254E-09</text:p>
          </table:table-cell>
          <table:table-cell office:value-type="float" office:value="0.00000000512837" calcext:value-type="float">
            <text:p>5.12837E-09</text:p>
          </table:table-cell>
          <table:table-cell office:value-type="float" office:value="0.00000000366454" calcext:value-type="float">
            <text:p>3.66454E-09</text:p>
          </table:table-cell>
          <table:table-cell office:value-type="float" office:value="0.00000000347321" calcext:value-type="float">
            <text:p>3.47321E-09</text:p>
          </table:table-cell>
          <table:table-cell office:value-type="float" office:value="0.0000000138744" calcext:value-type="float">
            <text:p>1.38744E-08</text:p>
          </table:table-cell>
          <table:table-cell office:value-type="float" office:value="0.0000000243781" calcext:value-type="float">
            <text:p>2.43781E-08</text:p>
          </table:table-cell>
          <table:table-cell office:value-type="float" office:value="0.0000000196742" calcext:value-type="float">
            <text:p>1.96742E-08</text:p>
          </table:table-cell>
          <table:table-cell office:value-type="float" office:value="0.0000000088845" calcext:value-type="float">
            <text:p>8.8845E-09</text:p>
          </table:table-cell>
          <table:table-cell office:value-type="float" office:value="0.00000000854335" calcext:value-type="float">
            <text:p>8.54335E-09</text:p>
          </table:table-cell>
          <table:table-cell office:value-type="float" office:value="0.0000000119945" calcext:value-type="float">
            <text:p>1.19945E-08</text:p>
          </table:table-cell>
          <table:table-cell office:value-type="float" office:value="0.00000000702729" calcext:value-type="float">
            <text:p>7.02729E-09</text:p>
          </table:table-cell>
          <table:table-cell office:value-type="float" office:value="0.000000000576146" calcext:value-type="float">
            <text:p>5.76146E-10</text:p>
          </table:table-cell>
          <table:table-cell office:value-type="float" office:value="0.00000000361522" calcext:value-type="float">
            <text:p>3.61522E-09</text:p>
          </table:table-cell>
          <table:table-cell office:value-type="float" office:value="0.00000000848291" calcext:value-type="float">
            <text:p>8.48291E-09</text:p>
          </table:table-cell>
          <table:table-cell office:value-type="float" office:value="0.00000000677313" calcext:value-type="float">
            <text:p>6.77313E-09</text:p>
          </table:table-cell>
          <table:table-cell office:value-type="float" office:value="0.00000000746374" calcext:value-type="float">
            <text:p>7.46374E-09</text:p>
          </table:table-cell>
          <table:table-cell office:value-type="float" office:value="0.0000000186692" calcext:value-type="float">
            <text:p>1.86692E-08</text:p>
          </table:table-cell>
          <table:table-cell office:value-type="float" office:value="0.000000027092" calcext:value-type="float">
            <text:p>2.7092E-08</text:p>
          </table:table-cell>
          <table:table-cell office:value-type="float" office:value="0.0000000198187" calcext:value-type="float">
            <text:p>1.98187E-08</text:p>
          </table:table-cell>
          <table:table-cell office:value-type="float" office:value="0.0000000057544" calcext:value-type="float">
            <text:p>5.7544E-09</text:p>
          </table:table-cell>
          <table:table-cell office:value-type="float" office:value="0.000000000546251" calcext:value-type="float">
            <text:p>5.46251E-10</text:p>
          </table:table-cell>
          <table:table-cell office:value-type="float" office:value="0.00000000180668" calcext:value-type="float">
            <text:p>1.80668E-09</text:p>
          </table:table-cell>
          <table:table-cell office:value-type="float" office:value="0.00000000449866" calcext:value-type="float">
            <text:p>4.49866E-09</text:p>
          </table:table-cell>
          <table:table-cell office:value-type="float" office:value="0.0000000183961" calcext:value-type="float">
            <text:p>1.83961E-08</text:p>
          </table:table-cell>
          <table:table-cell office:value-type="float" office:value="0.0000000454792" calcext:value-type="float">
            <text:p>4.54792E-08</text:p>
          </table:table-cell>
          <table:table-cell office:value-type="float" office:value="0.0000000610439" calcext:value-type="float">
            <text:p>6.10439E-08</text:p>
          </table:table-cell>
          <table:table-cell office:value-type="float" office:value="0.0000000485024" calcext:value-type="float">
            <text:p>4.85024E-08</text:p>
          </table:table-cell>
          <table:table-cell office:value-type="float" office:value="0.0000000239169" calcext:value-type="float">
            <text:p>2.39169E-08</text:p>
          </table:table-cell>
          <table:table-cell office:value-type="float" office:value="0.0000000123538" calcext:value-type="float">
            <text:p>1.23538E-08</text:p>
          </table:table-cell>
          <table:table-cell office:value-type="float" office:value="0.0000000194199" calcext:value-type="float">
            <text:p>1.94199E-08</text:p>
          </table:table-cell>
          <table:table-cell office:value-type="float" office:value="0.0000000528115" calcext:value-type="float">
            <text:p>5.28115E-08</text:p>
          </table:table-cell>
          <table:table-cell office:value-type="float" office:value="0.000000131095" calcext:value-type="float">
            <text:p>1.31095E-07</text:p>
          </table:table-cell>
          <table:table-cell office:value-type="float" office:value="0.000000241903" calcext:value-type="float">
            <text:p>2.41903E-07</text:p>
          </table:table-cell>
          <table:table-cell office:value-type="float" office:value="0.000000335561" calcext:value-type="float">
            <text:p>3.35561E-07</text:p>
          </table:table-cell>
          <table:table-cell office:value-type="float" office:value="0.000000398058" calcext:value-type="float">
            <text:p>3.98058E-07</text:p>
          </table:table-cell>
          <table:table-cell office:value-type="float" office:value="0.000000493293" calcext:value-type="float">
            <text:p>4.93293E-07</text:p>
          </table:table-cell>
          <table:table-cell office:value-type="float" office:value="0.00000074271" calcext:value-type="float">
            <text:p>7.4271E-07</text:p>
          </table:table-cell>
          <table:table-cell office:value-type="float" office:value="0.00000131918" calcext:value-type="float">
            <text:p>1.31918E-06</text:p>
          </table:table-cell>
          <table:table-cell office:value-type="float" office:value="0.00000244463" calcext:value-type="float">
            <text:p>2.44463E-06</text:p>
          </table:table-cell>
          <table:table-cell office:value-type="float" office:value="0.00000433459" calcext:value-type="float">
            <text:p>4.33459E-06</text:p>
          </table:table-cell>
          <table:table-cell office:value-type="float" office:value="0.0000071875" calcext:value-type="float">
            <text:p>7.1875E-06</text:p>
          </table:table-cell>
          <table:table-cell office:value-type="float" office:value="0.0000113566" calcext:value-type="float">
            <text:p>1.13566E-05</text:p>
          </table:table-cell>
          <table:table-cell office:value-type="float" office:value="0.000017796" calcext:value-type="float">
            <text:p>1.7796E-05</text:p>
          </table:table-cell>
          <table:table-cell office:value-type="float" office:value="0.0000285108" calcext:value-type="float">
            <text:p>2.85108E-05</text:p>
          </table:table-cell>
          <table:table-cell office:value-type="float" office:value="0.0000470171" calcext:value-type="float">
            <text:p>4.70171E-05</text:p>
          </table:table-cell>
          <table:table-cell office:value-type="float" office:value="0.000078896" calcext:value-type="float">
            <text:p>7.8896E-05</text:p>
          </table:table-cell>
          <table:table-cell office:value-type="float" office:value="0.000132574" calcext:value-type="float">
            <text:p>0.000132574</text:p>
          </table:table-cell>
          <table:table-cell office:value-type="float" office:value="0.000220777" calcext:value-type="float">
            <text:p>0.000220777</text:p>
          </table:table-cell>
          <table:table-cell office:value-type="float" office:value="0.000363948" calcext:value-type="float">
            <text:p>0.000363948</text:p>
          </table:table-cell>
          <table:table-cell office:value-type="float" office:value="0.000596392" calcext:value-type="float">
            <text:p>0.000596392</text:p>
          </table:table-cell>
          <table:table-cell office:value-type="float" office:value="0.000977119" calcext:value-type="float">
            <text:p>0.000977119</text:p>
          </table:table-cell>
          <table:table-cell office:value-type="float" office:value="0.0016063" calcext:value-type="float">
            <text:p>0.0016063</text:p>
          </table:table-cell>
          <table:table-cell office:value-type="float" office:value="0.0026501" calcext:value-type="float">
            <text:p>0.0026501</text:p>
          </table:table-cell>
          <table:table-cell office:value-type="float" office:value="0.00437992" calcext:value-type="float">
            <text:p>0.00437992</text:p>
          </table:table-cell>
          <table:table-cell office:value-type="float" office:value="0.00723657" calcext:value-type="float">
            <text:p>0.00723657</text:p>
          </table:table-cell>
          <table:table-cell office:value-type="float" office:value="0.0119358" calcext:value-type="float">
            <text:p>0.0119358</text:p>
          </table:table-cell>
          <table:table-cell office:value-type="float" office:value="0.0196461" calcext:value-type="float">
            <text:p>0.0196461</text:p>
          </table:table-cell>
          <table:table-cell office:value-type="float" office:value="0.032274" calcext:value-type="float">
            <text:p>0.032274</text:p>
          </table:table-cell>
          <table:table-cell office:value-type="float" office:value="0.0529091" calcext:value-type="float">
            <text:p>0.0529091</text:p>
          </table:table-cell>
          <table:table-cell office:value-type="float" office:value="0.0864788" calcext:value-type="float">
            <text:p>0.0864788</text:p>
          </table:table-cell>
          <table:table-cell office:value-type="float" office:value="0.140622" calcext:value-type="float">
            <text:p>0.140622</text:p>
          </table:table-cell>
          <table:table-cell office:value-type="float" office:value="0.226661" calcext:value-type="float">
            <text:p>0.226661</text:p>
          </table:table-cell>
          <table:table-cell office:value-type="float" office:value="0.360109" calcext:value-type="float">
            <text:p>0.360109</text:p>
          </table:table-cell>
          <table:table-cell office:value-type="float" office:value="0.559151" calcext:value-type="float">
            <text:p>0.559151</text:p>
          </table:table-cell>
          <table:table-cell office:value-type="float" office:value="0.838006" calcext:value-type="float">
            <text:p>0.838006</text:p>
          </table:table-cell>
          <table:table-cell office:value-type="float" office:value="1.19144" calcext:value-type="float">
            <text:p>1.19144</text:p>
          </table:table-cell>
          <table:table-cell office:value-type="float" office:value="1.57229" calcext:value-type="float">
            <text:p>1.57229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2.00292" calcext:value-type="float">
            <text:p>2.00292</text:p>
          </table:table-cell>
          <table:table-cell office:value-type="float" office:value="1.88306" calcext:value-type="float">
            <text:p>1.88306</text:p>
          </table:table-cell>
          <table:table-cell office:value-type="float" office:value="1.57496" calcext:value-type="float">
            <text:p>1.57496</text:p>
          </table:table-cell>
          <table:table-cell office:value-type="float" office:value="1.19424" calcext:value-type="float">
            <text:p>1.19424</text:p>
          </table:table-cell>
          <table:table-cell office:value-type="float" office:value="0.840395" calcext:value-type="float">
            <text:p>0.840395</text:p>
          </table:table-cell>
          <table:table-cell office:value-type="float" office:value="0.560952" calcext:value-type="float">
            <text:p>0.560952</text:p>
          </table:table-cell>
          <table:table-cell office:value-type="float" office:value="0.36136" calcext:value-type="float">
            <text:p>0.36136</text:p>
          </table:table-cell>
          <table:table-cell office:value-type="float" office:value="0.227483" calcext:value-type="float">
            <text:p>0.227483</text:p>
          </table:table-cell>
          <table:table-cell office:value-type="float" office:value="0.141133" calcext:value-type="float">
            <text:p>0.141133</text:p>
          </table:table-cell>
          <table:table-cell office:value-type="float" office:value="0.0867739" calcext:value-type="float">
            <text:p>0.0867739</text:p>
          </table:table-cell>
          <table:table-cell office:value-type="float" office:value="0.0530671" calcext:value-type="float">
            <text:p>0.0530671</text:p>
          </table:table-cell>
          <table:table-cell office:value-type="float" office:value="0.0323577" calcext:value-type="float">
            <text:p>0.0323577</text:p>
          </table:table-cell>
          <table:table-cell office:value-type="float" office:value="0.0196985" calcext:value-type="float">
            <text:p>0.0196985</text:p>
          </table:table-cell>
          <table:table-cell office:value-type="float" office:value="0.0119774" calcext:value-type="float">
            <text:p>0.0119774</text:p>
          </table:table-cell>
          <table:table-cell office:value-type="float" office:value="0.00727072" calcext:value-type="float">
            <text:p>0.00727072</text:p>
          </table:table-cell>
          <table:table-cell office:value-type="float" office:value="0.00440381" calcext:value-type="float">
            <text:p>0.00440381</text:p>
          </table:table-cell>
          <table:table-cell office:value-type="float" office:value="0.00266203" calcext:value-type="float">
            <text:p>0.00266203</text:p>
          </table:table-cell>
          <table:table-cell office:value-type="float" office:value="0.00160803" calcext:value-type="float">
            <text:p>0.00160803</text:p>
          </table:table-cell>
          <table:table-cell office:value-type="float" office:value="0.000973086" calcext:value-type="float">
            <text:p>0.000973086</text:p>
          </table:table-cell>
          <table:table-cell office:value-type="float" office:value="0.00059132" calcext:value-type="float">
            <text:p>0.00059132</text:p>
          </table:table-cell>
          <table:table-cell office:value-type="float" office:value="0.000360734" calcext:value-type="float">
            <text:p>0.000360734</text:p>
          </table:table-cell>
          <table:table-cell office:value-type="float" office:value="0.000220155" calcext:value-type="float">
            <text:p>0.000220155</text:p>
          </table:table-cell>
          <table:table-cell office:value-type="float" office:value="0.000133852" calcext:value-type="float">
            <text:p>0.000133852</text:p>
          </table:table-cell>
          <table:table-cell office:value-type="float" office:value="0.0000809741" calcext:value-type="float">
            <text:p>8.09741E-05</text:p>
          </table:table-cell>
          <table:table-cell office:value-type="float" office:value="0.0000489048" calcext:value-type="float">
            <text:p>4.89048E-05</text:p>
          </table:table-cell>
          <table:table-cell office:value-type="float" office:value="0.0000295071" calcext:value-type="float">
            <text:p>2.95071E-05</text:p>
          </table:table-cell>
          <table:table-cell office:value-type="float" office:value="0.0000176772" calcext:value-type="float">
            <text:p>1.76772E-05</text:p>
          </table:table-cell>
          <table:table-cell office:value-type="float" office:value="0.000010495" calcext:value-type="float">
            <text:p>1.0495E-05</text:p>
          </table:table-cell>
          <table:table-cell office:value-type="float" office:value="0.00000623615" calcext:value-type="float">
            <text:p>6.23615E-06</text:p>
          </table:table-cell>
          <table:table-cell office:value-type="float" office:value="0.00000378563" calcext:value-type="float">
            <text:p>3.78563E-06</text:p>
          </table:table-cell>
          <table:table-cell office:value-type="float" office:value="0.00000241731" calcext:value-type="float">
            <text:p>2.41731E-06</text:p>
          </table:table-cell>
          <table:table-cell office:value-type="float" office:value="0.00000165233" calcext:value-type="float">
            <text:p>1.65233E-06</text:p>
          </table:table-cell>
          <table:table-cell office:value-type="float" office:value="0.00000117389" calcext:value-type="float">
            <text:p>1.17389E-06</text:p>
          </table:table-cell>
          <table:table-cell office:value-type="float" office:value="0.00000079915" calcext:value-type="float">
            <text:p>7.9915E-07</text:p>
          </table:table-cell>
          <table:table-cell office:value-type="float" office:value="0.00000047594" calcext:value-type="float">
            <text:p>4.7594E-07</text:p>
          </table:table-cell>
          <table:table-cell office:value-type="float" office:value="0.000000246036" calcext:value-type="float">
            <text:p>2.46036E-07</text:p>
          </table:table-cell>
          <table:table-cell office:value-type="float" office:value="0.000000125629" calcext:value-type="float">
            <text:p>1.25629E-07</text:p>
          </table:table-cell>
          <table:table-cell office:value-type="float" office:value="0.0000000674038" calcext:value-type="float">
            <text:p>6.74038E-08</text:p>
          </table:table-cell>
          <table:table-cell office:value-type="float" office:value="0.0000000381066" calcext:value-type="float">
            <text:p>3.81066E-08</text:p>
          </table:table-cell>
          <table:table-cell office:value-type="float" office:value="0.0000000317103" calcext:value-type="float">
            <text:p>3.17103E-08</text:p>
          </table:table-cell>
          <table:table-cell office:value-type="float" office:value="0.0000000395475" calcext:value-type="float">
            <text:p>3.95475E-08</text:p>
          </table:table-cell>
          <table:table-cell office:value-type="float" office:value="0.0000000509126" calcext:value-type="float">
            <text:p>5.09126E-08</text:p>
          </table:table-cell>
          <table:table-cell office:value-type="float" office:value="0.0000000636436" calcext:value-type="float">
            <text:p>6.36436E-08</text:p>
          </table:table-cell>
          <table:table-cell office:value-type="float" office:value="0.0000000771882" calcext:value-type="float">
            <text:p>7.71882E-08</text:p>
          </table:table-cell>
          <table:table-cell office:value-type="float" office:value="0.0000000828105" calcext:value-type="float">
            <text:p>8.28105E-08</text:p>
          </table:table-cell>
          <table:table-cell office:value-type="float" office:value="0.0000000625683" calcext:value-type="float">
            <text:p>6.25683E-08</text:p>
          </table:table-cell>
          <table:table-cell office:value-type="float" office:value="0.0000000258348" calcext:value-type="float">
            <text:p>2.58348E-08</text:p>
          </table:table-cell>
          <table:table-cell office:value-type="float" office:value="0.00000000597868" calcext:value-type="float">
            <text:p>5.97868E-09</text:p>
          </table:table-cell>
          <table:table-cell office:value-type="float" office:value="0.000000000746097" calcext:value-type="float">
            <text:p>7.46097E-10</text:p>
          </table:table-cell>
          <table:table-cell office:value-type="float" office:value="0.00000000598123" calcext:value-type="float">
            <text:p>5.98123E-09</text:p>
          </table:table-cell>
          <table:table-cell office:value-type="float" office:value="0.0000000302602" calcext:value-type="float">
            <text:p>3.02602E-08</text:p>
          </table:table-cell>
          <table:table-cell office:value-type="float" office:value="0.0000000568906" calcext:value-type="float">
            <text:p>5.68906E-08</text:p>
          </table:table-cell>
          <table:table-cell office:value-type="float" office:value="0.0000000629614" calcext:value-type="float">
            <text:p>6.29614E-08</text:p>
          </table:table-cell>
          <table:table-cell office:value-type="float" office:value="0.0000000584052" calcext:value-type="float">
            <text:p>5.84052E-08</text:p>
          </table:table-cell>
          <table:table-cell office:value-type="float" office:value="0.0000000461468" calcext:value-type="float">
            <text:p>4.61468E-08</text:p>
          </table:table-cell>
          <table:table-cell office:value-type="float" office:value="0.0000000238392" calcext:value-type="float">
            <text:p>2.38392E-08</text:p>
          </table:table-cell>
          <table:table-cell office:value-type="float" office:value="0.0000000076603" calcext:value-type="float">
            <text:p>7.6603E-09</text:p>
          </table:table-cell>
          <table:table-cell office:value-type="float" office:value="0.00000000230873" calcext:value-type="float">
            <text:p>2.30873E-09</text:p>
          </table:table-cell>
          <table:table-cell office:value-type="float" office:value="0.0000000103826" calcext:value-type="float">
            <text:p>1.03826E-08</text:p>
          </table:table-cell>
          <table:table-cell office:value-type="float" office:value="0.0000000307281" calcext:value-type="float">
            <text:p>3.07281E-08</text:p>
          </table:table-cell>
          <table:table-cell office:value-type="float" office:value="0.00000003925" calcext:value-type="float">
            <text:p>3.925E-08</text:p>
          </table:table-cell>
          <table:table-cell office:value-type="float" office:value="0.0000000363797" calcext:value-type="float">
            <text:p>3.63797E-08</text:p>
          </table:table-cell>
          <table:table-cell office:value-type="float" office:value="0.0000000431938" calcext:value-type="float">
            <text:p>4.31938E-08</text:p>
          </table:table-cell>
          <table:table-cell office:value-type="float" office:value="0.0000000470204" calcext:value-type="float">
            <text:p>4.70204E-08</text:p>
          </table:table-cell>
          <table:table-cell office:value-type="float" office:value="0.0000000271367" calcext:value-type="float">
            <text:p>2.71367E-08</text:p>
          </table:table-cell>
          <table:table-cell office:value-type="float" office:value="0.00000000626869" calcext:value-type="float">
            <text:p>6.26869E-09</text:p>
          </table:table-cell>
          <table:table-cell office:value-type="float" office:value="0.000000000497436" calcext:value-type="float">
            <text:p>4.97436E-10</text:p>
          </table:table-cell>
          <table:table-cell office:value-type="float" office:value="0.00000000162124" calcext:value-type="float">
            <text:p>1.62124E-09</text:p>
          </table:table-cell>
          <table:table-cell office:value-type="float" office:value="0.00000000939618" calcext:value-type="float">
            <text:p>9.39618E-09</text:p>
          </table:table-cell>
          <table:table-cell office:value-type="float" office:value="0.0000000225482" calcext:value-type="float">
            <text:p>2.25482E-08</text:p>
          </table:table-cell>
          <table:table-cell office:value-type="float" office:value="0.000000039294" calcext:value-type="float">
            <text:p>3.9294E-08</text:p>
          </table:table-cell>
          <table:table-cell office:value-type="float" office:value="0.0000000517221" calcext:value-type="float">
            <text:p>5.17221E-08</text:p>
          </table:table-cell>
          <table:table-cell office:value-type="float" office:value="0.0000000436072" calcext:value-type="float">
            <text:p>4.36072E-08</text:p>
          </table:table-cell>
          <table:table-cell office:value-type="float" office:value="0.0000000250578" calcext:value-type="float">
            <text:p>2.50578E-08</text:p>
          </table:table-cell>
          <table:table-cell office:value-type="float" office:value="0.0000000162692" calcext:value-type="float">
            <text:p>1.62692E-08</text:p>
          </table:table-cell>
          <table:table-cell office:value-type="float" office:value="0.00000000986068" calcext:value-type="float">
            <text:p>9.86068E-09</text:p>
          </table:table-cell>
          <table:table-cell office:value-type="float" office:value="0.00000000164239" calcext:value-type="float">
            <text:p>1.64239E-09</text:p>
          </table:table-cell>
          <table:table-cell office:value-type="float" office:value="0.0000000152859" calcext:value-type="float">
            <text:p>1.52859E-08</text:p>
          </table:table-cell>
          <table:table-cell office:value-type="float" office:value="0.0000000301867" calcext:value-type="float">
            <text:p>3.01867E-08</text:p>
          </table:table-cell>
          <table:table-cell office:value-type="float" office:value="0.0000000348348" calcext:value-type="float">
            <text:p>3.48348E-08</text:p>
          </table:table-cell>
          <table:table-cell office:value-type="float" office:value="0.0000000526377" calcext:value-type="float">
            <text:p>5.26377E-08</text:p>
          </table:table-cell>
          <table:table-cell office:value-type="float" office:value="0.0000000727315" calcext:value-type="float">
            <text:p>7.27315E-08</text:p>
          </table:table-cell>
          <table:table-cell office:value-type="float" office:value="0.0000000524562" calcext:value-type="float">
            <text:p>5.24562E-08</text:p>
          </table:table-cell>
          <table:table-cell office:value-type="float" office:value="0.0000000208396" calcext:value-type="float">
            <text:p>2.08396E-08</text:p>
          </table:table-cell>
          <table:table-cell office:value-type="float" office:value="0.00000000436915" calcext:value-type="float">
            <text:p>4.36915E-09</text:p>
          </table:table-cell>
          <table:table-cell office:value-type="float" office:value="0.0000000000996939" calcext:value-type="float">
            <text:p>9.96939E-11</text:p>
          </table:table-cell>
          <table:table-cell office:value-type="float" office:value="0.000000010186" calcext:value-type="float">
            <text:p>1.0186E-08</text:p>
          </table:table-cell>
          <table:table-cell office:value-type="float" office:value="0.000000038826" calcext:value-type="float">
            <text:p>3.8826E-08</text:p>
          </table:table-cell>
          <table:table-cell office:value-type="float" office:value="0.000000057968" calcext:value-type="float">
            <text:p>5.7968E-08</text:p>
          </table:table-cell>
          <table:table-cell office:value-type="float" office:value="0.0000000588707" calcext:value-type="float">
            <text:p>5.88707E-08</text:p>
          </table:table-cell>
          <table:table-cell office:value-type="float" office:value="0.0000000609478" calcext:value-type="float">
            <text:p>6.09478E-08</text:p>
          </table:table-cell>
          <table:table-cell office:value-type="float" office:value="0.0000000545495" calcext:value-type="float">
            <text:p>5.45495E-08</text:p>
          </table:table-cell>
          <table:table-cell office:value-type="float" office:value="0.0000000213211" calcext:value-type="float">
            <text:p>2.13211E-08</text:p>
          </table:table-cell>
          <table:table-cell office:value-type="float" office:value="0.00000000153839" calcext:value-type="float">
            <text:p>1.53839E-09</text:p>
          </table:table-cell>
          <table:table-cell office:value-type="float" office:value="0.00000000192118" calcext:value-type="float">
            <text:p>1.92118E-09</text:p>
          </table:table-cell>
          <table:table-cell office:value-type="float" office:value="0.0000000103755" calcext:value-type="float">
            <text:p>1.03755E-08</text:p>
          </table:table-cell>
          <table:table-cell office:value-type="float" office:value="0.0000000317229" calcext:value-type="float">
            <text:p>3.17229E-08</text:p>
          </table:table-cell>
          <table:table-cell office:value-type="float" office:value="0.0000000597795" calcext:value-type="float">
            <text:p>5.97795E-08</text:p>
          </table:table-cell>
          <table:table-cell office:value-type="float" office:value="0.0000000574485" calcext:value-type="float">
            <text:p>5.74485E-08</text:p>
          </table:table-cell>
          <table:table-cell office:value-type="float" office:value="0.000000046614" calcext:value-type="float">
            <text:p>4.6614E-08</text:p>
          </table:table-cell>
          <table:table-cell office:value-type="float" office:value="0.0000000396021" calcext:value-type="float">
            <text:p>3.96021E-08</text:p>
          </table:table-cell>
          <table:table-cell office:value-type="float" office:value="0.0000000242252" calcext:value-type="float">
            <text:p>2.42252E-08</text:p>
          </table:table-cell>
          <table:table-cell office:value-type="float" office:value="0.0000000065261" calcext:value-type="float">
            <text:p>6.5261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363614" calcext:value-type="float">
            <text:p>3.63614E-09</text:p>
          </table:table-cell>
          <table:table-cell office:value-type="float" office:value="0.00000000761319" calcext:value-type="float">
            <text:p>7.61319E-09</text:p>
          </table:table-cell>
          <table:table-cell office:value-type="float" office:value="0.0000000038184" calcext:value-type="float">
            <text:p>3.8184E-09</text:p>
          </table:table-cell>
          <table:table-cell office:value-type="float" office:value="0.0000000000561033" calcext:value-type="float">
            <text:p>5.61033E-11</text:p>
          </table:table-cell>
          <table:table-cell office:value-type="float" office:value="0.00000000818586" calcext:value-type="float">
            <text:p>8.18586E-09</text:p>
          </table:table-cell>
          <table:table-cell office:value-type="float" office:value="0.000000021847" calcext:value-type="float">
            <text:p>2.1847E-08</text:p>
          </table:table-cell>
          <table:table-cell office:value-type="float" office:value="0.0000000236146" calcext:value-type="float">
            <text:p>2.36146E-08</text:p>
          </table:table-cell>
          <table:table-cell office:value-type="float" office:value="0.0000000114372" calcext:value-type="float">
            <text:p>1.14372E-08</text:p>
          </table:table-cell>
          <table:table-cell office:value-type="float" office:value="0.00000000138553" calcext:value-type="float">
            <text:p>1.38553E-09</text:p>
          </table:table-cell>
          <table:table-cell office:value-type="float" office:value="0.000000000903472" calcext:value-type="float">
            <text:p>9.03472E-10</text:p>
          </table:table-cell>
          <table:table-cell office:value-type="float" office:value="0.00000000114852" calcext:value-type="float">
            <text:p>1.14852E-09</text:p>
          </table:table-cell>
          <table:table-cell office:value-type="float" office:value="0.000000000431869" calcext:value-type="float">
            <text:p>4.31869E-10</text:p>
          </table:table-cell>
          <table:table-cell office:value-type="float" office:value="0.0000000120548" calcext:value-type="float">
            <text:p>1.20548E-08</text:p>
          </table:table-cell>
          <table:table-cell office:value-type="float" office:value="0.0000000360271" calcext:value-type="float">
            <text:p>3.60271E-08</text:p>
          </table:table-cell>
          <table:table-cell office:value-type="float" office:value="0.0000000478601" calcext:value-type="float">
            <text:p>4.78601E-08</text:p>
          </table:table-cell>
          <table:table-cell office:value-type="float" office:value="0.0000000329558" calcext:value-type="float">
            <text:p>3.29558E-08</text:p>
          </table:table-cell>
          <table:table-cell office:value-type="float" office:value="0.0000000101259" calcext:value-type="float">
            <text:p>1.01259E-08</text:p>
          </table:table-cell>
          <table:table-cell office:value-type="float" office:value="0.000000000761623" calcext:value-type="float">
            <text:p>7.61623E-10</text:p>
          </table:table-cell>
          <table:table-cell office:value-type="float" office:value="0.000000000662759" calcext:value-type="float">
            <text:p>6.62759E-10</text:p>
          </table:table-cell>
          <table:table-cell office:value-type="float" office:value="0.000000000860146" calcext:value-type="float">
            <text:p>8.60146E-10</text:p>
          </table:table-cell>
          <table:table-cell office:value-type="float" office:value="0.0000000109643" calcext:value-type="float">
            <text:p>1.09643E-08</text:p>
          </table:table-cell>
          <table:table-cell office:value-type="float" office:value="0.0000000364645" calcext:value-type="float">
            <text:p>3.64645E-08</text:p>
          </table:table-cell>
          <table:table-cell office:value-type="float" office:value="0.0000000542962" calcext:value-type="float">
            <text:p>5.42962E-08</text:p>
          </table:table-cell>
          <table:table-cell office:value-type="float" office:value="0.0000000438888" calcext:value-type="float">
            <text:p>4.38888E-08</text:p>
          </table:table-cell>
          <table:table-cell office:value-type="float" office:value="0.0000000177274" calcext:value-type="float">
            <text:p>1.77274E-08</text:p>
          </table:table-cell>
          <table:table-cell office:value-type="float" office:value="0.00000000318035" calcext:value-type="float">
            <text:p>3.18035E-09</text:p>
          </table:table-cell>
          <table:table-cell office:value-type="float" office:value="0.00000000268918" calcext:value-type="float">
            <text:p>2.68918E-09</text:p>
          </table:table-cell>
          <table:table-cell office:value-type="float" office:value="0.00000000268905" calcext:value-type="float">
            <text:p>2.68905E-09</text:p>
          </table:table-cell>
          <table:table-cell office:value-type="float" office:value="0.00000000477367" calcext:value-type="float">
            <text:p>4.77367E-09</text:p>
          </table:table-cell>
          <table:table-cell office:value-type="float" office:value="0.0000000196354" calcext:value-type="float">
            <text:p>1.96354E-08</text:p>
          </table:table-cell>
          <table:table-cell office:value-type="float" office:value="0.0000000378144" calcext:value-type="float">
            <text:p>3.78144E-08</text:p>
          </table:table-cell>
          <table:table-cell office:value-type="float" office:value="0.0000000373644" calcext:value-type="float">
            <text:p>3.73644E-08</text:p>
          </table:table-cell>
          <table:table-cell office:value-type="float" office:value="0.0000000187349" calcext:value-type="float">
            <text:p>1.87349E-08</text:p>
          </table:table-cell>
          <table:table-cell office:value-type="float" office:value="0.00000000607808" calcext:value-type="float">
            <text:p>6.07808E-09</text:p>
          </table:table-cell>
          <table:table-cell office:value-type="float" office:value="0.00000000792011" calcext:value-type="float">
            <text:p>7.92011E-09</text:p>
          </table:table-cell>
          <table:table-cell office:value-type="float" office:value="0.0000000093483" calcext:value-type="float">
            <text:p>9.3483E-09</text:p>
          </table:table-cell>
          <table:table-cell office:value-type="float" office:value="0.0000000030223" calcext:value-type="float">
            <text:p>3.0223E-09</text:p>
          </table:table-cell>
          <table:table-cell office:value-type="float" office:value="0.00000000266339" calcext:value-type="float">
            <text:p>2.66339E-09</text:p>
          </table:table-cell>
          <table:table-cell office:value-type="float" office:value="0.0000000143165" calcext:value-type="float">
            <text:p>1.43165E-08</text:p>
          </table:table-cell>
          <table:table-cell office:value-type="float" office:value="0.0000000216075" calcext:value-type="float">
            <text:p>2.16075E-08</text:p>
          </table:table-cell>
          <table:table-cell office:value-type="float" office:value="0.0000000142036" calcext:value-type="float">
            <text:p>1.42036E-08</text:p>
          </table:table-cell>
          <table:table-cell office:value-type="float" office:value="0.00000000759761" calcext:value-type="float">
            <text:p>7.59761E-09</text:p>
          </table:table-cell>
          <table:table-cell office:value-type="float" office:value="0.0000000152043" calcext:value-type="float">
            <text:p>1.52043E-08</text:p>
          </table:table-cell>
          <table:table-cell office:value-type="float" office:value="0.0000000238656" calcext:value-type="float">
            <text:p>2.38656E-08</text:p>
          </table:table-cell>
          <table:table-cell office:value-type="float" office:value="0.0000000164925" calcext:value-type="float">
            <text:p>1.64925E-08</text:p>
          </table:table-cell>
          <table:table-cell office:value-type="float" office:value="0.00000000277938" calcext:value-type="float">
            <text:p>2.77938E-09</text:p>
          </table:table-cell>
          <table:table-cell office:value-type="float" office:value="0.00000000122063" calcext:value-type="float">
            <text:p>1.22063E-09</text:p>
          </table:table-cell>
          <table:table-cell office:value-type="float" office:value="0.00000000767106" calcext:value-type="float">
            <text:p>7.67106E-09</text:p>
          </table:table-cell>
          <table:table-cell office:value-type="float" office:value="0.00000000745362" calcext:value-type="float">
            <text:p>7.45362E-09</text:p>
          </table:table-cell>
          <table:table-cell office:value-type="float" office:value="0.00000000693185" calcext:value-type="float">
            <text:p>6.93185E-09</text:p>
          </table:table-cell>
          <table:table-cell office:value-type="float" office:value="0.0000000208558" calcext:value-type="float">
            <text:p>2.08558E-08</text:p>
          </table:table-cell>
          <table:table-cell office:value-type="float" office:value="0.0000000381798" calcext:value-type="float">
            <text:p>3.81798E-08</text:p>
          </table:table-cell>
          <table:table-cell office:value-type="float" office:value="0.0000000350405" calcext:value-type="float">
            <text:p>3.50405E-08</text:p>
          </table:table-cell>
          <table:table-cell office:value-type="float" office:value="0.0000000140531" calcext:value-type="float">
            <text:p>1.40531E-08</text:p>
          </table:table-cell>
          <table:table-cell office:value-type="float" office:value="0.00000000070857" calcext:value-type="float">
            <text:p>7.0857E-10</text:p>
          </table:table-cell>
          <table:table-cell office:value-type="float" office:value="0.00000000277386" calcext:value-type="float">
            <text:p>2.77386E-09</text:p>
          </table:table-cell>
          <table:table-cell office:value-type="float" office:value="0.00000000649786" calcext:value-type="float">
            <text:p>6.49786E-09</text:p>
          </table:table-cell>
          <table:table-cell office:value-type="float" office:value="0.00000000818271" calcext:value-type="float">
            <text:p>8.18271E-09</text:p>
          </table:table-cell>
          <table:table-cell office:value-type="float" office:value="0.0000000176829" calcext:value-type="float">
            <text:p>1.76829E-08</text:p>
          </table:table-cell>
          <table:table-cell office:value-type="float" office:value="0.0000000301949" calcext:value-type="float">
            <text:p>3.01949E-08</text:p>
          </table:table-cell>
          <table:table-cell office:value-type="float" office:value="0.0000000294151" calcext:value-type="float">
            <text:p>2.94151E-08</text:p>
          </table:table-cell>
          <table:table-cell office:value-type="float" office:value="0.0000000198377" calcext:value-type="float">
            <text:p>1.98377E-08</text:p>
          </table:table-cell>
          <table:table-cell office:value-type="float" office:value="0.0000000297422" calcext:value-type="float">
            <text:p>2.97422E-08</text:p>
          </table:table-cell>
          <table:table-cell office:value-type="float" office:value="0.000000078934" calcext:value-type="float">
            <text:p>7.8934E-08</text:p>
          </table:table-cell>
          <table:table-cell office:value-type="float" office:value="0.000000164579" calcext:value-type="float">
            <text:p>1.64579E-07</text:p>
          </table:table-cell>
          <table:table-cell office:value-type="float" office:value="0.000000282594" calcext:value-type="float">
            <text:p>2.82594E-07</text:p>
          </table:table-cell>
          <table:table-cell office:value-type="float" office:value="0.000000454795" calcext:value-type="float">
            <text:p>4.54795E-07</text:p>
          </table:table-cell>
          <table:table-cell office:value-type="float" office:value="0.000000730813" calcext:value-type="float">
            <text:p>7.30813E-07</text:p>
          </table:table-cell>
          <table:table-cell office:value-type="float" office:value="0.00000119303" calcext:value-type="float">
            <text:p>1.19303E-06</text:p>
          </table:table-cell>
          <table:table-cell office:value-type="float" office:value="0.00000200724" calcext:value-type="float">
            <text:p>2.00724E-06</text:p>
          </table:table-cell>
          <table:table-cell office:value-type="float" office:value="0.00000345882" calcext:value-type="float">
            <text:p>3.45882E-06</text:p>
          </table:table-cell>
          <table:table-cell office:value-type="float" office:value="0.0000060049" calcext:value-type="float">
            <text:p>6.0049E-06</text:p>
          </table:table-cell>
          <table:table-cell office:value-type="float" office:value="0.0000103281" calcext:value-type="float">
            <text:p>1.03281E-05</text:p>
          </table:table-cell>
          <table:table-cell office:value-type="float" office:value="0.0000174599" calcext:value-type="float">
            <text:p>1.74599E-05</text:p>
          </table:table-cell>
          <table:table-cell office:value-type="float" office:value="0.000029087" calcext:value-type="float">
            <text:p>2.9087E-05</text:p>
          </table:table-cell>
          <table:table-cell office:value-type="float" office:value="0.0000480357" calcext:value-type="float">
            <text:p>4.80357E-05</text:p>
          </table:table-cell>
          <table:table-cell office:value-type="float" office:value="0.0000790686" calcext:value-type="float">
            <text:p>7.90686E-05</text:p>
          </table:table-cell>
          <table:table-cell office:value-type="float" office:value="0.000130256" calcext:value-type="float">
            <text:p>0.000130256</text:p>
          </table:table-cell>
          <table:table-cell office:value-type="float" office:value="0.000215129" calcext:value-type="float">
            <text:p>0.000215129</text:p>
          </table:table-cell>
          <table:table-cell office:value-type="float" office:value="0.000355999" calcext:value-type="float">
            <text:p>0.000355999</text:p>
          </table:table-cell>
          <table:table-cell office:value-type="float" office:value="0.000589582" calcext:value-type="float">
            <text:p>0.000589582</text:p>
          </table:table-cell>
          <table:table-cell office:value-type="float" office:value="0.000975913" calcext:value-type="float">
            <text:p>0.000975913</text:p>
          </table:table-cell>
          <table:table-cell office:value-type="float" office:value="0.00161367" calcext:value-type="float">
            <text:p>0.00161367</text:p>
          </table:table-cell>
          <table:table-cell office:value-type="float" office:value="0.0026647" calcext:value-type="float">
            <text:p>0.0026647</text:p>
          </table:table-cell>
          <table:table-cell office:value-type="float" office:value="0.00439508" calcext:value-type="float">
            <text:p>0.00439508</text:p>
          </table:table-cell>
          <table:table-cell office:value-type="float" office:value="0.00724265" calcext:value-type="float">
            <text:p>0.00724265</text:p>
          </table:table-cell>
          <table:table-cell office:value-type="float" office:value="0.0119251" calcext:value-type="float">
            <text:p>0.0119251</text:p>
          </table:table-cell>
          <table:table-cell office:value-type="float" office:value="0.0196198" calcext:value-type="float">
            <text:p>0.0196198</text:p>
          </table:table-cell>
          <table:table-cell office:value-type="float" office:value="0.0322494" calcext:value-type="float">
            <text:p>0.0322494</text:p>
          </table:table-cell>
          <table:table-cell office:value-type="float" office:value="0.0529176" calcext:value-type="float">
            <text:p>0.0529176</text:p>
          </table:table-cell>
          <table:table-cell office:value-type="float" office:value="0.0865548" calcext:value-type="float">
            <text:p>0.0865548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226958" calcext:value-type="float">
            <text:p>0.226958</text:p>
          </table:table-cell>
          <table:table-cell office:value-type="float" office:value="0.360504" calcext:value-type="float">
            <text:p>0.360504</text:p>
          </table:table-cell>
          <table:table-cell office:value-type="float" office:value="0.559591" calcext:value-type="float">
            <text:p>0.559591</text:p>
          </table:table-cell>
          <table:table-cell office:value-type="float" office:value="0.838426" calcext:value-type="float">
            <text:p>0.838426</text:p>
          </table:table-cell>
          <table:table-cell office:value-type="float" office:value="1.19178" calcext:value-type="float">
            <text:p>1.19178</text:p>
          </table:table-cell>
          <table:table-cell office:value-type="float" office:value="1.57257" calcext:value-type="float">
            <text:p>1.57257</text:p>
          </table:table-cell>
          <table:table-cell office:value-type="float" office:value="1.88166" calcext:value-type="float">
            <text:p>1.88166</text:p>
          </table:table-cell>
          <table:table-cell office:value-type="float" office:value="2.00318" calcext:value-type="float">
            <text:p>2.00318</text:p>
          </table:table-cell>
          <table:table-cell office:value-type="float" office:value="1.88311" calcext:value-type="float">
            <text:p>1.88311</text:p>
          </table:table-cell>
          <table:table-cell office:value-type="float" office:value="1.57469" calcext:value-type="float">
            <text:p>1.57469</text:p>
          </table:table-cell>
          <table:table-cell office:value-type="float" office:value="1.19366" calcext:value-type="float">
            <text:p>1.19366</text:p>
          </table:table-cell>
          <table:table-cell office:value-type="float" office:value="0.839682" calcext:value-type="float">
            <text:p>0.839682</text:p>
          </table:table-cell>
          <table:table-cell office:value-type="float" office:value="0.560325" calcext:value-type="float">
            <text:p>0.560325</text:p>
          </table:table-cell>
          <table:table-cell office:value-type="float" office:value="0.360943" calcext:value-type="float">
            <text:p>0.360943</text:p>
          </table:table-cell>
          <table:table-cell office:value-type="float" office:value="0.227273" calcext:value-type="float">
            <text:p>0.227273</text:p>
          </table:table-cell>
          <table:table-cell office:value-type="float" office:value="0.141073" calcext:value-type="float">
            <text:p>0.141073</text:p>
          </table:table-cell>
          <table:table-cell office:value-type="float" office:value="0.0867873" calcext:value-type="float">
            <text:p>0.0867873</text:p>
          </table:table-cell>
          <table:table-cell office:value-type="float" office:value="0.0530878" calcext:value-type="float">
            <text:p>0.0530878</text:p>
          </table:table-cell>
          <table:table-cell office:value-type="float" office:value="0.032355" calcext:value-type="float">
            <text:p>0.032355</text:p>
          </table:table-cell>
          <table:table-cell office:value-type="float" office:value="0.0196707" calcext:value-type="float">
            <text:p>0.0196707</text:p>
          </table:table-cell>
          <table:table-cell office:value-type="float" office:value="0.0119376" calcext:value-type="float">
            <text:p>0.0119376</text:p>
          </table:table-cell>
          <table:table-cell office:value-type="float" office:value="0.00723593" calcext:value-type="float">
            <text:p>0.00723593</text:p>
          </table:table-cell>
          <table:table-cell office:value-type="float" office:value="0.00438255" calcext:value-type="float">
            <text:p>0.00438255</text:p>
          </table:table-cell>
          <table:table-cell office:value-type="float" office:value="0.00265238" calcext:value-type="float">
            <text:p>0.00265238</text:p>
          </table:table-cell>
          <table:table-cell office:value-type="float" office:value="0.00160504" calcext:value-type="float">
            <text:p>0.00160504</text:p>
          </table:table-cell>
          <table:table-cell office:value-type="float" office:value="0.000972706" calcext:value-type="float">
            <text:p>0.000972706</text:p>
          </table:table-cell>
          <table:table-cell office:value-type="float" office:value="0.000590791" calcext:value-type="float">
            <text:p>0.000590791</text:p>
          </table:table-cell>
          <table:table-cell office:value-type="float" office:value="0.000359224" calcext:value-type="float">
            <text:p>0.000359224</text:p>
          </table:table-cell>
          <table:table-cell office:value-type="float" office:value="0.000218295" calcext:value-type="float">
            <text:p>0.000218295</text:p>
          </table:table-cell>
          <table:table-cell office:value-type="float" office:value="0.000132059" calcext:value-type="float">
            <text:p>0.000132059</text:p>
          </table:table-cell>
          <table:table-cell office:value-type="float" office:value="0.0000788057" calcext:value-type="float">
            <text:p>7.88057E-05</text:p>
          </table:table-cell>
          <table:table-cell office:value-type="float" office:value="0.0000461312" calcext:value-type="float">
            <text:p>4.61312E-05</text:p>
          </table:table-cell>
          <table:table-cell office:value-type="float" office:value="0.0000268309" calcext:value-type="float">
            <text:p>2.68309E-05</text:p>
          </table:table-cell>
          <table:table-cell office:value-type="float" office:value="0.0000158239" calcext:value-type="float">
            <text:p>1.58239E-05</text:p>
          </table:table-cell>
          <table:table-cell office:value-type="float" office:value="0.00000951157" calcext:value-type="float">
            <text:p>9.51157E-06</text:p>
          </table:table-cell>
          <table:table-cell office:value-type="float" office:value="0.00000589893" calcext:value-type="float">
            <text:p>5.89893E-06</text:p>
          </table:table-cell>
          <table:table-cell office:value-type="float" office:value="0.00000383369" calcext:value-type="float">
            <text:p>3.83369E-06</text:p>
          </table:table-cell>
          <table:table-cell office:value-type="float" office:value="0.00000246761" calcext:value-type="float">
            <text:p>2.46761E-06</text:p>
          </table:table-cell>
          <table:table-cell office:value-type="float" office:value="0.00000146592" calcext:value-type="float">
            <text:p>1.46592E-06</text:p>
          </table:table-cell>
          <table:table-cell office:value-type="float" office:value="0.000000828264" calcext:value-type="float">
            <text:p>8.28264E-07</text:p>
          </table:table-cell>
          <table:table-cell office:value-type="float" office:value="0.0000004663" calcext:value-type="float">
            <text:p>4.663E-07</text:p>
          </table:table-cell>
          <table:table-cell office:value-type="float" office:value="0.000000247721" calcext:value-type="float">
            <text:p>2.47721E-07</text:p>
          </table:table-cell>
          <table:table-cell office:value-type="float" office:value="0.000000116607" calcext:value-type="float">
            <text:p>1.16607E-07</text:p>
          </table:table-cell>
          <table:table-cell office:value-type="float" office:value="0.0000000504267" calcext:value-type="float">
            <text:p>5.04267E-08</text:p>
          </table:table-cell>
          <table:table-cell office:value-type="float" office:value="0.0000000228947" calcext:value-type="float">
            <text:p>2.28947E-08</text:p>
          </table:table-cell>
          <table:table-cell office:value-type="float" office:value="0.0000000127683" calcext:value-type="float">
            <text:p>1.27683E-08</text:p>
          </table:table-cell>
          <table:table-cell office:value-type="float" office:value="0.0000000102369" calcext:value-type="float">
            <text:p>1.02369E-08</text:p>
          </table:table-cell>
          <table:table-cell office:value-type="float" office:value="0.0000000122" calcext:value-type="float">
            <text:p>1.22E-08</text:p>
          </table:table-cell>
          <table:table-cell office:value-type="float" office:value="0.0000000225859" calcext:value-type="float">
            <text:p>2.25859E-08</text:p>
          </table:table-cell>
          <table:table-cell office:value-type="float" office:value="0.0000000404168" calcext:value-type="float">
            <text:p>4.04168E-08</text:p>
          </table:table-cell>
          <table:table-cell office:value-type="float" office:value="0.0000000460341" calcext:value-type="float">
            <text:p>4.60341E-08</text:p>
          </table:table-cell>
          <table:table-cell office:value-type="float" office:value="0.000000030574" calcext:value-type="float">
            <text:p>3.0574E-08</text:p>
          </table:table-cell>
          <table:table-cell office:value-type="float" office:value="0.0000000225443" calcext:value-type="float">
            <text:p>2.25443E-08</text:p>
          </table:table-cell>
          <table:table-cell office:value-type="float" office:value="0.0000000341327" calcext:value-type="float">
            <text:p>3.41327E-08</text:p>
          </table:table-cell>
          <table:table-cell office:value-type="float" office:value="0.0000000406315" calcext:value-type="float">
            <text:p>4.06315E-08</text:p>
          </table:table-cell>
          <table:table-cell office:value-type="float" office:value="0.000000018162" calcext:value-type="float">
            <text:p>1.8162E-08</text:p>
          </table:table-cell>
          <table:table-cell office:value-type="float" office:value="0.00000000309033" calcext:value-type="float">
            <text:p>3.09033E-09</text:p>
          </table:table-cell>
          <table:table-cell office:value-type="float" office:value="0.00000000223172" calcext:value-type="float">
            <text:p>2.23172E-09</text:p>
          </table:table-cell>
          <table:table-cell office:value-type="float" office:value="0.00000000334291" calcext:value-type="float">
            <text:p>3.34291E-09</text:p>
          </table:table-cell>
          <table:table-cell office:value-type="float" office:value="0.00000000987678" calcext:value-type="float">
            <text:p>9.87678E-09</text:p>
          </table:table-cell>
          <table:table-cell office:value-type="float" office:value="0.0000000285653" calcext:value-type="float">
            <text:p>2.85653E-08</text:p>
          </table:table-cell>
          <table:table-cell office:value-type="float" office:value="0.0000000574933" calcext:value-type="float">
            <text:p>5.74933E-08</text:p>
          </table:table-cell>
          <table:table-cell office:value-type="float" office:value="0.0000000730081" calcext:value-type="float">
            <text:p>7.30081E-08</text:p>
          </table:table-cell>
          <table:table-cell office:value-type="float" office:value="0.0000000543967" calcext:value-type="float">
            <text:p>5.43967E-08</text:p>
          </table:table-cell>
          <table:table-cell office:value-type="float" office:value="0.0000000257235" calcext:value-type="float">
            <text:p>2.57235E-08</text:p>
          </table:table-cell>
          <table:table-cell office:value-type="float" office:value="0.0000000121233" calcext:value-type="float">
            <text:p>1.21233E-08</text:p>
          </table:table-cell>
          <table:table-cell office:value-type="float" office:value="0.00000000679531" calcext:value-type="float">
            <text:p>6.79531E-09</text:p>
          </table:table-cell>
          <table:table-cell office:value-type="float" office:value="0.0000000005274" calcext:value-type="float">
            <text:p>5.274E-10</text:p>
          </table:table-cell>
          <table:table-cell office:value-type="float" office:value="0.0000000111569" calcext:value-type="float">
            <text:p>1.11569E-08</text:p>
          </table:table-cell>
          <table:table-cell office:value-type="float" office:value="0.0000000427334" calcext:value-type="float">
            <text:p>4.27334E-08</text:p>
          </table:table-cell>
          <table:table-cell office:value-type="float" office:value="0.0000000536329" calcext:value-type="float">
            <text:p>5.36329E-08</text:p>
          </table:table-cell>
          <table:table-cell office:value-type="float" office:value="0.0000000473855" calcext:value-type="float">
            <text:p>4.73855E-08</text:p>
          </table:table-cell>
          <table:table-cell office:value-type="float" office:value="0.0000000478037" calcext:value-type="float">
            <text:p>4.78037E-08</text:p>
          </table:table-cell>
          <table:table-cell office:value-type="float" office:value="0.0000000471994" calcext:value-type="float">
            <text:p>4.71994E-08</text:p>
          </table:table-cell>
          <table:table-cell office:value-type="float" office:value="0.0000000320025" calcext:value-type="float">
            <text:p>3.20025E-08</text:p>
          </table:table-cell>
          <table:table-cell office:value-type="float" office:value="0.0000000100265" calcext:value-type="float">
            <text:p>1.00265E-08</text:p>
          </table:table-cell>
          <table:table-cell office:value-type="float" office:value="0.00000000357222" calcext:value-type="float">
            <text:p>3.57222E-09</text:p>
          </table:table-cell>
          <table:table-cell office:value-type="float" office:value="0.0000000043335" calcext:value-type="float">
            <text:p>4.3335E-09</text:p>
          </table:table-cell>
          <table:table-cell office:value-type="float" office:value="0.0000000170624" calcext:value-type="float">
            <text:p>1.70624E-08</text:p>
          </table:table-cell>
          <table:table-cell office:value-type="float" office:value="0.0000000263037" calcext:value-type="float">
            <text:p>2.63037E-08</text:p>
          </table:table-cell>
          <table:table-cell office:value-type="float" office:value="0.0000000306629" calcext:value-type="float">
            <text:p>3.06629E-08</text:p>
          </table:table-cell>
          <table:table-cell office:value-type="float" office:value="0.0000000414751" calcext:value-type="float">
            <text:p>4.14751E-08</text:p>
          </table:table-cell>
          <table:table-cell office:value-type="float" office:value="0.0000000537332" calcext:value-type="float">
            <text:p>5.37332E-08</text:p>
          </table:table-cell>
          <table:table-cell office:value-type="float" office:value="0.0000000430953" calcext:value-type="float">
            <text:p>4.30953E-08</text:p>
          </table:table-cell>
          <table:table-cell office:value-type="float" office:value="0.0000000159228" calcext:value-type="float">
            <text:p>1.59228E-08</text:p>
          </table:table-cell>
          <table:table-cell office:value-type="float" office:value="0.00000000348421" calcext:value-type="float">
            <text:p>3.48421E-09</text:p>
          </table:table-cell>
          <table:table-cell office:value-type="float" office:value="0.0000000019058" calcext:value-type="float">
            <text:p>1.9058E-09</text:p>
          </table:table-cell>
          <table:table-cell office:value-type="float" office:value="0.000000000541057" calcext:value-type="float">
            <text:p>5.41057E-10</text:p>
          </table:table-cell>
          <table:table-cell office:value-type="float" office:value="0.00000000725328" calcext:value-type="float">
            <text:p>7.25328E-09</text:p>
          </table:table-cell>
          <table:table-cell office:value-type="float" office:value="0.0000000343347" calcext:value-type="float">
            <text:p>3.43347E-08</text:p>
          </table:table-cell>
          <table:table-cell office:value-type="float" office:value="0.0000000454867" calcext:value-type="float">
            <text:p>4.54867E-08</text:p>
          </table:table-cell>
          <table:table-cell office:value-type="float" office:value="0.0000000357384" calcext:value-type="float">
            <text:p>3.57384E-08</text:p>
          </table:table-cell>
          <table:table-cell office:value-type="float" office:value="0.0000000440384" calcext:value-type="float">
            <text:p>4.40384E-08</text:p>
          </table:table-cell>
          <table:table-cell office:value-type="float" office:value="0.0000000558085" calcext:value-type="float">
            <text:p>5.58085E-08</text:p>
          </table:table-cell>
          <table:table-cell office:value-type="float" office:value="0.000000042097" calcext:value-type="float">
            <text:p>4.2097E-08</text:p>
          </table:table-cell>
          <table:table-cell office:value-type="float" office:value="0.000000012543" calcext:value-type="float">
            <text:p>1.2543E-08</text:p>
          </table:table-cell>
          <table:table-cell office:value-type="float" office:value="0.00000000153789" calcext:value-type="float">
            <text:p>1.53789E-09</text:p>
          </table:table-cell>
          <table:table-cell office:value-type="float" office:value="0.00000000128091" calcext:value-type="float">
            <text:p>1.28091E-09</text:p>
          </table:table-cell>
          <table:table-cell office:value-type="float" office:value="0.0000000111932" calcext:value-type="float">
            <text:p>1.11932E-08</text:p>
          </table:table-cell>
          <table:table-cell office:value-type="float" office:value="0.0000000398648" calcext:value-type="float">
            <text:p>3.98648E-08</text:p>
          </table:table-cell>
          <table:table-cell office:value-type="float" office:value="0.000000062096" calcext:value-type="float">
            <text:p>6.2096E-08</text:p>
          </table:table-cell>
          <table:table-cell office:value-type="float" office:value="0.0000000677525" calcext:value-type="float">
            <text:p>6.77525E-08</text:p>
          </table:table-cell>
          <table:table-cell office:value-type="float" office:value="0.0000000741394" calcext:value-type="float">
            <text:p>7.41394E-08</text:p>
          </table:table-cell>
          <table:table-cell office:value-type="float" office:value="0.000000063884" calcext:value-type="float">
            <text:p>6.3884E-08</text:p>
          </table:table-cell>
          <table:table-cell office:value-type="float" office:value="0.0000000294831" calcext:value-type="float">
            <text:p>2.94831E-08</text:p>
          </table:table-cell>
          <table:table-cell office:value-type="float" office:value="0.0000000070165" calcext:value-type="float">
            <text:p>7.0165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559608" calcext:value-type="float">
            <text:p>5.59608E-09</text:p>
          </table:table-cell>
          <table:table-cell office:value-type="float" office:value="0.0000000139365" calcext:value-type="float">
            <text:p>1.39365E-08</text:p>
          </table:table-cell>
          <table:table-cell office:value-type="float" office:value="0.0000000122362" calcext:value-type="float">
            <text:p>1.22362E-08</text:p>
          </table:table-cell>
          <table:table-cell office:value-type="float" office:value="0.00000000361073" calcext:value-type="float">
            <text:p>3.61073E-09</text:p>
          </table:table-cell>
          <table:table-cell office:value-type="float" office:value="0.00000000196347" calcext:value-type="float">
            <text:p>1.96347E-09</text:p>
          </table:table-cell>
          <table:table-cell office:value-type="float" office:value="0.0000000100417" calcext:value-type="float">
            <text:p>1.00417E-08</text:p>
          </table:table-cell>
          <table:table-cell office:value-type="float" office:value="0.0000000148584" calcext:value-type="float">
            <text:p>1.48584E-08</text:p>
          </table:table-cell>
          <table:table-cell office:value-type="float" office:value="0.00000000880094" calcext:value-type="float">
            <text:p>8.80094E-09</text:p>
          </table:table-cell>
          <table:table-cell office:value-type="float" office:value="0.0000000034935" calcext:value-type="float">
            <text:p>3.4935E-09</text:p>
          </table:table-cell>
          <table:table-cell office:value-type="float" office:value="0.0000000111434" calcext:value-type="float">
            <text:p>1.11434E-08</text:p>
          </table:table-cell>
          <table:table-cell office:value-type="float" office:value="0.0000000232951" calcext:value-type="float">
            <text:p>2.32951E-08</text:p>
          </table:table-cell>
          <table:table-cell office:value-type="float" office:value="0.0000000228547" calcext:value-type="float">
            <text:p>2.28547E-08</text:p>
          </table:table-cell>
          <table:table-cell office:value-type="float" office:value="0.0000000125824" calcext:value-type="float">
            <text:p>1.25824E-08</text:p>
          </table:table-cell>
          <table:table-cell office:value-type="float" office:value="0.0000000106647" calcext:value-type="float">
            <text:p>1.06647E-08</text:p>
          </table:table-cell>
          <table:table-cell office:value-type="float" office:value="0.0000000204992" calcext:value-type="float">
            <text:p>2.04992E-08</text:p>
          </table:table-cell>
          <table:table-cell office:value-type="float" office:value="0.0000000241933" calcext:value-type="float">
            <text:p>2.41933E-08</text:p>
          </table:table-cell>
          <table:table-cell office:value-type="float" office:value="0.0000000142317" calcext:value-type="float">
            <text:p>1.42317E-08</text:p>
          </table:table-cell>
          <table:table-cell office:value-type="float" office:value="0.00000000716175" calcext:value-type="float">
            <text:p>7.16175E-09</text:p>
          </table:table-cell>
          <table:table-cell office:value-type="float" office:value="0.0000000170281" calcext:value-type="float">
            <text:p>1.70281E-08</text:p>
          </table:table-cell>
          <table:table-cell office:value-type="float" office:value="0.00000003098" calcext:value-type="float">
            <text:p>3.098E-08</text:p>
          </table:table-cell>
          <table:table-cell office:value-type="float" office:value="0.0000000304597" calcext:value-type="float">
            <text:p>3.04597E-08</text:p>
          </table:table-cell>
          <table:table-cell office:value-type="float" office:value="0.0000000211629" calcext:value-type="float">
            <text:p>2.11629E-08</text:p>
          </table:table-cell>
          <table:table-cell office:value-type="float" office:value="0.0000000211679" calcext:value-type="float">
            <text:p>2.11679E-08</text:p>
          </table:table-cell>
          <table:table-cell office:value-type="float" office:value="0.000000028482" calcext:value-type="float">
            <text:p>2.8482E-08</text:p>
          </table:table-cell>
          <table:table-cell office:value-type="float" office:value="0.0000000263353" calcext:value-type="float">
            <text:p>2.63353E-08</text:p>
          </table:table-cell>
          <table:table-cell office:value-type="float" office:value="0.0000000125306" calcext:value-type="float">
            <text:p>1.25306E-08</text:p>
          </table:table-cell>
          <table:table-cell office:value-type="float" office:value="0.00000000600589" calcext:value-type="float">
            <text:p>6.00589E-09</text:p>
          </table:table-cell>
          <table:table-cell office:value-type="float" office:value="0.0000000159914" calcext:value-type="float">
            <text:p>1.59914E-08</text:p>
          </table:table-cell>
          <table:table-cell office:value-type="float" office:value="0.0000000279392" calcext:value-type="float">
            <text:p>2.79392E-08</text:p>
          </table:table-cell>
          <table:table-cell office:value-type="float" office:value="0.0000000270866" calcext:value-type="float">
            <text:p>2.70866E-08</text:p>
          </table:table-cell>
          <table:table-cell office:value-type="float" office:value="0.0000000188805" calcext:value-type="float">
            <text:p>1.88805E-08</text:p>
          </table:table-cell>
          <table:table-cell office:value-type="float" office:value="0.0000000183269" calcext:value-type="float">
            <text:p>1.83269E-08</text:p>
          </table:table-cell>
          <table:table-cell office:value-type="float" office:value="0.0000000240334" calcext:value-type="float">
            <text:p>2.40334E-08</text:p>
          </table:table-cell>
          <table:table-cell office:value-type="float" office:value="0.0000000222731" calcext:value-type="float">
            <text:p>2.22731E-08</text:p>
          </table:table-cell>
          <table:table-cell office:value-type="float" office:value="0.0000000107748" calcext:value-type="float">
            <text:p>1.07748E-08</text:p>
          </table:table-cell>
          <table:table-cell office:value-type="float" office:value="0.00000000319525" calcext:value-type="float">
            <text:p>3.19525E-09</text:p>
          </table:table-cell>
          <table:table-cell office:value-type="float" office:value="0.00000000823198" calcext:value-type="float">
            <text:p>8.23198E-09</text:p>
          </table:table-cell>
          <table:table-cell office:value-type="float" office:value="0.0000000156673" calcext:value-type="float">
            <text:p>1.56673E-08</text:p>
          </table:table-cell>
          <table:table-cell office:value-type="float" office:value="0.0000000129373" calcext:value-type="float">
            <text:p>1.29373E-08</text:p>
          </table:table-cell>
          <table:table-cell office:value-type="float" office:value="0.0000000058584" calcext:value-type="float">
            <text:p>5.8584E-09</text:p>
          </table:table-cell>
          <table:table-cell office:value-type="float" office:value="0.0000000089244" calcext:value-type="float">
            <text:p>8.9244E-09</text:p>
          </table:table-cell>
          <table:table-cell office:value-type="float" office:value="0.0000000212805" calcext:value-type="float">
            <text:p>2.12805E-08</text:p>
          </table:table-cell>
          <table:table-cell office:value-type="float" office:value="0.0000000255962" calcext:value-type="float">
            <text:p>2.55962E-08</text:p>
          </table:table-cell>
          <table:table-cell office:value-type="float" office:value="0.0000000145752" calcext:value-type="float">
            <text:p>1.45752E-08</text:p>
          </table:table-cell>
          <table:table-cell office:value-type="float" office:value="0.00000000219391" calcext:value-type="float">
            <text:p>2.19391E-09</text:p>
          </table:table-cell>
          <table:table-cell office:value-type="float" office:value="0.00000000109425" calcext:value-type="float">
            <text:p>1.09425E-09</text:p>
          </table:table-cell>
          <table:table-cell office:value-type="float" office:value="0.00000000550021" calcext:value-type="float">
            <text:p>5.50021E-09</text:p>
          </table:table-cell>
          <table:table-cell office:value-type="float" office:value="0.00000000399976" calcext:value-type="float">
            <text:p>3.99976E-09</text:p>
          </table:table-cell>
          <table:table-cell office:value-type="float" office:value="0.0000000000255472" calcext:value-type="float">
            <text:p>2.55472E-11</text:p>
          </table:table-cell>
          <table:table-cell office:value-type="float" office:value="0.00000000870823" calcext:value-type="float">
            <text:p>8.70823E-09</text:p>
          </table:table-cell>
          <table:table-cell office:value-type="float" office:value="0.0000000252629" calcext:value-type="float">
            <text:p>2.52629E-08</text:p>
          </table:table-cell>
          <table:table-cell office:value-type="float" office:value="0.0000000319197" calcext:value-type="float">
            <text:p>3.19197E-08</text:p>
          </table:table-cell>
          <table:table-cell office:value-type="float" office:value="0.0000000201884" calcext:value-type="float">
            <text:p>2.01884E-08</text:p>
          </table:table-cell>
          <table:table-cell office:value-type="float" office:value="0.00000000538469" calcext:value-type="float">
            <text:p>5.38469E-09</text:p>
          </table:table-cell>
          <table:table-cell office:value-type="float" office:value="0.00000000549341" calcext:value-type="float">
            <text:p>5.49341E-09</text:p>
          </table:table-cell>
          <table:table-cell office:value-type="float" office:value="0.0000000110064" calcext:value-type="float">
            <text:p>1.10064E-08</text:p>
          </table:table-cell>
          <table:table-cell office:value-type="float" office:value="0.00000000843391" calcext:value-type="float">
            <text:p>8.43391E-09</text:p>
          </table:table-cell>
          <table:table-cell office:value-type="float" office:value="0.0000000012634" calcext:value-type="float">
            <text:p>1.2634E-09</text:p>
          </table:table-cell>
          <table:table-cell office:value-type="float" office:value="0.00000000683172" calcext:value-type="float">
            <text:p>6.83172E-09</text:p>
          </table:table-cell>
          <table:table-cell office:value-type="float" office:value="0.000000020605" calcext:value-type="float">
            <text:p>2.0605E-08</text:p>
          </table:table-cell>
          <table:table-cell office:value-type="float" office:value="0.0000000198842" calcext:value-type="float">
            <text:p>1.98842E-08</text:p>
          </table:table-cell>
          <table:table-cell office:value-type="float" office:value="0.00000000785787" calcext:value-type="float">
            <text:p>7.85787E-09</text:p>
          </table:table-cell>
          <table:table-cell office:value-type="float" office:value="0.00000000322409" calcext:value-type="float">
            <text:p>3.22409E-09</text:p>
          </table:table-cell>
          <table:table-cell office:value-type="float" office:value="0.0000000174652" calcext:value-type="float">
            <text:p>1.74652E-08</text:p>
          </table:table-cell>
          <table:table-cell office:value-type="float" office:value="0.0000000347239" calcext:value-type="float">
            <text:p>3.47239E-08</text:p>
          </table:table-cell>
          <table:table-cell office:value-type="float" office:value="0.0000000404099" calcext:value-type="float">
            <text:p>4.04099E-08</text:p>
          </table:table-cell>
          <table:table-cell office:value-type="float" office:value="0.0000000443523" calcext:value-type="float">
            <text:p>4.43523E-08</text:p>
          </table:table-cell>
          <table:table-cell office:value-type="float" office:value="0.0000000615024" calcext:value-type="float">
            <text:p>6.15024E-08</text:p>
          </table:table-cell>
          <table:table-cell office:value-type="float" office:value="0.0000000963995" calcext:value-type="float">
            <text:p>9.63995E-08</text:p>
          </table:table-cell>
          <table:table-cell office:value-type="float" office:value="0.000000168178" calcext:value-type="float">
            <text:p>1.68178E-07</text:p>
          </table:table-cell>
          <table:table-cell office:value-type="float" office:value="0.000000331779" calcext:value-type="float">
            <text:p>3.31779E-07</text:p>
          </table:table-cell>
          <table:table-cell office:value-type="float" office:value="0.000000659614" calcext:value-type="float">
            <text:p>6.59614E-07</text:p>
          </table:table-cell>
          <table:table-cell office:value-type="float" office:value="0.00000126211" calcext:value-type="float">
            <text:p>1.26211E-06</text:p>
          </table:table-cell>
          <table:table-cell office:value-type="float" office:value="0.00000226781" calcext:value-type="float">
            <text:p>2.26781E-06</text:p>
          </table:table-cell>
          <table:table-cell office:value-type="float" office:value="0.00000384213" calcext:value-type="float">
            <text:p>3.84213E-06</text:p>
          </table:table-cell>
          <table:table-cell office:value-type="float" office:value="0.00000632156" calcext:value-type="float">
            <text:p>6.32156E-06</text:p>
          </table:table-cell>
          <table:table-cell office:value-type="float" office:value="0.000010393" calcext:value-type="float">
            <text:p>1.0393E-05</text:p>
          </table:table-cell>
          <table:table-cell office:value-type="float" office:value="0.0000171884" calcext:value-type="float">
            <text:p>1.71884E-05</text:p>
          </table:table-cell>
          <table:table-cell office:value-type="float" office:value="0.0000284281" calcext:value-type="float">
            <text:p>2.84281E-05</text:p>
          </table:table-cell>
          <table:table-cell office:value-type="float" office:value="0.0000471099" calcext:value-type="float">
            <text:p>4.71099E-05</text:p>
          </table:table-cell>
          <table:table-cell office:value-type="float" office:value="0.0000785708" calcext:value-type="float">
            <text:p>7.85708E-05</text:p>
          </table:table-cell>
          <table:table-cell office:value-type="float" office:value="0.000130853" calcext:value-type="float">
            <text:p>0.000130853</text:p>
          </table:table-cell>
          <table:table-cell office:value-type="float" office:value="0.000216745" calcext:value-type="float">
            <text:p>0.000216745</text:p>
          </table:table-cell>
          <table:table-cell office:value-type="float" office:value="0.000358969" calcext:value-type="float">
            <text:p>0.000358969</text:p>
          </table:table-cell>
          <table:table-cell office:value-type="float" office:value="0.000594796" calcext:value-type="float">
            <text:p>0.000594796</text:p>
          </table:table-cell>
          <table:table-cell office:value-type="float" office:value="0.00098237" calcext:value-type="float">
            <text:p>0.00098237</text:p>
          </table:table-cell>
          <table:table-cell office:value-type="float" office:value="0.00161903" calcext:value-type="float">
            <text:p>0.00161903</text:p>
          </table:table-cell>
          <table:table-cell office:value-type="float" office:value="0.00266897" calcext:value-type="float">
            <text:p>0.00266897</text:p>
          </table:table-cell>
          <table:table-cell office:value-type="float" office:value="0.00439789" calcext:value-type="float">
            <text:p>0.00439789</text:p>
          </table:table-cell>
          <table:table-cell office:value-type="float" office:value="0.0072404" calcext:value-type="float">
            <text:p>0.0072404</text:p>
          </table:table-cell>
          <table:table-cell office:value-type="float" office:value="0.0119236" calcext:value-type="float">
            <text:p>0.0119236</text:p>
          </table:table-cell>
          <table:table-cell office:value-type="float" office:value="0.0196384" calcext:value-type="float">
            <text:p>0.0196384</text:p>
          </table:table-cell>
          <table:table-cell office:value-type="float" office:value="0.0323082" calcext:value-type="float">
            <text:p>0.0323082</text:p>
          </table:table-cell>
          <table:table-cell office:value-type="float" office:value="0.0530338" calcext:value-type="float">
            <text:p>0.0530338</text:p>
          </table:table-cell>
          <table:table-cell office:value-type="float" office:value="0.0867395" calcext:value-type="float">
            <text:p>0.0867395</text:p>
          </table:table-cell>
          <table:table-cell office:value-type="float" office:value="0.141035" calcext:value-type="float">
            <text:p>0.141035</text:p>
          </table:table-cell>
          <table:table-cell office:value-type="float" office:value="0.22721" calcext:value-type="float">
            <text:p>0.22721</text:p>
          </table:table-cell>
          <table:table-cell office:value-type="float" office:value="0.360751" calcext:value-type="float">
            <text:p>0.360751</text:p>
          </table:table-cell>
          <table:table-cell office:value-type="float" office:value="0.559837" calcext:value-type="float">
            <text:p>0.559837</text:p>
          </table:table-cell>
          <table:table-cell office:value-type="float" office:value="0.838769" calcext:value-type="float">
            <text:p>0.838769</text:p>
          </table:table-cell>
          <table:table-cell office:value-type="float" office:value="1.19238" calcext:value-type="float">
            <text:p>1.19238</text:p>
          </table:table-cell>
          <table:table-cell office:value-type="float" office:value="1.57333" calcext:value-type="float">
            <text:p>1.57333</text:p>
          </table:table-cell>
          <table:table-cell office:value-type="float" office:value="1.88221" calcext:value-type="float">
            <text:p>1.88221</text:p>
          </table:table-cell>
          <table:table-cell office:value-type="float" office:value="2.00327" calcext:value-type="float">
            <text:p>2.00327</text:p>
          </table:table-cell>
          <table:table-cell office:value-type="float" office:value="1.8826" calcext:value-type="float">
            <text:p>1.8826</text:p>
          </table:table-cell>
          <table:table-cell office:value-type="float" office:value="1.57369" calcext:value-type="float">
            <text:p>1.57369</text:p>
          </table:table-cell>
          <table:table-cell office:value-type="float" office:value="1.19266" calcext:value-type="float">
            <text:p>1.19266</text:p>
          </table:table-cell>
          <table:table-cell office:value-type="float" office:value="0.838997" calcext:value-type="float">
            <text:p>0.838997</text:p>
          </table:table-cell>
          <table:table-cell office:value-type="float" office:value="0.559937" calcext:value-type="float">
            <text:p>0.559937</text:p>
          </table:table-cell>
          <table:table-cell office:value-type="float" office:value="0.360774" calcext:value-type="float">
            <text:p>0.360774</text:p>
          </table:table-cell>
          <table:table-cell office:value-type="float" office:value="0.227241" calcext:value-type="float">
            <text:p>0.227241</text:p>
          </table:table-cell>
          <table:table-cell office:value-type="float" office:value="0.141091" calcext:value-type="float">
            <text:p>0.141091</text:p>
          </table:table-cell>
          <table:table-cell office:value-type="float" office:value="0.0868046" calcext:value-type="float">
            <text:p>0.0868046</text:p>
          </table:table-cell>
          <table:table-cell office:value-type="float" office:value="0.053085" calcext:value-type="float">
            <text:p>0.053085</text:p>
          </table:table-cell>
          <table:table-cell office:value-type="float" office:value="0.0323353" calcext:value-type="float">
            <text:p>0.0323353</text:p>
          </table:table-cell>
          <table:table-cell office:value-type="float" office:value="0.0196513" calcext:value-type="float">
            <text:p>0.0196513</text:p>
          </table:table-cell>
          <table:table-cell office:value-type="float" office:value="0.0119307" calcext:value-type="float">
            <text:p>0.0119307</text:p>
          </table:table-cell>
          <table:table-cell office:value-type="float" office:value="0.00723894" calcext:value-type="float">
            <text:p>0.00723894</text:p>
          </table:table-cell>
          <table:table-cell office:value-type="float" office:value="0.00439076" calcext:value-type="float">
            <text:p>0.00439076</text:p>
          </table:table-cell>
          <table:table-cell office:value-type="float" office:value="0.0026659" calcext:value-type="float">
            <text:p>0.0026659</text:p>
          </table:table-cell>
          <table:table-cell office:value-type="float" office:value="0.00162004" calcext:value-type="float">
            <text:p>0.00162004</text:p>
          </table:table-cell>
          <table:table-cell office:value-type="float" office:value="0.000981914" calcext:value-type="float">
            <text:p>0.000981914</text:p>
          </table:table-cell>
          <table:table-cell office:value-type="float" office:value="0.000593921" calcext:value-type="float">
            <text:p>0.000593921</text:p>
          </table:table-cell>
          <table:table-cell office:value-type="float" office:value="0.000360771" calcext:value-type="float">
            <text:p>0.000360771</text:p>
          </table:table-cell>
          <table:table-cell office:value-type="float" office:value="0.000219433" calcext:value-type="float">
            <text:p>0.000219433</text:p>
          </table:table-cell>
          <table:table-cell office:value-type="float" office:value="0.000132207" calcext:value-type="float">
            <text:p>0.000132207</text:p>
          </table:table-cell>
          <table:table-cell office:value-type="float" office:value="0.000079109" calcext:value-type="float">
            <text:p>7.9109E-05</text:p>
          </table:table-cell>
          <table:table-cell office:value-type="float" office:value="0.0000472462" calcext:value-type="float">
            <text:p>4.72462E-05</text:p>
          </table:table-cell>
          <table:table-cell office:value-type="float" office:value="0.0000277451" calcext:value-type="float">
            <text:p>2.77451E-05</text:p>
          </table:table-cell>
          <table:table-cell office:value-type="float" office:value="0.000016055" calcext:value-type="float">
            <text:p>1.6055E-05</text:p>
          </table:table-cell>
          <table:table-cell office:value-type="float" office:value="0.00000955147" calcext:value-type="float">
            <text:p>9.55147E-06</text:p>
          </table:table-cell>
          <table:table-cell office:value-type="float" office:value="0.00000591436" calcext:value-type="float">
            <text:p>5.91436E-06</text:p>
          </table:table-cell>
          <table:table-cell office:value-type="float" office:value="0.00000369362" calcext:value-type="float">
            <text:p>3.69362E-06</text:p>
          </table:table-cell>
          <table:table-cell office:value-type="float" office:value="0.0000023465" calcext:value-type="float">
            <text:p>2.3465E-06</text:p>
          </table:table-cell>
          <table:table-cell office:value-type="float" office:value="0.00000149875" calcext:value-type="float">
            <text:p>1.49875E-06</text:p>
          </table:table-cell>
          <table:table-cell office:value-type="float" office:value="0.000000835169" calcext:value-type="float">
            <text:p>8.35169E-07</text:p>
          </table:table-cell>
          <table:table-cell office:value-type="float" office:value="0.0000003745" calcext:value-type="float">
            <text:p>3.745E-07</text:p>
          </table:table-cell>
          <table:table-cell office:value-type="float" office:value="0.000000167727" calcext:value-type="float">
            <text:p>1.67727E-07</text:p>
          </table:table-cell>
          <table:table-cell office:value-type="float" office:value="0.0000000863671" calcext:value-type="float">
            <text:p>8.63671E-08</text:p>
          </table:table-cell>
          <table:table-cell office:value-type="float" office:value="0.0000000298823" calcext:value-type="float">
            <text:p>2.98823E-08</text:p>
          </table:table-cell>
          <table:table-cell office:value-type="float" office:value="0.00000000111733" calcext:value-type="float">
            <text:p>1.11733E-09</text:p>
          </table:table-cell>
          <table:table-cell office:value-type="float" office:value="0.0000000110323" calcext:value-type="float">
            <text:p>1.10323E-08</text:p>
          </table:table-cell>
          <table:table-cell office:value-type="float" office:value="0.000000014519" calcext:value-type="float">
            <text:p>1.4519E-08</text:p>
          </table:table-cell>
          <table:table-cell office:value-type="float" office:value="0.00000000653602" calcext:value-type="float">
            <text:p>6.53602E-09</text:p>
          </table:table-cell>
          <table:table-cell office:value-type="float" office:value="0.0000000048592" calcext:value-type="float">
            <text:p>4.8592E-09</text:p>
          </table:table-cell>
          <table:table-cell office:value-type="float" office:value="0.00000000284847" calcext:value-type="float">
            <text:p>2.84847E-09</text:p>
          </table:table-cell>
          <table:table-cell office:value-type="float" office:value="0.0000000142675" calcext:value-type="float">
            <text:p>1.42675E-08</text:p>
          </table:table-cell>
          <table:table-cell office:value-type="float" office:value="0.0000000241336" calcext:value-type="float">
            <text:p>2.41336E-08</text:p>
          </table:table-cell>
          <table:table-cell office:value-type="float" office:value="0.000000018978" calcext:value-type="float">
            <text:p>1.8978E-08</text:p>
          </table:table-cell>
          <table:table-cell office:value-type="float" office:value="0.0000000185324" calcext:value-type="float">
            <text:p>1.85324E-08</text:p>
          </table:table-cell>
          <table:table-cell office:value-type="float" office:value="0.0000000307282" calcext:value-type="float">
            <text:p>3.07282E-08</text:p>
          </table:table-cell>
          <table:table-cell office:value-type="float" office:value="0.0000000440964" calcext:value-type="float">
            <text:p>4.40964E-08</text:p>
          </table:table-cell>
          <table:table-cell office:value-type="float" office:value="0.0000000420475" calcext:value-type="float">
            <text:p>4.20475E-08</text:p>
          </table:table-cell>
          <table:table-cell office:value-type="float" office:value="0.0000000265199" calcext:value-type="float">
            <text:p>2.65199E-08</text:p>
          </table:table-cell>
          <table:table-cell office:value-type="float" office:value="0.00000000887552" calcext:value-type="float">
            <text:p>8.87552E-09</text:p>
          </table:table-cell>
          <table:table-cell office:value-type="float" office:value="0.00000000184096" calcext:value-type="float">
            <text:p>1.84096E-09</text:p>
          </table:table-cell>
          <table:table-cell office:value-type="float" office:value="0.000000000644378" calcext:value-type="float">
            <text:p>6.44378E-10</text:p>
          </table:table-cell>
          <table:table-cell office:value-type="float" office:value="0.00000000291871" calcext:value-type="float">
            <text:p>2.91871E-09</text:p>
          </table:table-cell>
          <table:table-cell office:value-type="float" office:value="0.00000000899228" calcext:value-type="float">
            <text:p>8.99228E-09</text:p>
          </table:table-cell>
          <table:table-cell office:value-type="float" office:value="0.0000000244444" calcext:value-type="float">
            <text:p>2.44444E-08</text:p>
          </table:table-cell>
          <table:table-cell office:value-type="float" office:value="0.0000000553856" calcext:value-type="float">
            <text:p>5.53856E-08</text:p>
          </table:table-cell>
          <table:table-cell office:value-type="float" office:value="0.0000000617579" calcext:value-type="float">
            <text:p>6.17579E-08</text:p>
          </table:table-cell>
          <table:table-cell office:value-type="float" office:value="0.0000000397546" calcext:value-type="float">
            <text:p>3.97546E-08</text:p>
          </table:table-cell>
          <table:table-cell office:value-type="float" office:value="0.0000000247566" calcext:value-type="float">
            <text:p>2.47566E-08</text:p>
          </table:table-cell>
          <table:table-cell office:value-type="float" office:value="0.0000000217783" calcext:value-type="float">
            <text:p>2.17783E-08</text:p>
          </table:table-cell>
          <table:table-cell office:value-type="float" office:value="0.0000000180856" calcext:value-type="float">
            <text:p>1.80856E-08</text:p>
          </table:table-cell>
          <table:table-cell office:value-type="float" office:value="0.00000000706595" calcext:value-type="float">
            <text:p>7.06595E-09</text:p>
          </table:table-cell>
          <table:table-cell office:value-type="float" office:value="0.0000000019204" calcext:value-type="float">
            <text:p>1.9204E-09</text:p>
          </table:table-cell>
          <table:table-cell office:value-type="float" office:value="0.0000000115286" calcext:value-type="float">
            <text:p>1.15286E-08</text:p>
          </table:table-cell>
          <table:table-cell office:value-type="float" office:value="0.0000000297232" calcext:value-type="float">
            <text:p>2.97232E-08</text:p>
          </table:table-cell>
          <table:table-cell office:value-type="float" office:value="0.0000000437563" calcext:value-type="float">
            <text:p>4.37563E-08</text:p>
          </table:table-cell>
          <table:table-cell office:value-type="float" office:value="0.0000000451002" calcext:value-type="float">
            <text:p>4.51002E-08</text:p>
          </table:table-cell>
          <table:table-cell office:value-type="float" office:value="0.0000000438056" calcext:value-type="float">
            <text:p>4.38056E-08</text:p>
          </table:table-cell>
          <table:table-cell office:value-type="float" office:value="0.0000000492647" calcext:value-type="float">
            <text:p>4.92647E-08</text:p>
          </table:table-cell>
          <table:table-cell office:value-type="float" office:value="0.0000000511508" calcext:value-type="float">
            <text:p>5.11508E-08</text:p>
          </table:table-cell>
          <table:table-cell office:value-type="float" office:value="0.0000000308086" calcext:value-type="float">
            <text:p>3.08086E-08</text:p>
          </table:table-cell>
          <table:table-cell office:value-type="float" office:value="0.00000000536179" calcext:value-type="float">
            <text:p>5.36179E-09</text:p>
          </table:table-cell>
          <table:table-cell office:value-type="float" office:value="0.000000000995138" calcext:value-type="float">
            <text:p>9.95138E-10</text:p>
          </table:table-cell>
          <table:table-cell office:value-type="float" office:value="0.0000000100174" calcext:value-type="float">
            <text:p>1.00174E-08</text:p>
          </table:table-cell>
          <table:table-cell office:value-type="float" office:value="0.0000000172113" calcext:value-type="float">
            <text:p>1.72113E-08</text:p>
          </table:table-cell>
          <table:table-cell office:value-type="float" office:value="0.0000000252682" calcext:value-type="float">
            <text:p>2.52682E-08</text:p>
          </table:table-cell>
          <table:table-cell office:value-type="float" office:value="0.0000000437711" calcext:value-type="float">
            <text:p>4.37711E-08</text:p>
          </table:table-cell>
          <table:table-cell office:value-type="float" office:value="0.0000000692345" calcext:value-type="float">
            <text:p>6.92345E-08</text:p>
          </table:table-cell>
          <table:table-cell office:value-type="float" office:value="0.0000000780542" calcext:value-type="float">
            <text:p>7.80542E-08</text:p>
          </table:table-cell>
          <table:table-cell office:value-type="float" office:value="0.0000000492805" calcext:value-type="float">
            <text:p>4.92805E-08</text:p>
          </table:table-cell>
          <table:table-cell office:value-type="float" office:value="0.0000000163045" calcext:value-type="float">
            <text:p>1.63045E-08</text:p>
          </table:table-cell>
          <table:table-cell office:value-type="float" office:value="0.00000000557352" calcext:value-type="float">
            <text:p>5.57352E-09</text:p>
          </table:table-cell>
          <table:table-cell office:value-type="float" office:value="0.00000000217899" calcext:value-type="float">
            <text:p>2.17899E-09</text:p>
          </table:table-cell>
          <table:table-cell office:value-type="float" office:value="0.00000000020725" calcext:value-type="float">
            <text:p>2.0725E-10</text:p>
          </table:table-cell>
          <table:table-cell office:value-type="float" office:value="0.00000000649439" calcext:value-type="float">
            <text:p>6.49439E-09</text:p>
          </table:table-cell>
          <table:table-cell office:value-type="float" office:value="0.0000000350126" calcext:value-type="float">
            <text:p>3.50126E-08</text:p>
          </table:table-cell>
          <table:table-cell office:value-type="float" office:value="0.0000000643472" calcext:value-type="float">
            <text:p>6.43472E-08</text:p>
          </table:table-cell>
          <table:table-cell office:value-type="float" office:value="0.0000000624507" calcext:value-type="float">
            <text:p>6.24507E-08</text:p>
          </table:table-cell>
          <table:table-cell office:value-type="float" office:value="0.0000000441595" calcext:value-type="float">
            <text:p>4.41595E-08</text:p>
          </table:table-cell>
          <table:table-cell office:value-type="float" office:value="0.0000000327586" calcext:value-type="float">
            <text:p>3.27586E-08</text:p>
          </table:table-cell>
          <table:table-cell office:value-type="float" office:value="0.0000000300778" calcext:value-type="float">
            <text:p>3.00778E-08</text:p>
          </table:table-cell>
          <table:table-cell office:value-type="float" office:value="0.0000000259107" calcext:value-type="float">
            <text:p>2.59107E-08</text:p>
          </table:table-cell>
          <table:table-cell office:value-type="float" office:value="0.0000000104114" calcext:value-type="float">
            <text:p>1.04114E-08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10687" calcext:value-type="float">
            <text:p>1.0687E-08</text:p>
          </table:table-cell>
          <table:table-cell office:value-type="float" office:value="0.0000000276655" calcext:value-type="float">
            <text:p>2.76655E-08</text:p>
          </table:table-cell>
          <table:table-cell office:value-type="float" office:value="0.0000000263526" calcext:value-type="float">
            <text:p>2.63526E-08</text:p>
          </table:table-cell>
          <table:table-cell office:value-type="float" office:value="0.00000000876877" calcext:value-type="float">
            <text:p>8.76877E-09</text:p>
          </table:table-cell>
          <table:table-cell office:value-type="float" office:value="0.000000000195018" calcext:value-type="float">
            <text:p>1.95018E-10</text:p>
          </table:table-cell>
          <table:table-cell office:value-type="float" office:value="0.00000000661885" calcext:value-type="float">
            <text:p>6.61885E-09</text:p>
          </table:table-cell>
          <table:table-cell office:value-type="float" office:value="0.0000000118299" calcext:value-type="float">
            <text:p>1.18299E-08</text:p>
          </table:table-cell>
          <table:table-cell office:value-type="float" office:value="0.00000000520292" calcext:value-type="float">
            <text:p>5.20292E-09</text:p>
          </table:table-cell>
          <table:table-cell office:value-type="float" office:value="0.000000000587304" calcext:value-type="float">
            <text:p>5.87304E-10</text:p>
          </table:table-cell>
          <table:table-cell office:value-type="float" office:value="0.0000000150546" calcext:value-type="float">
            <text:p>1.50546E-08</text:p>
          </table:table-cell>
          <table:table-cell office:value-type="float" office:value="0.0000000357005" calcext:value-type="float">
            <text:p>3.57005E-08</text:p>
          </table:table-cell>
          <table:table-cell office:value-type="float" office:value="0.0000000427365" calcext:value-type="float">
            <text:p>4.27365E-08</text:p>
          </table:table-cell>
          <table:table-cell office:value-type="float" office:value="0.0000000298093" calcext:value-type="float">
            <text:p>2.98093E-08</text:p>
          </table:table-cell>
          <table:table-cell office:value-type="float" office:value="0.00000000988082" calcext:value-type="float">
            <text:p>9.88082E-09</text:p>
          </table:table-cell>
          <table:table-cell office:value-type="float" office:value="0.00000000165687" calcext:value-type="float">
            <text:p>1.65687E-09</text:p>
          </table:table-cell>
          <table:table-cell office:value-type="float" office:value="0.00000000238768" calcext:value-type="float">
            <text:p>2.38768E-09</text:p>
          </table:table-cell>
          <table:table-cell office:value-type="float" office:value="0.00000000228545" calcext:value-type="float">
            <text:p>2.28545E-09</text:p>
          </table:table-cell>
          <table:table-cell office:value-type="float" office:value="0.00000000142774" calcext:value-type="float">
            <text:p>1.42774E-09</text:p>
          </table:table-cell>
          <table:table-cell office:value-type="float" office:value="0.00000000993094" calcext:value-type="float">
            <text:p>9.93094E-09</text:p>
          </table:table-cell>
          <table:table-cell office:value-type="float" office:value="0.0000000306687" calcext:value-type="float">
            <text:p>3.06687E-08</text:p>
          </table:table-cell>
          <table:table-cell office:value-type="float" office:value="0.0000000462266" calcext:value-type="float">
            <text:p>4.62266E-08</text:p>
          </table:table-cell>
          <table:table-cell office:value-type="float" office:value="0.0000000452268" calcext:value-type="float">
            <text:p>4.52268E-08</text:p>
          </table:table-cell>
          <table:table-cell office:value-type="float" office:value="0.0000000297717" calcext:value-type="float">
            <text:p>2.97717E-08</text:p>
          </table:table-cell>
          <table:table-cell office:value-type="float" office:value="0.0000000117622" calcext:value-type="float">
            <text:p>1.17622E-08</text:p>
          </table:table-cell>
          <table:table-cell office:value-type="float" office:value="0.00000000365625" calcext:value-type="float">
            <text:p>3.65625E-09</text:p>
          </table:table-cell>
          <table:table-cell office:value-type="float" office:value="0.00000000335895" calcext:value-type="float">
            <text:p>3.35895E-09</text:p>
          </table:table-cell>
          <table:table-cell office:value-type="float" office:value="0.00000000316946" calcext:value-type="float">
            <text:p>3.16946E-09</text:p>
          </table:table-cell>
          <table:table-cell office:value-type="float" office:value="0.00000000346538" calcext:value-type="float">
            <text:p>3.46538E-09</text:p>
          </table:table-cell>
          <table:table-cell office:value-type="float" office:value="0.0000000136974" calcext:value-type="float">
            <text:p>1.36974E-08</text:p>
          </table:table-cell>
          <table:table-cell office:value-type="float" office:value="0.0000000343128" calcext:value-type="float">
            <text:p>3.43128E-08</text:p>
          </table:table-cell>
          <table:table-cell office:value-type="float" office:value="0.000000046828" calcext:value-type="float">
            <text:p>4.6828E-08</text:p>
          </table:table-cell>
          <table:table-cell office:value-type="float" office:value="0.000000039592" calcext:value-type="float">
            <text:p>3.9592E-08</text:p>
          </table:table-cell>
          <table:table-cell office:value-type="float" office:value="0.0000000215403" calcext:value-type="float">
            <text:p>2.15403E-08</text:p>
          </table:table-cell>
          <table:table-cell office:value-type="float" office:value="0.00000000808901" calcext:value-type="float">
            <text:p>8.08901E-09</text:p>
          </table:table-cell>
          <table:table-cell office:value-type="float" office:value="0.00000000748388" calcext:value-type="float">
            <text:p>7.48388E-09</text:p>
          </table:table-cell>
          <table:table-cell office:value-type="float" office:value="0.00000000900868" calcext:value-type="float">
            <text:p>9.00868E-09</text:p>
          </table:table-cell>
          <table:table-cell office:value-type="float" office:value="0.00000000401999" calcext:value-type="float">
            <text:p>4.01999E-09</text:p>
          </table:table-cell>
          <table:table-cell office:value-type="float" office:value="0.00000000338397" calcext:value-type="float">
            <text:p>3.38397E-09</text:p>
          </table:table-cell>
          <table:table-cell office:value-type="float" office:value="0.0000000112253" calcext:value-type="float">
            <text:p>1.12253E-08</text:p>
          </table:table-cell>
          <table:table-cell office:value-type="float" office:value="0.0000000270489" calcext:value-type="float">
            <text:p>2.70489E-08</text:p>
          </table:table-cell>
          <table:table-cell office:value-type="float" office:value="0.0000000359794" calcext:value-type="float">
            <text:p>3.59794E-08</text:p>
          </table:table-cell>
          <table:table-cell office:value-type="float" office:value="0.0000000211452" calcext:value-type="float">
            <text:p>2.11452E-08</text:p>
          </table:table-cell>
          <table:table-cell office:value-type="float" office:value="0.00000000639203" calcext:value-type="float">
            <text:p>6.39203E-09</text:p>
          </table:table-cell>
          <table:table-cell office:value-type="float" office:value="0.00000000754223" calcext:value-type="float">
            <text:p>7.54223E-09</text:p>
          </table:table-cell>
          <table:table-cell office:value-type="float" office:value="0.0000000166122" calcext:value-type="float">
            <text:p>1.66122E-08</text:p>
          </table:table-cell>
          <table:table-cell office:value-type="float" office:value="0.0000000188098" calcext:value-type="float">
            <text:p>1.88098E-08</text:p>
          </table:table-cell>
          <table:table-cell office:value-type="float" office:value="0.00000000649258" calcext:value-type="float">
            <text:p>6.49258E-09</text:p>
          </table:table-cell>
          <table:table-cell office:value-type="float" office:value="0.00000000034143" calcext:value-type="float">
            <text:p>3.4143E-10</text:p>
          </table:table-cell>
          <table:table-cell office:value-type="float" office:value="0.00000000706101" calcext:value-type="float">
            <text:p>7.06101E-09</text:p>
          </table:table-cell>
          <table:table-cell office:value-type="float" office:value="0.0000000115534" calcext:value-type="float">
            <text:p>1.15534E-08</text:p>
          </table:table-cell>
          <table:table-cell office:value-type="float" office:value="0.00000000856525" calcext:value-type="float">
            <text:p>8.56525E-09</text:p>
          </table:table-cell>
          <table:table-cell office:value-type="float" office:value="0.00000000351891" calcext:value-type="float">
            <text:p>3.51891E-09</text:p>
          </table:table-cell>
          <table:table-cell office:value-type="float" office:value="0.00000000798119" calcext:value-type="float">
            <text:p>7.98119E-09</text:p>
          </table:table-cell>
          <table:table-cell office:value-type="float" office:value="0.0000000217898" calcext:value-type="float">
            <text:p>2.17898E-08</text:p>
          </table:table-cell>
          <table:table-cell office:value-type="float" office:value="0.0000000330302" calcext:value-type="float">
            <text:p>3.30302E-08</text:p>
          </table:table-cell>
          <table:table-cell office:value-type="float" office:value="0.000000025722" calcext:value-type="float">
            <text:p>2.5722E-08</text:p>
          </table:table-cell>
          <table:table-cell office:value-type="float" office:value="0.00000000781405" calcext:value-type="float">
            <text:p>7.81405E-09</text:p>
          </table:table-cell>
          <table:table-cell office:value-type="float" office:value="0.000000000597604" calcext:value-type="float">
            <text:p>5.97604E-10</text:p>
          </table:table-cell>
          <table:table-cell office:value-type="float" office:value="0.000000000388995" calcext:value-type="float">
            <text:p>3.88995E-10</text:p>
          </table:table-cell>
          <table:table-cell office:value-type="float" office:value="0.00000000299512" calcext:value-type="float">
            <text:p>2.99512E-09</text:p>
          </table:table-cell>
          <table:table-cell office:value-type="float" office:value="0.00000000138684" calcext:value-type="float">
            <text:p>1.38684E-09</text:p>
          </table:table-cell>
          <table:table-cell office:value-type="float" office:value="0.00000000293491" calcext:value-type="float">
            <text:p>2.93491E-09</text:p>
          </table:table-cell>
          <table:table-cell office:value-type="float" office:value="0.0000000183298" calcext:value-type="float">
            <text:p>1.83298E-08</text:p>
          </table:table-cell>
          <table:table-cell office:value-type="float" office:value="0.0000000304545" calcext:value-type="float">
            <text:p>3.04545E-08</text:p>
          </table:table-cell>
          <table:table-cell office:value-type="float" office:value="0.0000000376199" calcext:value-type="float">
            <text:p>3.76199E-08</text:p>
          </table:table-cell>
          <table:table-cell office:value-type="float" office:value="0.0000000360765" calcext:value-type="float">
            <text:p>3.60765E-08</text:p>
          </table:table-cell>
          <table:table-cell office:value-type="float" office:value="0.0000000270338" calcext:value-type="float">
            <text:p>2.70338E-08</text:p>
          </table:table-cell>
          <table:table-cell office:value-type="float" office:value="0.0000000298782" calcext:value-type="float">
            <text:p>2.98782E-08</text:p>
          </table:table-cell>
          <table:table-cell office:value-type="float" office:value="0.000000047196" calcext:value-type="float">
            <text:p>4.7196E-08</text:p>
          </table:table-cell>
          <table:table-cell office:value-type="float" office:value="0.0000000638974" calcext:value-type="float">
            <text:p>6.38974E-08</text:p>
          </table:table-cell>
          <table:table-cell office:value-type="float" office:value="0.000000077674" calcext:value-type="float">
            <text:p>7.7674E-08</text:p>
          </table:table-cell>
          <table:table-cell office:value-type="float" office:value="0.000000107177" calcext:value-type="float">
            <text:p>1.07177E-07</text:p>
          </table:table-cell>
          <table:table-cell office:value-type="float" office:value="0.00000016231" calcext:value-type="float">
            <text:p>1.6231E-07</text:p>
          </table:table-cell>
          <table:table-cell office:value-type="float" office:value="0.000000259732" calcext:value-type="float">
            <text:p>2.59732E-07</text:p>
          </table:table-cell>
          <table:table-cell office:value-type="float" office:value="0.000000462764" calcext:value-type="float">
            <text:p>4.62764E-07</text:p>
          </table:table-cell>
          <table:table-cell office:value-type="float" office:value="0.000000891558" calcext:value-type="float">
            <text:p>8.91558E-07</text:p>
          </table:table-cell>
          <table:table-cell office:value-type="float" office:value="0.00000163527" calcext:value-type="float">
            <text:p>1.63527E-06</text:p>
          </table:table-cell>
          <table:table-cell office:value-type="float" office:value="0.00000271888" calcext:value-type="float">
            <text:p>2.71888E-06</text:p>
          </table:table-cell>
          <table:table-cell office:value-type="float" office:value="0.00000439399" calcext:value-type="float">
            <text:p>4.39399E-06</text:p>
          </table:table-cell>
          <table:table-cell office:value-type="float" office:value="0.00000710451" calcext:value-type="float">
            <text:p>7.10451E-06</text:p>
          </table:table-cell>
          <table:table-cell office:value-type="float" office:value="0.0000110895" calcext:value-type="float">
            <text:p>1.10895E-05</text:p>
          </table:table-cell>
          <table:table-cell office:value-type="float" office:value="0.000017265" calcext:value-type="float">
            <text:p>1.7265E-05</text:p>
          </table:table-cell>
          <table:table-cell office:value-type="float" office:value="0.0000282817" calcext:value-type="float">
            <text:p>2.82817E-05</text:p>
          </table:table-cell>
          <table:table-cell office:value-type="float" office:value="0.0000476627" calcext:value-type="float">
            <text:p>4.76627E-05</text:p>
          </table:table-cell>
          <table:table-cell office:value-type="float" office:value="0.0000798593" calcext:value-type="float">
            <text:p>7.98593E-05</text:p>
          </table:table-cell>
          <table:table-cell office:value-type="float" office:value="0.000133449" calcext:value-type="float">
            <text:p>0.000133449</text:p>
          </table:table-cell>
          <table:table-cell office:value-type="float" office:value="0.000222885" calcext:value-type="float">
            <text:p>0.000222885</text:p>
          </table:table-cell>
          <table:table-cell office:value-type="float" office:value="0.000368451" calcext:value-type="float">
            <text:p>0.000368451</text:p>
          </table:table-cell>
          <table:table-cell office:value-type="float" office:value="0.000603295" calcext:value-type="float">
            <text:p>0.000603295</text:p>
          </table:table-cell>
          <table:table-cell office:value-type="float" office:value="0.000987627" calcext:value-type="float">
            <text:p>0.000987627</text:p>
          </table:table-cell>
          <table:table-cell office:value-type="float" office:value="0.00162123" calcext:value-type="float">
            <text:p>0.00162123</text:p>
          </table:table-cell>
          <table:table-cell office:value-type="float" office:value="0.00266473" calcext:value-type="float">
            <text:p>0.00266473</text:p>
          </table:table-cell>
          <table:table-cell office:value-type="float" office:value="0.00438977" calcext:value-type="float">
            <text:p>0.00438977</text:p>
          </table:table-cell>
          <table:table-cell office:value-type="float" office:value="0.00724977" calcext:value-type="float">
            <text:p>0.00724977</text:p>
          </table:table-cell>
          <table:table-cell office:value-type="float" office:value="0.0119662" calcext:value-type="float">
            <text:p>0.0119662</text:p>
          </table:table-cell>
          <table:table-cell office:value-type="float" office:value="0.0197078" calcext:value-type="float">
            <text:p>0.0197078</text:p>
          </table:table-cell>
          <table:table-cell office:value-type="float" office:value="0.0324086" calcext:value-type="float">
            <text:p>0.0324086</text:p>
          </table:table-cell>
          <table:table-cell office:value-type="float" office:value="0.0531735" calcext:value-type="float">
            <text:p>0.0531735</text:p>
          </table:table-cell>
          <table:table-cell office:value-type="float" office:value="0.0868757" calcext:value-type="float">
            <text:p>0.0868757</text:p>
          </table:table-cell>
          <table:table-cell office:value-type="float" office:value="0.141118" calcext:value-type="float">
            <text:p>0.141118</text:p>
          </table:table-cell>
          <table:table-cell office:value-type="float" office:value="0.227292" calcext:value-type="float">
            <text:p>0.227292</text:p>
          </table:table-cell>
          <table:table-cell office:value-type="float" office:value="0.36096" calcext:value-type="float">
            <text:p>0.36096</text:p>
          </table:table-cell>
          <table:table-cell office:value-type="float" office:value="0.560255" calcext:value-type="float">
            <text:p>0.560255</text:p>
          </table:table-cell>
          <table:table-cell office:value-type="float" office:value="0.839398" calcext:value-type="float">
            <text:p>0.839398</text:p>
          </table:table-cell>
          <table:table-cell office:value-type="float" office:value="1.1932" calcext:value-type="float">
            <text:p>1.1932</text:p>
          </table:table-cell>
          <table:table-cell office:value-type="float" office:value="1.57416" calcext:value-type="float">
            <text:p>1.57416</text:p>
          </table:table-cell>
          <table:table-cell office:value-type="float" office:value="1.88258" calcext:value-type="float">
            <text:p>1.88258</text:p>
          </table:table-cell>
          <table:table-cell office:value-type="float" office:value="2.00281" calcext:value-type="float">
            <text:p>2.00281</text:p>
          </table:table-cell>
          <table:table-cell office:value-type="float" office:value="1.88164" calcext:value-type="float">
            <text:p>1.88164</text:p>
          </table:table-cell>
          <table:table-cell office:value-type="float" office:value="1.57279" calcext:value-type="float">
            <text:p>1.57279</text:p>
          </table:table-cell>
          <table:table-cell office:value-type="float" office:value="1.19201" calcext:value-type="float">
            <text:p>1.19201</text:p>
          </table:table-cell>
          <table:table-cell office:value-type="float" office:value="0.838585" calcext:value-type="float">
            <text:p>0.838585</text:p>
          </table:table-cell>
          <table:table-cell office:value-type="float" office:value="0.559693" calcext:value-type="float">
            <text:p>0.559693</text:p>
          </table:table-cell>
          <table:table-cell office:value-type="float" office:value="0.360617" calcext:value-type="float">
            <text:p>0.360617</text:p>
          </table:table-cell>
          <table:table-cell office:value-type="float" office:value="0.227123" calcext:value-type="float">
            <text:p>0.227123</text:p>
          </table:table-cell>
          <table:table-cell office:value-type="float" office:value="0.140988" calcext:value-type="float">
            <text:p>0.140988</text:p>
          </table:table-cell>
          <table:table-cell office:value-type="float" office:value="0.086719" calcext:value-type="float">
            <text:p>0.086719</text:p>
          </table:table-cell>
          <table:table-cell office:value-type="float" office:value="0.0530526" calcext:value-type="float">
            <text:p>0.0530526</text:p>
          </table:table-cell>
          <table:table-cell office:value-type="float" office:value="0.0323602" calcext:value-type="float">
            <text:p>0.0323602</text:p>
          </table:table-cell>
          <table:table-cell office:value-type="float" office:value="0.0196914" calcext:value-type="float">
            <text:p>0.0196914</text:p>
          </table:table-cell>
          <table:table-cell office:value-type="float" office:value="0.0119562" calcext:value-type="float">
            <text:p>0.0119562</text:p>
          </table:table-cell>
          <table:table-cell office:value-type="float" office:value="0.00725332" calcext:value-type="float">
            <text:p>0.00725332</text:p>
          </table:table-cell>
          <table:table-cell office:value-type="float" office:value="0.00440104" calcext:value-type="float">
            <text:p>0.00440104</text:p>
          </table:table-cell>
          <table:table-cell office:value-type="float" office:value="0.00266982" calcext:value-type="float">
            <text:p>0.00266982</text:p>
          </table:table-cell>
          <table:table-cell office:value-type="float" office:value="0.00161971" calcext:value-type="float">
            <text:p>0.00161971</text:p>
          </table:table-cell>
          <table:table-cell office:value-type="float" office:value="0.000985069" calcext:value-type="float">
            <text:p>0.000985069</text:p>
          </table:table-cell>
          <table:table-cell office:value-type="float" office:value="0.000601603" calcext:value-type="float">
            <text:p>0.000601603</text:p>
          </table:table-cell>
          <table:table-cell office:value-type="float" office:value="0.000368258" calcext:value-type="float">
            <text:p>0.000368258</text:p>
          </table:table-cell>
          <table:table-cell office:value-type="float" office:value="0.000225143" calcext:value-type="float">
            <text:p>0.000225143</text:p>
          </table:table-cell>
          <table:table-cell office:value-type="float" office:value="0.000136777" calcext:value-type="float">
            <text:p>0.000136777</text:p>
          </table:table-cell>
          <table:table-cell office:value-type="float" office:value="0.000082116" calcext:value-type="float">
            <text:p>8.2116E-05</text:p>
          </table:table-cell>
          <table:table-cell office:value-type="float" office:value="0.0000488611" calcext:value-type="float">
            <text:p>4.88611E-05</text:p>
          </table:table-cell>
          <table:table-cell office:value-type="float" office:value="0.0000290534" calcext:value-type="float">
            <text:p>2.90534E-05</text:p>
          </table:table-cell>
          <table:table-cell office:value-type="float" office:value="0.0000172903" calcext:value-type="float">
            <text:p>1.72903E-05</text:p>
          </table:table-cell>
          <table:table-cell office:value-type="float" office:value="0.0000103561" calcext:value-type="float">
            <text:p>1.03561E-05</text:p>
          </table:table-cell>
          <table:table-cell office:value-type="float" office:value="0.00000639583" calcext:value-type="float">
            <text:p>6.39583E-06</text:p>
          </table:table-cell>
          <table:table-cell office:value-type="float" office:value="0.00000414819" calcext:value-type="float">
            <text:p>4.14819E-06</text:p>
          </table:table-cell>
          <table:table-cell office:value-type="float" office:value="0.00000274798" calcext:value-type="float">
            <text:p>2.74798E-06</text:p>
          </table:table-cell>
          <table:table-cell office:value-type="float" office:value="0.00000176346" calcext:value-type="float">
            <text:p>1.76346E-06</text:p>
          </table:table-cell>
          <table:table-cell office:value-type="float" office:value="0.00000106384" calcext:value-type="float">
            <text:p>1.06384E-06</text:p>
          </table:table-cell>
          <table:table-cell office:value-type="float" office:value="0.000000597257" calcext:value-type="float">
            <text:p>5.97257E-07</text:p>
          </table:table-cell>
          <table:table-cell office:value-type="float" office:value="0.000000320083" calcext:value-type="float">
            <text:p>3.20083E-07</text:p>
          </table:table-cell>
          <table:table-cell office:value-type="float" office:value="0.000000170985" calcext:value-type="float">
            <text:p>1.70985E-07</text:p>
          </table:table-cell>
          <table:table-cell office:value-type="float" office:value="0.0000000833353" calcext:value-type="float">
            <text:p>8.33353E-08</text:p>
          </table:table-cell>
          <table:table-cell office:value-type="float" office:value="0.0000000288494" calcext:value-type="float">
            <text:p>2.88494E-08</text:p>
          </table:table-cell>
          <table:table-cell office:value-type="float" office:value="0.0000000162191" calcext:value-type="float">
            <text:p>1.62191E-08</text:p>
          </table:table-cell>
          <table:table-cell office:value-type="float" office:value="0.000000033387" calcext:value-type="float">
            <text:p>3.3387E-08</text:p>
          </table:table-cell>
          <table:table-cell office:value-type="float" office:value="0.0000000402194" calcext:value-type="float">
            <text:p>4.02194E-08</text:p>
          </table:table-cell>
          <table:table-cell office:value-type="float" office:value="0.0000000314682" calcext:value-type="float">
            <text:p>3.14682E-08</text:p>
          </table:table-cell>
          <table:table-cell office:value-type="float" office:value="0.0000000237886" calcext:value-type="float">
            <text:p>2.37886E-08</text:p>
          </table:table-cell>
          <table:table-cell office:value-type="float" office:value="0.0000000167174" calcext:value-type="float">
            <text:p>1.67174E-08</text:p>
          </table:table-cell>
          <table:table-cell office:value-type="float" office:value="0.0000000146736" calcext:value-type="float">
            <text:p>1.46736E-08</text:p>
          </table:table-cell>
          <table:table-cell office:value-type="float" office:value="0.0000000129514" calcext:value-type="float">
            <text:p>1.29514E-08</text:p>
          </table:table-cell>
          <table:table-cell office:value-type="float" office:value="0.00000000357068" calcext:value-type="float">
            <text:p>3.57068E-09</text:p>
          </table:table-cell>
          <table:table-cell office:value-type="float" office:value="0.000000000983692" calcext:value-type="float">
            <text:p>9.83692E-10</text:p>
          </table:table-cell>
          <table:table-cell office:value-type="float" office:value="0.0000000122319" calcext:value-type="float">
            <text:p>1.22319E-08</text:p>
          </table:table-cell>
          <table:table-cell office:value-type="float" office:value="0.0000000242401" calcext:value-type="float">
            <text:p>2.42401E-08</text:p>
          </table:table-cell>
          <table:table-cell office:value-type="float" office:value="0.000000031741" calcext:value-type="float">
            <text:p>3.1741E-08</text:p>
          </table:table-cell>
          <table:table-cell office:value-type="float" office:value="0.0000000344411" calcext:value-type="float">
            <text:p>3.44411E-08</text:p>
          </table:table-cell>
          <table:table-cell office:value-type="float" office:value="0.0000000343246" calcext:value-type="float">
            <text:p>3.43246E-08</text:p>
          </table:table-cell>
          <table:table-cell office:value-type="float" office:value="0.0000000419058" calcext:value-type="float">
            <text:p>4.19058E-08</text:p>
          </table:table-cell>
          <table:table-cell office:value-type="float" office:value="0.0000000443689" calcext:value-type="float">
            <text:p>4.43689E-08</text:p>
          </table:table-cell>
          <table:table-cell office:value-type="float" office:value="0.000000028207" calcext:value-type="float">
            <text:p>2.8207E-08</text:p>
          </table:table-cell>
          <table:table-cell office:value-type="float" office:value="0.0000000108988" calcext:value-type="float">
            <text:p>1.08988E-08</text:p>
          </table:table-cell>
          <table:table-cell office:value-type="float" office:value="0.00000000214288" calcext:value-type="float">
            <text:p>2.14288E-09</text:p>
          </table:table-cell>
          <table:table-cell office:value-type="float" office:value="0.00000000102151" calcext:value-type="float">
            <text:p>1.02151E-09</text:p>
          </table:table-cell>
          <table:table-cell office:value-type="float" office:value="0.00000000948338" calcext:value-type="float">
            <text:p>9.48338E-09</text:p>
          </table:table-cell>
          <table:table-cell office:value-type="float" office:value="0.000000019771" calcext:value-type="float">
            <text:p>1.9771E-08</text:p>
          </table:table-cell>
          <table:table-cell office:value-type="float" office:value="0.0000000332928" calcext:value-type="float">
            <text:p>3.32928E-08</text:p>
          </table:table-cell>
          <table:table-cell office:value-type="float" office:value="0.0000000573982" calcext:value-type="float">
            <text:p>5.73982E-08</text:p>
          </table:table-cell>
          <table:table-cell office:value-type="float" office:value="0.0000000705267" calcext:value-type="float">
            <text:p>7.05267E-08</text:p>
          </table:table-cell>
          <table:table-cell office:value-type="float" office:value="0.000000060295" calcext:value-type="float">
            <text:p>6.0295E-08</text:p>
          </table:table-cell>
          <table:table-cell office:value-type="float" office:value="0.0000000452131" calcext:value-type="float">
            <text:p>4.52131E-08</text:p>
          </table:table-cell>
          <table:table-cell office:value-type="float" office:value="0.0000000283587" calcext:value-type="float">
            <text:p>2.83587E-08</text:p>
          </table:table-cell>
          <table:table-cell office:value-type="float" office:value="0.0000000125632" calcext:value-type="float">
            <text:p>1.25632E-08</text:p>
          </table:table-cell>
          <table:table-cell office:value-type="float" office:value="0.00000000546348" calcext:value-type="float">
            <text:p>5.46348E-09</text:p>
          </table:table-cell>
          <table:table-cell office:value-type="float" office:value="0.0000000036551" calcext:value-type="float">
            <text:p>3.6551E-09</text:p>
          </table:table-cell>
          <table:table-cell office:value-type="float" office:value="0.0000000107658" calcext:value-type="float">
            <text:p>1.07658E-08</text:p>
          </table:table-cell>
          <table:table-cell office:value-type="float" office:value="0.0000000308519" calcext:value-type="float">
            <text:p>3.08519E-08</text:p>
          </table:table-cell>
          <table:table-cell office:value-type="float" office:value="0.0000000500569" calcext:value-type="float">
            <text:p>5.00569E-08</text:p>
          </table:table-cell>
          <table:table-cell office:value-type="float" office:value="0.0000000600713" calcext:value-type="float">
            <text:p>6.00713E-08</text:p>
          </table:table-cell>
          <table:table-cell office:value-type="float" office:value="0.0000000642319" calcext:value-type="float">
            <text:p>6.42319E-08</text:p>
          </table:table-cell>
          <table:table-cell office:value-type="float" office:value="0.0000000554875" calcext:value-type="float">
            <text:p>5.54875E-08</text:p>
          </table:table-cell>
          <table:table-cell office:value-type="float" office:value="0.000000038305" calcext:value-type="float">
            <text:p>3.8305E-08</text:p>
          </table:table-cell>
          <table:table-cell office:value-type="float" office:value="0.0000000234205" calcext:value-type="float">
            <text:p>2.34205E-08</text:p>
          </table:table-cell>
          <table:table-cell office:value-type="float" office:value="0.00000000913844" calcext:value-type="float">
            <text:p>9.13844E-09</text:p>
          </table:table-cell>
          <table:table-cell office:value-type="float" office:value="0.00000000082346" calcext:value-type="float">
            <text:p>8.2346E-10</text:p>
          </table:table-cell>
          <table:table-cell office:value-type="float" office:value="0.00000000423972" calcext:value-type="float">
            <text:p>4.23972E-09</text:p>
          </table:table-cell>
          <table:table-cell office:value-type="float" office:value="0.0000000133281" calcext:value-type="float">
            <text:p>1.33281E-08</text:p>
          </table:table-cell>
          <table:table-cell office:value-type="float" office:value="0.0000000252678" calcext:value-type="float">
            <text:p>2.52678E-08</text:p>
          </table:table-cell>
          <table:table-cell office:value-type="float" office:value="0.0000000372497" calcext:value-type="float">
            <text:p>3.72497E-08</text:p>
          </table:table-cell>
          <table:table-cell office:value-type="float" office:value="0.0000000422843" calcext:value-type="float">
            <text:p>4.22843E-08</text:p>
          </table:table-cell>
          <table:table-cell office:value-type="float" office:value="0.0000000426251" calcext:value-type="float">
            <text:p>4.26251E-08</text:p>
          </table:table-cell>
          <table:table-cell office:value-type="float" office:value="0.0000000424365" calcext:value-type="float">
            <text:p>4.24365E-08</text:p>
          </table:table-cell>
          <table:table-cell office:value-type="float" office:value="0.0000000344034" calcext:value-type="float">
            <text:p>3.44034E-08</text:p>
          </table:table-cell>
          <table:table-cell office:value-type="float" office:value="0.000000020894" calcext:value-type="float">
            <text:p>2.0894E-08</text:p>
          </table:table-cell>
          <table:table-cell office:value-type="float" office:value="0.0000000109095" calcext:value-type="float">
            <text:p>1.09095E-08</text:p>
          </table:table-cell>
          <table:table-cell office:value-type="float" office:value="0.00000000334028" calcext:value-type="float">
            <text:p>3.34028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540693" calcext:value-type="float">
            <text:p>5.40693E-09</text:p>
          </table:table-cell>
          <table:table-cell office:value-type="float" office:value="0.0000000183814" calcext:value-type="float">
            <text:p>1.83814E-08</text:p>
          </table:table-cell>
          <table:table-cell office:value-type="float" office:value="0.0000000197762" calcext:value-type="float">
            <text:p>1.97762E-08</text:p>
          </table:table-cell>
          <table:table-cell office:value-type="float" office:value="0.000000010952" calcext:value-type="float">
            <text:p>1.0952E-08</text:p>
          </table:table-cell>
          <table:table-cell office:value-type="float" office:value="0.00000000252309" calcext:value-type="float">
            <text:p>2.52309E-09</text:p>
          </table:table-cell>
          <table:table-cell office:value-type="float" office:value="0.000000000358344" calcext:value-type="float">
            <text:p>3.58344E-10</text:p>
          </table:table-cell>
          <table:table-cell office:value-type="float" office:value="0.00000000554116" calcext:value-type="float">
            <text:p>5.54116E-09</text:p>
          </table:table-cell>
          <table:table-cell office:value-type="float" office:value="0.00000000657344" calcext:value-type="float">
            <text:p>6.57344E-09</text:p>
          </table:table-cell>
          <table:table-cell office:value-type="float" office:value="0.00000000209018" calcext:value-type="float">
            <text:p>2.09018E-09</text:p>
          </table:table-cell>
          <table:table-cell office:value-type="float" office:value="0.000000000720101" calcext:value-type="float">
            <text:p>7.20101E-10</text:p>
          </table:table-cell>
          <table:table-cell office:value-type="float" office:value="0.0000000149037" calcext:value-type="float">
            <text:p>1.49037E-08</text:p>
          </table:table-cell>
          <table:table-cell office:value-type="float" office:value="0.000000039606" calcext:value-type="float">
            <text:p>3.9606E-08</text:p>
          </table:table-cell>
          <table:table-cell office:value-type="float" office:value="0.0000000443659" calcext:value-type="float">
            <text:p>4.43659E-08</text:p>
          </table:table-cell>
          <table:table-cell office:value-type="float" office:value="0.0000000320336" calcext:value-type="float">
            <text:p>3.20336E-08</text:p>
          </table:table-cell>
          <table:table-cell office:value-type="float" office:value="0.0000000168463" calcext:value-type="float">
            <text:p>1.68463E-08</text:p>
          </table:table-cell>
          <table:table-cell office:value-type="float" office:value="0.00000000287978" calcext:value-type="float">
            <text:p>2.87978E-09</text:p>
          </table:table-cell>
          <table:table-cell office:value-type="float" office:value="0.00000000341532" calcext:value-type="float">
            <text:p>3.41532E-09</text:p>
          </table:table-cell>
          <table:table-cell office:value-type="float" office:value="0.00000000445351" calcext:value-type="float">
            <text:p>4.45351E-09</text:p>
          </table:table-cell>
          <table:table-cell office:value-type="float" office:value="0.000000000846405" calcext:value-type="float">
            <text:p>8.46405E-10</text:p>
          </table:table-cell>
          <table:table-cell office:value-type="float" office:value="0.00000000636606" calcext:value-type="float">
            <text:p>6.36606E-09</text:p>
          </table:table-cell>
          <table:table-cell office:value-type="float" office:value="0.0000000210965" calcext:value-type="float">
            <text:p>2.10965E-08</text:p>
          </table:table-cell>
          <table:table-cell office:value-type="float" office:value="0.0000000520091" calcext:value-type="float">
            <text:p>5.20091E-08</text:p>
          </table:table-cell>
          <table:table-cell office:value-type="float" office:value="0.0000000713778" calcext:value-type="float">
            <text:p>7.13778E-08</text:p>
          </table:table-cell>
          <table:table-cell office:value-type="float" office:value="0.0000000505822" calcext:value-type="float">
            <text:p>5.05822E-08</text:p>
          </table:table-cell>
          <table:table-cell office:value-type="float" office:value="0.0000000179087" calcext:value-type="float">
            <text:p>1.79087E-08</text:p>
          </table:table-cell>
          <table:table-cell office:value-type="float" office:value="0.00000000294002" calcext:value-type="float">
            <text:p>2.94002E-09</text:p>
          </table:table-cell>
          <table:table-cell office:value-type="float" office:value="0.00000000222604" calcext:value-type="float">
            <text:p>2.22604E-09</text:p>
          </table:table-cell>
          <table:table-cell office:value-type="float" office:value="0.00000000356416" calcext:value-type="float">
            <text:p>3.56416E-09</text:p>
          </table:table-cell>
          <table:table-cell office:value-type="float" office:value="0.00000000265352" calcext:value-type="float">
            <text:p>2.65352E-09</text:p>
          </table:table-cell>
          <table:table-cell office:value-type="float" office:value="0.00000000580053" calcext:value-type="float">
            <text:p>5.80053E-09</text:p>
          </table:table-cell>
          <table:table-cell office:value-type="float" office:value="0.0000000233047" calcext:value-type="float">
            <text:p>2.33047E-08</text:p>
          </table:table-cell>
          <table:table-cell office:value-type="float" office:value="0.0000000499752" calcext:value-type="float">
            <text:p>4.99752E-08</text:p>
          </table:table-cell>
          <table:table-cell office:value-type="float" office:value="0.0000000603552" calcext:value-type="float">
            <text:p>6.03552E-08</text:p>
          </table:table-cell>
          <table:table-cell office:value-type="float" office:value="0.0000000378899" calcext:value-type="float">
            <text:p>3.78899E-08</text:p>
          </table:table-cell>
          <table:table-cell office:value-type="float" office:value="0.0000000124027" calcext:value-type="float">
            <text:p>1.24027E-08</text:p>
          </table:table-cell>
          <table:table-cell office:value-type="float" office:value="0.00000000413742" calcext:value-type="float">
            <text:p>4.13742E-09</text:p>
          </table:table-cell>
          <table:table-cell office:value-type="float" office:value="0.00000000703301" calcext:value-type="float">
            <text:p>7.03301E-09</text:p>
          </table:table-cell>
          <table:table-cell office:value-type="float" office:value="0.0000000114555" calcext:value-type="float">
            <text:p>1.14555E-08</text:p>
          </table:table-cell>
          <table:table-cell office:value-type="float" office:value="0.00000000386763" calcext:value-type="float">
            <text:p>3.86763E-09</text:p>
          </table:table-cell>
          <table:table-cell office:value-type="float" office:value="0.00000000243718" calcext:value-type="float">
            <text:p>2.43718E-09</text:p>
          </table:table-cell>
          <table:table-cell office:value-type="float" office:value="0.0000000141894" calcext:value-type="float">
            <text:p>1.41894E-08</text:p>
          </table:table-cell>
          <table:table-cell office:value-type="float" office:value="0.0000000183067" calcext:value-type="float">
            <text:p>1.83067E-08</text:p>
          </table:table-cell>
          <table:table-cell office:value-type="float" office:value="0.0000000258517" calcext:value-type="float">
            <text:p>2.58517E-08</text:p>
          </table:table-cell>
          <table:table-cell office:value-type="float" office:value="0.0000000302514" calcext:value-type="float">
            <text:p>3.02514E-08</text:p>
          </table:table-cell>
          <table:table-cell office:value-type="float" office:value="0.0000000161284" calcext:value-type="float">
            <text:p>1.61284E-08</text:p>
          </table:table-cell>
          <table:table-cell office:value-type="float" office:value="0.00000000558716" calcext:value-type="float">
            <text:p>5.58716E-09</text:p>
          </table:table-cell>
          <table:table-cell office:value-type="float" office:value="0.00000000729738" calcext:value-type="float">
            <text:p>7.29738E-09</text:p>
          </table:table-cell>
          <table:table-cell office:value-type="float" office:value="0.0000000135405" calcext:value-type="float">
            <text:p>1.35405E-08</text:p>
          </table:table-cell>
          <table:table-cell office:value-type="float" office:value="0.0000000174014" calcext:value-type="float">
            <text:p>1.74014E-08</text:p>
          </table:table-cell>
          <table:table-cell office:value-type="float" office:value="0.00000000696397" calcext:value-type="float">
            <text:p>6.96397E-09</text:p>
          </table:table-cell>
          <table:table-cell office:value-type="float" office:value="0.000000000259746" calcext:value-type="float">
            <text:p>2.59746E-10</text:p>
          </table:table-cell>
          <table:table-cell office:value-type="float" office:value="0.00000000639067" calcext:value-type="float">
            <text:p>6.39067E-09</text:p>
          </table:table-cell>
          <table:table-cell office:value-type="float" office:value="0.0000000088404" calcext:value-type="float">
            <text:p>8.8404E-09</text:p>
          </table:table-cell>
          <table:table-cell office:value-type="float" office:value="0.0000000124078" calcext:value-type="float">
            <text:p>1.24078E-08</text:p>
          </table:table-cell>
          <table:table-cell office:value-type="float" office:value="0.0000000104821" calcext:value-type="float">
            <text:p>1.04821E-08</text:p>
          </table:table-cell>
          <table:table-cell office:value-type="float" office:value="0.0000000104862" calcext:value-type="float">
            <text:p>1.04862E-08</text:p>
          </table:table-cell>
          <table:table-cell office:value-type="float" office:value="0.0000000260517" calcext:value-type="float">
            <text:p>2.60517E-08</text:p>
          </table:table-cell>
          <table:table-cell office:value-type="float" office:value="0.0000000322284" calcext:value-type="float">
            <text:p>3.22284E-08</text:p>
          </table:table-cell>
          <table:table-cell office:value-type="float" office:value="0.000000030772" calcext:value-type="float">
            <text:p>3.0772E-08</text:p>
          </table:table-cell>
          <table:table-cell office:value-type="float" office:value="0.0000000292309" calcext:value-type="float">
            <text:p>2.92309E-08</text:p>
          </table:table-cell>
          <table:table-cell office:value-type="float" office:value="0.0000000125625" calcext:value-type="float">
            <text:p>1.25625E-08</text:p>
          </table:table-cell>
          <table:table-cell office:value-type="float" office:value="0.00000000327833" calcext:value-type="float">
            <text:p>3.27833E-09</text:p>
          </table:table-cell>
          <table:table-cell office:value-type="float" office:value="0.00000000746767" calcext:value-type="float">
            <text:p>7.46767E-09</text:p>
          </table:table-cell>
          <table:table-cell office:value-type="float" office:value="0.00000000328079" calcext:value-type="float">
            <text:p>3.28079E-09</text:p>
          </table:table-cell>
          <table:table-cell office:value-type="float" office:value="0.000000000667365" calcext:value-type="float">
            <text:p>6.67365E-10</text:p>
          </table:table-cell>
          <table:table-cell office:value-type="float" office:value="0.00000000929216" calcext:value-type="float">
            <text:p>9.29216E-09</text:p>
          </table:table-cell>
          <table:table-cell office:value-type="float" office:value="0.0000000361848" calcext:value-type="float">
            <text:p>3.61848E-08</text:p>
          </table:table-cell>
          <table:table-cell office:value-type="float" office:value="0.0000000728941" calcext:value-type="float">
            <text:p>7.28941E-08</text:p>
          </table:table-cell>
          <table:table-cell office:value-type="float" office:value="0.0000000884448" calcext:value-type="float">
            <text:p>8.84448E-08</text:p>
          </table:table-cell>
          <table:table-cell office:value-type="float" office:value="0.0000000747141" calcext:value-type="float">
            <text:p>7.47141E-08</text:p>
          </table:table-cell>
          <table:table-cell office:value-type="float" office:value="0.0000000496765" calcext:value-type="float">
            <text:p>4.96765E-08</text:p>
          </table:table-cell>
          <table:table-cell office:value-type="float" office:value="0.0000000324614" calcext:value-type="float">
            <text:p>3.24614E-08</text:p>
          </table:table-cell>
          <table:table-cell office:value-type="float" office:value="0.0000000268359" calcext:value-type="float">
            <text:p>2.68359E-08</text:p>
          </table:table-cell>
          <table:table-cell office:value-type="float" office:value="0.0000000415283" calcext:value-type="float">
            <text:p>4.15283E-08</text:p>
          </table:table-cell>
          <table:table-cell office:value-type="float" office:value="0.0000000884807" calcext:value-type="float">
            <text:p>8.84807E-08</text:p>
          </table:table-cell>
          <table:table-cell office:value-type="float" office:value="0.000000160266" calcext:value-type="float">
            <text:p>1.60266E-07</text:p>
          </table:table-cell>
          <table:table-cell office:value-type="float" office:value="0.000000304006" calcext:value-type="float">
            <text:p>3.04006E-07</text:p>
          </table:table-cell>
          <table:table-cell office:value-type="float" office:value="0.000000580167" calcext:value-type="float">
            <text:p>5.80167E-07</text:p>
          </table:table-cell>
          <table:table-cell office:value-type="float" office:value="0.000000916953" calcext:value-type="float">
            <text:p>9.16953E-07</text:p>
          </table:table-cell>
          <table:table-cell office:value-type="float" office:value="0.00000126779" calcext:value-type="float">
            <text:p>1.26779E-06</text:p>
          </table:table-cell>
          <table:table-cell office:value-type="float" office:value="0.00000178083" calcext:value-type="float">
            <text:p>1.78083E-06</text:p>
          </table:table-cell>
          <table:table-cell office:value-type="float" office:value="0.00000271561" calcext:value-type="float">
            <text:p>2.71561E-06</text:p>
          </table:table-cell>
          <table:table-cell office:value-type="float" office:value="0.00000429502" calcext:value-type="float">
            <text:p>4.29502E-06</text:p>
          </table:table-cell>
          <table:table-cell office:value-type="float" office:value="0.00000680832" calcext:value-type="float">
            <text:p>6.80832E-06</text:p>
          </table:table-cell>
          <table:table-cell office:value-type="float" office:value="0.0000110452" calcext:value-type="float">
            <text:p>1.10452E-05</text:p>
          </table:table-cell>
          <table:table-cell office:value-type="float" office:value="0.0000183893" calcext:value-type="float">
            <text:p>1.83893E-05</text:p>
          </table:table-cell>
          <table:table-cell office:value-type="float" office:value="0.0000306874" calcext:value-type="float">
            <text:p>3.06874E-05</text:p>
          </table:table-cell>
          <table:table-cell office:value-type="float" office:value="0.0000508317" calcext:value-type="float">
            <text:p>5.08317E-05</text:p>
          </table:table-cell>
          <table:table-cell office:value-type="float" office:value="0.0000834829" calcext:value-type="float">
            <text:p>8.34829E-05</text:p>
          </table:table-cell>
          <table:table-cell office:value-type="float" office:value="0.000136412" calcext:value-type="float">
            <text:p>0.000136412</text:p>
          </table:table-cell>
          <table:table-cell office:value-type="float" office:value="0.000223243" calcext:value-type="float">
            <text:p>0.000223243</text:p>
          </table:table-cell>
          <table:table-cell office:value-type="float" office:value="0.000366473" calcext:value-type="float">
            <text:p>0.000366473</text:p>
          </table:table-cell>
          <table:table-cell office:value-type="float" office:value="0.000601994" calcext:value-type="float">
            <text:p>0.000601994</text:p>
          </table:table-cell>
          <table:table-cell office:value-type="float" office:value="0.00098894" calcext:value-type="float">
            <text:p>0.00098894</text:p>
          </table:table-cell>
          <table:table-cell office:value-type="float" office:value="0.00162684" calcext:value-type="float">
            <text:p>0.00162684</text:p>
          </table:table-cell>
          <table:table-cell office:value-type="float" office:value="0.00268092" calcext:value-type="float">
            <text:p>0.00268092</text:p>
          </table:table-cell>
          <table:table-cell office:value-type="float" office:value="0.00441876" calcext:value-type="float">
            <text:p>0.00441876</text:p>
          </table:table-cell>
          <table:table-cell office:value-type="float" office:value="0.0072786" calcext:value-type="float">
            <text:p>0.0072786</text:p>
          </table:table-cell>
          <table:table-cell office:value-type="float" office:value="0.0119839" calcext:value-type="float">
            <text:p>0.0119839</text:p>
          </table:table-cell>
          <table:table-cell office:value-type="float" office:value="0.0197207" calcext:value-type="float">
            <text:p>0.0197207</text:p>
          </table:table-cell>
          <table:table-cell office:value-type="float" office:value="0.0324176" calcext:value-type="float">
            <text:p>0.0324176</text:p>
          </table:table-cell>
          <table:table-cell office:value-type="float" office:value="0.0531827" calcext:value-type="float">
            <text:p>0.0531827</text:p>
          </table:table-cell>
          <table:table-cell office:value-type="float" office:value="0.0869382" calcext:value-type="float">
            <text:p>0.0869382</text:p>
          </table:table-cell>
          <table:table-cell office:value-type="float" office:value="0.141301" calcext:value-type="float">
            <text:p>0.141301</text:p>
          </table:table-cell>
          <table:table-cell office:value-type="float" office:value="0.227588" calcext:value-type="float">
            <text:p>0.227588</text:p>
          </table:table-cell>
          <table:table-cell office:value-type="float" office:value="0.361336" calcext:value-type="float">
            <text:p>0.361336</text:p>
          </table:table-cell>
          <table:table-cell office:value-type="float" office:value="0.560736" calcext:value-type="float">
            <text:p>0.560736</text:p>
          </table:table-cell>
          <table:table-cell office:value-type="float" office:value="0.83993" calcext:value-type="float">
            <text:p>0.83993</text:p>
          </table:table-cell>
          <table:table-cell office:value-type="float" office:value="1.19356" calcext:value-type="float">
            <text:p>1.19356</text:p>
          </table:table-cell>
          <table:table-cell office:value-type="float" office:value="1.57431" calcext:value-type="float">
            <text:p>1.57431</text:p>
          </table:table-cell>
          <table:table-cell office:value-type="float" office:value="1.88273" calcext:value-type="float">
            <text:p>1.88273</text:p>
          </table:table-cell>
          <table:table-cell office:value-type="float" office:value="2.00295" calcext:value-type="float">
            <text:p>2.00295</text:p>
          </table:table-cell>
          <table:table-cell office:value-type="float" office:value="1.88154" calcext:value-type="float">
            <text:p>1.88154</text:p>
          </table:table-cell>
          <table:table-cell office:value-type="float" office:value="1.57239" calcext:value-type="float">
            <text:p>1.57239</text:p>
          </table:table-cell>
          <table:table-cell office:value-type="float" office:value="1.19143" calcext:value-type="float">
            <text:p>1.19143</text:p>
          </table:table-cell>
          <table:table-cell office:value-type="float" office:value="0.837988" calcext:value-type="float">
            <text:p>0.837988</text:p>
          </table:table-cell>
          <table:table-cell office:value-type="float" office:value="0.559191" calcext:value-type="float">
            <text:p>0.559191</text:p>
          </table:table-cell>
          <table:table-cell office:value-type="float" office:value="0.360241" calcext:value-type="float">
            <text:p>0.360241</text:p>
          </table:table-cell>
          <table:table-cell office:value-type="float" office:value="0.226885" calcext:value-type="float">
            <text:p>0.226885</text:p>
          </table:table-cell>
          <table:table-cell office:value-type="float" office:value="0.140897" calcext:value-type="float">
            <text:p>0.140897</text:p>
          </table:table-cell>
          <table:table-cell office:value-type="float" office:value="0.0867306" calcext:value-type="float">
            <text:p>0.0867306</text:p>
          </table:table-cell>
          <table:table-cell office:value-type="float" office:value="0.0530779" calcext:value-type="float">
            <text:p>0.0530779</text:p>
          </table:table-cell>
          <table:table-cell office:value-type="float" office:value="0.0323545" calcext:value-type="float">
            <text:p>0.0323545</text:p>
          </table:table-cell>
          <table:table-cell office:value-type="float" office:value="0.019674" calcext:value-type="float">
            <text:p>0.019674</text:p>
          </table:table-cell>
          <table:table-cell office:value-type="float" office:value="0.0119487" calcext:value-type="float">
            <text:p>0.0119487</text:p>
          </table:table-cell>
          <table:table-cell office:value-type="float" office:value="0.00725184" calcext:value-type="float">
            <text:p>0.00725184</text:p>
          </table:table-cell>
          <table:table-cell office:value-type="float" office:value="0.00439847" calcext:value-type="float">
            <text:p>0.00439847</text:p>
          </table:table-cell>
          <table:table-cell office:value-type="float" office:value="0.00266801" calcext:value-type="float">
            <text:p>0.00266801</text:p>
          </table:table-cell>
          <table:table-cell office:value-type="float" office:value="0.00162116" calcext:value-type="float">
            <text:p>0.00162116</text:p>
          </table:table-cell>
          <table:table-cell office:value-type="float" office:value="0.000988222" calcext:value-type="float">
            <text:p>0.000988222</text:p>
          </table:table-cell>
          <table:table-cell office:value-type="float" office:value="0.000603522" calcext:value-type="float">
            <text:p>0.000603522</text:p>
          </table:table-cell>
          <table:table-cell office:value-type="float" office:value="0.000367823" calcext:value-type="float">
            <text:p>0.000367823</text:p>
          </table:table-cell>
          <table:table-cell office:value-type="float" office:value="0.000223627" calcext:value-type="float">
            <text:p>0.000223627</text:p>
          </table:table-cell>
          <table:table-cell office:value-type="float" office:value="0.000136372" calcext:value-type="float">
            <text:p>0.000136372</text:p>
          </table:table-cell>
          <table:table-cell office:value-type="float" office:value="0.0000838188" calcext:value-type="float">
            <text:p>8.38188E-05</text:p>
          </table:table-cell>
          <table:table-cell office:value-type="float" office:value="0.0000516426" calcext:value-type="float">
            <text:p>5.16426E-05</text:p>
          </table:table-cell>
          <table:table-cell office:value-type="float" office:value="0.0000314999" calcext:value-type="float">
            <text:p>3.14999E-05</text:p>
          </table:table-cell>
          <table:table-cell office:value-type="float" office:value="0.0000190019" calcext:value-type="float">
            <text:p>1.90019E-05</text:p>
          </table:table-cell>
          <table:table-cell office:value-type="float" office:value="0.0000114853" calcext:value-type="float">
            <text:p>1.14853E-05</text:p>
          </table:table-cell>
          <table:table-cell office:value-type="float" office:value="0.00000701136" calcext:value-type="float">
            <text:p>7.01136E-06</text:p>
          </table:table-cell>
          <table:table-cell office:value-type="float" office:value="0.00000425684" calcext:value-type="float">
            <text:p>4.25684E-06</text:p>
          </table:table-cell>
          <table:table-cell office:value-type="float" office:value="0.00000252531" calcext:value-type="float">
            <text:p>2.52531E-06</text:p>
          </table:table-cell>
          <table:table-cell office:value-type="float" office:value="0.00000153172" calcext:value-type="float">
            <text:p>1.53172E-06</text:p>
          </table:table-cell>
          <table:table-cell office:value-type="float" office:value="0.00000105085" calcext:value-type="float">
            <text:p>1.05085E-06</text:p>
          </table:table-cell>
          <table:table-cell office:value-type="float" office:value="0.000000831867" calcext:value-type="float">
            <text:p>8.31867E-07</text:p>
          </table:table-cell>
          <table:table-cell office:value-type="float" office:value="0.000000675713" calcext:value-type="float">
            <text:p>6.75713E-07</text:p>
          </table:table-cell>
          <table:table-cell office:value-type="float" office:value="0.00000049384" calcext:value-type="float">
            <text:p>4.9384E-07</text:p>
          </table:table-cell>
          <table:table-cell office:value-type="float" office:value="0.000000313622" calcext:value-type="float">
            <text:p>3.13622E-07</text:p>
          </table:table-cell>
          <table:table-cell office:value-type="float" office:value="0.0000001792" calcext:value-type="float">
            <text:p>1.792E-07</text:p>
          </table:table-cell>
          <table:table-cell office:value-type="float" office:value="0.0000000905364" calcext:value-type="float">
            <text:p>9.05364E-08</text:p>
          </table:table-cell>
          <table:table-cell office:value-type="float" office:value="0.0000000349231" calcext:value-type="float">
            <text:p>3.49231E-08</text:p>
          </table:table-cell>
          <table:table-cell office:value-type="float" office:value="0.00000000748035" calcext:value-type="float">
            <text:p>7.48035E-09</text:p>
          </table:table-cell>
          <table:table-cell office:value-type="float" office:value="0.00000000105185" calcext:value-type="float">
            <text:p>1.05185E-09</text:p>
          </table:table-cell>
          <table:table-cell office:value-type="float" office:value="0.0000000123616" calcext:value-type="float">
            <text:p>1.23616E-08</text:p>
          </table:table-cell>
          <table:table-cell office:value-type="float" office:value="0.0000000419974" calcext:value-type="float">
            <text:p>4.19974E-08</text:p>
          </table:table-cell>
          <table:table-cell office:value-type="float" office:value="0.0000000711484" calcext:value-type="float">
            <text:p>7.11484E-08</text:p>
          </table:table-cell>
          <table:table-cell office:value-type="float" office:value="0.0000000763594" calcext:value-type="float">
            <text:p>7.63594E-08</text:p>
          </table:table-cell>
          <table:table-cell office:value-type="float" office:value="0.0000000620958" calcext:value-type="float">
            <text:p>6.20958E-08</text:p>
          </table:table-cell>
          <table:table-cell office:value-type="float" office:value="0.0000000413151" calcext:value-type="float">
            <text:p>4.13151E-08</text:p>
          </table:table-cell>
          <table:table-cell office:value-type="float" office:value="0.0000000244113" calcext:value-type="float">
            <text:p>2.44113E-08</text:p>
          </table:table-cell>
          <table:table-cell office:value-type="float" office:value="0.0000000160724" calcext:value-type="float">
            <text:p>1.60724E-08</text:p>
          </table:table-cell>
          <table:table-cell office:value-type="float" office:value="0.0000000116635" calcext:value-type="float">
            <text:p>1.16635E-08</text:p>
          </table:table-cell>
          <table:table-cell office:value-type="float" office:value="0.00000000449733" calcext:value-type="float">
            <text:p>4.49733E-09</text:p>
          </table:table-cell>
          <table:table-cell office:value-type="float" office:value="0.00000000270832" calcext:value-type="float">
            <text:p>2.70832E-09</text:p>
          </table:table-cell>
          <table:table-cell office:value-type="float" office:value="0.0000000167665" calcext:value-type="float">
            <text:p>1.67665E-08</text:p>
          </table:table-cell>
          <table:table-cell office:value-type="float" office:value="0.0000000350258" calcext:value-type="float">
            <text:p>3.50258E-08</text:p>
          </table:table-cell>
          <table:table-cell office:value-type="float" office:value="0.0000000427899" calcext:value-type="float">
            <text:p>4.27899E-08</text:p>
          </table:table-cell>
          <table:table-cell office:value-type="float" office:value="0.0000000419378" calcext:value-type="float">
            <text:p>4.19378E-08</text:p>
          </table:table-cell>
          <table:table-cell office:value-type="float" office:value="0.0000000386133" calcext:value-type="float">
            <text:p>3.86133E-08</text:p>
          </table:table-cell>
          <table:table-cell office:value-type="float" office:value="0.0000000366448" calcext:value-type="float">
            <text:p>3.66448E-08</text:p>
          </table:table-cell>
          <table:table-cell office:value-type="float" office:value="0.0000000384749" calcext:value-type="float">
            <text:p>3.84749E-08</text:p>
          </table:table-cell>
          <table:table-cell office:value-type="float" office:value="0.000000034708" calcext:value-type="float">
            <text:p>3.4708E-08</text:p>
          </table:table-cell>
          <table:table-cell office:value-type="float" office:value="0.0000000179259" calcext:value-type="float">
            <text:p>1.79259E-08</text:p>
          </table:table-cell>
          <table:table-cell office:value-type="float" office:value="0.00000000284782" calcext:value-type="float">
            <text:p>2.84782E-09</text:p>
          </table:table-cell>
          <table:table-cell office:value-type="float" office:value="0.00000000229463" calcext:value-type="float">
            <text:p>2.29463E-09</text:p>
          </table:table-cell>
          <table:table-cell office:value-type="float" office:value="0.00000000713886" calcext:value-type="float">
            <text:p>7.13886E-09</text:p>
          </table:table-cell>
          <table:table-cell office:value-type="float" office:value="0.0000000117917" calcext:value-type="float">
            <text:p>1.17917E-08</text:p>
          </table:table-cell>
          <table:table-cell office:value-type="float" office:value="0.000000018203" calcext:value-type="float">
            <text:p>1.8203E-08</text:p>
          </table:table-cell>
          <table:table-cell office:value-type="float" office:value="0.0000000249785" calcext:value-type="float">
            <text:p>2.49785E-08</text:p>
          </table:table-cell>
          <table:table-cell office:value-type="float" office:value="0.0000000376018" calcext:value-type="float">
            <text:p>3.76018E-08</text:p>
          </table:table-cell>
          <table:table-cell office:value-type="float" office:value="0.0000000551155" calcext:value-type="float">
            <text:p>5.51155E-08</text:p>
          </table:table-cell>
          <table:table-cell office:value-type="float" office:value="0.0000000582713" calcext:value-type="float">
            <text:p>5.82713E-08</text:p>
          </table:table-cell>
          <table:table-cell office:value-type="float" office:value="0.0000000418437" calcext:value-type="float">
            <text:p>4.18437E-08</text:p>
          </table:table-cell>
          <table:table-cell office:value-type="float" office:value="0.0000000241661" calcext:value-type="float">
            <text:p>2.41661E-08</text:p>
          </table:table-cell>
          <table:table-cell office:value-type="float" office:value="0.0000000123894" calcext:value-type="float">
            <text:p>1.23894E-08</text:p>
          </table:table-cell>
          <table:table-cell office:value-type="float" office:value="0.00000000315376" calcext:value-type="float">
            <text:p>3.15376E-09</text:p>
          </table:table-cell>
          <table:table-cell office:value-type="float" office:value="0.00000000057082" calcext:value-type="float">
            <text:p>5.7082E-10</text:p>
          </table:table-cell>
          <table:table-cell office:value-type="float" office:value="0.00000000165633" calcext:value-type="float">
            <text:p>1.65633E-09</text:p>
          </table:table-cell>
          <table:table-cell office:value-type="float" office:value="0.00000000646834" calcext:value-type="float">
            <text:p>6.46834E-09</text:p>
          </table:table-cell>
          <table:table-cell office:value-type="float" office:value="0.0000000267278" calcext:value-type="float">
            <text:p>2.67278E-08</text:p>
          </table:table-cell>
          <table:table-cell office:value-type="float" office:value="0.0000000523357" calcext:value-type="float">
            <text:p>5.23357E-08</text:p>
          </table:table-cell>
          <table:table-cell office:value-type="float" office:value="0.0000000592198" calcext:value-type="float">
            <text:p>5.92198E-08</text:p>
          </table:table-cell>
          <table:table-cell office:value-type="float" office:value="0.0000000502676" calcext:value-type="float">
            <text:p>5.02676E-08</text:p>
          </table:table-cell>
          <table:table-cell office:value-type="float" office:value="0.0000000413681" calcext:value-type="float">
            <text:p>4.13681E-08</text:p>
          </table:table-cell>
          <table:table-cell office:value-type="float" office:value="0.0000000325184" calcext:value-type="float">
            <text:p>3.25184E-08</text:p>
          </table:table-cell>
          <table:table-cell office:value-type="float" office:value="0.0000000270498" calcext:value-type="float">
            <text:p>2.70498E-08</text:p>
          </table:table-cell>
          <table:table-cell office:value-type="float" office:value="0.0000000226381" calcext:value-type="float">
            <text:p>2.26381E-08</text:p>
          </table:table-cell>
          <table:table-cell office:value-type="float" office:value="0.00000000881533" calcext:value-type="float">
            <text:p>8.81533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13515" calcext:value-type="float">
            <text:p>1.3515E-08</text:p>
          </table:table-cell>
          <table:table-cell office:value-type="float" office:value="0.0000000241224" calcext:value-type="float">
            <text:p>2.41224E-08</text:p>
          </table:table-cell>
          <table:table-cell office:value-type="float" office:value="0.0000000169613" calcext:value-type="float">
            <text:p>1.69613E-08</text:p>
          </table:table-cell>
          <table:table-cell office:value-type="float" office:value="0.0000000111018" calcext:value-type="float">
            <text:p>1.11018E-08</text:p>
          </table:table-cell>
          <table:table-cell office:value-type="float" office:value="0.00000000591644" calcext:value-type="float">
            <text:p>5.91644E-09</text:p>
          </table:table-cell>
          <table:table-cell office:value-type="float" office:value="0.00000000194529" calcext:value-type="float">
            <text:p>1.94529E-09</text:p>
          </table:table-cell>
          <table:table-cell office:value-type="float" office:value="0.0000000128805" calcext:value-type="float">
            <text:p>1.28805E-08</text:p>
          </table:table-cell>
          <table:table-cell office:value-type="float" office:value="0.0000000152626" calcext:value-type="float">
            <text:p>1.52626E-08</text:p>
          </table:table-cell>
          <table:table-cell office:value-type="float" office:value="0.00000000702171" calcext:value-type="float">
            <text:p>7.02171E-09</text:p>
          </table:table-cell>
          <table:table-cell office:value-type="float" office:value="0.000000002036" calcext:value-type="float">
            <text:p>2.036E-09</text:p>
          </table:table-cell>
          <table:table-cell office:value-type="float" office:value="0.00000000318709" calcext:value-type="float">
            <text:p>3.18709E-09</text:p>
          </table:table-cell>
          <table:table-cell office:value-type="float" office:value="0.0000000210433" calcext:value-type="float">
            <text:p>2.10433E-08</text:p>
          </table:table-cell>
          <table:table-cell office:value-type="float" office:value="0.0000000440216" calcext:value-type="float">
            <text:p>4.40216E-08</text:p>
          </table:table-cell>
          <table:table-cell office:value-type="float" office:value="0.0000000340954" calcext:value-type="float">
            <text:p>3.40954E-08</text:p>
          </table:table-cell>
          <table:table-cell office:value-type="float" office:value="0.0000000154391" calcext:value-type="float">
            <text:p>1.54391E-08</text:p>
          </table:table-cell>
          <table:table-cell office:value-type="float" office:value="0.00000000767751" calcext:value-type="float">
            <text:p>7.67751E-09</text:p>
          </table:table-cell>
          <table:table-cell office:value-type="float" office:value="0.0000000101128" calcext:value-type="float">
            <text:p>1.01128E-08</text:p>
          </table:table-cell>
          <table:table-cell office:value-type="float" office:value="0.0000000135053" calcext:value-type="float">
            <text:p>1.35053E-08</text:p>
          </table:table-cell>
          <table:table-cell office:value-type="float" office:value="0.00000000749975" calcext:value-type="float">
            <text:p>7.49975E-09</text:p>
          </table:table-cell>
          <table:table-cell office:value-type="float" office:value="0.00000000185209" calcext:value-type="float">
            <text:p>1.85209E-09</text:p>
          </table:table-cell>
          <table:table-cell office:value-type="float" office:value="0.00000000865477" calcext:value-type="float">
            <text:p>8.65477E-09</text:p>
          </table:table-cell>
          <table:table-cell office:value-type="float" office:value="0.0000000154283" calcext:value-type="float">
            <text:p>1.54283E-08</text:p>
          </table:table-cell>
          <table:table-cell office:value-type="float" office:value="0.0000000250411" calcext:value-type="float">
            <text:p>2.50411E-08</text:p>
          </table:table-cell>
          <table:table-cell office:value-type="float" office:value="0.0000000456112" calcext:value-type="float">
            <text:p>4.56112E-08</text:p>
          </table:table-cell>
          <table:table-cell office:value-type="float" office:value="0.0000000468114" calcext:value-type="float">
            <text:p>4.68114E-08</text:p>
          </table:table-cell>
          <table:table-cell office:value-type="float" office:value="0.0000000288145" calcext:value-type="float">
            <text:p>2.88145E-08</text:p>
          </table:table-cell>
          <table:table-cell office:value-type="float" office:value="0.0000000163497" calcext:value-type="float">
            <text:p>1.63497E-08</text:p>
          </table:table-cell>
          <table:table-cell office:value-type="float" office:value="0.00000000739639" calcext:value-type="float">
            <text:p>7.39639E-09</text:p>
          </table:table-cell>
          <table:table-cell office:value-type="float" office:value="0.00000000751449" calcext:value-type="float">
            <text:p>7.51449E-09</text:p>
          </table:table-cell>
          <table:table-cell office:value-type="float" office:value="0.0000000139358" calcext:value-type="float">
            <text:p>1.39358E-08</text:p>
          </table:table-cell>
          <table:table-cell office:value-type="float" office:value="0.0000000134316" calcext:value-type="float">
            <text:p>1.34316E-08</text:p>
          </table:table-cell>
          <table:table-cell office:value-type="float" office:value="0.00000000835315" calcext:value-type="float">
            <text:p>8.35315E-09</text:p>
          </table:table-cell>
          <table:table-cell office:value-type="float" office:value="0.00000000856389" calcext:value-type="float">
            <text:p>8.56389E-09</text:p>
          </table:table-cell>
          <table:table-cell office:value-type="float" office:value="0.0000000309253" calcext:value-type="float">
            <text:p>3.09253E-08</text:p>
          </table:table-cell>
          <table:table-cell office:value-type="float" office:value="0.0000000627992" calcext:value-type="float">
            <text:p>6.27992E-08</text:p>
          </table:table-cell>
          <table:table-cell office:value-type="float" office:value="0.0000000480983" calcext:value-type="float">
            <text:p>4.80983E-08</text:p>
          </table:table-cell>
          <table:table-cell office:value-type="float" office:value="0.0000000158217" calcext:value-type="float">
            <text:p>1.58217E-08</text:p>
          </table:table-cell>
          <table:table-cell office:value-type="float" office:value="0.00000000647912" calcext:value-type="float">
            <text:p>6.47912E-09</text:p>
          </table:table-cell>
          <table:table-cell office:value-type="float" office:value="0.0000000111655" calcext:value-type="float">
            <text:p>1.11655E-08</text:p>
          </table:table-cell>
          <table:table-cell office:value-type="float" office:value="0.0000000244979" calcext:value-type="float">
            <text:p>2.44979E-08</text:p>
          </table:table-cell>
          <table:table-cell office:value-type="float" office:value="0.0000000292022" calcext:value-type="float">
            <text:p>2.92022E-08</text:p>
          </table:table-cell>
          <table:table-cell office:value-type="float" office:value="0.0000000100767" calcext:value-type="float">
            <text:p>1.00767E-08</text:p>
          </table:table-cell>
          <table:table-cell office:value-type="float" office:value="0.00000000255394" calcext:value-type="float">
            <text:p>2.55394E-09</text:p>
          </table:table-cell>
          <table:table-cell office:value-type="float" office:value="0.0000000163651" calcext:value-type="float">
            <text:p>1.63651E-08</text:p>
          </table:table-cell>
          <table:table-cell office:value-type="float" office:value="0.0000000317833" calcext:value-type="float">
            <text:p>3.17833E-08</text:p>
          </table:table-cell>
          <table:table-cell office:value-type="float" office:value="0.0000000336688" calcext:value-type="float">
            <text:p>3.36688E-08</text:p>
          </table:table-cell>
          <table:table-cell office:value-type="float" office:value="0.0000000185863" calcext:value-type="float">
            <text:p>1.85863E-08</text:p>
          </table:table-cell>
          <table:table-cell office:value-type="float" office:value="0.00000000696307" calcext:value-type="float">
            <text:p>6.96307E-09</text:p>
          </table:table-cell>
          <table:table-cell office:value-type="float" office:value="0.000000011999" calcext:value-type="float">
            <text:p>1.1999E-08</text:p>
          </table:table-cell>
          <table:table-cell office:value-type="float" office:value="0.0000000293164" calcext:value-type="float">
            <text:p>2.93164E-08</text:p>
          </table:table-cell>
          <table:table-cell office:value-type="float" office:value="0.0000000412425" calcext:value-type="float">
            <text:p>4.12425E-08</text:p>
          </table:table-cell>
          <table:table-cell office:value-type="float" office:value="0.0000000267808" calcext:value-type="float">
            <text:p>2.67808E-08</text:p>
          </table:table-cell>
          <table:table-cell office:value-type="float" office:value="0.00000000439338" calcext:value-type="float">
            <text:p>4.39338E-09</text:p>
          </table:table-cell>
          <table:table-cell office:value-type="float" office:value="0.000000000957498" calcext:value-type="float">
            <text:p>9.57498E-10</text:p>
          </table:table-cell>
          <table:table-cell office:value-type="float" office:value="0.00000000688666" calcext:value-type="float">
            <text:p>6.88666E-09</text:p>
          </table:table-cell>
          <table:table-cell office:value-type="float" office:value="0.0000000124604" calcext:value-type="float">
            <text:p>1.24604E-08</text:p>
          </table:table-cell>
          <table:table-cell office:value-type="float" office:value="0.0000000110934" calcext:value-type="float">
            <text:p>1.10934E-08</text:p>
          </table:table-cell>
          <table:table-cell office:value-type="float" office:value="0.000000003319" calcext:value-type="float">
            <text:p>3.319E-09</text:p>
          </table:table-cell>
          <table:table-cell office:value-type="float" office:value="0.00000000568013" calcext:value-type="float">
            <text:p>5.68013E-09</text:p>
          </table:table-cell>
          <table:table-cell office:value-type="float" office:value="0.0000000260195" calcext:value-type="float">
            <text:p>2.60195E-08</text:p>
          </table:table-cell>
          <table:table-cell office:value-type="float" office:value="0.0000000443512" calcext:value-type="float">
            <text:p>4.43512E-08</text:p>
          </table:table-cell>
          <table:table-cell office:value-type="float" office:value="0.0000000413507" calcext:value-type="float">
            <text:p>4.13507E-08</text:p>
          </table:table-cell>
          <table:table-cell office:value-type="float" office:value="0.0000000240659" calcext:value-type="float">
            <text:p>2.40659E-08</text:p>
          </table:table-cell>
          <table:table-cell office:value-type="float" office:value="0.00000000809434" calcext:value-type="float">
            <text:p>8.09434E-09</text:p>
          </table:table-cell>
          <table:table-cell office:value-type="float" office:value="0.00000000151306" calcext:value-type="float">
            <text:p>1.51306E-09</text:p>
          </table:table-cell>
          <table:table-cell office:value-type="float" office:value="0.00000000302725" calcext:value-type="float">
            <text:p>3.02725E-09</text:p>
          </table:table-cell>
          <table:table-cell office:value-type="float" office:value="0.00000000522296" calcext:value-type="float">
            <text:p>5.22296E-09</text:p>
          </table:table-cell>
          <table:table-cell office:value-type="float" office:value="0.00000000145256" calcext:value-type="float">
            <text:p>1.45256E-09</text:p>
          </table:table-cell>
          <table:table-cell office:value-type="float" office:value="0.0000000017885" calcext:value-type="float">
            <text:p>1.7885E-09</text:p>
          </table:table-cell>
          <table:table-cell office:value-type="float" office:value="0.0000000196414" calcext:value-type="float">
            <text:p>1.96414E-08</text:p>
          </table:table-cell>
          <table:table-cell office:value-type="float" office:value="0.000000048844" calcext:value-type="float">
            <text:p>4.8844E-08</text:p>
          </table:table-cell>
          <table:table-cell office:value-type="float" office:value="0.0000000640483" calcext:value-type="float">
            <text:p>6.40483E-08</text:p>
          </table:table-cell>
          <table:table-cell office:value-type="float" office:value="0.0000000646233" calcext:value-type="float">
            <text:p>6.46233E-08</text:p>
          </table:table-cell>
          <table:table-cell office:value-type="float" office:value="0.0000000625429" calcext:value-type="float">
            <text:p>6.25429E-08</text:p>
          </table:table-cell>
          <table:table-cell office:value-type="float" office:value="0.0000000564665" calcext:value-type="float">
            <text:p>5.64665E-08</text:p>
          </table:table-cell>
          <table:table-cell office:value-type="float" office:value="0.0000000463676" calcext:value-type="float">
            <text:p>4.63676E-08</text:p>
          </table:table-cell>
          <table:table-cell office:value-type="float" office:value="0.0000000401011" calcext:value-type="float">
            <text:p>4.01011E-08</text:p>
          </table:table-cell>
          <table:table-cell office:value-type="float" office:value="0.0000000413504" calcext:value-type="float">
            <text:p>4.13504E-08</text:p>
          </table:table-cell>
          <table:table-cell office:value-type="float" office:value="0.0000000742805" calcext:value-type="float">
            <text:p>7.42805E-08</text:p>
          </table:table-cell>
          <table:table-cell office:value-type="float" office:value="0.000000168361" calcext:value-type="float">
            <text:p>1.68361E-07</text:p>
          </table:table-cell>
          <table:table-cell office:value-type="float" office:value="0.000000328599" calcext:value-type="float">
            <text:p>3.28599E-07</text:p>
          </table:table-cell>
          <table:table-cell office:value-type="float" office:value="0.000000551404" calcext:value-type="float">
            <text:p>5.51404E-07</text:p>
          </table:table-cell>
          <table:table-cell office:value-type="float" office:value="0.000000871187" calcext:value-type="float">
            <text:p>8.71187E-07</text:p>
          </table:table-cell>
          <table:table-cell office:value-type="float" office:value="0.00000134782" calcext:value-type="float">
            <text:p>1.34782E-06</text:p>
          </table:table-cell>
          <table:table-cell office:value-type="float" office:value="0.00000200501" calcext:value-type="float">
            <text:p>2.00501E-06</text:p>
          </table:table-cell>
          <table:table-cell office:value-type="float" office:value="0.00000288455" calcext:value-type="float">
            <text:p>2.88455E-06</text:p>
          </table:table-cell>
          <table:table-cell office:value-type="float" office:value="0.0000042156" calcext:value-type="float">
            <text:p>4.2156E-06</text:p>
          </table:table-cell>
          <table:table-cell office:value-type="float" office:value="0.00000654761" calcext:value-type="float">
            <text:p>6.54761E-06</text:p>
          </table:table-cell>
          <table:table-cell office:value-type="float" office:value="0.0000108117" calcext:value-type="float">
            <text:p>1.08117E-05</text:p>
          </table:table-cell>
          <table:table-cell office:value-type="float" office:value="0.0000181859" calcext:value-type="float">
            <text:p>1.81859E-05</text:p>
          </table:table-cell>
          <table:table-cell office:value-type="float" office:value="0.0000303266" calcext:value-type="float">
            <text:p>3.03266E-05</text:p>
          </table:table-cell>
          <table:table-cell office:value-type="float" office:value="0.0000502334" calcext:value-type="float">
            <text:p>5.02334E-05</text:p>
          </table:table-cell>
          <table:table-cell office:value-type="float" office:value="0.000083215" calcext:value-type="float">
            <text:p>8.3215E-05</text:p>
          </table:table-cell>
          <table:table-cell office:value-type="float" office:value="0.000137605" calcext:value-type="float">
            <text:p>0.000137605</text:p>
          </table:table-cell>
          <table:table-cell office:value-type="float" office:value="0.000225848" calcext:value-type="float">
            <text:p>0.000225848</text:p>
          </table:table-cell>
          <table:table-cell office:value-type="float" office:value="0.000368337" calcext:value-type="float">
            <text:p>0.000368337</text:p>
          </table:table-cell>
          <table:table-cell office:value-type="float" office:value="0.000601321" calcext:value-type="float">
            <text:p>0.000601321</text:p>
          </table:table-cell>
          <table:table-cell office:value-type="float" office:value="0.000986657" calcext:value-type="float">
            <text:p>0.000986657</text:p>
          </table:table-cell>
          <table:table-cell office:value-type="float" office:value="0.00162533" calcext:value-type="float">
            <text:p>0.00162533</text:p>
          </table:table-cell>
          <table:table-cell office:value-type="float" office:value="0.00267947" calcext:value-type="float">
            <text:p>0.00267947</text:p>
          </table:table-cell>
          <table:table-cell office:value-type="float" office:value="0.00441465" calcext:value-type="float">
            <text:p>0.00441465</text:p>
          </table:table-cell>
          <table:table-cell office:value-type="float" office:value="0.00727376" calcext:value-type="float">
            <text:p>0.00727376</text:p>
          </table:table-cell>
          <table:table-cell office:value-type="float" office:value="0.0119874" calcext:value-type="float">
            <text:p>0.0119874</text:p>
          </table:table-cell>
          <table:table-cell office:value-type="float" office:value="0.0197431" calcext:value-type="float">
            <text:p>0.0197431</text:p>
          </table:table-cell>
          <table:table-cell office:value-type="float" office:value="0.0324573" calcext:value-type="float">
            <text:p>0.0324573</text:p>
          </table:table-cell>
          <table:table-cell office:value-type="float" office:value="0.0532186" calcext:value-type="float">
            <text:p>0.0532186</text:p>
          </table:table-cell>
          <table:table-cell office:value-type="float" office:value="0.0869619" calcext:value-type="float">
            <text:p>0.0869619</text:p>
          </table:table-cell>
          <table:table-cell office:value-type="float" office:value="0.14135" calcext:value-type="float">
            <text:p>0.14135</text:p>
          </table:table-cell>
          <table:table-cell office:value-type="float" office:value="0.227725" calcext:value-type="float">
            <text:p>0.227725</text:p>
          </table:table-cell>
          <table:table-cell office:value-type="float" office:value="0.361597" calcext:value-type="float">
            <text:p>0.361597</text:p>
          </table:table-cell>
          <table:table-cell office:value-type="float" office:value="0.561124" calcext:value-type="float">
            <text:p>0.561124</text:p>
          </table:table-cell>
          <table:table-cell office:value-type="float" office:value="0.840484" calcext:value-type="float">
            <text:p>0.840484</text:p>
          </table:table-cell>
          <table:table-cell office:value-type="float" office:value="1.19429" calcext:value-type="float">
            <text:p>1.19429</text:p>
          </table:table-cell>
          <table:table-cell office:value-type="float" office:value="1.57501" calcext:value-type="float">
            <text:p>1.57501</text:p>
          </table:table-cell>
          <table:table-cell office:value-type="float" office:value="1.88304" calcext:value-type="float">
            <text:p>1.88304</text:p>
          </table:table-cell>
          <table:table-cell office:value-type="float" office:value="2.00272" calcext:value-type="float">
            <text:p>2.00272</text:p>
          </table:table-cell>
          <table:table-cell office:value-type="float" office:value="1.88101" calcext:value-type="float">
            <text:p>1.88101</text:p>
          </table:table-cell>
          <table:table-cell office:value-type="float" office:value="1.5719" calcext:value-type="float">
            <text:p>1.5719</text:p>
          </table:table-cell>
          <table:table-cell office:value-type="float" office:value="1.19111" calcext:value-type="float">
            <text:p>1.19111</text:p>
          </table:table-cell>
          <table:table-cell office:value-type="float" office:value="0.837751" calcext:value-type="float">
            <text:p>0.837751</text:p>
          </table:table-cell>
          <table:table-cell office:value-type="float" office:value="0.558952" calcext:value-type="float">
            <text:p>0.558952</text:p>
          </table:table-cell>
          <table:table-cell office:value-type="float" office:value="0.359981" calcext:value-type="float">
            <text:p>0.359981</text:p>
          </table:table-cell>
          <table:table-cell office:value-type="float" office:value="0.226618" calcext:value-type="float">
            <text:p>0.226618</text:p>
          </table:table-cell>
          <table:table-cell office:value-type="float" office:value="0.140643" calcext:value-type="float">
            <text:p>0.140643</text:p>
          </table:table-cell>
          <table:table-cell office:value-type="float" office:value="0.0865242" calcext:value-type="float">
            <text:p>0.0865242</text:p>
          </table:table-cell>
          <table:table-cell office:value-type="float" office:value="0.0529462" calcext:value-type="float">
            <text:p>0.0529462</text:p>
          </table:table-cell>
          <table:table-cell office:value-type="float" office:value="0.0322976" calcext:value-type="float">
            <text:p>0.0322976</text:p>
          </table:table-cell>
          <table:table-cell office:value-type="float" office:value="0.0196684" calcext:value-type="float">
            <text:p>0.0196684</text:p>
          </table:table-cell>
          <table:table-cell office:value-type="float" office:value="0.0119659" calcext:value-type="float">
            <text:p>0.0119659</text:p>
          </table:table-cell>
          <table:table-cell office:value-type="float" office:value="0.00727129" calcext:value-type="float">
            <text:p>0.00727129</text:p>
          </table:table-cell>
          <table:table-cell office:value-type="float" office:value="0.00440905" calcext:value-type="float">
            <text:p>0.00440905</text:p>
          </table:table-cell>
          <table:table-cell office:value-type="float" office:value="0.00266669" calcext:value-type="float">
            <text:p>0.00266669</text:p>
          </table:table-cell>
          <table:table-cell office:value-type="float" office:value="0.00161064" calcext:value-type="float">
            <text:p>0.00161064</text:p>
          </table:table-cell>
          <table:table-cell office:value-type="float" office:value="0.000974007" calcext:value-type="float">
            <text:p>0.000974007</text:p>
          </table:table-cell>
          <table:table-cell office:value-type="float" office:value="0.000591081" calcext:value-type="float">
            <text:p>0.000591081</text:p>
          </table:table-cell>
          <table:table-cell office:value-type="float" office:value="0.000359901" calcext:value-type="float">
            <text:p>0.000359901</text:p>
          </table:table-cell>
          <table:table-cell office:value-type="float" office:value="0.000219718" calcext:value-type="float">
            <text:p>0.000219718</text:p>
          </table:table-cell>
          <table:table-cell office:value-type="float" office:value="0.00013461" calcext:value-type="float">
            <text:p>0.00013461</text:p>
          </table:table-cell>
          <table:table-cell office:value-type="float" office:value="0.0000829884" calcext:value-type="float">
            <text:p>8.29884E-05</text:p>
          </table:table-cell>
          <table:table-cell office:value-type="float" office:value="0.0000514475" calcext:value-type="float">
            <text:p>5.14475E-05</text:p>
          </table:table-cell>
          <table:table-cell office:value-type="float" office:value="0.0000317591" calcext:value-type="float">
            <text:p>3.17591E-05</text:p>
          </table:table-cell>
          <table:table-cell office:value-type="float" office:value="0.0000193491" calcext:value-type="float">
            <text:p>1.93491E-05</text:p>
          </table:table-cell>
          <table:table-cell office:value-type="float" office:value="0.0000116651" calcext:value-type="float">
            <text:p>1.16651E-05</text:p>
          </table:table-cell>
          <table:table-cell office:value-type="float" office:value="0.00000708465" calcext:value-type="float">
            <text:p>7.08465E-06</text:p>
          </table:table-cell>
          <table:table-cell office:value-type="float" office:value="0.00000440473" calcext:value-type="float">
            <text:p>4.40473E-06</text:p>
          </table:table-cell>
          <table:table-cell office:value-type="float" office:value="0.00000275272" calcext:value-type="float">
            <text:p>2.75272E-06</text:p>
          </table:table-cell>
          <table:table-cell office:value-type="float" office:value="0.00000165846" calcext:value-type="float">
            <text:p>1.65846E-06</text:p>
          </table:table-cell>
          <table:table-cell office:value-type="float" office:value="0.00000094081" calcext:value-type="float">
            <text:p>9.4081E-07</text:p>
          </table:table-cell>
          <table:table-cell office:value-type="float" office:value="0.000000539092" calcext:value-type="float">
            <text:p>5.39092E-07</text:p>
          </table:table-cell>
          <table:table-cell office:value-type="float" office:value="0.000000365527" calcext:value-type="float">
            <text:p>3.65527E-07</text:p>
          </table:table-cell>
          <table:table-cell office:value-type="float" office:value="0.000000298719" calcext:value-type="float">
            <text:p>2.98719E-07</text:p>
          </table:table-cell>
          <table:table-cell office:value-type="float" office:value="0.000000267108" calcext:value-type="float">
            <text:p>2.67108E-07</text:p>
          </table:table-cell>
          <table:table-cell office:value-type="float" office:value="0.000000242363" calcext:value-type="float">
            <text:p>2.42363E-07</text:p>
          </table:table-cell>
          <table:table-cell office:value-type="float" office:value="0.000000214352" calcext:value-type="float">
            <text:p>2.14352E-07</text:p>
          </table:table-cell>
          <table:table-cell office:value-type="float" office:value="0.000000185814" calcext:value-type="float">
            <text:p>1.85814E-07</text:p>
          </table:table-cell>
          <table:table-cell office:value-type="float" office:value="0.000000153253" calcext:value-type="float">
            <text:p>1.53253E-07</text:p>
          </table:table-cell>
          <table:table-cell office:value-type="float" office:value="0.000000108553" calcext:value-type="float">
            <text:p>1.08553E-07</text:p>
          </table:table-cell>
          <table:table-cell office:value-type="float" office:value="0.0000000552098" calcext:value-type="float">
            <text:p>5.52098E-08</text:p>
          </table:table-cell>
          <table:table-cell office:value-type="float" office:value="0.0000000159933" calcext:value-type="float">
            <text:p>1.59933E-08</text:p>
          </table:table-cell>
          <table:table-cell office:value-type="float" office:value="0.00000000154417" calcext:value-type="float">
            <text:p>1.54417E-09</text:p>
          </table:table-cell>
          <table:table-cell office:value-type="float" office:value="0.000000000574925" calcext:value-type="float">
            <text:p>5.74925E-10</text:p>
          </table:table-cell>
          <table:table-cell office:value-type="float" office:value="0.00000000693672" calcext:value-type="float">
            <text:p>6.93672E-09</text:p>
          </table:table-cell>
          <table:table-cell office:value-type="float" office:value="0.0000000190689" calcext:value-type="float">
            <text:p>1.90689E-08</text:p>
          </table:table-cell>
          <table:table-cell office:value-type="float" office:value="0.0000000302445" calcext:value-type="float">
            <text:p>3.02445E-08</text:p>
          </table:table-cell>
          <table:table-cell office:value-type="float" office:value="0.0000000411947" calcext:value-type="float">
            <text:p>4.11947E-08</text:p>
          </table:table-cell>
          <table:table-cell office:value-type="float" office:value="0.0000000573427" calcext:value-type="float">
            <text:p>5.73427E-08</text:p>
          </table:table-cell>
          <table:table-cell office:value-type="float" office:value="0.0000000651828" calcext:value-type="float">
            <text:p>6.51828E-08</text:p>
          </table:table-cell>
          <table:table-cell office:value-type="float" office:value="0.0000000507879" calcext:value-type="float">
            <text:p>5.07879E-08</text:p>
          </table:table-cell>
          <table:table-cell office:value-type="float" office:value="0.000000029106" calcext:value-type="float">
            <text:p>2.9106E-08</text:p>
          </table:table-cell>
          <table:table-cell office:value-type="float" office:value="0.0000000161297" calcext:value-type="float">
            <text:p>1.61297E-08</text:p>
          </table:table-cell>
          <table:table-cell office:value-type="float" office:value="0.00000000843712" calcext:value-type="float">
            <text:p>8.43712E-09</text:p>
          </table:table-cell>
          <table:table-cell office:value-type="float" office:value="0.00000000450213" calcext:value-type="float">
            <text:p>4.50213E-09</text:p>
          </table:table-cell>
          <table:table-cell office:value-type="float" office:value="0.00000000570328" calcext:value-type="float">
            <text:p>5.70328E-09</text:p>
          </table:table-cell>
          <table:table-cell office:value-type="float" office:value="0.0000000040068" calcext:value-type="float">
            <text:p>4.0068E-09</text:p>
          </table:table-cell>
          <table:table-cell office:value-type="float" office:value="0.00000000329605" calcext:value-type="float">
            <text:p>3.29605E-09</text:p>
          </table:table-cell>
          <table:table-cell office:value-type="float" office:value="0.0000000183542" calcext:value-type="float">
            <text:p>1.83542E-08</text:p>
          </table:table-cell>
          <table:table-cell office:value-type="float" office:value="0.0000000370559" calcext:value-type="float">
            <text:p>3.70559E-08</text:p>
          </table:table-cell>
          <table:table-cell office:value-type="float" office:value="0.0000000380096" calcext:value-type="float">
            <text:p>3.80096E-08</text:p>
          </table:table-cell>
          <table:table-cell office:value-type="float" office:value="0.0000000296653" calcext:value-type="float">
            <text:p>2.96653E-08</text:p>
          </table:table-cell>
          <table:table-cell office:value-type="float" office:value="0.0000000262822" calcext:value-type="float">
            <text:p>2.62822E-08</text:p>
          </table:table-cell>
          <table:table-cell office:value-type="float" office:value="0.0000000268549" calcext:value-type="float">
            <text:p>2.68549E-08</text:p>
          </table:table-cell>
          <table:table-cell office:value-type="float" office:value="0.0000000326883" calcext:value-type="float">
            <text:p>3.26883E-08</text:p>
          </table:table-cell>
          <table:table-cell office:value-type="float" office:value="0.0000000391173" calcext:value-type="float">
            <text:p>3.91173E-08</text:p>
          </table:table-cell>
          <table:table-cell office:value-type="float" office:value="0.0000000301384" calcext:value-type="float">
            <text:p>3.01384E-08</text:p>
          </table:table-cell>
          <table:table-cell office:value-type="float" office:value="0.00000000975365" calcext:value-type="float">
            <text:p>9.75365E-09</text:p>
          </table:table-cell>
          <table:table-cell office:value-type="float" office:value="0.00000000179469" calcext:value-type="float">
            <text:p>1.79469E-09</text:p>
          </table:table-cell>
          <table:table-cell office:value-type="float" office:value="0.00000000683285" calcext:value-type="float">
            <text:p>6.83285E-09</text:p>
          </table:table-cell>
          <table:table-cell office:value-type="float" office:value="0.00000000990249" calcext:value-type="float">
            <text:p>9.90249E-09</text:p>
          </table:table-cell>
          <table:table-cell office:value-type="float" office:value="0.0000000115517" calcext:value-type="float">
            <text:p>1.15517E-08</text:p>
          </table:table-cell>
          <table:table-cell office:value-type="float" office:value="0.0000000179191" calcext:value-type="float">
            <text:p>1.79191E-08</text:p>
          </table:table-cell>
          <table:table-cell office:value-type="float" office:value="0.0000000291751" calcext:value-type="float">
            <text:p>2.91751E-08</text:p>
          </table:table-cell>
          <table:table-cell office:value-type="float" office:value="0.0000000475539" calcext:value-type="float">
            <text:p>4.75539E-08</text:p>
          </table:table-cell>
          <table:table-cell office:value-type="float" office:value="0.0000000678304" calcext:value-type="float">
            <text:p>6.78304E-08</text:p>
          </table:table-cell>
          <table:table-cell office:value-type="float" office:value="0.000000068843" calcext:value-type="float">
            <text:p>6.8843E-08</text:p>
          </table:table-cell>
          <table:table-cell office:value-type="float" office:value="0.0000000467927" calcext:value-type="float">
            <text:p>4.67927E-08</text:p>
          </table:table-cell>
          <table:table-cell office:value-type="float" office:value="0.0000000221917" calcext:value-type="float">
            <text:p>2.21917E-08</text:p>
          </table:table-cell>
          <table:table-cell office:value-type="float" office:value="0.00000000835842" calcext:value-type="float">
            <text:p>8.35842E-09</text:p>
          </table:table-cell>
          <table:table-cell office:value-type="float" office:value="0.00000000219007" calcext:value-type="float">
            <text:p>2.19007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405013" calcext:value-type="float">
            <text:p>4.05013E-09</text:p>
          </table:table-cell>
          <table:table-cell office:value-type="float" office:value="0.0000000131574" calcext:value-type="float">
            <text:p>1.31574E-08</text:p>
          </table:table-cell>
          <table:table-cell office:value-type="float" office:value="0.0000000185699" calcext:value-type="float">
            <text:p>1.85699E-08</text:p>
          </table:table-cell>
          <table:table-cell office:value-type="float" office:value="0.0000000104972" calcext:value-type="float">
            <text:p>1.04972E-08</text:p>
          </table:table-cell>
          <table:table-cell office:value-type="float" office:value="0.00000000341621" calcext:value-type="float">
            <text:p>3.41621E-09</text:p>
          </table:table-cell>
          <table:table-cell office:value-type="float" office:value="0.00000000297606" calcext:value-type="float">
            <text:p>2.97606E-09</text:p>
          </table:table-cell>
          <table:table-cell office:value-type="float" office:value="0.0000000131173" calcext:value-type="float">
            <text:p>1.31173E-08</text:p>
          </table:table-cell>
          <table:table-cell office:value-type="float" office:value="0.0000000226024" calcext:value-type="float">
            <text:p>2.26024E-08</text:p>
          </table:table-cell>
          <table:table-cell office:value-type="float" office:value="0.0000000193627" calcext:value-type="float">
            <text:p>1.93627E-08</text:p>
          </table:table-cell>
          <table:table-cell office:value-type="float" office:value="0.0000000151714" calcext:value-type="float">
            <text:p>1.51714E-08</text:p>
          </table:table-cell>
          <table:table-cell office:value-type="float" office:value="0.0000000124727" calcext:value-type="float">
            <text:p>1.24727E-08</text:p>
          </table:table-cell>
          <table:table-cell office:value-type="float" office:value="0.000000006605" calcext:value-type="float">
            <text:p>6.605E-09</text:p>
          </table:table-cell>
          <table:table-cell office:value-type="float" office:value="0.0000000123994" calcext:value-type="float">
            <text:p>1.23994E-08</text:p>
          </table:table-cell>
          <table:table-cell office:value-type="float" office:value="0.0000000192522" calcext:value-type="float">
            <text:p>1.92522E-08</text:p>
          </table:table-cell>
          <table:table-cell office:value-type="float" office:value="0.0000000114178" calcext:value-type="float">
            <text:p>1.14178E-08</text:p>
          </table:table-cell>
          <table:table-cell office:value-type="float" office:value="0.0000000134852" calcext:value-type="float">
            <text:p>1.34852E-08</text:p>
          </table:table-cell>
          <table:table-cell office:value-type="float" office:value="0.0000000108053" calcext:value-type="float">
            <text:p>1.08053E-08</text:p>
          </table:table-cell>
          <table:table-cell office:value-type="float" office:value="0.0000000105295" calcext:value-type="float">
            <text:p>1.05295E-08</text:p>
          </table:table-cell>
          <table:table-cell office:value-type="float" office:value="0.0000000386362" calcext:value-type="float">
            <text:p>3.86362E-08</text:p>
          </table:table-cell>
          <table:table-cell office:value-type="float" office:value="0.0000000584257" calcext:value-type="float">
            <text:p>5.84257E-08</text:p>
          </table:table-cell>
          <table:table-cell office:value-type="float" office:value="0.0000000384501" calcext:value-type="float">
            <text:p>3.84501E-08</text:p>
          </table:table-cell>
          <table:table-cell office:value-type="float" office:value="0.000000013819" calcext:value-type="float">
            <text:p>1.3819E-08</text:p>
          </table:table-cell>
          <table:table-cell office:value-type="float" office:value="0.00000000359408" calcext:value-type="float">
            <text:p>3.59408E-09</text:p>
          </table:table-cell>
          <table:table-cell office:value-type="float" office:value="0.00000000562341" calcext:value-type="float">
            <text:p>5.62341E-09</text:p>
          </table:table-cell>
          <table:table-cell office:value-type="float" office:value="0.0000000227548" calcext:value-type="float">
            <text:p>2.27548E-08</text:p>
          </table:table-cell>
          <table:table-cell office:value-type="float" office:value="0.0000000252867" calcext:value-type="float">
            <text:p>2.52867E-08</text:p>
          </table:table-cell>
          <table:table-cell office:value-type="float" office:value="0.000000013409" calcext:value-type="float">
            <text:p>1.3409E-08</text:p>
          </table:table-cell>
          <table:table-cell office:value-type="float" office:value="0.0000000143777" calcext:value-type="float">
            <text:p>1.43777E-08</text:p>
          </table:table-cell>
          <table:table-cell office:value-type="float" office:value="0.0000000231058" calcext:value-type="float">
            <text:p>2.31058E-08</text:p>
          </table:table-cell>
          <table:table-cell office:value-type="float" office:value="0.0000000389035" calcext:value-type="float">
            <text:p>3.89035E-08</text:p>
          </table:table-cell>
          <table:table-cell office:value-type="float" office:value="0.0000000587899" calcext:value-type="float">
            <text:p>5.87899E-08</text:p>
          </table:table-cell>
          <table:table-cell office:value-type="float" office:value="0.0000000512951" calcext:value-type="float">
            <text:p>5.12951E-08</text:p>
          </table:table-cell>
          <table:table-cell office:value-type="float" office:value="0.0000000207736" calcext:value-type="float">
            <text:p>2.07736E-08</text:p>
          </table:table-cell>
          <table:table-cell office:value-type="float" office:value="0.0000000027901" calcext:value-type="float">
            <text:p>2.7901E-09</text:p>
          </table:table-cell>
          <table:table-cell office:value-type="float" office:value="0.00000000400685" calcext:value-type="float">
            <text:p>4.00685E-09</text:p>
          </table:table-cell>
          <table:table-cell office:value-type="float" office:value="0.0000000167426" calcext:value-type="float">
            <text:p>1.67426E-08</text:p>
          </table:table-cell>
          <table:table-cell office:value-type="float" office:value="0.0000000203751" calcext:value-type="float">
            <text:p>2.03751E-08</text:p>
          </table:table-cell>
          <table:table-cell office:value-type="float" office:value="0.0000000113183" calcext:value-type="float">
            <text:p>1.13183E-08</text:p>
          </table:table-cell>
          <table:table-cell office:value-type="float" office:value="0.00000000759747" calcext:value-type="float">
            <text:p>7.59747E-09</text:p>
          </table:table-cell>
          <table:table-cell office:value-type="float" office:value="0.0000000179625" calcext:value-type="float">
            <text:p>1.79625E-08</text:p>
          </table:table-cell>
          <table:table-cell office:value-type="float" office:value="0.0000000361373" calcext:value-type="float">
            <text:p>3.61373E-08</text:p>
          </table:table-cell>
          <table:table-cell office:value-type="float" office:value="0.0000000474191" calcext:value-type="float">
            <text:p>4.74191E-08</text:p>
          </table:table-cell>
          <table:table-cell office:value-type="float" office:value="0.00000004273" calcext:value-type="float">
            <text:p>4.273E-08</text:p>
          </table:table-cell>
          <table:table-cell office:value-type="float" office:value="0.000000023013" calcext:value-type="float">
            <text:p>2.3013E-08</text:p>
          </table:table-cell>
          <table:table-cell office:value-type="float" office:value="0.00000000505825" calcext:value-type="float">
            <text:p>5.05825E-09</text:p>
          </table:table-cell>
          <table:table-cell office:value-type="float" office:value="0.00000000305209" calcext:value-type="float">
            <text:p>3.05209E-09</text:p>
          </table:table-cell>
          <table:table-cell office:value-type="float" office:value="0.00000000773125" calcext:value-type="float">
            <text:p>7.73125E-09</text:p>
          </table:table-cell>
          <table:table-cell office:value-type="float" office:value="0.00000000733876" calcext:value-type="float">
            <text:p>7.33876E-09</text:p>
          </table:table-cell>
          <table:table-cell office:value-type="float" office:value="0.00000000430352" calcext:value-type="float">
            <text:p>4.30352E-09</text:p>
          </table:table-cell>
          <table:table-cell office:value-type="float" office:value="0.00000000353761" calcext:value-type="float">
            <text:p>3.53761E-09</text:p>
          </table:table-cell>
          <table:table-cell office:value-type="float" office:value="0.00000000574415" calcext:value-type="float">
            <text:p>5.74415E-09</text:p>
          </table:table-cell>
          <table:table-cell office:value-type="float" office:value="0.0000000153074" calcext:value-type="float">
            <text:p>1.53074E-08</text:p>
          </table:table-cell>
          <table:table-cell office:value-type="float" office:value="0.0000000409683" calcext:value-type="float">
            <text:p>4.09683E-08</text:p>
          </table:table-cell>
          <table:table-cell office:value-type="float" office:value="0.0000000440644" calcext:value-type="float">
            <text:p>4.40644E-08</text:p>
          </table:table-cell>
          <table:table-cell office:value-type="float" office:value="0.0000000198557" calcext:value-type="float">
            <text:p>1.98557E-08</text:p>
          </table:table-cell>
          <table:table-cell office:value-type="float" office:value="0.00000000502334" calcext:value-type="float">
            <text:p>5.02334E-09</text:p>
          </table:table-cell>
          <table:table-cell office:value-type="float" office:value="0.000000000839388" calcext:value-type="float">
            <text:p>8.39388E-10</text:p>
          </table:table-cell>
          <table:table-cell office:value-type="float" office:value="0.000000000945961" calcext:value-type="float">
            <text:p>9.45961E-10</text:p>
          </table:table-cell>
          <table:table-cell office:value-type="float" office:value="0.00000000861854" calcext:value-type="float">
            <text:p>8.61854E-09</text:p>
          </table:table-cell>
          <table:table-cell office:value-type="float" office:value="0.0000000177032" calcext:value-type="float">
            <text:p>1.77032E-08</text:p>
          </table:table-cell>
          <table:table-cell office:value-type="float" office:value="0.00000000898895" calcext:value-type="float">
            <text:p>8.98895E-09</text:p>
          </table:table-cell>
          <table:table-cell office:value-type="float" office:value="0.0000000004653" calcext:value-type="float">
            <text:p>4.653E-10</text:p>
          </table:table-cell>
          <table:table-cell office:value-type="float" office:value="0.0000000138162" calcext:value-type="float">
            <text:p>1.38162E-08</text:p>
          </table:table-cell>
          <table:table-cell office:value-type="float" office:value="0.0000000265" calcext:value-type="float">
            <text:p>2.65E-08</text:p>
          </table:table-cell>
          <table:table-cell office:value-type="float" office:value="0.0000000258016" calcext:value-type="float">
            <text:p>2.58016E-08</text:p>
          </table:table-cell>
          <table:table-cell office:value-type="float" office:value="0.0000000215651" calcext:value-type="float">
            <text:p>2.15651E-08</text:p>
          </table:table-cell>
          <table:table-cell office:value-type="float" office:value="0.0000000159575" calcext:value-type="float">
            <text:p>1.59575E-08</text:p>
          </table:table-cell>
          <table:table-cell office:value-type="float" office:value="0.0000000107935" calcext:value-type="float">
            <text:p>1.07935E-08</text:p>
          </table:table-cell>
          <table:table-cell office:value-type="float" office:value="0.0000000143316" calcext:value-type="float">
            <text:p>1.43316E-08</text:p>
          </table:table-cell>
          <table:table-cell office:value-type="float" office:value="0.0000000324328" calcext:value-type="float">
            <text:p>3.24328E-08</text:p>
          </table:table-cell>
          <table:table-cell office:value-type="float" office:value="0.000000036137" calcext:value-type="float">
            <text:p>3.6137E-08</text:p>
          </table:table-cell>
          <table:table-cell office:value-type="float" office:value="0.000000015602" calcext:value-type="float">
            <text:p>1.5602E-08</text:p>
          </table:table-cell>
          <table:table-cell office:value-type="float" office:value="0.00000000624062" calcext:value-type="float">
            <text:p>6.24062E-09</text:p>
          </table:table-cell>
          <table:table-cell office:value-type="float" office:value="0.00000000974244" calcext:value-type="float">
            <text:p>9.74244E-09</text:p>
          </table:table-cell>
          <table:table-cell office:value-type="float" office:value="0.0000000190555" calcext:value-type="float">
            <text:p>1.90555E-08</text:p>
          </table:table-cell>
          <table:table-cell office:value-type="float" office:value="0.0000000373084" calcext:value-type="float">
            <text:p>3.73084E-08</text:p>
          </table:table-cell>
          <table:table-cell office:value-type="float" office:value="0.0000000501226" calcext:value-type="float">
            <text:p>5.01226E-08</text:p>
          </table:table-cell>
          <table:table-cell office:value-type="float" office:value="0.0000000439663" calcext:value-type="float">
            <text:p>4.39663E-08</text:p>
          </table:table-cell>
          <table:table-cell office:value-type="float" office:value="0.0000000447793" calcext:value-type="float">
            <text:p>4.47793E-08</text:p>
          </table:table-cell>
          <table:table-cell office:value-type="float" office:value="0.0000000483176" calcext:value-type="float">
            <text:p>4.83176E-08</text:p>
          </table:table-cell>
          <table:table-cell office:value-type="float" office:value="0.0000000415792" calcext:value-type="float">
            <text:p>4.15792E-08</text:p>
          </table:table-cell>
          <table:table-cell office:value-type="float" office:value="0.0000000402622" calcext:value-type="float">
            <text:p>4.02622E-08</text:p>
          </table:table-cell>
          <table:table-cell office:value-type="float" office:value="0.0000000601855" calcext:value-type="float">
            <text:p>6.01855E-08</text:p>
          </table:table-cell>
          <table:table-cell office:value-type="float" office:value="0.000000114552" calcext:value-type="float">
            <text:p>1.14552E-07</text:p>
          </table:table-cell>
          <table:table-cell office:value-type="float" office:value="0.000000211065" calcext:value-type="float">
            <text:p>2.11065E-07</text:p>
          </table:table-cell>
          <table:table-cell office:value-type="float" office:value="0.000000388567" calcext:value-type="float">
            <text:p>3.88567E-07</text:p>
          </table:table-cell>
          <table:table-cell office:value-type="float" office:value="0.000000702044" calcext:value-type="float">
            <text:p>7.02044E-07</text:p>
          </table:table-cell>
          <table:table-cell office:value-type="float" office:value="0.00000116295" calcext:value-type="float">
            <text:p>1.16295E-06</text:p>
          </table:table-cell>
          <table:table-cell office:value-type="float" office:value="0.00000178197" calcext:value-type="float">
            <text:p>1.78197E-06</text:p>
          </table:table-cell>
          <table:table-cell office:value-type="float" office:value="0.00000265301" calcext:value-type="float">
            <text:p>2.65301E-06</text:p>
          </table:table-cell>
          <table:table-cell office:value-type="float" office:value="0.00000400448" calcext:value-type="float">
            <text:p>4.00448E-06</text:p>
          </table:table-cell>
          <table:table-cell office:value-type="float" office:value="0.00000629366" calcext:value-type="float">
            <text:p>6.29366E-06</text:p>
          </table:table-cell>
          <table:table-cell office:value-type="float" office:value="0.0000103437" calcext:value-type="float">
            <text:p>1.03437E-05</text:p>
          </table:table-cell>
          <table:table-cell office:value-type="float" office:value="0.0000173822" calcext:value-type="float">
            <text:p>1.73822E-05</text:p>
          </table:table-cell>
          <table:table-cell office:value-type="float" office:value="0.0000290788" calcext:value-type="float">
            <text:p>2.90788E-05</text:p>
          </table:table-cell>
          <table:table-cell office:value-type="float" office:value="0.0000483655" calcext:value-type="float">
            <text:p>4.83655E-05</text:p>
          </table:table-cell>
          <table:table-cell office:value-type="float" office:value="0.0000805811" calcext:value-type="float">
            <text:p>8.05811E-05</text:p>
          </table:table-cell>
          <table:table-cell office:value-type="float" office:value="0.000134328" calcext:value-type="float">
            <text:p>0.000134328</text:p>
          </table:table-cell>
          <table:table-cell office:value-type="float" office:value="0.00022264" calcext:value-type="float">
            <text:p>0.00022264</text:p>
          </table:table-cell>
          <table:table-cell office:value-type="float" office:value="0.000366163" calcext:value-type="float">
            <text:p>0.000366163</text:p>
          </table:table-cell>
          <table:table-cell office:value-type="float" office:value="0.000600332" calcext:value-type="float">
            <text:p>0.000600332</text:p>
          </table:table-cell>
          <table:table-cell office:value-type="float" office:value="0.00098581" calcext:value-type="float">
            <text:p>0.00098581</text:p>
          </table:table-cell>
          <table:table-cell office:value-type="float" office:value="0.00162341" calcext:value-type="float">
            <text:p>0.00162341</text:p>
          </table:table-cell>
          <table:table-cell office:value-type="float" office:value="0.0026767" calcext:value-type="float">
            <text:p>0.0026767</text:p>
          </table:table-cell>
          <table:table-cell office:value-type="float" office:value="0.00441193" calcext:value-type="float">
            <text:p>0.00441193</text:p>
          </table:table-cell>
          <table:table-cell office:value-type="float" office:value="0.00726889" calcext:value-type="float">
            <text:p>0.00726889</text:p>
          </table:table-cell>
          <table:table-cell office:value-type="float" office:value="0.0119741" calcext:value-type="float">
            <text:p>0.0119741</text:p>
          </table:table-cell>
          <table:table-cell office:value-type="float" office:value="0.0197163" calcext:value-type="float">
            <text:p>0.0197163</text:p>
          </table:table-cell>
          <table:table-cell office:value-type="float" office:value="0.032427" calcext:value-type="float">
            <text:p>0.032427</text:p>
          </table:table-cell>
          <table:table-cell office:value-type="float" office:value="0.0532107" calcext:value-type="float">
            <text:p>0.0532107</text:p>
          </table:table-cell>
          <table:table-cell office:value-type="float" office:value="0.0869929" calcext:value-type="float">
            <text:p>0.0869929</text:p>
          </table:table-cell>
          <table:table-cell office:value-type="float" office:value="0.141413" calcext:value-type="float">
            <text:p>0.141413</text:p>
          </table:table-cell>
          <table:table-cell office:value-type="float" office:value="0.227834" calcext:value-type="float">
            <text:p>0.227834</text:p>
          </table:table-cell>
          <table:table-cell office:value-type="float" office:value="0.361834" calcext:value-type="float">
            <text:p>0.361834</text:p>
          </table:table-cell>
          <table:table-cell office:value-type="float" office:value="0.561598" calcext:value-type="float">
            <text:p>0.561598</text:p>
          </table:table-cell>
          <table:table-cell office:value-type="float" office:value="0.841199" calcext:value-type="float">
            <text:p>0.841199</text:p>
          </table:table-cell>
          <table:table-cell office:value-type="float" office:value="1.19508" calcext:value-type="float">
            <text:p>1.19508</text:p>
          </table:table-cell>
          <table:table-cell office:value-type="float" office:value="1.57564" calcext:value-type="float">
            <text:p>1.57564</text:p>
          </table:table-cell>
          <table:table-cell office:value-type="float" office:value="1.88335" calcext:value-type="float">
            <text:p>1.88335</text:p>
          </table:table-cell>
          <table:table-cell office:value-type="float" office:value="2.00268" calcext:value-type="float">
            <text:p>2.00268</text:p>
          </table:table-cell>
          <table:table-cell office:value-type="float" office:value="1.88066" calcext:value-type="float">
            <text:p>1.88066</text:p>
          </table:table-cell>
          <table:table-cell office:value-type="float" office:value="1.57133" calcext:value-type="float">
            <text:p>1.57133</text:p>
          </table:table-cell>
          <table:table-cell office:value-type="float" office:value="1.1905" calcext:value-type="float">
            <text:p>1.1905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558715" calcext:value-type="float">
            <text:p>0.558715</text:p>
          </table:table-cell>
          <table:table-cell office:value-type="float" office:value="0.359857" calcext:value-type="float">
            <text:p>0.359857</text:p>
          </table:table-cell>
          <table:table-cell office:value-type="float" office:value="0.226488" calcext:value-type="float">
            <text:p>0.226488</text:p>
          </table:table-cell>
          <table:table-cell office:value-type="float" office:value="0.140475" calcext:value-type="float">
            <text:p>0.140475</text:p>
          </table:table-cell>
          <table:table-cell office:value-type="float" office:value="0.0863476" calcext:value-type="float">
            <text:p>0.0863476</text:p>
          </table:table-cell>
          <table:table-cell office:value-type="float" office:value="0.0528001" calcext:value-type="float">
            <text:p>0.0528001</text:p>
          </table:table-cell>
          <table:table-cell office:value-type="float" office:value="0.0321938" calcext:value-type="float">
            <text:p>0.0321938</text:p>
          </table:table-cell>
          <table:table-cell office:value-type="float" office:value="0.0195966" calcext:value-type="float">
            <text:p>0.0195966</text:p>
          </table:table-cell>
          <table:table-cell office:value-type="float" office:value="0.0119156" calcext:value-type="float">
            <text:p>0.0119156</text:p>
          </table:table-cell>
          <table:table-cell office:value-type="float" office:value="0.0072416" calcext:value-type="float">
            <text:p>0.0072416</text:p>
          </table:table-cell>
          <table:table-cell office:value-type="float" office:value="0.00440208" calcext:value-type="float">
            <text:p>0.00440208</text:p>
          </table:table-cell>
          <table:table-cell office:value-type="float" office:value="0.00267649" calcext:value-type="float">
            <text:p>0.00267649</text:p>
          </table:table-cell>
          <table:table-cell office:value-type="float" office:value="0.00162438" calcext:value-type="float">
            <text:p>0.00162438</text:p>
          </table:table-cell>
          <table:table-cell office:value-type="float" office:value="0.000981336" calcext:value-type="float">
            <text:p>0.000981336</text:p>
          </table:table-cell>
          <table:table-cell office:value-type="float" office:value="0.000589615" calcext:value-type="float">
            <text:p>0.000589615</text:p>
          </table:table-cell>
          <table:table-cell office:value-type="float" office:value="0.000353479" calcext:value-type="float">
            <text:p>0.000353479</text:p>
          </table:table-cell>
          <table:table-cell office:value-type="float" office:value="0.000212689" calcext:value-type="float">
            <text:p>0.000212689</text:p>
          </table:table-cell>
          <table:table-cell office:value-type="float" office:value="0.000128785" calcext:value-type="float">
            <text:p>0.000128785</text:p>
          </table:table-cell>
          <table:table-cell office:value-type="float" office:value="0.0000782601" calcext:value-type="float">
            <text:p>7.82601E-05</text:p>
          </table:table-cell>
          <table:table-cell office:value-type="float" office:value="0.0000475187" calcext:value-type="float">
            <text:p>4.75187E-05</text:p>
          </table:table-cell>
          <table:table-cell office:value-type="float" office:value="0.0000289427" calcext:value-type="float">
            <text:p>2.89427E-05</text:p>
          </table:table-cell>
          <table:table-cell office:value-type="float" office:value="0.0000179155" calcext:value-type="float">
            <text:p>1.79155E-05</text:p>
          </table:table-cell>
          <table:table-cell office:value-type="float" office:value="0.0000113047" calcext:value-type="float">
            <text:p>1.13047E-05</text:p>
          </table:table-cell>
          <table:table-cell office:value-type="float" office:value="0.00000712468" calcext:value-type="float">
            <text:p>7.12468E-06</text:p>
          </table:table-cell>
          <table:table-cell office:value-type="float" office:value="0.00000433711" calcext:value-type="float">
            <text:p>4.33711E-06</text:p>
          </table:table-cell>
          <table:table-cell office:value-type="float" office:value="0.00000253117" calcext:value-type="float">
            <text:p>2.53117E-06</text:p>
          </table:table-cell>
          <table:table-cell office:value-type="float" office:value="0.00000147628" calcext:value-type="float">
            <text:p>1.47628E-06</text:p>
          </table:table-cell>
          <table:table-cell office:value-type="float" office:value="0.000000918417" calcext:value-type="float">
            <text:p>9.18417E-07</text:p>
          </table:table-cell>
          <table:table-cell office:value-type="float" office:value="0.000000622722" calcext:value-type="float">
            <text:p>6.22722E-07</text:p>
          </table:table-cell>
          <table:table-cell office:value-type="float" office:value="0.000000418996" calcext:value-type="float">
            <text:p>4.18996E-07</text:p>
          </table:table-cell>
          <table:table-cell office:value-type="float" office:value="0.000000240603" calcext:value-type="float">
            <text:p>2.40603E-07</text:p>
          </table:table-cell>
          <table:table-cell office:value-type="float" office:value="0.000000104942" calcext:value-type="float">
            <text:p>1.04942E-07</text:p>
          </table:table-cell>
          <table:table-cell office:value-type="float" office:value="0.0000000374515" calcext:value-type="float">
            <text:p>3.74515E-08</text:p>
          </table:table-cell>
          <table:table-cell office:value-type="float" office:value="0.0000000211775" calcext:value-type="float">
            <text:p>2.11775E-08</text:p>
          </table:table-cell>
          <table:table-cell office:value-type="float" office:value="0.000000022528" calcext:value-type="float">
            <text:p>2.2528E-08</text:p>
          </table:table-cell>
          <table:table-cell office:value-type="float" office:value="0.0000000325078" calcext:value-type="float">
            <text:p>3.25078E-08</text:p>
          </table:table-cell>
          <table:table-cell office:value-type="float" office:value="0.0000000483446" calcext:value-type="float">
            <text:p>4.83446E-08</text:p>
          </table:table-cell>
          <table:table-cell office:value-type="float" office:value="0.0000000597781" calcext:value-type="float">
            <text:p>5.97781E-08</text:p>
          </table:table-cell>
          <table:table-cell office:value-type="float" office:value="0.0000000692854" calcext:value-type="float">
            <text:p>6.92854E-08</text:p>
          </table:table-cell>
          <table:table-cell office:value-type="float" office:value="0.0000000798845" calcext:value-type="float">
            <text:p>7.98845E-08</text:p>
          </table:table-cell>
          <table:table-cell office:value-type="float" office:value="0.0000000788536" calcext:value-type="float">
            <text:p>7.88536E-08</text:p>
          </table:table-cell>
          <table:table-cell office:value-type="float" office:value="0.0000000595171" calcext:value-type="float">
            <text:p>5.95171E-08</text:p>
          </table:table-cell>
          <table:table-cell office:value-type="float" office:value="0.0000000390174" calcext:value-type="float">
            <text:p>3.90174E-08</text:p>
          </table:table-cell>
          <table:table-cell office:value-type="float" office:value="0.0000000308141" calcext:value-type="float">
            <text:p>3.08141E-08</text:p>
          </table:table-cell>
          <table:table-cell office:value-type="float" office:value="0.0000000250474" calcext:value-type="float">
            <text:p>2.50474E-08</text:p>
          </table:table-cell>
          <table:table-cell office:value-type="float" office:value="0.0000000164347" calcext:value-type="float">
            <text:p>1.64347E-08</text:p>
          </table:table-cell>
          <table:table-cell office:value-type="float" office:value="0.0000000119179" calcext:value-type="float">
            <text:p>1.19179E-08</text:p>
          </table:table-cell>
          <table:table-cell office:value-type="float" office:value="0.0000000101196" calcext:value-type="float">
            <text:p>1.01196E-08</text:p>
          </table:table-cell>
          <table:table-cell office:value-type="float" office:value="0.00000000759409" calcext:value-type="float">
            <text:p>7.59409E-09</text:p>
          </table:table-cell>
          <table:table-cell office:value-type="float" office:value="0.0000000123267" calcext:value-type="float">
            <text:p>1.23267E-08</text:p>
          </table:table-cell>
          <table:table-cell office:value-type="float" office:value="0.0000000264863" calcext:value-type="float">
            <text:p>2.64863E-08</text:p>
          </table:table-cell>
          <table:table-cell office:value-type="float" office:value="0.0000000353347" calcext:value-type="float">
            <text:p>3.53347E-08</text:p>
          </table:table-cell>
          <table:table-cell office:value-type="float" office:value="0.0000000356299" calcext:value-type="float">
            <text:p>3.56299E-08</text:p>
          </table:table-cell>
          <table:table-cell office:value-type="float" office:value="0.0000000390915" calcext:value-type="float">
            <text:p>3.90915E-08</text:p>
          </table:table-cell>
          <table:table-cell office:value-type="float" office:value="0.0000000465589" calcext:value-type="float">
            <text:p>4.65589E-08</text:p>
          </table:table-cell>
          <table:table-cell office:value-type="float" office:value="0.0000000454731" calcext:value-type="float">
            <text:p>4.54731E-08</text:p>
          </table:table-cell>
          <table:table-cell office:value-type="float" office:value="0.0000000362513" calcext:value-type="float">
            <text:p>3.62513E-08</text:p>
          </table:table-cell>
          <table:table-cell office:value-type="float" office:value="0.0000000277478" calcext:value-type="float">
            <text:p>2.77478E-08</text:p>
          </table:table-cell>
          <table:table-cell office:value-type="float" office:value="0.0000000169193" calcext:value-type="float">
            <text:p>1.69193E-08</text:p>
          </table:table-cell>
          <table:table-cell office:value-type="float" office:value="0.00000000511593" calcext:value-type="float">
            <text:p>5.11593E-09</text:p>
          </table:table-cell>
          <table:table-cell office:value-type="float" office:value="0.00000000278012" calcext:value-type="float">
            <text:p>2.78012E-09</text:p>
          </table:table-cell>
          <table:table-cell office:value-type="float" office:value="0.00000000907517" calcext:value-type="float">
            <text:p>9.07517E-09</text:p>
          </table:table-cell>
          <table:table-cell office:value-type="float" office:value="0.0000000119108" calcext:value-type="float">
            <text:p>1.19108E-08</text:p>
          </table:table-cell>
          <table:table-cell office:value-type="float" office:value="0.0000000136145" calcext:value-type="float">
            <text:p>1.36145E-08</text:p>
          </table:table-cell>
          <table:table-cell office:value-type="float" office:value="0.000000023109" calcext:value-type="float">
            <text:p>2.3109E-08</text:p>
          </table:table-cell>
          <table:table-cell office:value-type="float" office:value="0.0000000348632" calcext:value-type="float">
            <text:p>3.48632E-08</text:p>
          </table:table-cell>
          <table:table-cell office:value-type="float" office:value="0.0000000399359" calcext:value-type="float">
            <text:p>3.99359E-08</text:p>
          </table:table-cell>
          <table:table-cell office:value-type="float" office:value="0.0000000423274" calcext:value-type="float">
            <text:p>4.23274E-08</text:p>
          </table:table-cell>
          <table:table-cell office:value-type="float" office:value="0.0000000450128" calcext:value-type="float">
            <text:p>4.50128E-08</text:p>
          </table:table-cell>
          <table:table-cell office:value-type="float" office:value="0.0000000399612" calcext:value-type="float">
            <text:p>3.99612E-08</text:p>
          </table:table-cell>
          <table:table-cell office:value-type="float" office:value="0.0000000281257" calcext:value-type="float">
            <text:p>2.81257E-08</text:p>
          </table:table-cell>
          <table:table-cell office:value-type="float" office:value="0.0000000196795" calcext:value-type="float">
            <text:p>1.96795E-08</text:p>
          </table:table-cell>
          <table:table-cell office:value-type="float" office:value="0.000000013777" calcext:value-type="float">
            <text:p>1.3777E-08</text:p>
          </table:table-cell>
          <table:table-cell office:value-type="float" office:value="0.00000000486086" calcext:value-type="float">
            <text:p>4.86086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593364" calcext:value-type="float">
            <text:p>5.93364E-09</text:p>
          </table:table-cell>
          <table:table-cell office:value-type="float" office:value="0.0000000153439" calcext:value-type="float">
            <text:p>1.53439E-08</text:p>
          </table:table-cell>
          <table:table-cell office:value-type="float" office:value="0.0000000212962" calcext:value-type="float">
            <text:p>2.12962E-08</text:p>
          </table:table-cell>
          <table:table-cell office:value-type="float" office:value="0.0000000171131" calcext:value-type="float">
            <text:p>1.71131E-08</text:p>
          </table:table-cell>
          <table:table-cell office:value-type="float" office:value="0.00000000392355" calcext:value-type="float">
            <text:p>3.92355E-09</text:p>
          </table:table-cell>
          <table:table-cell office:value-type="float" office:value="0.00000000175836" calcext:value-type="float">
            <text:p>1.75836E-09</text:p>
          </table:table-cell>
          <table:table-cell office:value-type="float" office:value="0.0000000170049" calcext:value-type="float">
            <text:p>1.70049E-08</text:p>
          </table:table-cell>
          <table:table-cell office:value-type="float" office:value="0.0000000311504" calcext:value-type="float">
            <text:p>3.11504E-08</text:p>
          </table:table-cell>
          <table:table-cell office:value-type="float" office:value="0.0000000403226" calcext:value-type="float">
            <text:p>4.03226E-08</text:p>
          </table:table-cell>
          <table:table-cell office:value-type="float" office:value="0.0000000341757" calcext:value-type="float">
            <text:p>3.41757E-08</text:p>
          </table:table-cell>
          <table:table-cell office:value-type="float" office:value="0.0000000137335" calcext:value-type="float">
            <text:p>1.37335E-08</text:p>
          </table:table-cell>
          <table:table-cell office:value-type="float" office:value="0.00000000176195" calcext:value-type="float">
            <text:p>1.76195E-09</text:p>
          </table:table-cell>
          <table:table-cell office:value-type="float" office:value="0.00000000299148" calcext:value-type="float">
            <text:p>2.99148E-09</text:p>
          </table:table-cell>
          <table:table-cell office:value-type="float" office:value="0.00000000964161" calcext:value-type="float">
            <text:p>9.64161E-09</text:p>
          </table:table-cell>
          <table:table-cell office:value-type="float" office:value="0.0000000117548" calcext:value-type="float">
            <text:p>1.17548E-08</text:p>
          </table:table-cell>
          <table:table-cell office:value-type="float" office:value="0.00000000606382" calcext:value-type="float">
            <text:p>6.06382E-09</text:p>
          </table:table-cell>
          <table:table-cell office:value-type="float" office:value="0.000000000170857" calcext:value-type="float">
            <text:p>1.70857E-10</text:p>
          </table:table-cell>
          <table:table-cell office:value-type="float" office:value="0.0000000119075" calcext:value-type="float">
            <text:p>1.19075E-08</text:p>
          </table:table-cell>
          <table:table-cell office:value-type="float" office:value="0.0000000323648" calcext:value-type="float">
            <text:p>3.23648E-08</text:p>
          </table:table-cell>
          <table:table-cell office:value-type="float" office:value="0.0000000483975" calcext:value-type="float">
            <text:p>4.83975E-08</text:p>
          </table:table-cell>
          <table:table-cell office:value-type="float" office:value="0.0000000539493" calcext:value-type="float">
            <text:p>5.39493E-08</text:p>
          </table:table-cell>
          <table:table-cell office:value-type="float" office:value="0.0000000431458" calcext:value-type="float">
            <text:p>4.31458E-08</text:p>
          </table:table-cell>
          <table:table-cell office:value-type="float" office:value="0.0000000237179" calcext:value-type="float">
            <text:p>2.37179E-08</text:p>
          </table:table-cell>
          <table:table-cell office:value-type="float" office:value="0.00000000985559" calcext:value-type="float">
            <text:p>9.85559E-09</text:p>
          </table:table-cell>
          <table:table-cell office:value-type="float" office:value="0.00000000919537" calcext:value-type="float">
            <text:p>9.19537E-09</text:p>
          </table:table-cell>
          <table:table-cell office:value-type="float" office:value="0.00000000807991" calcext:value-type="float">
            <text:p>8.07991E-09</text:p>
          </table:table-cell>
          <table:table-cell office:value-type="float" office:value="0.000000005405" calcext:value-type="float">
            <text:p>5.405E-09</text:p>
          </table:table-cell>
          <table:table-cell office:value-type="float" office:value="0.000000000693006" calcext:value-type="float">
            <text:p>6.93006E-10</text:p>
          </table:table-cell>
          <table:table-cell office:value-type="float" office:value="0.00000000414853" calcext:value-type="float">
            <text:p>4.14853E-09</text:p>
          </table:table-cell>
          <table:table-cell office:value-type="float" office:value="0.0000000192852" calcext:value-type="float">
            <text:p>1.92852E-08</text:p>
          </table:table-cell>
          <table:table-cell office:value-type="float" office:value="0.0000000330516" calcext:value-type="float">
            <text:p>3.30516E-08</text:p>
          </table:table-cell>
          <table:table-cell office:value-type="float" office:value="0.0000000479584" calcext:value-type="float">
            <text:p>4.79584E-08</text:p>
          </table:table-cell>
          <table:table-cell office:value-type="float" office:value="0.0000000608802" calcext:value-type="float">
            <text:p>6.08802E-08</text:p>
          </table:table-cell>
          <table:table-cell office:value-type="float" office:value="0.0000000500974" calcext:value-type="float">
            <text:p>5.00974E-08</text:p>
          </table:table-cell>
          <table:table-cell office:value-type="float" office:value="0.0000000231212" calcext:value-type="float">
            <text:p>2.31212E-08</text:p>
          </table:table-cell>
          <table:table-cell office:value-type="float" office:value="0.0000000128009" calcext:value-type="float">
            <text:p>1.28009E-08</text:p>
          </table:table-cell>
          <table:table-cell office:value-type="float" office:value="0.00000000660172" calcext:value-type="float">
            <text:p>6.60172E-09</text:p>
          </table:table-cell>
          <table:table-cell office:value-type="float" office:value="0.00000000232826" calcext:value-type="float">
            <text:p>2.32826E-09</text:p>
          </table:table-cell>
          <table:table-cell office:value-type="float" office:value="0.00000000442725" calcext:value-type="float">
            <text:p>4.42725E-09</text:p>
          </table:table-cell>
          <table:table-cell office:value-type="float" office:value="0.00000000743845" calcext:value-type="float">
            <text:p>7.43845E-09</text:p>
          </table:table-cell>
          <table:table-cell office:value-type="float" office:value="0.0000000120969" calcext:value-type="float">
            <text:p>1.20969E-08</text:p>
          </table:table-cell>
          <table:table-cell office:value-type="float" office:value="0.0000000147767" calcext:value-type="float">
            <text:p>1.47767E-08</text:p>
          </table:table-cell>
          <table:table-cell office:value-type="float" office:value="0.0000000220558" calcext:value-type="float">
            <text:p>2.20558E-08</text:p>
          </table:table-cell>
          <table:table-cell office:value-type="float" office:value="0.0000000343889" calcext:value-type="float">
            <text:p>3.43889E-08</text:p>
          </table:table-cell>
          <table:table-cell office:value-type="float" office:value="0.0000000466721" calcext:value-type="float">
            <text:p>4.66721E-08</text:p>
          </table:table-cell>
          <table:table-cell office:value-type="float" office:value="0.0000000386323" calcext:value-type="float">
            <text:p>3.86323E-08</text:p>
          </table:table-cell>
          <table:table-cell office:value-type="float" office:value="0.0000000148416" calcext:value-type="float">
            <text:p>1.48416E-08</text:p>
          </table:table-cell>
          <table:table-cell office:value-type="float" office:value="0.00000000446565" calcext:value-type="float">
            <text:p>4.46565E-09</text:p>
          </table:table-cell>
          <table:table-cell office:value-type="float" office:value="0.00000000591318" calcext:value-type="float">
            <text:p>5.91318E-09</text:p>
          </table:table-cell>
          <table:table-cell office:value-type="float" office:value="0.0000000104293" calcext:value-type="float">
            <text:p>1.04293E-08</text:p>
          </table:table-cell>
          <table:table-cell office:value-type="float" office:value="0.0000000174082" calcext:value-type="float">
            <text:p>1.74082E-08</text:p>
          </table:table-cell>
          <table:table-cell office:value-type="float" office:value="0.0000000150655" calcext:value-type="float">
            <text:p>1.50655E-08</text:p>
          </table:table-cell>
          <table:table-cell office:value-type="float" office:value="0.00000000306494" calcext:value-type="float">
            <text:p>3.06494E-09</text:p>
          </table:table-cell>
          <table:table-cell office:value-type="float" office:value="0.00000000171866" calcext:value-type="float">
            <text:p>1.71866E-09</text:p>
          </table:table-cell>
          <table:table-cell office:value-type="float" office:value="0.00000000780404" calcext:value-type="float">
            <text:p>7.80404E-09</text:p>
          </table:table-cell>
          <table:table-cell office:value-type="float" office:value="0.0000000218462" calcext:value-type="float">
            <text:p>2.18462E-08</text:p>
          </table:table-cell>
          <table:table-cell office:value-type="float" office:value="0.0000000360331" calcext:value-type="float">
            <text:p>3.60331E-08</text:p>
          </table:table-cell>
          <table:table-cell office:value-type="float" office:value="0.0000000193093" calcext:value-type="float">
            <text:p>1.93093E-08</text:p>
          </table:table-cell>
          <table:table-cell office:value-type="float" office:value="0.00000000143338" calcext:value-type="float">
            <text:p>1.43338E-09</text:p>
          </table:table-cell>
          <table:table-cell office:value-type="float" office:value="0.00000000920834" calcext:value-type="float">
            <text:p>9.20834E-09</text:p>
          </table:table-cell>
          <table:table-cell office:value-type="float" office:value="0.0000000175442" calcext:value-type="float">
            <text:p>1.75442E-08</text:p>
          </table:table-cell>
          <table:table-cell office:value-type="float" office:value="0.0000000179647" calcext:value-type="float">
            <text:p>1.79647E-08</text:p>
          </table:table-cell>
          <table:table-cell office:value-type="float" office:value="0.0000000283125" calcext:value-type="float">
            <text:p>2.83125E-08</text:p>
          </table:table-cell>
          <table:table-cell office:value-type="float" office:value="0.0000000334609" calcext:value-type="float">
            <text:p>3.34609E-08</text:p>
          </table:table-cell>
          <table:table-cell office:value-type="float" office:value="0.0000000112674" calcext:value-type="float">
            <text:p>1.12674E-08</text:p>
          </table:table-cell>
          <table:table-cell office:value-type="float" office:value="0.00000000035996" calcext:value-type="float">
            <text:p>3.5996E-10</text:p>
          </table:table-cell>
          <table:table-cell office:value-type="float" office:value="0.00000000687744" calcext:value-type="float">
            <text:p>6.87744E-09</text:p>
          </table:table-cell>
          <table:table-cell office:value-type="float" office:value="0.000000009142" calcext:value-type="float">
            <text:p>9.142E-09</text:p>
          </table:table-cell>
          <table:table-cell office:value-type="float" office:value="0.00000000799707" calcext:value-type="float">
            <text:p>7.99707E-09</text:p>
          </table:table-cell>
          <table:table-cell office:value-type="float" office:value="0.00000000312547" calcext:value-type="float">
            <text:p>3.12547E-09</text:p>
          </table:table-cell>
          <table:table-cell office:value-type="float" office:value="0.000000000637073" calcext:value-type="float">
            <text:p>6.37073E-10</text:p>
          </table:table-cell>
          <table:table-cell office:value-type="float" office:value="0.00000000877304" calcext:value-type="float">
            <text:p>8.77304E-09</text:p>
          </table:table-cell>
          <table:table-cell office:value-type="float" office:value="0.0000000272435" calcext:value-type="float">
            <text:p>2.72435E-08</text:p>
          </table:table-cell>
          <table:table-cell office:value-type="float" office:value="0.0000000449009" calcext:value-type="float">
            <text:p>4.49009E-08</text:p>
          </table:table-cell>
          <table:table-cell office:value-type="float" office:value="0.0000000557021" calcext:value-type="float">
            <text:p>5.57021E-08</text:p>
          </table:table-cell>
          <table:table-cell office:value-type="float" office:value="0.0000000425062" calcext:value-type="float">
            <text:p>4.25062E-08</text:p>
          </table:table-cell>
          <table:table-cell office:value-type="float" office:value="0.0000000119255" calcext:value-type="float">
            <text:p>1.19255E-08</text:p>
          </table:table-cell>
          <table:table-cell office:value-type="float" office:value="0.0000000000985267" calcext:value-type="float">
            <text:p>9.85267E-11</text:p>
          </table:table-cell>
          <table:table-cell office:value-type="float" office:value="0.00000000286648" calcext:value-type="float">
            <text:p>2.86648E-09</text:p>
          </table:table-cell>
          <table:table-cell office:value-type="float" office:value="0.0000000037731" calcext:value-type="float">
            <text:p>3.7731E-09</text:p>
          </table:table-cell>
          <table:table-cell office:value-type="float" office:value="0.00000000349407" calcext:value-type="float">
            <text:p>3.49407E-09</text:p>
          </table:table-cell>
          <table:table-cell office:value-type="float" office:value="0.00000000404486" calcext:value-type="float">
            <text:p>4.04486E-09</text:p>
          </table:table-cell>
          <table:table-cell office:value-type="float" office:value="0.00000000526431" calcext:value-type="float">
            <text:p>5.26431E-09</text:p>
          </table:table-cell>
          <table:table-cell office:value-type="float" office:value="0.0000000135708" calcext:value-type="float">
            <text:p>1.35708E-08</text:p>
          </table:table-cell>
          <table:table-cell office:value-type="float" office:value="0.0000000368127" calcext:value-type="float">
            <text:p>3.68127E-08</text:p>
          </table:table-cell>
          <table:table-cell office:value-type="float" office:value="0.0000000562566" calcext:value-type="float">
            <text:p>5.62566E-08</text:p>
          </table:table-cell>
          <table:table-cell office:value-type="float" office:value="0.0000000542869" calcext:value-type="float">
            <text:p>5.42869E-08</text:p>
          </table:table-cell>
          <table:table-cell office:value-type="float" office:value="0.0000000658259" calcext:value-type="float">
            <text:p>6.58259E-08</text:p>
          </table:table-cell>
          <table:table-cell office:value-type="float" office:value="0.000000131129" calcext:value-type="float">
            <text:p>1.31129E-07</text:p>
          </table:table-cell>
          <table:table-cell office:value-type="float" office:value="0.000000256215" calcext:value-type="float">
            <text:p>2.56215E-07</text:p>
          </table:table-cell>
          <table:table-cell office:value-type="float" office:value="0.000000452055" calcext:value-type="float">
            <text:p>4.52055E-07</text:p>
          </table:table-cell>
          <table:table-cell office:value-type="float" office:value="0.000000782794" calcext:value-type="float">
            <text:p>7.82794E-07</text:p>
          </table:table-cell>
          <table:table-cell office:value-type="float" office:value="0.00000134067" calcext:value-type="float">
            <text:p>1.34067E-06</text:p>
          </table:table-cell>
          <table:table-cell office:value-type="float" office:value="0.00000224229" calcext:value-type="float">
            <text:p>2.24229E-06</text:p>
          </table:table-cell>
          <table:table-cell office:value-type="float" office:value="0.00000377147" calcext:value-type="float">
            <text:p>3.77147E-06</text:p>
          </table:table-cell>
          <table:table-cell office:value-type="float" office:value="0.00000634582" calcext:value-type="float">
            <text:p>6.34582E-06</text:p>
          </table:table-cell>
          <table:table-cell office:value-type="float" office:value="0.0000104335" calcext:value-type="float">
            <text:p>1.04335E-05</text:p>
          </table:table-cell>
          <table:table-cell office:value-type="float" office:value="0.0000170656" calcext:value-type="float">
            <text:p>1.70656E-05</text:p>
          </table:table-cell>
          <table:table-cell office:value-type="float" office:value="0.0000283877" calcext:value-type="float">
            <text:p>2.83877E-05</text:p>
          </table:table-cell>
          <table:table-cell office:value-type="float" office:value="0.0000477138" calcext:value-type="float">
            <text:p>4.77138E-05</text:p>
          </table:table-cell>
          <table:table-cell office:value-type="float" office:value="0.0000794897" calcext:value-type="float">
            <text:p>7.94897E-05</text:p>
          </table:table-cell>
          <table:table-cell office:value-type="float" office:value="0.000130997" calcext:value-type="float">
            <text:p>0.000130997</text:p>
          </table:table-cell>
          <table:table-cell office:value-type="float" office:value="0.000215603" calcext:value-type="float">
            <text:p>0.000215603</text:p>
          </table:table-cell>
          <table:table-cell office:value-type="float" office:value="0.000356938" calcext:value-type="float">
            <text:p>0.000356938</text:p>
          </table:table-cell>
          <table:table-cell office:value-type="float" office:value="0.00059337" calcext:value-type="float">
            <text:p>0.00059337</text:p>
          </table:table-cell>
          <table:table-cell office:value-type="float" office:value="0.000984382" calcext:value-type="float">
            <text:p>0.000984382</text:p>
          </table:table-cell>
          <table:table-cell office:value-type="float" office:value="0.00162594" calcext:value-type="float">
            <text:p>0.00162594</text:p>
          </table:table-cell>
          <table:table-cell office:value-type="float" office:value="0.0026795" calcext:value-type="float">
            <text:p>0.0026795</text:p>
          </table:table-cell>
          <table:table-cell office:value-type="float" office:value="0.0044155" calcext:value-type="float">
            <text:p>0.0044155</text:p>
          </table:table-cell>
          <table:table-cell office:value-type="float" office:value="0.00727923" calcext:value-type="float">
            <text:p>0.00727923</text:p>
          </table:table-cell>
          <table:table-cell office:value-type="float" office:value="0.0119956" calcext:value-type="float">
            <text:p>0.0119956</text:p>
          </table:table-cell>
          <table:table-cell office:value-type="float" office:value="0.0197405" calcext:value-type="float">
            <text:p>0.0197405</text:p>
          </table:table-cell>
          <table:table-cell office:value-type="float" office:value="0.0324253" calcext:value-type="float">
            <text:p>0.0324253</text:p>
          </table:table-cell>
          <table:table-cell office:value-type="float" office:value="0.0531632" calcext:value-type="float">
            <text:p>0.0531632</text:p>
          </table:table-cell>
          <table:table-cell office:value-type="float" office:value="0.0869339" calcext:value-type="float">
            <text:p>0.0869339</text:p>
          </table:table-cell>
          <table:table-cell office:value-type="float" office:value="0.141416" calcext:value-type="float">
            <text:p>0.141416</text:p>
          </table:table-cell>
          <table:table-cell office:value-type="float" office:value="0.227942" calcext:value-type="float">
            <text:p>0.227942</text:p>
          </table:table-cell>
          <table:table-cell office:value-type="float" office:value="0.362046" calcext:value-type="float">
            <text:p>0.362046</text:p>
          </table:table-cell>
          <table:table-cell office:value-type="float" office:value="0.561959" calcext:value-type="float">
            <text:p>0.561959</text:p>
          </table:table-cell>
          <table:table-cell office:value-type="float" office:value="0.841802" calcext:value-type="float">
            <text:p>0.841802</text:p>
          </table:table-cell>
          <table:table-cell office:value-type="float" office:value="1.19597" calcext:value-type="float">
            <text:p>1.19597</text:p>
          </table:table-cell>
          <table:table-cell office:value-type="float" office:value="1.5767" calcext:value-type="float">
            <text:p>1.5767</text:p>
          </table:table-cell>
          <table:table-cell office:value-type="float" office:value="1.88421" calcext:value-type="float">
            <text:p>1.88421</text:p>
          </table:table-cell>
          <table:table-cell office:value-type="float" office:value="2.00283" calcext:value-type="float">
            <text:p>2.00283</text:p>
          </table:table-cell>
          <table:table-cell office:value-type="float" office:value="1.88" calcext:value-type="float">
            <text:p>1.88</text:p>
          </table:table-cell>
          <table:table-cell office:value-type="float" office:value="1.57033" calcext:value-type="float">
            <text:p>1.57033</text:p>
          </table:table-cell>
          <table:table-cell office:value-type="float" office:value="1.18963" calcext:value-type="float">
            <text:p>1.18963</text:p>
          </table:table-cell>
          <table:table-cell office:value-type="float" office:value="0.836679" calcext:value-type="float">
            <text:p>0.836679</text:p>
          </table:table-cell>
          <table:table-cell office:value-type="float" office:value="0.558298" calcext:value-type="float">
            <text:p>0.558298</text:p>
          </table:table-cell>
          <table:table-cell office:value-type="float" office:value="0.359613" calcext:value-type="float">
            <text:p>0.359613</text:p>
          </table:table-cell>
          <table:table-cell office:value-type="float" office:value="0.226392" calcext:value-type="float">
            <text:p>0.226392</text:p>
          </table:table-cell>
          <table:table-cell office:value-type="float" office:value="0.14047" calcext:value-type="float">
            <text:p>0.14047</text:p>
          </table:table-cell>
          <table:table-cell office:value-type="float" office:value="0.0863713" calcext:value-type="float">
            <text:p>0.0863713</text:p>
          </table:table-cell>
          <table:table-cell office:value-type="float" office:value="0.0528011" calcext:value-type="float">
            <text:p>0.0528011</text:p>
          </table:table-cell>
          <table:table-cell office:value-type="float" office:value="0.0321518" calcext:value-type="float">
            <text:p>0.0321518</text:p>
          </table:table-cell>
          <table:table-cell office:value-type="float" office:value="0.0195288" calcext:value-type="float">
            <text:p>0.0195288</text:p>
          </table:table-cell>
          <table:table-cell office:value-type="float" office:value="0.0118508" calcext:value-type="float">
            <text:p>0.0118508</text:p>
          </table:table-cell>
          <table:table-cell office:value-type="float" office:value="0.00719425" calcext:value-type="float">
            <text:p>0.00719425</text:p>
          </table:table-cell>
          <table:table-cell office:value-type="float" office:value="0.00437143" calcext:value-type="float">
            <text:p>0.00437143</text:p>
          </table:table-cell>
          <table:table-cell office:value-type="float" office:value="0.00265798" calcext:value-type="float">
            <text:p>0.00265798</text:p>
          </table:table-cell>
          <table:table-cell office:value-type="float" office:value="0.00161583" calcext:value-type="float">
            <text:p>0.00161583</text:p>
          </table:table-cell>
          <table:table-cell office:value-type="float" office:value="0.000980756" calcext:value-type="float">
            <text:p>0.000980756</text:p>
          </table:table-cell>
          <table:table-cell office:value-type="float" office:value="0.000593991" calcext:value-type="float">
            <text:p>0.000593991</text:p>
          </table:table-cell>
          <table:table-cell office:value-type="float" office:value="0.000359334" calcext:value-type="float">
            <text:p>0.000359334</text:p>
          </table:table-cell>
          <table:table-cell office:value-type="float" office:value="0.000217261" calcext:value-type="float">
            <text:p>0.000217261</text:p>
          </table:table-cell>
          <table:table-cell office:value-type="float" office:value="0.000131036" calcext:value-type="float">
            <text:p>0.000131036</text:p>
          </table:table-cell>
          <table:table-cell office:value-type="float" office:value="0.0000784664" calcext:value-type="float">
            <text:p>7.84664E-05</text:p>
          </table:table-cell>
          <table:table-cell office:value-type="float" office:value="0.000046551" calcext:value-type="float">
            <text:p>4.6551E-05</text:p>
          </table:table-cell>
          <table:table-cell office:value-type="float" office:value="0.0000275599" calcext:value-type="float">
            <text:p>2.75599E-05</text:p>
          </table:table-cell>
          <table:table-cell office:value-type="float" office:value="0.0000164828" calcext:value-type="float">
            <text:p>1.64828E-05</text:p>
          </table:table-cell>
          <table:table-cell office:value-type="float" office:value="0.00000996879" calcext:value-type="float">
            <text:p>9.96879E-06</text:p>
          </table:table-cell>
          <table:table-cell office:value-type="float" office:value="0.00000598012" calcext:value-type="float">
            <text:p>5.98012E-06</text:p>
          </table:table-cell>
          <table:table-cell office:value-type="float" office:value="0.00000348132" calcext:value-type="float">
            <text:p>3.48132E-06</text:p>
          </table:table-cell>
          <table:table-cell office:value-type="float" office:value="0.00000195124" calcext:value-type="float">
            <text:p>1.95124E-06</text:p>
          </table:table-cell>
          <table:table-cell office:value-type="float" office:value="0.0000010794" calcext:value-type="float">
            <text:p>1.0794E-06</text:p>
          </table:table-cell>
          <table:table-cell office:value-type="float" office:value="0.000000637068" calcext:value-type="float">
            <text:p>6.37068E-07</text:p>
          </table:table-cell>
          <table:table-cell office:value-type="float" office:value="0.000000433069" calcext:value-type="float">
            <text:p>4.33069E-07</text:p>
          </table:table-cell>
          <table:table-cell office:value-type="float" office:value="0.000000327146" calcext:value-type="float">
            <text:p>3.27146E-07</text:p>
          </table:table-cell>
          <table:table-cell office:value-type="float" office:value="0.000000241189" calcext:value-type="float">
            <text:p>2.41189E-07</text:p>
          </table:table-cell>
          <table:table-cell office:value-type="float" office:value="0.00000016275" calcext:value-type="float">
            <text:p>1.6275E-07</text:p>
          </table:table-cell>
          <table:table-cell office:value-type="float" office:value="0.0000000974946" calcext:value-type="float">
            <text:p>9.74946E-08</text:p>
          </table:table-cell>
          <table:table-cell office:value-type="float" office:value="0.000000050182" calcext:value-type="float">
            <text:p>5.0182E-08</text:p>
          </table:table-cell>
          <table:table-cell office:value-type="float" office:value="0.0000000260115" calcext:value-type="float">
            <text:p>2.60115E-08</text:p>
          </table:table-cell>
          <table:table-cell office:value-type="float" office:value="0.0000000221091" calcext:value-type="float">
            <text:p>2.21091E-08</text:p>
          </table:table-cell>
          <table:table-cell office:value-type="float" office:value="0.0000000322453" calcext:value-type="float">
            <text:p>3.22453E-08</text:p>
          </table:table-cell>
          <table:table-cell office:value-type="float" office:value="0.0000000467428" calcext:value-type="float">
            <text:p>4.67428E-08</text:p>
          </table:table-cell>
          <table:table-cell office:value-type="float" office:value="0.0000000488169" calcext:value-type="float">
            <text:p>4.88169E-08</text:p>
          </table:table-cell>
          <table:table-cell office:value-type="float" office:value="0.0000000283082" calcext:value-type="float">
            <text:p>2.83082E-08</text:p>
          </table:table-cell>
          <table:table-cell office:value-type="float" office:value="0.00000000556447" calcext:value-type="float">
            <text:p>5.56447E-09</text:p>
          </table:table-cell>
          <table:table-cell office:value-type="float" office:value="0.00000000175995" calcext:value-type="float">
            <text:p>1.75995E-09</text:p>
          </table:table-cell>
          <table:table-cell office:value-type="float" office:value="0.0000000093981" calcext:value-type="float">
            <text:p>9.3981E-09</text:p>
          </table:table-cell>
          <table:table-cell office:value-type="float" office:value="0.0000000136418" calcext:value-type="float">
            <text:p>1.36418E-08</text:p>
          </table:table-cell>
          <table:table-cell office:value-type="float" office:value="0.0000000114547" calcext:value-type="float">
            <text:p>1.14547E-08</text:p>
          </table:table-cell>
          <table:table-cell office:value-type="float" office:value="0.00000000978571" calcext:value-type="float">
            <text:p>9.78571E-09</text:p>
          </table:table-cell>
          <table:table-cell office:value-type="float" office:value="0.0000000161065" calcext:value-type="float">
            <text:p>1.61065E-08</text:p>
          </table:table-cell>
          <table:table-cell office:value-type="float" office:value="0.0000000365468" calcext:value-type="float">
            <text:p>3.65468E-08</text:p>
          </table:table-cell>
          <table:table-cell office:value-type="float" office:value="0.0000000691325" calcext:value-type="float">
            <text:p>6.91325E-08</text:p>
          </table:table-cell>
          <table:table-cell office:value-type="float" office:value="0.0000000921631" calcext:value-type="float">
            <text:p>9.21631E-08</text:p>
          </table:table-cell>
          <table:table-cell office:value-type="float" office:value="0.0000000818371" calcext:value-type="float">
            <text:p>8.18371E-08</text:p>
          </table:table-cell>
          <table:table-cell office:value-type="float" office:value="0.0000000444494" calcext:value-type="float">
            <text:p>4.44494E-08</text:p>
          </table:table-cell>
          <table:table-cell office:value-type="float" office:value="0.000000011941" calcext:value-type="float">
            <text:p>1.1941E-08</text:p>
          </table:table-cell>
          <table:table-cell office:value-type="float" office:value="0.000000000847261" calcext:value-type="float">
            <text:p>8.47261E-10</text:p>
          </table:table-cell>
          <table:table-cell office:value-type="float" office:value="0.000000000106705" calcext:value-type="float">
            <text:p>1.06705E-10</text:p>
          </table:table-cell>
          <table:table-cell office:value-type="float" office:value="0.000000000347391" calcext:value-type="float">
            <text:p>3.47391E-10</text:p>
          </table:table-cell>
          <table:table-cell office:value-type="float" office:value="0.000000000876693" calcext:value-type="float">
            <text:p>8.76693E-10</text:p>
          </table:table-cell>
          <table:table-cell office:value-type="float" office:value="0.0000000000955325" calcext:value-type="float">
            <text:p>9.55325E-11</text:p>
          </table:table-cell>
          <table:table-cell office:value-type="float" office:value="0.00000000372419" calcext:value-type="float">
            <text:p>3.72419E-09</text:p>
          </table:table-cell>
          <table:table-cell office:value-type="float" office:value="0.0000000263863" calcext:value-type="float">
            <text:p>2.63863E-08</text:p>
          </table:table-cell>
          <table:table-cell office:value-type="float" office:value="0.0000000610724" calcext:value-type="float">
            <text:p>6.10724E-08</text:p>
          </table:table-cell>
          <table:table-cell office:value-type="float" office:value="0.0000000742357" calcext:value-type="float">
            <text:p>7.42357E-08</text:p>
          </table:table-cell>
          <table:table-cell office:value-type="float" office:value="0.0000000528205" calcext:value-type="float">
            <text:p>5.28205E-08</text:p>
          </table:table-cell>
          <table:table-cell office:value-type="float" office:value="0.0000000224711" calcext:value-type="float">
            <text:p>2.24711E-08</text:p>
          </table:table-cell>
          <table:table-cell office:value-type="float" office:value="0.00000000759327" calcext:value-type="float">
            <text:p>7.59327E-09</text:p>
          </table:table-cell>
          <table:table-cell office:value-type="float" office:value="0.00000000599114" calcext:value-type="float">
            <text:p>5.99114E-09</text:p>
          </table:table-cell>
          <table:table-cell office:value-type="float" office:value="0.0000000129734" calcext:value-type="float">
            <text:p>1.29734E-08</text:p>
          </table:table-cell>
          <table:table-cell office:value-type="float" office:value="0.0000000255606" calcext:value-type="float">
            <text:p>2.55606E-08</text:p>
          </table:table-cell>
          <table:table-cell office:value-type="float" office:value="0.0000000270422" calcext:value-type="float">
            <text:p>2.70422E-08</text:p>
          </table:table-cell>
          <table:table-cell office:value-type="float" office:value="0.0000000105885" calcext:value-type="float">
            <text:p>1.05885E-08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165157" calcext:value-type="float">
            <text:p>1.65157E-08</text:p>
          </table:table-cell>
          <table:table-cell office:value-type="float" office:value="0.0000000387792" calcext:value-type="float">
            <text:p>3.87792E-08</text:p>
          </table:table-cell>
          <table:table-cell office:value-type="float" office:value="0.0000000343447" calcext:value-type="float">
            <text:p>3.43447E-08</text:p>
          </table:table-cell>
          <table:table-cell office:value-type="float" office:value="0.0000000172858" calcext:value-type="float">
            <text:p>1.72858E-08</text:p>
          </table:table-cell>
          <table:table-cell office:value-type="float" office:value="0.00000000739801" calcext:value-type="float">
            <text:p>7.39801E-09</text:p>
          </table:table-cell>
          <table:table-cell office:value-type="float" office:value="0.00000000282237" calcext:value-type="float">
            <text:p>2.82237E-09</text:p>
          </table:table-cell>
          <table:table-cell office:value-type="float" office:value="0.00000000149267" calcext:value-type="float">
            <text:p>1.49267E-09</text:p>
          </table:table-cell>
          <table:table-cell office:value-type="float" office:value="0.0000000101947" calcext:value-type="float">
            <text:p>1.01947E-08</text:p>
          </table:table-cell>
          <table:table-cell office:value-type="float" office:value="0.0000000268868" calcext:value-type="float">
            <text:p>2.68868E-08</text:p>
          </table:table-cell>
          <table:table-cell office:value-type="float" office:value="0.0000000241413" calcext:value-type="float">
            <text:p>2.41413E-08</text:p>
          </table:table-cell>
          <table:table-cell office:value-type="float" office:value="0.00000000423796" calcext:value-type="float">
            <text:p>4.23796E-09</text:p>
          </table:table-cell>
          <table:table-cell office:value-type="float" office:value="0.00000000449655" calcext:value-type="float">
            <text:p>4.49655E-09</text:p>
          </table:table-cell>
          <table:table-cell office:value-type="float" office:value="0.0000000228043" calcext:value-type="float">
            <text:p>2.28043E-08</text:p>
          </table:table-cell>
          <table:table-cell office:value-type="float" office:value="0.0000000332116" calcext:value-type="float">
            <text:p>3.32116E-08</text:p>
          </table:table-cell>
          <table:table-cell office:value-type="float" office:value="0.0000000337533" calcext:value-type="float">
            <text:p>3.37533E-08</text:p>
          </table:table-cell>
          <table:table-cell office:value-type="float" office:value="0.0000000338128" calcext:value-type="float">
            <text:p>3.38128E-08</text:p>
          </table:table-cell>
          <table:table-cell office:value-type="float" office:value="0.0000000320172" calcext:value-type="float">
            <text:p>3.20172E-08</text:p>
          </table:table-cell>
          <table:table-cell office:value-type="float" office:value="0.0000000217476" calcext:value-type="float">
            <text:p>2.17476E-08</text:p>
          </table:table-cell>
          <table:table-cell office:value-type="float" office:value="0.00000000637788" calcext:value-type="float">
            <text:p>6.37788E-09</text:p>
          </table:table-cell>
          <table:table-cell office:value-type="float" office:value="0.00000000393783" calcext:value-type="float">
            <text:p>3.93783E-09</text:p>
          </table:table-cell>
          <table:table-cell office:value-type="float" office:value="0.0000000103125" calcext:value-type="float">
            <text:p>1.03125E-08</text:p>
          </table:table-cell>
          <table:table-cell office:value-type="float" office:value="0.00000000707803" calcext:value-type="float">
            <text:p>7.07803E-09</text:p>
          </table:table-cell>
          <table:table-cell office:value-type="float" office:value="0.00000000307546" calcext:value-type="float">
            <text:p>3.07546E-09</text:p>
          </table:table-cell>
          <table:table-cell office:value-type="float" office:value="0.00000000803044" calcext:value-type="float">
            <text:p>8.03044E-09</text:p>
          </table:table-cell>
          <table:table-cell office:value-type="float" office:value="0.000000014523" calcext:value-type="float">
            <text:p>1.4523E-08</text:p>
          </table:table-cell>
          <table:table-cell office:value-type="float" office:value="0.000000022428" calcext:value-type="float">
            <text:p>2.2428E-08</text:p>
          </table:table-cell>
          <table:table-cell office:value-type="float" office:value="0.000000035748" calcext:value-type="float">
            <text:p>3.5748E-08</text:p>
          </table:table-cell>
          <table:table-cell office:value-type="float" office:value="0.0000000524511" calcext:value-type="float">
            <text:p>5.24511E-08</text:p>
          </table:table-cell>
          <table:table-cell office:value-type="float" office:value="0.0000000580558" calcext:value-type="float">
            <text:p>5.80558E-08</text:p>
          </table:table-cell>
          <table:table-cell office:value-type="float" office:value="0.000000039844" calcext:value-type="float">
            <text:p>3.9844E-08</text:p>
          </table:table-cell>
          <table:table-cell office:value-type="float" office:value="0.0000000122256" calcext:value-type="float">
            <text:p>1.22256E-08</text:p>
          </table:table-cell>
          <table:table-cell office:value-type="float" office:value="0.000000000261674" calcext:value-type="float">
            <text:p>2.61674E-10</text:p>
          </table:table-cell>
          <table:table-cell office:value-type="float" office:value="0.00000000170735" calcext:value-type="float">
            <text:p>1.70735E-09</text:p>
          </table:table-cell>
          <table:table-cell office:value-type="float" office:value="0.00000000319123" calcext:value-type="float">
            <text:p>3.19123E-09</text:p>
          </table:table-cell>
          <table:table-cell office:value-type="float" office:value="0.00000000460278" calcext:value-type="float">
            <text:p>4.60278E-09</text:p>
          </table:table-cell>
          <table:table-cell office:value-type="float" office:value="0.00000000412062" calcext:value-type="float">
            <text:p>4.12062E-09</text:p>
          </table:table-cell>
          <table:table-cell office:value-type="float" office:value="0.00000000356568" calcext:value-type="float">
            <text:p>3.56568E-09</text:p>
          </table:table-cell>
          <table:table-cell office:value-type="float" office:value="0.0000000110347" calcext:value-type="float">
            <text:p>1.10347E-08</text:p>
          </table:table-cell>
          <table:table-cell office:value-type="float" office:value="0.0000000336467" calcext:value-type="float">
            <text:p>3.36467E-08</text:p>
          </table:table-cell>
          <table:table-cell office:value-type="float" office:value="0.0000000605853" calcext:value-type="float">
            <text:p>6.05853E-08</text:p>
          </table:table-cell>
          <table:table-cell office:value-type="float" office:value="0.0000000677399" calcext:value-type="float">
            <text:p>6.77399E-08</text:p>
          </table:table-cell>
          <table:table-cell office:value-type="float" office:value="0.0000000476233" calcext:value-type="float">
            <text:p>4.76233E-08</text:p>
          </table:table-cell>
          <table:table-cell office:value-type="float" office:value="0.0000000185605" calcext:value-type="float">
            <text:p>1.85605E-08</text:p>
          </table:table-cell>
          <table:table-cell office:value-type="float" office:value="0.000000002683" calcext:value-type="float">
            <text:p>2.683E-09</text:p>
          </table:table-cell>
          <table:table-cell office:value-type="float" office:value="0.000000000108462" calcext:value-type="float">
            <text:p>1.08462E-10</text:p>
          </table:table-cell>
          <table:table-cell office:value-type="float" office:value="0.00000000221325" calcext:value-type="float">
            <text:p>2.21325E-09</text:p>
          </table:table-cell>
          <table:table-cell office:value-type="float" office:value="0.00000000392071" calcext:value-type="float">
            <text:p>3.92071E-09</text:p>
          </table:table-cell>
          <table:table-cell office:value-type="float" office:value="0.00000000349344" calcext:value-type="float">
            <text:p>3.49344E-09</text:p>
          </table:table-cell>
          <table:table-cell office:value-type="float" office:value="0.000000000575375" calcext:value-type="float">
            <text:p>5.75375E-10</text:p>
          </table:table-cell>
          <table:table-cell office:value-type="float" office:value="0.00000000332092" calcext:value-type="float">
            <text:p>3.32092E-09</text:p>
          </table:table-cell>
          <table:table-cell office:value-type="float" office:value="0.0000000234237" calcext:value-type="float">
            <text:p>2.34237E-08</text:p>
          </table:table-cell>
          <table:table-cell office:value-type="float" office:value="0.0000000465327" calcext:value-type="float">
            <text:p>4.65327E-08</text:p>
          </table:table-cell>
          <table:table-cell office:value-type="float" office:value="0.0000000541547" calcext:value-type="float">
            <text:p>5.41547E-08</text:p>
          </table:table-cell>
          <table:table-cell office:value-type="float" office:value="0.0000000441413" calcext:value-type="float">
            <text:p>4.41413E-08</text:p>
          </table:table-cell>
          <table:table-cell office:value-type="float" office:value="0.0000000211017" calcext:value-type="float">
            <text:p>2.11017E-08</text:p>
          </table:table-cell>
          <table:table-cell office:value-type="float" office:value="0.00000000364225" calcext:value-type="float">
            <text:p>3.64225E-09</text:p>
          </table:table-cell>
          <table:table-cell office:value-type="float" office:value="0.000000000162655" calcext:value-type="float">
            <text:p>1.62655E-10</text:p>
          </table:table-cell>
          <table:table-cell office:value-type="float" office:value="0.0000000026692" calcext:value-type="float">
            <text:p>2.6692E-09</text:p>
          </table:table-cell>
          <table:table-cell office:value-type="float" office:value="0.00000000760967" calcext:value-type="float">
            <text:p>7.60967E-09</text:p>
          </table:table-cell>
          <table:table-cell office:value-type="float" office:value="0.000000013748" calcext:value-type="float">
            <text:p>1.3748E-08</text:p>
          </table:table-cell>
          <table:table-cell office:value-type="float" office:value="0.00000000973869" calcext:value-type="float">
            <text:p>9.73869E-09</text:p>
          </table:table-cell>
          <table:table-cell office:value-type="float" office:value="0.000000000223034" calcext:value-type="float">
            <text:p>2.23034E-10</text:p>
          </table:table-cell>
          <table:table-cell office:value-type="float" office:value="0.0000000079724" calcext:value-type="float">
            <text:p>7.9724E-09</text:p>
          </table:table-cell>
          <table:table-cell office:value-type="float" office:value="0.0000000231536" calcext:value-type="float">
            <text:p>2.31536E-08</text:p>
          </table:table-cell>
          <table:table-cell office:value-type="float" office:value="0.0000000312001" calcext:value-type="float">
            <text:p>3.12001E-08</text:p>
          </table:table-cell>
          <table:table-cell office:value-type="float" office:value="0.0000000288727" calcext:value-type="float">
            <text:p>2.88727E-08</text:p>
          </table:table-cell>
          <table:table-cell office:value-type="float" office:value="0.0000000146081" calcext:value-type="float">
            <text:p>1.46081E-08</text:p>
          </table:table-cell>
          <table:table-cell office:value-type="float" office:value="0.00000000270279" calcext:value-type="float">
            <text:p>2.70279E-09</text:p>
          </table:table-cell>
          <table:table-cell office:value-type="float" office:value="0.000000000771574" calcext:value-type="float">
            <text:p>7.71574E-10</text:p>
          </table:table-cell>
          <table:table-cell office:value-type="float" office:value="0.00000000745764" calcext:value-type="float">
            <text:p>7.45764E-09</text:p>
          </table:table-cell>
          <table:table-cell office:value-type="float" office:value="0.000000023175" calcext:value-type="float">
            <text:p>2.3175E-08</text:p>
          </table:table-cell>
          <table:table-cell office:value-type="float" office:value="0.0000000378545" calcext:value-type="float">
            <text:p>3.78545E-08</text:p>
          </table:table-cell>
          <table:table-cell office:value-type="float" office:value="0.0000000288602" calcext:value-type="float">
            <text:p>2.88602E-08</text:p>
          </table:table-cell>
          <table:table-cell office:value-type="float" office:value="0.00000000631824" calcext:value-type="float">
            <text:p>6.31824E-09</text:p>
          </table:table-cell>
          <table:table-cell office:value-type="float" office:value="0.0000000000599669" calcext:value-type="float">
            <text:p>5.99669E-11</text:p>
          </table:table-cell>
          <table:table-cell office:value-type="float" office:value="0.0000000037528" calcext:value-type="float">
            <text:p>3.7528E-09</text:p>
          </table:table-cell>
          <table:table-cell office:value-type="float" office:value="0.0000000115229" calcext:value-type="float">
            <text:p>1.15229E-08</text:p>
          </table:table-cell>
          <table:table-cell office:value-type="float" office:value="0.0000000137062" calcext:value-type="float">
            <text:p>1.37062E-08</text:p>
          </table:table-cell>
          <table:table-cell office:value-type="float" office:value="0.00000000886529" calcext:value-type="float">
            <text:p>8.86529E-09</text:p>
          </table:table-cell>
          <table:table-cell office:value-type="float" office:value="0.00000000337831" calcext:value-type="float">
            <text:p>3.37831E-09</text:p>
          </table:table-cell>
          <table:table-cell office:value-type="float" office:value="0.00000000224477" calcext:value-type="float">
            <text:p>2.24477E-09</text:p>
          </table:table-cell>
          <table:table-cell office:value-type="float" office:value="0.0000000188382" calcext:value-type="float">
            <text:p>1.88382E-08</text:p>
          </table:table-cell>
          <table:table-cell office:value-type="float" office:value="0.0000000296296" calcext:value-type="float">
            <text:p>2.96296E-08</text:p>
          </table:table-cell>
          <table:table-cell office:value-type="float" office:value="0.0000000351076" calcext:value-type="float">
            <text:p>3.51076E-08</text:p>
          </table:table-cell>
          <table:table-cell office:value-type="float" office:value="0.0000000385049" calcext:value-type="float">
            <text:p>3.85049E-08</text:p>
          </table:table-cell>
          <table:table-cell office:value-type="float" office:value="0.0000000203855" calcext:value-type="float">
            <text:p>2.03855E-08</text:p>
          </table:table-cell>
          <table:table-cell office:value-type="float" office:value="0.00000000307572" calcext:value-type="float">
            <text:p>3.07572E-09</text:p>
          </table:table-cell>
          <table:table-cell office:value-type="float" office:value="0.00000000265544" calcext:value-type="float">
            <text:p>2.65544E-09</text:p>
          </table:table-cell>
          <table:table-cell office:value-type="float" office:value="0.0000000135658" calcext:value-type="float">
            <text:p>1.35658E-08</text:p>
          </table:table-cell>
          <table:table-cell office:value-type="float" office:value="0.0000000419108" calcext:value-type="float">
            <text:p>4.19108E-08</text:p>
          </table:table-cell>
          <table:table-cell office:value-type="float" office:value="0.0000000922248" calcext:value-type="float">
            <text:p>9.22248E-08</text:p>
          </table:table-cell>
          <table:table-cell office:value-type="float" office:value="0.000000132753" calcext:value-type="float">
            <text:p>1.32753E-07</text:p>
          </table:table-cell>
          <table:table-cell office:value-type="float" office:value="0.000000139807" calcext:value-type="float">
            <text:p>1.39807E-07</text:p>
          </table:table-cell>
          <table:table-cell office:value-type="float" office:value="0.000000165571" calcext:value-type="float">
            <text:p>1.65571E-07</text:p>
          </table:table-cell>
          <table:table-cell office:value-type="float" office:value="0.000000298169" calcext:value-type="float">
            <text:p>2.98169E-07</text:p>
          </table:table-cell>
          <table:table-cell office:value-type="float" office:value="0.000000609978" calcext:value-type="float">
            <text:p>6.09978E-07</text:p>
          </table:table-cell>
          <table:table-cell office:value-type="float" office:value="0.00000110514" calcext:value-type="float">
            <text:p>1.10514E-06</text:p>
          </table:table-cell>
          <table:table-cell office:value-type="float" office:value="0.00000191063" calcext:value-type="float">
            <text:p>1.91063E-06</text:p>
          </table:table-cell>
          <table:table-cell office:value-type="float" office:value="0.00000345141" calcext:value-type="float">
            <text:p>3.45141E-06</text:p>
          </table:table-cell>
          <table:table-cell office:value-type="float" office:value="0.00000624919" calcext:value-type="float">
            <text:p>6.24919E-06</text:p>
          </table:table-cell>
          <table:table-cell office:value-type="float" office:value="0.0000108303" calcext:value-type="float">
            <text:p>1.08303E-05</text:p>
          </table:table-cell>
          <table:table-cell office:value-type="float" office:value="0.0000181582" calcext:value-type="float">
            <text:p>1.81582E-05</text:p>
          </table:table-cell>
          <table:table-cell office:value-type="float" office:value="0.0000302308" calcext:value-type="float">
            <text:p>3.02308E-05</text:p>
          </table:table-cell>
          <table:table-cell office:value-type="float" office:value="0.0000499022" calcext:value-type="float">
            <text:p>4.99022E-05</text:p>
          </table:table-cell>
          <table:table-cell office:value-type="float" office:value="0.000081037" calcext:value-type="float">
            <text:p>8.1037E-05</text:p>
          </table:table-cell>
          <table:table-cell office:value-type="float" office:value="0.000131001" calcext:value-type="float">
            <text:p>0.000131001</text:p>
          </table:table-cell>
          <table:table-cell office:value-type="float" office:value="0.000214353" calcext:value-type="float">
            <text:p>0.000214353</text:p>
          </table:table-cell>
          <table:table-cell office:value-type="float" office:value="0.000355003" calcext:value-type="float">
            <text:p>0.000355003</text:p>
          </table:table-cell>
          <table:table-cell office:value-type="float" office:value="0.000589048" calcext:value-type="float">
            <text:p>0.000589048</text:p>
          </table:table-cell>
          <table:table-cell office:value-type="float" office:value="0.00097515" calcext:value-type="float">
            <text:p>0.00097515</text:p>
          </table:table-cell>
          <table:table-cell office:value-type="float" office:value="0.00161361" calcext:value-type="float">
            <text:p>0.00161361</text:p>
          </table:table-cell>
          <table:table-cell office:value-type="float" office:value="0.00267199" calcext:value-type="float">
            <text:p>0.00267199</text:p>
          </table:table-cell>
          <table:table-cell office:value-type="float" office:value="0.00442149" calcext:value-type="float">
            <text:p>0.00442149</text:p>
          </table:table-cell>
          <table:table-cell office:value-type="float" office:value="0.00730176" calcext:value-type="float">
            <text:p>0.00730176</text:p>
          </table:table-cell>
          <table:table-cell office:value-type="float" office:value="0.0120345" calcext:value-type="float">
            <text:p>0.0120345</text:p>
          </table:table-cell>
          <table:table-cell office:value-type="float" office:value="0.0198003" calcext:value-type="float">
            <text:p>0.0198003</text:p>
          </table:table-cell>
          <table:table-cell office:value-type="float" office:value="0.0325154" calcext:value-type="float">
            <text:p>0.0325154</text:p>
          </table:table-cell>
          <table:table-cell office:value-type="float" office:value="0.0532775" calcext:value-type="float">
            <text:p>0.0532775</text:p>
          </table:table-cell>
          <table:table-cell office:value-type="float" office:value="0.0870429" calcext:value-type="float">
            <text:p>0.0870429</text:p>
          </table:table-cell>
          <table:table-cell office:value-type="float" office:value="0.141507" calcext:value-type="float">
            <text:p>0.141507</text:p>
          </table:table-cell>
          <table:table-cell office:value-type="float" office:value="0.228038" calcext:value-type="float">
            <text:p>0.228038</text:p>
          </table:table-cell>
          <table:table-cell office:value-type="float" office:value="0.362171" calcext:value-type="float">
            <text:p>0.362171</text:p>
          </table:table-cell>
          <table:table-cell office:value-type="float" office:value="0.562118" calcext:value-type="float">
            <text:p>0.562118</text:p>
          </table:table-cell>
          <table:table-cell office:value-type="float" office:value="0.842067" calcext:value-type="float">
            <text:p>0.842067</text:p>
          </table:table-cell>
          <table:table-cell office:value-type="float" office:value="1.19648" calcext:value-type="float">
            <text:p>1.19648</text:p>
          </table:table-cell>
          <table:table-cell office:value-type="float" office:value="1.57747" calcext:value-type="float">
            <text:p>1.57747</text:p>
          </table:table-cell>
          <table:table-cell office:value-type="float" office:value="1.88497" calcext:value-type="float">
            <text:p>1.88497</text:p>
          </table:table-cell>
          <table:table-cell office:value-type="float" office:value="2.00326" calcext:value-type="float">
            <text:p>2.00326</text:p>
          </table:table-cell>
          <table:table-cell office:value-type="float" office:value="1.87992" calcext:value-type="float">
            <text:p>1.87992</text:p>
          </table:table-cell>
          <table:table-cell office:value-type="float" office:value="1.56977" calcext:value-type="float">
            <text:p>1.56977</text:p>
          </table:table-cell>
          <table:table-cell office:value-type="float" office:value="1.18881" calcext:value-type="float">
            <text:p>1.18881</text:p>
          </table:table-cell>
          <table:table-cell office:value-type="float" office:value="0.835878" calcext:value-type="float">
            <text:p>0.835878</text:p>
          </table:table-cell>
          <table:table-cell office:value-type="float" office:value="0.557662" calcext:value-type="float">
            <text:p>0.557662</text:p>
          </table:table-cell>
          <table:table-cell office:value-type="float" office:value="0.359177" calcext:value-type="float">
            <text:p>0.359177</text:p>
          </table:table-cell>
          <table:table-cell office:value-type="float" office:value="0.22614" calcext:value-type="float">
            <text:p>0.22614</text:p>
          </table:table-cell>
          <table:table-cell office:value-type="float" office:value="0.140355" calcext:value-type="float">
            <text:p>0.140355</text:p>
          </table:table-cell>
          <table:table-cell office:value-type="float" office:value="0.0863334" calcext:value-type="float">
            <text:p>0.0863334</text:p>
          </table:table-cell>
          <table:table-cell office:value-type="float" office:value="0.0528117" calcext:value-type="float">
            <text:p>0.0528117</text:p>
          </table:table-cell>
          <table:table-cell office:value-type="float" office:value="0.0321976" calcext:value-type="float">
            <text:p>0.0321976</text:p>
          </table:table-cell>
          <table:table-cell office:value-type="float" office:value="0.0195818" calcext:value-type="float">
            <text:p>0.0195818</text:p>
          </table:table-cell>
          <table:table-cell office:value-type="float" office:value="0.0118843" calcext:value-type="float">
            <text:p>0.0118843</text:p>
          </table:table-cell>
          <table:table-cell office:value-type="float" office:value="0.00720439" calcext:value-type="float">
            <text:p>0.00720439</text:p>
          </table:table-cell>
          <table:table-cell office:value-type="float" office:value="0.00436897" calcext:value-type="float">
            <text:p>0.00436897</text:p>
          </table:table-cell>
          <table:table-cell office:value-type="float" office:value="0.00265167" calcext:value-type="float">
            <text:p>0.00265167</text:p>
          </table:table-cell>
          <table:table-cell office:value-type="float" office:value="0.00160864" calcext:value-type="float">
            <text:p>0.00160864</text:p>
          </table:table-cell>
          <table:table-cell office:value-type="float" office:value="0.000973643" calcext:value-type="float">
            <text:p>0.000973643</text:p>
          </table:table-cell>
          <table:table-cell office:value-type="float" office:value="0.000587645" calcext:value-type="float">
            <text:p>0.000587645</text:p>
          </table:table-cell>
          <table:table-cell office:value-type="float" office:value="0.000354571" calcext:value-type="float">
            <text:p>0.000354571</text:p>
          </table:table-cell>
          <table:table-cell office:value-type="float" office:value="0.000214547" calcext:value-type="float">
            <text:p>0.000214547</text:p>
          </table:table-cell>
          <table:table-cell office:value-type="float" office:value="0.000130349" calcext:value-type="float">
            <text:p>0.000130349</text:p>
          </table:table-cell>
          <table:table-cell office:value-type="float" office:value="0.0000794761" calcext:value-type="float">
            <text:p>7.94761E-05</text:p>
          </table:table-cell>
          <table:table-cell office:value-type="float" office:value="0.0000484755" calcext:value-type="float">
            <text:p>4.84755E-05</text:p>
          </table:table-cell>
          <table:table-cell office:value-type="float" office:value="0.0000294661" calcext:value-type="float">
            <text:p>2.94661E-05</text:p>
          </table:table-cell>
          <table:table-cell office:value-type="float" office:value="0.0000178981" calcext:value-type="float">
            <text:p>1.78981E-05</text:p>
          </table:table-cell>
          <table:table-cell office:value-type="float" office:value="0.0000109561" calcext:value-type="float">
            <text:p>1.09561E-05</text:p>
          </table:table-cell>
          <table:table-cell office:value-type="float" office:value="0.00000671212" calcext:value-type="float">
            <text:p>6.71212E-06</text:p>
          </table:table-cell>
          <table:table-cell office:value-type="float" office:value="0.00000403957" calcext:value-type="float">
            <text:p>4.03957E-06</text:p>
          </table:table-cell>
          <table:table-cell office:value-type="float" office:value="0.00000235697" calcext:value-type="float">
            <text:p>2.35697E-06</text:p>
          </table:table-cell>
          <table:table-cell office:value-type="float" office:value="0.00000126402" calcext:value-type="float">
            <text:p>1.26402E-06</text:p>
          </table:table-cell>
          <table:table-cell office:value-type="float" office:value="0.000000557321" calcext:value-type="float">
            <text:p>5.57321E-07</text:p>
          </table:table-cell>
          <table:table-cell office:value-type="float" office:value="0.0000001988" calcext:value-type="float">
            <text:p>1.988E-07</text:p>
          </table:table-cell>
          <table:table-cell office:value-type="float" office:value="0.0000000821134" calcext:value-type="float">
            <text:p>8.21134E-08</text:p>
          </table:table-cell>
          <table:table-cell office:value-type="float" office:value="0.0000000592883" calcext:value-type="float">
            <text:p>5.92883E-08</text:p>
          </table:table-cell>
          <table:table-cell office:value-type="float" office:value="0.0000000497836" calcext:value-type="float">
            <text:p>4.97836E-08</text:p>
          </table:table-cell>
          <table:table-cell office:value-type="float" office:value="0.000000033242" calcext:value-type="float">
            <text:p>3.3242E-08</text:p>
          </table:table-cell>
          <table:table-cell office:value-type="float" office:value="0.0000000228181" calcext:value-type="float">
            <text:p>2.28181E-08</text:p>
          </table:table-cell>
          <table:table-cell office:value-type="float" office:value="0.0000000215149" calcext:value-type="float">
            <text:p>2.15149E-08</text:p>
          </table:table-cell>
          <table:table-cell office:value-type="float" office:value="0.0000000264465" calcext:value-type="float">
            <text:p>2.64465E-08</text:p>
          </table:table-cell>
          <table:table-cell office:value-type="float" office:value="0.0000000236112" calcext:value-type="float">
            <text:p>2.36112E-08</text:p>
          </table:table-cell>
          <table:table-cell office:value-type="float" office:value="0.00000000959819" calcext:value-type="float">
            <text:p>9.59819E-09</text:p>
          </table:table-cell>
          <table:table-cell office:value-type="float" office:value="0.00000000279833" calcext:value-type="float">
            <text:p>2.79833E-09</text:p>
          </table:table-cell>
          <table:table-cell office:value-type="float" office:value="0.0000000213298" calcext:value-type="float">
            <text:p>2.13298E-08</text:p>
          </table:table-cell>
          <table:table-cell office:value-type="float" office:value="0.0000000561448" calcext:value-type="float">
            <text:p>5.61448E-08</text:p>
          </table:table-cell>
          <table:table-cell office:value-type="float" office:value="0.0000000644435" calcext:value-type="float">
            <text:p>6.44435E-08</text:p>
          </table:table-cell>
          <table:table-cell office:value-type="float" office:value="0.0000000455874" calcext:value-type="float">
            <text:p>4.55874E-08</text:p>
          </table:table-cell>
          <table:table-cell office:value-type="float" office:value="0.0000000265364" calcext:value-type="float">
            <text:p>2.65364E-08</text:p>
          </table:table-cell>
          <table:table-cell office:value-type="float" office:value="0.0000000172659" calcext:value-type="float">
            <text:p>1.72659E-08</text:p>
          </table:table-cell>
          <table:table-cell office:value-type="float" office:value="0.0000000178822" calcext:value-type="float">
            <text:p>1.78822E-08</text:p>
          </table:table-cell>
          <table:table-cell office:value-type="float" office:value="0.0000000315255" calcext:value-type="float">
            <text:p>3.15255E-08</text:p>
          </table:table-cell>
          <table:table-cell office:value-type="float" office:value="0.0000000488325" calcext:value-type="float">
            <text:p>4.88325E-08</text:p>
          </table:table-cell>
          <table:table-cell office:value-type="float" office:value="0.0000000422936" calcext:value-type="float">
            <text:p>4.22936E-08</text:p>
          </table:table-cell>
          <table:table-cell office:value-type="float" office:value="0.0000000177451" calcext:value-type="float">
            <text:p>1.77451E-08</text:p>
          </table:table-cell>
          <table:table-cell office:value-type="float" office:value="0.000000001313" calcext:value-type="float">
            <text:p>1.313E-09</text:p>
          </table:table-cell>
          <table:table-cell office:value-type="float" office:value="0.00000000746114" calcext:value-type="float">
            <text:p>7.46114E-09</text:p>
          </table:table-cell>
          <table:table-cell office:value-type="float" office:value="0.0000000249189" calcext:value-type="float">
            <text:p>2.49189E-08</text:p>
          </table:table-cell>
          <table:table-cell office:value-type="float" office:value="0.0000000276016" calcext:value-type="float">
            <text:p>2.76016E-08</text:p>
          </table:table-cell>
          <table:table-cell office:value-type="float" office:value="0.0000000161076" calcext:value-type="float">
            <text:p>1.61076E-08</text:p>
          </table:table-cell>
          <table:table-cell office:value-type="float" office:value="0.00000000964652" calcext:value-type="float">
            <text:p>9.64652E-09</text:p>
          </table:table-cell>
          <table:table-cell office:value-type="float" office:value="0.0000000119886" calcext:value-type="float">
            <text:p>1.19886E-08</text:p>
          </table:table-cell>
          <table:table-cell office:value-type="float" office:value="0.0000000204601" calcext:value-type="float">
            <text:p>2.04601E-08</text:p>
          </table:table-cell>
          <table:table-cell office:value-type="float" office:value="0.0000000370604" calcext:value-type="float">
            <text:p>3.70604E-08</text:p>
          </table:table-cell>
          <table:table-cell office:value-type="float" office:value="0.0000000585153" calcext:value-type="float">
            <text:p>5.85153E-08</text:p>
          </table:table-cell>
          <table:table-cell office:value-type="float" office:value="0.0000000633031" calcext:value-type="float">
            <text:p>6.33031E-08</text:p>
          </table:table-cell>
          <table:table-cell office:value-type="float" office:value="0.0000000394187" calcext:value-type="float">
            <text:p>3.94187E-08</text:p>
          </table:table-cell>
          <table:table-cell office:value-type="float" office:value="0.0000000144374" calcext:value-type="float">
            <text:p>1.44374E-08</text:p>
          </table:table-cell>
          <table:table-cell office:value-type="float" office:value="0.00000000405454" calcext:value-type="float">
            <text:p>4.05454E-09</text:p>
          </table:table-cell>
          <table:table-cell office:value-type="float" office:value="0.00000000252459" calcext:value-type="float">
            <text:p>2.52459E-09</text:p>
          </table:table-cell>
          <table:table-cell office:value-type="float" office:value="0.00000000179552" calcext:value-type="float">
            <text:p>1.79552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532849" calcext:value-type="float">
            <text:p>5.32849E-09</text:p>
          </table:table-cell>
          <table:table-cell office:value-type="float" office:value="0.0000000148856" calcext:value-type="float">
            <text:p>1.48856E-08</text:p>
          </table:table-cell>
          <table:table-cell office:value-type="float" office:value="0.0000000204944" calcext:value-type="float">
            <text:p>2.04944E-08</text:p>
          </table:table-cell>
          <table:table-cell office:value-type="float" office:value="0.0000000203019" calcext:value-type="float">
            <text:p>2.03019E-08</text:p>
          </table:table-cell>
          <table:table-cell office:value-type="float" office:value="0.0000000113768" calcext:value-type="float">
            <text:p>1.13768E-08</text:p>
          </table:table-cell>
          <table:table-cell office:value-type="float" office:value="0.00000000207203" calcext:value-type="float">
            <text:p>2.07203E-09</text:p>
          </table:table-cell>
          <table:table-cell office:value-type="float" office:value="0.00000000440553" calcext:value-type="float">
            <text:p>4.40553E-09</text:p>
          </table:table-cell>
          <table:table-cell office:value-type="float" office:value="0.0000000142794" calcext:value-type="float">
            <text:p>1.42794E-08</text:p>
          </table:table-cell>
          <table:table-cell office:value-type="float" office:value="0.0000000224076" calcext:value-type="float">
            <text:p>2.24076E-08</text:p>
          </table:table-cell>
          <table:table-cell office:value-type="float" office:value="0.0000000246702" calcext:value-type="float">
            <text:p>2.46702E-08</text:p>
          </table:table-cell>
          <table:table-cell office:value-type="float" office:value="0.0000000196186" calcext:value-type="float">
            <text:p>1.96186E-08</text:p>
          </table:table-cell>
          <table:table-cell office:value-type="float" office:value="0.0000000135451" calcext:value-type="float">
            <text:p>1.35451E-08</text:p>
          </table:table-cell>
          <table:table-cell office:value-type="float" office:value="0.0000000115297" calcext:value-type="float">
            <text:p>1.15297E-08</text:p>
          </table:table-cell>
          <table:table-cell office:value-type="float" office:value="0.0000000115327" calcext:value-type="float">
            <text:p>1.15327E-08</text:p>
          </table:table-cell>
          <table:table-cell office:value-type="float" office:value="0.0000000148763" calcext:value-type="float">
            <text:p>1.48763E-08</text:p>
          </table:table-cell>
          <table:table-cell office:value-type="float" office:value="0.0000000215775" calcext:value-type="float">
            <text:p>2.15775E-08</text:p>
          </table:table-cell>
          <table:table-cell office:value-type="float" office:value="0.000000022416" calcext:value-type="float">
            <text:p>2.2416E-08</text:p>
          </table:table-cell>
          <table:table-cell office:value-type="float" office:value="0.000000014854" calcext:value-type="float">
            <text:p>1.4854E-08</text:p>
          </table:table-cell>
          <table:table-cell office:value-type="float" office:value="0.00000000985642" calcext:value-type="float">
            <text:p>9.85642E-09</text:p>
          </table:table-cell>
          <table:table-cell office:value-type="float" office:value="0.0000000127922" calcext:value-type="float">
            <text:p>1.27922E-08</text:p>
          </table:table-cell>
          <table:table-cell office:value-type="float" office:value="0.0000000213199" calcext:value-type="float">
            <text:p>2.13199E-08</text:p>
          </table:table-cell>
          <table:table-cell office:value-type="float" office:value="0.0000000318464" calcext:value-type="float">
            <text:p>3.18464E-08</text:p>
          </table:table-cell>
          <table:table-cell office:value-type="float" office:value="0.0000000381501" calcext:value-type="float">
            <text:p>3.81501E-08</text:p>
          </table:table-cell>
          <table:table-cell office:value-type="float" office:value="0.0000000388804" calcext:value-type="float">
            <text:p>3.88804E-08</text:p>
          </table:table-cell>
          <table:table-cell office:value-type="float" office:value="0.0000000337698" calcext:value-type="float">
            <text:p>3.37698E-08</text:p>
          </table:table-cell>
          <table:table-cell office:value-type="float" office:value="0.0000000192855" calcext:value-type="float">
            <text:p>1.92855E-08</text:p>
          </table:table-cell>
          <table:table-cell office:value-type="float" office:value="0.00000000823079" calcext:value-type="float">
            <text:p>8.23079E-09</text:p>
          </table:table-cell>
          <table:table-cell office:value-type="float" office:value="0.0000000128122" calcext:value-type="float">
            <text:p>1.28122E-08</text:p>
          </table:table-cell>
          <table:table-cell office:value-type="float" office:value="0.000000022444" calcext:value-type="float">
            <text:p>2.2444E-08</text:p>
          </table:table-cell>
          <table:table-cell office:value-type="float" office:value="0.0000000245789" calcext:value-type="float">
            <text:p>2.45789E-08</text:p>
          </table:table-cell>
          <table:table-cell office:value-type="float" office:value="0.0000000220148" calcext:value-type="float">
            <text:p>2.20148E-08</text:p>
          </table:table-cell>
          <table:table-cell office:value-type="float" office:value="0.0000000171452" calcext:value-type="float">
            <text:p>1.71452E-08</text:p>
          </table:table-cell>
          <table:table-cell office:value-type="float" office:value="0.0000000156019" calcext:value-type="float">
            <text:p>1.56019E-08</text:p>
          </table:table-cell>
          <table:table-cell office:value-type="float" office:value="0.0000000236567" calcext:value-type="float">
            <text:p>2.36567E-08</text:p>
          </table:table-cell>
          <table:table-cell office:value-type="float" office:value="0.000000038682" calcext:value-type="float">
            <text:p>3.8682E-08</text:p>
          </table:table-cell>
          <table:table-cell office:value-type="float" office:value="0.0000000534592" calcext:value-type="float">
            <text:p>5.34592E-08</text:p>
          </table:table-cell>
          <table:table-cell office:value-type="float" office:value="0.00000005476" calcext:value-type="float">
            <text:p>5.476E-08</text:p>
          </table:table-cell>
          <table:table-cell office:value-type="float" office:value="0.0000000322836" calcext:value-type="float">
            <text:p>3.22836E-08</text:p>
          </table:table-cell>
          <table:table-cell office:value-type="float" office:value="0.00000000642492" calcext:value-type="float">
            <text:p>6.42492E-09</text:p>
          </table:table-cell>
          <table:table-cell office:value-type="float" office:value="0.00000000123171" calcext:value-type="float">
            <text:p>1.23171E-09</text:p>
          </table:table-cell>
          <table:table-cell office:value-type="float" office:value="0.00000000964035" calcext:value-type="float">
            <text:p>9.64035E-09</text:p>
          </table:table-cell>
          <table:table-cell office:value-type="float" office:value="0.0000000217734" calcext:value-type="float">
            <text:p>2.17734E-08</text:p>
          </table:table-cell>
          <table:table-cell office:value-type="float" office:value="0.0000000261238" calcext:value-type="float">
            <text:p>2.61238E-08</text:p>
          </table:table-cell>
          <table:table-cell office:value-type="float" office:value="0.0000000153628" calcext:value-type="float">
            <text:p>1.53628E-08</text:p>
          </table:table-cell>
          <table:table-cell office:value-type="float" office:value="0.00000000455996" calcext:value-type="float">
            <text:p>4.55996E-09</text:p>
          </table:table-cell>
          <table:table-cell office:value-type="float" office:value="0.00000000751544" calcext:value-type="float">
            <text:p>7.51544E-09</text:p>
          </table:table-cell>
          <table:table-cell office:value-type="float" office:value="0.0000000217248" calcext:value-type="float">
            <text:p>2.17248E-08</text:p>
          </table:table-cell>
          <table:table-cell office:value-type="float" office:value="0.0000000431775" calcext:value-type="float">
            <text:p>4.31775E-08</text:p>
          </table:table-cell>
          <table:table-cell office:value-type="float" office:value="0.0000000524376" calcext:value-type="float">
            <text:p>5.24376E-08</text:p>
          </table:table-cell>
          <table:table-cell office:value-type="float" office:value="0.0000000377018" calcext:value-type="float">
            <text:p>3.77018E-08</text:p>
          </table:table-cell>
          <table:table-cell office:value-type="float" office:value="0.0000000177904" calcext:value-type="float">
            <text:p>1.77904E-08</text:p>
          </table:table-cell>
          <table:table-cell office:value-type="float" office:value="0.00000000425965" calcext:value-type="float">
            <text:p>4.25965E-09</text:p>
          </table:table-cell>
          <table:table-cell office:value-type="float" office:value="0.000000000515153" calcext:value-type="float">
            <text:p>5.15153E-10</text:p>
          </table:table-cell>
          <table:table-cell office:value-type="float" office:value="0.00000000918563" calcext:value-type="float">
            <text:p>9.18563E-09</text:p>
          </table:table-cell>
          <table:table-cell office:value-type="float" office:value="0.000000013827" calcext:value-type="float">
            <text:p>1.3827E-08</text:p>
          </table:table-cell>
          <table:table-cell office:value-type="float" office:value="0.00000000731487" calcext:value-type="float">
            <text:p>7.31487E-09</text:p>
          </table:table-cell>
          <table:table-cell office:value-type="float" office:value="0.00000000177739" calcext:value-type="float">
            <text:p>1.77739E-09</text:p>
          </table:table-cell>
          <table:table-cell office:value-type="float" office:value="0.0000000000336238" calcext:value-type="float">
            <text:p>3.36238E-11</text:p>
          </table:table-cell>
          <table:table-cell office:value-type="float" office:value="0.00000000291392" calcext:value-type="float">
            <text:p>2.91392E-09</text:p>
          </table:table-cell>
          <table:table-cell office:value-type="float" office:value="0.0000000152954" calcext:value-type="float">
            <text:p>1.52954E-08</text:p>
          </table:table-cell>
          <table:table-cell office:value-type="float" office:value="0.0000000285595" calcext:value-type="float">
            <text:p>2.85595E-08</text:p>
          </table:table-cell>
          <table:table-cell office:value-type="float" office:value="0.0000000357737" calcext:value-type="float">
            <text:p>3.57737E-08</text:p>
          </table:table-cell>
          <table:table-cell office:value-type="float" office:value="0.0000000365621" calcext:value-type="float">
            <text:p>3.65621E-08</text:p>
          </table:table-cell>
          <table:table-cell office:value-type="float" office:value="0.0000000224781" calcext:value-type="float">
            <text:p>2.24781E-08</text:p>
          </table:table-cell>
          <table:table-cell office:value-type="float" office:value="0.00000000511398" calcext:value-type="float">
            <text:p>5.11398E-09</text:p>
          </table:table-cell>
          <table:table-cell office:value-type="float" office:value="0.000000000125509" calcext:value-type="float">
            <text:p>1.25509E-10</text:p>
          </table:table-cell>
          <table:table-cell office:value-type="float" office:value="0.00000000231764" calcext:value-type="float">
            <text:p>2.31764E-09</text:p>
          </table:table-cell>
          <table:table-cell office:value-type="float" office:value="0.00000000640055" calcext:value-type="float">
            <text:p>6.40055E-09</text:p>
          </table:table-cell>
          <table:table-cell office:value-type="float" office:value="0.0000000117923" calcext:value-type="float">
            <text:p>1.17923E-08</text:p>
          </table:table-cell>
          <table:table-cell office:value-type="float" office:value="0.000000011735" calcext:value-type="float">
            <text:p>1.1735E-08</text:p>
          </table:table-cell>
          <table:table-cell office:value-type="float" office:value="0.00000000476578" calcext:value-type="float">
            <text:p>4.76578E-09</text:p>
          </table:table-cell>
          <table:table-cell office:value-type="float" office:value="0.000000000296399" calcext:value-type="float">
            <text:p>2.96399E-10</text:p>
          </table:table-cell>
          <table:table-cell office:value-type="float" office:value="0.00000000581956" calcext:value-type="float">
            <text:p>5.81956E-09</text:p>
          </table:table-cell>
          <table:table-cell office:value-type="float" office:value="0.0000000227063" calcext:value-type="float">
            <text:p>2.27063E-08</text:p>
          </table:table-cell>
          <table:table-cell office:value-type="float" office:value="0.0000000416406" calcext:value-type="float">
            <text:p>4.16406E-08</text:p>
          </table:table-cell>
          <table:table-cell office:value-type="float" office:value="0.0000000395022" calcext:value-type="float">
            <text:p>3.95022E-08</text:p>
          </table:table-cell>
          <table:table-cell office:value-type="float" office:value="0.0000000192899" calcext:value-type="float">
            <text:p>1.92899E-08</text:p>
          </table:table-cell>
          <table:table-cell office:value-type="float" office:value="0.00000000489757" calcext:value-type="float">
            <text:p>4.89757E-09</text:p>
          </table:table-cell>
          <table:table-cell office:value-type="float" office:value="0.0000000045099" calcext:value-type="float">
            <text:p>4.5099E-09</text:p>
          </table:table-cell>
          <table:table-cell office:value-type="float" office:value="0.0000000137157" calcext:value-type="float">
            <text:p>1.37157E-08</text:p>
          </table:table-cell>
          <table:table-cell office:value-type="float" office:value="0.0000000279599" calcext:value-type="float">
            <text:p>2.79599E-08</text:p>
          </table:table-cell>
          <table:table-cell office:value-type="float" office:value="0.0000000390978" calcext:value-type="float">
            <text:p>3.90978E-08</text:p>
          </table:table-cell>
          <table:table-cell office:value-type="float" office:value="0.0000000360435" calcext:value-type="float">
            <text:p>3.60435E-08</text:p>
          </table:table-cell>
          <table:table-cell office:value-type="float" office:value="0.000000018395" calcext:value-type="float">
            <text:p>1.8395E-08</text:p>
          </table:table-cell>
          <table:table-cell office:value-type="float" office:value="0.00000000228097" calcext:value-type="float">
            <text:p>2.28097E-09</text:p>
          </table:table-cell>
          <table:table-cell office:value-type="float" office:value="0.0000000031222" calcext:value-type="float">
            <text:p>3.1222E-09</text:p>
          </table:table-cell>
          <table:table-cell office:value-type="float" office:value="0.0000000181009" calcext:value-type="float">
            <text:p>1.81009E-08</text:p>
          </table:table-cell>
          <table:table-cell office:value-type="float" office:value="0.0000000226868" calcext:value-type="float">
            <text:p>2.26868E-08</text:p>
          </table:table-cell>
          <table:table-cell office:value-type="float" office:value="0.0000000106287" calcext:value-type="float">
            <text:p>1.06287E-08</text:p>
          </table:table-cell>
          <table:table-cell office:value-type="float" office:value="0.00000000296944" calcext:value-type="float">
            <text:p>2.96944E-09</text:p>
          </table:table-cell>
          <table:table-cell office:value-type="float" office:value="0.0000000086476" calcext:value-type="float">
            <text:p>8.6476E-09</text:p>
          </table:table-cell>
          <table:table-cell office:value-type="float" office:value="0.0000000264146" calcext:value-type="float">
            <text:p>2.64146E-08</text:p>
          </table:table-cell>
          <table:table-cell office:value-type="float" office:value="0.0000000654693" calcext:value-type="float">
            <text:p>6.54693E-08</text:p>
          </table:table-cell>
          <table:table-cell office:value-type="float" office:value="0.000000137839" calcext:value-type="float">
            <text:p>1.37839E-07</text:p>
          </table:table-cell>
          <table:table-cell office:value-type="float" office:value="0.000000221258" calcext:value-type="float">
            <text:p>2.21258E-07</text:p>
          </table:table-cell>
          <table:table-cell office:value-type="float" office:value="0.000000276521" calcext:value-type="float">
            <text:p>2.76521E-07</text:p>
          </table:table-cell>
          <table:table-cell office:value-type="float" office:value="0.000000303218" calcext:value-type="float">
            <text:p>3.03218E-07</text:p>
          </table:table-cell>
          <table:table-cell office:value-type="float" office:value="0.000000334962" calcext:value-type="float">
            <text:p>3.34962E-07</text:p>
          </table:table-cell>
          <table:table-cell office:value-type="float" office:value="0.000000425762" calcext:value-type="float">
            <text:p>4.25762E-07</text:p>
          </table:table-cell>
          <table:table-cell office:value-type="float" office:value="0.000000663989" calcext:value-type="float">
            <text:p>6.63989E-07</text:p>
          </table:table-cell>
          <table:table-cell office:value-type="float" office:value="0.00000118251" calcext:value-type="float">
            <text:p>1.18251E-06</text:p>
          </table:table-cell>
          <table:table-cell office:value-type="float" office:value="0.00000212936" calcext:value-type="float">
            <text:p>2.12936E-06</text:p>
          </table:table-cell>
          <table:table-cell office:value-type="float" office:value="0.00000366167" calcext:value-type="float">
            <text:p>3.66167E-06</text:p>
          </table:table-cell>
          <table:table-cell office:value-type="float" office:value="0.00000617296" calcext:value-type="float">
            <text:p>6.17296E-06</text:p>
          </table:table-cell>
          <table:table-cell office:value-type="float" office:value="0.0000106038" calcext:value-type="float">
            <text:p>1.06038E-05</text:p>
          </table:table-cell>
          <table:table-cell office:value-type="float" office:value="0.0000183895" calcext:value-type="float">
            <text:p>1.83895E-05</text:p>
          </table:table-cell>
          <table:table-cell office:value-type="float" office:value="0.0000312403" calcext:value-type="float">
            <text:p>3.12403E-05</text:p>
          </table:table-cell>
          <table:table-cell office:value-type="float" office:value="0.0000515291" calcext:value-type="float">
            <text:p>5.15291E-05</text:p>
          </table:table-cell>
          <table:table-cell office:value-type="float" office:value="0.000083544" calcext:value-type="float">
            <text:p>8.3544E-05</text:p>
          </table:table-cell>
          <table:table-cell office:value-type="float" office:value="0.000135301" calcext:value-type="float">
            <text:p>0.000135301</text:p>
          </table:table-cell>
          <table:table-cell office:value-type="float" office:value="0.000220584" calcext:value-type="float">
            <text:p>0.000220584</text:p>
          </table:table-cell>
          <table:table-cell office:value-type="float" office:value="0.000362029" calcext:value-type="float">
            <text:p>0.000362029</text:p>
          </table:table-cell>
          <table:table-cell office:value-type="float" office:value="0.000596781" calcext:value-type="float">
            <text:p>0.000596781</text:p>
          </table:table-cell>
          <table:table-cell office:value-type="float" office:value="0.000984901" calcext:value-type="float">
            <text:p>0.000984901</text:p>
          </table:table-cell>
          <table:table-cell office:value-type="float" office:value="0.0016237" calcext:value-type="float">
            <text:p>0.0016237</text:p>
          </table:table-cell>
          <table:table-cell office:value-type="float" office:value="0.00267577" calcext:value-type="float">
            <text:p>0.00267577</text:p>
          </table:table-cell>
          <table:table-cell office:value-type="float" office:value="0.00441546" calcext:value-type="float">
            <text:p>0.00441546</text:p>
          </table:table-cell>
          <table:table-cell office:value-type="float" office:value="0.00729207" calcext:value-type="float">
            <text:p>0.00729207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198062" calcext:value-type="float">
            <text:p>0.0198062</text:p>
          </table:table-cell>
          <table:table-cell office:value-type="float" office:value="0.0325463" calcext:value-type="float">
            <text:p>0.0325463</text:p>
          </table:table-cell>
          <table:table-cell office:value-type="float" office:value="0.0533718" calcext:value-type="float">
            <text:p>0.0533718</text:p>
          </table:table-cell>
          <table:table-cell office:value-type="float" office:value="0.0872329" calcext:value-type="float">
            <text:p>0.0872329</text:p>
          </table:table-cell>
          <table:table-cell office:value-type="float" office:value="0.141779" calcext:value-type="float">
            <text:p>0.141779</text:p>
          </table:table-cell>
          <table:table-cell office:value-type="float" office:value="0.228373" calcext:value-type="float">
            <text:p>0.228373</text:p>
          </table:table-cell>
          <table:table-cell office:value-type="float" office:value="0.36262" calcext:value-type="float">
            <text:p>0.36262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842745" calcext:value-type="float">
            <text:p>0.842745</text:p>
          </table:table-cell>
          <table:table-cell office:value-type="float" office:value="1.19692" calcext:value-type="float">
            <text:p>1.19692</text:p>
          </table:table-cell>
          <table:table-cell office:value-type="float" office:value="1.57743" calcext:value-type="float">
            <text:p>1.57743</text:p>
          </table:table-cell>
          <table:table-cell office:value-type="float" office:value="1.88455" calcext:value-type="float">
            <text:p>1.88455</text:p>
          </table:table-cell>
          <table:table-cell office:value-type="float" office:value="2.00276" calcext:value-type="float">
            <text:p>2.00276</text:p>
          </table:table-cell>
          <table:table-cell office:value-type="float" office:value="1.87952" calcext:value-type="float">
            <text:p>1.87952</text:p>
          </table:table-cell>
          <table:table-cell office:value-type="float" office:value="1.56947" calcext:value-type="float">
            <text:p>1.56947</text:p>
          </table:table-cell>
          <table:table-cell office:value-type="float" office:value="1.1885" calcext:value-type="float">
            <text:p>1.1885</text:p>
          </table:table-cell>
          <table:table-cell office:value-type="float" office:value="0.835545" calcext:value-type="float">
            <text:p>0.835545</text:p>
          </table:table-cell>
          <table:table-cell office:value-type="float" office:value="0.557407" calcext:value-type="float">
            <text:p>0.557407</text:p>
          </table:table-cell>
          <table:table-cell office:value-type="float" office:value="0.359054" calcext:value-type="float">
            <text:p>0.359054</text:p>
          </table:table-cell>
          <table:table-cell office:value-type="float" office:value="0.226072" calcext:value-type="float">
            <text:p>0.226072</text:p>
          </table:table-cell>
          <table:table-cell office:value-type="float" office:value="0.140251" calcext:value-type="float">
            <text:p>0.140251</text:p>
          </table:table-cell>
          <table:table-cell office:value-type="float" office:value="0.0861916" calcext:value-type="float">
            <text:p>0.0861916</text:p>
          </table:table-cell>
          <table:table-cell office:value-type="float" office:value="0.0526808" calcext:value-type="float">
            <text:p>0.0526808</text:p>
          </table:table-cell>
          <table:table-cell office:value-type="float" office:value="0.032114" calcext:value-type="float">
            <text:p>0.032114</text:p>
          </table:table-cell>
          <table:table-cell office:value-type="float" office:value="0.0195473" calcext:value-type="float">
            <text:p>0.0195473</text:p>
          </table:table-cell>
          <table:table-cell office:value-type="float" office:value="0.0118824" calcext:value-type="float">
            <text:p>0.0118824</text:p>
          </table:table-cell>
          <table:table-cell office:value-type="float" office:value="0.00721976" calcext:value-type="float">
            <text:p>0.00721976</text:p>
          </table:table-cell>
          <table:table-cell office:value-type="float" office:value="0.00438954" calcext:value-type="float">
            <text:p>0.00438954</text:p>
          </table:table-cell>
          <table:table-cell office:value-type="float" office:value="0.00266906" calcext:value-type="float">
            <text:p>0.00266906</text:p>
          </table:table-cell>
          <table:table-cell office:value-type="float" office:value="0.00162226" calcext:value-type="float">
            <text:p>0.00162226</text:p>
          </table:table-cell>
          <table:table-cell office:value-type="float" office:value="0.000987267" calcext:value-type="float">
            <text:p>0.000987267</text:p>
          </table:table-cell>
          <table:table-cell office:value-type="float" office:value="0.000601455" calcext:value-type="float">
            <text:p>0.000601455</text:p>
          </table:table-cell>
          <table:table-cell office:value-type="float" office:value="0.000364904" calcext:value-type="float">
            <text:p>0.000364904</text:p>
          </table:table-cell>
          <table:table-cell office:value-type="float" office:value="0.000219054" calcext:value-type="float">
            <text:p>0.000219054</text:p>
          </table:table-cell>
          <table:table-cell office:value-type="float" office:value="0.000130085" calcext:value-type="float">
            <text:p>0.000130085</text:p>
          </table:table-cell>
          <table:table-cell office:value-type="float" office:value="0.0000772874" calcext:value-type="float">
            <text:p>7.72874E-05</text:p>
          </table:table-cell>
          <table:table-cell office:value-type="float" office:value="0.0000465593" calcext:value-type="float">
            <text:p>4.65593E-05</text:p>
          </table:table-cell>
          <table:table-cell office:value-type="float" office:value="0.0000284004" calcext:value-type="float">
            <text:p>2.84004E-05</text:p>
          </table:table-cell>
          <table:table-cell office:value-type="float" office:value="0.0000174355" calcext:value-type="float">
            <text:p>1.74355E-05</text:p>
          </table:table-cell>
          <table:table-cell office:value-type="float" office:value="0.0000108657" calcext:value-type="float">
            <text:p>1.08657E-05</text:p>
          </table:table-cell>
          <table:table-cell office:value-type="float" office:value="0.00000682494" calcext:value-type="float">
            <text:p>6.82494E-06</text:p>
          </table:table-cell>
          <table:table-cell office:value-type="float" office:value="0.00000421462" calcext:value-type="float">
            <text:p>4.21462E-06</text:p>
          </table:table-cell>
          <table:table-cell office:value-type="float" office:value="0.00000262382" calcext:value-type="float">
            <text:p>2.62382E-06</text:p>
          </table:table-cell>
          <table:table-cell office:value-type="float" office:value="0.00000173619" calcext:value-type="float">
            <text:p>1.73619E-06</text:p>
          </table:table-cell>
          <table:table-cell office:value-type="float" office:value="0.0000011894" calcext:value-type="float">
            <text:p>1.1894E-06</text:p>
          </table:table-cell>
          <table:table-cell office:value-type="float" office:value="0.000000759965" calcext:value-type="float">
            <text:p>7.59965E-07</text:p>
          </table:table-cell>
          <table:table-cell office:value-type="float" office:value="0.000000416921" calcext:value-type="float">
            <text:p>4.16921E-07</text:p>
          </table:table-cell>
          <table:table-cell office:value-type="float" office:value="0.00000019629" calcext:value-type="float">
            <text:p>1.9629E-07</text:p>
          </table:table-cell>
          <table:table-cell office:value-type="float" office:value="0.000000087065" calcext:value-type="float">
            <text:p>8.7065E-08</text:p>
          </table:table-cell>
          <table:table-cell office:value-type="float" office:value="0.0000000432075" calcext:value-type="float">
            <text:p>4.32075E-08</text:p>
          </table:table-cell>
          <table:table-cell office:value-type="float" office:value="0.0000000302176" calcext:value-type="float">
            <text:p>3.02176E-08</text:p>
          </table:table-cell>
          <table:table-cell office:value-type="float" office:value="0.0000000221922" calcext:value-type="float">
            <text:p>2.21922E-08</text:p>
          </table:table-cell>
          <table:table-cell office:value-type="float" office:value="0.0000000103697" calcext:value-type="float">
            <text:p>1.03697E-08</text:p>
          </table:table-cell>
          <table:table-cell office:value-type="float" office:value="0.00000000851372" calcext:value-type="float">
            <text:p>8.51372E-09</text:p>
          </table:table-cell>
          <table:table-cell office:value-type="float" office:value="0.0000000207946" calcext:value-type="float">
            <text:p>2.07946E-08</text:p>
          </table:table-cell>
          <table:table-cell office:value-type="float" office:value="0.0000000474343" calcext:value-type="float">
            <text:p>4.74343E-08</text:p>
          </table:table-cell>
          <table:table-cell office:value-type="float" office:value="0.00000007697" calcext:value-type="float">
            <text:p>7.697E-08</text:p>
          </table:table-cell>
          <table:table-cell office:value-type="float" office:value="0.0000000714283" calcext:value-type="float">
            <text:p>7.14283E-08</text:p>
          </table:table-cell>
          <table:table-cell office:value-type="float" office:value="0.0000000342662" calcext:value-type="float">
            <text:p>3.42662E-08</text:p>
          </table:table-cell>
          <table:table-cell office:value-type="float" office:value="0.0000000110909" calcext:value-type="float">
            <text:p>1.10909E-08</text:p>
          </table:table-cell>
          <table:table-cell office:value-type="float" office:value="0.0000000052301" calcext:value-type="float">
            <text:p>5.2301E-09</text:p>
          </table:table-cell>
          <table:table-cell office:value-type="float" office:value="0.00000000252401" calcext:value-type="float">
            <text:p>2.52401E-09</text:p>
          </table:table-cell>
          <table:table-cell office:value-type="float" office:value="0.00000000274118" calcext:value-type="float">
            <text:p>2.74118E-09</text:p>
          </table:table-cell>
          <table:table-cell office:value-type="float" office:value="0.00000000398715" calcext:value-type="float">
            <text:p>3.98715E-09</text:p>
          </table:table-cell>
          <table:table-cell office:value-type="float" office:value="0.00000000568126" calcext:value-type="float">
            <text:p>5.68126E-09</text:p>
          </table:table-cell>
          <table:table-cell office:value-type="float" office:value="0.0000000038358" calcext:value-type="float">
            <text:p>3.8358E-09</text:p>
          </table:table-cell>
          <table:table-cell office:value-type="float" office:value="0.0000000066587" calcext:value-type="float">
            <text:p>6.6587E-09</text:p>
          </table:table-cell>
          <table:table-cell office:value-type="float" office:value="0.0000000274848" calcext:value-type="float">
            <text:p>2.74848E-08</text:p>
          </table:table-cell>
          <table:table-cell office:value-type="float" office:value="0.0000000612567" calcext:value-type="float">
            <text:p>6.12567E-08</text:p>
          </table:table-cell>
          <table:table-cell office:value-type="float" office:value="0.0000000701291" calcext:value-type="float">
            <text:p>7.01291E-08</text:p>
          </table:table-cell>
          <table:table-cell office:value-type="float" office:value="0.0000000529947" calcext:value-type="float">
            <text:p>5.29947E-08</text:p>
          </table:table-cell>
          <table:table-cell office:value-type="float" office:value="0.0000000361345" calcext:value-type="float">
            <text:p>3.61345E-08</text:p>
          </table:table-cell>
          <table:table-cell office:value-type="float" office:value="0.0000000201833" calcext:value-type="float">
            <text:p>2.01833E-08</text:p>
          </table:table-cell>
          <table:table-cell office:value-type="float" office:value="0.0000000089544" calcext:value-type="float">
            <text:p>8.9544E-09</text:p>
          </table:table-cell>
          <table:table-cell office:value-type="float" office:value="0.0000000107218" calcext:value-type="float">
            <text:p>1.07218E-08</text:p>
          </table:table-cell>
          <table:table-cell office:value-type="float" office:value="0.00000002842" calcext:value-type="float">
            <text:p>2.842E-08</text:p>
          </table:table-cell>
          <table:table-cell office:value-type="float" office:value="0.0000000420007" calcext:value-type="float">
            <text:p>4.20007E-08</text:p>
          </table:table-cell>
          <table:table-cell office:value-type="float" office:value="0.0000000284576" calcext:value-type="float">
            <text:p>2.84576E-08</text:p>
          </table:table-cell>
          <table:table-cell office:value-type="float" office:value="0.00000000787533" calcext:value-type="float">
            <text:p>7.87533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121135" calcext:value-type="float">
            <text:p>1.21135E-09</text:p>
          </table:table-cell>
          <table:table-cell office:value-type="float" office:value="0.00000000566609" calcext:value-type="float">
            <text:p>5.66609E-09</text:p>
          </table:table-cell>
          <table:table-cell office:value-type="float" office:value="0.0000000176508" calcext:value-type="float">
            <text:p>1.76508E-08</text:p>
          </table:table-cell>
          <table:table-cell office:value-type="float" office:value="0.0000000313688" calcext:value-type="float">
            <text:p>3.13688E-08</text:p>
          </table:table-cell>
          <table:table-cell office:value-type="float" office:value="0.0000000257052" calcext:value-type="float">
            <text:p>2.57052E-08</text:p>
          </table:table-cell>
          <table:table-cell office:value-type="float" office:value="0.00000000579112" calcext:value-type="float">
            <text:p>5.79112E-09</text:p>
          </table:table-cell>
          <table:table-cell office:value-type="float" office:value="0.00000000115073" calcext:value-type="float">
            <text:p>1.15073E-09</text:p>
          </table:table-cell>
          <table:table-cell office:value-type="float" office:value="0.0000000134331" calcext:value-type="float">
            <text:p>1.34331E-08</text:p>
          </table:table-cell>
          <table:table-cell office:value-type="float" office:value="0.0000000212172" calcext:value-type="float">
            <text:p>2.12172E-08</text:p>
          </table:table-cell>
          <table:table-cell office:value-type="float" office:value="0.0000000209265" calcext:value-type="float">
            <text:p>2.09265E-08</text:p>
          </table:table-cell>
          <table:table-cell office:value-type="float" office:value="0.0000000172536" calcext:value-type="float">
            <text:p>1.72536E-08</text:p>
          </table:table-cell>
          <table:table-cell office:value-type="float" office:value="0.000000012457" calcext:value-type="float">
            <text:p>1.2457E-08</text:p>
          </table:table-cell>
          <table:table-cell office:value-type="float" office:value="0.00000000797086" calcext:value-type="float">
            <text:p>7.97086E-09</text:p>
          </table:table-cell>
          <table:table-cell office:value-type="float" office:value="0.0000000031123" calcext:value-type="float">
            <text:p>3.1123E-09</text:p>
          </table:table-cell>
          <table:table-cell office:value-type="float" office:value="0.00000000631303" calcext:value-type="float">
            <text:p>6.31303E-09</text:p>
          </table:table-cell>
          <table:table-cell office:value-type="float" office:value="0.0000000270823" calcext:value-type="float">
            <text:p>2.70823E-08</text:p>
          </table:table-cell>
          <table:table-cell office:value-type="float" office:value="0.0000000455068" calcext:value-type="float">
            <text:p>4.55068E-08</text:p>
          </table:table-cell>
          <table:table-cell office:value-type="float" office:value="0.0000000348454" calcext:value-type="float">
            <text:p>3.48454E-08</text:p>
          </table:table-cell>
          <table:table-cell office:value-type="float" office:value="0.0000000103602" calcext:value-type="float">
            <text:p>1.03602E-08</text:p>
          </table:table-cell>
          <table:table-cell office:value-type="float" office:value="0.00000000140135" calcext:value-type="float">
            <text:p>1.40135E-09</text:p>
          </table:table-cell>
          <table:table-cell office:value-type="float" office:value="0.00000000876032" calcext:value-type="float">
            <text:p>8.76032E-09</text:p>
          </table:table-cell>
          <table:table-cell office:value-type="float" office:value="0.0000000186951" calcext:value-type="float">
            <text:p>1.86951E-08</text:p>
          </table:table-cell>
          <table:table-cell office:value-type="float" office:value="0.0000000252244" calcext:value-type="float">
            <text:p>2.52244E-08</text:p>
          </table:table-cell>
          <table:table-cell office:value-type="float" office:value="0.0000000283952" calcext:value-type="float">
            <text:p>2.83952E-08</text:p>
          </table:table-cell>
          <table:table-cell office:value-type="float" office:value="0.0000000304681" calcext:value-type="float">
            <text:p>3.04681E-08</text:p>
          </table:table-cell>
          <table:table-cell office:value-type="float" office:value="0.0000000261456" calcext:value-type="float">
            <text:p>2.61456E-08</text:p>
          </table:table-cell>
          <table:table-cell office:value-type="float" office:value="0.0000000128195" calcext:value-type="float">
            <text:p>1.28195E-08</text:p>
          </table:table-cell>
          <table:table-cell office:value-type="float" office:value="0.0000000119511" calcext:value-type="float">
            <text:p>1.19511E-08</text:p>
          </table:table-cell>
          <table:table-cell office:value-type="float" office:value="0.0000000326699" calcext:value-type="float">
            <text:p>3.26699E-08</text:p>
          </table:table-cell>
          <table:table-cell office:value-type="float" office:value="0.0000000467348" calcext:value-type="float">
            <text:p>4.67348E-08</text:p>
          </table:table-cell>
          <table:table-cell office:value-type="float" office:value="0.0000000352145" calcext:value-type="float">
            <text:p>3.52145E-08</text:p>
          </table:table-cell>
          <table:table-cell office:value-type="float" office:value="0.0000000161639" calcext:value-type="float">
            <text:p>1.61639E-08</text:p>
          </table:table-cell>
          <table:table-cell office:value-type="float" office:value="0.00000000861844" calcext:value-type="float">
            <text:p>8.61844E-09</text:p>
          </table:table-cell>
          <table:table-cell office:value-type="float" office:value="0.0000000119724" calcext:value-type="float">
            <text:p>1.19724E-08</text:p>
          </table:table-cell>
          <table:table-cell office:value-type="float" office:value="0.0000000182003" calcext:value-type="float">
            <text:p>1.82003E-08</text:p>
          </table:table-cell>
          <table:table-cell office:value-type="float" office:value="0.0000000231985" calcext:value-type="float">
            <text:p>2.31985E-08</text:p>
          </table:table-cell>
          <table:table-cell office:value-type="float" office:value="0.0000000301474" calcext:value-type="float">
            <text:p>3.01474E-08</text:p>
          </table:table-cell>
          <table:table-cell office:value-type="float" office:value="0.0000000368324" calcext:value-type="float">
            <text:p>3.68324E-08</text:p>
          </table:table-cell>
          <table:table-cell office:value-type="float" office:value="0.0000000299894" calcext:value-type="float">
            <text:p>2.99894E-08</text:p>
          </table:table-cell>
          <table:table-cell office:value-type="float" office:value="0.0000000132979" calcext:value-type="float">
            <text:p>1.32979E-08</text:p>
          </table:table-cell>
          <table:table-cell office:value-type="float" office:value="0.000000011527" calcext:value-type="float">
            <text:p>1.1527E-08</text:p>
          </table:table-cell>
          <table:table-cell office:value-type="float" office:value="0.0000000270627" calcext:value-type="float">
            <text:p>2.70627E-08</text:p>
          </table:table-cell>
          <table:table-cell office:value-type="float" office:value="0.0000000363701" calcext:value-type="float">
            <text:p>3.63701E-08</text:p>
          </table:table-cell>
          <table:table-cell office:value-type="float" office:value="0.0000000318109" calcext:value-type="float">
            <text:p>3.18109E-08</text:p>
          </table:table-cell>
          <table:table-cell office:value-type="float" office:value="0.000000023227" calcext:value-type="float">
            <text:p>2.3227E-08</text:p>
          </table:table-cell>
          <table:table-cell office:value-type="float" office:value="0.0000000198402" calcext:value-type="float">
            <text:p>1.98402E-08</text:p>
          </table:table-cell>
          <table:table-cell office:value-type="float" office:value="0.0000000198914" calcext:value-type="float">
            <text:p>1.98914E-08</text:p>
          </table:table-cell>
          <table:table-cell office:value-type="float" office:value="0.000000015928" calcext:value-type="float">
            <text:p>1.5928E-08</text:p>
          </table:table-cell>
          <table:table-cell office:value-type="float" office:value="0.0000000100181" calcext:value-type="float">
            <text:p>1.00181E-08</text:p>
          </table:table-cell>
          <table:table-cell office:value-type="float" office:value="0.0000000143104" calcext:value-type="float">
            <text:p>1.43104E-08</text:p>
          </table:table-cell>
          <table:table-cell office:value-type="float" office:value="0.0000000254242" calcext:value-type="float">
            <text:p>2.54242E-08</text:p>
          </table:table-cell>
          <table:table-cell office:value-type="float" office:value="0.0000000236753" calcext:value-type="float">
            <text:p>2.36753E-08</text:p>
          </table:table-cell>
          <table:table-cell office:value-type="float" office:value="0.0000000113678" calcext:value-type="float">
            <text:p>1.13678E-08</text:p>
          </table:table-cell>
          <table:table-cell office:value-type="float" office:value="0.0000000080105" calcext:value-type="float">
            <text:p>8.0105E-09</text:p>
          </table:table-cell>
          <table:table-cell office:value-type="float" office:value="0.0000000159513" calcext:value-type="float">
            <text:p>1.59513E-08</text:p>
          </table:table-cell>
          <table:table-cell office:value-type="float" office:value="0.0000000220194" calcext:value-type="float">
            <text:p>2.20194E-08</text:p>
          </table:table-cell>
          <table:table-cell office:value-type="float" office:value="0.0000000232105" calcext:value-type="float">
            <text:p>2.32105E-08</text:p>
          </table:table-cell>
          <table:table-cell office:value-type="float" office:value="0.0000000250753" calcext:value-type="float">
            <text:p>2.50753E-08</text:p>
          </table:table-cell>
          <table:table-cell office:value-type="float" office:value="0.0000000296729" calcext:value-type="float">
            <text:p>2.96729E-08</text:p>
          </table:table-cell>
          <table:table-cell office:value-type="float" office:value="0.000000030018" calcext:value-type="float">
            <text:p>3.0018E-08</text:p>
          </table:table-cell>
          <table:table-cell office:value-type="float" office:value="0.0000000165671" calcext:value-type="float">
            <text:p>1.65671E-08</text:p>
          </table:table-cell>
          <table:table-cell office:value-type="float" office:value="0.00000000105432" calcext:value-type="float">
            <text:p>1.05432E-09</text:p>
          </table:table-cell>
          <table:table-cell office:value-type="float" office:value="0.000000005756" calcext:value-type="float">
            <text:p>5.756E-09</text:p>
          </table:table-cell>
          <table:table-cell office:value-type="float" office:value="0.0000000203288" calcext:value-type="float">
            <text:p>2.03288E-08</text:p>
          </table:table-cell>
          <table:table-cell office:value-type="float" office:value="0.000000019909" calcext:value-type="float">
            <text:p>1.9909E-08</text:p>
          </table:table-cell>
          <table:table-cell office:value-type="float" office:value="0.00000000896328" calcext:value-type="float">
            <text:p>8.96328E-09</text:p>
          </table:table-cell>
          <table:table-cell office:value-type="float" office:value="0.00000000414254" calcext:value-type="float">
            <text:p>4.14254E-09</text:p>
          </table:table-cell>
          <table:table-cell office:value-type="float" office:value="0.00000000397864" calcext:value-type="float">
            <text:p>3.97864E-09</text:p>
          </table:table-cell>
          <table:table-cell office:value-type="float" office:value="0.00000000553164" calcext:value-type="float">
            <text:p>5.53164E-09</text:p>
          </table:table-cell>
          <table:table-cell office:value-type="float" office:value="0.0000000110937" calcext:value-type="float">
            <text:p>1.10937E-08</text:p>
          </table:table-cell>
          <table:table-cell office:value-type="float" office:value="0.0000000247909" calcext:value-type="float">
            <text:p>2.47909E-08</text:p>
          </table:table-cell>
          <table:table-cell office:value-type="float" office:value="0.0000000430991" calcext:value-type="float">
            <text:p>4.30991E-08</text:p>
          </table:table-cell>
          <table:table-cell office:value-type="float" office:value="0.0000000464777" calcext:value-type="float">
            <text:p>4.64777E-08</text:p>
          </table:table-cell>
          <table:table-cell office:value-type="float" office:value="0.000000026825" calcext:value-type="float">
            <text:p>2.6825E-08</text:p>
          </table:table-cell>
          <table:table-cell office:value-type="float" office:value="0.000000010813" calcext:value-type="float">
            <text:p>1.0813E-08</text:p>
          </table:table-cell>
          <table:table-cell office:value-type="float" office:value="0.0000000159705" calcext:value-type="float">
            <text:p>1.59705E-08</text:p>
          </table:table-cell>
          <table:table-cell office:value-type="float" office:value="0.0000000207586" calcext:value-type="float">
            <text:p>2.07586E-08</text:p>
          </table:table-cell>
          <table:table-cell office:value-type="float" office:value="0.0000000155443" calcext:value-type="float">
            <text:p>1.55443E-08</text:p>
          </table:table-cell>
          <table:table-cell office:value-type="float" office:value="0.0000000101733" calcext:value-type="float">
            <text:p>1.01733E-08</text:p>
          </table:table-cell>
          <table:table-cell office:value-type="float" office:value="0.00000000583622" calcext:value-type="float">
            <text:p>5.83622E-09</text:p>
          </table:table-cell>
          <table:table-cell office:value-type="float" office:value="0.00000000209329" calcext:value-type="float">
            <text:p>2.09329E-09</text:p>
          </table:table-cell>
          <table:table-cell office:value-type="float" office:value="0.00000000216632" calcext:value-type="float">
            <text:p>2.16632E-09</text:p>
          </table:table-cell>
          <table:table-cell office:value-type="float" office:value="0.00000000850079" calcext:value-type="float">
            <text:p>8.50079E-09</text:p>
          </table:table-cell>
          <table:table-cell office:value-type="float" office:value="0.0000000245337" calcext:value-type="float">
            <text:p>2.45337E-08</text:p>
          </table:table-cell>
          <table:table-cell office:value-type="float" office:value="0.0000000433626" calcext:value-type="float">
            <text:p>4.33626E-08</text:p>
          </table:table-cell>
          <table:table-cell office:value-type="float" office:value="0.0000000463757" calcext:value-type="float">
            <text:p>4.63757E-08</text:p>
          </table:table-cell>
          <table:table-cell office:value-type="float" office:value="0.0000000383093" calcext:value-type="float">
            <text:p>3.83093E-08</text:p>
          </table:table-cell>
          <table:table-cell office:value-type="float" office:value="0.0000000366582" calcext:value-type="float">
            <text:p>3.66582E-08</text:p>
          </table:table-cell>
          <table:table-cell office:value-type="float" office:value="0.0000000339671" calcext:value-type="float">
            <text:p>3.39671E-08</text:p>
          </table:table-cell>
          <table:table-cell office:value-type="float" office:value="0.0000000272976" calcext:value-type="float">
            <text:p>2.72976E-08</text:p>
          </table:table-cell>
          <table:table-cell office:value-type="float" office:value="0.0000000265809" calcext:value-type="float">
            <text:p>2.65809E-08</text:p>
          </table:table-cell>
          <table:table-cell office:value-type="float" office:value="0.0000000313206" calcext:value-type="float">
            <text:p>3.13206E-08</text:p>
          </table:table-cell>
          <table:table-cell office:value-type="float" office:value="0.0000000370237" calcext:value-type="float">
            <text:p>3.70237E-08</text:p>
          </table:table-cell>
          <table:table-cell office:value-type="float" office:value="0.0000000419152" calcext:value-type="float">
            <text:p>4.19152E-08</text:p>
          </table:table-cell>
          <table:table-cell office:value-type="float" office:value="0.0000000414636" calcext:value-type="float">
            <text:p>4.14636E-08</text:p>
          </table:table-cell>
          <table:table-cell office:value-type="float" office:value="0.0000000351098" calcext:value-type="float">
            <text:p>3.51098E-08</text:p>
          </table:table-cell>
          <table:table-cell office:value-type="float" office:value="0.0000000307617" calcext:value-type="float">
            <text:p>3.07617E-08</text:p>
          </table:table-cell>
          <table:table-cell office:value-type="float" office:value="0.0000000443541" calcext:value-type="float">
            <text:p>4.43541E-08</text:p>
          </table:table-cell>
          <table:table-cell office:value-type="float" office:value="0.0000000923557" calcext:value-type="float">
            <text:p>9.23557E-08</text:p>
          </table:table-cell>
          <table:table-cell office:value-type="float" office:value="0.000000183147" calcext:value-type="float">
            <text:p>1.83147E-07</text:p>
          </table:table-cell>
          <table:table-cell office:value-type="float" office:value="0.000000311235" calcext:value-type="float">
            <text:p>3.11235E-07</text:p>
          </table:table-cell>
          <table:table-cell office:value-type="float" office:value="0.000000486546" calcext:value-type="float">
            <text:p>4.86546E-07</text:p>
          </table:table-cell>
          <table:table-cell office:value-type="float" office:value="0.000000748822" calcext:value-type="float">
            <text:p>7.48822E-07</text:p>
          </table:table-cell>
          <table:table-cell office:value-type="float" office:value="0.00000116765" calcext:value-type="float">
            <text:p>1.16765E-06</text:p>
          </table:table-cell>
          <table:table-cell office:value-type="float" office:value="0.00000187782" calcext:value-type="float">
            <text:p>1.87782E-06</text:p>
          </table:table-cell>
          <table:table-cell office:value-type="float" office:value="0.00000305018" calcext:value-type="float">
            <text:p>3.05018E-06</text:p>
          </table:table-cell>
          <table:table-cell office:value-type="float" office:value="0.00000484014" calcext:value-type="float">
            <text:p>4.84014E-06</text:p>
          </table:table-cell>
          <table:table-cell office:value-type="float" office:value="0.00000752892" calcext:value-type="float">
            <text:p>7.52892E-06</text:p>
          </table:table-cell>
          <table:table-cell office:value-type="float" office:value="0.0000116572" calcext:value-type="float">
            <text:p>1.16572E-05</text:p>
          </table:table-cell>
          <table:table-cell office:value-type="float" office:value="0.0000182427" calcext:value-type="float">
            <text:p>1.82427E-05</text:p>
          </table:table-cell>
          <table:table-cell office:value-type="float" office:value="0.0000293439" calcext:value-type="float">
            <text:p>2.93439E-05</text:p>
          </table:table-cell>
          <table:table-cell office:value-type="float" office:value="0.0000485371" calcext:value-type="float">
            <text:p>4.85371E-05</text:p>
          </table:table-cell>
          <table:table-cell office:value-type="float" office:value="0.0000809064" calcext:value-type="float">
            <text:p>8.09064E-05</text:p>
          </table:table-cell>
          <table:table-cell office:value-type="float" office:value="0.000134376" calcext:value-type="float">
            <text:p>0.000134376</text:p>
          </table:table-cell>
          <table:table-cell office:value-type="float" office:value="0.000222388" calcext:value-type="float">
            <text:p>0.000222388</text:p>
          </table:table-cell>
          <table:table-cell office:value-type="float" office:value="0.000367165" calcext:value-type="float">
            <text:p>0.000367165</text:p>
          </table:table-cell>
          <table:table-cell office:value-type="float" office:value="0.000605493" calcext:value-type="float">
            <text:p>0.000605493</text:p>
          </table:table-cell>
          <table:table-cell office:value-type="float" office:value="0.000998848" calcext:value-type="float">
            <text:p>0.000998848</text:p>
          </table:table-cell>
          <table:table-cell office:value-type="float" office:value="0.00164753" calcext:value-type="float">
            <text:p>0.00164753</text:p>
          </table:table-cell>
          <table:table-cell office:value-type="float" office:value="0.00271333" calcext:value-type="float">
            <text:p>0.00271333</text:p>
          </table:table-cell>
          <table:table-cell office:value-type="float" office:value="0.004462" calcext:value-type="float">
            <text:p>0.004462</text:p>
          </table:table-cell>
          <table:table-cell office:value-type="float" office:value="0.00733151" calcext:value-type="float">
            <text:p>0.00733151</text:p>
          </table:table-cell>
          <table:table-cell office:value-type="float" office:value="0.0120446" calcext:value-type="float">
            <text:p>0.0120446</text:p>
          </table:table-cell>
          <table:table-cell office:value-type="float" office:value="0.0197928" calcext:value-type="float">
            <text:p>0.0197928</text:p>
          </table:table-cell>
          <table:table-cell office:value-type="float" office:value="0.0325204" calcext:value-type="float">
            <text:p>0.0325204</text:p>
          </table:table-cell>
          <table:table-cell office:value-type="float" office:value="0.0533544" calcext:value-type="float">
            <text:p>0.0533544</text:p>
          </table:table-cell>
          <table:table-cell office:value-type="float" office:value="0.0872436" calcext:value-type="float">
            <text:p>0.0872436</text:p>
          </table:table-cell>
          <table:table-cell office:value-type="float" office:value="0.141853" calcext:value-type="float">
            <text:p>0.141853</text:p>
          </table:table-cell>
          <table:table-cell office:value-type="float" office:value="0.22856" calcext:value-type="float">
            <text:p>0.22856</text:p>
          </table:table-cell>
          <table:table-cell office:value-type="float" office:value="0.362936" calcext:value-type="float">
            <text:p>0.362936</text:p>
          </table:table-cell>
          <table:table-cell office:value-type="float" office:value="0.563195" calcext:value-type="float">
            <text:p>0.563195</text:p>
          </table:table-cell>
          <table:table-cell office:value-type="float" office:value="0.843449" calcext:value-type="float">
            <text:p>0.843449</text:p>
          </table:table-cell>
          <table:table-cell office:value-type="float" office:value="1.19794" calcext:value-type="float">
            <text:p>1.19794</text:p>
          </table:table-cell>
          <table:table-cell office:value-type="float" office:value="1.57846" calcext:value-type="float">
            <text:p>1.57846</text:p>
          </table:table-cell>
          <table:table-cell office:value-type="float" office:value="1.88498" calcext:value-type="float">
            <text:p>1.88498</text:p>
          </table:table-cell>
          <table:table-cell office:value-type="float" office:value="2.0023" calcext:value-type="float">
            <text:p>2.0023</text:p>
          </table:table-cell>
          <table:table-cell office:value-type="float" office:value="1.87844" calcext:value-type="float">
            <text:p>1.87844</text:p>
          </table:table-cell>
          <table:table-cell office:value-type="float" office:value="1.5683" calcext:value-type="float">
            <text:p>1.5683</text:p>
          </table:table-cell>
          <table:table-cell office:value-type="float" office:value="1.18767" calcext:value-type="float">
            <text:p>1.18767</text:p>
          </table:table-cell>
          <table:table-cell office:value-type="float" office:value="0.835088" calcext:value-type="float">
            <text:p>0.835088</text:p>
          </table:table-cell>
          <table:table-cell office:value-type="float" office:value="0.557159" calcext:value-type="float">
            <text:p>0.557159</text:p>
          </table:table-cell>
          <table:table-cell office:value-type="float" office:value="0.358877" calcext:value-type="float">
            <text:p>0.358877</text:p>
          </table:table-cell>
          <table:table-cell office:value-type="float" office:value="0.225946" calcext:value-type="float">
            <text:p>0.225946</text:p>
          </table:table-cell>
          <table:table-cell office:value-type="float" office:value="0.140232" calcext:value-type="float">
            <text:p>0.140232</text:p>
          </table:table-cell>
          <table:table-cell office:value-type="float" office:value="0.0862841" calcext:value-type="float">
            <text:p>0.0862841</text:p>
          </table:table-cell>
          <table:table-cell office:value-type="float" office:value="0.0527905" calcext:value-type="float">
            <text:p>0.0527905</text:p>
          </table:table-cell>
          <table:table-cell office:value-type="float" office:value="0.0321627" calcext:value-type="float">
            <text:p>0.0321627</text:p>
          </table:table-cell>
          <table:table-cell office:value-type="float" office:value="0.0195461" calcext:value-type="float">
            <text:p>0.0195461</text:p>
          </table:table-cell>
          <table:table-cell office:value-type="float" office:value="0.0118665" calcext:value-type="float">
            <text:p>0.0118665</text:p>
          </table:table-cell>
          <table:table-cell office:value-type="float" office:value="0.00719921" calcext:value-type="float">
            <text:p>0.00719921</text:p>
          </table:table-cell>
          <table:table-cell office:value-type="float" office:value="0.00437017" calcext:value-type="float">
            <text:p>0.00437017</text:p>
          </table:table-cell>
          <table:table-cell office:value-type="float" office:value="0.00265804" calcext:value-type="float">
            <text:p>0.00265804</text:p>
          </table:table-cell>
          <table:table-cell office:value-type="float" office:value="0.00161682" calcext:value-type="float">
            <text:p>0.00161682</text:p>
          </table:table-cell>
          <table:table-cell office:value-type="float" office:value="0.000981711" calcext:value-type="float">
            <text:p>0.000981711</text:p>
          </table:table-cell>
          <table:table-cell office:value-type="float" office:value="0.000595913" calcext:value-type="float">
            <text:p>0.000595913</text:p>
          </table:table-cell>
          <table:table-cell office:value-type="float" office:value="0.000361915" calcext:value-type="float">
            <text:p>0.000361915</text:p>
          </table:table-cell>
          <table:table-cell office:value-type="float" office:value="0.000219981" calcext:value-type="float">
            <text:p>0.000219981</text:p>
          </table:table-cell>
          <table:table-cell office:value-type="float" office:value="0.000134116" calcext:value-type="float">
            <text:p>0.000134116</text:p>
          </table:table-cell>
          <table:table-cell office:value-type="float" office:value="0.0000819987" calcext:value-type="float">
            <text:p>8.19987E-05</text:p>
          </table:table-cell>
          <table:table-cell office:value-type="float" office:value="0.0000503871" calcext:value-type="float">
            <text:p>5.03871E-05</text:p>
          </table:table-cell>
          <table:table-cell office:value-type="float" office:value="0.0000312618" calcext:value-type="float">
            <text:p>3.12618E-05</text:p>
          </table:table-cell>
          <table:table-cell office:value-type="float" office:value="0.0000193663" calcext:value-type="float">
            <text:p>1.93663E-05</text:p>
          </table:table-cell>
          <table:table-cell office:value-type="float" office:value="0.0000117703" calcext:value-type="float">
            <text:p>1.17703E-05</text:p>
          </table:table-cell>
          <table:table-cell office:value-type="float" office:value="0.00000707378" calcext:value-type="float">
            <text:p>7.07378E-06</text:p>
          </table:table-cell>
          <table:table-cell office:value-type="float" office:value="0.00000433876" calcext:value-type="float">
            <text:p>4.33876E-06</text:p>
          </table:table-cell>
          <table:table-cell office:value-type="float" office:value="0.00000274802" calcext:value-type="float">
            <text:p>2.74802E-06</text:p>
          </table:table-cell>
          <table:table-cell office:value-type="float" office:value="0.00000171092" calcext:value-type="float">
            <text:p>1.71092E-06</text:p>
          </table:table-cell>
          <table:table-cell office:value-type="float" office:value="0.000000967706" calcext:value-type="float">
            <text:p>9.67706E-07</text:p>
          </table:table-cell>
          <table:table-cell office:value-type="float" office:value="0.000000484298" calcext:value-type="float">
            <text:p>4.84298E-07</text:p>
          </table:table-cell>
          <table:table-cell office:value-type="float" office:value="0.00000023122" calcext:value-type="float">
            <text:p>2.3122E-07</text:p>
          </table:table-cell>
          <table:table-cell office:value-type="float" office:value="0.00000014157" calcext:value-type="float">
            <text:p>1.4157E-07</text:p>
          </table:table-cell>
          <table:table-cell office:value-type="float" office:value="0.000000138794" calcext:value-type="float">
            <text:p>1.38794E-07</text:p>
          </table:table-cell>
          <table:table-cell office:value-type="float" office:value="0.000000147877" calcext:value-type="float">
            <text:p>1.47877E-07</text:p>
          </table:table-cell>
          <table:table-cell office:value-type="float" office:value="0.0000001512" calcext:value-type="float">
            <text:p>1.512E-07</text:p>
          </table:table-cell>
          <table:table-cell office:value-type="float" office:value="0.000000151144" calcext:value-type="float">
            <text:p>1.51144E-07</text:p>
          </table:table-cell>
          <table:table-cell office:value-type="float" office:value="0.000000119692" calcext:value-type="float">
            <text:p>1.19692E-07</text:p>
          </table:table-cell>
          <table:table-cell office:value-type="float" office:value="0.0000000725283" calcext:value-type="float">
            <text:p>7.25283E-08</text:p>
          </table:table-cell>
          <table:table-cell office:value-type="float" office:value="0.0000000586929" calcext:value-type="float">
            <text:p>5.86929E-08</text:p>
          </table:table-cell>
          <table:table-cell office:value-type="float" office:value="0.0000000683968" calcext:value-type="float">
            <text:p>6.83968E-08</text:p>
          </table:table-cell>
          <table:table-cell office:value-type="float" office:value="0.0000000469263" calcext:value-type="float">
            <text:p>4.69263E-08</text:p>
          </table:table-cell>
          <table:table-cell office:value-type="float" office:value="0.0000000132764" calcext:value-type="float">
            <text:p>1.32764E-08</text:p>
          </table:table-cell>
          <table:table-cell office:value-type="float" office:value="0.00000000859606" calcext:value-type="float">
            <text:p>8.59606E-09</text:p>
          </table:table-cell>
          <table:table-cell office:value-type="float" office:value="0.00000000605007" calcext:value-type="float">
            <text:p>6.05007E-09</text:p>
          </table:table-cell>
          <table:table-cell office:value-type="float" office:value="0.000000000338347" calcext:value-type="float">
            <text:p>3.38347E-10</text:p>
          </table:table-cell>
          <table:table-cell office:value-type="float" office:value="0.00000000461413" calcext:value-type="float">
            <text:p>4.61413E-09</text:p>
          </table:table-cell>
          <table:table-cell office:value-type="float" office:value="0.00000000879792" calcext:value-type="float">
            <text:p>8.79792E-09</text:p>
          </table:table-cell>
          <table:table-cell office:value-type="float" office:value="0.0000000217117" calcext:value-type="float">
            <text:p>2.17117E-08</text:p>
          </table:table-cell>
          <table:table-cell office:value-type="float" office:value="0.0000000451318" calcext:value-type="float">
            <text:p>4.51318E-08</text:p>
          </table:table-cell>
          <table:table-cell office:value-type="float" office:value="0.000000045437" calcext:value-type="float">
            <text:p>4.5437E-08</text:p>
          </table:table-cell>
          <table:table-cell office:value-type="float" office:value="0.0000000420264" calcext:value-type="float">
            <text:p>4.20264E-08</text:p>
          </table:table-cell>
          <table:table-cell office:value-type="float" office:value="0.0000000526401" calcext:value-type="float">
            <text:p>5.26401E-08</text:p>
          </table:table-cell>
          <table:table-cell office:value-type="float" office:value="0.0000000653092" calcext:value-type="float">
            <text:p>6.53092E-08</text:p>
          </table:table-cell>
          <table:table-cell office:value-type="float" office:value="0.0000000571335" calcext:value-type="float">
            <text:p>5.71335E-08</text:p>
          </table:table-cell>
          <table:table-cell office:value-type="float" office:value="0.0000000364525" calcext:value-type="float">
            <text:p>3.64525E-08</text:p>
          </table:table-cell>
          <table:table-cell office:value-type="float" office:value="0.000000026935" calcext:value-type="float">
            <text:p>2.6935E-08</text:p>
          </table:table-cell>
          <table:table-cell office:value-type="float" office:value="0.000000026827" calcext:value-type="float">
            <text:p>2.6827E-08</text:p>
          </table:table-cell>
          <table:table-cell office:value-type="float" office:value="0.0000000111105" calcext:value-type="float">
            <text:p>1.11105E-08</text:p>
          </table:table-cell>
          <table:table-cell office:value-type="float" office:value="0.000000000957392" calcext:value-type="float">
            <text:p>9.57392E-10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219029" calcext:value-type="float">
            <text:p>2.19029E-09</text:p>
          </table:table-cell>
          <table:table-cell office:value-type="float" office:value="0.00000000911485" calcext:value-type="float">
            <text:p>9.11485E-09</text:p>
          </table:table-cell>
          <table:table-cell office:value-type="float" office:value="0.0000000227084" calcext:value-type="float">
            <text:p>2.27084E-08</text:p>
          </table:table-cell>
          <table:table-cell office:value-type="float" office:value="0.0000000359791" calcext:value-type="float">
            <text:p>3.59791E-08</text:p>
          </table:table-cell>
          <table:table-cell office:value-type="float" office:value="0.000000030617" calcext:value-type="float">
            <text:p>3.0617E-08</text:p>
          </table:table-cell>
          <table:table-cell office:value-type="float" office:value="0.00000000925658" calcext:value-type="float">
            <text:p>9.25658E-09</text:p>
          </table:table-cell>
          <table:table-cell office:value-type="float" office:value="0.00000000208469" calcext:value-type="float">
            <text:p>2.08469E-09</text:p>
          </table:table-cell>
          <table:table-cell office:value-type="float" office:value="0.0000000162314" calcext:value-type="float">
            <text:p>1.62314E-08</text:p>
          </table:table-cell>
          <table:table-cell office:value-type="float" office:value="0.0000000261519" calcext:value-type="float">
            <text:p>2.61519E-08</text:p>
          </table:table-cell>
          <table:table-cell office:value-type="float" office:value="0.000000020489" calcext:value-type="float">
            <text:p>2.0489E-08</text:p>
          </table:table-cell>
          <table:table-cell office:value-type="float" office:value="0.0000000117004" calcext:value-type="float">
            <text:p>1.17004E-08</text:p>
          </table:table-cell>
          <table:table-cell office:value-type="float" office:value="0.00000000696465" calcext:value-type="float">
            <text:p>6.96465E-09</text:p>
          </table:table-cell>
          <table:table-cell office:value-type="float" office:value="0.00000000541923" calcext:value-type="float">
            <text:p>5.41923E-09</text:p>
          </table:table-cell>
          <table:table-cell office:value-type="float" office:value="0.00000000677659" calcext:value-type="float">
            <text:p>6.77659E-09</text:p>
          </table:table-cell>
          <table:table-cell office:value-type="float" office:value="0.00000000959952" calcext:value-type="float">
            <text:p>9.59952E-09</text:p>
          </table:table-cell>
          <table:table-cell office:value-type="float" office:value="0.0000000181426" calcext:value-type="float">
            <text:p>1.81426E-08</text:p>
          </table:table-cell>
          <table:table-cell office:value-type="float" office:value="0.0000000331264" calcext:value-type="float">
            <text:p>3.31264E-08</text:p>
          </table:table-cell>
          <table:table-cell office:value-type="float" office:value="0.0000000376315" calcext:value-type="float">
            <text:p>3.76315E-08</text:p>
          </table:table-cell>
          <table:table-cell office:value-type="float" office:value="0.0000000244107" calcext:value-type="float">
            <text:p>2.44107E-08</text:p>
          </table:table-cell>
          <table:table-cell office:value-type="float" office:value="0.0000000136657" calcext:value-type="float">
            <text:p>1.36657E-08</text:p>
          </table:table-cell>
          <table:table-cell office:value-type="float" office:value="0.0000000162309" calcext:value-type="float">
            <text:p>1.62309E-08</text:p>
          </table:table-cell>
          <table:table-cell office:value-type="float" office:value="0.0000000174861" calcext:value-type="float">
            <text:p>1.74861E-08</text:p>
          </table:table-cell>
          <table:table-cell office:value-type="float" office:value="0.0000000119694" calcext:value-type="float">
            <text:p>1.19694E-08</text:p>
          </table:table-cell>
          <table:table-cell office:value-type="float" office:value="0.00000000928544" calcext:value-type="float">
            <text:p>9.28544E-09</text:p>
          </table:table-cell>
          <table:table-cell office:value-type="float" office:value="0.0000000118747" calcext:value-type="float">
            <text:p>1.18747E-08</text:p>
          </table:table-cell>
          <table:table-cell office:value-type="float" office:value="0.0000000189144" calcext:value-type="float">
            <text:p>1.89144E-08</text:p>
          </table:table-cell>
          <table:table-cell office:value-type="float" office:value="0.0000000257169" calcext:value-type="float">
            <text:p>2.57169E-08</text:p>
          </table:table-cell>
          <table:table-cell office:value-type="float" office:value="0.0000000208957" calcext:value-type="float">
            <text:p>2.08957E-08</text:p>
          </table:table-cell>
          <table:table-cell office:value-type="float" office:value="0.000000011436" calcext:value-type="float">
            <text:p>1.1436E-08</text:p>
          </table:table-cell>
          <table:table-cell office:value-type="float" office:value="0.0000000147664" calcext:value-type="float">
            <text:p>1.47664E-08</text:p>
          </table:table-cell>
          <table:table-cell office:value-type="float" office:value="0.0000000266155" calcext:value-type="float">
            <text:p>2.66155E-08</text:p>
          </table:table-cell>
          <table:table-cell office:value-type="float" office:value="0.0000000318472" calcext:value-type="float">
            <text:p>3.18472E-08</text:p>
          </table:table-cell>
          <table:table-cell office:value-type="float" office:value="0.0000000317319" calcext:value-type="float">
            <text:p>3.17319E-08</text:p>
          </table:table-cell>
          <table:table-cell office:value-type="float" office:value="0.0000000284825" calcext:value-type="float">
            <text:p>2.84825E-08</text:p>
          </table:table-cell>
          <table:table-cell office:value-type="float" office:value="0.0000000183406" calcext:value-type="float">
            <text:p>1.83406E-08</text:p>
          </table:table-cell>
          <table:table-cell office:value-type="float" office:value="0.00000000743612" calcext:value-type="float">
            <text:p>7.43612E-09</text:p>
          </table:table-cell>
          <table:table-cell office:value-type="float" office:value="0.00000000451099" calcext:value-type="float">
            <text:p>4.51099E-09</text:p>
          </table:table-cell>
          <table:table-cell office:value-type="float" office:value="0.0000000114225" calcext:value-type="float">
            <text:p>1.14225E-08</text:p>
          </table:table-cell>
          <table:table-cell office:value-type="float" office:value="0.0000000293552" calcext:value-type="float">
            <text:p>2.93552E-08</text:p>
          </table:table-cell>
          <table:table-cell office:value-type="float" office:value="0.0000000474588" calcext:value-type="float">
            <text:p>4.74588E-08</text:p>
          </table:table-cell>
          <table:table-cell office:value-type="float" office:value="0.0000000430013" calcext:value-type="float">
            <text:p>4.30013E-08</text:p>
          </table:table-cell>
          <table:table-cell office:value-type="float" office:value="0.00000001953" calcext:value-type="float">
            <text:p>1.953E-08</text:p>
          </table:table-cell>
          <table:table-cell office:value-type="float" office:value="0.00000000407581" calcext:value-type="float">
            <text:p>4.07581E-09</text:p>
          </table:table-cell>
          <table:table-cell office:value-type="float" office:value="0.00000000820018" calcext:value-type="float">
            <text:p>8.20018E-09</text:p>
          </table:table-cell>
          <table:table-cell office:value-type="float" office:value="0.0000000213906" calcext:value-type="float">
            <text:p>2.13906E-08</text:p>
          </table:table-cell>
          <table:table-cell office:value-type="float" office:value="0.0000000323895" calcext:value-type="float">
            <text:p>3.23895E-08</text:p>
          </table:table-cell>
          <table:table-cell office:value-type="float" office:value="0.0000000327301" calcext:value-type="float">
            <text:p>3.27301E-08</text:p>
          </table:table-cell>
          <table:table-cell office:value-type="float" office:value="0.0000000231185" calcext:value-type="float">
            <text:p>2.31185E-08</text:p>
          </table:table-cell>
          <table:table-cell office:value-type="float" office:value="0.0000000110857" calcext:value-type="float">
            <text:p>1.10857E-08</text:p>
          </table:table-cell>
          <table:table-cell office:value-type="float" office:value="0.00000000326466" calcext:value-type="float">
            <text:p>3.26466E-09</text:p>
          </table:table-cell>
          <table:table-cell office:value-type="float" office:value="0.00000000598909" calcext:value-type="float">
            <text:p>5.98909E-09</text:p>
          </table:table-cell>
          <table:table-cell office:value-type="float" office:value="0.0000000252043" calcext:value-type="float">
            <text:p>2.52043E-08</text:p>
          </table:table-cell>
          <table:table-cell office:value-type="float" office:value="0.0000000547059" calcext:value-type="float">
            <text:p>5.47059E-08</text:p>
          </table:table-cell>
          <table:table-cell office:value-type="float" office:value="0.0000000652322" calcext:value-type="float">
            <text:p>6.52322E-08</text:p>
          </table:table-cell>
          <table:table-cell office:value-type="float" office:value="0.0000000429909" calcext:value-type="float">
            <text:p>4.29909E-08</text:p>
          </table:table-cell>
          <table:table-cell office:value-type="float" office:value="0.0000000142961" calcext:value-type="float">
            <text:p>1.42961E-08</text:p>
          </table:table-cell>
          <table:table-cell office:value-type="float" office:value="0.000000000747137" calcext:value-type="float">
            <text:p>7.47137E-10</text:p>
          </table:table-cell>
          <table:table-cell office:value-type="float" office:value="0.0000000035258" calcext:value-type="float">
            <text:p>3.5258E-09</text:p>
          </table:table-cell>
          <table:table-cell office:value-type="float" office:value="0.0000000149486" calcext:value-type="float">
            <text:p>1.49486E-08</text:p>
          </table:table-cell>
          <table:table-cell office:value-type="float" office:value="0.0000000234439" calcext:value-type="float">
            <text:p>2.34439E-08</text:p>
          </table:table-cell>
          <table:table-cell office:value-type="float" office:value="0.0000000222952" calcext:value-type="float">
            <text:p>2.22952E-08</text:p>
          </table:table-cell>
          <table:table-cell office:value-type="float" office:value="0.0000000158375" calcext:value-type="float">
            <text:p>1.58375E-08</text:p>
          </table:table-cell>
          <table:table-cell office:value-type="float" office:value="0.00000000596243" calcext:value-type="float">
            <text:p>5.96243E-09</text:p>
          </table:table-cell>
          <table:table-cell office:value-type="float" office:value="0.000000000504851" calcext:value-type="float">
            <text:p>5.04851E-10</text:p>
          </table:table-cell>
          <table:table-cell office:value-type="float" office:value="0.0000000101758" calcext:value-type="float">
            <text:p>1.01758E-08</text:p>
          </table:table-cell>
          <table:table-cell office:value-type="float" office:value="0.0000000388825" calcext:value-type="float">
            <text:p>3.88825E-08</text:p>
          </table:table-cell>
          <table:table-cell office:value-type="float" office:value="0.0000000643772" calcext:value-type="float">
            <text:p>6.43772E-08</text:p>
          </table:table-cell>
          <table:table-cell office:value-type="float" office:value="0.0000000589873" calcext:value-type="float">
            <text:p>5.89873E-08</text:p>
          </table:table-cell>
          <table:table-cell office:value-type="float" office:value="0.0000000362172" calcext:value-type="float">
            <text:p>3.62172E-08</text:p>
          </table:table-cell>
          <table:table-cell office:value-type="float" office:value="0.000000015899" calcext:value-type="float">
            <text:p>1.5899E-08</text:p>
          </table:table-cell>
          <table:table-cell office:value-type="float" office:value="0.00000000362619" calcext:value-type="float">
            <text:p>3.62619E-09</text:p>
          </table:table-cell>
          <table:table-cell office:value-type="float" office:value="0.00000000216802" calcext:value-type="float">
            <text:p>2.16802E-09</text:p>
          </table:table-cell>
          <table:table-cell office:value-type="float" office:value="0.00000000853004" calcext:value-type="float">
            <text:p>8.53004E-09</text:p>
          </table:table-cell>
          <table:table-cell office:value-type="float" office:value="0.0000000122408" calcext:value-type="float">
            <text:p>1.22408E-08</text:p>
          </table:table-cell>
          <table:table-cell office:value-type="float" office:value="0.0000000137364" calcext:value-type="float">
            <text:p>1.37364E-08</text:p>
          </table:table-cell>
          <table:table-cell office:value-type="float" office:value="0.0000000122168" calcext:value-type="float">
            <text:p>1.22168E-08</text:p>
          </table:table-cell>
          <table:table-cell office:value-type="float" office:value="0.00000000478002" calcext:value-type="float">
            <text:p>4.78002E-09</text:p>
          </table:table-cell>
          <table:table-cell office:value-type="float" office:value="0.000000000120153" calcext:value-type="float">
            <text:p>1.20153E-10</text:p>
          </table:table-cell>
          <table:table-cell office:value-type="float" office:value="0.0000000114089" calcext:value-type="float">
            <text:p>1.14089E-08</text:p>
          </table:table-cell>
          <table:table-cell office:value-type="float" office:value="0.0000000350023" calcext:value-type="float">
            <text:p>3.50023E-08</text:p>
          </table:table-cell>
          <table:table-cell office:value-type="float" office:value="0.0000000517392" calcext:value-type="float">
            <text:p>5.17392E-08</text:p>
          </table:table-cell>
          <table:table-cell office:value-type="float" office:value="0.000000052592" calcext:value-type="float">
            <text:p>5.2592E-08</text:p>
          </table:table-cell>
          <table:table-cell office:value-type="float" office:value="0.000000040039" calcext:value-type="float">
            <text:p>4.0039E-08</text:p>
          </table:table-cell>
          <table:table-cell office:value-type="float" office:value="0.0000000204357" calcext:value-type="float">
            <text:p>2.04357E-08</text:p>
          </table:table-cell>
          <table:table-cell office:value-type="float" office:value="0.00000000617087" calcext:value-type="float">
            <text:p>6.17087E-09</text:p>
          </table:table-cell>
          <table:table-cell office:value-type="float" office:value="0.00000000155635" calcext:value-type="float">
            <text:p>1.55635E-09</text:p>
          </table:table-cell>
          <table:table-cell office:value-type="float" office:value="0.00000000341402" calcext:value-type="float">
            <text:p>3.41402E-09</text:p>
          </table:table-cell>
          <table:table-cell office:value-type="float" office:value="0.000000011376" calcext:value-type="float">
            <text:p>1.1376E-08</text:p>
          </table:table-cell>
          <table:table-cell office:value-type="float" office:value="0.0000000259517" calcext:value-type="float">
            <text:p>2.59517E-08</text:p>
          </table:table-cell>
          <table:table-cell office:value-type="float" office:value="0.0000000257254" calcext:value-type="float">
            <text:p>2.57254E-08</text:p>
          </table:table-cell>
          <table:table-cell office:value-type="float" office:value="0.00000000927504" calcext:value-type="float">
            <text:p>9.27504E-09</text:p>
          </table:table-cell>
          <table:table-cell office:value-type="float" office:value="0.000000000245884" calcext:value-type="float">
            <text:p>2.45884E-10</text:p>
          </table:table-cell>
          <table:table-cell office:value-type="float" office:value="0.00000000685766" calcext:value-type="float">
            <text:p>6.85766E-09</text:p>
          </table:table-cell>
          <table:table-cell office:value-type="float" office:value="0.0000000287879" calcext:value-type="float">
            <text:p>2.87879E-08</text:p>
          </table:table-cell>
          <table:table-cell office:value-type="float" office:value="0.0000000554729" calcext:value-type="float">
            <text:p>5.54729E-08</text:p>
          </table:table-cell>
          <table:table-cell office:value-type="float" office:value="0.0000000662263" calcext:value-type="float">
            <text:p>6.62263E-08</text:p>
          </table:table-cell>
          <table:table-cell office:value-type="float" office:value="0.0000000583834" calcext:value-type="float">
            <text:p>5.83834E-08</text:p>
          </table:table-cell>
          <table:table-cell office:value-type="float" office:value="0.0000000449749" calcext:value-type="float">
            <text:p>4.49749E-08</text:p>
          </table:table-cell>
          <table:table-cell office:value-type="float" office:value="0.0000000342387" calcext:value-type="float">
            <text:p>3.42387E-08</text:p>
          </table:table-cell>
          <table:table-cell office:value-type="float" office:value="0.0000000403662" calcext:value-type="float">
            <text:p>4.03662E-08</text:p>
          </table:table-cell>
          <table:table-cell office:value-type="float" office:value="0.0000000784888" calcext:value-type="float">
            <text:p>7.84888E-08</text:p>
          </table:table-cell>
          <table:table-cell office:value-type="float" office:value="0.000000135222" calcext:value-type="float">
            <text:p>1.35222E-07</text:p>
          </table:table-cell>
          <table:table-cell office:value-type="float" office:value="0.000000160905" calcext:value-type="float">
            <text:p>1.60905E-07</text:p>
          </table:table-cell>
          <table:table-cell office:value-type="float" office:value="0.000000173967" calcext:value-type="float">
            <text:p>1.73967E-07</text:p>
          </table:table-cell>
          <table:table-cell office:value-type="float" office:value="0.000000217824" calcext:value-type="float">
            <text:p>2.17824E-07</text:p>
          </table:table-cell>
          <table:table-cell office:value-type="float" office:value="0.000000323649" calcext:value-type="float">
            <text:p>3.23649E-07</text:p>
          </table:table-cell>
          <table:table-cell office:value-type="float" office:value="0.000000618458" calcext:value-type="float">
            <text:p>6.18458E-07</text:p>
          </table:table-cell>
          <table:table-cell office:value-type="float" office:value="0.00000119244" calcext:value-type="float">
            <text:p>1.19244E-06</text:p>
          </table:table-cell>
          <table:table-cell office:value-type="float" office:value="0.00000194704" calcext:value-type="float">
            <text:p>1.94704E-06</text:p>
          </table:table-cell>
          <table:table-cell office:value-type="float" office:value="0.00000293535" calcext:value-type="float">
            <text:p>2.93535E-06</text:p>
          </table:table-cell>
          <table:table-cell office:value-type="float" office:value="0.00000452943" calcext:value-type="float">
            <text:p>4.52943E-06</text:p>
          </table:table-cell>
          <table:table-cell office:value-type="float" office:value="0.00000715581" calcext:value-type="float">
            <text:p>7.15581E-06</text:p>
          </table:table-cell>
          <table:table-cell office:value-type="float" office:value="0.0000116117" calcext:value-type="float">
            <text:p>1.16117E-05</text:p>
          </table:table-cell>
          <table:table-cell office:value-type="float" office:value="0.0000192837" calcext:value-type="float">
            <text:p>1.92837E-05</text:p>
          </table:table-cell>
          <table:table-cell office:value-type="float" office:value="0.0000317843" calcext:value-type="float">
            <text:p>3.17843E-05</text:p>
          </table:table-cell>
          <table:table-cell office:value-type="float" office:value="0.0000514387" calcext:value-type="float">
            <text:p>5.14387E-05</text:p>
          </table:table-cell>
          <table:table-cell office:value-type="float" office:value="0.0000827936" calcext:value-type="float">
            <text:p>8.27936E-05</text:p>
          </table:table-cell>
          <table:table-cell office:value-type="float" office:value="0.000134447" calcext:value-type="float">
            <text:p>0.000134447</text:p>
          </table:table-cell>
          <table:table-cell office:value-type="float" office:value="0.000221087" calcext:value-type="float">
            <text:p>0.000221087</text:p>
          </table:table-cell>
          <table:table-cell office:value-type="float" office:value="0.000365951" calcext:value-type="float">
            <text:p>0.000365951</text:p>
          </table:table-cell>
          <table:table-cell office:value-type="float" office:value="0.000604897" calcext:value-type="float">
            <text:p>0.000604897</text:p>
          </table:table-cell>
          <table:table-cell office:value-type="float" office:value="0.000996493" calcext:value-type="float">
            <text:p>0.000996493</text:p>
          </table:table-cell>
          <table:table-cell office:value-type="float" office:value="0.00163889" calcext:value-type="float">
            <text:p>0.00163889</text:p>
          </table:table-cell>
          <table:table-cell office:value-type="float" office:value="0.00269577" calcext:value-type="float">
            <text:p>0.00269577</text:p>
          </table:table-cell>
          <table:table-cell office:value-type="float" office:value="0.00443863" calcext:value-type="float">
            <text:p>0.00443863</text:p>
          </table:table-cell>
          <table:table-cell office:value-type="float" office:value="0.00731545" calcext:value-type="float">
            <text:p>0.00731545</text:p>
          </table:table-cell>
          <table:table-cell office:value-type="float" office:value="0.0120607" calcext:value-type="float">
            <text:p>0.0120607</text:p>
          </table:table-cell>
          <table:table-cell office:value-type="float" office:value="0.0198609" calcext:value-type="float">
            <text:p>0.0198609</text:p>
          </table:table-cell>
          <table:table-cell office:value-type="float" office:value="0.0326318" calcext:value-type="float">
            <text:p>0.0326318</text:p>
          </table:table-cell>
          <table:table-cell office:value-type="float" office:value="0.0534896" calcext:value-type="float">
            <text:p>0.0534896</text:p>
          </table:table-cell>
          <table:table-cell office:value-type="float" office:value="0.0874111" calcext:value-type="float">
            <text:p>0.0874111</text:p>
          </table:table-cell>
          <table:table-cell office:value-type="float" office:value="0.142062" calcext:value-type="float">
            <text:p>0.142062</text:p>
          </table:table-cell>
          <table:table-cell office:value-type="float" office:value="0.228795" calcext:value-type="float">
            <text:p>0.228795</text:p>
          </table:table-cell>
          <table:table-cell office:value-type="float" office:value="0.363212" calcext:value-type="float">
            <text:p>0.363212</text:p>
          </table:table-cell>
          <table:table-cell office:value-type="float" office:value="0.563521" calcext:value-type="float">
            <text:p>0.563521</text:p>
          </table:table-cell>
          <table:table-cell office:value-type="float" office:value="0.843707" calcext:value-type="float">
            <text:p>0.843707</text:p>
          </table:table-cell>
          <table:table-cell office:value-type="float" office:value="1.19798" calcext:value-type="float">
            <text:p>1.19798</text:p>
          </table:table-cell>
          <table:table-cell office:value-type="float" office:value="1.5784" calcext:value-type="float">
            <text:p>1.5784</text:p>
          </table:table-cell>
          <table:table-cell office:value-type="float" office:value="1.88509" calcext:value-type="float">
            <text:p>1.88509</text:p>
          </table:table-cell>
          <table:table-cell office:value-type="float" office:value="2.00262" calcext:value-type="float">
            <text:p>2.00262</text:p>
          </table:table-cell>
          <table:table-cell office:value-type="float" office:value="1.87878" calcext:value-type="float">
            <text:p>1.87878</text:p>
          </table:table-cell>
          <table:table-cell office:value-type="float" office:value="1.56844" calcext:value-type="float">
            <text:p>1.56844</text:p>
          </table:table-cell>
          <table:table-cell office:value-type="float" office:value="1.18748" calcext:value-type="float">
            <text:p>1.18748</text:p>
          </table:table-cell>
          <table:table-cell office:value-type="float" office:value="0.834635" calcext:value-type="float">
            <text:p>0.834635</text:p>
          </table:table-cell>
          <table:table-cell office:value-type="float" office:value="0.556594" calcext:value-type="float">
            <text:p>0.556594</text:p>
          </table:table-cell>
          <table:table-cell office:value-type="float" office:value="0.358354" calcext:value-type="float">
            <text:p>0.358354</text:p>
          </table:table-cell>
          <table:table-cell office:value-type="float" office:value="0.225572" calcext:value-type="float">
            <text:p>0.225572</text:p>
          </table:table-cell>
          <table:table-cell office:value-type="float" office:value="0.139989" calcext:value-type="float">
            <text:p>0.139989</text:p>
          </table:table-cell>
          <table:table-cell office:value-type="float" office:value="0.0860995" calcext:value-type="float">
            <text:p>0.0860995</text:p>
          </table:table-cell>
          <table:table-cell office:value-type="float" office:value="0.0526664" calcext:value-type="float">
            <text:p>0.0526664</text:p>
          </table:table-cell>
          <table:table-cell office:value-type="float" office:value="0.0321161" calcext:value-type="float">
            <text:p>0.0321161</text:p>
          </table:table-cell>
          <table:table-cell office:value-type="float" office:value="0.0195443" calcext:value-type="float">
            <text:p>0.0195443</text:p>
          </table:table-cell>
          <table:table-cell office:value-type="float" office:value="0.0118807" calcext:value-type="float">
            <text:p>0.0118807</text:p>
          </table:table-cell>
          <table:table-cell office:value-type="float" office:value="0.00722837" calcext:value-type="float">
            <text:p>0.00722837</text:p>
          </table:table-cell>
          <table:table-cell office:value-type="float" office:value="0.00440405" calcext:value-type="float">
            <text:p>0.00440405</text:p>
          </table:table-cell>
          <table:table-cell office:value-type="float" office:value="0.0026798" calcext:value-type="float">
            <text:p>0.0026798</text:p>
          </table:table-cell>
          <table:table-cell office:value-type="float" office:value="0.00162517" calcext:value-type="float">
            <text:p>0.00162517</text:p>
          </table:table-cell>
          <table:table-cell office:value-type="float" office:value="0.000983581" calcext:value-type="float">
            <text:p>0.000983581</text:p>
          </table:table-cell>
          <table:table-cell office:value-type="float" office:value="0.000594326" calcext:value-type="float">
            <text:p>0.000594326</text:p>
          </table:table-cell>
          <table:table-cell office:value-type="float" office:value="0.000358209" calcext:value-type="float">
            <text:p>0.000358209</text:p>
          </table:table-cell>
          <table:table-cell office:value-type="float" office:value="0.00021652" calcext:value-type="float">
            <text:p>0.00021652</text:p>
          </table:table-cell>
          <table:table-cell office:value-type="float" office:value="0.000131855" calcext:value-type="float">
            <text:p>0.000131855</text:p>
          </table:table-cell>
          <table:table-cell office:value-type="float" office:value="0.0000800199" calcext:value-type="float">
            <text:p>8.00199E-05</text:p>
          </table:table-cell>
          <table:table-cell office:value-type="float" office:value="0.0000481291" calcext:value-type="float">
            <text:p>4.81291E-05</text:p>
          </table:table-cell>
          <table:table-cell office:value-type="float" office:value="0.0000291659" calcext:value-type="float">
            <text:p>2.91659E-05</text:p>
          </table:table-cell>
          <table:table-cell office:value-type="float" office:value="0.0000178572" calcext:value-type="float">
            <text:p>1.78572E-05</text:p>
          </table:table-cell>
          <table:table-cell office:value-type="float" office:value="0.0000109288" calcext:value-type="float">
            <text:p>1.09288E-05</text:p>
          </table:table-cell>
          <table:table-cell office:value-type="float" office:value="0.00000692121" calcext:value-type="float">
            <text:p>6.92121E-06</text:p>
          </table:table-cell>
          <table:table-cell office:value-type="float" office:value="0.00000462855" calcext:value-type="float">
            <text:p>4.62855E-06</text:p>
          </table:table-cell>
          <table:table-cell office:value-type="float" office:value="0.00000300238" calcext:value-type="float">
            <text:p>3.00238E-06</text:p>
          </table:table-cell>
          <table:table-cell office:value-type="float" office:value="0.00000180646" calcext:value-type="float">
            <text:p>1.80646E-06</text:p>
          </table:table-cell>
          <table:table-cell office:value-type="float" office:value="0.0000011131" calcext:value-type="float">
            <text:p>1.1131E-06</text:p>
          </table:table-cell>
          <table:table-cell office:value-type="float" office:value="0.000000730518" calcext:value-type="float">
            <text:p>7.30518E-07</text:p>
          </table:table-cell>
          <table:table-cell office:value-type="float" office:value="0.000000440687" calcext:value-type="float">
            <text:p>4.40687E-07</text:p>
          </table:table-cell>
          <table:table-cell office:value-type="float" office:value="0.000000258093" calcext:value-type="float">
            <text:p>2.58093E-07</text:p>
          </table:table-cell>
          <table:table-cell office:value-type="float" office:value="0.000000217599" calcext:value-type="float">
            <text:p>2.17599E-07</text:p>
          </table:table-cell>
          <table:table-cell office:value-type="float" office:value="0.000000232662" calcext:value-type="float">
            <text:p>2.32662E-07</text:p>
          </table:table-cell>
          <table:table-cell office:value-type="float" office:value="0.000000202058" calcext:value-type="float">
            <text:p>2.02058E-07</text:p>
          </table:table-cell>
          <table:table-cell office:value-type="float" office:value="0.000000135959" calcext:value-type="float">
            <text:p>1.35959E-07</text:p>
          </table:table-cell>
          <table:table-cell office:value-type="float" office:value="0.0000000795341" calcext:value-type="float">
            <text:p>7.95341E-08</text:p>
          </table:table-cell>
          <table:table-cell office:value-type="float" office:value="0.0000000310804" calcext:value-type="float">
            <text:p>3.10804E-08</text:p>
          </table:table-cell>
          <table:table-cell office:value-type="float" office:value="0.00000000482352" calcext:value-type="float">
            <text:p>4.82352E-09</text:p>
          </table:table-cell>
          <table:table-cell office:value-type="float" office:value="0.00000000617693" calcext:value-type="float">
            <text:p>6.17693E-09</text:p>
          </table:table-cell>
          <table:table-cell office:value-type="float" office:value="0.00000000948588" calcext:value-type="float">
            <text:p>9.48588E-09</text:p>
          </table:table-cell>
          <table:table-cell office:value-type="float" office:value="0.0000000108121" calcext:value-type="float">
            <text:p>1.08121E-08</text:p>
          </table:table-cell>
          <table:table-cell office:value-type="float" office:value="0.0000000121769" calcext:value-type="float">
            <text:p>1.21769E-08</text:p>
          </table:table-cell>
          <table:table-cell office:value-type="float" office:value="0.00000000956811" calcext:value-type="float">
            <text:p>9.56811E-09</text:p>
          </table:table-cell>
          <table:table-cell office:value-type="float" office:value="0.00000000880088" calcext:value-type="float">
            <text:p>8.80088E-09</text:p>
          </table:table-cell>
          <table:table-cell office:value-type="float" office:value="0.0000000218413" calcext:value-type="float">
            <text:p>2.18413E-08</text:p>
          </table:table-cell>
          <table:table-cell office:value-type="float" office:value="0.0000000712119" calcext:value-type="float">
            <text:p>7.12119E-08</text:p>
          </table:table-cell>
          <table:table-cell office:value-type="float" office:value="0.000000112237" calcext:value-type="float">
            <text:p>1.12237E-07</text:p>
          </table:table-cell>
          <table:table-cell office:value-type="float" office:value="0.000000103211" calcext:value-type="float">
            <text:p>1.03211E-07</text:p>
          </table:table-cell>
          <table:table-cell office:value-type="float" office:value="0.0000000820536" calcext:value-type="float">
            <text:p>8.20536E-08</text:p>
          </table:table-cell>
          <table:table-cell office:value-type="float" office:value="0.000000057551" calcext:value-type="float">
            <text:p>5.7551E-08</text:p>
          </table:table-cell>
          <table:table-cell office:value-type="float" office:value="0.0000000261706" calcext:value-type="float">
            <text:p>2.61706E-08</text:p>
          </table:table-cell>
          <table:table-cell office:value-type="float" office:value="0.0000000077194" calcext:value-type="float">
            <text:p>7.7194E-09</text:p>
          </table:table-cell>
          <table:table-cell office:value-type="float" office:value="0.00000000191444" calcext:value-type="float">
            <text:p>1.91444E-09</text:p>
          </table:table-cell>
          <table:table-cell office:value-type="float" office:value="0.000000000589413" calcext:value-type="float">
            <text:p>5.89413E-10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100182" calcext:value-type="float">
            <text:p>1.00182E-08</text:p>
          </table:table-cell>
          <table:table-cell office:value-type="float" office:value="0.0000000253287" calcext:value-type="float">
            <text:p>2.53287E-08</text:p>
          </table:table-cell>
          <table:table-cell office:value-type="float" office:value="0.000000026273" calcext:value-type="float">
            <text:p>2.6273E-08</text:p>
          </table:table-cell>
          <table:table-cell office:value-type="float" office:value="0.0000000184481" calcext:value-type="float">
            <text:p>1.84481E-08</text:p>
          </table:table-cell>
          <table:table-cell office:value-type="float" office:value="0.0000000119033" calcext:value-type="float">
            <text:p>1.19033E-08</text:p>
          </table:table-cell>
          <table:table-cell office:value-type="float" office:value="0.00000000678057" calcext:value-type="float">
            <text:p>6.78057E-09</text:p>
          </table:table-cell>
          <table:table-cell office:value-type="float" office:value="0.00000000213507" calcext:value-type="float">
            <text:p>2.13507E-09</text:p>
          </table:table-cell>
          <table:table-cell office:value-type="float" office:value="0.0000000000201306" calcext:value-type="float">
            <text:p>2.01306E-11</text:p>
          </table:table-cell>
          <table:table-cell office:value-type="float" office:value="0.00000000409202" calcext:value-type="float">
            <text:p>4.09202E-09</text:p>
          </table:table-cell>
          <table:table-cell office:value-type="float" office:value="0.0000000182922" calcext:value-type="float">
            <text:p>1.82922E-08</text:p>
          </table:table-cell>
          <table:table-cell office:value-type="float" office:value="0.0000000353528" calcext:value-type="float">
            <text:p>3.53528E-08</text:p>
          </table:table-cell>
          <table:table-cell office:value-type="float" office:value="0.0000000373558" calcext:value-type="float">
            <text:p>3.73558E-08</text:p>
          </table:table-cell>
          <table:table-cell office:value-type="float" office:value="0.0000000193977" calcext:value-type="float">
            <text:p>1.93977E-08</text:p>
          </table:table-cell>
          <table:table-cell office:value-type="float" office:value="0.00000000226388" calcext:value-type="float">
            <text:p>2.26388E-09</text:p>
          </table:table-cell>
          <table:table-cell office:value-type="float" office:value="0.00000000221808" calcext:value-type="float">
            <text:p>2.21808E-09</text:p>
          </table:table-cell>
          <table:table-cell office:value-type="float" office:value="0.00000000924446" calcext:value-type="float">
            <text:p>9.24446E-09</text:p>
          </table:table-cell>
          <table:table-cell office:value-type="float" office:value="0.0000000170962" calcext:value-type="float">
            <text:p>1.70962E-08</text:p>
          </table:table-cell>
          <table:table-cell office:value-type="float" office:value="0.0000000249296" calcext:value-type="float">
            <text:p>2.49296E-08</text:p>
          </table:table-cell>
          <table:table-cell office:value-type="float" office:value="0.0000000274913" calcext:value-type="float">
            <text:p>2.74913E-08</text:p>
          </table:table-cell>
          <table:table-cell office:value-type="float" office:value="0.0000000240261" calcext:value-type="float">
            <text:p>2.40261E-08</text:p>
          </table:table-cell>
          <table:table-cell office:value-type="float" office:value="0.0000000154635" calcext:value-type="float">
            <text:p>1.54635E-08</text:p>
          </table:table-cell>
          <table:table-cell office:value-type="float" office:value="0.00000000515616" calcext:value-type="float">
            <text:p>5.15616E-09</text:p>
          </table:table-cell>
          <table:table-cell office:value-type="float" office:value="0.00000000247975" calcext:value-type="float">
            <text:p>2.47975E-09</text:p>
          </table:table-cell>
          <table:table-cell office:value-type="float" office:value="0.0000000145299" calcext:value-type="float">
            <text:p>1.45299E-08</text:p>
          </table:table-cell>
          <table:table-cell office:value-type="float" office:value="0.0000000325926" calcext:value-type="float">
            <text:p>3.25926E-08</text:p>
          </table:table-cell>
          <table:table-cell office:value-type="float" office:value="0.0000000404254" calcext:value-type="float">
            <text:p>4.04254E-08</text:p>
          </table:table-cell>
          <table:table-cell office:value-type="float" office:value="0.0000000274131" calcext:value-type="float">
            <text:p>2.74131E-08</text:p>
          </table:table-cell>
          <table:table-cell office:value-type="float" office:value="0.00000000856527" calcext:value-type="float">
            <text:p>8.56527E-09</text:p>
          </table:table-cell>
          <table:table-cell office:value-type="float" office:value="0.00000000193066" calcext:value-type="float">
            <text:p>1.93066E-09</text:p>
          </table:table-cell>
          <table:table-cell office:value-type="float" office:value="0.00000000628447" calcext:value-type="float">
            <text:p>6.28447E-09</text:p>
          </table:table-cell>
          <table:table-cell office:value-type="float" office:value="0.0000000191293" calcext:value-type="float">
            <text:p>1.91293E-08</text:p>
          </table:table-cell>
          <table:table-cell office:value-type="float" office:value="0.0000000326664" calcext:value-type="float">
            <text:p>3.26664E-08</text:p>
          </table:table-cell>
          <table:table-cell office:value-type="float" office:value="0.0000000385244" calcext:value-type="float">
            <text:p>3.85244E-08</text:p>
          </table:table-cell>
          <table:table-cell office:value-type="float" office:value="0.0000000384269" calcext:value-type="float">
            <text:p>3.84269E-08</text:p>
          </table:table-cell>
          <table:table-cell office:value-type="float" office:value="0.0000000338821" calcext:value-type="float">
            <text:p>3.38821E-08</text:p>
          </table:table-cell>
          <table:table-cell office:value-type="float" office:value="0.0000000215201" calcext:value-type="float">
            <text:p>2.15201E-08</text:p>
          </table:table-cell>
          <table:table-cell office:value-type="float" office:value="0.00000000652049" calcext:value-type="float">
            <text:p>6.52049E-09</text:p>
          </table:table-cell>
          <table:table-cell office:value-type="float" office:value="0.0000000086385" calcext:value-type="float">
            <text:p>8.6385E-09</text:p>
          </table:table-cell>
          <table:table-cell office:value-type="float" office:value="0.0000000260752" calcext:value-type="float">
            <text:p>2.60752E-08</text:p>
          </table:table-cell>
          <table:table-cell office:value-type="float" office:value="0.00000003539" calcext:value-type="float">
            <text:p>3.539E-08</text:p>
          </table:table-cell>
          <table:table-cell office:value-type="float" office:value="0.000000028131" calcext:value-type="float">
            <text:p>2.8131E-08</text:p>
          </table:table-cell>
          <table:table-cell office:value-type="float" office:value="0.0000000132618" calcext:value-type="float">
            <text:p>1.32618E-08</text:p>
          </table:table-cell>
          <table:table-cell office:value-type="float" office:value="0.00000000613417" calcext:value-type="float">
            <text:p>6.13417E-09</text:p>
          </table:table-cell>
          <table:table-cell office:value-type="float" office:value="0.0000000094392" calcext:value-type="float">
            <text:p>9.4392E-09</text:p>
          </table:table-cell>
          <table:table-cell office:value-type="float" office:value="0.0000000213367" calcext:value-type="float">
            <text:p>2.13367E-08</text:p>
          </table:table-cell>
          <table:table-cell office:value-type="float" office:value="0.0000000309108" calcext:value-type="float">
            <text:p>3.09108E-08</text:p>
          </table:table-cell>
          <table:table-cell office:value-type="float" office:value="0.0000000353762" calcext:value-type="float">
            <text:p>3.53762E-08</text:p>
          </table:table-cell>
          <table:table-cell office:value-type="float" office:value="0.0000000471938" calcext:value-type="float">
            <text:p>4.71938E-08</text:p>
          </table:table-cell>
          <table:table-cell office:value-type="float" office:value="0.0000000612516" calcext:value-type="float">
            <text:p>6.12516E-08</text:p>
          </table:table-cell>
          <table:table-cell office:value-type="float" office:value="0.0000000466136" calcext:value-type="float">
            <text:p>4.66136E-08</text:p>
          </table:table-cell>
          <table:table-cell office:value-type="float" office:value="0.0000000140083" calcext:value-type="float">
            <text:p>1.40083E-08</text:p>
          </table:table-cell>
          <table:table-cell office:value-type="float" office:value="0.00000000546216" calcext:value-type="float">
            <text:p>5.46216E-09</text:p>
          </table:table-cell>
          <table:table-cell office:value-type="float" office:value="0.0000000143644" calcext:value-type="float">
            <text:p>1.43644E-08</text:p>
          </table:table-cell>
          <table:table-cell office:value-type="float" office:value="0.0000000200707" calcext:value-type="float">
            <text:p>2.00707E-08</text:p>
          </table:table-cell>
          <table:table-cell office:value-type="float" office:value="0.0000000151971" calcext:value-type="float">
            <text:p>1.51971E-08</text:p>
          </table:table-cell>
          <table:table-cell office:value-type="float" office:value="0.0000000080993" calcext:value-type="float">
            <text:p>8.0993E-09</text:p>
          </table:table-cell>
          <table:table-cell office:value-type="float" office:value="0.00000000928543" calcext:value-type="float">
            <text:p>9.28543E-09</text:p>
          </table:table-cell>
          <table:table-cell office:value-type="float" office:value="0.0000000177212" calcext:value-type="float">
            <text:p>1.77212E-08</text:p>
          </table:table-cell>
          <table:table-cell office:value-type="float" office:value="0.0000000195405" calcext:value-type="float">
            <text:p>1.95405E-08</text:p>
          </table:table-cell>
          <table:table-cell office:value-type="float" office:value="0.0000000141686" calcext:value-type="float">
            <text:p>1.41686E-08</text:p>
          </table:table-cell>
          <table:table-cell office:value-type="float" office:value="0.0000000236876" calcext:value-type="float">
            <text:p>2.36876E-08</text:p>
          </table:table-cell>
          <table:table-cell office:value-type="float" office:value="0.0000000589894" calcext:value-type="float">
            <text:p>5.89894E-08</text:p>
          </table:table-cell>
          <table:table-cell office:value-type="float" office:value="0.0000000833904" calcext:value-type="float">
            <text:p>8.33904E-08</text:p>
          </table:table-cell>
          <table:table-cell office:value-type="float" office:value="0.0000000519752" calcext:value-type="float">
            <text:p>5.19752E-08</text:p>
          </table:table-cell>
          <table:table-cell office:value-type="float" office:value="0.0000000144417" calcext:value-type="float">
            <text:p>1.44417E-08</text:p>
          </table:table-cell>
          <table:table-cell office:value-type="float" office:value="0.00000000454281" calcext:value-type="float">
            <text:p>4.54281E-09</text:p>
          </table:table-cell>
          <table:table-cell office:value-type="float" office:value="0.00000000207716" calcext:value-type="float">
            <text:p>2.07716E-09</text:p>
          </table:table-cell>
          <table:table-cell office:value-type="float" office:value="0.00000000286024" calcext:value-type="float">
            <text:p>2.86024E-09</text:p>
          </table:table-cell>
          <table:table-cell office:value-type="float" office:value="0.00000000330547" calcext:value-type="float">
            <text:p>3.30547E-09</text:p>
          </table:table-cell>
          <table:table-cell office:value-type="float" office:value="0.00000000577149" calcext:value-type="float">
            <text:p>5.77149E-09</text:p>
          </table:table-cell>
          <table:table-cell office:value-type="float" office:value="0.0000000153826" calcext:value-type="float">
            <text:p>1.53826E-08</text:p>
          </table:table-cell>
          <table:table-cell office:value-type="float" office:value="0.0000000226369" calcext:value-type="float">
            <text:p>2.26369E-08</text:p>
          </table:table-cell>
          <table:table-cell office:value-type="float" office:value="0.0000000134028" calcext:value-type="float">
            <text:p>1.34028E-08</text:p>
          </table:table-cell>
          <table:table-cell office:value-type="float" office:value="0.00000000298154" calcext:value-type="float">
            <text:p>2.98154E-09</text:p>
          </table:table-cell>
          <table:table-cell office:value-type="float" office:value="0.0000000186409" calcext:value-type="float">
            <text:p>1.86409E-08</text:p>
          </table:table-cell>
          <table:table-cell office:value-type="float" office:value="0.0000000496671" calcext:value-type="float">
            <text:p>4.96671E-08</text:p>
          </table:table-cell>
          <table:table-cell office:value-type="float" office:value="0.000000058455" calcext:value-type="float">
            <text:p>5.8455E-08</text:p>
          </table:table-cell>
          <table:table-cell office:value-type="float" office:value="0.0000000419865" calcext:value-type="float">
            <text:p>4.19865E-08</text:p>
          </table:table-cell>
          <table:table-cell office:value-type="float" office:value="0.0000000201463" calcext:value-type="float">
            <text:p>2.01463E-08</text:p>
          </table:table-cell>
          <table:table-cell office:value-type="float" office:value="0.00000000696308" calcext:value-type="float">
            <text:p>6.96308E-09</text:p>
          </table:table-cell>
          <table:table-cell office:value-type="float" office:value="0.00000000239795" calcext:value-type="float">
            <text:p>2.39795E-09</text:p>
          </table:table-cell>
          <table:table-cell office:value-type="float" office:value="0.00000000132171" calcext:value-type="float">
            <text:p>1.32171E-09</text:p>
          </table:table-cell>
          <table:table-cell office:value-type="float" office:value="0.00000000368861" calcext:value-type="float">
            <text:p>3.68861E-09</text:p>
          </table:table-cell>
          <table:table-cell office:value-type="float" office:value="0.0000000132917" calcext:value-type="float">
            <text:p>1.32917E-08</text:p>
          </table:table-cell>
          <table:table-cell office:value-type="float" office:value="0.0000000272327" calcext:value-type="float">
            <text:p>2.72327E-08</text:p>
          </table:table-cell>
          <table:table-cell office:value-type="float" office:value="0.0000000268092" calcext:value-type="float">
            <text:p>2.68092E-08</text:p>
          </table:table-cell>
          <table:table-cell office:value-type="float" office:value="0.0000000123143" calcext:value-type="float">
            <text:p>1.23143E-08</text:p>
          </table:table-cell>
          <table:table-cell office:value-type="float" office:value="0.00000000274179" calcext:value-type="float">
            <text:p>2.74179E-09</text:p>
          </table:table-cell>
          <table:table-cell office:value-type="float" office:value="0.00000000569981" calcext:value-type="float">
            <text:p>5.69981E-09</text:p>
          </table:table-cell>
          <table:table-cell office:value-type="float" office:value="0.0000000288918" calcext:value-type="float">
            <text:p>2.88918E-08</text:p>
          </table:table-cell>
          <table:table-cell office:value-type="float" office:value="0.0000000410939" calcext:value-type="float">
            <text:p>4.10939E-08</text:p>
          </table:table-cell>
          <table:table-cell office:value-type="float" office:value="0.0000000275303" calcext:value-type="float">
            <text:p>2.75303E-08</text:p>
          </table:table-cell>
          <table:table-cell office:value-type="float" office:value="0.0000000165381" calcext:value-type="float">
            <text:p>1.65381E-08</text:p>
          </table:table-cell>
          <table:table-cell office:value-type="float" office:value="0.0000000160374" calcext:value-type="float">
            <text:p>1.60374E-08</text:p>
          </table:table-cell>
          <table:table-cell office:value-type="float" office:value="0.0000000185637" calcext:value-type="float">
            <text:p>1.85637E-08</text:p>
          </table:table-cell>
          <table:table-cell office:value-type="float" office:value="0.0000000192893" calcext:value-type="float">
            <text:p>1.92893E-08</text:p>
          </table:table-cell>
          <table:table-cell office:value-type="float" office:value="0.0000000178131" calcext:value-type="float">
            <text:p>1.78131E-08</text:p>
          </table:table-cell>
          <table:table-cell office:value-type="float" office:value="0.000000019391" calcext:value-type="float">
            <text:p>1.9391E-08</text:p>
          </table:table-cell>
          <table:table-cell office:value-type="float" office:value="0.0000000294045" calcext:value-type="float">
            <text:p>2.94045E-08</text:p>
          </table:table-cell>
          <table:table-cell office:value-type="float" office:value="0.0000000361486" calcext:value-type="float">
            <text:p>3.61486E-08</text:p>
          </table:table-cell>
          <table:table-cell office:value-type="float" office:value="0.0000000229748" calcext:value-type="float">
            <text:p>2.29748E-08</text:p>
          </table:table-cell>
          <table:table-cell office:value-type="float" office:value="0.0000000076003" calcext:value-type="float">
            <text:p>7.6003E-09</text:p>
          </table:table-cell>
          <table:table-cell office:value-type="float" office:value="0.0000000200754" calcext:value-type="float">
            <text:p>2.00754E-08</text:p>
          </table:table-cell>
          <table:table-cell office:value-type="float" office:value="0.0000000486188" calcext:value-type="float">
            <text:p>4.86188E-08</text:p>
          </table:table-cell>
          <table:table-cell office:value-type="float" office:value="0.0000000655411" calcext:value-type="float">
            <text:p>6.55411E-08</text:p>
          </table:table-cell>
          <table:table-cell office:value-type="float" office:value="0.0000000901819" calcext:value-type="float">
            <text:p>9.01819E-08</text:p>
          </table:table-cell>
          <table:table-cell office:value-type="float" office:value="0.000000145642" calcext:value-type="float">
            <text:p>1.45642E-07</text:p>
          </table:table-cell>
          <table:table-cell office:value-type="float" office:value="0.000000223372" calcext:value-type="float">
            <text:p>2.23372E-07</text:p>
          </table:table-cell>
          <table:table-cell office:value-type="float" office:value="0.000000339178" calcext:value-type="float">
            <text:p>3.39178E-07</text:p>
          </table:table-cell>
          <table:table-cell office:value-type="float" office:value="0.000000540808" calcext:value-type="float">
            <text:p>5.40808E-07</text:p>
          </table:table-cell>
          <table:table-cell office:value-type="float" office:value="0.000000774541" calcext:value-type="float">
            <text:p>7.74541E-07</text:p>
          </table:table-cell>
          <table:table-cell office:value-type="float" office:value="0.000000967952" calcext:value-type="float">
            <text:p>9.67952E-07</text:p>
          </table:table-cell>
          <table:table-cell office:value-type="float" office:value="0.00000128288" calcext:value-type="float">
            <text:p>1.28288E-06</text:p>
          </table:table-cell>
          <table:table-cell office:value-type="float" office:value="0.00000205215" calcext:value-type="float">
            <text:p>2.05215E-06</text:p>
          </table:table-cell>
          <table:table-cell office:value-type="float" office:value="0.00000353643" calcext:value-type="float">
            <text:p>3.53643E-06</text:p>
          </table:table-cell>
          <table:table-cell office:value-type="float" office:value="0.00000609043" calcext:value-type="float">
            <text:p>6.09043E-06</text:p>
          </table:table-cell>
          <table:table-cell office:value-type="float" office:value="0.0000106152" calcext:value-type="float">
            <text:p>1.06152E-05</text:p>
          </table:table-cell>
          <table:table-cell office:value-type="float" office:value="0.0000181816" calcext:value-type="float">
            <text:p>1.81816E-05</text:p>
          </table:table-cell>
          <table:table-cell office:value-type="float" office:value="0.0000300209" calcext:value-type="float">
            <text:p>3.00209E-05</text:p>
          </table:table-cell>
          <table:table-cell office:value-type="float" office:value="0.0000492975" calcext:value-type="float">
            <text:p>4.92975E-05</text:p>
          </table:table-cell>
          <table:table-cell office:value-type="float" office:value="0.0000821583" calcext:value-type="float">
            <text:p>8.21583E-05</text:p>
          </table:table-cell>
          <table:table-cell office:value-type="float" office:value="0.000136756" calcext:value-type="float">
            <text:p>0.000136756</text:p>
          </table:table-cell>
          <table:table-cell office:value-type="float" office:value="0.000225521" calcext:value-type="float">
            <text:p>0.000225521</text:p>
          </table:table-cell>
          <table:table-cell office:value-type="float" office:value="0.000371056" calcext:value-type="float">
            <text:p>0.000371056</text:p>
          </table:table-cell>
          <table:table-cell office:value-type="float" office:value="0.000608928" calcext:value-type="float">
            <text:p>0.000608928</text:p>
          </table:table-cell>
          <table:table-cell office:value-type="float" office:value="0.00099511" calcext:value-type="float">
            <text:p>0.00099511</text:p>
          </table:table-cell>
          <table:table-cell office:value-type="float" office:value="0.00162935" calcext:value-type="float">
            <text:p>0.00162935</text:p>
          </table:table-cell>
          <table:table-cell office:value-type="float" office:value="0.00268338" calcext:value-type="float">
            <text:p>0.00268338</text:p>
          </table:table-cell>
          <table:table-cell office:value-type="float" office:value="0.00442817" calcext:value-type="float">
            <text:p>0.00442817</text:p>
          </table:table-cell>
          <table:table-cell office:value-type="float" office:value="0.00730025" calcext:value-type="float">
            <text:p>0.00730025</text:p>
          </table:table-cell>
          <table:table-cell office:value-type="float" office:value="0.012032" calcext:value-type="float">
            <text:p>0.012032</text:p>
          </table:table-cell>
          <table:table-cell office:value-type="float" office:value="0.0198228" calcext:value-type="float">
            <text:p>0.0198228</text:p>
          </table:table-cell>
          <table:table-cell office:value-type="float" office:value="0.0325923" calcext:value-type="float">
            <text:p>0.0325923</text:p>
          </table:table-cell>
          <table:table-cell office:value-type="float" office:value="0.053451" calcext:value-type="float">
            <text:p>0.053451</text:p>
          </table:table-cell>
          <table:table-cell office:value-type="float" office:value="0.0873977" calcext:value-type="float">
            <text:p>0.0873977</text:p>
          </table:table-cell>
          <table:table-cell office:value-type="float" office:value="0.142138" calcext:value-type="float">
            <text:p>0.142138</text:p>
          </table:table-cell>
          <table:table-cell office:value-type="float" office:value="0.229007" calcext:value-type="float">
            <text:p>0.229007</text:p>
          </table:table-cell>
          <table:table-cell office:value-type="float" office:value="0.363553" calcext:value-type="float">
            <text:p>0.363553</text:p>
          </table:table-cell>
          <table:table-cell office:value-type="float" office:value="0.564004" calcext:value-type="float">
            <text:p>0.564004</text:p>
          </table:table-cell>
          <table:table-cell office:value-type="float" office:value="0.844378" calcext:value-type="float">
            <text:p>0.844378</text:p>
          </table:table-cell>
          <table:table-cell office:value-type="float" office:value="1.19882" calcext:value-type="float">
            <text:p>1.19882</text:p>
          </table:table-cell>
          <table:table-cell office:value-type="float" office:value="1.57923" calcext:value-type="float">
            <text:p>1.5792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2.00262" calcext:value-type="float">
            <text:p>2.00262</text:p>
          </table:table-cell>
          <table:table-cell office:value-type="float" office:value="1.87829" calcext:value-type="float">
            <text:p>1.87829</text:p>
          </table:table-cell>
          <table:table-cell office:value-type="float" office:value="1.56766" calcext:value-type="float">
            <text:p>1.56766</text:p>
          </table:table-cell>
          <table:table-cell office:value-type="float" office:value="1.18663" calcext:value-type="float">
            <text:p>1.18663</text:p>
          </table:table-cell>
          <table:table-cell office:value-type="float" office:value="0.833943" calcext:value-type="float">
            <text:p>0.833943</text:p>
          </table:table-cell>
          <table:table-cell office:value-type="float" office:value="0.556203" calcext:value-type="float">
            <text:p>0.556203</text:p>
          </table:table-cell>
          <table:table-cell office:value-type="float" office:value="0.358173" calcext:value-type="float">
            <text:p>0.358173</text:p>
          </table:table-cell>
          <table:table-cell office:value-type="float" office:value="0.225462" calcext:value-type="float">
            <text:p>0.225462</text:p>
          </table:table-cell>
          <table:table-cell office:value-type="float" office:value="0.139927" calcext:value-type="float">
            <text:p>0.139927</text:p>
          </table:table-cell>
          <table:table-cell office:value-type="float" office:value="0.0860981" calcext:value-type="float">
            <text:p>0.0860981</text:p>
          </table:table-cell>
          <table:table-cell office:value-type="float" office:value="0.052674" calcext:value-type="float">
            <text:p>0.052674</text:p>
          </table:table-cell>
          <table:table-cell office:value-type="float" office:value="0.0320908" calcext:value-type="float">
            <text:p>0.0320908</text:p>
          </table:table-cell>
          <table:table-cell office:value-type="float" office:value="0.0195077" calcext:value-type="float">
            <text:p>0.0195077</text:p>
          </table:table-cell>
          <table:table-cell office:value-type="float" office:value="0.0118531" calcext:value-type="float">
            <text:p>0.0118531</text:p>
          </table:table-cell>
          <table:table-cell office:value-type="float" office:value="0.00719946" calcext:value-type="float">
            <text:p>0.00719946</text:p>
          </table:table-cell>
          <table:table-cell office:value-type="float" office:value="0.0043691" calcext:value-type="float">
            <text:p>0.0043691</text:p>
          </table:table-cell>
          <table:table-cell office:value-type="float" office:value="0.00264859" calcext:value-type="float">
            <text:p>0.00264859</text:p>
          </table:table-cell>
          <table:table-cell office:value-type="float" office:value="0.00160295" calcext:value-type="float">
            <text:p>0.00160295</text:p>
          </table:table-cell>
          <table:table-cell office:value-type="float" office:value="0.000968089" calcext:value-type="float">
            <text:p>0.000968089</text:p>
          </table:table-cell>
          <table:table-cell office:value-type="float" office:value="0.000584206" calcext:value-type="float">
            <text:p>0.000584206</text:p>
          </table:table-cell>
          <table:table-cell office:value-type="float" office:value="0.000353649" calcext:value-type="float">
            <text:p>0.000353649</text:p>
          </table:table-cell>
          <table:table-cell office:value-type="float" office:value="0.000215692" calcext:value-type="float">
            <text:p>0.000215692</text:p>
          </table:table-cell>
          <table:table-cell office:value-type="float" office:value="0.000132816" calcext:value-type="float">
            <text:p>0.000132816</text:p>
          </table:table-cell>
          <table:table-cell office:value-type="float" office:value="0.0000822433" calcext:value-type="float">
            <text:p>8.22433E-05</text:p>
          </table:table-cell>
          <table:table-cell office:value-type="float" office:value="0.0000505397" calcext:value-type="float">
            <text:p>5.05397E-05</text:p>
          </table:table-cell>
          <table:table-cell office:value-type="float" office:value="0.0000306936" calcext:value-type="float">
            <text:p>3.06936E-05</text:p>
          </table:table-cell>
          <table:table-cell office:value-type="float" office:value="0.0000187289" calcext:value-type="float">
            <text:p>1.87289E-05</text:p>
          </table:table-cell>
          <table:table-cell office:value-type="float" office:value="0.0000114945" calcext:value-type="float">
            <text:p>1.14945E-05</text:p>
          </table:table-cell>
          <table:table-cell office:value-type="float" office:value="0.0000069066" calcext:value-type="float">
            <text:p>6.9066E-06</text:p>
          </table:table-cell>
          <table:table-cell office:value-type="float" office:value="0.00000404938" calcext:value-type="float">
            <text:p>4.04938E-06</text:p>
          </table:table-cell>
          <table:table-cell office:value-type="float" office:value="0.00000239592" calcext:value-type="float">
            <text:p>2.39592E-06</text:p>
          </table:table-cell>
          <table:table-cell office:value-type="float" office:value="0.00000144059" calcext:value-type="float">
            <text:p>1.44059E-06</text:p>
          </table:table-cell>
          <table:table-cell office:value-type="float" office:value="0.000000836266" calcext:value-type="float">
            <text:p>8.36266E-07</text:p>
          </table:table-cell>
          <table:table-cell office:value-type="float" office:value="0.000000442751" calcext:value-type="float">
            <text:p>4.42751E-07</text:p>
          </table:table-cell>
          <table:table-cell office:value-type="float" office:value="0.000000213584" calcext:value-type="float">
            <text:p>2.13584E-07</text:p>
          </table:table-cell>
          <table:table-cell office:value-type="float" office:value="0.0000000992886" calcext:value-type="float">
            <text:p>9.92886E-08</text:p>
          </table:table-cell>
          <table:table-cell office:value-type="float" office:value="0.0000000586456" calcext:value-type="float">
            <text:p>5.86456E-08</text:p>
          </table:table-cell>
          <table:table-cell office:value-type="float" office:value="0.0000000604223" calcext:value-type="float">
            <text:p>6.04223E-08</text:p>
          </table:table-cell>
          <table:table-cell office:value-type="float" office:value="0.0000000744823" calcext:value-type="float">
            <text:p>7.44823E-08</text:p>
          </table:table-cell>
          <table:table-cell office:value-type="float" office:value="0.0000000780731" calcext:value-type="float">
            <text:p>7.80731E-08</text:p>
          </table:table-cell>
          <table:table-cell office:value-type="float" office:value="0.0000000633724" calcext:value-type="float">
            <text:p>6.33724E-08</text:p>
          </table:table-cell>
          <table:table-cell office:value-type="float" office:value="0.0000000381594" calcext:value-type="float">
            <text:p>3.81594E-08</text:p>
          </table:table-cell>
          <table:table-cell office:value-type="float" office:value="0.0000000166296" calcext:value-type="float">
            <text:p>1.66296E-08</text:p>
          </table:table-cell>
          <table:table-cell office:value-type="float" office:value="0.00000000891664" calcext:value-type="float">
            <text:p>8.91664E-09</text:p>
          </table:table-cell>
          <table:table-cell office:value-type="float" office:value="0.0000000160263" calcext:value-type="float">
            <text:p>1.60263E-08</text:p>
          </table:table-cell>
          <table:table-cell office:value-type="float" office:value="0.0000000431237" calcext:value-type="float">
            <text:p>4.31237E-08</text:p>
          </table:table-cell>
          <table:table-cell office:value-type="float" office:value="0.0000000841849" calcext:value-type="float">
            <text:p>8.41849E-08</text:p>
          </table:table-cell>
          <table:table-cell office:value-type="float" office:value="0.000000113534" calcext:value-type="float">
            <text:p>1.13534E-07</text:p>
          </table:table-cell>
          <table:table-cell office:value-type="float" office:value="0.00000011474" calcext:value-type="float">
            <text:p>1.1474E-07</text:p>
          </table:table-cell>
          <table:table-cell office:value-type="float" office:value="0.0000000898123" calcext:value-type="float">
            <text:p>8.98123E-08</text:p>
          </table:table-cell>
          <table:table-cell office:value-type="float" office:value="0.0000000501518" calcext:value-type="float">
            <text:p>5.01518E-08</text:p>
          </table:table-cell>
          <table:table-cell office:value-type="float" office:value="0.0000000160244" calcext:value-type="float">
            <text:p>1.60244E-08</text:p>
          </table:table-cell>
          <table:table-cell office:value-type="float" office:value="0.00000000194426" calcext:value-type="float">
            <text:p>1.94426E-09</text:p>
          </table:table-cell>
          <table:table-cell office:value-type="float" office:value="0.00000000163688" calcext:value-type="float">
            <text:p>1.63688E-09</text:p>
          </table:table-cell>
          <table:table-cell office:value-type="float" office:value="0.00000000140311" calcext:value-type="float">
            <text:p>1.40311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435215" calcext:value-type="float">
            <text:p>4.35215E-09</text:p>
          </table:table-cell>
          <table:table-cell office:value-type="float" office:value="0.0000000115449" calcext:value-type="float">
            <text:p>1.15449E-08</text:p>
          </table:table-cell>
          <table:table-cell office:value-type="float" office:value="0.000000013669" calcext:value-type="float">
            <text:p>1.3669E-08</text:p>
          </table:table-cell>
          <table:table-cell office:value-type="float" office:value="0.0000000167164" calcext:value-type="float">
            <text:p>1.67164E-08</text:p>
          </table:table-cell>
          <table:table-cell office:value-type="float" office:value="0.0000000191816" calcext:value-type="float">
            <text:p>1.91816E-08</text:p>
          </table:table-cell>
          <table:table-cell office:value-type="float" office:value="0.0000000114765" calcext:value-type="float">
            <text:p>1.14765E-08</text:p>
          </table:table-cell>
          <table:table-cell office:value-type="float" office:value="0.00000000198802" calcext:value-type="float">
            <text:p>1.98802E-09</text:p>
          </table:table-cell>
          <table:table-cell office:value-type="float" office:value="0.000000000233993" calcext:value-type="float">
            <text:p>2.33993E-10</text:p>
          </table:table-cell>
          <table:table-cell office:value-type="float" office:value="0.00000000497331" calcext:value-type="float">
            <text:p>4.97331E-09</text:p>
          </table:table-cell>
          <table:table-cell office:value-type="float" office:value="0.0000000143418" calcext:value-type="float">
            <text:p>1.43418E-08</text:p>
          </table:table-cell>
          <table:table-cell office:value-type="float" office:value="0.0000000232542" calcext:value-type="float">
            <text:p>2.32542E-08</text:p>
          </table:table-cell>
          <table:table-cell office:value-type="float" office:value="0.0000000361948" calcext:value-type="float">
            <text:p>3.61948E-08</text:p>
          </table:table-cell>
          <table:table-cell office:value-type="float" office:value="0.0000000376842" calcext:value-type="float">
            <text:p>3.76842E-08</text:p>
          </table:table-cell>
          <table:table-cell office:value-type="float" office:value="0.0000000192643" calcext:value-type="float">
            <text:p>1.92643E-08</text:p>
          </table:table-cell>
          <table:table-cell office:value-type="float" office:value="0.00000000485504" calcext:value-type="float">
            <text:p>4.85504E-09</text:p>
          </table:table-cell>
          <table:table-cell office:value-type="float" office:value="0.000000000216341" calcext:value-type="float">
            <text:p>2.16341E-10</text:p>
          </table:table-cell>
          <table:table-cell office:value-type="float" office:value="0.00000000188032" calcext:value-type="float">
            <text:p>1.88032E-09</text:p>
          </table:table-cell>
          <table:table-cell office:value-type="float" office:value="0.0000000125101" calcext:value-type="float">
            <text:p>1.25101E-08</text:p>
          </table:table-cell>
          <table:table-cell office:value-type="float" office:value="0.0000000288913" calcext:value-type="float">
            <text:p>2.88913E-08</text:p>
          </table:table-cell>
          <table:table-cell office:value-type="float" office:value="0.0000000278666" calcext:value-type="float">
            <text:p>2.78666E-08</text:p>
          </table:table-cell>
          <table:table-cell office:value-type="float" office:value="0.0000000133888" calcext:value-type="float">
            <text:p>1.33888E-08</text:p>
          </table:table-cell>
          <table:table-cell office:value-type="float" office:value="0.00000000441074" calcext:value-type="float">
            <text:p>4.41074E-09</text:p>
          </table:table-cell>
          <table:table-cell office:value-type="float" office:value="0.00000000035581" calcext:value-type="float">
            <text:p>3.5581E-10</text:p>
          </table:table-cell>
          <table:table-cell office:value-type="float" office:value="0.00000000597839" calcext:value-type="float">
            <text:p>5.97839E-09</text:p>
          </table:table-cell>
          <table:table-cell office:value-type="float" office:value="0.0000000210394" calcext:value-type="float">
            <text:p>2.10394E-08</text:p>
          </table:table-cell>
          <table:table-cell office:value-type="float" office:value="0.0000000510314" calcext:value-type="float">
            <text:p>5.10314E-08</text:p>
          </table:table-cell>
          <table:table-cell office:value-type="float" office:value="0.0000000723644" calcext:value-type="float">
            <text:p>7.23644E-08</text:p>
          </table:table-cell>
          <table:table-cell office:value-type="float" office:value="0.0000000605943" calcext:value-type="float">
            <text:p>6.05943E-08</text:p>
          </table:table-cell>
          <table:table-cell office:value-type="float" office:value="0.0000000360087" calcext:value-type="float">
            <text:p>3.60087E-08</text:p>
          </table:table-cell>
          <table:table-cell office:value-type="float" office:value="0.0000000137536" calcext:value-type="float">
            <text:p>1.37536E-08</text:p>
          </table:table-cell>
          <table:table-cell office:value-type="float" office:value="0.00000000153067" calcext:value-type="float">
            <text:p>1.53067E-09</text:p>
          </table:table-cell>
          <table:table-cell office:value-type="float" office:value="0.0000000043544" calcext:value-type="float">
            <text:p>4.3544E-09</text:p>
          </table:table-cell>
          <table:table-cell office:value-type="float" office:value="0.0000000186681" calcext:value-type="float">
            <text:p>1.86681E-08</text:p>
          </table:table-cell>
          <table:table-cell office:value-type="float" office:value="0.0000000291935" calcext:value-type="float">
            <text:p>2.91935E-08</text:p>
          </table:table-cell>
          <table:table-cell office:value-type="float" office:value="0.0000000235452" calcext:value-type="float">
            <text:p>2.35452E-08</text:p>
          </table:table-cell>
          <table:table-cell office:value-type="float" office:value="0.0000000109222" calcext:value-type="float">
            <text:p>1.09222E-08</text:p>
          </table:table-cell>
          <table:table-cell office:value-type="float" office:value="0.00000000338948" calcext:value-type="float">
            <text:p>3.38948E-09</text:p>
          </table:table-cell>
          <table:table-cell office:value-type="float" office:value="0.00000000173396" calcext:value-type="float">
            <text:p>1.73396E-09</text:p>
          </table:table-cell>
          <table:table-cell office:value-type="float" office:value="0.0000000138933" calcext:value-type="float">
            <text:p>1.38933E-08</text:p>
          </table:table-cell>
          <table:table-cell office:value-type="float" office:value="0.0000000479862" calcext:value-type="float">
            <text:p>4.79862E-08</text:p>
          </table:table-cell>
          <table:table-cell office:value-type="float" office:value="0.0000000773617" calcext:value-type="float">
            <text:p>7.73617E-08</text:p>
          </table:table-cell>
          <table:table-cell office:value-type="float" office:value="0.000000073576" calcext:value-type="float">
            <text:p>7.3576E-08</text:p>
          </table:table-cell>
          <table:table-cell office:value-type="float" office:value="0.0000000544391" calcext:value-type="float">
            <text:p>5.44391E-08</text:p>
          </table:table-cell>
          <table:table-cell office:value-type="float" office:value="0.0000000381495" calcext:value-type="float">
            <text:p>3.81495E-08</text:p>
          </table:table-cell>
          <table:table-cell office:value-type="float" office:value="0.0000000191579" calcext:value-type="float">
            <text:p>1.91579E-08</text:p>
          </table:table-cell>
          <table:table-cell office:value-type="float" office:value="0.00000000337853" calcext:value-type="float">
            <text:p>3.37853E-09</text:p>
          </table:table-cell>
          <table:table-cell office:value-type="float" office:value="0.00000000925868" calcext:value-type="float">
            <text:p>9.25868E-09</text:p>
          </table:table-cell>
          <table:table-cell office:value-type="float" office:value="0.0000000178227" calcext:value-type="float">
            <text:p>1.78227E-08</text:p>
          </table:table-cell>
          <table:table-cell office:value-type="float" office:value="0.0000000123044" calcext:value-type="float">
            <text:p>1.23044E-08</text:p>
          </table:table-cell>
          <table:table-cell office:value-type="float" office:value="0.0000000109108" calcext:value-type="float">
            <text:p>1.09108E-08</text:p>
          </table:table-cell>
          <table:table-cell office:value-type="float" office:value="0.0000000117746" calcext:value-type="float">
            <text:p>1.17746E-08</text:p>
          </table:table-cell>
          <table:table-cell office:value-type="float" office:value="0.00000000731713" calcext:value-type="float">
            <text:p>7.31713E-09</text:p>
          </table:table-cell>
          <table:table-cell office:value-type="float" office:value="0.00000000770626" calcext:value-type="float">
            <text:p>7.70626E-09</text:p>
          </table:table-cell>
          <table:table-cell office:value-type="float" office:value="0.0000000202683" calcext:value-type="float">
            <text:p>2.02683E-08</text:p>
          </table:table-cell>
          <table:table-cell office:value-type="float" office:value="0.0000000386251" calcext:value-type="float">
            <text:p>3.86251E-08</text:p>
          </table:table-cell>
          <table:table-cell office:value-type="float" office:value="0.0000000516884" calcext:value-type="float">
            <text:p>5.16884E-08</text:p>
          </table:table-cell>
          <table:table-cell office:value-type="float" office:value="0.0000000546046" calcext:value-type="float">
            <text:p>5.46046E-08</text:p>
          </table:table-cell>
          <table:table-cell office:value-type="float" office:value="0.0000000484702" calcext:value-type="float">
            <text:p>4.84702E-08</text:p>
          </table:table-cell>
          <table:table-cell office:value-type="float" office:value="0.000000033019" calcext:value-type="float">
            <text:p>3.3019E-08</text:p>
          </table:table-cell>
          <table:table-cell office:value-type="float" office:value="0.0000000168048" calcext:value-type="float">
            <text:p>1.68048E-08</text:p>
          </table:table-cell>
          <table:table-cell office:value-type="float" office:value="0.0000000117786" calcext:value-type="float">
            <text:p>1.17786E-08</text:p>
          </table:table-cell>
          <table:table-cell office:value-type="float" office:value="0.00000000828463" calcext:value-type="float">
            <text:p>8.28463E-09</text:p>
          </table:table-cell>
          <table:table-cell office:value-type="float" office:value="0.0000000030955" calcext:value-type="float">
            <text:p>3.0955E-09</text:p>
          </table:table-cell>
          <table:table-cell office:value-type="float" office:value="0.00000000697027" calcext:value-type="float">
            <text:p>6.97027E-09</text:p>
          </table:table-cell>
          <table:table-cell office:value-type="float" office:value="0.00000000833644" calcext:value-type="float">
            <text:p>8.33644E-09</text:p>
          </table:table-cell>
          <table:table-cell office:value-type="float" office:value="0.00000000788827" calcext:value-type="float">
            <text:p>7.88827E-09</text:p>
          </table:table-cell>
          <table:table-cell office:value-type="float" office:value="0.00000000819814" calcext:value-type="float">
            <text:p>8.19814E-09</text:p>
          </table:table-cell>
          <table:table-cell office:value-type="float" office:value="0.000000010121" calcext:value-type="float">
            <text:p>1.0121E-08</text:p>
          </table:table-cell>
          <table:table-cell office:value-type="float" office:value="0.0000000147646" calcext:value-type="float">
            <text:p>1.47646E-08</text:p>
          </table:table-cell>
          <table:table-cell office:value-type="float" office:value="0.0000000150749" calcext:value-type="float">
            <text:p>1.50749E-08</text:p>
          </table:table-cell>
          <table:table-cell office:value-type="float" office:value="0.0000000169514" calcext:value-type="float">
            <text:p>1.69514E-08</text:p>
          </table:table-cell>
          <table:table-cell office:value-type="float" office:value="0.0000000279036" calcext:value-type="float">
            <text:p>2.79036E-08</text:p>
          </table:table-cell>
          <table:table-cell office:value-type="float" office:value="0.00000004603" calcext:value-type="float">
            <text:p>4.603E-08</text:p>
          </table:table-cell>
          <table:table-cell office:value-type="float" office:value="0.0000000430665" calcext:value-type="float">
            <text:p>4.30665E-08</text:p>
          </table:table-cell>
          <table:table-cell office:value-type="float" office:value="0.0000000194025" calcext:value-type="float">
            <text:p>1.94025E-08</text:p>
          </table:table-cell>
          <table:table-cell office:value-type="float" office:value="0.0000000132852" calcext:value-type="float">
            <text:p>1.32852E-08</text:p>
          </table:table-cell>
          <table:table-cell office:value-type="float" office:value="0.0000000064246" calcext:value-type="float">
            <text:p>6.4246E-09</text:p>
          </table:table-cell>
          <table:table-cell office:value-type="float" office:value="0.000000000831206" calcext:value-type="float">
            <text:p>8.31206E-10</text:p>
          </table:table-cell>
          <table:table-cell office:value-type="float" office:value="0.00000000853444" calcext:value-type="float">
            <text:p>8.53444E-09</text:p>
          </table:table-cell>
          <table:table-cell office:value-type="float" office:value="0.0000000128879" calcext:value-type="float">
            <text:p>1.28879E-08</text:p>
          </table:table-cell>
          <table:table-cell office:value-type="float" office:value="0.0000000164919" calcext:value-type="float">
            <text:p>1.64919E-08</text:p>
          </table:table-cell>
          <table:table-cell office:value-type="float" office:value="0.0000000208892" calcext:value-type="float">
            <text:p>2.08892E-08</text:p>
          </table:table-cell>
          <table:table-cell office:value-type="float" office:value="0.0000000166039" calcext:value-type="float">
            <text:p>1.66039E-08</text:p>
          </table:table-cell>
          <table:table-cell office:value-type="float" office:value="0.0000000024737" calcext:value-type="float">
            <text:p>2.4737E-09</text:p>
          </table:table-cell>
          <table:table-cell office:value-type="float" office:value="0.00000000303782" calcext:value-type="float">
            <text:p>3.03782E-09</text:p>
          </table:table-cell>
          <table:table-cell office:value-type="float" office:value="0.0000000142186" calcext:value-type="float">
            <text:p>1.42186E-08</text:p>
          </table:table-cell>
          <table:table-cell office:value-type="float" office:value="0.0000000287823" calcext:value-type="float">
            <text:p>2.87823E-08</text:p>
          </table:table-cell>
          <table:table-cell office:value-type="float" office:value="0.0000000432591" calcext:value-type="float">
            <text:p>4.32591E-08</text:p>
          </table:table-cell>
          <table:table-cell office:value-type="float" office:value="0.0000000274725" calcext:value-type="float">
            <text:p>2.74725E-08</text:p>
          </table:table-cell>
          <table:table-cell office:value-type="float" office:value="0.0000000127434" calcext:value-type="float">
            <text:p>1.27434E-08</text:p>
          </table:table-cell>
          <table:table-cell office:value-type="float" office:value="0.0000000134111" calcext:value-type="float">
            <text:p>1.34111E-08</text:p>
          </table:table-cell>
          <table:table-cell office:value-type="float" office:value="0.0000000119139" calcext:value-type="float">
            <text:p>1.19139E-08</text:p>
          </table:table-cell>
          <table:table-cell office:value-type="float" office:value="0.000000018188" calcext:value-type="float">
            <text:p>1.8188E-08</text:p>
          </table:table-cell>
          <table:table-cell office:value-type="float" office:value="0.0000000235491" calcext:value-type="float">
            <text:p>2.35491E-08</text:p>
          </table:table-cell>
          <table:table-cell office:value-type="float" office:value="0.0000000266045" calcext:value-type="float">
            <text:p>2.66045E-08</text:p>
          </table:table-cell>
          <table:table-cell office:value-type="float" office:value="0.0000000364527" calcext:value-type="float">
            <text:p>3.64527E-08</text:p>
          </table:table-cell>
          <table:table-cell office:value-type="float" office:value="0.0000000437662" calcext:value-type="float">
            <text:p>4.37662E-08</text:p>
          </table:table-cell>
          <table:table-cell office:value-type="float" office:value="0.0000000279435" calcext:value-type="float">
            <text:p>2.79435E-08</text:p>
          </table:table-cell>
          <table:table-cell office:value-type="float" office:value="0.00000000780192" calcext:value-type="float">
            <text:p>7.80192E-09</text:p>
          </table:table-cell>
          <table:table-cell office:value-type="float" office:value="0.00000000981459" calcext:value-type="float">
            <text:p>9.81459E-09</text:p>
          </table:table-cell>
          <table:table-cell office:value-type="float" office:value="0.0000000175778" calcext:value-type="float">
            <text:p>1.75778E-08</text:p>
          </table:table-cell>
          <table:table-cell office:value-type="float" office:value="0.0000000210124" calcext:value-type="float">
            <text:p>2.10124E-08</text:p>
          </table:table-cell>
          <table:table-cell office:value-type="float" office:value="0.0000000183941" calcext:value-type="float">
            <text:p>1.83941E-08</text:p>
          </table:table-cell>
          <table:table-cell office:value-type="float" office:value="0.0000000220472" calcext:value-type="float">
            <text:p>2.20472E-08</text:p>
          </table:table-cell>
          <table:table-cell office:value-type="float" office:value="0.0000000350449" calcext:value-type="float">
            <text:p>3.50449E-08</text:p>
          </table:table-cell>
          <table:table-cell office:value-type="float" office:value="0.0000000404246" calcext:value-type="float">
            <text:p>4.04246E-08</text:p>
          </table:table-cell>
          <table:table-cell office:value-type="float" office:value="0.0000000341288" calcext:value-type="float">
            <text:p>3.41288E-08</text:p>
          </table:table-cell>
          <table:table-cell office:value-type="float" office:value="0.0000000223994" calcext:value-type="float">
            <text:p>2.23994E-08</text:p>
          </table:table-cell>
          <table:table-cell office:value-type="float" office:value="0.0000000136257" calcext:value-type="float">
            <text:p>1.36257E-08</text:p>
          </table:table-cell>
          <table:table-cell office:value-type="float" office:value="0.00000000543498" calcext:value-type="float">
            <text:p>5.43498E-09</text:p>
          </table:table-cell>
          <table:table-cell office:value-type="float" office:value="0.00000000000668706" calcext:value-type="float">
            <text:p>6.68706E-12</text:p>
          </table:table-cell>
          <table:table-cell office:value-type="float" office:value="0.0000000131589" calcext:value-type="float">
            <text:p>1.31589E-08</text:p>
          </table:table-cell>
          <table:table-cell office:value-type="float" office:value="0.0000000784963" calcext:value-type="float">
            <text:p>7.84963E-08</text:p>
          </table:table-cell>
          <table:table-cell office:value-type="float" office:value="0.000000203995" calcext:value-type="float">
            <text:p>2.03995E-07</text:p>
          </table:table-cell>
          <table:table-cell office:value-type="float" office:value="0.000000409236" calcext:value-type="float">
            <text:p>4.09236E-07</text:p>
          </table:table-cell>
          <table:table-cell office:value-type="float" office:value="0.000000814196" calcext:value-type="float">
            <text:p>8.14196E-07</text:p>
          </table:table-cell>
          <table:table-cell office:value-type="float" office:value="0.00000151175" calcext:value-type="float">
            <text:p>1.51175E-06</text:p>
          </table:table-cell>
          <table:table-cell office:value-type="float" office:value="0.0000025889" calcext:value-type="float">
            <text:p>2.5889E-06</text:p>
          </table:table-cell>
          <table:table-cell office:value-type="float" office:value="0.00000429486" calcext:value-type="float">
            <text:p>4.29486E-06</text:p>
          </table:table-cell>
          <table:table-cell office:value-type="float" office:value="0.00000707379" calcext:value-type="float">
            <text:p>7.07379E-06</text:p>
          </table:table-cell>
          <table:table-cell office:value-type="float" office:value="0.0000115023" calcext:value-type="float">
            <text:p>1.15023E-05</text:p>
          </table:table-cell>
          <table:table-cell office:value-type="float" office:value="0.0000183971" calcext:value-type="float">
            <text:p>1.83971E-05</text:p>
          </table:table-cell>
          <table:table-cell office:value-type="float" office:value="0.0000293146" calcext:value-type="float">
            <text:p>2.93146E-05</text:p>
          </table:table-cell>
          <table:table-cell office:value-type="float" office:value="0.0000471832" calcext:value-type="float">
            <text:p>4.71832E-05</text:p>
          </table:table-cell>
          <table:table-cell office:value-type="float" office:value="0.0000774186" calcext:value-type="float">
            <text:p>7.74186E-05</text:p>
          </table:table-cell>
          <table:table-cell office:value-type="float" office:value="0.000128967" calcext:value-type="float">
            <text:p>0.000128967</text:p>
          </table:table-cell>
          <table:table-cell office:value-type="float" office:value="0.000215107" calcext:value-type="float">
            <text:p>0.000215107</text:p>
          </table:table-cell>
          <table:table-cell office:value-type="float" office:value="0.000357463" calcext:value-type="float">
            <text:p>0.000357463</text:p>
          </table:table-cell>
          <table:table-cell office:value-type="float" office:value="0.000593821" calcext:value-type="float">
            <text:p>0.000593821</text:p>
          </table:table-cell>
          <table:table-cell office:value-type="float" office:value="0.000985178" calcext:value-type="float">
            <text:p>0.000985178</text:p>
          </table:table-cell>
          <table:table-cell office:value-type="float" office:value="0.00162893" calcext:value-type="float">
            <text:p>0.00162893</text:p>
          </table:table-cell>
          <table:table-cell office:value-type="float" office:value="0.00268809" calcext:value-type="float">
            <text:p>0.00268809</text:p>
          </table:table-cell>
          <table:table-cell office:value-type="float" office:value="0.00443767" calcext:value-type="float">
            <text:p>0.00443767</text:p>
          </table:table-cell>
          <table:table-cell office:value-type="float" office:value="0.00732777" calcext:value-type="float">
            <text:p>0.00732777</text:p>
          </table:table-cell>
          <table:table-cell office:value-type="float" office:value="0.0120817" calcext:value-type="float">
            <text:p>0.0120817</text:p>
          </table:table-cell>
          <table:table-cell office:value-type="float" office:value="0.0198785" calcext:value-type="float">
            <text:p>0.0198785</text:p>
          </table:table-cell>
          <table:table-cell office:value-type="float" office:value="0.0326482" calcext:value-type="float">
            <text:p>0.0326482</text:p>
          </table:table-cell>
          <table:table-cell office:value-type="float" office:value="0.0535086" calcext:value-type="float">
            <text:p>0.0535086</text:p>
          </table:table-cell>
          <table:table-cell office:value-type="float" office:value="0.0874237" calcext:value-type="float">
            <text:p>0.0874237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28941" calcext:value-type="float">
            <text:p>0.228941</text:p>
          </table:table-cell>
          <table:table-cell office:value-type="float" office:value="0.36356" calcext:value-type="float">
            <text:p>0.36356</text:p>
          </table:table-cell>
          <table:table-cell office:value-type="float" office:value="0.564171" calcext:value-type="float">
            <text:p>0.564171</text:p>
          </table:table-cell>
          <table:table-cell office:value-type="float" office:value="0.844774" calcext:value-type="float">
            <text:p>0.844774</text:p>
          </table:table-cell>
          <table:table-cell office:value-type="float" office:value="1.19945" calcext:value-type="float">
            <text:p>1.19945</text:p>
          </table:table-cell>
          <table:table-cell office:value-type="float" office:value="1.57998" calcext:value-type="float">
            <text:p>1.57998</text:p>
          </table:table-cell>
          <table:table-cell office:value-type="float" office:value="1.88635" calcext:value-type="float">
            <text:p>1.88635</text:p>
          </table:table-cell>
          <table:table-cell office:value-type="float" office:value="2.0032" calcext:value-type="float">
            <text:p>2.0032</text:p>
          </table:table-cell>
          <table:table-cell office:value-type="float" office:value="1.87848" calcext:value-type="float">
            <text:p>1.87848</text:p>
          </table:table-cell>
          <table:table-cell office:value-type="float" office:value="1.56734" calcext:value-type="float">
            <text:p>1.56734</text:p>
          </table:table-cell>
          <table:table-cell office:value-type="float" office:value="1.18601" calcext:value-type="float">
            <text:p>1.18601</text:p>
          </table:table-cell>
          <table:table-cell office:value-type="float" office:value="0.833264" calcext:value-type="float">
            <text:p>0.833264</text:p>
          </table:table-cell>
          <table:table-cell office:value-type="float" office:value="0.555582" calcext:value-type="float">
            <text:p>0.555582</text:p>
          </table:table-cell>
          <table:table-cell office:value-type="float" office:value="0.357702" calcext:value-type="float">
            <text:p>0.357702</text:p>
          </table:table-cell>
          <table:table-cell office:value-type="float" office:value="0.225169" calcext:value-type="float">
            <text:p>0.225169</text:p>
          </table:table-cell>
          <table:table-cell office:value-type="float" office:value="0.139742" calcext:value-type="float">
            <text:p>0.139742</text:p>
          </table:table-cell>
          <table:table-cell office:value-type="float" office:value="0.0859574" calcext:value-type="float">
            <text:p>0.0859574</text:p>
          </table:table-cell>
          <table:table-cell office:value-type="float" office:value="0.0525736" calcext:value-type="float">
            <text:p>0.0525736</text:p>
          </table:table-cell>
          <table:table-cell office:value-type="float" office:value="0.032033" calcext:value-type="float">
            <text:p>0.032033</text:p>
          </table:table-cell>
          <table:table-cell office:value-type="float" office:value="0.0194716" calcext:value-type="float">
            <text:p>0.0194716</text:p>
          </table:table-cell>
          <table:table-cell office:value-type="float" office:value="0.0118259" calcext:value-type="float">
            <text:p>0.0118259</text:p>
          </table:table-cell>
          <table:table-cell office:value-type="float" office:value="0.00718327" calcext:value-type="float">
            <text:p>0.00718327</text:p>
          </table:table-cell>
          <table:table-cell office:value-type="float" office:value="0.0043634" calcext:value-type="float">
            <text:p>0.0043634</text:p>
          </table:table-cell>
          <table:table-cell office:value-type="float" office:value="0.00264877" calcext:value-type="float">
            <text:p>0.00264877</text:p>
          </table:table-cell>
          <table:table-cell office:value-type="float" office:value="0.0016069" calcext:value-type="float">
            <text:p>0.0016069</text:p>
          </table:table-cell>
          <table:table-cell office:value-type="float" office:value="0.000974418" calcext:value-type="float">
            <text:p>0.000974418</text:p>
          </table:table-cell>
          <table:table-cell office:value-type="float" office:value="0.000590411" calcext:value-type="float">
            <text:p>0.000590411</text:p>
          </table:table-cell>
          <table:table-cell office:value-type="float" office:value="0.000357326" calcext:value-type="float">
            <text:p>0.000357326</text:p>
          </table:table-cell>
          <table:table-cell office:value-type="float" office:value="0.000216047" calcext:value-type="float">
            <text:p>0.000216047</text:p>
          </table:table-cell>
          <table:table-cell office:value-type="float" office:value="0.000130768" calcext:value-type="float">
            <text:p>0.000130768</text:p>
          </table:table-cell>
          <table:table-cell office:value-type="float" office:value="0.000079379" calcext:value-type="float">
            <text:p>7.9379E-05</text:p>
          </table:table-cell>
          <table:table-cell office:value-type="float" office:value="0.0000480843" calcext:value-type="float">
            <text:p>4.80843E-05</text:p>
          </table:table-cell>
          <table:table-cell office:value-type="float" office:value="0.0000287132" calcext:value-type="float">
            <text:p>2.87132E-05</text:p>
          </table:table-cell>
          <table:table-cell office:value-type="float" office:value="0.0000166915" calcext:value-type="float">
            <text:p>1.66915E-05</text:p>
          </table:table-cell>
          <table:table-cell office:value-type="float" office:value="0.00000945945" calcext:value-type="float">
            <text:p>9.45945E-06</text:p>
          </table:table-cell>
          <table:table-cell office:value-type="float" office:value="0.00000534334" calcext:value-type="float">
            <text:p>5.34334E-06</text:p>
          </table:table-cell>
          <table:table-cell office:value-type="float" office:value="0.00000307657" calcext:value-type="float">
            <text:p>3.07657E-06</text:p>
          </table:table-cell>
          <table:table-cell office:value-type="float" office:value="0.0000018575" calcext:value-type="float">
            <text:p>1.8575E-06</text:p>
          </table:table-cell>
          <table:table-cell office:value-type="float" office:value="0.00000123158" calcext:value-type="float">
            <text:p>1.23158E-06</text:p>
          </table:table-cell>
          <table:table-cell office:value-type="float" office:value="0.000000899887" calcext:value-type="float">
            <text:p>8.99887E-07</text:p>
          </table:table-cell>
          <table:table-cell office:value-type="float" office:value="0.000000673" calcext:value-type="float">
            <text:p>6.73E-07</text:p>
          </table:table-cell>
          <table:table-cell office:value-type="float" office:value="0.000000456931" calcext:value-type="float">
            <text:p>4.56931E-07</text:p>
          </table:table-cell>
          <table:table-cell office:value-type="float" office:value="0.000000261072" calcext:value-type="float">
            <text:p>2.61072E-07</text:p>
          </table:table-cell>
          <table:table-cell office:value-type="float" office:value="0.00000013658" calcext:value-type="float">
            <text:p>1.3658E-07</text:p>
          </table:table-cell>
          <table:table-cell office:value-type="float" office:value="0.0000000848398" calcext:value-type="float">
            <text:p>8.48398E-08</text:p>
          </table:table-cell>
          <table:table-cell office:value-type="float" office:value="0.0000000698675" calcext:value-type="float">
            <text:p>6.98675E-08</text:p>
          </table:table-cell>
          <table:table-cell office:value-type="float" office:value="0.0000000552259" calcext:value-type="float">
            <text:p>5.52259E-08</text:p>
          </table:table-cell>
          <table:table-cell office:value-type="float" office:value="0.0000000329877" calcext:value-type="float">
            <text:p>3.29877E-08</text:p>
          </table:table-cell>
          <table:table-cell office:value-type="float" office:value="0.0000000303555" calcext:value-type="float">
            <text:p>3.03555E-08</text:p>
          </table:table-cell>
          <table:table-cell office:value-type="float" office:value="0.0000000544239" calcext:value-type="float">
            <text:p>5.44239E-08</text:p>
          </table:table-cell>
          <table:table-cell office:value-type="float" office:value="0.0000000789065" calcext:value-type="float">
            <text:p>7.89065E-08</text:p>
          </table:table-cell>
          <table:table-cell office:value-type="float" office:value="0.0000000795505" calcext:value-type="float">
            <text:p>7.95505E-08</text:p>
          </table:table-cell>
          <table:table-cell office:value-type="float" office:value="0.0000000515125" calcext:value-type="float">
            <text:p>5.15125E-08</text:p>
          </table:table-cell>
          <table:table-cell office:value-type="float" office:value="0.0000000200479" calcext:value-type="float">
            <text:p>2.00479E-08</text:p>
          </table:table-cell>
          <table:table-cell office:value-type="float" office:value="0.00000000466413" calcext:value-type="float">
            <text:p>4.66413E-09</text:p>
          </table:table-cell>
          <table:table-cell office:value-type="float" office:value="0.0000000000504916" calcext:value-type="float">
            <text:p>5.04916E-11</text:p>
          </table:table-cell>
          <table:table-cell office:value-type="float" office:value="0.00000000191027" calcext:value-type="float">
            <text:p>1.91027E-09</text:p>
          </table:table-cell>
          <table:table-cell office:value-type="float" office:value="0.00000000202915" calcext:value-type="float">
            <text:p>2.02915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749263" calcext:value-type="float">
            <text:p>7.49263E-09</text:p>
          </table:table-cell>
          <table:table-cell office:value-type="float" office:value="0.0000000167428" calcext:value-type="float">
            <text:p>1.67428E-08</text:p>
          </table:table-cell>
          <table:table-cell office:value-type="float" office:value="0.0000000133602" calcext:value-type="float">
            <text:p>1.33602E-08</text:p>
          </table:table-cell>
          <table:table-cell office:value-type="float" office:value="0.0000000216609" calcext:value-type="float">
            <text:p>2.16609E-08</text:p>
          </table:table-cell>
          <table:table-cell office:value-type="float" office:value="0.0000000393022" calcext:value-type="float">
            <text:p>3.93022E-08</text:p>
          </table:table-cell>
          <table:table-cell office:value-type="float" office:value="0.0000000286843" calcext:value-type="float">
            <text:p>2.86843E-08</text:p>
          </table:table-cell>
          <table:table-cell office:value-type="float" office:value="0.00000000657661" calcext:value-type="float">
            <text:p>6.57661E-09</text:p>
          </table:table-cell>
          <table:table-cell office:value-type="float" office:value="0.00000000323786" calcext:value-type="float">
            <text:p>3.23786E-09</text:p>
          </table:table-cell>
          <table:table-cell office:value-type="float" office:value="0.00000000617632" calcext:value-type="float">
            <text:p>6.17632E-09</text:p>
          </table:table-cell>
          <table:table-cell office:value-type="float" office:value="0.0000000069256" calcext:value-type="float">
            <text:p>6.9256E-09</text:p>
          </table:table-cell>
          <table:table-cell office:value-type="float" office:value="0.0000000131395" calcext:value-type="float">
            <text:p>1.31395E-08</text:p>
          </table:table-cell>
          <table:table-cell office:value-type="float" office:value="0.0000000193952" calcext:value-type="float">
            <text:p>1.93952E-08</text:p>
          </table:table-cell>
          <table:table-cell office:value-type="float" office:value="0.0000000176691" calcext:value-type="float">
            <text:p>1.76691E-08</text:p>
          </table:table-cell>
          <table:table-cell office:value-type="float" office:value="0.00000000892208" calcext:value-type="float">
            <text:p>8.92208E-09</text:p>
          </table:table-cell>
          <table:table-cell office:value-type="float" office:value="0.000000000754512" calcext:value-type="float">
            <text:p>7.54512E-10</text:p>
          </table:table-cell>
          <table:table-cell office:value-type="float" office:value="0.00000000149777" calcext:value-type="float">
            <text:p>1.49777E-09</text:p>
          </table:table-cell>
          <table:table-cell office:value-type="float" office:value="0.00000000650385" calcext:value-type="float">
            <text:p>6.50385E-09</text:p>
          </table:table-cell>
          <table:table-cell office:value-type="float" office:value="0.0000000209283" calcext:value-type="float">
            <text:p>2.09283E-08</text:p>
          </table:table-cell>
          <table:table-cell office:value-type="float" office:value="0.0000000460565" calcext:value-type="float">
            <text:p>4.60565E-08</text:p>
          </table:table-cell>
          <table:table-cell office:value-type="float" office:value="0.0000000604076" calcext:value-type="float">
            <text:p>6.04076E-08</text:p>
          </table:table-cell>
          <table:table-cell office:value-type="float" office:value="0.0000000526511" calcext:value-type="float">
            <text:p>5.26511E-08</text:p>
          </table:table-cell>
          <table:table-cell office:value-type="float" office:value="0.0000000411981" calcext:value-type="float">
            <text:p>4.11981E-08</text:p>
          </table:table-cell>
          <table:table-cell office:value-type="float" office:value="0.0000000315351" calcext:value-type="float">
            <text:p>3.15351E-08</text:p>
          </table:table-cell>
          <table:table-cell office:value-type="float" office:value="0.0000000114551" calcext:value-type="float">
            <text:p>1.14551E-08</text:p>
          </table:table-cell>
          <table:table-cell office:value-type="float" office:value="0.00000000129988" calcext:value-type="float">
            <text:p>1.29988E-09</text:p>
          </table:table-cell>
          <table:table-cell office:value-type="float" office:value="0.00000000449324" calcext:value-type="float">
            <text:p>4.49324E-09</text:p>
          </table:table-cell>
          <table:table-cell office:value-type="float" office:value="0.0000000102543" calcext:value-type="float">
            <text:p>1.02543E-08</text:p>
          </table:table-cell>
          <table:table-cell office:value-type="float" office:value="0.0000000142057" calcext:value-type="float">
            <text:p>1.42057E-08</text:p>
          </table:table-cell>
          <table:table-cell office:value-type="float" office:value="0.0000000144343" calcext:value-type="float">
            <text:p>1.44343E-08</text:p>
          </table:table-cell>
          <table:table-cell office:value-type="float" office:value="0.00000000369098" calcext:value-type="float">
            <text:p>3.69098E-09</text:p>
          </table:table-cell>
          <table:table-cell office:value-type="float" office:value="0.000000000586598" calcext:value-type="float">
            <text:p>5.86598E-10</text:p>
          </table:table-cell>
          <table:table-cell office:value-type="float" office:value="0.00000000227591" calcext:value-type="float">
            <text:p>2.27591E-09</text:p>
          </table:table-cell>
          <table:table-cell office:value-type="float" office:value="0.0000000130766" calcext:value-type="float">
            <text:p>1.30766E-08</text:p>
          </table:table-cell>
          <table:table-cell office:value-type="float" office:value="0.0000000563966" calcext:value-type="float">
            <text:p>5.63966E-08</text:p>
          </table:table-cell>
          <table:table-cell office:value-type="float" office:value="0.0000000856369" calcext:value-type="float">
            <text:p>8.56369E-08</text:p>
          </table:table-cell>
          <table:table-cell office:value-type="float" office:value="0.000000071753" calcext:value-type="float">
            <text:p>7.1753E-08</text:p>
          </table:table-cell>
          <table:table-cell office:value-type="float" office:value="0.0000000604782" calcext:value-type="float">
            <text:p>6.04782E-08</text:p>
          </table:table-cell>
          <table:table-cell office:value-type="float" office:value="0.0000000511992" calcext:value-type="float">
            <text:p>5.11992E-08</text:p>
          </table:table-cell>
          <table:table-cell office:value-type="float" office:value="0.0000000255278" calcext:value-type="float">
            <text:p>2.55278E-08</text:p>
          </table:table-cell>
          <table:table-cell office:value-type="float" office:value="0.00000000396753" calcext:value-type="float">
            <text:p>3.96753E-09</text:p>
          </table:table-cell>
          <table:table-cell office:value-type="float" office:value="0.00000000333378" calcext:value-type="float">
            <text:p>3.33378E-09</text:p>
          </table:table-cell>
          <table:table-cell office:value-type="float" office:value="0.00000000934478" calcext:value-type="float">
            <text:p>9.34478E-09</text:p>
          </table:table-cell>
          <table:table-cell office:value-type="float" office:value="0.00000000904528" calcext:value-type="float">
            <text:p>9.04528E-09</text:p>
          </table:table-cell>
          <table:table-cell office:value-type="float" office:value="0.0000000115912" calcext:value-type="float">
            <text:p>1.15912E-08</text:p>
          </table:table-cell>
          <table:table-cell office:value-type="float" office:value="0.00000000515147" calcext:value-type="float">
            <text:p>5.15147E-09</text:p>
          </table:table-cell>
          <table:table-cell office:value-type="float" office:value="0.00000000026139" calcext:value-type="float">
            <text:p>2.6139E-10</text:p>
          </table:table-cell>
          <table:table-cell office:value-type="float" office:value="0.000000000900204" calcext:value-type="float">
            <text:p>9.00204E-10</text:p>
          </table:table-cell>
          <table:table-cell office:value-type="float" office:value="0.00000000654869" calcext:value-type="float">
            <text:p>6.54869E-09</text:p>
          </table:table-cell>
          <table:table-cell office:value-type="float" office:value="0.000000038612" calcext:value-type="float">
            <text:p>3.8612E-08</text:p>
          </table:table-cell>
          <table:table-cell office:value-type="float" office:value="0.0000000642092" calcext:value-type="float">
            <text:p>6.42092E-08</text:p>
          </table:table-cell>
          <table:table-cell office:value-type="float" office:value="0.0000000620174" calcext:value-type="float">
            <text:p>6.20174E-08</text:p>
          </table:table-cell>
          <table:table-cell office:value-type="float" office:value="0.0000000562436" calcext:value-type="float">
            <text:p>5.62436E-08</text:p>
          </table:table-cell>
          <table:table-cell office:value-type="float" office:value="0.0000000559894" calcext:value-type="float">
            <text:p>5.59894E-08</text:p>
          </table:table-cell>
          <table:table-cell office:value-type="float" office:value="0.0000000426914" calcext:value-type="float">
            <text:p>4.26914E-08</text:p>
          </table:table-cell>
          <table:table-cell office:value-type="float" office:value="0.000000015779" calcext:value-type="float">
            <text:p>1.5779E-08</text:p>
          </table:table-cell>
          <table:table-cell office:value-type="float" office:value="0.00000000462331" calcext:value-type="float">
            <text:p>4.62331E-09</text:p>
          </table:table-cell>
          <table:table-cell office:value-type="float" office:value="0.00000000689155" calcext:value-type="float">
            <text:p>6.89155E-09</text:p>
          </table:table-cell>
          <table:table-cell office:value-type="float" office:value="0.00000000448619" calcext:value-type="float">
            <text:p>4.48619E-09</text:p>
          </table:table-cell>
          <table:table-cell office:value-type="float" office:value="0.00000000351766" calcext:value-type="float">
            <text:p>3.51766E-09</text:p>
          </table:table-cell>
          <table:table-cell office:value-type="float" office:value="0.00000000527123" calcext:value-type="float">
            <text:p>5.27123E-09</text:p>
          </table:table-cell>
          <table:table-cell office:value-type="float" office:value="0.00000000720294" calcext:value-type="float">
            <text:p>7.20294E-09</text:p>
          </table:table-cell>
          <table:table-cell office:value-type="float" office:value="0.00000000318191" calcext:value-type="float">
            <text:p>3.18191E-09</text:p>
          </table:table-cell>
          <table:table-cell office:value-type="float" office:value="0.00000000139655" calcext:value-type="float">
            <text:p>1.39655E-09</text:p>
          </table:table-cell>
          <table:table-cell office:value-type="float" office:value="0.0000000113709" calcext:value-type="float">
            <text:p>1.13709E-08</text:p>
          </table:table-cell>
          <table:table-cell office:value-type="float" office:value="0.00000001908" calcext:value-type="float">
            <text:p>1.908E-08</text:p>
          </table:table-cell>
          <table:table-cell office:value-type="float" office:value="0.0000000258586" calcext:value-type="float">
            <text:p>2.58586E-08</text:p>
          </table:table-cell>
          <table:table-cell office:value-type="float" office:value="0.0000000442376" calcext:value-type="float">
            <text:p>4.42376E-08</text:p>
          </table:table-cell>
          <table:table-cell office:value-type="float" office:value="0.0000000584746" calcext:value-type="float">
            <text:p>5.84746E-08</text:p>
          </table:table-cell>
          <table:table-cell office:value-type="float" office:value="0.0000000411167" calcext:value-type="float">
            <text:p>4.11167E-08</text:p>
          </table:table-cell>
          <table:table-cell office:value-type="float" office:value="0.0000000146731" calcext:value-type="float">
            <text:p>1.46731E-08</text:p>
          </table:table-cell>
          <table:table-cell office:value-type="float" office:value="0.0000000115079" calcext:value-type="float">
            <text:p>1.15079E-08</text:p>
          </table:table-cell>
          <table:table-cell office:value-type="float" office:value="0.00000000783207" calcext:value-type="float">
            <text:p>7.83207E-09</text:p>
          </table:table-cell>
          <table:table-cell office:value-type="float" office:value="0.000000000343217" calcext:value-type="float">
            <text:p>3.43217E-10</text:p>
          </table:table-cell>
          <table:table-cell office:value-type="float" office:value="0.00000000543249" calcext:value-type="float">
            <text:p>5.43249E-09</text:p>
          </table:table-cell>
          <table:table-cell office:value-type="float" office:value="0.0000000123043" calcext:value-type="float">
            <text:p>1.23043E-08</text:p>
          </table:table-cell>
          <table:table-cell office:value-type="float" office:value="0.0000000169625" calcext:value-type="float">
            <text:p>1.69625E-08</text:p>
          </table:table-cell>
          <table:table-cell office:value-type="float" office:value="0.0000000169201" calcext:value-type="float">
            <text:p>1.69201E-08</text:p>
          </table:table-cell>
          <table:table-cell office:value-type="float" office:value="0.0000000119016" calcext:value-type="float">
            <text:p>1.19016E-08</text:p>
          </table:table-cell>
          <table:table-cell office:value-type="float" office:value="0.00000000716619" calcext:value-type="float">
            <text:p>7.16619E-09</text:p>
          </table:table-cell>
          <table:table-cell office:value-type="float" office:value="0.00000000320233" calcext:value-type="float">
            <text:p>3.20233E-09</text:p>
          </table:table-cell>
          <table:table-cell office:value-type="float" office:value="0.00000000690619" calcext:value-type="float">
            <text:p>6.90619E-09</text:p>
          </table:table-cell>
          <table:table-cell office:value-type="float" office:value="0.0000000211907" calcext:value-type="float">
            <text:p>2.11907E-08</text:p>
          </table:table-cell>
          <table:table-cell office:value-type="float" office:value="0.0000000283997" calcext:value-type="float">
            <text:p>2.83997E-08</text:p>
          </table:table-cell>
          <table:table-cell office:value-type="float" office:value="0.0000000228947" calcext:value-type="float">
            <text:p>2.28947E-08</text:p>
          </table:table-cell>
          <table:table-cell office:value-type="float" office:value="0.0000000219927" calcext:value-type="float">
            <text:p>2.19927E-08</text:p>
          </table:table-cell>
          <table:table-cell office:value-type="float" office:value="0.0000000188188" calcext:value-type="float">
            <text:p>1.88188E-08</text:p>
          </table:table-cell>
          <table:table-cell office:value-type="float" office:value="0.00000000712171" calcext:value-type="float">
            <text:p>7.12171E-09</text:p>
          </table:table-cell>
          <table:table-cell office:value-type="float" office:value="0.00000000173128" calcext:value-type="float">
            <text:p>1.73128E-09</text:p>
          </table:table-cell>
          <table:table-cell office:value-type="float" office:value="0.00000000623346" calcext:value-type="float">
            <text:p>6.23346E-09</text:p>
          </table:table-cell>
          <table:table-cell office:value-type="float" office:value="0.0000000213624" calcext:value-type="float">
            <text:p>2.13624E-08</text:p>
          </table:table-cell>
          <table:table-cell office:value-type="float" office:value="0.0000000411524" calcext:value-type="float">
            <text:p>4.11524E-08</text:p>
          </table:table-cell>
          <table:table-cell office:value-type="float" office:value="0.0000000483447" calcext:value-type="float">
            <text:p>4.83447E-08</text:p>
          </table:table-cell>
          <table:table-cell office:value-type="float" office:value="0.0000000401482" calcext:value-type="float">
            <text:p>4.01482E-08</text:p>
          </table:table-cell>
          <table:table-cell office:value-type="float" office:value="0.000000025171" calcext:value-type="float">
            <text:p>2.5171E-08</text:p>
          </table:table-cell>
          <table:table-cell office:value-type="float" office:value="0.0000000108469" calcext:value-type="float">
            <text:p>1.08469E-08</text:p>
          </table:table-cell>
          <table:table-cell office:value-type="float" office:value="0.00000000333869" calcext:value-type="float">
            <text:p>3.33869E-09</text:p>
          </table:table-cell>
          <table:table-cell office:value-type="float" office:value="0.00000000574146" calcext:value-type="float">
            <text:p>5.74146E-09</text:p>
          </table:table-cell>
          <table:table-cell office:value-type="float" office:value="0.0000000133568" calcext:value-type="float">
            <text:p>1.33568E-08</text:p>
          </table:table-cell>
          <table:table-cell office:value-type="float" office:value="0.0000000184368" calcext:value-type="float">
            <text:p>1.84368E-08</text:p>
          </table:table-cell>
          <table:table-cell office:value-type="float" office:value="0.0000000170313" calcext:value-type="float">
            <text:p>1.70313E-08</text:p>
          </table:table-cell>
          <table:table-cell office:value-type="float" office:value="0.0000000117766" calcext:value-type="float">
            <text:p>1.17766E-08</text:p>
          </table:table-cell>
          <table:table-cell office:value-type="float" office:value="0.00000000597127" calcext:value-type="float">
            <text:p>5.97127E-09</text:p>
          </table:table-cell>
          <table:table-cell office:value-type="float" office:value="0.00000000323047" calcext:value-type="float">
            <text:p>3.23047E-09</text:p>
          </table:table-cell>
          <table:table-cell office:value-type="float" office:value="0.00000000897578" calcext:value-type="float">
            <text:p>8.97578E-09</text:p>
          </table:table-cell>
          <table:table-cell office:value-type="float" office:value="0.0000000229562" calcext:value-type="float">
            <text:p>2.29562E-08</text:p>
          </table:table-cell>
          <table:table-cell office:value-type="float" office:value="0.0000000347187" calcext:value-type="float">
            <text:p>3.47187E-08</text:p>
          </table:table-cell>
          <table:table-cell office:value-type="float" office:value="0.0000000432985" calcext:value-type="float">
            <text:p>4.32985E-08</text:p>
          </table:table-cell>
          <table:table-cell office:value-type="float" office:value="0.000000049722" calcext:value-type="float">
            <text:p>4.9722E-08</text:p>
          </table:table-cell>
          <table:table-cell office:value-type="float" office:value="0.0000000452089" calcext:value-type="float">
            <text:p>4.52089E-08</text:p>
          </table:table-cell>
          <table:table-cell office:value-type="float" office:value="0.0000000262234" calcext:value-type="float">
            <text:p>2.62234E-08</text:p>
          </table:table-cell>
          <table:table-cell office:value-type="float" office:value="0.00000000482742" calcext:value-type="float">
            <text:p>4.82742E-09</text:p>
          </table:table-cell>
          <table:table-cell office:value-type="float" office:value="0.00000000178142" calcext:value-type="float">
            <text:p>1.78142E-09</text:p>
          </table:table-cell>
          <table:table-cell office:value-type="float" office:value="0.000000018058" calcext:value-type="float">
            <text:p>1.8058E-08</text:p>
          </table:table-cell>
          <table:table-cell office:value-type="float" office:value="0.000000044791" calcext:value-type="float">
            <text:p>4.4791E-08</text:p>
          </table:table-cell>
          <table:table-cell office:value-type="float" office:value="0.0000000870574" calcext:value-type="float">
            <text:p>8.70574E-08</text:p>
          </table:table-cell>
          <table:table-cell office:value-type="float" office:value="0.000000156094" calcext:value-type="float">
            <text:p>1.56094E-07</text:p>
          </table:table-cell>
          <table:table-cell office:value-type="float" office:value="0.000000250981" calcext:value-type="float">
            <text:p>2.50981E-07</text:p>
          </table:table-cell>
          <table:table-cell office:value-type="float" office:value="0.000000355443" calcext:value-type="float">
            <text:p>3.55443E-07</text:p>
          </table:table-cell>
          <table:table-cell office:value-type="float" office:value="0.000000479819" calcext:value-type="float">
            <text:p>4.79819E-07</text:p>
          </table:table-cell>
          <table:table-cell office:value-type="float" office:value="0.000000688888" calcext:value-type="float">
            <text:p>6.88888E-07</text:p>
          </table:table-cell>
          <table:table-cell office:value-type="float" office:value="0.00000110613" calcext:value-type="float">
            <text:p>1.10613E-06</text:p>
          </table:table-cell>
          <table:table-cell office:value-type="float" office:value="0.00000187919" calcext:value-type="float">
            <text:p>1.87919E-06</text:p>
          </table:table-cell>
          <table:table-cell office:value-type="float" office:value="0.00000321796" calcext:value-type="float">
            <text:p>3.21796E-06</text:p>
          </table:table-cell>
          <table:table-cell office:value-type="float" office:value="0.00000557462" calcext:value-type="float">
            <text:p>5.57462E-06</text:p>
          </table:table-cell>
          <table:table-cell office:value-type="float" office:value="0.00000973847" calcext:value-type="float">
            <text:p>9.73847E-06</text:p>
          </table:table-cell>
          <table:table-cell office:value-type="float" office:value="0.0000168525" calcext:value-type="float">
            <text:p>1.68525E-05</text:p>
          </table:table-cell>
          <table:table-cell office:value-type="float" office:value="0.0000286305" calcext:value-type="float">
            <text:p>2.86305E-05</text:p>
          </table:table-cell>
          <table:table-cell office:value-type="float" office:value="0.0000479848" calcext:value-type="float">
            <text:p>4.79848E-05</text:p>
          </table:table-cell>
          <table:table-cell office:value-type="float" office:value="0.0000800581" calcext:value-type="float">
            <text:p>8.00581E-05</text:p>
          </table:table-cell>
          <table:table-cell office:value-type="float" office:value="0.000133555" calcext:value-type="float">
            <text:p>0.000133555</text:p>
          </table:table-cell>
          <table:table-cell office:value-type="float" office:value="0.000222238" calcext:value-type="float">
            <text:p>0.000222238</text:p>
          </table:table-cell>
          <table:table-cell office:value-type="float" office:value="0.000367729" calcext:value-type="float">
            <text:p>0.000367729</text:p>
          </table:table-cell>
          <table:table-cell office:value-type="float" office:value="0.000605446" calcext:value-type="float">
            <text:p>0.000605446</text:p>
          </table:table-cell>
          <table:table-cell office:value-type="float" office:value="0.000994742" calcext:value-type="float">
            <text:p>0.000994742</text:p>
          </table:table-cell>
          <table:table-cell office:value-type="float" office:value="0.00163466" calcext:value-type="float">
            <text:p>0.00163466</text:p>
          </table:table-cell>
          <table:table-cell office:value-type="float" office:value="0.00268791" calcext:value-type="float">
            <text:p>0.00268791</text:p>
          </table:table-cell>
          <table:table-cell office:value-type="float" office:value="0.00442404" calcext:value-type="float">
            <text:p>0.00442404</text:p>
          </table:table-cell>
          <table:table-cell office:value-type="float" office:value="0.00729037" calcext:value-type="float">
            <text:p>0.00729037</text:p>
          </table:table-cell>
          <table:table-cell office:value-type="float" office:value="0.0120225" calcext:value-type="float">
            <text:p>0.0120225</text:p>
          </table:table-cell>
          <table:table-cell office:value-type="float" office:value="0.0198153" calcext:value-type="float">
            <text:p>0.0198153</text:p>
          </table:table-cell>
          <table:table-cell office:value-type="float" office:value="0.0326012" calcext:value-type="float">
            <text:p>0.0326012</text:p>
          </table:table-cell>
          <table:table-cell office:value-type="float" office:value="0.053494" calcext:value-type="float">
            <text:p>0.053494</text:p>
          </table:table-cell>
          <table:table-cell office:value-type="float" office:value="0.0874593" calcext:value-type="float">
            <text:p>0.0874593</text:p>
          </table:table-cell>
          <table:table-cell office:value-type="float" office:value="0.142212" calcext:value-type="float">
            <text:p>0.142212</text:p>
          </table:table-cell>
          <table:table-cell office:value-type="float" office:value="0.229188" calcext:value-type="float">
            <text:p>0.229188</text:p>
          </table:table-cell>
          <table:table-cell office:value-type="float" office:value="0.364003" calcext:value-type="float">
            <text:p>0.364003</text:p>
          </table:table-cell>
          <table:table-cell office:value-type="float" office:value="0.564841" calcext:value-type="float">
            <text:p>0.564841</text:p>
          </table:table-cell>
          <table:table-cell office:value-type="float" office:value="0.845663" calcext:value-type="float">
            <text:p>0.845663</text:p>
          </table:table-cell>
          <table:table-cell office:value-type="float" office:value="1.20048" calcext:value-type="float">
            <text:p>1.20048</text:p>
          </table:table-cell>
          <table:table-cell office:value-type="float" office:value="1.58087" calcext:value-type="float">
            <text:p>1.58087</text:p>
          </table:table-cell>
          <table:table-cell office:value-type="float" office:value="1.88659" calcext:value-type="float">
            <text:p>1.88659</text:p>
          </table:table-cell>
          <table:table-cell office:value-type="float" office:value="2.00252" calcext:value-type="float">
            <text:p>2.00252</text:p>
          </table:table-cell>
          <table:table-cell office:value-type="float" office:value="1.8773" calcext:value-type="float">
            <text:p>1.8773</text:p>
          </table:table-cell>
          <table:table-cell office:value-type="float" office:value="1.56632" calcext:value-type="float">
            <text:p>1.56632</text:p>
          </table:table-cell>
          <table:table-cell office:value-type="float" office:value="1.18541" calcext:value-type="float">
            <text:p>1.18541</text:p>
          </table:table-cell>
          <table:table-cell office:value-type="float" office:value="0.832958" calcext:value-type="float">
            <text:p>0.832958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357579" calcext:value-type="float">
            <text:p>0.357579</text:p>
          </table:table-cell>
          <table:table-cell office:value-type="float" office:value="0.225093" calcext:value-type="float">
            <text:p>0.225093</text:p>
          </table:table-cell>
          <table:table-cell office:value-type="float" office:value="0.139699" calcext:value-type="float">
            <text:p>0.139699</text:p>
          </table:table-cell>
          <table:table-cell office:value-type="float" office:value="0.0859317" calcext:value-type="float">
            <text:p>0.0859317</text:p>
          </table:table-cell>
          <table:table-cell office:value-type="float" office:value="0.0525604" calcext:value-type="float">
            <text:p>0.0525604</text:p>
          </table:table-cell>
          <table:table-cell office:value-type="float" office:value="0.0320332" calcext:value-type="float">
            <text:p>0.0320332</text:p>
          </table:table-cell>
          <table:table-cell office:value-type="float" office:value="0.0194722" calcext:value-type="float">
            <text:p>0.0194722</text:p>
          </table:table-cell>
          <table:table-cell office:value-type="float" office:value="0.0118102" calcext:value-type="float">
            <text:p>0.0118102</text:p>
          </table:table-cell>
          <table:table-cell office:value-type="float" office:value="0.00715259" calcext:value-type="float">
            <text:p>0.00715259</text:p>
          </table:table-cell>
          <table:table-cell office:value-type="float" office:value="0.00433247" calcext:value-type="float">
            <text:p>0.00433247</text:p>
          </table:table-cell>
          <table:table-cell office:value-type="float" office:value="0.00262908" calcext:value-type="float">
            <text:p>0.00262908</text:p>
          </table:table-cell>
          <table:table-cell office:value-type="float" office:value="0.00159772" calcext:value-type="float">
            <text:p>0.00159772</text:p>
          </table:table-cell>
          <table:table-cell office:value-type="float" office:value="0.000969483" calcext:value-type="float">
            <text:p>0.000969483</text:p>
          </table:table-cell>
          <table:table-cell office:value-type="float" office:value="0.00058617" calcext:value-type="float">
            <text:p>0.00058617</text:p>
          </table:table-cell>
          <table:table-cell office:value-type="float" office:value="0.000353685" calcext:value-type="float">
            <text:p>0.000353685</text:p>
          </table:table-cell>
          <table:table-cell office:value-type="float" office:value="0.00021376" calcext:value-type="float">
            <text:p>0.00021376</text:p>
          </table:table-cell>
          <table:table-cell office:value-type="float" office:value="0.000129549" calcext:value-type="float">
            <text:p>0.000129549</text:p>
          </table:table-cell>
          <table:table-cell office:value-type="float" office:value="0.0000784528" calcext:value-type="float">
            <text:p>7.84528E-05</text:p>
          </table:table-cell>
          <table:table-cell office:value-type="float" office:value="0.0000474889" calcext:value-type="float">
            <text:p>4.74889E-05</text:p>
          </table:table-cell>
          <table:table-cell office:value-type="float" office:value="0.0000289741" calcext:value-type="float">
            <text:p>2.89741E-05</text:p>
          </table:table-cell>
          <table:table-cell office:value-type="float" office:value="0.0000178948" calcext:value-type="float">
            <text:p>1.78948E-05</text:p>
          </table:table-cell>
          <table:table-cell office:value-type="float" office:value="0.0000110762" calcext:value-type="float">
            <text:p>1.10762E-05</text:p>
          </table:table-cell>
          <table:table-cell office:value-type="float" office:value="0.00000674677" calcext:value-type="float">
            <text:p>6.74677E-06</text:p>
          </table:table-cell>
          <table:table-cell office:value-type="float" office:value="0.00000402152" calcext:value-type="float">
            <text:p>4.02152E-06</text:p>
          </table:table-cell>
          <table:table-cell office:value-type="float" office:value="0.00000238295" calcext:value-type="float">
            <text:p>2.38295E-06</text:p>
          </table:table-cell>
          <table:table-cell office:value-type="float" office:value="0.00000142573" calcext:value-type="float">
            <text:p>1.42573E-06</text:p>
          </table:table-cell>
          <table:table-cell office:value-type="float" office:value="0.000000844476" calcext:value-type="float">
            <text:p>8.44476E-07</text:p>
          </table:table-cell>
          <table:table-cell office:value-type="float" office:value="0.000000470785" calcext:value-type="float">
            <text:p>4.70785E-07</text:p>
          </table:table-cell>
          <table:table-cell office:value-type="float" office:value="0.000000243382" calcext:value-type="float">
            <text:p>2.43382E-07</text:p>
          </table:table-cell>
          <table:table-cell office:value-type="float" office:value="0.000000119253" calcext:value-type="float">
            <text:p>1.19253E-07</text:p>
          </table:table-cell>
          <table:table-cell office:value-type="float" office:value="0.0000000502135" calcext:value-type="float">
            <text:p>5.02135E-08</text:p>
          </table:table-cell>
          <table:table-cell office:value-type="float" office:value="0.00000000967881" calcext:value-type="float">
            <text:p>9.67881E-09</text:p>
          </table:table-cell>
          <table:table-cell office:value-type="float" office:value="0.00000000299114" calcext:value-type="float">
            <text:p>2.99114E-09</text:p>
          </table:table-cell>
          <table:table-cell office:value-type="float" office:value="0.0000000251438" calcext:value-type="float">
            <text:p>2.51438E-08</text:p>
          </table:table-cell>
          <table:table-cell office:value-type="float" office:value="0.0000000368137" calcext:value-type="float">
            <text:p>3.68137E-08</text:p>
          </table:table-cell>
          <table:table-cell office:value-type="float" office:value="0.0000000222041" calcext:value-type="float">
            <text:p>2.22041E-08</text:p>
          </table:table-cell>
          <table:table-cell office:value-type="float" office:value="0.00000000811235" calcext:value-type="float">
            <text:p>8.11235E-09</text:p>
          </table:table-cell>
          <table:table-cell office:value-type="float" office:value="0.00000000798919" calcext:value-type="float">
            <text:p>7.98919E-09</text:p>
          </table:table-cell>
          <table:table-cell office:value-type="float" office:value="0.0000000086818" calcext:value-type="float">
            <text:p>8.6818E-09</text:p>
          </table:table-cell>
          <table:table-cell office:value-type="float" office:value="0.00000000509082" calcext:value-type="float">
            <text:p>5.09082E-09</text:p>
          </table:table-cell>
          <table:table-cell office:value-type="float" office:value="0.00000000123459" calcext:value-type="float">
            <text:p>1.23459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0653303" calcext:value-type="float">
            <text:p>6.53303E-09</text:p>
          </table:table-cell>
          <table:table-cell office:value-type="float" office:value="0.0000000118788" calcext:value-type="float">
            <text:p>1.18788E-08</text:p>
          </table:table-cell>
          <table:table-cell office:value-type="float" office:value="0.0000000190136" calcext:value-type="float">
            <text:p>1.90136E-08</text:p>
          </table:table-cell>
          <table:table-cell office:value-type="float" office:value="0.0000000331858" calcext:value-type="float">
            <text:p>3.31858E-08</text:p>
          </table:table-cell>
          <table:table-cell office:value-type="float" office:value="0.0000000349729" calcext:value-type="float">
            <text:p>3.49729E-08</text:p>
          </table:table-cell>
          <table:table-cell office:value-type="float" office:value="0.0000000163194" calcext:value-type="float">
            <text:p>1.63194E-08</text:p>
          </table:table-cell>
          <table:table-cell office:value-type="float" office:value="0.00000000322904" calcext:value-type="float">
            <text:p>3.22904E-09</text:p>
          </table:table-cell>
          <table:table-cell office:value-type="float" office:value="0.00000000044696" calcext:value-type="float">
            <text:p>4.4696E-10</text:p>
          </table:table-cell>
          <table:table-cell office:value-type="float" office:value="0.00000000800933" calcext:value-type="float">
            <text:p>8.00933E-09</text:p>
          </table:table-cell>
          <table:table-cell office:value-type="float" office:value="0.0000000345224" calcext:value-type="float">
            <text:p>3.45224E-08</text:p>
          </table:table-cell>
          <table:table-cell office:value-type="float" office:value="0.0000000481031" calcext:value-type="float">
            <text:p>4.81031E-08</text:p>
          </table:table-cell>
          <table:table-cell office:value-type="float" office:value="0.0000000369078" calcext:value-type="float">
            <text:p>3.69078E-08</text:p>
          </table:table-cell>
          <table:table-cell office:value-type="float" office:value="0.0000000300061" calcext:value-type="float">
            <text:p>3.00061E-08</text:p>
          </table:table-cell>
          <table:table-cell office:value-type="float" office:value="0.0000000232761" calcext:value-type="float">
            <text:p>2.32761E-08</text:p>
          </table:table-cell>
          <table:table-cell office:value-type="float" office:value="0.0000000189794" calcext:value-type="float">
            <text:p>1.89794E-08</text:p>
          </table:table-cell>
          <table:table-cell office:value-type="float" office:value="0.0000000159587" calcext:value-type="float">
            <text:p>1.59587E-08</text:p>
          </table:table-cell>
          <table:table-cell office:value-type="float" office:value="0.0000000127921" calcext:value-type="float">
            <text:p>1.27921E-08</text:p>
          </table:table-cell>
          <table:table-cell office:value-type="float" office:value="0.0000000117295" calcext:value-type="float">
            <text:p>1.17295E-08</text:p>
          </table:table-cell>
          <table:table-cell office:value-type="float" office:value="0.00000000796827" calcext:value-type="float">
            <text:p>7.96827E-09</text:p>
          </table:table-cell>
          <table:table-cell office:value-type="float" office:value="0.0000000110904" calcext:value-type="float">
            <text:p>1.10904E-08</text:p>
          </table:table-cell>
          <table:table-cell office:value-type="float" office:value="0.0000000198619" calcext:value-type="float">
            <text:p>1.98619E-08</text:p>
          </table:table-cell>
          <table:table-cell office:value-type="float" office:value="0.0000000165235" calcext:value-type="float">
            <text:p>1.65235E-08</text:p>
          </table:table-cell>
          <table:table-cell office:value-type="float" office:value="0.00000000320524" calcext:value-type="float">
            <text:p>3.20524E-09</text:p>
          </table:table-cell>
          <table:table-cell office:value-type="float" office:value="0.00000000508451" calcext:value-type="float">
            <text:p>5.08451E-09</text:p>
          </table:table-cell>
          <table:table-cell office:value-type="float" office:value="0.0000000236826" calcext:value-type="float">
            <text:p>2.36826E-08</text:p>
          </table:table-cell>
          <table:table-cell office:value-type="float" office:value="0.000000028495" calcext:value-type="float">
            <text:p>2.8495E-08</text:p>
          </table:table-cell>
          <table:table-cell office:value-type="float" office:value="0.0000000264261" calcext:value-type="float">
            <text:p>2.64261E-08</text:p>
          </table:table-cell>
          <table:table-cell office:value-type="float" office:value="0.0000000390259" calcext:value-type="float">
            <text:p>3.90259E-08</text:p>
          </table:table-cell>
          <table:table-cell office:value-type="float" office:value="0.0000000487133" calcext:value-type="float">
            <text:p>4.87133E-08</text:p>
          </table:table-cell>
          <table:table-cell office:value-type="float" office:value="0.0000000425406" calcext:value-type="float">
            <text:p>4.25406E-08</text:p>
          </table:table-cell>
          <table:table-cell office:value-type="float" office:value="0.0000000425214" calcext:value-type="float">
            <text:p>4.25214E-08</text:p>
          </table:table-cell>
          <table:table-cell office:value-type="float" office:value="0.0000000441028" calcext:value-type="float">
            <text:p>4.41028E-08</text:p>
          </table:table-cell>
          <table:table-cell office:value-type="float" office:value="0.0000000317276" calcext:value-type="float">
            <text:p>3.17276E-08</text:p>
          </table:table-cell>
          <table:table-cell office:value-type="float" office:value="0.0000000084559" calcext:value-type="float">
            <text:p>8.4559E-09</text:p>
          </table:table-cell>
          <table:table-cell office:value-type="float" office:value="0.0000000036662" calcext:value-type="float">
            <text:p>3.6662E-09</text:p>
          </table:table-cell>
          <table:table-cell office:value-type="float" office:value="0.0000000131878" calcext:value-type="float">
            <text:p>1.31878E-08</text:p>
          </table:table-cell>
          <table:table-cell office:value-type="float" office:value="0.0000000120584" calcext:value-type="float">
            <text:p>1.20584E-08</text:p>
          </table:table-cell>
          <table:table-cell office:value-type="float" office:value="0.00000000317299" calcext:value-type="float">
            <text:p>3.17299E-09</text:p>
          </table:table-cell>
          <table:table-cell office:value-type="float" office:value="0.00000000168419" calcext:value-type="float">
            <text:p>1.68419E-09</text:p>
          </table:table-cell>
          <table:table-cell office:value-type="float" office:value="0.00000000825121" calcext:value-type="float">
            <text:p>8.25121E-09</text:p>
          </table:table-cell>
          <table:table-cell office:value-type="float" office:value="0.0000000112586" calcext:value-type="float">
            <text:p>1.12586E-08</text:p>
          </table:table-cell>
          <table:table-cell office:value-type="float" office:value="0.0000000140177" calcext:value-type="float">
            <text:p>1.40177E-08</text:p>
          </table:table-cell>
          <table:table-cell office:value-type="float" office:value="0.0000000220906" calcext:value-type="float">
            <text:p>2.20906E-08</text:p>
          </table:table-cell>
          <table:table-cell office:value-type="float" office:value="0.0000000267617" calcext:value-type="float">
            <text:p>2.67617E-08</text:p>
          </table:table-cell>
          <table:table-cell office:value-type="float" office:value="0.0000000387864" calcext:value-type="float">
            <text:p>3.87864E-08</text:p>
          </table:table-cell>
          <table:table-cell office:value-type="float" office:value="0.000000064732" calcext:value-type="float">
            <text:p>6.4732E-08</text:p>
          </table:table-cell>
          <table:table-cell office:value-type="float" office:value="0.0000000799854" calcext:value-type="float">
            <text:p>7.99854E-08</text:p>
          </table:table-cell>
          <table:table-cell office:value-type="float" office:value="0.0000000648233" calcext:value-type="float">
            <text:p>6.48233E-08</text:p>
          </table:table-cell>
          <table:table-cell office:value-type="float" office:value="0.0000000313278" calcext:value-type="float">
            <text:p>3.13278E-08</text:p>
          </table:table-cell>
          <table:table-cell office:value-type="float" office:value="0.0000000036238" calcext:value-type="float">
            <text:p>3.6238E-09</text:p>
          </table:table-cell>
          <table:table-cell office:value-type="float" office:value="0.00000000118818" calcext:value-type="float">
            <text:p>1.18818E-09</text:p>
          </table:table-cell>
          <table:table-cell office:value-type="float" office:value="0.00000000434171" calcext:value-type="float">
            <text:p>4.34171E-09</text:p>
          </table:table-cell>
          <table:table-cell office:value-type="float" office:value="0.00000000566386" calcext:value-type="float">
            <text:p>5.66386E-09</text:p>
          </table:table-cell>
          <table:table-cell office:value-type="float" office:value="0.00000000657619" calcext:value-type="float">
            <text:p>6.57619E-09</text:p>
          </table:table-cell>
          <table:table-cell office:value-type="float" office:value="0.00000000642456" calcext:value-type="float">
            <text:p>6.42456E-09</text:p>
          </table:table-cell>
          <table:table-cell office:value-type="float" office:value="0.00000000665262" calcext:value-type="float">
            <text:p>6.65262E-09</text:p>
          </table:table-cell>
          <table:table-cell office:value-type="float" office:value="0.00000000556277" calcext:value-type="float">
            <text:p>5.56277E-09</text:p>
          </table:table-cell>
          <table:table-cell office:value-type="float" office:value="0.00000000272385" calcext:value-type="float">
            <text:p>2.72385E-09</text:p>
          </table:table-cell>
          <table:table-cell office:value-type="float" office:value="0.00000000493969" calcext:value-type="float">
            <text:p>4.93969E-09</text:p>
          </table:table-cell>
          <table:table-cell office:value-type="float" office:value="0.0000000155099" calcext:value-type="float">
            <text:p>1.55099E-08</text:p>
          </table:table-cell>
          <table:table-cell office:value-type="float" office:value="0.0000000412658" calcext:value-type="float">
            <text:p>4.12658E-08</text:p>
          </table:table-cell>
          <table:table-cell office:value-type="float" office:value="0.0000000714808" calcext:value-type="float">
            <text:p>7.14808E-08</text:p>
          </table:table-cell>
          <table:table-cell office:value-type="float" office:value="0.0000000707276" calcext:value-type="float">
            <text:p>7.07276E-08</text:p>
          </table:table-cell>
          <table:table-cell office:value-type="float" office:value="0.000000045543" calcext:value-type="float">
            <text:p>4.5543E-08</text:p>
          </table:table-cell>
          <table:table-cell office:value-type="float" office:value="0.0000000188732" calcext:value-type="float">
            <text:p>1.88732E-08</text:p>
          </table:table-cell>
          <table:table-cell office:value-type="float" office:value="0.00000000311927" calcext:value-type="float">
            <text:p>3.11927E-09</text:p>
          </table:table-cell>
          <table:table-cell office:value-type="float" office:value="0.000000000355625" calcext:value-type="float">
            <text:p>3.55625E-10</text:p>
          </table:table-cell>
          <table:table-cell office:value-type="float" office:value="0.00000000456436" calcext:value-type="float">
            <text:p>4.56436E-09</text:p>
          </table:table-cell>
          <table:table-cell office:value-type="float" office:value="0.00000000843386" calcext:value-type="float">
            <text:p>8.43386E-09</text:p>
          </table:table-cell>
          <table:table-cell office:value-type="float" office:value="0.0000000136643" calcext:value-type="float">
            <text:p>1.36643E-08</text:p>
          </table:table-cell>
          <table:table-cell office:value-type="float" office:value="0.0000000200364" calcext:value-type="float">
            <text:p>2.00364E-08</text:p>
          </table:table-cell>
          <table:table-cell office:value-type="float" office:value="0.0000000159363" calcext:value-type="float">
            <text:p>1.59363E-08</text:p>
          </table:table-cell>
          <table:table-cell office:value-type="float" office:value="0.00000000845504" calcext:value-type="float">
            <text:p>8.45504E-09</text:p>
          </table:table-cell>
          <table:table-cell office:value-type="float" office:value="0.00000000583106" calcext:value-type="float">
            <text:p>5.83106E-09</text:p>
          </table:table-cell>
          <table:table-cell office:value-type="float" office:value="0.00000000087594" calcext:value-type="float">
            <text:p>8.7594E-10</text:p>
          </table:table-cell>
          <table:table-cell office:value-type="float" office:value="0.00000000755533" calcext:value-type="float">
            <text:p>7.55533E-09</text:p>
          </table:table-cell>
          <table:table-cell office:value-type="float" office:value="0.000000025335" calcext:value-type="float">
            <text:p>2.5335E-08</text:p>
          </table:table-cell>
          <table:table-cell office:value-type="float" office:value="0.0000000393372" calcext:value-type="float">
            <text:p>3.93372E-08</text:p>
          </table:table-cell>
          <table:table-cell office:value-type="float" office:value="0.0000000440171" calcext:value-type="float">
            <text:p>4.40171E-08</text:p>
          </table:table-cell>
          <table:table-cell office:value-type="float" office:value="0.0000000322653" calcext:value-type="float">
            <text:p>3.22653E-08</text:p>
          </table:table-cell>
          <table:table-cell office:value-type="float" office:value="0.0000000115117" calcext:value-type="float">
            <text:p>1.15117E-08</text:p>
          </table:table-cell>
          <table:table-cell office:value-type="float" office:value="0.00000000114829" calcext:value-type="float">
            <text:p>1.14829E-09</text:p>
          </table:table-cell>
          <table:table-cell office:value-type="float" office:value="0.00000000265742" calcext:value-type="float">
            <text:p>2.65742E-09</text:p>
          </table:table-cell>
          <table:table-cell office:value-type="float" office:value="0.00000000639498" calcext:value-type="float">
            <text:p>6.39498E-09</text:p>
          </table:table-cell>
          <table:table-cell office:value-type="float" office:value="0.0000000119838" calcext:value-type="float">
            <text:p>1.19838E-08</text:p>
          </table:table-cell>
          <table:table-cell office:value-type="float" office:value="0.0000000207103" calcext:value-type="float">
            <text:p>2.07103E-08</text:p>
          </table:table-cell>
          <table:table-cell office:value-type="float" office:value="0.0000000275363" calcext:value-type="float">
            <text:p>2.75363E-08</text:p>
          </table:table-cell>
          <table:table-cell office:value-type="float" office:value="0.0000000350272" calcext:value-type="float">
            <text:p>3.50272E-08</text:p>
          </table:table-cell>
          <table:table-cell office:value-type="float" office:value="0.0000000396041" calcext:value-type="float">
            <text:p>3.96041E-08</text:p>
          </table:table-cell>
          <table:table-cell office:value-type="float" office:value="0.0000000275315" calcext:value-type="float">
            <text:p>2.75315E-08</text:p>
          </table:table-cell>
          <table:table-cell office:value-type="float" office:value="0.0000000084466" calcext:value-type="float">
            <text:p>8.4466E-09</text:p>
          </table:table-cell>
          <table:table-cell office:value-type="float" office:value="0.000000000194949" calcext:value-type="float">
            <text:p>1.94949E-10</text:p>
          </table:table-cell>
          <table:table-cell office:value-type="float" office:value="0.00000000765252" calcext:value-type="float">
            <text:p>7.65252E-09</text:p>
          </table:table-cell>
          <table:table-cell office:value-type="float" office:value="0.0000000214358" calcext:value-type="float">
            <text:p>2.14358E-08</text:p>
          </table:table-cell>
          <table:table-cell office:value-type="float" office:value="0.0000000242972" calcext:value-type="float">
            <text:p>2.42972E-08</text:p>
          </table:table-cell>
          <table:table-cell office:value-type="float" office:value="0.000000011673" calcext:value-type="float">
            <text:p>1.1673E-08</text:p>
          </table:table-cell>
          <table:table-cell office:value-type="float" office:value="0.00000000122621" calcext:value-type="float">
            <text:p>1.22621E-09</text:p>
          </table:table-cell>
          <table:table-cell office:value-type="float" office:value="0.000000000557643" calcext:value-type="float">
            <text:p>5.57643E-10</text:p>
          </table:table-cell>
          <table:table-cell office:value-type="float" office:value="0.00000000114935" calcext:value-type="float">
            <text:p>1.14935E-09</text:p>
          </table:table-cell>
          <table:table-cell office:value-type="float" office:value="0.00000000194756" calcext:value-type="float">
            <text:p>1.94756E-09</text:p>
          </table:table-cell>
          <table:table-cell office:value-type="float" office:value="0.00000000853107" calcext:value-type="float">
            <text:p>8.53107E-09</text:p>
          </table:table-cell>
          <table:table-cell office:value-type="float" office:value="0.0000000227983" calcext:value-type="float">
            <text:p>2.27983E-08</text:p>
          </table:table-cell>
          <table:table-cell office:value-type="float" office:value="0.0000000445586" calcext:value-type="float">
            <text:p>4.45586E-08</text:p>
          </table:table-cell>
          <table:table-cell office:value-type="float" office:value="0.0000000685236" calcext:value-type="float">
            <text:p>6.85236E-08</text:p>
          </table:table-cell>
          <table:table-cell office:value-type="float" office:value="0.0000000738002" calcext:value-type="float">
            <text:p>7.38002E-08</text:p>
          </table:table-cell>
          <table:table-cell office:value-type="float" office:value="0.0000000513811" calcext:value-type="float">
            <text:p>5.13811E-08</text:p>
          </table:table-cell>
          <table:table-cell office:value-type="float" office:value="0.0000000211179" calcext:value-type="float">
            <text:p>2.11179E-08</text:p>
          </table:table-cell>
          <table:table-cell office:value-type="float" office:value="0.00000000287863" calcext:value-type="float">
            <text:p>2.87863E-09</text:p>
          </table:table-cell>
          <table:table-cell office:value-type="float" office:value="0.00000000294936" calcext:value-type="float">
            <text:p>2.94936E-09</text:p>
          </table:table-cell>
          <table:table-cell office:value-type="float" office:value="0.00000000919209" calcext:value-type="float">
            <text:p>9.19209E-09</text:p>
          </table:table-cell>
          <table:table-cell office:value-type="float" office:value="0.00000000508131" calcext:value-type="float">
            <text:p>5.08131E-09</text:p>
          </table:table-cell>
          <table:table-cell office:value-type="float" office:value="0.00000000270783" calcext:value-type="float">
            <text:p>2.70783E-09</text:p>
          </table:table-cell>
          <table:table-cell office:value-type="float" office:value="0.0000000110932" calcext:value-type="float">
            <text:p>1.10932E-08</text:p>
          </table:table-cell>
          <table:table-cell office:value-type="float" office:value="0.0000000205146" calcext:value-type="float">
            <text:p>2.05146E-08</text:p>
          </table:table-cell>
          <table:table-cell office:value-type="float" office:value="0.0000000209537" calcext:value-type="float">
            <text:p>2.09537E-08</text:p>
          </table:table-cell>
          <table:table-cell office:value-type="float" office:value="0.0000000125696" calcext:value-type="float">
            <text:p>1.25696E-08</text:p>
          </table:table-cell>
          <table:table-cell office:value-type="float" office:value="0.00000000974505" calcext:value-type="float">
            <text:p>9.74505E-09</text:p>
          </table:table-cell>
          <table:table-cell office:value-type="float" office:value="0.0000000272101" calcext:value-type="float">
            <text:p>2.72101E-08</text:p>
          </table:table-cell>
          <table:table-cell office:value-type="float" office:value="0.0000000676421" calcext:value-type="float">
            <text:p>6.76421E-08</text:p>
          </table:table-cell>
          <table:table-cell office:value-type="float" office:value="0.000000118892" calcext:value-type="float">
            <text:p>1.18892E-07</text:p>
          </table:table-cell>
          <table:table-cell office:value-type="float" office:value="0.000000184499" calcext:value-type="float">
            <text:p>1.84499E-07</text:p>
          </table:table-cell>
          <table:table-cell office:value-type="float" office:value="0.000000299648" calcext:value-type="float">
            <text:p>2.99648E-07</text:p>
          </table:table-cell>
          <table:table-cell office:value-type="float" office:value="0.000000508964" calcext:value-type="float">
            <text:p>5.08964E-07</text:p>
          </table:table-cell>
          <table:table-cell office:value-type="float" office:value="0.000000857148" calcext:value-type="float">
            <text:p>8.57148E-07</text:p>
          </table:table-cell>
          <table:table-cell office:value-type="float" office:value="0.00000141369" calcext:value-type="float">
            <text:p>1.41369E-06</text:p>
          </table:table-cell>
          <table:table-cell office:value-type="float" office:value="0.00000237116" calcext:value-type="float">
            <text:p>2.37116E-06</text:p>
          </table:table-cell>
          <table:table-cell office:value-type="float" office:value="0.00000411798" calcext:value-type="float">
            <text:p>4.11798E-06</text:p>
          </table:table-cell>
          <table:table-cell office:value-type="float" office:value="0.00000711321" calcext:value-type="float">
            <text:p>7.11321E-06</text:p>
          </table:table-cell>
          <table:table-cell office:value-type="float" office:value="0.0000118323" calcext:value-type="float">
            <text:p>1.18323E-05</text:p>
          </table:table-cell>
          <table:table-cell office:value-type="float" office:value="0.0000191484" calcext:value-type="float">
            <text:p>1.91484E-05</text:p>
          </table:table-cell>
          <table:table-cell office:value-type="float" office:value="0.0000308484" calcext:value-type="float">
            <text:p>3.08484E-05</text:p>
          </table:table-cell>
          <table:table-cell office:value-type="float" office:value="0.0000500471" calcext:value-type="float">
            <text:p>5.00471E-05</text:p>
          </table:table-cell>
          <table:table-cell office:value-type="float" office:value="0.0000814793" calcext:value-type="float">
            <text:p>8.14793E-05</text:p>
          </table:table-cell>
          <table:table-cell office:value-type="float" office:value="0.000132666" calcext:value-type="float">
            <text:p>0.000132666</text:p>
          </table:table-cell>
          <table:table-cell office:value-type="float" office:value="0.000217119" calcext:value-type="float">
            <text:p>0.000217119</text:p>
          </table:table-cell>
          <table:table-cell office:value-type="float" office:value="0.000358447" calcext:value-type="float">
            <text:p>0.000358447</text:p>
          </table:table-cell>
          <table:table-cell office:value-type="float" office:value="0.000594795" calcext:value-type="float">
            <text:p>0.000594795</text:p>
          </table:table-cell>
          <table:table-cell office:value-type="float" office:value="0.00098646" calcext:value-type="float">
            <text:p>0.00098646</text:p>
          </table:table-cell>
          <table:table-cell office:value-type="float" office:value="0.00163095" calcext:value-type="float">
            <text:p>0.00163095</text:p>
          </table:table-cell>
          <table:table-cell office:value-type="float" office:value="0.00269172" calcext:value-type="float">
            <text:p>0.00269172</text:p>
          </table:table-cell>
          <table:table-cell office:value-type="float" office:value="0.00444217" calcext:value-type="float">
            <text:p>0.00444217</text:p>
          </table:table-cell>
          <table:table-cell office:value-type="float" office:value="0.00733071" calcext:value-type="float">
            <text:p>0.00733071</text:p>
          </table:table-cell>
          <table:table-cell office:value-type="float" office:value="0.0120881" calcext:value-type="float">
            <text:p>0.0120881</text:p>
          </table:table-cell>
          <table:table-cell office:value-type="float" office:value="0.0199053" calcext:value-type="float">
            <text:p>0.0199053</text:p>
          </table:table-cell>
          <table:table-cell office:value-type="float" office:value="0.0327248" calcext:value-type="float">
            <text:p>0.0327248</text:p>
          </table:table-cell>
          <table:table-cell office:value-type="float" office:value="0.0536801" calcext:value-type="float">
            <text:p>0.0536801</text:p>
          </table:table-cell>
          <table:table-cell office:value-type="float" office:value="0.0877309" calcext:value-type="float">
            <text:p>0.0877309</text:p>
          </table:table-cell>
          <table:table-cell office:value-type="float" office:value="0.142537" calcext:value-type="float">
            <text:p>0.142537</text:p>
          </table:table-cell>
          <table:table-cell office:value-type="float" office:value="0.229462" calcext:value-type="float">
            <text:p>0.229462</text:p>
          </table:table-cell>
          <table:table-cell office:value-type="float" office:value="0.364117" calcext:value-type="float">
            <text:p>0.364117</text:p>
          </table:table-cell>
          <table:table-cell office:value-type="float" office:value="0.564796" calcext:value-type="float">
            <text:p>0.564796</text:p>
          </table:table-cell>
          <table:table-cell office:value-type="float" office:value="0.84558" calcext:value-type="float">
            <text:p>0.84558</text:p>
          </table:table-cell>
          <table:table-cell office:value-type="float" office:value="1.20052" calcext:value-type="float">
            <text:p>1.20052</text:p>
          </table:table-cell>
          <table:table-cell office:value-type="float" office:value="1.5811" calcext:value-type="float">
            <text:p>1.5811</text:p>
          </table:table-cell>
          <table:table-cell office:value-type="float" office:value="1.88699" calcext:value-type="float">
            <text:p>1.88699</text:p>
          </table:table-cell>
          <table:table-cell office:value-type="float" office:value="2.00291" calcext:value-type="float">
            <text:p>2.00291</text:p>
          </table:table-cell>
          <table:table-cell office:value-type="float" office:value="1.87741" calcext:value-type="float">
            <text:p>1.87741</text:p>
          </table:table-cell>
          <table:table-cell office:value-type="float" office:value="1.56605" calcext:value-type="float">
            <text:p>1.56605</text:p>
          </table:table-cell>
          <table:table-cell office:value-type="float" office:value="1.18494" calcext:value-type="float">
            <text:p>1.18494</text:p>
          </table:table-cell>
          <table:table-cell office:value-type="float" office:value="0.832552" calcext:value-type="float">
            <text:p>0.832552</text:p>
          </table:table-cell>
          <table:table-cell office:value-type="float" office:value="0.55512" calcext:value-type="float">
            <text:p>0.55512</text:p>
          </table:table-cell>
          <table:table-cell office:value-type="float" office:value="0.35734" calcext:value-type="float">
            <text:p>0.35734</text:p>
          </table:table-cell>
          <table:table-cell office:value-type="float" office:value="0.224821" calcext:value-type="float">
            <text:p>0.224821</text:p>
          </table:table-cell>
          <table:table-cell office:value-type="float" office:value="0.139411" calcext:value-type="float">
            <text:p>0.139411</text:p>
          </table:table-cell>
          <table:table-cell office:value-type="float" office:value="0.0856908" calcext:value-type="float">
            <text:p>0.0856908</text:p>
          </table:table-cell>
          <table:table-cell office:value-type="float" office:value="0.0524088" calcext:value-type="float">
            <text:p>0.0524088</text:p>
          </table:table-cell>
          <table:table-cell office:value-type="float" office:value="0.0319661" calcext:value-type="float">
            <text:p>0.0319661</text:p>
          </table:table-cell>
          <table:table-cell office:value-type="float" office:value="0.0194646" calcext:value-type="float">
            <text:p>0.0194646</text:p>
          </table:table-cell>
          <table:table-cell office:value-type="float" office:value="0.0118353" calcext:value-type="float">
            <text:p>0.0118353</text:p>
          </table:table-cell>
          <table:table-cell office:value-type="float" office:value="0.00718831" calcext:value-type="float">
            <text:p>0.00718831</text:p>
          </table:table-cell>
          <table:table-cell office:value-type="float" office:value="0.00436389" calcext:value-type="float">
            <text:p>0.00436389</text:p>
          </table:table-cell>
          <table:table-cell office:value-type="float" office:value="0.00264938" calcext:value-type="float">
            <text:p>0.00264938</text:p>
          </table:table-cell>
          <table:table-cell office:value-type="float" office:value="0.00160864" calcext:value-type="float">
            <text:p>0.00160864</text:p>
          </table:table-cell>
          <table:table-cell office:value-type="float" office:value="0.000976327" calcext:value-type="float">
            <text:p>0.000976327</text:p>
          </table:table-cell>
          <table:table-cell office:value-type="float" office:value="0.000592516" calcext:value-type="float">
            <text:p>0.000592516</text:p>
          </table:table-cell>
          <table:table-cell office:value-type="float" office:value="0.000360024" calcext:value-type="float">
            <text:p>0.000360024</text:p>
          </table:table-cell>
          <table:table-cell office:value-type="float" office:value="0.000218943" calcext:value-type="float">
            <text:p>0.000218943</text:p>
          </table:table-cell>
          <table:table-cell office:value-type="float" office:value="0.000132821" calcext:value-type="float">
            <text:p>0.000132821</text:p>
          </table:table-cell>
          <table:table-cell office:value-type="float" office:value="0.0000799441" calcext:value-type="float">
            <text:p>7.99441E-05</text:p>
          </table:table-cell>
          <table:table-cell office:value-type="float" office:value="0.0000476506" calcext:value-type="float">
            <text:p>4.76506E-05</text:p>
          </table:table-cell>
          <table:table-cell office:value-type="float" office:value="0.0000283043" calcext:value-type="float">
            <text:p>2.83043E-05</text:p>
          </table:table-cell>
          <table:table-cell office:value-type="float" office:value="0.0000169068" calcext:value-type="float">
            <text:p>1.69068E-05</text:p>
          </table:table-cell>
          <table:table-cell office:value-type="float" office:value="0.0000101929" calcext:value-type="float">
            <text:p>1.01929E-05</text:p>
          </table:table-cell>
          <table:table-cell office:value-type="float" office:value="0.00000616926" calcext:value-type="float">
            <text:p>6.16926E-06</text:p>
          </table:table-cell>
          <table:table-cell office:value-type="float" office:value="0.00000374341" calcext:value-type="float">
            <text:p>3.74341E-06</text:p>
          </table:table-cell>
          <table:table-cell office:value-type="float" office:value="0.00000230582" calcext:value-type="float">
            <text:p>2.30582E-06</text:p>
          </table:table-cell>
          <table:table-cell office:value-type="float" office:value="0.00000144171" calcext:value-type="float">
            <text:p>1.44171E-06</text:p>
          </table:table-cell>
          <table:table-cell office:value-type="float" office:value="0.000000877734" calcext:value-type="float">
            <text:p>8.77734E-07</text:p>
          </table:table-cell>
          <table:table-cell office:value-type="float" office:value="0.000000487063" calcext:value-type="float">
            <text:p>4.87063E-07</text:p>
          </table:table-cell>
          <table:table-cell office:value-type="float" office:value="0.000000252243" calcext:value-type="float">
            <text:p>2.52243E-07</text:p>
          </table:table-cell>
          <table:table-cell office:value-type="float" office:value="0.000000150431" calcext:value-type="float">
            <text:p>1.50431E-07</text:p>
          </table:table-cell>
          <table:table-cell office:value-type="float" office:value="0.000000117724" calcext:value-type="float">
            <text:p>1.17724E-07</text:p>
          </table:table-cell>
          <table:table-cell office:value-type="float" office:value="0.00000010464" calcext:value-type="float">
            <text:p>1.0464E-07</text:p>
          </table:table-cell>
          <table:table-cell office:value-type="float" office:value="0.0000000952431" calcext:value-type="float">
            <text:p>9.52431E-08</text:p>
          </table:table-cell>
          <table:table-cell office:value-type="float" office:value="0.0000000805363" calcext:value-type="float">
            <text:p>8.05363E-08</text:p>
          </table:table-cell>
          <table:table-cell office:value-type="float" office:value="0.0000000527209" calcext:value-type="float">
            <text:p>5.27209E-08</text:p>
          </table:table-cell>
          <table:table-cell office:value-type="float" office:value="0.0000000230283" calcext:value-type="float">
            <text:p>2.30283E-08</text:p>
          </table:table-cell>
          <table:table-cell office:value-type="float" office:value="0.00000000514745" calcext:value-type="float">
            <text:p>5.14745E-09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  <table:table-row table:style-name="ro1">
          <table:table-cell office:value-type="float" office:value="0.0000000164892" calcext:value-type="float">
            <text:p>1.64892E-08</text:p>
          </table:table-cell>
          <table:table-cell office:value-type="float" office:value="0.0000000107643" calcext:value-type="float">
            <text:p>1.07643E-08</text:p>
          </table:table-cell>
          <table:table-cell office:value-type="float" office:value="0.0000000285765" calcext:value-type="float">
            <text:p>2.85765E-08</text:p>
          </table:table-cell>
          <table:table-cell office:value-type="float" office:value="0.0000000535309" calcext:value-type="float">
            <text:p>5.35309E-08</text:p>
          </table:table-cell>
          <table:table-cell office:value-type="float" office:value="0.0000000555887" calcext:value-type="float">
            <text:p>5.55887E-08</text:p>
          </table:table-cell>
          <table:table-cell office:value-type="float" office:value="0.0000000198649" calcext:value-type="float">
            <text:p>1.98649E-08</text:p>
          </table:table-cell>
          <table:table-cell office:value-type="float" office:value="0.00000000209194" calcext:value-type="float">
            <text:p>2.09194E-09</text:p>
          </table:table-cell>
          <table:table-cell office:value-type="float" office:value="0.00000000252411" calcext:value-type="float">
            <text:p>2.52411E-09</text:p>
          </table:table-cell>
          <table:table-cell office:value-type="float" office:value="0.00000000610669" calcext:value-type="float">
            <text:p>6.10669E-09</text:p>
          </table:table-cell>
          <table:table-cell office:value-type="float" office:value="0.00000000163687" calcext:value-type="float">
            <text:p>1.63687E-09</text:p>
          </table:table-cell>
          <table:table-cell office:value-type="float" office:value="0.00000000333635" calcext:value-type="float">
            <text:p>3.33635E-09</text:p>
          </table:table-cell>
          <table:table-cell office:value-type="float" office:value="0.0000000154826" calcext:value-type="float">
            <text:p>1.54826E-08</text:p>
          </table:table-cell>
          <table:table-cell office:value-type="float" office:value="0.0000000242865" calcext:value-type="float">
            <text:p>2.42865E-08</text:p>
          </table:table-cell>
          <table:table-cell office:value-type="float" office:value="0.0000000386532" calcext:value-type="float">
            <text:p>3.86532E-08</text:p>
          </table:table-cell>
          <table:table-cell office:value-type="float" office:value="0.0000000502595" calcext:value-type="float">
            <text:p>5.02595E-08</text:p>
          </table:table-cell>
          <table:table-cell office:value-type="float" office:value="0.0000000291106" calcext:value-type="float">
            <text:p>2.91106E-08</text:p>
          </table:table-cell>
          <table:table-cell office:value-type="float" office:value="0.00000000245631" calcext:value-type="float">
            <text:p>2.45631E-09</text:p>
          </table:table-cell>
          <table:table-cell office:value-type="float" office:value="0.00000000689601" calcext:value-type="float">
            <text:p>6.89601E-09</text:p>
          </table:table-cell>
          <table:table-cell office:value-type="float" office:value="0.0000000297273" calcext:value-type="float">
            <text:p>2.97273E-08</text:p>
          </table:table-cell>
          <table:table-cell office:value-type="float" office:value="0.0000000439734" calcext:value-type="float">
            <text:p>4.39734E-08</text:p>
          </table:table-cell>
          <table:table-cell office:value-type="float" office:value="0.0000000313602" calcext:value-type="float">
            <text:p>3.13602E-08</text:p>
          </table:table-cell>
          <table:table-cell office:value-type="float" office:value="0.0000000147868" calcext:value-type="float">
            <text:p>1.47868E-08</text:p>
          </table:table-cell>
          <table:table-cell office:value-type="float" office:value="0.0000000147067" calcext:value-type="float">
            <text:p>1.47067E-08</text:p>
          </table:table-cell>
          <table:table-cell office:value-type="float" office:value="0.0000000213225" calcext:value-type="float">
            <text:p>2.13225E-08</text:p>
          </table:table-cell>
          <table:table-cell office:value-type="float" office:value="0.0000000175361" calcext:value-type="float">
            <text:p>1.75361E-08</text:p>
          </table:table-cell>
          <table:table-cell office:value-type="float" office:value="0.00000000868412" calcext:value-type="float">
            <text:p>8.68412E-09</text:p>
          </table:table-cell>
          <table:table-cell office:value-type="float" office:value="0.00000000821149" calcext:value-type="float">
            <text:p>8.21149E-09</text:p>
          </table:table-cell>
          <table:table-cell office:value-type="float" office:value="0.00000000847734" calcext:value-type="float">
            <text:p>8.47734E-09</text:p>
          </table:table-cell>
          <table:table-cell office:value-type="float" office:value="0.000000013173" calcext:value-type="float">
            <text:p>1.3173E-08</text:p>
          </table:table-cell>
          <table:table-cell office:value-type="float" office:value="0.0000000458687" calcext:value-type="float">
            <text:p>4.58687E-08</text:p>
          </table:table-cell>
          <table:table-cell office:value-type="float" office:value="0.0000000631706" calcext:value-type="float">
            <text:p>6.31706E-08</text:p>
          </table:table-cell>
          <table:table-cell office:value-type="float" office:value="0.0000000324222" calcext:value-type="float">
            <text:p>3.24222E-08</text:p>
          </table:table-cell>
          <table:table-cell office:value-type="float" office:value="0.00000000486437" calcext:value-type="float">
            <text:p>4.86437E-09</text:p>
          </table:table-cell>
          <table:table-cell office:value-type="float" office:value="0.00000000256768" calcext:value-type="float">
            <text:p>2.56768E-09</text:p>
          </table:table-cell>
          <table:table-cell office:value-type="float" office:value="0.0000000108019" calcext:value-type="float">
            <text:p>1.08019E-08</text:p>
          </table:table-cell>
          <table:table-cell office:value-type="float" office:value="0.0000000186966" calcext:value-type="float">
            <text:p>1.86966E-08</text:p>
          </table:table-cell>
          <table:table-cell office:value-type="float" office:value="0.000000015177" calcext:value-type="float">
            <text:p>1.5177E-08</text:p>
          </table:table-cell>
          <table:table-cell office:value-type="float" office:value="0.0000000114097" calcext:value-type="float">
            <text:p>1.14097E-08</text:p>
          </table:table-cell>
          <table:table-cell office:value-type="float" office:value="0.0000000188318" calcext:value-type="float">
            <text:p>1.88318E-08</text:p>
          </table:table-cell>
          <table:table-cell office:value-type="float" office:value="0.0000000301113" calcext:value-type="float">
            <text:p>3.01113E-08</text:p>
          </table:table-cell>
          <table:table-cell office:value-type="float" office:value="0.0000000334254" calcext:value-type="float">
            <text:p>3.34254E-08</text:p>
          </table:table-cell>
          <table:table-cell office:value-type="float" office:value="0.0000000322613" calcext:value-type="float">
            <text:p>3.22613E-08</text:p>
          </table:table-cell>
          <table:table-cell office:value-type="float" office:value="0.0000000266347" calcext:value-type="float">
            <text:p>2.66347E-08</text:p>
          </table:table-cell>
          <table:table-cell office:value-type="float" office:value="0.0000000148461" calcext:value-type="float">
            <text:p>1.48461E-08</text:p>
          </table:table-cell>
          <table:table-cell office:value-type="float" office:value="0.0000000135448" calcext:value-type="float">
            <text:p>1.35448E-08</text:p>
          </table:table-cell>
          <table:table-cell office:value-type="float" office:value="0.000000036248" calcext:value-type="float">
            <text:p>3.6248E-08</text:p>
          </table:table-cell>
          <table:table-cell office:value-type="float" office:value="0.0000000488888" calcext:value-type="float">
            <text:p>4.88888E-08</text:p>
          </table:table-cell>
          <table:table-cell office:value-type="float" office:value="0.0000000324351" calcext:value-type="float">
            <text:p>3.24351E-08</text:p>
          </table:table-cell>
          <table:table-cell office:value-type="float" office:value="0.0000000132196" calcext:value-type="float">
            <text:p>1.32196E-08</text:p>
          </table:table-cell>
          <table:table-cell office:value-type="float" office:value="0.00000000563112" calcext:value-type="float">
            <text:p>5.63112E-09</text:p>
          </table:table-cell>
          <table:table-cell office:value-type="float" office:value="0.00000000397725" calcext:value-type="float">
            <text:p>3.97725E-09</text:p>
          </table:table-cell>
          <table:table-cell office:value-type="float" office:value="0.00000000403346" calcext:value-type="float">
            <text:p>4.03346E-09</text:p>
          </table:table-cell>
          <table:table-cell office:value-type="float" office:value="0.00000000604153" calcext:value-type="float">
            <text:p>6.04153E-09</text:p>
          </table:table-cell>
          <table:table-cell office:value-type="float" office:value="0.0000000105405" calcext:value-type="float">
            <text:p>1.05405E-08</text:p>
          </table:table-cell>
          <table:table-cell office:value-type="float" office:value="0.0000000151967" calcext:value-type="float">
            <text:p>1.51967E-08</text:p>
          </table:table-cell>
          <table:table-cell office:value-type="float" office:value="0.0000000212177" calcext:value-type="float">
            <text:p>2.12177E-08</text:p>
          </table:table-cell>
          <table:table-cell office:value-type="float" office:value="0.0000000375899" calcext:value-type="float">
            <text:p>3.75899E-08</text:p>
          </table:table-cell>
          <table:table-cell office:value-type="float" office:value="0.0000000543231" calcext:value-type="float">
            <text:p>5.43231E-08</text:p>
          </table:table-cell>
          <table:table-cell office:value-type="float" office:value="0.0000000409307" calcext:value-type="float">
            <text:p>4.09307E-08</text:p>
          </table:table-cell>
          <table:table-cell office:value-type="float" office:value="0.0000000167466" calcext:value-type="float">
            <text:p>1.67466E-08</text:p>
          </table:table-cell>
          <table:table-cell office:value-type="float" office:value="0.0000000147698" calcext:value-type="float">
            <text:p>1.47698E-08</text:p>
          </table:table-cell>
          <table:table-cell office:value-type="float" office:value="0.0000000223083" calcext:value-type="float">
            <text:p>2.23083E-08</text:p>
          </table:table-cell>
          <table:table-cell office:value-type="float" office:value="0.0000000279608" calcext:value-type="float">
            <text:p>2.79608E-08</text:p>
          </table:table-cell>
          <table:table-cell office:value-type="float" office:value="0.0000000322304" calcext:value-type="float">
            <text:p>3.22304E-08</text:p>
          </table:table-cell>
          <table:table-cell office:value-type="float" office:value="0.0000000286497" calcext:value-type="float">
            <text:p>2.86497E-08</text:p>
          </table:table-cell>
          <table:table-cell office:value-type="float" office:value="0.0000000155341" calcext:value-type="float">
            <text:p>1.55341E-08</text:p>
          </table:table-cell>
          <table:table-cell office:value-type="float" office:value="0.00000000762985" calcext:value-type="float">
            <text:p>7.62985E-09</text:p>
          </table:table-cell>
          <table:table-cell office:value-type="float" office:value="0.00000000835157" calcext:value-type="float">
            <text:p>8.35157E-09</text:p>
          </table:table-cell>
          <table:table-cell office:value-type="float" office:value="0.0000000149887" calcext:value-type="float">
            <text:p>1.49887E-08</text:p>
          </table:table-cell>
          <table:table-cell office:value-type="float" office:value="0.0000000181332" calcext:value-type="float">
            <text:p>1.81332E-08</text:p>
          </table:table-cell>
          <table:table-cell office:value-type="float" office:value="0.0000000074947" calcext:value-type="float">
            <text:p>7.4947E-09</text:p>
          </table:table-cell>
          <table:table-cell office:value-type="float" office:value="0.00000000504414" calcext:value-type="float">
            <text:p>5.04414E-09</text:p>
          </table:table-cell>
          <table:table-cell office:value-type="float" office:value="0.0000000220299" calcext:value-type="float">
            <text:p>2.20299E-08</text:p>
          </table:table-cell>
          <table:table-cell office:value-type="float" office:value="0.0000000449659" calcext:value-type="float">
            <text:p>4.49659E-08</text:p>
          </table:table-cell>
          <table:table-cell office:value-type="float" office:value="0.000000045357" calcext:value-type="float">
            <text:p>4.5357E-08</text:p>
          </table:table-cell>
          <table:table-cell office:value-type="float" office:value="0.0000000229674" calcext:value-type="float">
            <text:p>2.29674E-08</text:p>
          </table:table-cell>
          <table:table-cell office:value-type="float" office:value="0.00000000752252" calcext:value-type="float">
            <text:p>7.52252E-09</text:p>
          </table:table-cell>
          <table:table-cell office:value-type="float" office:value="0.0000000117675" calcext:value-type="float">
            <text:p>1.17675E-08</text:p>
          </table:table-cell>
          <table:table-cell office:value-type="float" office:value="0.0000000219985" calcext:value-type="float">
            <text:p>2.19985E-08</text:p>
          </table:table-cell>
          <table:table-cell office:value-type="float" office:value="0.0000000259175" calcext:value-type="float">
            <text:p>2.59175E-08</text:p>
          </table:table-cell>
          <table:table-cell office:value-type="float" office:value="0.0000000257985" calcext:value-type="float">
            <text:p>2.57985E-08</text:p>
          </table:table-cell>
          <table:table-cell office:value-type="float" office:value="0.000000022137" calcext:value-type="float">
            <text:p>2.2137E-08</text:p>
          </table:table-cell>
          <table:table-cell office:value-type="float" office:value="0.0000000158708" calcext:value-type="float">
            <text:p>1.58708E-08</text:p>
          </table:table-cell>
          <table:table-cell office:value-type="float" office:value="0.0000000182351" calcext:value-type="float">
            <text:p>1.82351E-08</text:p>
          </table:table-cell>
          <table:table-cell office:value-type="float" office:value="0.0000000277009" calcext:value-type="float">
            <text:p>2.77009E-08</text:p>
          </table:table-cell>
          <table:table-cell office:value-type="float" office:value="0.0000000266431" calcext:value-type="float">
            <text:p>2.66431E-08</text:p>
          </table:table-cell>
          <table:table-cell office:value-type="float" office:value="0.000000011778" calcext:value-type="float">
            <text:p>1.1778E-08</text:p>
          </table:table-cell>
          <table:table-cell office:value-type="float" office:value="0.000000000620255" calcext:value-type="float">
            <text:p>6.20255E-10</text:p>
          </table:table-cell>
          <table:table-cell office:value-type="float" office:value="0.0000000149055" calcext:value-type="float">
            <text:p>1.49055E-08</text:p>
          </table:table-cell>
          <table:table-cell office:value-type="float" office:value="0.0000000333682" calcext:value-type="float">
            <text:p>3.33682E-08</text:p>
          </table:table-cell>
          <table:table-cell office:value-type="float" office:value="0.0000000291326" calcext:value-type="float">
            <text:p>2.91326E-08</text:p>
          </table:table-cell>
          <table:table-cell office:value-type="float" office:value="0.0000000177432" calcext:value-type="float">
            <text:p>1.77432E-08</text:p>
          </table:table-cell>
          <table:table-cell office:value-type="float" office:value="0.00000000984715" calcext:value-type="float">
            <text:p>9.84715E-09</text:p>
          </table:table-cell>
          <table:table-cell office:value-type="float" office:value="0.00000000426062" calcext:value-type="float">
            <text:p>4.26062E-09</text:p>
          </table:table-cell>
          <table:table-cell office:value-type="float" office:value="0.0000000105951" calcext:value-type="float">
            <text:p>1.05951E-08</text:p>
          </table:table-cell>
          <table:table-cell office:value-type="float" office:value="0.0000000180906" calcext:value-type="float">
            <text:p>1.80906E-08</text:p>
          </table:table-cell>
          <table:table-cell office:value-type="float" office:value="0.0000000140951" calcext:value-type="float">
            <text:p>1.40951E-08</text:p>
          </table:table-cell>
          <table:table-cell office:value-type="float" office:value="0.00000000901829" calcext:value-type="float">
            <text:p>9.01829E-09</text:p>
          </table:table-cell>
          <table:table-cell office:value-type="float" office:value="0.0000000109258" calcext:value-type="float">
            <text:p>1.09258E-08</text:p>
          </table:table-cell>
          <table:table-cell office:value-type="float" office:value="0.0000000304189" calcext:value-type="float">
            <text:p>3.04189E-08</text:p>
          </table:table-cell>
          <table:table-cell office:value-type="float" office:value="0.0000000499062" calcext:value-type="float">
            <text:p>4.99062E-08</text:p>
          </table:table-cell>
          <table:table-cell office:value-type="float" office:value="0.0000000441792" calcext:value-type="float">
            <text:p>4.41792E-08</text:p>
          </table:table-cell>
          <table:table-cell office:value-type="float" office:value="0.0000000249161" calcext:value-type="float">
            <text:p>2.49161E-08</text:p>
          </table:table-cell>
          <table:table-cell office:value-type="float" office:value="0.00000000860555" calcext:value-type="float">
            <text:p>8.60555E-09</text:p>
          </table:table-cell>
          <table:table-cell office:value-type="float" office:value="0.00000000762101" calcext:value-type="float">
            <text:p>7.62101E-09</text:p>
          </table:table-cell>
          <table:table-cell office:value-type="float" office:value="0.0000000220685" calcext:value-type="float">
            <text:p>2.20685E-08</text:p>
          </table:table-cell>
          <table:table-cell office:value-type="float" office:value="0.0000000293265" calcext:value-type="float">
            <text:p>2.93265E-08</text:p>
          </table:table-cell>
          <table:table-cell office:value-type="float" office:value="0.0000000200144" calcext:value-type="float">
            <text:p>2.00144E-08</text:p>
          </table:table-cell>
          <table:table-cell office:value-type="float" office:value="0.00000000605731" calcext:value-type="float">
            <text:p>6.05731E-09</text:p>
          </table:table-cell>
          <table:table-cell office:value-type="float" office:value="0.0000000000265897" calcext:value-type="float">
            <text:p>2.65897E-11</text:p>
          </table:table-cell>
          <table:table-cell office:value-type="float" office:value="0.00000000372848" calcext:value-type="float">
            <text:p>3.72848E-09</text:p>
          </table:table-cell>
          <table:table-cell office:value-type="float" office:value="0.00000000881724" calcext:value-type="float">
            <text:p>8.81724E-09</text:p>
          </table:table-cell>
          <table:table-cell office:value-type="float" office:value="0.000000015168" calcext:value-type="float">
            <text:p>1.5168E-08</text:p>
          </table:table-cell>
          <table:table-cell office:value-type="float" office:value="0.0000000118529" calcext:value-type="float">
            <text:p>1.18529E-08</text:p>
          </table:table-cell>
          <table:table-cell office:value-type="float" office:value="0.0000000113081" calcext:value-type="float">
            <text:p>1.13081E-08</text:p>
          </table:table-cell>
          <table:table-cell office:value-type="float" office:value="0.0000000232018" calcext:value-type="float">
            <text:p>2.32018E-08</text:p>
          </table:table-cell>
          <table:table-cell office:value-type="float" office:value="0.000000039288" calcext:value-type="float">
            <text:p>3.9288E-08</text:p>
          </table:table-cell>
          <table:table-cell office:value-type="float" office:value="0.0000000473811" calcext:value-type="float">
            <text:p>4.73811E-08</text:p>
          </table:table-cell>
          <table:table-cell office:value-type="float" office:value="0.0000000387991" calcext:value-type="float">
            <text:p>3.87991E-08</text:p>
          </table:table-cell>
          <table:table-cell office:value-type="float" office:value="0.0000000355381" calcext:value-type="float">
            <text:p>3.55381E-08</text:p>
          </table:table-cell>
          <table:table-cell office:value-type="float" office:value="0.0000000647766" calcext:value-type="float">
            <text:p>6.47766E-08</text:p>
          </table:table-cell>
          <table:table-cell office:value-type="float" office:value="0.00000010155" calcext:value-type="float">
            <text:p>1.0155E-07</text:p>
          </table:table-cell>
          <table:table-cell office:value-type="float" office:value="0.000000124707" calcext:value-type="float">
            <text:p>1.24707E-07</text:p>
          </table:table-cell>
          <table:table-cell office:value-type="float" office:value="0.000000143781" calcext:value-type="float">
            <text:p>1.43781E-07</text:p>
          </table:table-cell>
          <table:table-cell office:value-type="float" office:value="0.000000179038" calcext:value-type="float">
            <text:p>1.79038E-07</text:p>
          </table:table-cell>
          <table:table-cell office:value-type="float" office:value="0.0000002735" calcext:value-type="float">
            <text:p>2.735E-07</text:p>
          </table:table-cell>
          <table:table-cell office:value-type="float" office:value="0.000000477457" calcext:value-type="float">
            <text:p>4.77457E-07</text:p>
          </table:table-cell>
          <table:table-cell office:value-type="float" office:value="0.000000818837" calcext:value-type="float">
            <text:p>8.18837E-07</text:p>
          </table:table-cell>
          <table:table-cell office:value-type="float" office:value="0.0000012619" calcext:value-type="float">
            <text:p>1.2619E-06</text:p>
          </table:table-cell>
          <table:table-cell office:value-type="float" office:value="0.00000183563" calcext:value-type="float">
            <text:p>1.83563E-06</text:p>
          </table:table-cell>
          <table:table-cell office:value-type="float" office:value="0.00000271284" calcext:value-type="float">
            <text:p>2.71284E-06</text:p>
          </table:table-cell>
          <table:table-cell office:value-type="float" office:value="0.000004115" calcext:value-type="float">
            <text:p>4.115E-06</text:p>
          </table:table-cell>
          <table:table-cell office:value-type="float" office:value="0.00000639512" calcext:value-type="float">
            <text:p>6.39512E-06</text:p>
          </table:table-cell>
          <table:table-cell office:value-type="float" office:value="0.0000103239" calcext:value-type="float">
            <text:p>1.03239E-05</text:p>
          </table:table-cell>
          <table:table-cell office:value-type="float" office:value="0.0000173432" calcext:value-type="float">
            <text:p>1.73432E-05</text:p>
          </table:table-cell>
          <table:table-cell office:value-type="float" office:value="0.0000296193" calcext:value-type="float">
            <text:p>2.96193E-05</text:p>
          </table:table-cell>
          <table:table-cell office:value-type="float" office:value="0.0000501497" calcext:value-type="float">
            <text:p>5.01497E-05</text:p>
          </table:table-cell>
          <table:table-cell office:value-type="float" office:value="0.0000834655" calcext:value-type="float">
            <text:p>8.34655E-05</text:p>
          </table:table-cell>
          <table:table-cell office:value-type="float" office:value="0.000137183" calcext:value-type="float">
            <text:p>0.000137183</text:p>
          </table:table-cell>
          <table:table-cell office:value-type="float" office:value="0.000224708" calcext:value-type="float">
            <text:p>0.000224708</text:p>
          </table:table-cell>
          <table:table-cell office:value-type="float" office:value="0.000369416" calcext:value-type="float">
            <text:p>0.000369416</text:p>
          </table:table-cell>
          <table:table-cell office:value-type="float" office:value="0.00060943" calcext:value-type="float">
            <text:p>0.00060943</text:p>
          </table:table-cell>
          <table:table-cell office:value-type="float" office:value="0.00100595" calcext:value-type="float">
            <text:p>0.00100595</text:p>
          </table:table-cell>
          <table:table-cell office:value-type="float" office:value="0.00165772" calcext:value-type="float">
            <text:p>0.00165772</text:p>
          </table:table-cell>
          <table:table-cell office:value-type="float" office:value="0.00272703" calcext:value-type="float">
            <text:p>0.00272703</text:p>
          </table:table-cell>
          <table:table-cell office:value-type="float" office:value="0.00448216" calcext:value-type="float">
            <text:p>0.00448216</text:p>
          </table:table-cell>
          <table:table-cell office:value-type="float" office:value="0.00736524" calcext:value-type="float">
            <text:p>0.00736524</text:p>
          </table:table-cell>
          <table:table-cell office:value-type="float" office:value="0.0121011" calcext:value-type="float">
            <text:p>0.0121011</text:p>
          </table:table-cell>
          <table:table-cell office:value-type="float" office:value="0.0198789" calcext:value-type="float">
            <text:p>0.0198789</text:p>
          </table:table-cell>
          <table:table-cell office:value-type="float" office:value="0.0326477" calcext:value-type="float">
            <text:p>0.0326477</text:p>
          </table:table-cell>
          <table:table-cell office:value-type="float" office:value="0.0535632" calcext:value-type="float">
            <text:p>0.0535632</text:p>
          </table:table-cell>
          <table:table-cell office:value-type="float" office:value="0.0876207" calcext:value-type="float">
            <text:p>0.0876207</text:p>
          </table:table-cell>
          <table:table-cell office:value-type="float" office:value="0.142517" calcext:value-type="float">
            <text:p>0.142517</text:p>
          </table:table-cell>
          <table:table-cell office:value-type="float" office:value="0.229638" calcext:value-type="float">
            <text:p>0.229638</text:p>
          </table:table-cell>
          <table:table-cell office:value-type="float" office:value="0.364573" calcext:value-type="float">
            <text:p>0.364573</text:p>
          </table:table-cell>
          <table:table-cell office:value-type="float" office:value="0.56554" calcext:value-type="float">
            <text:p>0.56554</text:p>
          </table:table-cell>
          <table:table-cell office:value-type="float" office:value="0.84654" calcext:value-type="float">
            <text:p>0.84654</text:p>
          </table:table-cell>
          <table:table-cell office:value-type="float" office:value="1.20157" calcext:value-type="float">
            <text:p>1.20157</text:p>
          </table:table-cell>
          <table:table-cell office:value-type="float" office:value="1.58206" calcext:value-type="float">
            <text:p>1.58206</text:p>
          </table:table-cell>
          <table:table-cell office:value-type="float" office:value="1.88752" calcext:value-type="float">
            <text:p>1.88752</text:p>
          </table:table-cell>
          <table:table-cell office:value-type="float" office:value="2.00273" calcext:value-type="float">
            <text:p>2.00273</text:p>
          </table:table-cell>
          <table:table-cell office:value-type="float" office:value="1.87653" calcext:value-type="float">
            <text:p>1.87653</text:p>
          </table:table-cell>
          <table:table-cell office:value-type="float" office:value="1.56477" calcext:value-type="float">
            <text:p>1.56477</text:p>
          </table:table-cell>
          <table:table-cell office:value-type="float" office:value="1.18365" calcext:value-type="float">
            <text:p>1.18365</text:p>
          </table:table-cell>
          <table:table-cell office:value-type="float" office:value="0.831531" calcext:value-type="float">
            <text:p>0.831531</text:p>
          </table:table-cell>
          <table:table-cell office:value-type="float" office:value="0.554519" calcext:value-type="float">
            <text:p>0.554519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224908" calcext:value-type="float">
            <text:p>0.224908</text:p>
          </table:table-cell>
          <table:table-cell office:value-type="float" office:value="0.139625" calcext:value-type="float">
            <text:p>0.139625</text:p>
          </table:table-cell>
          <table:table-cell office:value-type="float" office:value="0.0859004" calcext:value-type="float">
            <text:p>0.0859004</text:p>
          </table:table-cell>
          <table:table-cell office:value-type="float" office:value="0.0525508" calcext:value-type="float">
            <text:p>0.0525508</text:p>
          </table:table-cell>
          <table:table-cell office:value-type="float" office:value="0.0320395" calcext:value-type="float">
            <text:p>0.0320395</text:p>
          </table:table-cell>
          <table:table-cell office:value-type="float" office:value="0.0194939" calcext:value-type="float">
            <text:p>0.0194939</text:p>
          </table:table-cell>
          <table:table-cell office:value-type="float" office:value="0.0118421" calcext:value-type="float">
            <text:p>0.0118421</text:p>
          </table:table-cell>
          <table:table-cell office:value-type="float" office:value="0.00718364" calcext:value-type="float">
            <text:p>0.00718364</text:p>
          </table:table-cell>
          <table:table-cell office:value-type="float" office:value="0.00435405" calcext:value-type="float">
            <text:p>0.00435405</text:p>
          </table:table-cell>
          <table:table-cell office:value-type="float" office:value="0.00263934" calcext:value-type="float">
            <text:p>0.00263934</text:p>
          </table:table-cell>
          <table:table-cell office:value-type="float" office:value="0.0016012" calcext:value-type="float">
            <text:p>0.0016012</text:p>
          </table:table-cell>
          <table:table-cell office:value-type="float" office:value="0.00097153" calcext:value-type="float">
            <text:p>0.00097153</text:p>
          </table:table-cell>
          <table:table-cell office:value-type="float" office:value="0.000588538" calcext:value-type="float">
            <text:p>0.000588538</text:p>
          </table:table-cell>
          <table:table-cell office:value-type="float" office:value="0.000355534" calcext:value-type="float">
            <text:p>0.000355534</text:p>
          </table:table-cell>
          <table:table-cell office:value-type="float" office:value="0.000214549" calcext:value-type="float">
            <text:p>0.000214549</text:p>
          </table:table-cell>
          <table:table-cell office:value-type="float" office:value="0.000130013" calcext:value-type="float">
            <text:p>0.000130013</text:p>
          </table:table-cell>
          <table:table-cell office:value-type="float" office:value="0.000079524" calcext:value-type="float">
            <text:p>7.9524E-05</text:p>
          </table:table-cell>
          <table:table-cell office:value-type="float" office:value="0.0000491383" calcext:value-type="float">
            <text:p>4.91383E-05</text:p>
          </table:table-cell>
          <table:table-cell office:value-type="float" office:value="0.0000305404" calcext:value-type="float">
            <text:p>3.05404E-05</text:p>
          </table:table-cell>
          <table:table-cell office:value-type="float" office:value="0.0000190018" calcext:value-type="float">
            <text:p>1.90018E-05</text:p>
          </table:table-cell>
          <table:table-cell office:value-type="float" office:value="0.0000117763" calcext:value-type="float">
            <text:p>1.17763E-05</text:p>
          </table:table-cell>
          <table:table-cell office:value-type="float" office:value="0.00000720404" calcext:value-type="float">
            <text:p>7.20404E-06</text:p>
          </table:table-cell>
          <table:table-cell office:value-type="float" office:value="0.00000430547" calcext:value-type="float">
            <text:p>4.30547E-06</text:p>
          </table:table-cell>
          <table:table-cell office:value-type="float" office:value="0.00000251486" calcext:value-type="float">
            <text:p>2.51486E-06</text:p>
          </table:table-cell>
          <table:table-cell office:value-type="float" office:value="0.00000149515" calcext:value-type="float">
            <text:p>1.49515E-06</text:p>
          </table:table-cell>
          <table:table-cell office:value-type="float" office:value="0.000000972476" calcext:value-type="float">
            <text:p>9.72476E-07</text:p>
          </table:table-cell>
          <table:table-cell office:value-type="float" office:value="0.00000070921" calcext:value-type="float">
            <text:p>7.0921E-07</text:p>
          </table:table-cell>
          <table:table-cell office:value-type="float" office:value="0.000000534543" calcext:value-type="float">
            <text:p>5.34543E-07</text:p>
          </table:table-cell>
          <table:table-cell office:value-type="float" office:value="0.000000356788" calcext:value-type="float">
            <text:p>3.56788E-07</text:p>
          </table:table-cell>
          <table:table-cell office:value-type="float" office:value="0.000000185591" calcext:value-type="float">
            <text:p>1.85591E-07</text:p>
          </table:table-cell>
          <table:table-cell office:value-type="float" office:value="0.0000000684353" calcext:value-type="float">
            <text:p>6.84353E-08</text:p>
          </table:table-cell>
          <table:table-cell office:value-type="float" office:value="0.0000000133472" calcext:value-type="float">
            <text:p>1.33472E-08</text:p>
          </table:table-cell>
          <table:table-cell office:value-type="float" office:value="2.38056E-034" calcext:value-type="float">
            <text:p>2.38056E-34</text:p>
          </table:table-cell>
          <table:table-cell office:value-type="float" office:value="2.40451E-035" calcext:value-type="float">
            <text:p>2.40451E-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6T22:33:23.858295169</dc:date>
    <meta:editing-duration>PT1M6S</meta:editing-duration>
    <meta:editing-cycles>1</meta:editing-cycles>
    <meta:document-statistic meta:table-count="1" meta:cell-count="6433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chodinger1.A2:schodinger1.GS32" svg:x="0.32cm" svg:y="0.18cm" svg:width="15.36cm" svg:height="8.64cm">
          <chartooo:coordinate-region svg:x="1.047cm" svg:y="0.301cm" svg:width="14.492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chodinger1.A2:schodinger1.GS2" chart:class="chart:line">
            <chart:data-point chart:repeated="201"/>
          </chart:series>
          <chart:series chart:style-name="ch6" chart:values-cell-range-address="schodinger1.A3:schodinger1.GS3" chart:class="chart:line">
            <chart:data-point chart:repeated="201"/>
          </chart:series>
          <chart:series chart:style-name="ch7" chart:values-cell-range-address="schodinger1.A4:schodinger1.GS4" chart:class="chart:line">
            <chart:data-point chart:repeated="201"/>
          </chart:series>
          <chart:series chart:style-name="ch8" chart:values-cell-range-address="schodinger1.A5:schodinger1.GS5" chart:class="chart:line">
            <chart:data-point chart:repeated="201"/>
          </chart:series>
          <chart:series chart:style-name="ch9" chart:values-cell-range-address="schodinger1.A6:schodinger1.GS6" chart:class="chart:line">
            <chart:data-point chart:repeated="201"/>
          </chart:series>
          <chart:series chart:style-name="ch10" chart:values-cell-range-address="schodinger1.A7:schodinger1.GS7" chart:class="chart:line">
            <chart:data-point chart:repeated="201"/>
          </chart:series>
          <chart:series chart:style-name="ch11" chart:values-cell-range-address="schodinger1.A8:schodinger1.GS8" chart:class="chart:line">
            <chart:data-point chart:repeated="201"/>
          </chart:series>
          <chart:series chart:style-name="ch12" chart:values-cell-range-address="schodinger1.A9:schodinger1.GS9" chart:class="chart:line">
            <chart:data-point chart:repeated="201"/>
          </chart:series>
          <chart:series chart:style-name="ch13" chart:values-cell-range-address="schodinger1.A10:schodinger1.GS10" chart:class="chart:line">
            <chart:data-point chart:repeated="201"/>
          </chart:series>
          <chart:series chart:style-name="ch14" chart:values-cell-range-address="schodinger1.A11:schodinger1.GS11" chart:class="chart:line">
            <chart:data-point chart:repeated="201"/>
          </chart:series>
          <chart:series chart:style-name="ch15" chart:values-cell-range-address="schodinger1.A12:schodinger1.GS12" chart:class="chart:line">
            <chart:data-point chart:repeated="201"/>
          </chart:series>
          <chart:series chart:style-name="ch16" chart:values-cell-range-address="schodinger1.A13:schodinger1.GS13" chart:class="chart:line">
            <chart:data-point chart:repeated="201"/>
          </chart:series>
          <chart:series chart:style-name="ch17" chart:values-cell-range-address="schodinger1.A14:schodinger1.GS14" chart:class="chart:line">
            <chart:data-point chart:repeated="201"/>
          </chart:series>
          <chart:series chart:style-name="ch18" chart:values-cell-range-address="schodinger1.A15:schodinger1.GS15" chart:class="chart:line">
            <chart:data-point chart:repeated="201"/>
          </chart:series>
          <chart:series chart:style-name="ch19" chart:values-cell-range-address="schodinger1.A16:schodinger1.GS16" chart:class="chart:line">
            <chart:data-point chart:repeated="201"/>
          </chart:series>
          <chart:series chart:style-name="ch8" chart:values-cell-range-address="schodinger1.A17:schodinger1.GS17" chart:class="chart:line">
            <chart:data-point chart:repeated="201"/>
          </chart:series>
          <chart:series chart:style-name="ch9" chart:values-cell-range-address="schodinger1.A18:schodinger1.GS18" chart:class="chart:line">
            <chart:data-point chart:repeated="201"/>
          </chart:series>
          <chart:series chart:style-name="ch10" chart:values-cell-range-address="schodinger1.A19:schodinger1.GS19" chart:class="chart:line">
            <chart:data-point chart:repeated="201"/>
          </chart:series>
          <chart:series chart:style-name="ch11" chart:values-cell-range-address="schodinger1.A20:schodinger1.GS20" chart:class="chart:line">
            <chart:data-point chart:repeated="201"/>
          </chart:series>
          <chart:series chart:style-name="ch12" chart:values-cell-range-address="schodinger1.A21:schodinger1.GS21" chart:class="chart:line">
            <chart:data-point chart:repeated="201"/>
          </chart:series>
          <chart:series chart:style-name="ch13" chart:values-cell-range-address="schodinger1.A22:schodinger1.GS22" chart:class="chart:line">
            <chart:data-point chart:repeated="201"/>
          </chart:series>
          <chart:series chart:style-name="ch14" chart:values-cell-range-address="schodinger1.A23:schodinger1.GS23" chart:class="chart:line">
            <chart:data-point chart:repeated="201"/>
          </chart:series>
          <chart:series chart:style-name="ch15" chart:values-cell-range-address="schodinger1.A24:schodinger1.GS24" chart:class="chart:line">
            <chart:data-point chart:repeated="201"/>
          </chart:series>
          <chart:series chart:style-name="ch16" chart:values-cell-range-address="schodinger1.A25:schodinger1.GS25" chart:class="chart:line">
            <chart:data-point chart:repeated="201"/>
          </chart:series>
          <chart:series chart:style-name="ch17" chart:values-cell-range-address="schodinger1.A26:schodinger1.GS26" chart:class="chart:line">
            <chart:data-point chart:repeated="201"/>
          </chart:series>
          <chart:series chart:style-name="ch18" chart:values-cell-range-address="schodinger1.A27:schodinger1.GS27" chart:class="chart:line">
            <chart:data-point chart:repeated="201"/>
          </chart:series>
          <chart:series chart:style-name="ch19" chart:values-cell-range-address="schodinger1.A28:schodinger1.GS28" chart:class="chart:line">
            <chart:data-point chart:repeated="201"/>
          </chart:series>
          <chart:series chart:style-name="ch8" chart:values-cell-range-address="schodinger1.A29:schodinger1.GS29" chart:class="chart:line">
            <chart:data-point chart:repeated="201"/>
          </chart:series>
          <chart:series chart:style-name="ch9" chart:values-cell-range-address="schodinger1.A30:schodinger1.GS30" chart:class="chart:line">
            <chart:data-point chart:repeated="201"/>
          </chart:series>
          <chart:series chart:style-name="ch10" chart:values-cell-range-address="schodinger1.A31:schodinger1.GS31" chart:class="chart:line">
            <chart:data-point chart:repeated="201"/>
          </chart:series>
          <chart:series chart:style-name="ch11" chart:values-cell-range-address="schodinger1.A32:schodinger1.GS32" chart:class="chart:line">
            <chart:data-point chart:repeated="20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2:schodinger1.GS2</svg:desc>
                </draw:g>
              </table:table-cell>
              <table:table-cell office:value-type="float" office:value="0.0000000270558">
                <text:p>0.0000000270558</text:p>
              </table:table-cell>
              <table:table-cell office:value-type="float" office:value="0.0000000447531">
                <text:p>0.0000000447531</text:p>
              </table:table-cell>
              <table:table-cell office:value-type="float" office:value="0.0000000737448">
                <text:p>0.0000000737448</text:p>
              </table:table-cell>
              <table:table-cell office:value-type="float" office:value="0.000000121586">
                <text:p>0.000000121586</text:p>
              </table:table-cell>
              <table:table-cell office:value-type="float" office:value="0.000000200462">
                <text:p>0.000000200462</text:p>
              </table:table-cell>
              <table:table-cell office:value-type="float" office:value="0.000000330505">
                <text:p>0.000000330505</text:p>
              </table:table-cell>
              <table:table-cell office:value-type="float" office:value="0.000000544911">
                <text:p>0.000000544911</text:p>
              </table:table-cell>
              <table:table-cell office:value-type="float" office:value="0.000000898406">
                <text:p>0.000000898406</text:p>
              </table:table-cell>
              <table:table-cell office:value-type="float" office:value="0.00000148122">
                <text:p>0.00000148122</text:p>
              </table:table-cell>
              <table:table-cell office:value-type="float" office:value="0.00000244212">
                <text:p>0.00000244212</text:p>
              </table:table-cell>
              <table:table-cell office:value-type="float" office:value="0.00000402637">
                <text:p>0.00000402637</text:p>
              </table:table-cell>
              <table:table-cell office:value-type="float" office:value="0.00000663836">
                <text:p>0.00000663836</text:p>
              </table:table-cell>
              <table:table-cell office:value-type="float" office:value="0.0000109448">
                <text:p>0.0000109448</text:p>
              </table:table-cell>
              <table:table-cell office:value-type="float" office:value="0.0000180449">
                <text:p>0.0000180449</text:p>
              </table:table-cell>
              <table:table-cell office:value-type="float" office:value="0.0000297509">
                <text:p>0.0000297509</text:p>
              </table:table-cell>
              <table:table-cell office:value-type="float" office:value="0.0000490507">
                <text:p>0.0000490507</text:p>
              </table:table-cell>
              <table:table-cell office:value-type="float" office:value="0.0000808703">
                <text:p>0.0000808703</text:p>
              </table:table-cell>
              <table:table-cell office:value-type="float" office:value="0.000133331">
                <text:p>0.000133331</text:p>
              </table:table-cell>
              <table:table-cell office:value-type="float" office:value="0.000219821">
                <text:p>0.000219821</text:p>
              </table:table-cell>
              <table:table-cell office:value-type="float" office:value="0.00036241">
                <text:p>0.00036241</text:p>
              </table:table-cell>
              <table:table-cell office:value-type="float" office:value="0.000597478">
                <text:p>0.000597478</text:p>
              </table:table-cell>
              <table:table-cell office:value-type="float" office:value="0.00098498">
                <text:p>0.00098498</text:p>
              </table:table-cell>
              <table:table-cell office:value-type="float" office:value="0.0016237">
                <text:p>0.0016237</text:p>
              </table:table-cell>
              <table:table-cell office:value-type="float" office:value="0.00267632">
                <text:p>0.00267632</text:p>
              </table:table-cell>
              <table:table-cell office:value-type="float" office:value="0.00441059">
                <text:p>0.00441059</text:p>
              </table:table-cell>
              <table:table-cell office:value-type="float" office:value="0.00726663">
                <text:p>0.00726663</text:p>
              </table:table-cell>
              <table:table-cell office:value-type="float" office:value="0.0119665">
                <text:p>0.0119665</text:p>
              </table:table-cell>
              <table:table-cell office:value-type="float" office:value="0.0196912">
                <text:p>0.0196912</text:p>
              </table:table-cell>
              <table:table-cell office:value-type="float" office:value="0.0323616">
                <text:p>0.0323616</text:p>
              </table:table-cell>
              <table:table-cell office:value-type="float" office:value="0.0530751">
                <text:p>0.0530751</text:p>
              </table:table-cell>
              <table:table-cell office:value-type="float" office:value="0.0867527">
                <text:p>0.0867527</text:p>
              </table:table-cell>
              <table:table-cell office:value-type="float" office:value="0.141018">
                <text:p>0.141018</text:p>
              </table:table-cell>
              <table:table-cell office:value-type="float" office:value="0.227178">
                <text:p>0.227178</text:p>
              </table:table-cell>
              <table:table-cell office:value-type="float" office:value="0.360731">
                <text:p>0.360731</text:p>
              </table:table-cell>
              <table:table-cell office:value-type="float" office:value="0.559838">
                <text:p>0.559838</text:p>
              </table:table-cell>
              <table:table-cell office:value-type="float" office:value="0.838616">
                <text:p>0.838616</text:p>
              </table:table-cell>
              <table:table-cell office:value-type="float" office:value="1.19159">
                <text:p>1.19159</text:p>
              </table:table-cell>
              <table:table-cell office:value-type="float" office:value="1.57139">
                <text:p>1.57139</text:p>
              </table:table-cell>
              <table:table-cell office:value-type="float" office:value="1.87908">
                <text:p>1.87908</text:p>
              </table:table-cell>
              <table:table-cell office:value-type="float" office:value="2">
                <text:p>2</text:p>
              </table:table-cell>
              <table:table-cell office:value-type="float" office:value="1.88098">
                <text:p>1.88098</text:p>
              </table:table-cell>
              <table:table-cell office:value-type="float" office:value="1.57441">
                <text:p>1.57441</text:p>
              </table:table-cell>
              <table:table-cell office:value-type="float" office:value="1.19475">
                <text:p>1.19475</text:p>
              </table:table-cell>
              <table:table-cell office:value-type="float" office:value="0.841283">
                <text:p>0.841283</text:p>
              </table:table-cell>
              <table:table-cell office:value-type="float" office:value="0.561823">
                <text:p>0.561823</text:p>
              </table:table-cell>
              <table:table-cell office:value-type="float" office:value="0.362096">
                <text:p>0.362096</text:p>
              </table:table-cell>
              <table:table-cell office:value-type="float" office:value="0.228072">
                <text:p>0.228072</text:p>
              </table:table-cell>
              <table:table-cell office:value-type="float" office:value="0.141586">
                <text:p>0.141586</text:p>
              </table:table-cell>
              <table:table-cell office:value-type="float" office:value="0.0871073">
                <text:p>0.0871073</text:p>
              </table:table-cell>
              <table:table-cell office:value-type="float" office:value="0.053294">
                <text:p>0.053294</text:p>
              </table:table-cell>
              <table:table-cell office:value-type="float" office:value="0.0324957">
                <text:p>0.0324957</text:p>
              </table:table-cell>
              <table:table-cell office:value-type="float" office:value="0.019773">
                <text:p>0.019773</text:p>
              </table:table-cell>
              <table:table-cell office:value-type="float" office:value="0.0120164">
                <text:p>0.0120164</text:p>
              </table:table-cell>
              <table:table-cell office:value-type="float" office:value="0.00729694">
                <text:p>0.00729694</text:p>
              </table:table-cell>
              <table:table-cell office:value-type="float" office:value="0.004429">
                <text:p>0.004429</text:p>
              </table:table-cell>
              <table:table-cell office:value-type="float" office:value="0.00268749">
                <text:p>0.00268749</text:p>
              </table:table-cell>
              <table:table-cell office:value-type="float" office:value="0.00163048">
                <text:p>0.00163048</text:p>
              </table:table-cell>
              <table:table-cell office:value-type="float" office:value="0.000989094">
                <text:p>0.000989094</text:p>
              </table:table-cell>
              <table:table-cell office:value-type="float" office:value="0.000599974">
                <text:p>0.000599974</text:p>
              </table:table-cell>
              <table:table-cell office:value-type="float" office:value="0.000363924">
                <text:p>0.000363924</text:p>
              </table:table-cell>
              <table:table-cell office:value-type="float" office:value="0.000220739">
                <text:p>0.000220739</text:p>
              </table:table-cell>
              <table:table-cell office:value-type="float" office:value="0.000133888">
                <text:p>0.000133888</text:p>
              </table:table-cell>
              <table:table-cell office:value-type="float" office:value="0.0000812082">
                <text:p>0.0000812082</text:p>
              </table:table-cell>
              <table:table-cell office:value-type="float" office:value="0.0000492557">
                <text:p>0.0000492557</text:p>
              </table:table-cell>
              <table:table-cell office:value-type="float" office:value="0.0000298752">
                <text:p>0.0000298752</text:p>
              </table:table-cell>
              <table:table-cell office:value-type="float" office:value="0.0000181203">
                <text:p>0.0000181203</text:p>
              </table:table-cell>
              <table:table-cell office:value-type="float" office:value="0.0000109905">
                <text:p>0.0000109905</text:p>
              </table:table-cell>
              <table:table-cell office:value-type="float" office:value="0.0000066661">
                <text:p>0.0000066661</text:p>
              </table:table-cell>
              <table:table-cell office:value-type="float" office:value="0.0000040432">
                <text:p>0.0000040432</text:p>
              </table:table-cell>
              <table:table-cell office:value-type="float" office:value="0.00000245232">
                <text:p>0.00000245232</text:p>
              </table:table-cell>
              <table:table-cell office:value-type="float" office:value="0.00000148741">
                <text:p>0.00000148741</text:p>
              </table:table-cell>
              <table:table-cell office:value-type="float" office:value="0.00000090216">
                <text:p>0.00000090216</text:p>
              </table:table-cell>
              <table:table-cell office:value-type="float" office:value="0.000000547188">
                <text:p>0.000000547188</text:p>
              </table:table-cell>
              <table:table-cell office:value-type="float" office:value="0.000000331886">
                <text:p>0.000000331886</text:p>
              </table:table-cell>
              <table:table-cell office:value-type="float" office:value="0.000000201299">
                <text:p>0.000000201299</text:p>
              </table:table-cell>
              <table:table-cell office:value-type="float" office:value="0.000000122094">
                <text:p>0.000000122094</text:p>
              </table:table-cell>
              <table:table-cell office:value-type="float" office:value="0.0000000740538">
                <text:p>0.0000000740538</text:p>
              </table:table-cell>
              <table:table-cell office:value-type="float" office:value="0.0000000449159">
                <text:p>0.0000000449159</text:p>
              </table:table-cell>
              <table:table-cell office:value-type="float" office:value="0.0000000272429">
                <text:p>0.0000000272429</text:p>
              </table:table-cell>
              <table:table-cell office:value-type="float" office:value="0.0000000165236">
                <text:p>0.0000000165236</text:p>
              </table:table-cell>
              <table:table-cell office:value-type="float" office:value="0.0000000100221">
                <text:p>0.0000000100221</text:p>
              </table:table-cell>
              <table:table-cell office:value-type="float" office:value="0.00000000607871">
                <text:p>0.00000000607871</text:p>
              </table:table-cell>
              <table:table-cell office:value-type="float" office:value="0.00000000368692">
                <text:p>0.00000000368692</text:p>
              </table:table-cell>
              <table:table-cell office:value-type="float" office:value="0.00000000223623">
                <text:p>0.00000000223623</text:p>
              </table:table-cell>
              <table:table-cell office:value-type="float" office:value="0.00000000135634">
                <text:p>0.00000000135634</text:p>
              </table:table-cell>
              <table:table-cell office:value-type="float" office:value="0.000000000822663">
                <text:p>0.000000000822663</text:p>
              </table:table-cell>
              <table:table-cell office:value-type="float" office:value="0.000000000498971">
                <text:p>0.000000000498971</text:p>
              </table:table-cell>
              <table:table-cell office:value-type="float" office:value="0.000000000302641">
                <text:p>0.000000000302641</text:p>
              </table:table-cell>
              <table:table-cell office:value-type="float" office:value="0.000000000183561">
                <text:p>0.000000000183561</text:p>
              </table:table-cell>
              <table:table-cell office:value-type="float" office:value="0.000000000111335">
                <text:p>0.000000000111335</text:p>
              </table:table-cell>
              <table:table-cell office:value-type="float" office:value="0.0000000000675283">
                <text:p>0.0000000000675283</text:p>
              </table:table-cell>
              <table:table-cell office:value-type="float" office:value="0.000000000040958">
                <text:p>0.000000000040958</text:p>
              </table:table-cell>
              <table:table-cell office:value-type="float" office:value="0.0000000000248423">
                <text:p>0.0000000000248423</text:p>
              </table:table-cell>
              <table:table-cell office:value-type="float" office:value="0.0000000000150676">
                <text:p>0.0000000000150676</text:p>
              </table:table-cell>
              <table:table-cell office:value-type="float" office:value="0.00000000000913897">
                <text:p>0.00000000000913897</text:p>
              </table:table-cell>
              <table:table-cell office:value-type="float" office:value="0.00000000000554306">
                <text:p>0.00000000000554306</text:p>
              </table:table-cell>
              <table:table-cell office:value-type="float" office:value="0.00000000000336204">
                <text:p>0.00000000000336204</text:p>
              </table:table-cell>
              <table:table-cell office:value-type="float" office:value="0.00000000000203918">
                <text:p>0.00000000000203918</text:p>
              </table:table-cell>
              <table:table-cell office:value-type="float" office:value="0.00000000000123682">
                <text:p>0.00000000000123682</text:p>
              </table:table-cell>
              <table:table-cell office:value-type="float" office:value="0.000000000000750172">
                <text:p>0.000000000000750172</text:p>
              </table:table-cell>
              <table:table-cell office:value-type="float" office:value="0.000000000000455002">
                <text:p>0.000000000000455002</text:p>
              </table:table-cell>
              <table:table-cell office:value-type="float" office:value="0.000000000000275973">
                <text:p>0.000000000000275973</text:p>
              </table:table-cell>
              <table:table-cell office:value-type="float" office:value="0.000000000000167386">
                <text:p>0.000000000000167386</text:p>
              </table:table-cell>
              <table:table-cell office:value-type="float" office:value="0.000000000000101525">
                <text:p>0.000000000000101525</text:p>
              </table:table-cell>
              <table:table-cell office:value-type="float" office:value="0.0000000000000615779">
                <text:p>0.0000000000000615779</text:p>
              </table:table-cell>
              <table:table-cell office:value-type="float" office:value="0.0000000000000373489">
                <text:p>0.0000000000000373489</text:p>
              </table:table-cell>
              <table:table-cell office:value-type="float" office:value="0.0000000000000226532">
                <text:p>0.0000000000000226532</text:p>
              </table:table-cell>
              <table:table-cell office:value-type="float" office:value="0.0000000000000137399">
                <text:p>0.0000000000000137399</text:p>
              </table:table-cell>
              <table:table-cell office:value-type="float" office:value="8.33366E-015">
                <text:p>8.33366E-015</text:p>
              </table:table-cell>
              <table:table-cell office:value-type="float" office:value="5.05462E-015">
                <text:p>5.05462E-015</text:p>
              </table:table-cell>
              <table:table-cell office:value-type="float" office:value="3.06578E-015">
                <text:p>3.06578E-015</text:p>
              </table:table-cell>
              <table:table-cell office:value-type="float" office:value="1.85949E-015">
                <text:p>1.85949E-015</text:p>
              </table:table-cell>
              <table:table-cell office:value-type="float" office:value="1.12784E-015">
                <text:p>1.12784E-015</text:p>
              </table:table-cell>
              <table:table-cell office:value-type="float" office:value="6.84068E-016">
                <text:p>6.84068E-016</text:p>
              </table:table-cell>
              <table:table-cell office:value-type="float" office:value="4.14908E-016">
                <text:p>4.14908E-016</text:p>
              </table:table-cell>
              <table:table-cell office:value-type="float" office:value="2.51655E-016">
                <text:p>2.51655E-016</text:p>
              </table:table-cell>
              <table:table-cell office:value-type="float" office:value="1.52636E-016">
                <text:p>1.52636E-016</text:p>
              </table:table-cell>
              <table:table-cell office:value-type="float" office:value="9.25786E-017">
                <text:p>9.25786E-017</text:p>
              </table:table-cell>
              <table:table-cell office:value-type="float" office:value="5.61517E-017">
                <text:p>5.61517E-017</text:p>
              </table:table-cell>
              <table:table-cell office:value-type="float" office:value="3.40578E-017">
                <text:p>3.40578E-017</text:p>
              </table:table-cell>
              <table:table-cell office:value-type="float" office:value="2.06571E-017">
                <text:p>2.06571E-017</text:p>
              </table:table-cell>
              <table:table-cell office:value-type="float" office:value="1.25291E-017">
                <text:p>1.25291E-017</text:p>
              </table:table-cell>
              <table:table-cell office:value-type="float" office:value="7.59931E-018">
                <text:p>7.59931E-018</text:p>
              </table:table-cell>
              <table:table-cell office:value-type="float" office:value="4.60922E-018">
                <text:p>4.60922E-018</text:p>
              </table:table-cell>
              <table:table-cell office:value-type="float" office:value="2.79563E-018">
                <text:p>2.79563E-018</text:p>
              </table:table-cell>
              <table:table-cell office:value-type="float" office:value="1.69564E-018">
                <text:p>1.69564E-018</text:p>
              </table:table-cell>
              <table:table-cell office:value-type="float" office:value="1.02846E-018">
                <text:p>1.02846E-018</text:p>
              </table:table-cell>
              <table:table-cell office:value-type="float" office:value="6.2379E-019">
                <text:p>6.2379E-019</text:p>
              </table:table-cell>
              <table:table-cell office:value-type="float" office:value="3.78347E-019">
                <text:p>3.78347E-019</text:p>
              </table:table-cell>
              <table:table-cell office:value-type="float" office:value="2.29479E-019">
                <text:p>2.29479E-019</text:p>
              </table:table-cell>
              <table:table-cell office:value-type="float" office:value="1.39186E-019">
                <text:p>1.39186E-019</text:p>
              </table:table-cell>
              <table:table-cell office:value-type="float" office:value="8.44207E-020">
                <text:p>8.44207E-020</text:p>
              </table:table-cell>
              <table:table-cell office:value-type="float" office:value="5.12038E-020">
                <text:p>5.12038E-020</text:p>
              </table:table-cell>
              <table:table-cell office:value-type="float" office:value="3.10567E-020">
                <text:p>3.10567E-020</text:p>
              </table:table-cell>
              <table:table-cell office:value-type="float" office:value="1.88368E-020">
                <text:p>1.88368E-020</text:p>
              </table:table-cell>
              <table:table-cell office:value-type="float" office:value="1.14251E-020">
                <text:p>1.14251E-020</text:p>
              </table:table-cell>
              <table:table-cell office:value-type="float" office:value="6.92968E-021">
                <text:p>6.92968E-021</text:p>
              </table:table-cell>
              <table:table-cell office:value-type="float" office:value="4.20306E-021">
                <text:p>4.20306E-021</text:p>
              </table:table-cell>
              <table:table-cell office:value-type="float" office:value="2.54929E-021">
                <text:p>2.54929E-021</text:p>
              </table:table-cell>
              <table:table-cell office:value-type="float" office:value="1.54622E-021">
                <text:p>1.54622E-021</text:p>
              </table:table-cell>
              <table:table-cell office:value-type="float" office:value="9.3783E-022">
                <text:p>9.3783E-022</text:p>
              </table:table-cell>
              <table:table-cell office:value-type="float" office:value="5.68822E-022">
                <text:p>5.68822E-022</text:p>
              </table:table-cell>
              <table:table-cell office:value-type="float" office:value="3.45008E-022">
                <text:p>3.45008E-022</text:p>
              </table:table-cell>
              <table:table-cell office:value-type="float" office:value="2.09258E-022">
                <text:p>2.09258E-022</text:p>
              </table:table-cell>
              <table:table-cell office:value-type="float" office:value="1.26921E-022">
                <text:p>1.26921E-022</text:p>
              </table:table-cell>
              <table:table-cell office:value-type="float" office:value="7.69817E-023">
                <text:p>7.69817E-023</text:p>
              </table:table-cell>
              <table:table-cell office:value-type="float" office:value="4.66918E-023">
                <text:p>4.66918E-023</text:p>
              </table:table-cell>
              <table:table-cell office:value-type="float" office:value="2.832E-023">
                <text:p>2.832E-023</text:p>
              </table:table-cell>
              <table:table-cell office:value-type="float" office:value="1.71769E-023">
                <text:p>1.71769E-023</text:p>
              </table:table-cell>
              <table:table-cell office:value-type="float" office:value="1.04183E-023">
                <text:p>1.04183E-023</text:p>
              </table:table-cell>
              <table:table-cell office:value-type="float" office:value="6.31905E-024">
                <text:p>6.31905E-024</text:p>
              </table:table-cell>
              <table:table-cell office:value-type="float" office:value="3.8327E-024">
                <text:p>3.8327E-024</text:p>
              </table:table-cell>
              <table:table-cell office:value-type="float" office:value="2.32465E-024">
                <text:p>2.32465E-024</text:p>
              </table:table-cell>
              <table:table-cell office:value-type="float" office:value="1.40997E-024">
                <text:p>1.40997E-024</text:p>
              </table:table-cell>
              <table:table-cell office:value-type="float" office:value="8.5519E-025">
                <text:p>8.5519E-025</text:p>
              </table:table-cell>
              <table:table-cell office:value-type="float" office:value="5.18699E-025">
                <text:p>5.18699E-025</text:p>
              </table:table-cell>
              <table:table-cell office:value-type="float" office:value="3.14607E-025">
                <text:p>3.14607E-025</text:p>
              </table:table-cell>
              <table:table-cell office:value-type="float" office:value="1.90819E-025">
                <text:p>1.90819E-025</text:p>
              </table:table-cell>
              <table:table-cell office:value-type="float" office:value="1.15737E-025">
                <text:p>1.15737E-025</text:p>
              </table:table-cell>
              <table:table-cell office:value-type="float" office:value="7.01983E-026">
                <text:p>7.01983E-026</text:p>
              </table:table-cell>
              <table:table-cell office:value-type="float" office:value="4.25774E-026">
                <text:p>4.25774E-026</text:p>
              </table:table-cell>
              <table:table-cell office:value-type="float" office:value="2.58245E-026">
                <text:p>2.58245E-026</text:p>
              </table:table-cell>
              <table:table-cell office:value-type="float" office:value="1.56633E-026">
                <text:p>1.56633E-026</text:p>
              </table:table-cell>
              <table:table-cell office:value-type="float" office:value="9.5003E-027">
                <text:p>9.5003E-027</text:p>
              </table:table-cell>
              <table:table-cell office:value-type="float" office:value="5.76222E-027">
                <text:p>5.76222E-027</text:p>
              </table:table-cell>
              <table:table-cell office:value-type="float" office:value="3.49497E-027">
                <text:p>3.49497E-027</text:p>
              </table:table-cell>
              <table:table-cell office:value-type="float" office:value="2.1198E-027">
                <text:p>2.1198E-027</text:p>
              </table:table-cell>
              <table:table-cell office:value-type="float" office:value="1.28573E-027">
                <text:p>1.28573E-027</text:p>
              </table:table-cell>
              <table:table-cell office:value-type="float" office:value="7.79832E-028">
                <text:p>7.79832E-028</text:p>
              </table:table-cell>
              <table:table-cell office:value-type="float" office:value="4.72992E-028">
                <text:p>4.72992E-028</text:p>
              </table:table-cell>
              <table:table-cell office:value-type="float" office:value="2.86884E-028">
                <text:p>2.86884E-028</text:p>
              </table:table-cell>
              <table:table-cell office:value-type="float" office:value="1.74004E-028">
                <text:p>1.74004E-028</text:p>
              </table:table-cell>
              <table:table-cell office:value-type="float" office:value="1.05539E-028">
                <text:p>1.05539E-028</text:p>
              </table:table-cell>
              <table:table-cell office:value-type="float" office:value="6.40125E-029">
                <text:p>6.40125E-029</text:p>
              </table:table-cell>
              <table:table-cell office:value-type="float" office:value="3.88256E-029">
                <text:p>3.88256E-029</text:p>
              </table:table-cell>
              <table:table-cell office:value-type="float" office:value="2.35489E-029">
                <text:p>2.35489E-029</text:p>
              </table:table-cell>
              <table:table-cell office:value-type="float" office:value="1.42831E-029">
                <text:p>1.42831E-029</text:p>
              </table:table-cell>
              <table:table-cell office:value-type="float" office:value="8.66315E-030">
                <text:p>8.66315E-030</text:p>
              </table:table-cell>
              <table:table-cell office:value-type="float" office:value="5.25447E-030">
                <text:p>5.25447E-030</text:p>
              </table:table-cell>
              <table:table-cell office:value-type="float" office:value="3.187E-030">
                <text:p>3.187E-030</text:p>
              </table:table-cell>
              <table:table-cell office:value-type="float" office:value="1.93301E-030">
                <text:p>1.93301E-030</text:p>
              </table:table-cell>
              <table:table-cell office:value-type="float" office:value="1.17243E-030">
                <text:p>1.17243E-030</text:p>
              </table:table-cell>
              <table:table-cell office:value-type="float" office:value="7.11115E-031">
                <text:p>7.11115E-031</text:p>
              </table:table-cell>
              <table:table-cell office:value-type="float" office:value="4.31313E-031">
                <text:p>4.31313E-031</text:p>
              </table:table-cell>
              <table:table-cell office:value-type="float" office:value="2.61605E-031">
                <text:p>2.61605E-031</text:p>
              </table:table-cell>
              <table:table-cell office:value-type="float" office:value="1.58671E-031">
                <text:p>1.58671E-031</text:p>
              </table:table-cell>
              <table:table-cell office:value-type="float" office:value="9.62389E-032">
                <text:p>9.62389E-032</text:p>
              </table:table-cell>
              <table:table-cell office:value-type="float" office:value="5.83719E-032">
                <text:p>5.83719E-032</text:p>
              </table:table-cell>
              <table:table-cell office:value-type="float" office:value="3.54043E-032">
                <text:p>3.54043E-032</text:p>
              </table:table-cell>
              <table:table-cell office:value-type="float" office:value="2.14738E-032">
                <text:p>2.14738E-032</text:p>
              </table:table-cell>
              <table:table-cell office:value-type="float" office:value="1.30245E-032">
                <text:p>1.30245E-032</text:p>
              </table:table-cell>
              <table:table-cell office:value-type="float" office:value="7.89977E-033">
                <text:p>7.89977E-033</text:p>
              </table:table-cell>
              <table:table-cell office:value-type="float" office:value="4.79145E-033">
                <text:p>4.79145E-033</text:p>
              </table:table-cell>
              <table:table-cell office:value-type="float" office:value="2.90616E-033">
                <text:p>2.90616E-033</text:p>
              </table:table-cell>
              <table:table-cell office:value-type="float" office:value="1.76268E-033">
                <text:p>1.76268E-033</text:p>
              </table:table-cell>
              <table:table-cell office:value-type="float" office:value="1.06912E-033">
                <text:p>1.06912E-033</text:p>
              </table:table-cell>
              <table:table-cell office:value-type="float" office:value="6.48448E-034">
                <text:p>6.48448E-034</text:p>
              </table:table-cell>
              <table:table-cell office:value-type="float" office:value="3.93154E-034">
                <text:p>3.93154E-034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3:schodinger1.GS3</svg:desc>
                </draw:g>
              </table:table-cell>
              <table:table-cell office:value-type="float" office:value="0.000000000502872">
                <text:p>0.000000000502872</text:p>
              </table:table-cell>
              <table:table-cell office:value-type="float" office:value="0.00000000171524">
                <text:p>0.00000000171524</text:p>
              </table:table-cell>
              <table:table-cell office:value-type="float" office:value="0.00000000418342">
                <text:p>0.00000000418342</text:p>
              </table:table-cell>
              <table:table-cell office:value-type="float" office:value="0.00000000951675">
                <text:p>0.00000000951675</text:p>
              </table:table-cell>
              <table:table-cell office:value-type="float" office:value="0.0000000187728">
                <text:p>0.0000000187728</text:p>
              </table:table-cell>
              <table:table-cell office:value-type="float" office:value="0.0000000355586">
                <text:p>0.0000000355586</text:p>
              </table:table-cell>
              <table:table-cell office:value-type="float" office:value="0.0000000562125">
                <text:p>0.0000000562125</text:p>
              </table:table-cell>
              <table:table-cell office:value-type="float" office:value="0.0000000865959">
                <text:p>0.0000000865959</text:p>
              </table:table-cell>
              <table:table-cell office:value-type="float" office:value="0.000000154814">
                <text:p>0.000000154814</text:p>
              </table:table-cell>
              <table:table-cell office:value-type="float" office:value="0.000000300182">
                <text:p>0.000000300182</text:p>
              </table:table-cell>
              <table:table-cell office:value-type="float" office:value="0.000000537131">
                <text:p>0.000000537131</text:p>
              </table:table-cell>
              <table:table-cell office:value-type="float" office:value="0.000000863612">
                <text:p>0.000000863612</text:p>
              </table:table-cell>
              <table:table-cell office:value-type="float" office:value="0.00000136579">
                <text:p>0.00000136579</text:p>
              </table:table-cell>
              <table:table-cell office:value-type="float" office:value="0.00000227113">
                <text:p>0.00000227113</text:p>
              </table:table-cell>
              <table:table-cell office:value-type="float" office:value="0.00000389918">
                <text:p>0.00000389918</text:p>
              </table:table-cell>
              <table:table-cell office:value-type="float" office:value="0.00000661989">
                <text:p>0.00000661989</text:p>
              </table:table-cell>
              <table:table-cell office:value-type="float" office:value="0.0000110569">
                <text:p>0.0000110569</text:p>
              </table:table-cell>
              <table:table-cell office:value-type="float" office:value="0.0000183175">
                <text:p>0.0000183175</text:p>
              </table:table-cell>
              <table:table-cell office:value-type="float" office:value="0.0000300803">
                <text:p>0.0000300803</text:p>
              </table:table-cell>
              <table:table-cell office:value-type="float" office:value="0.0000488929">
                <text:p>0.0000488929</text:p>
              </table:table-cell>
              <table:table-cell office:value-type="float" office:value="0.0000794927">
                <text:p>0.0000794927</text:p>
              </table:table-cell>
              <table:table-cell office:value-type="float" office:value="0.000130588">
                <text:p>0.000130588</text:p>
              </table:table-cell>
              <table:table-cell office:value-type="float" office:value="0.000216023">
                <text:p>0.000216023</text:p>
              </table:table-cell>
              <table:table-cell office:value-type="float" office:value="0.000357305">
                <text:p>0.000357305</text:p>
              </table:table-cell>
              <table:table-cell office:value-type="float" office:value="0.000590002">
                <text:p>0.000590002</text:p>
              </table:table-cell>
              <table:table-cell office:value-type="float" office:value="0.000975006">
                <text:p>0.000975006</text:p>
              </table:table-cell>
              <table:table-cell office:value-type="float" office:value="0.00161131">
                <text:p>0.00161131</text:p>
              </table:table-cell>
              <table:table-cell office:value-type="float" office:value="0.00265628">
                <text:p>0.00265628</text:p>
              </table:table-cell>
              <table:table-cell office:value-type="float" office:value="0.00436999">
                <text:p>0.00436999</text:p>
              </table:table-cell>
              <table:table-cell office:value-type="float" office:value="0.0071885">
                <text:p>0.0071885</text:p>
              </table:table-cell>
              <table:table-cell office:value-type="float" office:value="0.0118298">
                <text:p>0.0118298</text:p>
              </table:table-cell>
              <table:table-cell office:value-type="float" office:value="0.0194547">
                <text:p>0.0194547</text:p>
              </table:table-cell>
              <table:table-cell office:value-type="float" office:value="0.0319507">
                <text:p>0.0319507</text:p>
              </table:table-cell>
              <table:table-cell office:value-type="float" office:value="0.0523942">
                <text:p>0.0523942</text:p>
              </table:table-cell>
              <table:table-cell office:value-type="float" office:value="0.0856767">
                <text:p>0.0856767</text:p>
              </table:table-cell>
              <table:table-cell office:value-type="float" office:value="0.139326">
                <text:p>0.139326</text:p>
              </table:table-cell>
              <table:table-cell office:value-type="float" office:value="0.224505">
                <text:p>0.224505</text:p>
              </table:table-cell>
              <table:table-cell office:value-type="float" office:value="0.356648">
                <text:p>0.356648</text:p>
              </table:table-cell>
              <table:table-cell office:value-type="float" office:value="0.554051">
                <text:p>0.554051</text:p>
              </table:table-cell>
              <table:table-cell office:value-type="float" office:value="0.83118">
                <text:p>0.83118</text:p>
              </table:table-cell>
              <table:table-cell office:value-type="float" office:value="1.18329">
                <text:p>1.18329</text:p>
              </table:table-cell>
              <table:table-cell office:value-type="float" office:value="1.56434">
                <text:p>1.56434</text:p>
              </table:table-cell>
              <table:table-cell office:value-type="float" office:value="1.87627">
                <text:p>1.87627</text:p>
              </table:table-cell>
              <table:table-cell office:value-type="float" office:value="2.00281">
                <text:p>2.00281</text:p>
              </table:table-cell>
              <table:table-cell office:value-type="float" office:value="1.88783">
                <text:p>1.88783</text:p>
              </table:table-cell>
              <table:table-cell office:value-type="float" office:value="1.5825">
                <text:p>1.5825</text:p>
              </table:table-cell>
              <table:table-cell office:value-type="float" office:value="1.20209">
                <text:p>1.20209</text:p>
              </table:table-cell>
              <table:table-cell office:value-type="float" office:value="0.847012">
                <text:p>0.847012</text:p>
              </table:table-cell>
              <table:table-cell office:value-type="float" office:value="0.56588">
                <text:p>0.56588</text:p>
              </table:table-cell>
              <table:table-cell office:value-type="float" office:value="0.364797">
                <text:p>0.364797</text:p>
              </table:table-cell>
              <table:table-cell office:value-type="float" office:value="0.229803">
                <text:p>0.229803</text:p>
              </table:table-cell>
              <table:table-cell office:value-type="float" office:value="0.142678">
                <text:p>0.142678</text:p>
              </table:table-cell>
              <table:table-cell office:value-type="float" office:value="0.087799">
                <text:p>0.087799</text:p>
              </table:table-cell>
              <table:table-cell office:value-type="float" office:value="0.0537447">
                <text:p>0.0537447</text:p>
              </table:table-cell>
              <table:table-cell office:value-type="float" office:value="0.0328035">
                <text:p>0.0328035</text:p>
              </table:table-cell>
              <table:table-cell office:value-type="float" office:value="0.0199947">
                <text:p>0.0199947</text:p>
              </table:table-cell>
              <table:table-cell office:value-type="float" office:value="0.0121826">
                <text:p>0.0121826</text:p>
              </table:table-cell>
              <table:table-cell office:value-type="float" office:value="0.00742337">
                <text:p>0.00742337</text:p>
              </table:table-cell>
              <table:table-cell office:value-type="float" office:value="0.00452322">
                <text:p>0.00452322</text:p>
              </table:table-cell>
              <table:table-cell office:value-type="float" office:value="0.0027538">
                <text:p>0.0027538</text:p>
              </table:table-cell>
              <table:table-cell office:value-type="float" office:value="0.00167263">
                <text:p>0.00167263</text:p>
              </table:table-cell>
              <table:table-cell office:value-type="float" office:value="0.00101162">
                <text:p>0.00101162</text:p>
              </table:table-cell>
              <table:table-cell office:value-type="float" office:value="0.000608292">
                <text:p>0.000608292</text:p>
              </table:table-cell>
              <table:table-cell office:value-type="float" office:value="0.000363749">
                <text:p>0.000363749</text:p>
              </table:table-cell>
              <table:table-cell office:value-type="float" office:value="0.000217136">
                <text:p>0.000217136</text:p>
              </table:table-cell>
              <table:table-cell office:value-type="float" office:value="0.000130442">
                <text:p>0.000130442</text:p>
              </table:table-cell>
              <table:table-cell office:value-type="float" office:value="0.0000796643">
                <text:p>0.0000796643</text:p>
              </table:table-cell>
              <table:table-cell office:value-type="float" office:value="0.0000496982">
                <text:p>0.0000496982</text:p>
              </table:table-cell>
              <table:table-cell office:value-type="float" office:value="0.0000314001">
                <text:p>0.0000314001</text:p>
              </table:table-cell>
              <table:table-cell office:value-type="float" office:value="0.0000196381">
                <text:p>0.0000196381</text:p>
              </table:table-cell>
              <table:table-cell office:value-type="float" office:value="0.0000118252">
                <text:p>0.0000118252</text:p>
              </table:table-cell>
              <table:table-cell office:value-type="float" office:value="0.0000067607">
                <text:p>0.0000067607</text:p>
              </table:table-cell>
              <table:table-cell office:value-type="float" office:value="0.00000375392">
                <text:p>0.00000375392</text:p>
              </table:table-cell>
              <table:table-cell office:value-type="float" office:value="0.0000021853">
                <text:p>0.0000021853</text:p>
              </table:table-cell>
              <table:table-cell office:value-type="float" office:value="0.0000014363">
                <text:p>0.0000014363</text:p>
              </table:table-cell>
              <table:table-cell office:value-type="float" office:value="0.00000100904">
                <text:p>0.00000100904</text:p>
              </table:table-cell>
              <table:table-cell office:value-type="float" office:value="0.000000659089">
                <text:p>0.000000659089</text:p>
              </table:table-cell>
              <table:table-cell office:value-type="float" office:value="0.000000363509">
                <text:p>0.000000363509</text:p>
              </table:table-cell>
              <table:table-cell office:value-type="float" office:value="0.000000172775">
                <text:p>0.000000172775</text:p>
              </table:table-cell>
              <table:table-cell office:value-type="float" office:value="0.0000000962899">
                <text:p>0.0000000962899</text:p>
              </table:table-cell>
              <table:table-cell office:value-type="float" office:value="0.0000000785543">
                <text:p>0.0000000785543</text:p>
              </table:table-cell>
              <table:table-cell office:value-type="float" office:value="0.0000000595403">
                <text:p>0.0000000595403</text:p>
              </table:table-cell>
              <table:table-cell office:value-type="float" office:value="0.000000031053">
                <text:p>0.000000031053</text:p>
              </table:table-cell>
              <table:table-cell office:value-type="float" office:value="0.000000012993">
                <text:p>0.000000012993</text:p>
              </table:table-cell>
              <table:table-cell office:value-type="float" office:value="0.00000000861895">
                <text:p>0.00000000861895</text:p>
              </table:table-cell>
              <table:table-cell office:value-type="float" office:value="0.00000000721947">
                <text:p>0.00000000721947</text:p>
              </table:table-cell>
              <table:table-cell office:value-type="float" office:value="0.00000000435282">
                <text:p>0.00000000435282</text:p>
              </table:table-cell>
              <table:table-cell office:value-type="float" office:value="0.00000000207162">
                <text:p>0.00000000207162</text:p>
              </table:table-cell>
              <table:table-cell office:value-type="float" office:value="0.00000000122082">
                <text:p>0.00000000122082</text:p>
              </table:table-cell>
              <table:table-cell office:value-type="float" office:value="0.000000000872541">
                <text:p>0.000000000872541</text:p>
              </table:table-cell>
              <table:table-cell office:value-type="float" office:value="0.000000000540267">
                <text:p>0.000000000540267</text:p>
              </table:table-cell>
              <table:table-cell office:value-type="float" office:value="0.000000000299503">
                <text:p>0.000000000299503</text:p>
              </table:table-cell>
              <table:table-cell office:value-type="float" office:value="0.000000000178979">
                <text:p>0.000000000178979</text:p>
              </table:table-cell>
              <table:table-cell office:value-type="float" office:value="0.00000000011379">
                <text:p>0.00000000011379</text:p>
              </table:table-cell>
              <table:table-cell office:value-type="float" office:value="0.0000000000694438">
                <text:p>0.0000000000694438</text:p>
              </table:table-cell>
              <table:table-cell office:value-type="float" office:value="0.000000000041223">
                <text:p>0.000000000041223</text:p>
              </table:table-cell>
              <table:table-cell office:value-type="float" office:value="0.0000000000249494">
                <text:p>0.0000000000249494</text:p>
              </table:table-cell>
              <table:table-cell office:value-type="float" office:value="0.0000000000152711">
                <text:p>0.0000000000152711</text:p>
              </table:table-cell>
              <table:table-cell office:value-type="float" office:value="0.00000000000926615">
                <text:p>0.00000000000926615</text:p>
              </table:table-cell>
              <table:table-cell office:value-type="float" office:value="0.0000000000056006">
                <text:p>0.0000000000056006</text:p>
              </table:table-cell>
              <table:table-cell office:value-type="float" office:value="0.00000000000339715">
                <text:p>0.00000000000339715</text:p>
              </table:table-cell>
              <table:table-cell office:value-type="float" office:value="0.000000000002063">
                <text:p>0.000000000002063</text:p>
              </table:table-cell>
              <table:table-cell office:value-type="float" office:value="0.00000000000125113">
                <text:p>0.00000000000125113</text:p>
              </table:table-cell>
              <table:table-cell office:value-type="float" office:value="0.000000000000758556">
                <text:p>0.000000000000758556</text:p>
              </table:table-cell>
              <table:table-cell office:value-type="float" office:value="0.000000000000460118">
                <text:p>0.000000000000460118</text:p>
              </table:table-cell>
              <table:table-cell office:value-type="float" office:value="0.000000000000279107">
                <text:p>0.000000000000279107</text:p>
              </table:table-cell>
              <table:table-cell office:value-type="float" office:value="0.000000000000169282">
                <text:p>0.000000000000169282</text:p>
              </table:table-cell>
              <table:table-cell office:value-type="float" office:value="0.000000000000102672">
                <text:p>0.000000000000102672</text:p>
              </table:table-cell>
              <table:table-cell office:value-type="float" office:value="0.0000000000000622742">
                <text:p>0.0000000000000622742</text:p>
              </table:table-cell>
              <table:table-cell office:value-type="float" office:value="0.0000000000000377715">
                <text:p>0.0000000000000377715</text:p>
              </table:table-cell>
              <table:table-cell office:value-type="float" office:value="0.0000000000000229095">
                <text:p>0.0000000000000229095</text:p>
              </table:table-cell>
              <table:table-cell office:value-type="float" office:value="0.0000000000000138953">
                <text:p>0.0000000000000138953</text:p>
              </table:table-cell>
              <table:table-cell office:value-type="float" office:value="8.42792E-015">
                <text:p>8.42792E-015</text:p>
              </table:table-cell>
              <table:table-cell office:value-type="float" office:value="5.11179E-015">
                <text:p>5.11179E-015</text:p>
              </table:table-cell>
              <table:table-cell office:value-type="float" office:value="3.10046E-015">
                <text:p>3.10046E-015</text:p>
              </table:table-cell>
              <table:table-cell office:value-type="float" office:value="1.88052E-015">
                <text:p>1.88052E-015</text:p>
              </table:table-cell>
              <table:table-cell office:value-type="float" office:value="1.1406E-015">
                <text:p>1.1406E-015</text:p>
              </table:table-cell>
              <table:table-cell office:value-type="float" office:value="6.91806E-016">
                <text:p>6.91806E-016</text:p>
              </table:table-cell>
              <table:table-cell office:value-type="float" office:value="4.19602E-016">
                <text:p>4.19602E-016</text:p>
              </table:table-cell>
              <table:table-cell office:value-type="float" office:value="2.54501E-016">
                <text:p>2.54501E-016</text:p>
              </table:table-cell>
              <table:table-cell office:value-type="float" office:value="1.54363E-016">
                <text:p>1.54363E-016</text:p>
              </table:table-cell>
              <table:table-cell office:value-type="float" office:value="9.36258E-017">
                <text:p>9.36258E-017</text:p>
              </table:table-cell>
              <table:table-cell office:value-type="float" office:value="5.67869E-017">
                <text:p>5.67869E-017</text:p>
              </table:table-cell>
              <table:table-cell office:value-type="float" office:value="3.4443E-017">
                <text:p>3.4443E-017</text:p>
              </table:table-cell>
              <table:table-cell office:value-type="float" office:value="2.08907E-017">
                <text:p>2.08907E-017</text:p>
              </table:table-cell>
              <table:table-cell office:value-type="float" office:value="1.26709E-017">
                <text:p>1.26709E-017</text:p>
              </table:table-cell>
              <table:table-cell office:value-type="float" office:value="7.68527E-018">
                <text:p>7.68527E-018</text:p>
              </table:table-cell>
              <table:table-cell office:value-type="float" office:value="4.66135E-018">
                <text:p>4.66135E-018</text:p>
              </table:table-cell>
              <table:table-cell office:value-type="float" office:value="2.82725E-018">
                <text:p>2.82725E-018</text:p>
              </table:table-cell>
              <table:table-cell office:value-type="float" office:value="1.71482E-018">
                <text:p>1.71482E-018</text:p>
              </table:table-cell>
              <table:table-cell office:value-type="float" office:value="1.04009E-018">
                <text:p>1.04009E-018</text:p>
              </table:table-cell>
              <table:table-cell office:value-type="float" office:value="6.30845E-019">
                <text:p>6.30845E-019</text:p>
              </table:table-cell>
              <table:table-cell office:value-type="float" office:value="3.82627E-019">
                <text:p>3.82627E-019</text:p>
              </table:table-cell>
              <table:table-cell office:value-type="float" office:value="2.32075E-019">
                <text:p>2.32075E-019</text:p>
              </table:table-cell>
              <table:table-cell office:value-type="float" office:value="1.40761E-019">
                <text:p>1.40761E-019</text:p>
              </table:table-cell>
              <table:table-cell office:value-type="float" office:value="8.53757E-020">
                <text:p>8.53757E-020</text:p>
              </table:table-cell>
              <table:table-cell office:value-type="float" office:value="5.17829E-020">
                <text:p>5.17829E-020</text:p>
              </table:table-cell>
              <table:table-cell office:value-type="float" office:value="3.14079E-020">
                <text:p>3.14079E-020</text:p>
              </table:table-cell>
              <table:table-cell office:value-type="float" office:value="1.90499E-020">
                <text:p>1.90499E-020</text:p>
              </table:table-cell>
              <table:table-cell office:value-type="float" office:value="1.15543E-020">
                <text:p>1.15543E-020</text:p>
              </table:table-cell>
              <table:table-cell office:value-type="float" office:value="7.00806E-021">
                <text:p>7.00806E-021</text:p>
              </table:table-cell>
              <table:table-cell office:value-type="float" office:value="4.2506E-021">
                <text:p>4.2506E-021</text:p>
              </table:table-cell>
              <table:table-cell office:value-type="float" office:value="2.57812E-021">
                <text:p>2.57812E-021</text:p>
              </table:table-cell>
              <table:table-cell office:value-type="float" office:value="1.56371E-021">
                <text:p>1.56371E-021</text:p>
              </table:table-cell>
              <table:table-cell office:value-type="float" office:value="9.48438E-022">
                <text:p>9.48438E-022</text:p>
              </table:table-cell>
              <table:table-cell office:value-type="float" office:value="5.75257E-022">
                <text:p>5.75257E-022</text:p>
              </table:table-cell>
              <table:table-cell office:value-type="float" office:value="3.48911E-022">
                <text:p>3.48911E-022</text:p>
              </table:table-cell>
              <table:table-cell office:value-type="float" office:value="2.11625E-022">
                <text:p>2.11625E-022</text:p>
              </table:table-cell>
              <table:table-cell office:value-type="float" office:value="1.28357E-022">
                <text:p>1.28357E-022</text:p>
              </table:table-cell>
              <table:table-cell office:value-type="float" office:value="7.78525E-023">
                <text:p>7.78525E-023</text:p>
              </table:table-cell>
              <table:table-cell office:value-type="float" office:value="4.72199E-023">
                <text:p>4.72199E-023</text:p>
              </table:table-cell>
              <table:table-cell office:value-type="float" office:value="2.86403E-023">
                <text:p>2.86403E-023</text:p>
              </table:table-cell>
              <table:table-cell office:value-type="float" office:value="1.73712E-023">
                <text:p>1.73712E-023</text:p>
              </table:table-cell>
              <table:table-cell office:value-type="float" office:value="1.05362E-023">
                <text:p>1.05362E-023</text:p>
              </table:table-cell>
              <table:table-cell office:value-type="float" office:value="6.39052E-024">
                <text:p>6.39052E-024</text:p>
              </table:table-cell>
              <table:table-cell office:value-type="float" office:value="3.87605E-024">
                <text:p>3.87605E-024</text:p>
              </table:table-cell>
              <table:table-cell office:value-type="float" office:value="2.35094E-024">
                <text:p>2.35094E-024</text:p>
              </table:table-cell>
              <table:table-cell office:value-type="float" office:value="1.42592E-024">
                <text:p>1.42592E-024</text:p>
              </table:table-cell>
              <table:table-cell office:value-type="float" office:value="8.64863E-025">
                <text:p>8.64863E-025</text:p>
              </table:table-cell>
              <table:table-cell office:value-type="float" office:value="5.24566E-025">
                <text:p>5.24566E-025</text:p>
              </table:table-cell>
              <table:table-cell office:value-type="float" office:value="3.18165E-025">
                <text:p>3.18165E-025</text:p>
              </table:table-cell>
              <table:table-cell office:value-type="float" office:value="1.92977E-025">
                <text:p>1.92977E-025</text:p>
              </table:table-cell>
              <table:table-cell office:value-type="float" office:value="1.17047E-025">
                <text:p>1.17047E-025</text:p>
              </table:table-cell>
              <table:table-cell office:value-type="float" office:value="7.09923E-026">
                <text:p>7.09923E-026</text:p>
              </table:table-cell>
              <table:table-cell office:value-type="float" office:value="4.30589E-026">
                <text:p>4.30589E-026</text:p>
              </table:table-cell>
              <table:table-cell office:value-type="float" office:value="2.61166E-026">
                <text:p>2.61166E-026</text:p>
              </table:table-cell>
              <table:table-cell office:value-type="float" office:value="1.58406E-026">
                <text:p>1.58406E-026</text:p>
              </table:table-cell>
              <table:table-cell office:value-type="float" office:value="9.60781E-027">
                <text:p>9.60781E-027</text:p>
              </table:table-cell>
              <table:table-cell office:value-type="float" office:value="5.8274E-027">
                <text:p>5.8274E-027</text:p>
              </table:table-cell>
              <table:table-cell office:value-type="float" office:value="3.53447E-027">
                <text:p>3.53447E-027</text:p>
              </table:table-cell>
              <table:table-cell office:value-type="float" office:value="2.14376E-027">
                <text:p>2.14376E-027</text:p>
              </table:table-cell>
              <table:table-cell office:value-type="float" office:value="1.30027E-027">
                <text:p>1.30027E-027</text:p>
              </table:table-cell>
              <table:table-cell office:value-type="float" office:value="7.88673E-028">
                <text:p>7.88673E-028</text:p>
              </table:table-cell>
              <table:table-cell office:value-type="float" office:value="4.78358E-028">
                <text:p>4.78358E-028</text:p>
              </table:table-cell>
              <table:table-cell office:value-type="float" office:value="2.90132E-028">
                <text:p>2.90132E-028</text:p>
              </table:table-cell>
              <table:table-cell office:value-type="float" office:value="1.75963E-028">
                <text:p>1.75963E-028</text:p>
              </table:table-cell>
              <table:table-cell office:value-type="float" office:value="1.06721E-028">
                <text:p>1.06721E-028</text:p>
              </table:table-cell>
              <table:table-cell office:value-type="float" office:value="6.473E-029">
                <text:p>6.473E-029</text:p>
              </table:table-cell>
              <table:table-cell office:value-type="float" office:value="3.92653E-029">
                <text:p>3.92653E-029</text:p>
              </table:table-cell>
              <table:table-cell office:value-type="float" office:value="2.38211E-029">
                <text:p>2.38211E-029</text:p>
              </table:table-cell>
              <table:table-cell office:value-type="float" office:value="1.44515E-029">
                <text:p>1.44515E-029</text:p>
              </table:table-cell>
              <table:table-cell office:value-type="float" office:value="8.76576E-030">
                <text:p>8.76576E-030</text:p>
              </table:table-cell>
              <table:table-cell office:value-type="float" office:value="5.31473E-030">
                <text:p>5.31473E-030</text:p>
              </table:table-cell>
              <table:table-cell office:value-type="float" office:value="3.2207E-030">
                <text:p>3.2207E-030</text:p>
              </table:table-cell>
              <table:table-cell office:value-type="float" office:value="1.95078E-030">
                <text:p>1.95078E-030</text:p>
              </table:table-cell>
              <table:table-cell office:value-type="float" office:value="1.18161E-030">
                <text:p>1.18161E-030</text:p>
              </table:table-cell>
              <table:table-cell office:value-type="float" office:value="7.16306E-031">
                <text:p>7.16306E-031</text:p>
              </table:table-cell>
              <table:table-cell office:value-type="float" office:value="4.35194E-031">
                <text:p>4.35194E-031</text:p>
              </table:table-cell>
              <table:table-cell office:value-type="float" office:value="2.65371E-031">
                <text:p>2.65371E-031</text:p>
              </table:table-cell>
              <table:table-cell office:value-type="float" office:value="1.62646E-031">
                <text:p>1.62646E-031</text:p>
              </table:table-cell>
              <table:table-cell office:value-type="float" office:value="1.00225E-031">
                <text:p>1.00225E-031</text:p>
              </table:table-cell>
              <table:table-cell office:value-type="float" office:value="6.20036E-032">
                <text:p>6.20036E-032</text:p>
              </table:table-cell>
              <table:table-cell office:value-type="float" office:value="3.83109E-032">
                <text:p>3.83109E-032</text:p>
              </table:table-cell>
              <table:table-cell office:value-type="float" office:value="2.34035E-032">
                <text:p>2.34035E-032</text:p>
              </table:table-cell>
              <table:table-cell office:value-type="float" office:value="1.38729E-032">
                <text:p>1.38729E-032</text:p>
              </table:table-cell>
              <table:table-cell office:value-type="float" office:value="7.72235E-033">
                <text:p>7.72235E-033</text:p>
              </table:table-cell>
              <table:table-cell office:value-type="float" office:value="3.78614E-033">
                <text:p>3.78614E-033</text:p>
              </table:table-cell>
              <table:table-cell office:value-type="float" office:value="1.40565E-033">
                <text:p>1.40565E-033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4:schodinger1.GS4</svg:desc>
                </draw:g>
              </table:table-cell>
              <table:table-cell office:value-type="float" office:value="0.000000000906708">
                <text:p>0.000000000906708</text:p>
              </table:table-cell>
              <table:table-cell office:value-type="float" office:value="0.00000000222387">
                <text:p>0.00000000222387</text:p>
              </table:table-cell>
              <table:table-cell office:value-type="float" office:value="0.0000000020544">
                <text:p>0.0000000020544</text:p>
              </table:table-cell>
              <table:table-cell office:value-type="float" office:value="0.00000000107265">
                <text:p>0.00000000107265</text:p>
              </table:table-cell>
              <table:table-cell office:value-type="float" office:value="0.00000000261284">
                <text:p>0.00000000261284</text:p>
              </table:table-cell>
              <table:table-cell office:value-type="float" office:value="0.00000000910228">
                <text:p>0.00000000910228</text:p>
              </table:table-cell>
              <table:table-cell office:value-type="float" office:value="0.0000000190049">
                <text:p>0.0000000190049</text:p>
              </table:table-cell>
              <table:table-cell office:value-type="float" office:value="0.0000000294442">
                <text:p>0.0000000294442</text:p>
              </table:table-cell>
              <table:table-cell office:value-type="float" office:value="0.0000000401623">
                <text:p>0.0000000401623</text:p>
              </table:table-cell>
              <table:table-cell office:value-type="float" office:value="0.0000000542438">
                <text:p>0.0000000542438</text:p>
              </table:table-cell>
              <table:table-cell office:value-type="float" office:value="0.000000077175">
                <text:p>0.000000077175</text:p>
              </table:table-cell>
              <table:table-cell office:value-type="float" office:value="0.000000116963">
                <text:p>0.000000116963</text:p>
              </table:table-cell>
              <table:table-cell office:value-type="float" office:value="0.000000184167">
                <text:p>0.000000184167</text:p>
              </table:table-cell>
              <table:table-cell office:value-type="float" office:value="0.000000296539">
                <text:p>0.000000296539</text:p>
              </table:table-cell>
              <table:table-cell office:value-type="float" office:value="0.000000485476">
                <text:p>0.000000485476</text:p>
              </table:table-cell>
              <table:table-cell office:value-type="float" office:value="0.000000807679">
                <text:p>0.000000807679</text:p>
              </table:table-cell>
              <table:table-cell office:value-type="float" office:value="0.00000135682">
                <text:p>0.00000135682</text:p>
              </table:table-cell>
              <table:table-cell office:value-type="float" office:value="0.0000022897">
                <text:p>0.0000022897</text:p>
              </table:table-cell>
              <table:table-cell office:value-type="float" office:value="0.00000386968">
                <text:p>0.00000386968</text:p>
              </table:table-cell>
              <table:table-cell office:value-type="float" office:value="0.00000654085">
                <text:p>0.00000654085</text:p>
              </table:table-cell>
              <table:table-cell office:value-type="float" office:value="0.000011001">
                <text:p>0.000011001</text:p>
              </table:table-cell>
              <table:table-cell office:value-type="float" office:value="0.000018306">
                <text:p>0.000018306</text:p>
              </table:table-cell>
              <table:table-cell office:value-type="float" office:value="0.0000301394">
                <text:p>0.0000301394</text:p>
              </table:table-cell>
              <table:table-cell office:value-type="float" office:value="0.000049331">
                <text:p>0.000049331</text:p>
              </table:table-cell>
              <table:table-cell office:value-type="float" office:value="0.0000807005">
                <text:p>0.0000807005</text:p>
              </table:table-cell>
              <table:table-cell office:value-type="float" office:value="0.000132239">
                <text:p>0.000132239</text:p>
              </table:table-cell>
              <table:table-cell office:value-type="float" office:value="0.000217173">
                <text:p>0.000217173</text:p>
              </table:table-cell>
              <table:table-cell office:value-type="float" office:value="0.000357299">
                <text:p>0.000357299</text:p>
              </table:table-cell>
              <table:table-cell office:value-type="float" office:value="0.000588453">
                <text:p>0.000588453</text:p>
              </table:table-cell>
              <table:table-cell office:value-type="float" office:value="0.000969204">
                <text:p>0.000969204</text:p>
              </table:table-cell>
              <table:table-cell office:value-type="float" office:value="0.00159608">
                <text:p>0.00159608</text:p>
              </table:table-cell>
              <table:table-cell office:value-type="float" office:value="0.00262932">
                <text:p>0.00262932</text:p>
              </table:table-cell>
              <table:table-cell office:value-type="float" office:value="0.00433392">
                <text:p>0.00433392</text:p>
              </table:table-cell>
              <table:table-cell office:value-type="float" office:value="0.00714517">
                <text:p>0.00714517</text:p>
              </table:table-cell>
              <table:table-cell office:value-type="float" office:value="0.0117745">
                <text:p>0.0117745</text:p>
              </table:table-cell>
              <table:table-cell office:value-type="float" office:value="0.0193864">
                <text:p>0.0193864</text:p>
              </table:table-cell>
              <table:table-cell office:value-type="float" office:value="0.0318796">
                <text:p>0.0318796</text:p>
              </table:table-cell>
              <table:table-cell office:value-type="float" office:value="0.0523197">
                <text:p>0.0523197</text:p>
              </table:table-cell>
              <table:table-cell office:value-type="float" office:value="0.0855801">
                <text:p>0.0855801</text:p>
              </table:table-cell>
              <table:table-cell office:value-type="float" office:value="0.139217">
                <text:p>0.139217</text:p>
              </table:table-cell>
              <table:table-cell office:value-type="float" office:value="0.224461">
                <text:p>0.224461</text:p>
              </table:table-cell>
              <table:table-cell office:value-type="float" office:value="0.356747">
                <text:p>0.356747</text:p>
              </table:table-cell>
              <table:table-cell office:value-type="float" office:value="0.554275">
                <text:p>0.554275</text:p>
              </table:table-cell>
              <table:table-cell office:value-type="float" office:value="0.831514">
                <text:p>0.831514</text:p>
              </table:table-cell>
              <table:table-cell office:value-type="float" office:value="1.18389">
                <text:p>1.18389</text:p>
              </table:table-cell>
              <table:table-cell office:value-type="float" office:value="1.56527">
                <text:p>1.56527</text:p>
              </table:table-cell>
              <table:table-cell office:value-type="float" office:value="1.87721">
                <text:p>1.87721</text:p>
              </table:table-cell>
              <table:table-cell office:value-type="float" office:value="2.00344">
                <text:p>2.00344</text:p>
              </table:table-cell>
              <table:table-cell office:value-type="float" office:value="1.8881">
                <text:p>1.8881</text:p>
              </table:table-cell>
              <table:table-cell office:value-type="float" office:value="1.58246">
                <text:p>1.58246</text:p>
              </table:table-cell>
              <table:table-cell office:value-type="float" office:value="1.20179">
                <text:p>1.20179</text:p>
              </table:table-cell>
              <table:table-cell office:value-type="float" office:value="0.846599">
                <text:p>0.846599</text:p>
              </table:table-cell>
              <table:table-cell office:value-type="float" office:value="0.565484">
                <text:p>0.565484</text:p>
              </table:table-cell>
              <table:table-cell office:value-type="float" office:value="0.364449">
                <text:p>0.364449</text:p>
              </table:table-cell>
              <table:table-cell office:value-type="float" office:value="0.229491">
                <text:p>0.229491</text:p>
              </table:table-cell>
              <table:table-cell office:value-type="float" office:value="0.142394">
                <text:p>0.142394</text:p>
              </table:table-cell>
              <table:table-cell office:value-type="float" office:value="0.0875502">
                <text:p>0.0875502</text:p>
              </table:table-cell>
              <table:table-cell office:value-type="float" office:value="0.0535314">
                <text:p>0.0535314</text:p>
              </table:table-cell>
              <table:table-cell office:value-type="float" office:value="0.0326146">
                <text:p>0.0326146</text:p>
              </table:table-cell>
              <table:table-cell office:value-type="float" office:value="0.0198254">
                <text:p>0.0198254</text:p>
              </table:table-cell>
              <table:table-cell office:value-type="float" office:value="0.0120365">
                <text:p>0.0120365</text:p>
              </table:table-cell>
              <table:table-cell office:value-type="float" office:value="0.00730341">
                <text:p>0.00730341</text:p>
              </table:table-cell>
              <table:table-cell office:value-type="float" office:value="0.00442877">
                <text:p>0.00442877</text:p>
              </table:table-cell>
              <table:table-cell office:value-type="float" office:value="0.00268407">
                <text:p>0.00268407</text:p>
              </table:table-cell>
              <table:table-cell office:value-type="float" office:value="0.00162873">
                <text:p>0.00162873</text:p>
              </table:table-cell>
              <table:table-cell office:value-type="float" office:value="0.000991663">
                <text:p>0.000991663</text:p>
              </table:table-cell>
              <table:table-cell office:value-type="float" office:value="0.00060533">
                <text:p>0.00060533</text:p>
              </table:table-cell>
              <table:table-cell office:value-type="float" office:value="0.000369978">
                <text:p>0.000369978</text:p>
              </table:table-cell>
              <table:table-cell office:value-type="float" office:value="0.000226914">
                <text:p>0.000226914</text:p>
              </table:table-cell>
              <table:table-cell office:value-type="float" office:value="0.000140125">
                <text:p>0.000140125</text:p>
              </table:table-cell>
              <table:table-cell office:value-type="float" office:value="0.0000869036">
                <text:p>0.0000869036</text:p>
              </table:table-cell>
              <table:table-cell office:value-type="float" office:value="0.0000537172">
                <text:p>0.0000537172</text:p>
              </table:table-cell>
              <table:table-cell office:value-type="float" office:value="0.000033186">
                <text:p>0.000033186</text:p>
              </table:table-cell>
              <table:table-cell office:value-type="float" office:value="0.0000206275">
                <text:p>0.0000206275</text:p>
              </table:table-cell>
              <table:table-cell office:value-type="float" office:value="0.0000125938">
                <text:p>0.0000125938</text:p>
              </table:table-cell>
              <table:table-cell office:value-type="float" office:value="0.00000725221">
                <text:p>0.00000725221</text:p>
              </table:table-cell>
              <table:table-cell office:value-type="float" office:value="0.00000393908">
                <text:p>0.00000393908</text:p>
              </table:table-cell>
              <table:table-cell office:value-type="float" office:value="0.0000021266">
                <text:p>0.0000021266</text:p>
              </table:table-cell>
              <table:table-cell office:value-type="float" office:value="0.00000116194">
                <text:p>0.00000116194</text:p>
              </table:table-cell>
              <table:table-cell office:value-type="float" office:value="0.000000581346">
                <text:p>0.000000581346</text:p>
              </table:table-cell>
              <table:table-cell office:value-type="float" office:value="0.000000266502">
                <text:p>0.000000266502</text:p>
              </table:table-cell>
              <table:table-cell office:value-type="float" office:value="0.000000198463">
                <text:p>0.000000198463</text:p>
              </table:table-cell>
              <table:table-cell office:value-type="float" office:value="0.000000230062">
                <text:p>0.000000230062</text:p>
              </table:table-cell>
              <table:table-cell office:value-type="float" office:value="0.000000218631">
                <text:p>0.000000218631</text:p>
              </table:table-cell>
              <table:table-cell office:value-type="float" office:value="0.00000017217">
                <text:p>0.00000017217</text:p>
              </table:table-cell>
              <table:table-cell office:value-type="float" office:value="0.000000140531">
                <text:p>0.000000140531</text:p>
              </table:table-cell>
              <table:table-cell office:value-type="float" office:value="0.000000113779">
                <text:p>0.000000113779</text:p>
              </table:table-cell>
              <table:table-cell office:value-type="float" office:value="0.0000000739573">
                <text:p>0.0000000739573</text:p>
              </table:table-cell>
              <table:table-cell office:value-type="float" office:value="0.0000000352569">
                <text:p>0.0000000352569</text:p>
              </table:table-cell>
              <table:table-cell office:value-type="float" office:value="0.0000000134282">
                <text:p>0.0000000134282</text:p>
              </table:table-cell>
              <table:table-cell office:value-type="float" office:value="0.00000000728978">
                <text:p>0.00000000728978</text:p>
              </table:table-cell>
              <table:table-cell office:value-type="float" office:value="0.00000000989016">
                <text:p>0.00000000989016</text:p>
              </table:table-cell>
              <table:table-cell office:value-type="float" office:value="0.0000000158642">
                <text:p>0.0000000158642</text:p>
              </table:table-cell>
              <table:table-cell office:value-type="float" office:value="0.000000020687">
                <text:p>0.000000020687</text:p>
              </table:table-cell>
              <table:table-cell office:value-type="float" office:value="0.0000000216863">
                <text:p>0.0000000216863</text:p>
              </table:table-cell>
              <table:table-cell office:value-type="float" office:value="0.0000000192596">
                <text:p>0.0000000192596</text:p>
              </table:table-cell>
              <table:table-cell office:value-type="float" office:value="0.0000000153951">
                <text:p>0.0000000153951</text:p>
              </table:table-cell>
              <table:table-cell office:value-type="float" office:value="0.0000000119023">
                <text:p>0.0000000119023</text:p>
              </table:table-cell>
              <table:table-cell office:value-type="float" office:value="0.0000000097318">
                <text:p>0.0000000097318</text:p>
              </table:table-cell>
              <table:table-cell office:value-type="float" office:value="0.00000000888807">
                <text:p>0.00000000888807</text:p>
              </table:table-cell>
              <table:table-cell office:value-type="float" office:value="0.00000000873935">
                <text:p>0.00000000873935</text:p>
              </table:table-cell>
              <table:table-cell office:value-type="float" office:value="0.00000000856424">
                <text:p>0.00000000856424</text:p>
              </table:table-cell>
              <table:table-cell office:value-type="float" office:value="0.0000000080099">
                <text:p>0.0000000080099</text:p>
              </table:table-cell>
              <table:table-cell office:value-type="float" office:value="0.00000000714169">
                <text:p>0.00000000714169</text:p>
              </table:table-cell>
              <table:table-cell office:value-type="float" office:value="0.0000000061915">
                <text:p>0.0000000061915</text:p>
              </table:table-cell>
              <table:table-cell office:value-type="float" office:value="0.0000000053623">
                <text:p>0.0000000053623</text:p>
              </table:table-cell>
              <table:table-cell office:value-type="float" office:value="0.00000000474865">
                <text:p>0.00000000474865</text:p>
              </table:table-cell>
              <table:table-cell office:value-type="float" office:value="0.00000000431854">
                <text:p>0.00000000431854</text:p>
              </table:table-cell>
              <table:table-cell office:value-type="float" office:value="0.00000000396007">
                <text:p>0.00000000396007</text:p>
              </table:table-cell>
              <table:table-cell office:value-type="float" office:value="0.00000000356812">
                <text:p>0.00000000356812</text:p>
              </table:table-cell>
              <table:table-cell office:value-type="float" office:value="0.0000000031238">
                <text:p>0.0000000031238</text:p>
              </table:table-cell>
              <table:table-cell office:value-type="float" office:value="0.00000000269405">
                <text:p>0.00000000269405</text:p>
              </table:table-cell>
              <table:table-cell office:value-type="float" office:value="0.00000000234791">
                <text:p>0.00000000234791</text:p>
              </table:table-cell>
              <table:table-cell office:value-type="float" office:value="0.00000000209011">
                <text:p>0.00000000209011</text:p>
              </table:table-cell>
              <table:table-cell office:value-type="float" office:value="0.00000000187105">
                <text:p>0.00000000187105</text:p>
              </table:table-cell>
              <table:table-cell office:value-type="float" office:value="0.00000000164232">
                <text:p>0.00000000164232</text:p>
              </table:table-cell>
              <table:table-cell office:value-type="float" office:value="0.00000000139884">
                <text:p>0.00000000139884</text:p>
              </table:table-cell>
              <table:table-cell office:value-type="float" office:value="0.00000000117117">
                <text:p>0.00000000117117</text:p>
              </table:table-cell>
              <table:table-cell office:value-type="float" office:value="0.000000000988391">
                <text:p>0.000000000988391</text:p>
              </table:table-cell>
              <table:table-cell office:value-type="float" office:value="0.00000000085508">
                <text:p>0.00000000085508</text:p>
              </table:table-cell>
              <table:table-cell office:value-type="float" office:value="0.000000000754618">
                <text:p>0.000000000754618</text:p>
              </table:table-cell>
              <table:table-cell office:value-type="float" office:value="0.000000000664999">
                <text:p>0.000000000664999</text:p>
              </table:table-cell>
              <table:table-cell office:value-type="float" office:value="0.000000000571962">
                <text:p>0.000000000571962</text:p>
              </table:table-cell>
              <table:table-cell office:value-type="float" office:value="0.000000000472011">
                <text:p>0.000000000472011</text:p>
              </table:table-cell>
              <table:table-cell office:value-type="float" office:value="0.000000000369102">
                <text:p>0.000000000369102</text:p>
              </table:table-cell>
              <table:table-cell office:value-type="float" office:value="0.000000000271278">
                <text:p>0.000000000271278</text:p>
              </table:table-cell>
              <table:table-cell office:value-type="float" office:value="0.000000000187097">
                <text:p>0.000000000187097</text:p>
              </table:table-cell>
              <table:table-cell office:value-type="float" office:value="0.000000000121539">
                <text:p>0.000000000121539</text:p>
              </table:table-cell>
              <table:table-cell office:value-type="float" office:value="0.0000000000746264">
                <text:p>0.0000000000746264</text:p>
              </table:table-cell>
              <table:table-cell office:value-type="float" office:value="0.0000000000433297">
                <text:p>0.0000000000433297</text:p>
              </table:table-cell>
              <table:table-cell office:value-type="float" office:value="0.0000000000238105">
                <text:p>0.0000000000238105</text:p>
              </table:table-cell>
              <table:table-cell office:value-type="float" office:value="0.0000000000124414">
                <text:p>0.0000000000124414</text:p>
              </table:table-cell>
              <table:table-cell office:value-type="float" office:value="0.00000000000621151">
                <text:p>0.00000000000621151</text:p>
              </table:table-cell>
              <table:table-cell office:value-type="float" office:value="0.00000000000296335">
                <text:p>0.00000000000296335</text:p>
              </table:table-cell>
              <table:table-cell office:value-type="float" office:value="0.00000000000134927">
                <text:p>0.00000000000134927</text:p>
              </table:table-cell>
              <table:table-cell office:value-type="float" office:value="0.00000000000058897">
                <text:p>0.00000000000058897</text:p>
              </table:table-cell>
              <table:table-cell office:value-type="float" office:value="0.000000000000248058">
                <text:p>0.000000000000248058</text:p>
              </table:table-cell>
              <table:table-cell office:value-type="float" office:value="0.00000000000010061">
                <text:p>0.00000000000010061</text:p>
              </table:table-cell>
              <table:table-cell office:value-type="float" office:value="0.0000000000000390785">
                <text:p>0.0000000000000390785</text:p>
              </table:table-cell>
              <table:table-cell office:value-type="float" office:value="0.0000000000000146336">
                <text:p>0.0000000000000146336</text:p>
              </table:table-cell>
              <table:table-cell office:value-type="float" office:value="5.34928E-015">
                <text:p>5.34928E-015</text:p>
              </table:table-cell>
              <table:table-cell office:value-type="float" office:value="1.89348E-015">
                <text:p>1.89348E-015</text:p>
              </table:table-cell>
              <table:table-cell office:value-type="float" office:value="6.37664E-016">
                <text:p>6.37664E-016</text:p>
              </table:table-cell>
              <table:table-cell office:value-type="float" office:value="2.08046E-016">
                <text:p>2.08046E-016</text:p>
              </table:table-cell>
              <table:table-cell office:value-type="float" office:value="6.80548E-017">
                <text:p>6.80548E-017</text:p>
              </table:table-cell>
              <table:table-cell office:value-type="float" office:value="2.15498E-017">
                <text:p>2.15498E-017</text:p>
              </table:table-cell>
              <table:table-cell office:value-type="float" office:value="6.22805E-018">
                <text:p>6.22805E-018</text:p>
              </table:table-cell>
              <table:table-cell office:value-type="float" office:value="1.7742E-018">
                <text:p>1.7742E-018</text:p>
              </table:table-cell>
              <table:table-cell office:value-type="float" office:value="5.60382E-019">
                <text:p>5.60382E-019</text:p>
              </table:table-cell>
              <table:table-cell office:value-type="float" office:value="1.63354E-019">
                <text:p>1.63354E-019</text:p>
              </table:table-cell>
              <table:table-cell office:value-type="float" office:value="3.54702E-020">
                <text:p>3.54702E-020</text:p>
              </table:table-cell>
              <table:table-cell office:value-type="float" office:value="8.89049E-021">
                <text:p>8.89049E-021</text:p>
              </table:table-cell>
              <table:table-cell office:value-type="float" office:value="3.83599E-021">
                <text:p>3.83599E-021</text:p>
              </table:table-cell>
              <table:table-cell office:value-type="float" office:value="1.02148E-021">
                <text:p>1.02148E-021</text:p>
              </table:table-cell>
              <table:table-cell office:value-type="float" office:value="5.86918E-023">
                <text:p>5.86918E-023</text:p>
              </table:table-cell>
              <table:table-cell office:value-type="float" office:value="4.38647E-023">
                <text:p>4.38647E-023</text:p>
              </table:table-cell>
              <table:table-cell office:value-type="float" office:value="5.19038E-023">
                <text:p>5.19038E-023</text:p>
              </table:table-cell>
              <table:table-cell office:value-type="float" office:value="1.47248E-023">
                <text:p>1.47248E-023</text:p>
              </table:table-cell>
              <table:table-cell office:value-type="float" office:value="3.3273E-024">
                <text:p>3.3273E-024</text:p>
              </table:table-cell>
              <table:table-cell office:value-type="float" office:value="3.97644E-024">
                <text:p>3.97644E-024</text:p>
              </table:table-cell>
              <table:table-cell office:value-type="float" office:value="2.84748E-024">
                <text:p>2.84748E-024</text:p>
              </table:table-cell>
              <table:table-cell office:value-type="float" office:value="1.39767E-024">
                <text:p>1.39767E-024</text:p>
              </table:table-cell>
              <table:table-cell office:value-type="float" office:value="8.08274E-025">
                <text:p>8.08274E-025</text:p>
              </table:table-cell>
              <table:table-cell office:value-type="float" office:value="5.33203E-025">
                <text:p>5.33203E-025</text:p>
              </table:table-cell>
              <table:table-cell office:value-type="float" office:value="3.24583E-025">
                <text:p>3.24583E-025</text:p>
              </table:table-cell>
              <table:table-cell office:value-type="float" office:value="1.91472E-025">
                <text:p>1.91472E-025</text:p>
              </table:table-cell>
              <table:table-cell office:value-type="float" office:value="1.16406E-025">
                <text:p>1.16406E-025</text:p>
              </table:table-cell>
              <table:table-cell office:value-type="float" office:value="7.12107E-026">
                <text:p>7.12107E-026</text:p>
              </table:table-cell>
              <table:table-cell office:value-type="float" office:value="4.31105E-026">
                <text:p>4.31105E-026</text:p>
              </table:table-cell>
              <table:table-cell office:value-type="float" office:value="2.60857E-026">
                <text:p>2.60857E-026</text:p>
              </table:table-cell>
              <table:table-cell office:value-type="float" office:value="1.5836E-026">
                <text:p>1.5836E-026</text:p>
              </table:table-cell>
              <table:table-cell office:value-type="float" office:value="9.61073E-027">
                <text:p>9.61073E-027</text:p>
              </table:table-cell>
              <table:table-cell office:value-type="float" office:value="5.82736E-027">
                <text:p>5.82736E-027</text:p>
              </table:table-cell>
              <table:table-cell office:value-type="float" office:value="3.53414E-027">
                <text:p>3.53414E-027</text:p>
              </table:table-cell>
              <table:table-cell office:value-type="float" office:value="2.14383E-027">
                <text:p>2.14383E-027</text:p>
              </table:table-cell>
              <table:table-cell office:value-type="float" office:value="1.30031E-027">
                <text:p>1.30031E-027</text:p>
              </table:table-cell>
              <table:table-cell office:value-type="float" office:value="7.88612E-028">
                <text:p>7.88612E-028</text:p>
              </table:table-cell>
              <table:table-cell office:value-type="float" office:value="4.78265E-028">
                <text:p>4.78265E-028</text:p>
              </table:table-cell>
              <table:table-cell office:value-type="float" office:value="2.90035E-028">
                <text:p>2.90035E-028</text:p>
              </table:table-cell>
              <table:table-cell office:value-type="float" office:value="1.75874E-028">
                <text:p>1.75874E-028</text:p>
              </table:table-cell>
              <table:table-cell office:value-type="float" office:value="1.06647E-028">
                <text:p>1.06647E-028</text:p>
              </table:table-cell>
              <table:table-cell office:value-type="float" office:value="6.46729E-029">
                <text:p>6.46729E-029</text:p>
              </table:table-cell>
              <table:table-cell office:value-type="float" office:value="3.92273E-029">
                <text:p>3.92273E-029</text:p>
              </table:table-cell>
              <table:table-cell office:value-type="float" office:value="2.38033E-029">
                <text:p>2.38033E-029</text:p>
              </table:table-cell>
              <table:table-cell office:value-type="float" office:value="1.44543E-029">
                <text:p>1.44543E-029</text:p>
              </table:table-cell>
              <table:table-cell office:value-type="float" office:value="8.78658E-030">
                <text:p>8.78658E-030</text:p>
              </table:table-cell>
              <table:table-cell office:value-type="float" office:value="5.3492E-030">
                <text:p>5.3492E-030</text:p>
              </table:table-cell>
              <table:table-cell office:value-type="float" office:value="3.26244E-030">
                <text:p>3.26244E-030</text:p>
              </table:table-cell>
              <table:table-cell office:value-type="float" office:value="1.99354E-030">
                <text:p>1.99354E-030</text:p>
              </table:table-cell>
              <table:table-cell office:value-type="float" office:value="1.21985E-030">
                <text:p>1.21985E-030</text:p>
              </table:table-cell>
              <table:table-cell office:value-type="float" office:value="7.46242E-031">
                <text:p>7.46242E-031</text:p>
              </table:table-cell>
              <table:table-cell office:value-type="float" office:value="4.5468E-031">
                <text:p>4.5468E-031</text:p>
              </table:table-cell>
              <table:table-cell office:value-type="float" office:value="2.73945E-031">
                <text:p>2.73945E-031</text:p>
              </table:table-cell>
              <table:table-cell office:value-type="float" office:value="1.61081E-031">
                <text:p>1.61081E-031</text:p>
              </table:table-cell>
              <table:table-cell office:value-type="float" office:value="9.02763E-032">
                <text:p>9.02763E-032</text:p>
              </table:table-cell>
              <table:table-cell office:value-type="float" office:value="4.60885E-032">
                <text:p>4.60885E-032</text:p>
              </table:table-cell>
              <table:table-cell office:value-type="float" office:value="1.94074E-032">
                <text:p>1.94074E-032</text:p>
              </table:table-cell>
              <table:table-cell office:value-type="float" office:value="5.04771E-033">
                <text:p>5.04771E-033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5:schodinger1.GS5</svg:desc>
                </draw:g>
              </table:table-cell>
              <table:table-cell office:value-type="float" office:value="0.00000000108548">
                <text:p>0.00000000108548</text:p>
              </table:table-cell>
              <table:table-cell office:value-type="float" office:value="0.00000000378278">
                <text:p>0.00000000378278</text:p>
              </table:table-cell>
              <table:table-cell office:value-type="float" office:value="0.00000000671559">
                <text:p>0.00000000671559</text:p>
              </table:table-cell>
              <table:table-cell office:value-type="float" office:value="0.0000000084067">
                <text:p>0.0000000084067</text:p>
              </table:table-cell>
              <table:table-cell office:value-type="float" office:value="0.00000000814606">
                <text:p>0.00000000814606</text:p>
              </table:table-cell>
              <table:table-cell office:value-type="float" office:value="0.00000000623544">
                <text:p>0.00000000623544</text:p>
              </table:table-cell>
              <table:table-cell office:value-type="float" office:value="0.00000000377581">
                <text:p>0.00000000377581</text:p>
              </table:table-cell>
              <table:table-cell office:value-type="float" office:value="0.00000000190234">
                <text:p>0.00000000190234</text:p>
              </table:table-cell>
              <table:table-cell office:value-type="float" office:value="0.00000000133989">
                <text:p>0.00000000133989</text:p>
              </table:table-cell>
              <table:table-cell office:value-type="float" office:value="0.00000000218081">
                <text:p>0.00000000218081</text:p>
              </table:table-cell>
              <table:table-cell office:value-type="float" office:value="0.00000000460416">
                <text:p>0.00000000460416</text:p>
              </table:table-cell>
              <table:table-cell office:value-type="float" office:value="0.00000000971711">
                <text:p>0.00000000971711</text:p>
              </table:table-cell>
              <table:table-cell office:value-type="float" office:value="0.0000000207157">
                <text:p>0.0000000207157</text:p>
              </table:table-cell>
              <table:table-cell office:value-type="float" office:value="0.00000004324">
                <text:p>0.00000004324</text:p>
              </table:table-cell>
              <table:table-cell office:value-type="float" office:value="0.0000000855642">
                <text:p>0.0000000855642</text:p>
              </table:table-cell>
              <table:table-cell office:value-type="float" office:value="0.000000158179">
                <text:p>0.000000158179</text:p>
              </table:table-cell>
              <table:table-cell office:value-type="float" office:value="0.000000273593">
                <text:p>0.000000273593</text:p>
              </table:table-cell>
              <table:table-cell office:value-type="float" office:value="0.000000449736">
                <text:p>0.000000449736</text:p>
              </table:table-cell>
              <table:table-cell office:value-type="float" office:value="0.000000712278">
                <text:p>0.000000712278</text:p>
              </table:table-cell>
              <table:table-cell office:value-type="float" office:value="0.0000011052">
                <text:p>0.0000011052</text:p>
              </table:table-cell>
              <table:table-cell office:value-type="float" office:value="0.00000170074">
                <text:p>0.00000170074</text:p>
              </table:table-cell>
              <table:table-cell office:value-type="float" office:value="0.00000262951">
                <text:p>0.00000262951</text:p>
              </table:table-cell>
              <table:table-cell office:value-type="float" office:value="0.00000411282">
                <text:p>0.00000411282</text:p>
              </table:table-cell>
              <table:table-cell office:value-type="float" office:value="0.00000653279">
                <text:p>0.00000653279</text:p>
              </table:table-cell>
              <table:table-cell office:value-type="float" office:value="0.0000105294">
                <text:p>0.0000105294</text:p>
              </table:table-cell>
              <table:table-cell office:value-type="float" office:value="0.0000171792">
                <text:p>0.0000171792</text:p>
              </table:table-cell>
              <table:table-cell office:value-type="float" office:value="0.0000282706">
                <text:p>0.0000282706</text:p>
              </table:table-cell>
              <table:table-cell office:value-type="float" office:value="0.0000467383">
                <text:p>0.0000467383</text:p>
              </table:table-cell>
              <table:table-cell office:value-type="float" office:value="0.0000774126">
                <text:p>0.0000774126</text:p>
              </table:table-cell>
              <table:table-cell office:value-type="float" office:value="0.000128209">
                <text:p>0.000128209</text:p>
              </table:table-cell>
              <table:table-cell office:value-type="float" office:value="0.000212223">
                <text:p>0.000212223</text:p>
              </table:table-cell>
              <table:table-cell office:value-type="float" office:value="0.000350996">
                <text:p>0.000350996</text:p>
              </table:table-cell>
              <table:table-cell office:value-type="float" office:value="0.000580238">
                <text:p>0.000580238</text:p>
              </table:table-cell>
              <table:table-cell office:value-type="float" office:value="0.000958905">
                <text:p>0.000958905</text:p>
              </table:table-cell>
              <table:table-cell office:value-type="float" office:value="0.00158468">
                <text:p>0.00158468</text:p>
              </table:table-cell>
              <table:table-cell office:value-type="float" office:value="0.0026185">
                <text:p>0.0026185</text:p>
              </table:table-cell>
              <table:table-cell office:value-type="float" office:value="0.00432546">
                <text:p>0.00432546</text:p>
              </table:table-cell>
              <table:table-cell office:value-type="float" office:value="0.00714098">
                <text:p>0.00714098</text:p>
              </table:table-cell>
              <table:table-cell office:value-type="float" office:value="0.0117793">
                <text:p>0.0117793</text:p>
              </table:table-cell>
              <table:table-cell office:value-type="float" office:value="0.0194078">
                <text:p>0.0194078</text:p>
              </table:table-cell>
              <table:table-cell office:value-type="float" office:value="0.0319257">
                <text:p>0.0319257</text:p>
              </table:table-cell>
              <table:table-cell office:value-type="float" office:value="0.0523974">
                <text:p>0.0523974</text:p>
              </table:table-cell>
              <table:table-cell office:value-type="float" office:value="0.0856964">
                <text:p>0.0856964</text:p>
              </table:table-cell>
              <table:table-cell office:value-type="float" office:value="0.139385">
                <text:p>0.139385</text:p>
              </table:table-cell>
              <table:table-cell office:value-type="float" office:value="0.224696">
                <text:p>0.224696</text:p>
              </table:table-cell>
              <table:table-cell office:value-type="float" office:value="0.357074">
                <text:p>0.357074</text:p>
              </table:table-cell>
              <table:table-cell office:value-type="float" office:value="0.554721">
                <text:p>0.554721</text:p>
              </table:table-cell>
              <table:table-cell office:value-type="float" office:value="0.832079">
                <text:p>0.832079</text:p>
              </table:table-cell>
              <table:table-cell office:value-type="float" office:value="1.18449">
                <text:p>1.18449</text:p>
              </table:table-cell>
              <table:table-cell office:value-type="float" office:value="1.56575">
                <text:p>1.56575</text:p>
              </table:table-cell>
              <table:table-cell office:value-type="float" office:value="1.8774">
                <text:p>1.8774</text:p>
              </table:table-cell>
              <table:table-cell office:value-type="float" office:value="2.00327">
                <text:p>2.00327</text:p>
              </table:table-cell>
              <table:table-cell office:value-type="float" office:value="1.88762">
                <text:p>1.88762</text:p>
              </table:table-cell>
              <table:table-cell office:value-type="float" office:value="1.58183">
                <text:p>1.58183</text:p>
              </table:table-cell>
              <table:table-cell office:value-type="float" office:value="1.20121">
                <text:p>1.20121</text:p>
              </table:table-cell>
              <table:table-cell office:value-type="float" office:value="0.846158">
                <text:p>0.846158</text:p>
              </table:table-cell>
              <table:table-cell office:value-type="float" office:value="0.565165">
                <text:p>0.565165</text:p>
              </table:table-cell>
              <table:table-cell office:value-type="float" office:value="0.364233">
                <text:p>0.364233</text:p>
              </table:table-cell>
              <table:table-cell office:value-type="float" office:value="0.229368">
                <text:p>0.229368</text:p>
              </table:table-cell>
              <table:table-cell office:value-type="float" office:value="0.142342">
                <text:p>0.142342</text:p>
              </table:table-cell>
              <table:table-cell office:value-type="float" office:value="0.0875311">
                <text:p>0.0875311</text:p>
              </table:table-cell>
              <table:table-cell office:value-type="float" office:value="0.0535181">
                <text:p>0.0535181</text:p>
              </table:table-cell>
              <table:table-cell office:value-type="float" office:value="0.0326028">
                <text:p>0.0326028</text:p>
              </table:table-cell>
              <table:table-cell office:value-type="float" office:value="0.0198154">
                <text:p>0.0198154</text:p>
              </table:table-cell>
              <table:table-cell office:value-type="float" office:value="0.0120254">
                <text:p>0.0120254</text:p>
              </table:table-cell>
              <table:table-cell office:value-type="float" office:value="0.00729042">
                <text:p>0.00729042</text:p>
              </table:table-cell>
              <table:table-cell office:value-type="float" office:value="0.00441634">
                <text:p>0.00441634</text:p>
              </table:table-cell>
              <table:table-cell office:value-type="float" office:value="0.00267298">
                <text:p>0.00267298</text:p>
              </table:table-cell>
              <table:table-cell office:value-type="float" office:value="0.00161587">
                <text:p>0.00161587</text:p>
              </table:table-cell>
              <table:table-cell office:value-type="float" office:value="0.000975167">
                <text:p>0.000975167</text:p>
              </table:table-cell>
              <table:table-cell office:value-type="float" office:value="0.000587617">
                <text:p>0.000587617</text:p>
              </table:table-cell>
              <table:table-cell office:value-type="float" office:value="0.000353932">
                <text:p>0.000353932</text:p>
              </table:table-cell>
              <table:table-cell office:value-type="float" office:value="0.00021325">
                <text:p>0.00021325</text:p>
              </table:table-cell>
              <table:table-cell office:value-type="float" office:value="0.000128553">
                <text:p>0.000128553</text:p>
              </table:table-cell>
              <table:table-cell office:value-type="float" office:value="0.0000775559">
                <text:p>0.0000775559</text:p>
              </table:table-cell>
              <table:table-cell office:value-type="float" office:value="0.0000469881">
                <text:p>0.0000469881</text:p>
              </table:table-cell>
              <table:table-cell office:value-type="float" office:value="0.0000287451">
                <text:p>0.0000287451</text:p>
              </table:table-cell>
              <table:table-cell office:value-type="float" office:value="0.0000177897">
                <text:p>0.0000177897</text:p>
              </table:table-cell>
              <table:table-cell office:value-type="float" office:value="0.0000111478">
                <text:p>0.0000111478</text:p>
              </table:table-cell>
              <table:table-cell office:value-type="float" office:value="0.00000708334">
                <text:p>0.00000708334</text:p>
              </table:table-cell>
              <table:table-cell office:value-type="float" office:value="0.00000458228">
                <text:p>0.00000458228</text:p>
              </table:table-cell>
              <table:table-cell office:value-type="float" office:value="0.00000302958">
                <text:p>0.00000302958</text:p>
              </table:table-cell>
              <table:table-cell office:value-type="float" office:value="0.00000204495">
                <text:p>0.00000204495</text:p>
              </table:table-cell>
              <table:table-cell office:value-type="float" office:value="0.00000141117">
                <text:p>0.00000141117</text:p>
              </table:table-cell>
              <table:table-cell office:value-type="float" office:value="0.000000981744">
                <text:p>0.000000981744</text:p>
              </table:table-cell>
              <table:table-cell office:value-type="float" office:value="0.000000667506">
                <text:p>0.000000667506</text:p>
              </table:table-cell>
              <table:table-cell office:value-type="float" office:value="0.000000433359">
                <text:p>0.000000433359</text:p>
              </table:table-cell>
              <table:table-cell office:value-type="float" office:value="0.00000026556">
                <text:p>0.00000026556</text:p>
              </table:table-cell>
              <table:table-cell office:value-type="float" office:value="0.000000153794">
                <text:p>0.000000153794</text:p>
              </table:table-cell>
              <table:table-cell office:value-type="float" office:value="0.0000000817643">
                <text:p>0.0000000817643</text:p>
              </table:table-cell>
              <table:table-cell office:value-type="float" office:value="0.0000000370886">
                <text:p>0.0000000370886</text:p>
              </table:table-cell>
              <table:table-cell office:value-type="float" office:value="0.0000000153019">
                <text:p>0.0000000153019</text:p>
              </table:table-cell>
              <table:table-cell office:value-type="float" office:value="0.0000000094536">
                <text:p>0.0000000094536</text:p>
              </table:table-cell>
              <table:table-cell office:value-type="float" office:value="0.0000000116192">
                <text:p>0.0000000116192</text:p>
              </table:table-cell>
              <table:table-cell office:value-type="float" office:value="0.0000000179219">
                <text:p>0.0000000179219</text:p>
              </table:table-cell>
              <table:table-cell office:value-type="float" office:value="0.0000000267425">
                <text:p>0.0000000267425</text:p>
              </table:table-cell>
              <table:table-cell office:value-type="float" office:value="0.0000000345805">
                <text:p>0.0000000345805</text:p>
              </table:table-cell>
              <table:table-cell office:value-type="float" office:value="0.0000000374707">
                <text:p>0.0000000374707</text:p>
              </table:table-cell>
              <table:table-cell office:value-type="float" office:value="0.0000000367888">
                <text:p>0.0000000367888</text:p>
              </table:table-cell>
              <table:table-cell office:value-type="float" office:value="0.0000000366294">
                <text:p>0.0000000366294</text:p>
              </table:table-cell>
              <table:table-cell office:value-type="float" office:value="0.0000000374582">
                <text:p>0.0000000374582</text:p>
              </table:table-cell>
              <table:table-cell office:value-type="float" office:value="0.0000000373275">
                <text:p>0.0000000373275</text:p>
              </table:table-cell>
              <table:table-cell office:value-type="float" office:value="0.0000000348842">
                <text:p>0.0000000348842</text:p>
              </table:table-cell>
              <table:table-cell office:value-type="float" office:value="0.0000000297332">
                <text:p>0.0000000297332</text:p>
              </table:table-cell>
              <table:table-cell office:value-type="float" office:value="0.0000000232919">
                <text:p>0.0000000232919</text:p>
              </table:table-cell>
              <table:table-cell office:value-type="float" office:value="0.0000000186948">
                <text:p>0.0000000186948</text:p>
              </table:table-cell>
              <table:table-cell office:value-type="float" office:value="0.0000000178719">
                <text:p>0.0000000178719</text:p>
              </table:table-cell>
              <table:table-cell office:value-type="float" office:value="0.0000000194994">
                <text:p>0.0000000194994</text:p>
              </table:table-cell>
              <table:table-cell office:value-type="float" office:value="0.0000000207951">
                <text:p>0.0000000207951</text:p>
              </table:table-cell>
              <table:table-cell office:value-type="float" office:value="0.0000000202304">
                <text:p>0.0000000202304</text:p>
              </table:table-cell>
              <table:table-cell office:value-type="float" office:value="0.0000000179701">
                <text:p>0.0000000179701</text:p>
              </table:table-cell>
              <table:table-cell office:value-type="float" office:value="0.0000000153377">
                <text:p>0.0000000153377</text:p>
              </table:table-cell>
              <table:table-cell office:value-type="float" office:value="0.0000000144092">
                <text:p>0.0000000144092</text:p>
              </table:table-cell>
              <table:table-cell office:value-type="float" office:value="0.0000000164893">
                <text:p>0.0000000164893</text:p>
              </table:table-cell>
              <table:table-cell office:value-type="float" office:value="0.0000000202882">
                <text:p>0.0000000202882</text:p>
              </table:table-cell>
              <table:table-cell office:value-type="float" office:value="0.0000000225412">
                <text:p>0.0000000225412</text:p>
              </table:table-cell>
              <table:table-cell office:value-type="float" office:value="0.0000000209234">
                <text:p>0.0000000209234</text:p>
              </table:table-cell>
              <table:table-cell office:value-type="float" office:value="0.0000000159953">
                <text:p>0.0000000159953</text:p>
              </table:table-cell>
              <table:table-cell office:value-type="float" office:value="0.0000000103117">
                <text:p>0.0000000103117</text:p>
              </table:table-cell>
              <table:table-cell office:value-type="float" office:value="0.00000000632664">
                <text:p>0.00000000632664</text:p>
              </table:table-cell>
              <table:table-cell office:value-type="float" office:value="0.00000000533837">
                <text:p>0.00000000533837</text:p>
              </table:table-cell>
              <table:table-cell office:value-type="float" office:value="0.00000000744968">
                <text:p>0.00000000744968</text:p>
              </table:table-cell>
              <table:table-cell office:value-type="float" office:value="0.0000000114782">
                <text:p>0.0000000114782</text:p>
              </table:table-cell>
              <table:table-cell office:value-type="float" office:value="0.000000015084">
                <text:p>0.000000015084</text:p>
              </table:table-cell>
              <table:table-cell office:value-type="float" office:value="0.000000015959">
                <text:p>0.000000015959</text:p>
              </table:table-cell>
              <table:table-cell office:value-type="float" office:value="0.00000001347">
                <text:p>0.00000001347</text:p>
              </table:table-cell>
              <table:table-cell office:value-type="float" office:value="0.0000000091307">
                <text:p>0.0000000091307</text:p>
              </table:table-cell>
              <table:table-cell office:value-type="float" office:value="0.00000000538128">
                <text:p>0.00000000538128</text:p>
              </table:table-cell>
              <table:table-cell office:value-type="float" office:value="0.0000000038344">
                <text:p>0.0000000038344</text:p>
              </table:table-cell>
              <table:table-cell office:value-type="float" office:value="0.00000000442937">
                <text:p>0.00000000442937</text:p>
              </table:table-cell>
              <table:table-cell office:value-type="float" office:value="0.00000000589901">
                <text:p>0.00000000589901</text:p>
              </table:table-cell>
              <table:table-cell office:value-type="float" office:value="0.00000000689541">
                <text:p>0.00000000689541</text:p>
              </table:table-cell>
              <table:table-cell office:value-type="float" office:value="0.00000000683792">
                <text:p>0.00000000683792</text:p>
              </table:table-cell>
              <table:table-cell office:value-type="float" office:value="0.0000000059897">
                <text:p>0.0000000059897</text:p>
              </table:table-cell>
              <table:table-cell office:value-type="float" office:value="0.00000000495621">
                <text:p>0.00000000495621</text:p>
              </table:table-cell>
              <table:table-cell office:value-type="float" office:value="0.00000000416876">
                <text:p>0.00000000416876</text:p>
              </table:table-cell>
              <table:table-cell office:value-type="float" office:value="0.00000000372506">
                <text:p>0.00000000372506</text:p>
              </table:table-cell>
              <table:table-cell office:value-type="float" office:value="0.0000000035216">
                <text:p>0.0000000035216</text:p>
              </table:table-cell>
              <table:table-cell office:value-type="float" office:value="0.00000000341765">
                <text:p>0.00000000341765</text:p>
              </table:table-cell>
              <table:table-cell office:value-type="float" office:value="0.00000000330531">
                <text:p>0.00000000330531</text:p>
              </table:table-cell>
              <table:table-cell office:value-type="float" office:value="0.00000000312742">
                <text:p>0.00000000312742</text:p>
              </table:table-cell>
              <table:table-cell office:value-type="float" office:value="0.00000000288802">
                <text:p>0.00000000288802</text:p>
              </table:table-cell>
              <table:table-cell office:value-type="float" office:value="0.00000000263701">
                <text:p>0.00000000263701</text:p>
              </table:table-cell>
              <table:table-cell office:value-type="float" office:value="0.00000000242083">
                <text:p>0.00000000242083</text:p>
              </table:table-cell>
              <table:table-cell office:value-type="float" office:value="0.00000000224346">
                <text:p>0.00000000224346</text:p>
              </table:table-cell>
              <table:table-cell office:value-type="float" office:value="0.00000000207757">
                <text:p>0.00000000207757</text:p>
              </table:table-cell>
              <table:table-cell office:value-type="float" office:value="0.00000000190525">
                <text:p>0.00000000190525</text:p>
              </table:table-cell>
              <table:table-cell office:value-type="float" office:value="0.00000000173746">
                <text:p>0.00000000173746</text:p>
              </table:table-cell>
              <table:table-cell office:value-type="float" office:value="0.00000000159484">
                <text:p>0.00000000159484</text:p>
              </table:table-cell>
              <table:table-cell office:value-type="float" office:value="0.00000000147971">
                <text:p>0.00000000147971</text:p>
              </table:table-cell>
              <table:table-cell office:value-type="float" office:value="0.0000000013731">
                <text:p>0.0000000013731</text:p>
              </table:table-cell>
              <table:table-cell office:value-type="float" office:value="0.00000000125629">
                <text:p>0.00000000125629</text:p>
              </table:table-cell>
              <table:table-cell office:value-type="float" office:value="0.00000000113001">
                <text:p>0.00000000113001</text:p>
              </table:table-cell>
              <table:table-cell office:value-type="float" office:value="0.00000000101188">
                <text:p>0.00000000101188</text:p>
              </table:table-cell>
              <table:table-cell office:value-type="float" office:value="0.000000000918014">
                <text:p>0.000000000918014</text:p>
              </table:table-cell>
              <table:table-cell office:value-type="float" office:value="0.000000000848385">
                <text:p>0.000000000848385</text:p>
              </table:table-cell>
              <table:table-cell office:value-type="float" office:value="0.000000000788178">
                <text:p>0.000000000788178</text:p>
              </table:table-cell>
              <table:table-cell office:value-type="float" office:value="0.000000000721059">
                <text:p>0.000000000721059</text:p>
              </table:table-cell>
              <table:table-cell office:value-type="float" office:value="0.000000000641442">
                <text:p>0.000000000641442</text:p>
              </table:table-cell>
              <table:table-cell office:value-type="float" office:value="0.000000000556826">
                <text:p>0.000000000556826</text:p>
              </table:table-cell>
              <table:table-cell office:value-type="float" office:value="0.000000000480773">
                <text:p>0.000000000480773</text:p>
              </table:table-cell>
              <table:table-cell office:value-type="float" office:value="0.000000000423422">
                <text:p>0.000000000423422</text:p>
              </table:table-cell>
              <table:table-cell office:value-type="float" office:value="0.00000000038608">
                <text:p>0.00000000038608</text:p>
              </table:table-cell>
              <table:table-cell office:value-type="float" office:value="0.000000000361984">
                <text:p>0.000000000361984</text:p>
              </table:table-cell>
              <table:table-cell office:value-type="float" office:value="0.000000000341044">
                <text:p>0.000000000341044</text:p>
              </table:table-cell>
              <table:table-cell office:value-type="float" office:value="0.000000000314948">
                <text:p>0.000000000314948</text:p>
              </table:table-cell>
              <table:table-cell office:value-type="float" office:value="0.000000000280042">
                <text:p>0.000000000280042</text:p>
              </table:table-cell>
              <table:table-cell office:value-type="float" office:value="0.000000000237413">
                <text:p>0.000000000237413</text:p>
              </table:table-cell>
              <table:table-cell office:value-type="float" office:value="0.000000000191136">
                <text:p>0.000000000191136</text:p>
              </table:table-cell>
              <table:table-cell office:value-type="float" office:value="0.000000000146038">
                <text:p>0.000000000146038</text:p>
              </table:table-cell>
              <table:table-cell office:value-type="float" office:value="0.000000000106017">
                <text:p>0.000000000106017</text:p>
              </table:table-cell>
              <table:table-cell office:value-type="float" office:value="0.0000000000732677">
                <text:p>0.0000000000732677</text:p>
              </table:table-cell>
              <table:table-cell office:value-type="float" office:value="0.0000000000483117">
                <text:p>0.0000000000483117</text:p>
              </table:table-cell>
              <table:table-cell office:value-type="float" office:value="0.0000000000304637">
                <text:p>0.0000000000304637</text:p>
              </table:table-cell>
              <table:table-cell office:value-type="float" office:value="0.00000000001841">
                <text:p>0.00000000001841</text:p>
              </table:table-cell>
              <table:table-cell office:value-type="float" office:value="0.0000000000106845">
                <text:p>0.0000000000106845</text:p>
              </table:table-cell>
              <table:table-cell office:value-type="float" office:value="0.00000000000596622">
                <text:p>0.00000000000596622</text:p>
              </table:table-cell>
              <table:table-cell office:value-type="float" office:value="0.00000000000321102">
                <text:p>0.00000000000321102</text:p>
              </table:table-cell>
              <table:table-cell office:value-type="float" office:value="0.00000000000166829">
                <text:p>0.00000000000166829</text:p>
              </table:table-cell>
              <table:table-cell office:value-type="float" office:value="0.00000000000083793">
                <text:p>0.00000000000083793</text:p>
              </table:table-cell>
              <table:table-cell office:value-type="float" office:value="0.000000000000407407">
                <text:p>0.000000000000407407</text:p>
              </table:table-cell>
              <table:table-cell office:value-type="float" office:value="0.000000000000191982">
                <text:p>0.000000000000191982</text:p>
              </table:table-cell>
              <table:table-cell office:value-type="float" office:value="0.0000000000000877779">
                <text:p>0.0000000000000877779</text:p>
              </table:table-cell>
              <table:table-cell office:value-type="float" office:value="0.0000000000000389807">
                <text:p>0.0000000000000389807</text:p>
              </table:table-cell>
              <table:table-cell office:value-type="float" office:value="0.0000000000000168293">
                <text:p>0.0000000000000168293</text:p>
              </table:table-cell>
              <table:table-cell office:value-type="float" office:value="7.06997E-015">
                <text:p>7.06997E-015</text:p>
              </table:table-cell>
              <table:table-cell office:value-type="float" office:value="2.89239E-015">
                <text:p>2.89239E-015</text:p>
              </table:table-cell>
              <table:table-cell office:value-type="float" office:value="1.15324E-015">
                <text:p>1.15324E-015</text:p>
              </table:table-cell>
              <table:table-cell office:value-type="float" office:value="4.4845E-016">
                <text:p>4.4845E-016</text:p>
              </table:table-cell>
              <table:table-cell office:value-type="float" office:value="1.70177E-016">
                <text:p>1.70177E-016</text:p>
              </table:table-cell>
              <table:table-cell office:value-type="float" office:value="6.30807E-017">
                <text:p>6.30807E-017</text:p>
              </table:table-cell>
              <table:table-cell office:value-type="float" office:value="2.28275E-017">
                <text:p>2.28275E-017</text:p>
              </table:table-cell>
              <table:table-cell office:value-type="float" office:value="8.09558E-018">
                <text:p>8.09558E-018</text:p>
              </table:table-cell>
              <table:table-cell office:value-type="float" office:value="2.79445E-018">
                <text:p>2.79445E-018</text:p>
              </table:table-cell>
              <table:table-cell office:value-type="float" office:value="9.48431E-019">
                <text:p>9.48431E-019</text:p>
              </table:table-cell>
              <table:table-cell office:value-type="float" office:value="3.23118E-019">
                <text:p>3.23118E-019</text:p>
              </table:table-cell>
              <table:table-cell office:value-type="float" office:value="8.87151E-020">
                <text:p>8.87151E-020</text:p>
              </table:table-cell>
              <table:table-cell office:value-type="float" office:value="5.47147E-020">
                <text:p>5.47147E-020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6:schodinger1.GS6</svg:desc>
                </draw:g>
              </table:table-cell>
              <table:table-cell office:value-type="float" office:value="0.000000000494245">
                <text:p>0.000000000494245</text:p>
              </table:table-cell>
              <table:table-cell office:value-type="float" office:value="0.00000000178285">
                <text:p>0.00000000178285</text:p>
              </table:table-cell>
              <table:table-cell office:value-type="float" office:value="0.0000000033617">
                <text:p>0.0000000033617</text:p>
              </table:table-cell>
              <table:table-cell office:value-type="float" office:value="0.00000000464574">
                <text:p>0.00000000464574</text:p>
              </table:table-cell>
              <table:table-cell office:value-type="float" office:value="0.00000000502767">
                <text:p>0.00000000502767</text:p>
              </table:table-cell>
              <table:table-cell office:value-type="float" office:value="0.00000000443545">
                <text:p>0.00000000443545</text:p>
              </table:table-cell>
              <table:table-cell office:value-type="float" office:value="0.00000000296627">
                <text:p>0.00000000296627</text:p>
              </table:table-cell>
              <table:table-cell office:value-type="float" office:value="0.00000000138464">
                <text:p>0.00000000138464</text:p>
              </table:table-cell>
              <table:table-cell office:value-type="float" office:value="0.000000000526694">
                <text:p>0.000000000526694</text:p>
              </table:table-cell>
              <table:table-cell office:value-type="float" office:value="0.00000000135711">
                <text:p>0.00000000135711</text:p>
              </table:table-cell>
              <table:table-cell office:value-type="float" office:value="0.00000000460786">
                <text:p>0.00000000460786</text:p>
              </table:table-cell>
              <table:table-cell office:value-type="float" office:value="0.0000000105613">
                <text:p>0.0000000105613</text:p>
              </table:table-cell>
              <table:table-cell office:value-type="float" office:value="0.0000000191588">
                <text:p>0.0000000191588</text:p>
              </table:table-cell>
              <table:table-cell office:value-type="float" office:value="0.0000000299015">
                <text:p>0.0000000299015</text:p>
              </table:table-cell>
              <table:table-cell office:value-type="float" office:value="0.000000042295">
                <text:p>0.000000042295</text:p>
              </table:table-cell>
              <table:table-cell office:value-type="float" office:value="0.000000056024">
                <text:p>0.000000056024</text:p>
              </table:table-cell>
              <table:table-cell office:value-type="float" office:value="0.000000071399">
                <text:p>0.000000071399</text:p>
              </table:table-cell>
              <table:table-cell office:value-type="float" office:value="0.0000000898674">
                <text:p>0.0000000898674</text:p>
              </table:table-cell>
              <table:table-cell office:value-type="float" office:value="0.000000114106">
                <text:p>0.000000114106</text:p>
              </table:table-cell>
              <table:table-cell office:value-type="float" office:value="0.000000149975">
                <text:p>0.000000149975</text:p>
              </table:table-cell>
              <table:table-cell office:value-type="float" office:value="0.00000020638">
                <text:p>0.00000020638</text:p>
              </table:table-cell>
              <table:table-cell office:value-type="float" office:value="0.000000300885">
                <text:p>0.000000300885</text:p>
              </table:table-cell>
              <table:table-cell office:value-type="float" office:value="0.000000461408">
                <text:p>0.000000461408</text:p>
              </table:table-cell>
              <table:table-cell office:value-type="float" office:value="0.000000739613">
                <text:p>0.000000739613</text:p>
              </table:table-cell>
              <table:table-cell office:value-type="float" office:value="0.00000122042">
                <text:p>0.00000122042</text:p>
              </table:table-cell>
              <table:table-cell office:value-type="float" office:value="0.0000020516">
                <text:p>0.0000020516</text:p>
              </table:table-cell>
              <table:table-cell office:value-type="float" office:value="0.00000347527">
                <text:p>0.00000347527</text:p>
              </table:table-cell>
              <table:table-cell office:value-type="float" office:value="0.00000589871">
                <text:p>0.00000589871</text:p>
              </table:table-cell>
              <table:table-cell office:value-type="float" office:value="0.0000099842">
                <text:p>0.0000099842</text:p>
              </table:table-cell>
              <table:table-cell office:value-type="float" office:value="0.0000168308">
                <text:p>0.0000168308</text:p>
              </table:table-cell>
              <table:table-cell office:value-type="float" office:value="0.0000282242">
                <text:p>0.0000282242</text:p>
              </table:table-cell>
              <table:table-cell office:value-type="float" office:value="0.0000471185">
                <text:p>0.0000471185</text:p>
              </table:table-cell>
              <table:table-cell office:value-type="float" office:value="0.0000783488">
                <text:p>0.0000783488</text:p>
              </table:table-cell>
              <table:table-cell office:value-type="float" office:value="0.000129907">
                <text:p>0.000129907</text:p>
              </table:table-cell>
              <table:table-cell office:value-type="float" office:value="0.000214956">
                <text:p>0.000214956</text:p>
              </table:table-cell>
              <table:table-cell office:value-type="float" office:value="0.000355239">
                <text:p>0.000355239</text:p>
              </table:table-cell>
              <table:table-cell office:value-type="float" office:value="0.000586669">
                <text:p>0.000586669</text:p>
              </table:table-cell>
              <table:table-cell office:value-type="float" office:value="0.000968499">
                <text:p>0.000968499</text:p>
              </table:table-cell>
              <table:table-cell office:value-type="float" office:value="0.00159853">
                <text:p>0.00159853</text:p>
              </table:table-cell>
              <table:table-cell office:value-type="float" office:value="0.00263782">
                <text:p>0.00263782</text:p>
              </table:table-cell>
              <table:table-cell office:value-type="float" office:value="0.00435171">
                <text:p>0.00435171</text:p>
              </table:table-cell>
              <table:table-cell office:value-type="float" office:value="0.00717603">
                <text:p>0.00717603</text:p>
              </table:table-cell>
              <table:table-cell office:value-type="float" office:value="0.0118262">
                <text:p>0.0118262</text:p>
              </table:table-cell>
              <table:table-cell office:value-type="float" office:value="0.0194712">
                <text:p>0.0194712</text:p>
              </table:table-cell>
              <table:table-cell office:value-type="float" office:value="0.0320139">
                <text:p>0.0320139</text:p>
              </table:table-cell>
              <table:table-cell office:value-type="float" office:value="0.0525222">
                <text:p>0.0525222</text:p>
              </table:table-cell>
              <table:table-cell office:value-type="float" office:value="0.0858735">
                <text:p>0.0858735</text:p>
              </table:table-cell>
              <table:table-cell office:value-type="float" office:value="0.13963">
                <text:p>0.13963</text:p>
              </table:table-cell>
              <table:table-cell office:value-type="float" office:value="0.225025">
                <text:p>0.225025</text:p>
              </table:table-cell>
              <table:table-cell office:value-type="float" office:value="0.357498">
                <text:p>0.357498</text:p>
              </table:table-cell>
              <table:table-cell office:value-type="float" office:value="0.555242">
                <text:p>0.555242</text:p>
              </table:table-cell>
              <table:table-cell office:value-type="float" office:value="0.832669">
                <text:p>0.832669</text:p>
              </table:table-cell>
              <table:table-cell office:value-type="float" office:value="1.18507">
                <text:p>1.18507</text:p>
              </table:table-cell>
              <table:table-cell office:value-type="float" office:value="1.56616">
                <text:p>1.56616</text:p>
              </table:table-cell>
              <table:table-cell office:value-type="float" office:value="1.87746">
                <text:p>1.87746</text:p>
              </table:table-cell>
              <table:table-cell office:value-type="float" office:value="2.00283">
                <text:p>2.00283</text:p>
              </table:table-cell>
              <table:table-cell office:value-type="float" office:value="1.88676">
                <text:p>1.88676</text:p>
              </table:table-cell>
              <table:table-cell office:value-type="float" office:value="1.58083">
                <text:p>1.58083</text:p>
              </table:table-cell>
              <table:table-cell office:value-type="float" office:value="1.20034">
                <text:p>1.20034</text:p>
              </table:table-cell>
              <table:table-cell office:value-type="float" office:value="0.845557">
                <text:p>0.845557</text:p>
              </table:table-cell>
              <table:table-cell office:value-type="float" office:value="0.564835">
                <text:p>0.564835</text:p>
              </table:table-cell>
              <table:table-cell office:value-type="float" office:value="0.364106">
                <text:p>0.364106</text:p>
              </table:table-cell>
              <table:table-cell office:value-type="float" office:value="0.229362">
                <text:p>0.229362</text:p>
              </table:table-cell>
              <table:table-cell office:value-type="float" office:value="0.142392">
                <text:p>0.142392</text:p>
              </table:table-cell>
              <table:table-cell office:value-type="float" office:value="0.0875991">
                <text:p>0.0875991</text:p>
              </table:table-cell>
              <table:table-cell office:value-type="float" office:value="0.0535872">
                <text:p>0.0535872</text:p>
              </table:table-cell>
              <table:table-cell office:value-type="float" office:value="0.0326662">
                <text:p>0.0326662</text:p>
              </table:table-cell>
              <table:table-cell office:value-type="float" office:value="0.0198695">
                <text:p>0.0198695</text:p>
              </table:table-cell>
              <table:table-cell office:value-type="float" office:value="0.0120695">
                <text:p>0.0120695</text:p>
              </table:table-cell>
              <table:table-cell office:value-type="float" office:value="0.00732514">
                <text:p>0.00732514</text:p>
              </table:table-cell>
              <table:table-cell office:value-type="float" office:value="0.00444301">
                <text:p>0.00444301</text:p>
              </table:table-cell>
              <table:table-cell office:value-type="float" office:value="0.00269315">
                <text:p>0.00269315</text:p>
              </table:table-cell>
              <table:table-cell office:value-type="float" office:value="0.00163097">
                <text:p>0.00163097</text:p>
              </table:table-cell>
              <table:table-cell office:value-type="float" office:value="0.000986435">
                <text:p>0.000986435</text:p>
              </table:table-cell>
              <table:table-cell office:value-type="float" office:value="0.000595576">
                <text:p>0.000595576</text:p>
              </table:table-cell>
              <table:table-cell office:value-type="float" office:value="0.000358889">
                <text:p>0.000358889</text:p>
              </table:table-cell>
              <table:table-cell office:value-type="float" office:value="0.000215845">
                <text:p>0.000215845</text:p>
              </table:table-cell>
              <table:table-cell office:value-type="float" office:value="0.000129602">
                <text:p>0.000129602</text:p>
              </table:table-cell>
              <table:table-cell office:value-type="float" office:value="0.0000776915">
                <text:p>0.0000776915</text:p>
              </table:table-cell>
              <table:table-cell office:value-type="float" office:value="0.0000464335">
                <text:p>0.0000464335</text:p>
              </table:table-cell>
              <table:table-cell office:value-type="float" office:value="0.0000275995">
                <text:p>0.0000275995</text:p>
              </table:table-cell>
              <table:table-cell office:value-type="float" office:value="0.0000162555">
                <text:p>0.0000162555</text:p>
              </table:table-cell>
              <table:table-cell office:value-type="float" office:value="0.00000946454">
                <text:p>0.00000946454</text:p>
              </table:table-cell>
              <table:table-cell office:value-type="float" office:value="0.00000544913">
                <text:p>0.00000544913</text:p>
              </table:table-cell>
              <table:table-cell office:value-type="float" office:value="0.0000031177">
                <text:p>0.0000031177</text:p>
              </table:table-cell>
              <table:table-cell office:value-type="float" office:value="0.00000179789">
                <text:p>0.00000179789</text:p>
              </table:table-cell>
              <table:table-cell office:value-type="float" office:value="0.00000106317">
                <text:p>0.00000106317</text:p>
              </table:table-cell>
              <table:table-cell office:value-type="float" office:value="0.000000656945">
                <text:p>0.000000656945</text:p>
              </table:table-cell>
              <table:table-cell office:value-type="float" office:value="0.000000430958">
                <text:p>0.000000430958</text:p>
              </table:table-cell>
              <table:table-cell office:value-type="float" office:value="0.000000307295">
                <text:p>0.000000307295</text:p>
              </table:table-cell>
              <table:table-cell office:value-type="float" office:value="0.000000243552">
                <text:p>0.000000243552</text:p>
              </table:table-cell>
              <table:table-cell office:value-type="float" office:value="0.00000021021">
                <text:p>0.00000021021</text:p>
              </table:table-cell>
              <table:table-cell office:value-type="float" office:value="0.000000189155">
                <text:p>0.000000189155</text:p>
              </table:table-cell>
              <table:table-cell office:value-type="float" office:value="0.000000168897">
                <text:p>0.000000168897</text:p>
              </table:table-cell>
              <table:table-cell office:value-type="float" office:value="0.000000145752">
                <text:p>0.000000145752</text:p>
              </table:table-cell>
              <table:table-cell office:value-type="float" office:value="0.000000120349">
                <text:p>0.000000120349</text:p>
              </table:table-cell>
              <table:table-cell office:value-type="float" office:value="0.0000000947771">
                <text:p>0.0000000947771</text:p>
              </table:table-cell>
              <table:table-cell office:value-type="float" office:value="0.0000000733581">
                <text:p>0.0000000733581</text:p>
              </table:table-cell>
              <table:table-cell office:value-type="float" office:value="0.0000000579096">
                <text:p>0.0000000579096</text:p>
              </table:table-cell>
              <table:table-cell office:value-type="float" office:value="0.0000000478303">
                <text:p>0.0000000478303</text:p>
              </table:table-cell>
              <table:table-cell office:value-type="float" office:value="0.0000000418043">
                <text:p>0.0000000418043</text:p>
              </table:table-cell>
              <table:table-cell office:value-type="float" office:value="0.0000000376412">
                <text:p>0.0000000376412</text:p>
              </table:table-cell>
              <table:table-cell office:value-type="float" office:value="0.0000000344936">
                <text:p>0.0000000344936</text:p>
              </table:table-cell>
              <table:table-cell office:value-type="float" office:value="0.0000000326377">
                <text:p>0.0000000326377</text:p>
              </table:table-cell>
              <table:table-cell office:value-type="float" office:value="0.0000000315883">
                <text:p>0.0000000315883</text:p>
              </table:table-cell>
              <table:table-cell office:value-type="float" office:value="0.0000000310524">
                <text:p>0.0000000310524</text:p>
              </table:table-cell>
              <table:table-cell office:value-type="float" office:value="0.0000000311633">
                <text:p>0.0000000311633</text:p>
              </table:table-cell>
              <table:table-cell office:value-type="float" office:value="0.0000000313866">
                <text:p>0.0000000313866</text:p>
              </table:table-cell>
              <table:table-cell office:value-type="float" office:value="0.000000031775">
                <text:p>0.000000031775</text:p>
              </table:table-cell>
              <table:table-cell office:value-type="float" office:value="0.0000000329917">
                <text:p>0.0000000329917</text:p>
              </table:table-cell>
              <table:table-cell office:value-type="float" office:value="0.0000000342157">
                <text:p>0.0000000342157</text:p>
              </table:table-cell>
              <table:table-cell office:value-type="float" office:value="0.0000000342113">
                <text:p>0.0000000342113</text:p>
              </table:table-cell>
              <table:table-cell office:value-type="float" office:value="0.000000032765">
                <text:p>0.000000032765</text:p>
              </table:table-cell>
              <table:table-cell office:value-type="float" office:value="0.0000000298261">
                <text:p>0.0000000298261</text:p>
              </table:table-cell>
              <table:table-cell office:value-type="float" office:value="0.0000000261137">
                <text:p>0.0000000261137</text:p>
              </table:table-cell>
              <table:table-cell office:value-type="float" office:value="0.0000000233038">
                <text:p>0.0000000233038</text:p>
              </table:table-cell>
              <table:table-cell office:value-type="float" office:value="0.0000000219008">
                <text:p>0.0000000219008</text:p>
              </table:table-cell>
              <table:table-cell office:value-type="float" office:value="0.0000000211761">
                <text:p>0.0000000211761</text:p>
              </table:table-cell>
              <table:table-cell office:value-type="float" office:value="0.0000000207388">
                <text:p>0.0000000207388</text:p>
              </table:table-cell>
              <table:table-cell office:value-type="float" office:value="0.0000000203008">
                <text:p>0.0000000203008</text:p>
              </table:table-cell>
              <table:table-cell office:value-type="float" office:value="0.0000000196074">
                <text:p>0.0000000196074</text:p>
              </table:table-cell>
              <table:table-cell office:value-type="float" office:value="0.0000000191951">
                <text:p>0.0000000191951</text:p>
              </table:table-cell>
              <table:table-cell office:value-type="float" office:value="0.0000000194324">
                <text:p>0.0000000194324</text:p>
              </table:table-cell>
              <table:table-cell office:value-type="float" office:value="0.0000000196507">
                <text:p>0.0000000196507</text:p>
              </table:table-cell>
              <table:table-cell office:value-type="float" office:value="0.0000000194709">
                <text:p>0.0000000194709</text:p>
              </table:table-cell>
              <table:table-cell office:value-type="float" office:value="0.0000000193282">
                <text:p>0.0000000193282</text:p>
              </table:table-cell>
              <table:table-cell office:value-type="float" office:value="0.0000000193139">
                <text:p>0.0000000193139</text:p>
              </table:table-cell>
              <table:table-cell office:value-type="float" office:value="0.0000000192759">
                <text:p>0.0000000192759</text:p>
              </table:table-cell>
              <table:table-cell office:value-type="float" office:value="0.00000001949">
                <text:p>0.00000001949</text:p>
              </table:table-cell>
              <table:table-cell office:value-type="float" office:value="0.0000000197312">
                <text:p>0.0000000197312</text:p>
              </table:table-cell>
              <table:table-cell office:value-type="float" office:value="0.0000000189187">
                <text:p>0.0000000189187</text:p>
              </table:table-cell>
              <table:table-cell office:value-type="float" office:value="0.0000000167576">
                <text:p>0.0000000167576</text:p>
              </table:table-cell>
              <table:table-cell office:value-type="float" office:value="0.0000000143423">
                <text:p>0.0000000143423</text:p>
              </table:table-cell>
              <table:table-cell office:value-type="float" office:value="0.0000000126768">
                <text:p>0.0000000126768</text:p>
              </table:table-cell>
              <table:table-cell office:value-type="float" office:value="0.0000000119135">
                <text:p>0.0000000119135</text:p>
              </table:table-cell>
              <table:table-cell office:value-type="float" office:value="0.0000000118773">
                <text:p>0.0000000118773</text:p>
              </table:table-cell>
              <table:table-cell office:value-type="float" office:value="0.0000000120707">
                <text:p>0.0000000120707</text:p>
              </table:table-cell>
              <table:table-cell office:value-type="float" office:value="0.000000011603">
                <text:p>0.000000011603</text:p>
              </table:table-cell>
              <table:table-cell office:value-type="float" office:value="0.0000000101912">
                <text:p>0.0000000101912</text:p>
              </table:table-cell>
              <table:table-cell office:value-type="float" office:value="0.00000000877135">
                <text:p>0.00000000877135</text:p>
              </table:table-cell>
              <table:table-cell office:value-type="float" office:value="0.00000000842865">
                <text:p>0.00000000842865</text:p>
              </table:table-cell>
              <table:table-cell office:value-type="float" office:value="0.00000000925276">
                <text:p>0.00000000925276</text:p>
              </table:table-cell>
              <table:table-cell office:value-type="float" office:value="0.0000000106265">
                <text:p>0.0000000106265</text:p>
              </table:table-cell>
              <table:table-cell office:value-type="float" office:value="0.0000000119382">
                <text:p>0.0000000119382</text:p>
              </table:table-cell>
              <table:table-cell office:value-type="float" office:value="0.0000000125965">
                <text:p>0.0000000125965</text:p>
              </table:table-cell>
              <table:table-cell office:value-type="float" office:value="0.0000000120261">
                <text:p>0.0000000120261</text:p>
              </table:table-cell>
              <table:table-cell office:value-type="float" office:value="0.0000000102665">
                <text:p>0.0000000102665</text:p>
              </table:table-cell>
              <table:table-cell office:value-type="float" office:value="0.00000000828003">
                <text:p>0.00000000828003</text:p>
              </table:table-cell>
              <table:table-cell office:value-type="float" office:value="0.00000000717419">
                <text:p>0.00000000717419</text:p>
              </table:table-cell>
              <table:table-cell office:value-type="float" office:value="0.00000000718929">
                <text:p>0.00000000718929</text:p>
              </table:table-cell>
              <table:table-cell office:value-type="float" office:value="0.00000000769066">
                <text:p>0.00000000769066</text:p>
              </table:table-cell>
              <table:table-cell office:value-type="float" office:value="0.00000000795729">
                <text:p>0.00000000795729</text:p>
              </table:table-cell>
              <table:table-cell office:value-type="float" office:value="0.00000000763808">
                <text:p>0.00000000763808</text:p>
              </table:table-cell>
              <table:table-cell office:value-type="float" office:value="0.00000000661103">
                <text:p>0.00000000661103</text:p>
              </table:table-cell>
              <table:table-cell office:value-type="float" office:value="0.00000000494835">
                <text:p>0.00000000494835</text:p>
              </table:table-cell>
              <table:table-cell office:value-type="float" office:value="0.00000000320252">
                <text:p>0.00000000320252</text:p>
              </table:table-cell>
              <table:table-cell office:value-type="float" office:value="0.00000000234799">
                <text:p>0.00000000234799</text:p>
              </table:table-cell>
              <table:table-cell office:value-type="float" office:value="0.00000000306582">
                <text:p>0.00000000306582</text:p>
              </table:table-cell>
              <table:table-cell office:value-type="float" office:value="0.00000000510016">
                <text:p>0.00000000510016</text:p>
              </table:table-cell>
              <table:table-cell office:value-type="float" office:value="0.00000000743623">
                <text:p>0.00000000743623</text:p>
              </table:table-cell>
              <table:table-cell office:value-type="float" office:value="0.00000000905296">
                <text:p>0.00000000905296</text:p>
              </table:table-cell>
              <table:table-cell office:value-type="float" office:value="0.00000000945698">
                <text:p>0.00000000945698</text:p>
              </table:table-cell>
              <table:table-cell office:value-type="float" office:value="0.00000000863043">
                <text:p>0.00000000863043</text:p>
              </table:table-cell>
              <table:table-cell office:value-type="float" office:value="0.00000000684846">
                <text:p>0.00000000684846</text:p>
              </table:table-cell>
              <table:table-cell office:value-type="float" office:value="0.00000000452637">
                <text:p>0.00000000452637</text:p>
              </table:table-cell>
              <table:table-cell office:value-type="float" office:value="0.00000000233629">
                <text:p>0.00000000233629</text:p>
              </table:table-cell>
              <table:table-cell office:value-type="float" office:value="0.000000000947788">
                <text:p>0.000000000947788</text:p>
              </table:table-cell>
              <table:table-cell office:value-type="float" office:value="0.000000000834074">
                <text:p>0.000000000834074</text:p>
              </table:table-cell>
              <table:table-cell office:value-type="float" office:value="0.00000000192219">
                <text:p>0.00000000192219</text:p>
              </table:table-cell>
              <table:table-cell office:value-type="float" office:value="0.00000000349471">
                <text:p>0.00000000349471</text:p>
              </table:table-cell>
              <table:table-cell office:value-type="float" office:value="0.00000000488267">
                <text:p>0.00000000488267</text:p>
              </table:table-cell>
              <table:table-cell office:value-type="float" office:value="0.00000000514818">
                <text:p>0.00000000514818</text:p>
              </table:table-cell>
              <table:table-cell office:value-type="float" office:value="0.00000000472492">
                <text:p>0.00000000472492</text:p>
              </table:table-cell>
              <table:table-cell office:value-type="float" office:value="0.00000000337698">
                <text:p>0.00000000337698</text:p>
              </table:table-cell>
              <table:table-cell office:value-type="float" office:value="0.000000002421">
                <text:p>0.000000002421</text:p>
              </table:table-cell>
              <table:table-cell office:value-type="float" office:value="0.0000000015073">
                <text:p>0.0000000015073</text:p>
              </table:table-cell>
              <table:table-cell office:value-type="float" office:value="0.00000000127131">
                <text:p>0.00000000127131</text:p>
              </table:table-cell>
              <table:table-cell office:value-type="float" office:value="0.00000000143603">
                <text:p>0.00000000143603</text:p>
              </table:table-cell>
              <table:table-cell office:value-type="float" office:value="0.00000000131021">
                <text:p>0.00000000131021</text:p>
              </table:table-cell>
              <table:table-cell office:value-type="float" office:value="0.00000000206671">
                <text:p>0.00000000206671</text:p>
              </table:table-cell>
              <table:table-cell office:value-type="float" office:value="0.00000000128919">
                <text:p>0.00000000128919</text:p>
              </table:table-cell>
              <table:table-cell office:value-type="float" office:value="0.00000000230665">
                <text:p>0.00000000230665</text:p>
              </table:table-cell>
              <table:table-cell office:value-type="float" office:value="0.000000000947328">
                <text:p>0.000000000947328</text:p>
              </table:table-cell>
              <table:table-cell office:value-type="float" office:value="0.00000000206067">
                <text:p>0.00000000206067</text:p>
              </table:table-cell>
              <table:table-cell office:value-type="float" office:value="0.000000000818268">
                <text:p>0.000000000818268</text:p>
              </table:table-cell>
              <table:table-cell office:value-type="float" office:value="0.00000000161776">
                <text:p>0.00000000161776</text:p>
              </table:table-cell>
              <table:table-cell office:value-type="float" office:value="0.00000000113061">
                <text:p>0.00000000113061</text:p>
              </table:table-cell>
              <table:table-cell office:value-type="float" office:value="0.00000000101598">
                <text:p>0.00000000101598</text:p>
              </table:table-cell>
              <table:table-cell office:value-type="float" office:value="0.0000000015784">
                <text:p>0.0000000015784</text:p>
              </table:table-cell>
              <table:table-cell office:value-type="float" office:value="0.000000000400176">
                <text:p>0.000000000400176</text:p>
              </table:table-cell>
              <table:table-cell office:value-type="float" office:value="0.00000000185082">
                <text:p>0.00000000185082</text:p>
              </table:table-cell>
              <table:table-cell office:value-type="float" office:value="0.000000000160404">
                <text:p>0.000000000160404</text:p>
              </table:table-cell>
              <table:table-cell office:value-type="float" office:value="0.00000000170174">
                <text:p>0.00000000170174</text:p>
              </table:table-cell>
              <table:table-cell office:value-type="float" office:value="0.000000000456734">
                <text:p>0.000000000456734</text:p>
              </table:table-cell>
              <table:table-cell office:value-type="float" office:value="0.00000000109157">
                <text:p>0.00000000109157</text:p>
              </table:table-cell>
              <table:table-cell office:value-type="float" office:value="0.00000000110933">
                <text:p>0.00000000110933</text:p>
              </table:table-cell>
              <table:table-cell office:value-type="float" office:value="0.00000000037592">
                <text:p>0.00000000037592</text:p>
              </table:table-cell>
              <table:table-cell office:value-type="float" office:value="0.00000000171971">
                <text:p>0.00000000171971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7:schodinger1.GS7</svg:desc>
                </draw:g>
              </table:table-cell>
              <table:table-cell office:value-type="float" office:value="0.000000000445116">
                <text:p>0.000000000445116</text:p>
              </table:table-cell>
              <table:table-cell office:value-type="float" office:value="0.00000000168209">
                <text:p>0.00000000168209</text:p>
              </table:table-cell>
              <table:table-cell office:value-type="float" office:value="0.00000000344624">
                <text:p>0.00000000344624</text:p>
              </table:table-cell>
              <table:table-cell office:value-type="float" office:value="0.00000000543285">
                <text:p>0.00000000543285</text:p>
              </table:table-cell>
              <table:table-cell office:value-type="float" office:value="0.00000000711486">
                <text:p>0.00000000711486</text:p>
              </table:table-cell>
              <table:table-cell office:value-type="float" office:value="0.00000000836998">
                <text:p>0.00000000836998</text:p>
              </table:table-cell>
              <table:table-cell office:value-type="float" office:value="0.00000000870781">
                <text:p>0.00000000870781</text:p>
              </table:table-cell>
              <table:table-cell office:value-type="float" office:value="0.0000000084073">
                <text:p>0.0000000084073</text:p>
              </table:table-cell>
              <table:table-cell office:value-type="float" office:value="0.00000000731806">
                <text:p>0.00000000731806</text:p>
              </table:table-cell>
              <table:table-cell office:value-type="float" office:value="0.00000000598452">
                <text:p>0.00000000598452</text:p>
              </table:table-cell>
              <table:table-cell office:value-type="float" office:value="0.00000000462254">
                <text:p>0.00000000462254</text:p>
              </table:table-cell>
              <table:table-cell office:value-type="float" office:value="0.00000000367971">
                <text:p>0.00000000367971</text:p>
              </table:table-cell>
              <table:table-cell office:value-type="float" office:value="0.00000000342302">
                <text:p>0.00000000342302</text:p>
              </table:table-cell>
              <table:table-cell office:value-type="float" office:value="0.00000000389593">
                <text:p>0.00000000389593</text:p>
              </table:table-cell>
              <table:table-cell office:value-type="float" office:value="0.0000000050542">
                <text:p>0.0000000050542</text:p>
              </table:table-cell>
              <table:table-cell office:value-type="float" office:value="0.0000000065071">
                <text:p>0.0000000065071</text:p>
              </table:table-cell>
              <table:table-cell office:value-type="float" office:value="0.00000000791013">
                <text:p>0.00000000791013</text:p>
              </table:table-cell>
              <table:table-cell office:value-type="float" office:value="0.00000000880644">
                <text:p>0.00000000880644</text:p>
              </table:table-cell>
              <table:table-cell office:value-type="float" office:value="0.00000000914756">
                <text:p>0.00000000914756</text:p>
              </table:table-cell>
              <table:table-cell office:value-type="float" office:value="0.0000000092789">
                <text:p>0.0000000092789</text:p>
              </table:table-cell>
              <table:table-cell office:value-type="float" office:value="0.0000000106175">
                <text:p>0.0000000106175</text:p>
              </table:table-cell>
              <table:table-cell office:value-type="float" office:value="0.0000000159151">
                <text:p>0.0000000159151</text:p>
              </table:table-cell>
              <table:table-cell office:value-type="float" office:value="0.0000000301888">
                <text:p>0.0000000301888</text:p>
              </table:table-cell>
              <table:table-cell office:value-type="float" office:value="0.0000000616914">
                <text:p>0.0000000616914</text:p>
              </table:table-cell>
              <table:table-cell office:value-type="float" office:value="0.000000124044">
                <text:p>0.000000124044</text:p>
              </table:table-cell>
              <table:table-cell office:value-type="float" office:value="0.000000238399">
                <text:p>0.000000238399</text:p>
              </table:table-cell>
              <table:table-cell office:value-type="float" office:value="0.000000440213">
                <text:p>0.000000440213</text:p>
              </table:table-cell>
              <table:table-cell office:value-type="float" office:value="0.000000784129">
                <text:p>0.000000784129</text:p>
              </table:table-cell>
              <table:table-cell office:value-type="float" office:value="0.00000136297">
                <text:p>0.00000136297</text:p>
              </table:table-cell>
              <table:table-cell office:value-type="float" office:value="0.00000232327">
                <text:p>0.00000232327</text:p>
              </table:table-cell>
              <table:table-cell office:value-type="float" office:value="0.00000391172">
                <text:p>0.00000391172</text:p>
              </table:table-cell>
              <table:table-cell office:value-type="float" office:value="0.00000652867">
                <text:p>0.00000652867</text:p>
              </table:table-cell>
              <table:table-cell office:value-type="float" office:value="0.0000108389">
                <text:p>0.0000108389</text:p>
              </table:table-cell>
              <table:table-cell office:value-type="float" office:value="0.000017937">
                <text:p>0.000017937</text:p>
              </table:table-cell>
              <table:table-cell office:value-type="float" office:value="0.0000296287">
                <text:p>0.0000296287</text:p>
              </table:table-cell>
              <table:table-cell office:value-type="float" office:value="0.0000488962">
                <text:p>0.0000488962</text:p>
              </table:table-cell>
              <table:table-cell office:value-type="float" office:value="0.0000806504">
                <text:p>0.0000806504</text:p>
              </table:table-cell>
              <table:table-cell office:value-type="float" office:value="0.000132992">
                <text:p>0.000132992</text:p>
              </table:table-cell>
              <table:table-cell office:value-type="float" office:value="0.000219255">
                <text:p>0.000219255</text:p>
              </table:table-cell>
              <table:table-cell office:value-type="float" office:value="0.000361413">
                <text:p>0.000361413</text:p>
              </table:table-cell>
              <table:table-cell office:value-type="float" office:value="0.000595622">
                <text:p>0.000595622</text:p>
              </table:table-cell>
              <table:table-cell office:value-type="float" office:value="0.000981445">
                <text:p>0.000981445</text:p>
              </table:table-cell>
              <table:table-cell office:value-type="float" office:value="0.00161685">
                <text:p>0.00161685</text:p>
              </table:table-cell>
              <table:table-cell office:value-type="float" office:value="0.00266321">
                <text:p>0.00266321</text:p>
              </table:table-cell>
              <table:table-cell office:value-type="float" office:value="0.00438576">
                <text:p>0.00438576</text:p>
              </table:table-cell>
              <table:table-cell office:value-type="float" office:value="0.00722064">
                <text:p>0.00722064</text:p>
              </table:table-cell>
              <table:table-cell office:value-type="float" office:value="0.0118831">
                <text:p>0.0118831</text:p>
              </table:table-cell>
              <table:table-cell office:value-type="float" office:value="0.0195433">
                <text:p>0.0195433</text:p>
              </table:table-cell>
              <table:table-cell office:value-type="float" office:value="0.0321051">
                <text:p>0.0321051</text:p>
              </table:table-cell>
              <table:table-cell office:value-type="float" office:value="0.0526394">
                <text:p>0.0526394</text:p>
              </table:table-cell>
              <table:table-cell office:value-type="float" office:value="0.0860277">
                <text:p>0.0860277</text:p>
              </table:table-cell>
              <table:table-cell office:value-type="float" office:value="0.139838">
                <text:p>0.139838</text:p>
              </table:table-cell>
              <table:table-cell office:value-type="float" office:value="0.22531">
                <text:p>0.22531</text:p>
              </table:table-cell>
              <table:table-cell office:value-type="float" office:value="0.357882">
                <text:p>0.357882</text:p>
              </table:table-cell>
              <table:table-cell office:value-type="float" office:value="0.555735">
                <text:p>0.555735</text:p>
              </table:table-cell>
              <table:table-cell office:value-type="float" office:value="0.833244">
                <text:p>0.833244</text:p>
              </table:table-cell>
              <table:table-cell office:value-type="float" office:value="1.18563">
                <text:p>1.18563</text:p>
              </table:table-cell>
              <table:table-cell office:value-type="float" office:value="1.56653">
                <text:p>1.56653</text:p>
              </table:table-cell>
              <table:table-cell office:value-type="float" office:value="1.87744">
                <text:p>1.87744</text:p>
              </table:table-cell>
              <table:table-cell office:value-type="float" office:value="2.00235">
                <text:p>2.00235</text:p>
              </table:table-cell>
              <table:table-cell office:value-type="float" office:value="1.88598">
                <text:p>1.88598</text:p>
              </table:table-cell>
              <table:table-cell office:value-type="float" office:value="1.58">
                <text:p>1.58</text:p>
              </table:table-cell>
              <table:table-cell office:value-type="float" office:value="1.19966">
                <text:p>1.19966</text:p>
              </table:table-cell>
              <table:table-cell office:value-type="float" office:value="0.845081">
                <text:p>0.845081</text:p>
              </table:table-cell>
              <table:table-cell office:value-type="float" office:value="0.564546">
                <text:p>0.564546</text:p>
              </table:table-cell>
              <table:table-cell office:value-type="float" office:value="0.363951">
                <text:p>0.363951</text:p>
              </table:table-cell>
              <table:table-cell office:value-type="float" office:value="0.229292">
                <text:p>0.229292</text:p>
              </table:table-cell>
              <table:table-cell office:value-type="float" office:value="0.142372">
                <text:p>0.142372</text:p>
              </table:table-cell>
              <table:table-cell office:value-type="float" office:value="0.0876079">
                <text:p>0.0876079</text:p>
              </table:table-cell>
              <table:table-cell office:value-type="float" office:value="0.0536108">
                <text:p>0.0536108</text:p>
              </table:table-cell>
              <table:table-cell office:value-type="float" office:value="0.0326958">
                <text:p>0.0326958</text:p>
              </table:table-cell>
              <table:table-cell office:value-type="float" office:value="0.0198996">
                <text:p>0.0198996</text:p>
              </table:table-cell>
              <table:table-cell office:value-type="float" office:value="0.0120971">
                <text:p>0.0120971</text:p>
              </table:table-cell>
              <table:table-cell office:value-type="float" office:value="0.00734936">
                <text:p>0.00734936</text:p>
              </table:table-cell>
              <table:table-cell office:value-type="float" office:value="0.00446408">
                <text:p>0.00446408</text:p>
              </table:table-cell>
              <table:table-cell office:value-type="float" office:value="0.00271187">
                <text:p>0.00271187</text:p>
              </table:table-cell>
              <table:table-cell office:value-type="float" office:value="0.00164801">
                <text:p>0.00164801</text:p>
              </table:table-cell>
              <table:table-cell office:value-type="float" office:value="0.00100194">
                <text:p>0.00100194</text:p>
              </table:table-cell>
              <table:table-cell office:value-type="float" office:value="0.000609337">
                <text:p>0.000609337</text:p>
              </table:table-cell>
              <table:table-cell office:value-type="float" office:value="0.000370542">
                <text:p>0.000370542</text:p>
              </table:table-cell>
              <table:table-cell office:value-type="float" office:value="0.000225165">
                <text:p>0.000225165</text:p>
              </table:table-cell>
              <table:table-cell office:value-type="float" office:value="0.000136609">
                <text:p>0.000136609</text:p>
              </table:table-cell>
              <table:table-cell office:value-type="float" office:value="0.0000826782">
                <text:p>0.0000826782</text:p>
              </table:table-cell>
              <table:table-cell office:value-type="float" office:value="0.0000498834">
                <text:p>0.0000498834</text:p>
              </table:table-cell>
              <table:table-cell office:value-type="float" office:value="0.0000299899">
                <text:p>0.0000299899</text:p>
              </table:table-cell>
              <table:table-cell office:value-type="float" office:value="0.0000179604">
                <text:p>0.0000179604</text:p>
              </table:table-cell>
              <table:table-cell office:value-type="float" office:value="0.0000107038">
                <text:p>0.0000107038</text:p>
              </table:table-cell>
              <table:table-cell office:value-type="float" office:value="0.00000633353">
                <text:p>0.00000633353</text:p>
              </table:table-cell>
              <table:table-cell office:value-type="float" office:value="0.00000370239">
                <text:p>0.00000370239</text:p>
              </table:table-cell>
              <table:table-cell office:value-type="float" office:value="0.00000212004">
                <text:p>0.00000212004</text:p>
              </table:table-cell>
              <table:table-cell office:value-type="float" office:value="0.00000117469">
                <text:p>0.00000117469</text:p>
              </table:table-cell>
              <table:table-cell office:value-type="float" office:value="0.000000619188">
                <text:p>0.000000619188</text:p>
              </table:table-cell>
              <table:table-cell office:value-type="float" office:value="0.000000304608">
                <text:p>0.000000304608</text:p>
              </table:table-cell>
              <table:table-cell office:value-type="float" office:value="0.000000136422">
                <text:p>0.000000136422</text:p>
              </table:table-cell>
              <table:table-cell office:value-type="float" office:value="0.000000054315">
                <text:p>0.000000054315</text:p>
              </table:table-cell>
              <table:table-cell office:value-type="float" office:value="0.0000000195574">
                <text:p>0.0000000195574</text:p>
              </table:table-cell>
              <table:table-cell office:value-type="float" office:value="0.00000000842084">
                <text:p>0.00000000842084</text:p>
              </table:table-cell>
              <table:table-cell office:value-type="float" office:value="0.00000000789835">
                <text:p>0.00000000789835</text:p>
              </table:table-cell>
              <table:table-cell office:value-type="float" office:value="0.0000000118042">
                <text:p>0.0000000118042</text:p>
              </table:table-cell>
              <table:table-cell office:value-type="float" office:value="0.000000018111">
                <text:p>0.000000018111</text:p>
              </table:table-cell>
              <table:table-cell office:value-type="float" office:value="0.0000000259479">
                <text:p>0.0000000259479</text:p>
              </table:table-cell>
              <table:table-cell office:value-type="float" office:value="0.0000000347719">
                <text:p>0.0000000347719</text:p>
              </table:table-cell>
              <table:table-cell office:value-type="float" office:value="0.0000000432227">
                <text:p>0.0000000432227</text:p>
              </table:table-cell>
              <table:table-cell office:value-type="float" office:value="0.0000000500714">
                <text:p>0.0000000500714</text:p>
              </table:table-cell>
              <table:table-cell office:value-type="float" office:value="0.0000000544458">
                <text:p>0.0000000544458</text:p>
              </table:table-cell>
              <table:table-cell office:value-type="float" office:value="0.0000000555201">
                <text:p>0.0000000555201</text:p>
              </table:table-cell>
              <table:table-cell office:value-type="float" office:value="0.0000000538198">
                <text:p>0.0000000538198</text:p>
              </table:table-cell>
              <table:table-cell office:value-type="float" office:value="0.0000000500673">
                <text:p>0.0000000500673</text:p>
              </table:table-cell>
              <table:table-cell office:value-type="float" office:value="0.0000000452265">
                <text:p>0.0000000452265</text:p>
              </table:table-cell>
              <table:table-cell office:value-type="float" office:value="0.0000000407094">
                <text:p>0.0000000407094</text:p>
              </table:table-cell>
              <table:table-cell office:value-type="float" office:value="0.0000000368984">
                <text:p>0.0000000368984</text:p>
              </table:table-cell>
              <table:table-cell office:value-type="float" office:value="0.0000000340609">
                <text:p>0.0000000340609</text:p>
              </table:table-cell>
              <table:table-cell office:value-type="float" office:value="0.0000000324441">
                <text:p>0.0000000324441</text:p>
              </table:table-cell>
              <table:table-cell office:value-type="float" office:value="0.0000000315317">
                <text:p>0.0000000315317</text:p>
              </table:table-cell>
              <table:table-cell office:value-type="float" office:value="0.0000000311271">
                <text:p>0.0000000311271</text:p>
              </table:table-cell>
              <table:table-cell office:value-type="float" office:value="0.0000000309164">
                <text:p>0.0000000309164</text:p>
              </table:table-cell>
              <table:table-cell office:value-type="float" office:value="0.0000000301546">
                <text:p>0.0000000301546</text:p>
              </table:table-cell>
              <table:table-cell office:value-type="float" office:value="0.0000000288817">
                <text:p>0.0000000288817</text:p>
              </table:table-cell>
              <table:table-cell office:value-type="float" office:value="0.0000000272326">
                <text:p>0.0000000272326</text:p>
              </table:table-cell>
              <table:table-cell office:value-type="float" office:value="0.0000000252211">
                <text:p>0.0000000252211</text:p>
              </table:table-cell>
              <table:table-cell office:value-type="float" office:value="0.0000000235201">
                <text:p>0.0000000235201</text:p>
              </table:table-cell>
              <table:table-cell office:value-type="float" office:value="0.0000000223142">
                <text:p>0.0000000223142</text:p>
              </table:table-cell>
              <table:table-cell office:value-type="float" office:value="0.0000000215634">
                <text:p>0.0000000215634</text:p>
              </table:table-cell>
              <table:table-cell office:value-type="float" office:value="0.0000000218101">
                <text:p>0.0000000218101</text:p>
              </table:table-cell>
              <table:table-cell office:value-type="float" office:value="0.0000000227228">
                <text:p>0.0000000227228</text:p>
              </table:table-cell>
              <table:table-cell office:value-type="float" office:value="0.0000000239988">
                <text:p>0.0000000239988</text:p>
              </table:table-cell>
              <table:table-cell office:value-type="float" office:value="0.0000000257655">
                <text:p>0.0000000257655</text:p>
              </table:table-cell>
              <table:table-cell office:value-type="float" office:value="0.0000000266734">
                <text:p>0.0000000266734</text:p>
              </table:table-cell>
              <table:table-cell office:value-type="float" office:value="0.0000000270258">
                <text:p>0.0000000270258</text:p>
              </table:table-cell>
              <table:table-cell office:value-type="float" office:value="0.0000000269845">
                <text:p>0.0000000269845</text:p>
              </table:table-cell>
              <table:table-cell office:value-type="float" office:value="0.0000000253957">
                <text:p>0.0000000253957</text:p>
              </table:table-cell>
              <table:table-cell office:value-type="float" office:value="0.0000000247141">
                <text:p>0.0000000247141</text:p>
              </table:table-cell>
              <table:table-cell office:value-type="float" office:value="0.0000000231777">
                <text:p>0.0000000231777</text:p>
              </table:table-cell>
              <table:table-cell office:value-type="float" office:value="0.000000020931">
                <text:p>0.000000020931</text:p>
              </table:table-cell>
              <table:table-cell office:value-type="float" office:value="0.0000000213087">
                <text:p>0.0000000213087</text:p>
              </table:table-cell>
              <table:table-cell office:value-type="float" office:value="0.0000000190346">
                <text:p>0.0000000190346</text:p>
              </table:table-cell>
              <table:table-cell office:value-type="float" office:value="0.000000018507">
                <text:p>0.000000018507</text:p>
              </table:table-cell>
              <table:table-cell office:value-type="float" office:value="0.000000020667">
                <text:p>0.000000020667</text:p>
              </table:table-cell>
              <table:table-cell office:value-type="float" office:value="0.0000000170346">
                <text:p>0.0000000170346</text:p>
              </table:table-cell>
              <table:table-cell office:value-type="float" office:value="0.0000000187948">
                <text:p>0.0000000187948</text:p>
              </table:table-cell>
              <table:table-cell office:value-type="float" office:value="0.0000000188252">
                <text:p>0.0000000188252</text:p>
              </table:table-cell>
              <table:table-cell office:value-type="float" office:value="0.0000000132814">
                <text:p>0.0000000132814</text:p>
              </table:table-cell>
              <table:table-cell office:value-type="float" office:value="0.0000000167097">
                <text:p>0.0000000167097</text:p>
              </table:table-cell>
              <table:table-cell office:value-type="float" office:value="0.0000000139092">
                <text:p>0.0000000139092</text:p>
              </table:table-cell>
              <table:table-cell office:value-type="float" office:value="0.0000000105504">
                <text:p>0.0000000105504</text:p>
              </table:table-cell>
              <table:table-cell office:value-type="float" office:value="0.0000000152104">
                <text:p>0.0000000152104</text:p>
              </table:table-cell>
              <table:table-cell office:value-type="float" office:value="0.0000000118886">
                <text:p>0.0000000118886</text:p>
              </table:table-cell>
              <table:table-cell office:value-type="float" office:value="0.0000000108886">
                <text:p>0.0000000108886</text:p>
              </table:table-cell>
              <table:table-cell office:value-type="float" office:value="0.0000000162091">
                <text:p>0.0000000162091</text:p>
              </table:table-cell>
              <table:table-cell office:value-type="float" office:value="0.0000000131333">
                <text:p>0.0000000131333</text:p>
              </table:table-cell>
              <table:table-cell office:value-type="float" office:value="0.0000000130786">
                <text:p>0.0000000130786</text:p>
              </table:table-cell>
              <table:table-cell office:value-type="float" office:value="0.0000000187876">
                <text:p>0.0000000187876</text:p>
              </table:table-cell>
              <table:table-cell office:value-type="float" office:value="0.0000000130246">
                <text:p>0.0000000130246</text:p>
              </table:table-cell>
              <table:table-cell office:value-type="float" office:value="0.0000000130085">
                <text:p>0.0000000130085</text:p>
              </table:table-cell>
              <table:table-cell office:value-type="float" office:value="0.0000000172289">
                <text:p>0.0000000172289</text:p>
              </table:table-cell>
              <table:table-cell office:value-type="float" office:value="0.00000000997123">
                <text:p>0.00000000997123</text:p>
              </table:table-cell>
              <table:table-cell office:value-type="float" office:value="0.0000000116458">
                <text:p>0.0000000116458</text:p>
              </table:table-cell>
              <table:table-cell office:value-type="float" office:value="0.0000000161868">
                <text:p>0.0000000161868</text:p>
              </table:table-cell>
              <table:table-cell office:value-type="float" office:value="0.000000009275">
                <text:p>0.000000009275</text:p>
              </table:table-cell>
              <table:table-cell office:value-type="float" office:value="0.0000000113258">
                <text:p>0.0000000113258</text:p>
              </table:table-cell>
              <table:table-cell office:value-type="float" office:value="0.000000015393">
                <text:p>0.000000015393</text:p>
              </table:table-cell>
              <table:table-cell office:value-type="float" office:value="0.0000000070507">
                <text:p>0.0000000070507</text:p>
              </table:table-cell>
              <table:table-cell office:value-type="float" office:value="0.00000000916347">
                <text:p>0.00000000916347</text:p>
              </table:table-cell>
              <table:table-cell office:value-type="float" office:value="0.0000000125636">
                <text:p>0.0000000125636</text:p>
              </table:table-cell>
              <table:table-cell office:value-type="float" office:value="0.00000000516624">
                <text:p>0.00000000516624</text:p>
              </table:table-cell>
              <table:table-cell office:value-type="float" office:value="0.0000000073594">
                <text:p>0.0000000073594</text:p>
              </table:table-cell>
              <table:table-cell office:value-type="float" office:value="0.0000000109339">
                <text:p>0.0000000109339</text:p>
              </table:table-cell>
              <table:table-cell office:value-type="float" office:value="0.00000000422982">
                <text:p>0.00000000422982</text:p>
              </table:table-cell>
              <table:table-cell office:value-type="float" office:value="0.000000005783">
                <text:p>0.000000005783</text:p>
              </table:table-cell>
              <table:table-cell office:value-type="float" office:value="0.0000000107378">
                <text:p>0.0000000107378</text:p>
              </table:table-cell>
              <table:table-cell office:value-type="float" office:value="0.00000000493019">
                <text:p>0.00000000493019</text:p>
              </table:table-cell>
              <table:table-cell office:value-type="float" office:value="0.00000000565823">
                <text:p>0.00000000565823</text:p>
              </table:table-cell>
              <table:table-cell office:value-type="float" office:value="0.0000000139541">
                <text:p>0.0000000139541</text:p>
              </table:table-cell>
              <table:table-cell office:value-type="float" office:value="0.00000000554614">
                <text:p>0.00000000554614</text:p>
              </table:table-cell>
              <table:table-cell office:value-type="float" office:value="0.00000000634004">
                <text:p>0.00000000634004</text:p>
              </table:table-cell>
              <table:table-cell office:value-type="float" office:value="0.0000000139642">
                <text:p>0.0000000139642</text:p>
              </table:table-cell>
              <table:table-cell office:value-type="float" office:value="0.0000000035587">
                <text:p>0.0000000035587</text:p>
              </table:table-cell>
              <table:table-cell office:value-type="float" office:value="0.00000000634118">
                <text:p>0.00000000634118</text:p>
              </table:table-cell>
              <table:table-cell office:value-type="float" office:value="0.0000000110596">
                <text:p>0.0000000110596</text:p>
              </table:table-cell>
              <table:table-cell office:value-type="float" office:value="0.00000000576152">
                <text:p>0.00000000576152</text:p>
              </table:table-cell>
              <table:table-cell office:value-type="float" office:value="0.00000000508106">
                <text:p>0.00000000508106</text:p>
              </table:table-cell>
              <table:table-cell office:value-type="float" office:value="0.0000000118482">
                <text:p>0.0000000118482</text:p>
              </table:table-cell>
              <table:table-cell office:value-type="float" office:value="0.0000000073949">
                <text:p>0.0000000073949</text:p>
              </table:table-cell>
              <table:table-cell office:value-type="float" office:value="0.00000000181286">
                <text:p>0.00000000181286</text:p>
              </table:table-cell>
              <table:table-cell office:value-type="float" office:value="0.000000014731">
                <text:p>0.000000014731</text:p>
              </table:table-cell>
              <table:table-cell office:value-type="float" office:value="0.00000000458693">
                <text:p>0.00000000458693</text:p>
              </table:table-cell>
              <table:table-cell office:value-type="float" office:value="0.00000000312273">
                <text:p>0.00000000312273</text:p>
              </table:table-cell>
              <table:table-cell office:value-type="float" office:value="0.0000000128797">
                <text:p>0.0000000128797</text:p>
              </table:table-cell>
              <table:table-cell office:value-type="float" office:value="0.00000000257708">
                <text:p>0.00000000257708</text:p>
              </table:table-cell>
              <table:table-cell office:value-type="float" office:value="0.00000000382745">
                <text:p>0.00000000382745</text:p>
              </table:table-cell>
              <table:table-cell office:value-type="float" office:value="0.00000000706704">
                <text:p>0.00000000706704</text:p>
              </table:table-cell>
              <table:table-cell office:value-type="float" office:value="0.00000000351568">
                <text:p>0.00000000351568</text:p>
              </table:table-cell>
              <table:table-cell office:value-type="float" office:value="0.00000000083201">
                <text:p>0.00000000083201</text:p>
              </table:table-cell>
              <table:table-cell office:value-type="float" office:value="0.00000000425105">
                <text:p>0.00000000425105</text:p>
              </table:table-cell>
              <table:table-cell office:value-type="float" office:value="0.00000000948173">
                <text:p>0.00000000948173</text:p>
              </table:table-cell>
              <table:table-cell office:value-type="float" office:value="0.000000000856535">
                <text:p>0.000000000856535</text:p>
              </table:table-cell>
              <table:table-cell office:value-type="float" office:value="0.0000000109186">
                <text:p>0.0000000109186</text:p>
              </table:table-cell>
              <table:table-cell office:value-type="float" office:value="0.0000000174684">
                <text:p>0.0000000174684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8:schodinger1.GS8</svg:desc>
                </draw:g>
              </table:table-cell>
              <table:table-cell office:value-type="float" office:value="0.000000000371025">
                <text:p>0.000000000371025</text:p>
              </table:table-cell>
              <table:table-cell office:value-type="float" office:value="0.00000000142744">
                <text:p>0.00000000142744</text:p>
              </table:table-cell>
              <table:table-cell office:value-type="float" office:value="0.00000000301525">
                <text:p>0.00000000301525</text:p>
              </table:table-cell>
              <table:table-cell office:value-type="float" office:value="0.00000000496672">
                <text:p>0.00000000496672</text:p>
              </table:table-cell>
              <table:table-cell office:value-type="float" office:value="0.0000000068987">
                <text:p>0.0000000068987</text:p>
              </table:table-cell>
              <table:table-cell office:value-type="float" office:value="0.00000000874671">
                <text:p>0.00000000874671</text:p>
              </table:table-cell>
              <table:table-cell office:value-type="float" office:value="0.00000000999209">
                <text:p>0.00000000999209</text:p>
              </table:table-cell>
              <table:table-cell office:value-type="float" office:value="0.0000000108035">
                <text:p>0.0000000108035</text:p>
              </table:table-cell>
              <table:table-cell office:value-type="float" office:value="0.0000000107314">
                <text:p>0.0000000107314</text:p>
              </table:table-cell>
              <table:table-cell office:value-type="float" office:value="0.0000000101463">
                <text:p>0.0000000101463</text:p>
              </table:table-cell>
              <table:table-cell office:value-type="float" office:value="0.00000000884971">
                <text:p>0.00000000884971</text:p>
              </table:table-cell>
              <table:table-cell office:value-type="float" office:value="0.00000000726803">
                <text:p>0.00000000726803</text:p>
              </table:table-cell>
              <table:table-cell office:value-type="float" office:value="0.00000000548136">
                <text:p>0.00000000548136</text:p>
              </table:table-cell>
              <table:table-cell office:value-type="float" office:value="0.00000000380897">
                <text:p>0.00000000380897</text:p>
              </table:table-cell>
              <table:table-cell office:value-type="float" office:value="0.00000000246541">
                <text:p>0.00000000246541</text:p>
              </table:table-cell>
              <table:table-cell office:value-type="float" office:value="0.00000000155756">
                <text:p>0.00000000155756</text:p>
              </table:table-cell>
              <table:table-cell office:value-type="float" office:value="0.00000000124028">
                <text:p>0.00000000124028</text:p>
              </table:table-cell>
              <table:table-cell office:value-type="float" office:value="0.00000000139148">
                <text:p>0.00000000139148</text:p>
              </table:table-cell>
              <table:table-cell office:value-type="float" office:value="0.00000000202872">
                <text:p>0.00000000202872</text:p>
              </table:table-cell>
              <table:table-cell office:value-type="float" office:value="0.00000000291387">
                <text:p>0.00000000291387</text:p>
              </table:table-cell>
              <table:table-cell office:value-type="float" office:value="0.00000000406845">
                <text:p>0.00000000406845</text:p>
              </table:table-cell>
              <table:table-cell office:value-type="float" office:value="0.00000000547024">
                <text:p>0.00000000547024</text:p>
              </table:table-cell>
              <table:table-cell office:value-type="float" office:value="0.00000000756758">
                <text:p>0.00000000756758</text:p>
              </table:table-cell>
              <table:table-cell office:value-type="float" office:value="0.000000011256">
                <text:p>0.000000011256</text:p>
              </table:table-cell>
              <table:table-cell office:value-type="float" office:value="0.0000000183349">
                <text:p>0.0000000183349</text:p>
              </table:table-cell>
              <table:table-cell office:value-type="float" office:value="0.0000000320526">
                <text:p>0.0000000320526</text:p>
              </table:table-cell>
              <table:table-cell office:value-type="float" office:value="0.0000000576976">
                <text:p>0.0000000576976</text:p>
              </table:table-cell>
              <table:table-cell office:value-type="float" office:value="0.000000104205">
                <text:p>0.000000104205</text:p>
              </table:table-cell>
              <table:table-cell office:value-type="float" office:value="0.000000185596">
                <text:p>0.000000185596</text:p>
              </table:table-cell>
              <table:table-cell office:value-type="float" office:value="0.000000325129">
                <text:p>0.000000325129</text:p>
              </table:table-cell>
              <table:table-cell office:value-type="float" office:value="0.000000559049">
                <text:p>0.000000559049</text:p>
              </table:table-cell>
              <table:table-cell office:value-type="float" office:value="0.000000947791">
                <text:p>0.000000947791</text:p>
              </table:table-cell>
              <table:table-cell office:value-type="float" office:value="0.00000158589">
                <text:p>0.00000158589</text:p>
              </table:table-cell>
              <table:table-cell office:value-type="float" office:value="0.0000026313">
                <text:p>0.0000026313</text:p>
              </table:table-cell>
              <table:table-cell office:value-type="float" office:value="0.00000433477">
                <text:p>0.00000433477</text:p>
              </table:table-cell>
              <table:table-cell office:value-type="float" office:value="0.00000711225">
                <text:p>0.00000711225</text:p>
              </table:table-cell>
              <table:table-cell office:value-type="float" office:value="0.0000116365">
                <text:p>0.0000116365</text:p>
              </table:table-cell>
              <table:table-cell office:value-type="float" office:value="0.0000190143">
                <text:p>0.0000190143</text:p>
              </table:table-cell>
              <table:table-cell office:value-type="float" office:value="0.0000310595">
                <text:p>0.0000310595</text:p>
              </table:table-cell>
              <table:table-cell office:value-type="float" office:value="0.0000507485">
                <text:p>0.0000507485</text:p>
              </table:table-cell>
              <table:table-cell office:value-type="float" office:value="0.000082984">
                <text:p>0.000082984</text:p>
              </table:table-cell>
              <table:table-cell office:value-type="float" office:value="0.000135825">
                <text:p>0.000135825</text:p>
              </table:table-cell>
              <table:table-cell office:value-type="float" office:value="0.000222554">
                <text:p>0.000222554</text:p>
              </table:table-cell>
              <table:table-cell office:value-type="float" office:value="0.000365061">
                <text:p>0.000365061</text:p>
              </table:table-cell>
              <table:table-cell office:value-type="float" office:value="0.000599394">
                <text:p>0.000599394</text:p>
              </table:table-cell>
              <table:table-cell office:value-type="float" office:value="0.000985032">
                <text:p>0.000985032</text:p>
              </table:table-cell>
              <table:table-cell office:value-type="float" office:value="0.00161988">
                <text:p>0.00161988</text:p>
              </table:table-cell>
              <table:table-cell office:value-type="float" office:value="0.00266536">
                <text:p>0.00266536</text:p>
              </table:table-cell>
              <table:table-cell office:value-type="float" office:value="0.00438699">
                <text:p>0.00438699</text:p>
              </table:table-cell>
              <table:table-cell office:value-type="float" office:value="0.00722151">
                <text:p>0.00722151</text:p>
              </table:table-cell>
              <table:table-cell office:value-type="float" office:value="0.0118853">
                <text:p>0.0118853</text:p>
              </table:table-cell>
              <table:table-cell office:value-type="float" office:value="0.0195504">
                <text:p>0.0195504</text:p>
              </table:table-cell>
              <table:table-cell office:value-type="float" office:value="0.0321231">
                <text:p>0.0321231</text:p>
              </table:table-cell>
              <table:table-cell office:value-type="float" office:value="0.0526785">
                <text:p>0.0526785</text:p>
              </table:table-cell>
              <table:table-cell office:value-type="float" office:value="0.0861025">
                <text:p>0.0861025</text:p>
              </table:table-cell>
              <table:table-cell office:value-type="float" office:value="0.13997">
                <text:p>0.13997</text:p>
              </table:table-cell>
              <table:table-cell office:value-type="float" office:value="0.225524">
                <text:p>0.225524</text:p>
              </table:table-cell>
              <table:table-cell office:value-type="float" office:value="0.358208">
                <text:p>0.358208</text:p>
              </table:table-cell>
              <table:table-cell office:value-type="float" office:value="0.556195">
                <text:p>0.556195</text:p>
              </table:table-cell>
              <table:table-cell office:value-type="float" office:value="0.833832">
                <text:p>0.833832</text:p>
              </table:table-cell>
              <table:table-cell office:value-type="float" office:value="1.18628">
                <text:p>1.18628</text:p>
              </table:table-cell>
              <table:table-cell office:value-type="float" office:value="1.56709">
                <text:p>1.56709</text:p>
              </table:table-cell>
              <table:table-cell office:value-type="float" office:value="1.87771">
                <text:p>1.87771</text:p>
              </table:table-cell>
              <table:table-cell office:value-type="float" office:value="2.00222">
                <text:p>2.00222</text:p>
              </table:table-cell>
              <table:table-cell office:value-type="float" office:value="1.88549">
                <text:p>1.88549</text:p>
              </table:table-cell>
              <table:table-cell office:value-type="float" office:value="1.57935">
                <text:p>1.57935</text:p>
              </table:table-cell>
              <table:table-cell office:value-type="float" office:value="1.19904">
                <text:p>1.19904</text:p>
              </table:table-cell>
              <table:table-cell office:value-type="float" office:value="0.844593">
                <text:p>0.844593</text:p>
              </table:table-cell>
              <table:table-cell office:value-type="float" office:value="0.564198">
                <text:p>0.564198</text:p>
              </table:table-cell>
              <table:table-cell office:value-type="float" office:value="0.363715">
                <text:p>0.363715</text:p>
              </table:table-cell>
              <table:table-cell office:value-type="float" office:value="0.229134">
                <text:p>0.229134</text:p>
              </table:table-cell>
              <table:table-cell office:value-type="float" office:value="0.142267">
                <text:p>0.142267</text:p>
              </table:table-cell>
              <table:table-cell office:value-type="float" office:value="0.087538">
                <text:p>0.087538</text:p>
              </table:table-cell>
              <table:table-cell office:value-type="float" office:value="0.053565">
                <text:p>0.053565</text:p>
              </table:table-cell>
              <table:table-cell office:value-type="float" office:value="0.032667">
                <text:p>0.032667</text:p>
              </table:table-cell>
              <table:table-cell office:value-type="float" office:value="0.0198828">
                <text:p>0.0198828</text:p>
              </table:table-cell>
              <table:table-cell office:value-type="float" office:value="0.0120884">
                <text:p>0.0120884</text:p>
              </table:table-cell>
              <table:table-cell office:value-type="float" office:value="0.0073458">
                <text:p>0.0073458</text:p>
              </table:table-cell>
              <table:table-cell office:value-type="float" office:value="0.0044635">
                <text:p>0.0044635</text:p>
              </table:table-cell>
              <table:table-cell office:value-type="float" office:value="0.00271275">
                <text:p>0.00271275</text:p>
              </table:table-cell>
              <table:table-cell office:value-type="float" office:value="0.00164948">
                <text:p>0.00164948</text:p>
              </table:table-cell>
              <table:table-cell office:value-type="float" office:value="0.00100366">
                <text:p>0.00100366</text:p>
              </table:table-cell>
              <table:table-cell office:value-type="float" office:value="0.000611161">
                <text:p>0.000611161</text:p>
              </table:table-cell>
              <table:table-cell office:value-type="float" office:value="0.000372444">
                <text:p>0.000372444</text:p>
              </table:table-cell>
              <table:table-cell office:value-type="float" office:value="0.000227217">
                <text:p>0.000227217</text:p>
              </table:table-cell>
              <table:table-cell office:value-type="float" office:value="0.000138774">
                <text:p>0.000138774</text:p>
              </table:table-cell>
              <table:table-cell office:value-type="float" office:value="0.0000848305">
                <text:p>0.0000848305</text:p>
              </table:table-cell>
              <table:table-cell office:value-type="float" office:value="0.0000519766">
                <text:p>0.0000519766</text:p>
              </table:table-cell>
              <table:table-cell office:value-type="float" office:value="0.0000319724">
                <text:p>0.0000319724</text:p>
              </table:table-cell>
              <table:table-cell office:value-type="float" office:value="0.0000197103">
                <text:p>0.0000197103</text:p>
              </table:table-cell>
              <table:table-cell office:value-type="float" office:value="0.0000122053">
                <text:p>0.0000122053</text:p>
              </table:table-cell>
              <table:table-cell office:value-type="float" office:value="0.0000076421">
                <text:p>0.0000076421</text:p>
              </table:table-cell>
              <table:table-cell office:value-type="float" office:value="0.0000047934">
                <text:p>0.0000047934</text:p>
              </table:table-cell>
              <table:table-cell office:value-type="float" office:value="0.00000298521">
                <text:p>0.00000298521</text:p>
              </table:table-cell>
              <table:table-cell office:value-type="float" office:value="0.00000188373">
                <text:p>0.00000188373</text:p>
              </table:table-cell>
              <table:table-cell office:value-type="float" office:value="0.0000011853">
                <text:p>0.0000011853</text:p>
              </table:table-cell>
              <table:table-cell office:value-type="float" office:value="0.000000705802">
                <text:p>0.000000705802</text:p>
              </table:table-cell>
              <table:table-cell office:value-type="float" office:value="0.000000420164">
                <text:p>0.000000420164</text:p>
              </table:table-cell>
              <table:table-cell office:value-type="float" office:value="0.000000256819">
                <text:p>0.000000256819</text:p>
              </table:table-cell>
              <table:table-cell office:value-type="float" office:value="0.000000137198">
                <text:p>0.000000137198</text:p>
              </table:table-cell>
              <table:table-cell office:value-type="float" office:value="0.0000000701105">
                <text:p>0.0000000701105</text:p>
              </table:table-cell>
              <table:table-cell office:value-type="float" office:value="0.0000000441942">
                <text:p>0.0000000441942</text:p>
              </table:table-cell>
              <table:table-cell office:value-type="float" office:value="0.0000000235536">
                <text:p>0.0000000235536</text:p>
              </table:table-cell>
              <table:table-cell office:value-type="float" office:value="0.0000000121785">
                <text:p>0.0000000121785</text:p>
              </table:table-cell>
              <table:table-cell office:value-type="float" office:value="0.0000000137354">
                <text:p>0.0000000137354</text:p>
              </table:table-cell>
              <table:table-cell office:value-type="float" office:value="0.0000000136454">
                <text:p>0.0000000136454</text:p>
              </table:table-cell>
              <table:table-cell office:value-type="float" office:value="0.0000000122852">
                <text:p>0.0000000122852</text:p>
              </table:table-cell>
              <table:table-cell office:value-type="float" office:value="0.000000019036">
                <text:p>0.000000019036</text:p>
              </table:table-cell>
              <table:table-cell office:value-type="float" office:value="0.0000000257163">
                <text:p>0.0000000257163</text:p>
              </table:table-cell>
              <table:table-cell office:value-type="float" office:value="0.0000000233927">
                <text:p>0.0000000233927</text:p>
              </table:table-cell>
              <table:table-cell office:value-type="float" office:value="0.0000000268823">
                <text:p>0.0000000268823</text:p>
              </table:table-cell>
              <table:table-cell office:value-type="float" office:value="0.0000000366596">
                <text:p>0.0000000366596</text:p>
              </table:table-cell>
              <table:table-cell office:value-type="float" office:value="0.0000000331162">
                <text:p>0.0000000331162</text:p>
              </table:table-cell>
              <table:table-cell office:value-type="float" office:value="0.0000000275539">
                <text:p>0.0000000275539</text:p>
              </table:table-cell>
              <table:table-cell office:value-type="float" office:value="0.0000000339198">
                <text:p>0.0000000339198</text:p>
              </table:table-cell>
              <table:table-cell office:value-type="float" office:value="0.0000000355105">
                <text:p>0.0000000355105</text:p>
              </table:table-cell>
              <table:table-cell office:value-type="float" office:value="0.0000000264928">
                <text:p>0.0000000264928</text:p>
              </table:table-cell>
              <table:table-cell office:value-type="float" office:value="0.0000000253601">
                <text:p>0.0000000253601</text:p>
              </table:table-cell>
              <table:table-cell office:value-type="float" office:value="0.0000000340828">
                <text:p>0.0000000340828</text:p>
              </table:table-cell>
              <table:table-cell office:value-type="float" office:value="0.0000000321713">
                <text:p>0.0000000321713</text:p>
              </table:table-cell>
              <table:table-cell office:value-type="float" office:value="0.0000000245598">
                <text:p>0.0000000245598</text:p>
              </table:table-cell>
              <table:table-cell office:value-type="float" office:value="0.0000000323479">
                <text:p>0.0000000323479</text:p>
              </table:table-cell>
              <table:table-cell office:value-type="float" office:value="0.0000000405234">
                <text:p>0.0000000405234</text:p>
              </table:table-cell>
              <table:table-cell office:value-type="float" office:value="0.0000000322207">
                <text:p>0.0000000322207</text:p>
              </table:table-cell>
              <table:table-cell office:value-type="float" office:value="0.0000000295903">
                <text:p>0.0000000295903</text:p>
              </table:table-cell>
              <table:table-cell office:value-type="float" office:value="0.0000000402551">
                <text:p>0.0000000402551</text:p>
              </table:table-cell>
              <table:table-cell office:value-type="float" office:value="0.0000000383047">
                <text:p>0.0000000383047</text:p>
              </table:table-cell>
              <table:table-cell office:value-type="float" office:value="0.000000026505">
                <text:p>0.000000026505</text:p>
              </table:table-cell>
              <table:table-cell office:value-type="float" office:value="0.0000000280537">
                <text:p>0.0000000280537</text:p>
              </table:table-cell>
              <table:table-cell office:value-type="float" office:value="0.0000000351597">
                <text:p>0.0000000351597</text:p>
              </table:table-cell>
              <table:table-cell office:value-type="float" office:value="0.0000000264256">
                <text:p>0.0000000264256</text:p>
              </table:table-cell>
              <table:table-cell office:value-type="float" office:value="0.0000000150451">
                <text:p>0.0000000150451</text:p>
              </table:table-cell>
              <table:table-cell office:value-type="float" office:value="0.0000000256038">
                <text:p>0.0000000256038</text:p>
              </table:table-cell>
              <table:table-cell office:value-type="float" office:value="0.0000000293583">
                <text:p>0.0000000293583</text:p>
              </table:table-cell>
              <table:table-cell office:value-type="float" office:value="0.0000000132647">
                <text:p>0.0000000132647</text:p>
              </table:table-cell>
              <table:table-cell office:value-type="float" office:value="0.0000000176074">
                <text:p>0.0000000176074</text:p>
              </table:table-cell>
              <table:table-cell office:value-type="float" office:value="0.0000000284762">
                <text:p>0.0000000284762</text:p>
              </table:table-cell>
              <table:table-cell office:value-type="float" office:value="0.000000019786">
                <text:p>0.000000019786</text:p>
              </table:table-cell>
              <table:table-cell office:value-type="float" office:value="0.0000000182439">
                <text:p>0.0000000182439</text:p>
              </table:table-cell>
              <table:table-cell office:value-type="float" office:value="0.0000000193277">
                <text:p>0.0000000193277</text:p>
              </table:table-cell>
              <table:table-cell office:value-type="float" office:value="0.0000000237404">
                <text:p>0.0000000237404</text:p>
              </table:table-cell>
              <table:table-cell office:value-type="float" office:value="0.0000000276895">
                <text:p>0.0000000276895</text:p>
              </table:table-cell>
              <table:table-cell office:value-type="float" office:value="0.000000010518">
                <text:p>0.000000010518</text:p>
              </table:table-cell>
              <table:table-cell office:value-type="float" office:value="0.0000000197482">
                <text:p>0.0000000197482</text:p>
              </table:table-cell>
              <table:table-cell office:value-type="float" office:value="0.0000000356028">
                <text:p>0.0000000356028</text:p>
              </table:table-cell>
              <table:table-cell office:value-type="float" office:value="0.0000000120026">
                <text:p>0.0000000120026</text:p>
              </table:table-cell>
              <table:table-cell office:value-type="float" office:value="0.0000000104822">
                <text:p>0.0000000104822</text:p>
              </table:table-cell>
              <table:table-cell office:value-type="float" office:value="0.0000000329904">
                <text:p>0.0000000329904</text:p>
              </table:table-cell>
              <table:table-cell office:value-type="float" office:value="0.0000000211796">
                <text:p>0.0000000211796</text:p>
              </table:table-cell>
              <table:table-cell office:value-type="float" office:value="0.00000000870608">
                <text:p>0.00000000870608</text:p>
              </table:table-cell>
              <table:table-cell office:value-type="float" office:value="0.0000000238509">
                <text:p>0.0000000238509</text:p>
              </table:table-cell>
              <table:table-cell office:value-type="float" office:value="0.000000024525">
                <text:p>0.000000024525</text:p>
              </table:table-cell>
              <table:table-cell office:value-type="float" office:value="0.0000000194808">
                <text:p>0.0000000194808</text:p>
              </table:table-cell>
              <table:table-cell office:value-type="float" office:value="0.0000000180524">
                <text:p>0.0000000180524</text:p>
              </table:table-cell>
              <table:table-cell office:value-type="float" office:value="0.0000000164399">
                <text:p>0.0000000164399</text:p>
              </table:table-cell>
              <table:table-cell office:value-type="float" office:value="0.0000000313404">
                <text:p>0.0000000313404</text:p>
              </table:table-cell>
              <table:table-cell office:value-type="float" office:value="0.0000000213076">
                <text:p>0.0000000213076</text:p>
              </table:table-cell>
              <table:table-cell office:value-type="float" office:value="0.00000000653019">
                <text:p>0.00000000653019</text:p>
              </table:table-cell>
              <table:table-cell office:value-type="float" office:value="0.0000000265508">
                <text:p>0.0000000265508</text:p>
              </table:table-cell>
              <table:table-cell office:value-type="float" office:value="0.0000000272504">
                <text:p>0.0000000272504</text:p>
              </table:table-cell>
              <table:table-cell office:value-type="float" office:value="0.00000000560241">
                <text:p>0.00000000560241</text:p>
              </table:table-cell>
              <table:table-cell office:value-type="float" office:value="0.0000000108118">
                <text:p>0.0000000108118</text:p>
              </table:table-cell>
              <table:table-cell office:value-type="float" office:value="0.0000000243738">
                <text:p>0.0000000243738</text:p>
              </table:table-cell>
              <table:table-cell office:value-type="float" office:value="0.0000000157438">
                <text:p>0.0000000157438</text:p>
              </table:table-cell>
              <table:table-cell office:value-type="float" office:value="0.00000000438379">
                <text:p>0.00000000438379</text:p>
              </table:table-cell>
              <table:table-cell office:value-type="float" office:value="0.0000000119836">
                <text:p>0.0000000119836</text:p>
              </table:table-cell>
              <table:table-cell office:value-type="float" office:value="0.000000025689">
                <text:p>0.000000025689</text:p>
              </table:table-cell>
              <table:table-cell office:value-type="float" office:value="0.0000000135801">
                <text:p>0.0000000135801</text:p>
              </table:table-cell>
              <table:table-cell office:value-type="float" office:value="0.00000000303434">
                <text:p>0.00000000303434</text:p>
              </table:table-cell>
              <table:table-cell office:value-type="float" office:value="0.0000000194951">
                <text:p>0.0000000194951</text:p>
              </table:table-cell>
              <table:table-cell office:value-type="float" office:value="0.0000000218391">
                <text:p>0.0000000218391</text:p>
              </table:table-cell>
              <table:table-cell office:value-type="float" office:value="0.0000000055664">
                <text:p>0.0000000055664</text:p>
              </table:table-cell>
              <table:table-cell office:value-type="float" office:value="0.00000000587264">
                <text:p>0.00000000587264</text:p>
              </table:table-cell>
              <table:table-cell office:value-type="float" office:value="0.000000016528">
                <text:p>0.000000016528</text:p>
              </table:table-cell>
              <table:table-cell office:value-type="float" office:value="0.0000000162548">
                <text:p>0.0000000162548</text:p>
              </table:table-cell>
              <table:table-cell office:value-type="float" office:value="0.00000000597512">
                <text:p>0.00000000597512</text:p>
              </table:table-cell>
              <table:table-cell office:value-type="float" office:value="0.0000000049006">
                <text:p>0.0000000049006</text:p>
              </table:table-cell>
              <table:table-cell office:value-type="float" office:value="0.0000000217545">
                <text:p>0.0000000217545</text:p>
              </table:table-cell>
              <table:table-cell office:value-type="float" office:value="0.000000020231">
                <text:p>0.000000020231</text:p>
              </table:table-cell>
              <table:table-cell office:value-type="float" office:value="0.00000000324136">
                <text:p>0.00000000324136</text:p>
              </table:table-cell>
              <table:table-cell office:value-type="float" office:value="0.0000000119825">
                <text:p>0.0000000119825</text:p>
              </table:table-cell>
              <table:table-cell office:value-type="float" office:value="0.0000000275894">
                <text:p>0.0000000275894</text:p>
              </table:table-cell>
              <table:table-cell office:value-type="float" office:value="0.000000014375">
                <text:p>0.000000014375</text:p>
              </table:table-cell>
              <table:table-cell office:value-type="float" office:value="0.00000000165298">
                <text:p>0.00000000165298</text:p>
              </table:table-cell>
              <table:table-cell office:value-type="float" office:value="0.0000000174389">
                <text:p>0.0000000174389</text:p>
              </table:table-cell>
              <table:table-cell office:value-type="float" office:value="0.0000000265588">
                <text:p>0.0000000265588</text:p>
              </table:table-cell>
              <table:table-cell office:value-type="float" office:value="0.00000000700393">
                <text:p>0.00000000700393</text:p>
              </table:table-cell>
              <table:table-cell office:value-type="float" office:value="0.00000000312536">
                <text:p>0.00000000312536</text:p>
              </table:table-cell>
              <table:table-cell office:value-type="float" office:value="0.0000000219854">
                <text:p>0.0000000219854</text:p>
              </table:table-cell>
              <table:table-cell office:value-type="float" office:value="0.0000000199995">
                <text:p>0.0000000199995</text:p>
              </table:table-cell>
              <table:table-cell office:value-type="float" office:value="0.0000000018961">
                <text:p>0.0000000018961</text:p>
              </table:table-cell>
              <table:table-cell office:value-type="float" office:value="0.00000000663782">
                <text:p>0.00000000663782</text:p>
              </table:table-cell>
              <table:table-cell office:value-type="float" office:value="0.0000000226999">
                <text:p>0.0000000226999</text:p>
              </table:table-cell>
              <table:table-cell office:value-type="float" office:value="0.0000000145967">
                <text:p>0.0000000145967</text:p>
              </table:table-cell>
              <table:table-cell office:value-type="float" office:value="0.000000000101991">
                <text:p>0.000000000101991</text:p>
              </table:table-cell>
              <table:table-cell office:value-type="float" office:value="0.0000000107597">
                <text:p>0.0000000107597</text:p>
              </table:table-cell>
              <table:table-cell office:value-type="float" office:value="0.000000019277">
                <text:p>0.000000019277</text:p>
              </table:table-cell>
              <table:table-cell office:value-type="float" office:value="0.00000000830599">
                <text:p>0.00000000830599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9:schodinger1.GS9</svg:desc>
                </draw:g>
              </table:table-cell>
              <table:table-cell office:value-type="float" office:value="0.000000000295459">
                <text:p>0.000000000295459</text:p>
              </table:table-cell>
              <table:table-cell office:value-type="float" office:value="0.00000000115336">
                <text:p>0.00000000115336</text:p>
              </table:table-cell>
              <table:table-cell office:value-type="float" office:value="0.00000000248951">
                <text:p>0.00000000248951</text:p>
              </table:table-cell>
              <table:table-cell office:value-type="float" office:value="0.00000000415829">
                <text:p>0.00000000415829</text:p>
              </table:table-cell>
              <table:table-cell office:value-type="float" office:value="0.0000000060208">
                <text:p>0.0000000060208</text:p>
              </table:table-cell>
              <table:table-cell office:value-type="float" office:value="0.00000000783876">
                <text:p>0.00000000783876</text:p>
              </table:table-cell>
              <table:table-cell office:value-type="float" office:value="0.00000000951011">
                <text:p>0.00000000951011</text:p>
              </table:table-cell>
              <table:table-cell office:value-type="float" office:value="0.0000000107601">
                <text:p>0.0000000107601</text:p>
              </table:table-cell>
              <table:table-cell office:value-type="float" office:value="0.0000000116018">
                <text:p>0.0000000116018</text:p>
              </table:table-cell>
              <table:table-cell office:value-type="float" office:value="0.0000000117973">
                <text:p>0.0000000117973</text:p>
              </table:table-cell>
              <table:table-cell office:value-type="float" office:value="0.0000000115015">
                <text:p>0.0000000115015</text:p>
              </table:table-cell>
              <table:table-cell office:value-type="float" office:value="0.000000010584">
                <text:p>0.000000010584</text:p>
              </table:table-cell>
              <table:table-cell office:value-type="float" office:value="0.00000000930013">
                <text:p>0.00000000930013</text:p>
              </table:table-cell>
              <table:table-cell office:value-type="float" office:value="0.00000000766838">
                <text:p>0.00000000766838</text:p>
              </table:table-cell>
              <table:table-cell office:value-type="float" office:value="0.00000000596071">
                <text:p>0.00000000596071</text:p>
              </table:table-cell>
              <table:table-cell office:value-type="float" office:value="0.00000000432875">
                <text:p>0.00000000432875</text:p>
              </table:table-cell>
              <table:table-cell office:value-type="float" office:value="0.00000000298925">
                <text:p>0.00000000298925</text:p>
              </table:table-cell>
              <table:table-cell office:value-type="float" office:value="0.00000000214518">
                <text:p>0.00000000214518</text:p>
              </table:table-cell>
              <table:table-cell office:value-type="float" office:value="0.00000000194787">
                <text:p>0.00000000194787</text:p>
              </table:table-cell>
              <table:table-cell office:value-type="float" office:value="0.00000000253935">
                <text:p>0.00000000253935</text:p>
              </table:table-cell>
              <table:table-cell office:value-type="float" office:value="0.00000000406314">
                <text:p>0.00000000406314</text:p>
              </table:table-cell>
              <table:table-cell office:value-type="float" office:value="0.00000000653886">
                <text:p>0.00000000653886</text:p>
              </table:table-cell>
              <table:table-cell office:value-type="float" office:value="0.0000000101965">
                <text:p>0.0000000101965</text:p>
              </table:table-cell>
              <table:table-cell office:value-type="float" office:value="0.000000015018">
                <text:p>0.000000015018</text:p>
              </table:table-cell>
              <table:table-cell office:value-type="float" office:value="0.0000000214332">
                <text:p>0.0000000214332</text:p>
              </table:table-cell>
              <table:table-cell office:value-type="float" office:value="0.0000000296711">
                <text:p>0.0000000296711</text:p>
              </table:table-cell>
              <table:table-cell office:value-type="float" office:value="0.0000000405926">
                <text:p>0.0000000405926</text:p>
              </table:table-cell>
              <table:table-cell office:value-type="float" office:value="0.0000000552664">
                <text:p>0.0000000552664</text:p>
              </table:table-cell>
              <table:table-cell office:value-type="float" office:value="0.0000000755564">
                <text:p>0.0000000755564</text:p>
              </table:table-cell>
              <table:table-cell office:value-type="float" office:value="0.000000104549">
                <text:p>0.000000104549</text:p>
              </table:table-cell>
              <table:table-cell office:value-type="float" office:value="0.000000147002">
                <text:p>0.000000147002</text:p>
              </table:table-cell>
              <table:table-cell office:value-type="float" office:value="0.00000021073">
                <text:p>0.00000021073</text:p>
              </table:table-cell>
              <table:table-cell office:value-type="float" office:value="0.000000308092">
                <text:p>0.000000308092</text:p>
              </table:table-cell>
              <table:table-cell office:value-type="float" office:value="0.000000459663">
                <text:p>0.000000459663</text:p>
              </table:table-cell>
              <table:table-cell office:value-type="float" office:value="0.000000699201">
                <text:p>0.000000699201</text:p>
              </table:table-cell>
              <table:table-cell office:value-type="float" office:value="0.00000107929">
                <text:p>0.00000107929</text:p>
              </table:table-cell>
              <table:table-cell office:value-type="float" office:value="0.00000169241">
                <text:p>0.00000169241</text:p>
              </table:table-cell>
              <table:table-cell office:value-type="float" office:value="0.00000268543">
                <text:p>0.00000268543</text:p>
              </table:table-cell>
              <table:table-cell office:value-type="float" office:value="0.00000430108">
                <text:p>0.00000430108</text:p>
              </table:table-cell>
              <table:table-cell office:value-type="float" office:value="0.00000693652">
                <text:p>0.00000693652</text:p>
              </table:table-cell>
              <table:table-cell office:value-type="float" office:value="0.0000112714">
                <text:p>0.0000112714</text:p>
              </table:table-cell>
              <table:table-cell office:value-type="float" office:value="0.0000183821">
                <text:p>0.0000183821</text:p>
              </table:table-cell>
              <table:table-cell office:value-type="float" office:value="0.0000300502">
                <text:p>0.0000300502</text:p>
              </table:table-cell>
              <table:table-cell office:value-type="float" office:value="0.0000492955">
                <text:p>0.0000492955</text:p>
              </table:table-cell>
              <table:table-cell office:value-type="float" office:value="0.0000810157">
                <text:p>0.0000810157</text:p>
              </table:table-cell>
              <table:table-cell office:value-type="float" office:value="0.00013313">
                <text:p>0.00013313</text:p>
              </table:table-cell>
              <table:table-cell office:value-type="float" office:value="0.00021905">
                <text:p>0.00021905</text:p>
              </table:table-cell>
              <table:table-cell office:value-type="float" office:value="0.000360889">
                <text:p>0.000360889</text:p>
              </table:table-cell>
              <table:table-cell office:value-type="float" office:value="0.000594249">
                <text:p>0.000594249</text:p>
              </table:table-cell>
              <table:table-cell office:value-type="float" office:value="0.000978459">
                <text:p>0.000978459</text:p>
              </table:table-cell>
              <table:table-cell office:value-type="float" office:value="0.00161274">
                <text:p>0.00161274</text:p>
              </table:table-cell>
              <table:table-cell office:value-type="float" office:value="0.00265749">
                <text:p>0.00265749</text:p>
              </table:table-cell>
              <table:table-cell office:value-type="float" office:value="0.00437648">
                <text:p>0.00437648</text:p>
              </table:table-cell>
              <table:table-cell office:value-type="float" office:value="0.00720937">
                <text:p>0.00720937</text:p>
              </table:table-cell>
              <table:table-cell office:value-type="float" office:value="0.0118739">
                <text:p>0.0118739</text:p>
              </table:table-cell>
              <table:table-cell office:value-type="float" office:value="0.0195349">
                <text:p>0.0195349</text:p>
              </table:table-cell>
              <table:table-cell office:value-type="float" office:value="0.0321019">
                <text:p>0.0321019</text:p>
              </table:table-cell>
              <table:table-cell office:value-type="float" office:value="0.0526618">
                <text:p>0.0526618</text:p>
              </table:table-cell>
              <table:table-cell office:value-type="float" office:value="0.0860931">
                <text:p>0.0860931</text:p>
              </table:table-cell>
              <table:table-cell office:value-type="float" office:value="0.139964">
                <text:p>0.139964</text:p>
              </table:table-cell>
              <table:table-cell office:value-type="float" office:value="0.225551">
                <text:p>0.225551</text:p>
              </table:table-cell>
              <table:table-cell office:value-type="float" office:value="0.358321">
                <text:p>0.358321</text:p>
              </table:table-cell>
              <table:table-cell office:value-type="float" office:value="0.556433">
                <text:p>0.556433</text:p>
              </table:table-cell>
              <table:table-cell office:value-type="float" office:value="0.834237">
                <text:p>0.834237</text:p>
              </table:table-cell>
              <table:table-cell office:value-type="float" office:value="1.18692">
                <text:p>1.18692</text:p>
              </table:table-cell>
              <table:table-cell office:value-type="float" office:value="1.56795">
                <text:p>1.56795</text:p>
              </table:table-cell>
              <table:table-cell office:value-type="float" office:value="1.87855">
                <text:p>1.87855</text:p>
              </table:table-cell>
              <table:table-cell office:value-type="float" office:value="2.00273">
                <text:p>2.00273</text:p>
              </table:table-cell>
              <table:table-cell office:value-type="float" office:value="1.88558">
                <text:p>1.88558</text:p>
              </table:table-cell>
              <table:table-cell office:value-type="float" office:value="1.57905">
                <text:p>1.57905</text:p>
              </table:table-cell>
              <table:table-cell office:value-type="float" office:value="1.19846">
                <text:p>1.19846</text:p>
              </table:table-cell>
              <table:table-cell office:value-type="float" office:value="0.843946">
                <text:p>0.843946</text:p>
              </table:table-cell>
              <table:table-cell office:value-type="float" office:value="0.563646">
                <text:p>0.563646</text:p>
              </table:table-cell>
              <table:table-cell office:value-type="float" office:value="0.363287">
                <text:p>0.363287</text:p>
              </table:table-cell>
              <table:table-cell office:value-type="float" office:value="0.228803">
                <text:p>0.228803</text:p>
              </table:table-cell>
              <table:table-cell office:value-type="float" office:value="0.142022">
                <text:p>0.142022</text:p>
              </table:table-cell>
              <table:table-cell office:value-type="float" office:value="0.0873776">
                <text:p>0.0873776</text:p>
              </table:table-cell>
              <table:table-cell office:value-type="float" office:value="0.0534652">
                <text:p>0.0534652</text:p>
              </table:table-cell>
              <table:table-cell office:value-type="float" office:value="0.0325966">
                <text:p>0.0325966</text:p>
              </table:table-cell>
              <table:table-cell office:value-type="float" office:value="0.0198318">
                <text:p>0.0198318</text:p>
              </table:table-cell>
              <table:table-cell office:value-type="float" office:value="0.0120567">
                <text:p>0.0120567</text:p>
              </table:table-cell>
              <table:table-cell office:value-type="float" office:value="0.00732669">
                <text:p>0.00732669</text:p>
              </table:table-cell>
              <table:table-cell office:value-type="float" office:value="0.00444797">
                <text:p>0.00444797</text:p>
              </table:table-cell>
              <table:table-cell office:value-type="float" office:value="0.00269858">
                <text:p>0.00269858</text:p>
              </table:table-cell>
              <table:table-cell office:value-type="float" office:value="0.00163835">
                <text:p>0.00163835</text:p>
              </table:table-cell>
              <table:table-cell office:value-type="float" office:value="0.000995626">
                <text:p>0.000995626</text:p>
              </table:table-cell>
              <table:table-cell office:value-type="float" office:value="0.000604865">
                <text:p>0.000604865</text:p>
              </table:table-cell>
              <table:table-cell office:value-type="float" office:value="0.00036684">
                <text:p>0.00036684</text:p>
              </table:table-cell>
              <table:table-cell office:value-type="float" office:value="0.000222381">
                <text:p>0.000222381</text:p>
              </table:table-cell>
              <table:table-cell office:value-type="float" office:value="0.000135706">
                <text:p>0.000135706</text:p>
              </table:table-cell>
              <table:table-cell office:value-type="float" office:value="0.0000833564">
                <text:p>0.0000833564</text:p>
              </table:table-cell>
              <table:table-cell office:value-type="float" office:value="0.0000507108">
                <text:p>0.0000507108</text:p>
              </table:table-cell>
              <table:table-cell office:value-type="float" office:value="0.0000307595">
                <text:p>0.0000307595</text:p>
              </table:table-cell>
              <table:table-cell office:value-type="float" office:value="0.0000192596">
                <text:p>0.0000192596</text:p>
              </table:table-cell>
              <table:table-cell office:value-type="float" office:value="0.0000122257">
                <text:p>0.0000122257</text:p>
              </table:table-cell>
              <table:table-cell office:value-type="float" office:value="0.00000754838">
                <text:p>0.00000754838</text:p>
              </table:table-cell>
              <table:table-cell office:value-type="float" office:value="0.00000472261">
                <text:p>0.00000472261</text:p>
              </table:table-cell>
              <table:table-cell office:value-type="float" office:value="0.00000308054">
                <text:p>0.00000308054</text:p>
              </table:table-cell>
              <table:table-cell office:value-type="float" office:value="0.0000019811">
                <text:p>0.0000019811</text:p>
              </table:table-cell>
              <table:table-cell office:value-type="float" office:value="0.0000013064">
                <text:p>0.0000013064</text:p>
              </table:table-cell>
              <table:table-cell office:value-type="float" office:value="0.000000908573">
                <text:p>0.000000908573</text:p>
              </table:table-cell>
              <table:table-cell office:value-type="float" office:value="0.000000569238">
                <text:p>0.000000569238</text:p>
              </table:table-cell>
              <table:table-cell office:value-type="float" office:value="0.000000346703">
                <text:p>0.000000346703</text:p>
              </table:table-cell>
              <table:table-cell office:value-type="float" office:value="0.000000291449">
                <text:p>0.000000291449</text:p>
              </table:table-cell>
              <table:table-cell office:value-type="float" office:value="0.000000245761">
                <text:p>0.000000245761</text:p>
              </table:table-cell>
              <table:table-cell office:value-type="float" office:value="0.000000139791">
                <text:p>0.000000139791</text:p>
              </table:table-cell>
              <table:table-cell office:value-type="float" office:value="0.0000000813506">
                <text:p>0.0000000813506</text:p>
              </table:table-cell>
              <table:table-cell office:value-type="float" office:value="0.000000103079">
                <text:p>0.000000103079</text:p>
              </table:table-cell>
              <table:table-cell office:value-type="float" office:value="0.0000000985686">
                <text:p>0.0000000985686</text:p>
              </table:table-cell>
              <table:table-cell office:value-type="float" office:value="0.000000050229">
                <text:p>0.000000050229</text:p>
              </table:table-cell>
              <table:table-cell office:value-type="float" office:value="0.0000000408404">
                <text:p>0.0000000408404</text:p>
              </table:table-cell>
              <table:table-cell office:value-type="float" office:value="0.0000000534896">
                <text:p>0.0000000534896</text:p>
              </table:table-cell>
              <table:table-cell office:value-type="float" office:value="0.0000000447251">
                <text:p>0.0000000447251</text:p>
              </table:table-cell>
              <table:table-cell office:value-type="float" office:value="0.0000000374487">
                <text:p>0.0000000374487</text:p>
              </table:table-cell>
              <table:table-cell office:value-type="float" office:value="0.000000031282">
                <text:p>0.000000031282</text:p>
              </table:table-cell>
              <table:table-cell office:value-type="float" office:value="0.0000000249009">
                <text:p>0.0000000249009</text:p>
              </table:table-cell>
              <table:table-cell office:value-type="float" office:value="0.0000000338926">
                <text:p>0.0000000338926</text:p>
              </table:table-cell>
              <table:table-cell office:value-type="float" office:value="0.0000000377402">
                <text:p>0.0000000377402</text:p>
              </table:table-cell>
              <table:table-cell office:value-type="float" office:value="0.0000000206811">
                <text:p>0.0000000206811</text:p>
              </table:table-cell>
              <table:table-cell office:value-type="float" office:value="0.0000000130011">
                <text:p>0.0000000130011</text:p>
              </table:table-cell>
              <table:table-cell office:value-type="float" office:value="0.0000000287125">
                <text:p>0.0000000287125</text:p>
              </table:table-cell>
              <table:table-cell office:value-type="float" office:value="0.0000000351613">
                <text:p>0.0000000351613</text:p>
              </table:table-cell>
              <table:table-cell office:value-type="float" office:value="0.0000000212535">
                <text:p>0.0000000212535</text:p>
              </table:table-cell>
              <table:table-cell office:value-type="float" office:value="0.0000000132137">
                <text:p>0.0000000132137</text:p>
              </table:table-cell>
              <table:table-cell office:value-type="float" office:value="0.0000000226814">
                <text:p>0.0000000226814</text:p>
              </table:table-cell>
              <table:table-cell office:value-type="float" office:value="0.0000000377776">
                <text:p>0.0000000377776</text:p>
              </table:table-cell>
              <table:table-cell office:value-type="float" office:value="0.0000000365461">
                <text:p>0.0000000365461</text:p>
              </table:table-cell>
              <table:table-cell office:value-type="float" office:value="0.0000000185623">
                <text:p>0.0000000185623</text:p>
              </table:table-cell>
              <table:table-cell office:value-type="float" office:value="0.0000000195251">
                <text:p>0.0000000195251</text:p>
              </table:table-cell>
              <table:table-cell office:value-type="float" office:value="0.0000000435619">
                <text:p>0.0000000435619</text:p>
              </table:table-cell>
              <table:table-cell office:value-type="float" office:value="0.0000000451625">
                <text:p>0.0000000451625</text:p>
              </table:table-cell>
              <table:table-cell office:value-type="float" office:value="0.0000000195738">
                <text:p>0.0000000195738</text:p>
              </table:table-cell>
              <table:table-cell office:value-type="float" office:value="0.0000000167429">
                <text:p>0.0000000167429</text:p>
              </table:table-cell>
              <table:table-cell office:value-type="float" office:value="0.0000000356864">
                <text:p>0.0000000356864</text:p>
              </table:table-cell>
              <table:table-cell office:value-type="float" office:value="0.0000000376472">
                <text:p>0.0000000376472</text:p>
              </table:table-cell>
              <table:table-cell office:value-type="float" office:value="0.0000000230659">
                <text:p>0.0000000230659</text:p>
              </table:table-cell>
              <table:table-cell office:value-type="float" office:value="0.000000013073">
                <text:p>0.000000013073</text:p>
              </table:table-cell>
              <table:table-cell office:value-type="float" office:value="0.0000000210171">
                <text:p>0.0000000210171</text:p>
              </table:table-cell>
              <table:table-cell office:value-type="float" office:value="0.0000000349247">
                <text:p>0.0000000349247</text:p>
              </table:table-cell>
              <table:table-cell office:value-type="float" office:value="0.0000000324209">
                <text:p>0.0000000324209</text:p>
              </table:table-cell>
              <table:table-cell office:value-type="float" office:value="0.0000000165232">
                <text:p>0.0000000165232</text:p>
              </table:table-cell>
              <table:table-cell office:value-type="float" office:value="0.0000000157774">
                <text:p>0.0000000157774</text:p>
              </table:table-cell>
              <table:table-cell office:value-type="float" office:value="0.0000000344274">
                <text:p>0.0000000344274</text:p>
              </table:table-cell>
              <table:table-cell office:value-type="float" office:value="0.0000000411104">
                <text:p>0.0000000411104</text:p>
              </table:table-cell>
              <table:table-cell office:value-type="float" office:value="0.0000000259871">
                <text:p>0.0000000259871</text:p>
              </table:table-cell>
              <table:table-cell office:value-type="float" office:value="0.0000000138502">
                <text:p>0.0000000138502</text:p>
              </table:table-cell>
              <table:table-cell office:value-type="float" office:value="0.0000000273022">
                <text:p>0.0000000273022</text:p>
              </table:table-cell>
              <table:table-cell office:value-type="float" office:value="0.0000000434458">
                <text:p>0.0000000434458</text:p>
              </table:table-cell>
              <table:table-cell office:value-type="float" office:value="0.000000031544">
                <text:p>0.000000031544</text:p>
              </table:table-cell>
              <table:table-cell office:value-type="float" office:value="0.0000000101975">
                <text:p>0.0000000101975</text:p>
              </table:table-cell>
              <table:table-cell office:value-type="float" office:value="0.0000000153418">
                <text:p>0.0000000153418</text:p>
              </table:table-cell>
              <table:table-cell office:value-type="float" office:value="0.0000000343428">
                <text:p>0.0000000343428</text:p>
              </table:table-cell>
              <table:table-cell office:value-type="float" office:value="0.0000000315647">
                <text:p>0.0000000315647</text:p>
              </table:table-cell>
              <table:table-cell office:value-type="float" office:value="0.0000000108735">
                <text:p>0.0000000108735</text:p>
              </table:table-cell>
              <table:table-cell office:value-type="float" office:value="0.00000000452222">
                <text:p>0.00000000452222</text:p>
              </table:table-cell>
              <table:table-cell office:value-type="float" office:value="0.0000000228613">
                <text:p>0.0000000228613</text:p>
              </table:table-cell>
              <table:table-cell office:value-type="float" office:value="0.0000000344815">
                <text:p>0.0000000344815</text:p>
              </table:table-cell>
              <table:table-cell office:value-type="float" office:value="0.0000000189294">
                <text:p>0.0000000189294</text:p>
              </table:table-cell>
              <table:table-cell office:value-type="float" office:value="0.0000000029002">
                <text:p>0.0000000029002</text:p>
              </table:table-cell>
              <table:table-cell office:value-type="float" office:value="0.000000015638">
                <text:p>0.000000015638</text:p>
              </table:table-cell>
              <table:table-cell office:value-type="float" office:value="0.0000000350464">
                <text:p>0.0000000350464</text:p>
              </table:table-cell>
              <table:table-cell office:value-type="float" office:value="0.0000000283031">
                <text:p>0.0000000283031</text:p>
              </table:table-cell>
              <table:table-cell office:value-type="float" office:value="0.00000000838522">
                <text:p>0.00000000838522</text:p>
              </table:table-cell>
              <table:table-cell office:value-type="float" office:value="0.00000000865136">
                <text:p>0.00000000865136</text:p>
              </table:table-cell>
              <table:table-cell office:value-type="float" office:value="0.0000000288189">
                <text:p>0.0000000288189</text:p>
              </table:table-cell>
              <table:table-cell office:value-type="float" office:value="0.000000034441">
                <text:p>0.000000034441</text:p>
              </table:table-cell>
              <table:table-cell office:value-type="float" office:value="0.000000015614">
                <text:p>0.000000015614</text:p>
              </table:table-cell>
              <table:table-cell office:value-type="float" office:value="0.00000000357749">
                <text:p>0.00000000357749</text:p>
              </table:table-cell>
              <table:table-cell office:value-type="float" office:value="0.0000000181565">
                <text:p>0.0000000181565</text:p>
              </table:table-cell>
              <table:table-cell office:value-type="float" office:value="0.0000000329944">
                <text:p>0.0000000329944</text:p>
              </table:table-cell>
              <table:table-cell office:value-type="float" office:value="0.0000000235977">
                <text:p>0.0000000235977</text:p>
              </table:table-cell>
              <table:table-cell office:value-type="float" office:value="0.00000000483758">
                <text:p>0.00000000483758</text:p>
              </table:table-cell>
              <table:table-cell office:value-type="float" office:value="0.00000000792086">
                <text:p>0.00000000792086</text:p>
              </table:table-cell>
              <table:table-cell office:value-type="float" office:value="0.0000000281393">
                <text:p>0.0000000281393</text:p>
              </table:table-cell>
              <table:table-cell office:value-type="float" office:value="0.000000032841">
                <text:p>0.000000032841</text:p>
              </table:table-cell>
              <table:table-cell office:value-type="float" office:value="0.0000000137826">
                <text:p>0.0000000137826</text:p>
              </table:table-cell>
              <table:table-cell office:value-type="float" office:value="0.00000000357006">
                <text:p>0.00000000357006</text:p>
              </table:table-cell>
              <table:table-cell office:value-type="float" office:value="0.0000000206884">
                <text:p>0.0000000206884</text:p>
              </table:table-cell>
              <table:table-cell office:value-type="float" office:value="0.0000000387009">
                <text:p>0.0000000387009</text:p>
              </table:table-cell>
              <table:table-cell office:value-type="float" office:value="0.0000000262183">
                <text:p>0.0000000262183</text:p>
              </table:table-cell>
              <table:table-cell office:value-type="float" office:value="0.00000000343013">
                <text:p>0.00000000343013</text:p>
              </table:table-cell>
              <table:table-cell office:value-type="float" office:value="0.0000000117202">
                <text:p>0.0000000117202</text:p>
              </table:table-cell>
              <table:table-cell office:value-type="float" office:value="0.0000000376525">
                <text:p>0.0000000376525</text:p>
              </table:table-cell>
              <table:table-cell office:value-type="float" office:value="0.0000000334292">
                <text:p>0.0000000334292</text:p>
              </table:table-cell>
              <table:table-cell office:value-type="float" office:value="0.00000000643064">
                <text:p>0.00000000643064</text:p>
              </table:table-cell>
              <table:table-cell office:value-type="float" office:value="0.00000000358521">
                <text:p>0.00000000358521</text:p>
              </table:table-cell>
              <table:table-cell office:value-type="float" office:value="0.0000000268378">
                <text:p>0.0000000268378</text:p>
              </table:table-cell>
              <table:table-cell office:value-type="float" office:value="0.0000000339968">
                <text:p>0.0000000339968</text:p>
              </table:table-cell>
              <table:table-cell office:value-type="float" office:value="0.0000000139465">
                <text:p>0.0000000139465</text:p>
              </table:table-cell>
              <table:table-cell office:value-type="float" office:value="0.00000000000198961">
                <text:p>0.00000000000198961</text:p>
              </table:table-cell>
              <table:table-cell office:value-type="float" office:value="0.0000000134159">
                <text:p>0.0000000134159</text:p>
              </table:table-cell>
              <table:table-cell office:value-type="float" office:value="0.0000000307372">
                <text:p>0.0000000307372</text:p>
              </table:table-cell>
              <table:table-cell office:value-type="float" office:value="0.000000024311">
                <text:p>0.000000024311</text:p>
              </table:table-cell>
              <table:table-cell office:value-type="float" office:value="0.00000000402385">
                <text:p>0.00000000402385</text:p>
              </table:table-cell>
              <table:table-cell office:value-type="float" office:value="0.00000000384092">
                <text:p>0.00000000384092</text:p>
              </table:table-cell>
              <table:table-cell office:value-type="float" office:value="0.0000000251956">
                <text:p>0.0000000251956</text:p>
              </table:table-cell>
              <table:table-cell office:value-type="float" office:value="0.0000000330823">
                <text:p>0.0000000330823</text:p>
              </table:table-cell>
              <table:table-cell office:value-type="float" office:value="0.0000000132308">
                <text:p>0.0000000132308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10:schodinger1.GS10</svg:desc>
                </draw:g>
              </table:table-cell>
              <table:table-cell office:value-type="float" office:value="0.000000000333019">
                <text:p>0.000000000333019</text:p>
              </table:table-cell>
              <table:table-cell office:value-type="float" office:value="0.0000000010825">
                <text:p>0.0000000010825</text:p>
              </table:table-cell>
              <table:table-cell office:value-type="float" office:value="0.00000000171695">
                <text:p>0.00000000171695</text:p>
              </table:table-cell>
              <table:table-cell office:value-type="float" office:value="0.00000000331791">
                <text:p>0.00000000331791</text:p>
              </table:table-cell>
              <table:table-cell office:value-type="float" office:value="0.00000000586105">
                <text:p>0.00000000586105</text:p>
              </table:table-cell>
              <table:table-cell office:value-type="float" office:value="0.00000000680118">
                <text:p>0.00000000680118</text:p>
              </table:table-cell>
              <table:table-cell office:value-type="float" office:value="0.00000000748202">
                <text:p>0.00000000748202</text:p>
              </table:table-cell>
              <table:table-cell office:value-type="float" office:value="0.0000000105911">
                <text:p>0.0000000105911</text:p>
              </table:table-cell>
              <table:table-cell office:value-type="float" office:value="0.0000000127633">
                <text:p>0.0000000127633</text:p>
              </table:table-cell>
              <table:table-cell office:value-type="float" office:value="0.0000000111281">
                <text:p>0.0000000111281</text:p>
              </table:table-cell>
              <table:table-cell office:value-type="float" office:value="0.0000000114464">
                <text:p>0.0000000114464</text:p>
              </table:table-cell>
              <table:table-cell office:value-type="float" office:value="0.000000014392">
                <text:p>0.000000014392</text:p>
              </table:table-cell>
              <table:table-cell office:value-type="float" office:value="0.000000013307">
                <text:p>0.000000013307</text:p>
              </table:table-cell>
              <table:table-cell office:value-type="float" office:value="0.00000000957781">
                <text:p>0.00000000957781</text:p>
              </table:table-cell>
              <table:table-cell office:value-type="float" office:value="0.00000000964579">
                <text:p>0.00000000964579</text:p>
              </table:table-cell>
              <table:table-cell office:value-type="float" office:value="0.0000000105691">
                <text:p>0.0000000105691</text:p>
              </table:table-cell>
              <table:table-cell office:value-type="float" office:value="0.00000000791358">
                <text:p>0.00000000791358</text:p>
              </table:table-cell>
              <table:table-cell office:value-type="float" office:value="0.00000000472963">
                <text:p>0.00000000472963</text:p>
              </table:table-cell>
              <table:table-cell office:value-type="float" office:value="0.00000000412544">
                <text:p>0.00000000412544</text:p>
              </table:table-cell>
              <table:table-cell office:value-type="float" office:value="0.00000000465577">
                <text:p>0.00000000465577</text:p>
              </table:table-cell>
              <table:table-cell office:value-type="float" office:value="0.00000000445563">
                <text:p>0.00000000445563</text:p>
              </table:table-cell>
              <table:table-cell office:value-type="float" office:value="0.00000000358695">
                <text:p>0.00000000358695</text:p>
              </table:table-cell>
              <table:table-cell office:value-type="float" office:value="0.00000000326284">
                <text:p>0.00000000326284</text:p>
              </table:table-cell>
              <table:table-cell office:value-type="float" office:value="0.00000000575528">
                <text:p>0.00000000575528</text:p>
              </table:table-cell>
              <table:table-cell office:value-type="float" office:value="0.0000000106424">
                <text:p>0.0000000106424</text:p>
              </table:table-cell>
              <table:table-cell office:value-type="float" office:value="0.0000000135591">
                <text:p>0.0000000135591</text:p>
              </table:table-cell>
              <table:table-cell office:value-type="float" office:value="0.0000000140625">
                <text:p>0.0000000140625</text:p>
              </table:table-cell>
              <table:table-cell office:value-type="float" office:value="0.0000000198788">
                <text:p>0.0000000198788</text:p>
              </table:table-cell>
              <table:table-cell office:value-type="float" office:value="0.0000000316572">
                <text:p>0.0000000316572</text:p>
              </table:table-cell>
              <table:table-cell office:value-type="float" office:value="0.000000040509">
                <text:p>0.000000040509</text:p>
              </table:table-cell>
              <table:table-cell office:value-type="float" office:value="0.0000000447075">
                <text:p>0.0000000447075</text:p>
              </table:table-cell>
              <table:table-cell office:value-type="float" office:value="0.0000000569709">
                <text:p>0.0000000569709</text:p>
              </table:table-cell>
              <table:table-cell office:value-type="float" office:value="0.0000000853555">
                <text:p>0.0000000853555</text:p>
              </table:table-cell>
              <table:table-cell office:value-type="float" office:value="0.000000115137">
                <text:p>0.000000115137</text:p>
              </table:table-cell>
              <table:table-cell office:value-type="float" office:value="0.000000139495">
                <text:p>0.000000139495</text:p>
              </table:table-cell>
              <table:table-cell office:value-type="float" office:value="0.000000192217">
                <text:p>0.000000192217</text:p>
              </table:table-cell>
              <table:table-cell office:value-type="float" office:value="0.00000030066">
                <text:p>0.00000030066</text:p>
              </table:table-cell>
              <table:table-cell office:value-type="float" office:value="0.000000443611">
                <text:p>0.000000443611</text:p>
              </table:table-cell>
              <table:table-cell office:value-type="float" office:value="0.000000631886">
                <text:p>0.000000631886</text:p>
              </table:table-cell>
              <table:table-cell office:value-type="float" office:value="0.000000973565">
                <text:p>0.000000973565</text:p>
              </table:table-cell>
              <table:table-cell office:value-type="float" office:value="0.00000158032">
                <text:p>0.00000158032</text:p>
              </table:table-cell>
              <table:table-cell office:value-type="float" office:value="0.00000252854">
                <text:p>0.00000252854</text:p>
              </table:table-cell>
              <table:table-cell office:value-type="float" office:value="0.00000401129">
                <text:p>0.00000401129</text:p>
              </table:table-cell>
              <table:table-cell office:value-type="float" office:value="0.00000647609">
                <text:p>0.00000647609</text:p>
              </table:table-cell>
              <table:table-cell office:value-type="float" office:value="0.0000106392">
                <text:p>0.0000106392</text:p>
              </table:table-cell>
              <table:table-cell office:value-type="float" office:value="0.0000176425">
                <text:p>0.0000176425</text:p>
              </table:table-cell>
              <table:table-cell office:value-type="float" office:value="0.000029019">
                <text:p>0.000029019</text:p>
              </table:table-cell>
              <table:table-cell office:value-type="float" office:value="0.0000473304">
                <text:p>0.0000473304</text:p>
              </table:table-cell>
              <table:table-cell office:value-type="float" office:value="0.0000782515">
                <text:p>0.0000782515</text:p>
              </table:table-cell>
              <table:table-cell office:value-type="float" office:value="0.000130505">
                <text:p>0.000130505</text:p>
              </table:table-cell>
              <table:table-cell office:value-type="float" office:value="0.00021522">
                <text:p>0.00021522</text:p>
              </table:table-cell>
              <table:table-cell office:value-type="float" office:value="0.000353578">
                <text:p>0.000353578</text:p>
              </table:table-cell>
              <table:table-cell office:value-type="float" office:value="0.000585535">
                <text:p>0.000585535</text:p>
              </table:table-cell>
              <table:table-cell office:value-type="float" office:value="0.000969996">
                <text:p>0.000969996</text:p>
              </table:table-cell>
              <table:table-cell office:value-type="float" office:value="0.00159957">
                <text:p>0.00159957</text:p>
              </table:table-cell>
              <table:table-cell office:value-type="float" office:value="0.0026387">
                <text:p>0.0026387</text:p>
              </table:table-cell>
              <table:table-cell office:value-type="float" office:value="0.00435715">
                <text:p>0.00435715</text:p>
              </table:table-cell>
              <table:table-cell office:value-type="float" office:value="0.00718556">
                <text:p>0.00718556</text:p>
              </table:table-cell>
              <table:table-cell office:value-type="float" office:value="0.0118433">
                <text:p>0.0118433</text:p>
              </table:table-cell>
              <table:table-cell office:value-type="float" office:value="0.0195118">
                <text:p>0.0195118</text:p>
              </table:table-cell>
              <table:table-cell office:value-type="float" office:value="0.0320833">
                <text:p>0.0320833</text:p>
              </table:table-cell>
              <table:table-cell office:value-type="float" office:value="0.0526268">
                <text:p>0.0526268</text:p>
              </table:table-cell>
              <table:table-cell office:value-type="float" office:value="0.0860768">
                <text:p>0.0860768</text:p>
              </table:table-cell>
              <table:table-cell office:value-type="float" office:value="0.140032">
                <text:p>0.140032</text:p>
              </table:table-cell>
              <table:table-cell office:value-type="float" office:value="0.225674">
                <text:p>0.225674</text:p>
              </table:table-cell>
              <table:table-cell office:value-type="float" office:value="0.358448">
                <text:p>0.358448</text:p>
              </table:table-cell>
              <table:table-cell office:value-type="float" office:value="0.55671">
                <text:p>0.55671</text:p>
              </table:table-cell>
              <table:table-cell office:value-type="float" office:value="0.834834">
                <text:p>0.834834</text:p>
              </table:table-cell>
              <table:table-cell office:value-type="float" office:value="1.18767">
                <text:p>1.18767</text:p>
              </table:table-cell>
              <table:table-cell office:value-type="float" office:value="1.56862">
                <text:p>1.56862</text:p>
              </table:table-cell>
              <table:table-cell office:value-type="float" office:value="1.87915">
                <text:p>1.87915</text:p>
              </table:table-cell>
              <table:table-cell office:value-type="float" office:value="2.00315">
                <text:p>2.00315</text:p>
              </table:table-cell>
              <table:table-cell office:value-type="float" office:value="1.88553">
                <text:p>1.88553</text:p>
              </table:table-cell>
              <table:table-cell office:value-type="float" office:value="1.57861">
                <text:p>1.57861</text:p>
              </table:table-cell>
              <table:table-cell office:value-type="float" office:value="1.19791">
                <text:p>1.19791</text:p>
              </table:table-cell>
              <table:table-cell office:value-type="float" office:value="0.843426">
                <text:p>0.843426</text:p>
              </table:table-cell>
              <table:table-cell office:value-type="float" office:value="0.563205">
                <text:p>0.563205</text:p>
              </table:table-cell>
              <table:table-cell office:value-type="float" office:value="0.362961">
                <text:p>0.362961</text:p>
              </table:table-cell>
              <table:table-cell office:value-type="float" office:value="0.228562">
                <text:p>0.228562</text:p>
              </table:table-cell>
              <table:table-cell office:value-type="float" office:value="0.141823">
                <text:p>0.141823</text:p>
              </table:table-cell>
              <table:table-cell office:value-type="float" office:value="0.0872184">
                <text:p>0.0872184</text:p>
              </table:table-cell>
              <table:table-cell office:value-type="float" office:value="0.0533534">
                <text:p>0.0533534</text:p>
              </table:table-cell>
              <table:table-cell office:value-type="float" office:value="0.03252">
                <text:p>0.03252</text:p>
              </table:table-cell>
              <table:table-cell office:value-type="float" office:value="0.0197699">
                <text:p>0.0197699</text:p>
              </table:table-cell>
              <table:table-cell office:value-type="float" office:value="0.0119993">
                <text:p>0.0119993</text:p>
              </table:table-cell>
              <table:table-cell office:value-type="float" office:value="0.00727904">
                <text:p>0.00727904</text:p>
              </table:table-cell>
              <table:table-cell office:value-type="float" office:value="0.00441693">
                <text:p>0.00441693</text:p>
              </table:table-cell>
              <table:table-cell office:value-type="float" office:value="0.00268033">
                <text:p>0.00268033</text:p>
              </table:table-cell>
              <table:table-cell office:value-type="float" office:value="0.00162377">
                <text:p>0.00162377</text:p>
              </table:table-cell>
              <table:table-cell office:value-type="float" office:value="0.000981115">
                <text:p>0.000981115</text:p>
              </table:table-cell>
              <table:table-cell office:value-type="float" office:value="0.000593604">
                <text:p>0.000593604</text:p>
              </table:table-cell>
              <table:table-cell office:value-type="float" office:value="0.000361353">
                <text:p>0.000361353</text:p>
              </table:table-cell>
              <table:table-cell office:value-type="float" office:value="0.000220158">
                <text:p>0.000220158</text:p>
              </table:table-cell>
              <table:table-cell office:value-type="float" office:value="0.000132995">
                <text:p>0.000132995</text:p>
              </table:table-cell>
              <table:table-cell office:value-type="float" office:value="0.0000798371">
                <text:p>0.0000798371</text:p>
              </table:table-cell>
              <table:table-cell office:value-type="float" office:value="0.0000482329">
                <text:p>0.0000482329</text:p>
              </table:table-cell>
              <table:table-cell office:value-type="float" office:value="0.0000295742">
                <text:p>0.0000295742</text:p>
              </table:table-cell>
              <table:table-cell office:value-type="float" office:value="0.0000182074">
                <text:p>0.0000182074</text:p>
              </table:table-cell>
              <table:table-cell office:value-type="float" office:value="0.0000110182">
                <text:p>0.0000110182</text:p>
              </table:table-cell>
              <table:table-cell office:value-type="float" office:value="0.00000651327">
                <text:p>0.00000651327</text:p>
              </table:table-cell>
              <table:table-cell office:value-type="float" office:value="0.00000384861">
                <text:p>0.00000384861</text:p>
              </table:table-cell>
              <table:table-cell office:value-type="float" office:value="0.00000239152">
                <text:p>0.00000239152</text:p>
              </table:table-cell>
              <table:table-cell office:value-type="float" office:value="0.0000015759">
                <text:p>0.0000015759</text:p>
              </table:table-cell>
              <table:table-cell office:value-type="float" office:value="0.00000103501">
                <text:p>0.00000103501</text:p>
              </table:table-cell>
              <table:table-cell office:value-type="float" office:value="0.000000651229">
                <text:p>0.000000651229</text:p>
              </table:table-cell>
              <table:table-cell office:value-type="float" office:value="0.000000401434">
                <text:p>0.000000401434</text:p>
              </table:table-cell>
              <table:table-cell office:value-type="float" office:value="0.000000270863">
                <text:p>0.000000270863</text:p>
              </table:table-cell>
              <table:table-cell office:value-type="float" office:value="0.000000222845">
                <text:p>0.000000222845</text:p>
              </table:table-cell>
              <table:table-cell office:value-type="float" office:value="0.000000204041">
                <text:p>0.000000204041</text:p>
              </table:table-cell>
              <table:table-cell office:value-type="float" office:value="0.000000174336">
                <text:p>0.000000174336</text:p>
              </table:table-cell>
              <table:table-cell office:value-type="float" office:value="0.000000122272">
                <text:p>0.000000122272</text:p>
              </table:table-cell>
              <table:table-cell office:value-type="float" office:value="0.0000000762552">
                <text:p>0.0000000762552</text:p>
              </table:table-cell>
              <table:table-cell office:value-type="float" office:value="0.0000000639971">
                <text:p>0.0000000639971</text:p>
              </table:table-cell>
              <table:table-cell office:value-type="float" office:value="0.0000000741973">
                <text:p>0.0000000741973</text:p>
              </table:table-cell>
              <table:table-cell office:value-type="float" office:value="0.0000000788703">
                <text:p>0.0000000788703</text:p>
              </table:table-cell>
              <table:table-cell office:value-type="float" office:value="0.0000000608982">
                <text:p>0.0000000608982</text:p>
              </table:table-cell>
              <table:table-cell office:value-type="float" office:value="0.000000032944">
                <text:p>0.000000032944</text:p>
              </table:table-cell>
              <table:table-cell office:value-type="float" office:value="0.0000000219822">
                <text:p>0.0000000219822</text:p>
              </table:table-cell>
              <table:table-cell office:value-type="float" office:value="0.0000000371976">
                <text:p>0.0000000371976</text:p>
              </table:table-cell>
              <table:table-cell office:value-type="float" office:value="0.0000000564996">
                <text:p>0.0000000564996</text:p>
              </table:table-cell>
              <table:table-cell office:value-type="float" office:value="0.0000000489908">
                <text:p>0.0000000489908</text:p>
              </table:table-cell>
              <table:table-cell office:value-type="float" office:value="0.0000000231759">
                <text:p>0.0000000231759</text:p>
              </table:table-cell>
              <table:table-cell office:value-type="float" office:value="0.0000000159013">
                <text:p>0.0000000159013</text:p>
              </table:table-cell>
              <table:table-cell office:value-type="float" office:value="0.0000000381437">
                <text:p>0.0000000381437</text:p>
              </table:table-cell>
              <table:table-cell office:value-type="float" office:value="0.0000000582882">
                <text:p>0.0000000582882</text:p>
              </table:table-cell>
              <table:table-cell office:value-type="float" office:value="0.0000000472163">
                <text:p>0.0000000472163</text:p>
              </table:table-cell>
              <table:table-cell office:value-type="float" office:value="0.0000000220432">
                <text:p>0.0000000220432</text:p>
              </table:table-cell>
              <table:table-cell office:value-type="float" office:value="0.0000000177076">
                <text:p>0.0000000177076</text:p>
              </table:table-cell>
              <table:table-cell office:value-type="float" office:value="0.0000000392282">
                <text:p>0.0000000392282</text:p>
              </table:table-cell>
              <table:table-cell office:value-type="float" office:value="0.0000000539311">
                <text:p>0.0000000539311</text:p>
              </table:table-cell>
              <table:table-cell office:value-type="float" office:value="0.0000000403371">
                <text:p>0.0000000403371</text:p>
              </table:table-cell>
              <table:table-cell office:value-type="float" office:value="0.0000000168536">
                <text:p>0.0000000168536</text:p>
              </table:table-cell>
              <table:table-cell office:value-type="float" office:value="0.0000000122308">
                <text:p>0.0000000122308</text:p>
              </table:table-cell>
              <table:table-cell office:value-type="float" office:value="0.0000000286053">
                <text:p>0.0000000286053</text:p>
              </table:table-cell>
              <table:table-cell office:value-type="float" office:value="0.0000000407152">
                <text:p>0.0000000407152</text:p>
              </table:table-cell>
              <table:table-cell office:value-type="float" office:value="0.0000000320221">
                <text:p>0.0000000320221</text:p>
              </table:table-cell>
              <table:table-cell office:value-type="float" office:value="0.0000000124106">
                <text:p>0.0000000124106</text:p>
              </table:table-cell>
              <table:table-cell office:value-type="float" office:value="0.00000000592033">
                <text:p>0.00000000592033</text:p>
              </table:table-cell>
              <table:table-cell office:value-type="float" office:value="0.0000000194428">
                <text:p>0.0000000194428</text:p>
              </table:table-cell>
              <table:table-cell office:value-type="float" office:value="0.0000000351742">
                <text:p>0.0000000351742</text:p>
              </table:table-cell>
              <table:table-cell office:value-type="float" office:value="0.0000000336865">
                <text:p>0.0000000336865</text:p>
              </table:table-cell>
              <table:table-cell office:value-type="float" office:value="0.0000000171429">
                <text:p>0.0000000171429</text:p>
              </table:table-cell>
              <table:table-cell office:value-type="float" office:value="0.00000000781127">
                <text:p>0.00000000781127</text:p>
              </table:table-cell>
              <table:table-cell office:value-type="float" office:value="0.0000000187633">
                <text:p>0.0000000187633</text:p>
              </table:table-cell>
              <table:table-cell office:value-type="float" office:value="0.0000000386942">
                <text:p>0.0000000386942</text:p>
              </table:table-cell>
              <table:table-cell office:value-type="float" office:value="0.00000004283">
                <text:p>0.00000004283</text:p>
              </table:table-cell>
              <table:table-cell office:value-type="float" office:value="0.0000000259224">
                <text:p>0.0000000259224</text:p>
              </table:table-cell>
              <table:table-cell office:value-type="float" office:value="0.00000000995837">
                <text:p>0.00000000995837</text:p>
              </table:table-cell>
              <table:table-cell office:value-type="float" office:value="0.0000000182495">
                <text:p>0.0000000182495</text:p>
              </table:table-cell>
              <table:table-cell office:value-type="float" office:value="0.0000000417999">
                <text:p>0.0000000417999</text:p>
              </table:table-cell>
              <table:table-cell office:value-type="float" office:value="0.0000000484619">
                <text:p>0.0000000484619</text:p>
              </table:table-cell>
              <table:table-cell office:value-type="float" office:value="0.0000000269819">
                <text:p>0.0000000269819</text:p>
              </table:table-cell>
              <table:table-cell office:value-type="float" office:value="0.00000000580154">
                <text:p>0.00000000580154</text:p>
              </table:table-cell>
              <table:table-cell office:value-type="float" office:value="0.0000000150453">
                <text:p>0.0000000150453</text:p>
              </table:table-cell>
              <table:table-cell office:value-type="float" office:value="0.0000000410254">
                <text:p>0.0000000410254</text:p>
              </table:table-cell>
              <table:table-cell office:value-type="float" office:value="0.000000046942">
                <text:p>0.000000046942</text:p>
              </table:table-cell>
              <table:table-cell office:value-type="float" office:value="0.0000000239854">
                <text:p>0.0000000239854</text:p>
              </table:table-cell>
              <table:table-cell office:value-type="float" office:value="0.00000000369829">
                <text:p>0.00000000369829</text:p>
              </table:table-cell>
              <table:table-cell office:value-type="float" office:value="0.0000000127569">
                <text:p>0.0000000127569</text:p>
              </table:table-cell>
              <table:table-cell office:value-type="float" office:value="0.0000000391544">
                <text:p>0.0000000391544</text:p>
              </table:table-cell>
              <table:table-cell office:value-type="float" office:value="0.0000000471041">
                <text:p>0.0000000471041</text:p>
              </table:table-cell>
              <table:table-cell office:value-type="float" office:value="0.000000026624">
                <text:p>0.000000026624</text:p>
              </table:table-cell>
              <table:table-cell office:value-type="float" office:value="0.00000000535787">
                <text:p>0.00000000535787</text:p>
              </table:table-cell>
              <table:table-cell office:value-type="float" office:value="0.0000000128212">
                <text:p>0.0000000128212</text:p>
              </table:table-cell>
              <table:table-cell office:value-type="float" office:value="0.0000000396341">
                <text:p>0.0000000396341</text:p>
              </table:table-cell>
              <table:table-cell office:value-type="float" office:value="0.000000050034">
                <text:p>0.000000050034</text:p>
              </table:table-cell>
              <table:table-cell office:value-type="float" office:value="0.0000000290742">
                <text:p>0.0000000290742</text:p>
              </table:table-cell>
              <table:table-cell office:value-type="float" office:value="0.00000000525316">
                <text:p>0.00000000525316</text:p>
              </table:table-cell>
              <table:table-cell office:value-type="float" office:value="0.0000000115141">
                <text:p>0.0000000115141</text:p>
              </table:table-cell>
              <table:table-cell office:value-type="float" office:value="0.0000000381209">
                <text:p>0.0000000381209</text:p>
              </table:table-cell>
              <table:table-cell office:value-type="float" office:value="0.0000000464122">
                <text:p>0.0000000464122</text:p>
              </table:table-cell>
              <table:table-cell office:value-type="float" office:value="0.0000000243284">
                <text:p>0.0000000243284</text:p>
              </table:table-cell>
              <table:table-cell office:value-type="float" office:value="0.0000000025017">
                <text:p>0.0000000025017</text:p>
              </table:table-cell>
              <table:table-cell office:value-type="float" office:value="0.00000000793554">
                <text:p>0.00000000793554</text:p>
              </table:table-cell>
              <table:table-cell office:value-type="float" office:value="0.0000000292572">
                <text:p>0.0000000292572</text:p>
              </table:table-cell>
              <table:table-cell office:value-type="float" office:value="0.0000000364624">
                <text:p>0.0000000364624</text:p>
              </table:table-cell>
              <table:table-cell office:value-type="float" office:value="0.000000021545">
                <text:p>0.000000021545</text:p>
              </table:table-cell>
              <table:table-cell office:value-type="float" office:value="0.00000000336244">
                <text:p>0.00000000336244</text:p>
              </table:table-cell>
              <table:table-cell office:value-type="float" office:value="0.00000000327443">
                <text:p>0.00000000327443</text:p>
              </table:table-cell>
              <table:table-cell office:value-type="float" office:value="0.0000000202306">
                <text:p>0.0000000202306</text:p>
              </table:table-cell>
              <table:table-cell office:value-type="float" office:value="0.0000000341108">
                <text:p>0.0000000341108</text:p>
              </table:table-cell>
              <table:table-cell office:value-type="float" office:value="0.0000000281699">
                <text:p>0.0000000281699</text:p>
              </table:table-cell>
              <table:table-cell office:value-type="float" office:value="0.00000000931944">
                <text:p>0.00000000931944</text:p>
              </table:table-cell>
              <table:table-cell office:value-type="float" office:value="0.00000000157875">
                <text:p>0.00000000157875</text:p>
              </table:table-cell>
              <table:table-cell office:value-type="float" office:value="0.0000000184757">
                <text:p>0.0000000184757</text:p>
              </table:table-cell>
              <table:table-cell office:value-type="float" office:value="0.0000000412464">
                <text:p>0.0000000412464</text:p>
              </table:table-cell>
              <table:table-cell office:value-type="float" office:value="0.0000000392179">
                <text:p>0.0000000392179</text:p>
              </table:table-cell>
              <table:table-cell office:value-type="float" office:value="0.000000013414">
                <text:p>0.000000013414</text:p>
              </table:table-cell>
              <table:table-cell office:value-type="float" office:value="0.00000000063359">
                <text:p>0.00000000063359</text:p>
              </table:table-cell>
              <table:table-cell office:value-type="float" office:value="0.000000021368">
                <text:p>0.000000021368</text:p>
              </table:table-cell>
              <table:table-cell office:value-type="float" office:value="0.0000000473519">
                <text:p>0.0000000473519</text:p>
              </table:table-cell>
              <table:table-cell office:value-type="float" office:value="0.0000000416269">
                <text:p>0.0000000416269</text:p>
              </table:table-cell>
              <table:table-cell office:value-type="float" office:value="0.0000000124445">
                <text:p>0.0000000124445</text:p>
              </table:table-cell>
              <table:table-cell office:value-type="float" office:value="0.00000000048766">
                <text:p>0.00000000048766</text:p>
              </table:table-cell>
              <table:table-cell office:value-type="float" office:value="0.0000000208424">
                <text:p>0.0000000208424</text:p>
              </table:table-cell>
              <table:table-cell office:value-type="float" office:value="0.0000000444301">
                <text:p>0.0000000444301</text:p>
              </table:table-cell>
              <table:table-cell office:value-type="float" office:value="0.0000000396447">
                <text:p>0.0000000396447</text:p>
              </table:table-cell>
              <table:table-cell office:value-type="float" office:value="0.0000000134712">
                <text:p>0.0000000134712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11:schodinger1.GS11</svg:desc>
                </draw:g>
              </table:table-cell>
              <table:table-cell office:value-type="float" office:value="0.000000000152806">
                <text:p>0.000000000152806</text:p>
              </table:table-cell>
              <table:table-cell office:value-type="float" office:value="0.000000000245084">
                <text:p>0.000000000245084</text:p>
              </table:table-cell>
              <table:table-cell office:value-type="float" office:value="0.00000000213414">
                <text:p>0.00000000213414</text:p>
              </table:table-cell>
              <table:table-cell office:value-type="float" office:value="0.00000000650906">
                <text:p>0.00000000650906</text:p>
              </table:table-cell>
              <table:table-cell office:value-type="float" office:value="0.00000000422612">
                <text:p>0.00000000422612</text:p>
              </table:table-cell>
              <table:table-cell office:value-type="float" office:value="0.00000000222014">
                <text:p>0.00000000222014</text:p>
              </table:table-cell>
              <table:table-cell office:value-type="float" office:value="0.00000000762972">
                <text:p>0.00000000762972</text:p>
              </table:table-cell>
              <table:table-cell office:value-type="float" office:value="0.0000000190024">
                <text:p>0.0000000190024</text:p>
              </table:table-cell>
              <table:table-cell office:value-type="float" office:value="0.0000000117179">
                <text:p>0.0000000117179</text:p>
              </table:table-cell>
              <table:table-cell office:value-type="float" office:value="0.00000000554361">
                <text:p>0.00000000554361</text:p>
              </table:table-cell>
              <table:table-cell office:value-type="float" office:value="0.0000000123292">
                <text:p>0.0000000123292</text:p>
              </table:table-cell>
              <table:table-cell office:value-type="float" office:value="0.0000000220976">
                <text:p>0.0000000220976</text:p>
              </table:table-cell>
              <table:table-cell office:value-type="float" office:value="0.0000000153056">
                <text:p>0.0000000153056</text:p>
              </table:table-cell>
              <table:table-cell office:value-type="float" office:value="0.00000000958682">
                <text:p>0.00000000958682</text:p>
              </table:table-cell>
              <table:table-cell office:value-type="float" office:value="0.0000000114523">
                <text:p>0.0000000114523</text:p>
              </table:table-cell>
              <table:table-cell office:value-type="float" office:value="0.0000000134018">
                <text:p>0.0000000134018</text:p>
              </table:table-cell>
              <table:table-cell office:value-type="float" office:value="0.0000000117698">
                <text:p>0.0000000117698</text:p>
              </table:table-cell>
              <table:table-cell office:value-type="float" office:value="0.000000011814">
                <text:p>0.000000011814</text:p>
              </table:table-cell>
              <table:table-cell office:value-type="float" office:value="0.00000000952243">
                <text:p>0.00000000952243</text:p>
              </table:table-cell>
              <table:table-cell office:value-type="float" office:value="0.00000000551166">
                <text:p>0.00000000551166</text:p>
              </table:table-cell>
              <table:table-cell office:value-type="float" office:value="0.00000000359339">
                <text:p>0.00000000359339</text:p>
              </table:table-cell>
              <table:table-cell office:value-type="float" office:value="0.00000000820769">
                <text:p>0.00000000820769</text:p>
              </table:table-cell>
              <table:table-cell office:value-type="float" office:value="0.0000000103582">
                <text:p>0.0000000103582</text:p>
              </table:table-cell>
              <table:table-cell office:value-type="float" office:value="0.00000000778049">
                <text:p>0.00000000778049</text:p>
              </table:table-cell>
              <table:table-cell office:value-type="float" office:value="0.0000000010266">
                <text:p>0.0000000010266</text:p>
              </table:table-cell>
              <table:table-cell office:value-type="float" office:value="0.00000000237489">
                <text:p>0.00000000237489</text:p>
              </table:table-cell>
              <table:table-cell office:value-type="float" office:value="0.0000000110477">
                <text:p>0.0000000110477</text:p>
              </table:table-cell>
              <table:table-cell office:value-type="float" office:value="0.0000000147844">
                <text:p>0.0000000147844</text:p>
              </table:table-cell>
              <table:table-cell office:value-type="float" office:value="0.00000000846833">
                <text:p>0.00000000846833</text:p>
              </table:table-cell>
              <table:table-cell office:value-type="float" office:value="0.00000000455543">
                <text:p>0.00000000455543</text:p>
              </table:table-cell>
              <table:table-cell office:value-type="float" office:value="0.0000000110651">
                <text:p>0.0000000110651</text:p>
              </table:table-cell>
              <table:table-cell office:value-type="float" office:value="0.0000000182667">
                <text:p>0.0000000182667</text:p>
              </table:table-cell>
              <table:table-cell office:value-type="float" office:value="0.0000000197457">
                <text:p>0.0000000197457</text:p>
              </table:table-cell>
              <table:table-cell office:value-type="float" office:value="0.0000000185799">
                <text:p>0.0000000185799</text:p>
              </table:table-cell>
              <table:table-cell office:value-type="float" office:value="0.0000000192286">
                <text:p>0.0000000192286</text:p>
              </table:table-cell>
              <table:table-cell office:value-type="float" office:value="0.0000000225888">
                <text:p>0.0000000225888</text:p>
              </table:table-cell>
              <table:table-cell office:value-type="float" office:value="0.0000000364786">
                <text:p>0.0000000364786</text:p>
              </table:table-cell>
              <table:table-cell office:value-type="float" office:value="0.0000000560669">
                <text:p>0.0000000560669</text:p>
              </table:table-cell>
              <table:table-cell office:value-type="float" office:value="0.0000000624467">
                <text:p>0.0000000624467</text:p>
              </table:table-cell>
              <table:table-cell office:value-type="float" office:value="0.0000000849132">
                <text:p>0.0000000849132</text:p>
              </table:table-cell>
              <table:table-cell office:value-type="float" office:value="0.000000166703">
                <text:p>0.000000166703</text:p>
              </table:table-cell>
              <table:table-cell office:value-type="float" office:value="0.000000298949">
                <text:p>0.000000298949</text:p>
              </table:table-cell>
              <table:table-cell office:value-type="float" office:value="0.000000465502">
                <text:p>0.000000465502</text:p>
              </table:table-cell>
              <table:table-cell office:value-type="float" office:value="0.000000734573">
                <text:p>0.000000734573</text:p>
              </table:table-cell>
              <table:table-cell office:value-type="float" office:value="0.00000126016">
                <text:p>0.00000126016</text:p>
              </table:table-cell>
              <table:table-cell office:value-type="float" office:value="0.00000220579">
                <text:p>0.00000220579</text:p>
              </table:table-cell>
              <table:table-cell office:value-type="float" office:value="0.00000376245">
                <text:p>0.00000376245</text:p>
              </table:table-cell>
              <table:table-cell office:value-type="float" office:value="0.00000622147">
                <text:p>0.00000622147</text:p>
              </table:table-cell>
              <table:table-cell office:value-type="float" office:value="0.0000101402">
                <text:p>0.0000101402</text:p>
              </table:table-cell>
              <table:table-cell office:value-type="float" office:value="0.0000168564">
                <text:p>0.0000168564</text:p>
              </table:table-cell>
              <table:table-cell office:value-type="float" office:value="0.0000285468">
                <text:p>0.0000285468</text:p>
              </table:table-cell>
              <table:table-cell office:value-type="float" office:value="0.0000477704">
                <text:p>0.0000477704</text:p>
              </table:table-cell>
              <table:table-cell office:value-type="float" office:value="0.0000785074">
                <text:p>0.0000785074</text:p>
              </table:table-cell>
              <table:table-cell office:value-type="float" office:value="0.000128931">
                <text:p>0.000128931</text:p>
              </table:table-cell>
              <table:table-cell office:value-type="float" office:value="0.000213646">
                <text:p>0.000213646</text:p>
              </table:table-cell>
              <table:table-cell office:value-type="float" office:value="0.000355315">
                <text:p>0.000355315</text:p>
              </table:table-cell>
              <table:table-cell office:value-type="float" office:value="0.000588275">
                <text:p>0.000588275</text:p>
              </table:table-cell>
              <table:table-cell office:value-type="float" office:value="0.000969529">
                <text:p>0.000969529</text:p>
              </table:table-cell>
              <table:table-cell office:value-type="float" office:value="0.00159761">
                <text:p>0.00159761</text:p>
              </table:table-cell>
              <table:table-cell office:value-type="float" office:value="0.00263755">
                <text:p>0.00263755</text:p>
              </table:table-cell>
              <table:table-cell office:value-type="float" office:value="0.00435855">
                <text:p>0.00435855</text:p>
              </table:table-cell>
              <table:table-cell office:value-type="float" office:value="0.00719408">
                <text:p>0.00719408</text:p>
              </table:table-cell>
              <table:table-cell office:value-type="float" office:value="0.0118522">
                <text:p>0.0118522</text:p>
              </table:table-cell>
              <table:table-cell office:value-type="float" office:value="0.019506">
                <text:p>0.019506</text:p>
              </table:table-cell>
              <table:table-cell office:value-type="float" office:value="0.0320773">
                <text:p>0.0320773</text:p>
              </table:table-cell>
              <table:table-cell office:value-type="float" office:value="0.0526597">
                <text:p>0.0526597</text:p>
              </table:table-cell>
              <table:table-cell office:value-type="float" office:value="0.0861444">
                <text:p>0.0861444</text:p>
              </table:table-cell>
              <table:table-cell office:value-type="float" office:value="0.140098">
                <text:p>0.140098</text:p>
              </table:table-cell>
              <table:table-cell office:value-type="float" office:value="0.22578">
                <text:p>0.22578</text:p>
              </table:table-cell>
              <table:table-cell office:value-type="float" office:value="0.358686">
                <text:p>0.358686</text:p>
              </table:table-cell>
              <table:table-cell office:value-type="float" office:value="0.557074">
                <text:p>0.557074</text:p>
              </table:table-cell>
              <table:table-cell office:value-type="float" office:value="0.835305">
                <text:p>0.835305</text:p>
              </table:table-cell>
              <table:table-cell office:value-type="float" office:value="1.18835">
                <text:p>1.18835</text:p>
              </table:table-cell>
              <table:table-cell office:value-type="float" office:value="1.56941">
                <text:p>1.56941</text:p>
              </table:table-cell>
              <table:table-cell office:value-type="float" office:value="1.87964">
                <text:p>1.87964</text:p>
              </table:table-cell>
              <table:table-cell office:value-type="float" office:value="2.00316">
                <text:p>2.00316</text:p>
              </table:table-cell>
              <table:table-cell office:value-type="float" office:value="1.88523">
                <text:p>1.88523</text:p>
              </table:table-cell>
              <table:table-cell office:value-type="float" office:value="1.57813">
                <text:p>1.57813</text:p>
              </table:table-cell>
              <table:table-cell office:value-type="float" office:value="1.19733">
                <text:p>1.19733</text:p>
              </table:table-cell>
              <table:table-cell office:value-type="float" office:value="0.842843">
                <text:p>0.842843</text:p>
              </table:table-cell>
              <table:table-cell office:value-type="float" office:value="0.562705">
                <text:p>0.562705</text:p>
              </table:table-cell>
              <table:table-cell office:value-type="float" office:value="0.362603">
                <text:p>0.362603</text:p>
              </table:table-cell>
              <table:table-cell office:value-type="float" office:value="0.22837">
                <text:p>0.22837</text:p>
              </table:table-cell>
              <table:table-cell office:value-type="float" office:value="0.141742">
                <text:p>0.141742</text:p>
              </table:table-cell>
              <table:table-cell office:value-type="float" office:value="0.0871539">
                <text:p>0.0871539</text:p>
              </table:table-cell>
              <table:table-cell office:value-type="float" office:value="0.0532781">
                <text:p>0.0532781</text:p>
              </table:table-cell>
              <table:table-cell office:value-type="float" office:value="0.0324662">
                <text:p>0.0324662</text:p>
              </table:table-cell>
              <table:table-cell office:value-type="float" office:value="0.0197538">
                <text:p>0.0197538</text:p>
              </table:table-cell>
              <table:table-cell office:value-type="float" office:value="0.0120055">
                <text:p>0.0120055</text:p>
              </table:table-cell>
              <table:table-cell office:value-type="float" office:value="0.00728333">
                <text:p>0.00728333</text:p>
              </table:table-cell>
              <table:table-cell office:value-type="float" office:value="0.00440923">
                <text:p>0.00440923</text:p>
              </table:table-cell>
              <table:table-cell office:value-type="float" office:value="0.00266701">
                <text:p>0.00266701</text:p>
              </table:table-cell>
              <table:table-cell office:value-type="float" office:value="0.00161519">
                <text:p>0.00161519</text:p>
              </table:table-cell>
              <table:table-cell office:value-type="float" office:value="0.000980031">
                <text:p>0.000980031</text:p>
              </table:table-cell>
              <table:table-cell office:value-type="float" office:value="0.000594066">
                <text:p>0.000594066</text:p>
              </table:table-cell>
              <table:table-cell office:value-type="float" office:value="0.000358288">
                <text:p>0.000358288</text:p>
              </table:table-cell>
              <table:table-cell office:value-type="float" office:value="0.000214749">
                <text:p>0.000214749</text:p>
              </table:table-cell>
              <table:table-cell office:value-type="float" office:value="0.000128478">
                <text:p>0.000128478</text:p>
              </table:table-cell>
              <table:table-cell office:value-type="float" office:value="0.0000773767">
                <text:p>0.0000773767</text:p>
              </table:table-cell>
              <table:table-cell office:value-type="float" office:value="0.0000470418">
                <text:p>0.0000470418</text:p>
              </table:table-cell>
              <table:table-cell office:value-type="float" office:value="0.0000285843">
                <text:p>0.0000285843</text:p>
              </table:table-cell>
              <table:table-cell office:value-type="float" office:value="0.0000170404">
                <text:p>0.0000170404</text:p>
              </table:table-cell>
              <table:table-cell office:value-type="float" office:value="0.00000987873">
                <text:p>0.00000987873</text:p>
              </table:table-cell>
              <table:table-cell office:value-type="float" office:value="0.00000569167">
                <text:p>0.00000569167</text:p>
              </table:table-cell>
              <table:table-cell office:value-type="float" office:value="0.00000339875">
                <text:p>0.00000339875</text:p>
              </table:table-cell>
              <table:table-cell office:value-type="float" office:value="0.00000214239">
                <text:p>0.00000214239</text:p>
              </table:table-cell>
              <table:table-cell office:value-type="float" office:value="0.00000136007">
                <text:p>0.00000136007</text:p>
              </table:table-cell>
              <table:table-cell office:value-type="float" office:value="0.000000804934">
                <text:p>0.000000804934</text:p>
              </table:table-cell>
              <table:table-cell office:value-type="float" office:value="0.000000425734">
                <text:p>0.000000425734</text:p>
              </table:table-cell>
              <table:table-cell office:value-type="float" office:value="0.000000207584">
                <text:p>0.000000207584</text:p>
              </table:table-cell>
              <table:table-cell office:value-type="float" office:value="0.000000111278">
                <text:p>0.000000111278</text:p>
              </table:table-cell>
              <table:table-cell office:value-type="float" office:value="0.000000078307">
                <text:p>0.000000078307</text:p>
              </table:table-cell>
              <table:table-cell office:value-type="float" office:value="0.0000000665977">
                <text:p>0.0000000665977</text:p>
              </table:table-cell>
              <table:table-cell office:value-type="float" office:value="0.0000000598419">
                <text:p>0.0000000598419</text:p>
              </table:table-cell>
              <table:table-cell office:value-type="float" office:value="0.00000005247">
                <text:p>0.00000005247</text:p>
              </table:table-cell>
              <table:table-cell office:value-type="float" office:value="0.0000000418833">
                <text:p>0.0000000418833</text:p>
              </table:table-cell>
              <table:table-cell office:value-type="float" office:value="0.0000000280059">
                <text:p>0.0000000280059</text:p>
              </table:table-cell>
              <table:table-cell office:value-type="float" office:value="0.0000000184626">
                <text:p>0.0000000184626</text:p>
              </table:table-cell>
              <table:table-cell office:value-type="float" office:value="0.0000000258969">
                <text:p>0.0000000258969</text:p>
              </table:table-cell>
              <table:table-cell office:value-type="float" office:value="0.0000000492231">
                <text:p>0.0000000492231</text:p>
              </table:table-cell>
              <table:table-cell office:value-type="float" office:value="0.0000000691271">
                <text:p>0.0000000691271</text:p>
              </table:table-cell>
              <table:table-cell office:value-type="float" office:value="0.0000000633239">
                <text:p>0.0000000633239</text:p>
              </table:table-cell>
              <table:table-cell office:value-type="float" office:value="0.0000000356923">
                <text:p>0.0000000356923</text:p>
              </table:table-cell>
              <table:table-cell office:value-type="float" office:value="0.0000000165013">
                <text:p>0.0000000165013</text:p>
              </table:table-cell>
              <table:table-cell office:value-type="float" office:value="0.0000000270422">
                <text:p>0.0000000270422</text:p>
              </table:table-cell>
              <table:table-cell office:value-type="float" office:value="0.0000000543085">
                <text:p>0.0000000543085</text:p>
              </table:table-cell>
              <table:table-cell office:value-type="float" office:value="0.0000000645273">
                <text:p>0.0000000645273</text:p>
              </table:table-cell>
              <table:table-cell office:value-type="float" office:value="0.000000045689">
                <text:p>0.000000045689</text:p>
              </table:table-cell>
              <table:table-cell office:value-type="float" office:value="0.000000017678">
                <text:p>0.000000017678</text:p>
              </table:table-cell>
              <table:table-cell office:value-type="float" office:value="0.00000000924599">
                <text:p>0.00000000924599</text:p>
              </table:table-cell>
              <table:table-cell office:value-type="float" office:value="0.0000000257206">
                <text:p>0.0000000257206</text:p>
              </table:table-cell>
              <table:table-cell office:value-type="float" office:value="0.0000000471697">
                <text:p>0.0000000471697</text:p>
              </table:table-cell>
              <table:table-cell office:value-type="float" office:value="0.0000000508004">
                <text:p>0.0000000508004</text:p>
              </table:table-cell>
              <table:table-cell office:value-type="float" office:value="0.0000000327411">
                <text:p>0.0000000327411</text:p>
              </table:table-cell>
              <table:table-cell office:value-type="float" office:value="0.0000000117844">
                <text:p>0.0000000117844</text:p>
              </table:table-cell>
              <table:table-cell office:value-type="float" office:value="0.0000000089919">
                <text:p>0.0000000089919</text:p>
              </table:table-cell>
              <table:table-cell office:value-type="float" office:value="0.0000000288704">
                <text:p>0.0000000288704</text:p>
              </table:table-cell>
              <table:table-cell office:value-type="float" office:value="0.0000000518073">
                <text:p>0.0000000518073</text:p>
              </table:table-cell>
              <table:table-cell office:value-type="float" office:value="0.0000000538031">
                <text:p>0.0000000538031</text:p>
              </table:table-cell>
              <table:table-cell office:value-type="float" office:value="0.0000000313254">
                <text:p>0.0000000313254</text:p>
              </table:table-cell>
              <table:table-cell office:value-type="float" office:value="0.0000000093707">
                <text:p>0.0000000093707</text:p>
              </table:table-cell>
              <table:table-cell office:value-type="float" office:value="0.0000000143792">
                <text:p>0.0000000143792</text:p>
              </table:table-cell>
              <table:table-cell office:value-type="float" office:value="0.0000000420157">
                <text:p>0.0000000420157</text:p>
              </table:table-cell>
              <table:table-cell office:value-type="float" office:value="0.0000000601958">
                <text:p>0.0000000601958</text:p>
              </table:table-cell>
              <table:table-cell office:value-type="float" office:value="0.0000000469356">
                <text:p>0.0000000469356</text:p>
              </table:table-cell>
              <table:table-cell office:value-type="float" office:value="0.0000000179348">
                <text:p>0.0000000179348</text:p>
              </table:table-cell>
              <table:table-cell office:value-type="float" office:value="0.00000000537426">
                <text:p>0.00000000537426</text:p>
              </table:table-cell>
              <table:table-cell office:value-type="float" office:value="0.0000000204587">
                <text:p>0.0000000204587</text:p>
              </table:table-cell>
              <table:table-cell office:value-type="float" office:value="0.0000000418316">
                <text:p>0.0000000418316</text:p>
              </table:table-cell>
              <table:table-cell office:value-type="float" office:value="0.0000000448553">
                <text:p>0.0000000448553</text:p>
              </table:table-cell>
              <table:table-cell office:value-type="float" office:value="0.0000000272621">
                <text:p>0.0000000272621</text:p>
              </table:table-cell>
              <table:table-cell office:value-type="float" office:value="0.00000000787465">
                <text:p>0.00000000787465</text:p>
              </table:table-cell>
              <table:table-cell office:value-type="float" office:value="0.00000000351452">
                <text:p>0.00000000351452</text:p>
              </table:table-cell>
              <table:table-cell office:value-type="float" office:value="0.0000000153096">
                <text:p>0.0000000153096</text:p>
              </table:table-cell>
              <table:table-cell office:value-type="float" office:value="0.0000000307386">
                <text:p>0.0000000307386</text:p>
              </table:table-cell>
              <table:table-cell office:value-type="float" office:value="0.0000000361036">
                <text:p>0.0000000361036</text:p>
              </table:table-cell>
              <table:table-cell office:value-type="float" office:value="0.0000000263497">
                <text:p>0.0000000263497</text:p>
              </table:table-cell>
              <table:table-cell office:value-type="float" office:value="0.00000000966888">
                <text:p>0.00000000966888</text:p>
              </table:table-cell>
              <table:table-cell office:value-type="float" office:value="0.00000000286757">
                <text:p>0.00000000286757</text:p>
              </table:table-cell>
              <table:table-cell office:value-type="float" office:value="0.0000000162193">
                <text:p>0.0000000162193</text:p>
              </table:table-cell>
              <table:table-cell office:value-type="float" office:value="0.0000000403145">
                <text:p>0.0000000403145</text:p>
              </table:table-cell>
              <table:table-cell office:value-type="float" office:value="0.0000000504775">
                <text:p>0.0000000504775</text:p>
              </table:table-cell>
              <table:table-cell office:value-type="float" office:value="0.0000000340361">
                <text:p>0.0000000340361</text:p>
              </table:table-cell>
              <table:table-cell office:value-type="float" office:value="0.00000000844746">
                <text:p>0.00000000844746</text:p>
              </table:table-cell>
              <table:table-cell office:value-type="float" office:value="0.00000000581411">
                <text:p>0.00000000581411</text:p>
              </table:table-cell>
              <table:table-cell office:value-type="float" office:value="0.0000000324461">
                <text:p>0.0000000324461</text:p>
              </table:table-cell>
              <table:table-cell office:value-type="float" office:value="0.0000000586562">
                <text:p>0.0000000586562</text:p>
              </table:table-cell>
              <table:table-cell office:value-type="float" office:value="0.0000000529039">
                <text:p>0.0000000529039</text:p>
              </table:table-cell>
              <table:table-cell office:value-type="float" office:value="0.0000000223497">
                <text:p>0.0000000223497</text:p>
              </table:table-cell>
              <table:table-cell office:value-type="float" office:value="0.00000000214711">
                <text:p>0.00000000214711</text:p>
              </table:table-cell>
              <table:table-cell office:value-type="float" office:value="0.00000001402">
                <text:p>0.00000001402</text:p>
              </table:table-cell>
              <table:table-cell office:value-type="float" office:value="0.0000000416564">
                <text:p>0.0000000416564</text:p>
              </table:table-cell>
              <table:table-cell office:value-type="float" office:value="0.0000000533872">
                <text:p>0.0000000533872</text:p>
              </table:table-cell>
              <table:table-cell office:value-type="float" office:value="0.0000000370382">
                <text:p>0.0000000370382</text:p>
              </table:table-cell>
              <table:table-cell office:value-type="float" office:value="0.000000010952">
                <text:p>0.000000010952</text:p>
              </table:table-cell>
              <table:table-cell office:value-type="float" office:value="0.00000000109973">
                <text:p>0.00000000109973</text:p>
              </table:table-cell>
              <table:table-cell office:value-type="float" office:value="0.0000000161812">
                <text:p>0.0000000161812</text:p>
              </table:table-cell>
              <table:table-cell office:value-type="float" office:value="0.0000000402947">
                <text:p>0.0000000402947</text:p>
              </table:table-cell>
              <table:table-cell office:value-type="float" office:value="0.0000000492525">
                <text:p>0.0000000492525</text:p>
              </table:table-cell>
              <table:table-cell office:value-type="float" office:value="0.000000033202">
                <text:p>0.000000033202</text:p>
              </table:table-cell>
              <table:table-cell office:value-type="float" office:value="0.00000000818954">
                <text:p>0.00000000818954</text:p>
              </table:table-cell>
              <table:table-cell office:value-type="float" office:value="0.00000000169253">
                <text:p>0.00000000169253</text:p>
              </table:table-cell>
              <table:table-cell office:value-type="float" office:value="0.0000000236829">
                <text:p>0.0000000236829</text:p>
              </table:table-cell>
              <table:table-cell office:value-type="float" office:value="0.0000000519367">
                <text:p>0.0000000519367</text:p>
              </table:table-cell>
              <table:table-cell office:value-type="float" office:value="0.0000000547388">
                <text:p>0.0000000547388</text:p>
              </table:table-cell>
              <table:table-cell office:value-type="float" office:value="0.0000000276885">
                <text:p>0.0000000276885</text:p>
              </table:table-cell>
              <table:table-cell office:value-type="float" office:value="0.00000000224752">
                <text:p>0.00000000224752</text:p>
              </table:table-cell>
              <table:table-cell office:value-type="float" office:value="0.00000000844189">
                <text:p>0.00000000844189</text:p>
              </table:table-cell>
              <table:table-cell office:value-type="float" office:value="0.0000000381828">
                <text:p>0.0000000381828</text:p>
              </table:table-cell>
              <table:table-cell office:value-type="float" office:value="0.0000000551169">
                <text:p>0.0000000551169</text:p>
              </table:table-cell>
              <table:table-cell office:value-type="float" office:value="0.0000000403652">
                <text:p>0.0000000403652</text:p>
              </table:table-cell>
              <table:table-cell office:value-type="float" office:value="0.0000000117378">
                <text:p>0.0000000117378</text:p>
              </table:table-cell>
              <table:table-cell office:value-type="float" office:value="0.000000000194003">
                <text:p>0.000000000194003</text:p>
              </table:table-cell>
              <table:table-cell office:value-type="float" office:value="0.0000000136078">
                <text:p>0.0000000136078</text:p>
              </table:table-cell>
              <table:table-cell office:value-type="float" office:value="0.0000000335186">
                <text:p>0.0000000335186</text:p>
              </table:table-cell>
              <table:table-cell office:value-type="float" office:value="0.0000000384082">
                <text:p>0.0000000384082</text:p>
              </table:table-cell>
              <table:table-cell office:value-type="float" office:value="0.0000000254236">
                <text:p>0.0000000254236</text:p>
              </table:table-cell>
              <table:table-cell office:value-type="float" office:value="0.00000000736101">
                <text:p>0.00000000736101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12:schodinger1.GS12</svg:desc>
                </draw:g>
              </table:table-cell>
              <table:table-cell office:value-type="float" office:value="0.000000000303037">
                <text:p>0.000000000303037</text:p>
              </table:table-cell>
              <table:table-cell office:value-type="float" office:value="0.000000000852216">
                <text:p>0.000000000852216</text:p>
              </table:table-cell>
              <table:table-cell office:value-type="float" office:value="0.00000000222137">
                <text:p>0.00000000222137</text:p>
              </table:table-cell>
              <table:table-cell office:value-type="float" office:value="0.00000000362881">
                <text:p>0.00000000362881</text:p>
              </table:table-cell>
              <table:table-cell office:value-type="float" office:value="0.00000000763005">
                <text:p>0.00000000763005</text:p>
              </table:table-cell>
              <table:table-cell office:value-type="float" office:value="0.00000000700398">
                <text:p>0.00000000700398</text:p>
              </table:table-cell>
              <table:table-cell office:value-type="float" office:value="0.00000000310545">
                <text:p>0.00000000310545</text:p>
              </table:table-cell>
              <table:table-cell office:value-type="float" office:value="0.00000000220326">
                <text:p>0.00000000220326</text:p>
              </table:table-cell>
              <table:table-cell office:value-type="float" office:value="0.000000017326">
                <text:p>0.000000017326</text:p>
              </table:table-cell>
              <table:table-cell office:value-type="float" office:value="0.0000000291162">
                <text:p>0.0000000291162</text:p>
              </table:table-cell>
              <table:table-cell office:value-type="float" office:value="0.0000000114636">
                <text:p>0.0000000114636</text:p>
              </table:table-cell>
              <table:table-cell office:value-type="float" office:value="0.00000000161783">
                <text:p>0.00000000161783</text:p>
              </table:table-cell>
              <table:table-cell office:value-type="float" office:value="0.0000000070502">
                <text:p>0.0000000070502</text:p>
              </table:table-cell>
              <table:table-cell office:value-type="float" office:value="0.0000000283937">
                <text:p>0.0000000283937</text:p>
              </table:table-cell>
              <table:table-cell office:value-type="float" office:value="0.0000000287564">
                <text:p>0.0000000287564</text:p>
              </table:table-cell>
              <table:table-cell office:value-type="float" office:value="0.0000000112979">
                <text:p>0.0000000112979</text:p>
              </table:table-cell>
              <table:table-cell office:value-type="float" office:value="0.00000000502835">
                <text:p>0.00000000502835</text:p>
              </table:table-cell>
              <table:table-cell office:value-type="float" office:value="0.00000000677366">
                <text:p>0.00000000677366</text:p>
              </table:table-cell>
              <table:table-cell office:value-type="float" office:value="0.0000000148206">
                <text:p>0.0000000148206</text:p>
              </table:table-cell>
              <table:table-cell office:value-type="float" office:value="0.0000000211844">
                <text:p>0.0000000211844</text:p>
              </table:table-cell>
              <table:table-cell office:value-type="float" office:value="0.000000015538">
                <text:p>0.000000015538</text:p>
              </table:table-cell>
              <table:table-cell office:value-type="float" office:value="0.0000000044139">
                <text:p>0.0000000044139</text:p>
              </table:table-cell>
              <table:table-cell office:value-type="float" office:value="0.000000000958486">
                <text:p>0.000000000958486</text:p>
              </table:table-cell>
              <table:table-cell office:value-type="float" office:value="0.00000000393242">
                <text:p>0.00000000393242</text:p>
              </table:table-cell>
              <table:table-cell office:value-type="float" office:value="0.0000000124101">
                <text:p>0.0000000124101</text:p>
              </table:table-cell>
              <table:table-cell office:value-type="float" office:value="0.0000000103165">
                <text:p>0.0000000103165</text:p>
              </table:table-cell>
              <table:table-cell office:value-type="float" office:value="0.00000000408464">
                <text:p>0.00000000408464</text:p>
              </table:table-cell>
              <table:table-cell office:value-type="float" office:value="0.00000000383818">
                <text:p>0.00000000383818</text:p>
              </table:table-cell>
              <table:table-cell office:value-type="float" office:value="0.00000000159441">
                <text:p>0.00000000159441</text:p>
              </table:table-cell>
              <table:table-cell office:value-type="float" office:value="0.0000000023059">
                <text:p>0.0000000023059</text:p>
              </table:table-cell>
              <table:table-cell office:value-type="float" office:value="0.00000000517835">
                <text:p>0.00000000517835</text:p>
              </table:table-cell>
              <table:table-cell office:value-type="float" office:value="0.00000000749554">
                <text:p>0.00000000749554</text:p>
              </table:table-cell>
              <table:table-cell office:value-type="float" office:value="0.00000000850361">
                <text:p>0.00000000850361</text:p>
              </table:table-cell>
              <table:table-cell office:value-type="float" office:value="0.00000000773068">
                <text:p>0.00000000773068</text:p>
              </table:table-cell>
              <table:table-cell office:value-type="float" office:value="0.0000000025206">
                <text:p>0.0000000025206</text:p>
              </table:table-cell>
              <table:table-cell office:value-type="float" office:value="0.00000000262865">
                <text:p>0.00000000262865</text:p>
              </table:table-cell>
              <table:table-cell office:value-type="float" office:value="0.00000000266748">
                <text:p>0.00000000266748</text:p>
              </table:table-cell>
              <table:table-cell office:value-type="float" office:value="0.00000000717072">
                <text:p>0.00000000717072</text:p>
              </table:table-cell>
              <table:table-cell office:value-type="float" office:value="0.00000000505014">
                <text:p>0.00000000505014</text:p>
              </table:table-cell>
              <table:table-cell office:value-type="float" office:value="0.00000000020052">
                <text:p>0.00000000020052</text:p>
              </table:table-cell>
              <table:table-cell office:value-type="float" office:value="0.00000000560063">
                <text:p>0.00000000560063</text:p>
              </table:table-cell>
              <table:table-cell office:value-type="float" office:value="0.0000000113277">
                <text:p>0.0000000113277</text:p>
              </table:table-cell>
              <table:table-cell office:value-type="float" office:value="0.0000000185962">
                <text:p>0.0000000185962</text:p>
              </table:table-cell>
              <table:table-cell office:value-type="float" office:value="0.0000000343148">
                <text:p>0.0000000343148</text:p>
              </table:table-cell>
              <table:table-cell office:value-type="float" office:value="0.0000000846834">
                <text:p>0.0000000846834</text:p>
              </table:table-cell>
              <table:table-cell office:value-type="float" office:value="0.000000214103">
                <text:p>0.000000214103</text:p>
              </table:table-cell>
              <table:table-cell office:value-type="float" office:value="0.000000427671">
                <text:p>0.000000427671</text:p>
              </table:table-cell>
              <table:table-cell office:value-type="float" office:value="0.000000716348">
                <text:p>0.000000716348</text:p>
              </table:table-cell>
              <table:table-cell office:value-type="float" office:value="0.0000011638">
                <text:p>0.0000011638</text:p>
              </table:table-cell>
              <table:table-cell office:value-type="float" office:value="0.00000200526">
                <text:p>0.00000200526</text:p>
              </table:table-cell>
              <table:table-cell office:value-type="float" office:value="0.00000358816">
                <text:p>0.00000358816</text:p>
              </table:table-cell>
              <table:table-cell office:value-type="float" office:value="0.00000626068">
                <text:p>0.00000626068</text:p>
              </table:table-cell>
              <table:table-cell office:value-type="float" office:value="0.0000105448">
                <text:p>0.0000105448</text:p>
              </table:table-cell>
              <table:table-cell office:value-type="float" office:value="0.0000174063">
                <text:p>0.0000174063</text:p>
              </table:table-cell>
              <table:table-cell office:value-type="float" office:value="0.000028618">
                <text:p>0.000028618</text:p>
              </table:table-cell>
              <table:table-cell office:value-type="float" office:value="0.0000473976">
                <text:p>0.0000473976</text:p>
              </table:table-cell>
              <table:table-cell office:value-type="float" office:value="0.0000791379">
                <text:p>0.0000791379</text:p>
              </table:table-cell>
              <table:table-cell office:value-type="float" office:value="0.000132139">
                <text:p>0.000132139</text:p>
              </table:table-cell>
              <table:table-cell office:value-type="float" office:value="0.000218659">
                <text:p>0.000218659</text:p>
              </table:table-cell>
              <table:table-cell office:value-type="float" office:value="0.000359154">
                <text:p>0.000359154</text:p>
              </table:table-cell>
              <table:table-cell office:value-type="float" office:value="0.000590128">
                <text:p>0.000590128</text:p>
              </table:table-cell>
              <table:table-cell office:value-type="float" office:value="0.000973985">
                <text:p>0.000973985</text:p>
              </table:table-cell>
              <table:table-cell office:value-type="float" office:value="0.00161145">
                <text:p>0.00161145</text:p>
              </table:table-cell>
              <table:table-cell office:value-type="float" office:value="0.00266218">
                <text:p>0.00266218</text:p>
              </table:table-cell>
              <table:table-cell office:value-type="float" office:value="0.00438595">
                <text:p>0.00438595</text:p>
              </table:table-cell>
              <table:table-cell office:value-type="float" office:value="0.00721712">
                <text:p>0.00721712</text:p>
              </table:table-cell>
              <table:table-cell office:value-type="float" office:value="0.0118791">
                <text:p>0.0118791</text:p>
              </table:table-cell>
              <table:table-cell office:value-type="float" office:value="0.0195575">
                <text:p>0.0195575</text:p>
              </table:table-cell>
              <table:table-cell office:value-type="float" office:value="0.032169">
                <text:p>0.032169</text:p>
              </table:table-cell>
              <table:table-cell office:value-type="float" office:value="0.0527892">
                <text:p>0.0527892</text:p>
              </table:table-cell>
              <table:table-cell office:value-type="float" office:value="0.0862966">
                <text:p>0.0862966</text:p>
              </table:table-cell>
              <table:table-cell office:value-type="float" office:value="0.140267">
                <text:p>0.140267</text:p>
              </table:table-cell>
              <table:table-cell office:value-type="float" office:value="0.225999">
                <text:p>0.225999</text:p>
              </table:table-cell>
              <table:table-cell office:value-type="float" office:value="0.359027">
                <text:p>0.359027</text:p>
              </table:table-cell>
              <table:table-cell office:value-type="float" office:value="0.557567">
                <text:p>0.557567</text:p>
              </table:table-cell>
              <table:table-cell office:value-type="float" office:value="0.835874">
                <text:p>0.835874</text:p>
              </table:table-cell>
              <table:table-cell office:value-type="float" office:value="1.18886">
                <text:p>1.18886</text:p>
              </table:table-cell>
              <table:table-cell office:value-type="float" office:value="1.56974">
                <text:p>1.56974</text:p>
              </table:table-cell>
              <table:table-cell office:value-type="float" office:value="1.87966">
                <text:p>1.87966</text:p>
              </table:table-cell>
              <table:table-cell office:value-type="float" office:value="2.00283">
                <text:p>2.00283</text:p>
              </table:table-cell>
              <table:table-cell office:value-type="float" office:value="1.88465">
                <text:p>1.88465</text:p>
              </table:table-cell>
              <table:table-cell office:value-type="float" office:value="1.57747">
                <text:p>1.57747</text:p>
              </table:table-cell>
              <table:table-cell office:value-type="float" office:value="1.19673">
                <text:p>1.19673</text:p>
              </table:table-cell>
              <table:table-cell office:value-type="float" office:value="0.842391">
                <text:p>0.842391</text:p>
              </table:table-cell>
              <table:table-cell office:value-type="float" office:value="0.56241">
                <text:p>0.56241</text:p>
              </table:table-cell>
              <table:table-cell office:value-type="float" office:value="0.362414">
                <text:p>0.362414</text:p>
              </table:table-cell>
              <table:table-cell office:value-type="float" office:value="0.228258">
                <text:p>0.228258</text:p>
              </table:table-cell>
              <table:table-cell office:value-type="float" office:value="0.141697">
                <text:p>0.141697</text:p>
              </table:table-cell>
              <table:table-cell office:value-type="float" office:value="0.087157">
                <text:p>0.087157</text:p>
              </table:table-cell>
              <table:table-cell office:value-type="float" office:value="0.0532923">
                <text:p>0.0532923</text:p>
              </table:table-cell>
              <table:table-cell office:value-type="float" office:value="0.0324658">
                <text:p>0.0324658</text:p>
              </table:table-cell>
              <table:table-cell office:value-type="float" office:value="0.0197428">
                <text:p>0.0197428</text:p>
              </table:table-cell>
              <table:table-cell office:value-type="float" office:value="0.012">
                <text:p>0.012</text:p>
              </table:table-cell>
              <table:table-cell office:value-type="float" office:value="0.00729254">
                <text:p>0.00729254</text:p>
              </table:table-cell>
              <table:table-cell office:value-type="float" office:value="0.00442746">
                <text:p>0.00442746</text:p>
              </table:table-cell>
              <table:table-cell office:value-type="float" office:value="0.00268227">
                <text:p>0.00268227</text:p>
              </table:table-cell>
              <table:table-cell office:value-type="float" office:value="0.00162164">
                <text:p>0.00162164</text:p>
              </table:table-cell>
              <table:table-cell office:value-type="float" office:value="0.000980352">
                <text:p>0.000980352</text:p>
              </table:table-cell>
              <table:table-cell office:value-type="float" office:value="0.000594498">
                <text:p>0.000594498</text:p>
              </table:table-cell>
              <table:table-cell office:value-type="float" office:value="0.000361893">
                <text:p>0.000361893</text:p>
              </table:table-cell>
              <table:table-cell office:value-type="float" office:value="0.000220315">
                <text:p>0.000220315</text:p>
              </table:table-cell>
              <table:table-cell office:value-type="float" office:value="0.000133232">
                <text:p>0.000133232</text:p>
              </table:table-cell>
              <table:table-cell office:value-type="float" office:value="0.000079646">
                <text:p>0.000079646</text:p>
              </table:table-cell>
              <table:table-cell office:value-type="float" office:value="0.0000472207">
                <text:p>0.0000472207</text:p>
              </table:table-cell>
              <table:table-cell office:value-type="float" office:value="0.0000280811">
                <text:p>0.0000280811</text:p>
              </table:table-cell>
              <table:table-cell office:value-type="float" office:value="0.0000169732">
                <text:p>0.0000169732</text:p>
              </table:table-cell>
              <table:table-cell office:value-type="float" office:value="0.0000104145">
                <text:p>0.0000104145</text:p>
              </table:table-cell>
              <table:table-cell office:value-type="float" office:value="0.0000063351">
                <text:p>0.0000063351</text:p>
              </table:table-cell>
              <table:table-cell office:value-type="float" office:value="0.00000368395">
                <text:p>0.00000368395</text:p>
              </table:table-cell>
              <table:table-cell office:value-type="float" office:value="0.00000198799">
                <text:p>0.00000198799</text:p>
              </table:table-cell>
              <table:table-cell office:value-type="float" office:value="0.00000100911">
                <text:p>0.00000100911</text:p>
              </table:table-cell>
              <table:table-cell office:value-type="float" office:value="0.000000526582">
                <text:p>0.000000526582</text:p>
              </table:table-cell>
              <table:table-cell office:value-type="float" office:value="0.000000320915">
                <text:p>0.000000320915</text:p>
              </table:table-cell>
              <table:table-cell office:value-type="float" office:value="0.000000219192">
                <text:p>0.000000219192</text:p>
              </table:table-cell>
              <table:table-cell office:value-type="float" office:value="0.000000138476">
                <text:p>0.000000138476</text:p>
              </table:table-cell>
              <table:table-cell office:value-type="float" office:value="0.0000000687534">
                <text:p>0.0000000687534</text:p>
              </table:table-cell>
              <table:table-cell office:value-type="float" office:value="0.0000000229914">
                <text:p>0.0000000229914</text:p>
              </table:table-cell>
              <table:table-cell office:value-type="float" office:value="0.0000000044614">
                <text:p>0.0000000044614</text:p>
              </table:table-cell>
              <table:table-cell office:value-type="float" office:value="0.00000000134891">
                <text:p>0.00000000134891</text:p>
              </table:table-cell>
              <table:table-cell office:value-type="float" office:value="0.00000000111244">
                <text:p>0.00000000111244</text:p>
              </table:table-cell>
              <table:table-cell office:value-type="float" office:value="0.000000000565392">
                <text:p>0.000000000565392</text:p>
              </table:table-cell>
              <table:table-cell office:value-type="float" office:value="0.00000000379487">
                <text:p>0.00000000379487</text:p>
              </table:table-cell>
              <table:table-cell office:value-type="float" office:value="0.0000000136166">
                <text:p>0.0000000136166</text:p>
              </table:table-cell>
              <table:table-cell office:value-type="float" office:value="0.0000000259287">
                <text:p>0.0000000259287</text:p>
              </table:table-cell>
              <table:table-cell office:value-type="float" office:value="0.0000000320059">
                <text:p>0.0000000320059</text:p>
              </table:table-cell>
              <table:table-cell office:value-type="float" office:value="0.0000000271447">
                <text:p>0.0000000271447</text:p>
              </table:table-cell>
              <table:table-cell office:value-type="float" office:value="0.0000000150003">
                <text:p>0.0000000150003</text:p>
              </table:table-cell>
              <table:table-cell office:value-type="float" office:value="0.00000000709386">
                <text:p>0.00000000709386</text:p>
              </table:table-cell>
              <table:table-cell office:value-type="float" office:value="0.0000000128178">
                <text:p>0.0000000128178</text:p>
              </table:table-cell>
              <table:table-cell office:value-type="float" office:value="0.0000000315745">
                <text:p>0.0000000315745</text:p>
              </table:table-cell>
              <table:table-cell office:value-type="float" office:value="0.0000000509591">
                <text:p>0.0000000509591</text:p>
              </table:table-cell>
              <table:table-cell office:value-type="float" office:value="0.0000000555925">
                <text:p>0.0000000555925</text:p>
              </table:table-cell>
              <table:table-cell office:value-type="float" office:value="0.0000000407772">
                <text:p>0.0000000407772</text:p>
              </table:table-cell>
              <table:table-cell office:value-type="float" office:value="0.0000000186979">
                <text:p>0.0000000186979</text:p>
              </table:table-cell>
              <table:table-cell office:value-type="float" office:value="0.0000000108359">
                <text:p>0.0000000108359</text:p>
              </table:table-cell>
              <table:table-cell office:value-type="float" office:value="0.0000000267863">
                <text:p>0.0000000267863</text:p>
              </table:table-cell>
              <table:table-cell office:value-type="float" office:value="0.0000000536664">
                <text:p>0.0000000536664</text:p>
              </table:table-cell>
              <table:table-cell office:value-type="float" office:value="0.0000000655651">
                <text:p>0.0000000655651</text:p>
              </table:table-cell>
              <table:table-cell office:value-type="float" office:value="0.000000050457">
                <text:p>0.000000050457</text:p>
              </table:table-cell>
              <table:table-cell office:value-type="float" office:value="0.0000000214437">
                <text:p>0.0000000214437</text:p>
              </table:table-cell>
              <table:table-cell office:value-type="float" office:value="0.00000000544737">
                <text:p>0.00000000544737</text:p>
              </table:table-cell>
              <table:table-cell office:value-type="float" office:value="0.0000000159005">
                <text:p>0.0000000159005</text:p>
              </table:table-cell>
              <table:table-cell office:value-type="float" office:value="0.0000000412337">
                <text:p>0.0000000412337</text:p>
              </table:table-cell>
              <table:table-cell office:value-type="float" office:value="0.0000000569827">
                <text:p>0.0000000569827</text:p>
              </table:table-cell>
              <table:table-cell office:value-type="float" office:value="0.0000000491244">
                <text:p>0.0000000491244</text:p>
              </table:table-cell>
              <table:table-cell office:value-type="float" office:value="0.0000000252395">
                <text:p>0.0000000252395</text:p>
              </table:table-cell>
              <table:table-cell office:value-type="float" office:value="0.00000000554141">
                <text:p>0.00000000554141</text:p>
              </table:table-cell>
              <table:table-cell office:value-type="float" office:value="0.00000000588364">
                <text:p>0.00000000588364</text:p>
              </table:table-cell>
              <table:table-cell office:value-type="float" office:value="0.0000000248777">
                <text:p>0.0000000248777</text:p>
              </table:table-cell>
              <table:table-cell office:value-type="float" office:value="0.0000000466342">
                <text:p>0.0000000466342</text:p>
              </table:table-cell>
              <table:table-cell office:value-type="float" office:value="0.0000000529216">
                <text:p>0.0000000529216</text:p>
              </table:table-cell>
              <table:table-cell office:value-type="float" office:value="0.0000000387132">
                <text:p>0.0000000387132</text:p>
              </table:table-cell>
              <table:table-cell office:value-type="float" office:value="0.0000000153479">
                <text:p>0.0000000153479</text:p>
              </table:table-cell>
              <table:table-cell office:value-type="float" office:value="0.00000000347286">
                <text:p>0.00000000347286</text:p>
              </table:table-cell>
              <table:table-cell office:value-type="float" office:value="0.0000000149516">
                <text:p>0.0000000149516</text:p>
              </table:table-cell>
              <table:table-cell office:value-type="float" office:value="0.0000000418555">
                <text:p>0.0000000418555</text:p>
              </table:table-cell>
              <table:table-cell office:value-type="float" office:value="0.0000000605741">
                <text:p>0.0000000605741</text:p>
              </table:table-cell>
              <table:table-cell office:value-type="float" office:value="0.000000053573">
                <text:p>0.000000053573</text:p>
              </table:table-cell>
              <table:table-cell office:value-type="float" office:value="0.0000000260688">
                <text:p>0.0000000260688</text:p>
              </table:table-cell>
              <table:table-cell office:value-type="float" office:value="0.000000003898">
                <text:p>0.000000003898</text:p>
              </table:table-cell>
              <table:table-cell office:value-type="float" office:value="0.00000000845979">
                <text:p>0.00000000845979</text:p>
              </table:table-cell>
              <table:table-cell office:value-type="float" office:value="0.0000000352468">
                <text:p>0.0000000352468</text:p>
              </table:table-cell>
              <table:table-cell office:value-type="float" office:value="0.0000000577304">
                <text:p>0.0000000577304</text:p>
              </table:table-cell>
              <table:table-cell office:value-type="float" office:value="0.0000000542191">
                <text:p>0.0000000542191</text:p>
              </table:table-cell>
              <table:table-cell office:value-type="float" office:value="0.0000000286146">
                <text:p>0.0000000286146</text:p>
              </table:table-cell>
              <table:table-cell office:value-type="float" office:value="0.00000000471303">
                <text:p>0.00000000471303</text:p>
              </table:table-cell>
              <table:table-cell office:value-type="float" office:value="0.00000000245886">
                <text:p>0.00000000245886</text:p>
              </table:table-cell>
              <table:table-cell office:value-type="float" office:value="0.0000000203069">
                <text:p>0.0000000203069</text:p>
              </table:table-cell>
              <table:table-cell office:value-type="float" office:value="0.0000000400549">
                <text:p>0.0000000400549</text:p>
              </table:table-cell>
              <table:table-cell office:value-type="float" office:value="0.0000000445294">
                <text:p>0.0000000445294</text:p>
              </table:table-cell>
              <table:table-cell office:value-type="float" office:value="0.0000000314006">
                <text:p>0.0000000314006</text:p>
              </table:table-cell>
              <table:table-cell office:value-type="float" office:value="0.0000000117009">
                <text:p>0.0000000117009</text:p>
              </table:table-cell>
              <table:table-cell office:value-type="float" office:value="0.00000000074294">
                <text:p>0.00000000074294</text:p>
              </table:table-cell>
              <table:table-cell office:value-type="float" office:value="0.00000000607932">
                <text:p>0.00000000607932</text:p>
              </table:table-cell>
              <table:table-cell office:value-type="float" office:value="0.0000000233919">
                <text:p>0.0000000233919</text:p>
              </table:table-cell>
              <table:table-cell office:value-type="float" office:value="0.0000000395986">
                <text:p>0.0000000395986</text:p>
              </table:table-cell>
              <table:table-cell office:value-type="float" office:value="0.0000000424172">
                <text:p>0.0000000424172</text:p>
              </table:table-cell>
              <table:table-cell office:value-type="float" office:value="0.0000000289273">
                <text:p>0.0000000289273</text:p>
              </table:table-cell>
              <table:table-cell office:value-type="float" office:value="0.00000000982174">
                <text:p>0.00000000982174</text:p>
              </table:table-cell>
              <table:table-cell office:value-type="float" office:value="0.0000000018975">
                <text:p>0.0000000018975</text:p>
              </table:table-cell>
              <table:table-cell office:value-type="float" office:value="0.0000000150382">
                <text:p>0.0000000150382</text:p>
              </table:table-cell>
              <table:table-cell office:value-type="float" office:value="0.0000000409205">
                <text:p>0.0000000409205</text:p>
              </table:table-cell>
              <table:table-cell office:value-type="float" office:value="0.0000000575621">
                <text:p>0.0000000575621</text:p>
              </table:table-cell>
              <table:table-cell office:value-type="float" office:value="0.000000048492">
                <text:p>0.000000048492</text:p>
              </table:table-cell>
              <table:table-cell office:value-type="float" office:value="0.0000000210477">
                <text:p>0.0000000210477</text:p>
              </table:table-cell>
              <table:table-cell office:value-type="float" office:value="0.00000000151547">
                <text:p>0.00000000151547</text:p>
              </table:table-cell>
              <table:table-cell office:value-type="float" office:value="0.0000000101354">
                <text:p>0.0000000101354</text:p>
              </table:table-cell>
              <table:table-cell office:value-type="float" office:value="0.0000000394974">
                <text:p>0.0000000394974</text:p>
              </table:table-cell>
              <table:table-cell office:value-type="float" office:value="0.0000000613444">
                <text:p>0.0000000613444</text:p>
              </table:table-cell>
              <table:table-cell office:value-type="float" office:value="0.0000000546088">
                <text:p>0.0000000546088</text:p>
              </table:table-cell>
              <table:table-cell office:value-type="float" office:value="0.0000000262458">
                <text:p>0.0000000262458</text:p>
              </table:table-cell>
              <table:table-cell office:value-type="float" office:value="0.00000000277286">
                <text:p>0.00000000277286</text:p>
              </table:table-cell>
              <table:table-cell office:value-type="float" office:value="0.00000000436821">
                <text:p>0.00000000436821</text:p>
              </table:table-cell>
              <table:table-cell office:value-type="float" office:value="0.000000027133">
                <text:p>0.000000027133</text:p>
              </table:table-cell>
              <table:table-cell office:value-type="float" office:value="0.0000000493282">
                <text:p>0.0000000493282</text:p>
              </table:table-cell>
              <table:table-cell office:value-type="float" office:value="0.0000000516298">
                <text:p>0.0000000516298</text:p>
              </table:table-cell>
              <table:table-cell office:value-type="float" office:value="0.0000000330813">
                <text:p>0.0000000330813</text:p>
              </table:table-cell>
              <table:table-cell office:value-type="float" office:value="0.00000000954829">
                <text:p>0.00000000954829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13:schodinger1.GS13</svg:desc>
                </draw:g>
              </table:table-cell>
              <table:table-cell office:value-type="float" office:value="0.00000000242889">
                <text:p>0.00000000242889</text:p>
              </table:table-cell>
              <table:table-cell office:value-type="float" office:value="0.00000000211476">
                <text:p>0.00000000211476</text:p>
              </table:table-cell>
              <table:table-cell office:value-type="float" office:value="0.00000000081073">
                <text:p>0.00000000081073</text:p>
              </table:table-cell>
              <table:table-cell office:value-type="float" office:value="0.00000000645396">
                <text:p>0.00000000645396</text:p>
              </table:table-cell>
              <table:table-cell office:value-type="float" office:value="0.00000000848806">
                <text:p>0.00000000848806</text:p>
              </table:table-cell>
              <table:table-cell office:value-type="float" office:value="0.00000000501721">
                <text:p>0.00000000501721</text:p>
              </table:table-cell>
              <table:table-cell office:value-type="float" office:value="0.00000000423426">
                <text:p>0.00000000423426</text:p>
              </table:table-cell>
              <table:table-cell office:value-type="float" office:value="0.00000000445499">
                <text:p>0.00000000445499</text:p>
              </table:table-cell>
              <table:table-cell office:value-type="float" office:value="0.00000000576465">
                <text:p>0.00000000576465</text:p>
              </table:table-cell>
              <table:table-cell office:value-type="float" office:value="0.0000000170272">
                <text:p>0.0000000170272</text:p>
              </table:table-cell>
              <table:table-cell office:value-type="float" office:value="0.0000000242396">
                <text:p>0.0000000242396</text:p>
              </table:table-cell>
              <table:table-cell office:value-type="float" office:value="0.0000000146304">
                <text:p>0.0000000146304</text:p>
              </table:table-cell>
              <table:table-cell office:value-type="float" office:value="0.00000000575943">
                <text:p>0.00000000575943</text:p>
              </table:table-cell>
              <table:table-cell office:value-type="float" office:value="0.00000000540943">
                <text:p>0.00000000540943</text:p>
              </table:table-cell>
              <table:table-cell office:value-type="float" office:value="0.0000000136794">
                <text:p>0.0000000136794</text:p>
              </table:table-cell>
              <table:table-cell office:value-type="float" office:value="0.000000027522">
                <text:p>0.000000027522</text:p>
              </table:table-cell>
              <table:table-cell office:value-type="float" office:value="0.0000000282881">
                <text:p>0.0000000282881</text:p>
              </table:table-cell>
              <table:table-cell office:value-type="float" office:value="0.0000000142407">
                <text:p>0.0000000142407</text:p>
              </table:table-cell>
              <table:table-cell office:value-type="float" office:value="0.00000000500652">
                <text:p>0.00000000500652</text:p>
              </table:table-cell>
              <table:table-cell office:value-type="float" office:value="0.00000000486478">
                <text:p>0.00000000486478</text:p>
              </table:table-cell>
              <table:table-cell office:value-type="float" office:value="0.0000000101365">
                <text:p>0.0000000101365</text:p>
              </table:table-cell>
              <table:table-cell office:value-type="float" office:value="0.000000027792">
                <text:p>0.000000027792</text:p>
              </table:table-cell>
              <table:table-cell office:value-type="float" office:value="0.0000000272049">
                <text:p>0.0000000272049</text:p>
              </table:table-cell>
              <table:table-cell office:value-type="float" office:value="0.00000000619351">
                <text:p>0.00000000619351</text:p>
              </table:table-cell>
              <table:table-cell office:value-type="float" office:value="0.0000000000673551">
                <text:p>0.0000000000673551</text:p>
              </table:table-cell>
              <table:table-cell office:value-type="float" office:value="0.0000000005968">
                <text:p>0.0000000005968</text:p>
              </table:table-cell>
              <table:table-cell office:value-type="float" office:value="0.0000000078709">
                <text:p>0.0000000078709</text:p>
              </table:table-cell>
              <table:table-cell office:value-type="float" office:value="0.0000000142118">
                <text:p>0.0000000142118</text:p>
              </table:table-cell>
              <table:table-cell office:value-type="float" office:value="0.0000000104622">
                <text:p>0.0000000104622</text:p>
              </table:table-cell>
              <table:table-cell office:value-type="float" office:value="0.00000000593032">
                <text:p>0.00000000593032</text:p>
              </table:table-cell>
              <table:table-cell office:value-type="float" office:value="0.00000000234719">
                <text:p>0.00000000234719</text:p>
              </table:table-cell>
              <table:table-cell office:value-type="float" office:value="0.0000000011817">
                <text:p>0.0000000011817</text:p>
              </table:table-cell>
              <table:table-cell office:value-type="float" office:value="0.000000000447138">
                <text:p>0.000000000447138</text:p>
              </table:table-cell>
              <table:table-cell office:value-type="float" office:value="0.00000000680724">
                <text:p>0.00000000680724</text:p>
              </table:table-cell>
              <table:table-cell office:value-type="float" office:value="0.00000000878531">
                <text:p>0.00000000878531</text:p>
              </table:table-cell>
              <table:table-cell office:value-type="float" office:value="0.00000000621395">
                <text:p>0.00000000621395</text:p>
              </table:table-cell>
              <table:table-cell office:value-type="float" office:value="0.0000000157947">
                <text:p>0.0000000157947</text:p>
              </table:table-cell>
              <table:table-cell office:value-type="float" office:value="0.0000000109198">
                <text:p>0.0000000109198</text:p>
              </table:table-cell>
              <table:table-cell office:value-type="float" office:value="0.00000000127961">
                <text:p>0.00000000127961</text:p>
              </table:table-cell>
              <table:table-cell office:value-type="float" office:value="0.000000000192486">
                <text:p>0.000000000192486</text:p>
              </table:table-cell>
              <table:table-cell office:value-type="float" office:value="0.00000000376036">
                <text:p>0.00000000376036</text:p>
              </table:table-cell>
              <table:table-cell office:value-type="float" office:value="0.0000000121911">
                <text:p>0.0000000121911</text:p>
              </table:table-cell>
              <table:table-cell office:value-type="float" office:value="0.0000000201195">
                <text:p>0.0000000201195</text:p>
              </table:table-cell>
              <table:table-cell office:value-type="float" office:value="0.0000000329326">
                <text:p>0.0000000329326</text:p>
              </table:table-cell>
              <table:table-cell office:value-type="float" office:value="0.0000000317767">
                <text:p>0.0000000317767</text:p>
              </table:table-cell>
              <table:table-cell office:value-type="float" office:value="0.0000000211985">
                <text:p>0.0000000211985</text:p>
              </table:table-cell>
              <table:table-cell office:value-type="float" office:value="0.000000035636">
                <text:p>0.000000035636</text:p>
              </table:table-cell>
              <table:table-cell office:value-type="float" office:value="0.0000000991996">
                <text:p>0.0000000991996</text:p>
              </table:table-cell>
              <table:table-cell office:value-type="float" office:value="0.000000206">
                <text:p>0.000000206</text:p>
              </table:table-cell>
              <table:table-cell office:value-type="float" office:value="0.000000313491">
                <text:p>0.000000313491</text:p>
              </table:table-cell>
              <table:table-cell office:value-type="float" office:value="0.000000502586">
                <text:p>0.000000502586</text:p>
              </table:table-cell>
              <table:table-cell office:value-type="float" office:value="0.000000897581">
                <text:p>0.000000897581</text:p>
              </table:table-cell>
              <table:table-cell office:value-type="float" office:value="0.00000148879">
                <text:p>0.00000148879</text:p>
              </table:table-cell>
              <table:table-cell office:value-type="float" office:value="0.00000231573">
                <text:p>0.00000231573</text:p>
              </table:table-cell>
              <table:table-cell office:value-type="float" office:value="0.00000374835">
                <text:p>0.00000374835</text:p>
              </table:table-cell>
              <table:table-cell office:value-type="float" office:value="0.00000651306">
                <text:p>0.00000651306</text:p>
              </table:table-cell>
              <table:table-cell office:value-type="float" office:value="0.0000112568">
                <text:p>0.0000112568</text:p>
              </table:table-cell>
              <table:table-cell office:value-type="float" office:value="0.0000185233">
                <text:p>0.0000185233</text:p>
              </table:table-cell>
              <table:table-cell office:value-type="float" office:value="0.0000298582">
                <text:p>0.0000298582</text:p>
              </table:table-cell>
              <table:table-cell office:value-type="float" office:value="0.0000485511">
                <text:p>0.0000485511</text:p>
              </table:table-cell>
              <table:table-cell office:value-type="float" office:value="0.0000800523">
                <text:p>0.0000800523</text:p>
              </table:table-cell>
              <table:table-cell office:value-type="float" office:value="0.000132921">
                <text:p>0.000132921</text:p>
              </table:table-cell>
              <table:table-cell office:value-type="float" office:value="0.000220868">
                <text:p>0.000220868</text:p>
              </table:table-cell>
              <table:table-cell office:value-type="float" office:value="0.00036501">
                <text:p>0.00036501</text:p>
              </table:table-cell>
              <table:table-cell office:value-type="float" office:value="0.000599249">
                <text:p>0.000599249</text:p>
              </table:table-cell>
              <table:table-cell office:value-type="float" office:value="0.000982033">
                <text:p>0.000982033</text:p>
              </table:table-cell>
              <table:table-cell office:value-type="float" office:value="0.0016147">
                <text:p>0.0016147</text:p>
              </table:table-cell>
              <table:table-cell office:value-type="float" office:value="0.00266552">
                <text:p>0.00266552</text:p>
              </table:table-cell>
              <table:table-cell office:value-type="float" office:value="0.00440273">
                <text:p>0.00440273</text:p>
              </table:table-cell>
              <table:table-cell office:value-type="float" office:value="0.00725679">
                <text:p>0.00725679</text:p>
              </table:table-cell>
              <table:table-cell office:value-type="float" office:value="0.0119375">
                <text:p>0.0119375</text:p>
              </table:table-cell>
              <table:table-cell office:value-type="float" office:value="0.01962">
                <text:p>0.01962</text:p>
              </table:table-cell>
              <table:table-cell office:value-type="float" office:value="0.032225">
                <text:p>0.032225</text:p>
              </table:table-cell>
              <table:table-cell office:value-type="float" office:value="0.0528512">
                <text:p>0.0528512</text:p>
              </table:table-cell>
              <table:table-cell office:value-type="float" office:value="0.0864198">
                <text:p>0.0864198</text:p>
              </table:table-cell>
              <table:table-cell office:value-type="float" office:value="0.140526">
                <text:p>0.140526</text:p>
              </table:table-cell>
              <table:table-cell office:value-type="float" office:value="0.226406">
                <text:p>0.226406</text:p>
              </table:table-cell>
              <table:table-cell office:value-type="float" office:value="0.359512">
                <text:p>0.359512</text:p>
              </table:table-cell>
              <table:table-cell office:value-type="float" office:value="0.558056">
                <text:p>0.558056</text:p>
              </table:table-cell>
              <table:table-cell office:value-type="float" office:value="0.836332">
                <text:p>0.836332</text:p>
              </table:table-cell>
              <table:table-cell office:value-type="float" office:value="1.18928">
                <text:p>1.18928</text:p>
              </table:table-cell>
              <table:table-cell office:value-type="float" office:value="1.57012">
                <text:p>1.57012</text:p>
              </table:table-cell>
              <table:table-cell office:value-type="float" office:value="1.87994">
                <text:p>1.87994</text:p>
              </table:table-cell>
              <table:table-cell office:value-type="float" office:value="2.00265">
                <text:p>2.00265</text:p>
              </table:table-cell>
              <table:table-cell office:value-type="float" office:value="1.8838">
                <text:p>1.8838</text:p>
              </table:table-cell>
              <table:table-cell office:value-type="float" office:value="1.5763">
                <text:p>1.5763</text:p>
              </table:table-cell>
              <table:table-cell office:value-type="float" office:value="1.19581">
                <text:p>1.19581</text:p>
              </table:table-cell>
              <table:table-cell office:value-type="float" office:value="0.841934">
                <text:p>0.841934</text:p>
              </table:table-cell>
              <table:table-cell office:value-type="float" office:value="0.562291">
                <text:p>0.562291</text:p>
              </table:table-cell>
              <table:table-cell office:value-type="float" office:value="0.362404">
                <text:p>0.362404</text:p>
              </table:table-cell>
              <table:table-cell office:value-type="float" office:value="0.228215">
                <text:p>0.228215</text:p>
              </table:table-cell>
              <table:table-cell office:value-type="float" office:value="0.141622">
                <text:p>0.141622</text:p>
              </table:table-cell>
              <table:table-cell office:value-type="float" office:value="0.0871116">
                <text:p>0.0871116</text:p>
              </table:table-cell>
              <table:table-cell office:value-type="float" office:value="0.0533077">
                <text:p>0.0533077</text:p>
              </table:table-cell>
              <table:table-cell office:value-type="float" office:value="0.0325196">
                <text:p>0.0325196</text:p>
              </table:table-cell>
              <table:table-cell office:value-type="float" office:value="0.0197981">
                <text:p>0.0197981</text:p>
              </table:table-cell>
              <table:table-cell office:value-type="float" office:value="0.012037">
                <text:p>0.012037</text:p>
              </table:table-cell>
              <table:table-cell office:value-type="float" office:value="0.00730915">
                <text:p>0.00730915</text:p>
              </table:table-cell>
              <table:table-cell office:value-type="float" office:value="0.0044314">
                <text:p>0.0044314</text:p>
              </table:table-cell>
              <table:table-cell office:value-type="float" office:value="0.00268437">
                <text:p>0.00268437</text:p>
              </table:table-cell>
              <table:table-cell office:value-type="float" office:value="0.00162845">
                <text:p>0.00162845</text:p>
              </table:table-cell>
              <table:table-cell office:value-type="float" office:value="0.000990774">
                <text:p>0.000990774</text:p>
              </table:table-cell>
              <table:table-cell office:value-type="float" office:value="0.000603855">
                <text:p>0.000603855</text:p>
              </table:table-cell>
              <table:table-cell office:value-type="float" office:value="0.000367629">
                <text:p>0.000367629</text:p>
              </table:table-cell>
              <table:table-cell office:value-type="float" office:value="0.000223096">
                <text:p>0.000223096</text:p>
              </table:table-cell>
              <table:table-cell office:value-type="float" office:value="0.000134846">
                <text:p>0.000134846</text:p>
              </table:table-cell>
              <table:table-cell office:value-type="float" office:value="0.0000812082">
                <text:p>0.0000812082</text:p>
              </table:table-cell>
              <table:table-cell office:value-type="float" office:value="0.0000489267">
                <text:p>0.0000489267</text:p>
              </table:table-cell>
              <table:table-cell office:value-type="float" office:value="0.0000297844">
                <text:p>0.0000297844</text:p>
              </table:table-cell>
              <table:table-cell office:value-type="float" office:value="0.0000185194">
                <text:p>0.0000185194</text:p>
              </table:table-cell>
              <table:table-cell office:value-type="float" office:value="0.0000116711">
                <text:p>0.0000116711</text:p>
              </table:table-cell>
              <table:table-cell office:value-type="float" office:value="0.00000724172">
                <text:p>0.00000724172</text:p>
              </table:table-cell>
              <table:table-cell office:value-type="float" office:value="0.00000430431">
                <text:p>0.00000430431</text:p>
              </table:table-cell>
              <table:table-cell office:value-type="float" office:value="0.00000243335">
                <text:p>0.00000243335</text:p>
              </table:table-cell>
              <table:table-cell office:value-type="float" office:value="0.00000134148">
                <text:p>0.00000134148</text:p>
              </table:table-cell>
              <table:table-cell office:value-type="float" office:value="0.000000782329">
                <text:p>0.000000782329</text:p>
              </table:table-cell>
              <table:table-cell office:value-type="float" office:value="0.000000529663">
                <text:p>0.000000529663</text:p>
              </table:table-cell>
              <table:table-cell office:value-type="float" office:value="0.00000038974">
                <text:p>0.00000038974</text:p>
              </table:table-cell>
              <table:table-cell office:value-type="float" office:value="0.000000259406">
                <text:p>0.000000259406</text:p>
              </table:table-cell>
              <table:table-cell office:value-type="float" office:value="0.000000135221">
                <text:p>0.000000135221</text:p>
              </table:table-cell>
              <table:table-cell office:value-type="float" office:value="0.000000049083">
                <text:p>0.000000049083</text:p>
              </table:table-cell>
              <table:table-cell office:value-type="float" office:value="0.0000000101479">
                <text:p>0.0000000101479</text:p>
              </table:table-cell>
              <table:table-cell office:value-type="float" office:value="0.000000010584">
                <text:p>0.000000010584</text:p>
              </table:table-cell>
              <table:table-cell office:value-type="float" office:value="0.000000023432">
                <text:p>0.000000023432</text:p>
              </table:table-cell>
              <table:table-cell office:value-type="float" office:value="0.0000000280101">
                <text:p>0.0000000280101</text:p>
              </table:table-cell>
              <table:table-cell office:value-type="float" office:value="0.000000021031">
                <text:p>0.000000021031</text:p>
              </table:table-cell>
              <table:table-cell office:value-type="float" office:value="0.00000000684014">
                <text:p>0.00000000684014</text:p>
              </table:table-cell>
              <table:table-cell office:value-type="float" office:value="0.000000000133111">
                <text:p>0.000000000133111</text:p>
              </table:table-cell>
              <table:table-cell office:value-type="float" office:value="0.00000000625887">
                <text:p>0.00000000625887</text:p>
              </table:table-cell>
              <table:table-cell office:value-type="float" office:value="0.0000000205871">
                <text:p>0.0000000205871</text:p>
              </table:table-cell>
              <table:table-cell office:value-type="float" office:value="0.0000000346231">
                <text:p>0.0000000346231</text:p>
              </table:table-cell>
              <table:table-cell office:value-type="float" office:value="0.0000000365924">
                <text:p>0.0000000365924</text:p>
              </table:table-cell>
              <table:table-cell office:value-type="float" office:value="0.0000000259426">
                <text:p>0.0000000259426</text:p>
              </table:table-cell>
              <table:table-cell office:value-type="float" office:value="0.0000000108694">
                <text:p>0.0000000108694</text:p>
              </table:table-cell>
              <table:table-cell office:value-type="float" office:value="0.00000000103308">
                <text:p>0.00000000103308</text:p>
              </table:table-cell>
              <table:table-cell office:value-type="float" office:value="0.00000000641607">
                <text:p>0.00000000641607</text:p>
              </table:table-cell>
              <table:table-cell office:value-type="float" office:value="0.0000000259337">
                <text:p>0.0000000259337</text:p>
              </table:table-cell>
              <table:table-cell office:value-type="float" office:value="0.0000000482321">
                <text:p>0.0000000482321</text:p>
              </table:table-cell>
              <table:table-cell office:value-type="float" office:value="0.0000000572739">
                <text:p>0.0000000572739</text:p>
              </table:table-cell>
              <table:table-cell office:value-type="float" office:value="0.0000000444024">
                <text:p>0.0000000444024</text:p>
              </table:table-cell>
              <table:table-cell office:value-type="float" office:value="0.0000000196518">
                <text:p>0.0000000196518</text:p>
              </table:table-cell>
              <table:table-cell office:value-type="float" office:value="0.00000000348704">
                <text:p>0.00000000348704</text:p>
              </table:table-cell>
              <table:table-cell office:value-type="float" office:value="0.0000000111011">
                <text:p>0.0000000111011</text:p>
              </table:table-cell>
              <table:table-cell office:value-type="float" office:value="0.0000000383471">
                <text:p>0.0000000383471</text:p>
              </table:table-cell>
              <table:table-cell office:value-type="float" office:value="0.000000064024">
                <text:p>0.000000064024</text:p>
              </table:table-cell>
              <table:table-cell office:value-type="float" office:value="0.0000000675741">
                <text:p>0.0000000675741</text:p>
              </table:table-cell>
              <table:table-cell office:value-type="float" office:value="0.0000000469901">
                <text:p>0.0000000469901</text:p>
              </table:table-cell>
              <table:table-cell office:value-type="float" office:value="0.0000000191482">
                <text:p>0.0000000191482</text:p>
              </table:table-cell>
              <table:table-cell office:value-type="float" office:value="0.00000000594774">
                <text:p>0.00000000594774</text:p>
              </table:table-cell>
              <table:table-cell office:value-type="float" office:value="0.0000000157107">
                <text:p>0.0000000157107</text:p>
              </table:table-cell>
              <table:table-cell office:value-type="float" office:value="0.0000000387337">
                <text:p>0.0000000387337</text:p>
              </table:table-cell>
              <table:table-cell office:value-type="float" office:value="0.000000056271">
                <text:p>0.000000056271</text:p>
              </table:table-cell>
              <table:table-cell office:value-type="float" office:value="0.0000000560332">
                <text:p>0.0000000560332</text:p>
              </table:table-cell>
              <table:table-cell office:value-type="float" office:value="0.0000000390103">
                <text:p>0.0000000390103</text:p>
              </table:table-cell>
              <table:table-cell office:value-type="float" office:value="0.0000000173222">
                <text:p>0.0000000173222</text:p>
              </table:table-cell>
              <table:table-cell office:value-type="float" office:value="0.0000000047917">
                <text:p>0.0000000047917</text:p>
              </table:table-cell>
              <table:table-cell office:value-type="float" office:value="0.00000000833982">
                <text:p>0.00000000833982</text:p>
              </table:table-cell>
              <table:table-cell office:value-type="float" office:value="0.0000000245254">
                <text:p>0.0000000245254</text:p>
              </table:table-cell>
              <table:table-cell office:value-type="float" office:value="0.0000000422691">
                <text:p>0.0000000422691</text:p>
              </table:table-cell>
              <table:table-cell office:value-type="float" office:value="0.0000000494431">
                <text:p>0.0000000494431</text:p>
              </table:table-cell>
              <table:table-cell office:value-type="float" office:value="0.0000000407391">
                <text:p>0.0000000407391</text:p>
              </table:table-cell>
              <table:table-cell office:value-type="float" office:value="0.0000000213848">
                <text:p>0.0000000213848</text:p>
              </table:table-cell>
              <table:table-cell office:value-type="float" office:value="0.00000000441059">
                <text:p>0.00000000441059</text:p>
              </table:table-cell>
              <table:table-cell office:value-type="float" office:value="0.00000000265282">
                <text:p>0.00000000265282</text:p>
              </table:table-cell>
              <table:table-cell office:value-type="float" office:value="0.0000000190587">
                <text:p>0.0000000190587</text:p>
              </table:table-cell>
              <table:table-cell office:value-type="float" office:value="0.0000000432669">
                <text:p>0.0000000432669</text:p>
              </table:table-cell>
              <table:table-cell office:value-type="float" office:value="0.0000000577346">
                <text:p>0.0000000577346</text:p>
              </table:table-cell>
              <table:table-cell office:value-type="float" office:value="0.0000000509726">
                <text:p>0.0000000509726</text:p>
              </table:table-cell>
              <table:table-cell office:value-type="float" office:value="0.0000000272925">
                <text:p>0.0000000272925</text:p>
              </table:table-cell>
              <table:table-cell office:value-type="float" office:value="0.0000000052834">
                <text:p>0.0000000052834</text:p>
              </table:table-cell>
              <table:table-cell office:value-type="float" office:value="0.00000000290255">
                <text:p>0.00000000290255</text:p>
              </table:table-cell>
              <table:table-cell office:value-type="float" office:value="0.0000000227993">
                <text:p>0.0000000227993</text:p>
              </table:table-cell>
              <table:table-cell office:value-type="float" office:value="0.0000000493485">
                <text:p>0.0000000493485</text:p>
              </table:table-cell>
              <table:table-cell office:value-type="float" office:value="0.0000000616048">
                <text:p>0.0000000616048</text:p>
              </table:table-cell>
              <table:table-cell office:value-type="float" office:value="0.0000000501158">
                <text:p>0.0000000501158</text:p>
              </table:table-cell>
              <table:table-cell office:value-type="float" office:value="0.000000024408">
                <text:p>0.000000024408</text:p>
              </table:table-cell>
              <table:table-cell office:value-type="float" office:value="0.00000000400745">
                <text:p>0.00000000400745</text:p>
              </table:table-cell>
              <table:table-cell office:value-type="float" office:value="0.00000000313238">
                <text:p>0.00000000313238</text:p>
              </table:table-cell>
              <table:table-cell office:value-type="float" office:value="0.0000000204201">
                <text:p>0.0000000204201</text:p>
              </table:table-cell>
              <table:table-cell office:value-type="float" office:value="0.0000000417584">
                <text:p>0.0000000417584</text:p>
              </table:table-cell>
              <table:table-cell office:value-type="float" office:value="0.0000000513847">
                <text:p>0.0000000513847</text:p>
              </table:table-cell>
              <table:table-cell office:value-type="float" office:value="0.0000000430655">
                <text:p>0.0000000430655</text:p>
              </table:table-cell>
              <table:table-cell office:value-type="float" office:value="0.0000000230265">
                <text:p>0.0000000230265</text:p>
              </table:table-cell>
              <table:table-cell office:value-type="float" office:value="0.00000000492361">
                <text:p>0.00000000492361</text:p>
              </table:table-cell>
              <table:table-cell office:value-type="float" office:value="0.00000000051889">
                <text:p>0.00000000051889</text:p>
              </table:table-cell>
              <table:table-cell office:value-type="float" office:value="0.0000000124352">
                <text:p>0.0000000124352</text:p>
              </table:table-cell>
              <table:table-cell office:value-type="float" office:value="0.0000000328327">
                <text:p>0.0000000328327</text:p>
              </table:table-cell>
              <table:table-cell office:value-type="float" office:value="0.0000000484434">
                <text:p>0.0000000484434</text:p>
              </table:table-cell>
              <table:table-cell office:value-type="float" office:value="0.0000000486043">
                <text:p>0.0000000486043</text:p>
              </table:table-cell>
              <table:table-cell office:value-type="float" office:value="0.00000003258">
                <text:p>0.00000003258</text:p>
              </table:table-cell>
              <table:table-cell office:value-type="float" office:value="0.0000000111272">
                <text:p>0.0000000111272</text:p>
              </table:table-cell>
              <table:table-cell office:value-type="float" office:value="0.000000000404501">
                <text:p>0.000000000404501</text:p>
              </table:table-cell>
              <table:table-cell office:value-type="float" office:value="0.0000000106353">
                <text:p>0.0000000106353</text:p>
              </table:table-cell>
              <table:table-cell office:value-type="float" office:value="0.0000000367989">
                <text:p>0.0000000367989</text:p>
              </table:table-cell>
              <table:table-cell office:value-type="float" office:value="0.0000000601323">
                <text:p>0.0000000601323</text:p>
              </table:table-cell>
              <table:table-cell office:value-type="float" office:value="0.0000000621064">
                <text:p>0.0000000621064</text:p>
              </table:table-cell>
              <table:table-cell office:value-type="float" office:value="0.0000000401519">
                <text:p>0.0000000401519</text:p>
              </table:table-cell>
              <table:table-cell office:value-type="float" office:value="0.0000000117496">
                <text:p>0.0000000117496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14:schodinger1.GS14</svg:desc>
                </draw:g>
              </table:table-cell>
              <table:table-cell office:value-type="float" office:value="0.00000000623056">
                <text:p>0.00000000623056</text:p>
              </table:table-cell>
              <table:table-cell office:value-type="float" office:value="0.0000000102224">
                <text:p>0.0000000102224</text:p>
              </table:table-cell>
              <table:table-cell office:value-type="float" office:value="0.00000000268216">
                <text:p>0.00000000268216</text:p>
              </table:table-cell>
              <table:table-cell office:value-type="float" office:value="0.00000000118667">
                <text:p>0.00000000118667</text:p>
              </table:table-cell>
              <table:table-cell office:value-type="float" office:value="0.00000000441483">
                <text:p>0.00000000441483</text:p>
              </table:table-cell>
              <table:table-cell office:value-type="float" office:value="0.00000000273021">
                <text:p>0.00000000273021</text:p>
              </table:table-cell>
              <table:table-cell office:value-type="float" office:value="0.00000000942957">
                <text:p>0.00000000942957</text:p>
              </table:table-cell>
              <table:table-cell office:value-type="float" office:value="0.0000000220186">
                <text:p>0.0000000220186</text:p>
              </table:table-cell>
              <table:table-cell office:value-type="float" office:value="0.0000000180858">
                <text:p>0.0000000180858</text:p>
              </table:table-cell>
              <table:table-cell office:value-type="float" office:value="0.00000000603295">
                <text:p>0.00000000603295</text:p>
              </table:table-cell>
              <table:table-cell office:value-type="float" office:value="0.00000000484199">
                <text:p>0.00000000484199</text:p>
              </table:table-cell>
              <table:table-cell office:value-type="float" office:value="0.00000000610753">
                <text:p>0.00000000610753</text:p>
              </table:table-cell>
              <table:table-cell office:value-type="float" office:value="0.0000000110514">
                <text:p>0.0000000110514</text:p>
              </table:table-cell>
              <table:table-cell office:value-type="float" office:value="0.0000000253707">
                <text:p>0.0000000253707</text:p>
              </table:table-cell>
              <table:table-cell office:value-type="float" office:value="0.0000000314619">
                <text:p>0.0000000314619</text:p>
              </table:table-cell>
              <table:table-cell office:value-type="float" office:value="0.0000000192961">
                <text:p>0.0000000192961</text:p>
              </table:table-cell>
              <table:table-cell office:value-type="float" office:value="0.00000000784779">
                <text:p>0.00000000784779</text:p>
              </table:table-cell>
              <table:table-cell office:value-type="float" office:value="0.00000000542991">
                <text:p>0.00000000542991</text:p>
              </table:table-cell>
              <table:table-cell office:value-type="float" office:value="0.0000000066469">
                <text:p>0.0000000066469</text:p>
              </table:table-cell>
              <table:table-cell office:value-type="float" office:value="0.000000017213">
                <text:p>0.000000017213</text:p>
              </table:table-cell>
              <table:table-cell office:value-type="float" office:value="0.0000000305809">
                <text:p>0.0000000305809</text:p>
              </table:table-cell>
              <table:table-cell office:value-type="float" office:value="0.0000000267714">
                <text:p>0.0000000267714</text:p>
              </table:table-cell>
              <table:table-cell office:value-type="float" office:value="0.0000000117539">
                <text:p>0.0000000117539</text:p>
              </table:table-cell>
              <table:table-cell office:value-type="float" office:value="0.0000000026406">
                <text:p>0.0000000026406</text:p>
              </table:table-cell>
              <table:table-cell office:value-type="float" office:value="0.00000000139081">
                <text:p>0.00000000139081</text:p>
              </table:table-cell>
              <table:table-cell office:value-type="float" office:value="0.00000000432595">
                <text:p>0.00000000432595</text:p>
              </table:table-cell>
              <table:table-cell office:value-type="float" office:value="0.0000000133839">
                <text:p>0.0000000133839</text:p>
              </table:table-cell>
              <table:table-cell office:value-type="float" office:value="0.0000000221367">
                <text:p>0.0000000221367</text:p>
              </table:table-cell>
              <table:table-cell office:value-type="float" office:value="0.0000000159695">
                <text:p>0.0000000159695</text:p>
              </table:table-cell>
              <table:table-cell office:value-type="float" office:value="0.00000000394691">
                <text:p>0.00000000394691</text:p>
              </table:table-cell>
              <table:table-cell office:value-type="float" office:value="0.000000000826404">
                <text:p>0.000000000826404</text:p>
              </table:table-cell>
              <table:table-cell office:value-type="float" office:value="0.000000000412068">
                <text:p>0.000000000412068</text:p>
              </table:table-cell>
              <table:table-cell office:value-type="float" office:value="0.000000000686305">
                <text:p>0.000000000686305</text:p>
              </table:table-cell>
              <table:table-cell office:value-type="float" office:value="0.00000000762384">
                <text:p>0.00000000762384</text:p>
              </table:table-cell>
              <table:table-cell office:value-type="float" office:value="0.0000000134364">
                <text:p>0.0000000134364</text:p>
              </table:table-cell>
              <table:table-cell office:value-type="float" office:value="0.00000000925411">
                <text:p>0.00000000925411</text:p>
              </table:table-cell>
              <table:table-cell office:value-type="float" office:value="0.0000000065737">
                <text:p>0.0000000065737</text:p>
              </table:table-cell>
              <table:table-cell office:value-type="float" office:value="0.0000000123868">
                <text:p>0.0000000123868</text:p>
              </table:table-cell>
              <table:table-cell office:value-type="float" office:value="0.0000000089468">
                <text:p>0.0000000089468</text:p>
              </table:table-cell>
              <table:table-cell office:value-type="float" office:value="0.00000000270982">
                <text:p>0.00000000270982</text:p>
              </table:table-cell>
              <table:table-cell office:value-type="float" office:value="0.00000000540145">
                <text:p>0.00000000540145</text:p>
              </table:table-cell>
              <table:table-cell office:value-type="float" office:value="0.00000000761441">
                <text:p>0.00000000761441</text:p>
              </table:table-cell>
              <table:table-cell office:value-type="float" office:value="0.0000000164589">
                <text:p>0.0000000164589</text:p>
              </table:table-cell>
              <table:table-cell office:value-type="float" office:value="0.000000036839">
                <text:p>0.000000036839</text:p>
              </table:table-cell>
              <table:table-cell office:value-type="float" office:value="0.0000000450532">
                <text:p>0.0000000450532</text:p>
              </table:table-cell>
              <table:table-cell office:value-type="float" office:value="0.0000000333664">
                <text:p>0.0000000333664</text:p>
              </table:table-cell>
              <table:table-cell office:value-type="float" office:value="0.0000000185296">
                <text:p>0.0000000185296</text:p>
              </table:table-cell>
              <table:table-cell office:value-type="float" office:value="0.0000000169347">
                <text:p>0.0000000169347</text:p>
              </table:table-cell>
              <table:table-cell office:value-type="float" office:value="0.0000000412465">
                <text:p>0.0000000412465</text:p>
              </table:table-cell>
              <table:table-cell office:value-type="float" office:value="0.000000112117">
                <text:p>0.000000112117</text:p>
              </table:table-cell>
              <table:table-cell office:value-type="float" office:value="0.000000207002">
                <text:p>0.000000207002</text:p>
              </table:table-cell>
              <table:table-cell office:value-type="float" office:value="0.00000026432">
                <text:p>0.00000026432</text:p>
              </table:table-cell>
              <table:table-cell office:value-type="float" office:value="0.000000289594">
                <text:p>0.000000289594</text:p>
              </table:table-cell>
              <table:table-cell office:value-type="float" office:value="0.000000360928">
                <text:p>0.000000360928</text:p>
              </table:table-cell>
              <table:table-cell office:value-type="float" office:value="0.000000567744">
                <text:p>0.000000567744</text:p>
              </table:table-cell>
              <table:table-cell office:value-type="float" office:value="0.00000102337">
                <text:p>0.00000102337</text:p>
              </table:table-cell>
              <table:table-cell office:value-type="float" office:value="0.00000182561">
                <text:p>0.00000182561</text:p>
              </table:table-cell>
              <table:table-cell office:value-type="float" office:value="0.00000301535">
                <text:p>0.00000301535</text:p>
              </table:table-cell>
              <table:table-cell office:value-type="float" office:value="0.00000462335">
                <text:p>0.00000462335</text:p>
              </table:table-cell>
              <table:table-cell office:value-type="float" office:value="0.00000698489">
                <text:p>0.00000698489</text:p>
              </table:table-cell>
              <table:table-cell office:value-type="float" office:value="0.000011014">
                <text:p>0.000011014</text:p>
              </table:table-cell>
              <table:table-cell office:value-type="float" office:value="0.0000182185">
                <text:p>0.0000182185</text:p>
              </table:table-cell>
              <table:table-cell office:value-type="float" office:value="0.0000305581">
                <text:p>0.0000305581</text:p>
              </table:table-cell>
              <table:table-cell office:value-type="float" office:value="0.0000506192">
                <text:p>0.0000506192</text:p>
              </table:table-cell>
              <table:table-cell office:value-type="float" office:value="0.0000828395">
                <text:p>0.0000828395</text:p>
              </table:table-cell>
              <table:table-cell office:value-type="float" office:value="0.000135321">
                <text:p>0.000135321</text:p>
              </table:table-cell>
              <table:table-cell office:value-type="float" office:value="0.000221265">
                <text:p>0.000221265</text:p>
              </table:table-cell>
              <table:table-cell office:value-type="float" office:value="0.000362397">
                <text:p>0.000362397</text:p>
              </table:table-cell>
              <table:table-cell office:value-type="float" office:value="0.000595946">
                <text:p>0.000595946</text:p>
              </table:table-cell>
              <table:table-cell office:value-type="float" office:value="0.00098387">
                <text:p>0.00098387</text:p>
              </table:table-cell>
              <table:table-cell office:value-type="float" office:value="0.00162474">
                <text:p>0.00162474</text:p>
              </table:table-cell>
              <table:table-cell office:value-type="float" office:value="0.00267757">
                <text:p>0.00267757</text:p>
              </table:table-cell>
              <table:table-cell office:value-type="float" office:value="0.00440659">
                <text:p>0.00440659</text:p>
              </table:table-cell>
              <table:table-cell office:value-type="float" office:value="0.00725175">
                <text:p>0.00725175</text:p>
              </table:table-cell>
              <table:table-cell office:value-type="float" office:value="0.0119346">
                <text:p>0.0119346</text:p>
              </table:table-cell>
              <table:table-cell office:value-type="float" office:value="0.0196284">
                <text:p>0.0196284</text:p>
              </table:table-cell>
              <table:table-cell office:value-type="float" office:value="0.0322492">
                <text:p>0.0322492</text:p>
              </table:table-cell>
              <table:table-cell office:value-type="float" office:value="0.0529054">
                <text:p>0.0529054</text:p>
              </table:table-cell>
              <table:table-cell office:value-type="float" office:value="0.0865189">
                <text:p>0.0865189</text:p>
              </table:table-cell>
              <table:table-cell office:value-type="float" office:value="0.140667">
                <text:p>0.140667</text:p>
              </table:table-cell>
              <table:table-cell office:value-type="float" office:value="0.226592">
                <text:p>0.226592</text:p>
              </table:table-cell>
              <table:table-cell office:value-type="float" office:value="0.359776">
                <text:p>0.359776</text:p>
              </table:table-cell>
              <table:table-cell office:value-type="float" office:value="0.558431">
                <text:p>0.558431</text:p>
              </table:table-cell>
              <table:table-cell office:value-type="float" office:value="0.836854">
                <text:p>0.836854</text:p>
              </table:table-cell>
              <table:table-cell office:value-type="float" office:value="1.18997">
                <text:p>1.18997</text:p>
              </table:table-cell>
              <table:table-cell office:value-type="float" office:value="1.57089">
                <text:p>1.57089</text:p>
              </table:table-cell>
              <table:table-cell office:value-type="float" office:value="1.88045">
                <text:p>1.88045</text:p>
              </table:table-cell>
              <table:table-cell office:value-type="float" office:value="2.00258">
                <text:p>2.00258</text:p>
              </table:table-cell>
              <table:table-cell office:value-type="float" office:value="1.88317">
                <text:p>1.88317</text:p>
              </table:table-cell>
              <table:table-cell office:value-type="float" office:value="1.57551">
                <text:p>1.57551</text:p>
              </table:table-cell>
              <table:table-cell office:value-type="float" office:value="1.19517">
                <text:p>1.19517</text:p>
              </table:table-cell>
              <table:table-cell office:value-type="float" office:value="0.841439">
                <text:p>0.841439</text:p>
              </table:table-cell>
              <table:table-cell office:value-type="float" office:value="0.561855">
                <text:p>0.561855</text:p>
              </table:table-cell>
              <table:table-cell office:value-type="float" office:value="0.362073">
                <text:p>0.362073</text:p>
              </table:table-cell>
              <table:table-cell office:value-type="float" office:value="0.228047">
                <text:p>0.228047</text:p>
              </table:table-cell>
              <table:table-cell office:value-type="float" office:value="0.141565">
                <text:p>0.141565</text:p>
              </table:table-cell>
              <table:table-cell office:value-type="float" office:value="0.0870727">
                <text:p>0.0870727</text:p>
              </table:table-cell>
              <table:table-cell office:value-type="float" office:value="0.0532601">
                <text:p>0.0532601</text:p>
              </table:table-cell>
              <table:table-cell office:value-type="float" office:value="0.0324894">
                <text:p>0.0324894</text:p>
              </table:table-cell>
              <table:table-cell office:value-type="float" office:value="0.0197948">
                <text:p>0.0197948</text:p>
              </table:table-cell>
              <table:table-cell office:value-type="float" office:value="0.0120461">
                <text:p>0.0120461</text:p>
              </table:table-cell>
              <table:table-cell office:value-type="float" office:value="0.00732145">
                <text:p>0.00732145</text:p>
              </table:table-cell>
              <table:table-cell office:value-type="float" office:value="0.00444542">
                <text:p>0.00444542</text:p>
              </table:table-cell>
              <table:table-cell office:value-type="float" office:value="0.00269579">
                <text:p>0.00269579</text:p>
              </table:table-cell>
              <table:table-cell office:value-type="float" office:value="0.0016328">
                <text:p>0.0016328</text:p>
              </table:table-cell>
              <table:table-cell office:value-type="float" office:value="0.000990318">
                <text:p>0.000990318</text:p>
              </table:table-cell>
              <table:table-cell office:value-type="float" office:value="0.0006037">
                <text:p>0.0006037</text:p>
              </table:table-cell>
              <table:table-cell office:value-type="float" office:value="0.000369905">
                <text:p>0.000369905</text:p>
              </table:table-cell>
              <table:table-cell office:value-type="float" office:value="0.000226683">
                <text:p>0.000226683</text:p>
              </table:table-cell>
              <table:table-cell office:value-type="float" office:value="0.000138189">
                <text:p>0.000138189</text:p>
              </table:table-cell>
              <table:table-cell office:value-type="float" office:value="0.0000837718">
                <text:p>0.0000837718</text:p>
              </table:table-cell>
              <table:table-cell office:value-type="float" office:value="0.0000505578">
                <text:p>0.0000505578</text:p>
              </table:table-cell>
              <table:table-cell office:value-type="float" office:value="0.0000303827">
                <text:p>0.0000303827</text:p>
              </table:table-cell>
              <table:table-cell office:value-type="float" office:value="0.0000183402">
                <text:p>0.0000183402</text:p>
              </table:table-cell>
              <table:table-cell office:value-type="float" office:value="0.0000113847">
                <text:p>0.0000113847</text:p>
              </table:table-cell>
              <table:table-cell office:value-type="float" office:value="0.0000073569">
                <text:p>0.0000073569</text:p>
              </table:table-cell>
              <table:table-cell office:value-type="float" office:value="0.00000484688">
                <text:p>0.00000484688</text:p>
              </table:table-cell>
              <table:table-cell office:value-type="float" office:value="0.00000315972">
                <text:p>0.00000315972</text:p>
              </table:table-cell>
              <table:table-cell office:value-type="float" office:value="0.00000196114">
                <text:p>0.00000196114</text:p>
              </table:table-cell>
              <table:table-cell office:value-type="float" office:value="0.00000109767">
                <text:p>0.00000109767</text:p>
              </table:table-cell>
              <table:table-cell office:value-type="float" office:value="0.000000570404">
                <text:p>0.000000570404</text:p>
              </table:table-cell>
              <table:table-cell office:value-type="float" office:value="0.000000345775">
                <text:p>0.000000345775</text:p>
              </table:table-cell>
              <table:table-cell office:value-type="float" office:value="0.000000287668">
                <text:p>0.000000287668</text:p>
              </table:table-cell>
              <table:table-cell office:value-type="float" office:value="0.000000263972">
                <text:p>0.000000263972</text:p>
              </table:table-cell>
              <table:table-cell office:value-type="float" office:value="0.000000209821">
                <text:p>0.000000209821</text:p>
              </table:table-cell>
              <table:table-cell office:value-type="float" office:value="0.000000151015">
                <text:p>0.000000151015</text:p>
              </table:table-cell>
              <table:table-cell office:value-type="float" office:value="0.000000100739">
                <text:p>0.000000100739</text:p>
              </table:table-cell>
              <table:table-cell office:value-type="float" office:value="0.0000000493073">
                <text:p>0.0000000493073</text:p>
              </table:table-cell>
              <table:table-cell office:value-type="float" office:value="0.0000000184052">
                <text:p>0.0000000184052</text:p>
              </table:table-cell>
              <table:table-cell office:value-type="float" office:value="0.0000000171904">
                <text:p>0.0000000171904</text:p>
              </table:table-cell>
              <table:table-cell office:value-type="float" office:value="0.0000000313423">
                <text:p>0.0000000313423</text:p>
              </table:table-cell>
              <table:table-cell office:value-type="float" office:value="0.0000000435915">
                <text:p>0.0000000435915</text:p>
              </table:table-cell>
              <table:table-cell office:value-type="float" office:value="0.000000048882">
                <text:p>0.000000048882</text:p>
              </table:table-cell>
              <table:table-cell office:value-type="float" office:value="0.0000000438144">
                <text:p>0.0000000438144</text:p>
              </table:table-cell>
              <table:table-cell office:value-type="float" office:value="0.0000000242641">
                <text:p>0.0000000242641</text:p>
              </table:table-cell>
              <table:table-cell office:value-type="float" office:value="0.00000000575959">
                <text:p>0.00000000575959</text:p>
              </table:table-cell>
              <table:table-cell office:value-type="float" office:value="0.00000000174989">
                <text:p>0.00000000174989</text:p>
              </table:table-cell>
              <table:table-cell office:value-type="float" office:value="0.00000000874511">
                <text:p>0.00000000874511</text:p>
              </table:table-cell>
              <table:table-cell office:value-type="float" office:value="0.0000000282014">
                <text:p>0.0000000282014</text:p>
              </table:table-cell>
              <table:table-cell office:value-type="float" office:value="0.0000000449316">
                <text:p>0.0000000449316</text:p>
              </table:table-cell>
              <table:table-cell office:value-type="float" office:value="0.0000000403676">
                <text:p>0.0000000403676</text:p>
              </table:table-cell>
              <table:table-cell office:value-type="float" office:value="0.0000000298944">
                <text:p>0.0000000298944</text:p>
              </table:table-cell>
              <table:table-cell office:value-type="float" office:value="0.0000000193802">
                <text:p>0.0000000193802</text:p>
              </table:table-cell>
              <table:table-cell office:value-type="float" office:value="0.00000000486161">
                <text:p>0.00000000486161</text:p>
              </table:table-cell>
              <table:table-cell office:value-type="float" office:value="0.00000000163658">
                <text:p>0.00000000163658</text:p>
              </table:table-cell>
              <table:table-cell office:value-type="float" office:value="0.000000011863">
                <text:p>0.000000011863</text:p>
              </table:table-cell>
              <table:table-cell office:value-type="float" office:value="0.0000000283992">
                <text:p>0.0000000283992</text:p>
              </table:table-cell>
              <table:table-cell office:value-type="float" office:value="0.000000047766">
                <text:p>0.000000047766</text:p>
              </table:table-cell>
              <table:table-cell office:value-type="float" office:value="0.0000000543881">
                <text:p>0.0000000543881</text:p>
              </table:table-cell>
              <table:table-cell office:value-type="float" office:value="0.0000000401832">
                <text:p>0.0000000401832</text:p>
              </table:table-cell>
              <table:table-cell office:value-type="float" office:value="0.0000000187501">
                <text:p>0.0000000187501</text:p>
              </table:table-cell>
              <table:table-cell office:value-type="float" office:value="0.00000000400152">
                <text:p>0.00000000400152</text:p>
              </table:table-cell>
              <table:table-cell office:value-type="float" office:value="0.0000000040671">
                <text:p>0.0000000040671</text:p>
              </table:table-cell>
              <table:table-cell office:value-type="float" office:value="0.0000000226221">
                <text:p>0.0000000226221</text:p>
              </table:table-cell>
              <table:table-cell office:value-type="float" office:value="0.0000000465071">
                <text:p>0.0000000465071</text:p>
              </table:table-cell>
              <table:table-cell office:value-type="float" office:value="0.0000000619832">
                <text:p>0.0000000619832</text:p>
              </table:table-cell>
              <table:table-cell office:value-type="float" office:value="0.00000006091">
                <text:p>0.00000006091</text:p>
              </table:table-cell>
              <table:table-cell office:value-type="float" office:value="0.0000000408369">
                <text:p>0.0000000408369</text:p>
              </table:table-cell>
              <table:table-cell office:value-type="float" office:value="0.0000000165633">
                <text:p>0.0000000165633</text:p>
              </table:table-cell>
              <table:table-cell office:value-type="float" office:value="0.00000000430108">
                <text:p>0.00000000430108</text:p>
              </table:table-cell>
              <table:table-cell office:value-type="float" office:value="0.0000000112609">
                <text:p>0.0000000112609</text:p>
              </table:table-cell>
              <table:table-cell office:value-type="float" office:value="0.0000000334053">
                <text:p>0.0000000334053</text:p>
              </table:table-cell>
              <table:table-cell office:value-type="float" office:value="0.000000054548">
                <text:p>0.000000054548</text:p>
              </table:table-cell>
              <table:table-cell office:value-type="float" office:value="0.0000000648633">
                <text:p>0.0000000648633</text:p>
              </table:table-cell>
              <table:table-cell office:value-type="float" office:value="0.000000057578">
                <text:p>0.000000057578</text:p>
              </table:table-cell>
              <table:table-cell office:value-type="float" office:value="0.0000000322842">
                <text:p>0.0000000322842</text:p>
              </table:table-cell>
              <table:table-cell office:value-type="float" office:value="0.00000000850279">
                <text:p>0.00000000850279</text:p>
              </table:table-cell>
              <table:table-cell office:value-type="float" office:value="0.00000000114829">
                <text:p>0.00000000114829</text:p>
              </table:table-cell>
              <table:table-cell office:value-type="float" office:value="0.0000000131764">
                <text:p>0.0000000131764</text:p>
              </table:table-cell>
              <table:table-cell office:value-type="float" office:value="0.0000000387555">
                <text:p>0.0000000387555</text:p>
              </table:table-cell>
              <table:table-cell office:value-type="float" office:value="0.0000000582049">
                <text:p>0.0000000582049</text:p>
              </table:table-cell>
              <table:table-cell office:value-type="float" office:value="0.0000000605371">
                <text:p>0.0000000605371</text:p>
              </table:table-cell>
              <table:table-cell office:value-type="float" office:value="0.0000000470959">
                <text:p>0.0000000470959</text:p>
              </table:table-cell>
              <table:table-cell office:value-type="float" office:value="0.0000000224232">
                <text:p>0.0000000224232</text:p>
              </table:table-cell>
              <table:table-cell office:value-type="float" office:value="0.00000000302798">
                <text:p>0.00000000302798</text:p>
              </table:table-cell>
              <table:table-cell office:value-type="float" office:value="0.00000000199543">
                <text:p>0.00000000199543</text:p>
              </table:table-cell>
              <table:table-cell office:value-type="float" office:value="0.0000000184149">
                <text:p>0.0000000184149</text:p>
              </table:table-cell>
              <table:table-cell office:value-type="float" office:value="0.0000000433995">
                <text:p>0.0000000433995</text:p>
              </table:table-cell>
              <table:table-cell office:value-type="float" office:value="0.0000000603931">
                <text:p>0.0000000603931</text:p>
              </table:table-cell>
              <table:table-cell office:value-type="float" office:value="0.0000000579422">
                <text:p>0.0000000579422</text:p>
              </table:table-cell>
              <table:table-cell office:value-type="float" office:value="0.0000000390332">
                <text:p>0.0000000390332</text:p>
              </table:table-cell>
              <table:table-cell office:value-type="float" office:value="0.0000000148742">
                <text:p>0.0000000148742</text:p>
              </table:table-cell>
              <table:table-cell office:value-type="float" office:value="0.000000000667481">
                <text:p>0.000000000667481</text:p>
              </table:table-cell>
              <table:table-cell office:value-type="float" office:value="0.00000000577588">
                <text:p>0.00000000577588</text:p>
              </table:table-cell>
              <table:table-cell office:value-type="float" office:value="0.0000000260445">
                <text:p>0.0000000260445</text:p>
              </table:table-cell>
              <table:table-cell office:value-type="float" office:value="0.0000000480757">
                <text:p>0.0000000480757</text:p>
              </table:table-cell>
              <table:table-cell office:value-type="float" office:value="0.0000000577159">
                <text:p>0.0000000577159</text:p>
              </table:table-cell>
              <table:table-cell office:value-type="float" office:value="0.0000000489711">
                <text:p>0.0000000489711</text:p>
              </table:table-cell>
              <table:table-cell office:value-type="float" office:value="0.0000000281897">
                <text:p>0.0000000281897</text:p>
              </table:table-cell>
              <table:table-cell office:value-type="float" office:value="0.00000000837081">
                <text:p>0.00000000837081</text:p>
              </table:table-cell>
              <table:table-cell office:value-type="float" office:value="0.000000000838452">
                <text:p>0.000000000838452</text:p>
              </table:table-cell>
              <table:table-cell office:value-type="float" office:value="0.00000000891672">
                <text:p>0.00000000891672</text:p>
              </table:table-cell>
              <table:table-cell office:value-type="float" office:value="0.0000000267245">
                <text:p>0.0000000267245</text:p>
              </table:table-cell>
              <table:table-cell office:value-type="float" office:value="0.0000000432471">
                <text:p>0.0000000432471</text:p>
              </table:table-cell>
              <table:table-cell office:value-type="float" office:value="0.0000000488847">
                <text:p>0.0000000488847</text:p>
              </table:table-cell>
              <table:table-cell office:value-type="float" office:value="0.0000000403916">
                <text:p>0.0000000403916</text:p>
              </table:table-cell>
              <table:table-cell office:value-type="float" office:value="0.0000000227578">
                <text:p>0.0000000227578</text:p>
              </table:table-cell>
              <table:table-cell office:value-type="float" office:value="0.00000000616034">
                <text:p>0.00000000616034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15:schodinger1.GS15</svg:desc>
                </draw:g>
              </table:table-cell>
              <table:table-cell office:value-type="float" office:value="0.00000000545667">
                <text:p>0.00000000545667</text:p>
              </table:table-cell>
              <table:table-cell office:value-type="float" office:value="0.0000000101354">
                <text:p>0.0000000101354</text:p>
              </table:table-cell>
              <table:table-cell office:value-type="float" office:value="0.00000000387012">
                <text:p>0.00000000387012</text:p>
              </table:table-cell>
              <table:table-cell office:value-type="float" office:value="0.00000000102776">
                <text:p>0.00000000102776</text:p>
              </table:table-cell>
              <table:table-cell office:value-type="float" office:value="0.00000000620373">
                <text:p>0.00000000620373</text:p>
              </table:table-cell>
              <table:table-cell office:value-type="float" office:value="0.00000000685232">
                <text:p>0.00000000685232</text:p>
              </table:table-cell>
              <table:table-cell office:value-type="float" office:value="0.00000000513349">
                <text:p>0.00000000513349</text:p>
              </table:table-cell>
              <table:table-cell office:value-type="float" office:value="0.0000000118287">
                <text:p>0.0000000118287</text:p>
              </table:table-cell>
              <table:table-cell office:value-type="float" office:value="0.0000000182146">
                <text:p>0.0000000182146</text:p>
              </table:table-cell>
              <table:table-cell office:value-type="float" office:value="0.0000000124385">
                <text:p>0.0000000124385</text:p>
              </table:table-cell>
              <table:table-cell office:value-type="float" office:value="0.00000000561027">
                <text:p>0.00000000561027</text:p>
              </table:table-cell>
              <table:table-cell office:value-type="float" office:value="0.00000000875585">
                <text:p>0.00000000875585</text:p>
              </table:table-cell>
              <table:table-cell office:value-type="float" office:value="0.0000000130402">
                <text:p>0.0000000130402</text:p>
              </table:table-cell>
              <table:table-cell office:value-type="float" office:value="0.0000000130232">
                <text:p>0.0000000130232</text:p>
              </table:table-cell>
              <table:table-cell office:value-type="float" office:value="0.0000000173165">
                <text:p>0.0000000173165</text:p>
              </table:table-cell>
              <table:table-cell office:value-type="float" office:value="0.000000026326">
                <text:p>0.000000026326</text:p>
              </table:table-cell>
              <table:table-cell office:value-type="float" office:value="0.0000000243239">
                <text:p>0.0000000243239</text:p>
              </table:table-cell>
              <table:table-cell office:value-type="float" office:value="0.0000000129054">
                <text:p>0.0000000129054</text:p>
              </table:table-cell>
              <table:table-cell office:value-type="float" office:value="0.0000000100411">
                <text:p>0.0000000100411</text:p>
              </table:table-cell>
              <table:table-cell office:value-type="float" office:value="0.0000000138167">
                <text:p>0.0000000138167</text:p>
              </table:table-cell>
              <table:table-cell office:value-type="float" office:value="0.0000000129336">
                <text:p>0.0000000129336</text:p>
              </table:table-cell>
              <table:table-cell office:value-type="float" office:value="0.0000000170169">
                <text:p>0.0000000170169</text:p>
              </table:table-cell>
              <table:table-cell office:value-type="float" office:value="0.000000030843">
                <text:p>0.000000030843</text:p>
              </table:table-cell>
              <table:table-cell office:value-type="float" office:value="0.0000000322372">
                <text:p>0.0000000322372</text:p>
              </table:table-cell>
              <table:table-cell office:value-type="float" office:value="0.0000000143402">
                <text:p>0.0000000143402</text:p>
              </table:table-cell>
              <table:table-cell office:value-type="float" office:value="0.00000000437696">
                <text:p>0.00000000437696</text:p>
              </table:table-cell>
              <table:table-cell office:value-type="float" office:value="0.00000000726357">
                <text:p>0.00000000726357</text:p>
              </table:table-cell>
              <table:table-cell office:value-type="float" office:value="0.00000000650648">
                <text:p>0.00000000650648</text:p>
              </table:table-cell>
              <table:table-cell office:value-type="float" office:value="0.0000000109331">
                <text:p>0.0000000109331</text:p>
              </table:table-cell>
              <table:table-cell office:value-type="float" office:value="0.0000000273985">
                <text:p>0.0000000273985</text:p>
              </table:table-cell>
              <table:table-cell office:value-type="float" office:value="0.0000000293515">
                <text:p>0.0000000293515</text:p>
              </table:table-cell>
              <table:table-cell office:value-type="float" office:value="0.0000000106259">
                <text:p>0.0000000106259</text:p>
              </table:table-cell>
              <table:table-cell office:value-type="float" office:value="0.0000000000374782">
                <text:p>0.0000000000374782</text:p>
              </table:table-cell>
              <table:table-cell office:value-type="float" office:value="0.00000000258236">
                <text:p>0.00000000258236</text:p>
              </table:table-cell>
              <table:table-cell office:value-type="float" office:value="0.00000000123838">
                <text:p>0.00000000123838</text:p>
              </table:table-cell>
              <table:table-cell office:value-type="float" office:value="0.0000000030935">
                <text:p>0.0000000030935</text:p>
              </table:table-cell>
              <table:table-cell office:value-type="float" office:value="0.0000000169284">
                <text:p>0.0000000169284</text:p>
              </table:table-cell>
              <table:table-cell office:value-type="float" office:value="0.0000000224175">
                <text:p>0.0000000224175</text:p>
              </table:table-cell>
              <table:table-cell office:value-type="float" office:value="0.0000000115281">
                <text:p>0.0000000115281</text:p>
              </table:table-cell>
              <table:table-cell office:value-type="float" office:value="0.00000000503493">
                <text:p>0.00000000503493</text:p>
              </table:table-cell>
              <table:table-cell office:value-type="float" office:value="0.00000000791427">
                <text:p>0.00000000791427</text:p>
              </table:table-cell>
              <table:table-cell office:value-type="float" office:value="0.00000000616899">
                <text:p>0.00000000616899</text:p>
              </table:table-cell>
              <table:table-cell office:value-type="float" office:value="0.00000000366522">
                <text:p>0.00000000366522</text:p>
              </table:table-cell>
              <table:table-cell office:value-type="float" office:value="0.000000011776">
                <text:p>0.000000011776</text:p>
              </table:table-cell>
              <table:table-cell office:value-type="float" office:value="0.0000000212439">
                <text:p>0.0000000212439</text:p>
              </table:table-cell>
              <table:table-cell office:value-type="float" office:value="0.0000000208792">
                <text:p>0.0000000208792</text:p>
              </table:table-cell>
              <table:table-cell office:value-type="float" office:value="0.0000000228521">
                <text:p>0.0000000228521</text:p>
              </table:table-cell>
              <table:table-cell office:value-type="float" office:value="0.0000000340929">
                <text:p>0.0000000340929</text:p>
              </table:table-cell>
              <table:table-cell office:value-type="float" office:value="0.0000000393548">
                <text:p>0.0000000393548</text:p>
              </table:table-cell>
              <table:table-cell office:value-type="float" office:value="0.0000000338185">
                <text:p>0.0000000338185</text:p>
              </table:table-cell>
              <table:table-cell office:value-type="float" office:value="0.0000000341911">
                <text:p>0.0000000341911</text:p>
              </table:table-cell>
              <table:table-cell office:value-type="float" office:value="0.000000048907">
                <text:p>0.000000048907</text:p>
              </table:table-cell>
              <table:table-cell office:value-type="float" office:value="0.000000076936">
                <text:p>0.000000076936</text:p>
              </table:table-cell>
              <table:table-cell office:value-type="float" office:value="0.000000124657">
                <text:p>0.000000124657</text:p>
              </table:table-cell>
              <table:table-cell office:value-type="float" office:value="0.000000196278">
                <text:p>0.000000196278</text:p>
              </table:table-cell>
              <table:table-cell office:value-type="float" office:value="0.000000267742">
                <text:p>0.000000267742</text:p>
              </table:table-cell>
              <table:table-cell office:value-type="float" office:value="0.000000326072">
                <text:p>0.000000326072</text:p>
              </table:table-cell>
              <table:table-cell office:value-type="float" office:value="0.000000418619">
                <text:p>0.000000418619</text:p>
              </table:table-cell>
              <table:table-cell office:value-type="float" office:value="0.000000630184">
                <text:p>0.000000630184</text:p>
              </table:table-cell>
              <table:table-cell office:value-type="float" office:value="0.00000106141">
                <text:p>0.00000106141</text:p>
              </table:table-cell>
              <table:table-cell office:value-type="float" office:value="0.00000181936">
                <text:p>0.00000181936</text:p>
              </table:table-cell>
              <table:table-cell office:value-type="float" office:value="0.00000298018">
                <text:p>0.00000298018</text:p>
              </table:table-cell>
              <table:table-cell office:value-type="float" office:value="0.0000046561">
                <text:p>0.0000046561</text:p>
              </table:table-cell>
              <table:table-cell office:value-type="float" office:value="0.00000716277">
                <text:p>0.00000716277</text:p>
              </table:table-cell>
              <table:table-cell office:value-type="float" office:value="0.0000112052">
                <text:p>0.0000112052</text:p>
              </table:table-cell>
              <table:table-cell office:value-type="float" office:value="0.0000180823">
                <text:p>0.0000180823</text:p>
              </table:table-cell>
              <table:table-cell office:value-type="float" office:value="0.0000298988">
                <text:p>0.0000298988</text:p>
              </table:table-cell>
              <table:table-cell office:value-type="float" office:value="0.0000498129">
                <text:p>0.0000498129</text:p>
              </table:table-cell>
              <table:table-cell office:value-type="float" office:value="0.0000826499">
                <text:p>0.0000826499</text:p>
              </table:table-cell>
              <table:table-cell office:value-type="float" office:value="0.000135811">
                <text:p>0.000135811</text:p>
              </table:table-cell>
              <table:table-cell office:value-type="float" office:value="0.000221676">
                <text:p>0.000221676</text:p>
              </table:table-cell>
              <table:table-cell office:value-type="float" office:value="0.000361871">
                <text:p>0.000361871</text:p>
              </table:table-cell>
              <table:table-cell office:value-type="float" office:value="0.000593275">
                <text:p>0.000593275</text:p>
              </table:table-cell>
              <table:table-cell office:value-type="float" office:value="0.000977435">
                <text:p>0.000977435</text:p>
              </table:table-cell>
              <table:table-cell office:value-type="float" office:value="0.00161545">
                <text:p>0.00161545</text:p>
              </table:table-cell>
              <table:table-cell office:value-type="float" office:value="0.00267082">
                <text:p>0.00267082</text:p>
              </table:table-cell>
              <table:table-cell office:value-type="float" office:value="0.00440778">
                <text:p>0.00440778</text:p>
              </table:table-cell>
              <table:table-cell office:value-type="float" office:value="0.00725746">
                <text:p>0.00725746</text:p>
              </table:table-cell>
              <table:table-cell office:value-type="float" office:value="0.0119315">
                <text:p>0.0119315</text:p>
              </table:table-cell>
              <table:table-cell office:value-type="float" office:value="0.019609">
                <text:p>0.019609</text:p>
              </table:table-cell>
              <table:table-cell office:value-type="float" office:value="0.032222">
                <text:p>0.032222</text:p>
              </table:table-cell>
              <table:table-cell office:value-type="float" office:value="0.0528792">
                <text:p>0.0528792</text:p>
              </table:table-cell>
              <table:table-cell office:value-type="float" office:value="0.0865025">
                <text:p>0.0865025</text:p>
              </table:table-cell>
              <table:table-cell office:value-type="float" office:value="0.140693">
                <text:p>0.140693</text:p>
              </table:table-cell>
              <table:table-cell office:value-type="float" office:value="0.226714">
                <text:p>0.226714</text:p>
              </table:table-cell>
              <table:table-cell office:value-type="float" office:value="0.360019">
                <text:p>0.360019</text:p>
              </table:table-cell>
              <table:table-cell office:value-type="float" office:value="0.558783">
                <text:p>0.558783</text:p>
              </table:table-cell>
              <table:table-cell office:value-type="float" office:value="0.837311">
                <text:p>0.837311</text:p>
              </table:table-cell>
              <table:table-cell office:value-type="float" office:value="1.19055">
                <text:p>1.19055</text:p>
              </table:table-cell>
              <table:table-cell office:value-type="float" office:value="1.57149">
                <text:p>1.57149</text:p>
              </table:table-cell>
              <table:table-cell office:value-type="float" office:value="1.88092">
                <text:p>1.88092</text:p>
              </table:table-cell>
              <table:table-cell office:value-type="float" office:value="2.00292">
                <text:p>2.00292</text:p>
              </table:table-cell>
              <table:table-cell office:value-type="float" office:value="1.88341">
                <text:p>1.88341</text:p>
              </table:table-cell>
              <table:table-cell office:value-type="float" office:value="1.57541">
                <text:p>1.57541</text:p>
              </table:table-cell>
              <table:table-cell office:value-type="float" office:value="1.1946">
                <text:p>1.1946</text:p>
              </table:table-cell>
              <table:table-cell office:value-type="float" office:value="0.840662">
                <text:p>0.840662</text:p>
              </table:table-cell>
              <table:table-cell office:value-type="float" office:value="0.5612">
                <text:p>0.5612</text:p>
              </table:table-cell>
              <table:table-cell office:value-type="float" office:value="0.361648">
                <text:p>0.361648</text:p>
              </table:table-cell>
              <table:table-cell office:value-type="float" office:value="0.227797">
                <text:p>0.227797</text:p>
              </table:table-cell>
              <table:table-cell office:value-type="float" office:value="0.141428">
                <text:p>0.141428</text:p>
              </table:table-cell>
              <table:table-cell office:value-type="float" office:value="0.0870081">
                <text:p>0.0870081</text:p>
              </table:table-cell>
              <table:table-cell office:value-type="float" office:value="0.0532104">
                <text:p>0.0532104</text:p>
              </table:table-cell>
              <table:table-cell office:value-type="float" office:value="0.0324152">
                <text:p>0.0324152</text:p>
              </table:table-cell>
              <table:table-cell office:value-type="float" office:value="0.0197071">
                <text:p>0.0197071</text:p>
              </table:table-cell>
              <table:table-cell office:value-type="float" office:value="0.0119779">
                <text:p>0.0119779</text:p>
              </table:table-cell>
              <table:table-cell office:value-type="float" office:value="0.00728498">
                <text:p>0.00728498</text:p>
              </table:table-cell>
              <table:table-cell office:value-type="float" office:value="0.00443174">
                <text:p>0.00443174</text:p>
              </table:table-cell>
              <table:table-cell office:value-type="float" office:value="0.00269418">
                <text:p>0.00269418</text:p>
              </table:table-cell>
              <table:table-cell office:value-type="float" office:value="0.00163663">
                <text:p>0.00163663</text:p>
              </table:table-cell>
              <table:table-cell office:value-type="float" office:value="0.00099306">
                <text:p>0.00099306</text:p>
              </table:table-cell>
              <table:table-cell office:value-type="float" office:value="0.000601148">
                <text:p>0.000601148</text:p>
              </table:table-cell>
              <table:table-cell office:value-type="float" office:value="0.000363525">
                <text:p>0.000363525</text:p>
              </table:table-cell>
              <table:table-cell office:value-type="float" office:value="0.000220664">
                <text:p>0.000220664</text:p>
              </table:table-cell>
              <table:table-cell office:value-type="float" office:value="0.000134828">
                <text:p>0.000134828</text:p>
              </table:table-cell>
              <table:table-cell office:value-type="float" office:value="0.0000826904">
                <text:p>0.0000826904</text:p>
              </table:table-cell>
              <table:table-cell office:value-type="float" office:value="0.0000507948">
                <text:p>0.0000507948</text:p>
              </table:table-cell>
              <table:table-cell office:value-type="float" office:value="0.0000314256">
                <text:p>0.0000314256</text:p>
              </table:table-cell>
              <table:table-cell office:value-type="float" office:value="0.0000196578">
                <text:p>0.0000196578</text:p>
              </table:table-cell>
              <table:table-cell office:value-type="float" office:value="0.0000121695">
                <text:p>0.0000121695</text:p>
              </table:table-cell>
              <table:table-cell office:value-type="float" office:value="0.0000072406">
                <text:p>0.0000072406</text:p>
              </table:table-cell>
              <table:table-cell office:value-type="float" office:value="0.00000419351">
                <text:p>0.00000419351</text:p>
              </table:table-cell>
              <table:table-cell office:value-type="float" office:value="0.00000248205">
                <text:p>0.00000248205</text:p>
              </table:table-cell>
              <table:table-cell office:value-type="float" office:value="0.00000155048">
                <text:p>0.00000155048</text:p>
              </table:table-cell>
              <table:table-cell office:value-type="float" office:value="0.00000104795">
                <text:p>0.00000104795</text:p>
              </table:table-cell>
              <table:table-cell office:value-type="float" office:value="0.000000787372">
                <text:p>0.000000787372</text:p>
              </table:table-cell>
              <table:table-cell office:value-type="float" office:value="0.000000623859">
                <text:p>0.000000623859</text:p>
              </table:table-cell>
              <table:table-cell office:value-type="float" office:value="0.00000044769">
                <text:p>0.00000044769</text:p>
              </table:table-cell>
              <table:table-cell office:value-type="float" office:value="0.000000262687">
                <text:p>0.000000262687</text:p>
              </table:table-cell>
              <table:table-cell office:value-type="float" office:value="0.000000149069">
                <text:p>0.000000149069</text:p>
              </table:table-cell>
              <table:table-cell office:value-type="float" office:value="0.0000000982786">
                <text:p>0.0000000982786</text:p>
              </table:table-cell>
              <table:table-cell office:value-type="float" office:value="0.000000059914">
                <text:p>0.000000059914</text:p>
              </table:table-cell>
              <table:table-cell office:value-type="float" office:value="0.0000000422526">
                <text:p>0.0000000422526</text:p>
              </table:table-cell>
              <table:table-cell office:value-type="float" office:value="0.0000000385518">
                <text:p>0.0000000385518</text:p>
              </table:table-cell>
              <table:table-cell office:value-type="float" office:value="0.0000000506598">
                <text:p>0.0000000506598</text:p>
              </table:table-cell>
              <table:table-cell office:value-type="float" office:value="0.0000000885979">
                <text:p>0.0000000885979</text:p>
              </table:table-cell>
              <table:table-cell office:value-type="float" office:value="0.0000000976984">
                <text:p>0.0000000976984</text:p>
              </table:table-cell>
              <table:table-cell office:value-type="float" office:value="0.0000000578179">
                <text:p>0.0000000578179</text:p>
              </table:table-cell>
              <table:table-cell office:value-type="float" office:value="0.0000000233089">
                <text:p>0.0000000233089</text:p>
              </table:table-cell>
              <table:table-cell office:value-type="float" office:value="0.0000000104692">
                <text:p>0.0000000104692</text:p>
              </table:table-cell>
              <table:table-cell office:value-type="float" office:value="0.00000000582554">
                <text:p>0.00000000582554</text:p>
              </table:table-cell>
              <table:table-cell office:value-type="float" office:value="0.0000000162709">
                <text:p>0.0000000162709</text:p>
              </table:table-cell>
              <table:table-cell office:value-type="float" office:value="0.0000000321539">
                <text:p>0.0000000321539</text:p>
              </table:table-cell>
              <table:table-cell office:value-type="float" office:value="0.0000000463201">
                <text:p>0.0000000463201</text:p>
              </table:table-cell>
              <table:table-cell office:value-type="float" office:value="0.0000000592259">
                <text:p>0.0000000592259</text:p>
              </table:table-cell>
              <table:table-cell office:value-type="float" office:value="0.0000000494719">
                <text:p>0.0000000494719</text:p>
              </table:table-cell>
              <table:table-cell office:value-type="float" office:value="0.0000000260881">
                <text:p>0.0000000260881</text:p>
              </table:table-cell>
              <table:table-cell office:value-type="float" office:value="0.0000000122649">
                <text:p>0.0000000122649</text:p>
              </table:table-cell>
              <table:table-cell office:value-type="float" office:value="0.00000000289939">
                <text:p>0.00000000289939</text:p>
              </table:table-cell>
              <table:table-cell office:value-type="float" office:value="0.00000000598654">
                <text:p>0.00000000598654</text:p>
              </table:table-cell>
              <table:table-cell office:value-type="float" office:value="0.0000000235532">
                <text:p>0.0000000235532</text:p>
              </table:table-cell>
              <table:table-cell office:value-type="float" office:value="0.0000000346606">
                <text:p>0.0000000346606</text:p>
              </table:table-cell>
              <table:table-cell office:value-type="float" office:value="0.0000000433015">
                <text:p>0.0000000433015</text:p>
              </table:table-cell>
              <table:table-cell office:value-type="float" office:value="0.0000000542986">
                <text:p>0.0000000542986</text:p>
              </table:table-cell>
              <table:table-cell office:value-type="float" office:value="0.0000000453173">
                <text:p>0.0000000453173</text:p>
              </table:table-cell>
              <table:table-cell office:value-type="float" office:value="0.0000000195389">
                <text:p>0.0000000195389</text:p>
              </table:table-cell>
              <table:table-cell office:value-type="float" office:value="0.000000003569">
                <text:p>0.000000003569</text:p>
              </table:table-cell>
              <table:table-cell office:value-type="float" office:value="0.000000000344886">
                <text:p>0.000000000344886</text:p>
              </table:table-cell>
              <table:table-cell office:value-type="float" office:value="0.00000000842222">
                <text:p>0.00000000842222</text:p>
              </table:table-cell>
              <table:table-cell office:value-type="float" office:value="0.0000000285919">
                <text:p>0.0000000285919</text:p>
              </table:table-cell>
              <table:table-cell office:value-type="float" office:value="0.0000000525593">
                <text:p>0.0000000525593</text:p>
              </table:table-cell>
              <table:table-cell office:value-type="float" office:value="0.0000000653295">
                <text:p>0.0000000653295</text:p>
              </table:table-cell>
              <table:table-cell office:value-type="float" office:value="0.0000000510394">
                <text:p>0.0000000510394</text:p>
              </table:table-cell>
              <table:table-cell office:value-type="float" office:value="0.0000000290601">
                <text:p>0.0000000290601</text:p>
              </table:table-cell>
              <table:table-cell office:value-type="float" office:value="0.0000000150128">
                <text:p>0.0000000150128</text:p>
              </table:table-cell>
              <table:table-cell office:value-type="float" office:value="0.00000000244306">
                <text:p>0.00000000244306</text:p>
              </table:table-cell>
              <table:table-cell office:value-type="float" office:value="0.0000000102923">
                <text:p>0.0000000102923</text:p>
              </table:table-cell>
              <table:table-cell office:value-type="float" office:value="0.0000000309687">
                <text:p>0.0000000309687</text:p>
              </table:table-cell>
              <table:table-cell office:value-type="float" office:value="0.0000000442179">
                <text:p>0.0000000442179</text:p>
              </table:table-cell>
              <table:table-cell office:value-type="float" office:value="0.0000000610905">
                <text:p>0.0000000610905</text:p>
              </table:table-cell>
              <table:table-cell office:value-type="float" office:value="0.0000000661547">
                <text:p>0.0000000661547</text:p>
              </table:table-cell>
              <table:table-cell office:value-type="float" office:value="0.0000000446698">
                <text:p>0.0000000446698</text:p>
              </table:table-cell>
              <table:table-cell office:value-type="float" office:value="0.0000000186908">
                <text:p>0.0000000186908</text:p>
              </table:table-cell>
              <table:table-cell office:value-type="float" office:value="0.00000000435026">
                <text:p>0.00000000435026</text:p>
              </table:table-cell>
              <table:table-cell office:value-type="float" office:value="0.0000000048721">
                <text:p>0.0000000048721</text:p>
              </table:table-cell>
              <table:table-cell office:value-type="float" office:value="0.0000000184201">
                <text:p>0.0000000184201</text:p>
              </table:table-cell>
              <table:table-cell office:value-type="float" office:value="0.0000000392979">
                <text:p>0.0000000392979</text:p>
              </table:table-cell>
              <table:table-cell office:value-type="float" office:value="0.0000000591641">
                <text:p>0.0000000591641</text:p>
              </table:table-cell>
              <table:table-cell office:value-type="float" office:value="0.0000000617241">
                <text:p>0.0000000617241</text:p>
              </table:table-cell>
              <table:table-cell office:value-type="float" office:value="0.0000000432006">
                <text:p>0.0000000432006</text:p>
              </table:table-cell>
              <table:table-cell office:value-type="float" office:value="0.0000000233298">
                <text:p>0.0000000233298</text:p>
              </table:table-cell>
              <table:table-cell office:value-type="float" office:value="0.00000000988151">
                <text:p>0.00000000988151</text:p>
              </table:table-cell>
              <table:table-cell office:value-type="float" office:value="0.00000000215524">
                <text:p>0.00000000215524</text:p>
              </table:table-cell>
              <table:table-cell office:value-type="float" office:value="0.0000000102763">
                <text:p>0.0000000102763</text:p>
              </table:table-cell>
              <table:table-cell office:value-type="float" office:value="0.0000000280508">
                <text:p>0.0000000280508</text:p>
              </table:table-cell>
              <table:table-cell office:value-type="float" office:value="0.0000000399624">
                <text:p>0.0000000399624</text:p>
              </table:table-cell>
              <table:table-cell office:value-type="float" office:value="0.0000000519863">
                <text:p>0.0000000519863</text:p>
              </table:table-cell>
              <table:table-cell office:value-type="float" office:value="0.0000000557857">
                <text:p>0.0000000557857</text:p>
              </table:table-cell>
              <table:table-cell office:value-type="float" office:value="0.0000000365776">
                <text:p>0.0000000365776</text:p>
              </table:table-cell>
              <table:table-cell office:value-type="float" office:value="0.0000000128292">
                <text:p>0.0000000128292</text:p>
              </table:table-cell>
              <table:table-cell office:value-type="float" office:value="0.00000000166306">
                <text:p>0.00000000166306</text:p>
              </table:table-cell>
              <table:table-cell office:value-type="float" office:value="0.00000000129492">
                <text:p>0.00000000129492</text:p>
              </table:table-cell>
              <table:table-cell office:value-type="float" office:value="0.0000000153176">
                <text:p>0.0000000153176</text:p>
              </table:table-cell>
              <table:table-cell office:value-type="float" office:value="0.0000000388816">
                <text:p>0.0000000388816</text:p>
              </table:table-cell>
              <table:table-cell office:value-type="float" office:value="0.0000000524287">
                <text:p>0.0000000524287</text:p>
              </table:table-cell>
              <table:table-cell office:value-type="float" office:value="0.0000000536258">
                <text:p>0.0000000536258</text:p>
              </table:table-cell>
              <table:table-cell office:value-type="float" office:value="0.0000000460175">
                <text:p>0.0000000460175</text:p>
              </table:table-cell>
              <table:table-cell office:value-type="float" office:value="0.0000000260565">
                <text:p>0.0000000260565</text:p>
              </table:table-cell>
              <table:table-cell office:value-type="float" office:value="0.0000000062848">
                <text:p>0.0000000062848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16:schodinger1.GS16</svg:desc>
                </draw:g>
              </table:table-cell>
              <table:table-cell office:value-type="float" office:value="0.00000000952294">
                <text:p>0.00000000952294</text:p>
              </table:table-cell>
              <table:table-cell office:value-type="float" office:value="0.0000000198385">
                <text:p>0.0000000198385</text:p>
              </table:table-cell>
              <table:table-cell office:value-type="float" office:value="0.0000000110251">
                <text:p>0.0000000110251</text:p>
              </table:table-cell>
              <table:table-cell office:value-type="float" office:value="0.000000000601661">
                <text:p>0.000000000601661</text:p>
              </table:table-cell>
              <table:table-cell office:value-type="float" office:value="0.00000000348715">
                <text:p>0.00000000348715</text:p>
              </table:table-cell>
              <table:table-cell office:value-type="float" office:value="0.000000004855">
                <text:p>0.000000004855</text:p>
              </table:table-cell>
              <table:table-cell office:value-type="float" office:value="0.0000000000851378">
                <text:p>0.0000000000851378</text:p>
              </table:table-cell>
              <table:table-cell office:value-type="float" office:value="0.00000000842527">
                <text:p>0.00000000842527</text:p>
              </table:table-cell>
              <table:table-cell office:value-type="float" office:value="0.0000000292098">
                <text:p>0.0000000292098</text:p>
              </table:table-cell>
              <table:table-cell office:value-type="float" office:value="0.0000000343691">
                <text:p>0.0000000343691</text:p>
              </table:table-cell>
              <table:table-cell office:value-type="float" office:value="0.0000000186105">
                <text:p>0.0000000186105</text:p>
              </table:table-cell>
              <table:table-cell office:value-type="float" office:value="0.00000000372726">
                <text:p>0.00000000372726</text:p>
              </table:table-cell>
              <table:table-cell office:value-type="float" office:value="0.000000000701587">
                <text:p>0.000000000701587</text:p>
              </table:table-cell>
              <table:table-cell office:value-type="float" office:value="0.000000000383022">
                <text:p>0.000000000383022</text:p>
              </table:table-cell>
              <table:table-cell office:value-type="float" office:value="0.00000000382752">
                <text:p>0.00000000382752</text:p>
              </table:table-cell>
              <table:table-cell office:value-type="float" office:value="0.0000000207217">
                <text:p>0.0000000207217</text:p>
              </table:table-cell>
              <table:table-cell office:value-type="float" office:value="0.000000040487">
                <text:p>0.000000040487</text:p>
              </table:table-cell>
              <table:table-cell office:value-type="float" office:value="0.0000000409263">
                <text:p>0.0000000409263</text:p>
              </table:table-cell>
              <table:table-cell office:value-type="float" office:value="0.0000000225862">
                <text:p>0.0000000225862</text:p>
              </table:table-cell>
              <table:table-cell office:value-type="float" office:value="0.00000000633879">
                <text:p>0.00000000633879</text:p>
              </table:table-cell>
              <table:table-cell office:value-type="float" office:value="0.00000000204297">
                <text:p>0.00000000204297</text:p>
              </table:table-cell>
              <table:table-cell office:value-type="float" office:value="0.00000000204218">
                <text:p>0.00000000204218</text:p>
              </table:table-cell>
              <table:table-cell office:value-type="float" office:value="0.00000000665367">
                <text:p>0.00000000665367</text:p>
              </table:table-cell>
              <table:table-cell office:value-type="float" office:value="0.0000000222721">
                <text:p>0.0000000222721</text:p>
              </table:table-cell>
              <table:table-cell office:value-type="float" office:value="0.000000038325">
                <text:p>0.000000038325</text:p>
              </table:table-cell>
              <table:table-cell office:value-type="float" office:value="0.0000000356888">
                <text:p>0.0000000356888</text:p>
              </table:table-cell>
              <table:table-cell office:value-type="float" office:value="0.0000000175361">
                <text:p>0.0000000175361</text:p>
              </table:table-cell>
              <table:table-cell office:value-type="float" office:value="0.00000000578254">
                <text:p>0.00000000578254</text:p>
              </table:table-cell>
              <table:table-cell office:value-type="float" office:value="0.00000000512837">
                <text:p>0.00000000512837</text:p>
              </table:table-cell>
              <table:table-cell office:value-type="float" office:value="0.00000000366454">
                <text:p>0.00000000366454</text:p>
              </table:table-cell>
              <table:table-cell office:value-type="float" office:value="0.00000000347321">
                <text:p>0.00000000347321</text:p>
              </table:table-cell>
              <table:table-cell office:value-type="float" office:value="0.0000000138744">
                <text:p>0.0000000138744</text:p>
              </table:table-cell>
              <table:table-cell office:value-type="float" office:value="0.0000000243781">
                <text:p>0.0000000243781</text:p>
              </table:table-cell>
              <table:table-cell office:value-type="float" office:value="0.0000000196742">
                <text:p>0.0000000196742</text:p>
              </table:table-cell>
              <table:table-cell office:value-type="float" office:value="0.0000000088845">
                <text:p>0.0000000088845</text:p>
              </table:table-cell>
              <table:table-cell office:value-type="float" office:value="0.00000000854335">
                <text:p>0.00000000854335</text:p>
              </table:table-cell>
              <table:table-cell office:value-type="float" office:value="0.0000000119945">
                <text:p>0.0000000119945</text:p>
              </table:table-cell>
              <table:table-cell office:value-type="float" office:value="0.00000000702729">
                <text:p>0.00000000702729</text:p>
              </table:table-cell>
              <table:table-cell office:value-type="float" office:value="0.000000000576146">
                <text:p>0.000000000576146</text:p>
              </table:table-cell>
              <table:table-cell office:value-type="float" office:value="0.00000000361522">
                <text:p>0.00000000361522</text:p>
              </table:table-cell>
              <table:table-cell office:value-type="float" office:value="0.00000000848291">
                <text:p>0.00000000848291</text:p>
              </table:table-cell>
              <table:table-cell office:value-type="float" office:value="0.00000000677313">
                <text:p>0.00000000677313</text:p>
              </table:table-cell>
              <table:table-cell office:value-type="float" office:value="0.00000000746374">
                <text:p>0.00000000746374</text:p>
              </table:table-cell>
              <table:table-cell office:value-type="float" office:value="0.0000000186692">
                <text:p>0.0000000186692</text:p>
              </table:table-cell>
              <table:table-cell office:value-type="float" office:value="0.000000027092">
                <text:p>0.000000027092</text:p>
              </table:table-cell>
              <table:table-cell office:value-type="float" office:value="0.0000000198187">
                <text:p>0.0000000198187</text:p>
              </table:table-cell>
              <table:table-cell office:value-type="float" office:value="0.0000000057544">
                <text:p>0.0000000057544</text:p>
              </table:table-cell>
              <table:table-cell office:value-type="float" office:value="0.000000000546251">
                <text:p>0.000000000546251</text:p>
              </table:table-cell>
              <table:table-cell office:value-type="float" office:value="0.00000000180668">
                <text:p>0.00000000180668</text:p>
              </table:table-cell>
              <table:table-cell office:value-type="float" office:value="0.00000000449866">
                <text:p>0.00000000449866</text:p>
              </table:table-cell>
              <table:table-cell office:value-type="float" office:value="0.0000000183961">
                <text:p>0.0000000183961</text:p>
              </table:table-cell>
              <table:table-cell office:value-type="float" office:value="0.0000000454792">
                <text:p>0.0000000454792</text:p>
              </table:table-cell>
              <table:table-cell office:value-type="float" office:value="0.0000000610439">
                <text:p>0.0000000610439</text:p>
              </table:table-cell>
              <table:table-cell office:value-type="float" office:value="0.0000000485024">
                <text:p>0.0000000485024</text:p>
              </table:table-cell>
              <table:table-cell office:value-type="float" office:value="0.0000000239169">
                <text:p>0.0000000239169</text:p>
              </table:table-cell>
              <table:table-cell office:value-type="float" office:value="0.0000000123538">
                <text:p>0.0000000123538</text:p>
              </table:table-cell>
              <table:table-cell office:value-type="float" office:value="0.0000000194199">
                <text:p>0.0000000194199</text:p>
              </table:table-cell>
              <table:table-cell office:value-type="float" office:value="0.0000000528115">
                <text:p>0.0000000528115</text:p>
              </table:table-cell>
              <table:table-cell office:value-type="float" office:value="0.000000131095">
                <text:p>0.000000131095</text:p>
              </table:table-cell>
              <table:table-cell office:value-type="float" office:value="0.000000241903">
                <text:p>0.000000241903</text:p>
              </table:table-cell>
              <table:table-cell office:value-type="float" office:value="0.000000335561">
                <text:p>0.000000335561</text:p>
              </table:table-cell>
              <table:table-cell office:value-type="float" office:value="0.000000398058">
                <text:p>0.000000398058</text:p>
              </table:table-cell>
              <table:table-cell office:value-type="float" office:value="0.000000493293">
                <text:p>0.000000493293</text:p>
              </table:table-cell>
              <table:table-cell office:value-type="float" office:value="0.00000074271">
                <text:p>0.00000074271</text:p>
              </table:table-cell>
              <table:table-cell office:value-type="float" office:value="0.00000131918">
                <text:p>0.00000131918</text:p>
              </table:table-cell>
              <table:table-cell office:value-type="float" office:value="0.00000244463">
                <text:p>0.00000244463</text:p>
              </table:table-cell>
              <table:table-cell office:value-type="float" office:value="0.00000433459">
                <text:p>0.00000433459</text:p>
              </table:table-cell>
              <table:table-cell office:value-type="float" office:value="0.0000071875">
                <text:p>0.0000071875</text:p>
              </table:table-cell>
              <table:table-cell office:value-type="float" office:value="0.0000113566">
                <text:p>0.0000113566</text:p>
              </table:table-cell>
              <table:table-cell office:value-type="float" office:value="0.000017796">
                <text:p>0.000017796</text:p>
              </table:table-cell>
              <table:table-cell office:value-type="float" office:value="0.0000285108">
                <text:p>0.0000285108</text:p>
              </table:table-cell>
              <table:table-cell office:value-type="float" office:value="0.0000470171">
                <text:p>0.0000470171</text:p>
              </table:table-cell>
              <table:table-cell office:value-type="float" office:value="0.000078896">
                <text:p>0.000078896</text:p>
              </table:table-cell>
              <table:table-cell office:value-type="float" office:value="0.000132574">
                <text:p>0.000132574</text:p>
              </table:table-cell>
              <table:table-cell office:value-type="float" office:value="0.000220777">
                <text:p>0.000220777</text:p>
              </table:table-cell>
              <table:table-cell office:value-type="float" office:value="0.000363948">
                <text:p>0.000363948</text:p>
              </table:table-cell>
              <table:table-cell office:value-type="float" office:value="0.000596392">
                <text:p>0.000596392</text:p>
              </table:table-cell>
              <table:table-cell office:value-type="float" office:value="0.000977119">
                <text:p>0.000977119</text:p>
              </table:table-cell>
              <table:table-cell office:value-type="float" office:value="0.0016063">
                <text:p>0.0016063</text:p>
              </table:table-cell>
              <table:table-cell office:value-type="float" office:value="0.0026501">
                <text:p>0.0026501</text:p>
              </table:table-cell>
              <table:table-cell office:value-type="float" office:value="0.00437992">
                <text:p>0.00437992</text:p>
              </table:table-cell>
              <table:table-cell office:value-type="float" office:value="0.00723657">
                <text:p>0.00723657</text:p>
              </table:table-cell>
              <table:table-cell office:value-type="float" office:value="0.0119358">
                <text:p>0.0119358</text:p>
              </table:table-cell>
              <table:table-cell office:value-type="float" office:value="0.0196461">
                <text:p>0.0196461</text:p>
              </table:table-cell>
              <table:table-cell office:value-type="float" office:value="0.032274">
                <text:p>0.032274</text:p>
              </table:table-cell>
              <table:table-cell office:value-type="float" office:value="0.0529091">
                <text:p>0.0529091</text:p>
              </table:table-cell>
              <table:table-cell office:value-type="float" office:value="0.0864788">
                <text:p>0.0864788</text:p>
              </table:table-cell>
              <table:table-cell office:value-type="float" office:value="0.140622">
                <text:p>0.140622</text:p>
              </table:table-cell>
              <table:table-cell office:value-type="float" office:value="0.226661">
                <text:p>0.226661</text:p>
              </table:table-cell>
              <table:table-cell office:value-type="float" office:value="0.360109">
                <text:p>0.360109</text:p>
              </table:table-cell>
              <table:table-cell office:value-type="float" office:value="0.559151">
                <text:p>0.559151</text:p>
              </table:table-cell>
              <table:table-cell office:value-type="float" office:value="0.838006">
                <text:p>0.838006</text:p>
              </table:table-cell>
              <table:table-cell office:value-type="float" office:value="1.19144">
                <text:p>1.19144</text:p>
              </table:table-cell>
              <table:table-cell office:value-type="float" office:value="1.57229">
                <text:p>1.57229</text:p>
              </table:table-cell>
              <table:table-cell office:value-type="float" office:value="1.88137">
                <text:p>1.88137</text:p>
              </table:table-cell>
              <table:table-cell office:value-type="float" office:value="2.00292">
                <text:p>2.00292</text:p>
              </table:table-cell>
              <table:table-cell office:value-type="float" office:value="1.88306">
                <text:p>1.88306</text:p>
              </table:table-cell>
              <table:table-cell office:value-type="float" office:value="1.57496">
                <text:p>1.57496</text:p>
              </table:table-cell>
              <table:table-cell office:value-type="float" office:value="1.19424">
                <text:p>1.19424</text:p>
              </table:table-cell>
              <table:table-cell office:value-type="float" office:value="0.840395">
                <text:p>0.840395</text:p>
              </table:table-cell>
              <table:table-cell office:value-type="float" office:value="0.560952">
                <text:p>0.560952</text:p>
              </table:table-cell>
              <table:table-cell office:value-type="float" office:value="0.36136">
                <text:p>0.36136</text:p>
              </table:table-cell>
              <table:table-cell office:value-type="float" office:value="0.227483">
                <text:p>0.227483</text:p>
              </table:table-cell>
              <table:table-cell office:value-type="float" office:value="0.141133">
                <text:p>0.141133</text:p>
              </table:table-cell>
              <table:table-cell office:value-type="float" office:value="0.0867739">
                <text:p>0.0867739</text:p>
              </table:table-cell>
              <table:table-cell office:value-type="float" office:value="0.0530671">
                <text:p>0.0530671</text:p>
              </table:table-cell>
              <table:table-cell office:value-type="float" office:value="0.0323577">
                <text:p>0.0323577</text:p>
              </table:table-cell>
              <table:table-cell office:value-type="float" office:value="0.0196985">
                <text:p>0.0196985</text:p>
              </table:table-cell>
              <table:table-cell office:value-type="float" office:value="0.0119774">
                <text:p>0.0119774</text:p>
              </table:table-cell>
              <table:table-cell office:value-type="float" office:value="0.00727072">
                <text:p>0.00727072</text:p>
              </table:table-cell>
              <table:table-cell office:value-type="float" office:value="0.00440381">
                <text:p>0.00440381</text:p>
              </table:table-cell>
              <table:table-cell office:value-type="float" office:value="0.00266203">
                <text:p>0.00266203</text:p>
              </table:table-cell>
              <table:table-cell office:value-type="float" office:value="0.00160803">
                <text:p>0.00160803</text:p>
              </table:table-cell>
              <table:table-cell office:value-type="float" office:value="0.000973086">
                <text:p>0.000973086</text:p>
              </table:table-cell>
              <table:table-cell office:value-type="float" office:value="0.00059132">
                <text:p>0.00059132</text:p>
              </table:table-cell>
              <table:table-cell office:value-type="float" office:value="0.000360734">
                <text:p>0.000360734</text:p>
              </table:table-cell>
              <table:table-cell office:value-type="float" office:value="0.000220155">
                <text:p>0.000220155</text:p>
              </table:table-cell>
              <table:table-cell office:value-type="float" office:value="0.000133852">
                <text:p>0.000133852</text:p>
              </table:table-cell>
              <table:table-cell office:value-type="float" office:value="0.0000809741">
                <text:p>0.0000809741</text:p>
              </table:table-cell>
              <table:table-cell office:value-type="float" office:value="0.0000489048">
                <text:p>0.0000489048</text:p>
              </table:table-cell>
              <table:table-cell office:value-type="float" office:value="0.0000295071">
                <text:p>0.0000295071</text:p>
              </table:table-cell>
              <table:table-cell office:value-type="float" office:value="0.0000176772">
                <text:p>0.0000176772</text:p>
              </table:table-cell>
              <table:table-cell office:value-type="float" office:value="0.000010495">
                <text:p>0.000010495</text:p>
              </table:table-cell>
              <table:table-cell office:value-type="float" office:value="0.00000623615">
                <text:p>0.00000623615</text:p>
              </table:table-cell>
              <table:table-cell office:value-type="float" office:value="0.00000378563">
                <text:p>0.00000378563</text:p>
              </table:table-cell>
              <table:table-cell office:value-type="float" office:value="0.00000241731">
                <text:p>0.00000241731</text:p>
              </table:table-cell>
              <table:table-cell office:value-type="float" office:value="0.00000165233">
                <text:p>0.00000165233</text:p>
              </table:table-cell>
              <table:table-cell office:value-type="float" office:value="0.00000117389">
                <text:p>0.00000117389</text:p>
              </table:table-cell>
              <table:table-cell office:value-type="float" office:value="0.00000079915">
                <text:p>0.00000079915</text:p>
              </table:table-cell>
              <table:table-cell office:value-type="float" office:value="0.00000047594">
                <text:p>0.00000047594</text:p>
              </table:table-cell>
              <table:table-cell office:value-type="float" office:value="0.000000246036">
                <text:p>0.000000246036</text:p>
              </table:table-cell>
              <table:table-cell office:value-type="float" office:value="0.000000125629">
                <text:p>0.000000125629</text:p>
              </table:table-cell>
              <table:table-cell office:value-type="float" office:value="0.0000000674038">
                <text:p>0.0000000674038</text:p>
              </table:table-cell>
              <table:table-cell office:value-type="float" office:value="0.0000000381066">
                <text:p>0.0000000381066</text:p>
              </table:table-cell>
              <table:table-cell office:value-type="float" office:value="0.0000000317103">
                <text:p>0.0000000317103</text:p>
              </table:table-cell>
              <table:table-cell office:value-type="float" office:value="0.0000000395475">
                <text:p>0.0000000395475</text:p>
              </table:table-cell>
              <table:table-cell office:value-type="float" office:value="0.0000000509126">
                <text:p>0.0000000509126</text:p>
              </table:table-cell>
              <table:table-cell office:value-type="float" office:value="0.0000000636436">
                <text:p>0.0000000636436</text:p>
              </table:table-cell>
              <table:table-cell office:value-type="float" office:value="0.0000000771882">
                <text:p>0.0000000771882</text:p>
              </table:table-cell>
              <table:table-cell office:value-type="float" office:value="0.0000000828105">
                <text:p>0.0000000828105</text:p>
              </table:table-cell>
              <table:table-cell office:value-type="float" office:value="0.0000000625683">
                <text:p>0.0000000625683</text:p>
              </table:table-cell>
              <table:table-cell office:value-type="float" office:value="0.0000000258348">
                <text:p>0.0000000258348</text:p>
              </table:table-cell>
              <table:table-cell office:value-type="float" office:value="0.00000000597868">
                <text:p>0.00000000597868</text:p>
              </table:table-cell>
              <table:table-cell office:value-type="float" office:value="0.000000000746097">
                <text:p>0.000000000746097</text:p>
              </table:table-cell>
              <table:table-cell office:value-type="float" office:value="0.00000000598123">
                <text:p>0.00000000598123</text:p>
              </table:table-cell>
              <table:table-cell office:value-type="float" office:value="0.0000000302602">
                <text:p>0.0000000302602</text:p>
              </table:table-cell>
              <table:table-cell office:value-type="float" office:value="0.0000000568906">
                <text:p>0.0000000568906</text:p>
              </table:table-cell>
              <table:table-cell office:value-type="float" office:value="0.0000000629614">
                <text:p>0.0000000629614</text:p>
              </table:table-cell>
              <table:table-cell office:value-type="float" office:value="0.0000000584052">
                <text:p>0.0000000584052</text:p>
              </table:table-cell>
              <table:table-cell office:value-type="float" office:value="0.0000000461468">
                <text:p>0.0000000461468</text:p>
              </table:table-cell>
              <table:table-cell office:value-type="float" office:value="0.0000000238392">
                <text:p>0.0000000238392</text:p>
              </table:table-cell>
              <table:table-cell office:value-type="float" office:value="0.0000000076603">
                <text:p>0.0000000076603</text:p>
              </table:table-cell>
              <table:table-cell office:value-type="float" office:value="0.00000000230873">
                <text:p>0.00000000230873</text:p>
              </table:table-cell>
              <table:table-cell office:value-type="float" office:value="0.0000000103826">
                <text:p>0.0000000103826</text:p>
              </table:table-cell>
              <table:table-cell office:value-type="float" office:value="0.0000000307281">
                <text:p>0.0000000307281</text:p>
              </table:table-cell>
              <table:table-cell office:value-type="float" office:value="0.00000003925">
                <text:p>0.00000003925</text:p>
              </table:table-cell>
              <table:table-cell office:value-type="float" office:value="0.0000000363797">
                <text:p>0.0000000363797</text:p>
              </table:table-cell>
              <table:table-cell office:value-type="float" office:value="0.0000000431938">
                <text:p>0.0000000431938</text:p>
              </table:table-cell>
              <table:table-cell office:value-type="float" office:value="0.0000000470204">
                <text:p>0.0000000470204</text:p>
              </table:table-cell>
              <table:table-cell office:value-type="float" office:value="0.0000000271367">
                <text:p>0.0000000271367</text:p>
              </table:table-cell>
              <table:table-cell office:value-type="float" office:value="0.00000000626869">
                <text:p>0.00000000626869</text:p>
              </table:table-cell>
              <table:table-cell office:value-type="float" office:value="0.000000000497436">
                <text:p>0.000000000497436</text:p>
              </table:table-cell>
              <table:table-cell office:value-type="float" office:value="0.00000000162124">
                <text:p>0.00000000162124</text:p>
              </table:table-cell>
              <table:table-cell office:value-type="float" office:value="0.00000000939618">
                <text:p>0.00000000939618</text:p>
              </table:table-cell>
              <table:table-cell office:value-type="float" office:value="0.0000000225482">
                <text:p>0.0000000225482</text:p>
              </table:table-cell>
              <table:table-cell office:value-type="float" office:value="0.000000039294">
                <text:p>0.000000039294</text:p>
              </table:table-cell>
              <table:table-cell office:value-type="float" office:value="0.0000000517221">
                <text:p>0.0000000517221</text:p>
              </table:table-cell>
              <table:table-cell office:value-type="float" office:value="0.0000000436072">
                <text:p>0.0000000436072</text:p>
              </table:table-cell>
              <table:table-cell office:value-type="float" office:value="0.0000000250578">
                <text:p>0.0000000250578</text:p>
              </table:table-cell>
              <table:table-cell office:value-type="float" office:value="0.0000000162692">
                <text:p>0.0000000162692</text:p>
              </table:table-cell>
              <table:table-cell office:value-type="float" office:value="0.00000000986068">
                <text:p>0.00000000986068</text:p>
              </table:table-cell>
              <table:table-cell office:value-type="float" office:value="0.00000000164239">
                <text:p>0.00000000164239</text:p>
              </table:table-cell>
              <table:table-cell office:value-type="float" office:value="0.0000000152859">
                <text:p>0.0000000152859</text:p>
              </table:table-cell>
              <table:table-cell office:value-type="float" office:value="0.0000000301867">
                <text:p>0.0000000301867</text:p>
              </table:table-cell>
              <table:table-cell office:value-type="float" office:value="0.0000000348348">
                <text:p>0.0000000348348</text:p>
              </table:table-cell>
              <table:table-cell office:value-type="float" office:value="0.0000000526377">
                <text:p>0.0000000526377</text:p>
              </table:table-cell>
              <table:table-cell office:value-type="float" office:value="0.0000000727315">
                <text:p>0.0000000727315</text:p>
              </table:table-cell>
              <table:table-cell office:value-type="float" office:value="0.0000000524562">
                <text:p>0.0000000524562</text:p>
              </table:table-cell>
              <table:table-cell office:value-type="float" office:value="0.0000000208396">
                <text:p>0.0000000208396</text:p>
              </table:table-cell>
              <table:table-cell office:value-type="float" office:value="0.00000000436915">
                <text:p>0.00000000436915</text:p>
              </table:table-cell>
              <table:table-cell office:value-type="float" office:value="0.0000000000996939">
                <text:p>0.0000000000996939</text:p>
              </table:table-cell>
              <table:table-cell office:value-type="float" office:value="0.000000010186">
                <text:p>0.000000010186</text:p>
              </table:table-cell>
              <table:table-cell office:value-type="float" office:value="0.000000038826">
                <text:p>0.000000038826</text:p>
              </table:table-cell>
              <table:table-cell office:value-type="float" office:value="0.000000057968">
                <text:p>0.000000057968</text:p>
              </table:table-cell>
              <table:table-cell office:value-type="float" office:value="0.0000000588707">
                <text:p>0.0000000588707</text:p>
              </table:table-cell>
              <table:table-cell office:value-type="float" office:value="0.0000000609478">
                <text:p>0.0000000609478</text:p>
              </table:table-cell>
              <table:table-cell office:value-type="float" office:value="0.0000000545495">
                <text:p>0.0000000545495</text:p>
              </table:table-cell>
              <table:table-cell office:value-type="float" office:value="0.0000000213211">
                <text:p>0.0000000213211</text:p>
              </table:table-cell>
              <table:table-cell office:value-type="float" office:value="0.00000000153839">
                <text:p>0.00000000153839</text:p>
              </table:table-cell>
              <table:table-cell office:value-type="float" office:value="0.00000000192118">
                <text:p>0.00000000192118</text:p>
              </table:table-cell>
              <table:table-cell office:value-type="float" office:value="0.0000000103755">
                <text:p>0.0000000103755</text:p>
              </table:table-cell>
              <table:table-cell office:value-type="float" office:value="0.0000000317229">
                <text:p>0.0000000317229</text:p>
              </table:table-cell>
              <table:table-cell office:value-type="float" office:value="0.0000000597795">
                <text:p>0.0000000597795</text:p>
              </table:table-cell>
              <table:table-cell office:value-type="float" office:value="0.0000000574485">
                <text:p>0.0000000574485</text:p>
              </table:table-cell>
              <table:table-cell office:value-type="float" office:value="0.000000046614">
                <text:p>0.000000046614</text:p>
              </table:table-cell>
              <table:table-cell office:value-type="float" office:value="0.0000000396021">
                <text:p>0.0000000396021</text:p>
              </table:table-cell>
              <table:table-cell office:value-type="float" office:value="0.0000000242252">
                <text:p>0.0000000242252</text:p>
              </table:table-cell>
              <table:table-cell office:value-type="float" office:value="0.0000000065261">
                <text:p>0.0000000065261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17:schodinger1.GS17</svg:desc>
                </draw:g>
              </table:table-cell>
              <table:table-cell office:value-type="float" office:value="0.00000000363614">
                <text:p>0.00000000363614</text:p>
              </table:table-cell>
              <table:table-cell office:value-type="float" office:value="0.00000000761319">
                <text:p>0.00000000761319</text:p>
              </table:table-cell>
              <table:table-cell office:value-type="float" office:value="0.0000000038184">
                <text:p>0.0000000038184</text:p>
              </table:table-cell>
              <table:table-cell office:value-type="float" office:value="0.0000000000561033">
                <text:p>0.0000000000561033</text:p>
              </table:table-cell>
              <table:table-cell office:value-type="float" office:value="0.00000000818586">
                <text:p>0.00000000818586</text:p>
              </table:table-cell>
              <table:table-cell office:value-type="float" office:value="0.000000021847">
                <text:p>0.000000021847</text:p>
              </table:table-cell>
              <table:table-cell office:value-type="float" office:value="0.0000000236146">
                <text:p>0.0000000236146</text:p>
              </table:table-cell>
              <table:table-cell office:value-type="float" office:value="0.0000000114372">
                <text:p>0.0000000114372</text:p>
              </table:table-cell>
              <table:table-cell office:value-type="float" office:value="0.00000000138553">
                <text:p>0.00000000138553</text:p>
              </table:table-cell>
              <table:table-cell office:value-type="float" office:value="0.000000000903472">
                <text:p>0.000000000903472</text:p>
              </table:table-cell>
              <table:table-cell office:value-type="float" office:value="0.00000000114852">
                <text:p>0.00000000114852</text:p>
              </table:table-cell>
              <table:table-cell office:value-type="float" office:value="0.000000000431869">
                <text:p>0.000000000431869</text:p>
              </table:table-cell>
              <table:table-cell office:value-type="float" office:value="0.0000000120548">
                <text:p>0.0000000120548</text:p>
              </table:table-cell>
              <table:table-cell office:value-type="float" office:value="0.0000000360271">
                <text:p>0.0000000360271</text:p>
              </table:table-cell>
              <table:table-cell office:value-type="float" office:value="0.0000000478601">
                <text:p>0.0000000478601</text:p>
              </table:table-cell>
              <table:table-cell office:value-type="float" office:value="0.0000000329558">
                <text:p>0.0000000329558</text:p>
              </table:table-cell>
              <table:table-cell office:value-type="float" office:value="0.0000000101259">
                <text:p>0.0000000101259</text:p>
              </table:table-cell>
              <table:table-cell office:value-type="float" office:value="0.000000000761623">
                <text:p>0.000000000761623</text:p>
              </table:table-cell>
              <table:table-cell office:value-type="float" office:value="0.000000000662759">
                <text:p>0.000000000662759</text:p>
              </table:table-cell>
              <table:table-cell office:value-type="float" office:value="0.000000000860146">
                <text:p>0.000000000860146</text:p>
              </table:table-cell>
              <table:table-cell office:value-type="float" office:value="0.0000000109643">
                <text:p>0.0000000109643</text:p>
              </table:table-cell>
              <table:table-cell office:value-type="float" office:value="0.0000000364645">
                <text:p>0.0000000364645</text:p>
              </table:table-cell>
              <table:table-cell office:value-type="float" office:value="0.0000000542962">
                <text:p>0.0000000542962</text:p>
              </table:table-cell>
              <table:table-cell office:value-type="float" office:value="0.0000000438888">
                <text:p>0.0000000438888</text:p>
              </table:table-cell>
              <table:table-cell office:value-type="float" office:value="0.0000000177274">
                <text:p>0.0000000177274</text:p>
              </table:table-cell>
              <table:table-cell office:value-type="float" office:value="0.00000000318035">
                <text:p>0.00000000318035</text:p>
              </table:table-cell>
              <table:table-cell office:value-type="float" office:value="0.00000000268918">
                <text:p>0.00000000268918</text:p>
              </table:table-cell>
              <table:table-cell office:value-type="float" office:value="0.00000000268905">
                <text:p>0.00000000268905</text:p>
              </table:table-cell>
              <table:table-cell office:value-type="float" office:value="0.00000000477367">
                <text:p>0.00000000477367</text:p>
              </table:table-cell>
              <table:table-cell office:value-type="float" office:value="0.0000000196354">
                <text:p>0.0000000196354</text:p>
              </table:table-cell>
              <table:table-cell office:value-type="float" office:value="0.0000000378144">
                <text:p>0.0000000378144</text:p>
              </table:table-cell>
              <table:table-cell office:value-type="float" office:value="0.0000000373644">
                <text:p>0.0000000373644</text:p>
              </table:table-cell>
              <table:table-cell office:value-type="float" office:value="0.0000000187349">
                <text:p>0.0000000187349</text:p>
              </table:table-cell>
              <table:table-cell office:value-type="float" office:value="0.00000000607808">
                <text:p>0.00000000607808</text:p>
              </table:table-cell>
              <table:table-cell office:value-type="float" office:value="0.00000000792011">
                <text:p>0.00000000792011</text:p>
              </table:table-cell>
              <table:table-cell office:value-type="float" office:value="0.0000000093483">
                <text:p>0.0000000093483</text:p>
              </table:table-cell>
              <table:table-cell office:value-type="float" office:value="0.0000000030223">
                <text:p>0.0000000030223</text:p>
              </table:table-cell>
              <table:table-cell office:value-type="float" office:value="0.00000000266339">
                <text:p>0.00000000266339</text:p>
              </table:table-cell>
              <table:table-cell office:value-type="float" office:value="0.0000000143165">
                <text:p>0.0000000143165</text:p>
              </table:table-cell>
              <table:table-cell office:value-type="float" office:value="0.0000000216075">
                <text:p>0.0000000216075</text:p>
              </table:table-cell>
              <table:table-cell office:value-type="float" office:value="0.0000000142036">
                <text:p>0.0000000142036</text:p>
              </table:table-cell>
              <table:table-cell office:value-type="float" office:value="0.00000000759761">
                <text:p>0.00000000759761</text:p>
              </table:table-cell>
              <table:table-cell office:value-type="float" office:value="0.0000000152043">
                <text:p>0.0000000152043</text:p>
              </table:table-cell>
              <table:table-cell office:value-type="float" office:value="0.0000000238656">
                <text:p>0.0000000238656</text:p>
              </table:table-cell>
              <table:table-cell office:value-type="float" office:value="0.0000000164925">
                <text:p>0.0000000164925</text:p>
              </table:table-cell>
              <table:table-cell office:value-type="float" office:value="0.00000000277938">
                <text:p>0.00000000277938</text:p>
              </table:table-cell>
              <table:table-cell office:value-type="float" office:value="0.00000000122063">
                <text:p>0.00000000122063</text:p>
              </table:table-cell>
              <table:table-cell office:value-type="float" office:value="0.00000000767106">
                <text:p>0.00000000767106</text:p>
              </table:table-cell>
              <table:table-cell office:value-type="float" office:value="0.00000000745362">
                <text:p>0.00000000745362</text:p>
              </table:table-cell>
              <table:table-cell office:value-type="float" office:value="0.00000000693185">
                <text:p>0.00000000693185</text:p>
              </table:table-cell>
              <table:table-cell office:value-type="float" office:value="0.0000000208558">
                <text:p>0.0000000208558</text:p>
              </table:table-cell>
              <table:table-cell office:value-type="float" office:value="0.0000000381798">
                <text:p>0.0000000381798</text:p>
              </table:table-cell>
              <table:table-cell office:value-type="float" office:value="0.0000000350405">
                <text:p>0.0000000350405</text:p>
              </table:table-cell>
              <table:table-cell office:value-type="float" office:value="0.0000000140531">
                <text:p>0.0000000140531</text:p>
              </table:table-cell>
              <table:table-cell office:value-type="float" office:value="0.00000000070857">
                <text:p>0.00000000070857</text:p>
              </table:table-cell>
              <table:table-cell office:value-type="float" office:value="0.00000000277386">
                <text:p>0.00000000277386</text:p>
              </table:table-cell>
              <table:table-cell office:value-type="float" office:value="0.00000000649786">
                <text:p>0.00000000649786</text:p>
              </table:table-cell>
              <table:table-cell office:value-type="float" office:value="0.00000000818271">
                <text:p>0.00000000818271</text:p>
              </table:table-cell>
              <table:table-cell office:value-type="float" office:value="0.0000000176829">
                <text:p>0.0000000176829</text:p>
              </table:table-cell>
              <table:table-cell office:value-type="float" office:value="0.0000000301949">
                <text:p>0.0000000301949</text:p>
              </table:table-cell>
              <table:table-cell office:value-type="float" office:value="0.0000000294151">
                <text:p>0.0000000294151</text:p>
              </table:table-cell>
              <table:table-cell office:value-type="float" office:value="0.0000000198377">
                <text:p>0.0000000198377</text:p>
              </table:table-cell>
              <table:table-cell office:value-type="float" office:value="0.0000000297422">
                <text:p>0.0000000297422</text:p>
              </table:table-cell>
              <table:table-cell office:value-type="float" office:value="0.000000078934">
                <text:p>0.000000078934</text:p>
              </table:table-cell>
              <table:table-cell office:value-type="float" office:value="0.000000164579">
                <text:p>0.000000164579</text:p>
              </table:table-cell>
              <table:table-cell office:value-type="float" office:value="0.000000282594">
                <text:p>0.000000282594</text:p>
              </table:table-cell>
              <table:table-cell office:value-type="float" office:value="0.000000454795">
                <text:p>0.000000454795</text:p>
              </table:table-cell>
              <table:table-cell office:value-type="float" office:value="0.000000730813">
                <text:p>0.000000730813</text:p>
              </table:table-cell>
              <table:table-cell office:value-type="float" office:value="0.00000119303">
                <text:p>0.00000119303</text:p>
              </table:table-cell>
              <table:table-cell office:value-type="float" office:value="0.00000200724">
                <text:p>0.00000200724</text:p>
              </table:table-cell>
              <table:table-cell office:value-type="float" office:value="0.00000345882">
                <text:p>0.00000345882</text:p>
              </table:table-cell>
              <table:table-cell office:value-type="float" office:value="0.0000060049">
                <text:p>0.0000060049</text:p>
              </table:table-cell>
              <table:table-cell office:value-type="float" office:value="0.0000103281">
                <text:p>0.0000103281</text:p>
              </table:table-cell>
              <table:table-cell office:value-type="float" office:value="0.0000174599">
                <text:p>0.0000174599</text:p>
              </table:table-cell>
              <table:table-cell office:value-type="float" office:value="0.000029087">
                <text:p>0.000029087</text:p>
              </table:table-cell>
              <table:table-cell office:value-type="float" office:value="0.0000480357">
                <text:p>0.0000480357</text:p>
              </table:table-cell>
              <table:table-cell office:value-type="float" office:value="0.0000790686">
                <text:p>0.0000790686</text:p>
              </table:table-cell>
              <table:table-cell office:value-type="float" office:value="0.000130256">
                <text:p>0.000130256</text:p>
              </table:table-cell>
              <table:table-cell office:value-type="float" office:value="0.000215129">
                <text:p>0.000215129</text:p>
              </table:table-cell>
              <table:table-cell office:value-type="float" office:value="0.000355999">
                <text:p>0.000355999</text:p>
              </table:table-cell>
              <table:table-cell office:value-type="float" office:value="0.000589582">
                <text:p>0.000589582</text:p>
              </table:table-cell>
              <table:table-cell office:value-type="float" office:value="0.000975913">
                <text:p>0.000975913</text:p>
              </table:table-cell>
              <table:table-cell office:value-type="float" office:value="0.00161367">
                <text:p>0.00161367</text:p>
              </table:table-cell>
              <table:table-cell office:value-type="float" office:value="0.0026647">
                <text:p>0.0026647</text:p>
              </table:table-cell>
              <table:table-cell office:value-type="float" office:value="0.00439508">
                <text:p>0.00439508</text:p>
              </table:table-cell>
              <table:table-cell office:value-type="float" office:value="0.00724265">
                <text:p>0.00724265</text:p>
              </table:table-cell>
              <table:table-cell office:value-type="float" office:value="0.0119251">
                <text:p>0.0119251</text:p>
              </table:table-cell>
              <table:table-cell office:value-type="float" office:value="0.0196198">
                <text:p>0.0196198</text:p>
              </table:table-cell>
              <table:table-cell office:value-type="float" office:value="0.0322494">
                <text:p>0.0322494</text:p>
              </table:table-cell>
              <table:table-cell office:value-type="float" office:value="0.0529176">
                <text:p>0.0529176</text:p>
              </table:table-cell>
              <table:table-cell office:value-type="float" office:value="0.0865548">
                <text:p>0.0865548</text:p>
              </table:table-cell>
              <table:table-cell office:value-type="float" office:value="0.1408">
                <text:p>0.1408</text:p>
              </table:table-cell>
              <table:table-cell office:value-type="float" office:value="0.226958">
                <text:p>0.226958</text:p>
              </table:table-cell>
              <table:table-cell office:value-type="float" office:value="0.360504">
                <text:p>0.360504</text:p>
              </table:table-cell>
              <table:table-cell office:value-type="float" office:value="0.559591">
                <text:p>0.559591</text:p>
              </table:table-cell>
              <table:table-cell office:value-type="float" office:value="0.838426">
                <text:p>0.838426</text:p>
              </table:table-cell>
              <table:table-cell office:value-type="float" office:value="1.19178">
                <text:p>1.19178</text:p>
              </table:table-cell>
              <table:table-cell office:value-type="float" office:value="1.57257">
                <text:p>1.57257</text:p>
              </table:table-cell>
              <table:table-cell office:value-type="float" office:value="1.88166">
                <text:p>1.88166</text:p>
              </table:table-cell>
              <table:table-cell office:value-type="float" office:value="2.00318">
                <text:p>2.00318</text:p>
              </table:table-cell>
              <table:table-cell office:value-type="float" office:value="1.88311">
                <text:p>1.88311</text:p>
              </table:table-cell>
              <table:table-cell office:value-type="float" office:value="1.57469">
                <text:p>1.57469</text:p>
              </table:table-cell>
              <table:table-cell office:value-type="float" office:value="1.19366">
                <text:p>1.19366</text:p>
              </table:table-cell>
              <table:table-cell office:value-type="float" office:value="0.839682">
                <text:p>0.839682</text:p>
              </table:table-cell>
              <table:table-cell office:value-type="float" office:value="0.560325">
                <text:p>0.560325</text:p>
              </table:table-cell>
              <table:table-cell office:value-type="float" office:value="0.360943">
                <text:p>0.360943</text:p>
              </table:table-cell>
              <table:table-cell office:value-type="float" office:value="0.227273">
                <text:p>0.227273</text:p>
              </table:table-cell>
              <table:table-cell office:value-type="float" office:value="0.141073">
                <text:p>0.141073</text:p>
              </table:table-cell>
              <table:table-cell office:value-type="float" office:value="0.0867873">
                <text:p>0.0867873</text:p>
              </table:table-cell>
              <table:table-cell office:value-type="float" office:value="0.0530878">
                <text:p>0.0530878</text:p>
              </table:table-cell>
              <table:table-cell office:value-type="float" office:value="0.032355">
                <text:p>0.032355</text:p>
              </table:table-cell>
              <table:table-cell office:value-type="float" office:value="0.0196707">
                <text:p>0.0196707</text:p>
              </table:table-cell>
              <table:table-cell office:value-type="float" office:value="0.0119376">
                <text:p>0.0119376</text:p>
              </table:table-cell>
              <table:table-cell office:value-type="float" office:value="0.00723593">
                <text:p>0.00723593</text:p>
              </table:table-cell>
              <table:table-cell office:value-type="float" office:value="0.00438255">
                <text:p>0.00438255</text:p>
              </table:table-cell>
              <table:table-cell office:value-type="float" office:value="0.00265238">
                <text:p>0.00265238</text:p>
              </table:table-cell>
              <table:table-cell office:value-type="float" office:value="0.00160504">
                <text:p>0.00160504</text:p>
              </table:table-cell>
              <table:table-cell office:value-type="float" office:value="0.000972706">
                <text:p>0.000972706</text:p>
              </table:table-cell>
              <table:table-cell office:value-type="float" office:value="0.000590791">
                <text:p>0.000590791</text:p>
              </table:table-cell>
              <table:table-cell office:value-type="float" office:value="0.000359224">
                <text:p>0.000359224</text:p>
              </table:table-cell>
              <table:table-cell office:value-type="float" office:value="0.000218295">
                <text:p>0.000218295</text:p>
              </table:table-cell>
              <table:table-cell office:value-type="float" office:value="0.000132059">
                <text:p>0.000132059</text:p>
              </table:table-cell>
              <table:table-cell office:value-type="float" office:value="0.0000788057">
                <text:p>0.0000788057</text:p>
              </table:table-cell>
              <table:table-cell office:value-type="float" office:value="0.0000461312">
                <text:p>0.0000461312</text:p>
              </table:table-cell>
              <table:table-cell office:value-type="float" office:value="0.0000268309">
                <text:p>0.0000268309</text:p>
              </table:table-cell>
              <table:table-cell office:value-type="float" office:value="0.0000158239">
                <text:p>0.0000158239</text:p>
              </table:table-cell>
              <table:table-cell office:value-type="float" office:value="0.00000951157">
                <text:p>0.00000951157</text:p>
              </table:table-cell>
              <table:table-cell office:value-type="float" office:value="0.00000589893">
                <text:p>0.00000589893</text:p>
              </table:table-cell>
              <table:table-cell office:value-type="float" office:value="0.00000383369">
                <text:p>0.00000383369</text:p>
              </table:table-cell>
              <table:table-cell office:value-type="float" office:value="0.00000246761">
                <text:p>0.00000246761</text:p>
              </table:table-cell>
              <table:table-cell office:value-type="float" office:value="0.00000146592">
                <text:p>0.00000146592</text:p>
              </table:table-cell>
              <table:table-cell office:value-type="float" office:value="0.000000828264">
                <text:p>0.000000828264</text:p>
              </table:table-cell>
              <table:table-cell office:value-type="float" office:value="0.0000004663">
                <text:p>0.0000004663</text:p>
              </table:table-cell>
              <table:table-cell office:value-type="float" office:value="0.000000247721">
                <text:p>0.000000247721</text:p>
              </table:table-cell>
              <table:table-cell office:value-type="float" office:value="0.000000116607">
                <text:p>0.000000116607</text:p>
              </table:table-cell>
              <table:table-cell office:value-type="float" office:value="0.0000000504267">
                <text:p>0.0000000504267</text:p>
              </table:table-cell>
              <table:table-cell office:value-type="float" office:value="0.0000000228947">
                <text:p>0.0000000228947</text:p>
              </table:table-cell>
              <table:table-cell office:value-type="float" office:value="0.0000000127683">
                <text:p>0.0000000127683</text:p>
              </table:table-cell>
              <table:table-cell office:value-type="float" office:value="0.0000000102369">
                <text:p>0.0000000102369</text:p>
              </table:table-cell>
              <table:table-cell office:value-type="float" office:value="0.0000000122">
                <text:p>0.0000000122</text:p>
              </table:table-cell>
              <table:table-cell office:value-type="float" office:value="0.0000000225859">
                <text:p>0.0000000225859</text:p>
              </table:table-cell>
              <table:table-cell office:value-type="float" office:value="0.0000000404168">
                <text:p>0.0000000404168</text:p>
              </table:table-cell>
              <table:table-cell office:value-type="float" office:value="0.0000000460341">
                <text:p>0.0000000460341</text:p>
              </table:table-cell>
              <table:table-cell office:value-type="float" office:value="0.000000030574">
                <text:p>0.000000030574</text:p>
              </table:table-cell>
              <table:table-cell office:value-type="float" office:value="0.0000000225443">
                <text:p>0.0000000225443</text:p>
              </table:table-cell>
              <table:table-cell office:value-type="float" office:value="0.0000000341327">
                <text:p>0.0000000341327</text:p>
              </table:table-cell>
              <table:table-cell office:value-type="float" office:value="0.0000000406315">
                <text:p>0.0000000406315</text:p>
              </table:table-cell>
              <table:table-cell office:value-type="float" office:value="0.000000018162">
                <text:p>0.000000018162</text:p>
              </table:table-cell>
              <table:table-cell office:value-type="float" office:value="0.00000000309033">
                <text:p>0.00000000309033</text:p>
              </table:table-cell>
              <table:table-cell office:value-type="float" office:value="0.00000000223172">
                <text:p>0.00000000223172</text:p>
              </table:table-cell>
              <table:table-cell office:value-type="float" office:value="0.00000000334291">
                <text:p>0.00000000334291</text:p>
              </table:table-cell>
              <table:table-cell office:value-type="float" office:value="0.00000000987678">
                <text:p>0.00000000987678</text:p>
              </table:table-cell>
              <table:table-cell office:value-type="float" office:value="0.0000000285653">
                <text:p>0.0000000285653</text:p>
              </table:table-cell>
              <table:table-cell office:value-type="float" office:value="0.0000000574933">
                <text:p>0.0000000574933</text:p>
              </table:table-cell>
              <table:table-cell office:value-type="float" office:value="0.0000000730081">
                <text:p>0.0000000730081</text:p>
              </table:table-cell>
              <table:table-cell office:value-type="float" office:value="0.0000000543967">
                <text:p>0.0000000543967</text:p>
              </table:table-cell>
              <table:table-cell office:value-type="float" office:value="0.0000000257235">
                <text:p>0.0000000257235</text:p>
              </table:table-cell>
              <table:table-cell office:value-type="float" office:value="0.0000000121233">
                <text:p>0.0000000121233</text:p>
              </table:table-cell>
              <table:table-cell office:value-type="float" office:value="0.00000000679531">
                <text:p>0.00000000679531</text:p>
              </table:table-cell>
              <table:table-cell office:value-type="float" office:value="0.0000000005274">
                <text:p>0.0000000005274</text:p>
              </table:table-cell>
              <table:table-cell office:value-type="float" office:value="0.0000000111569">
                <text:p>0.0000000111569</text:p>
              </table:table-cell>
              <table:table-cell office:value-type="float" office:value="0.0000000427334">
                <text:p>0.0000000427334</text:p>
              </table:table-cell>
              <table:table-cell office:value-type="float" office:value="0.0000000536329">
                <text:p>0.0000000536329</text:p>
              </table:table-cell>
              <table:table-cell office:value-type="float" office:value="0.0000000473855">
                <text:p>0.0000000473855</text:p>
              </table:table-cell>
              <table:table-cell office:value-type="float" office:value="0.0000000478037">
                <text:p>0.0000000478037</text:p>
              </table:table-cell>
              <table:table-cell office:value-type="float" office:value="0.0000000471994">
                <text:p>0.0000000471994</text:p>
              </table:table-cell>
              <table:table-cell office:value-type="float" office:value="0.0000000320025">
                <text:p>0.0000000320025</text:p>
              </table:table-cell>
              <table:table-cell office:value-type="float" office:value="0.0000000100265">
                <text:p>0.0000000100265</text:p>
              </table:table-cell>
              <table:table-cell office:value-type="float" office:value="0.00000000357222">
                <text:p>0.00000000357222</text:p>
              </table:table-cell>
              <table:table-cell office:value-type="float" office:value="0.0000000043335">
                <text:p>0.0000000043335</text:p>
              </table:table-cell>
              <table:table-cell office:value-type="float" office:value="0.0000000170624">
                <text:p>0.0000000170624</text:p>
              </table:table-cell>
              <table:table-cell office:value-type="float" office:value="0.0000000263037">
                <text:p>0.0000000263037</text:p>
              </table:table-cell>
              <table:table-cell office:value-type="float" office:value="0.0000000306629">
                <text:p>0.0000000306629</text:p>
              </table:table-cell>
              <table:table-cell office:value-type="float" office:value="0.0000000414751">
                <text:p>0.0000000414751</text:p>
              </table:table-cell>
              <table:table-cell office:value-type="float" office:value="0.0000000537332">
                <text:p>0.0000000537332</text:p>
              </table:table-cell>
              <table:table-cell office:value-type="float" office:value="0.0000000430953">
                <text:p>0.0000000430953</text:p>
              </table:table-cell>
              <table:table-cell office:value-type="float" office:value="0.0000000159228">
                <text:p>0.0000000159228</text:p>
              </table:table-cell>
              <table:table-cell office:value-type="float" office:value="0.00000000348421">
                <text:p>0.00000000348421</text:p>
              </table:table-cell>
              <table:table-cell office:value-type="float" office:value="0.0000000019058">
                <text:p>0.0000000019058</text:p>
              </table:table-cell>
              <table:table-cell office:value-type="float" office:value="0.000000000541057">
                <text:p>0.000000000541057</text:p>
              </table:table-cell>
              <table:table-cell office:value-type="float" office:value="0.00000000725328">
                <text:p>0.00000000725328</text:p>
              </table:table-cell>
              <table:table-cell office:value-type="float" office:value="0.0000000343347">
                <text:p>0.0000000343347</text:p>
              </table:table-cell>
              <table:table-cell office:value-type="float" office:value="0.0000000454867">
                <text:p>0.0000000454867</text:p>
              </table:table-cell>
              <table:table-cell office:value-type="float" office:value="0.0000000357384">
                <text:p>0.0000000357384</text:p>
              </table:table-cell>
              <table:table-cell office:value-type="float" office:value="0.0000000440384">
                <text:p>0.0000000440384</text:p>
              </table:table-cell>
              <table:table-cell office:value-type="float" office:value="0.0000000558085">
                <text:p>0.0000000558085</text:p>
              </table:table-cell>
              <table:table-cell office:value-type="float" office:value="0.000000042097">
                <text:p>0.000000042097</text:p>
              </table:table-cell>
              <table:table-cell office:value-type="float" office:value="0.000000012543">
                <text:p>0.000000012543</text:p>
              </table:table-cell>
              <table:table-cell office:value-type="float" office:value="0.00000000153789">
                <text:p>0.00000000153789</text:p>
              </table:table-cell>
              <table:table-cell office:value-type="float" office:value="0.00000000128091">
                <text:p>0.00000000128091</text:p>
              </table:table-cell>
              <table:table-cell office:value-type="float" office:value="0.0000000111932">
                <text:p>0.0000000111932</text:p>
              </table:table-cell>
              <table:table-cell office:value-type="float" office:value="0.0000000398648">
                <text:p>0.0000000398648</text:p>
              </table:table-cell>
              <table:table-cell office:value-type="float" office:value="0.000000062096">
                <text:p>0.000000062096</text:p>
              </table:table-cell>
              <table:table-cell office:value-type="float" office:value="0.0000000677525">
                <text:p>0.0000000677525</text:p>
              </table:table-cell>
              <table:table-cell office:value-type="float" office:value="0.0000000741394">
                <text:p>0.0000000741394</text:p>
              </table:table-cell>
              <table:table-cell office:value-type="float" office:value="0.000000063884">
                <text:p>0.000000063884</text:p>
              </table:table-cell>
              <table:table-cell office:value-type="float" office:value="0.0000000294831">
                <text:p>0.0000000294831</text:p>
              </table:table-cell>
              <table:table-cell office:value-type="float" office:value="0.0000000070165">
                <text:p>0.0000000070165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18:schodinger1.GS18</svg:desc>
                </draw:g>
              </table:table-cell>
              <table:table-cell office:value-type="float" office:value="0.00000000559608">
                <text:p>0.00000000559608</text:p>
              </table:table-cell>
              <table:table-cell office:value-type="float" office:value="0.0000000139365">
                <text:p>0.0000000139365</text:p>
              </table:table-cell>
              <table:table-cell office:value-type="float" office:value="0.0000000122362">
                <text:p>0.0000000122362</text:p>
              </table:table-cell>
              <table:table-cell office:value-type="float" office:value="0.00000000361073">
                <text:p>0.00000000361073</text:p>
              </table:table-cell>
              <table:table-cell office:value-type="float" office:value="0.00000000196347">
                <text:p>0.00000000196347</text:p>
              </table:table-cell>
              <table:table-cell office:value-type="float" office:value="0.0000000100417">
                <text:p>0.0000000100417</text:p>
              </table:table-cell>
              <table:table-cell office:value-type="float" office:value="0.0000000148584">
                <text:p>0.0000000148584</text:p>
              </table:table-cell>
              <table:table-cell office:value-type="float" office:value="0.00000000880094">
                <text:p>0.00000000880094</text:p>
              </table:table-cell>
              <table:table-cell office:value-type="float" office:value="0.0000000034935">
                <text:p>0.0000000034935</text:p>
              </table:table-cell>
              <table:table-cell office:value-type="float" office:value="0.0000000111434">
                <text:p>0.0000000111434</text:p>
              </table:table-cell>
              <table:table-cell office:value-type="float" office:value="0.0000000232951">
                <text:p>0.0000000232951</text:p>
              </table:table-cell>
              <table:table-cell office:value-type="float" office:value="0.0000000228547">
                <text:p>0.0000000228547</text:p>
              </table:table-cell>
              <table:table-cell office:value-type="float" office:value="0.0000000125824">
                <text:p>0.0000000125824</text:p>
              </table:table-cell>
              <table:table-cell office:value-type="float" office:value="0.0000000106647">
                <text:p>0.0000000106647</text:p>
              </table:table-cell>
              <table:table-cell office:value-type="float" office:value="0.0000000204992">
                <text:p>0.0000000204992</text:p>
              </table:table-cell>
              <table:table-cell office:value-type="float" office:value="0.0000000241933">
                <text:p>0.0000000241933</text:p>
              </table:table-cell>
              <table:table-cell office:value-type="float" office:value="0.0000000142317">
                <text:p>0.0000000142317</text:p>
              </table:table-cell>
              <table:table-cell office:value-type="float" office:value="0.00000000716175">
                <text:p>0.00000000716175</text:p>
              </table:table-cell>
              <table:table-cell office:value-type="float" office:value="0.0000000170281">
                <text:p>0.0000000170281</text:p>
              </table:table-cell>
              <table:table-cell office:value-type="float" office:value="0.00000003098">
                <text:p>0.00000003098</text:p>
              </table:table-cell>
              <table:table-cell office:value-type="float" office:value="0.0000000304597">
                <text:p>0.0000000304597</text:p>
              </table:table-cell>
              <table:table-cell office:value-type="float" office:value="0.0000000211629">
                <text:p>0.0000000211629</text:p>
              </table:table-cell>
              <table:table-cell office:value-type="float" office:value="0.0000000211679">
                <text:p>0.0000000211679</text:p>
              </table:table-cell>
              <table:table-cell office:value-type="float" office:value="0.000000028482">
                <text:p>0.000000028482</text:p>
              </table:table-cell>
              <table:table-cell office:value-type="float" office:value="0.0000000263353">
                <text:p>0.0000000263353</text:p>
              </table:table-cell>
              <table:table-cell office:value-type="float" office:value="0.0000000125306">
                <text:p>0.0000000125306</text:p>
              </table:table-cell>
              <table:table-cell office:value-type="float" office:value="0.00000000600589">
                <text:p>0.00000000600589</text:p>
              </table:table-cell>
              <table:table-cell office:value-type="float" office:value="0.0000000159914">
                <text:p>0.0000000159914</text:p>
              </table:table-cell>
              <table:table-cell office:value-type="float" office:value="0.0000000279392">
                <text:p>0.0000000279392</text:p>
              </table:table-cell>
              <table:table-cell office:value-type="float" office:value="0.0000000270866">
                <text:p>0.0000000270866</text:p>
              </table:table-cell>
              <table:table-cell office:value-type="float" office:value="0.0000000188805">
                <text:p>0.0000000188805</text:p>
              </table:table-cell>
              <table:table-cell office:value-type="float" office:value="0.0000000183269">
                <text:p>0.0000000183269</text:p>
              </table:table-cell>
              <table:table-cell office:value-type="float" office:value="0.0000000240334">
                <text:p>0.0000000240334</text:p>
              </table:table-cell>
              <table:table-cell office:value-type="float" office:value="0.0000000222731">
                <text:p>0.0000000222731</text:p>
              </table:table-cell>
              <table:table-cell office:value-type="float" office:value="0.0000000107748">
                <text:p>0.0000000107748</text:p>
              </table:table-cell>
              <table:table-cell office:value-type="float" office:value="0.00000000319525">
                <text:p>0.00000000319525</text:p>
              </table:table-cell>
              <table:table-cell office:value-type="float" office:value="0.00000000823198">
                <text:p>0.00000000823198</text:p>
              </table:table-cell>
              <table:table-cell office:value-type="float" office:value="0.0000000156673">
                <text:p>0.0000000156673</text:p>
              </table:table-cell>
              <table:table-cell office:value-type="float" office:value="0.0000000129373">
                <text:p>0.0000000129373</text:p>
              </table:table-cell>
              <table:table-cell office:value-type="float" office:value="0.0000000058584">
                <text:p>0.0000000058584</text:p>
              </table:table-cell>
              <table:table-cell office:value-type="float" office:value="0.0000000089244">
                <text:p>0.0000000089244</text:p>
              </table:table-cell>
              <table:table-cell office:value-type="float" office:value="0.0000000212805">
                <text:p>0.0000000212805</text:p>
              </table:table-cell>
              <table:table-cell office:value-type="float" office:value="0.0000000255962">
                <text:p>0.0000000255962</text:p>
              </table:table-cell>
              <table:table-cell office:value-type="float" office:value="0.0000000145752">
                <text:p>0.0000000145752</text:p>
              </table:table-cell>
              <table:table-cell office:value-type="float" office:value="0.00000000219391">
                <text:p>0.00000000219391</text:p>
              </table:table-cell>
              <table:table-cell office:value-type="float" office:value="0.00000000109425">
                <text:p>0.00000000109425</text:p>
              </table:table-cell>
              <table:table-cell office:value-type="float" office:value="0.00000000550021">
                <text:p>0.00000000550021</text:p>
              </table:table-cell>
              <table:table-cell office:value-type="float" office:value="0.00000000399976">
                <text:p>0.00000000399976</text:p>
              </table:table-cell>
              <table:table-cell office:value-type="float" office:value="0.0000000000255472">
                <text:p>0.0000000000255472</text:p>
              </table:table-cell>
              <table:table-cell office:value-type="float" office:value="0.00000000870823">
                <text:p>0.00000000870823</text:p>
              </table:table-cell>
              <table:table-cell office:value-type="float" office:value="0.0000000252629">
                <text:p>0.0000000252629</text:p>
              </table:table-cell>
              <table:table-cell office:value-type="float" office:value="0.0000000319197">
                <text:p>0.0000000319197</text:p>
              </table:table-cell>
              <table:table-cell office:value-type="float" office:value="0.0000000201884">
                <text:p>0.0000000201884</text:p>
              </table:table-cell>
              <table:table-cell office:value-type="float" office:value="0.00000000538469">
                <text:p>0.00000000538469</text:p>
              </table:table-cell>
              <table:table-cell office:value-type="float" office:value="0.00000000549341">
                <text:p>0.00000000549341</text:p>
              </table:table-cell>
              <table:table-cell office:value-type="float" office:value="0.0000000110064">
                <text:p>0.0000000110064</text:p>
              </table:table-cell>
              <table:table-cell office:value-type="float" office:value="0.00000000843391">
                <text:p>0.00000000843391</text:p>
              </table:table-cell>
              <table:table-cell office:value-type="float" office:value="0.0000000012634">
                <text:p>0.0000000012634</text:p>
              </table:table-cell>
              <table:table-cell office:value-type="float" office:value="0.00000000683172">
                <text:p>0.00000000683172</text:p>
              </table:table-cell>
              <table:table-cell office:value-type="float" office:value="0.000000020605">
                <text:p>0.000000020605</text:p>
              </table:table-cell>
              <table:table-cell office:value-type="float" office:value="0.0000000198842">
                <text:p>0.0000000198842</text:p>
              </table:table-cell>
              <table:table-cell office:value-type="float" office:value="0.00000000785787">
                <text:p>0.00000000785787</text:p>
              </table:table-cell>
              <table:table-cell office:value-type="float" office:value="0.00000000322409">
                <text:p>0.00000000322409</text:p>
              </table:table-cell>
              <table:table-cell office:value-type="float" office:value="0.0000000174652">
                <text:p>0.0000000174652</text:p>
              </table:table-cell>
              <table:table-cell office:value-type="float" office:value="0.0000000347239">
                <text:p>0.0000000347239</text:p>
              </table:table-cell>
              <table:table-cell office:value-type="float" office:value="0.0000000404099">
                <text:p>0.0000000404099</text:p>
              </table:table-cell>
              <table:table-cell office:value-type="float" office:value="0.0000000443523">
                <text:p>0.0000000443523</text:p>
              </table:table-cell>
              <table:table-cell office:value-type="float" office:value="0.0000000615024">
                <text:p>0.0000000615024</text:p>
              </table:table-cell>
              <table:table-cell office:value-type="float" office:value="0.0000000963995">
                <text:p>0.0000000963995</text:p>
              </table:table-cell>
              <table:table-cell office:value-type="float" office:value="0.000000168178">
                <text:p>0.000000168178</text:p>
              </table:table-cell>
              <table:table-cell office:value-type="float" office:value="0.000000331779">
                <text:p>0.000000331779</text:p>
              </table:table-cell>
              <table:table-cell office:value-type="float" office:value="0.000000659614">
                <text:p>0.000000659614</text:p>
              </table:table-cell>
              <table:table-cell office:value-type="float" office:value="0.00000126211">
                <text:p>0.00000126211</text:p>
              </table:table-cell>
              <table:table-cell office:value-type="float" office:value="0.00000226781">
                <text:p>0.00000226781</text:p>
              </table:table-cell>
              <table:table-cell office:value-type="float" office:value="0.00000384213">
                <text:p>0.00000384213</text:p>
              </table:table-cell>
              <table:table-cell office:value-type="float" office:value="0.00000632156">
                <text:p>0.00000632156</text:p>
              </table:table-cell>
              <table:table-cell office:value-type="float" office:value="0.000010393">
                <text:p>0.000010393</text:p>
              </table:table-cell>
              <table:table-cell office:value-type="float" office:value="0.0000171884">
                <text:p>0.0000171884</text:p>
              </table:table-cell>
              <table:table-cell office:value-type="float" office:value="0.0000284281">
                <text:p>0.0000284281</text:p>
              </table:table-cell>
              <table:table-cell office:value-type="float" office:value="0.0000471099">
                <text:p>0.0000471099</text:p>
              </table:table-cell>
              <table:table-cell office:value-type="float" office:value="0.0000785708">
                <text:p>0.0000785708</text:p>
              </table:table-cell>
              <table:table-cell office:value-type="float" office:value="0.000130853">
                <text:p>0.000130853</text:p>
              </table:table-cell>
              <table:table-cell office:value-type="float" office:value="0.000216745">
                <text:p>0.000216745</text:p>
              </table:table-cell>
              <table:table-cell office:value-type="float" office:value="0.000358969">
                <text:p>0.000358969</text:p>
              </table:table-cell>
              <table:table-cell office:value-type="float" office:value="0.000594796">
                <text:p>0.000594796</text:p>
              </table:table-cell>
              <table:table-cell office:value-type="float" office:value="0.00098237">
                <text:p>0.00098237</text:p>
              </table:table-cell>
              <table:table-cell office:value-type="float" office:value="0.00161903">
                <text:p>0.00161903</text:p>
              </table:table-cell>
              <table:table-cell office:value-type="float" office:value="0.00266897">
                <text:p>0.00266897</text:p>
              </table:table-cell>
              <table:table-cell office:value-type="float" office:value="0.00439789">
                <text:p>0.00439789</text:p>
              </table:table-cell>
              <table:table-cell office:value-type="float" office:value="0.0072404">
                <text:p>0.0072404</text:p>
              </table:table-cell>
              <table:table-cell office:value-type="float" office:value="0.0119236">
                <text:p>0.0119236</text:p>
              </table:table-cell>
              <table:table-cell office:value-type="float" office:value="0.0196384">
                <text:p>0.0196384</text:p>
              </table:table-cell>
              <table:table-cell office:value-type="float" office:value="0.0323082">
                <text:p>0.0323082</text:p>
              </table:table-cell>
              <table:table-cell office:value-type="float" office:value="0.0530338">
                <text:p>0.0530338</text:p>
              </table:table-cell>
              <table:table-cell office:value-type="float" office:value="0.0867395">
                <text:p>0.0867395</text:p>
              </table:table-cell>
              <table:table-cell office:value-type="float" office:value="0.141035">
                <text:p>0.141035</text:p>
              </table:table-cell>
              <table:table-cell office:value-type="float" office:value="0.22721">
                <text:p>0.22721</text:p>
              </table:table-cell>
              <table:table-cell office:value-type="float" office:value="0.360751">
                <text:p>0.360751</text:p>
              </table:table-cell>
              <table:table-cell office:value-type="float" office:value="0.559837">
                <text:p>0.559837</text:p>
              </table:table-cell>
              <table:table-cell office:value-type="float" office:value="0.838769">
                <text:p>0.838769</text:p>
              </table:table-cell>
              <table:table-cell office:value-type="float" office:value="1.19238">
                <text:p>1.19238</text:p>
              </table:table-cell>
              <table:table-cell office:value-type="float" office:value="1.57333">
                <text:p>1.57333</text:p>
              </table:table-cell>
              <table:table-cell office:value-type="float" office:value="1.88221">
                <text:p>1.88221</text:p>
              </table:table-cell>
              <table:table-cell office:value-type="float" office:value="2.00327">
                <text:p>2.00327</text:p>
              </table:table-cell>
              <table:table-cell office:value-type="float" office:value="1.8826">
                <text:p>1.8826</text:p>
              </table:table-cell>
              <table:table-cell office:value-type="float" office:value="1.57369">
                <text:p>1.57369</text:p>
              </table:table-cell>
              <table:table-cell office:value-type="float" office:value="1.19266">
                <text:p>1.19266</text:p>
              </table:table-cell>
              <table:table-cell office:value-type="float" office:value="0.838997">
                <text:p>0.838997</text:p>
              </table:table-cell>
              <table:table-cell office:value-type="float" office:value="0.559937">
                <text:p>0.559937</text:p>
              </table:table-cell>
              <table:table-cell office:value-type="float" office:value="0.360774">
                <text:p>0.360774</text:p>
              </table:table-cell>
              <table:table-cell office:value-type="float" office:value="0.227241">
                <text:p>0.227241</text:p>
              </table:table-cell>
              <table:table-cell office:value-type="float" office:value="0.141091">
                <text:p>0.141091</text:p>
              </table:table-cell>
              <table:table-cell office:value-type="float" office:value="0.0868046">
                <text:p>0.0868046</text:p>
              </table:table-cell>
              <table:table-cell office:value-type="float" office:value="0.053085">
                <text:p>0.053085</text:p>
              </table:table-cell>
              <table:table-cell office:value-type="float" office:value="0.0323353">
                <text:p>0.0323353</text:p>
              </table:table-cell>
              <table:table-cell office:value-type="float" office:value="0.0196513">
                <text:p>0.0196513</text:p>
              </table:table-cell>
              <table:table-cell office:value-type="float" office:value="0.0119307">
                <text:p>0.0119307</text:p>
              </table:table-cell>
              <table:table-cell office:value-type="float" office:value="0.00723894">
                <text:p>0.00723894</text:p>
              </table:table-cell>
              <table:table-cell office:value-type="float" office:value="0.00439076">
                <text:p>0.00439076</text:p>
              </table:table-cell>
              <table:table-cell office:value-type="float" office:value="0.0026659">
                <text:p>0.0026659</text:p>
              </table:table-cell>
              <table:table-cell office:value-type="float" office:value="0.00162004">
                <text:p>0.00162004</text:p>
              </table:table-cell>
              <table:table-cell office:value-type="float" office:value="0.000981914">
                <text:p>0.000981914</text:p>
              </table:table-cell>
              <table:table-cell office:value-type="float" office:value="0.000593921">
                <text:p>0.000593921</text:p>
              </table:table-cell>
              <table:table-cell office:value-type="float" office:value="0.000360771">
                <text:p>0.000360771</text:p>
              </table:table-cell>
              <table:table-cell office:value-type="float" office:value="0.000219433">
                <text:p>0.000219433</text:p>
              </table:table-cell>
              <table:table-cell office:value-type="float" office:value="0.000132207">
                <text:p>0.000132207</text:p>
              </table:table-cell>
              <table:table-cell office:value-type="float" office:value="0.000079109">
                <text:p>0.000079109</text:p>
              </table:table-cell>
              <table:table-cell office:value-type="float" office:value="0.0000472462">
                <text:p>0.0000472462</text:p>
              </table:table-cell>
              <table:table-cell office:value-type="float" office:value="0.0000277451">
                <text:p>0.0000277451</text:p>
              </table:table-cell>
              <table:table-cell office:value-type="float" office:value="0.000016055">
                <text:p>0.000016055</text:p>
              </table:table-cell>
              <table:table-cell office:value-type="float" office:value="0.00000955147">
                <text:p>0.00000955147</text:p>
              </table:table-cell>
              <table:table-cell office:value-type="float" office:value="0.00000591436">
                <text:p>0.00000591436</text:p>
              </table:table-cell>
              <table:table-cell office:value-type="float" office:value="0.00000369362">
                <text:p>0.00000369362</text:p>
              </table:table-cell>
              <table:table-cell office:value-type="float" office:value="0.0000023465">
                <text:p>0.0000023465</text:p>
              </table:table-cell>
              <table:table-cell office:value-type="float" office:value="0.00000149875">
                <text:p>0.00000149875</text:p>
              </table:table-cell>
              <table:table-cell office:value-type="float" office:value="0.000000835169">
                <text:p>0.000000835169</text:p>
              </table:table-cell>
              <table:table-cell office:value-type="float" office:value="0.0000003745">
                <text:p>0.0000003745</text:p>
              </table:table-cell>
              <table:table-cell office:value-type="float" office:value="0.000000167727">
                <text:p>0.000000167727</text:p>
              </table:table-cell>
              <table:table-cell office:value-type="float" office:value="0.0000000863671">
                <text:p>0.0000000863671</text:p>
              </table:table-cell>
              <table:table-cell office:value-type="float" office:value="0.0000000298823">
                <text:p>0.0000000298823</text:p>
              </table:table-cell>
              <table:table-cell office:value-type="float" office:value="0.00000000111733">
                <text:p>0.00000000111733</text:p>
              </table:table-cell>
              <table:table-cell office:value-type="float" office:value="0.0000000110323">
                <text:p>0.0000000110323</text:p>
              </table:table-cell>
              <table:table-cell office:value-type="float" office:value="0.000000014519">
                <text:p>0.000000014519</text:p>
              </table:table-cell>
              <table:table-cell office:value-type="float" office:value="0.00000000653602">
                <text:p>0.00000000653602</text:p>
              </table:table-cell>
              <table:table-cell office:value-type="float" office:value="0.0000000048592">
                <text:p>0.0000000048592</text:p>
              </table:table-cell>
              <table:table-cell office:value-type="float" office:value="0.00000000284847">
                <text:p>0.00000000284847</text:p>
              </table:table-cell>
              <table:table-cell office:value-type="float" office:value="0.0000000142675">
                <text:p>0.0000000142675</text:p>
              </table:table-cell>
              <table:table-cell office:value-type="float" office:value="0.0000000241336">
                <text:p>0.0000000241336</text:p>
              </table:table-cell>
              <table:table-cell office:value-type="float" office:value="0.000000018978">
                <text:p>0.000000018978</text:p>
              </table:table-cell>
              <table:table-cell office:value-type="float" office:value="0.0000000185324">
                <text:p>0.0000000185324</text:p>
              </table:table-cell>
              <table:table-cell office:value-type="float" office:value="0.0000000307282">
                <text:p>0.0000000307282</text:p>
              </table:table-cell>
              <table:table-cell office:value-type="float" office:value="0.0000000440964">
                <text:p>0.0000000440964</text:p>
              </table:table-cell>
              <table:table-cell office:value-type="float" office:value="0.0000000420475">
                <text:p>0.0000000420475</text:p>
              </table:table-cell>
              <table:table-cell office:value-type="float" office:value="0.0000000265199">
                <text:p>0.0000000265199</text:p>
              </table:table-cell>
              <table:table-cell office:value-type="float" office:value="0.00000000887552">
                <text:p>0.00000000887552</text:p>
              </table:table-cell>
              <table:table-cell office:value-type="float" office:value="0.00000000184096">
                <text:p>0.00000000184096</text:p>
              </table:table-cell>
              <table:table-cell office:value-type="float" office:value="0.000000000644378">
                <text:p>0.000000000644378</text:p>
              </table:table-cell>
              <table:table-cell office:value-type="float" office:value="0.00000000291871">
                <text:p>0.00000000291871</text:p>
              </table:table-cell>
              <table:table-cell office:value-type="float" office:value="0.00000000899228">
                <text:p>0.00000000899228</text:p>
              </table:table-cell>
              <table:table-cell office:value-type="float" office:value="0.0000000244444">
                <text:p>0.0000000244444</text:p>
              </table:table-cell>
              <table:table-cell office:value-type="float" office:value="0.0000000553856">
                <text:p>0.0000000553856</text:p>
              </table:table-cell>
              <table:table-cell office:value-type="float" office:value="0.0000000617579">
                <text:p>0.0000000617579</text:p>
              </table:table-cell>
              <table:table-cell office:value-type="float" office:value="0.0000000397546">
                <text:p>0.0000000397546</text:p>
              </table:table-cell>
              <table:table-cell office:value-type="float" office:value="0.0000000247566">
                <text:p>0.0000000247566</text:p>
              </table:table-cell>
              <table:table-cell office:value-type="float" office:value="0.0000000217783">
                <text:p>0.0000000217783</text:p>
              </table:table-cell>
              <table:table-cell office:value-type="float" office:value="0.0000000180856">
                <text:p>0.0000000180856</text:p>
              </table:table-cell>
              <table:table-cell office:value-type="float" office:value="0.00000000706595">
                <text:p>0.00000000706595</text:p>
              </table:table-cell>
              <table:table-cell office:value-type="float" office:value="0.0000000019204">
                <text:p>0.0000000019204</text:p>
              </table:table-cell>
              <table:table-cell office:value-type="float" office:value="0.0000000115286">
                <text:p>0.0000000115286</text:p>
              </table:table-cell>
              <table:table-cell office:value-type="float" office:value="0.0000000297232">
                <text:p>0.0000000297232</text:p>
              </table:table-cell>
              <table:table-cell office:value-type="float" office:value="0.0000000437563">
                <text:p>0.0000000437563</text:p>
              </table:table-cell>
              <table:table-cell office:value-type="float" office:value="0.0000000451002">
                <text:p>0.0000000451002</text:p>
              </table:table-cell>
              <table:table-cell office:value-type="float" office:value="0.0000000438056">
                <text:p>0.0000000438056</text:p>
              </table:table-cell>
              <table:table-cell office:value-type="float" office:value="0.0000000492647">
                <text:p>0.0000000492647</text:p>
              </table:table-cell>
              <table:table-cell office:value-type="float" office:value="0.0000000511508">
                <text:p>0.0000000511508</text:p>
              </table:table-cell>
              <table:table-cell office:value-type="float" office:value="0.0000000308086">
                <text:p>0.0000000308086</text:p>
              </table:table-cell>
              <table:table-cell office:value-type="float" office:value="0.00000000536179">
                <text:p>0.00000000536179</text:p>
              </table:table-cell>
              <table:table-cell office:value-type="float" office:value="0.000000000995138">
                <text:p>0.000000000995138</text:p>
              </table:table-cell>
              <table:table-cell office:value-type="float" office:value="0.0000000100174">
                <text:p>0.0000000100174</text:p>
              </table:table-cell>
              <table:table-cell office:value-type="float" office:value="0.0000000172113">
                <text:p>0.0000000172113</text:p>
              </table:table-cell>
              <table:table-cell office:value-type="float" office:value="0.0000000252682">
                <text:p>0.0000000252682</text:p>
              </table:table-cell>
              <table:table-cell office:value-type="float" office:value="0.0000000437711">
                <text:p>0.0000000437711</text:p>
              </table:table-cell>
              <table:table-cell office:value-type="float" office:value="0.0000000692345">
                <text:p>0.0000000692345</text:p>
              </table:table-cell>
              <table:table-cell office:value-type="float" office:value="0.0000000780542">
                <text:p>0.0000000780542</text:p>
              </table:table-cell>
              <table:table-cell office:value-type="float" office:value="0.0000000492805">
                <text:p>0.0000000492805</text:p>
              </table:table-cell>
              <table:table-cell office:value-type="float" office:value="0.0000000163045">
                <text:p>0.0000000163045</text:p>
              </table:table-cell>
              <table:table-cell office:value-type="float" office:value="0.00000000557352">
                <text:p>0.00000000557352</text:p>
              </table:table-cell>
              <table:table-cell office:value-type="float" office:value="0.00000000217899">
                <text:p>0.00000000217899</text:p>
              </table:table-cell>
              <table:table-cell office:value-type="float" office:value="0.00000000020725">
                <text:p>0.00000000020725</text:p>
              </table:table-cell>
              <table:table-cell office:value-type="float" office:value="0.00000000649439">
                <text:p>0.00000000649439</text:p>
              </table:table-cell>
              <table:table-cell office:value-type="float" office:value="0.0000000350126">
                <text:p>0.0000000350126</text:p>
              </table:table-cell>
              <table:table-cell office:value-type="float" office:value="0.0000000643472">
                <text:p>0.0000000643472</text:p>
              </table:table-cell>
              <table:table-cell office:value-type="float" office:value="0.0000000624507">
                <text:p>0.0000000624507</text:p>
              </table:table-cell>
              <table:table-cell office:value-type="float" office:value="0.0000000441595">
                <text:p>0.0000000441595</text:p>
              </table:table-cell>
              <table:table-cell office:value-type="float" office:value="0.0000000327586">
                <text:p>0.0000000327586</text:p>
              </table:table-cell>
              <table:table-cell office:value-type="float" office:value="0.0000000300778">
                <text:p>0.0000000300778</text:p>
              </table:table-cell>
              <table:table-cell office:value-type="float" office:value="0.0000000259107">
                <text:p>0.0000000259107</text:p>
              </table:table-cell>
              <table:table-cell office:value-type="float" office:value="0.0000000104114">
                <text:p>0.0000000104114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19:schodinger1.GS19</svg:desc>
                </draw:g>
              </table:table-cell>
              <table:table-cell office:value-type="float" office:value="0.000000010687">
                <text:p>0.000000010687</text:p>
              </table:table-cell>
              <table:table-cell office:value-type="float" office:value="0.0000000276655">
                <text:p>0.0000000276655</text:p>
              </table:table-cell>
              <table:table-cell office:value-type="float" office:value="0.0000000263526">
                <text:p>0.0000000263526</text:p>
              </table:table-cell>
              <table:table-cell office:value-type="float" office:value="0.00000000876877">
                <text:p>0.00000000876877</text:p>
              </table:table-cell>
              <table:table-cell office:value-type="float" office:value="0.000000000195018">
                <text:p>0.000000000195018</text:p>
              </table:table-cell>
              <table:table-cell office:value-type="float" office:value="0.00000000661885">
                <text:p>0.00000000661885</text:p>
              </table:table-cell>
              <table:table-cell office:value-type="float" office:value="0.0000000118299">
                <text:p>0.0000000118299</text:p>
              </table:table-cell>
              <table:table-cell office:value-type="float" office:value="0.00000000520292">
                <text:p>0.00000000520292</text:p>
              </table:table-cell>
              <table:table-cell office:value-type="float" office:value="0.000000000587304">
                <text:p>0.000000000587304</text:p>
              </table:table-cell>
              <table:table-cell office:value-type="float" office:value="0.0000000150546">
                <text:p>0.0000000150546</text:p>
              </table:table-cell>
              <table:table-cell office:value-type="float" office:value="0.0000000357005">
                <text:p>0.0000000357005</text:p>
              </table:table-cell>
              <table:table-cell office:value-type="float" office:value="0.0000000427365">
                <text:p>0.0000000427365</text:p>
              </table:table-cell>
              <table:table-cell office:value-type="float" office:value="0.0000000298093">
                <text:p>0.0000000298093</text:p>
              </table:table-cell>
              <table:table-cell office:value-type="float" office:value="0.00000000988082">
                <text:p>0.00000000988082</text:p>
              </table:table-cell>
              <table:table-cell office:value-type="float" office:value="0.00000000165687">
                <text:p>0.00000000165687</text:p>
              </table:table-cell>
              <table:table-cell office:value-type="float" office:value="0.00000000238768">
                <text:p>0.00000000238768</text:p>
              </table:table-cell>
              <table:table-cell office:value-type="float" office:value="0.00000000228545">
                <text:p>0.00000000228545</text:p>
              </table:table-cell>
              <table:table-cell office:value-type="float" office:value="0.00000000142774">
                <text:p>0.00000000142774</text:p>
              </table:table-cell>
              <table:table-cell office:value-type="float" office:value="0.00000000993094">
                <text:p>0.00000000993094</text:p>
              </table:table-cell>
              <table:table-cell office:value-type="float" office:value="0.0000000306687">
                <text:p>0.0000000306687</text:p>
              </table:table-cell>
              <table:table-cell office:value-type="float" office:value="0.0000000462266">
                <text:p>0.0000000462266</text:p>
              </table:table-cell>
              <table:table-cell office:value-type="float" office:value="0.0000000452268">
                <text:p>0.0000000452268</text:p>
              </table:table-cell>
              <table:table-cell office:value-type="float" office:value="0.0000000297717">
                <text:p>0.0000000297717</text:p>
              </table:table-cell>
              <table:table-cell office:value-type="float" office:value="0.0000000117622">
                <text:p>0.0000000117622</text:p>
              </table:table-cell>
              <table:table-cell office:value-type="float" office:value="0.00000000365625">
                <text:p>0.00000000365625</text:p>
              </table:table-cell>
              <table:table-cell office:value-type="float" office:value="0.00000000335895">
                <text:p>0.00000000335895</text:p>
              </table:table-cell>
              <table:table-cell office:value-type="float" office:value="0.00000000316946">
                <text:p>0.00000000316946</text:p>
              </table:table-cell>
              <table:table-cell office:value-type="float" office:value="0.00000000346538">
                <text:p>0.00000000346538</text:p>
              </table:table-cell>
              <table:table-cell office:value-type="float" office:value="0.0000000136974">
                <text:p>0.0000000136974</text:p>
              </table:table-cell>
              <table:table-cell office:value-type="float" office:value="0.0000000343128">
                <text:p>0.0000000343128</text:p>
              </table:table-cell>
              <table:table-cell office:value-type="float" office:value="0.000000046828">
                <text:p>0.000000046828</text:p>
              </table:table-cell>
              <table:table-cell office:value-type="float" office:value="0.000000039592">
                <text:p>0.000000039592</text:p>
              </table:table-cell>
              <table:table-cell office:value-type="float" office:value="0.0000000215403">
                <text:p>0.0000000215403</text:p>
              </table:table-cell>
              <table:table-cell office:value-type="float" office:value="0.00000000808901">
                <text:p>0.00000000808901</text:p>
              </table:table-cell>
              <table:table-cell office:value-type="float" office:value="0.00000000748388">
                <text:p>0.00000000748388</text:p>
              </table:table-cell>
              <table:table-cell office:value-type="float" office:value="0.00000000900868">
                <text:p>0.00000000900868</text:p>
              </table:table-cell>
              <table:table-cell office:value-type="float" office:value="0.00000000401999">
                <text:p>0.00000000401999</text:p>
              </table:table-cell>
              <table:table-cell office:value-type="float" office:value="0.00000000338397">
                <text:p>0.00000000338397</text:p>
              </table:table-cell>
              <table:table-cell office:value-type="float" office:value="0.0000000112253">
                <text:p>0.0000000112253</text:p>
              </table:table-cell>
              <table:table-cell office:value-type="float" office:value="0.0000000270489">
                <text:p>0.0000000270489</text:p>
              </table:table-cell>
              <table:table-cell office:value-type="float" office:value="0.0000000359794">
                <text:p>0.0000000359794</text:p>
              </table:table-cell>
              <table:table-cell office:value-type="float" office:value="0.0000000211452">
                <text:p>0.0000000211452</text:p>
              </table:table-cell>
              <table:table-cell office:value-type="float" office:value="0.00000000639203">
                <text:p>0.00000000639203</text:p>
              </table:table-cell>
              <table:table-cell office:value-type="float" office:value="0.00000000754223">
                <text:p>0.00000000754223</text:p>
              </table:table-cell>
              <table:table-cell office:value-type="float" office:value="0.0000000166122">
                <text:p>0.0000000166122</text:p>
              </table:table-cell>
              <table:table-cell office:value-type="float" office:value="0.0000000188098">
                <text:p>0.0000000188098</text:p>
              </table:table-cell>
              <table:table-cell office:value-type="float" office:value="0.00000000649258">
                <text:p>0.00000000649258</text:p>
              </table:table-cell>
              <table:table-cell office:value-type="float" office:value="0.00000000034143">
                <text:p>0.00000000034143</text:p>
              </table:table-cell>
              <table:table-cell office:value-type="float" office:value="0.00000000706101">
                <text:p>0.00000000706101</text:p>
              </table:table-cell>
              <table:table-cell office:value-type="float" office:value="0.0000000115534">
                <text:p>0.0000000115534</text:p>
              </table:table-cell>
              <table:table-cell office:value-type="float" office:value="0.00000000856525">
                <text:p>0.00000000856525</text:p>
              </table:table-cell>
              <table:table-cell office:value-type="float" office:value="0.00000000351891">
                <text:p>0.00000000351891</text:p>
              </table:table-cell>
              <table:table-cell office:value-type="float" office:value="0.00000000798119">
                <text:p>0.00000000798119</text:p>
              </table:table-cell>
              <table:table-cell office:value-type="float" office:value="0.0000000217898">
                <text:p>0.0000000217898</text:p>
              </table:table-cell>
              <table:table-cell office:value-type="float" office:value="0.0000000330302">
                <text:p>0.0000000330302</text:p>
              </table:table-cell>
              <table:table-cell office:value-type="float" office:value="0.000000025722">
                <text:p>0.000000025722</text:p>
              </table:table-cell>
              <table:table-cell office:value-type="float" office:value="0.00000000781405">
                <text:p>0.00000000781405</text:p>
              </table:table-cell>
              <table:table-cell office:value-type="float" office:value="0.000000000597604">
                <text:p>0.000000000597604</text:p>
              </table:table-cell>
              <table:table-cell office:value-type="float" office:value="0.000000000388995">
                <text:p>0.000000000388995</text:p>
              </table:table-cell>
              <table:table-cell office:value-type="float" office:value="0.00000000299512">
                <text:p>0.00000000299512</text:p>
              </table:table-cell>
              <table:table-cell office:value-type="float" office:value="0.00000000138684">
                <text:p>0.00000000138684</text:p>
              </table:table-cell>
              <table:table-cell office:value-type="float" office:value="0.00000000293491">
                <text:p>0.00000000293491</text:p>
              </table:table-cell>
              <table:table-cell office:value-type="float" office:value="0.0000000183298">
                <text:p>0.0000000183298</text:p>
              </table:table-cell>
              <table:table-cell office:value-type="float" office:value="0.0000000304545">
                <text:p>0.0000000304545</text:p>
              </table:table-cell>
              <table:table-cell office:value-type="float" office:value="0.0000000376199">
                <text:p>0.0000000376199</text:p>
              </table:table-cell>
              <table:table-cell office:value-type="float" office:value="0.0000000360765">
                <text:p>0.0000000360765</text:p>
              </table:table-cell>
              <table:table-cell office:value-type="float" office:value="0.0000000270338">
                <text:p>0.0000000270338</text:p>
              </table:table-cell>
              <table:table-cell office:value-type="float" office:value="0.0000000298782">
                <text:p>0.0000000298782</text:p>
              </table:table-cell>
              <table:table-cell office:value-type="float" office:value="0.000000047196">
                <text:p>0.000000047196</text:p>
              </table:table-cell>
              <table:table-cell office:value-type="float" office:value="0.0000000638974">
                <text:p>0.0000000638974</text:p>
              </table:table-cell>
              <table:table-cell office:value-type="float" office:value="0.000000077674">
                <text:p>0.000000077674</text:p>
              </table:table-cell>
              <table:table-cell office:value-type="float" office:value="0.000000107177">
                <text:p>0.000000107177</text:p>
              </table:table-cell>
              <table:table-cell office:value-type="float" office:value="0.00000016231">
                <text:p>0.00000016231</text:p>
              </table:table-cell>
              <table:table-cell office:value-type="float" office:value="0.000000259732">
                <text:p>0.000000259732</text:p>
              </table:table-cell>
              <table:table-cell office:value-type="float" office:value="0.000000462764">
                <text:p>0.000000462764</text:p>
              </table:table-cell>
              <table:table-cell office:value-type="float" office:value="0.000000891558">
                <text:p>0.000000891558</text:p>
              </table:table-cell>
              <table:table-cell office:value-type="float" office:value="0.00000163527">
                <text:p>0.00000163527</text:p>
              </table:table-cell>
              <table:table-cell office:value-type="float" office:value="0.00000271888">
                <text:p>0.00000271888</text:p>
              </table:table-cell>
              <table:table-cell office:value-type="float" office:value="0.00000439399">
                <text:p>0.00000439399</text:p>
              </table:table-cell>
              <table:table-cell office:value-type="float" office:value="0.00000710451">
                <text:p>0.00000710451</text:p>
              </table:table-cell>
              <table:table-cell office:value-type="float" office:value="0.0000110895">
                <text:p>0.0000110895</text:p>
              </table:table-cell>
              <table:table-cell office:value-type="float" office:value="0.000017265">
                <text:p>0.000017265</text:p>
              </table:table-cell>
              <table:table-cell office:value-type="float" office:value="0.0000282817">
                <text:p>0.0000282817</text:p>
              </table:table-cell>
              <table:table-cell office:value-type="float" office:value="0.0000476627">
                <text:p>0.0000476627</text:p>
              </table:table-cell>
              <table:table-cell office:value-type="float" office:value="0.0000798593">
                <text:p>0.0000798593</text:p>
              </table:table-cell>
              <table:table-cell office:value-type="float" office:value="0.000133449">
                <text:p>0.000133449</text:p>
              </table:table-cell>
              <table:table-cell office:value-type="float" office:value="0.000222885">
                <text:p>0.000222885</text:p>
              </table:table-cell>
              <table:table-cell office:value-type="float" office:value="0.000368451">
                <text:p>0.000368451</text:p>
              </table:table-cell>
              <table:table-cell office:value-type="float" office:value="0.000603295">
                <text:p>0.000603295</text:p>
              </table:table-cell>
              <table:table-cell office:value-type="float" office:value="0.000987627">
                <text:p>0.000987627</text:p>
              </table:table-cell>
              <table:table-cell office:value-type="float" office:value="0.00162123">
                <text:p>0.00162123</text:p>
              </table:table-cell>
              <table:table-cell office:value-type="float" office:value="0.00266473">
                <text:p>0.00266473</text:p>
              </table:table-cell>
              <table:table-cell office:value-type="float" office:value="0.00438977">
                <text:p>0.00438977</text:p>
              </table:table-cell>
              <table:table-cell office:value-type="float" office:value="0.00724977">
                <text:p>0.00724977</text:p>
              </table:table-cell>
              <table:table-cell office:value-type="float" office:value="0.0119662">
                <text:p>0.0119662</text:p>
              </table:table-cell>
              <table:table-cell office:value-type="float" office:value="0.0197078">
                <text:p>0.0197078</text:p>
              </table:table-cell>
              <table:table-cell office:value-type="float" office:value="0.0324086">
                <text:p>0.0324086</text:p>
              </table:table-cell>
              <table:table-cell office:value-type="float" office:value="0.0531735">
                <text:p>0.0531735</text:p>
              </table:table-cell>
              <table:table-cell office:value-type="float" office:value="0.0868757">
                <text:p>0.0868757</text:p>
              </table:table-cell>
              <table:table-cell office:value-type="float" office:value="0.141118">
                <text:p>0.141118</text:p>
              </table:table-cell>
              <table:table-cell office:value-type="float" office:value="0.227292">
                <text:p>0.227292</text:p>
              </table:table-cell>
              <table:table-cell office:value-type="float" office:value="0.36096">
                <text:p>0.36096</text:p>
              </table:table-cell>
              <table:table-cell office:value-type="float" office:value="0.560255">
                <text:p>0.560255</text:p>
              </table:table-cell>
              <table:table-cell office:value-type="float" office:value="0.839398">
                <text:p>0.839398</text:p>
              </table:table-cell>
              <table:table-cell office:value-type="float" office:value="1.1932">
                <text:p>1.1932</text:p>
              </table:table-cell>
              <table:table-cell office:value-type="float" office:value="1.57416">
                <text:p>1.57416</text:p>
              </table:table-cell>
              <table:table-cell office:value-type="float" office:value="1.88258">
                <text:p>1.88258</text:p>
              </table:table-cell>
              <table:table-cell office:value-type="float" office:value="2.00281">
                <text:p>2.00281</text:p>
              </table:table-cell>
              <table:table-cell office:value-type="float" office:value="1.88164">
                <text:p>1.88164</text:p>
              </table:table-cell>
              <table:table-cell office:value-type="float" office:value="1.57279">
                <text:p>1.57279</text:p>
              </table:table-cell>
              <table:table-cell office:value-type="float" office:value="1.19201">
                <text:p>1.19201</text:p>
              </table:table-cell>
              <table:table-cell office:value-type="float" office:value="0.838585">
                <text:p>0.838585</text:p>
              </table:table-cell>
              <table:table-cell office:value-type="float" office:value="0.559693">
                <text:p>0.559693</text:p>
              </table:table-cell>
              <table:table-cell office:value-type="float" office:value="0.360617">
                <text:p>0.360617</text:p>
              </table:table-cell>
              <table:table-cell office:value-type="float" office:value="0.227123">
                <text:p>0.227123</text:p>
              </table:table-cell>
              <table:table-cell office:value-type="float" office:value="0.140988">
                <text:p>0.140988</text:p>
              </table:table-cell>
              <table:table-cell office:value-type="float" office:value="0.086719">
                <text:p>0.086719</text:p>
              </table:table-cell>
              <table:table-cell office:value-type="float" office:value="0.0530526">
                <text:p>0.0530526</text:p>
              </table:table-cell>
              <table:table-cell office:value-type="float" office:value="0.0323602">
                <text:p>0.0323602</text:p>
              </table:table-cell>
              <table:table-cell office:value-type="float" office:value="0.0196914">
                <text:p>0.0196914</text:p>
              </table:table-cell>
              <table:table-cell office:value-type="float" office:value="0.0119562">
                <text:p>0.0119562</text:p>
              </table:table-cell>
              <table:table-cell office:value-type="float" office:value="0.00725332">
                <text:p>0.00725332</text:p>
              </table:table-cell>
              <table:table-cell office:value-type="float" office:value="0.00440104">
                <text:p>0.00440104</text:p>
              </table:table-cell>
              <table:table-cell office:value-type="float" office:value="0.00266982">
                <text:p>0.00266982</text:p>
              </table:table-cell>
              <table:table-cell office:value-type="float" office:value="0.00161971">
                <text:p>0.00161971</text:p>
              </table:table-cell>
              <table:table-cell office:value-type="float" office:value="0.000985069">
                <text:p>0.000985069</text:p>
              </table:table-cell>
              <table:table-cell office:value-type="float" office:value="0.000601603">
                <text:p>0.000601603</text:p>
              </table:table-cell>
              <table:table-cell office:value-type="float" office:value="0.000368258">
                <text:p>0.000368258</text:p>
              </table:table-cell>
              <table:table-cell office:value-type="float" office:value="0.000225143">
                <text:p>0.000225143</text:p>
              </table:table-cell>
              <table:table-cell office:value-type="float" office:value="0.000136777">
                <text:p>0.000136777</text:p>
              </table:table-cell>
              <table:table-cell office:value-type="float" office:value="0.000082116">
                <text:p>0.000082116</text:p>
              </table:table-cell>
              <table:table-cell office:value-type="float" office:value="0.0000488611">
                <text:p>0.0000488611</text:p>
              </table:table-cell>
              <table:table-cell office:value-type="float" office:value="0.0000290534">
                <text:p>0.0000290534</text:p>
              </table:table-cell>
              <table:table-cell office:value-type="float" office:value="0.0000172903">
                <text:p>0.0000172903</text:p>
              </table:table-cell>
              <table:table-cell office:value-type="float" office:value="0.0000103561">
                <text:p>0.0000103561</text:p>
              </table:table-cell>
              <table:table-cell office:value-type="float" office:value="0.00000639583">
                <text:p>0.00000639583</text:p>
              </table:table-cell>
              <table:table-cell office:value-type="float" office:value="0.00000414819">
                <text:p>0.00000414819</text:p>
              </table:table-cell>
              <table:table-cell office:value-type="float" office:value="0.00000274798">
                <text:p>0.00000274798</text:p>
              </table:table-cell>
              <table:table-cell office:value-type="float" office:value="0.00000176346">
                <text:p>0.00000176346</text:p>
              </table:table-cell>
              <table:table-cell office:value-type="float" office:value="0.00000106384">
                <text:p>0.00000106384</text:p>
              </table:table-cell>
              <table:table-cell office:value-type="float" office:value="0.000000597257">
                <text:p>0.000000597257</text:p>
              </table:table-cell>
              <table:table-cell office:value-type="float" office:value="0.000000320083">
                <text:p>0.000000320083</text:p>
              </table:table-cell>
              <table:table-cell office:value-type="float" office:value="0.000000170985">
                <text:p>0.000000170985</text:p>
              </table:table-cell>
              <table:table-cell office:value-type="float" office:value="0.0000000833353">
                <text:p>0.0000000833353</text:p>
              </table:table-cell>
              <table:table-cell office:value-type="float" office:value="0.0000000288494">
                <text:p>0.0000000288494</text:p>
              </table:table-cell>
              <table:table-cell office:value-type="float" office:value="0.0000000162191">
                <text:p>0.0000000162191</text:p>
              </table:table-cell>
              <table:table-cell office:value-type="float" office:value="0.000000033387">
                <text:p>0.000000033387</text:p>
              </table:table-cell>
              <table:table-cell office:value-type="float" office:value="0.0000000402194">
                <text:p>0.0000000402194</text:p>
              </table:table-cell>
              <table:table-cell office:value-type="float" office:value="0.0000000314682">
                <text:p>0.0000000314682</text:p>
              </table:table-cell>
              <table:table-cell office:value-type="float" office:value="0.0000000237886">
                <text:p>0.0000000237886</text:p>
              </table:table-cell>
              <table:table-cell office:value-type="float" office:value="0.0000000167174">
                <text:p>0.0000000167174</text:p>
              </table:table-cell>
              <table:table-cell office:value-type="float" office:value="0.0000000146736">
                <text:p>0.0000000146736</text:p>
              </table:table-cell>
              <table:table-cell office:value-type="float" office:value="0.0000000129514">
                <text:p>0.0000000129514</text:p>
              </table:table-cell>
              <table:table-cell office:value-type="float" office:value="0.00000000357068">
                <text:p>0.00000000357068</text:p>
              </table:table-cell>
              <table:table-cell office:value-type="float" office:value="0.000000000983692">
                <text:p>0.000000000983692</text:p>
              </table:table-cell>
              <table:table-cell office:value-type="float" office:value="0.0000000122319">
                <text:p>0.0000000122319</text:p>
              </table:table-cell>
              <table:table-cell office:value-type="float" office:value="0.0000000242401">
                <text:p>0.0000000242401</text:p>
              </table:table-cell>
              <table:table-cell office:value-type="float" office:value="0.000000031741">
                <text:p>0.000000031741</text:p>
              </table:table-cell>
              <table:table-cell office:value-type="float" office:value="0.0000000344411">
                <text:p>0.0000000344411</text:p>
              </table:table-cell>
              <table:table-cell office:value-type="float" office:value="0.0000000343246">
                <text:p>0.0000000343246</text:p>
              </table:table-cell>
              <table:table-cell office:value-type="float" office:value="0.0000000419058">
                <text:p>0.0000000419058</text:p>
              </table:table-cell>
              <table:table-cell office:value-type="float" office:value="0.0000000443689">
                <text:p>0.0000000443689</text:p>
              </table:table-cell>
              <table:table-cell office:value-type="float" office:value="0.000000028207">
                <text:p>0.000000028207</text:p>
              </table:table-cell>
              <table:table-cell office:value-type="float" office:value="0.0000000108988">
                <text:p>0.0000000108988</text:p>
              </table:table-cell>
              <table:table-cell office:value-type="float" office:value="0.00000000214288">
                <text:p>0.00000000214288</text:p>
              </table:table-cell>
              <table:table-cell office:value-type="float" office:value="0.00000000102151">
                <text:p>0.00000000102151</text:p>
              </table:table-cell>
              <table:table-cell office:value-type="float" office:value="0.00000000948338">
                <text:p>0.00000000948338</text:p>
              </table:table-cell>
              <table:table-cell office:value-type="float" office:value="0.000000019771">
                <text:p>0.000000019771</text:p>
              </table:table-cell>
              <table:table-cell office:value-type="float" office:value="0.0000000332928">
                <text:p>0.0000000332928</text:p>
              </table:table-cell>
              <table:table-cell office:value-type="float" office:value="0.0000000573982">
                <text:p>0.0000000573982</text:p>
              </table:table-cell>
              <table:table-cell office:value-type="float" office:value="0.0000000705267">
                <text:p>0.0000000705267</text:p>
              </table:table-cell>
              <table:table-cell office:value-type="float" office:value="0.000000060295">
                <text:p>0.000000060295</text:p>
              </table:table-cell>
              <table:table-cell office:value-type="float" office:value="0.0000000452131">
                <text:p>0.0000000452131</text:p>
              </table:table-cell>
              <table:table-cell office:value-type="float" office:value="0.0000000283587">
                <text:p>0.0000000283587</text:p>
              </table:table-cell>
              <table:table-cell office:value-type="float" office:value="0.0000000125632">
                <text:p>0.0000000125632</text:p>
              </table:table-cell>
              <table:table-cell office:value-type="float" office:value="0.00000000546348">
                <text:p>0.00000000546348</text:p>
              </table:table-cell>
              <table:table-cell office:value-type="float" office:value="0.0000000036551">
                <text:p>0.0000000036551</text:p>
              </table:table-cell>
              <table:table-cell office:value-type="float" office:value="0.0000000107658">
                <text:p>0.0000000107658</text:p>
              </table:table-cell>
              <table:table-cell office:value-type="float" office:value="0.0000000308519">
                <text:p>0.0000000308519</text:p>
              </table:table-cell>
              <table:table-cell office:value-type="float" office:value="0.0000000500569">
                <text:p>0.0000000500569</text:p>
              </table:table-cell>
              <table:table-cell office:value-type="float" office:value="0.0000000600713">
                <text:p>0.0000000600713</text:p>
              </table:table-cell>
              <table:table-cell office:value-type="float" office:value="0.0000000642319">
                <text:p>0.0000000642319</text:p>
              </table:table-cell>
              <table:table-cell office:value-type="float" office:value="0.0000000554875">
                <text:p>0.0000000554875</text:p>
              </table:table-cell>
              <table:table-cell office:value-type="float" office:value="0.000000038305">
                <text:p>0.000000038305</text:p>
              </table:table-cell>
              <table:table-cell office:value-type="float" office:value="0.0000000234205">
                <text:p>0.0000000234205</text:p>
              </table:table-cell>
              <table:table-cell office:value-type="float" office:value="0.00000000913844">
                <text:p>0.00000000913844</text:p>
              </table:table-cell>
              <table:table-cell office:value-type="float" office:value="0.00000000082346">
                <text:p>0.00000000082346</text:p>
              </table:table-cell>
              <table:table-cell office:value-type="float" office:value="0.00000000423972">
                <text:p>0.00000000423972</text:p>
              </table:table-cell>
              <table:table-cell office:value-type="float" office:value="0.0000000133281">
                <text:p>0.0000000133281</text:p>
              </table:table-cell>
              <table:table-cell office:value-type="float" office:value="0.0000000252678">
                <text:p>0.0000000252678</text:p>
              </table:table-cell>
              <table:table-cell office:value-type="float" office:value="0.0000000372497">
                <text:p>0.0000000372497</text:p>
              </table:table-cell>
              <table:table-cell office:value-type="float" office:value="0.0000000422843">
                <text:p>0.0000000422843</text:p>
              </table:table-cell>
              <table:table-cell office:value-type="float" office:value="0.0000000426251">
                <text:p>0.0000000426251</text:p>
              </table:table-cell>
              <table:table-cell office:value-type="float" office:value="0.0000000424365">
                <text:p>0.0000000424365</text:p>
              </table:table-cell>
              <table:table-cell office:value-type="float" office:value="0.0000000344034">
                <text:p>0.0000000344034</text:p>
              </table:table-cell>
              <table:table-cell office:value-type="float" office:value="0.000000020894">
                <text:p>0.000000020894</text:p>
              </table:table-cell>
              <table:table-cell office:value-type="float" office:value="0.0000000109095">
                <text:p>0.0000000109095</text:p>
              </table:table-cell>
              <table:table-cell office:value-type="float" office:value="0.00000000334028">
                <text:p>0.00000000334028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20:schodinger1.GS20</svg:desc>
                </draw:g>
              </table:table-cell>
              <table:table-cell office:value-type="float" office:value="0.00000000540693">
                <text:p>0.00000000540693</text:p>
              </table:table-cell>
              <table:table-cell office:value-type="float" office:value="0.0000000183814">
                <text:p>0.0000000183814</text:p>
              </table:table-cell>
              <table:table-cell office:value-type="float" office:value="0.0000000197762">
                <text:p>0.0000000197762</text:p>
              </table:table-cell>
              <table:table-cell office:value-type="float" office:value="0.000000010952">
                <text:p>0.000000010952</text:p>
              </table:table-cell>
              <table:table-cell office:value-type="float" office:value="0.00000000252309">
                <text:p>0.00000000252309</text:p>
              </table:table-cell>
              <table:table-cell office:value-type="float" office:value="0.000000000358344">
                <text:p>0.000000000358344</text:p>
              </table:table-cell>
              <table:table-cell office:value-type="float" office:value="0.00000000554116">
                <text:p>0.00000000554116</text:p>
              </table:table-cell>
              <table:table-cell office:value-type="float" office:value="0.00000000657344">
                <text:p>0.00000000657344</text:p>
              </table:table-cell>
              <table:table-cell office:value-type="float" office:value="0.00000000209018">
                <text:p>0.00000000209018</text:p>
              </table:table-cell>
              <table:table-cell office:value-type="float" office:value="0.000000000720101">
                <text:p>0.000000000720101</text:p>
              </table:table-cell>
              <table:table-cell office:value-type="float" office:value="0.0000000149037">
                <text:p>0.0000000149037</text:p>
              </table:table-cell>
              <table:table-cell office:value-type="float" office:value="0.000000039606">
                <text:p>0.000000039606</text:p>
              </table:table-cell>
              <table:table-cell office:value-type="float" office:value="0.0000000443659">
                <text:p>0.0000000443659</text:p>
              </table:table-cell>
              <table:table-cell office:value-type="float" office:value="0.0000000320336">
                <text:p>0.0000000320336</text:p>
              </table:table-cell>
              <table:table-cell office:value-type="float" office:value="0.0000000168463">
                <text:p>0.0000000168463</text:p>
              </table:table-cell>
              <table:table-cell office:value-type="float" office:value="0.00000000287978">
                <text:p>0.00000000287978</text:p>
              </table:table-cell>
              <table:table-cell office:value-type="float" office:value="0.00000000341532">
                <text:p>0.00000000341532</text:p>
              </table:table-cell>
              <table:table-cell office:value-type="float" office:value="0.00000000445351">
                <text:p>0.00000000445351</text:p>
              </table:table-cell>
              <table:table-cell office:value-type="float" office:value="0.000000000846405">
                <text:p>0.000000000846405</text:p>
              </table:table-cell>
              <table:table-cell office:value-type="float" office:value="0.00000000636606">
                <text:p>0.00000000636606</text:p>
              </table:table-cell>
              <table:table-cell office:value-type="float" office:value="0.0000000210965">
                <text:p>0.0000000210965</text:p>
              </table:table-cell>
              <table:table-cell office:value-type="float" office:value="0.0000000520091">
                <text:p>0.0000000520091</text:p>
              </table:table-cell>
              <table:table-cell office:value-type="float" office:value="0.0000000713778">
                <text:p>0.0000000713778</text:p>
              </table:table-cell>
              <table:table-cell office:value-type="float" office:value="0.0000000505822">
                <text:p>0.0000000505822</text:p>
              </table:table-cell>
              <table:table-cell office:value-type="float" office:value="0.0000000179087">
                <text:p>0.0000000179087</text:p>
              </table:table-cell>
              <table:table-cell office:value-type="float" office:value="0.00000000294002">
                <text:p>0.00000000294002</text:p>
              </table:table-cell>
              <table:table-cell office:value-type="float" office:value="0.00000000222604">
                <text:p>0.00000000222604</text:p>
              </table:table-cell>
              <table:table-cell office:value-type="float" office:value="0.00000000356416">
                <text:p>0.00000000356416</text:p>
              </table:table-cell>
              <table:table-cell office:value-type="float" office:value="0.00000000265352">
                <text:p>0.00000000265352</text:p>
              </table:table-cell>
              <table:table-cell office:value-type="float" office:value="0.00000000580053">
                <text:p>0.00000000580053</text:p>
              </table:table-cell>
              <table:table-cell office:value-type="float" office:value="0.0000000233047">
                <text:p>0.0000000233047</text:p>
              </table:table-cell>
              <table:table-cell office:value-type="float" office:value="0.0000000499752">
                <text:p>0.0000000499752</text:p>
              </table:table-cell>
              <table:table-cell office:value-type="float" office:value="0.0000000603552">
                <text:p>0.0000000603552</text:p>
              </table:table-cell>
              <table:table-cell office:value-type="float" office:value="0.0000000378899">
                <text:p>0.0000000378899</text:p>
              </table:table-cell>
              <table:table-cell office:value-type="float" office:value="0.0000000124027">
                <text:p>0.0000000124027</text:p>
              </table:table-cell>
              <table:table-cell office:value-type="float" office:value="0.00000000413742">
                <text:p>0.00000000413742</text:p>
              </table:table-cell>
              <table:table-cell office:value-type="float" office:value="0.00000000703301">
                <text:p>0.00000000703301</text:p>
              </table:table-cell>
              <table:table-cell office:value-type="float" office:value="0.0000000114555">
                <text:p>0.0000000114555</text:p>
              </table:table-cell>
              <table:table-cell office:value-type="float" office:value="0.00000000386763">
                <text:p>0.00000000386763</text:p>
              </table:table-cell>
              <table:table-cell office:value-type="float" office:value="0.00000000243718">
                <text:p>0.00000000243718</text:p>
              </table:table-cell>
              <table:table-cell office:value-type="float" office:value="0.0000000141894">
                <text:p>0.0000000141894</text:p>
              </table:table-cell>
              <table:table-cell office:value-type="float" office:value="0.0000000183067">
                <text:p>0.0000000183067</text:p>
              </table:table-cell>
              <table:table-cell office:value-type="float" office:value="0.0000000258517">
                <text:p>0.0000000258517</text:p>
              </table:table-cell>
              <table:table-cell office:value-type="float" office:value="0.0000000302514">
                <text:p>0.0000000302514</text:p>
              </table:table-cell>
              <table:table-cell office:value-type="float" office:value="0.0000000161284">
                <text:p>0.0000000161284</text:p>
              </table:table-cell>
              <table:table-cell office:value-type="float" office:value="0.00000000558716">
                <text:p>0.00000000558716</text:p>
              </table:table-cell>
              <table:table-cell office:value-type="float" office:value="0.00000000729738">
                <text:p>0.00000000729738</text:p>
              </table:table-cell>
              <table:table-cell office:value-type="float" office:value="0.0000000135405">
                <text:p>0.0000000135405</text:p>
              </table:table-cell>
              <table:table-cell office:value-type="float" office:value="0.0000000174014">
                <text:p>0.0000000174014</text:p>
              </table:table-cell>
              <table:table-cell office:value-type="float" office:value="0.00000000696397">
                <text:p>0.00000000696397</text:p>
              </table:table-cell>
              <table:table-cell office:value-type="float" office:value="0.000000000259746">
                <text:p>0.000000000259746</text:p>
              </table:table-cell>
              <table:table-cell office:value-type="float" office:value="0.00000000639067">
                <text:p>0.00000000639067</text:p>
              </table:table-cell>
              <table:table-cell office:value-type="float" office:value="0.0000000088404">
                <text:p>0.0000000088404</text:p>
              </table:table-cell>
              <table:table-cell office:value-type="float" office:value="0.0000000124078">
                <text:p>0.0000000124078</text:p>
              </table:table-cell>
              <table:table-cell office:value-type="float" office:value="0.0000000104821">
                <text:p>0.0000000104821</text:p>
              </table:table-cell>
              <table:table-cell office:value-type="float" office:value="0.0000000104862">
                <text:p>0.0000000104862</text:p>
              </table:table-cell>
              <table:table-cell office:value-type="float" office:value="0.0000000260517">
                <text:p>0.0000000260517</text:p>
              </table:table-cell>
              <table:table-cell office:value-type="float" office:value="0.0000000322284">
                <text:p>0.0000000322284</text:p>
              </table:table-cell>
              <table:table-cell office:value-type="float" office:value="0.000000030772">
                <text:p>0.000000030772</text:p>
              </table:table-cell>
              <table:table-cell office:value-type="float" office:value="0.0000000292309">
                <text:p>0.0000000292309</text:p>
              </table:table-cell>
              <table:table-cell office:value-type="float" office:value="0.0000000125625">
                <text:p>0.0000000125625</text:p>
              </table:table-cell>
              <table:table-cell office:value-type="float" office:value="0.00000000327833">
                <text:p>0.00000000327833</text:p>
              </table:table-cell>
              <table:table-cell office:value-type="float" office:value="0.00000000746767">
                <text:p>0.00000000746767</text:p>
              </table:table-cell>
              <table:table-cell office:value-type="float" office:value="0.00000000328079">
                <text:p>0.00000000328079</text:p>
              </table:table-cell>
              <table:table-cell office:value-type="float" office:value="0.000000000667365">
                <text:p>0.000000000667365</text:p>
              </table:table-cell>
              <table:table-cell office:value-type="float" office:value="0.00000000929216">
                <text:p>0.00000000929216</text:p>
              </table:table-cell>
              <table:table-cell office:value-type="float" office:value="0.0000000361848">
                <text:p>0.0000000361848</text:p>
              </table:table-cell>
              <table:table-cell office:value-type="float" office:value="0.0000000728941">
                <text:p>0.0000000728941</text:p>
              </table:table-cell>
              <table:table-cell office:value-type="float" office:value="0.0000000884448">
                <text:p>0.0000000884448</text:p>
              </table:table-cell>
              <table:table-cell office:value-type="float" office:value="0.0000000747141">
                <text:p>0.0000000747141</text:p>
              </table:table-cell>
              <table:table-cell office:value-type="float" office:value="0.0000000496765">
                <text:p>0.0000000496765</text:p>
              </table:table-cell>
              <table:table-cell office:value-type="float" office:value="0.0000000324614">
                <text:p>0.0000000324614</text:p>
              </table:table-cell>
              <table:table-cell office:value-type="float" office:value="0.0000000268359">
                <text:p>0.0000000268359</text:p>
              </table:table-cell>
              <table:table-cell office:value-type="float" office:value="0.0000000415283">
                <text:p>0.0000000415283</text:p>
              </table:table-cell>
              <table:table-cell office:value-type="float" office:value="0.0000000884807">
                <text:p>0.0000000884807</text:p>
              </table:table-cell>
              <table:table-cell office:value-type="float" office:value="0.000000160266">
                <text:p>0.000000160266</text:p>
              </table:table-cell>
              <table:table-cell office:value-type="float" office:value="0.000000304006">
                <text:p>0.000000304006</text:p>
              </table:table-cell>
              <table:table-cell office:value-type="float" office:value="0.000000580167">
                <text:p>0.000000580167</text:p>
              </table:table-cell>
              <table:table-cell office:value-type="float" office:value="0.000000916953">
                <text:p>0.000000916953</text:p>
              </table:table-cell>
              <table:table-cell office:value-type="float" office:value="0.00000126779">
                <text:p>0.00000126779</text:p>
              </table:table-cell>
              <table:table-cell office:value-type="float" office:value="0.00000178083">
                <text:p>0.00000178083</text:p>
              </table:table-cell>
              <table:table-cell office:value-type="float" office:value="0.00000271561">
                <text:p>0.00000271561</text:p>
              </table:table-cell>
              <table:table-cell office:value-type="float" office:value="0.00000429502">
                <text:p>0.00000429502</text:p>
              </table:table-cell>
              <table:table-cell office:value-type="float" office:value="0.00000680832">
                <text:p>0.00000680832</text:p>
              </table:table-cell>
              <table:table-cell office:value-type="float" office:value="0.0000110452">
                <text:p>0.0000110452</text:p>
              </table:table-cell>
              <table:table-cell office:value-type="float" office:value="0.0000183893">
                <text:p>0.0000183893</text:p>
              </table:table-cell>
              <table:table-cell office:value-type="float" office:value="0.0000306874">
                <text:p>0.0000306874</text:p>
              </table:table-cell>
              <table:table-cell office:value-type="float" office:value="0.0000508317">
                <text:p>0.0000508317</text:p>
              </table:table-cell>
              <table:table-cell office:value-type="float" office:value="0.0000834829">
                <text:p>0.0000834829</text:p>
              </table:table-cell>
              <table:table-cell office:value-type="float" office:value="0.000136412">
                <text:p>0.000136412</text:p>
              </table:table-cell>
              <table:table-cell office:value-type="float" office:value="0.000223243">
                <text:p>0.000223243</text:p>
              </table:table-cell>
              <table:table-cell office:value-type="float" office:value="0.000366473">
                <text:p>0.000366473</text:p>
              </table:table-cell>
              <table:table-cell office:value-type="float" office:value="0.000601994">
                <text:p>0.000601994</text:p>
              </table:table-cell>
              <table:table-cell office:value-type="float" office:value="0.00098894">
                <text:p>0.00098894</text:p>
              </table:table-cell>
              <table:table-cell office:value-type="float" office:value="0.00162684">
                <text:p>0.00162684</text:p>
              </table:table-cell>
              <table:table-cell office:value-type="float" office:value="0.00268092">
                <text:p>0.00268092</text:p>
              </table:table-cell>
              <table:table-cell office:value-type="float" office:value="0.00441876">
                <text:p>0.00441876</text:p>
              </table:table-cell>
              <table:table-cell office:value-type="float" office:value="0.0072786">
                <text:p>0.0072786</text:p>
              </table:table-cell>
              <table:table-cell office:value-type="float" office:value="0.0119839">
                <text:p>0.0119839</text:p>
              </table:table-cell>
              <table:table-cell office:value-type="float" office:value="0.0197207">
                <text:p>0.0197207</text:p>
              </table:table-cell>
              <table:table-cell office:value-type="float" office:value="0.0324176">
                <text:p>0.0324176</text:p>
              </table:table-cell>
              <table:table-cell office:value-type="float" office:value="0.0531827">
                <text:p>0.0531827</text:p>
              </table:table-cell>
              <table:table-cell office:value-type="float" office:value="0.0869382">
                <text:p>0.0869382</text:p>
              </table:table-cell>
              <table:table-cell office:value-type="float" office:value="0.141301">
                <text:p>0.141301</text:p>
              </table:table-cell>
              <table:table-cell office:value-type="float" office:value="0.227588">
                <text:p>0.227588</text:p>
              </table:table-cell>
              <table:table-cell office:value-type="float" office:value="0.361336">
                <text:p>0.361336</text:p>
              </table:table-cell>
              <table:table-cell office:value-type="float" office:value="0.560736">
                <text:p>0.560736</text:p>
              </table:table-cell>
              <table:table-cell office:value-type="float" office:value="0.83993">
                <text:p>0.83993</text:p>
              </table:table-cell>
              <table:table-cell office:value-type="float" office:value="1.19356">
                <text:p>1.19356</text:p>
              </table:table-cell>
              <table:table-cell office:value-type="float" office:value="1.57431">
                <text:p>1.57431</text:p>
              </table:table-cell>
              <table:table-cell office:value-type="float" office:value="1.88273">
                <text:p>1.88273</text:p>
              </table:table-cell>
              <table:table-cell office:value-type="float" office:value="2.00295">
                <text:p>2.00295</text:p>
              </table:table-cell>
              <table:table-cell office:value-type="float" office:value="1.88154">
                <text:p>1.88154</text:p>
              </table:table-cell>
              <table:table-cell office:value-type="float" office:value="1.57239">
                <text:p>1.57239</text:p>
              </table:table-cell>
              <table:table-cell office:value-type="float" office:value="1.19143">
                <text:p>1.19143</text:p>
              </table:table-cell>
              <table:table-cell office:value-type="float" office:value="0.837988">
                <text:p>0.837988</text:p>
              </table:table-cell>
              <table:table-cell office:value-type="float" office:value="0.559191">
                <text:p>0.559191</text:p>
              </table:table-cell>
              <table:table-cell office:value-type="float" office:value="0.360241">
                <text:p>0.360241</text:p>
              </table:table-cell>
              <table:table-cell office:value-type="float" office:value="0.226885">
                <text:p>0.226885</text:p>
              </table:table-cell>
              <table:table-cell office:value-type="float" office:value="0.140897">
                <text:p>0.140897</text:p>
              </table:table-cell>
              <table:table-cell office:value-type="float" office:value="0.0867306">
                <text:p>0.0867306</text:p>
              </table:table-cell>
              <table:table-cell office:value-type="float" office:value="0.0530779">
                <text:p>0.0530779</text:p>
              </table:table-cell>
              <table:table-cell office:value-type="float" office:value="0.0323545">
                <text:p>0.0323545</text:p>
              </table:table-cell>
              <table:table-cell office:value-type="float" office:value="0.019674">
                <text:p>0.019674</text:p>
              </table:table-cell>
              <table:table-cell office:value-type="float" office:value="0.0119487">
                <text:p>0.0119487</text:p>
              </table:table-cell>
              <table:table-cell office:value-type="float" office:value="0.00725184">
                <text:p>0.00725184</text:p>
              </table:table-cell>
              <table:table-cell office:value-type="float" office:value="0.00439847">
                <text:p>0.00439847</text:p>
              </table:table-cell>
              <table:table-cell office:value-type="float" office:value="0.00266801">
                <text:p>0.00266801</text:p>
              </table:table-cell>
              <table:table-cell office:value-type="float" office:value="0.00162116">
                <text:p>0.00162116</text:p>
              </table:table-cell>
              <table:table-cell office:value-type="float" office:value="0.000988222">
                <text:p>0.000988222</text:p>
              </table:table-cell>
              <table:table-cell office:value-type="float" office:value="0.000603522">
                <text:p>0.000603522</text:p>
              </table:table-cell>
              <table:table-cell office:value-type="float" office:value="0.000367823">
                <text:p>0.000367823</text:p>
              </table:table-cell>
              <table:table-cell office:value-type="float" office:value="0.000223627">
                <text:p>0.000223627</text:p>
              </table:table-cell>
              <table:table-cell office:value-type="float" office:value="0.000136372">
                <text:p>0.000136372</text:p>
              </table:table-cell>
              <table:table-cell office:value-type="float" office:value="0.0000838188">
                <text:p>0.0000838188</text:p>
              </table:table-cell>
              <table:table-cell office:value-type="float" office:value="0.0000516426">
                <text:p>0.0000516426</text:p>
              </table:table-cell>
              <table:table-cell office:value-type="float" office:value="0.0000314999">
                <text:p>0.0000314999</text:p>
              </table:table-cell>
              <table:table-cell office:value-type="float" office:value="0.0000190019">
                <text:p>0.0000190019</text:p>
              </table:table-cell>
              <table:table-cell office:value-type="float" office:value="0.0000114853">
                <text:p>0.0000114853</text:p>
              </table:table-cell>
              <table:table-cell office:value-type="float" office:value="0.00000701136">
                <text:p>0.00000701136</text:p>
              </table:table-cell>
              <table:table-cell office:value-type="float" office:value="0.00000425684">
                <text:p>0.00000425684</text:p>
              </table:table-cell>
              <table:table-cell office:value-type="float" office:value="0.00000252531">
                <text:p>0.00000252531</text:p>
              </table:table-cell>
              <table:table-cell office:value-type="float" office:value="0.00000153172">
                <text:p>0.00000153172</text:p>
              </table:table-cell>
              <table:table-cell office:value-type="float" office:value="0.00000105085">
                <text:p>0.00000105085</text:p>
              </table:table-cell>
              <table:table-cell office:value-type="float" office:value="0.000000831867">
                <text:p>0.000000831867</text:p>
              </table:table-cell>
              <table:table-cell office:value-type="float" office:value="0.000000675713">
                <text:p>0.000000675713</text:p>
              </table:table-cell>
              <table:table-cell office:value-type="float" office:value="0.00000049384">
                <text:p>0.00000049384</text:p>
              </table:table-cell>
              <table:table-cell office:value-type="float" office:value="0.000000313622">
                <text:p>0.000000313622</text:p>
              </table:table-cell>
              <table:table-cell office:value-type="float" office:value="0.0000001792">
                <text:p>0.0000001792</text:p>
              </table:table-cell>
              <table:table-cell office:value-type="float" office:value="0.0000000905364">
                <text:p>0.0000000905364</text:p>
              </table:table-cell>
              <table:table-cell office:value-type="float" office:value="0.0000000349231">
                <text:p>0.0000000349231</text:p>
              </table:table-cell>
              <table:table-cell office:value-type="float" office:value="0.00000000748035">
                <text:p>0.00000000748035</text:p>
              </table:table-cell>
              <table:table-cell office:value-type="float" office:value="0.00000000105185">
                <text:p>0.00000000105185</text:p>
              </table:table-cell>
              <table:table-cell office:value-type="float" office:value="0.0000000123616">
                <text:p>0.0000000123616</text:p>
              </table:table-cell>
              <table:table-cell office:value-type="float" office:value="0.0000000419974">
                <text:p>0.0000000419974</text:p>
              </table:table-cell>
              <table:table-cell office:value-type="float" office:value="0.0000000711484">
                <text:p>0.0000000711484</text:p>
              </table:table-cell>
              <table:table-cell office:value-type="float" office:value="0.0000000763594">
                <text:p>0.0000000763594</text:p>
              </table:table-cell>
              <table:table-cell office:value-type="float" office:value="0.0000000620958">
                <text:p>0.0000000620958</text:p>
              </table:table-cell>
              <table:table-cell office:value-type="float" office:value="0.0000000413151">
                <text:p>0.0000000413151</text:p>
              </table:table-cell>
              <table:table-cell office:value-type="float" office:value="0.0000000244113">
                <text:p>0.0000000244113</text:p>
              </table:table-cell>
              <table:table-cell office:value-type="float" office:value="0.0000000160724">
                <text:p>0.0000000160724</text:p>
              </table:table-cell>
              <table:table-cell office:value-type="float" office:value="0.0000000116635">
                <text:p>0.0000000116635</text:p>
              </table:table-cell>
              <table:table-cell office:value-type="float" office:value="0.00000000449733">
                <text:p>0.00000000449733</text:p>
              </table:table-cell>
              <table:table-cell office:value-type="float" office:value="0.00000000270832">
                <text:p>0.00000000270832</text:p>
              </table:table-cell>
              <table:table-cell office:value-type="float" office:value="0.0000000167665">
                <text:p>0.0000000167665</text:p>
              </table:table-cell>
              <table:table-cell office:value-type="float" office:value="0.0000000350258">
                <text:p>0.0000000350258</text:p>
              </table:table-cell>
              <table:table-cell office:value-type="float" office:value="0.0000000427899">
                <text:p>0.0000000427899</text:p>
              </table:table-cell>
              <table:table-cell office:value-type="float" office:value="0.0000000419378">
                <text:p>0.0000000419378</text:p>
              </table:table-cell>
              <table:table-cell office:value-type="float" office:value="0.0000000386133">
                <text:p>0.0000000386133</text:p>
              </table:table-cell>
              <table:table-cell office:value-type="float" office:value="0.0000000366448">
                <text:p>0.0000000366448</text:p>
              </table:table-cell>
              <table:table-cell office:value-type="float" office:value="0.0000000384749">
                <text:p>0.0000000384749</text:p>
              </table:table-cell>
              <table:table-cell office:value-type="float" office:value="0.000000034708">
                <text:p>0.000000034708</text:p>
              </table:table-cell>
              <table:table-cell office:value-type="float" office:value="0.0000000179259">
                <text:p>0.0000000179259</text:p>
              </table:table-cell>
              <table:table-cell office:value-type="float" office:value="0.00000000284782">
                <text:p>0.00000000284782</text:p>
              </table:table-cell>
              <table:table-cell office:value-type="float" office:value="0.00000000229463">
                <text:p>0.00000000229463</text:p>
              </table:table-cell>
              <table:table-cell office:value-type="float" office:value="0.00000000713886">
                <text:p>0.00000000713886</text:p>
              </table:table-cell>
              <table:table-cell office:value-type="float" office:value="0.0000000117917">
                <text:p>0.0000000117917</text:p>
              </table:table-cell>
              <table:table-cell office:value-type="float" office:value="0.000000018203">
                <text:p>0.000000018203</text:p>
              </table:table-cell>
              <table:table-cell office:value-type="float" office:value="0.0000000249785">
                <text:p>0.0000000249785</text:p>
              </table:table-cell>
              <table:table-cell office:value-type="float" office:value="0.0000000376018">
                <text:p>0.0000000376018</text:p>
              </table:table-cell>
              <table:table-cell office:value-type="float" office:value="0.0000000551155">
                <text:p>0.0000000551155</text:p>
              </table:table-cell>
              <table:table-cell office:value-type="float" office:value="0.0000000582713">
                <text:p>0.0000000582713</text:p>
              </table:table-cell>
              <table:table-cell office:value-type="float" office:value="0.0000000418437">
                <text:p>0.0000000418437</text:p>
              </table:table-cell>
              <table:table-cell office:value-type="float" office:value="0.0000000241661">
                <text:p>0.0000000241661</text:p>
              </table:table-cell>
              <table:table-cell office:value-type="float" office:value="0.0000000123894">
                <text:p>0.0000000123894</text:p>
              </table:table-cell>
              <table:table-cell office:value-type="float" office:value="0.00000000315376">
                <text:p>0.00000000315376</text:p>
              </table:table-cell>
              <table:table-cell office:value-type="float" office:value="0.00000000057082">
                <text:p>0.00000000057082</text:p>
              </table:table-cell>
              <table:table-cell office:value-type="float" office:value="0.00000000165633">
                <text:p>0.00000000165633</text:p>
              </table:table-cell>
              <table:table-cell office:value-type="float" office:value="0.00000000646834">
                <text:p>0.00000000646834</text:p>
              </table:table-cell>
              <table:table-cell office:value-type="float" office:value="0.0000000267278">
                <text:p>0.0000000267278</text:p>
              </table:table-cell>
              <table:table-cell office:value-type="float" office:value="0.0000000523357">
                <text:p>0.0000000523357</text:p>
              </table:table-cell>
              <table:table-cell office:value-type="float" office:value="0.0000000592198">
                <text:p>0.0000000592198</text:p>
              </table:table-cell>
              <table:table-cell office:value-type="float" office:value="0.0000000502676">
                <text:p>0.0000000502676</text:p>
              </table:table-cell>
              <table:table-cell office:value-type="float" office:value="0.0000000413681">
                <text:p>0.0000000413681</text:p>
              </table:table-cell>
              <table:table-cell office:value-type="float" office:value="0.0000000325184">
                <text:p>0.0000000325184</text:p>
              </table:table-cell>
              <table:table-cell office:value-type="float" office:value="0.0000000270498">
                <text:p>0.0000000270498</text:p>
              </table:table-cell>
              <table:table-cell office:value-type="float" office:value="0.0000000226381">
                <text:p>0.0000000226381</text:p>
              </table:table-cell>
              <table:table-cell office:value-type="float" office:value="0.00000000881533">
                <text:p>0.00000000881533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21:schodinger1.GS21</svg:desc>
                </draw:g>
              </table:table-cell>
              <table:table-cell office:value-type="float" office:value="0.000000013515">
                <text:p>0.000000013515</text:p>
              </table:table-cell>
              <table:table-cell office:value-type="float" office:value="0.0000000241224">
                <text:p>0.0000000241224</text:p>
              </table:table-cell>
              <table:table-cell office:value-type="float" office:value="0.0000000169613">
                <text:p>0.0000000169613</text:p>
              </table:table-cell>
              <table:table-cell office:value-type="float" office:value="0.0000000111018">
                <text:p>0.0000000111018</text:p>
              </table:table-cell>
              <table:table-cell office:value-type="float" office:value="0.00000000591644">
                <text:p>0.00000000591644</text:p>
              </table:table-cell>
              <table:table-cell office:value-type="float" office:value="0.00000000194529">
                <text:p>0.00000000194529</text:p>
              </table:table-cell>
              <table:table-cell office:value-type="float" office:value="0.0000000128805">
                <text:p>0.0000000128805</text:p>
              </table:table-cell>
              <table:table-cell office:value-type="float" office:value="0.0000000152626">
                <text:p>0.0000000152626</text:p>
              </table:table-cell>
              <table:table-cell office:value-type="float" office:value="0.00000000702171">
                <text:p>0.00000000702171</text:p>
              </table:table-cell>
              <table:table-cell office:value-type="float" office:value="0.000000002036">
                <text:p>0.000000002036</text:p>
              </table:table-cell>
              <table:table-cell office:value-type="float" office:value="0.00000000318709">
                <text:p>0.00000000318709</text:p>
              </table:table-cell>
              <table:table-cell office:value-type="float" office:value="0.0000000210433">
                <text:p>0.0000000210433</text:p>
              </table:table-cell>
              <table:table-cell office:value-type="float" office:value="0.0000000440216">
                <text:p>0.0000000440216</text:p>
              </table:table-cell>
              <table:table-cell office:value-type="float" office:value="0.0000000340954">
                <text:p>0.0000000340954</text:p>
              </table:table-cell>
              <table:table-cell office:value-type="float" office:value="0.0000000154391">
                <text:p>0.0000000154391</text:p>
              </table:table-cell>
              <table:table-cell office:value-type="float" office:value="0.00000000767751">
                <text:p>0.00000000767751</text:p>
              </table:table-cell>
              <table:table-cell office:value-type="float" office:value="0.0000000101128">
                <text:p>0.0000000101128</text:p>
              </table:table-cell>
              <table:table-cell office:value-type="float" office:value="0.0000000135053">
                <text:p>0.0000000135053</text:p>
              </table:table-cell>
              <table:table-cell office:value-type="float" office:value="0.00000000749975">
                <text:p>0.00000000749975</text:p>
              </table:table-cell>
              <table:table-cell office:value-type="float" office:value="0.00000000185209">
                <text:p>0.00000000185209</text:p>
              </table:table-cell>
              <table:table-cell office:value-type="float" office:value="0.00000000865477">
                <text:p>0.00000000865477</text:p>
              </table:table-cell>
              <table:table-cell office:value-type="float" office:value="0.0000000154283">
                <text:p>0.0000000154283</text:p>
              </table:table-cell>
              <table:table-cell office:value-type="float" office:value="0.0000000250411">
                <text:p>0.0000000250411</text:p>
              </table:table-cell>
              <table:table-cell office:value-type="float" office:value="0.0000000456112">
                <text:p>0.0000000456112</text:p>
              </table:table-cell>
              <table:table-cell office:value-type="float" office:value="0.0000000468114">
                <text:p>0.0000000468114</text:p>
              </table:table-cell>
              <table:table-cell office:value-type="float" office:value="0.0000000288145">
                <text:p>0.0000000288145</text:p>
              </table:table-cell>
              <table:table-cell office:value-type="float" office:value="0.0000000163497">
                <text:p>0.0000000163497</text:p>
              </table:table-cell>
              <table:table-cell office:value-type="float" office:value="0.00000000739639">
                <text:p>0.00000000739639</text:p>
              </table:table-cell>
              <table:table-cell office:value-type="float" office:value="0.00000000751449">
                <text:p>0.00000000751449</text:p>
              </table:table-cell>
              <table:table-cell office:value-type="float" office:value="0.0000000139358">
                <text:p>0.0000000139358</text:p>
              </table:table-cell>
              <table:table-cell office:value-type="float" office:value="0.0000000134316">
                <text:p>0.0000000134316</text:p>
              </table:table-cell>
              <table:table-cell office:value-type="float" office:value="0.00000000835315">
                <text:p>0.00000000835315</text:p>
              </table:table-cell>
              <table:table-cell office:value-type="float" office:value="0.00000000856389">
                <text:p>0.00000000856389</text:p>
              </table:table-cell>
              <table:table-cell office:value-type="float" office:value="0.0000000309253">
                <text:p>0.0000000309253</text:p>
              </table:table-cell>
              <table:table-cell office:value-type="float" office:value="0.0000000627992">
                <text:p>0.0000000627992</text:p>
              </table:table-cell>
              <table:table-cell office:value-type="float" office:value="0.0000000480983">
                <text:p>0.0000000480983</text:p>
              </table:table-cell>
              <table:table-cell office:value-type="float" office:value="0.0000000158217">
                <text:p>0.0000000158217</text:p>
              </table:table-cell>
              <table:table-cell office:value-type="float" office:value="0.00000000647912">
                <text:p>0.00000000647912</text:p>
              </table:table-cell>
              <table:table-cell office:value-type="float" office:value="0.0000000111655">
                <text:p>0.0000000111655</text:p>
              </table:table-cell>
              <table:table-cell office:value-type="float" office:value="0.0000000244979">
                <text:p>0.0000000244979</text:p>
              </table:table-cell>
              <table:table-cell office:value-type="float" office:value="0.0000000292022">
                <text:p>0.0000000292022</text:p>
              </table:table-cell>
              <table:table-cell office:value-type="float" office:value="0.0000000100767">
                <text:p>0.0000000100767</text:p>
              </table:table-cell>
              <table:table-cell office:value-type="float" office:value="0.00000000255394">
                <text:p>0.00000000255394</text:p>
              </table:table-cell>
              <table:table-cell office:value-type="float" office:value="0.0000000163651">
                <text:p>0.0000000163651</text:p>
              </table:table-cell>
              <table:table-cell office:value-type="float" office:value="0.0000000317833">
                <text:p>0.0000000317833</text:p>
              </table:table-cell>
              <table:table-cell office:value-type="float" office:value="0.0000000336688">
                <text:p>0.0000000336688</text:p>
              </table:table-cell>
              <table:table-cell office:value-type="float" office:value="0.0000000185863">
                <text:p>0.0000000185863</text:p>
              </table:table-cell>
              <table:table-cell office:value-type="float" office:value="0.00000000696307">
                <text:p>0.00000000696307</text:p>
              </table:table-cell>
              <table:table-cell office:value-type="float" office:value="0.000000011999">
                <text:p>0.000000011999</text:p>
              </table:table-cell>
              <table:table-cell office:value-type="float" office:value="0.0000000293164">
                <text:p>0.0000000293164</text:p>
              </table:table-cell>
              <table:table-cell office:value-type="float" office:value="0.0000000412425">
                <text:p>0.0000000412425</text:p>
              </table:table-cell>
              <table:table-cell office:value-type="float" office:value="0.0000000267808">
                <text:p>0.0000000267808</text:p>
              </table:table-cell>
              <table:table-cell office:value-type="float" office:value="0.00000000439338">
                <text:p>0.00000000439338</text:p>
              </table:table-cell>
              <table:table-cell office:value-type="float" office:value="0.000000000957498">
                <text:p>0.000000000957498</text:p>
              </table:table-cell>
              <table:table-cell office:value-type="float" office:value="0.00000000688666">
                <text:p>0.00000000688666</text:p>
              </table:table-cell>
              <table:table-cell office:value-type="float" office:value="0.0000000124604">
                <text:p>0.0000000124604</text:p>
              </table:table-cell>
              <table:table-cell office:value-type="float" office:value="0.0000000110934">
                <text:p>0.0000000110934</text:p>
              </table:table-cell>
              <table:table-cell office:value-type="float" office:value="0.000000003319">
                <text:p>0.000000003319</text:p>
              </table:table-cell>
              <table:table-cell office:value-type="float" office:value="0.00000000568013">
                <text:p>0.00000000568013</text:p>
              </table:table-cell>
              <table:table-cell office:value-type="float" office:value="0.0000000260195">
                <text:p>0.0000000260195</text:p>
              </table:table-cell>
              <table:table-cell office:value-type="float" office:value="0.0000000443512">
                <text:p>0.0000000443512</text:p>
              </table:table-cell>
              <table:table-cell office:value-type="float" office:value="0.0000000413507">
                <text:p>0.0000000413507</text:p>
              </table:table-cell>
              <table:table-cell office:value-type="float" office:value="0.0000000240659">
                <text:p>0.0000000240659</text:p>
              </table:table-cell>
              <table:table-cell office:value-type="float" office:value="0.00000000809434">
                <text:p>0.00000000809434</text:p>
              </table:table-cell>
              <table:table-cell office:value-type="float" office:value="0.00000000151306">
                <text:p>0.00000000151306</text:p>
              </table:table-cell>
              <table:table-cell office:value-type="float" office:value="0.00000000302725">
                <text:p>0.00000000302725</text:p>
              </table:table-cell>
              <table:table-cell office:value-type="float" office:value="0.00000000522296">
                <text:p>0.00000000522296</text:p>
              </table:table-cell>
              <table:table-cell office:value-type="float" office:value="0.00000000145256">
                <text:p>0.00000000145256</text:p>
              </table:table-cell>
              <table:table-cell office:value-type="float" office:value="0.0000000017885">
                <text:p>0.0000000017885</text:p>
              </table:table-cell>
              <table:table-cell office:value-type="float" office:value="0.0000000196414">
                <text:p>0.0000000196414</text:p>
              </table:table-cell>
              <table:table-cell office:value-type="float" office:value="0.000000048844">
                <text:p>0.000000048844</text:p>
              </table:table-cell>
              <table:table-cell office:value-type="float" office:value="0.0000000640483">
                <text:p>0.0000000640483</text:p>
              </table:table-cell>
              <table:table-cell office:value-type="float" office:value="0.0000000646233">
                <text:p>0.0000000646233</text:p>
              </table:table-cell>
              <table:table-cell office:value-type="float" office:value="0.0000000625429">
                <text:p>0.0000000625429</text:p>
              </table:table-cell>
              <table:table-cell office:value-type="float" office:value="0.0000000564665">
                <text:p>0.0000000564665</text:p>
              </table:table-cell>
              <table:table-cell office:value-type="float" office:value="0.0000000463676">
                <text:p>0.0000000463676</text:p>
              </table:table-cell>
              <table:table-cell office:value-type="float" office:value="0.0000000401011">
                <text:p>0.0000000401011</text:p>
              </table:table-cell>
              <table:table-cell office:value-type="float" office:value="0.0000000413504">
                <text:p>0.0000000413504</text:p>
              </table:table-cell>
              <table:table-cell office:value-type="float" office:value="0.0000000742805">
                <text:p>0.0000000742805</text:p>
              </table:table-cell>
              <table:table-cell office:value-type="float" office:value="0.000000168361">
                <text:p>0.000000168361</text:p>
              </table:table-cell>
              <table:table-cell office:value-type="float" office:value="0.000000328599">
                <text:p>0.000000328599</text:p>
              </table:table-cell>
              <table:table-cell office:value-type="float" office:value="0.000000551404">
                <text:p>0.000000551404</text:p>
              </table:table-cell>
              <table:table-cell office:value-type="float" office:value="0.000000871187">
                <text:p>0.000000871187</text:p>
              </table:table-cell>
              <table:table-cell office:value-type="float" office:value="0.00000134782">
                <text:p>0.00000134782</text:p>
              </table:table-cell>
              <table:table-cell office:value-type="float" office:value="0.00000200501">
                <text:p>0.00000200501</text:p>
              </table:table-cell>
              <table:table-cell office:value-type="float" office:value="0.00000288455">
                <text:p>0.00000288455</text:p>
              </table:table-cell>
              <table:table-cell office:value-type="float" office:value="0.0000042156">
                <text:p>0.0000042156</text:p>
              </table:table-cell>
              <table:table-cell office:value-type="float" office:value="0.00000654761">
                <text:p>0.00000654761</text:p>
              </table:table-cell>
              <table:table-cell office:value-type="float" office:value="0.0000108117">
                <text:p>0.0000108117</text:p>
              </table:table-cell>
              <table:table-cell office:value-type="float" office:value="0.0000181859">
                <text:p>0.0000181859</text:p>
              </table:table-cell>
              <table:table-cell office:value-type="float" office:value="0.0000303266">
                <text:p>0.0000303266</text:p>
              </table:table-cell>
              <table:table-cell office:value-type="float" office:value="0.0000502334">
                <text:p>0.0000502334</text:p>
              </table:table-cell>
              <table:table-cell office:value-type="float" office:value="0.000083215">
                <text:p>0.000083215</text:p>
              </table:table-cell>
              <table:table-cell office:value-type="float" office:value="0.000137605">
                <text:p>0.000137605</text:p>
              </table:table-cell>
              <table:table-cell office:value-type="float" office:value="0.000225848">
                <text:p>0.000225848</text:p>
              </table:table-cell>
              <table:table-cell office:value-type="float" office:value="0.000368337">
                <text:p>0.000368337</text:p>
              </table:table-cell>
              <table:table-cell office:value-type="float" office:value="0.000601321">
                <text:p>0.000601321</text:p>
              </table:table-cell>
              <table:table-cell office:value-type="float" office:value="0.000986657">
                <text:p>0.000986657</text:p>
              </table:table-cell>
              <table:table-cell office:value-type="float" office:value="0.00162533">
                <text:p>0.00162533</text:p>
              </table:table-cell>
              <table:table-cell office:value-type="float" office:value="0.00267947">
                <text:p>0.00267947</text:p>
              </table:table-cell>
              <table:table-cell office:value-type="float" office:value="0.00441465">
                <text:p>0.00441465</text:p>
              </table:table-cell>
              <table:table-cell office:value-type="float" office:value="0.00727376">
                <text:p>0.00727376</text:p>
              </table:table-cell>
              <table:table-cell office:value-type="float" office:value="0.0119874">
                <text:p>0.0119874</text:p>
              </table:table-cell>
              <table:table-cell office:value-type="float" office:value="0.0197431">
                <text:p>0.0197431</text:p>
              </table:table-cell>
              <table:table-cell office:value-type="float" office:value="0.0324573">
                <text:p>0.0324573</text:p>
              </table:table-cell>
              <table:table-cell office:value-type="float" office:value="0.0532186">
                <text:p>0.0532186</text:p>
              </table:table-cell>
              <table:table-cell office:value-type="float" office:value="0.0869619">
                <text:p>0.0869619</text:p>
              </table:table-cell>
              <table:table-cell office:value-type="float" office:value="0.14135">
                <text:p>0.14135</text:p>
              </table:table-cell>
              <table:table-cell office:value-type="float" office:value="0.227725">
                <text:p>0.227725</text:p>
              </table:table-cell>
              <table:table-cell office:value-type="float" office:value="0.361597">
                <text:p>0.361597</text:p>
              </table:table-cell>
              <table:table-cell office:value-type="float" office:value="0.561124">
                <text:p>0.561124</text:p>
              </table:table-cell>
              <table:table-cell office:value-type="float" office:value="0.840484">
                <text:p>0.840484</text:p>
              </table:table-cell>
              <table:table-cell office:value-type="float" office:value="1.19429">
                <text:p>1.19429</text:p>
              </table:table-cell>
              <table:table-cell office:value-type="float" office:value="1.57501">
                <text:p>1.57501</text:p>
              </table:table-cell>
              <table:table-cell office:value-type="float" office:value="1.88304">
                <text:p>1.88304</text:p>
              </table:table-cell>
              <table:table-cell office:value-type="float" office:value="2.00272">
                <text:p>2.00272</text:p>
              </table:table-cell>
              <table:table-cell office:value-type="float" office:value="1.88101">
                <text:p>1.88101</text:p>
              </table:table-cell>
              <table:table-cell office:value-type="float" office:value="1.5719">
                <text:p>1.5719</text:p>
              </table:table-cell>
              <table:table-cell office:value-type="float" office:value="1.19111">
                <text:p>1.19111</text:p>
              </table:table-cell>
              <table:table-cell office:value-type="float" office:value="0.837751">
                <text:p>0.837751</text:p>
              </table:table-cell>
              <table:table-cell office:value-type="float" office:value="0.558952">
                <text:p>0.558952</text:p>
              </table:table-cell>
              <table:table-cell office:value-type="float" office:value="0.359981">
                <text:p>0.359981</text:p>
              </table:table-cell>
              <table:table-cell office:value-type="float" office:value="0.226618">
                <text:p>0.226618</text:p>
              </table:table-cell>
              <table:table-cell office:value-type="float" office:value="0.140643">
                <text:p>0.140643</text:p>
              </table:table-cell>
              <table:table-cell office:value-type="float" office:value="0.0865242">
                <text:p>0.0865242</text:p>
              </table:table-cell>
              <table:table-cell office:value-type="float" office:value="0.0529462">
                <text:p>0.0529462</text:p>
              </table:table-cell>
              <table:table-cell office:value-type="float" office:value="0.0322976">
                <text:p>0.0322976</text:p>
              </table:table-cell>
              <table:table-cell office:value-type="float" office:value="0.0196684">
                <text:p>0.0196684</text:p>
              </table:table-cell>
              <table:table-cell office:value-type="float" office:value="0.0119659">
                <text:p>0.0119659</text:p>
              </table:table-cell>
              <table:table-cell office:value-type="float" office:value="0.00727129">
                <text:p>0.00727129</text:p>
              </table:table-cell>
              <table:table-cell office:value-type="float" office:value="0.00440905">
                <text:p>0.00440905</text:p>
              </table:table-cell>
              <table:table-cell office:value-type="float" office:value="0.00266669">
                <text:p>0.00266669</text:p>
              </table:table-cell>
              <table:table-cell office:value-type="float" office:value="0.00161064">
                <text:p>0.00161064</text:p>
              </table:table-cell>
              <table:table-cell office:value-type="float" office:value="0.000974007">
                <text:p>0.000974007</text:p>
              </table:table-cell>
              <table:table-cell office:value-type="float" office:value="0.000591081">
                <text:p>0.000591081</text:p>
              </table:table-cell>
              <table:table-cell office:value-type="float" office:value="0.000359901">
                <text:p>0.000359901</text:p>
              </table:table-cell>
              <table:table-cell office:value-type="float" office:value="0.000219718">
                <text:p>0.000219718</text:p>
              </table:table-cell>
              <table:table-cell office:value-type="float" office:value="0.00013461">
                <text:p>0.00013461</text:p>
              </table:table-cell>
              <table:table-cell office:value-type="float" office:value="0.0000829884">
                <text:p>0.0000829884</text:p>
              </table:table-cell>
              <table:table-cell office:value-type="float" office:value="0.0000514475">
                <text:p>0.0000514475</text:p>
              </table:table-cell>
              <table:table-cell office:value-type="float" office:value="0.0000317591">
                <text:p>0.0000317591</text:p>
              </table:table-cell>
              <table:table-cell office:value-type="float" office:value="0.0000193491">
                <text:p>0.0000193491</text:p>
              </table:table-cell>
              <table:table-cell office:value-type="float" office:value="0.0000116651">
                <text:p>0.0000116651</text:p>
              </table:table-cell>
              <table:table-cell office:value-type="float" office:value="0.00000708465">
                <text:p>0.00000708465</text:p>
              </table:table-cell>
              <table:table-cell office:value-type="float" office:value="0.00000440473">
                <text:p>0.00000440473</text:p>
              </table:table-cell>
              <table:table-cell office:value-type="float" office:value="0.00000275272">
                <text:p>0.00000275272</text:p>
              </table:table-cell>
              <table:table-cell office:value-type="float" office:value="0.00000165846">
                <text:p>0.00000165846</text:p>
              </table:table-cell>
              <table:table-cell office:value-type="float" office:value="0.00000094081">
                <text:p>0.00000094081</text:p>
              </table:table-cell>
              <table:table-cell office:value-type="float" office:value="0.000000539092">
                <text:p>0.000000539092</text:p>
              </table:table-cell>
              <table:table-cell office:value-type="float" office:value="0.000000365527">
                <text:p>0.000000365527</text:p>
              </table:table-cell>
              <table:table-cell office:value-type="float" office:value="0.000000298719">
                <text:p>0.000000298719</text:p>
              </table:table-cell>
              <table:table-cell office:value-type="float" office:value="0.000000267108">
                <text:p>0.000000267108</text:p>
              </table:table-cell>
              <table:table-cell office:value-type="float" office:value="0.000000242363">
                <text:p>0.000000242363</text:p>
              </table:table-cell>
              <table:table-cell office:value-type="float" office:value="0.000000214352">
                <text:p>0.000000214352</text:p>
              </table:table-cell>
              <table:table-cell office:value-type="float" office:value="0.000000185814">
                <text:p>0.000000185814</text:p>
              </table:table-cell>
              <table:table-cell office:value-type="float" office:value="0.000000153253">
                <text:p>0.000000153253</text:p>
              </table:table-cell>
              <table:table-cell office:value-type="float" office:value="0.000000108553">
                <text:p>0.000000108553</text:p>
              </table:table-cell>
              <table:table-cell office:value-type="float" office:value="0.0000000552098">
                <text:p>0.0000000552098</text:p>
              </table:table-cell>
              <table:table-cell office:value-type="float" office:value="0.0000000159933">
                <text:p>0.0000000159933</text:p>
              </table:table-cell>
              <table:table-cell office:value-type="float" office:value="0.00000000154417">
                <text:p>0.00000000154417</text:p>
              </table:table-cell>
              <table:table-cell office:value-type="float" office:value="0.000000000574925">
                <text:p>0.000000000574925</text:p>
              </table:table-cell>
              <table:table-cell office:value-type="float" office:value="0.00000000693672">
                <text:p>0.00000000693672</text:p>
              </table:table-cell>
              <table:table-cell office:value-type="float" office:value="0.0000000190689">
                <text:p>0.0000000190689</text:p>
              </table:table-cell>
              <table:table-cell office:value-type="float" office:value="0.0000000302445">
                <text:p>0.0000000302445</text:p>
              </table:table-cell>
              <table:table-cell office:value-type="float" office:value="0.0000000411947">
                <text:p>0.0000000411947</text:p>
              </table:table-cell>
              <table:table-cell office:value-type="float" office:value="0.0000000573427">
                <text:p>0.0000000573427</text:p>
              </table:table-cell>
              <table:table-cell office:value-type="float" office:value="0.0000000651828">
                <text:p>0.0000000651828</text:p>
              </table:table-cell>
              <table:table-cell office:value-type="float" office:value="0.0000000507879">
                <text:p>0.0000000507879</text:p>
              </table:table-cell>
              <table:table-cell office:value-type="float" office:value="0.000000029106">
                <text:p>0.000000029106</text:p>
              </table:table-cell>
              <table:table-cell office:value-type="float" office:value="0.0000000161297">
                <text:p>0.0000000161297</text:p>
              </table:table-cell>
              <table:table-cell office:value-type="float" office:value="0.00000000843712">
                <text:p>0.00000000843712</text:p>
              </table:table-cell>
              <table:table-cell office:value-type="float" office:value="0.00000000450213">
                <text:p>0.00000000450213</text:p>
              </table:table-cell>
              <table:table-cell office:value-type="float" office:value="0.00000000570328">
                <text:p>0.00000000570328</text:p>
              </table:table-cell>
              <table:table-cell office:value-type="float" office:value="0.0000000040068">
                <text:p>0.0000000040068</text:p>
              </table:table-cell>
              <table:table-cell office:value-type="float" office:value="0.00000000329605">
                <text:p>0.00000000329605</text:p>
              </table:table-cell>
              <table:table-cell office:value-type="float" office:value="0.0000000183542">
                <text:p>0.0000000183542</text:p>
              </table:table-cell>
              <table:table-cell office:value-type="float" office:value="0.0000000370559">
                <text:p>0.0000000370559</text:p>
              </table:table-cell>
              <table:table-cell office:value-type="float" office:value="0.0000000380096">
                <text:p>0.0000000380096</text:p>
              </table:table-cell>
              <table:table-cell office:value-type="float" office:value="0.0000000296653">
                <text:p>0.0000000296653</text:p>
              </table:table-cell>
              <table:table-cell office:value-type="float" office:value="0.0000000262822">
                <text:p>0.0000000262822</text:p>
              </table:table-cell>
              <table:table-cell office:value-type="float" office:value="0.0000000268549">
                <text:p>0.0000000268549</text:p>
              </table:table-cell>
              <table:table-cell office:value-type="float" office:value="0.0000000326883">
                <text:p>0.0000000326883</text:p>
              </table:table-cell>
              <table:table-cell office:value-type="float" office:value="0.0000000391173">
                <text:p>0.0000000391173</text:p>
              </table:table-cell>
              <table:table-cell office:value-type="float" office:value="0.0000000301384">
                <text:p>0.0000000301384</text:p>
              </table:table-cell>
              <table:table-cell office:value-type="float" office:value="0.00000000975365">
                <text:p>0.00000000975365</text:p>
              </table:table-cell>
              <table:table-cell office:value-type="float" office:value="0.00000000179469">
                <text:p>0.00000000179469</text:p>
              </table:table-cell>
              <table:table-cell office:value-type="float" office:value="0.00000000683285">
                <text:p>0.00000000683285</text:p>
              </table:table-cell>
              <table:table-cell office:value-type="float" office:value="0.00000000990249">
                <text:p>0.00000000990249</text:p>
              </table:table-cell>
              <table:table-cell office:value-type="float" office:value="0.0000000115517">
                <text:p>0.0000000115517</text:p>
              </table:table-cell>
              <table:table-cell office:value-type="float" office:value="0.0000000179191">
                <text:p>0.0000000179191</text:p>
              </table:table-cell>
              <table:table-cell office:value-type="float" office:value="0.0000000291751">
                <text:p>0.0000000291751</text:p>
              </table:table-cell>
              <table:table-cell office:value-type="float" office:value="0.0000000475539">
                <text:p>0.0000000475539</text:p>
              </table:table-cell>
              <table:table-cell office:value-type="float" office:value="0.0000000678304">
                <text:p>0.0000000678304</text:p>
              </table:table-cell>
              <table:table-cell office:value-type="float" office:value="0.000000068843">
                <text:p>0.000000068843</text:p>
              </table:table-cell>
              <table:table-cell office:value-type="float" office:value="0.0000000467927">
                <text:p>0.0000000467927</text:p>
              </table:table-cell>
              <table:table-cell office:value-type="float" office:value="0.0000000221917">
                <text:p>0.0000000221917</text:p>
              </table:table-cell>
              <table:table-cell office:value-type="float" office:value="0.00000000835842">
                <text:p>0.00000000835842</text:p>
              </table:table-cell>
              <table:table-cell office:value-type="float" office:value="0.00000000219007">
                <text:p>0.00000000219007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22:schodinger1.GS22</svg:desc>
                </draw:g>
              </table:table-cell>
              <table:table-cell office:value-type="float" office:value="0.00000000405013">
                <text:p>0.00000000405013</text:p>
              </table:table-cell>
              <table:table-cell office:value-type="float" office:value="0.0000000131574">
                <text:p>0.0000000131574</text:p>
              </table:table-cell>
              <table:table-cell office:value-type="float" office:value="0.0000000185699">
                <text:p>0.0000000185699</text:p>
              </table:table-cell>
              <table:table-cell office:value-type="float" office:value="0.0000000104972">
                <text:p>0.0000000104972</text:p>
              </table:table-cell>
              <table:table-cell office:value-type="float" office:value="0.00000000341621">
                <text:p>0.00000000341621</text:p>
              </table:table-cell>
              <table:table-cell office:value-type="float" office:value="0.00000000297606">
                <text:p>0.00000000297606</text:p>
              </table:table-cell>
              <table:table-cell office:value-type="float" office:value="0.0000000131173">
                <text:p>0.0000000131173</text:p>
              </table:table-cell>
              <table:table-cell office:value-type="float" office:value="0.0000000226024">
                <text:p>0.0000000226024</text:p>
              </table:table-cell>
              <table:table-cell office:value-type="float" office:value="0.0000000193627">
                <text:p>0.0000000193627</text:p>
              </table:table-cell>
              <table:table-cell office:value-type="float" office:value="0.0000000151714">
                <text:p>0.0000000151714</text:p>
              </table:table-cell>
              <table:table-cell office:value-type="float" office:value="0.0000000124727">
                <text:p>0.0000000124727</text:p>
              </table:table-cell>
              <table:table-cell office:value-type="float" office:value="0.000000006605">
                <text:p>0.000000006605</text:p>
              </table:table-cell>
              <table:table-cell office:value-type="float" office:value="0.0000000123994">
                <text:p>0.0000000123994</text:p>
              </table:table-cell>
              <table:table-cell office:value-type="float" office:value="0.0000000192522">
                <text:p>0.0000000192522</text:p>
              </table:table-cell>
              <table:table-cell office:value-type="float" office:value="0.0000000114178">
                <text:p>0.0000000114178</text:p>
              </table:table-cell>
              <table:table-cell office:value-type="float" office:value="0.0000000134852">
                <text:p>0.0000000134852</text:p>
              </table:table-cell>
              <table:table-cell office:value-type="float" office:value="0.0000000108053">
                <text:p>0.0000000108053</text:p>
              </table:table-cell>
              <table:table-cell office:value-type="float" office:value="0.0000000105295">
                <text:p>0.0000000105295</text:p>
              </table:table-cell>
              <table:table-cell office:value-type="float" office:value="0.0000000386362">
                <text:p>0.0000000386362</text:p>
              </table:table-cell>
              <table:table-cell office:value-type="float" office:value="0.0000000584257">
                <text:p>0.0000000584257</text:p>
              </table:table-cell>
              <table:table-cell office:value-type="float" office:value="0.0000000384501">
                <text:p>0.0000000384501</text:p>
              </table:table-cell>
              <table:table-cell office:value-type="float" office:value="0.000000013819">
                <text:p>0.000000013819</text:p>
              </table:table-cell>
              <table:table-cell office:value-type="float" office:value="0.00000000359408">
                <text:p>0.00000000359408</text:p>
              </table:table-cell>
              <table:table-cell office:value-type="float" office:value="0.00000000562341">
                <text:p>0.00000000562341</text:p>
              </table:table-cell>
              <table:table-cell office:value-type="float" office:value="0.0000000227548">
                <text:p>0.0000000227548</text:p>
              </table:table-cell>
              <table:table-cell office:value-type="float" office:value="0.0000000252867">
                <text:p>0.0000000252867</text:p>
              </table:table-cell>
              <table:table-cell office:value-type="float" office:value="0.000000013409">
                <text:p>0.000000013409</text:p>
              </table:table-cell>
              <table:table-cell office:value-type="float" office:value="0.0000000143777">
                <text:p>0.0000000143777</text:p>
              </table:table-cell>
              <table:table-cell office:value-type="float" office:value="0.0000000231058">
                <text:p>0.0000000231058</text:p>
              </table:table-cell>
              <table:table-cell office:value-type="float" office:value="0.0000000389035">
                <text:p>0.0000000389035</text:p>
              </table:table-cell>
              <table:table-cell office:value-type="float" office:value="0.0000000587899">
                <text:p>0.0000000587899</text:p>
              </table:table-cell>
              <table:table-cell office:value-type="float" office:value="0.0000000512951">
                <text:p>0.0000000512951</text:p>
              </table:table-cell>
              <table:table-cell office:value-type="float" office:value="0.0000000207736">
                <text:p>0.0000000207736</text:p>
              </table:table-cell>
              <table:table-cell office:value-type="float" office:value="0.0000000027901">
                <text:p>0.0000000027901</text:p>
              </table:table-cell>
              <table:table-cell office:value-type="float" office:value="0.00000000400685">
                <text:p>0.00000000400685</text:p>
              </table:table-cell>
              <table:table-cell office:value-type="float" office:value="0.0000000167426">
                <text:p>0.0000000167426</text:p>
              </table:table-cell>
              <table:table-cell office:value-type="float" office:value="0.0000000203751">
                <text:p>0.0000000203751</text:p>
              </table:table-cell>
              <table:table-cell office:value-type="float" office:value="0.0000000113183">
                <text:p>0.0000000113183</text:p>
              </table:table-cell>
              <table:table-cell office:value-type="float" office:value="0.00000000759747">
                <text:p>0.00000000759747</text:p>
              </table:table-cell>
              <table:table-cell office:value-type="float" office:value="0.0000000179625">
                <text:p>0.0000000179625</text:p>
              </table:table-cell>
              <table:table-cell office:value-type="float" office:value="0.0000000361373">
                <text:p>0.0000000361373</text:p>
              </table:table-cell>
              <table:table-cell office:value-type="float" office:value="0.0000000474191">
                <text:p>0.0000000474191</text:p>
              </table:table-cell>
              <table:table-cell office:value-type="float" office:value="0.00000004273">
                <text:p>0.00000004273</text:p>
              </table:table-cell>
              <table:table-cell office:value-type="float" office:value="0.000000023013">
                <text:p>0.000000023013</text:p>
              </table:table-cell>
              <table:table-cell office:value-type="float" office:value="0.00000000505825">
                <text:p>0.00000000505825</text:p>
              </table:table-cell>
              <table:table-cell office:value-type="float" office:value="0.00000000305209">
                <text:p>0.00000000305209</text:p>
              </table:table-cell>
              <table:table-cell office:value-type="float" office:value="0.00000000773125">
                <text:p>0.00000000773125</text:p>
              </table:table-cell>
              <table:table-cell office:value-type="float" office:value="0.00000000733876">
                <text:p>0.00000000733876</text:p>
              </table:table-cell>
              <table:table-cell office:value-type="float" office:value="0.00000000430352">
                <text:p>0.00000000430352</text:p>
              </table:table-cell>
              <table:table-cell office:value-type="float" office:value="0.00000000353761">
                <text:p>0.00000000353761</text:p>
              </table:table-cell>
              <table:table-cell office:value-type="float" office:value="0.00000000574415">
                <text:p>0.00000000574415</text:p>
              </table:table-cell>
              <table:table-cell office:value-type="float" office:value="0.0000000153074">
                <text:p>0.0000000153074</text:p>
              </table:table-cell>
              <table:table-cell office:value-type="float" office:value="0.0000000409683">
                <text:p>0.0000000409683</text:p>
              </table:table-cell>
              <table:table-cell office:value-type="float" office:value="0.0000000440644">
                <text:p>0.0000000440644</text:p>
              </table:table-cell>
              <table:table-cell office:value-type="float" office:value="0.0000000198557">
                <text:p>0.0000000198557</text:p>
              </table:table-cell>
              <table:table-cell office:value-type="float" office:value="0.00000000502334">
                <text:p>0.00000000502334</text:p>
              </table:table-cell>
              <table:table-cell office:value-type="float" office:value="0.000000000839388">
                <text:p>0.000000000839388</text:p>
              </table:table-cell>
              <table:table-cell office:value-type="float" office:value="0.000000000945961">
                <text:p>0.000000000945961</text:p>
              </table:table-cell>
              <table:table-cell office:value-type="float" office:value="0.00000000861854">
                <text:p>0.00000000861854</text:p>
              </table:table-cell>
              <table:table-cell office:value-type="float" office:value="0.0000000177032">
                <text:p>0.0000000177032</text:p>
              </table:table-cell>
              <table:table-cell office:value-type="float" office:value="0.00000000898895">
                <text:p>0.00000000898895</text:p>
              </table:table-cell>
              <table:table-cell office:value-type="float" office:value="0.0000000004653">
                <text:p>0.0000000004653</text:p>
              </table:table-cell>
              <table:table-cell office:value-type="float" office:value="0.0000000138162">
                <text:p>0.0000000138162</text:p>
              </table:table-cell>
              <table:table-cell office:value-type="float" office:value="0.0000000265">
                <text:p>0.0000000265</text:p>
              </table:table-cell>
              <table:table-cell office:value-type="float" office:value="0.0000000258016">
                <text:p>0.0000000258016</text:p>
              </table:table-cell>
              <table:table-cell office:value-type="float" office:value="0.0000000215651">
                <text:p>0.0000000215651</text:p>
              </table:table-cell>
              <table:table-cell office:value-type="float" office:value="0.0000000159575">
                <text:p>0.0000000159575</text:p>
              </table:table-cell>
              <table:table-cell office:value-type="float" office:value="0.0000000107935">
                <text:p>0.0000000107935</text:p>
              </table:table-cell>
              <table:table-cell office:value-type="float" office:value="0.0000000143316">
                <text:p>0.0000000143316</text:p>
              </table:table-cell>
              <table:table-cell office:value-type="float" office:value="0.0000000324328">
                <text:p>0.0000000324328</text:p>
              </table:table-cell>
              <table:table-cell office:value-type="float" office:value="0.000000036137">
                <text:p>0.000000036137</text:p>
              </table:table-cell>
              <table:table-cell office:value-type="float" office:value="0.000000015602">
                <text:p>0.000000015602</text:p>
              </table:table-cell>
              <table:table-cell office:value-type="float" office:value="0.00000000624062">
                <text:p>0.00000000624062</text:p>
              </table:table-cell>
              <table:table-cell office:value-type="float" office:value="0.00000000974244">
                <text:p>0.00000000974244</text:p>
              </table:table-cell>
              <table:table-cell office:value-type="float" office:value="0.0000000190555">
                <text:p>0.0000000190555</text:p>
              </table:table-cell>
              <table:table-cell office:value-type="float" office:value="0.0000000373084">
                <text:p>0.0000000373084</text:p>
              </table:table-cell>
              <table:table-cell office:value-type="float" office:value="0.0000000501226">
                <text:p>0.0000000501226</text:p>
              </table:table-cell>
              <table:table-cell office:value-type="float" office:value="0.0000000439663">
                <text:p>0.0000000439663</text:p>
              </table:table-cell>
              <table:table-cell office:value-type="float" office:value="0.0000000447793">
                <text:p>0.0000000447793</text:p>
              </table:table-cell>
              <table:table-cell office:value-type="float" office:value="0.0000000483176">
                <text:p>0.0000000483176</text:p>
              </table:table-cell>
              <table:table-cell office:value-type="float" office:value="0.0000000415792">
                <text:p>0.0000000415792</text:p>
              </table:table-cell>
              <table:table-cell office:value-type="float" office:value="0.0000000402622">
                <text:p>0.0000000402622</text:p>
              </table:table-cell>
              <table:table-cell office:value-type="float" office:value="0.0000000601855">
                <text:p>0.0000000601855</text:p>
              </table:table-cell>
              <table:table-cell office:value-type="float" office:value="0.000000114552">
                <text:p>0.000000114552</text:p>
              </table:table-cell>
              <table:table-cell office:value-type="float" office:value="0.000000211065">
                <text:p>0.000000211065</text:p>
              </table:table-cell>
              <table:table-cell office:value-type="float" office:value="0.000000388567">
                <text:p>0.000000388567</text:p>
              </table:table-cell>
              <table:table-cell office:value-type="float" office:value="0.000000702044">
                <text:p>0.000000702044</text:p>
              </table:table-cell>
              <table:table-cell office:value-type="float" office:value="0.00000116295">
                <text:p>0.00000116295</text:p>
              </table:table-cell>
              <table:table-cell office:value-type="float" office:value="0.00000178197">
                <text:p>0.00000178197</text:p>
              </table:table-cell>
              <table:table-cell office:value-type="float" office:value="0.00000265301">
                <text:p>0.00000265301</text:p>
              </table:table-cell>
              <table:table-cell office:value-type="float" office:value="0.00000400448">
                <text:p>0.00000400448</text:p>
              </table:table-cell>
              <table:table-cell office:value-type="float" office:value="0.00000629366">
                <text:p>0.00000629366</text:p>
              </table:table-cell>
              <table:table-cell office:value-type="float" office:value="0.0000103437">
                <text:p>0.0000103437</text:p>
              </table:table-cell>
              <table:table-cell office:value-type="float" office:value="0.0000173822">
                <text:p>0.0000173822</text:p>
              </table:table-cell>
              <table:table-cell office:value-type="float" office:value="0.0000290788">
                <text:p>0.0000290788</text:p>
              </table:table-cell>
              <table:table-cell office:value-type="float" office:value="0.0000483655">
                <text:p>0.0000483655</text:p>
              </table:table-cell>
              <table:table-cell office:value-type="float" office:value="0.0000805811">
                <text:p>0.0000805811</text:p>
              </table:table-cell>
              <table:table-cell office:value-type="float" office:value="0.000134328">
                <text:p>0.000134328</text:p>
              </table:table-cell>
              <table:table-cell office:value-type="float" office:value="0.00022264">
                <text:p>0.00022264</text:p>
              </table:table-cell>
              <table:table-cell office:value-type="float" office:value="0.000366163">
                <text:p>0.000366163</text:p>
              </table:table-cell>
              <table:table-cell office:value-type="float" office:value="0.000600332">
                <text:p>0.000600332</text:p>
              </table:table-cell>
              <table:table-cell office:value-type="float" office:value="0.00098581">
                <text:p>0.00098581</text:p>
              </table:table-cell>
              <table:table-cell office:value-type="float" office:value="0.00162341">
                <text:p>0.00162341</text:p>
              </table:table-cell>
              <table:table-cell office:value-type="float" office:value="0.0026767">
                <text:p>0.0026767</text:p>
              </table:table-cell>
              <table:table-cell office:value-type="float" office:value="0.00441193">
                <text:p>0.00441193</text:p>
              </table:table-cell>
              <table:table-cell office:value-type="float" office:value="0.00726889">
                <text:p>0.00726889</text:p>
              </table:table-cell>
              <table:table-cell office:value-type="float" office:value="0.0119741">
                <text:p>0.0119741</text:p>
              </table:table-cell>
              <table:table-cell office:value-type="float" office:value="0.0197163">
                <text:p>0.0197163</text:p>
              </table:table-cell>
              <table:table-cell office:value-type="float" office:value="0.032427">
                <text:p>0.032427</text:p>
              </table:table-cell>
              <table:table-cell office:value-type="float" office:value="0.0532107">
                <text:p>0.0532107</text:p>
              </table:table-cell>
              <table:table-cell office:value-type="float" office:value="0.0869929">
                <text:p>0.0869929</text:p>
              </table:table-cell>
              <table:table-cell office:value-type="float" office:value="0.141413">
                <text:p>0.141413</text:p>
              </table:table-cell>
              <table:table-cell office:value-type="float" office:value="0.227834">
                <text:p>0.227834</text:p>
              </table:table-cell>
              <table:table-cell office:value-type="float" office:value="0.361834">
                <text:p>0.361834</text:p>
              </table:table-cell>
              <table:table-cell office:value-type="float" office:value="0.561598">
                <text:p>0.561598</text:p>
              </table:table-cell>
              <table:table-cell office:value-type="float" office:value="0.841199">
                <text:p>0.841199</text:p>
              </table:table-cell>
              <table:table-cell office:value-type="float" office:value="1.19508">
                <text:p>1.19508</text:p>
              </table:table-cell>
              <table:table-cell office:value-type="float" office:value="1.57564">
                <text:p>1.57564</text:p>
              </table:table-cell>
              <table:table-cell office:value-type="float" office:value="1.88335">
                <text:p>1.88335</text:p>
              </table:table-cell>
              <table:table-cell office:value-type="float" office:value="2.00268">
                <text:p>2.00268</text:p>
              </table:table-cell>
              <table:table-cell office:value-type="float" office:value="1.88066">
                <text:p>1.88066</text:p>
              </table:table-cell>
              <table:table-cell office:value-type="float" office:value="1.57133">
                <text:p>1.57133</text:p>
              </table:table-cell>
              <table:table-cell office:value-type="float" office:value="1.1905">
                <text:p>1.1905</text:p>
              </table:table-cell>
              <table:table-cell office:value-type="float" office:value="0.8373">
                <text:p>0.8373</text:p>
              </table:table-cell>
              <table:table-cell office:value-type="float" office:value="0.558715">
                <text:p>0.558715</text:p>
              </table:table-cell>
              <table:table-cell office:value-type="float" office:value="0.359857">
                <text:p>0.359857</text:p>
              </table:table-cell>
              <table:table-cell office:value-type="float" office:value="0.226488">
                <text:p>0.226488</text:p>
              </table:table-cell>
              <table:table-cell office:value-type="float" office:value="0.140475">
                <text:p>0.140475</text:p>
              </table:table-cell>
              <table:table-cell office:value-type="float" office:value="0.0863476">
                <text:p>0.0863476</text:p>
              </table:table-cell>
              <table:table-cell office:value-type="float" office:value="0.0528001">
                <text:p>0.0528001</text:p>
              </table:table-cell>
              <table:table-cell office:value-type="float" office:value="0.0321938">
                <text:p>0.0321938</text:p>
              </table:table-cell>
              <table:table-cell office:value-type="float" office:value="0.0195966">
                <text:p>0.0195966</text:p>
              </table:table-cell>
              <table:table-cell office:value-type="float" office:value="0.0119156">
                <text:p>0.0119156</text:p>
              </table:table-cell>
              <table:table-cell office:value-type="float" office:value="0.0072416">
                <text:p>0.0072416</text:p>
              </table:table-cell>
              <table:table-cell office:value-type="float" office:value="0.00440208">
                <text:p>0.00440208</text:p>
              </table:table-cell>
              <table:table-cell office:value-type="float" office:value="0.00267649">
                <text:p>0.00267649</text:p>
              </table:table-cell>
              <table:table-cell office:value-type="float" office:value="0.00162438">
                <text:p>0.00162438</text:p>
              </table:table-cell>
              <table:table-cell office:value-type="float" office:value="0.000981336">
                <text:p>0.000981336</text:p>
              </table:table-cell>
              <table:table-cell office:value-type="float" office:value="0.000589615">
                <text:p>0.000589615</text:p>
              </table:table-cell>
              <table:table-cell office:value-type="float" office:value="0.000353479">
                <text:p>0.000353479</text:p>
              </table:table-cell>
              <table:table-cell office:value-type="float" office:value="0.000212689">
                <text:p>0.000212689</text:p>
              </table:table-cell>
              <table:table-cell office:value-type="float" office:value="0.000128785">
                <text:p>0.000128785</text:p>
              </table:table-cell>
              <table:table-cell office:value-type="float" office:value="0.0000782601">
                <text:p>0.0000782601</text:p>
              </table:table-cell>
              <table:table-cell office:value-type="float" office:value="0.0000475187">
                <text:p>0.0000475187</text:p>
              </table:table-cell>
              <table:table-cell office:value-type="float" office:value="0.0000289427">
                <text:p>0.0000289427</text:p>
              </table:table-cell>
              <table:table-cell office:value-type="float" office:value="0.0000179155">
                <text:p>0.0000179155</text:p>
              </table:table-cell>
              <table:table-cell office:value-type="float" office:value="0.0000113047">
                <text:p>0.0000113047</text:p>
              </table:table-cell>
              <table:table-cell office:value-type="float" office:value="0.00000712468">
                <text:p>0.00000712468</text:p>
              </table:table-cell>
              <table:table-cell office:value-type="float" office:value="0.00000433711">
                <text:p>0.00000433711</text:p>
              </table:table-cell>
              <table:table-cell office:value-type="float" office:value="0.00000253117">
                <text:p>0.00000253117</text:p>
              </table:table-cell>
              <table:table-cell office:value-type="float" office:value="0.00000147628">
                <text:p>0.00000147628</text:p>
              </table:table-cell>
              <table:table-cell office:value-type="float" office:value="0.000000918417">
                <text:p>0.000000918417</text:p>
              </table:table-cell>
              <table:table-cell office:value-type="float" office:value="0.000000622722">
                <text:p>0.000000622722</text:p>
              </table:table-cell>
              <table:table-cell office:value-type="float" office:value="0.000000418996">
                <text:p>0.000000418996</text:p>
              </table:table-cell>
              <table:table-cell office:value-type="float" office:value="0.000000240603">
                <text:p>0.000000240603</text:p>
              </table:table-cell>
              <table:table-cell office:value-type="float" office:value="0.000000104942">
                <text:p>0.000000104942</text:p>
              </table:table-cell>
              <table:table-cell office:value-type="float" office:value="0.0000000374515">
                <text:p>0.0000000374515</text:p>
              </table:table-cell>
              <table:table-cell office:value-type="float" office:value="0.0000000211775">
                <text:p>0.0000000211775</text:p>
              </table:table-cell>
              <table:table-cell office:value-type="float" office:value="0.000000022528">
                <text:p>0.000000022528</text:p>
              </table:table-cell>
              <table:table-cell office:value-type="float" office:value="0.0000000325078">
                <text:p>0.0000000325078</text:p>
              </table:table-cell>
              <table:table-cell office:value-type="float" office:value="0.0000000483446">
                <text:p>0.0000000483446</text:p>
              </table:table-cell>
              <table:table-cell office:value-type="float" office:value="0.0000000597781">
                <text:p>0.0000000597781</text:p>
              </table:table-cell>
              <table:table-cell office:value-type="float" office:value="0.0000000692854">
                <text:p>0.0000000692854</text:p>
              </table:table-cell>
              <table:table-cell office:value-type="float" office:value="0.0000000798845">
                <text:p>0.0000000798845</text:p>
              </table:table-cell>
              <table:table-cell office:value-type="float" office:value="0.0000000788536">
                <text:p>0.0000000788536</text:p>
              </table:table-cell>
              <table:table-cell office:value-type="float" office:value="0.0000000595171">
                <text:p>0.0000000595171</text:p>
              </table:table-cell>
              <table:table-cell office:value-type="float" office:value="0.0000000390174">
                <text:p>0.0000000390174</text:p>
              </table:table-cell>
              <table:table-cell office:value-type="float" office:value="0.0000000308141">
                <text:p>0.0000000308141</text:p>
              </table:table-cell>
              <table:table-cell office:value-type="float" office:value="0.0000000250474">
                <text:p>0.0000000250474</text:p>
              </table:table-cell>
              <table:table-cell office:value-type="float" office:value="0.0000000164347">
                <text:p>0.0000000164347</text:p>
              </table:table-cell>
              <table:table-cell office:value-type="float" office:value="0.0000000119179">
                <text:p>0.0000000119179</text:p>
              </table:table-cell>
              <table:table-cell office:value-type="float" office:value="0.0000000101196">
                <text:p>0.0000000101196</text:p>
              </table:table-cell>
              <table:table-cell office:value-type="float" office:value="0.00000000759409">
                <text:p>0.00000000759409</text:p>
              </table:table-cell>
              <table:table-cell office:value-type="float" office:value="0.0000000123267">
                <text:p>0.0000000123267</text:p>
              </table:table-cell>
              <table:table-cell office:value-type="float" office:value="0.0000000264863">
                <text:p>0.0000000264863</text:p>
              </table:table-cell>
              <table:table-cell office:value-type="float" office:value="0.0000000353347">
                <text:p>0.0000000353347</text:p>
              </table:table-cell>
              <table:table-cell office:value-type="float" office:value="0.0000000356299">
                <text:p>0.0000000356299</text:p>
              </table:table-cell>
              <table:table-cell office:value-type="float" office:value="0.0000000390915">
                <text:p>0.0000000390915</text:p>
              </table:table-cell>
              <table:table-cell office:value-type="float" office:value="0.0000000465589">
                <text:p>0.0000000465589</text:p>
              </table:table-cell>
              <table:table-cell office:value-type="float" office:value="0.0000000454731">
                <text:p>0.0000000454731</text:p>
              </table:table-cell>
              <table:table-cell office:value-type="float" office:value="0.0000000362513">
                <text:p>0.0000000362513</text:p>
              </table:table-cell>
              <table:table-cell office:value-type="float" office:value="0.0000000277478">
                <text:p>0.0000000277478</text:p>
              </table:table-cell>
              <table:table-cell office:value-type="float" office:value="0.0000000169193">
                <text:p>0.0000000169193</text:p>
              </table:table-cell>
              <table:table-cell office:value-type="float" office:value="0.00000000511593">
                <text:p>0.00000000511593</text:p>
              </table:table-cell>
              <table:table-cell office:value-type="float" office:value="0.00000000278012">
                <text:p>0.00000000278012</text:p>
              </table:table-cell>
              <table:table-cell office:value-type="float" office:value="0.00000000907517">
                <text:p>0.00000000907517</text:p>
              </table:table-cell>
              <table:table-cell office:value-type="float" office:value="0.0000000119108">
                <text:p>0.0000000119108</text:p>
              </table:table-cell>
              <table:table-cell office:value-type="float" office:value="0.0000000136145">
                <text:p>0.0000000136145</text:p>
              </table:table-cell>
              <table:table-cell office:value-type="float" office:value="0.000000023109">
                <text:p>0.000000023109</text:p>
              </table:table-cell>
              <table:table-cell office:value-type="float" office:value="0.0000000348632">
                <text:p>0.0000000348632</text:p>
              </table:table-cell>
              <table:table-cell office:value-type="float" office:value="0.0000000399359">
                <text:p>0.0000000399359</text:p>
              </table:table-cell>
              <table:table-cell office:value-type="float" office:value="0.0000000423274">
                <text:p>0.0000000423274</text:p>
              </table:table-cell>
              <table:table-cell office:value-type="float" office:value="0.0000000450128">
                <text:p>0.0000000450128</text:p>
              </table:table-cell>
              <table:table-cell office:value-type="float" office:value="0.0000000399612">
                <text:p>0.0000000399612</text:p>
              </table:table-cell>
              <table:table-cell office:value-type="float" office:value="0.0000000281257">
                <text:p>0.0000000281257</text:p>
              </table:table-cell>
              <table:table-cell office:value-type="float" office:value="0.0000000196795">
                <text:p>0.0000000196795</text:p>
              </table:table-cell>
              <table:table-cell office:value-type="float" office:value="0.000000013777">
                <text:p>0.000000013777</text:p>
              </table:table-cell>
              <table:table-cell office:value-type="float" office:value="0.00000000486086">
                <text:p>0.00000000486086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23:schodinger1.GS23</svg:desc>
                </draw:g>
              </table:table-cell>
              <table:table-cell office:value-type="float" office:value="0.00000000593364">
                <text:p>0.00000000593364</text:p>
              </table:table-cell>
              <table:table-cell office:value-type="float" office:value="0.0000000153439">
                <text:p>0.0000000153439</text:p>
              </table:table-cell>
              <table:table-cell office:value-type="float" office:value="0.0000000212962">
                <text:p>0.0000000212962</text:p>
              </table:table-cell>
              <table:table-cell office:value-type="float" office:value="0.0000000171131">
                <text:p>0.0000000171131</text:p>
              </table:table-cell>
              <table:table-cell office:value-type="float" office:value="0.00000000392355">
                <text:p>0.00000000392355</text:p>
              </table:table-cell>
              <table:table-cell office:value-type="float" office:value="0.00000000175836">
                <text:p>0.00000000175836</text:p>
              </table:table-cell>
              <table:table-cell office:value-type="float" office:value="0.0000000170049">
                <text:p>0.0000000170049</text:p>
              </table:table-cell>
              <table:table-cell office:value-type="float" office:value="0.0000000311504">
                <text:p>0.0000000311504</text:p>
              </table:table-cell>
              <table:table-cell office:value-type="float" office:value="0.0000000403226">
                <text:p>0.0000000403226</text:p>
              </table:table-cell>
              <table:table-cell office:value-type="float" office:value="0.0000000341757">
                <text:p>0.0000000341757</text:p>
              </table:table-cell>
              <table:table-cell office:value-type="float" office:value="0.0000000137335">
                <text:p>0.0000000137335</text:p>
              </table:table-cell>
              <table:table-cell office:value-type="float" office:value="0.00000000176195">
                <text:p>0.00000000176195</text:p>
              </table:table-cell>
              <table:table-cell office:value-type="float" office:value="0.00000000299148">
                <text:p>0.00000000299148</text:p>
              </table:table-cell>
              <table:table-cell office:value-type="float" office:value="0.00000000964161">
                <text:p>0.00000000964161</text:p>
              </table:table-cell>
              <table:table-cell office:value-type="float" office:value="0.0000000117548">
                <text:p>0.0000000117548</text:p>
              </table:table-cell>
              <table:table-cell office:value-type="float" office:value="0.00000000606382">
                <text:p>0.00000000606382</text:p>
              </table:table-cell>
              <table:table-cell office:value-type="float" office:value="0.000000000170857">
                <text:p>0.000000000170857</text:p>
              </table:table-cell>
              <table:table-cell office:value-type="float" office:value="0.0000000119075">
                <text:p>0.0000000119075</text:p>
              </table:table-cell>
              <table:table-cell office:value-type="float" office:value="0.0000000323648">
                <text:p>0.0000000323648</text:p>
              </table:table-cell>
              <table:table-cell office:value-type="float" office:value="0.0000000483975">
                <text:p>0.0000000483975</text:p>
              </table:table-cell>
              <table:table-cell office:value-type="float" office:value="0.0000000539493">
                <text:p>0.0000000539493</text:p>
              </table:table-cell>
              <table:table-cell office:value-type="float" office:value="0.0000000431458">
                <text:p>0.0000000431458</text:p>
              </table:table-cell>
              <table:table-cell office:value-type="float" office:value="0.0000000237179">
                <text:p>0.0000000237179</text:p>
              </table:table-cell>
              <table:table-cell office:value-type="float" office:value="0.00000000985559">
                <text:p>0.00000000985559</text:p>
              </table:table-cell>
              <table:table-cell office:value-type="float" office:value="0.00000000919537">
                <text:p>0.00000000919537</text:p>
              </table:table-cell>
              <table:table-cell office:value-type="float" office:value="0.00000000807991">
                <text:p>0.00000000807991</text:p>
              </table:table-cell>
              <table:table-cell office:value-type="float" office:value="0.000000005405">
                <text:p>0.000000005405</text:p>
              </table:table-cell>
              <table:table-cell office:value-type="float" office:value="0.000000000693006">
                <text:p>0.000000000693006</text:p>
              </table:table-cell>
              <table:table-cell office:value-type="float" office:value="0.00000000414853">
                <text:p>0.00000000414853</text:p>
              </table:table-cell>
              <table:table-cell office:value-type="float" office:value="0.0000000192852">
                <text:p>0.0000000192852</text:p>
              </table:table-cell>
              <table:table-cell office:value-type="float" office:value="0.0000000330516">
                <text:p>0.0000000330516</text:p>
              </table:table-cell>
              <table:table-cell office:value-type="float" office:value="0.0000000479584">
                <text:p>0.0000000479584</text:p>
              </table:table-cell>
              <table:table-cell office:value-type="float" office:value="0.0000000608802">
                <text:p>0.0000000608802</text:p>
              </table:table-cell>
              <table:table-cell office:value-type="float" office:value="0.0000000500974">
                <text:p>0.0000000500974</text:p>
              </table:table-cell>
              <table:table-cell office:value-type="float" office:value="0.0000000231212">
                <text:p>0.0000000231212</text:p>
              </table:table-cell>
              <table:table-cell office:value-type="float" office:value="0.0000000128009">
                <text:p>0.0000000128009</text:p>
              </table:table-cell>
              <table:table-cell office:value-type="float" office:value="0.00000000660172">
                <text:p>0.00000000660172</text:p>
              </table:table-cell>
              <table:table-cell office:value-type="float" office:value="0.00000000232826">
                <text:p>0.00000000232826</text:p>
              </table:table-cell>
              <table:table-cell office:value-type="float" office:value="0.00000000442725">
                <text:p>0.00000000442725</text:p>
              </table:table-cell>
              <table:table-cell office:value-type="float" office:value="0.00000000743845">
                <text:p>0.00000000743845</text:p>
              </table:table-cell>
              <table:table-cell office:value-type="float" office:value="0.0000000120969">
                <text:p>0.0000000120969</text:p>
              </table:table-cell>
              <table:table-cell office:value-type="float" office:value="0.0000000147767">
                <text:p>0.0000000147767</text:p>
              </table:table-cell>
              <table:table-cell office:value-type="float" office:value="0.0000000220558">
                <text:p>0.0000000220558</text:p>
              </table:table-cell>
              <table:table-cell office:value-type="float" office:value="0.0000000343889">
                <text:p>0.0000000343889</text:p>
              </table:table-cell>
              <table:table-cell office:value-type="float" office:value="0.0000000466721">
                <text:p>0.0000000466721</text:p>
              </table:table-cell>
              <table:table-cell office:value-type="float" office:value="0.0000000386323">
                <text:p>0.0000000386323</text:p>
              </table:table-cell>
              <table:table-cell office:value-type="float" office:value="0.0000000148416">
                <text:p>0.0000000148416</text:p>
              </table:table-cell>
              <table:table-cell office:value-type="float" office:value="0.00000000446565">
                <text:p>0.00000000446565</text:p>
              </table:table-cell>
              <table:table-cell office:value-type="float" office:value="0.00000000591318">
                <text:p>0.00000000591318</text:p>
              </table:table-cell>
              <table:table-cell office:value-type="float" office:value="0.0000000104293">
                <text:p>0.0000000104293</text:p>
              </table:table-cell>
              <table:table-cell office:value-type="float" office:value="0.0000000174082">
                <text:p>0.0000000174082</text:p>
              </table:table-cell>
              <table:table-cell office:value-type="float" office:value="0.0000000150655">
                <text:p>0.0000000150655</text:p>
              </table:table-cell>
              <table:table-cell office:value-type="float" office:value="0.00000000306494">
                <text:p>0.00000000306494</text:p>
              </table:table-cell>
              <table:table-cell office:value-type="float" office:value="0.00000000171866">
                <text:p>0.00000000171866</text:p>
              </table:table-cell>
              <table:table-cell office:value-type="float" office:value="0.00000000780404">
                <text:p>0.00000000780404</text:p>
              </table:table-cell>
              <table:table-cell office:value-type="float" office:value="0.0000000218462">
                <text:p>0.0000000218462</text:p>
              </table:table-cell>
              <table:table-cell office:value-type="float" office:value="0.0000000360331">
                <text:p>0.0000000360331</text:p>
              </table:table-cell>
              <table:table-cell office:value-type="float" office:value="0.0000000193093">
                <text:p>0.0000000193093</text:p>
              </table:table-cell>
              <table:table-cell office:value-type="float" office:value="0.00000000143338">
                <text:p>0.00000000143338</text:p>
              </table:table-cell>
              <table:table-cell office:value-type="float" office:value="0.00000000920834">
                <text:p>0.00000000920834</text:p>
              </table:table-cell>
              <table:table-cell office:value-type="float" office:value="0.0000000175442">
                <text:p>0.0000000175442</text:p>
              </table:table-cell>
              <table:table-cell office:value-type="float" office:value="0.0000000179647">
                <text:p>0.0000000179647</text:p>
              </table:table-cell>
              <table:table-cell office:value-type="float" office:value="0.0000000283125">
                <text:p>0.0000000283125</text:p>
              </table:table-cell>
              <table:table-cell office:value-type="float" office:value="0.0000000334609">
                <text:p>0.0000000334609</text:p>
              </table:table-cell>
              <table:table-cell office:value-type="float" office:value="0.0000000112674">
                <text:p>0.0000000112674</text:p>
              </table:table-cell>
              <table:table-cell office:value-type="float" office:value="0.00000000035996">
                <text:p>0.00000000035996</text:p>
              </table:table-cell>
              <table:table-cell office:value-type="float" office:value="0.00000000687744">
                <text:p>0.00000000687744</text:p>
              </table:table-cell>
              <table:table-cell office:value-type="float" office:value="0.000000009142">
                <text:p>0.000000009142</text:p>
              </table:table-cell>
              <table:table-cell office:value-type="float" office:value="0.00000000799707">
                <text:p>0.00000000799707</text:p>
              </table:table-cell>
              <table:table-cell office:value-type="float" office:value="0.00000000312547">
                <text:p>0.00000000312547</text:p>
              </table:table-cell>
              <table:table-cell office:value-type="float" office:value="0.000000000637073">
                <text:p>0.000000000637073</text:p>
              </table:table-cell>
              <table:table-cell office:value-type="float" office:value="0.00000000877304">
                <text:p>0.00000000877304</text:p>
              </table:table-cell>
              <table:table-cell office:value-type="float" office:value="0.0000000272435">
                <text:p>0.0000000272435</text:p>
              </table:table-cell>
              <table:table-cell office:value-type="float" office:value="0.0000000449009">
                <text:p>0.0000000449009</text:p>
              </table:table-cell>
              <table:table-cell office:value-type="float" office:value="0.0000000557021">
                <text:p>0.0000000557021</text:p>
              </table:table-cell>
              <table:table-cell office:value-type="float" office:value="0.0000000425062">
                <text:p>0.0000000425062</text:p>
              </table:table-cell>
              <table:table-cell office:value-type="float" office:value="0.0000000119255">
                <text:p>0.0000000119255</text:p>
              </table:table-cell>
              <table:table-cell office:value-type="float" office:value="0.0000000000985267">
                <text:p>0.0000000000985267</text:p>
              </table:table-cell>
              <table:table-cell office:value-type="float" office:value="0.00000000286648">
                <text:p>0.00000000286648</text:p>
              </table:table-cell>
              <table:table-cell office:value-type="float" office:value="0.0000000037731">
                <text:p>0.0000000037731</text:p>
              </table:table-cell>
              <table:table-cell office:value-type="float" office:value="0.00000000349407">
                <text:p>0.00000000349407</text:p>
              </table:table-cell>
              <table:table-cell office:value-type="float" office:value="0.00000000404486">
                <text:p>0.00000000404486</text:p>
              </table:table-cell>
              <table:table-cell office:value-type="float" office:value="0.00000000526431">
                <text:p>0.00000000526431</text:p>
              </table:table-cell>
              <table:table-cell office:value-type="float" office:value="0.0000000135708">
                <text:p>0.0000000135708</text:p>
              </table:table-cell>
              <table:table-cell office:value-type="float" office:value="0.0000000368127">
                <text:p>0.0000000368127</text:p>
              </table:table-cell>
              <table:table-cell office:value-type="float" office:value="0.0000000562566">
                <text:p>0.0000000562566</text:p>
              </table:table-cell>
              <table:table-cell office:value-type="float" office:value="0.0000000542869">
                <text:p>0.0000000542869</text:p>
              </table:table-cell>
              <table:table-cell office:value-type="float" office:value="0.0000000658259">
                <text:p>0.0000000658259</text:p>
              </table:table-cell>
              <table:table-cell office:value-type="float" office:value="0.000000131129">
                <text:p>0.000000131129</text:p>
              </table:table-cell>
              <table:table-cell office:value-type="float" office:value="0.000000256215">
                <text:p>0.000000256215</text:p>
              </table:table-cell>
              <table:table-cell office:value-type="float" office:value="0.000000452055">
                <text:p>0.000000452055</text:p>
              </table:table-cell>
              <table:table-cell office:value-type="float" office:value="0.000000782794">
                <text:p>0.000000782794</text:p>
              </table:table-cell>
              <table:table-cell office:value-type="float" office:value="0.00000134067">
                <text:p>0.00000134067</text:p>
              </table:table-cell>
              <table:table-cell office:value-type="float" office:value="0.00000224229">
                <text:p>0.00000224229</text:p>
              </table:table-cell>
              <table:table-cell office:value-type="float" office:value="0.00000377147">
                <text:p>0.00000377147</text:p>
              </table:table-cell>
              <table:table-cell office:value-type="float" office:value="0.00000634582">
                <text:p>0.00000634582</text:p>
              </table:table-cell>
              <table:table-cell office:value-type="float" office:value="0.0000104335">
                <text:p>0.0000104335</text:p>
              </table:table-cell>
              <table:table-cell office:value-type="float" office:value="0.0000170656">
                <text:p>0.0000170656</text:p>
              </table:table-cell>
              <table:table-cell office:value-type="float" office:value="0.0000283877">
                <text:p>0.0000283877</text:p>
              </table:table-cell>
              <table:table-cell office:value-type="float" office:value="0.0000477138">
                <text:p>0.0000477138</text:p>
              </table:table-cell>
              <table:table-cell office:value-type="float" office:value="0.0000794897">
                <text:p>0.0000794897</text:p>
              </table:table-cell>
              <table:table-cell office:value-type="float" office:value="0.000130997">
                <text:p>0.000130997</text:p>
              </table:table-cell>
              <table:table-cell office:value-type="float" office:value="0.000215603">
                <text:p>0.000215603</text:p>
              </table:table-cell>
              <table:table-cell office:value-type="float" office:value="0.000356938">
                <text:p>0.000356938</text:p>
              </table:table-cell>
              <table:table-cell office:value-type="float" office:value="0.00059337">
                <text:p>0.00059337</text:p>
              </table:table-cell>
              <table:table-cell office:value-type="float" office:value="0.000984382">
                <text:p>0.000984382</text:p>
              </table:table-cell>
              <table:table-cell office:value-type="float" office:value="0.00162594">
                <text:p>0.00162594</text:p>
              </table:table-cell>
              <table:table-cell office:value-type="float" office:value="0.0026795">
                <text:p>0.0026795</text:p>
              </table:table-cell>
              <table:table-cell office:value-type="float" office:value="0.0044155">
                <text:p>0.0044155</text:p>
              </table:table-cell>
              <table:table-cell office:value-type="float" office:value="0.00727923">
                <text:p>0.00727923</text:p>
              </table:table-cell>
              <table:table-cell office:value-type="float" office:value="0.0119956">
                <text:p>0.0119956</text:p>
              </table:table-cell>
              <table:table-cell office:value-type="float" office:value="0.0197405">
                <text:p>0.0197405</text:p>
              </table:table-cell>
              <table:table-cell office:value-type="float" office:value="0.0324253">
                <text:p>0.0324253</text:p>
              </table:table-cell>
              <table:table-cell office:value-type="float" office:value="0.0531632">
                <text:p>0.0531632</text:p>
              </table:table-cell>
              <table:table-cell office:value-type="float" office:value="0.0869339">
                <text:p>0.0869339</text:p>
              </table:table-cell>
              <table:table-cell office:value-type="float" office:value="0.141416">
                <text:p>0.141416</text:p>
              </table:table-cell>
              <table:table-cell office:value-type="float" office:value="0.227942">
                <text:p>0.227942</text:p>
              </table:table-cell>
              <table:table-cell office:value-type="float" office:value="0.362046">
                <text:p>0.362046</text:p>
              </table:table-cell>
              <table:table-cell office:value-type="float" office:value="0.561959">
                <text:p>0.561959</text:p>
              </table:table-cell>
              <table:table-cell office:value-type="float" office:value="0.841802">
                <text:p>0.841802</text:p>
              </table:table-cell>
              <table:table-cell office:value-type="float" office:value="1.19597">
                <text:p>1.19597</text:p>
              </table:table-cell>
              <table:table-cell office:value-type="float" office:value="1.5767">
                <text:p>1.5767</text:p>
              </table:table-cell>
              <table:table-cell office:value-type="float" office:value="1.88421">
                <text:p>1.88421</text:p>
              </table:table-cell>
              <table:table-cell office:value-type="float" office:value="2.00283">
                <text:p>2.00283</text:p>
              </table:table-cell>
              <table:table-cell office:value-type="float" office:value="1.88">
                <text:p>1.88</text:p>
              </table:table-cell>
              <table:table-cell office:value-type="float" office:value="1.57033">
                <text:p>1.57033</text:p>
              </table:table-cell>
              <table:table-cell office:value-type="float" office:value="1.18963">
                <text:p>1.18963</text:p>
              </table:table-cell>
              <table:table-cell office:value-type="float" office:value="0.836679">
                <text:p>0.836679</text:p>
              </table:table-cell>
              <table:table-cell office:value-type="float" office:value="0.558298">
                <text:p>0.558298</text:p>
              </table:table-cell>
              <table:table-cell office:value-type="float" office:value="0.359613">
                <text:p>0.359613</text:p>
              </table:table-cell>
              <table:table-cell office:value-type="float" office:value="0.226392">
                <text:p>0.226392</text:p>
              </table:table-cell>
              <table:table-cell office:value-type="float" office:value="0.14047">
                <text:p>0.14047</text:p>
              </table:table-cell>
              <table:table-cell office:value-type="float" office:value="0.0863713">
                <text:p>0.0863713</text:p>
              </table:table-cell>
              <table:table-cell office:value-type="float" office:value="0.0528011">
                <text:p>0.0528011</text:p>
              </table:table-cell>
              <table:table-cell office:value-type="float" office:value="0.0321518">
                <text:p>0.0321518</text:p>
              </table:table-cell>
              <table:table-cell office:value-type="float" office:value="0.0195288">
                <text:p>0.0195288</text:p>
              </table:table-cell>
              <table:table-cell office:value-type="float" office:value="0.0118508">
                <text:p>0.0118508</text:p>
              </table:table-cell>
              <table:table-cell office:value-type="float" office:value="0.00719425">
                <text:p>0.00719425</text:p>
              </table:table-cell>
              <table:table-cell office:value-type="float" office:value="0.00437143">
                <text:p>0.00437143</text:p>
              </table:table-cell>
              <table:table-cell office:value-type="float" office:value="0.00265798">
                <text:p>0.00265798</text:p>
              </table:table-cell>
              <table:table-cell office:value-type="float" office:value="0.00161583">
                <text:p>0.00161583</text:p>
              </table:table-cell>
              <table:table-cell office:value-type="float" office:value="0.000980756">
                <text:p>0.000980756</text:p>
              </table:table-cell>
              <table:table-cell office:value-type="float" office:value="0.000593991">
                <text:p>0.000593991</text:p>
              </table:table-cell>
              <table:table-cell office:value-type="float" office:value="0.000359334">
                <text:p>0.000359334</text:p>
              </table:table-cell>
              <table:table-cell office:value-type="float" office:value="0.000217261">
                <text:p>0.000217261</text:p>
              </table:table-cell>
              <table:table-cell office:value-type="float" office:value="0.000131036">
                <text:p>0.000131036</text:p>
              </table:table-cell>
              <table:table-cell office:value-type="float" office:value="0.0000784664">
                <text:p>0.0000784664</text:p>
              </table:table-cell>
              <table:table-cell office:value-type="float" office:value="0.000046551">
                <text:p>0.000046551</text:p>
              </table:table-cell>
              <table:table-cell office:value-type="float" office:value="0.0000275599">
                <text:p>0.0000275599</text:p>
              </table:table-cell>
              <table:table-cell office:value-type="float" office:value="0.0000164828">
                <text:p>0.0000164828</text:p>
              </table:table-cell>
              <table:table-cell office:value-type="float" office:value="0.00000996879">
                <text:p>0.00000996879</text:p>
              </table:table-cell>
              <table:table-cell office:value-type="float" office:value="0.00000598012">
                <text:p>0.00000598012</text:p>
              </table:table-cell>
              <table:table-cell office:value-type="float" office:value="0.00000348132">
                <text:p>0.00000348132</text:p>
              </table:table-cell>
              <table:table-cell office:value-type="float" office:value="0.00000195124">
                <text:p>0.00000195124</text:p>
              </table:table-cell>
              <table:table-cell office:value-type="float" office:value="0.0000010794">
                <text:p>0.0000010794</text:p>
              </table:table-cell>
              <table:table-cell office:value-type="float" office:value="0.000000637068">
                <text:p>0.000000637068</text:p>
              </table:table-cell>
              <table:table-cell office:value-type="float" office:value="0.000000433069">
                <text:p>0.000000433069</text:p>
              </table:table-cell>
              <table:table-cell office:value-type="float" office:value="0.000000327146">
                <text:p>0.000000327146</text:p>
              </table:table-cell>
              <table:table-cell office:value-type="float" office:value="0.000000241189">
                <text:p>0.000000241189</text:p>
              </table:table-cell>
              <table:table-cell office:value-type="float" office:value="0.00000016275">
                <text:p>0.00000016275</text:p>
              </table:table-cell>
              <table:table-cell office:value-type="float" office:value="0.0000000974946">
                <text:p>0.0000000974946</text:p>
              </table:table-cell>
              <table:table-cell office:value-type="float" office:value="0.000000050182">
                <text:p>0.000000050182</text:p>
              </table:table-cell>
              <table:table-cell office:value-type="float" office:value="0.0000000260115">
                <text:p>0.0000000260115</text:p>
              </table:table-cell>
              <table:table-cell office:value-type="float" office:value="0.0000000221091">
                <text:p>0.0000000221091</text:p>
              </table:table-cell>
              <table:table-cell office:value-type="float" office:value="0.0000000322453">
                <text:p>0.0000000322453</text:p>
              </table:table-cell>
              <table:table-cell office:value-type="float" office:value="0.0000000467428">
                <text:p>0.0000000467428</text:p>
              </table:table-cell>
              <table:table-cell office:value-type="float" office:value="0.0000000488169">
                <text:p>0.0000000488169</text:p>
              </table:table-cell>
              <table:table-cell office:value-type="float" office:value="0.0000000283082">
                <text:p>0.0000000283082</text:p>
              </table:table-cell>
              <table:table-cell office:value-type="float" office:value="0.00000000556447">
                <text:p>0.00000000556447</text:p>
              </table:table-cell>
              <table:table-cell office:value-type="float" office:value="0.00000000175995">
                <text:p>0.00000000175995</text:p>
              </table:table-cell>
              <table:table-cell office:value-type="float" office:value="0.0000000093981">
                <text:p>0.0000000093981</text:p>
              </table:table-cell>
              <table:table-cell office:value-type="float" office:value="0.0000000136418">
                <text:p>0.0000000136418</text:p>
              </table:table-cell>
              <table:table-cell office:value-type="float" office:value="0.0000000114547">
                <text:p>0.0000000114547</text:p>
              </table:table-cell>
              <table:table-cell office:value-type="float" office:value="0.00000000978571">
                <text:p>0.00000000978571</text:p>
              </table:table-cell>
              <table:table-cell office:value-type="float" office:value="0.0000000161065">
                <text:p>0.0000000161065</text:p>
              </table:table-cell>
              <table:table-cell office:value-type="float" office:value="0.0000000365468">
                <text:p>0.0000000365468</text:p>
              </table:table-cell>
              <table:table-cell office:value-type="float" office:value="0.0000000691325">
                <text:p>0.0000000691325</text:p>
              </table:table-cell>
              <table:table-cell office:value-type="float" office:value="0.0000000921631">
                <text:p>0.0000000921631</text:p>
              </table:table-cell>
              <table:table-cell office:value-type="float" office:value="0.0000000818371">
                <text:p>0.0000000818371</text:p>
              </table:table-cell>
              <table:table-cell office:value-type="float" office:value="0.0000000444494">
                <text:p>0.0000000444494</text:p>
              </table:table-cell>
              <table:table-cell office:value-type="float" office:value="0.000000011941">
                <text:p>0.000000011941</text:p>
              </table:table-cell>
              <table:table-cell office:value-type="float" office:value="0.000000000847261">
                <text:p>0.000000000847261</text:p>
              </table:table-cell>
              <table:table-cell office:value-type="float" office:value="0.000000000106705">
                <text:p>0.000000000106705</text:p>
              </table:table-cell>
              <table:table-cell office:value-type="float" office:value="0.000000000347391">
                <text:p>0.000000000347391</text:p>
              </table:table-cell>
              <table:table-cell office:value-type="float" office:value="0.000000000876693">
                <text:p>0.000000000876693</text:p>
              </table:table-cell>
              <table:table-cell office:value-type="float" office:value="0.0000000000955325">
                <text:p>0.0000000000955325</text:p>
              </table:table-cell>
              <table:table-cell office:value-type="float" office:value="0.00000000372419">
                <text:p>0.00000000372419</text:p>
              </table:table-cell>
              <table:table-cell office:value-type="float" office:value="0.0000000263863">
                <text:p>0.0000000263863</text:p>
              </table:table-cell>
              <table:table-cell office:value-type="float" office:value="0.0000000610724">
                <text:p>0.0000000610724</text:p>
              </table:table-cell>
              <table:table-cell office:value-type="float" office:value="0.0000000742357">
                <text:p>0.0000000742357</text:p>
              </table:table-cell>
              <table:table-cell office:value-type="float" office:value="0.0000000528205">
                <text:p>0.0000000528205</text:p>
              </table:table-cell>
              <table:table-cell office:value-type="float" office:value="0.0000000224711">
                <text:p>0.0000000224711</text:p>
              </table:table-cell>
              <table:table-cell office:value-type="float" office:value="0.00000000759327">
                <text:p>0.00000000759327</text:p>
              </table:table-cell>
              <table:table-cell office:value-type="float" office:value="0.00000000599114">
                <text:p>0.00000000599114</text:p>
              </table:table-cell>
              <table:table-cell office:value-type="float" office:value="0.0000000129734">
                <text:p>0.0000000129734</text:p>
              </table:table-cell>
              <table:table-cell office:value-type="float" office:value="0.0000000255606">
                <text:p>0.0000000255606</text:p>
              </table:table-cell>
              <table:table-cell office:value-type="float" office:value="0.0000000270422">
                <text:p>0.0000000270422</text:p>
              </table:table-cell>
              <table:table-cell office:value-type="float" office:value="0.0000000105885">
                <text:p>0.0000000105885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24:schodinger1.GS24</svg:desc>
                </draw:g>
              </table:table-cell>
              <table:table-cell office:value-type="float" office:value="0.0000000165157">
                <text:p>0.0000000165157</text:p>
              </table:table-cell>
              <table:table-cell office:value-type="float" office:value="0.0000000387792">
                <text:p>0.0000000387792</text:p>
              </table:table-cell>
              <table:table-cell office:value-type="float" office:value="0.0000000343447">
                <text:p>0.0000000343447</text:p>
              </table:table-cell>
              <table:table-cell office:value-type="float" office:value="0.0000000172858">
                <text:p>0.0000000172858</text:p>
              </table:table-cell>
              <table:table-cell office:value-type="float" office:value="0.00000000739801">
                <text:p>0.00000000739801</text:p>
              </table:table-cell>
              <table:table-cell office:value-type="float" office:value="0.00000000282237">
                <text:p>0.00000000282237</text:p>
              </table:table-cell>
              <table:table-cell office:value-type="float" office:value="0.00000000149267">
                <text:p>0.00000000149267</text:p>
              </table:table-cell>
              <table:table-cell office:value-type="float" office:value="0.0000000101947">
                <text:p>0.0000000101947</text:p>
              </table:table-cell>
              <table:table-cell office:value-type="float" office:value="0.0000000268868">
                <text:p>0.0000000268868</text:p>
              </table:table-cell>
              <table:table-cell office:value-type="float" office:value="0.0000000241413">
                <text:p>0.0000000241413</text:p>
              </table:table-cell>
              <table:table-cell office:value-type="float" office:value="0.00000000423796">
                <text:p>0.00000000423796</text:p>
              </table:table-cell>
              <table:table-cell office:value-type="float" office:value="0.00000000449655">
                <text:p>0.00000000449655</text:p>
              </table:table-cell>
              <table:table-cell office:value-type="float" office:value="0.0000000228043">
                <text:p>0.0000000228043</text:p>
              </table:table-cell>
              <table:table-cell office:value-type="float" office:value="0.0000000332116">
                <text:p>0.0000000332116</text:p>
              </table:table-cell>
              <table:table-cell office:value-type="float" office:value="0.0000000337533">
                <text:p>0.0000000337533</text:p>
              </table:table-cell>
              <table:table-cell office:value-type="float" office:value="0.0000000338128">
                <text:p>0.0000000338128</text:p>
              </table:table-cell>
              <table:table-cell office:value-type="float" office:value="0.0000000320172">
                <text:p>0.0000000320172</text:p>
              </table:table-cell>
              <table:table-cell office:value-type="float" office:value="0.0000000217476">
                <text:p>0.0000000217476</text:p>
              </table:table-cell>
              <table:table-cell office:value-type="float" office:value="0.00000000637788">
                <text:p>0.00000000637788</text:p>
              </table:table-cell>
              <table:table-cell office:value-type="float" office:value="0.00000000393783">
                <text:p>0.00000000393783</text:p>
              </table:table-cell>
              <table:table-cell office:value-type="float" office:value="0.0000000103125">
                <text:p>0.0000000103125</text:p>
              </table:table-cell>
              <table:table-cell office:value-type="float" office:value="0.00000000707803">
                <text:p>0.00000000707803</text:p>
              </table:table-cell>
              <table:table-cell office:value-type="float" office:value="0.00000000307546">
                <text:p>0.00000000307546</text:p>
              </table:table-cell>
              <table:table-cell office:value-type="float" office:value="0.00000000803044">
                <text:p>0.00000000803044</text:p>
              </table:table-cell>
              <table:table-cell office:value-type="float" office:value="0.000000014523">
                <text:p>0.000000014523</text:p>
              </table:table-cell>
              <table:table-cell office:value-type="float" office:value="0.000000022428">
                <text:p>0.000000022428</text:p>
              </table:table-cell>
              <table:table-cell office:value-type="float" office:value="0.000000035748">
                <text:p>0.000000035748</text:p>
              </table:table-cell>
              <table:table-cell office:value-type="float" office:value="0.0000000524511">
                <text:p>0.0000000524511</text:p>
              </table:table-cell>
              <table:table-cell office:value-type="float" office:value="0.0000000580558">
                <text:p>0.0000000580558</text:p>
              </table:table-cell>
              <table:table-cell office:value-type="float" office:value="0.000000039844">
                <text:p>0.000000039844</text:p>
              </table:table-cell>
              <table:table-cell office:value-type="float" office:value="0.0000000122256">
                <text:p>0.0000000122256</text:p>
              </table:table-cell>
              <table:table-cell office:value-type="float" office:value="0.000000000261674">
                <text:p>0.000000000261674</text:p>
              </table:table-cell>
              <table:table-cell office:value-type="float" office:value="0.00000000170735">
                <text:p>0.00000000170735</text:p>
              </table:table-cell>
              <table:table-cell office:value-type="float" office:value="0.00000000319123">
                <text:p>0.00000000319123</text:p>
              </table:table-cell>
              <table:table-cell office:value-type="float" office:value="0.00000000460278">
                <text:p>0.00000000460278</text:p>
              </table:table-cell>
              <table:table-cell office:value-type="float" office:value="0.00000000412062">
                <text:p>0.00000000412062</text:p>
              </table:table-cell>
              <table:table-cell office:value-type="float" office:value="0.00000000356568">
                <text:p>0.00000000356568</text:p>
              </table:table-cell>
              <table:table-cell office:value-type="float" office:value="0.0000000110347">
                <text:p>0.0000000110347</text:p>
              </table:table-cell>
              <table:table-cell office:value-type="float" office:value="0.0000000336467">
                <text:p>0.0000000336467</text:p>
              </table:table-cell>
              <table:table-cell office:value-type="float" office:value="0.0000000605853">
                <text:p>0.0000000605853</text:p>
              </table:table-cell>
              <table:table-cell office:value-type="float" office:value="0.0000000677399">
                <text:p>0.0000000677399</text:p>
              </table:table-cell>
              <table:table-cell office:value-type="float" office:value="0.0000000476233">
                <text:p>0.0000000476233</text:p>
              </table:table-cell>
              <table:table-cell office:value-type="float" office:value="0.0000000185605">
                <text:p>0.0000000185605</text:p>
              </table:table-cell>
              <table:table-cell office:value-type="float" office:value="0.000000002683">
                <text:p>0.000000002683</text:p>
              </table:table-cell>
              <table:table-cell office:value-type="float" office:value="0.000000000108462">
                <text:p>0.000000000108462</text:p>
              </table:table-cell>
              <table:table-cell office:value-type="float" office:value="0.00000000221325">
                <text:p>0.00000000221325</text:p>
              </table:table-cell>
              <table:table-cell office:value-type="float" office:value="0.00000000392071">
                <text:p>0.00000000392071</text:p>
              </table:table-cell>
              <table:table-cell office:value-type="float" office:value="0.00000000349344">
                <text:p>0.00000000349344</text:p>
              </table:table-cell>
              <table:table-cell office:value-type="float" office:value="0.000000000575375">
                <text:p>0.000000000575375</text:p>
              </table:table-cell>
              <table:table-cell office:value-type="float" office:value="0.00000000332092">
                <text:p>0.00000000332092</text:p>
              </table:table-cell>
              <table:table-cell office:value-type="float" office:value="0.0000000234237">
                <text:p>0.0000000234237</text:p>
              </table:table-cell>
              <table:table-cell office:value-type="float" office:value="0.0000000465327">
                <text:p>0.0000000465327</text:p>
              </table:table-cell>
              <table:table-cell office:value-type="float" office:value="0.0000000541547">
                <text:p>0.0000000541547</text:p>
              </table:table-cell>
              <table:table-cell office:value-type="float" office:value="0.0000000441413">
                <text:p>0.0000000441413</text:p>
              </table:table-cell>
              <table:table-cell office:value-type="float" office:value="0.0000000211017">
                <text:p>0.0000000211017</text:p>
              </table:table-cell>
              <table:table-cell office:value-type="float" office:value="0.00000000364225">
                <text:p>0.00000000364225</text:p>
              </table:table-cell>
              <table:table-cell office:value-type="float" office:value="0.000000000162655">
                <text:p>0.000000000162655</text:p>
              </table:table-cell>
              <table:table-cell office:value-type="float" office:value="0.0000000026692">
                <text:p>0.0000000026692</text:p>
              </table:table-cell>
              <table:table-cell office:value-type="float" office:value="0.00000000760967">
                <text:p>0.00000000760967</text:p>
              </table:table-cell>
              <table:table-cell office:value-type="float" office:value="0.000000013748">
                <text:p>0.000000013748</text:p>
              </table:table-cell>
              <table:table-cell office:value-type="float" office:value="0.00000000973869">
                <text:p>0.00000000973869</text:p>
              </table:table-cell>
              <table:table-cell office:value-type="float" office:value="0.000000000223034">
                <text:p>0.000000000223034</text:p>
              </table:table-cell>
              <table:table-cell office:value-type="float" office:value="0.0000000079724">
                <text:p>0.0000000079724</text:p>
              </table:table-cell>
              <table:table-cell office:value-type="float" office:value="0.0000000231536">
                <text:p>0.0000000231536</text:p>
              </table:table-cell>
              <table:table-cell office:value-type="float" office:value="0.0000000312001">
                <text:p>0.0000000312001</text:p>
              </table:table-cell>
              <table:table-cell office:value-type="float" office:value="0.0000000288727">
                <text:p>0.0000000288727</text:p>
              </table:table-cell>
              <table:table-cell office:value-type="float" office:value="0.0000000146081">
                <text:p>0.0000000146081</text:p>
              </table:table-cell>
              <table:table-cell office:value-type="float" office:value="0.00000000270279">
                <text:p>0.00000000270279</text:p>
              </table:table-cell>
              <table:table-cell office:value-type="float" office:value="0.000000000771574">
                <text:p>0.000000000771574</text:p>
              </table:table-cell>
              <table:table-cell office:value-type="float" office:value="0.00000000745764">
                <text:p>0.00000000745764</text:p>
              </table:table-cell>
              <table:table-cell office:value-type="float" office:value="0.000000023175">
                <text:p>0.000000023175</text:p>
              </table:table-cell>
              <table:table-cell office:value-type="float" office:value="0.0000000378545">
                <text:p>0.0000000378545</text:p>
              </table:table-cell>
              <table:table-cell office:value-type="float" office:value="0.0000000288602">
                <text:p>0.0000000288602</text:p>
              </table:table-cell>
              <table:table-cell office:value-type="float" office:value="0.00000000631824">
                <text:p>0.00000000631824</text:p>
              </table:table-cell>
              <table:table-cell office:value-type="float" office:value="0.0000000000599669">
                <text:p>0.0000000000599669</text:p>
              </table:table-cell>
              <table:table-cell office:value-type="float" office:value="0.0000000037528">
                <text:p>0.0000000037528</text:p>
              </table:table-cell>
              <table:table-cell office:value-type="float" office:value="0.0000000115229">
                <text:p>0.0000000115229</text:p>
              </table:table-cell>
              <table:table-cell office:value-type="float" office:value="0.0000000137062">
                <text:p>0.0000000137062</text:p>
              </table:table-cell>
              <table:table-cell office:value-type="float" office:value="0.00000000886529">
                <text:p>0.00000000886529</text:p>
              </table:table-cell>
              <table:table-cell office:value-type="float" office:value="0.00000000337831">
                <text:p>0.00000000337831</text:p>
              </table:table-cell>
              <table:table-cell office:value-type="float" office:value="0.00000000224477">
                <text:p>0.00000000224477</text:p>
              </table:table-cell>
              <table:table-cell office:value-type="float" office:value="0.0000000188382">
                <text:p>0.0000000188382</text:p>
              </table:table-cell>
              <table:table-cell office:value-type="float" office:value="0.0000000296296">
                <text:p>0.0000000296296</text:p>
              </table:table-cell>
              <table:table-cell office:value-type="float" office:value="0.0000000351076">
                <text:p>0.0000000351076</text:p>
              </table:table-cell>
              <table:table-cell office:value-type="float" office:value="0.0000000385049">
                <text:p>0.0000000385049</text:p>
              </table:table-cell>
              <table:table-cell office:value-type="float" office:value="0.0000000203855">
                <text:p>0.0000000203855</text:p>
              </table:table-cell>
              <table:table-cell office:value-type="float" office:value="0.00000000307572">
                <text:p>0.00000000307572</text:p>
              </table:table-cell>
              <table:table-cell office:value-type="float" office:value="0.00000000265544">
                <text:p>0.00000000265544</text:p>
              </table:table-cell>
              <table:table-cell office:value-type="float" office:value="0.0000000135658">
                <text:p>0.0000000135658</text:p>
              </table:table-cell>
              <table:table-cell office:value-type="float" office:value="0.0000000419108">
                <text:p>0.0000000419108</text:p>
              </table:table-cell>
              <table:table-cell office:value-type="float" office:value="0.0000000922248">
                <text:p>0.0000000922248</text:p>
              </table:table-cell>
              <table:table-cell office:value-type="float" office:value="0.000000132753">
                <text:p>0.000000132753</text:p>
              </table:table-cell>
              <table:table-cell office:value-type="float" office:value="0.000000139807">
                <text:p>0.000000139807</text:p>
              </table:table-cell>
              <table:table-cell office:value-type="float" office:value="0.000000165571">
                <text:p>0.000000165571</text:p>
              </table:table-cell>
              <table:table-cell office:value-type="float" office:value="0.000000298169">
                <text:p>0.000000298169</text:p>
              </table:table-cell>
              <table:table-cell office:value-type="float" office:value="0.000000609978">
                <text:p>0.000000609978</text:p>
              </table:table-cell>
              <table:table-cell office:value-type="float" office:value="0.00000110514">
                <text:p>0.00000110514</text:p>
              </table:table-cell>
              <table:table-cell office:value-type="float" office:value="0.00000191063">
                <text:p>0.00000191063</text:p>
              </table:table-cell>
              <table:table-cell office:value-type="float" office:value="0.00000345141">
                <text:p>0.00000345141</text:p>
              </table:table-cell>
              <table:table-cell office:value-type="float" office:value="0.00000624919">
                <text:p>0.00000624919</text:p>
              </table:table-cell>
              <table:table-cell office:value-type="float" office:value="0.0000108303">
                <text:p>0.0000108303</text:p>
              </table:table-cell>
              <table:table-cell office:value-type="float" office:value="0.0000181582">
                <text:p>0.0000181582</text:p>
              </table:table-cell>
              <table:table-cell office:value-type="float" office:value="0.0000302308">
                <text:p>0.0000302308</text:p>
              </table:table-cell>
              <table:table-cell office:value-type="float" office:value="0.0000499022">
                <text:p>0.0000499022</text:p>
              </table:table-cell>
              <table:table-cell office:value-type="float" office:value="0.000081037">
                <text:p>0.000081037</text:p>
              </table:table-cell>
              <table:table-cell office:value-type="float" office:value="0.000131001">
                <text:p>0.000131001</text:p>
              </table:table-cell>
              <table:table-cell office:value-type="float" office:value="0.000214353">
                <text:p>0.000214353</text:p>
              </table:table-cell>
              <table:table-cell office:value-type="float" office:value="0.000355003">
                <text:p>0.000355003</text:p>
              </table:table-cell>
              <table:table-cell office:value-type="float" office:value="0.000589048">
                <text:p>0.000589048</text:p>
              </table:table-cell>
              <table:table-cell office:value-type="float" office:value="0.00097515">
                <text:p>0.00097515</text:p>
              </table:table-cell>
              <table:table-cell office:value-type="float" office:value="0.00161361">
                <text:p>0.00161361</text:p>
              </table:table-cell>
              <table:table-cell office:value-type="float" office:value="0.00267199">
                <text:p>0.00267199</text:p>
              </table:table-cell>
              <table:table-cell office:value-type="float" office:value="0.00442149">
                <text:p>0.00442149</text:p>
              </table:table-cell>
              <table:table-cell office:value-type="float" office:value="0.00730176">
                <text:p>0.00730176</text:p>
              </table:table-cell>
              <table:table-cell office:value-type="float" office:value="0.0120345">
                <text:p>0.0120345</text:p>
              </table:table-cell>
              <table:table-cell office:value-type="float" office:value="0.0198003">
                <text:p>0.0198003</text:p>
              </table:table-cell>
              <table:table-cell office:value-type="float" office:value="0.0325154">
                <text:p>0.0325154</text:p>
              </table:table-cell>
              <table:table-cell office:value-type="float" office:value="0.0532775">
                <text:p>0.0532775</text:p>
              </table:table-cell>
              <table:table-cell office:value-type="float" office:value="0.0870429">
                <text:p>0.0870429</text:p>
              </table:table-cell>
              <table:table-cell office:value-type="float" office:value="0.141507">
                <text:p>0.141507</text:p>
              </table:table-cell>
              <table:table-cell office:value-type="float" office:value="0.228038">
                <text:p>0.228038</text:p>
              </table:table-cell>
              <table:table-cell office:value-type="float" office:value="0.362171">
                <text:p>0.362171</text:p>
              </table:table-cell>
              <table:table-cell office:value-type="float" office:value="0.562118">
                <text:p>0.562118</text:p>
              </table:table-cell>
              <table:table-cell office:value-type="float" office:value="0.842067">
                <text:p>0.842067</text:p>
              </table:table-cell>
              <table:table-cell office:value-type="float" office:value="1.19648">
                <text:p>1.19648</text:p>
              </table:table-cell>
              <table:table-cell office:value-type="float" office:value="1.57747">
                <text:p>1.57747</text:p>
              </table:table-cell>
              <table:table-cell office:value-type="float" office:value="1.88497">
                <text:p>1.88497</text:p>
              </table:table-cell>
              <table:table-cell office:value-type="float" office:value="2.00326">
                <text:p>2.00326</text:p>
              </table:table-cell>
              <table:table-cell office:value-type="float" office:value="1.87992">
                <text:p>1.87992</text:p>
              </table:table-cell>
              <table:table-cell office:value-type="float" office:value="1.56977">
                <text:p>1.56977</text:p>
              </table:table-cell>
              <table:table-cell office:value-type="float" office:value="1.18881">
                <text:p>1.18881</text:p>
              </table:table-cell>
              <table:table-cell office:value-type="float" office:value="0.835878">
                <text:p>0.835878</text:p>
              </table:table-cell>
              <table:table-cell office:value-type="float" office:value="0.557662">
                <text:p>0.557662</text:p>
              </table:table-cell>
              <table:table-cell office:value-type="float" office:value="0.359177">
                <text:p>0.359177</text:p>
              </table:table-cell>
              <table:table-cell office:value-type="float" office:value="0.22614">
                <text:p>0.22614</text:p>
              </table:table-cell>
              <table:table-cell office:value-type="float" office:value="0.140355">
                <text:p>0.140355</text:p>
              </table:table-cell>
              <table:table-cell office:value-type="float" office:value="0.0863334">
                <text:p>0.0863334</text:p>
              </table:table-cell>
              <table:table-cell office:value-type="float" office:value="0.0528117">
                <text:p>0.0528117</text:p>
              </table:table-cell>
              <table:table-cell office:value-type="float" office:value="0.0321976">
                <text:p>0.0321976</text:p>
              </table:table-cell>
              <table:table-cell office:value-type="float" office:value="0.0195818">
                <text:p>0.0195818</text:p>
              </table:table-cell>
              <table:table-cell office:value-type="float" office:value="0.0118843">
                <text:p>0.0118843</text:p>
              </table:table-cell>
              <table:table-cell office:value-type="float" office:value="0.00720439">
                <text:p>0.00720439</text:p>
              </table:table-cell>
              <table:table-cell office:value-type="float" office:value="0.00436897">
                <text:p>0.00436897</text:p>
              </table:table-cell>
              <table:table-cell office:value-type="float" office:value="0.00265167">
                <text:p>0.00265167</text:p>
              </table:table-cell>
              <table:table-cell office:value-type="float" office:value="0.00160864">
                <text:p>0.00160864</text:p>
              </table:table-cell>
              <table:table-cell office:value-type="float" office:value="0.000973643">
                <text:p>0.000973643</text:p>
              </table:table-cell>
              <table:table-cell office:value-type="float" office:value="0.000587645">
                <text:p>0.000587645</text:p>
              </table:table-cell>
              <table:table-cell office:value-type="float" office:value="0.000354571">
                <text:p>0.000354571</text:p>
              </table:table-cell>
              <table:table-cell office:value-type="float" office:value="0.000214547">
                <text:p>0.000214547</text:p>
              </table:table-cell>
              <table:table-cell office:value-type="float" office:value="0.000130349">
                <text:p>0.000130349</text:p>
              </table:table-cell>
              <table:table-cell office:value-type="float" office:value="0.0000794761">
                <text:p>0.0000794761</text:p>
              </table:table-cell>
              <table:table-cell office:value-type="float" office:value="0.0000484755">
                <text:p>0.0000484755</text:p>
              </table:table-cell>
              <table:table-cell office:value-type="float" office:value="0.0000294661">
                <text:p>0.0000294661</text:p>
              </table:table-cell>
              <table:table-cell office:value-type="float" office:value="0.0000178981">
                <text:p>0.0000178981</text:p>
              </table:table-cell>
              <table:table-cell office:value-type="float" office:value="0.0000109561">
                <text:p>0.0000109561</text:p>
              </table:table-cell>
              <table:table-cell office:value-type="float" office:value="0.00000671212">
                <text:p>0.00000671212</text:p>
              </table:table-cell>
              <table:table-cell office:value-type="float" office:value="0.00000403957">
                <text:p>0.00000403957</text:p>
              </table:table-cell>
              <table:table-cell office:value-type="float" office:value="0.00000235697">
                <text:p>0.00000235697</text:p>
              </table:table-cell>
              <table:table-cell office:value-type="float" office:value="0.00000126402">
                <text:p>0.00000126402</text:p>
              </table:table-cell>
              <table:table-cell office:value-type="float" office:value="0.000000557321">
                <text:p>0.000000557321</text:p>
              </table:table-cell>
              <table:table-cell office:value-type="float" office:value="0.0000001988">
                <text:p>0.0000001988</text:p>
              </table:table-cell>
              <table:table-cell office:value-type="float" office:value="0.0000000821134">
                <text:p>0.0000000821134</text:p>
              </table:table-cell>
              <table:table-cell office:value-type="float" office:value="0.0000000592883">
                <text:p>0.0000000592883</text:p>
              </table:table-cell>
              <table:table-cell office:value-type="float" office:value="0.0000000497836">
                <text:p>0.0000000497836</text:p>
              </table:table-cell>
              <table:table-cell office:value-type="float" office:value="0.000000033242">
                <text:p>0.000000033242</text:p>
              </table:table-cell>
              <table:table-cell office:value-type="float" office:value="0.0000000228181">
                <text:p>0.0000000228181</text:p>
              </table:table-cell>
              <table:table-cell office:value-type="float" office:value="0.0000000215149">
                <text:p>0.0000000215149</text:p>
              </table:table-cell>
              <table:table-cell office:value-type="float" office:value="0.0000000264465">
                <text:p>0.0000000264465</text:p>
              </table:table-cell>
              <table:table-cell office:value-type="float" office:value="0.0000000236112">
                <text:p>0.0000000236112</text:p>
              </table:table-cell>
              <table:table-cell office:value-type="float" office:value="0.00000000959819">
                <text:p>0.00000000959819</text:p>
              </table:table-cell>
              <table:table-cell office:value-type="float" office:value="0.00000000279833">
                <text:p>0.00000000279833</text:p>
              </table:table-cell>
              <table:table-cell office:value-type="float" office:value="0.0000000213298">
                <text:p>0.0000000213298</text:p>
              </table:table-cell>
              <table:table-cell office:value-type="float" office:value="0.0000000561448">
                <text:p>0.0000000561448</text:p>
              </table:table-cell>
              <table:table-cell office:value-type="float" office:value="0.0000000644435">
                <text:p>0.0000000644435</text:p>
              </table:table-cell>
              <table:table-cell office:value-type="float" office:value="0.0000000455874">
                <text:p>0.0000000455874</text:p>
              </table:table-cell>
              <table:table-cell office:value-type="float" office:value="0.0000000265364">
                <text:p>0.0000000265364</text:p>
              </table:table-cell>
              <table:table-cell office:value-type="float" office:value="0.0000000172659">
                <text:p>0.0000000172659</text:p>
              </table:table-cell>
              <table:table-cell office:value-type="float" office:value="0.0000000178822">
                <text:p>0.0000000178822</text:p>
              </table:table-cell>
              <table:table-cell office:value-type="float" office:value="0.0000000315255">
                <text:p>0.0000000315255</text:p>
              </table:table-cell>
              <table:table-cell office:value-type="float" office:value="0.0000000488325">
                <text:p>0.0000000488325</text:p>
              </table:table-cell>
              <table:table-cell office:value-type="float" office:value="0.0000000422936">
                <text:p>0.0000000422936</text:p>
              </table:table-cell>
              <table:table-cell office:value-type="float" office:value="0.0000000177451">
                <text:p>0.0000000177451</text:p>
              </table:table-cell>
              <table:table-cell office:value-type="float" office:value="0.000000001313">
                <text:p>0.000000001313</text:p>
              </table:table-cell>
              <table:table-cell office:value-type="float" office:value="0.00000000746114">
                <text:p>0.00000000746114</text:p>
              </table:table-cell>
              <table:table-cell office:value-type="float" office:value="0.0000000249189">
                <text:p>0.0000000249189</text:p>
              </table:table-cell>
              <table:table-cell office:value-type="float" office:value="0.0000000276016">
                <text:p>0.0000000276016</text:p>
              </table:table-cell>
              <table:table-cell office:value-type="float" office:value="0.0000000161076">
                <text:p>0.0000000161076</text:p>
              </table:table-cell>
              <table:table-cell office:value-type="float" office:value="0.00000000964652">
                <text:p>0.00000000964652</text:p>
              </table:table-cell>
              <table:table-cell office:value-type="float" office:value="0.0000000119886">
                <text:p>0.0000000119886</text:p>
              </table:table-cell>
              <table:table-cell office:value-type="float" office:value="0.0000000204601">
                <text:p>0.0000000204601</text:p>
              </table:table-cell>
              <table:table-cell office:value-type="float" office:value="0.0000000370604">
                <text:p>0.0000000370604</text:p>
              </table:table-cell>
              <table:table-cell office:value-type="float" office:value="0.0000000585153">
                <text:p>0.0000000585153</text:p>
              </table:table-cell>
              <table:table-cell office:value-type="float" office:value="0.0000000633031">
                <text:p>0.0000000633031</text:p>
              </table:table-cell>
              <table:table-cell office:value-type="float" office:value="0.0000000394187">
                <text:p>0.0000000394187</text:p>
              </table:table-cell>
              <table:table-cell office:value-type="float" office:value="0.0000000144374">
                <text:p>0.0000000144374</text:p>
              </table:table-cell>
              <table:table-cell office:value-type="float" office:value="0.00000000405454">
                <text:p>0.00000000405454</text:p>
              </table:table-cell>
              <table:table-cell office:value-type="float" office:value="0.00000000252459">
                <text:p>0.00000000252459</text:p>
              </table:table-cell>
              <table:table-cell office:value-type="float" office:value="0.00000000179552">
                <text:p>0.00000000179552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25:schodinger1.GS25</svg:desc>
                </draw:g>
              </table:table-cell>
              <table:table-cell office:value-type="float" office:value="0.00000000532849">
                <text:p>0.00000000532849</text:p>
              </table:table-cell>
              <table:table-cell office:value-type="float" office:value="0.0000000148856">
                <text:p>0.0000000148856</text:p>
              </table:table-cell>
              <table:table-cell office:value-type="float" office:value="0.0000000204944">
                <text:p>0.0000000204944</text:p>
              </table:table-cell>
              <table:table-cell office:value-type="float" office:value="0.0000000203019">
                <text:p>0.0000000203019</text:p>
              </table:table-cell>
              <table:table-cell office:value-type="float" office:value="0.0000000113768">
                <text:p>0.0000000113768</text:p>
              </table:table-cell>
              <table:table-cell office:value-type="float" office:value="0.00000000207203">
                <text:p>0.00000000207203</text:p>
              </table:table-cell>
              <table:table-cell office:value-type="float" office:value="0.00000000440553">
                <text:p>0.00000000440553</text:p>
              </table:table-cell>
              <table:table-cell office:value-type="float" office:value="0.0000000142794">
                <text:p>0.0000000142794</text:p>
              </table:table-cell>
              <table:table-cell office:value-type="float" office:value="0.0000000224076">
                <text:p>0.0000000224076</text:p>
              </table:table-cell>
              <table:table-cell office:value-type="float" office:value="0.0000000246702">
                <text:p>0.0000000246702</text:p>
              </table:table-cell>
              <table:table-cell office:value-type="float" office:value="0.0000000196186">
                <text:p>0.0000000196186</text:p>
              </table:table-cell>
              <table:table-cell office:value-type="float" office:value="0.0000000135451">
                <text:p>0.0000000135451</text:p>
              </table:table-cell>
              <table:table-cell office:value-type="float" office:value="0.0000000115297">
                <text:p>0.0000000115297</text:p>
              </table:table-cell>
              <table:table-cell office:value-type="float" office:value="0.0000000115327">
                <text:p>0.0000000115327</text:p>
              </table:table-cell>
              <table:table-cell office:value-type="float" office:value="0.0000000148763">
                <text:p>0.0000000148763</text:p>
              </table:table-cell>
              <table:table-cell office:value-type="float" office:value="0.0000000215775">
                <text:p>0.0000000215775</text:p>
              </table:table-cell>
              <table:table-cell office:value-type="float" office:value="0.000000022416">
                <text:p>0.000000022416</text:p>
              </table:table-cell>
              <table:table-cell office:value-type="float" office:value="0.000000014854">
                <text:p>0.000000014854</text:p>
              </table:table-cell>
              <table:table-cell office:value-type="float" office:value="0.00000000985642">
                <text:p>0.00000000985642</text:p>
              </table:table-cell>
              <table:table-cell office:value-type="float" office:value="0.0000000127922">
                <text:p>0.0000000127922</text:p>
              </table:table-cell>
              <table:table-cell office:value-type="float" office:value="0.0000000213199">
                <text:p>0.0000000213199</text:p>
              </table:table-cell>
              <table:table-cell office:value-type="float" office:value="0.0000000318464">
                <text:p>0.0000000318464</text:p>
              </table:table-cell>
              <table:table-cell office:value-type="float" office:value="0.0000000381501">
                <text:p>0.0000000381501</text:p>
              </table:table-cell>
              <table:table-cell office:value-type="float" office:value="0.0000000388804">
                <text:p>0.0000000388804</text:p>
              </table:table-cell>
              <table:table-cell office:value-type="float" office:value="0.0000000337698">
                <text:p>0.0000000337698</text:p>
              </table:table-cell>
              <table:table-cell office:value-type="float" office:value="0.0000000192855">
                <text:p>0.0000000192855</text:p>
              </table:table-cell>
              <table:table-cell office:value-type="float" office:value="0.00000000823079">
                <text:p>0.00000000823079</text:p>
              </table:table-cell>
              <table:table-cell office:value-type="float" office:value="0.0000000128122">
                <text:p>0.0000000128122</text:p>
              </table:table-cell>
              <table:table-cell office:value-type="float" office:value="0.000000022444">
                <text:p>0.000000022444</text:p>
              </table:table-cell>
              <table:table-cell office:value-type="float" office:value="0.0000000245789">
                <text:p>0.0000000245789</text:p>
              </table:table-cell>
              <table:table-cell office:value-type="float" office:value="0.0000000220148">
                <text:p>0.0000000220148</text:p>
              </table:table-cell>
              <table:table-cell office:value-type="float" office:value="0.0000000171452">
                <text:p>0.0000000171452</text:p>
              </table:table-cell>
              <table:table-cell office:value-type="float" office:value="0.0000000156019">
                <text:p>0.0000000156019</text:p>
              </table:table-cell>
              <table:table-cell office:value-type="float" office:value="0.0000000236567">
                <text:p>0.0000000236567</text:p>
              </table:table-cell>
              <table:table-cell office:value-type="float" office:value="0.000000038682">
                <text:p>0.000000038682</text:p>
              </table:table-cell>
              <table:table-cell office:value-type="float" office:value="0.0000000534592">
                <text:p>0.0000000534592</text:p>
              </table:table-cell>
              <table:table-cell office:value-type="float" office:value="0.00000005476">
                <text:p>0.00000005476</text:p>
              </table:table-cell>
              <table:table-cell office:value-type="float" office:value="0.0000000322836">
                <text:p>0.0000000322836</text:p>
              </table:table-cell>
              <table:table-cell office:value-type="float" office:value="0.00000000642492">
                <text:p>0.00000000642492</text:p>
              </table:table-cell>
              <table:table-cell office:value-type="float" office:value="0.00000000123171">
                <text:p>0.00000000123171</text:p>
              </table:table-cell>
              <table:table-cell office:value-type="float" office:value="0.00000000964035">
                <text:p>0.00000000964035</text:p>
              </table:table-cell>
              <table:table-cell office:value-type="float" office:value="0.0000000217734">
                <text:p>0.0000000217734</text:p>
              </table:table-cell>
              <table:table-cell office:value-type="float" office:value="0.0000000261238">
                <text:p>0.0000000261238</text:p>
              </table:table-cell>
              <table:table-cell office:value-type="float" office:value="0.0000000153628">
                <text:p>0.0000000153628</text:p>
              </table:table-cell>
              <table:table-cell office:value-type="float" office:value="0.00000000455996">
                <text:p>0.00000000455996</text:p>
              </table:table-cell>
              <table:table-cell office:value-type="float" office:value="0.00000000751544">
                <text:p>0.00000000751544</text:p>
              </table:table-cell>
              <table:table-cell office:value-type="float" office:value="0.0000000217248">
                <text:p>0.0000000217248</text:p>
              </table:table-cell>
              <table:table-cell office:value-type="float" office:value="0.0000000431775">
                <text:p>0.0000000431775</text:p>
              </table:table-cell>
              <table:table-cell office:value-type="float" office:value="0.0000000524376">
                <text:p>0.0000000524376</text:p>
              </table:table-cell>
              <table:table-cell office:value-type="float" office:value="0.0000000377018">
                <text:p>0.0000000377018</text:p>
              </table:table-cell>
              <table:table-cell office:value-type="float" office:value="0.0000000177904">
                <text:p>0.0000000177904</text:p>
              </table:table-cell>
              <table:table-cell office:value-type="float" office:value="0.00000000425965">
                <text:p>0.00000000425965</text:p>
              </table:table-cell>
              <table:table-cell office:value-type="float" office:value="0.000000000515153">
                <text:p>0.000000000515153</text:p>
              </table:table-cell>
              <table:table-cell office:value-type="float" office:value="0.00000000918563">
                <text:p>0.00000000918563</text:p>
              </table:table-cell>
              <table:table-cell office:value-type="float" office:value="0.000000013827">
                <text:p>0.000000013827</text:p>
              </table:table-cell>
              <table:table-cell office:value-type="float" office:value="0.00000000731487">
                <text:p>0.00000000731487</text:p>
              </table:table-cell>
              <table:table-cell office:value-type="float" office:value="0.00000000177739">
                <text:p>0.00000000177739</text:p>
              </table:table-cell>
              <table:table-cell office:value-type="float" office:value="0.0000000000336238">
                <text:p>0.0000000000336238</text:p>
              </table:table-cell>
              <table:table-cell office:value-type="float" office:value="0.00000000291392">
                <text:p>0.00000000291392</text:p>
              </table:table-cell>
              <table:table-cell office:value-type="float" office:value="0.0000000152954">
                <text:p>0.0000000152954</text:p>
              </table:table-cell>
              <table:table-cell office:value-type="float" office:value="0.0000000285595">
                <text:p>0.0000000285595</text:p>
              </table:table-cell>
              <table:table-cell office:value-type="float" office:value="0.0000000357737">
                <text:p>0.0000000357737</text:p>
              </table:table-cell>
              <table:table-cell office:value-type="float" office:value="0.0000000365621">
                <text:p>0.0000000365621</text:p>
              </table:table-cell>
              <table:table-cell office:value-type="float" office:value="0.0000000224781">
                <text:p>0.0000000224781</text:p>
              </table:table-cell>
              <table:table-cell office:value-type="float" office:value="0.00000000511398">
                <text:p>0.00000000511398</text:p>
              </table:table-cell>
              <table:table-cell office:value-type="float" office:value="0.000000000125509">
                <text:p>0.000000000125509</text:p>
              </table:table-cell>
              <table:table-cell office:value-type="float" office:value="0.00000000231764">
                <text:p>0.00000000231764</text:p>
              </table:table-cell>
              <table:table-cell office:value-type="float" office:value="0.00000000640055">
                <text:p>0.00000000640055</text:p>
              </table:table-cell>
              <table:table-cell office:value-type="float" office:value="0.0000000117923">
                <text:p>0.0000000117923</text:p>
              </table:table-cell>
              <table:table-cell office:value-type="float" office:value="0.000000011735">
                <text:p>0.000000011735</text:p>
              </table:table-cell>
              <table:table-cell office:value-type="float" office:value="0.00000000476578">
                <text:p>0.00000000476578</text:p>
              </table:table-cell>
              <table:table-cell office:value-type="float" office:value="0.000000000296399">
                <text:p>0.000000000296399</text:p>
              </table:table-cell>
              <table:table-cell office:value-type="float" office:value="0.00000000581956">
                <text:p>0.00000000581956</text:p>
              </table:table-cell>
              <table:table-cell office:value-type="float" office:value="0.0000000227063">
                <text:p>0.0000000227063</text:p>
              </table:table-cell>
              <table:table-cell office:value-type="float" office:value="0.0000000416406">
                <text:p>0.0000000416406</text:p>
              </table:table-cell>
              <table:table-cell office:value-type="float" office:value="0.0000000395022">
                <text:p>0.0000000395022</text:p>
              </table:table-cell>
              <table:table-cell office:value-type="float" office:value="0.0000000192899">
                <text:p>0.0000000192899</text:p>
              </table:table-cell>
              <table:table-cell office:value-type="float" office:value="0.00000000489757">
                <text:p>0.00000000489757</text:p>
              </table:table-cell>
              <table:table-cell office:value-type="float" office:value="0.0000000045099">
                <text:p>0.0000000045099</text:p>
              </table:table-cell>
              <table:table-cell office:value-type="float" office:value="0.0000000137157">
                <text:p>0.0000000137157</text:p>
              </table:table-cell>
              <table:table-cell office:value-type="float" office:value="0.0000000279599">
                <text:p>0.0000000279599</text:p>
              </table:table-cell>
              <table:table-cell office:value-type="float" office:value="0.0000000390978">
                <text:p>0.0000000390978</text:p>
              </table:table-cell>
              <table:table-cell office:value-type="float" office:value="0.0000000360435">
                <text:p>0.0000000360435</text:p>
              </table:table-cell>
              <table:table-cell office:value-type="float" office:value="0.000000018395">
                <text:p>0.000000018395</text:p>
              </table:table-cell>
              <table:table-cell office:value-type="float" office:value="0.00000000228097">
                <text:p>0.00000000228097</text:p>
              </table:table-cell>
              <table:table-cell office:value-type="float" office:value="0.0000000031222">
                <text:p>0.0000000031222</text:p>
              </table:table-cell>
              <table:table-cell office:value-type="float" office:value="0.0000000181009">
                <text:p>0.0000000181009</text:p>
              </table:table-cell>
              <table:table-cell office:value-type="float" office:value="0.0000000226868">
                <text:p>0.0000000226868</text:p>
              </table:table-cell>
              <table:table-cell office:value-type="float" office:value="0.0000000106287">
                <text:p>0.0000000106287</text:p>
              </table:table-cell>
              <table:table-cell office:value-type="float" office:value="0.00000000296944">
                <text:p>0.00000000296944</text:p>
              </table:table-cell>
              <table:table-cell office:value-type="float" office:value="0.0000000086476">
                <text:p>0.0000000086476</text:p>
              </table:table-cell>
              <table:table-cell office:value-type="float" office:value="0.0000000264146">
                <text:p>0.0000000264146</text:p>
              </table:table-cell>
              <table:table-cell office:value-type="float" office:value="0.0000000654693">
                <text:p>0.0000000654693</text:p>
              </table:table-cell>
              <table:table-cell office:value-type="float" office:value="0.000000137839">
                <text:p>0.000000137839</text:p>
              </table:table-cell>
              <table:table-cell office:value-type="float" office:value="0.000000221258">
                <text:p>0.000000221258</text:p>
              </table:table-cell>
              <table:table-cell office:value-type="float" office:value="0.000000276521">
                <text:p>0.000000276521</text:p>
              </table:table-cell>
              <table:table-cell office:value-type="float" office:value="0.000000303218">
                <text:p>0.000000303218</text:p>
              </table:table-cell>
              <table:table-cell office:value-type="float" office:value="0.000000334962">
                <text:p>0.000000334962</text:p>
              </table:table-cell>
              <table:table-cell office:value-type="float" office:value="0.000000425762">
                <text:p>0.000000425762</text:p>
              </table:table-cell>
              <table:table-cell office:value-type="float" office:value="0.000000663989">
                <text:p>0.000000663989</text:p>
              </table:table-cell>
              <table:table-cell office:value-type="float" office:value="0.00000118251">
                <text:p>0.00000118251</text:p>
              </table:table-cell>
              <table:table-cell office:value-type="float" office:value="0.00000212936">
                <text:p>0.00000212936</text:p>
              </table:table-cell>
              <table:table-cell office:value-type="float" office:value="0.00000366167">
                <text:p>0.00000366167</text:p>
              </table:table-cell>
              <table:table-cell office:value-type="float" office:value="0.00000617296">
                <text:p>0.00000617296</text:p>
              </table:table-cell>
              <table:table-cell office:value-type="float" office:value="0.0000106038">
                <text:p>0.0000106038</text:p>
              </table:table-cell>
              <table:table-cell office:value-type="float" office:value="0.0000183895">
                <text:p>0.0000183895</text:p>
              </table:table-cell>
              <table:table-cell office:value-type="float" office:value="0.0000312403">
                <text:p>0.0000312403</text:p>
              </table:table-cell>
              <table:table-cell office:value-type="float" office:value="0.0000515291">
                <text:p>0.0000515291</text:p>
              </table:table-cell>
              <table:table-cell office:value-type="float" office:value="0.000083544">
                <text:p>0.000083544</text:p>
              </table:table-cell>
              <table:table-cell office:value-type="float" office:value="0.000135301">
                <text:p>0.000135301</text:p>
              </table:table-cell>
              <table:table-cell office:value-type="float" office:value="0.000220584">
                <text:p>0.000220584</text:p>
              </table:table-cell>
              <table:table-cell office:value-type="float" office:value="0.000362029">
                <text:p>0.000362029</text:p>
              </table:table-cell>
              <table:table-cell office:value-type="float" office:value="0.000596781">
                <text:p>0.000596781</text:p>
              </table:table-cell>
              <table:table-cell office:value-type="float" office:value="0.000984901">
                <text:p>0.000984901</text:p>
              </table:table-cell>
              <table:table-cell office:value-type="float" office:value="0.0016237">
                <text:p>0.0016237</text:p>
              </table:table-cell>
              <table:table-cell office:value-type="float" office:value="0.00267577">
                <text:p>0.00267577</text:p>
              </table:table-cell>
              <table:table-cell office:value-type="float" office:value="0.00441546">
                <text:p>0.00441546</text:p>
              </table:table-cell>
              <table:table-cell office:value-type="float" office:value="0.00729207">
                <text:p>0.00729207</text:p>
              </table:table-cell>
              <table:table-cell office:value-type="float" office:value="0.01203">
                <text:p>0.01203</text:p>
              </table:table-cell>
              <table:table-cell office:value-type="float" office:value="0.0198062">
                <text:p>0.0198062</text:p>
              </table:table-cell>
              <table:table-cell office:value-type="float" office:value="0.0325463">
                <text:p>0.0325463</text:p>
              </table:table-cell>
              <table:table-cell office:value-type="float" office:value="0.0533718">
                <text:p>0.0533718</text:p>
              </table:table-cell>
              <table:table-cell office:value-type="float" office:value="0.0872329">
                <text:p>0.0872329</text:p>
              </table:table-cell>
              <table:table-cell office:value-type="float" office:value="0.141779">
                <text:p>0.141779</text:p>
              </table:table-cell>
              <table:table-cell office:value-type="float" office:value="0.228373">
                <text:p>0.228373</text:p>
              </table:table-cell>
              <table:table-cell office:value-type="float" office:value="0.36262">
                <text:p>0.36262</text:p>
              </table:table-cell>
              <table:table-cell office:value-type="float" office:value="0.56274">
                <text:p>0.56274</text:p>
              </table:table-cell>
              <table:table-cell office:value-type="float" office:value="0.842745">
                <text:p>0.842745</text:p>
              </table:table-cell>
              <table:table-cell office:value-type="float" office:value="1.19692">
                <text:p>1.19692</text:p>
              </table:table-cell>
              <table:table-cell office:value-type="float" office:value="1.57743">
                <text:p>1.57743</text:p>
              </table:table-cell>
              <table:table-cell office:value-type="float" office:value="1.88455">
                <text:p>1.88455</text:p>
              </table:table-cell>
              <table:table-cell office:value-type="float" office:value="2.00276">
                <text:p>2.00276</text:p>
              </table:table-cell>
              <table:table-cell office:value-type="float" office:value="1.87952">
                <text:p>1.87952</text:p>
              </table:table-cell>
              <table:table-cell office:value-type="float" office:value="1.56947">
                <text:p>1.56947</text:p>
              </table:table-cell>
              <table:table-cell office:value-type="float" office:value="1.1885">
                <text:p>1.1885</text:p>
              </table:table-cell>
              <table:table-cell office:value-type="float" office:value="0.835545">
                <text:p>0.835545</text:p>
              </table:table-cell>
              <table:table-cell office:value-type="float" office:value="0.557407">
                <text:p>0.557407</text:p>
              </table:table-cell>
              <table:table-cell office:value-type="float" office:value="0.359054">
                <text:p>0.359054</text:p>
              </table:table-cell>
              <table:table-cell office:value-type="float" office:value="0.226072">
                <text:p>0.226072</text:p>
              </table:table-cell>
              <table:table-cell office:value-type="float" office:value="0.140251">
                <text:p>0.140251</text:p>
              </table:table-cell>
              <table:table-cell office:value-type="float" office:value="0.0861916">
                <text:p>0.0861916</text:p>
              </table:table-cell>
              <table:table-cell office:value-type="float" office:value="0.0526808">
                <text:p>0.0526808</text:p>
              </table:table-cell>
              <table:table-cell office:value-type="float" office:value="0.032114">
                <text:p>0.032114</text:p>
              </table:table-cell>
              <table:table-cell office:value-type="float" office:value="0.0195473">
                <text:p>0.0195473</text:p>
              </table:table-cell>
              <table:table-cell office:value-type="float" office:value="0.0118824">
                <text:p>0.0118824</text:p>
              </table:table-cell>
              <table:table-cell office:value-type="float" office:value="0.00721976">
                <text:p>0.00721976</text:p>
              </table:table-cell>
              <table:table-cell office:value-type="float" office:value="0.00438954">
                <text:p>0.00438954</text:p>
              </table:table-cell>
              <table:table-cell office:value-type="float" office:value="0.00266906">
                <text:p>0.00266906</text:p>
              </table:table-cell>
              <table:table-cell office:value-type="float" office:value="0.00162226">
                <text:p>0.00162226</text:p>
              </table:table-cell>
              <table:table-cell office:value-type="float" office:value="0.000987267">
                <text:p>0.000987267</text:p>
              </table:table-cell>
              <table:table-cell office:value-type="float" office:value="0.000601455">
                <text:p>0.000601455</text:p>
              </table:table-cell>
              <table:table-cell office:value-type="float" office:value="0.000364904">
                <text:p>0.000364904</text:p>
              </table:table-cell>
              <table:table-cell office:value-type="float" office:value="0.000219054">
                <text:p>0.000219054</text:p>
              </table:table-cell>
              <table:table-cell office:value-type="float" office:value="0.000130085">
                <text:p>0.000130085</text:p>
              </table:table-cell>
              <table:table-cell office:value-type="float" office:value="0.0000772874">
                <text:p>0.0000772874</text:p>
              </table:table-cell>
              <table:table-cell office:value-type="float" office:value="0.0000465593">
                <text:p>0.0000465593</text:p>
              </table:table-cell>
              <table:table-cell office:value-type="float" office:value="0.0000284004">
                <text:p>0.0000284004</text:p>
              </table:table-cell>
              <table:table-cell office:value-type="float" office:value="0.0000174355">
                <text:p>0.0000174355</text:p>
              </table:table-cell>
              <table:table-cell office:value-type="float" office:value="0.0000108657">
                <text:p>0.0000108657</text:p>
              </table:table-cell>
              <table:table-cell office:value-type="float" office:value="0.00000682494">
                <text:p>0.00000682494</text:p>
              </table:table-cell>
              <table:table-cell office:value-type="float" office:value="0.00000421462">
                <text:p>0.00000421462</text:p>
              </table:table-cell>
              <table:table-cell office:value-type="float" office:value="0.00000262382">
                <text:p>0.00000262382</text:p>
              </table:table-cell>
              <table:table-cell office:value-type="float" office:value="0.00000173619">
                <text:p>0.00000173619</text:p>
              </table:table-cell>
              <table:table-cell office:value-type="float" office:value="0.0000011894">
                <text:p>0.0000011894</text:p>
              </table:table-cell>
              <table:table-cell office:value-type="float" office:value="0.000000759965">
                <text:p>0.000000759965</text:p>
              </table:table-cell>
              <table:table-cell office:value-type="float" office:value="0.000000416921">
                <text:p>0.000000416921</text:p>
              </table:table-cell>
              <table:table-cell office:value-type="float" office:value="0.00000019629">
                <text:p>0.00000019629</text:p>
              </table:table-cell>
              <table:table-cell office:value-type="float" office:value="0.000000087065">
                <text:p>0.000000087065</text:p>
              </table:table-cell>
              <table:table-cell office:value-type="float" office:value="0.0000000432075">
                <text:p>0.0000000432075</text:p>
              </table:table-cell>
              <table:table-cell office:value-type="float" office:value="0.0000000302176">
                <text:p>0.0000000302176</text:p>
              </table:table-cell>
              <table:table-cell office:value-type="float" office:value="0.0000000221922">
                <text:p>0.0000000221922</text:p>
              </table:table-cell>
              <table:table-cell office:value-type="float" office:value="0.0000000103697">
                <text:p>0.0000000103697</text:p>
              </table:table-cell>
              <table:table-cell office:value-type="float" office:value="0.00000000851372">
                <text:p>0.00000000851372</text:p>
              </table:table-cell>
              <table:table-cell office:value-type="float" office:value="0.0000000207946">
                <text:p>0.0000000207946</text:p>
              </table:table-cell>
              <table:table-cell office:value-type="float" office:value="0.0000000474343">
                <text:p>0.0000000474343</text:p>
              </table:table-cell>
              <table:table-cell office:value-type="float" office:value="0.00000007697">
                <text:p>0.00000007697</text:p>
              </table:table-cell>
              <table:table-cell office:value-type="float" office:value="0.0000000714283">
                <text:p>0.0000000714283</text:p>
              </table:table-cell>
              <table:table-cell office:value-type="float" office:value="0.0000000342662">
                <text:p>0.0000000342662</text:p>
              </table:table-cell>
              <table:table-cell office:value-type="float" office:value="0.0000000110909">
                <text:p>0.0000000110909</text:p>
              </table:table-cell>
              <table:table-cell office:value-type="float" office:value="0.0000000052301">
                <text:p>0.0000000052301</text:p>
              </table:table-cell>
              <table:table-cell office:value-type="float" office:value="0.00000000252401">
                <text:p>0.00000000252401</text:p>
              </table:table-cell>
              <table:table-cell office:value-type="float" office:value="0.00000000274118">
                <text:p>0.00000000274118</text:p>
              </table:table-cell>
              <table:table-cell office:value-type="float" office:value="0.00000000398715">
                <text:p>0.00000000398715</text:p>
              </table:table-cell>
              <table:table-cell office:value-type="float" office:value="0.00000000568126">
                <text:p>0.00000000568126</text:p>
              </table:table-cell>
              <table:table-cell office:value-type="float" office:value="0.0000000038358">
                <text:p>0.0000000038358</text:p>
              </table:table-cell>
              <table:table-cell office:value-type="float" office:value="0.0000000066587">
                <text:p>0.0000000066587</text:p>
              </table:table-cell>
              <table:table-cell office:value-type="float" office:value="0.0000000274848">
                <text:p>0.0000000274848</text:p>
              </table:table-cell>
              <table:table-cell office:value-type="float" office:value="0.0000000612567">
                <text:p>0.0000000612567</text:p>
              </table:table-cell>
              <table:table-cell office:value-type="float" office:value="0.0000000701291">
                <text:p>0.0000000701291</text:p>
              </table:table-cell>
              <table:table-cell office:value-type="float" office:value="0.0000000529947">
                <text:p>0.0000000529947</text:p>
              </table:table-cell>
              <table:table-cell office:value-type="float" office:value="0.0000000361345">
                <text:p>0.0000000361345</text:p>
              </table:table-cell>
              <table:table-cell office:value-type="float" office:value="0.0000000201833">
                <text:p>0.0000000201833</text:p>
              </table:table-cell>
              <table:table-cell office:value-type="float" office:value="0.0000000089544">
                <text:p>0.0000000089544</text:p>
              </table:table-cell>
              <table:table-cell office:value-type="float" office:value="0.0000000107218">
                <text:p>0.0000000107218</text:p>
              </table:table-cell>
              <table:table-cell office:value-type="float" office:value="0.00000002842">
                <text:p>0.00000002842</text:p>
              </table:table-cell>
              <table:table-cell office:value-type="float" office:value="0.0000000420007">
                <text:p>0.0000000420007</text:p>
              </table:table-cell>
              <table:table-cell office:value-type="float" office:value="0.0000000284576">
                <text:p>0.0000000284576</text:p>
              </table:table-cell>
              <table:table-cell office:value-type="float" office:value="0.00000000787533">
                <text:p>0.00000000787533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26:schodinger1.GS26</svg:desc>
                </draw:g>
              </table:table-cell>
              <table:table-cell office:value-type="float" office:value="0.00000000121135">
                <text:p>0.00000000121135</text:p>
              </table:table-cell>
              <table:table-cell office:value-type="float" office:value="0.00000000566609">
                <text:p>0.00000000566609</text:p>
              </table:table-cell>
              <table:table-cell office:value-type="float" office:value="0.0000000176508">
                <text:p>0.0000000176508</text:p>
              </table:table-cell>
              <table:table-cell office:value-type="float" office:value="0.0000000313688">
                <text:p>0.0000000313688</text:p>
              </table:table-cell>
              <table:table-cell office:value-type="float" office:value="0.0000000257052">
                <text:p>0.0000000257052</text:p>
              </table:table-cell>
              <table:table-cell office:value-type="float" office:value="0.00000000579112">
                <text:p>0.00000000579112</text:p>
              </table:table-cell>
              <table:table-cell office:value-type="float" office:value="0.00000000115073">
                <text:p>0.00000000115073</text:p>
              </table:table-cell>
              <table:table-cell office:value-type="float" office:value="0.0000000134331">
                <text:p>0.0000000134331</text:p>
              </table:table-cell>
              <table:table-cell office:value-type="float" office:value="0.0000000212172">
                <text:p>0.0000000212172</text:p>
              </table:table-cell>
              <table:table-cell office:value-type="float" office:value="0.0000000209265">
                <text:p>0.0000000209265</text:p>
              </table:table-cell>
              <table:table-cell office:value-type="float" office:value="0.0000000172536">
                <text:p>0.0000000172536</text:p>
              </table:table-cell>
              <table:table-cell office:value-type="float" office:value="0.000000012457">
                <text:p>0.000000012457</text:p>
              </table:table-cell>
              <table:table-cell office:value-type="float" office:value="0.00000000797086">
                <text:p>0.00000000797086</text:p>
              </table:table-cell>
              <table:table-cell office:value-type="float" office:value="0.0000000031123">
                <text:p>0.0000000031123</text:p>
              </table:table-cell>
              <table:table-cell office:value-type="float" office:value="0.00000000631303">
                <text:p>0.00000000631303</text:p>
              </table:table-cell>
              <table:table-cell office:value-type="float" office:value="0.0000000270823">
                <text:p>0.0000000270823</text:p>
              </table:table-cell>
              <table:table-cell office:value-type="float" office:value="0.0000000455068">
                <text:p>0.0000000455068</text:p>
              </table:table-cell>
              <table:table-cell office:value-type="float" office:value="0.0000000348454">
                <text:p>0.0000000348454</text:p>
              </table:table-cell>
              <table:table-cell office:value-type="float" office:value="0.0000000103602">
                <text:p>0.0000000103602</text:p>
              </table:table-cell>
              <table:table-cell office:value-type="float" office:value="0.00000000140135">
                <text:p>0.00000000140135</text:p>
              </table:table-cell>
              <table:table-cell office:value-type="float" office:value="0.00000000876032">
                <text:p>0.00000000876032</text:p>
              </table:table-cell>
              <table:table-cell office:value-type="float" office:value="0.0000000186951">
                <text:p>0.0000000186951</text:p>
              </table:table-cell>
              <table:table-cell office:value-type="float" office:value="0.0000000252244">
                <text:p>0.0000000252244</text:p>
              </table:table-cell>
              <table:table-cell office:value-type="float" office:value="0.0000000283952">
                <text:p>0.0000000283952</text:p>
              </table:table-cell>
              <table:table-cell office:value-type="float" office:value="0.0000000304681">
                <text:p>0.0000000304681</text:p>
              </table:table-cell>
              <table:table-cell office:value-type="float" office:value="0.0000000261456">
                <text:p>0.0000000261456</text:p>
              </table:table-cell>
              <table:table-cell office:value-type="float" office:value="0.0000000128195">
                <text:p>0.0000000128195</text:p>
              </table:table-cell>
              <table:table-cell office:value-type="float" office:value="0.0000000119511">
                <text:p>0.0000000119511</text:p>
              </table:table-cell>
              <table:table-cell office:value-type="float" office:value="0.0000000326699">
                <text:p>0.0000000326699</text:p>
              </table:table-cell>
              <table:table-cell office:value-type="float" office:value="0.0000000467348">
                <text:p>0.0000000467348</text:p>
              </table:table-cell>
              <table:table-cell office:value-type="float" office:value="0.0000000352145">
                <text:p>0.0000000352145</text:p>
              </table:table-cell>
              <table:table-cell office:value-type="float" office:value="0.0000000161639">
                <text:p>0.0000000161639</text:p>
              </table:table-cell>
              <table:table-cell office:value-type="float" office:value="0.00000000861844">
                <text:p>0.00000000861844</text:p>
              </table:table-cell>
              <table:table-cell office:value-type="float" office:value="0.0000000119724">
                <text:p>0.0000000119724</text:p>
              </table:table-cell>
              <table:table-cell office:value-type="float" office:value="0.0000000182003">
                <text:p>0.0000000182003</text:p>
              </table:table-cell>
              <table:table-cell office:value-type="float" office:value="0.0000000231985">
                <text:p>0.0000000231985</text:p>
              </table:table-cell>
              <table:table-cell office:value-type="float" office:value="0.0000000301474">
                <text:p>0.0000000301474</text:p>
              </table:table-cell>
              <table:table-cell office:value-type="float" office:value="0.0000000368324">
                <text:p>0.0000000368324</text:p>
              </table:table-cell>
              <table:table-cell office:value-type="float" office:value="0.0000000299894">
                <text:p>0.0000000299894</text:p>
              </table:table-cell>
              <table:table-cell office:value-type="float" office:value="0.0000000132979">
                <text:p>0.0000000132979</text:p>
              </table:table-cell>
              <table:table-cell office:value-type="float" office:value="0.000000011527">
                <text:p>0.000000011527</text:p>
              </table:table-cell>
              <table:table-cell office:value-type="float" office:value="0.0000000270627">
                <text:p>0.0000000270627</text:p>
              </table:table-cell>
              <table:table-cell office:value-type="float" office:value="0.0000000363701">
                <text:p>0.0000000363701</text:p>
              </table:table-cell>
              <table:table-cell office:value-type="float" office:value="0.0000000318109">
                <text:p>0.0000000318109</text:p>
              </table:table-cell>
              <table:table-cell office:value-type="float" office:value="0.000000023227">
                <text:p>0.000000023227</text:p>
              </table:table-cell>
              <table:table-cell office:value-type="float" office:value="0.0000000198402">
                <text:p>0.0000000198402</text:p>
              </table:table-cell>
              <table:table-cell office:value-type="float" office:value="0.0000000198914">
                <text:p>0.0000000198914</text:p>
              </table:table-cell>
              <table:table-cell office:value-type="float" office:value="0.000000015928">
                <text:p>0.000000015928</text:p>
              </table:table-cell>
              <table:table-cell office:value-type="float" office:value="0.0000000100181">
                <text:p>0.0000000100181</text:p>
              </table:table-cell>
              <table:table-cell office:value-type="float" office:value="0.0000000143104">
                <text:p>0.0000000143104</text:p>
              </table:table-cell>
              <table:table-cell office:value-type="float" office:value="0.0000000254242">
                <text:p>0.0000000254242</text:p>
              </table:table-cell>
              <table:table-cell office:value-type="float" office:value="0.0000000236753">
                <text:p>0.0000000236753</text:p>
              </table:table-cell>
              <table:table-cell office:value-type="float" office:value="0.0000000113678">
                <text:p>0.0000000113678</text:p>
              </table:table-cell>
              <table:table-cell office:value-type="float" office:value="0.0000000080105">
                <text:p>0.0000000080105</text:p>
              </table:table-cell>
              <table:table-cell office:value-type="float" office:value="0.0000000159513">
                <text:p>0.0000000159513</text:p>
              </table:table-cell>
              <table:table-cell office:value-type="float" office:value="0.0000000220194">
                <text:p>0.0000000220194</text:p>
              </table:table-cell>
              <table:table-cell office:value-type="float" office:value="0.0000000232105">
                <text:p>0.0000000232105</text:p>
              </table:table-cell>
              <table:table-cell office:value-type="float" office:value="0.0000000250753">
                <text:p>0.0000000250753</text:p>
              </table:table-cell>
              <table:table-cell office:value-type="float" office:value="0.0000000296729">
                <text:p>0.0000000296729</text:p>
              </table:table-cell>
              <table:table-cell office:value-type="float" office:value="0.000000030018">
                <text:p>0.000000030018</text:p>
              </table:table-cell>
              <table:table-cell office:value-type="float" office:value="0.0000000165671">
                <text:p>0.0000000165671</text:p>
              </table:table-cell>
              <table:table-cell office:value-type="float" office:value="0.00000000105432">
                <text:p>0.00000000105432</text:p>
              </table:table-cell>
              <table:table-cell office:value-type="float" office:value="0.000000005756">
                <text:p>0.000000005756</text:p>
              </table:table-cell>
              <table:table-cell office:value-type="float" office:value="0.0000000203288">
                <text:p>0.0000000203288</text:p>
              </table:table-cell>
              <table:table-cell office:value-type="float" office:value="0.000000019909">
                <text:p>0.000000019909</text:p>
              </table:table-cell>
              <table:table-cell office:value-type="float" office:value="0.00000000896328">
                <text:p>0.00000000896328</text:p>
              </table:table-cell>
              <table:table-cell office:value-type="float" office:value="0.00000000414254">
                <text:p>0.00000000414254</text:p>
              </table:table-cell>
              <table:table-cell office:value-type="float" office:value="0.00000000397864">
                <text:p>0.00000000397864</text:p>
              </table:table-cell>
              <table:table-cell office:value-type="float" office:value="0.00000000553164">
                <text:p>0.00000000553164</text:p>
              </table:table-cell>
              <table:table-cell office:value-type="float" office:value="0.0000000110937">
                <text:p>0.0000000110937</text:p>
              </table:table-cell>
              <table:table-cell office:value-type="float" office:value="0.0000000247909">
                <text:p>0.0000000247909</text:p>
              </table:table-cell>
              <table:table-cell office:value-type="float" office:value="0.0000000430991">
                <text:p>0.0000000430991</text:p>
              </table:table-cell>
              <table:table-cell office:value-type="float" office:value="0.0000000464777">
                <text:p>0.0000000464777</text:p>
              </table:table-cell>
              <table:table-cell office:value-type="float" office:value="0.000000026825">
                <text:p>0.000000026825</text:p>
              </table:table-cell>
              <table:table-cell office:value-type="float" office:value="0.000000010813">
                <text:p>0.000000010813</text:p>
              </table:table-cell>
              <table:table-cell office:value-type="float" office:value="0.0000000159705">
                <text:p>0.0000000159705</text:p>
              </table:table-cell>
              <table:table-cell office:value-type="float" office:value="0.0000000207586">
                <text:p>0.0000000207586</text:p>
              </table:table-cell>
              <table:table-cell office:value-type="float" office:value="0.0000000155443">
                <text:p>0.0000000155443</text:p>
              </table:table-cell>
              <table:table-cell office:value-type="float" office:value="0.0000000101733">
                <text:p>0.0000000101733</text:p>
              </table:table-cell>
              <table:table-cell office:value-type="float" office:value="0.00000000583622">
                <text:p>0.00000000583622</text:p>
              </table:table-cell>
              <table:table-cell office:value-type="float" office:value="0.00000000209329">
                <text:p>0.00000000209329</text:p>
              </table:table-cell>
              <table:table-cell office:value-type="float" office:value="0.00000000216632">
                <text:p>0.00000000216632</text:p>
              </table:table-cell>
              <table:table-cell office:value-type="float" office:value="0.00000000850079">
                <text:p>0.00000000850079</text:p>
              </table:table-cell>
              <table:table-cell office:value-type="float" office:value="0.0000000245337">
                <text:p>0.0000000245337</text:p>
              </table:table-cell>
              <table:table-cell office:value-type="float" office:value="0.0000000433626">
                <text:p>0.0000000433626</text:p>
              </table:table-cell>
              <table:table-cell office:value-type="float" office:value="0.0000000463757">
                <text:p>0.0000000463757</text:p>
              </table:table-cell>
              <table:table-cell office:value-type="float" office:value="0.0000000383093">
                <text:p>0.0000000383093</text:p>
              </table:table-cell>
              <table:table-cell office:value-type="float" office:value="0.0000000366582">
                <text:p>0.0000000366582</text:p>
              </table:table-cell>
              <table:table-cell office:value-type="float" office:value="0.0000000339671">
                <text:p>0.0000000339671</text:p>
              </table:table-cell>
              <table:table-cell office:value-type="float" office:value="0.0000000272976">
                <text:p>0.0000000272976</text:p>
              </table:table-cell>
              <table:table-cell office:value-type="float" office:value="0.0000000265809">
                <text:p>0.0000000265809</text:p>
              </table:table-cell>
              <table:table-cell office:value-type="float" office:value="0.0000000313206">
                <text:p>0.0000000313206</text:p>
              </table:table-cell>
              <table:table-cell office:value-type="float" office:value="0.0000000370237">
                <text:p>0.0000000370237</text:p>
              </table:table-cell>
              <table:table-cell office:value-type="float" office:value="0.0000000419152">
                <text:p>0.0000000419152</text:p>
              </table:table-cell>
              <table:table-cell office:value-type="float" office:value="0.0000000414636">
                <text:p>0.0000000414636</text:p>
              </table:table-cell>
              <table:table-cell office:value-type="float" office:value="0.0000000351098">
                <text:p>0.0000000351098</text:p>
              </table:table-cell>
              <table:table-cell office:value-type="float" office:value="0.0000000307617">
                <text:p>0.0000000307617</text:p>
              </table:table-cell>
              <table:table-cell office:value-type="float" office:value="0.0000000443541">
                <text:p>0.0000000443541</text:p>
              </table:table-cell>
              <table:table-cell office:value-type="float" office:value="0.0000000923557">
                <text:p>0.0000000923557</text:p>
              </table:table-cell>
              <table:table-cell office:value-type="float" office:value="0.000000183147">
                <text:p>0.000000183147</text:p>
              </table:table-cell>
              <table:table-cell office:value-type="float" office:value="0.000000311235">
                <text:p>0.000000311235</text:p>
              </table:table-cell>
              <table:table-cell office:value-type="float" office:value="0.000000486546">
                <text:p>0.000000486546</text:p>
              </table:table-cell>
              <table:table-cell office:value-type="float" office:value="0.000000748822">
                <text:p>0.000000748822</text:p>
              </table:table-cell>
              <table:table-cell office:value-type="float" office:value="0.00000116765">
                <text:p>0.00000116765</text:p>
              </table:table-cell>
              <table:table-cell office:value-type="float" office:value="0.00000187782">
                <text:p>0.00000187782</text:p>
              </table:table-cell>
              <table:table-cell office:value-type="float" office:value="0.00000305018">
                <text:p>0.00000305018</text:p>
              </table:table-cell>
              <table:table-cell office:value-type="float" office:value="0.00000484014">
                <text:p>0.00000484014</text:p>
              </table:table-cell>
              <table:table-cell office:value-type="float" office:value="0.00000752892">
                <text:p>0.00000752892</text:p>
              </table:table-cell>
              <table:table-cell office:value-type="float" office:value="0.0000116572">
                <text:p>0.0000116572</text:p>
              </table:table-cell>
              <table:table-cell office:value-type="float" office:value="0.0000182427">
                <text:p>0.0000182427</text:p>
              </table:table-cell>
              <table:table-cell office:value-type="float" office:value="0.0000293439">
                <text:p>0.0000293439</text:p>
              </table:table-cell>
              <table:table-cell office:value-type="float" office:value="0.0000485371">
                <text:p>0.0000485371</text:p>
              </table:table-cell>
              <table:table-cell office:value-type="float" office:value="0.0000809064">
                <text:p>0.0000809064</text:p>
              </table:table-cell>
              <table:table-cell office:value-type="float" office:value="0.000134376">
                <text:p>0.000134376</text:p>
              </table:table-cell>
              <table:table-cell office:value-type="float" office:value="0.000222388">
                <text:p>0.000222388</text:p>
              </table:table-cell>
              <table:table-cell office:value-type="float" office:value="0.000367165">
                <text:p>0.000367165</text:p>
              </table:table-cell>
              <table:table-cell office:value-type="float" office:value="0.000605493">
                <text:p>0.000605493</text:p>
              </table:table-cell>
              <table:table-cell office:value-type="float" office:value="0.000998848">
                <text:p>0.000998848</text:p>
              </table:table-cell>
              <table:table-cell office:value-type="float" office:value="0.00164753">
                <text:p>0.00164753</text:p>
              </table:table-cell>
              <table:table-cell office:value-type="float" office:value="0.00271333">
                <text:p>0.00271333</text:p>
              </table:table-cell>
              <table:table-cell office:value-type="float" office:value="0.004462">
                <text:p>0.004462</text:p>
              </table:table-cell>
              <table:table-cell office:value-type="float" office:value="0.00733151">
                <text:p>0.00733151</text:p>
              </table:table-cell>
              <table:table-cell office:value-type="float" office:value="0.0120446">
                <text:p>0.0120446</text:p>
              </table:table-cell>
              <table:table-cell office:value-type="float" office:value="0.0197928">
                <text:p>0.0197928</text:p>
              </table:table-cell>
              <table:table-cell office:value-type="float" office:value="0.0325204">
                <text:p>0.0325204</text:p>
              </table:table-cell>
              <table:table-cell office:value-type="float" office:value="0.0533544">
                <text:p>0.0533544</text:p>
              </table:table-cell>
              <table:table-cell office:value-type="float" office:value="0.0872436">
                <text:p>0.0872436</text:p>
              </table:table-cell>
              <table:table-cell office:value-type="float" office:value="0.141853">
                <text:p>0.141853</text:p>
              </table:table-cell>
              <table:table-cell office:value-type="float" office:value="0.22856">
                <text:p>0.22856</text:p>
              </table:table-cell>
              <table:table-cell office:value-type="float" office:value="0.362936">
                <text:p>0.362936</text:p>
              </table:table-cell>
              <table:table-cell office:value-type="float" office:value="0.563195">
                <text:p>0.563195</text:p>
              </table:table-cell>
              <table:table-cell office:value-type="float" office:value="0.843449">
                <text:p>0.843449</text:p>
              </table:table-cell>
              <table:table-cell office:value-type="float" office:value="1.19794">
                <text:p>1.19794</text:p>
              </table:table-cell>
              <table:table-cell office:value-type="float" office:value="1.57846">
                <text:p>1.57846</text:p>
              </table:table-cell>
              <table:table-cell office:value-type="float" office:value="1.88498">
                <text:p>1.88498</text:p>
              </table:table-cell>
              <table:table-cell office:value-type="float" office:value="2.0023">
                <text:p>2.0023</text:p>
              </table:table-cell>
              <table:table-cell office:value-type="float" office:value="1.87844">
                <text:p>1.87844</text:p>
              </table:table-cell>
              <table:table-cell office:value-type="float" office:value="1.5683">
                <text:p>1.5683</text:p>
              </table:table-cell>
              <table:table-cell office:value-type="float" office:value="1.18767">
                <text:p>1.18767</text:p>
              </table:table-cell>
              <table:table-cell office:value-type="float" office:value="0.835088">
                <text:p>0.835088</text:p>
              </table:table-cell>
              <table:table-cell office:value-type="float" office:value="0.557159">
                <text:p>0.557159</text:p>
              </table:table-cell>
              <table:table-cell office:value-type="float" office:value="0.358877">
                <text:p>0.358877</text:p>
              </table:table-cell>
              <table:table-cell office:value-type="float" office:value="0.225946">
                <text:p>0.225946</text:p>
              </table:table-cell>
              <table:table-cell office:value-type="float" office:value="0.140232">
                <text:p>0.140232</text:p>
              </table:table-cell>
              <table:table-cell office:value-type="float" office:value="0.0862841">
                <text:p>0.0862841</text:p>
              </table:table-cell>
              <table:table-cell office:value-type="float" office:value="0.0527905">
                <text:p>0.0527905</text:p>
              </table:table-cell>
              <table:table-cell office:value-type="float" office:value="0.0321627">
                <text:p>0.0321627</text:p>
              </table:table-cell>
              <table:table-cell office:value-type="float" office:value="0.0195461">
                <text:p>0.0195461</text:p>
              </table:table-cell>
              <table:table-cell office:value-type="float" office:value="0.0118665">
                <text:p>0.0118665</text:p>
              </table:table-cell>
              <table:table-cell office:value-type="float" office:value="0.00719921">
                <text:p>0.00719921</text:p>
              </table:table-cell>
              <table:table-cell office:value-type="float" office:value="0.00437017">
                <text:p>0.00437017</text:p>
              </table:table-cell>
              <table:table-cell office:value-type="float" office:value="0.00265804">
                <text:p>0.00265804</text:p>
              </table:table-cell>
              <table:table-cell office:value-type="float" office:value="0.00161682">
                <text:p>0.00161682</text:p>
              </table:table-cell>
              <table:table-cell office:value-type="float" office:value="0.000981711">
                <text:p>0.000981711</text:p>
              </table:table-cell>
              <table:table-cell office:value-type="float" office:value="0.000595913">
                <text:p>0.000595913</text:p>
              </table:table-cell>
              <table:table-cell office:value-type="float" office:value="0.000361915">
                <text:p>0.000361915</text:p>
              </table:table-cell>
              <table:table-cell office:value-type="float" office:value="0.000219981">
                <text:p>0.000219981</text:p>
              </table:table-cell>
              <table:table-cell office:value-type="float" office:value="0.000134116">
                <text:p>0.000134116</text:p>
              </table:table-cell>
              <table:table-cell office:value-type="float" office:value="0.0000819987">
                <text:p>0.0000819987</text:p>
              </table:table-cell>
              <table:table-cell office:value-type="float" office:value="0.0000503871">
                <text:p>0.0000503871</text:p>
              </table:table-cell>
              <table:table-cell office:value-type="float" office:value="0.0000312618">
                <text:p>0.0000312618</text:p>
              </table:table-cell>
              <table:table-cell office:value-type="float" office:value="0.0000193663">
                <text:p>0.0000193663</text:p>
              </table:table-cell>
              <table:table-cell office:value-type="float" office:value="0.0000117703">
                <text:p>0.0000117703</text:p>
              </table:table-cell>
              <table:table-cell office:value-type="float" office:value="0.00000707378">
                <text:p>0.00000707378</text:p>
              </table:table-cell>
              <table:table-cell office:value-type="float" office:value="0.00000433876">
                <text:p>0.00000433876</text:p>
              </table:table-cell>
              <table:table-cell office:value-type="float" office:value="0.00000274802">
                <text:p>0.00000274802</text:p>
              </table:table-cell>
              <table:table-cell office:value-type="float" office:value="0.00000171092">
                <text:p>0.00000171092</text:p>
              </table:table-cell>
              <table:table-cell office:value-type="float" office:value="0.000000967706">
                <text:p>0.000000967706</text:p>
              </table:table-cell>
              <table:table-cell office:value-type="float" office:value="0.000000484298">
                <text:p>0.000000484298</text:p>
              </table:table-cell>
              <table:table-cell office:value-type="float" office:value="0.00000023122">
                <text:p>0.00000023122</text:p>
              </table:table-cell>
              <table:table-cell office:value-type="float" office:value="0.00000014157">
                <text:p>0.00000014157</text:p>
              </table:table-cell>
              <table:table-cell office:value-type="float" office:value="0.000000138794">
                <text:p>0.000000138794</text:p>
              </table:table-cell>
              <table:table-cell office:value-type="float" office:value="0.000000147877">
                <text:p>0.000000147877</text:p>
              </table:table-cell>
              <table:table-cell office:value-type="float" office:value="0.0000001512">
                <text:p>0.0000001512</text:p>
              </table:table-cell>
              <table:table-cell office:value-type="float" office:value="0.000000151144">
                <text:p>0.000000151144</text:p>
              </table:table-cell>
              <table:table-cell office:value-type="float" office:value="0.000000119692">
                <text:p>0.000000119692</text:p>
              </table:table-cell>
              <table:table-cell office:value-type="float" office:value="0.0000000725283">
                <text:p>0.0000000725283</text:p>
              </table:table-cell>
              <table:table-cell office:value-type="float" office:value="0.0000000586929">
                <text:p>0.0000000586929</text:p>
              </table:table-cell>
              <table:table-cell office:value-type="float" office:value="0.0000000683968">
                <text:p>0.0000000683968</text:p>
              </table:table-cell>
              <table:table-cell office:value-type="float" office:value="0.0000000469263">
                <text:p>0.0000000469263</text:p>
              </table:table-cell>
              <table:table-cell office:value-type="float" office:value="0.0000000132764">
                <text:p>0.0000000132764</text:p>
              </table:table-cell>
              <table:table-cell office:value-type="float" office:value="0.00000000859606">
                <text:p>0.00000000859606</text:p>
              </table:table-cell>
              <table:table-cell office:value-type="float" office:value="0.00000000605007">
                <text:p>0.00000000605007</text:p>
              </table:table-cell>
              <table:table-cell office:value-type="float" office:value="0.000000000338347">
                <text:p>0.000000000338347</text:p>
              </table:table-cell>
              <table:table-cell office:value-type="float" office:value="0.00000000461413">
                <text:p>0.00000000461413</text:p>
              </table:table-cell>
              <table:table-cell office:value-type="float" office:value="0.00000000879792">
                <text:p>0.00000000879792</text:p>
              </table:table-cell>
              <table:table-cell office:value-type="float" office:value="0.0000000217117">
                <text:p>0.0000000217117</text:p>
              </table:table-cell>
              <table:table-cell office:value-type="float" office:value="0.0000000451318">
                <text:p>0.0000000451318</text:p>
              </table:table-cell>
              <table:table-cell office:value-type="float" office:value="0.000000045437">
                <text:p>0.000000045437</text:p>
              </table:table-cell>
              <table:table-cell office:value-type="float" office:value="0.0000000420264">
                <text:p>0.0000000420264</text:p>
              </table:table-cell>
              <table:table-cell office:value-type="float" office:value="0.0000000526401">
                <text:p>0.0000000526401</text:p>
              </table:table-cell>
              <table:table-cell office:value-type="float" office:value="0.0000000653092">
                <text:p>0.0000000653092</text:p>
              </table:table-cell>
              <table:table-cell office:value-type="float" office:value="0.0000000571335">
                <text:p>0.0000000571335</text:p>
              </table:table-cell>
              <table:table-cell office:value-type="float" office:value="0.0000000364525">
                <text:p>0.0000000364525</text:p>
              </table:table-cell>
              <table:table-cell office:value-type="float" office:value="0.000000026935">
                <text:p>0.000000026935</text:p>
              </table:table-cell>
              <table:table-cell office:value-type="float" office:value="0.000000026827">
                <text:p>0.000000026827</text:p>
              </table:table-cell>
              <table:table-cell office:value-type="float" office:value="0.0000000111105">
                <text:p>0.0000000111105</text:p>
              </table:table-cell>
              <table:table-cell office:value-type="float" office:value="0.000000000957392">
                <text:p>0.000000000957392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27:schodinger1.GS27</svg:desc>
                </draw:g>
              </table:table-cell>
              <table:table-cell office:value-type="float" office:value="0.00000000219029">
                <text:p>0.00000000219029</text:p>
              </table:table-cell>
              <table:table-cell office:value-type="float" office:value="0.00000000911485">
                <text:p>0.00000000911485</text:p>
              </table:table-cell>
              <table:table-cell office:value-type="float" office:value="0.0000000227084">
                <text:p>0.0000000227084</text:p>
              </table:table-cell>
              <table:table-cell office:value-type="float" office:value="0.0000000359791">
                <text:p>0.0000000359791</text:p>
              </table:table-cell>
              <table:table-cell office:value-type="float" office:value="0.000000030617">
                <text:p>0.000000030617</text:p>
              </table:table-cell>
              <table:table-cell office:value-type="float" office:value="0.00000000925658">
                <text:p>0.00000000925658</text:p>
              </table:table-cell>
              <table:table-cell office:value-type="float" office:value="0.00000000208469">
                <text:p>0.00000000208469</text:p>
              </table:table-cell>
              <table:table-cell office:value-type="float" office:value="0.0000000162314">
                <text:p>0.0000000162314</text:p>
              </table:table-cell>
              <table:table-cell office:value-type="float" office:value="0.0000000261519">
                <text:p>0.0000000261519</text:p>
              </table:table-cell>
              <table:table-cell office:value-type="float" office:value="0.000000020489">
                <text:p>0.000000020489</text:p>
              </table:table-cell>
              <table:table-cell office:value-type="float" office:value="0.0000000117004">
                <text:p>0.0000000117004</text:p>
              </table:table-cell>
              <table:table-cell office:value-type="float" office:value="0.00000000696465">
                <text:p>0.00000000696465</text:p>
              </table:table-cell>
              <table:table-cell office:value-type="float" office:value="0.00000000541923">
                <text:p>0.00000000541923</text:p>
              </table:table-cell>
              <table:table-cell office:value-type="float" office:value="0.00000000677659">
                <text:p>0.00000000677659</text:p>
              </table:table-cell>
              <table:table-cell office:value-type="float" office:value="0.00000000959952">
                <text:p>0.00000000959952</text:p>
              </table:table-cell>
              <table:table-cell office:value-type="float" office:value="0.0000000181426">
                <text:p>0.0000000181426</text:p>
              </table:table-cell>
              <table:table-cell office:value-type="float" office:value="0.0000000331264">
                <text:p>0.0000000331264</text:p>
              </table:table-cell>
              <table:table-cell office:value-type="float" office:value="0.0000000376315">
                <text:p>0.0000000376315</text:p>
              </table:table-cell>
              <table:table-cell office:value-type="float" office:value="0.0000000244107">
                <text:p>0.0000000244107</text:p>
              </table:table-cell>
              <table:table-cell office:value-type="float" office:value="0.0000000136657">
                <text:p>0.0000000136657</text:p>
              </table:table-cell>
              <table:table-cell office:value-type="float" office:value="0.0000000162309">
                <text:p>0.0000000162309</text:p>
              </table:table-cell>
              <table:table-cell office:value-type="float" office:value="0.0000000174861">
                <text:p>0.0000000174861</text:p>
              </table:table-cell>
              <table:table-cell office:value-type="float" office:value="0.0000000119694">
                <text:p>0.0000000119694</text:p>
              </table:table-cell>
              <table:table-cell office:value-type="float" office:value="0.00000000928544">
                <text:p>0.00000000928544</text:p>
              </table:table-cell>
              <table:table-cell office:value-type="float" office:value="0.0000000118747">
                <text:p>0.0000000118747</text:p>
              </table:table-cell>
              <table:table-cell office:value-type="float" office:value="0.0000000189144">
                <text:p>0.0000000189144</text:p>
              </table:table-cell>
              <table:table-cell office:value-type="float" office:value="0.0000000257169">
                <text:p>0.0000000257169</text:p>
              </table:table-cell>
              <table:table-cell office:value-type="float" office:value="0.0000000208957">
                <text:p>0.0000000208957</text:p>
              </table:table-cell>
              <table:table-cell office:value-type="float" office:value="0.000000011436">
                <text:p>0.000000011436</text:p>
              </table:table-cell>
              <table:table-cell office:value-type="float" office:value="0.0000000147664">
                <text:p>0.0000000147664</text:p>
              </table:table-cell>
              <table:table-cell office:value-type="float" office:value="0.0000000266155">
                <text:p>0.0000000266155</text:p>
              </table:table-cell>
              <table:table-cell office:value-type="float" office:value="0.0000000318472">
                <text:p>0.0000000318472</text:p>
              </table:table-cell>
              <table:table-cell office:value-type="float" office:value="0.0000000317319">
                <text:p>0.0000000317319</text:p>
              </table:table-cell>
              <table:table-cell office:value-type="float" office:value="0.0000000284825">
                <text:p>0.0000000284825</text:p>
              </table:table-cell>
              <table:table-cell office:value-type="float" office:value="0.0000000183406">
                <text:p>0.0000000183406</text:p>
              </table:table-cell>
              <table:table-cell office:value-type="float" office:value="0.00000000743612">
                <text:p>0.00000000743612</text:p>
              </table:table-cell>
              <table:table-cell office:value-type="float" office:value="0.00000000451099">
                <text:p>0.00000000451099</text:p>
              </table:table-cell>
              <table:table-cell office:value-type="float" office:value="0.0000000114225">
                <text:p>0.0000000114225</text:p>
              </table:table-cell>
              <table:table-cell office:value-type="float" office:value="0.0000000293552">
                <text:p>0.0000000293552</text:p>
              </table:table-cell>
              <table:table-cell office:value-type="float" office:value="0.0000000474588">
                <text:p>0.0000000474588</text:p>
              </table:table-cell>
              <table:table-cell office:value-type="float" office:value="0.0000000430013">
                <text:p>0.0000000430013</text:p>
              </table:table-cell>
              <table:table-cell office:value-type="float" office:value="0.00000001953">
                <text:p>0.00000001953</text:p>
              </table:table-cell>
              <table:table-cell office:value-type="float" office:value="0.00000000407581">
                <text:p>0.00000000407581</text:p>
              </table:table-cell>
              <table:table-cell office:value-type="float" office:value="0.00000000820018">
                <text:p>0.00000000820018</text:p>
              </table:table-cell>
              <table:table-cell office:value-type="float" office:value="0.0000000213906">
                <text:p>0.0000000213906</text:p>
              </table:table-cell>
              <table:table-cell office:value-type="float" office:value="0.0000000323895">
                <text:p>0.0000000323895</text:p>
              </table:table-cell>
              <table:table-cell office:value-type="float" office:value="0.0000000327301">
                <text:p>0.0000000327301</text:p>
              </table:table-cell>
              <table:table-cell office:value-type="float" office:value="0.0000000231185">
                <text:p>0.0000000231185</text:p>
              </table:table-cell>
              <table:table-cell office:value-type="float" office:value="0.0000000110857">
                <text:p>0.0000000110857</text:p>
              </table:table-cell>
              <table:table-cell office:value-type="float" office:value="0.00000000326466">
                <text:p>0.00000000326466</text:p>
              </table:table-cell>
              <table:table-cell office:value-type="float" office:value="0.00000000598909">
                <text:p>0.00000000598909</text:p>
              </table:table-cell>
              <table:table-cell office:value-type="float" office:value="0.0000000252043">
                <text:p>0.0000000252043</text:p>
              </table:table-cell>
              <table:table-cell office:value-type="float" office:value="0.0000000547059">
                <text:p>0.0000000547059</text:p>
              </table:table-cell>
              <table:table-cell office:value-type="float" office:value="0.0000000652322">
                <text:p>0.0000000652322</text:p>
              </table:table-cell>
              <table:table-cell office:value-type="float" office:value="0.0000000429909">
                <text:p>0.0000000429909</text:p>
              </table:table-cell>
              <table:table-cell office:value-type="float" office:value="0.0000000142961">
                <text:p>0.0000000142961</text:p>
              </table:table-cell>
              <table:table-cell office:value-type="float" office:value="0.000000000747137">
                <text:p>0.000000000747137</text:p>
              </table:table-cell>
              <table:table-cell office:value-type="float" office:value="0.0000000035258">
                <text:p>0.0000000035258</text:p>
              </table:table-cell>
              <table:table-cell office:value-type="float" office:value="0.0000000149486">
                <text:p>0.0000000149486</text:p>
              </table:table-cell>
              <table:table-cell office:value-type="float" office:value="0.0000000234439">
                <text:p>0.0000000234439</text:p>
              </table:table-cell>
              <table:table-cell office:value-type="float" office:value="0.0000000222952">
                <text:p>0.0000000222952</text:p>
              </table:table-cell>
              <table:table-cell office:value-type="float" office:value="0.0000000158375">
                <text:p>0.0000000158375</text:p>
              </table:table-cell>
              <table:table-cell office:value-type="float" office:value="0.00000000596243">
                <text:p>0.00000000596243</text:p>
              </table:table-cell>
              <table:table-cell office:value-type="float" office:value="0.000000000504851">
                <text:p>0.000000000504851</text:p>
              </table:table-cell>
              <table:table-cell office:value-type="float" office:value="0.0000000101758">
                <text:p>0.0000000101758</text:p>
              </table:table-cell>
              <table:table-cell office:value-type="float" office:value="0.0000000388825">
                <text:p>0.0000000388825</text:p>
              </table:table-cell>
              <table:table-cell office:value-type="float" office:value="0.0000000643772">
                <text:p>0.0000000643772</text:p>
              </table:table-cell>
              <table:table-cell office:value-type="float" office:value="0.0000000589873">
                <text:p>0.0000000589873</text:p>
              </table:table-cell>
              <table:table-cell office:value-type="float" office:value="0.0000000362172">
                <text:p>0.0000000362172</text:p>
              </table:table-cell>
              <table:table-cell office:value-type="float" office:value="0.000000015899">
                <text:p>0.000000015899</text:p>
              </table:table-cell>
              <table:table-cell office:value-type="float" office:value="0.00000000362619">
                <text:p>0.00000000362619</text:p>
              </table:table-cell>
              <table:table-cell office:value-type="float" office:value="0.00000000216802">
                <text:p>0.00000000216802</text:p>
              </table:table-cell>
              <table:table-cell office:value-type="float" office:value="0.00000000853004">
                <text:p>0.00000000853004</text:p>
              </table:table-cell>
              <table:table-cell office:value-type="float" office:value="0.0000000122408">
                <text:p>0.0000000122408</text:p>
              </table:table-cell>
              <table:table-cell office:value-type="float" office:value="0.0000000137364">
                <text:p>0.0000000137364</text:p>
              </table:table-cell>
              <table:table-cell office:value-type="float" office:value="0.0000000122168">
                <text:p>0.0000000122168</text:p>
              </table:table-cell>
              <table:table-cell office:value-type="float" office:value="0.00000000478002">
                <text:p>0.00000000478002</text:p>
              </table:table-cell>
              <table:table-cell office:value-type="float" office:value="0.000000000120153">
                <text:p>0.000000000120153</text:p>
              </table:table-cell>
              <table:table-cell office:value-type="float" office:value="0.0000000114089">
                <text:p>0.0000000114089</text:p>
              </table:table-cell>
              <table:table-cell office:value-type="float" office:value="0.0000000350023">
                <text:p>0.0000000350023</text:p>
              </table:table-cell>
              <table:table-cell office:value-type="float" office:value="0.0000000517392">
                <text:p>0.0000000517392</text:p>
              </table:table-cell>
              <table:table-cell office:value-type="float" office:value="0.000000052592">
                <text:p>0.000000052592</text:p>
              </table:table-cell>
              <table:table-cell office:value-type="float" office:value="0.000000040039">
                <text:p>0.000000040039</text:p>
              </table:table-cell>
              <table:table-cell office:value-type="float" office:value="0.0000000204357">
                <text:p>0.0000000204357</text:p>
              </table:table-cell>
              <table:table-cell office:value-type="float" office:value="0.00000000617087">
                <text:p>0.00000000617087</text:p>
              </table:table-cell>
              <table:table-cell office:value-type="float" office:value="0.00000000155635">
                <text:p>0.00000000155635</text:p>
              </table:table-cell>
              <table:table-cell office:value-type="float" office:value="0.00000000341402">
                <text:p>0.00000000341402</text:p>
              </table:table-cell>
              <table:table-cell office:value-type="float" office:value="0.000000011376">
                <text:p>0.000000011376</text:p>
              </table:table-cell>
              <table:table-cell office:value-type="float" office:value="0.0000000259517">
                <text:p>0.0000000259517</text:p>
              </table:table-cell>
              <table:table-cell office:value-type="float" office:value="0.0000000257254">
                <text:p>0.0000000257254</text:p>
              </table:table-cell>
              <table:table-cell office:value-type="float" office:value="0.00000000927504">
                <text:p>0.00000000927504</text:p>
              </table:table-cell>
              <table:table-cell office:value-type="float" office:value="0.000000000245884">
                <text:p>0.000000000245884</text:p>
              </table:table-cell>
              <table:table-cell office:value-type="float" office:value="0.00000000685766">
                <text:p>0.00000000685766</text:p>
              </table:table-cell>
              <table:table-cell office:value-type="float" office:value="0.0000000287879">
                <text:p>0.0000000287879</text:p>
              </table:table-cell>
              <table:table-cell office:value-type="float" office:value="0.0000000554729">
                <text:p>0.0000000554729</text:p>
              </table:table-cell>
              <table:table-cell office:value-type="float" office:value="0.0000000662263">
                <text:p>0.0000000662263</text:p>
              </table:table-cell>
              <table:table-cell office:value-type="float" office:value="0.0000000583834">
                <text:p>0.0000000583834</text:p>
              </table:table-cell>
              <table:table-cell office:value-type="float" office:value="0.0000000449749">
                <text:p>0.0000000449749</text:p>
              </table:table-cell>
              <table:table-cell office:value-type="float" office:value="0.0000000342387">
                <text:p>0.0000000342387</text:p>
              </table:table-cell>
              <table:table-cell office:value-type="float" office:value="0.0000000403662">
                <text:p>0.0000000403662</text:p>
              </table:table-cell>
              <table:table-cell office:value-type="float" office:value="0.0000000784888">
                <text:p>0.0000000784888</text:p>
              </table:table-cell>
              <table:table-cell office:value-type="float" office:value="0.000000135222">
                <text:p>0.000000135222</text:p>
              </table:table-cell>
              <table:table-cell office:value-type="float" office:value="0.000000160905">
                <text:p>0.000000160905</text:p>
              </table:table-cell>
              <table:table-cell office:value-type="float" office:value="0.000000173967">
                <text:p>0.000000173967</text:p>
              </table:table-cell>
              <table:table-cell office:value-type="float" office:value="0.000000217824">
                <text:p>0.000000217824</text:p>
              </table:table-cell>
              <table:table-cell office:value-type="float" office:value="0.000000323649">
                <text:p>0.000000323649</text:p>
              </table:table-cell>
              <table:table-cell office:value-type="float" office:value="0.000000618458">
                <text:p>0.000000618458</text:p>
              </table:table-cell>
              <table:table-cell office:value-type="float" office:value="0.00000119244">
                <text:p>0.00000119244</text:p>
              </table:table-cell>
              <table:table-cell office:value-type="float" office:value="0.00000194704">
                <text:p>0.00000194704</text:p>
              </table:table-cell>
              <table:table-cell office:value-type="float" office:value="0.00000293535">
                <text:p>0.00000293535</text:p>
              </table:table-cell>
              <table:table-cell office:value-type="float" office:value="0.00000452943">
                <text:p>0.00000452943</text:p>
              </table:table-cell>
              <table:table-cell office:value-type="float" office:value="0.00000715581">
                <text:p>0.00000715581</text:p>
              </table:table-cell>
              <table:table-cell office:value-type="float" office:value="0.0000116117">
                <text:p>0.0000116117</text:p>
              </table:table-cell>
              <table:table-cell office:value-type="float" office:value="0.0000192837">
                <text:p>0.0000192837</text:p>
              </table:table-cell>
              <table:table-cell office:value-type="float" office:value="0.0000317843">
                <text:p>0.0000317843</text:p>
              </table:table-cell>
              <table:table-cell office:value-type="float" office:value="0.0000514387">
                <text:p>0.0000514387</text:p>
              </table:table-cell>
              <table:table-cell office:value-type="float" office:value="0.0000827936">
                <text:p>0.0000827936</text:p>
              </table:table-cell>
              <table:table-cell office:value-type="float" office:value="0.000134447">
                <text:p>0.000134447</text:p>
              </table:table-cell>
              <table:table-cell office:value-type="float" office:value="0.000221087">
                <text:p>0.000221087</text:p>
              </table:table-cell>
              <table:table-cell office:value-type="float" office:value="0.000365951">
                <text:p>0.000365951</text:p>
              </table:table-cell>
              <table:table-cell office:value-type="float" office:value="0.000604897">
                <text:p>0.000604897</text:p>
              </table:table-cell>
              <table:table-cell office:value-type="float" office:value="0.000996493">
                <text:p>0.000996493</text:p>
              </table:table-cell>
              <table:table-cell office:value-type="float" office:value="0.00163889">
                <text:p>0.00163889</text:p>
              </table:table-cell>
              <table:table-cell office:value-type="float" office:value="0.00269577">
                <text:p>0.00269577</text:p>
              </table:table-cell>
              <table:table-cell office:value-type="float" office:value="0.00443863">
                <text:p>0.00443863</text:p>
              </table:table-cell>
              <table:table-cell office:value-type="float" office:value="0.00731545">
                <text:p>0.00731545</text:p>
              </table:table-cell>
              <table:table-cell office:value-type="float" office:value="0.0120607">
                <text:p>0.0120607</text:p>
              </table:table-cell>
              <table:table-cell office:value-type="float" office:value="0.0198609">
                <text:p>0.0198609</text:p>
              </table:table-cell>
              <table:table-cell office:value-type="float" office:value="0.0326318">
                <text:p>0.0326318</text:p>
              </table:table-cell>
              <table:table-cell office:value-type="float" office:value="0.0534896">
                <text:p>0.0534896</text:p>
              </table:table-cell>
              <table:table-cell office:value-type="float" office:value="0.0874111">
                <text:p>0.0874111</text:p>
              </table:table-cell>
              <table:table-cell office:value-type="float" office:value="0.142062">
                <text:p>0.142062</text:p>
              </table:table-cell>
              <table:table-cell office:value-type="float" office:value="0.228795">
                <text:p>0.228795</text:p>
              </table:table-cell>
              <table:table-cell office:value-type="float" office:value="0.363212">
                <text:p>0.363212</text:p>
              </table:table-cell>
              <table:table-cell office:value-type="float" office:value="0.563521">
                <text:p>0.563521</text:p>
              </table:table-cell>
              <table:table-cell office:value-type="float" office:value="0.843707">
                <text:p>0.843707</text:p>
              </table:table-cell>
              <table:table-cell office:value-type="float" office:value="1.19798">
                <text:p>1.19798</text:p>
              </table:table-cell>
              <table:table-cell office:value-type="float" office:value="1.5784">
                <text:p>1.5784</text:p>
              </table:table-cell>
              <table:table-cell office:value-type="float" office:value="1.88509">
                <text:p>1.88509</text:p>
              </table:table-cell>
              <table:table-cell office:value-type="float" office:value="2.00262">
                <text:p>2.00262</text:p>
              </table:table-cell>
              <table:table-cell office:value-type="float" office:value="1.87878">
                <text:p>1.87878</text:p>
              </table:table-cell>
              <table:table-cell office:value-type="float" office:value="1.56844">
                <text:p>1.56844</text:p>
              </table:table-cell>
              <table:table-cell office:value-type="float" office:value="1.18748">
                <text:p>1.18748</text:p>
              </table:table-cell>
              <table:table-cell office:value-type="float" office:value="0.834635">
                <text:p>0.834635</text:p>
              </table:table-cell>
              <table:table-cell office:value-type="float" office:value="0.556594">
                <text:p>0.556594</text:p>
              </table:table-cell>
              <table:table-cell office:value-type="float" office:value="0.358354">
                <text:p>0.358354</text:p>
              </table:table-cell>
              <table:table-cell office:value-type="float" office:value="0.225572">
                <text:p>0.225572</text:p>
              </table:table-cell>
              <table:table-cell office:value-type="float" office:value="0.139989">
                <text:p>0.139989</text:p>
              </table:table-cell>
              <table:table-cell office:value-type="float" office:value="0.0860995">
                <text:p>0.0860995</text:p>
              </table:table-cell>
              <table:table-cell office:value-type="float" office:value="0.0526664">
                <text:p>0.0526664</text:p>
              </table:table-cell>
              <table:table-cell office:value-type="float" office:value="0.0321161">
                <text:p>0.0321161</text:p>
              </table:table-cell>
              <table:table-cell office:value-type="float" office:value="0.0195443">
                <text:p>0.0195443</text:p>
              </table:table-cell>
              <table:table-cell office:value-type="float" office:value="0.0118807">
                <text:p>0.0118807</text:p>
              </table:table-cell>
              <table:table-cell office:value-type="float" office:value="0.00722837">
                <text:p>0.00722837</text:p>
              </table:table-cell>
              <table:table-cell office:value-type="float" office:value="0.00440405">
                <text:p>0.00440405</text:p>
              </table:table-cell>
              <table:table-cell office:value-type="float" office:value="0.0026798">
                <text:p>0.0026798</text:p>
              </table:table-cell>
              <table:table-cell office:value-type="float" office:value="0.00162517">
                <text:p>0.00162517</text:p>
              </table:table-cell>
              <table:table-cell office:value-type="float" office:value="0.000983581">
                <text:p>0.000983581</text:p>
              </table:table-cell>
              <table:table-cell office:value-type="float" office:value="0.000594326">
                <text:p>0.000594326</text:p>
              </table:table-cell>
              <table:table-cell office:value-type="float" office:value="0.000358209">
                <text:p>0.000358209</text:p>
              </table:table-cell>
              <table:table-cell office:value-type="float" office:value="0.00021652">
                <text:p>0.00021652</text:p>
              </table:table-cell>
              <table:table-cell office:value-type="float" office:value="0.000131855">
                <text:p>0.000131855</text:p>
              </table:table-cell>
              <table:table-cell office:value-type="float" office:value="0.0000800199">
                <text:p>0.0000800199</text:p>
              </table:table-cell>
              <table:table-cell office:value-type="float" office:value="0.0000481291">
                <text:p>0.0000481291</text:p>
              </table:table-cell>
              <table:table-cell office:value-type="float" office:value="0.0000291659">
                <text:p>0.0000291659</text:p>
              </table:table-cell>
              <table:table-cell office:value-type="float" office:value="0.0000178572">
                <text:p>0.0000178572</text:p>
              </table:table-cell>
              <table:table-cell office:value-type="float" office:value="0.0000109288">
                <text:p>0.0000109288</text:p>
              </table:table-cell>
              <table:table-cell office:value-type="float" office:value="0.00000692121">
                <text:p>0.00000692121</text:p>
              </table:table-cell>
              <table:table-cell office:value-type="float" office:value="0.00000462855">
                <text:p>0.00000462855</text:p>
              </table:table-cell>
              <table:table-cell office:value-type="float" office:value="0.00000300238">
                <text:p>0.00000300238</text:p>
              </table:table-cell>
              <table:table-cell office:value-type="float" office:value="0.00000180646">
                <text:p>0.00000180646</text:p>
              </table:table-cell>
              <table:table-cell office:value-type="float" office:value="0.0000011131">
                <text:p>0.0000011131</text:p>
              </table:table-cell>
              <table:table-cell office:value-type="float" office:value="0.000000730518">
                <text:p>0.000000730518</text:p>
              </table:table-cell>
              <table:table-cell office:value-type="float" office:value="0.000000440687">
                <text:p>0.000000440687</text:p>
              </table:table-cell>
              <table:table-cell office:value-type="float" office:value="0.000000258093">
                <text:p>0.000000258093</text:p>
              </table:table-cell>
              <table:table-cell office:value-type="float" office:value="0.000000217599">
                <text:p>0.000000217599</text:p>
              </table:table-cell>
              <table:table-cell office:value-type="float" office:value="0.000000232662">
                <text:p>0.000000232662</text:p>
              </table:table-cell>
              <table:table-cell office:value-type="float" office:value="0.000000202058">
                <text:p>0.000000202058</text:p>
              </table:table-cell>
              <table:table-cell office:value-type="float" office:value="0.000000135959">
                <text:p>0.000000135959</text:p>
              </table:table-cell>
              <table:table-cell office:value-type="float" office:value="0.0000000795341">
                <text:p>0.0000000795341</text:p>
              </table:table-cell>
              <table:table-cell office:value-type="float" office:value="0.0000000310804">
                <text:p>0.0000000310804</text:p>
              </table:table-cell>
              <table:table-cell office:value-type="float" office:value="0.00000000482352">
                <text:p>0.00000000482352</text:p>
              </table:table-cell>
              <table:table-cell office:value-type="float" office:value="0.00000000617693">
                <text:p>0.00000000617693</text:p>
              </table:table-cell>
              <table:table-cell office:value-type="float" office:value="0.00000000948588">
                <text:p>0.00000000948588</text:p>
              </table:table-cell>
              <table:table-cell office:value-type="float" office:value="0.0000000108121">
                <text:p>0.0000000108121</text:p>
              </table:table-cell>
              <table:table-cell office:value-type="float" office:value="0.0000000121769">
                <text:p>0.0000000121769</text:p>
              </table:table-cell>
              <table:table-cell office:value-type="float" office:value="0.00000000956811">
                <text:p>0.00000000956811</text:p>
              </table:table-cell>
              <table:table-cell office:value-type="float" office:value="0.00000000880088">
                <text:p>0.00000000880088</text:p>
              </table:table-cell>
              <table:table-cell office:value-type="float" office:value="0.0000000218413">
                <text:p>0.0000000218413</text:p>
              </table:table-cell>
              <table:table-cell office:value-type="float" office:value="0.0000000712119">
                <text:p>0.0000000712119</text:p>
              </table:table-cell>
              <table:table-cell office:value-type="float" office:value="0.000000112237">
                <text:p>0.000000112237</text:p>
              </table:table-cell>
              <table:table-cell office:value-type="float" office:value="0.000000103211">
                <text:p>0.000000103211</text:p>
              </table:table-cell>
              <table:table-cell office:value-type="float" office:value="0.0000000820536">
                <text:p>0.0000000820536</text:p>
              </table:table-cell>
              <table:table-cell office:value-type="float" office:value="0.000000057551">
                <text:p>0.000000057551</text:p>
              </table:table-cell>
              <table:table-cell office:value-type="float" office:value="0.0000000261706">
                <text:p>0.0000000261706</text:p>
              </table:table-cell>
              <table:table-cell office:value-type="float" office:value="0.0000000077194">
                <text:p>0.0000000077194</text:p>
              </table:table-cell>
              <table:table-cell office:value-type="float" office:value="0.00000000191444">
                <text:p>0.00000000191444</text:p>
              </table:table-cell>
              <table:table-cell office:value-type="float" office:value="0.000000000589413">
                <text:p>0.000000000589413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28:schodinger1.GS28</svg:desc>
                </draw:g>
              </table:table-cell>
              <table:table-cell office:value-type="float" office:value="0.0000000100182">
                <text:p>0.0000000100182</text:p>
              </table:table-cell>
              <table:table-cell office:value-type="float" office:value="0.0000000253287">
                <text:p>0.0000000253287</text:p>
              </table:table-cell>
              <table:table-cell office:value-type="float" office:value="0.000000026273">
                <text:p>0.000000026273</text:p>
              </table:table-cell>
              <table:table-cell office:value-type="float" office:value="0.0000000184481">
                <text:p>0.0000000184481</text:p>
              </table:table-cell>
              <table:table-cell office:value-type="float" office:value="0.0000000119033">
                <text:p>0.0000000119033</text:p>
              </table:table-cell>
              <table:table-cell office:value-type="float" office:value="0.00000000678057">
                <text:p>0.00000000678057</text:p>
              </table:table-cell>
              <table:table-cell office:value-type="float" office:value="0.00000000213507">
                <text:p>0.00000000213507</text:p>
              </table:table-cell>
              <table:table-cell office:value-type="float" office:value="0.0000000000201306">
                <text:p>0.0000000000201306</text:p>
              </table:table-cell>
              <table:table-cell office:value-type="float" office:value="0.00000000409202">
                <text:p>0.00000000409202</text:p>
              </table:table-cell>
              <table:table-cell office:value-type="float" office:value="0.0000000182922">
                <text:p>0.0000000182922</text:p>
              </table:table-cell>
              <table:table-cell office:value-type="float" office:value="0.0000000353528">
                <text:p>0.0000000353528</text:p>
              </table:table-cell>
              <table:table-cell office:value-type="float" office:value="0.0000000373558">
                <text:p>0.0000000373558</text:p>
              </table:table-cell>
              <table:table-cell office:value-type="float" office:value="0.0000000193977">
                <text:p>0.0000000193977</text:p>
              </table:table-cell>
              <table:table-cell office:value-type="float" office:value="0.00000000226388">
                <text:p>0.00000000226388</text:p>
              </table:table-cell>
              <table:table-cell office:value-type="float" office:value="0.00000000221808">
                <text:p>0.00000000221808</text:p>
              </table:table-cell>
              <table:table-cell office:value-type="float" office:value="0.00000000924446">
                <text:p>0.00000000924446</text:p>
              </table:table-cell>
              <table:table-cell office:value-type="float" office:value="0.0000000170962">
                <text:p>0.0000000170962</text:p>
              </table:table-cell>
              <table:table-cell office:value-type="float" office:value="0.0000000249296">
                <text:p>0.0000000249296</text:p>
              </table:table-cell>
              <table:table-cell office:value-type="float" office:value="0.0000000274913">
                <text:p>0.0000000274913</text:p>
              </table:table-cell>
              <table:table-cell office:value-type="float" office:value="0.0000000240261">
                <text:p>0.0000000240261</text:p>
              </table:table-cell>
              <table:table-cell office:value-type="float" office:value="0.0000000154635">
                <text:p>0.0000000154635</text:p>
              </table:table-cell>
              <table:table-cell office:value-type="float" office:value="0.00000000515616">
                <text:p>0.00000000515616</text:p>
              </table:table-cell>
              <table:table-cell office:value-type="float" office:value="0.00000000247975">
                <text:p>0.00000000247975</text:p>
              </table:table-cell>
              <table:table-cell office:value-type="float" office:value="0.0000000145299">
                <text:p>0.0000000145299</text:p>
              </table:table-cell>
              <table:table-cell office:value-type="float" office:value="0.0000000325926">
                <text:p>0.0000000325926</text:p>
              </table:table-cell>
              <table:table-cell office:value-type="float" office:value="0.0000000404254">
                <text:p>0.0000000404254</text:p>
              </table:table-cell>
              <table:table-cell office:value-type="float" office:value="0.0000000274131">
                <text:p>0.0000000274131</text:p>
              </table:table-cell>
              <table:table-cell office:value-type="float" office:value="0.00000000856527">
                <text:p>0.00000000856527</text:p>
              </table:table-cell>
              <table:table-cell office:value-type="float" office:value="0.00000000193066">
                <text:p>0.00000000193066</text:p>
              </table:table-cell>
              <table:table-cell office:value-type="float" office:value="0.00000000628447">
                <text:p>0.00000000628447</text:p>
              </table:table-cell>
              <table:table-cell office:value-type="float" office:value="0.0000000191293">
                <text:p>0.0000000191293</text:p>
              </table:table-cell>
              <table:table-cell office:value-type="float" office:value="0.0000000326664">
                <text:p>0.0000000326664</text:p>
              </table:table-cell>
              <table:table-cell office:value-type="float" office:value="0.0000000385244">
                <text:p>0.0000000385244</text:p>
              </table:table-cell>
              <table:table-cell office:value-type="float" office:value="0.0000000384269">
                <text:p>0.0000000384269</text:p>
              </table:table-cell>
              <table:table-cell office:value-type="float" office:value="0.0000000338821">
                <text:p>0.0000000338821</text:p>
              </table:table-cell>
              <table:table-cell office:value-type="float" office:value="0.0000000215201">
                <text:p>0.0000000215201</text:p>
              </table:table-cell>
              <table:table-cell office:value-type="float" office:value="0.00000000652049">
                <text:p>0.00000000652049</text:p>
              </table:table-cell>
              <table:table-cell office:value-type="float" office:value="0.0000000086385">
                <text:p>0.0000000086385</text:p>
              </table:table-cell>
              <table:table-cell office:value-type="float" office:value="0.0000000260752">
                <text:p>0.0000000260752</text:p>
              </table:table-cell>
              <table:table-cell office:value-type="float" office:value="0.00000003539">
                <text:p>0.00000003539</text:p>
              </table:table-cell>
              <table:table-cell office:value-type="float" office:value="0.000000028131">
                <text:p>0.000000028131</text:p>
              </table:table-cell>
              <table:table-cell office:value-type="float" office:value="0.0000000132618">
                <text:p>0.0000000132618</text:p>
              </table:table-cell>
              <table:table-cell office:value-type="float" office:value="0.00000000613417">
                <text:p>0.00000000613417</text:p>
              </table:table-cell>
              <table:table-cell office:value-type="float" office:value="0.0000000094392">
                <text:p>0.0000000094392</text:p>
              </table:table-cell>
              <table:table-cell office:value-type="float" office:value="0.0000000213367">
                <text:p>0.0000000213367</text:p>
              </table:table-cell>
              <table:table-cell office:value-type="float" office:value="0.0000000309108">
                <text:p>0.0000000309108</text:p>
              </table:table-cell>
              <table:table-cell office:value-type="float" office:value="0.0000000353762">
                <text:p>0.0000000353762</text:p>
              </table:table-cell>
              <table:table-cell office:value-type="float" office:value="0.0000000471938">
                <text:p>0.0000000471938</text:p>
              </table:table-cell>
              <table:table-cell office:value-type="float" office:value="0.0000000612516">
                <text:p>0.0000000612516</text:p>
              </table:table-cell>
              <table:table-cell office:value-type="float" office:value="0.0000000466136">
                <text:p>0.0000000466136</text:p>
              </table:table-cell>
              <table:table-cell office:value-type="float" office:value="0.0000000140083">
                <text:p>0.0000000140083</text:p>
              </table:table-cell>
              <table:table-cell office:value-type="float" office:value="0.00000000546216">
                <text:p>0.00000000546216</text:p>
              </table:table-cell>
              <table:table-cell office:value-type="float" office:value="0.0000000143644">
                <text:p>0.0000000143644</text:p>
              </table:table-cell>
              <table:table-cell office:value-type="float" office:value="0.0000000200707">
                <text:p>0.0000000200707</text:p>
              </table:table-cell>
              <table:table-cell office:value-type="float" office:value="0.0000000151971">
                <text:p>0.0000000151971</text:p>
              </table:table-cell>
              <table:table-cell office:value-type="float" office:value="0.0000000080993">
                <text:p>0.0000000080993</text:p>
              </table:table-cell>
              <table:table-cell office:value-type="float" office:value="0.00000000928543">
                <text:p>0.00000000928543</text:p>
              </table:table-cell>
              <table:table-cell office:value-type="float" office:value="0.0000000177212">
                <text:p>0.0000000177212</text:p>
              </table:table-cell>
              <table:table-cell office:value-type="float" office:value="0.0000000195405">
                <text:p>0.0000000195405</text:p>
              </table:table-cell>
              <table:table-cell office:value-type="float" office:value="0.0000000141686">
                <text:p>0.0000000141686</text:p>
              </table:table-cell>
              <table:table-cell office:value-type="float" office:value="0.0000000236876">
                <text:p>0.0000000236876</text:p>
              </table:table-cell>
              <table:table-cell office:value-type="float" office:value="0.0000000589894">
                <text:p>0.0000000589894</text:p>
              </table:table-cell>
              <table:table-cell office:value-type="float" office:value="0.0000000833904">
                <text:p>0.0000000833904</text:p>
              </table:table-cell>
              <table:table-cell office:value-type="float" office:value="0.0000000519752">
                <text:p>0.0000000519752</text:p>
              </table:table-cell>
              <table:table-cell office:value-type="float" office:value="0.0000000144417">
                <text:p>0.0000000144417</text:p>
              </table:table-cell>
              <table:table-cell office:value-type="float" office:value="0.00000000454281">
                <text:p>0.00000000454281</text:p>
              </table:table-cell>
              <table:table-cell office:value-type="float" office:value="0.00000000207716">
                <text:p>0.00000000207716</text:p>
              </table:table-cell>
              <table:table-cell office:value-type="float" office:value="0.00000000286024">
                <text:p>0.00000000286024</text:p>
              </table:table-cell>
              <table:table-cell office:value-type="float" office:value="0.00000000330547">
                <text:p>0.00000000330547</text:p>
              </table:table-cell>
              <table:table-cell office:value-type="float" office:value="0.00000000577149">
                <text:p>0.00000000577149</text:p>
              </table:table-cell>
              <table:table-cell office:value-type="float" office:value="0.0000000153826">
                <text:p>0.0000000153826</text:p>
              </table:table-cell>
              <table:table-cell office:value-type="float" office:value="0.0000000226369">
                <text:p>0.0000000226369</text:p>
              </table:table-cell>
              <table:table-cell office:value-type="float" office:value="0.0000000134028">
                <text:p>0.0000000134028</text:p>
              </table:table-cell>
              <table:table-cell office:value-type="float" office:value="0.00000000298154">
                <text:p>0.00000000298154</text:p>
              </table:table-cell>
              <table:table-cell office:value-type="float" office:value="0.0000000186409">
                <text:p>0.0000000186409</text:p>
              </table:table-cell>
              <table:table-cell office:value-type="float" office:value="0.0000000496671">
                <text:p>0.0000000496671</text:p>
              </table:table-cell>
              <table:table-cell office:value-type="float" office:value="0.000000058455">
                <text:p>0.000000058455</text:p>
              </table:table-cell>
              <table:table-cell office:value-type="float" office:value="0.0000000419865">
                <text:p>0.0000000419865</text:p>
              </table:table-cell>
              <table:table-cell office:value-type="float" office:value="0.0000000201463">
                <text:p>0.0000000201463</text:p>
              </table:table-cell>
              <table:table-cell office:value-type="float" office:value="0.00000000696308">
                <text:p>0.00000000696308</text:p>
              </table:table-cell>
              <table:table-cell office:value-type="float" office:value="0.00000000239795">
                <text:p>0.00000000239795</text:p>
              </table:table-cell>
              <table:table-cell office:value-type="float" office:value="0.00000000132171">
                <text:p>0.00000000132171</text:p>
              </table:table-cell>
              <table:table-cell office:value-type="float" office:value="0.00000000368861">
                <text:p>0.00000000368861</text:p>
              </table:table-cell>
              <table:table-cell office:value-type="float" office:value="0.0000000132917">
                <text:p>0.0000000132917</text:p>
              </table:table-cell>
              <table:table-cell office:value-type="float" office:value="0.0000000272327">
                <text:p>0.0000000272327</text:p>
              </table:table-cell>
              <table:table-cell office:value-type="float" office:value="0.0000000268092">
                <text:p>0.0000000268092</text:p>
              </table:table-cell>
              <table:table-cell office:value-type="float" office:value="0.0000000123143">
                <text:p>0.0000000123143</text:p>
              </table:table-cell>
              <table:table-cell office:value-type="float" office:value="0.00000000274179">
                <text:p>0.00000000274179</text:p>
              </table:table-cell>
              <table:table-cell office:value-type="float" office:value="0.00000000569981">
                <text:p>0.00000000569981</text:p>
              </table:table-cell>
              <table:table-cell office:value-type="float" office:value="0.0000000288918">
                <text:p>0.0000000288918</text:p>
              </table:table-cell>
              <table:table-cell office:value-type="float" office:value="0.0000000410939">
                <text:p>0.0000000410939</text:p>
              </table:table-cell>
              <table:table-cell office:value-type="float" office:value="0.0000000275303">
                <text:p>0.0000000275303</text:p>
              </table:table-cell>
              <table:table-cell office:value-type="float" office:value="0.0000000165381">
                <text:p>0.0000000165381</text:p>
              </table:table-cell>
              <table:table-cell office:value-type="float" office:value="0.0000000160374">
                <text:p>0.0000000160374</text:p>
              </table:table-cell>
              <table:table-cell office:value-type="float" office:value="0.0000000185637">
                <text:p>0.0000000185637</text:p>
              </table:table-cell>
              <table:table-cell office:value-type="float" office:value="0.0000000192893">
                <text:p>0.0000000192893</text:p>
              </table:table-cell>
              <table:table-cell office:value-type="float" office:value="0.0000000178131">
                <text:p>0.0000000178131</text:p>
              </table:table-cell>
              <table:table-cell office:value-type="float" office:value="0.000000019391">
                <text:p>0.000000019391</text:p>
              </table:table-cell>
              <table:table-cell office:value-type="float" office:value="0.0000000294045">
                <text:p>0.0000000294045</text:p>
              </table:table-cell>
              <table:table-cell office:value-type="float" office:value="0.0000000361486">
                <text:p>0.0000000361486</text:p>
              </table:table-cell>
              <table:table-cell office:value-type="float" office:value="0.0000000229748">
                <text:p>0.0000000229748</text:p>
              </table:table-cell>
              <table:table-cell office:value-type="float" office:value="0.0000000076003">
                <text:p>0.0000000076003</text:p>
              </table:table-cell>
              <table:table-cell office:value-type="float" office:value="0.0000000200754">
                <text:p>0.0000000200754</text:p>
              </table:table-cell>
              <table:table-cell office:value-type="float" office:value="0.0000000486188">
                <text:p>0.0000000486188</text:p>
              </table:table-cell>
              <table:table-cell office:value-type="float" office:value="0.0000000655411">
                <text:p>0.0000000655411</text:p>
              </table:table-cell>
              <table:table-cell office:value-type="float" office:value="0.0000000901819">
                <text:p>0.0000000901819</text:p>
              </table:table-cell>
              <table:table-cell office:value-type="float" office:value="0.000000145642">
                <text:p>0.000000145642</text:p>
              </table:table-cell>
              <table:table-cell office:value-type="float" office:value="0.000000223372">
                <text:p>0.000000223372</text:p>
              </table:table-cell>
              <table:table-cell office:value-type="float" office:value="0.000000339178">
                <text:p>0.000000339178</text:p>
              </table:table-cell>
              <table:table-cell office:value-type="float" office:value="0.000000540808">
                <text:p>0.000000540808</text:p>
              </table:table-cell>
              <table:table-cell office:value-type="float" office:value="0.000000774541">
                <text:p>0.000000774541</text:p>
              </table:table-cell>
              <table:table-cell office:value-type="float" office:value="0.000000967952">
                <text:p>0.000000967952</text:p>
              </table:table-cell>
              <table:table-cell office:value-type="float" office:value="0.00000128288">
                <text:p>0.00000128288</text:p>
              </table:table-cell>
              <table:table-cell office:value-type="float" office:value="0.00000205215">
                <text:p>0.00000205215</text:p>
              </table:table-cell>
              <table:table-cell office:value-type="float" office:value="0.00000353643">
                <text:p>0.00000353643</text:p>
              </table:table-cell>
              <table:table-cell office:value-type="float" office:value="0.00000609043">
                <text:p>0.00000609043</text:p>
              </table:table-cell>
              <table:table-cell office:value-type="float" office:value="0.0000106152">
                <text:p>0.0000106152</text:p>
              </table:table-cell>
              <table:table-cell office:value-type="float" office:value="0.0000181816">
                <text:p>0.0000181816</text:p>
              </table:table-cell>
              <table:table-cell office:value-type="float" office:value="0.0000300209">
                <text:p>0.0000300209</text:p>
              </table:table-cell>
              <table:table-cell office:value-type="float" office:value="0.0000492975">
                <text:p>0.0000492975</text:p>
              </table:table-cell>
              <table:table-cell office:value-type="float" office:value="0.0000821583">
                <text:p>0.0000821583</text:p>
              </table:table-cell>
              <table:table-cell office:value-type="float" office:value="0.000136756">
                <text:p>0.000136756</text:p>
              </table:table-cell>
              <table:table-cell office:value-type="float" office:value="0.000225521">
                <text:p>0.000225521</text:p>
              </table:table-cell>
              <table:table-cell office:value-type="float" office:value="0.000371056">
                <text:p>0.000371056</text:p>
              </table:table-cell>
              <table:table-cell office:value-type="float" office:value="0.000608928">
                <text:p>0.000608928</text:p>
              </table:table-cell>
              <table:table-cell office:value-type="float" office:value="0.00099511">
                <text:p>0.00099511</text:p>
              </table:table-cell>
              <table:table-cell office:value-type="float" office:value="0.00162935">
                <text:p>0.00162935</text:p>
              </table:table-cell>
              <table:table-cell office:value-type="float" office:value="0.00268338">
                <text:p>0.00268338</text:p>
              </table:table-cell>
              <table:table-cell office:value-type="float" office:value="0.00442817">
                <text:p>0.00442817</text:p>
              </table:table-cell>
              <table:table-cell office:value-type="float" office:value="0.00730025">
                <text:p>0.00730025</text:p>
              </table:table-cell>
              <table:table-cell office:value-type="float" office:value="0.012032">
                <text:p>0.012032</text:p>
              </table:table-cell>
              <table:table-cell office:value-type="float" office:value="0.0198228">
                <text:p>0.0198228</text:p>
              </table:table-cell>
              <table:table-cell office:value-type="float" office:value="0.0325923">
                <text:p>0.0325923</text:p>
              </table:table-cell>
              <table:table-cell office:value-type="float" office:value="0.053451">
                <text:p>0.053451</text:p>
              </table:table-cell>
              <table:table-cell office:value-type="float" office:value="0.0873977">
                <text:p>0.0873977</text:p>
              </table:table-cell>
              <table:table-cell office:value-type="float" office:value="0.142138">
                <text:p>0.142138</text:p>
              </table:table-cell>
              <table:table-cell office:value-type="float" office:value="0.229007">
                <text:p>0.229007</text:p>
              </table:table-cell>
              <table:table-cell office:value-type="float" office:value="0.363553">
                <text:p>0.363553</text:p>
              </table:table-cell>
              <table:table-cell office:value-type="float" office:value="0.564004">
                <text:p>0.564004</text:p>
              </table:table-cell>
              <table:table-cell office:value-type="float" office:value="0.844378">
                <text:p>0.844378</text:p>
              </table:table-cell>
              <table:table-cell office:value-type="float" office:value="1.19882">
                <text:p>1.19882</text:p>
              </table:table-cell>
              <table:table-cell office:value-type="float" office:value="1.57923">
                <text:p>1.57923</text:p>
              </table:table-cell>
              <table:table-cell office:value-type="float" office:value="1.88562">
                <text:p>1.88562</text:p>
              </table:table-cell>
              <table:table-cell office:value-type="float" office:value="2.00262">
                <text:p>2.00262</text:p>
              </table:table-cell>
              <table:table-cell office:value-type="float" office:value="1.87829">
                <text:p>1.87829</text:p>
              </table:table-cell>
              <table:table-cell office:value-type="float" office:value="1.56766">
                <text:p>1.56766</text:p>
              </table:table-cell>
              <table:table-cell office:value-type="float" office:value="1.18663">
                <text:p>1.18663</text:p>
              </table:table-cell>
              <table:table-cell office:value-type="float" office:value="0.833943">
                <text:p>0.833943</text:p>
              </table:table-cell>
              <table:table-cell office:value-type="float" office:value="0.556203">
                <text:p>0.556203</text:p>
              </table:table-cell>
              <table:table-cell office:value-type="float" office:value="0.358173">
                <text:p>0.358173</text:p>
              </table:table-cell>
              <table:table-cell office:value-type="float" office:value="0.225462">
                <text:p>0.225462</text:p>
              </table:table-cell>
              <table:table-cell office:value-type="float" office:value="0.139927">
                <text:p>0.139927</text:p>
              </table:table-cell>
              <table:table-cell office:value-type="float" office:value="0.0860981">
                <text:p>0.0860981</text:p>
              </table:table-cell>
              <table:table-cell office:value-type="float" office:value="0.052674">
                <text:p>0.052674</text:p>
              </table:table-cell>
              <table:table-cell office:value-type="float" office:value="0.0320908">
                <text:p>0.0320908</text:p>
              </table:table-cell>
              <table:table-cell office:value-type="float" office:value="0.0195077">
                <text:p>0.0195077</text:p>
              </table:table-cell>
              <table:table-cell office:value-type="float" office:value="0.0118531">
                <text:p>0.0118531</text:p>
              </table:table-cell>
              <table:table-cell office:value-type="float" office:value="0.00719946">
                <text:p>0.00719946</text:p>
              </table:table-cell>
              <table:table-cell office:value-type="float" office:value="0.0043691">
                <text:p>0.0043691</text:p>
              </table:table-cell>
              <table:table-cell office:value-type="float" office:value="0.00264859">
                <text:p>0.00264859</text:p>
              </table:table-cell>
              <table:table-cell office:value-type="float" office:value="0.00160295">
                <text:p>0.00160295</text:p>
              </table:table-cell>
              <table:table-cell office:value-type="float" office:value="0.000968089">
                <text:p>0.000968089</text:p>
              </table:table-cell>
              <table:table-cell office:value-type="float" office:value="0.000584206">
                <text:p>0.000584206</text:p>
              </table:table-cell>
              <table:table-cell office:value-type="float" office:value="0.000353649">
                <text:p>0.000353649</text:p>
              </table:table-cell>
              <table:table-cell office:value-type="float" office:value="0.000215692">
                <text:p>0.000215692</text:p>
              </table:table-cell>
              <table:table-cell office:value-type="float" office:value="0.000132816">
                <text:p>0.000132816</text:p>
              </table:table-cell>
              <table:table-cell office:value-type="float" office:value="0.0000822433">
                <text:p>0.0000822433</text:p>
              </table:table-cell>
              <table:table-cell office:value-type="float" office:value="0.0000505397">
                <text:p>0.0000505397</text:p>
              </table:table-cell>
              <table:table-cell office:value-type="float" office:value="0.0000306936">
                <text:p>0.0000306936</text:p>
              </table:table-cell>
              <table:table-cell office:value-type="float" office:value="0.0000187289">
                <text:p>0.0000187289</text:p>
              </table:table-cell>
              <table:table-cell office:value-type="float" office:value="0.0000114945">
                <text:p>0.0000114945</text:p>
              </table:table-cell>
              <table:table-cell office:value-type="float" office:value="0.0000069066">
                <text:p>0.0000069066</text:p>
              </table:table-cell>
              <table:table-cell office:value-type="float" office:value="0.00000404938">
                <text:p>0.00000404938</text:p>
              </table:table-cell>
              <table:table-cell office:value-type="float" office:value="0.00000239592">
                <text:p>0.00000239592</text:p>
              </table:table-cell>
              <table:table-cell office:value-type="float" office:value="0.00000144059">
                <text:p>0.00000144059</text:p>
              </table:table-cell>
              <table:table-cell office:value-type="float" office:value="0.000000836266">
                <text:p>0.000000836266</text:p>
              </table:table-cell>
              <table:table-cell office:value-type="float" office:value="0.000000442751">
                <text:p>0.000000442751</text:p>
              </table:table-cell>
              <table:table-cell office:value-type="float" office:value="0.000000213584">
                <text:p>0.000000213584</text:p>
              </table:table-cell>
              <table:table-cell office:value-type="float" office:value="0.0000000992886">
                <text:p>0.0000000992886</text:p>
              </table:table-cell>
              <table:table-cell office:value-type="float" office:value="0.0000000586456">
                <text:p>0.0000000586456</text:p>
              </table:table-cell>
              <table:table-cell office:value-type="float" office:value="0.0000000604223">
                <text:p>0.0000000604223</text:p>
              </table:table-cell>
              <table:table-cell office:value-type="float" office:value="0.0000000744823">
                <text:p>0.0000000744823</text:p>
              </table:table-cell>
              <table:table-cell office:value-type="float" office:value="0.0000000780731">
                <text:p>0.0000000780731</text:p>
              </table:table-cell>
              <table:table-cell office:value-type="float" office:value="0.0000000633724">
                <text:p>0.0000000633724</text:p>
              </table:table-cell>
              <table:table-cell office:value-type="float" office:value="0.0000000381594">
                <text:p>0.0000000381594</text:p>
              </table:table-cell>
              <table:table-cell office:value-type="float" office:value="0.0000000166296">
                <text:p>0.0000000166296</text:p>
              </table:table-cell>
              <table:table-cell office:value-type="float" office:value="0.00000000891664">
                <text:p>0.00000000891664</text:p>
              </table:table-cell>
              <table:table-cell office:value-type="float" office:value="0.0000000160263">
                <text:p>0.0000000160263</text:p>
              </table:table-cell>
              <table:table-cell office:value-type="float" office:value="0.0000000431237">
                <text:p>0.0000000431237</text:p>
              </table:table-cell>
              <table:table-cell office:value-type="float" office:value="0.0000000841849">
                <text:p>0.0000000841849</text:p>
              </table:table-cell>
              <table:table-cell office:value-type="float" office:value="0.000000113534">
                <text:p>0.000000113534</text:p>
              </table:table-cell>
              <table:table-cell office:value-type="float" office:value="0.00000011474">
                <text:p>0.00000011474</text:p>
              </table:table-cell>
              <table:table-cell office:value-type="float" office:value="0.0000000898123">
                <text:p>0.0000000898123</text:p>
              </table:table-cell>
              <table:table-cell office:value-type="float" office:value="0.0000000501518">
                <text:p>0.0000000501518</text:p>
              </table:table-cell>
              <table:table-cell office:value-type="float" office:value="0.0000000160244">
                <text:p>0.0000000160244</text:p>
              </table:table-cell>
              <table:table-cell office:value-type="float" office:value="0.00000000194426">
                <text:p>0.00000000194426</text:p>
              </table:table-cell>
              <table:table-cell office:value-type="float" office:value="0.00000000163688">
                <text:p>0.00000000163688</text:p>
              </table:table-cell>
              <table:table-cell office:value-type="float" office:value="0.00000000140311">
                <text:p>0.00000000140311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29:schodinger1.GS29</svg:desc>
                </draw:g>
              </table:table-cell>
              <table:table-cell office:value-type="float" office:value="0.00000000435215">
                <text:p>0.00000000435215</text:p>
              </table:table-cell>
              <table:table-cell office:value-type="float" office:value="0.0000000115449">
                <text:p>0.0000000115449</text:p>
              </table:table-cell>
              <table:table-cell office:value-type="float" office:value="0.000000013669">
                <text:p>0.000000013669</text:p>
              </table:table-cell>
              <table:table-cell office:value-type="float" office:value="0.0000000167164">
                <text:p>0.0000000167164</text:p>
              </table:table-cell>
              <table:table-cell office:value-type="float" office:value="0.0000000191816">
                <text:p>0.0000000191816</text:p>
              </table:table-cell>
              <table:table-cell office:value-type="float" office:value="0.0000000114765">
                <text:p>0.0000000114765</text:p>
              </table:table-cell>
              <table:table-cell office:value-type="float" office:value="0.00000000198802">
                <text:p>0.00000000198802</text:p>
              </table:table-cell>
              <table:table-cell office:value-type="float" office:value="0.000000000233993">
                <text:p>0.000000000233993</text:p>
              </table:table-cell>
              <table:table-cell office:value-type="float" office:value="0.00000000497331">
                <text:p>0.00000000497331</text:p>
              </table:table-cell>
              <table:table-cell office:value-type="float" office:value="0.0000000143418">
                <text:p>0.0000000143418</text:p>
              </table:table-cell>
              <table:table-cell office:value-type="float" office:value="0.0000000232542">
                <text:p>0.0000000232542</text:p>
              </table:table-cell>
              <table:table-cell office:value-type="float" office:value="0.0000000361948">
                <text:p>0.0000000361948</text:p>
              </table:table-cell>
              <table:table-cell office:value-type="float" office:value="0.0000000376842">
                <text:p>0.0000000376842</text:p>
              </table:table-cell>
              <table:table-cell office:value-type="float" office:value="0.0000000192643">
                <text:p>0.0000000192643</text:p>
              </table:table-cell>
              <table:table-cell office:value-type="float" office:value="0.00000000485504">
                <text:p>0.00000000485504</text:p>
              </table:table-cell>
              <table:table-cell office:value-type="float" office:value="0.000000000216341">
                <text:p>0.000000000216341</text:p>
              </table:table-cell>
              <table:table-cell office:value-type="float" office:value="0.00000000188032">
                <text:p>0.00000000188032</text:p>
              </table:table-cell>
              <table:table-cell office:value-type="float" office:value="0.0000000125101">
                <text:p>0.0000000125101</text:p>
              </table:table-cell>
              <table:table-cell office:value-type="float" office:value="0.0000000288913">
                <text:p>0.0000000288913</text:p>
              </table:table-cell>
              <table:table-cell office:value-type="float" office:value="0.0000000278666">
                <text:p>0.0000000278666</text:p>
              </table:table-cell>
              <table:table-cell office:value-type="float" office:value="0.0000000133888">
                <text:p>0.0000000133888</text:p>
              </table:table-cell>
              <table:table-cell office:value-type="float" office:value="0.00000000441074">
                <text:p>0.00000000441074</text:p>
              </table:table-cell>
              <table:table-cell office:value-type="float" office:value="0.00000000035581">
                <text:p>0.00000000035581</text:p>
              </table:table-cell>
              <table:table-cell office:value-type="float" office:value="0.00000000597839">
                <text:p>0.00000000597839</text:p>
              </table:table-cell>
              <table:table-cell office:value-type="float" office:value="0.0000000210394">
                <text:p>0.0000000210394</text:p>
              </table:table-cell>
              <table:table-cell office:value-type="float" office:value="0.0000000510314">
                <text:p>0.0000000510314</text:p>
              </table:table-cell>
              <table:table-cell office:value-type="float" office:value="0.0000000723644">
                <text:p>0.0000000723644</text:p>
              </table:table-cell>
              <table:table-cell office:value-type="float" office:value="0.0000000605943">
                <text:p>0.0000000605943</text:p>
              </table:table-cell>
              <table:table-cell office:value-type="float" office:value="0.0000000360087">
                <text:p>0.0000000360087</text:p>
              </table:table-cell>
              <table:table-cell office:value-type="float" office:value="0.0000000137536">
                <text:p>0.0000000137536</text:p>
              </table:table-cell>
              <table:table-cell office:value-type="float" office:value="0.00000000153067">
                <text:p>0.00000000153067</text:p>
              </table:table-cell>
              <table:table-cell office:value-type="float" office:value="0.0000000043544">
                <text:p>0.0000000043544</text:p>
              </table:table-cell>
              <table:table-cell office:value-type="float" office:value="0.0000000186681">
                <text:p>0.0000000186681</text:p>
              </table:table-cell>
              <table:table-cell office:value-type="float" office:value="0.0000000291935">
                <text:p>0.0000000291935</text:p>
              </table:table-cell>
              <table:table-cell office:value-type="float" office:value="0.0000000235452">
                <text:p>0.0000000235452</text:p>
              </table:table-cell>
              <table:table-cell office:value-type="float" office:value="0.0000000109222">
                <text:p>0.0000000109222</text:p>
              </table:table-cell>
              <table:table-cell office:value-type="float" office:value="0.00000000338948">
                <text:p>0.00000000338948</text:p>
              </table:table-cell>
              <table:table-cell office:value-type="float" office:value="0.00000000173396">
                <text:p>0.00000000173396</text:p>
              </table:table-cell>
              <table:table-cell office:value-type="float" office:value="0.0000000138933">
                <text:p>0.0000000138933</text:p>
              </table:table-cell>
              <table:table-cell office:value-type="float" office:value="0.0000000479862">
                <text:p>0.0000000479862</text:p>
              </table:table-cell>
              <table:table-cell office:value-type="float" office:value="0.0000000773617">
                <text:p>0.0000000773617</text:p>
              </table:table-cell>
              <table:table-cell office:value-type="float" office:value="0.000000073576">
                <text:p>0.000000073576</text:p>
              </table:table-cell>
              <table:table-cell office:value-type="float" office:value="0.0000000544391">
                <text:p>0.0000000544391</text:p>
              </table:table-cell>
              <table:table-cell office:value-type="float" office:value="0.0000000381495">
                <text:p>0.0000000381495</text:p>
              </table:table-cell>
              <table:table-cell office:value-type="float" office:value="0.0000000191579">
                <text:p>0.0000000191579</text:p>
              </table:table-cell>
              <table:table-cell office:value-type="float" office:value="0.00000000337853">
                <text:p>0.00000000337853</text:p>
              </table:table-cell>
              <table:table-cell office:value-type="float" office:value="0.00000000925868">
                <text:p>0.00000000925868</text:p>
              </table:table-cell>
              <table:table-cell office:value-type="float" office:value="0.0000000178227">
                <text:p>0.0000000178227</text:p>
              </table:table-cell>
              <table:table-cell office:value-type="float" office:value="0.0000000123044">
                <text:p>0.0000000123044</text:p>
              </table:table-cell>
              <table:table-cell office:value-type="float" office:value="0.0000000109108">
                <text:p>0.0000000109108</text:p>
              </table:table-cell>
              <table:table-cell office:value-type="float" office:value="0.0000000117746">
                <text:p>0.0000000117746</text:p>
              </table:table-cell>
              <table:table-cell office:value-type="float" office:value="0.00000000731713">
                <text:p>0.00000000731713</text:p>
              </table:table-cell>
              <table:table-cell office:value-type="float" office:value="0.00000000770626">
                <text:p>0.00000000770626</text:p>
              </table:table-cell>
              <table:table-cell office:value-type="float" office:value="0.0000000202683">
                <text:p>0.0000000202683</text:p>
              </table:table-cell>
              <table:table-cell office:value-type="float" office:value="0.0000000386251">
                <text:p>0.0000000386251</text:p>
              </table:table-cell>
              <table:table-cell office:value-type="float" office:value="0.0000000516884">
                <text:p>0.0000000516884</text:p>
              </table:table-cell>
              <table:table-cell office:value-type="float" office:value="0.0000000546046">
                <text:p>0.0000000546046</text:p>
              </table:table-cell>
              <table:table-cell office:value-type="float" office:value="0.0000000484702">
                <text:p>0.0000000484702</text:p>
              </table:table-cell>
              <table:table-cell office:value-type="float" office:value="0.000000033019">
                <text:p>0.000000033019</text:p>
              </table:table-cell>
              <table:table-cell office:value-type="float" office:value="0.0000000168048">
                <text:p>0.0000000168048</text:p>
              </table:table-cell>
              <table:table-cell office:value-type="float" office:value="0.0000000117786">
                <text:p>0.0000000117786</text:p>
              </table:table-cell>
              <table:table-cell office:value-type="float" office:value="0.00000000828463">
                <text:p>0.00000000828463</text:p>
              </table:table-cell>
              <table:table-cell office:value-type="float" office:value="0.0000000030955">
                <text:p>0.0000000030955</text:p>
              </table:table-cell>
              <table:table-cell office:value-type="float" office:value="0.00000000697027">
                <text:p>0.00000000697027</text:p>
              </table:table-cell>
              <table:table-cell office:value-type="float" office:value="0.00000000833644">
                <text:p>0.00000000833644</text:p>
              </table:table-cell>
              <table:table-cell office:value-type="float" office:value="0.00000000788827">
                <text:p>0.00000000788827</text:p>
              </table:table-cell>
              <table:table-cell office:value-type="float" office:value="0.00000000819814">
                <text:p>0.00000000819814</text:p>
              </table:table-cell>
              <table:table-cell office:value-type="float" office:value="0.000000010121">
                <text:p>0.000000010121</text:p>
              </table:table-cell>
              <table:table-cell office:value-type="float" office:value="0.0000000147646">
                <text:p>0.0000000147646</text:p>
              </table:table-cell>
              <table:table-cell office:value-type="float" office:value="0.0000000150749">
                <text:p>0.0000000150749</text:p>
              </table:table-cell>
              <table:table-cell office:value-type="float" office:value="0.0000000169514">
                <text:p>0.0000000169514</text:p>
              </table:table-cell>
              <table:table-cell office:value-type="float" office:value="0.0000000279036">
                <text:p>0.0000000279036</text:p>
              </table:table-cell>
              <table:table-cell office:value-type="float" office:value="0.00000004603">
                <text:p>0.00000004603</text:p>
              </table:table-cell>
              <table:table-cell office:value-type="float" office:value="0.0000000430665">
                <text:p>0.0000000430665</text:p>
              </table:table-cell>
              <table:table-cell office:value-type="float" office:value="0.0000000194025">
                <text:p>0.0000000194025</text:p>
              </table:table-cell>
              <table:table-cell office:value-type="float" office:value="0.0000000132852">
                <text:p>0.0000000132852</text:p>
              </table:table-cell>
              <table:table-cell office:value-type="float" office:value="0.0000000064246">
                <text:p>0.0000000064246</text:p>
              </table:table-cell>
              <table:table-cell office:value-type="float" office:value="0.000000000831206">
                <text:p>0.000000000831206</text:p>
              </table:table-cell>
              <table:table-cell office:value-type="float" office:value="0.00000000853444">
                <text:p>0.00000000853444</text:p>
              </table:table-cell>
              <table:table-cell office:value-type="float" office:value="0.0000000128879">
                <text:p>0.0000000128879</text:p>
              </table:table-cell>
              <table:table-cell office:value-type="float" office:value="0.0000000164919">
                <text:p>0.0000000164919</text:p>
              </table:table-cell>
              <table:table-cell office:value-type="float" office:value="0.0000000208892">
                <text:p>0.0000000208892</text:p>
              </table:table-cell>
              <table:table-cell office:value-type="float" office:value="0.0000000166039">
                <text:p>0.0000000166039</text:p>
              </table:table-cell>
              <table:table-cell office:value-type="float" office:value="0.0000000024737">
                <text:p>0.0000000024737</text:p>
              </table:table-cell>
              <table:table-cell office:value-type="float" office:value="0.00000000303782">
                <text:p>0.00000000303782</text:p>
              </table:table-cell>
              <table:table-cell office:value-type="float" office:value="0.0000000142186">
                <text:p>0.0000000142186</text:p>
              </table:table-cell>
              <table:table-cell office:value-type="float" office:value="0.0000000287823">
                <text:p>0.0000000287823</text:p>
              </table:table-cell>
              <table:table-cell office:value-type="float" office:value="0.0000000432591">
                <text:p>0.0000000432591</text:p>
              </table:table-cell>
              <table:table-cell office:value-type="float" office:value="0.0000000274725">
                <text:p>0.0000000274725</text:p>
              </table:table-cell>
              <table:table-cell office:value-type="float" office:value="0.0000000127434">
                <text:p>0.0000000127434</text:p>
              </table:table-cell>
              <table:table-cell office:value-type="float" office:value="0.0000000134111">
                <text:p>0.0000000134111</text:p>
              </table:table-cell>
              <table:table-cell office:value-type="float" office:value="0.0000000119139">
                <text:p>0.0000000119139</text:p>
              </table:table-cell>
              <table:table-cell office:value-type="float" office:value="0.000000018188">
                <text:p>0.000000018188</text:p>
              </table:table-cell>
              <table:table-cell office:value-type="float" office:value="0.0000000235491">
                <text:p>0.0000000235491</text:p>
              </table:table-cell>
              <table:table-cell office:value-type="float" office:value="0.0000000266045">
                <text:p>0.0000000266045</text:p>
              </table:table-cell>
              <table:table-cell office:value-type="float" office:value="0.0000000364527">
                <text:p>0.0000000364527</text:p>
              </table:table-cell>
              <table:table-cell office:value-type="float" office:value="0.0000000437662">
                <text:p>0.0000000437662</text:p>
              </table:table-cell>
              <table:table-cell office:value-type="float" office:value="0.0000000279435">
                <text:p>0.0000000279435</text:p>
              </table:table-cell>
              <table:table-cell office:value-type="float" office:value="0.00000000780192">
                <text:p>0.00000000780192</text:p>
              </table:table-cell>
              <table:table-cell office:value-type="float" office:value="0.00000000981459">
                <text:p>0.00000000981459</text:p>
              </table:table-cell>
              <table:table-cell office:value-type="float" office:value="0.0000000175778">
                <text:p>0.0000000175778</text:p>
              </table:table-cell>
              <table:table-cell office:value-type="float" office:value="0.0000000210124">
                <text:p>0.0000000210124</text:p>
              </table:table-cell>
              <table:table-cell office:value-type="float" office:value="0.0000000183941">
                <text:p>0.0000000183941</text:p>
              </table:table-cell>
              <table:table-cell office:value-type="float" office:value="0.0000000220472">
                <text:p>0.0000000220472</text:p>
              </table:table-cell>
              <table:table-cell office:value-type="float" office:value="0.0000000350449">
                <text:p>0.0000000350449</text:p>
              </table:table-cell>
              <table:table-cell office:value-type="float" office:value="0.0000000404246">
                <text:p>0.0000000404246</text:p>
              </table:table-cell>
              <table:table-cell office:value-type="float" office:value="0.0000000341288">
                <text:p>0.0000000341288</text:p>
              </table:table-cell>
              <table:table-cell office:value-type="float" office:value="0.0000000223994">
                <text:p>0.0000000223994</text:p>
              </table:table-cell>
              <table:table-cell office:value-type="float" office:value="0.0000000136257">
                <text:p>0.0000000136257</text:p>
              </table:table-cell>
              <table:table-cell office:value-type="float" office:value="0.00000000543498">
                <text:p>0.00000000543498</text:p>
              </table:table-cell>
              <table:table-cell office:value-type="float" office:value="0.00000000000668706">
                <text:p>0.00000000000668706</text:p>
              </table:table-cell>
              <table:table-cell office:value-type="float" office:value="0.0000000131589">
                <text:p>0.0000000131589</text:p>
              </table:table-cell>
              <table:table-cell office:value-type="float" office:value="0.0000000784963">
                <text:p>0.0000000784963</text:p>
              </table:table-cell>
              <table:table-cell office:value-type="float" office:value="0.000000203995">
                <text:p>0.000000203995</text:p>
              </table:table-cell>
              <table:table-cell office:value-type="float" office:value="0.000000409236">
                <text:p>0.000000409236</text:p>
              </table:table-cell>
              <table:table-cell office:value-type="float" office:value="0.000000814196">
                <text:p>0.000000814196</text:p>
              </table:table-cell>
              <table:table-cell office:value-type="float" office:value="0.00000151175">
                <text:p>0.00000151175</text:p>
              </table:table-cell>
              <table:table-cell office:value-type="float" office:value="0.0000025889">
                <text:p>0.0000025889</text:p>
              </table:table-cell>
              <table:table-cell office:value-type="float" office:value="0.00000429486">
                <text:p>0.00000429486</text:p>
              </table:table-cell>
              <table:table-cell office:value-type="float" office:value="0.00000707379">
                <text:p>0.00000707379</text:p>
              </table:table-cell>
              <table:table-cell office:value-type="float" office:value="0.0000115023">
                <text:p>0.0000115023</text:p>
              </table:table-cell>
              <table:table-cell office:value-type="float" office:value="0.0000183971">
                <text:p>0.0000183971</text:p>
              </table:table-cell>
              <table:table-cell office:value-type="float" office:value="0.0000293146">
                <text:p>0.0000293146</text:p>
              </table:table-cell>
              <table:table-cell office:value-type="float" office:value="0.0000471832">
                <text:p>0.0000471832</text:p>
              </table:table-cell>
              <table:table-cell office:value-type="float" office:value="0.0000774186">
                <text:p>0.0000774186</text:p>
              </table:table-cell>
              <table:table-cell office:value-type="float" office:value="0.000128967">
                <text:p>0.000128967</text:p>
              </table:table-cell>
              <table:table-cell office:value-type="float" office:value="0.000215107">
                <text:p>0.000215107</text:p>
              </table:table-cell>
              <table:table-cell office:value-type="float" office:value="0.000357463">
                <text:p>0.000357463</text:p>
              </table:table-cell>
              <table:table-cell office:value-type="float" office:value="0.000593821">
                <text:p>0.000593821</text:p>
              </table:table-cell>
              <table:table-cell office:value-type="float" office:value="0.000985178">
                <text:p>0.000985178</text:p>
              </table:table-cell>
              <table:table-cell office:value-type="float" office:value="0.00162893">
                <text:p>0.00162893</text:p>
              </table:table-cell>
              <table:table-cell office:value-type="float" office:value="0.00268809">
                <text:p>0.00268809</text:p>
              </table:table-cell>
              <table:table-cell office:value-type="float" office:value="0.00443767">
                <text:p>0.00443767</text:p>
              </table:table-cell>
              <table:table-cell office:value-type="float" office:value="0.00732777">
                <text:p>0.00732777</text:p>
              </table:table-cell>
              <table:table-cell office:value-type="float" office:value="0.0120817">
                <text:p>0.0120817</text:p>
              </table:table-cell>
              <table:table-cell office:value-type="float" office:value="0.0198785">
                <text:p>0.0198785</text:p>
              </table:table-cell>
              <table:table-cell office:value-type="float" office:value="0.0326482">
                <text:p>0.0326482</text:p>
              </table:table-cell>
              <table:table-cell office:value-type="float" office:value="0.0535086">
                <text:p>0.0535086</text:p>
              </table:table-cell>
              <table:table-cell office:value-type="float" office:value="0.0874237">
                <text:p>0.0874237</text:p>
              </table:table-cell>
              <table:table-cell office:value-type="float" office:value="0.142097">
                <text:p>0.142097</text:p>
              </table:table-cell>
              <table:table-cell office:value-type="float" office:value="0.228941">
                <text:p>0.228941</text:p>
              </table:table-cell>
              <table:table-cell office:value-type="float" office:value="0.36356">
                <text:p>0.36356</text:p>
              </table:table-cell>
              <table:table-cell office:value-type="float" office:value="0.564171">
                <text:p>0.564171</text:p>
              </table:table-cell>
              <table:table-cell office:value-type="float" office:value="0.844774">
                <text:p>0.844774</text:p>
              </table:table-cell>
              <table:table-cell office:value-type="float" office:value="1.19945">
                <text:p>1.19945</text:p>
              </table:table-cell>
              <table:table-cell office:value-type="float" office:value="1.57998">
                <text:p>1.57998</text:p>
              </table:table-cell>
              <table:table-cell office:value-type="float" office:value="1.88635">
                <text:p>1.88635</text:p>
              </table:table-cell>
              <table:table-cell office:value-type="float" office:value="2.0032">
                <text:p>2.0032</text:p>
              </table:table-cell>
              <table:table-cell office:value-type="float" office:value="1.87848">
                <text:p>1.87848</text:p>
              </table:table-cell>
              <table:table-cell office:value-type="float" office:value="1.56734">
                <text:p>1.56734</text:p>
              </table:table-cell>
              <table:table-cell office:value-type="float" office:value="1.18601">
                <text:p>1.18601</text:p>
              </table:table-cell>
              <table:table-cell office:value-type="float" office:value="0.833264">
                <text:p>0.833264</text:p>
              </table:table-cell>
              <table:table-cell office:value-type="float" office:value="0.555582">
                <text:p>0.555582</text:p>
              </table:table-cell>
              <table:table-cell office:value-type="float" office:value="0.357702">
                <text:p>0.357702</text:p>
              </table:table-cell>
              <table:table-cell office:value-type="float" office:value="0.225169">
                <text:p>0.225169</text:p>
              </table:table-cell>
              <table:table-cell office:value-type="float" office:value="0.139742">
                <text:p>0.139742</text:p>
              </table:table-cell>
              <table:table-cell office:value-type="float" office:value="0.0859574">
                <text:p>0.0859574</text:p>
              </table:table-cell>
              <table:table-cell office:value-type="float" office:value="0.0525736">
                <text:p>0.0525736</text:p>
              </table:table-cell>
              <table:table-cell office:value-type="float" office:value="0.032033">
                <text:p>0.032033</text:p>
              </table:table-cell>
              <table:table-cell office:value-type="float" office:value="0.0194716">
                <text:p>0.0194716</text:p>
              </table:table-cell>
              <table:table-cell office:value-type="float" office:value="0.0118259">
                <text:p>0.0118259</text:p>
              </table:table-cell>
              <table:table-cell office:value-type="float" office:value="0.00718327">
                <text:p>0.00718327</text:p>
              </table:table-cell>
              <table:table-cell office:value-type="float" office:value="0.0043634">
                <text:p>0.0043634</text:p>
              </table:table-cell>
              <table:table-cell office:value-type="float" office:value="0.00264877">
                <text:p>0.00264877</text:p>
              </table:table-cell>
              <table:table-cell office:value-type="float" office:value="0.0016069">
                <text:p>0.0016069</text:p>
              </table:table-cell>
              <table:table-cell office:value-type="float" office:value="0.000974418">
                <text:p>0.000974418</text:p>
              </table:table-cell>
              <table:table-cell office:value-type="float" office:value="0.000590411">
                <text:p>0.000590411</text:p>
              </table:table-cell>
              <table:table-cell office:value-type="float" office:value="0.000357326">
                <text:p>0.000357326</text:p>
              </table:table-cell>
              <table:table-cell office:value-type="float" office:value="0.000216047">
                <text:p>0.000216047</text:p>
              </table:table-cell>
              <table:table-cell office:value-type="float" office:value="0.000130768">
                <text:p>0.000130768</text:p>
              </table:table-cell>
              <table:table-cell office:value-type="float" office:value="0.000079379">
                <text:p>0.000079379</text:p>
              </table:table-cell>
              <table:table-cell office:value-type="float" office:value="0.0000480843">
                <text:p>0.0000480843</text:p>
              </table:table-cell>
              <table:table-cell office:value-type="float" office:value="0.0000287132">
                <text:p>0.0000287132</text:p>
              </table:table-cell>
              <table:table-cell office:value-type="float" office:value="0.0000166915">
                <text:p>0.0000166915</text:p>
              </table:table-cell>
              <table:table-cell office:value-type="float" office:value="0.00000945945">
                <text:p>0.00000945945</text:p>
              </table:table-cell>
              <table:table-cell office:value-type="float" office:value="0.00000534334">
                <text:p>0.00000534334</text:p>
              </table:table-cell>
              <table:table-cell office:value-type="float" office:value="0.00000307657">
                <text:p>0.00000307657</text:p>
              </table:table-cell>
              <table:table-cell office:value-type="float" office:value="0.0000018575">
                <text:p>0.0000018575</text:p>
              </table:table-cell>
              <table:table-cell office:value-type="float" office:value="0.00000123158">
                <text:p>0.00000123158</text:p>
              </table:table-cell>
              <table:table-cell office:value-type="float" office:value="0.000000899887">
                <text:p>0.000000899887</text:p>
              </table:table-cell>
              <table:table-cell office:value-type="float" office:value="0.000000673">
                <text:p>0.000000673</text:p>
              </table:table-cell>
              <table:table-cell office:value-type="float" office:value="0.000000456931">
                <text:p>0.000000456931</text:p>
              </table:table-cell>
              <table:table-cell office:value-type="float" office:value="0.000000261072">
                <text:p>0.000000261072</text:p>
              </table:table-cell>
              <table:table-cell office:value-type="float" office:value="0.00000013658">
                <text:p>0.00000013658</text:p>
              </table:table-cell>
              <table:table-cell office:value-type="float" office:value="0.0000000848398">
                <text:p>0.0000000848398</text:p>
              </table:table-cell>
              <table:table-cell office:value-type="float" office:value="0.0000000698675">
                <text:p>0.0000000698675</text:p>
              </table:table-cell>
              <table:table-cell office:value-type="float" office:value="0.0000000552259">
                <text:p>0.0000000552259</text:p>
              </table:table-cell>
              <table:table-cell office:value-type="float" office:value="0.0000000329877">
                <text:p>0.0000000329877</text:p>
              </table:table-cell>
              <table:table-cell office:value-type="float" office:value="0.0000000303555">
                <text:p>0.0000000303555</text:p>
              </table:table-cell>
              <table:table-cell office:value-type="float" office:value="0.0000000544239">
                <text:p>0.0000000544239</text:p>
              </table:table-cell>
              <table:table-cell office:value-type="float" office:value="0.0000000789065">
                <text:p>0.0000000789065</text:p>
              </table:table-cell>
              <table:table-cell office:value-type="float" office:value="0.0000000795505">
                <text:p>0.0000000795505</text:p>
              </table:table-cell>
              <table:table-cell office:value-type="float" office:value="0.0000000515125">
                <text:p>0.0000000515125</text:p>
              </table:table-cell>
              <table:table-cell office:value-type="float" office:value="0.0000000200479">
                <text:p>0.0000000200479</text:p>
              </table:table-cell>
              <table:table-cell office:value-type="float" office:value="0.00000000466413">
                <text:p>0.00000000466413</text:p>
              </table:table-cell>
              <table:table-cell office:value-type="float" office:value="0.0000000000504916">
                <text:p>0.0000000000504916</text:p>
              </table:table-cell>
              <table:table-cell office:value-type="float" office:value="0.00000000191027">
                <text:p>0.00000000191027</text:p>
              </table:table-cell>
              <table:table-cell office:value-type="float" office:value="0.00000000202915">
                <text:p>0.00000000202915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30:schodinger1.GS30</svg:desc>
                </draw:g>
              </table:table-cell>
              <table:table-cell office:value-type="float" office:value="0.00000000749263">
                <text:p>0.00000000749263</text:p>
              </table:table-cell>
              <table:table-cell office:value-type="float" office:value="0.0000000167428">
                <text:p>0.0000000167428</text:p>
              </table:table-cell>
              <table:table-cell office:value-type="float" office:value="0.0000000133602">
                <text:p>0.0000000133602</text:p>
              </table:table-cell>
              <table:table-cell office:value-type="float" office:value="0.0000000216609">
                <text:p>0.0000000216609</text:p>
              </table:table-cell>
              <table:table-cell office:value-type="float" office:value="0.0000000393022">
                <text:p>0.0000000393022</text:p>
              </table:table-cell>
              <table:table-cell office:value-type="float" office:value="0.0000000286843">
                <text:p>0.0000000286843</text:p>
              </table:table-cell>
              <table:table-cell office:value-type="float" office:value="0.00000000657661">
                <text:p>0.00000000657661</text:p>
              </table:table-cell>
              <table:table-cell office:value-type="float" office:value="0.00000000323786">
                <text:p>0.00000000323786</text:p>
              </table:table-cell>
              <table:table-cell office:value-type="float" office:value="0.00000000617632">
                <text:p>0.00000000617632</text:p>
              </table:table-cell>
              <table:table-cell office:value-type="float" office:value="0.0000000069256">
                <text:p>0.0000000069256</text:p>
              </table:table-cell>
              <table:table-cell office:value-type="float" office:value="0.0000000131395">
                <text:p>0.0000000131395</text:p>
              </table:table-cell>
              <table:table-cell office:value-type="float" office:value="0.0000000193952">
                <text:p>0.0000000193952</text:p>
              </table:table-cell>
              <table:table-cell office:value-type="float" office:value="0.0000000176691">
                <text:p>0.0000000176691</text:p>
              </table:table-cell>
              <table:table-cell office:value-type="float" office:value="0.00000000892208">
                <text:p>0.00000000892208</text:p>
              </table:table-cell>
              <table:table-cell office:value-type="float" office:value="0.000000000754512">
                <text:p>0.000000000754512</text:p>
              </table:table-cell>
              <table:table-cell office:value-type="float" office:value="0.00000000149777">
                <text:p>0.00000000149777</text:p>
              </table:table-cell>
              <table:table-cell office:value-type="float" office:value="0.00000000650385">
                <text:p>0.00000000650385</text:p>
              </table:table-cell>
              <table:table-cell office:value-type="float" office:value="0.0000000209283">
                <text:p>0.0000000209283</text:p>
              </table:table-cell>
              <table:table-cell office:value-type="float" office:value="0.0000000460565">
                <text:p>0.0000000460565</text:p>
              </table:table-cell>
              <table:table-cell office:value-type="float" office:value="0.0000000604076">
                <text:p>0.0000000604076</text:p>
              </table:table-cell>
              <table:table-cell office:value-type="float" office:value="0.0000000526511">
                <text:p>0.0000000526511</text:p>
              </table:table-cell>
              <table:table-cell office:value-type="float" office:value="0.0000000411981">
                <text:p>0.0000000411981</text:p>
              </table:table-cell>
              <table:table-cell office:value-type="float" office:value="0.0000000315351">
                <text:p>0.0000000315351</text:p>
              </table:table-cell>
              <table:table-cell office:value-type="float" office:value="0.0000000114551">
                <text:p>0.0000000114551</text:p>
              </table:table-cell>
              <table:table-cell office:value-type="float" office:value="0.00000000129988">
                <text:p>0.00000000129988</text:p>
              </table:table-cell>
              <table:table-cell office:value-type="float" office:value="0.00000000449324">
                <text:p>0.00000000449324</text:p>
              </table:table-cell>
              <table:table-cell office:value-type="float" office:value="0.0000000102543">
                <text:p>0.0000000102543</text:p>
              </table:table-cell>
              <table:table-cell office:value-type="float" office:value="0.0000000142057">
                <text:p>0.0000000142057</text:p>
              </table:table-cell>
              <table:table-cell office:value-type="float" office:value="0.0000000144343">
                <text:p>0.0000000144343</text:p>
              </table:table-cell>
              <table:table-cell office:value-type="float" office:value="0.00000000369098">
                <text:p>0.00000000369098</text:p>
              </table:table-cell>
              <table:table-cell office:value-type="float" office:value="0.000000000586598">
                <text:p>0.000000000586598</text:p>
              </table:table-cell>
              <table:table-cell office:value-type="float" office:value="0.00000000227591">
                <text:p>0.00000000227591</text:p>
              </table:table-cell>
              <table:table-cell office:value-type="float" office:value="0.0000000130766">
                <text:p>0.0000000130766</text:p>
              </table:table-cell>
              <table:table-cell office:value-type="float" office:value="0.0000000563966">
                <text:p>0.0000000563966</text:p>
              </table:table-cell>
              <table:table-cell office:value-type="float" office:value="0.0000000856369">
                <text:p>0.0000000856369</text:p>
              </table:table-cell>
              <table:table-cell office:value-type="float" office:value="0.000000071753">
                <text:p>0.000000071753</text:p>
              </table:table-cell>
              <table:table-cell office:value-type="float" office:value="0.0000000604782">
                <text:p>0.0000000604782</text:p>
              </table:table-cell>
              <table:table-cell office:value-type="float" office:value="0.0000000511992">
                <text:p>0.0000000511992</text:p>
              </table:table-cell>
              <table:table-cell office:value-type="float" office:value="0.0000000255278">
                <text:p>0.0000000255278</text:p>
              </table:table-cell>
              <table:table-cell office:value-type="float" office:value="0.00000000396753">
                <text:p>0.00000000396753</text:p>
              </table:table-cell>
              <table:table-cell office:value-type="float" office:value="0.00000000333378">
                <text:p>0.00000000333378</text:p>
              </table:table-cell>
              <table:table-cell office:value-type="float" office:value="0.00000000934478">
                <text:p>0.00000000934478</text:p>
              </table:table-cell>
              <table:table-cell office:value-type="float" office:value="0.00000000904528">
                <text:p>0.00000000904528</text:p>
              </table:table-cell>
              <table:table-cell office:value-type="float" office:value="0.0000000115912">
                <text:p>0.0000000115912</text:p>
              </table:table-cell>
              <table:table-cell office:value-type="float" office:value="0.00000000515147">
                <text:p>0.00000000515147</text:p>
              </table:table-cell>
              <table:table-cell office:value-type="float" office:value="0.00000000026139">
                <text:p>0.00000000026139</text:p>
              </table:table-cell>
              <table:table-cell office:value-type="float" office:value="0.000000000900204">
                <text:p>0.000000000900204</text:p>
              </table:table-cell>
              <table:table-cell office:value-type="float" office:value="0.00000000654869">
                <text:p>0.00000000654869</text:p>
              </table:table-cell>
              <table:table-cell office:value-type="float" office:value="0.000000038612">
                <text:p>0.000000038612</text:p>
              </table:table-cell>
              <table:table-cell office:value-type="float" office:value="0.0000000642092">
                <text:p>0.0000000642092</text:p>
              </table:table-cell>
              <table:table-cell office:value-type="float" office:value="0.0000000620174">
                <text:p>0.0000000620174</text:p>
              </table:table-cell>
              <table:table-cell office:value-type="float" office:value="0.0000000562436">
                <text:p>0.0000000562436</text:p>
              </table:table-cell>
              <table:table-cell office:value-type="float" office:value="0.0000000559894">
                <text:p>0.0000000559894</text:p>
              </table:table-cell>
              <table:table-cell office:value-type="float" office:value="0.0000000426914">
                <text:p>0.0000000426914</text:p>
              </table:table-cell>
              <table:table-cell office:value-type="float" office:value="0.000000015779">
                <text:p>0.000000015779</text:p>
              </table:table-cell>
              <table:table-cell office:value-type="float" office:value="0.00000000462331">
                <text:p>0.00000000462331</text:p>
              </table:table-cell>
              <table:table-cell office:value-type="float" office:value="0.00000000689155">
                <text:p>0.00000000689155</text:p>
              </table:table-cell>
              <table:table-cell office:value-type="float" office:value="0.00000000448619">
                <text:p>0.00000000448619</text:p>
              </table:table-cell>
              <table:table-cell office:value-type="float" office:value="0.00000000351766">
                <text:p>0.00000000351766</text:p>
              </table:table-cell>
              <table:table-cell office:value-type="float" office:value="0.00000000527123">
                <text:p>0.00000000527123</text:p>
              </table:table-cell>
              <table:table-cell office:value-type="float" office:value="0.00000000720294">
                <text:p>0.00000000720294</text:p>
              </table:table-cell>
              <table:table-cell office:value-type="float" office:value="0.00000000318191">
                <text:p>0.00000000318191</text:p>
              </table:table-cell>
              <table:table-cell office:value-type="float" office:value="0.00000000139655">
                <text:p>0.00000000139655</text:p>
              </table:table-cell>
              <table:table-cell office:value-type="float" office:value="0.0000000113709">
                <text:p>0.0000000113709</text:p>
              </table:table-cell>
              <table:table-cell office:value-type="float" office:value="0.00000001908">
                <text:p>0.00000001908</text:p>
              </table:table-cell>
              <table:table-cell office:value-type="float" office:value="0.0000000258586">
                <text:p>0.0000000258586</text:p>
              </table:table-cell>
              <table:table-cell office:value-type="float" office:value="0.0000000442376">
                <text:p>0.0000000442376</text:p>
              </table:table-cell>
              <table:table-cell office:value-type="float" office:value="0.0000000584746">
                <text:p>0.0000000584746</text:p>
              </table:table-cell>
              <table:table-cell office:value-type="float" office:value="0.0000000411167">
                <text:p>0.0000000411167</text:p>
              </table:table-cell>
              <table:table-cell office:value-type="float" office:value="0.0000000146731">
                <text:p>0.0000000146731</text:p>
              </table:table-cell>
              <table:table-cell office:value-type="float" office:value="0.0000000115079">
                <text:p>0.0000000115079</text:p>
              </table:table-cell>
              <table:table-cell office:value-type="float" office:value="0.00000000783207">
                <text:p>0.00000000783207</text:p>
              </table:table-cell>
              <table:table-cell office:value-type="float" office:value="0.000000000343217">
                <text:p>0.000000000343217</text:p>
              </table:table-cell>
              <table:table-cell office:value-type="float" office:value="0.00000000543249">
                <text:p>0.00000000543249</text:p>
              </table:table-cell>
              <table:table-cell office:value-type="float" office:value="0.0000000123043">
                <text:p>0.0000000123043</text:p>
              </table:table-cell>
              <table:table-cell office:value-type="float" office:value="0.0000000169625">
                <text:p>0.0000000169625</text:p>
              </table:table-cell>
              <table:table-cell office:value-type="float" office:value="0.0000000169201">
                <text:p>0.0000000169201</text:p>
              </table:table-cell>
              <table:table-cell office:value-type="float" office:value="0.0000000119016">
                <text:p>0.0000000119016</text:p>
              </table:table-cell>
              <table:table-cell office:value-type="float" office:value="0.00000000716619">
                <text:p>0.00000000716619</text:p>
              </table:table-cell>
              <table:table-cell office:value-type="float" office:value="0.00000000320233">
                <text:p>0.00000000320233</text:p>
              </table:table-cell>
              <table:table-cell office:value-type="float" office:value="0.00000000690619">
                <text:p>0.00000000690619</text:p>
              </table:table-cell>
              <table:table-cell office:value-type="float" office:value="0.0000000211907">
                <text:p>0.0000000211907</text:p>
              </table:table-cell>
              <table:table-cell office:value-type="float" office:value="0.0000000283997">
                <text:p>0.0000000283997</text:p>
              </table:table-cell>
              <table:table-cell office:value-type="float" office:value="0.0000000228947">
                <text:p>0.0000000228947</text:p>
              </table:table-cell>
              <table:table-cell office:value-type="float" office:value="0.0000000219927">
                <text:p>0.0000000219927</text:p>
              </table:table-cell>
              <table:table-cell office:value-type="float" office:value="0.0000000188188">
                <text:p>0.0000000188188</text:p>
              </table:table-cell>
              <table:table-cell office:value-type="float" office:value="0.00000000712171">
                <text:p>0.00000000712171</text:p>
              </table:table-cell>
              <table:table-cell office:value-type="float" office:value="0.00000000173128">
                <text:p>0.00000000173128</text:p>
              </table:table-cell>
              <table:table-cell office:value-type="float" office:value="0.00000000623346">
                <text:p>0.00000000623346</text:p>
              </table:table-cell>
              <table:table-cell office:value-type="float" office:value="0.0000000213624">
                <text:p>0.0000000213624</text:p>
              </table:table-cell>
              <table:table-cell office:value-type="float" office:value="0.0000000411524">
                <text:p>0.0000000411524</text:p>
              </table:table-cell>
              <table:table-cell office:value-type="float" office:value="0.0000000483447">
                <text:p>0.0000000483447</text:p>
              </table:table-cell>
              <table:table-cell office:value-type="float" office:value="0.0000000401482">
                <text:p>0.0000000401482</text:p>
              </table:table-cell>
              <table:table-cell office:value-type="float" office:value="0.000000025171">
                <text:p>0.000000025171</text:p>
              </table:table-cell>
              <table:table-cell office:value-type="float" office:value="0.0000000108469">
                <text:p>0.0000000108469</text:p>
              </table:table-cell>
              <table:table-cell office:value-type="float" office:value="0.00000000333869">
                <text:p>0.00000000333869</text:p>
              </table:table-cell>
              <table:table-cell office:value-type="float" office:value="0.00000000574146">
                <text:p>0.00000000574146</text:p>
              </table:table-cell>
              <table:table-cell office:value-type="float" office:value="0.0000000133568">
                <text:p>0.0000000133568</text:p>
              </table:table-cell>
              <table:table-cell office:value-type="float" office:value="0.0000000184368">
                <text:p>0.0000000184368</text:p>
              </table:table-cell>
              <table:table-cell office:value-type="float" office:value="0.0000000170313">
                <text:p>0.0000000170313</text:p>
              </table:table-cell>
              <table:table-cell office:value-type="float" office:value="0.0000000117766">
                <text:p>0.0000000117766</text:p>
              </table:table-cell>
              <table:table-cell office:value-type="float" office:value="0.00000000597127">
                <text:p>0.00000000597127</text:p>
              </table:table-cell>
              <table:table-cell office:value-type="float" office:value="0.00000000323047">
                <text:p>0.00000000323047</text:p>
              </table:table-cell>
              <table:table-cell office:value-type="float" office:value="0.00000000897578">
                <text:p>0.00000000897578</text:p>
              </table:table-cell>
              <table:table-cell office:value-type="float" office:value="0.0000000229562">
                <text:p>0.0000000229562</text:p>
              </table:table-cell>
              <table:table-cell office:value-type="float" office:value="0.0000000347187">
                <text:p>0.0000000347187</text:p>
              </table:table-cell>
              <table:table-cell office:value-type="float" office:value="0.0000000432985">
                <text:p>0.0000000432985</text:p>
              </table:table-cell>
              <table:table-cell office:value-type="float" office:value="0.000000049722">
                <text:p>0.000000049722</text:p>
              </table:table-cell>
              <table:table-cell office:value-type="float" office:value="0.0000000452089">
                <text:p>0.0000000452089</text:p>
              </table:table-cell>
              <table:table-cell office:value-type="float" office:value="0.0000000262234">
                <text:p>0.0000000262234</text:p>
              </table:table-cell>
              <table:table-cell office:value-type="float" office:value="0.00000000482742">
                <text:p>0.00000000482742</text:p>
              </table:table-cell>
              <table:table-cell office:value-type="float" office:value="0.00000000178142">
                <text:p>0.00000000178142</text:p>
              </table:table-cell>
              <table:table-cell office:value-type="float" office:value="0.000000018058">
                <text:p>0.000000018058</text:p>
              </table:table-cell>
              <table:table-cell office:value-type="float" office:value="0.000000044791">
                <text:p>0.000000044791</text:p>
              </table:table-cell>
              <table:table-cell office:value-type="float" office:value="0.0000000870574">
                <text:p>0.0000000870574</text:p>
              </table:table-cell>
              <table:table-cell office:value-type="float" office:value="0.000000156094">
                <text:p>0.000000156094</text:p>
              </table:table-cell>
              <table:table-cell office:value-type="float" office:value="0.000000250981">
                <text:p>0.000000250981</text:p>
              </table:table-cell>
              <table:table-cell office:value-type="float" office:value="0.000000355443">
                <text:p>0.000000355443</text:p>
              </table:table-cell>
              <table:table-cell office:value-type="float" office:value="0.000000479819">
                <text:p>0.000000479819</text:p>
              </table:table-cell>
              <table:table-cell office:value-type="float" office:value="0.000000688888">
                <text:p>0.000000688888</text:p>
              </table:table-cell>
              <table:table-cell office:value-type="float" office:value="0.00000110613">
                <text:p>0.00000110613</text:p>
              </table:table-cell>
              <table:table-cell office:value-type="float" office:value="0.00000187919">
                <text:p>0.00000187919</text:p>
              </table:table-cell>
              <table:table-cell office:value-type="float" office:value="0.00000321796">
                <text:p>0.00000321796</text:p>
              </table:table-cell>
              <table:table-cell office:value-type="float" office:value="0.00000557462">
                <text:p>0.00000557462</text:p>
              </table:table-cell>
              <table:table-cell office:value-type="float" office:value="0.00000973847">
                <text:p>0.00000973847</text:p>
              </table:table-cell>
              <table:table-cell office:value-type="float" office:value="0.0000168525">
                <text:p>0.0000168525</text:p>
              </table:table-cell>
              <table:table-cell office:value-type="float" office:value="0.0000286305">
                <text:p>0.0000286305</text:p>
              </table:table-cell>
              <table:table-cell office:value-type="float" office:value="0.0000479848">
                <text:p>0.0000479848</text:p>
              </table:table-cell>
              <table:table-cell office:value-type="float" office:value="0.0000800581">
                <text:p>0.0000800581</text:p>
              </table:table-cell>
              <table:table-cell office:value-type="float" office:value="0.000133555">
                <text:p>0.000133555</text:p>
              </table:table-cell>
              <table:table-cell office:value-type="float" office:value="0.000222238">
                <text:p>0.000222238</text:p>
              </table:table-cell>
              <table:table-cell office:value-type="float" office:value="0.000367729">
                <text:p>0.000367729</text:p>
              </table:table-cell>
              <table:table-cell office:value-type="float" office:value="0.000605446">
                <text:p>0.000605446</text:p>
              </table:table-cell>
              <table:table-cell office:value-type="float" office:value="0.000994742">
                <text:p>0.000994742</text:p>
              </table:table-cell>
              <table:table-cell office:value-type="float" office:value="0.00163466">
                <text:p>0.00163466</text:p>
              </table:table-cell>
              <table:table-cell office:value-type="float" office:value="0.00268791">
                <text:p>0.00268791</text:p>
              </table:table-cell>
              <table:table-cell office:value-type="float" office:value="0.00442404">
                <text:p>0.00442404</text:p>
              </table:table-cell>
              <table:table-cell office:value-type="float" office:value="0.00729037">
                <text:p>0.00729037</text:p>
              </table:table-cell>
              <table:table-cell office:value-type="float" office:value="0.0120225">
                <text:p>0.0120225</text:p>
              </table:table-cell>
              <table:table-cell office:value-type="float" office:value="0.0198153">
                <text:p>0.0198153</text:p>
              </table:table-cell>
              <table:table-cell office:value-type="float" office:value="0.0326012">
                <text:p>0.0326012</text:p>
              </table:table-cell>
              <table:table-cell office:value-type="float" office:value="0.053494">
                <text:p>0.053494</text:p>
              </table:table-cell>
              <table:table-cell office:value-type="float" office:value="0.0874593">
                <text:p>0.0874593</text:p>
              </table:table-cell>
              <table:table-cell office:value-type="float" office:value="0.142212">
                <text:p>0.142212</text:p>
              </table:table-cell>
              <table:table-cell office:value-type="float" office:value="0.229188">
                <text:p>0.229188</text:p>
              </table:table-cell>
              <table:table-cell office:value-type="float" office:value="0.364003">
                <text:p>0.364003</text:p>
              </table:table-cell>
              <table:table-cell office:value-type="float" office:value="0.564841">
                <text:p>0.564841</text:p>
              </table:table-cell>
              <table:table-cell office:value-type="float" office:value="0.845663">
                <text:p>0.845663</text:p>
              </table:table-cell>
              <table:table-cell office:value-type="float" office:value="1.20048">
                <text:p>1.20048</text:p>
              </table:table-cell>
              <table:table-cell office:value-type="float" office:value="1.58087">
                <text:p>1.58087</text:p>
              </table:table-cell>
              <table:table-cell office:value-type="float" office:value="1.88659">
                <text:p>1.88659</text:p>
              </table:table-cell>
              <table:table-cell office:value-type="float" office:value="2.00252">
                <text:p>2.00252</text:p>
              </table:table-cell>
              <table:table-cell office:value-type="float" office:value="1.8773">
                <text:p>1.8773</text:p>
              </table:table-cell>
              <table:table-cell office:value-type="float" office:value="1.56632">
                <text:p>1.56632</text:p>
              </table:table-cell>
              <table:table-cell office:value-type="float" office:value="1.18541">
                <text:p>1.18541</text:p>
              </table:table-cell>
              <table:table-cell office:value-type="float" office:value="0.832958">
                <text:p>0.832958</text:p>
              </table:table-cell>
              <table:table-cell office:value-type="float" office:value="0.5554">
                <text:p>0.5554</text:p>
              </table:table-cell>
              <table:table-cell office:value-type="float" office:value="0.357579">
                <text:p>0.357579</text:p>
              </table:table-cell>
              <table:table-cell office:value-type="float" office:value="0.225093">
                <text:p>0.225093</text:p>
              </table:table-cell>
              <table:table-cell office:value-type="float" office:value="0.139699">
                <text:p>0.139699</text:p>
              </table:table-cell>
              <table:table-cell office:value-type="float" office:value="0.0859317">
                <text:p>0.0859317</text:p>
              </table:table-cell>
              <table:table-cell office:value-type="float" office:value="0.0525604">
                <text:p>0.0525604</text:p>
              </table:table-cell>
              <table:table-cell office:value-type="float" office:value="0.0320332">
                <text:p>0.0320332</text:p>
              </table:table-cell>
              <table:table-cell office:value-type="float" office:value="0.0194722">
                <text:p>0.0194722</text:p>
              </table:table-cell>
              <table:table-cell office:value-type="float" office:value="0.0118102">
                <text:p>0.0118102</text:p>
              </table:table-cell>
              <table:table-cell office:value-type="float" office:value="0.00715259">
                <text:p>0.00715259</text:p>
              </table:table-cell>
              <table:table-cell office:value-type="float" office:value="0.00433247">
                <text:p>0.00433247</text:p>
              </table:table-cell>
              <table:table-cell office:value-type="float" office:value="0.00262908">
                <text:p>0.00262908</text:p>
              </table:table-cell>
              <table:table-cell office:value-type="float" office:value="0.00159772">
                <text:p>0.00159772</text:p>
              </table:table-cell>
              <table:table-cell office:value-type="float" office:value="0.000969483">
                <text:p>0.000969483</text:p>
              </table:table-cell>
              <table:table-cell office:value-type="float" office:value="0.00058617">
                <text:p>0.00058617</text:p>
              </table:table-cell>
              <table:table-cell office:value-type="float" office:value="0.000353685">
                <text:p>0.000353685</text:p>
              </table:table-cell>
              <table:table-cell office:value-type="float" office:value="0.00021376">
                <text:p>0.00021376</text:p>
              </table:table-cell>
              <table:table-cell office:value-type="float" office:value="0.000129549">
                <text:p>0.000129549</text:p>
              </table:table-cell>
              <table:table-cell office:value-type="float" office:value="0.0000784528">
                <text:p>0.0000784528</text:p>
              </table:table-cell>
              <table:table-cell office:value-type="float" office:value="0.0000474889">
                <text:p>0.0000474889</text:p>
              </table:table-cell>
              <table:table-cell office:value-type="float" office:value="0.0000289741">
                <text:p>0.0000289741</text:p>
              </table:table-cell>
              <table:table-cell office:value-type="float" office:value="0.0000178948">
                <text:p>0.0000178948</text:p>
              </table:table-cell>
              <table:table-cell office:value-type="float" office:value="0.0000110762">
                <text:p>0.0000110762</text:p>
              </table:table-cell>
              <table:table-cell office:value-type="float" office:value="0.00000674677">
                <text:p>0.00000674677</text:p>
              </table:table-cell>
              <table:table-cell office:value-type="float" office:value="0.00000402152">
                <text:p>0.00000402152</text:p>
              </table:table-cell>
              <table:table-cell office:value-type="float" office:value="0.00000238295">
                <text:p>0.00000238295</text:p>
              </table:table-cell>
              <table:table-cell office:value-type="float" office:value="0.00000142573">
                <text:p>0.00000142573</text:p>
              </table:table-cell>
              <table:table-cell office:value-type="float" office:value="0.000000844476">
                <text:p>0.000000844476</text:p>
              </table:table-cell>
              <table:table-cell office:value-type="float" office:value="0.000000470785">
                <text:p>0.000000470785</text:p>
              </table:table-cell>
              <table:table-cell office:value-type="float" office:value="0.000000243382">
                <text:p>0.000000243382</text:p>
              </table:table-cell>
              <table:table-cell office:value-type="float" office:value="0.000000119253">
                <text:p>0.000000119253</text:p>
              </table:table-cell>
              <table:table-cell office:value-type="float" office:value="0.0000000502135">
                <text:p>0.0000000502135</text:p>
              </table:table-cell>
              <table:table-cell office:value-type="float" office:value="0.00000000967881">
                <text:p>0.00000000967881</text:p>
              </table:table-cell>
              <table:table-cell office:value-type="float" office:value="0.00000000299114">
                <text:p>0.00000000299114</text:p>
              </table:table-cell>
              <table:table-cell office:value-type="float" office:value="0.0000000251438">
                <text:p>0.0000000251438</text:p>
              </table:table-cell>
              <table:table-cell office:value-type="float" office:value="0.0000000368137">
                <text:p>0.0000000368137</text:p>
              </table:table-cell>
              <table:table-cell office:value-type="float" office:value="0.0000000222041">
                <text:p>0.0000000222041</text:p>
              </table:table-cell>
              <table:table-cell office:value-type="float" office:value="0.00000000811235">
                <text:p>0.00000000811235</text:p>
              </table:table-cell>
              <table:table-cell office:value-type="float" office:value="0.00000000798919">
                <text:p>0.00000000798919</text:p>
              </table:table-cell>
              <table:table-cell office:value-type="float" office:value="0.0000000086818">
                <text:p>0.0000000086818</text:p>
              </table:table-cell>
              <table:table-cell office:value-type="float" office:value="0.00000000509082">
                <text:p>0.00000000509082</text:p>
              </table:table-cell>
              <table:table-cell office:value-type="float" office:value="0.00000000123459">
                <text:p>0.00000000123459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31:schodinger1.GS31</svg:desc>
                </draw:g>
              </table:table-cell>
              <table:table-cell office:value-type="float" office:value="0.00000000653303">
                <text:p>0.00000000653303</text:p>
              </table:table-cell>
              <table:table-cell office:value-type="float" office:value="0.0000000118788">
                <text:p>0.0000000118788</text:p>
              </table:table-cell>
              <table:table-cell office:value-type="float" office:value="0.0000000190136">
                <text:p>0.0000000190136</text:p>
              </table:table-cell>
              <table:table-cell office:value-type="float" office:value="0.0000000331858">
                <text:p>0.0000000331858</text:p>
              </table:table-cell>
              <table:table-cell office:value-type="float" office:value="0.0000000349729">
                <text:p>0.0000000349729</text:p>
              </table:table-cell>
              <table:table-cell office:value-type="float" office:value="0.0000000163194">
                <text:p>0.0000000163194</text:p>
              </table:table-cell>
              <table:table-cell office:value-type="float" office:value="0.00000000322904">
                <text:p>0.00000000322904</text:p>
              </table:table-cell>
              <table:table-cell office:value-type="float" office:value="0.00000000044696">
                <text:p>0.00000000044696</text:p>
              </table:table-cell>
              <table:table-cell office:value-type="float" office:value="0.00000000800933">
                <text:p>0.00000000800933</text:p>
              </table:table-cell>
              <table:table-cell office:value-type="float" office:value="0.0000000345224">
                <text:p>0.0000000345224</text:p>
              </table:table-cell>
              <table:table-cell office:value-type="float" office:value="0.0000000481031">
                <text:p>0.0000000481031</text:p>
              </table:table-cell>
              <table:table-cell office:value-type="float" office:value="0.0000000369078">
                <text:p>0.0000000369078</text:p>
              </table:table-cell>
              <table:table-cell office:value-type="float" office:value="0.0000000300061">
                <text:p>0.0000000300061</text:p>
              </table:table-cell>
              <table:table-cell office:value-type="float" office:value="0.0000000232761">
                <text:p>0.0000000232761</text:p>
              </table:table-cell>
              <table:table-cell office:value-type="float" office:value="0.0000000189794">
                <text:p>0.0000000189794</text:p>
              </table:table-cell>
              <table:table-cell office:value-type="float" office:value="0.0000000159587">
                <text:p>0.0000000159587</text:p>
              </table:table-cell>
              <table:table-cell office:value-type="float" office:value="0.0000000127921">
                <text:p>0.0000000127921</text:p>
              </table:table-cell>
              <table:table-cell office:value-type="float" office:value="0.0000000117295">
                <text:p>0.0000000117295</text:p>
              </table:table-cell>
              <table:table-cell office:value-type="float" office:value="0.00000000796827">
                <text:p>0.00000000796827</text:p>
              </table:table-cell>
              <table:table-cell office:value-type="float" office:value="0.0000000110904">
                <text:p>0.0000000110904</text:p>
              </table:table-cell>
              <table:table-cell office:value-type="float" office:value="0.0000000198619">
                <text:p>0.0000000198619</text:p>
              </table:table-cell>
              <table:table-cell office:value-type="float" office:value="0.0000000165235">
                <text:p>0.0000000165235</text:p>
              </table:table-cell>
              <table:table-cell office:value-type="float" office:value="0.00000000320524">
                <text:p>0.00000000320524</text:p>
              </table:table-cell>
              <table:table-cell office:value-type="float" office:value="0.00000000508451">
                <text:p>0.00000000508451</text:p>
              </table:table-cell>
              <table:table-cell office:value-type="float" office:value="0.0000000236826">
                <text:p>0.0000000236826</text:p>
              </table:table-cell>
              <table:table-cell office:value-type="float" office:value="0.000000028495">
                <text:p>0.000000028495</text:p>
              </table:table-cell>
              <table:table-cell office:value-type="float" office:value="0.0000000264261">
                <text:p>0.0000000264261</text:p>
              </table:table-cell>
              <table:table-cell office:value-type="float" office:value="0.0000000390259">
                <text:p>0.0000000390259</text:p>
              </table:table-cell>
              <table:table-cell office:value-type="float" office:value="0.0000000487133">
                <text:p>0.0000000487133</text:p>
              </table:table-cell>
              <table:table-cell office:value-type="float" office:value="0.0000000425406">
                <text:p>0.0000000425406</text:p>
              </table:table-cell>
              <table:table-cell office:value-type="float" office:value="0.0000000425214">
                <text:p>0.0000000425214</text:p>
              </table:table-cell>
              <table:table-cell office:value-type="float" office:value="0.0000000441028">
                <text:p>0.0000000441028</text:p>
              </table:table-cell>
              <table:table-cell office:value-type="float" office:value="0.0000000317276">
                <text:p>0.0000000317276</text:p>
              </table:table-cell>
              <table:table-cell office:value-type="float" office:value="0.0000000084559">
                <text:p>0.0000000084559</text:p>
              </table:table-cell>
              <table:table-cell office:value-type="float" office:value="0.0000000036662">
                <text:p>0.0000000036662</text:p>
              </table:table-cell>
              <table:table-cell office:value-type="float" office:value="0.0000000131878">
                <text:p>0.0000000131878</text:p>
              </table:table-cell>
              <table:table-cell office:value-type="float" office:value="0.0000000120584">
                <text:p>0.0000000120584</text:p>
              </table:table-cell>
              <table:table-cell office:value-type="float" office:value="0.00000000317299">
                <text:p>0.00000000317299</text:p>
              </table:table-cell>
              <table:table-cell office:value-type="float" office:value="0.00000000168419">
                <text:p>0.00000000168419</text:p>
              </table:table-cell>
              <table:table-cell office:value-type="float" office:value="0.00000000825121">
                <text:p>0.00000000825121</text:p>
              </table:table-cell>
              <table:table-cell office:value-type="float" office:value="0.0000000112586">
                <text:p>0.0000000112586</text:p>
              </table:table-cell>
              <table:table-cell office:value-type="float" office:value="0.0000000140177">
                <text:p>0.0000000140177</text:p>
              </table:table-cell>
              <table:table-cell office:value-type="float" office:value="0.0000000220906">
                <text:p>0.0000000220906</text:p>
              </table:table-cell>
              <table:table-cell office:value-type="float" office:value="0.0000000267617">
                <text:p>0.0000000267617</text:p>
              </table:table-cell>
              <table:table-cell office:value-type="float" office:value="0.0000000387864">
                <text:p>0.0000000387864</text:p>
              </table:table-cell>
              <table:table-cell office:value-type="float" office:value="0.000000064732">
                <text:p>0.000000064732</text:p>
              </table:table-cell>
              <table:table-cell office:value-type="float" office:value="0.0000000799854">
                <text:p>0.0000000799854</text:p>
              </table:table-cell>
              <table:table-cell office:value-type="float" office:value="0.0000000648233">
                <text:p>0.0000000648233</text:p>
              </table:table-cell>
              <table:table-cell office:value-type="float" office:value="0.0000000313278">
                <text:p>0.0000000313278</text:p>
              </table:table-cell>
              <table:table-cell office:value-type="float" office:value="0.0000000036238">
                <text:p>0.0000000036238</text:p>
              </table:table-cell>
              <table:table-cell office:value-type="float" office:value="0.00000000118818">
                <text:p>0.00000000118818</text:p>
              </table:table-cell>
              <table:table-cell office:value-type="float" office:value="0.00000000434171">
                <text:p>0.00000000434171</text:p>
              </table:table-cell>
              <table:table-cell office:value-type="float" office:value="0.00000000566386">
                <text:p>0.00000000566386</text:p>
              </table:table-cell>
              <table:table-cell office:value-type="float" office:value="0.00000000657619">
                <text:p>0.00000000657619</text:p>
              </table:table-cell>
              <table:table-cell office:value-type="float" office:value="0.00000000642456">
                <text:p>0.00000000642456</text:p>
              </table:table-cell>
              <table:table-cell office:value-type="float" office:value="0.00000000665262">
                <text:p>0.00000000665262</text:p>
              </table:table-cell>
              <table:table-cell office:value-type="float" office:value="0.00000000556277">
                <text:p>0.00000000556277</text:p>
              </table:table-cell>
              <table:table-cell office:value-type="float" office:value="0.00000000272385">
                <text:p>0.00000000272385</text:p>
              </table:table-cell>
              <table:table-cell office:value-type="float" office:value="0.00000000493969">
                <text:p>0.00000000493969</text:p>
              </table:table-cell>
              <table:table-cell office:value-type="float" office:value="0.0000000155099">
                <text:p>0.0000000155099</text:p>
              </table:table-cell>
              <table:table-cell office:value-type="float" office:value="0.0000000412658">
                <text:p>0.0000000412658</text:p>
              </table:table-cell>
              <table:table-cell office:value-type="float" office:value="0.0000000714808">
                <text:p>0.0000000714808</text:p>
              </table:table-cell>
              <table:table-cell office:value-type="float" office:value="0.0000000707276">
                <text:p>0.0000000707276</text:p>
              </table:table-cell>
              <table:table-cell office:value-type="float" office:value="0.000000045543">
                <text:p>0.000000045543</text:p>
              </table:table-cell>
              <table:table-cell office:value-type="float" office:value="0.0000000188732">
                <text:p>0.0000000188732</text:p>
              </table:table-cell>
              <table:table-cell office:value-type="float" office:value="0.00000000311927">
                <text:p>0.00000000311927</text:p>
              </table:table-cell>
              <table:table-cell office:value-type="float" office:value="0.000000000355625">
                <text:p>0.000000000355625</text:p>
              </table:table-cell>
              <table:table-cell office:value-type="float" office:value="0.00000000456436">
                <text:p>0.00000000456436</text:p>
              </table:table-cell>
              <table:table-cell office:value-type="float" office:value="0.00000000843386">
                <text:p>0.00000000843386</text:p>
              </table:table-cell>
              <table:table-cell office:value-type="float" office:value="0.0000000136643">
                <text:p>0.0000000136643</text:p>
              </table:table-cell>
              <table:table-cell office:value-type="float" office:value="0.0000000200364">
                <text:p>0.0000000200364</text:p>
              </table:table-cell>
              <table:table-cell office:value-type="float" office:value="0.0000000159363">
                <text:p>0.0000000159363</text:p>
              </table:table-cell>
              <table:table-cell office:value-type="float" office:value="0.00000000845504">
                <text:p>0.00000000845504</text:p>
              </table:table-cell>
              <table:table-cell office:value-type="float" office:value="0.00000000583106">
                <text:p>0.00000000583106</text:p>
              </table:table-cell>
              <table:table-cell office:value-type="float" office:value="0.00000000087594">
                <text:p>0.00000000087594</text:p>
              </table:table-cell>
              <table:table-cell office:value-type="float" office:value="0.00000000755533">
                <text:p>0.00000000755533</text:p>
              </table:table-cell>
              <table:table-cell office:value-type="float" office:value="0.000000025335">
                <text:p>0.000000025335</text:p>
              </table:table-cell>
              <table:table-cell office:value-type="float" office:value="0.0000000393372">
                <text:p>0.0000000393372</text:p>
              </table:table-cell>
              <table:table-cell office:value-type="float" office:value="0.0000000440171">
                <text:p>0.0000000440171</text:p>
              </table:table-cell>
              <table:table-cell office:value-type="float" office:value="0.0000000322653">
                <text:p>0.0000000322653</text:p>
              </table:table-cell>
              <table:table-cell office:value-type="float" office:value="0.0000000115117">
                <text:p>0.0000000115117</text:p>
              </table:table-cell>
              <table:table-cell office:value-type="float" office:value="0.00000000114829">
                <text:p>0.00000000114829</text:p>
              </table:table-cell>
              <table:table-cell office:value-type="float" office:value="0.00000000265742">
                <text:p>0.00000000265742</text:p>
              </table:table-cell>
              <table:table-cell office:value-type="float" office:value="0.00000000639498">
                <text:p>0.00000000639498</text:p>
              </table:table-cell>
              <table:table-cell office:value-type="float" office:value="0.0000000119838">
                <text:p>0.0000000119838</text:p>
              </table:table-cell>
              <table:table-cell office:value-type="float" office:value="0.0000000207103">
                <text:p>0.0000000207103</text:p>
              </table:table-cell>
              <table:table-cell office:value-type="float" office:value="0.0000000275363">
                <text:p>0.0000000275363</text:p>
              </table:table-cell>
              <table:table-cell office:value-type="float" office:value="0.0000000350272">
                <text:p>0.0000000350272</text:p>
              </table:table-cell>
              <table:table-cell office:value-type="float" office:value="0.0000000396041">
                <text:p>0.0000000396041</text:p>
              </table:table-cell>
              <table:table-cell office:value-type="float" office:value="0.0000000275315">
                <text:p>0.0000000275315</text:p>
              </table:table-cell>
              <table:table-cell office:value-type="float" office:value="0.0000000084466">
                <text:p>0.0000000084466</text:p>
              </table:table-cell>
              <table:table-cell office:value-type="float" office:value="0.000000000194949">
                <text:p>0.000000000194949</text:p>
              </table:table-cell>
              <table:table-cell office:value-type="float" office:value="0.00000000765252">
                <text:p>0.00000000765252</text:p>
              </table:table-cell>
              <table:table-cell office:value-type="float" office:value="0.0000000214358">
                <text:p>0.0000000214358</text:p>
              </table:table-cell>
              <table:table-cell office:value-type="float" office:value="0.0000000242972">
                <text:p>0.0000000242972</text:p>
              </table:table-cell>
              <table:table-cell office:value-type="float" office:value="0.000000011673">
                <text:p>0.000000011673</text:p>
              </table:table-cell>
              <table:table-cell office:value-type="float" office:value="0.00000000122621">
                <text:p>0.00000000122621</text:p>
              </table:table-cell>
              <table:table-cell office:value-type="float" office:value="0.000000000557643">
                <text:p>0.000000000557643</text:p>
              </table:table-cell>
              <table:table-cell office:value-type="float" office:value="0.00000000114935">
                <text:p>0.00000000114935</text:p>
              </table:table-cell>
              <table:table-cell office:value-type="float" office:value="0.00000000194756">
                <text:p>0.00000000194756</text:p>
              </table:table-cell>
              <table:table-cell office:value-type="float" office:value="0.00000000853107">
                <text:p>0.00000000853107</text:p>
              </table:table-cell>
              <table:table-cell office:value-type="float" office:value="0.0000000227983">
                <text:p>0.0000000227983</text:p>
              </table:table-cell>
              <table:table-cell office:value-type="float" office:value="0.0000000445586">
                <text:p>0.0000000445586</text:p>
              </table:table-cell>
              <table:table-cell office:value-type="float" office:value="0.0000000685236">
                <text:p>0.0000000685236</text:p>
              </table:table-cell>
              <table:table-cell office:value-type="float" office:value="0.0000000738002">
                <text:p>0.0000000738002</text:p>
              </table:table-cell>
              <table:table-cell office:value-type="float" office:value="0.0000000513811">
                <text:p>0.0000000513811</text:p>
              </table:table-cell>
              <table:table-cell office:value-type="float" office:value="0.0000000211179">
                <text:p>0.0000000211179</text:p>
              </table:table-cell>
              <table:table-cell office:value-type="float" office:value="0.00000000287863">
                <text:p>0.00000000287863</text:p>
              </table:table-cell>
              <table:table-cell office:value-type="float" office:value="0.00000000294936">
                <text:p>0.00000000294936</text:p>
              </table:table-cell>
              <table:table-cell office:value-type="float" office:value="0.00000000919209">
                <text:p>0.00000000919209</text:p>
              </table:table-cell>
              <table:table-cell office:value-type="float" office:value="0.00000000508131">
                <text:p>0.00000000508131</text:p>
              </table:table-cell>
              <table:table-cell office:value-type="float" office:value="0.00000000270783">
                <text:p>0.00000000270783</text:p>
              </table:table-cell>
              <table:table-cell office:value-type="float" office:value="0.0000000110932">
                <text:p>0.0000000110932</text:p>
              </table:table-cell>
              <table:table-cell office:value-type="float" office:value="0.0000000205146">
                <text:p>0.0000000205146</text:p>
              </table:table-cell>
              <table:table-cell office:value-type="float" office:value="0.0000000209537">
                <text:p>0.0000000209537</text:p>
              </table:table-cell>
              <table:table-cell office:value-type="float" office:value="0.0000000125696">
                <text:p>0.0000000125696</text:p>
              </table:table-cell>
              <table:table-cell office:value-type="float" office:value="0.00000000974505">
                <text:p>0.00000000974505</text:p>
              </table:table-cell>
              <table:table-cell office:value-type="float" office:value="0.0000000272101">
                <text:p>0.0000000272101</text:p>
              </table:table-cell>
              <table:table-cell office:value-type="float" office:value="0.0000000676421">
                <text:p>0.0000000676421</text:p>
              </table:table-cell>
              <table:table-cell office:value-type="float" office:value="0.000000118892">
                <text:p>0.000000118892</text:p>
              </table:table-cell>
              <table:table-cell office:value-type="float" office:value="0.000000184499">
                <text:p>0.000000184499</text:p>
              </table:table-cell>
              <table:table-cell office:value-type="float" office:value="0.000000299648">
                <text:p>0.000000299648</text:p>
              </table:table-cell>
              <table:table-cell office:value-type="float" office:value="0.000000508964">
                <text:p>0.000000508964</text:p>
              </table:table-cell>
              <table:table-cell office:value-type="float" office:value="0.000000857148">
                <text:p>0.000000857148</text:p>
              </table:table-cell>
              <table:table-cell office:value-type="float" office:value="0.00000141369">
                <text:p>0.00000141369</text:p>
              </table:table-cell>
              <table:table-cell office:value-type="float" office:value="0.00000237116">
                <text:p>0.00000237116</text:p>
              </table:table-cell>
              <table:table-cell office:value-type="float" office:value="0.00000411798">
                <text:p>0.00000411798</text:p>
              </table:table-cell>
              <table:table-cell office:value-type="float" office:value="0.00000711321">
                <text:p>0.00000711321</text:p>
              </table:table-cell>
              <table:table-cell office:value-type="float" office:value="0.0000118323">
                <text:p>0.0000118323</text:p>
              </table:table-cell>
              <table:table-cell office:value-type="float" office:value="0.0000191484">
                <text:p>0.0000191484</text:p>
              </table:table-cell>
              <table:table-cell office:value-type="float" office:value="0.0000308484">
                <text:p>0.0000308484</text:p>
              </table:table-cell>
              <table:table-cell office:value-type="float" office:value="0.0000500471">
                <text:p>0.0000500471</text:p>
              </table:table-cell>
              <table:table-cell office:value-type="float" office:value="0.0000814793">
                <text:p>0.0000814793</text:p>
              </table:table-cell>
              <table:table-cell office:value-type="float" office:value="0.000132666">
                <text:p>0.000132666</text:p>
              </table:table-cell>
              <table:table-cell office:value-type="float" office:value="0.000217119">
                <text:p>0.000217119</text:p>
              </table:table-cell>
              <table:table-cell office:value-type="float" office:value="0.000358447">
                <text:p>0.000358447</text:p>
              </table:table-cell>
              <table:table-cell office:value-type="float" office:value="0.000594795">
                <text:p>0.000594795</text:p>
              </table:table-cell>
              <table:table-cell office:value-type="float" office:value="0.00098646">
                <text:p>0.00098646</text:p>
              </table:table-cell>
              <table:table-cell office:value-type="float" office:value="0.00163095">
                <text:p>0.00163095</text:p>
              </table:table-cell>
              <table:table-cell office:value-type="float" office:value="0.00269172">
                <text:p>0.00269172</text:p>
              </table:table-cell>
              <table:table-cell office:value-type="float" office:value="0.00444217">
                <text:p>0.00444217</text:p>
              </table:table-cell>
              <table:table-cell office:value-type="float" office:value="0.00733071">
                <text:p>0.00733071</text:p>
              </table:table-cell>
              <table:table-cell office:value-type="float" office:value="0.0120881">
                <text:p>0.0120881</text:p>
              </table:table-cell>
              <table:table-cell office:value-type="float" office:value="0.0199053">
                <text:p>0.0199053</text:p>
              </table:table-cell>
              <table:table-cell office:value-type="float" office:value="0.0327248">
                <text:p>0.0327248</text:p>
              </table:table-cell>
              <table:table-cell office:value-type="float" office:value="0.0536801">
                <text:p>0.0536801</text:p>
              </table:table-cell>
              <table:table-cell office:value-type="float" office:value="0.0877309">
                <text:p>0.0877309</text:p>
              </table:table-cell>
              <table:table-cell office:value-type="float" office:value="0.142537">
                <text:p>0.142537</text:p>
              </table:table-cell>
              <table:table-cell office:value-type="float" office:value="0.229462">
                <text:p>0.229462</text:p>
              </table:table-cell>
              <table:table-cell office:value-type="float" office:value="0.364117">
                <text:p>0.364117</text:p>
              </table:table-cell>
              <table:table-cell office:value-type="float" office:value="0.564796">
                <text:p>0.564796</text:p>
              </table:table-cell>
              <table:table-cell office:value-type="float" office:value="0.84558">
                <text:p>0.84558</text:p>
              </table:table-cell>
              <table:table-cell office:value-type="float" office:value="1.20052">
                <text:p>1.20052</text:p>
              </table:table-cell>
              <table:table-cell office:value-type="float" office:value="1.5811">
                <text:p>1.5811</text:p>
              </table:table-cell>
              <table:table-cell office:value-type="float" office:value="1.88699">
                <text:p>1.88699</text:p>
              </table:table-cell>
              <table:table-cell office:value-type="float" office:value="2.00291">
                <text:p>2.00291</text:p>
              </table:table-cell>
              <table:table-cell office:value-type="float" office:value="1.87741">
                <text:p>1.87741</text:p>
              </table:table-cell>
              <table:table-cell office:value-type="float" office:value="1.56605">
                <text:p>1.56605</text:p>
              </table:table-cell>
              <table:table-cell office:value-type="float" office:value="1.18494">
                <text:p>1.18494</text:p>
              </table:table-cell>
              <table:table-cell office:value-type="float" office:value="0.832552">
                <text:p>0.832552</text:p>
              </table:table-cell>
              <table:table-cell office:value-type="float" office:value="0.55512">
                <text:p>0.55512</text:p>
              </table:table-cell>
              <table:table-cell office:value-type="float" office:value="0.35734">
                <text:p>0.35734</text:p>
              </table:table-cell>
              <table:table-cell office:value-type="float" office:value="0.224821">
                <text:p>0.224821</text:p>
              </table:table-cell>
              <table:table-cell office:value-type="float" office:value="0.139411">
                <text:p>0.139411</text:p>
              </table:table-cell>
              <table:table-cell office:value-type="float" office:value="0.0856908">
                <text:p>0.0856908</text:p>
              </table:table-cell>
              <table:table-cell office:value-type="float" office:value="0.0524088">
                <text:p>0.0524088</text:p>
              </table:table-cell>
              <table:table-cell office:value-type="float" office:value="0.0319661">
                <text:p>0.0319661</text:p>
              </table:table-cell>
              <table:table-cell office:value-type="float" office:value="0.0194646">
                <text:p>0.0194646</text:p>
              </table:table-cell>
              <table:table-cell office:value-type="float" office:value="0.0118353">
                <text:p>0.0118353</text:p>
              </table:table-cell>
              <table:table-cell office:value-type="float" office:value="0.00718831">
                <text:p>0.00718831</text:p>
              </table:table-cell>
              <table:table-cell office:value-type="float" office:value="0.00436389">
                <text:p>0.00436389</text:p>
              </table:table-cell>
              <table:table-cell office:value-type="float" office:value="0.00264938">
                <text:p>0.00264938</text:p>
              </table:table-cell>
              <table:table-cell office:value-type="float" office:value="0.00160864">
                <text:p>0.00160864</text:p>
              </table:table-cell>
              <table:table-cell office:value-type="float" office:value="0.000976327">
                <text:p>0.000976327</text:p>
              </table:table-cell>
              <table:table-cell office:value-type="float" office:value="0.000592516">
                <text:p>0.000592516</text:p>
              </table:table-cell>
              <table:table-cell office:value-type="float" office:value="0.000360024">
                <text:p>0.000360024</text:p>
              </table:table-cell>
              <table:table-cell office:value-type="float" office:value="0.000218943">
                <text:p>0.000218943</text:p>
              </table:table-cell>
              <table:table-cell office:value-type="float" office:value="0.000132821">
                <text:p>0.000132821</text:p>
              </table:table-cell>
              <table:table-cell office:value-type="float" office:value="0.0000799441">
                <text:p>0.0000799441</text:p>
              </table:table-cell>
              <table:table-cell office:value-type="float" office:value="0.0000476506">
                <text:p>0.0000476506</text:p>
              </table:table-cell>
              <table:table-cell office:value-type="float" office:value="0.0000283043">
                <text:p>0.0000283043</text:p>
              </table:table-cell>
              <table:table-cell office:value-type="float" office:value="0.0000169068">
                <text:p>0.0000169068</text:p>
              </table:table-cell>
              <table:table-cell office:value-type="float" office:value="0.0000101929">
                <text:p>0.0000101929</text:p>
              </table:table-cell>
              <table:table-cell office:value-type="float" office:value="0.00000616926">
                <text:p>0.00000616926</text:p>
              </table:table-cell>
              <table:table-cell office:value-type="float" office:value="0.00000374341">
                <text:p>0.00000374341</text:p>
              </table:table-cell>
              <table:table-cell office:value-type="float" office:value="0.00000230582">
                <text:p>0.00000230582</text:p>
              </table:table-cell>
              <table:table-cell office:value-type="float" office:value="0.00000144171">
                <text:p>0.00000144171</text:p>
              </table:table-cell>
              <table:table-cell office:value-type="float" office:value="0.000000877734">
                <text:p>0.000000877734</text:p>
              </table:table-cell>
              <table:table-cell office:value-type="float" office:value="0.000000487063">
                <text:p>0.000000487063</text:p>
              </table:table-cell>
              <table:table-cell office:value-type="float" office:value="0.000000252243">
                <text:p>0.000000252243</text:p>
              </table:table-cell>
              <table:table-cell office:value-type="float" office:value="0.000000150431">
                <text:p>0.000000150431</text:p>
              </table:table-cell>
              <table:table-cell office:value-type="float" office:value="0.000000117724">
                <text:p>0.000000117724</text:p>
              </table:table-cell>
              <table:table-cell office:value-type="float" office:value="0.00000010464">
                <text:p>0.00000010464</text:p>
              </table:table-cell>
              <table:table-cell office:value-type="float" office:value="0.0000000952431">
                <text:p>0.0000000952431</text:p>
              </table:table-cell>
              <table:table-cell office:value-type="float" office:value="0.0000000805363">
                <text:p>0.0000000805363</text:p>
              </table:table-cell>
              <table:table-cell office:value-type="float" office:value="0.0000000527209">
                <text:p>0.0000000527209</text:p>
              </table:table-cell>
              <table:table-cell office:value-type="float" office:value="0.0000000230283">
                <text:p>0.0000000230283</text:p>
              </table:table-cell>
              <table:table-cell office:value-type="float" office:value="0.00000000514745">
                <text:p>0.00000000514745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.0000000164892">
                <text:p>0.0000000164892</text:p>
                <draw:g>
                  <svg:desc>schodinger1.A32:schodinger1.GS32</svg:desc>
                </draw:g>
              </table:table-cell>
              <table:table-cell office:value-type="float" office:value="0.0000000107643">
                <text:p>0.0000000107643</text:p>
              </table:table-cell>
              <table:table-cell office:value-type="float" office:value="0.0000000285765">
                <text:p>0.0000000285765</text:p>
              </table:table-cell>
              <table:table-cell office:value-type="float" office:value="0.0000000535309">
                <text:p>0.0000000535309</text:p>
              </table:table-cell>
              <table:table-cell office:value-type="float" office:value="0.0000000555887">
                <text:p>0.0000000555887</text:p>
              </table:table-cell>
              <table:table-cell office:value-type="float" office:value="0.0000000198649">
                <text:p>0.0000000198649</text:p>
              </table:table-cell>
              <table:table-cell office:value-type="float" office:value="0.00000000209194">
                <text:p>0.00000000209194</text:p>
              </table:table-cell>
              <table:table-cell office:value-type="float" office:value="0.00000000252411">
                <text:p>0.00000000252411</text:p>
              </table:table-cell>
              <table:table-cell office:value-type="float" office:value="0.00000000610669">
                <text:p>0.00000000610669</text:p>
              </table:table-cell>
              <table:table-cell office:value-type="float" office:value="0.00000000163687">
                <text:p>0.00000000163687</text:p>
              </table:table-cell>
              <table:table-cell office:value-type="float" office:value="0.00000000333635">
                <text:p>0.00000000333635</text:p>
              </table:table-cell>
              <table:table-cell office:value-type="float" office:value="0.0000000154826">
                <text:p>0.0000000154826</text:p>
              </table:table-cell>
              <table:table-cell office:value-type="float" office:value="0.0000000242865">
                <text:p>0.0000000242865</text:p>
              </table:table-cell>
              <table:table-cell office:value-type="float" office:value="0.0000000386532">
                <text:p>0.0000000386532</text:p>
              </table:table-cell>
              <table:table-cell office:value-type="float" office:value="0.0000000502595">
                <text:p>0.0000000502595</text:p>
              </table:table-cell>
              <table:table-cell office:value-type="float" office:value="0.0000000291106">
                <text:p>0.0000000291106</text:p>
              </table:table-cell>
              <table:table-cell office:value-type="float" office:value="0.00000000245631">
                <text:p>0.00000000245631</text:p>
              </table:table-cell>
              <table:table-cell office:value-type="float" office:value="0.00000000689601">
                <text:p>0.00000000689601</text:p>
              </table:table-cell>
              <table:table-cell office:value-type="float" office:value="0.0000000297273">
                <text:p>0.0000000297273</text:p>
              </table:table-cell>
              <table:table-cell office:value-type="float" office:value="0.0000000439734">
                <text:p>0.0000000439734</text:p>
              </table:table-cell>
              <table:table-cell office:value-type="float" office:value="0.0000000313602">
                <text:p>0.0000000313602</text:p>
              </table:table-cell>
              <table:table-cell office:value-type="float" office:value="0.0000000147868">
                <text:p>0.0000000147868</text:p>
              </table:table-cell>
              <table:table-cell office:value-type="float" office:value="0.0000000147067">
                <text:p>0.0000000147067</text:p>
              </table:table-cell>
              <table:table-cell office:value-type="float" office:value="0.0000000213225">
                <text:p>0.0000000213225</text:p>
              </table:table-cell>
              <table:table-cell office:value-type="float" office:value="0.0000000175361">
                <text:p>0.0000000175361</text:p>
              </table:table-cell>
              <table:table-cell office:value-type="float" office:value="0.00000000868412">
                <text:p>0.00000000868412</text:p>
              </table:table-cell>
              <table:table-cell office:value-type="float" office:value="0.00000000821149">
                <text:p>0.00000000821149</text:p>
              </table:table-cell>
              <table:table-cell office:value-type="float" office:value="0.00000000847734">
                <text:p>0.00000000847734</text:p>
              </table:table-cell>
              <table:table-cell office:value-type="float" office:value="0.000000013173">
                <text:p>0.000000013173</text:p>
              </table:table-cell>
              <table:table-cell office:value-type="float" office:value="0.0000000458687">
                <text:p>0.0000000458687</text:p>
              </table:table-cell>
              <table:table-cell office:value-type="float" office:value="0.0000000631706">
                <text:p>0.0000000631706</text:p>
              </table:table-cell>
              <table:table-cell office:value-type="float" office:value="0.0000000324222">
                <text:p>0.0000000324222</text:p>
              </table:table-cell>
              <table:table-cell office:value-type="float" office:value="0.00000000486437">
                <text:p>0.00000000486437</text:p>
              </table:table-cell>
              <table:table-cell office:value-type="float" office:value="0.00000000256768">
                <text:p>0.00000000256768</text:p>
              </table:table-cell>
              <table:table-cell office:value-type="float" office:value="0.0000000108019">
                <text:p>0.0000000108019</text:p>
              </table:table-cell>
              <table:table-cell office:value-type="float" office:value="0.0000000186966">
                <text:p>0.0000000186966</text:p>
              </table:table-cell>
              <table:table-cell office:value-type="float" office:value="0.000000015177">
                <text:p>0.000000015177</text:p>
              </table:table-cell>
              <table:table-cell office:value-type="float" office:value="0.0000000114097">
                <text:p>0.0000000114097</text:p>
              </table:table-cell>
              <table:table-cell office:value-type="float" office:value="0.0000000188318">
                <text:p>0.0000000188318</text:p>
              </table:table-cell>
              <table:table-cell office:value-type="float" office:value="0.0000000301113">
                <text:p>0.0000000301113</text:p>
              </table:table-cell>
              <table:table-cell office:value-type="float" office:value="0.0000000334254">
                <text:p>0.0000000334254</text:p>
              </table:table-cell>
              <table:table-cell office:value-type="float" office:value="0.0000000322613">
                <text:p>0.0000000322613</text:p>
              </table:table-cell>
              <table:table-cell office:value-type="float" office:value="0.0000000266347">
                <text:p>0.0000000266347</text:p>
              </table:table-cell>
              <table:table-cell office:value-type="float" office:value="0.0000000148461">
                <text:p>0.0000000148461</text:p>
              </table:table-cell>
              <table:table-cell office:value-type="float" office:value="0.0000000135448">
                <text:p>0.0000000135448</text:p>
              </table:table-cell>
              <table:table-cell office:value-type="float" office:value="0.000000036248">
                <text:p>0.000000036248</text:p>
              </table:table-cell>
              <table:table-cell office:value-type="float" office:value="0.0000000488888">
                <text:p>0.0000000488888</text:p>
              </table:table-cell>
              <table:table-cell office:value-type="float" office:value="0.0000000324351">
                <text:p>0.0000000324351</text:p>
              </table:table-cell>
              <table:table-cell office:value-type="float" office:value="0.0000000132196">
                <text:p>0.0000000132196</text:p>
              </table:table-cell>
              <table:table-cell office:value-type="float" office:value="0.00000000563112">
                <text:p>0.00000000563112</text:p>
              </table:table-cell>
              <table:table-cell office:value-type="float" office:value="0.00000000397725">
                <text:p>0.00000000397725</text:p>
              </table:table-cell>
              <table:table-cell office:value-type="float" office:value="0.00000000403346">
                <text:p>0.00000000403346</text:p>
              </table:table-cell>
              <table:table-cell office:value-type="float" office:value="0.00000000604153">
                <text:p>0.00000000604153</text:p>
              </table:table-cell>
              <table:table-cell office:value-type="float" office:value="0.0000000105405">
                <text:p>0.0000000105405</text:p>
              </table:table-cell>
              <table:table-cell office:value-type="float" office:value="0.0000000151967">
                <text:p>0.0000000151967</text:p>
              </table:table-cell>
              <table:table-cell office:value-type="float" office:value="0.0000000212177">
                <text:p>0.0000000212177</text:p>
              </table:table-cell>
              <table:table-cell office:value-type="float" office:value="0.0000000375899">
                <text:p>0.0000000375899</text:p>
              </table:table-cell>
              <table:table-cell office:value-type="float" office:value="0.0000000543231">
                <text:p>0.0000000543231</text:p>
              </table:table-cell>
              <table:table-cell office:value-type="float" office:value="0.0000000409307">
                <text:p>0.0000000409307</text:p>
              </table:table-cell>
              <table:table-cell office:value-type="float" office:value="0.0000000167466">
                <text:p>0.0000000167466</text:p>
              </table:table-cell>
              <table:table-cell office:value-type="float" office:value="0.0000000147698">
                <text:p>0.0000000147698</text:p>
              </table:table-cell>
              <table:table-cell office:value-type="float" office:value="0.0000000223083">
                <text:p>0.0000000223083</text:p>
              </table:table-cell>
              <table:table-cell office:value-type="float" office:value="0.0000000279608">
                <text:p>0.0000000279608</text:p>
              </table:table-cell>
              <table:table-cell office:value-type="float" office:value="0.0000000322304">
                <text:p>0.0000000322304</text:p>
              </table:table-cell>
              <table:table-cell office:value-type="float" office:value="0.0000000286497">
                <text:p>0.0000000286497</text:p>
              </table:table-cell>
              <table:table-cell office:value-type="float" office:value="0.0000000155341">
                <text:p>0.0000000155341</text:p>
              </table:table-cell>
              <table:table-cell office:value-type="float" office:value="0.00000000762985">
                <text:p>0.00000000762985</text:p>
              </table:table-cell>
              <table:table-cell office:value-type="float" office:value="0.00000000835157">
                <text:p>0.00000000835157</text:p>
              </table:table-cell>
              <table:table-cell office:value-type="float" office:value="0.0000000149887">
                <text:p>0.0000000149887</text:p>
              </table:table-cell>
              <table:table-cell office:value-type="float" office:value="0.0000000181332">
                <text:p>0.0000000181332</text:p>
              </table:table-cell>
              <table:table-cell office:value-type="float" office:value="0.0000000074947">
                <text:p>0.0000000074947</text:p>
              </table:table-cell>
              <table:table-cell office:value-type="float" office:value="0.00000000504414">
                <text:p>0.00000000504414</text:p>
              </table:table-cell>
              <table:table-cell office:value-type="float" office:value="0.0000000220299">
                <text:p>0.0000000220299</text:p>
              </table:table-cell>
              <table:table-cell office:value-type="float" office:value="0.0000000449659">
                <text:p>0.0000000449659</text:p>
              </table:table-cell>
              <table:table-cell office:value-type="float" office:value="0.000000045357">
                <text:p>0.000000045357</text:p>
              </table:table-cell>
              <table:table-cell office:value-type="float" office:value="0.0000000229674">
                <text:p>0.0000000229674</text:p>
              </table:table-cell>
              <table:table-cell office:value-type="float" office:value="0.00000000752252">
                <text:p>0.00000000752252</text:p>
              </table:table-cell>
              <table:table-cell office:value-type="float" office:value="0.0000000117675">
                <text:p>0.0000000117675</text:p>
              </table:table-cell>
              <table:table-cell office:value-type="float" office:value="0.0000000219985">
                <text:p>0.0000000219985</text:p>
              </table:table-cell>
              <table:table-cell office:value-type="float" office:value="0.0000000259175">
                <text:p>0.0000000259175</text:p>
              </table:table-cell>
              <table:table-cell office:value-type="float" office:value="0.0000000257985">
                <text:p>0.0000000257985</text:p>
              </table:table-cell>
              <table:table-cell office:value-type="float" office:value="0.000000022137">
                <text:p>0.000000022137</text:p>
              </table:table-cell>
              <table:table-cell office:value-type="float" office:value="0.0000000158708">
                <text:p>0.0000000158708</text:p>
              </table:table-cell>
              <table:table-cell office:value-type="float" office:value="0.0000000182351">
                <text:p>0.0000000182351</text:p>
              </table:table-cell>
              <table:table-cell office:value-type="float" office:value="0.0000000277009">
                <text:p>0.0000000277009</text:p>
              </table:table-cell>
              <table:table-cell office:value-type="float" office:value="0.0000000266431">
                <text:p>0.0000000266431</text:p>
              </table:table-cell>
              <table:table-cell office:value-type="float" office:value="0.000000011778">
                <text:p>0.000000011778</text:p>
              </table:table-cell>
              <table:table-cell office:value-type="float" office:value="0.000000000620255">
                <text:p>0.000000000620255</text:p>
              </table:table-cell>
              <table:table-cell office:value-type="float" office:value="0.0000000149055">
                <text:p>0.0000000149055</text:p>
              </table:table-cell>
              <table:table-cell office:value-type="float" office:value="0.0000000333682">
                <text:p>0.0000000333682</text:p>
              </table:table-cell>
              <table:table-cell office:value-type="float" office:value="0.0000000291326">
                <text:p>0.0000000291326</text:p>
              </table:table-cell>
              <table:table-cell office:value-type="float" office:value="0.0000000177432">
                <text:p>0.0000000177432</text:p>
              </table:table-cell>
              <table:table-cell office:value-type="float" office:value="0.00000000984715">
                <text:p>0.00000000984715</text:p>
              </table:table-cell>
              <table:table-cell office:value-type="float" office:value="0.00000000426062">
                <text:p>0.00000000426062</text:p>
              </table:table-cell>
              <table:table-cell office:value-type="float" office:value="0.0000000105951">
                <text:p>0.0000000105951</text:p>
              </table:table-cell>
              <table:table-cell office:value-type="float" office:value="0.0000000180906">
                <text:p>0.0000000180906</text:p>
              </table:table-cell>
              <table:table-cell office:value-type="float" office:value="0.0000000140951">
                <text:p>0.0000000140951</text:p>
              </table:table-cell>
              <table:table-cell office:value-type="float" office:value="0.00000000901829">
                <text:p>0.00000000901829</text:p>
              </table:table-cell>
              <table:table-cell office:value-type="float" office:value="0.0000000109258">
                <text:p>0.0000000109258</text:p>
              </table:table-cell>
              <table:table-cell office:value-type="float" office:value="0.0000000304189">
                <text:p>0.0000000304189</text:p>
              </table:table-cell>
              <table:table-cell office:value-type="float" office:value="0.0000000499062">
                <text:p>0.0000000499062</text:p>
              </table:table-cell>
              <table:table-cell office:value-type="float" office:value="0.0000000441792">
                <text:p>0.0000000441792</text:p>
              </table:table-cell>
              <table:table-cell office:value-type="float" office:value="0.0000000249161">
                <text:p>0.0000000249161</text:p>
              </table:table-cell>
              <table:table-cell office:value-type="float" office:value="0.00000000860555">
                <text:p>0.00000000860555</text:p>
              </table:table-cell>
              <table:table-cell office:value-type="float" office:value="0.00000000762101">
                <text:p>0.00000000762101</text:p>
              </table:table-cell>
              <table:table-cell office:value-type="float" office:value="0.0000000220685">
                <text:p>0.0000000220685</text:p>
              </table:table-cell>
              <table:table-cell office:value-type="float" office:value="0.0000000293265">
                <text:p>0.0000000293265</text:p>
              </table:table-cell>
              <table:table-cell office:value-type="float" office:value="0.0000000200144">
                <text:p>0.0000000200144</text:p>
              </table:table-cell>
              <table:table-cell office:value-type="float" office:value="0.00000000605731">
                <text:p>0.00000000605731</text:p>
              </table:table-cell>
              <table:table-cell office:value-type="float" office:value="0.0000000000265897">
                <text:p>0.0000000000265897</text:p>
              </table:table-cell>
              <table:table-cell office:value-type="float" office:value="0.00000000372848">
                <text:p>0.00000000372848</text:p>
              </table:table-cell>
              <table:table-cell office:value-type="float" office:value="0.00000000881724">
                <text:p>0.00000000881724</text:p>
              </table:table-cell>
              <table:table-cell office:value-type="float" office:value="0.000000015168">
                <text:p>0.000000015168</text:p>
              </table:table-cell>
              <table:table-cell office:value-type="float" office:value="0.0000000118529">
                <text:p>0.0000000118529</text:p>
              </table:table-cell>
              <table:table-cell office:value-type="float" office:value="0.0000000113081">
                <text:p>0.0000000113081</text:p>
              </table:table-cell>
              <table:table-cell office:value-type="float" office:value="0.0000000232018">
                <text:p>0.0000000232018</text:p>
              </table:table-cell>
              <table:table-cell office:value-type="float" office:value="0.000000039288">
                <text:p>0.000000039288</text:p>
              </table:table-cell>
              <table:table-cell office:value-type="float" office:value="0.0000000473811">
                <text:p>0.0000000473811</text:p>
              </table:table-cell>
              <table:table-cell office:value-type="float" office:value="0.0000000387991">
                <text:p>0.0000000387991</text:p>
              </table:table-cell>
              <table:table-cell office:value-type="float" office:value="0.0000000355381">
                <text:p>0.0000000355381</text:p>
              </table:table-cell>
              <table:table-cell office:value-type="float" office:value="0.0000000647766">
                <text:p>0.0000000647766</text:p>
              </table:table-cell>
              <table:table-cell office:value-type="float" office:value="0.00000010155">
                <text:p>0.00000010155</text:p>
              </table:table-cell>
              <table:table-cell office:value-type="float" office:value="0.000000124707">
                <text:p>0.000000124707</text:p>
              </table:table-cell>
              <table:table-cell office:value-type="float" office:value="0.000000143781">
                <text:p>0.000000143781</text:p>
              </table:table-cell>
              <table:table-cell office:value-type="float" office:value="0.000000179038">
                <text:p>0.000000179038</text:p>
              </table:table-cell>
              <table:table-cell office:value-type="float" office:value="0.0000002735">
                <text:p>0.0000002735</text:p>
              </table:table-cell>
              <table:table-cell office:value-type="float" office:value="0.000000477457">
                <text:p>0.000000477457</text:p>
              </table:table-cell>
              <table:table-cell office:value-type="float" office:value="0.000000818837">
                <text:p>0.000000818837</text:p>
              </table:table-cell>
              <table:table-cell office:value-type="float" office:value="0.0000012619">
                <text:p>0.0000012619</text:p>
              </table:table-cell>
              <table:table-cell office:value-type="float" office:value="0.00000183563">
                <text:p>0.00000183563</text:p>
              </table:table-cell>
              <table:table-cell office:value-type="float" office:value="0.00000271284">
                <text:p>0.00000271284</text:p>
              </table:table-cell>
              <table:table-cell office:value-type="float" office:value="0.000004115">
                <text:p>0.000004115</text:p>
              </table:table-cell>
              <table:table-cell office:value-type="float" office:value="0.00000639512">
                <text:p>0.00000639512</text:p>
              </table:table-cell>
              <table:table-cell office:value-type="float" office:value="0.0000103239">
                <text:p>0.0000103239</text:p>
              </table:table-cell>
              <table:table-cell office:value-type="float" office:value="0.0000173432">
                <text:p>0.0000173432</text:p>
              </table:table-cell>
              <table:table-cell office:value-type="float" office:value="0.0000296193">
                <text:p>0.0000296193</text:p>
              </table:table-cell>
              <table:table-cell office:value-type="float" office:value="0.0000501497">
                <text:p>0.0000501497</text:p>
              </table:table-cell>
              <table:table-cell office:value-type="float" office:value="0.0000834655">
                <text:p>0.0000834655</text:p>
              </table:table-cell>
              <table:table-cell office:value-type="float" office:value="0.000137183">
                <text:p>0.000137183</text:p>
              </table:table-cell>
              <table:table-cell office:value-type="float" office:value="0.000224708">
                <text:p>0.000224708</text:p>
              </table:table-cell>
              <table:table-cell office:value-type="float" office:value="0.000369416">
                <text:p>0.000369416</text:p>
              </table:table-cell>
              <table:table-cell office:value-type="float" office:value="0.00060943">
                <text:p>0.00060943</text:p>
              </table:table-cell>
              <table:table-cell office:value-type="float" office:value="0.00100595">
                <text:p>0.00100595</text:p>
              </table:table-cell>
              <table:table-cell office:value-type="float" office:value="0.00165772">
                <text:p>0.00165772</text:p>
              </table:table-cell>
              <table:table-cell office:value-type="float" office:value="0.00272703">
                <text:p>0.00272703</text:p>
              </table:table-cell>
              <table:table-cell office:value-type="float" office:value="0.00448216">
                <text:p>0.00448216</text:p>
              </table:table-cell>
              <table:table-cell office:value-type="float" office:value="0.00736524">
                <text:p>0.00736524</text:p>
              </table:table-cell>
              <table:table-cell office:value-type="float" office:value="0.0121011">
                <text:p>0.0121011</text:p>
              </table:table-cell>
              <table:table-cell office:value-type="float" office:value="0.0198789">
                <text:p>0.0198789</text:p>
              </table:table-cell>
              <table:table-cell office:value-type="float" office:value="0.0326477">
                <text:p>0.0326477</text:p>
              </table:table-cell>
              <table:table-cell office:value-type="float" office:value="0.0535632">
                <text:p>0.0535632</text:p>
              </table:table-cell>
              <table:table-cell office:value-type="float" office:value="0.0876207">
                <text:p>0.0876207</text:p>
              </table:table-cell>
              <table:table-cell office:value-type="float" office:value="0.142517">
                <text:p>0.142517</text:p>
              </table:table-cell>
              <table:table-cell office:value-type="float" office:value="0.229638">
                <text:p>0.229638</text:p>
              </table:table-cell>
              <table:table-cell office:value-type="float" office:value="0.364573">
                <text:p>0.364573</text:p>
              </table:table-cell>
              <table:table-cell office:value-type="float" office:value="0.56554">
                <text:p>0.56554</text:p>
              </table:table-cell>
              <table:table-cell office:value-type="float" office:value="0.84654">
                <text:p>0.84654</text:p>
              </table:table-cell>
              <table:table-cell office:value-type="float" office:value="1.20157">
                <text:p>1.20157</text:p>
              </table:table-cell>
              <table:table-cell office:value-type="float" office:value="1.58206">
                <text:p>1.58206</text:p>
              </table:table-cell>
              <table:table-cell office:value-type="float" office:value="1.88752">
                <text:p>1.88752</text:p>
              </table:table-cell>
              <table:table-cell office:value-type="float" office:value="2.00273">
                <text:p>2.00273</text:p>
              </table:table-cell>
              <table:table-cell office:value-type="float" office:value="1.87653">
                <text:p>1.87653</text:p>
              </table:table-cell>
              <table:table-cell office:value-type="float" office:value="1.56477">
                <text:p>1.56477</text:p>
              </table:table-cell>
              <table:table-cell office:value-type="float" office:value="1.18365">
                <text:p>1.18365</text:p>
              </table:table-cell>
              <table:table-cell office:value-type="float" office:value="0.831531">
                <text:p>0.831531</text:p>
              </table:table-cell>
              <table:table-cell office:value-type="float" office:value="0.554519">
                <text:p>0.554519</text:p>
              </table:table-cell>
              <table:table-cell office:value-type="float" office:value="0.357143">
                <text:p>0.357143</text:p>
              </table:table-cell>
              <table:table-cell office:value-type="float" office:value="0.224908">
                <text:p>0.224908</text:p>
              </table:table-cell>
              <table:table-cell office:value-type="float" office:value="0.139625">
                <text:p>0.139625</text:p>
              </table:table-cell>
              <table:table-cell office:value-type="float" office:value="0.0859004">
                <text:p>0.0859004</text:p>
              </table:table-cell>
              <table:table-cell office:value-type="float" office:value="0.0525508">
                <text:p>0.0525508</text:p>
              </table:table-cell>
              <table:table-cell office:value-type="float" office:value="0.0320395">
                <text:p>0.0320395</text:p>
              </table:table-cell>
              <table:table-cell office:value-type="float" office:value="0.0194939">
                <text:p>0.0194939</text:p>
              </table:table-cell>
              <table:table-cell office:value-type="float" office:value="0.0118421">
                <text:p>0.0118421</text:p>
              </table:table-cell>
              <table:table-cell office:value-type="float" office:value="0.00718364">
                <text:p>0.00718364</text:p>
              </table:table-cell>
              <table:table-cell office:value-type="float" office:value="0.00435405">
                <text:p>0.00435405</text:p>
              </table:table-cell>
              <table:table-cell office:value-type="float" office:value="0.00263934">
                <text:p>0.00263934</text:p>
              </table:table-cell>
              <table:table-cell office:value-type="float" office:value="0.0016012">
                <text:p>0.0016012</text:p>
              </table:table-cell>
              <table:table-cell office:value-type="float" office:value="0.00097153">
                <text:p>0.00097153</text:p>
              </table:table-cell>
              <table:table-cell office:value-type="float" office:value="0.000588538">
                <text:p>0.000588538</text:p>
              </table:table-cell>
              <table:table-cell office:value-type="float" office:value="0.000355534">
                <text:p>0.000355534</text:p>
              </table:table-cell>
              <table:table-cell office:value-type="float" office:value="0.000214549">
                <text:p>0.000214549</text:p>
              </table:table-cell>
              <table:table-cell office:value-type="float" office:value="0.000130013">
                <text:p>0.000130013</text:p>
              </table:table-cell>
              <table:table-cell office:value-type="float" office:value="0.000079524">
                <text:p>0.000079524</text:p>
              </table:table-cell>
              <table:table-cell office:value-type="float" office:value="0.0000491383">
                <text:p>0.0000491383</text:p>
              </table:table-cell>
              <table:table-cell office:value-type="float" office:value="0.0000305404">
                <text:p>0.0000305404</text:p>
              </table:table-cell>
              <table:table-cell office:value-type="float" office:value="0.0000190018">
                <text:p>0.0000190018</text:p>
              </table:table-cell>
              <table:table-cell office:value-type="float" office:value="0.0000117763">
                <text:p>0.0000117763</text:p>
              </table:table-cell>
              <table:table-cell office:value-type="float" office:value="0.00000720404">
                <text:p>0.00000720404</text:p>
              </table:table-cell>
              <table:table-cell office:value-type="float" office:value="0.00000430547">
                <text:p>0.00000430547</text:p>
              </table:table-cell>
              <table:table-cell office:value-type="float" office:value="0.00000251486">
                <text:p>0.00000251486</text:p>
              </table:table-cell>
              <table:table-cell office:value-type="float" office:value="0.00000149515">
                <text:p>0.00000149515</text:p>
              </table:table-cell>
              <table:table-cell office:value-type="float" office:value="0.000000972476">
                <text:p>0.000000972476</text:p>
              </table:table-cell>
              <table:table-cell office:value-type="float" office:value="0.00000070921">
                <text:p>0.00000070921</text:p>
              </table:table-cell>
              <table:table-cell office:value-type="float" office:value="0.000000534543">
                <text:p>0.000000534543</text:p>
              </table:table-cell>
              <table:table-cell office:value-type="float" office:value="0.000000356788">
                <text:p>0.000000356788</text:p>
              </table:table-cell>
              <table:table-cell office:value-type="float" office:value="0.000000185591">
                <text:p>0.000000185591</text:p>
              </table:table-cell>
              <table:table-cell office:value-type="float" office:value="0.0000000684353">
                <text:p>0.0000000684353</text:p>
              </table:table-cell>
              <table:table-cell office:value-type="float" office:value="0.0000000133472">
                <text:p>0.0000000133472</text:p>
              </table:table-cell>
              <table:table-cell office:value-type="float" office:value="2.38056E-034">
                <text:p>2.38056E-034</text:p>
              </table:table-cell>
              <table:table-cell office:value-type="float" office:value="2.40451E-035">
                <text:p>2.40451E-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